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98cm"/>
    </style:style>
    <style:style style:name="co2" style:family="table-column">
      <style:table-column-properties fo:break-before="auto" style:column-width="1.39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1.18cm"/>
    </style:style>
    <style:style style:name="co5" style:family="table-column">
      <style:table-column-properties fo:break-before="auto" style:column-width="4.5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n°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mps depuis début exp (s)</text:p>
          </table:table-cell>
          <table:table-cell office:value-type="string" calcext:value-type="string">
            <text:p>X (cm)</text:p>
          </table:table-cell>
          <table:table-cell office:value-type="string" calcext:value-type="string">
            <text:p>Y (cm)</text:p>
          </table:table-cell>
          <table:table-cell/>
        </table:table-row>
        <table:table-row table:style-name="ro1">
          <table:table-cell office:value-type="string" calcext:value-type="string">
            <text:p>Experience 05/06</text:p>
          </table:table-cell>
          <table:table-cell office:value-type="float" office:value="1" calcext:value-type="float">
            <text:p>1</text:p>
          </table:table-cell>
          <table:table-cell office:value-type="float" office:value="1199" calcext:value-type="float">
            <text:p>1 199,00</text:p>
          </table:table-cell>
          <table:table-cell office:value-type="float" office:value="3280" calcext:value-type="float">
            <text:p>3 280,00</text:p>
          </table:table-cell>
          <table:table-cell office:value-type="float" office:value="1" calcext:value-type="float">
            <text:p>1</text:p>
          </table:table-cell>
          <table:table-cell table:formula="of:=90*[.E2]" office:value-type="float" office:value="90" calcext:value-type="float">
            <text:p>90</text:p>
          </table:table-cell>
          <table:table-cell table:formula="of:=[.C2]/294" office:value-type="float" office:value="4.07823129251701" calcext:value-type="float">
            <text:p>4,07823129251701</text:p>
          </table:table-cell>
          <table:table-cell table:formula="of:=[.D2]/294" office:value-type="float" office:value="11.156462585034" calcext:value-type="float">
            <text:p>11,156462585034</text:p>
          </table:table-cell>
          <table:table-cell/>
        </table:table-row>
        <table:table-row table:style-name="ro1">
          <table:table-cell office:value-type="string" calcext:value-type="string">
            <text:p>tige en aluminium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39.5" calcext:value-type="float">
            <text:p>1239,5</text:p>
          </table:table-cell>
          <table:table-cell office:value-type="float" office:value="3298.5" calcext:value-type="float">
            <text:p>3 298,50</text:p>
          </table:table-cell>
          <table:table-cell office:value-type="float" office:value="1" calcext:value-type="float">
            <text:p>1</text:p>
          </table:table-cell>
          <table:table-cell table:formula="of:=90*[.E3]" office:value-type="float" office:value="90" calcext:value-type="float">
            <text:p>90</text:p>
          </table:table-cell>
          <table:table-cell table:formula="of:=[.C3]/294" office:value-type="float" office:value="4.21598639455782" calcext:value-type="float">
            <text:p>4,21598639455782</text:p>
          </table:table-cell>
          <table:table-cell table:formula="of:=[.D3]/294" office:value-type="float" office:value="11.219387755102" calcext:value-type="float">
            <text:p>11,219387755102</text:p>
          </table:table-cell>
          <table:table-cell/>
        </table:table-row>
        <table:table-row table:style-name="ro1">
          <table:table-cell office:value-type="string" calcext:value-type="string">
            <text:p>sel pur à 99,5 %</text:p>
          </table:table-cell>
          <table:table-cell office:value-type="float" office:value="3" calcext:value-type="float">
            <text:p>3</text:p>
          </table:table-cell>
          <table:table-cell office:value-type="float" office:value="1314.5" calcext:value-type="float">
            <text:p>1 314,50</text:p>
          </table:table-cell>
          <table:table-cell office:value-type="float" office:value="3313.5" calcext:value-type="float">
            <text:p>3 313,50</text:p>
          </table:table-cell>
          <table:table-cell office:value-type="float" office:value="1" calcext:value-type="float">
            <text:p>1</text:p>
          </table:table-cell>
          <table:table-cell table:formula="of:=90*[.E4]" office:value-type="float" office:value="90" calcext:value-type="float">
            <text:p>90</text:p>
          </table:table-cell>
          <table:table-cell table:formula="of:=[.C4]/294" office:value-type="float" office:value="4.47108843537415" calcext:value-type="float">
            <text:p>4,47108843537415</text:p>
          </table:table-cell>
          <table:table-cell table:formula="of:=[.D4]/294" office:value-type="float" office:value="11.2704081632653" calcext:value-type="float">
            <text:p>11,2704081632653</text:p>
          </table:table-cell>
          <table:table-cell/>
        </table:table-row>
        <table:table-row table:style-name="ro1">
          <table:table-cell office:value-type="string" calcext:value-type="string">
            <text:p>coupure d’air le 6 au matin</text:p>
          </table:table-cell>
          <table:table-cell office:value-type="float" office:value="4" calcext:value-type="float">
            <text:p>4</text:p>
          </table:table-cell>
          <table:table-cell office:value-type="float" office:value="1379.5" calcext:value-type="float">
            <text:p>1 379,50</text:p>
          </table:table-cell>
          <table:table-cell office:value-type="float" office:value="3319.5" calcext:value-type="float">
            <text:p>3 319,50</text:p>
          </table:table-cell>
          <table:table-cell office:value-type="float" office:value="1" calcext:value-type="float">
            <text:p>1</text:p>
          </table:table-cell>
          <table:table-cell table:formula="of:=90*[.E5]" office:value-type="float" office:value="90" calcext:value-type="float">
            <text:p>90</text:p>
          </table:table-cell>
          <table:table-cell table:formula="of:=[.C5]/294" office:value-type="float" office:value="4.6921768707483" calcext:value-type="float">
            <text:p>4,6921768707483</text:p>
          </table:table-cell>
          <table:table-cell table:formula="of:=[.D5]/294" office:value-type="float" office:value="11.2908163265306" calcext:value-type="float">
            <text:p>11,2908163265306</text:p>
          </table:table-cell>
          <table:table-cell/>
        </table:table-row>
        <table:table-row table:style-name="ro1">
          <table:table-cell office:value-type="string" calcext:value-type="string">
            <text:p>pas de données avec la balance</text:p>
          </table:table-cell>
          <table:table-cell office:value-type="float" office:value="5" calcext:value-type="float">
            <text:p>5</text:p>
          </table:table-cell>
          <table:table-cell office:value-type="float" office:value="1453.5" calcext:value-type="float">
            <text:p>1 453,50</text:p>
          </table:table-cell>
          <table:table-cell office:value-type="float" office:value="3311.5" calcext:value-type="float">
            <text:p>3 311,50</text:p>
          </table:table-cell>
          <table:table-cell office:value-type="float" office:value="1" calcext:value-type="float">
            <text:p>1</text:p>
          </table:table-cell>
          <table:table-cell table:formula="of:=90*[.E6]" office:value-type="float" office:value="90" calcext:value-type="float">
            <text:p>90</text:p>
          </table:table-cell>
          <table:table-cell table:formula="of:=[.C6]/294" office:value-type="float" office:value="4.94387755102041" calcext:value-type="float">
            <text:p>4,94387755102041</text:p>
          </table:table-cell>
          <table:table-cell table:formula="of:=[.D6]/294" office:value-type="float" office:value="11.2636054421769" calcext:value-type="float">
            <text:p>11,2636054421769</text:p>
          </table:table-cell>
          <table:table-cell/>
        </table:table-row>
        <table:table-row table:style-name="ro2">
          <table:table-cell office:value-type="string" calcext:value-type="string">
            <text:p>cristallisation en 3D (pas trop en hauteur)</text:p>
            <text:p>→ dû à quoi ?</text:p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1522.5" calcext:value-type="float">
            <text:p>1 522,50</text:p>
          </table:table-cell>
          <table:table-cell office:value-type="float" office:value="3297.5" calcext:value-type="float">
            <text:p>3 297,50</text:p>
          </table:table-cell>
          <table:table-cell office:value-type="float" office:value="1" calcext:value-type="float">
            <text:p>1</text:p>
          </table:table-cell>
          <table:table-cell table:formula="of:=90*[.E7]" office:value-type="float" office:value="90" calcext:value-type="float">
            <text:p>90</text:p>
          </table:table-cell>
          <table:table-cell table:formula="of:=[.C7]/294" office:value-type="float" office:value="5.17857142857143" calcext:value-type="float">
            <text:p>5,17857142857143</text:p>
          </table:table-cell>
          <table:table-cell table:formula="of:=[.D7]/294" office:value-type="float" office:value="11.2159863945578" calcext:value-type="float">
            <text:p>11,2159863945578</text:p>
          </table:table-cell>
          <table:table-cell/>
        </table:table-row>
        <table:table-row table:style-name="ro1">
          <table:table-cell office:value-type="string" calcext:value-type="string">
            <text:p>départ ~19h</text:p>
          </table:table-cell>
          <table:table-cell office:value-type="float" office:value="7" calcext:value-type="float">
            <text:p>7</text:p>
          </table:table-cell>
          <table:table-cell office:value-type="float" office:value="1546.5" calcext:value-type="float">
            <text:p>1 546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1" calcext:value-type="float">
            <text:p>1</text:p>
          </table:table-cell>
          <table:table-cell table:formula="of:=90*[.E8]" office:value-type="float" office:value="90" calcext:value-type="float">
            <text:p>90</text:p>
          </table:table-cell>
          <table:table-cell table:formula="of:=[.C8]/294" office:value-type="float" office:value="5.26020408163265" calcext:value-type="float">
            <text:p>5,26020408163265</text:p>
          </table:table-cell>
          <table:table-cell table:formula="of:=[.D8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 office:value-type="string" calcext:value-type="string">
            <text:p>134px/cm</text:p>
          </table:table-cell>
          <table:table-cell office:value-type="float" office:value="8" calcext:value-type="float">
            <text:p>8</text:p>
          </table:table-cell>
          <table:table-cell office:value-type="float" office:value="1201.5" calcext:value-type="float">
            <text:p>1 201,50</text:p>
          </table:table-cell>
          <table:table-cell office:value-type="float" office:value="3272.5" calcext:value-type="float">
            <text:p>3 272,50</text:p>
          </table:table-cell>
          <table:table-cell office:value-type="float" office:value="2" calcext:value-type="float">
            <text:p>2</text:p>
          </table:table-cell>
          <table:table-cell table:formula="of:=90*[.E9]" office:value-type="float" office:value="180" calcext:value-type="float">
            <text:p>180</text:p>
          </table:table-cell>
          <table:table-cell table:formula="of:=[.C9]/294" office:value-type="float" office:value="4.08673469387755" calcext:value-type="float">
            <text:p>4,08673469387755</text:p>
          </table:table-cell>
          <table:table-cell table:formula="of:=[.D9]/294" office:value-type="float" office:value="11.1309523809524" calcext:value-type="float">
            <text:p>11,1309523809524</text:p>
          </table:table-cell>
          <table:table-cell/>
        </table:table-row>
        <table:table-row table:style-name="ro1">
          <table:table-cell office:value-type="string" calcext:value-type="string">
            <text:p>diam barreau = 329px = ? </text:p>
          </table:table-cell>
          <table:table-cell office:value-type="float" office:value="9" calcext:value-type="float">
            <text:p>9</text:p>
          </table:table-cell>
          <table:table-cell office:value-type="float" office:value="1238.5" calcext:value-type="float">
            <text:p>1 238,50</text:p>
          </table:table-cell>
          <table:table-cell office:value-type="float" office:value="3300.5" calcext:value-type="float">
            <text:p>3 300,50</text:p>
          </table:table-cell>
          <table:table-cell office:value-type="float" office:value="2" calcext:value-type="float">
            <text:p>2</text:p>
          </table:table-cell>
          <table:table-cell table:formula="of:=90*[.E10]" office:value-type="float" office:value="180" calcext:value-type="float">
            <text:p>180</text:p>
          </table:table-cell>
          <table:table-cell table:formula="of:=[.C10]/294" office:value-type="float" office:value="4.21258503401361" calcext:value-type="float">
            <text:p>4,21258503401361</text:p>
          </table:table-cell>
          <table:table-cell table:formula="of:=[.D10]/294" office:value-type="float" office:value="11.2261904761905" calcext:value-type="float">
            <text:p>11,2261904761905</text:p>
          </table:table-cell>
          <table:table-cell/>
        </table:table-row>
        <table:table-row table:style-name="ro1">
          <table:table-cell table:formula="of:=329/134" office:value-type="float" office:value="2.45522388059702" calcext:value-type="float">
            <text:p>2,45522388059702</text:p>
          </table:table-cell>
          <table:table-cell office:value-type="float" office:value="10" calcext:value-type="float">
            <text:p>10</text:p>
          </table:table-cell>
          <table:table-cell office:value-type="float" office:value="1314.5" calcext:value-type="float">
            <text:p>1 314,50</text:p>
          </table:table-cell>
          <table:table-cell office:value-type="float" office:value="3315.5" calcext:value-type="float">
            <text:p>3 315,50</text:p>
          </table:table-cell>
          <table:table-cell office:value-type="float" office:value="2" calcext:value-type="float">
            <text:p>2</text:p>
          </table:table-cell>
          <table:table-cell table:formula="of:=90*[.E11]" office:value-type="float" office:value="180" calcext:value-type="float">
            <text:p>180</text:p>
          </table:table-cell>
          <table:table-cell table:formula="of:=[.C11]/294" office:value-type="float" office:value="4.47108843537415" calcext:value-type="float">
            <text:p>4,47108843537415</text:p>
          </table:table-cell>
          <table:table-cell table:formula="of:=[.D11]/294" office:value-type="float" office:value="11.2772108843537" calcext:value-type="float">
            <text:p>11,2772108843537</text:p>
          </table:table-cell>
          <table:table-cell/>
        </table:table-row>
        <table:table-row table:style-name="ro1">
          <table:table-cell office:value-type="string" calcext:value-type="string">
            <text:p>diam tuyau : 1.33cm = 391px → 294 px/cm</text:p>
          </table:table-cell>
          <table:table-cell office:value-type="float" office:value="11" calcext:value-type="float">
            <text:p>11</text:p>
          </table:table-cell>
          <table:table-cell office:value-type="float" office:value="1392.5" calcext:value-type="float">
            <text:p>1 392,50</text:p>
          </table:table-cell>
          <table:table-cell office:value-type="float" office:value="3321.5" calcext:value-type="float">
            <text:p>3 321,50</text:p>
          </table:table-cell>
          <table:table-cell office:value-type="float" office:value="2" calcext:value-type="float">
            <text:p>2</text:p>
          </table:table-cell>
          <table:table-cell table:formula="of:=90*[.E12]" office:value-type="float" office:value="180" calcext:value-type="float">
            <text:p>180</text:p>
          </table:table-cell>
          <table:table-cell table:formula="of:=[.C12]/294" office:value-type="float" office:value="4.73639455782313" calcext:value-type="float">
            <text:p>4,73639455782313</text:p>
          </table:table-cell>
          <table:table-cell table:formula="of:=[.D12]/294" office:value-type="float" office:value="11.297619047619" calcext:value-type="float">
            <text:p>11,297619047619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64.5" calcext:value-type="float">
            <text:p>1 464,50</text:p>
          </table:table-cell>
          <table:table-cell office:value-type="float" office:value="3315.5" calcext:value-type="float">
            <text:p>3 315,50</text:p>
          </table:table-cell>
          <table:table-cell office:value-type="float" office:value="2" calcext:value-type="float">
            <text:p>2</text:p>
          </table:table-cell>
          <table:table-cell table:formula="of:=90*[.E13]" office:value-type="float" office:value="180" calcext:value-type="float">
            <text:p>180</text:p>
          </table:table-cell>
          <table:table-cell table:formula="of:=[.C13]/294" office:value-type="float" office:value="4.9812925170068" calcext:value-type="float">
            <text:p>4,9812925170068</text:p>
          </table:table-cell>
          <table:table-cell table:formula="of:=[.D13]/294" office:value-type="float" office:value="11.2772108843537" calcext:value-type="float">
            <text:p>11,277210884353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25.5" calcext:value-type="float">
            <text:p>1 525,50</text:p>
          </table:table-cell>
          <table:table-cell office:value-type="float" office:value="3295.5" calcext:value-type="float">
            <text:p>3 295,50</text:p>
          </table:table-cell>
          <table:table-cell office:value-type="float" office:value="2" calcext:value-type="float">
            <text:p>2</text:p>
          </table:table-cell>
          <table:table-cell table:formula="of:=90*[.E14]" office:value-type="float" office:value="180" calcext:value-type="float">
            <text:p>180</text:p>
          </table:table-cell>
          <table:table-cell table:formula="of:=[.C14]/294" office:value-type="float" office:value="5.18877551020408" calcext:value-type="float">
            <text:p>5,18877551020408</text:p>
          </table:table-cell>
          <table:table-cell table:formula="of:=[.D14]/294" office:value-type="float" office:value="11.2091836734694" calcext:value-type="float">
            <text:p>11,209183673469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26.5" calcext:value-type="float">
            <text:p>1 526,50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3" calcext:value-type="float">
            <text:p>3</text:p>
          </table:table-cell>
          <table:table-cell table:formula="of:=90*[.E15]" office:value-type="float" office:value="270" calcext:value-type="float">
            <text:p>270</text:p>
          </table:table-cell>
          <table:table-cell table:formula="of:=[.C15]/294" office:value-type="float" office:value="5.1921768707483" calcext:value-type="float">
            <text:p>5,1921768707483</text:p>
          </table:table-cell>
          <table:table-cell table:formula="of:=[.D15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42.5" calcext:value-type="float">
            <text:p>1 542,50</text:p>
          </table:table-cell>
          <table:table-cell office:value-type="float" office:value="3260.5" calcext:value-type="float">
            <text:p>3 260,50</text:p>
          </table:table-cell>
          <table:table-cell office:value-type="float" office:value="3" calcext:value-type="float">
            <text:p>3</text:p>
          </table:table-cell>
          <table:table-cell table:formula="of:=90*[.E16]" office:value-type="float" office:value="270" calcext:value-type="float">
            <text:p>270</text:p>
          </table:table-cell>
          <table:table-cell table:formula="of:=[.C16]/294" office:value-type="float" office:value="5.24659863945578" calcext:value-type="float">
            <text:p>5,24659863945578</text:p>
          </table:table-cell>
          <table:table-cell table:formula="of:=[.D16]/294" office:value-type="float" office:value="11.0901360544218" calcext:value-type="float">
            <text:p>11,0901360544218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62.5" calcext:value-type="float">
            <text:p>1 562,50</text:p>
          </table:table-cell>
          <table:table-cell office:value-type="float" office:value="3283.5" calcext:value-type="float">
            <text:p>3 283,50</text:p>
          </table:table-cell>
          <table:table-cell office:value-type="float" office:value="3" calcext:value-type="float">
            <text:p>3</text:p>
          </table:table-cell>
          <table:table-cell table:formula="of:=90*[.E17]" office:value-type="float" office:value="270" calcext:value-type="float">
            <text:p>270</text:p>
          </table:table-cell>
          <table:table-cell table:formula="of:=[.C17]/294" office:value-type="float" office:value="5.31462585034014" calcext:value-type="float">
            <text:p>5,31462585034014</text:p>
          </table:table-cell>
          <table:table-cell table:formula="of:=[.D17]/294" office:value-type="float" office:value="11.1683673469388" calcext:value-type="float">
            <text:p>11,168367346938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32.5" calcext:value-type="float">
            <text:p>1 532,50</text:p>
          </table:table-cell>
          <table:table-cell office:value-type="float" office:value="3310.5" calcext:value-type="float">
            <text:p>3 310,50</text:p>
          </table:table-cell>
          <table:table-cell office:value-type="float" office:value="4" calcext:value-type="float">
            <text:p>4</text:p>
          </table:table-cell>
          <table:table-cell table:formula="of:=90*[.E18]" office:value-type="float" office:value="360" calcext:value-type="float">
            <text:p>360</text:p>
          </table:table-cell>
          <table:table-cell table:formula="of:=[.C18]/294" office:value-type="float" office:value="5.21258503401361" calcext:value-type="float">
            <text:p>5,21258503401361</text:p>
          </table:table-cell>
          <table:table-cell table:formula="of:=[.D18]/294" office:value-type="float" office:value="11.2602040816327" calcext:value-type="float">
            <text:p>11,260204081632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69.5" calcext:value-type="float">
            <text:p>1 569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4" calcext:value-type="float">
            <text:p>4</text:p>
          </table:table-cell>
          <table:table-cell table:formula="of:=90*[.E19]" office:value-type="float" office:value="360" calcext:value-type="float">
            <text:p>360</text:p>
          </table:table-cell>
          <table:table-cell table:formula="of:=[.C19]/294" office:value-type="float" office:value="5.33843537414966" calcext:value-type="float">
            <text:p>5,33843537414966</text:p>
          </table:table-cell>
          <table:table-cell table:formula="of:=[.D19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60.5" calcext:value-type="float">
            <text:p>1 560,50</text:p>
          </table:table-cell>
          <table:table-cell office:value-type="float" office:value="3262.5" calcext:value-type="float">
            <text:p>3 262,50</text:p>
          </table:table-cell>
          <table:table-cell office:value-type="float" office:value="4" calcext:value-type="float">
            <text:p>4</text:p>
          </table:table-cell>
          <table:table-cell table:formula="of:=90*[.E20]" office:value-type="float" office:value="360" calcext:value-type="float">
            <text:p>360</text:p>
          </table:table-cell>
          <table:table-cell table:formula="of:=[.C20]/294" office:value-type="float" office:value="5.3078231292517" calcext:value-type="float">
            <text:p>5,3078231292517</text:p>
          </table:table-cell>
          <table:table-cell table:formula="of:=[.D20]/294" office:value-type="float" office:value="11.0969387755102" calcext:value-type="float">
            <text:p>11,0969387755102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35.5" calcext:value-type="float">
            <text:p>1 535,50</text:p>
          </table:table-cell>
          <table:table-cell office:value-type="float" office:value="3301.5" calcext:value-type="float">
            <text:p>3 301,50</text:p>
          </table:table-cell>
          <table:table-cell office:value-type="float" office:value="5" calcext:value-type="float">
            <text:p>5</text:p>
          </table:table-cell>
          <table:table-cell table:formula="of:=90*[.E21]" office:value-type="float" office:value="450" calcext:value-type="float">
            <text:p>450</text:p>
          </table:table-cell>
          <table:table-cell table:formula="of:=[.C21]/294" office:value-type="float" office:value="5.22278911564626" calcext:value-type="float">
            <text:p>5,22278911564626</text:p>
          </table:table-cell>
          <table:table-cell table:formula="of:=[.D21]/294" office:value-type="float" office:value="11.2295918367347" calcext:value-type="float">
            <text:p>11,2295918367347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72.5" calcext:value-type="float">
            <text:p>1 572,50</text:p>
          </table:table-cell>
          <table:table-cell office:value-type="float" office:value="3307.5" calcext:value-type="float">
            <text:p>3 307,50</text:p>
          </table:table-cell>
          <table:table-cell office:value-type="float" office:value="5" calcext:value-type="float">
            <text:p>5</text:p>
          </table:table-cell>
          <table:table-cell table:formula="of:=90*[.E22]" office:value-type="float" office:value="450" calcext:value-type="float">
            <text:p>450</text:p>
          </table:table-cell>
          <table:table-cell table:formula="of:=[.C22]/294" office:value-type="float" office:value="5.34863945578231" calcext:value-type="float">
            <text:p>5,34863945578231</text:p>
          </table:table-cell>
          <table:table-cell table:formula="of:=[.D22]/294" office:value-type="float" office:value="11.25" calcext:value-type="float">
            <text:p>11,2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262.5" calcext:value-type="float">
            <text:p>3 262,50</text:p>
          </table:table-cell>
          <table:table-cell office:value-type="float" office:value="5" calcext:value-type="float">
            <text:p>5</text:p>
          </table:table-cell>
          <table:table-cell table:formula="of:=90*[.E23]" office:value-type="float" office:value="450" calcext:value-type="float">
            <text:p>450</text:p>
          </table:table-cell>
          <table:table-cell table:formula="of:=[.C23]/294" office:value-type="float" office:value="5.32482993197279" calcext:value-type="float">
            <text:p>5,32482993197279</text:p>
          </table:table-cell>
          <table:table-cell table:formula="of:=[.D23]/294" office:value-type="float" office:value="11.0969387755102" calcext:value-type="float">
            <text:p>11,096938775510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25.5" calcext:value-type="float">
            <text:p>1 525,50</text:p>
          </table:table-cell>
          <table:table-cell office:value-type="float" office:value="3309.5" calcext:value-type="float">
            <text:p>3 309,50</text:p>
          </table:table-cell>
          <table:table-cell office:value-type="float" office:value="6" calcext:value-type="float">
            <text:p>6</text:p>
          </table:table-cell>
          <table:table-cell table:formula="of:=90*[.E24]" office:value-type="float" office:value="540" calcext:value-type="float">
            <text:p>540</text:p>
          </table:table-cell>
          <table:table-cell table:formula="of:=[.C24]/294" office:value-type="float" office:value="5.18877551020408" calcext:value-type="float">
            <text:p>5,18877551020408</text:p>
          </table:table-cell>
          <table:table-cell table:formula="of:=[.D24]/294" office:value-type="float" office:value="11.2568027210884" calcext:value-type="float">
            <text:p>11,2568027210884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74.5" calcext:value-type="float">
            <text:p>1 574,50</text:p>
          </table:table-cell>
          <table:table-cell office:value-type="float" office:value="3320.5" calcext:value-type="float">
            <text:p>3 320,50</text:p>
          </table:table-cell>
          <table:table-cell office:value-type="float" office:value="6" calcext:value-type="float">
            <text:p>6</text:p>
          </table:table-cell>
          <table:table-cell table:formula="of:=90*[.E25]" office:value-type="float" office:value="540" calcext:value-type="float">
            <text:p>540</text:p>
          </table:table-cell>
          <table:table-cell table:formula="of:=[.C25]/294" office:value-type="float" office:value="5.35544217687075" calcext:value-type="float">
            <text:p>5,35544217687075</text:p>
          </table:table-cell>
          <table:table-cell table:formula="of:=[.D25]/294" office:value-type="float" office:value="11.2942176870748" calcext:value-type="float">
            <text:p>11,2942176870748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82.5" calcext:value-type="float">
            <text:p>1 582,50</text:p>
          </table:table-cell>
          <table:table-cell office:value-type="float" office:value="3280.5" calcext:value-type="float">
            <text:p>3 280,50</text:p>
          </table:table-cell>
          <table:table-cell office:value-type="float" office:value="6" calcext:value-type="float">
            <text:p>6</text:p>
          </table:table-cell>
          <table:table-cell table:formula="of:=90*[.E26]" office:value-type="float" office:value="540" calcext:value-type="float">
            <text:p>540</text:p>
          </table:table-cell>
          <table:table-cell table:formula="of:=[.C26]/294" office:value-type="float" office:value="5.38265306122449" calcext:value-type="float">
            <text:p>5,38265306122449</text:p>
          </table:table-cell>
          <table:table-cell table:formula="of:=[.D26]/294" office:value-type="float" office:value="11.1581632653061" calcext:value-type="float">
            <text:p>11,158163265306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64.5" calcext:value-type="float">
            <text:p>1 564,50</text:p>
          </table:table-cell>
          <table:table-cell office:value-type="float" office:value="3250.5" calcext:value-type="float">
            <text:p>3 250,50</text:p>
          </table:table-cell>
          <table:table-cell office:value-type="float" office:value="6" calcext:value-type="float">
            <text:p>6</text:p>
          </table:table-cell>
          <table:table-cell table:formula="of:=90*[.E27]" office:value-type="float" office:value="540" calcext:value-type="float">
            <text:p>540</text:p>
          </table:table-cell>
          <table:table-cell table:formula="of:=[.C27]/294" office:value-type="float" office:value="5.32142857142857" calcext:value-type="float">
            <text:p>5,32142857142857</text:p>
          </table:table-cell>
          <table:table-cell table:formula="of:=[.D27]/294" office:value-type="float" office:value="11.0561224489796" calcext:value-type="float">
            <text:p>11,056122448979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10.5" calcext:value-type="float">
            <text:p>1 210,50</text:p>
          </table:table-cell>
          <table:table-cell office:value-type="float" office:value="3287.5" calcext:value-type="float">
            <text:p>3 287,50</text:p>
          </table:table-cell>
          <table:table-cell office:value-type="float" office:value="7" calcext:value-type="float">
            <text:p>7</text:p>
          </table:table-cell>
          <table:table-cell table:formula="of:=90*[.E28]" office:value-type="float" office:value="630" calcext:value-type="float">
            <text:p>630</text:p>
          </table:table-cell>
          <table:table-cell table:formula="of:=[.C28]/294" office:value-type="float" office:value="4.11734693877551" calcext:value-type="float">
            <text:p>4,11734693877551</text:p>
          </table:table-cell>
          <table:table-cell table:formula="of:=[.D28]/294" office:value-type="float" office:value="11.1819727891156" calcext:value-type="float">
            <text:p>11,181972789115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71.5" calcext:value-type="float">
            <text:p>1 271,50</text:p>
          </table:table-cell>
          <table:table-cell office:value-type="float" office:value="3313.5" calcext:value-type="float">
            <text:p>3 313,50</text:p>
          </table:table-cell>
          <table:table-cell office:value-type="float" office:value="7" calcext:value-type="float">
            <text:p>7</text:p>
          </table:table-cell>
          <table:table-cell table:formula="of:=90*[.E29]" office:value-type="float" office:value="630" calcext:value-type="float">
            <text:p>630</text:p>
          </table:table-cell>
          <table:table-cell table:formula="of:=[.C29]/294" office:value-type="float" office:value="4.32482993197279" calcext:value-type="float">
            <text:p>4,32482993197279</text:p>
          </table:table-cell>
          <table:table-cell table:formula="of:=[.D29]/294" office:value-type="float" office:value="11.2704081632653" calcext:value-type="float">
            <text:p>11,270408163265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39.5" calcext:value-type="float">
            <text:p>1 339,50</text:p>
          </table:table-cell>
          <table:table-cell office:value-type="float" office:value="3328.5" calcext:value-type="float">
            <text:p>3 328,50</text:p>
          </table:table-cell>
          <table:table-cell office:value-type="float" office:value="7" calcext:value-type="float">
            <text:p>7</text:p>
          </table:table-cell>
          <table:table-cell table:formula="of:=90*[.E30]" office:value-type="float" office:value="630" calcext:value-type="float">
            <text:p>630</text:p>
          </table:table-cell>
          <table:table-cell table:formula="of:=[.C30]/294" office:value-type="float" office:value="4.55612244897959" calcext:value-type="float">
            <text:p>4,55612244897959</text:p>
          </table:table-cell>
          <table:table-cell table:formula="of:=[.D30]/294" office:value-type="float" office:value="11.3214285714286" calcext:value-type="float">
            <text:p>11,321428571428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07.5" calcext:value-type="float">
            <text:p>1 407,50</text:p>
          </table:table-cell>
          <table:table-cell office:value-type="float" office:value="3323.5" calcext:value-type="float">
            <text:p>3 323,50</text:p>
          </table:table-cell>
          <table:table-cell office:value-type="float" office:value="7" calcext:value-type="float">
            <text:p>7</text:p>
          </table:table-cell>
          <table:table-cell table:formula="of:=90*[.E31]" office:value-type="float" office:value="630" calcext:value-type="float">
            <text:p>630</text:p>
          </table:table-cell>
          <table:table-cell table:formula="of:=[.C31]/294" office:value-type="float" office:value="4.7874149659864" calcext:value-type="float">
            <text:p>4,7874149659864</text:p>
          </table:table-cell>
          <table:table-cell table:formula="of:=[.D31]/294" office:value-type="float" office:value="11.3044217687075" calcext:value-type="float">
            <text:p>11,304421768707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466.5" calcext:value-type="float">
            <text:p>1 466,50</text:p>
          </table:table-cell>
          <table:table-cell office:value-type="float" office:value="3317.5" calcext:value-type="float">
            <text:p>3 317,50</text:p>
          </table:table-cell>
          <table:table-cell office:value-type="float" office:value="7" calcext:value-type="float">
            <text:p>7</text:p>
          </table:table-cell>
          <table:table-cell table:formula="of:=90*[.E32]" office:value-type="float" office:value="630" calcext:value-type="float">
            <text:p>630</text:p>
          </table:table-cell>
          <table:table-cell table:formula="of:=[.C32]/294" office:value-type="float" office:value="4.98809523809524" calcext:value-type="float">
            <text:p>4,98809523809524</text:p>
          </table:table-cell>
          <table:table-cell table:formula="of:=[.D32]/294" office:value-type="float" office:value="11.2840136054422" calcext:value-type="float">
            <text:p>11,2840136054422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93.5" calcext:value-type="float">
            <text:p>1 493,50</text:p>
          </table:table-cell>
          <table:table-cell office:value-type="float" office:value="3302.5" calcext:value-type="float">
            <text:p>3 302,50</text:p>
          </table:table-cell>
          <table:table-cell office:value-type="float" office:value="7" calcext:value-type="float">
            <text:p>7</text:p>
          </table:table-cell>
          <table:table-cell table:formula="of:=90*[.E33]" office:value-type="float" office:value="630" calcext:value-type="float">
            <text:p>630</text:p>
          </table:table-cell>
          <table:table-cell table:formula="of:=[.C33]/294" office:value-type="float" office:value="5.07993197278912" calcext:value-type="float">
            <text:p>5,07993197278912</text:p>
          </table:table-cell>
          <table:table-cell table:formula="of:=[.D33]/294" office:value-type="float" office:value="11.2329931972789" calcext:value-type="float">
            <text:p>11,2329931972789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26.5" calcext:value-type="float">
            <text:p>1 526,50</text:p>
          </table:table-cell>
          <table:table-cell office:value-type="float" office:value="3290.5" calcext:value-type="float">
            <text:p>3 290,50</text:p>
          </table:table-cell>
          <table:table-cell office:value-type="float" office:value="7" calcext:value-type="float">
            <text:p>7</text:p>
          </table:table-cell>
          <table:table-cell table:formula="of:=90*[.E34]" office:value-type="float" office:value="630" calcext:value-type="float">
            <text:p>630</text:p>
          </table:table-cell>
          <table:table-cell table:formula="of:=[.C34]/294" office:value-type="float" office:value="5.1921768707483" calcext:value-type="float">
            <text:p>5,1921768707483</text:p>
          </table:table-cell>
          <table:table-cell table:formula="of:=[.D34]/294" office:value-type="float" office:value="11.1921768707483" calcext:value-type="float">
            <text:p>11,1921768707483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301.5" calcext:value-type="float">
            <text:p>3 301,50</text:p>
          </table:table-cell>
          <table:table-cell office:value-type="float" office:value="7" calcext:value-type="float">
            <text:p>7</text:p>
          </table:table-cell>
          <table:table-cell table:formula="of:=90*[.E35]" office:value-type="float" office:value="630" calcext:value-type="float">
            <text:p>630</text:p>
          </table:table-cell>
          <table:table-cell table:formula="of:=[.C35]/294" office:value-type="float" office:value="5.32482993197279" calcext:value-type="float">
            <text:p>5,32482993197279</text:p>
          </table:table-cell>
          <table:table-cell table:formula="of:=[.D35]/294" office:value-type="float" office:value="11.2295918367347" calcext:value-type="float">
            <text:p>11,229591836734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88.5" calcext:value-type="float">
            <text:p>1 588,50</text:p>
          </table:table-cell>
          <table:table-cell office:value-type="float" office:value="3284.5" calcext:value-type="float">
            <text:p>3 284,50</text:p>
          </table:table-cell>
          <table:table-cell office:value-type="float" office:value="7" calcext:value-type="float">
            <text:p>7</text:p>
          </table:table-cell>
          <table:table-cell table:formula="of:=90*[.E36]" office:value-type="float" office:value="630" calcext:value-type="float">
            <text:p>630</text:p>
          </table:table-cell>
          <table:table-cell table:formula="of:=[.C36]/294" office:value-type="float" office:value="5.4030612244898" calcext:value-type="float">
            <text:p>5,4030612244898</text:p>
          </table:table-cell>
          <table:table-cell table:formula="of:=[.D36]/294" office:value-type="float" office:value="11.171768707483" calcext:value-type="float">
            <text:p>11,17176870748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64.5" calcext:value-type="float">
            <text:p>1 564,50</text:p>
          </table:table-cell>
          <table:table-cell office:value-type="float" office:value="3257.5" calcext:value-type="float">
            <text:p>3 257,50</text:p>
          </table:table-cell>
          <table:table-cell office:value-type="float" office:value="7" calcext:value-type="float">
            <text:p>7</text:p>
          </table:table-cell>
          <table:table-cell table:formula="of:=90*[.E37]" office:value-type="float" office:value="630" calcext:value-type="float">
            <text:p>630</text:p>
          </table:table-cell>
          <table:table-cell table:formula="of:=[.C37]/294" office:value-type="float" office:value="5.32142857142857" calcext:value-type="float">
            <text:p>5,32142857142857</text:p>
          </table:table-cell>
          <table:table-cell table:formula="of:=[.D37]/294" office:value-type="float" office:value="11.0799319727891" calcext:value-type="float">
            <text:p>11,0799319727891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535.5" calcext:value-type="float">
            <text:p>1 535,50</text:p>
          </table:table-cell>
          <table:table-cell office:value-type="float" office:value="3303.5" calcext:value-type="float">
            <text:p>3 303,50</text:p>
          </table:table-cell>
          <table:table-cell office:value-type="float" office:value="8" calcext:value-type="float">
            <text:p>8</text:p>
          </table:table-cell>
          <table:table-cell table:formula="of:=90*[.E38]" office:value-type="float" office:value="720" calcext:value-type="float">
            <text:p>720</text:p>
          </table:table-cell>
          <table:table-cell table:formula="of:=[.C38]/294" office:value-type="float" office:value="5.22278911564626" calcext:value-type="float">
            <text:p>5,22278911564626</text:p>
          </table:table-cell>
          <table:table-cell table:formula="of:=[.D38]/294" office:value-type="float" office:value="11.2363945578231" calcext:value-type="float">
            <text:p>11,2363945578231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577.5" calcext:value-type="float">
            <text:p>1 577,50</text:p>
          </table:table-cell>
          <table:table-cell office:value-type="float" office:value="3303.5" calcext:value-type="float">
            <text:p>3 303,50</text:p>
          </table:table-cell>
          <table:table-cell office:value-type="float" office:value="8" calcext:value-type="float">
            <text:p>8</text:p>
          </table:table-cell>
          <table:table-cell table:formula="of:=90*[.E39]" office:value-type="float" office:value="720" calcext:value-type="float">
            <text:p>720</text:p>
          </table:table-cell>
          <table:table-cell table:formula="of:=[.C39]/294" office:value-type="float" office:value="5.3656462585034" calcext:value-type="float">
            <text:p>5,3656462585034</text:p>
          </table:table-cell>
          <table:table-cell table:formula="of:=[.D39]/294" office:value-type="float" office:value="11.2363945578231" calcext:value-type="float">
            <text:p>11,2363945578231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593.5" calcext:value-type="float">
            <text:p>1 593,50</text:p>
          </table:table-cell>
          <table:table-cell office:value-type="float" office:value="3268.5" calcext:value-type="float">
            <text:p>3 268,50</text:p>
          </table:table-cell>
          <table:table-cell office:value-type="float" office:value="8" calcext:value-type="float">
            <text:p>8</text:p>
          </table:table-cell>
          <table:table-cell table:formula="of:=90*[.E40]" office:value-type="float" office:value="720" calcext:value-type="float">
            <text:p>720</text:p>
          </table:table-cell>
          <table:table-cell table:formula="of:=[.C40]/294" office:value-type="float" office:value="5.42006802721089" calcext:value-type="float">
            <text:p>5,42006802721089</text:p>
          </table:table-cell>
          <table:table-cell table:formula="of:=[.D40]/294" office:value-type="float" office:value="11.1173469387755" calcext:value-type="float">
            <text:p>11,117346938775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568.5" calcext:value-type="float">
            <text:p>1 568,50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8" calcext:value-type="float">
            <text:p>8</text:p>
          </table:table-cell>
          <table:table-cell table:formula="of:=90*[.E41]" office:value-type="float" office:value="720" calcext:value-type="float">
            <text:p>720</text:p>
          </table:table-cell>
          <table:table-cell table:formula="of:=[.C41]/294" office:value-type="float" office:value="5.33503401360544" calcext:value-type="float">
            <text:p>5,33503401360544</text:p>
          </table:table-cell>
          <table:table-cell table:formula="of:=[.D41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487.5" calcext:value-type="float">
            <text:p>1 487,50</text:p>
          </table:table-cell>
          <table:table-cell office:value-type="float" office:value="3318.5" calcext:value-type="float">
            <text:p>3 318,50</text:p>
          </table:table-cell>
          <table:table-cell office:value-type="float" office:value="8" calcext:value-type="float">
            <text:p>8</text:p>
          </table:table-cell>
          <table:table-cell table:formula="of:=90*[.E42]" office:value-type="float" office:value="720" calcext:value-type="float">
            <text:p>720</text:p>
          </table:table-cell>
          <table:table-cell table:formula="of:=[.C42]/294" office:value-type="float" office:value="5.05952380952381" calcext:value-type="float">
            <text:p>5,05952380952381</text:p>
          </table:table-cell>
          <table:table-cell table:formula="of:=[.D42]/294" office:value-type="float" office:value="11.2874149659864" calcext:value-type="float">
            <text:p>11,2874149659864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434.5" calcext:value-type="float">
            <text:p>1 434,50</text:p>
          </table:table-cell>
          <table:table-cell office:value-type="float" office:value="3319.5" calcext:value-type="float">
            <text:p>3 319,50</text:p>
          </table:table-cell>
          <table:table-cell office:value-type="float" office:value="8" calcext:value-type="float">
            <text:p>8</text:p>
          </table:table-cell>
          <table:table-cell table:formula="of:=90*[.E43]" office:value-type="float" office:value="720" calcext:value-type="float">
            <text:p>720</text:p>
          </table:table-cell>
          <table:table-cell table:formula="of:=[.C43]/294" office:value-type="float" office:value="4.87925170068027" calcext:value-type="float">
            <text:p>4,87925170068027</text:p>
          </table:table-cell>
          <table:table-cell table:formula="of:=[.D43]/294" office:value-type="float" office:value="11.2908163265306" calcext:value-type="float">
            <text:p>11,290816326530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373.5" calcext:value-type="float">
            <text:p>1 373,50</text:p>
          </table:table-cell>
          <table:table-cell office:value-type="float" office:value="3328.5" calcext:value-type="float">
            <text:p>3 328,50</text:p>
          </table:table-cell>
          <table:table-cell office:value-type="float" office:value="8" calcext:value-type="float">
            <text:p>8</text:p>
          </table:table-cell>
          <table:table-cell table:formula="of:=90*[.E44]" office:value-type="float" office:value="720" calcext:value-type="float">
            <text:p>720</text:p>
          </table:table-cell>
          <table:table-cell table:formula="of:=[.C44]/294" office:value-type="float" office:value="4.67176870748299" calcext:value-type="float">
            <text:p>4,67176870748299</text:p>
          </table:table-cell>
          <table:table-cell table:formula="of:=[.D44]/294" office:value-type="float" office:value="11.3214285714286" calcext:value-type="float">
            <text:p>11,3214285714286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299.5" calcext:value-type="float">
            <text:p>1 299,50</text:p>
          </table:table-cell>
          <table:table-cell office:value-type="float" office:value="3321.5" calcext:value-type="float">
            <text:p>3 321,50</text:p>
          </table:table-cell>
          <table:table-cell office:value-type="float" office:value="8" calcext:value-type="float">
            <text:p>8</text:p>
          </table:table-cell>
          <table:table-cell table:formula="of:=90*[.E45]" office:value-type="float" office:value="720" calcext:value-type="float">
            <text:p>720</text:p>
          </table:table-cell>
          <table:table-cell table:formula="of:=[.C45]/294" office:value-type="float" office:value="4.42006802721089" calcext:value-type="float">
            <text:p>4,42006802721089</text:p>
          </table:table-cell>
          <table:table-cell table:formula="of:=[.D45]/294" office:value-type="float" office:value="11.297619047619" calcext:value-type="float">
            <text:p>11,297619047619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21.5" calcext:value-type="float">
            <text:p>1 221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8" calcext:value-type="float">
            <text:p>8</text:p>
          </table:table-cell>
          <table:table-cell table:formula="of:=90*[.E46]" office:value-type="float" office:value="720" calcext:value-type="float">
            <text:p>720</text:p>
          </table:table-cell>
          <table:table-cell table:formula="of:=[.C46]/294" office:value-type="float" office:value="4.15476190476191" calcext:value-type="float">
            <text:p>4,15476190476191</text:p>
          </table:table-cell>
          <table:table-cell table:formula="of:=[.D46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536.5" calcext:value-type="float">
            <text:p>1 536,50</text:p>
          </table:table-cell>
          <table:table-cell office:value-type="float" office:value="3304.5" calcext:value-type="float">
            <text:p>3 304,50</text:p>
          </table:table-cell>
          <table:table-cell office:value-type="float" office:value="9" calcext:value-type="float">
            <text:p>9</text:p>
          </table:table-cell>
          <table:table-cell table:formula="of:=90*[.E47]" office:value-type="float" office:value="810" calcext:value-type="float">
            <text:p>810</text:p>
          </table:table-cell>
          <table:table-cell table:formula="of:=[.C47]/294" office:value-type="float" office:value="5.22619047619048" calcext:value-type="float">
            <text:p>5,22619047619048</text:p>
          </table:table-cell>
          <table:table-cell table:formula="of:=[.D47]/294" office:value-type="float" office:value="11.2397959183673" calcext:value-type="float">
            <text:p>11,2397959183673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588.5" calcext:value-type="float">
            <text:p>1 588,50</text:p>
          </table:table-cell>
          <table:table-cell office:value-type="float" office:value="3306.5" calcext:value-type="float">
            <text:p>3 306,50</text:p>
          </table:table-cell>
          <table:table-cell office:value-type="float" office:value="9" calcext:value-type="float">
            <text:p>9</text:p>
          </table:table-cell>
          <table:table-cell table:formula="of:=90*[.E48]" office:value-type="float" office:value="810" calcext:value-type="float">
            <text:p>810</text:p>
          </table:table-cell>
          <table:table-cell table:formula="of:=[.C48]/294" office:value-type="float" office:value="5.4030612244898" calcext:value-type="float">
            <text:p>5,4030612244898</text:p>
          </table:table-cell>
          <table:table-cell table:formula="of:=[.D48]/294" office:value-type="float" office:value="11.2465986394558" calcext:value-type="float">
            <text:p>11,246598639455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612.5" calcext:value-type="float">
            <text:p>1 612,50</text:p>
          </table:table-cell>
          <table:table-cell office:value-type="float" office:value="3298.5" calcext:value-type="float">
            <text:p>3 298,50</text:p>
          </table:table-cell>
          <table:table-cell office:value-type="float" office:value="9" calcext:value-type="float">
            <text:p>9</text:p>
          </table:table-cell>
          <table:table-cell table:formula="of:=90*[.E49]" office:value-type="float" office:value="810" calcext:value-type="float">
            <text:p>810</text:p>
          </table:table-cell>
          <table:table-cell table:formula="of:=[.C49]/294" office:value-type="float" office:value="5.48469387755102" calcext:value-type="float">
            <text:p>5,48469387755102</text:p>
          </table:table-cell>
          <table:table-cell table:formula="of:=[.D49]/294" office:value-type="float" office:value="11.219387755102" calcext:value-type="float">
            <text:p>11,21938775510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597.5" calcext:value-type="float">
            <text:p>1 597,50</text:p>
          </table:table-cell>
          <table:table-cell office:value-type="float" office:value="3264.5" calcext:value-type="float">
            <text:p>3 264,50</text:p>
          </table:table-cell>
          <table:table-cell office:value-type="float" office:value="9" calcext:value-type="float">
            <text:p>9</text:p>
          </table:table-cell>
          <table:table-cell table:formula="of:=90*[.E50]" office:value-type="float" office:value="810" calcext:value-type="float">
            <text:p>810</text:p>
          </table:table-cell>
          <table:table-cell table:formula="of:=[.C50]/294" office:value-type="float" office:value="5.43367346938776" calcext:value-type="float">
            <text:p>5,43367346938776</text:p>
          </table:table-cell>
          <table:table-cell table:formula="of:=[.D50]/294" office:value-type="float" office:value="11.1037414965986" calcext:value-type="float">
            <text:p>11,1037414965986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247.5" calcext:value-type="float">
            <text:p>3 247,50</text:p>
          </table:table-cell>
          <table:table-cell office:value-type="float" office:value="9" calcext:value-type="float">
            <text:p>9</text:p>
          </table:table-cell>
          <table:table-cell table:formula="of:=90*[.E51]" office:value-type="float" office:value="810" calcext:value-type="float">
            <text:p>810</text:p>
          </table:table-cell>
          <table:table-cell table:formula="of:=[.C51]/294" office:value-type="float" office:value="5.32482993197279" calcext:value-type="float">
            <text:p>5,32482993197279</text:p>
          </table:table-cell>
          <table:table-cell table:formula="of:=[.D51]/294" office:value-type="float" office:value="11.0459183673469" calcext:value-type="float">
            <text:p>11,0459183673469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209.5" calcext:value-type="float">
            <text:p>1 209,50</text:p>
          </table:table-cell>
          <table:table-cell office:value-type="float" office:value="3289.5" calcext:value-type="float">
            <text:p>3 289,50</text:p>
          </table:table-cell>
          <table:table-cell office:value-type="float" office:value="10" calcext:value-type="float">
            <text:p>10</text:p>
          </table:table-cell>
          <table:table-cell table:formula="of:=90*[.E52]" office:value-type="float" office:value="900" calcext:value-type="float">
            <text:p>900</text:p>
          </table:table-cell>
          <table:table-cell table:formula="of:=[.C52]/294" office:value-type="float" office:value="4.11394557823129" calcext:value-type="float">
            <text:p>4,11394557823129</text:p>
          </table:table-cell>
          <table:table-cell table:formula="of:=[.D52]/294" office:value-type="float" office:value="11.1887755102041" calcext:value-type="float">
            <text:p>11,188775510204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253.5" calcext:value-type="float">
            <text:p>1 253,50</text:p>
          </table:table-cell>
          <table:table-cell office:value-type="float" office:value="3301.5" calcext:value-type="float">
            <text:p>3 301,50</text:p>
          </table:table-cell>
          <table:table-cell office:value-type="float" office:value="10" calcext:value-type="float">
            <text:p>10</text:p>
          </table:table-cell>
          <table:table-cell table:formula="of:=90*[.E53]" office:value-type="float" office:value="900" calcext:value-type="float">
            <text:p>900</text:p>
          </table:table-cell>
          <table:table-cell table:formula="of:=[.C53]/294" office:value-type="float" office:value="4.26360544217687" calcext:value-type="float">
            <text:p>4,26360544217687</text:p>
          </table:table-cell>
          <table:table-cell table:formula="of:=[.D53]/294" office:value-type="float" office:value="11.2295918367347" calcext:value-type="float">
            <text:p>11,2295918367347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327.5" calcext:value-type="float">
            <text:p>1 327,50</text:p>
          </table:table-cell>
          <table:table-cell office:value-type="float" office:value="3307.5" calcext:value-type="float">
            <text:p>3 307,50</text:p>
          </table:table-cell>
          <table:table-cell office:value-type="float" office:value="10" calcext:value-type="float">
            <text:p>10</text:p>
          </table:table-cell>
          <table:table-cell table:formula="of:=90*[.E54]" office:value-type="float" office:value="900" calcext:value-type="float">
            <text:p>900</text:p>
          </table:table-cell>
          <table:table-cell table:formula="of:=[.C54]/294" office:value-type="float" office:value="4.51530612244898" calcext:value-type="float">
            <text:p>4,51530612244898</text:p>
          </table:table-cell>
          <table:table-cell table:formula="of:=[.D54]/294" office:value-type="float" office:value="11.25" calcext:value-type="float">
            <text:p>11,2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390.5" calcext:value-type="float">
            <text:p>1 390,50</text:p>
          </table:table-cell>
          <table:table-cell office:value-type="float" office:value="3307.5" calcext:value-type="float">
            <text:p>3 307,50</text:p>
          </table:table-cell>
          <table:table-cell office:value-type="float" office:value="10" calcext:value-type="float">
            <text:p>10</text:p>
          </table:table-cell>
          <table:table-cell table:formula="of:=90*[.E55]" office:value-type="float" office:value="900" calcext:value-type="float">
            <text:p>900</text:p>
          </table:table-cell>
          <table:table-cell table:formula="of:=[.C55]/294" office:value-type="float" office:value="4.72959183673469" calcext:value-type="float">
            <text:p>4,72959183673469</text:p>
          </table:table-cell>
          <table:table-cell table:formula="of:=[.D55]/294" office:value-type="float" office:value="11.25" calcext:value-type="float">
            <text:p>11,25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518.5" calcext:value-type="float">
            <text:p>1 518,50</text:p>
          </table:table-cell>
          <table:table-cell office:value-type="float" office:value="3308.5" calcext:value-type="float">
            <text:p>3 308,50</text:p>
          </table:table-cell>
          <table:table-cell office:value-type="float" office:value="10" calcext:value-type="float">
            <text:p>10</text:p>
          </table:table-cell>
          <table:table-cell table:formula="of:=90*[.E56]" office:value-type="float" office:value="900" calcext:value-type="float">
            <text:p>900</text:p>
          </table:table-cell>
          <table:table-cell table:formula="of:=[.C56]/294" office:value-type="float" office:value="5.16496598639456" calcext:value-type="float">
            <text:p>5,16496598639456</text:p>
          </table:table-cell>
          <table:table-cell table:formula="of:=[.D56]/294" office:value-type="float" office:value="11.2534013605442" calcext:value-type="float">
            <text:p>11,2534013605442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573.5" calcext:value-type="float">
            <text:p>1 573,50</text:p>
          </table:table-cell>
          <table:table-cell office:value-type="float" office:value="3311.5" calcext:value-type="float">
            <text:p>3 311,50</text:p>
          </table:table-cell>
          <table:table-cell office:value-type="float" office:value="10" calcext:value-type="float">
            <text:p>10</text:p>
          </table:table-cell>
          <table:table-cell table:formula="of:=90*[.E57]" office:value-type="float" office:value="900" calcext:value-type="float">
            <text:p>900</text:p>
          </table:table-cell>
          <table:table-cell table:formula="of:=[.C57]/294" office:value-type="float" office:value="5.35204081632653" calcext:value-type="float">
            <text:p>5,35204081632653</text:p>
          </table:table-cell>
          <table:table-cell table:formula="of:=[.D57]/294" office:value-type="float" office:value="11.2636054421769" calcext:value-type="float">
            <text:p>11,263605442176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616.5" calcext:value-type="float">
            <text:p>1 616,50</text:p>
          </table:table-cell>
          <table:table-cell office:value-type="float" office:value="3301.5" calcext:value-type="float">
            <text:p>3 301,50</text:p>
          </table:table-cell>
          <table:table-cell office:value-type="float" office:value="10" calcext:value-type="float">
            <text:p>10</text:p>
          </table:table-cell>
          <table:table-cell table:formula="of:=90*[.E58]" office:value-type="float" office:value="900" calcext:value-type="float">
            <text:p>900</text:p>
          </table:table-cell>
          <table:table-cell table:formula="of:=[.C58]/294" office:value-type="float" office:value="5.49829931972789" calcext:value-type="float">
            <text:p>5,49829931972789</text:p>
          </table:table-cell>
          <table:table-cell table:formula="of:=[.D58]/294" office:value-type="float" office:value="11.2295918367347" calcext:value-type="float">
            <text:p>11,2295918367347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610.5" calcext:value-type="float">
            <text:p>1 610,50</text:p>
          </table:table-cell>
          <table:table-cell office:value-type="float" office:value="3268.5" calcext:value-type="float">
            <text:p>3 268,50</text:p>
          </table:table-cell>
          <table:table-cell office:value-type="float" office:value="10" calcext:value-type="float">
            <text:p>10</text:p>
          </table:table-cell>
          <table:table-cell table:formula="of:=90*[.E59]" office:value-type="float" office:value="900" calcext:value-type="float">
            <text:p>900</text:p>
          </table:table-cell>
          <table:table-cell table:formula="of:=[.C59]/294" office:value-type="float" office:value="5.47789115646259" calcext:value-type="float">
            <text:p>5,47789115646259</text:p>
          </table:table-cell>
          <table:table-cell table:formula="of:=[.D59]/294" office:value-type="float" office:value="11.1173469387755" calcext:value-type="float">
            <text:p>11,1173469387755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573.5" calcext:value-type="float">
            <text:p>1 573,50</text:p>
          </table:table-cell>
          <table:table-cell office:value-type="float" office:value="3247.5" calcext:value-type="float">
            <text:p>3 247,50</text:p>
          </table:table-cell>
          <table:table-cell office:value-type="float" office:value="10" calcext:value-type="float">
            <text:p>10</text:p>
          </table:table-cell>
          <table:table-cell table:formula="of:=90*[.E60]" office:value-type="float" office:value="900" calcext:value-type="float">
            <text:p>900</text:p>
          </table:table-cell>
          <table:table-cell table:formula="of:=[.C60]/294" office:value-type="float" office:value="5.35204081632653" calcext:value-type="float">
            <text:p>5,35204081632653</text:p>
          </table:table-cell>
          <table:table-cell table:formula="of:=[.D60]/294" office:value-type="float" office:value="11.0459183673469" calcext:value-type="float">
            <text:p>11,0459183673469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551.5" calcext:value-type="float">
            <text:p>1 551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10" calcext:value-type="float">
            <text:p>10</text:p>
          </table:table-cell>
          <table:table-cell table:formula="of:=90*[.E61]" office:value-type="float" office:value="900" calcext:value-type="float">
            <text:p>900</text:p>
          </table:table-cell>
          <table:table-cell table:formula="of:=[.C61]/294" office:value-type="float" office:value="5.27721088435374" calcext:value-type="float">
            <text:p>5,27721088435374</text:p>
          </table:table-cell>
          <table:table-cell table:formula="of:=[.D61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630.5" calcext:value-type="float">
            <text:p>1 630,50</text:p>
          </table:table-cell>
          <table:table-cell office:value-type="float" office:value="3306.5" calcext:value-type="float">
            <text:p>3 306,50</text:p>
          </table:table-cell>
          <table:table-cell office:value-type="float" office:value="11" calcext:value-type="float">
            <text:p>11</text:p>
          </table:table-cell>
          <table:table-cell table:formula="of:=90*[.E62]" office:value-type="float" office:value="990" calcext:value-type="float">
            <text:p>990</text:p>
          </table:table-cell>
          <table:table-cell table:formula="of:=[.C62]/294" office:value-type="float" office:value="5.54591836734694" calcext:value-type="float">
            <text:p>5,54591836734694</text:p>
          </table:table-cell>
          <table:table-cell table:formula="of:=[.D62]/294" office:value-type="float" office:value="11.2465986394558" calcext:value-type="float">
            <text:p>11,2465986394558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620.5" calcext:value-type="float">
            <text:p>1 620,50</text:p>
          </table:table-cell>
          <table:table-cell office:value-type="float" office:value="3273.5" calcext:value-type="float">
            <text:p>3 273,50</text:p>
          </table:table-cell>
          <table:table-cell office:value-type="float" office:value="11" calcext:value-type="float">
            <text:p>11</text:p>
          </table:table-cell>
          <table:table-cell table:formula="of:=90*[.E63]" office:value-type="float" office:value="990" calcext:value-type="float">
            <text:p>990</text:p>
          </table:table-cell>
          <table:table-cell table:formula="of:=[.C63]/294" office:value-type="float" office:value="5.51190476190476" calcext:value-type="float">
            <text:p>5,51190476190476</text:p>
          </table:table-cell>
          <table:table-cell table:formula="of:=[.D63]/294" office:value-type="float" office:value="11.1343537414966" calcext:value-type="float">
            <text:p>11,134353741496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587.5" calcext:value-type="float">
            <text:p>1 587,50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11" calcext:value-type="float">
            <text:p>11</text:p>
          </table:table-cell>
          <table:table-cell table:formula="of:=90*[.E64]" office:value-type="float" office:value="990" calcext:value-type="float">
            <text:p>990</text:p>
          </table:table-cell>
          <table:table-cell table:formula="of:=[.C64]/294" office:value-type="float" office:value="5.39965986394558" calcext:value-type="float">
            <text:p>5,39965986394558</text:p>
          </table:table-cell>
          <table:table-cell table:formula="of:=[.D64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55.5" calcext:value-type="float">
            <text:p>1 555,50</text:p>
          </table:table-cell>
          <table:table-cell office:value-type="float" office:value="3237.5" calcext:value-type="float">
            <text:p>3 237,50</text:p>
          </table:table-cell>
          <table:table-cell office:value-type="float" office:value="11" calcext:value-type="float">
            <text:p>11</text:p>
          </table:table-cell>
          <table:table-cell table:formula="of:=90*[.E65]" office:value-type="float" office:value="990" calcext:value-type="float">
            <text:p>990</text:p>
          </table:table-cell>
          <table:table-cell table:formula="of:=[.C65]/294" office:value-type="float" office:value="5.29081632653061" calcext:value-type="float">
            <text:p>5,29081632653061</text:p>
          </table:table-cell>
          <table:table-cell table:formula="of:=[.D65]/294" office:value-type="float" office:value="11.0119047619048" calcext:value-type="float">
            <text:p>11,0119047619048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584.5" calcext:value-type="float">
            <text:p>1 584,50</text:p>
          </table:table-cell>
          <table:table-cell office:value-type="float" office:value="3313.5" calcext:value-type="float">
            <text:p>3 313,50</text:p>
          </table:table-cell>
          <table:table-cell office:value-type="float" office:value="11" calcext:value-type="float">
            <text:p>11</text:p>
          </table:table-cell>
          <table:table-cell table:formula="of:=90*[.E66]" office:value-type="float" office:value="990" calcext:value-type="float">
            <text:p>990</text:p>
          </table:table-cell>
          <table:table-cell table:formula="of:=[.C66]/294" office:value-type="float" office:value="5.38945578231293" calcext:value-type="float">
            <text:p>5,38945578231293</text:p>
          </table:table-cell>
          <table:table-cell table:formula="of:=[.D66]/294" office:value-type="float" office:value="11.2704081632653" calcext:value-type="float">
            <text:p>11,2704081632653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538.5" calcext:value-type="float">
            <text:p>1 538,50</text:p>
          </table:table-cell>
          <table:table-cell office:value-type="float" office:value="3316.5" calcext:value-type="float">
            <text:p>3 316,50</text:p>
          </table:table-cell>
          <table:table-cell office:value-type="float" office:value="11" calcext:value-type="float">
            <text:p>11</text:p>
          </table:table-cell>
          <table:table-cell table:formula="of:=90*[.E67]" office:value-type="float" office:value="990" calcext:value-type="float">
            <text:p>990</text:p>
          </table:table-cell>
          <table:table-cell table:formula="of:=[.C67]/294" office:value-type="float" office:value="5.23299319727891" calcext:value-type="float">
            <text:p>5,23299319727891</text:p>
          </table:table-cell>
          <table:table-cell table:formula="of:=[.D67]/294" office:value-type="float" office:value="11.280612244898" calcext:value-type="float">
            <text:p>11,280612244898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505.5" calcext:value-type="float">
            <text:p>1 505,50</text:p>
          </table:table-cell>
          <table:table-cell office:value-type="float" office:value="3307.5" calcext:value-type="float">
            <text:p>3 307,50</text:p>
          </table:table-cell>
          <table:table-cell office:value-type="float" office:value="11" calcext:value-type="float">
            <text:p>11</text:p>
          </table:table-cell>
          <table:table-cell table:formula="of:=90*[.E68]" office:value-type="float" office:value="990" calcext:value-type="float">
            <text:p>990</text:p>
          </table:table-cell>
          <table:table-cell table:formula="of:=[.C68]/294" office:value-type="float" office:value="5.12074829931973" calcext:value-type="float">
            <text:p>5,12074829931973</text:p>
          </table:table-cell>
          <table:table-cell table:formula="of:=[.D68]/294" office:value-type="float" office:value="11.25" calcext:value-type="float">
            <text:p>11,2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466.5" calcext:value-type="float">
            <text:p>1 466,50</text:p>
          </table:table-cell>
          <table:table-cell office:value-type="float" office:value="3317.5" calcext:value-type="float">
            <text:p>3 317,50</text:p>
          </table:table-cell>
          <table:table-cell office:value-type="float" office:value="11" calcext:value-type="float">
            <text:p>11</text:p>
          </table:table-cell>
          <table:table-cell table:formula="of:=90*[.E69]" office:value-type="float" office:value="990" calcext:value-type="float">
            <text:p>990</text:p>
          </table:table-cell>
          <table:table-cell table:formula="of:=[.C69]/294" office:value-type="float" office:value="4.98809523809524" calcext:value-type="float">
            <text:p>4,98809523809524</text:p>
          </table:table-cell>
          <table:table-cell table:formula="of:=[.D69]/294" office:value-type="float" office:value="11.2840136054422" calcext:value-type="float">
            <text:p>11,2840136054422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403.5" calcext:value-type="float">
            <text:p>1 403,50</text:p>
          </table:table-cell>
          <table:table-cell office:value-type="float" office:value="3326.5" calcext:value-type="float">
            <text:p>3 326,50</text:p>
          </table:table-cell>
          <table:table-cell office:value-type="float" office:value="11" calcext:value-type="float">
            <text:p>11</text:p>
          </table:table-cell>
          <table:table-cell table:formula="of:=90*[.E70]" office:value-type="float" office:value="990" calcext:value-type="float">
            <text:p>990</text:p>
          </table:table-cell>
          <table:table-cell table:formula="of:=[.C70]/294" office:value-type="float" office:value="4.77380952380952" calcext:value-type="float">
            <text:p>4,77380952380952</text:p>
          </table:table-cell>
          <table:table-cell table:formula="of:=[.D70]/294" office:value-type="float" office:value="11.3146258503401" calcext:value-type="float">
            <text:p>11,3146258503401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46.5" calcext:value-type="float">
            <text:p>1 346,50</text:p>
          </table:table-cell>
          <table:table-cell office:value-type="float" office:value="3318.5" calcext:value-type="float">
            <text:p>3 318,50</text:p>
          </table:table-cell>
          <table:table-cell office:value-type="float" office:value="11" calcext:value-type="float">
            <text:p>11</text:p>
          </table:table-cell>
          <table:table-cell table:formula="of:=90*[.E71]" office:value-type="float" office:value="990" calcext:value-type="float">
            <text:p>990</text:p>
          </table:table-cell>
          <table:table-cell table:formula="of:=[.C71]/294" office:value-type="float" office:value="4.57993197278912" calcext:value-type="float">
            <text:p>4,57993197278912</text:p>
          </table:table-cell>
          <table:table-cell table:formula="of:=[.D71]/294" office:value-type="float" office:value="11.2874149659864" calcext:value-type="float">
            <text:p>11,2874149659864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293.5" calcext:value-type="float">
            <text:p>1 293,50</text:p>
          </table:table-cell>
          <table:table-cell office:value-type="float" office:value="3312.5" calcext:value-type="float">
            <text:p>3 312,50</text:p>
          </table:table-cell>
          <table:table-cell office:value-type="float" office:value="11" calcext:value-type="float">
            <text:p>11</text:p>
          </table:table-cell>
          <table:table-cell table:formula="of:=90*[.E72]" office:value-type="float" office:value="990" calcext:value-type="float">
            <text:p>990</text:p>
          </table:table-cell>
          <table:table-cell table:formula="of:=[.C72]/294" office:value-type="float" office:value="4.39965986394558" calcext:value-type="float">
            <text:p>4,39965986394558</text:p>
          </table:table-cell>
          <table:table-cell table:formula="of:=[.D72]/294" office:value-type="float" office:value="11.2670068027211" calcext:value-type="float">
            <text:p>11,267006802721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238.5" calcext:value-type="float">
            <text:p>1 238,50</text:p>
          </table:table-cell>
          <table:table-cell office:value-type="float" office:value="3297.5" calcext:value-type="float">
            <text:p>3 297,50</text:p>
          </table:table-cell>
          <table:table-cell office:value-type="float" office:value="11" calcext:value-type="float">
            <text:p>11</text:p>
          </table:table-cell>
          <table:table-cell table:formula="of:=90*[.E73]" office:value-type="float" office:value="990" calcext:value-type="float">
            <text:p>990</text:p>
          </table:table-cell>
          <table:table-cell table:formula="of:=[.C73]/294" office:value-type="float" office:value="4.21258503401361" calcext:value-type="float">
            <text:p>4,21258503401361</text:p>
          </table:table-cell>
          <table:table-cell table:formula="of:=[.D73]/294" office:value-type="float" office:value="11.2159863945578" calcext:value-type="float">
            <text:p>11,2159863945578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201.5" calcext:value-type="float">
            <text:p>1 201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11" calcext:value-type="float">
            <text:p>11</text:p>
          </table:table-cell>
          <table:table-cell table:formula="of:=90*[.E74]" office:value-type="float" office:value="990" calcext:value-type="float">
            <text:p>990</text:p>
          </table:table-cell>
          <table:table-cell table:formula="of:=[.C74]/294" office:value-type="float" office:value="4.08673469387755" calcext:value-type="float">
            <text:p>4,08673469387755</text:p>
          </table:table-cell>
          <table:table-cell table:formula="of:=[.D74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512.5" calcext:value-type="float">
            <text:p>1 512,50</text:p>
          </table:table-cell>
          <table:table-cell office:value-type="float" office:value="3321.5" calcext:value-type="float">
            <text:p>3 321,50</text:p>
          </table:table-cell>
          <table:table-cell office:value-type="float" office:value="12" calcext:value-type="float">
            <text:p>12</text:p>
          </table:table-cell>
          <table:table-cell table:formula="of:=90*[.E75]" office:value-type="float" office:value="1080" calcext:value-type="float">
            <text:p>1080</text:p>
          </table:table-cell>
          <table:table-cell table:formula="of:=[.C75]/294" office:value-type="float" office:value="5.14455782312925" calcext:value-type="float">
            <text:p>5,14455782312925</text:p>
          </table:table-cell>
          <table:table-cell table:formula="of:=[.D75]/294" office:value-type="float" office:value="11.297619047619" calcext:value-type="float">
            <text:p>11,297619047619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548.5" calcext:value-type="float">
            <text:p>1 548,50</text:p>
          </table:table-cell>
          <table:table-cell office:value-type="float" office:value="3324.5" calcext:value-type="float">
            <text:p>3 324,50</text:p>
          </table:table-cell>
          <table:table-cell office:value-type="float" office:value="12" calcext:value-type="float">
            <text:p>12</text:p>
          </table:table-cell>
          <table:table-cell table:formula="of:=90*[.E76]" office:value-type="float" office:value="1080" calcext:value-type="float">
            <text:p>1080</text:p>
          </table:table-cell>
          <table:table-cell table:formula="of:=[.C76]/294" office:value-type="float" office:value="5.26700680272109" calcext:value-type="float">
            <text:p>5,26700680272109</text:p>
          </table:table-cell>
          <table:table-cell table:formula="of:=[.D76]/294" office:value-type="float" office:value="11.3078231292517" calcext:value-type="float">
            <text:p>11,3078231292517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592.5" calcext:value-type="float">
            <text:p>1 592,50</text:p>
          </table:table-cell>
          <table:table-cell office:value-type="float" office:value="3319.5" calcext:value-type="float">
            <text:p>3 319,50</text:p>
          </table:table-cell>
          <table:table-cell office:value-type="float" office:value="12" calcext:value-type="float">
            <text:p>12</text:p>
          </table:table-cell>
          <table:table-cell table:formula="of:=90*[.E77]" office:value-type="float" office:value="1080" calcext:value-type="float">
            <text:p>1080</text:p>
          </table:table-cell>
          <table:table-cell table:formula="of:=[.C77]/294" office:value-type="float" office:value="5.41666666666667" calcext:value-type="float">
            <text:p>5,41666666666667</text:p>
          </table:table-cell>
          <table:table-cell table:formula="of:=[.D77]/294" office:value-type="float" office:value="11.2908163265306" calcext:value-type="float">
            <text:p>11,2908163265306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630.5" calcext:value-type="float">
            <text:p>1 630,50</text:p>
          </table:table-cell>
          <table:table-cell office:value-type="float" office:value="3314.5" calcext:value-type="float">
            <text:p>3 314,50</text:p>
          </table:table-cell>
          <table:table-cell office:value-type="float" office:value="12" calcext:value-type="float">
            <text:p>12</text:p>
          </table:table-cell>
          <table:table-cell table:formula="of:=90*[.E78]" office:value-type="float" office:value="1080" calcext:value-type="float">
            <text:p>1080</text:p>
          </table:table-cell>
          <table:table-cell table:formula="of:=[.C78]/294" office:value-type="float" office:value="5.54591836734694" calcext:value-type="float">
            <text:p>5,54591836734694</text:p>
          </table:table-cell>
          <table:table-cell table:formula="of:=[.D78]/294" office:value-type="float" office:value="11.2738095238095" calcext:value-type="float">
            <text:p>11,273809523809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634.5" calcext:value-type="float">
            <text:p>1 634,50</text:p>
          </table:table-cell>
          <table:table-cell office:value-type="float" office:value="3285.5" calcext:value-type="float">
            <text:p>3 285,50</text:p>
          </table:table-cell>
          <table:table-cell office:value-type="float" office:value="12" calcext:value-type="float">
            <text:p>12</text:p>
          </table:table-cell>
          <table:table-cell table:formula="of:=90*[.E79]" office:value-type="float" office:value="1080" calcext:value-type="float">
            <text:p>1080</text:p>
          </table:table-cell>
          <table:table-cell table:formula="of:=[.C79]/294" office:value-type="float" office:value="5.55952380952381" calcext:value-type="float">
            <text:p>5,55952380952381</text:p>
          </table:table-cell>
          <table:table-cell table:formula="of:=[.D79]/294" office:value-type="float" office:value="11.1751700680272" calcext:value-type="float">
            <text:p>11,1751700680272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607.5" calcext:value-type="float">
            <text:p>1 607,50</text:p>
          </table:table-cell>
          <table:table-cell office:value-type="float" office:value="3252.5" calcext:value-type="float">
            <text:p>3 252,50</text:p>
          </table:table-cell>
          <table:table-cell office:value-type="float" office:value="12" calcext:value-type="float">
            <text:p>12</text:p>
          </table:table-cell>
          <table:table-cell table:formula="of:=90*[.E80]" office:value-type="float" office:value="1080" calcext:value-type="float">
            <text:p>1080</text:p>
          </table:table-cell>
          <table:table-cell table:formula="of:=[.C80]/294" office:value-type="float" office:value="5.46768707482993" calcext:value-type="float">
            <text:p>5,46768707482993</text:p>
          </table:table-cell>
          <table:table-cell table:formula="of:=[.D80]/294" office:value-type="float" office:value="11.062925170068" calcext:value-type="float">
            <text:p>11,062925170068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576.5" calcext:value-type="float">
            <text:p>1 576,50</text:p>
          </table:table-cell>
          <table:table-cell office:value-type="float" office:value="3236.5" calcext:value-type="float">
            <text:p>3 236,50</text:p>
          </table:table-cell>
          <table:table-cell office:value-type="float" office:value="12" calcext:value-type="float">
            <text:p>12</text:p>
          </table:table-cell>
          <table:table-cell table:formula="of:=90*[.E81]" office:value-type="float" office:value="1080" calcext:value-type="float">
            <text:p>1080</text:p>
          </table:table-cell>
          <table:table-cell table:formula="of:=[.C81]/294" office:value-type="float" office:value="5.36224489795918" calcext:value-type="float">
            <text:p>5,36224489795918</text:p>
          </table:table-cell>
          <table:table-cell table:formula="of:=[.D81]/294" office:value-type="float" office:value="11.0085034013605" calcext:value-type="float">
            <text:p>11,0085034013605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550.5" calcext:value-type="float">
            <text:p>1 550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12" calcext:value-type="float">
            <text:p>12</text:p>
          </table:table-cell>
          <table:table-cell table:formula="of:=90*[.E82]" office:value-type="float" office:value="1080" calcext:value-type="float">
            <text:p>1080</text:p>
          </table:table-cell>
          <table:table-cell table:formula="of:=[.C82]/294" office:value-type="float" office:value="5.27380952380952" calcext:value-type="float">
            <text:p>5,27380952380952</text:p>
          </table:table-cell>
          <table:table-cell table:formula="of:=[.D82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471.5" calcext:value-type="float">
            <text:p>1 471,50</text:p>
          </table:table-cell>
          <table:table-cell office:value-type="float" office:value="3320.5" calcext:value-type="float">
            <text:p>3 320,50</text:p>
          </table:table-cell>
          <table:table-cell office:value-type="float" office:value="12" calcext:value-type="float">
            <text:p>12</text:p>
          </table:table-cell>
          <table:table-cell table:formula="of:=90*[.E83]" office:value-type="float" office:value="1080" calcext:value-type="float">
            <text:p>1080</text:p>
          </table:table-cell>
          <table:table-cell table:formula="of:=[.C83]/294" office:value-type="float" office:value="5.00510204081633" calcext:value-type="float">
            <text:p>5,00510204081633</text:p>
          </table:table-cell>
          <table:table-cell table:formula="of:=[.D83]/294" office:value-type="float" office:value="11.2942176870748" calcext:value-type="float">
            <text:p>11,2942176870748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408.5" calcext:value-type="float">
            <text:p>1 408,50</text:p>
          </table:table-cell>
          <table:table-cell office:value-type="float" office:value="3326.5" calcext:value-type="float">
            <text:p>3 326,50</text:p>
          </table:table-cell>
          <table:table-cell office:value-type="float" office:value="12" calcext:value-type="float">
            <text:p>12</text:p>
          </table:table-cell>
          <table:table-cell table:formula="of:=90*[.E84]" office:value-type="float" office:value="1080" calcext:value-type="float">
            <text:p>1080</text:p>
          </table:table-cell>
          <table:table-cell table:formula="of:=[.C84]/294" office:value-type="float" office:value="4.79081632653061" calcext:value-type="float">
            <text:p>4,79081632653061</text:p>
          </table:table-cell>
          <table:table-cell table:formula="of:=[.D84]/294" office:value-type="float" office:value="11.3146258503401" calcext:value-type="float">
            <text:p>11,3146258503401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39.5" calcext:value-type="float">
            <text:p>1 339,50</text:p>
          </table:table-cell>
          <table:table-cell office:value-type="float" office:value="3322.5" calcext:value-type="float">
            <text:p>3 322,50</text:p>
          </table:table-cell>
          <table:table-cell office:value-type="float" office:value="12" calcext:value-type="float">
            <text:p>12</text:p>
          </table:table-cell>
          <table:table-cell table:formula="of:=90*[.E85]" office:value-type="float" office:value="1080" calcext:value-type="float">
            <text:p>1080</text:p>
          </table:table-cell>
          <table:table-cell table:formula="of:=[.C85]/294" office:value-type="float" office:value="4.55612244897959" calcext:value-type="float">
            <text:p>4,55612244897959</text:p>
          </table:table-cell>
          <table:table-cell table:formula="of:=[.D85]/294" office:value-type="float" office:value="11.3010204081633" calcext:value-type="float">
            <text:p>11,3010204081633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277.5" calcext:value-type="float">
            <text:p>1 277,50</text:p>
          </table:table-cell>
          <table:table-cell office:value-type="float" office:value="3316.5" calcext:value-type="float">
            <text:p>3 316,50</text:p>
          </table:table-cell>
          <table:table-cell office:value-type="float" office:value="12" calcext:value-type="float">
            <text:p>12</text:p>
          </table:table-cell>
          <table:table-cell table:formula="of:=90*[.E86]" office:value-type="float" office:value="1080" calcext:value-type="float">
            <text:p>1080</text:p>
          </table:table-cell>
          <table:table-cell table:formula="of:=[.C86]/294" office:value-type="float" office:value="4.3452380952381" calcext:value-type="float">
            <text:p>4,3452380952381</text:p>
          </table:table-cell>
          <table:table-cell table:formula="of:=[.D86]/294" office:value-type="float" office:value="11.280612244898" calcext:value-type="float">
            <text:p>11,280612244898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223.5" calcext:value-type="float">
            <text:p>1 223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12" calcext:value-type="float">
            <text:p>12</text:p>
          </table:table-cell>
          <table:table-cell table:formula="of:=90*[.E87]" office:value-type="float" office:value="1080" calcext:value-type="float">
            <text:p>1080</text:p>
          </table:table-cell>
          <table:table-cell table:formula="of:=[.C87]/294" office:value-type="float" office:value="4.16156462585034" calcext:value-type="float">
            <text:p>4,16156462585034</text:p>
          </table:table-cell>
          <table:table-cell table:formula="of:=[.D87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547.5" calcext:value-type="float">
            <text:p>1 547,50</text:p>
          </table:table-cell>
          <table:table-cell office:value-type="float" office:value="3224.5" calcext:value-type="float">
            <text:p>3 224,50</text:p>
          </table:table-cell>
          <table:table-cell office:value-type="float" office:value="13" calcext:value-type="float">
            <text:p>13</text:p>
          </table:table-cell>
          <table:table-cell table:formula="of:=90*[.E88]" office:value-type="float" office:value="1170" calcext:value-type="float">
            <text:p>1170</text:p>
          </table:table-cell>
          <table:table-cell table:formula="of:=[.C88]/294" office:value-type="float" office:value="5.26360544217687" calcext:value-type="float">
            <text:p>5,26360544217687</text:p>
          </table:table-cell>
          <table:table-cell table:formula="of:=[.D88]/294" office:value-type="float" office:value="10.9676870748299" calcext:value-type="float">
            <text:p>10,9676870748299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595.5" calcext:value-type="float">
            <text:p>1 595,50</text:p>
          </table:table-cell>
          <table:table-cell office:value-type="float" office:value="3237.5" calcext:value-type="float">
            <text:p>3 237,50</text:p>
          </table:table-cell>
          <table:table-cell office:value-type="float" office:value="13" calcext:value-type="float">
            <text:p>13</text:p>
          </table:table-cell>
          <table:table-cell table:formula="of:=90*[.E89]" office:value-type="float" office:value="1170" calcext:value-type="float">
            <text:p>1170</text:p>
          </table:table-cell>
          <table:table-cell table:formula="of:=[.C89]/294" office:value-type="float" office:value="5.42687074829932" calcext:value-type="float">
            <text:p>5,42687074829932</text:p>
          </table:table-cell>
          <table:table-cell table:formula="of:=[.D89]/294" office:value-type="float" office:value="11.0119047619048" calcext:value-type="float">
            <text:p>11,0119047619048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642.5" calcext:value-type="float">
            <text:p>1 642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13" calcext:value-type="float">
            <text:p>13</text:p>
          </table:table-cell>
          <table:table-cell table:formula="of:=90*[.E90]" office:value-type="float" office:value="1170" calcext:value-type="float">
            <text:p>1170</text:p>
          </table:table-cell>
          <table:table-cell table:formula="of:=[.C90]/294" office:value-type="float" office:value="5.58673469387755" calcext:value-type="float">
            <text:p>5,58673469387755</text:p>
          </table:table-cell>
          <table:table-cell table:formula="of:=[.D90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629.5" calcext:value-type="float">
            <text:p>1 629,50</text:p>
          </table:table-cell>
          <table:table-cell office:value-type="float" office:value="3347.5" calcext:value-type="float">
            <text:p>3 347,50</text:p>
          </table:table-cell>
          <table:table-cell office:value-type="float" office:value="13" calcext:value-type="float">
            <text:p>13</text:p>
          </table:table-cell>
          <table:table-cell table:formula="of:=90*[.E91]" office:value-type="float" office:value="1170" calcext:value-type="float">
            <text:p>1170</text:p>
          </table:table-cell>
          <table:table-cell table:formula="of:=[.C91]/294" office:value-type="float" office:value="5.54251700680272" calcext:value-type="float">
            <text:p>5,54251700680272</text:p>
          </table:table-cell>
          <table:table-cell table:formula="of:=[.D91]/294" office:value-type="float" office:value="11.3860544217687" calcext:value-type="float">
            <text:p>11,3860544217687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628.5" calcext:value-type="float">
            <text:p>1 628,50</text:p>
          </table:table-cell>
          <table:table-cell office:value-type="float" office:value="3265.5" calcext:value-type="float">
            <text:p>3 265,50</text:p>
          </table:table-cell>
          <table:table-cell office:value-type="float" office:value="13" calcext:value-type="float">
            <text:p>13</text:p>
          </table:table-cell>
          <table:table-cell table:formula="of:=90*[.E92]" office:value-type="float" office:value="1170" calcext:value-type="float">
            <text:p>1170</text:p>
          </table:table-cell>
          <table:table-cell table:formula="of:=[.C92]/294" office:value-type="float" office:value="5.5391156462585" calcext:value-type="float">
            <text:p>5,5391156462585</text:p>
          </table:table-cell>
          <table:table-cell table:formula="of:=[.D92]/294" office:value-type="float" office:value="11.1071428571429" calcext:value-type="float">
            <text:p>11,1071428571429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581.5" calcext:value-type="float">
            <text:p>1 581,50</text:p>
          </table:table-cell>
          <table:table-cell office:value-type="float" office:value="3342.5" calcext:value-type="float">
            <text:p>3 342,50</text:p>
          </table:table-cell>
          <table:table-cell office:value-type="float" office:value="13" calcext:value-type="float">
            <text:p>13</text:p>
          </table:table-cell>
          <table:table-cell table:formula="of:=90*[.E93]" office:value-type="float" office:value="1170" calcext:value-type="float">
            <text:p>1170</text:p>
          </table:table-cell>
          <table:table-cell table:formula="of:=[.C93]/294" office:value-type="float" office:value="5.37925170068027" calcext:value-type="float">
            <text:p>5,37925170068027</text:p>
          </table:table-cell>
          <table:table-cell table:formula="of:=[.D93]/294" office:value-type="float" office:value="11.3690476190476" calcext:value-type="float">
            <text:p>11,3690476190476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548.5" calcext:value-type="float">
            <text:p>1 548,50</text:p>
          </table:table-cell>
          <table:table-cell office:value-type="float" office:value="3342.5" calcext:value-type="float">
            <text:p>3 342,50</text:p>
          </table:table-cell>
          <table:table-cell office:value-type="float" office:value="13" calcext:value-type="float">
            <text:p>13</text:p>
          </table:table-cell>
          <table:table-cell table:formula="of:=90*[.E94]" office:value-type="float" office:value="1170" calcext:value-type="float">
            <text:p>1170</text:p>
          </table:table-cell>
          <table:table-cell table:formula="of:=[.C94]/294" office:value-type="float" office:value="5.26700680272109" calcext:value-type="float">
            <text:p>5,26700680272109</text:p>
          </table:table-cell>
          <table:table-cell table:formula="of:=[.D94]/294" office:value-type="float" office:value="11.3690476190476" calcext:value-type="float">
            <text:p>11,3690476190476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503.5" calcext:value-type="float">
            <text:p>1 503,50</text:p>
          </table:table-cell>
          <table:table-cell office:value-type="float" office:value="3324.5" calcext:value-type="float">
            <text:p>3 324,50</text:p>
          </table:table-cell>
          <table:table-cell office:value-type="float" office:value="13" calcext:value-type="float">
            <text:p>13</text:p>
          </table:table-cell>
          <table:table-cell table:formula="of:=90*[.E95]" office:value-type="float" office:value="1170" calcext:value-type="float">
            <text:p>1170</text:p>
          </table:table-cell>
          <table:table-cell table:formula="of:=[.C95]/294" office:value-type="float" office:value="5.11394557823129" calcext:value-type="float">
            <text:p>5,11394557823129</text:p>
          </table:table-cell>
          <table:table-cell table:formula="of:=[.D95]/294" office:value-type="float" office:value="11.3078231292517" calcext:value-type="float">
            <text:p>11,3078231292517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464.5" calcext:value-type="float">
            <text:p>1 464,50</text:p>
          </table:table-cell>
          <table:table-cell office:value-type="float" office:value="3320.5" calcext:value-type="float">
            <text:p>3 320,50</text:p>
          </table:table-cell>
          <table:table-cell office:value-type="float" office:value="13" calcext:value-type="float">
            <text:p>13</text:p>
          </table:table-cell>
          <table:table-cell table:formula="of:=90*[.E96]" office:value-type="float" office:value="1170" calcext:value-type="float">
            <text:p>1170</text:p>
          </table:table-cell>
          <table:table-cell table:formula="of:=[.C96]/294" office:value-type="float" office:value="4.9812925170068" calcext:value-type="float">
            <text:p>4,9812925170068</text:p>
          </table:table-cell>
          <table:table-cell table:formula="of:=[.D96]/294" office:value-type="float" office:value="11.2942176870748" calcext:value-type="float">
            <text:p>11,2942176870748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408.5" calcext:value-type="float">
            <text:p>1 408,50</text:p>
          </table:table-cell>
          <table:table-cell office:value-type="float" office:value="3322.5" calcext:value-type="float">
            <text:p>3 322,50</text:p>
          </table:table-cell>
          <table:table-cell office:value-type="float" office:value="13" calcext:value-type="float">
            <text:p>13</text:p>
          </table:table-cell>
          <table:table-cell table:formula="of:=90*[.E97]" office:value-type="float" office:value="1170" calcext:value-type="float">
            <text:p>1170</text:p>
          </table:table-cell>
          <table:table-cell table:formula="of:=[.C97]/294" office:value-type="float" office:value="4.79081632653061" calcext:value-type="float">
            <text:p>4,79081632653061</text:p>
          </table:table-cell>
          <table:table-cell table:formula="of:=[.D97]/294" office:value-type="float" office:value="11.3010204081633" calcext:value-type="float">
            <text:p>11,3010204081633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344.5" calcext:value-type="float">
            <text:p>1 344,50</text:p>
          </table:table-cell>
          <table:table-cell office:value-type="float" office:value="3322.5" calcext:value-type="float">
            <text:p>3 322,50</text:p>
          </table:table-cell>
          <table:table-cell office:value-type="float" office:value="13" calcext:value-type="float">
            <text:p>13</text:p>
          </table:table-cell>
          <table:table-cell table:formula="of:=90*[.E98]" office:value-type="float" office:value="1170" calcext:value-type="float">
            <text:p>1170</text:p>
          </table:table-cell>
          <table:table-cell table:formula="of:=[.C98]/294" office:value-type="float" office:value="4.57312925170068" calcext:value-type="float">
            <text:p>4,57312925170068</text:p>
          </table:table-cell>
          <table:table-cell table:formula="of:=[.D98]/294" office:value-type="float" office:value="11.3010204081633" calcext:value-type="float">
            <text:p>11,3010204081633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261.5" calcext:value-type="float">
            <text:p>1 261,50</text:p>
          </table:table-cell>
          <table:table-cell office:value-type="float" office:value="3311.5" calcext:value-type="float">
            <text:p>3 311,50</text:p>
          </table:table-cell>
          <table:table-cell office:value-type="float" office:value="13" calcext:value-type="float">
            <text:p>13</text:p>
          </table:table-cell>
          <table:table-cell table:formula="of:=90*[.E99]" office:value-type="float" office:value="1170" calcext:value-type="float">
            <text:p>1170</text:p>
          </table:table-cell>
          <table:table-cell table:formula="of:=[.C99]/294" office:value-type="float" office:value="4.29081632653061" calcext:value-type="float">
            <text:p>4,29081632653061</text:p>
          </table:table-cell>
          <table:table-cell table:formula="of:=[.D99]/294" office:value-type="float" office:value="11.2636054421769" calcext:value-type="float">
            <text:p>11,2636054421769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208.5" calcext:value-type="float">
            <text:p>1 208,50</text:p>
          </table:table-cell>
          <table:table-cell office:value-type="float" office:value="3289.5" calcext:value-type="float">
            <text:p>3 289,50</text:p>
          </table:table-cell>
          <table:table-cell office:value-type="float" office:value="13" calcext:value-type="float">
            <text:p>13</text:p>
          </table:table-cell>
          <table:table-cell table:formula="of:=90*[.E100]" office:value-type="float" office:value="1170" calcext:value-type="float">
            <text:p>1170</text:p>
          </table:table-cell>
          <table:table-cell table:formula="of:=[.C100]/294" office:value-type="float" office:value="4.11054421768708" calcext:value-type="float">
            <text:p>4,11054421768708</text:p>
          </table:table-cell>
          <table:table-cell table:formula="of:=[.D100]/294" office:value-type="float" office:value="11.1887755102041" calcext:value-type="float">
            <text:p>11,1887755102041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13.5" calcext:value-type="float">
            <text:p>1 513,50</text:p>
          </table:table-cell>
          <table:table-cell office:value-type="float" office:value="3323.5" calcext:value-type="float">
            <text:p>3 323,50</text:p>
          </table:table-cell>
          <table:table-cell office:value-type="float" office:value="14" calcext:value-type="float">
            <text:p>14</text:p>
          </table:table-cell>
          <table:table-cell table:formula="of:=90*[.E101]" office:value-type="float" office:value="1260" calcext:value-type="float">
            <text:p>1260</text:p>
          </table:table-cell>
          <table:table-cell table:formula="of:=[.C101]/294" office:value-type="float" office:value="5.14795918367347" calcext:value-type="float">
            <text:p>5,14795918367347</text:p>
          </table:table-cell>
          <table:table-cell table:formula="of:=[.D101]/294" office:value-type="float" office:value="11.3044217687075" calcext:value-type="float">
            <text:p>11,3044217687075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546.5" calcext:value-type="float">
            <text:p>1 546,50</text:p>
          </table:table-cell>
          <table:table-cell office:value-type="float" office:value="3344.5" calcext:value-type="float">
            <text:p>3 344,50</text:p>
          </table:table-cell>
          <table:table-cell office:value-type="float" office:value="14" calcext:value-type="float">
            <text:p>14</text:p>
          </table:table-cell>
          <table:table-cell table:formula="of:=90*[.E102]" office:value-type="float" office:value="1260" calcext:value-type="float">
            <text:p>1260</text:p>
          </table:table-cell>
          <table:table-cell table:formula="of:=[.C102]/294" office:value-type="float" office:value="5.26020408163265" calcext:value-type="float">
            <text:p>5,26020408163265</text:p>
          </table:table-cell>
          <table:table-cell table:formula="of:=[.D102]/294" office:value-type="float" office:value="11.3758503401361" calcext:value-type="float">
            <text:p>11,3758503401361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586.5" calcext:value-type="float">
            <text:p>1 586,50</text:p>
          </table:table-cell>
          <table:table-cell office:value-type="float" office:value="3335.5" calcext:value-type="float">
            <text:p>3 335,50</text:p>
          </table:table-cell>
          <table:table-cell office:value-type="float" office:value="14" calcext:value-type="float">
            <text:p>14</text:p>
          </table:table-cell>
          <table:table-cell table:formula="of:=90*[.E103]" office:value-type="float" office:value="1260" calcext:value-type="float">
            <text:p>1260</text:p>
          </table:table-cell>
          <table:table-cell table:formula="of:=[.C103]/294" office:value-type="float" office:value="5.39625850340136" calcext:value-type="float">
            <text:p>5,39625850340136</text:p>
          </table:table-cell>
          <table:table-cell table:formula="of:=[.D103]/294" office:value-type="float" office:value="11.3452380952381" calcext:value-type="float">
            <text:p>11,3452380952381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639.5" calcext:value-type="float">
            <text:p>1 639,50</text:p>
          </table:table-cell>
          <table:table-cell office:value-type="float" office:value="3326.5" calcext:value-type="float">
            <text:p>3 326,50</text:p>
          </table:table-cell>
          <table:table-cell office:value-type="float" office:value="14" calcext:value-type="float">
            <text:p>14</text:p>
          </table:table-cell>
          <table:table-cell table:formula="of:=90*[.E104]" office:value-type="float" office:value="1260" calcext:value-type="float">
            <text:p>1260</text:p>
          </table:table-cell>
          <table:table-cell table:formula="of:=[.C104]/294" office:value-type="float" office:value="5.5765306122449" calcext:value-type="float">
            <text:p>5,5765306122449</text:p>
          </table:table-cell>
          <table:table-cell table:formula="of:=[.D104]/294" office:value-type="float" office:value="11.3146258503401" calcext:value-type="float">
            <text:p>11,3146258503401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666.5" calcext:value-type="float">
            <text:p>1 666,50</text:p>
          </table:table-cell>
          <table:table-cell office:value-type="float" office:value="3308.5" calcext:value-type="float">
            <text:p>3 308,50</text:p>
          </table:table-cell>
          <table:table-cell office:value-type="float" office:value="14" calcext:value-type="float">
            <text:p>14</text:p>
          </table:table-cell>
          <table:table-cell table:formula="of:=90*[.E105]" office:value-type="float" office:value="1260" calcext:value-type="float">
            <text:p>1260</text:p>
          </table:table-cell>
          <table:table-cell table:formula="of:=[.C105]/294" office:value-type="float" office:value="5.66836734693878" calcext:value-type="float">
            <text:p>5,66836734693878</text:p>
          </table:table-cell>
          <table:table-cell table:formula="of:=[.D105]/294" office:value-type="float" office:value="11.2534013605442" calcext:value-type="float">
            <text:p>11,2534013605442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56.5" calcext:value-type="float">
            <text:p>1 656,50</text:p>
          </table:table-cell>
          <table:table-cell office:value-type="float" office:value="3280.5" calcext:value-type="float">
            <text:p>3 280,50</text:p>
          </table:table-cell>
          <table:table-cell office:value-type="float" office:value="14" calcext:value-type="float">
            <text:p>14</text:p>
          </table:table-cell>
          <table:table-cell table:formula="of:=90*[.E106]" office:value-type="float" office:value="1260" calcext:value-type="float">
            <text:p>1260</text:p>
          </table:table-cell>
          <table:table-cell table:formula="of:=[.C106]/294" office:value-type="float" office:value="5.6343537414966" calcext:value-type="float">
            <text:p>5,6343537414966</text:p>
          </table:table-cell>
          <table:table-cell table:formula="of:=[.D106]/294" office:value-type="float" office:value="11.1581632653061" calcext:value-type="float">
            <text:p>11,1581632653061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622.5" calcext:value-type="float">
            <text:p>1 622,50</text:p>
          </table:table-cell>
          <table:table-cell office:value-type="float" office:value="3254.5" calcext:value-type="float">
            <text:p>3 254,50</text:p>
          </table:table-cell>
          <table:table-cell office:value-type="float" office:value="14" calcext:value-type="float">
            <text:p>14</text:p>
          </table:table-cell>
          <table:table-cell table:formula="of:=90*[.E107]" office:value-type="float" office:value="1260" calcext:value-type="float">
            <text:p>1260</text:p>
          </table:table-cell>
          <table:table-cell table:formula="of:=[.C107]/294" office:value-type="float" office:value="5.5187074829932" calcext:value-type="float">
            <text:p>5,5187074829932</text:p>
          </table:table-cell>
          <table:table-cell table:formula="of:=[.D107]/294" office:value-type="float" office:value="11.0697278911565" calcext:value-type="float">
            <text:p>11,0697278911565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589.5" calcext:value-type="float">
            <text:p>1 589,50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14" calcext:value-type="float">
            <text:p>14</text:p>
          </table:table-cell>
          <table:table-cell table:formula="of:=90*[.E108]" office:value-type="float" office:value="1260" calcext:value-type="float">
            <text:p>1260</text:p>
          </table:table-cell>
          <table:table-cell table:formula="of:=[.C108]/294" office:value-type="float" office:value="5.40646258503401" calcext:value-type="float">
            <text:p>5,40646258503401</text:p>
          </table:table-cell>
          <table:table-cell table:formula="of:=[.D108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559.5" calcext:value-type="float">
            <text:p>1 559,50</text:p>
          </table:table-cell>
          <table:table-cell office:value-type="float" office:value="3228.5" calcext:value-type="float">
            <text:p>3 228,50</text:p>
          </table:table-cell>
          <table:table-cell office:value-type="float" office:value="14" calcext:value-type="float">
            <text:p>14</text:p>
          </table:table-cell>
          <table:table-cell table:formula="of:=90*[.E109]" office:value-type="float" office:value="1260" calcext:value-type="float">
            <text:p>1260</text:p>
          </table:table-cell>
          <table:table-cell table:formula="of:=[.C109]/294" office:value-type="float" office:value="5.30442176870748" calcext:value-type="float">
            <text:p>5,30442176870748</text:p>
          </table:table-cell>
          <table:table-cell table:formula="of:=[.D109]/294" office:value-type="float" office:value="10.9812925170068" calcext:value-type="float">
            <text:p>10,9812925170068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480.5" calcext:value-type="float">
            <text:p>1 480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14" calcext:value-type="float">
            <text:p>14</text:p>
          </table:table-cell>
          <table:table-cell table:formula="of:=90*[.E110]" office:value-type="float" office:value="1260" calcext:value-type="float">
            <text:p>1260</text:p>
          </table:table-cell>
          <table:table-cell table:formula="of:=[.C110]/294" office:value-type="float" office:value="5.03571428571429" calcext:value-type="float">
            <text:p>5,03571428571429</text:p>
          </table:table-cell>
          <table:table-cell table:formula="of:=[.D110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415.5" calcext:value-type="float">
            <text:p>1 415,50</text:p>
          </table:table-cell>
          <table:table-cell office:value-type="float" office:value="3310.5" calcext:value-type="float">
            <text:p>3 310,50</text:p>
          </table:table-cell>
          <table:table-cell office:value-type="float" office:value="14" calcext:value-type="float">
            <text:p>14</text:p>
          </table:table-cell>
          <table:table-cell table:formula="of:=90*[.E111]" office:value-type="float" office:value="1260" calcext:value-type="float">
            <text:p>1260</text:p>
          </table:table-cell>
          <table:table-cell table:formula="of:=[.C111]/294" office:value-type="float" office:value="4.81462585034014" calcext:value-type="float">
            <text:p>4,81462585034014</text:p>
          </table:table-cell>
          <table:table-cell table:formula="of:=[.D111]/294" office:value-type="float" office:value="11.2602040816327" calcext:value-type="float">
            <text:p>11,2602040816327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352.5" calcext:value-type="float">
            <text:p>1 352,50</text:p>
          </table:table-cell>
          <table:table-cell office:value-type="float" office:value="3310.5" calcext:value-type="float">
            <text:p>3 310,50</text:p>
          </table:table-cell>
          <table:table-cell office:value-type="float" office:value="14" calcext:value-type="float">
            <text:p>14</text:p>
          </table:table-cell>
          <table:table-cell table:formula="of:=90*[.E112]" office:value-type="float" office:value="1260" calcext:value-type="float">
            <text:p>1260</text:p>
          </table:table-cell>
          <table:table-cell table:formula="of:=[.C112]/294" office:value-type="float" office:value="4.60034013605442" calcext:value-type="float">
            <text:p>4,60034013605442</text:p>
          </table:table-cell>
          <table:table-cell table:formula="of:=[.D112]/294" office:value-type="float" office:value="11.2602040816327" calcext:value-type="float">
            <text:p>11,2602040816327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299.5" calcext:value-type="float">
            <text:p>1 299,50</text:p>
          </table:table-cell>
          <table:table-cell office:value-type="float" office:value="3308.5" calcext:value-type="float">
            <text:p>3 308,50</text:p>
          </table:table-cell>
          <table:table-cell office:value-type="float" office:value="14" calcext:value-type="float">
            <text:p>14</text:p>
          </table:table-cell>
          <table:table-cell table:formula="of:=90*[.E113]" office:value-type="float" office:value="1260" calcext:value-type="float">
            <text:p>1260</text:p>
          </table:table-cell>
          <table:table-cell table:formula="of:=[.C113]/294" office:value-type="float" office:value="4.42006802721089" calcext:value-type="float">
            <text:p>4,42006802721089</text:p>
          </table:table-cell>
          <table:table-cell table:formula="of:=[.D113]/294" office:value-type="float" office:value="11.2534013605442" calcext:value-type="float">
            <text:p>11,2534013605442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249.5" calcext:value-type="float">
            <text:p>1 249,50</text:p>
          </table:table-cell>
          <table:table-cell office:value-type="float" office:value="3300.5" calcext:value-type="float">
            <text:p>3 300,50</text:p>
          </table:table-cell>
          <table:table-cell office:value-type="float" office:value="14" calcext:value-type="float">
            <text:p>14</text:p>
          </table:table-cell>
          <table:table-cell table:formula="of:=90*[.E114]" office:value-type="float" office:value="1260" calcext:value-type="float">
            <text:p>1260</text:p>
          </table:table-cell>
          <table:table-cell table:formula="of:=[.C114]/294" office:value-type="float" office:value="4.25" calcext:value-type="float">
            <text:p>4,25</text:p>
          </table:table-cell>
          <table:table-cell table:formula="of:=[.D114]/294" office:value-type="float" office:value="11.2261904761905" calcext:value-type="float">
            <text:p>11,2261904761905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215.5" calcext:value-type="float">
            <text:p>1 215,50</text:p>
          </table:table-cell>
          <table:table-cell office:value-type="float" office:value="3289.5" calcext:value-type="float">
            <text:p>3 289,50</text:p>
          </table:table-cell>
          <table:table-cell office:value-type="float" office:value="14" calcext:value-type="float">
            <text:p>14</text:p>
          </table:table-cell>
          <table:table-cell table:formula="of:=90*[.E115]" office:value-type="float" office:value="1260" calcext:value-type="float">
            <text:p>1260</text:p>
          </table:table-cell>
          <table:table-cell table:formula="of:=[.C115]/294" office:value-type="float" office:value="4.1343537414966" calcext:value-type="float">
            <text:p>4,1343537414966</text:p>
          </table:table-cell>
          <table:table-cell table:formula="of:=[.D115]/294" office:value-type="float" office:value="11.1887755102041" calcext:value-type="float">
            <text:p>11,1887755102041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511.5" calcext:value-type="float">
            <text:p>1 511,50</text:p>
          </table:table-cell>
          <table:table-cell office:value-type="float" office:value="3274.5" calcext:value-type="float">
            <text:p>3 274,50</text:p>
          </table:table-cell>
          <table:table-cell office:value-type="float" office:value="15" calcext:value-type="float">
            <text:p>15</text:p>
          </table:table-cell>
          <table:table-cell table:formula="of:=90*[.E116]" office:value-type="float" office:value="1350" calcext:value-type="float">
            <text:p>1350</text:p>
          </table:table-cell>
          <table:table-cell table:formula="of:=[.C116]/294" office:value-type="float" office:value="5.14115646258503" calcext:value-type="float">
            <text:p>5,14115646258503</text:p>
          </table:table-cell>
          <table:table-cell table:formula="of:=[.D116]/294" office:value-type="float" office:value="11.1377551020408" calcext:value-type="float">
            <text:p>11,1377551020408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449.5" calcext:value-type="float">
            <text:p>1 449,50</text:p>
          </table:table-cell>
          <table:table-cell office:value-type="float" office:value="3285.5" calcext:value-type="float">
            <text:p>3 285,50</text:p>
          </table:table-cell>
          <table:table-cell office:value-type="float" office:value="15" calcext:value-type="float">
            <text:p>15</text:p>
          </table:table-cell>
          <table:table-cell table:formula="of:=90*[.E117]" office:value-type="float" office:value="1350" calcext:value-type="float">
            <text:p>1350</text:p>
          </table:table-cell>
          <table:table-cell table:formula="of:=[.C117]/294" office:value-type="float" office:value="4.93027210884354" calcext:value-type="float">
            <text:p>4,93027210884354</text:p>
          </table:table-cell>
          <table:table-cell table:formula="of:=[.D117]/294" office:value-type="float" office:value="11.1751700680272" calcext:value-type="float">
            <text:p>11,1751700680272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383.5" calcext:value-type="float">
            <text:p>1 383,50</text:p>
          </table:table-cell>
          <table:table-cell office:value-type="float" office:value="3303.5" calcext:value-type="float">
            <text:p>3 303,50</text:p>
          </table:table-cell>
          <table:table-cell office:value-type="float" office:value="15" calcext:value-type="float">
            <text:p>15</text:p>
          </table:table-cell>
          <table:table-cell table:formula="of:=90*[.E118]" office:value-type="float" office:value="1350" calcext:value-type="float">
            <text:p>1350</text:p>
          </table:table-cell>
          <table:table-cell table:formula="of:=[.C118]/294" office:value-type="float" office:value="4.70578231292517" calcext:value-type="float">
            <text:p>4,70578231292517</text:p>
          </table:table-cell>
          <table:table-cell table:formula="of:=[.D118]/294" office:value-type="float" office:value="11.2363945578231" calcext:value-type="float">
            <text:p>11,2363945578231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3313.5" calcext:value-type="float">
            <text:p>3 313,50</text:p>
          </table:table-cell>
          <table:table-cell office:value-type="float" office:value="15" calcext:value-type="float">
            <text:p>15</text:p>
          </table:table-cell>
          <table:table-cell table:formula="of:=90*[.E119]" office:value-type="float" office:value="1350" calcext:value-type="float">
            <text:p>1350</text:p>
          </table:table-cell>
          <table:table-cell table:formula="of:=[.C119]/294" office:value-type="float" office:value="4.51190476190476" calcext:value-type="float">
            <text:p>4,51190476190476</text:p>
          </table:table-cell>
          <table:table-cell table:formula="of:=[.D119]/294" office:value-type="float" office:value="11.2704081632653" calcext:value-type="float">
            <text:p>11,2704081632653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259.5" calcext:value-type="float">
            <text:p>1 259,50</text:p>
          </table:table-cell>
          <table:table-cell office:value-type="float" office:value="3303.5" calcext:value-type="float">
            <text:p>3 303,50</text:p>
          </table:table-cell>
          <table:table-cell office:value-type="float" office:value="15" calcext:value-type="float">
            <text:p>15</text:p>
          </table:table-cell>
          <table:table-cell table:formula="of:=90*[.E120]" office:value-type="float" office:value="1350" calcext:value-type="float">
            <text:p>1350</text:p>
          </table:table-cell>
          <table:table-cell table:formula="of:=[.C120]/294" office:value-type="float" office:value="4.28401360544218" calcext:value-type="float">
            <text:p>4,28401360544218</text:p>
          </table:table-cell>
          <table:table-cell table:formula="of:=[.D120]/294" office:value-type="float" office:value="11.2363945578231" calcext:value-type="float">
            <text:p>11,2363945578231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215.5" calcext:value-type="float">
            <text:p>1 215,50</text:p>
          </table:table-cell>
          <table:table-cell office:value-type="float" office:value="3283.5" calcext:value-type="float">
            <text:p>3 283,50</text:p>
          </table:table-cell>
          <table:table-cell office:value-type="float" office:value="15" calcext:value-type="float">
            <text:p>15</text:p>
          </table:table-cell>
          <table:table-cell table:formula="of:=90*[.E121]" office:value-type="float" office:value="1350" calcext:value-type="float">
            <text:p>1350</text:p>
          </table:table-cell>
          <table:table-cell table:formula="of:=[.C121]/294" office:value-type="float" office:value="4.1343537414966" calcext:value-type="float">
            <text:p>4,1343537414966</text:p>
          </table:table-cell>
          <table:table-cell table:formula="of:=[.D121]/294" office:value-type="float" office:value="11.1683673469388" calcext:value-type="float">
            <text:p>11,1683673469388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201.5" calcext:value-type="float">
            <text:p>1 201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16" calcext:value-type="float">
            <text:p>16</text:p>
          </table:table-cell>
          <table:table-cell table:formula="of:=90*[.E122]" office:value-type="float" office:value="1440" calcext:value-type="float">
            <text:p>1440</text:p>
          </table:table-cell>
          <table:table-cell table:formula="of:=[.C122]/294" office:value-type="float" office:value="4.08673469387755" calcext:value-type="float">
            <text:p>4,08673469387755</text:p>
          </table:table-cell>
          <table:table-cell table:formula="of:=[.D122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248.5" calcext:value-type="float">
            <text:p>1 248,50</text:p>
          </table:table-cell>
          <table:table-cell office:value-type="float" office:value="3306.5" calcext:value-type="float">
            <text:p>3 306,50</text:p>
          </table:table-cell>
          <table:table-cell office:value-type="float" office:value="16" calcext:value-type="float">
            <text:p>16</text:p>
          </table:table-cell>
          <table:table-cell table:formula="of:=90*[.E123]" office:value-type="float" office:value="1440" calcext:value-type="float">
            <text:p>1440</text:p>
          </table:table-cell>
          <table:table-cell table:formula="of:=[.C123]/294" office:value-type="float" office:value="4.24659863945578" calcext:value-type="float">
            <text:p>4,24659863945578</text:p>
          </table:table-cell>
          <table:table-cell table:formula="of:=[.D123]/294" office:value-type="float" office:value="11.2465986394558" calcext:value-type="float">
            <text:p>11,2465986394558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323.5" calcext:value-type="float">
            <text:p>1 323,50</text:p>
          </table:table-cell>
          <table:table-cell office:value-type="float" office:value="3313.5" calcext:value-type="float">
            <text:p>3 313,50</text:p>
          </table:table-cell>
          <table:table-cell office:value-type="float" office:value="16" calcext:value-type="float">
            <text:p>16</text:p>
          </table:table-cell>
          <table:table-cell table:formula="of:=90*[.E124]" office:value-type="float" office:value="1440" calcext:value-type="float">
            <text:p>1440</text:p>
          </table:table-cell>
          <table:table-cell table:formula="of:=[.C124]/294" office:value-type="float" office:value="4.50170068027211" calcext:value-type="float">
            <text:p>4,50170068027211</text:p>
          </table:table-cell>
          <table:table-cell table:formula="of:=[.D124]/294" office:value-type="float" office:value="11.2704081632653" calcext:value-type="float">
            <text:p>11,2704081632653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374.5" calcext:value-type="float">
            <text:p>1 374,50</text:p>
          </table:table-cell>
          <table:table-cell office:value-type="float" office:value="3307.5" calcext:value-type="float">
            <text:p>3 307,50</text:p>
          </table:table-cell>
          <table:table-cell office:value-type="float" office:value="16" calcext:value-type="float">
            <text:p>16</text:p>
          </table:table-cell>
          <table:table-cell table:formula="of:=90*[.E125]" office:value-type="float" office:value="1440" calcext:value-type="float">
            <text:p>1440</text:p>
          </table:table-cell>
          <table:table-cell table:formula="of:=[.C125]/294" office:value-type="float" office:value="4.67517006802721" calcext:value-type="float">
            <text:p>4,67517006802721</text:p>
          </table:table-cell>
          <table:table-cell table:formula="of:=[.D125]/294" office:value-type="float" office:value="11.25" calcext:value-type="float">
            <text:p>11,25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443.5" calcext:value-type="float">
            <text:p>1 443,50</text:p>
          </table:table-cell>
          <table:table-cell office:value-type="float" office:value="3293.5" calcext:value-type="float">
            <text:p>3 293,50</text:p>
          </table:table-cell>
          <table:table-cell office:value-type="float" office:value="16" calcext:value-type="float">
            <text:p>16</text:p>
          </table:table-cell>
          <table:table-cell table:formula="of:=90*[.E126]" office:value-type="float" office:value="1440" calcext:value-type="float">
            <text:p>1440</text:p>
          </table:table-cell>
          <table:table-cell table:formula="of:=[.C126]/294" office:value-type="float" office:value="4.90986394557823" calcext:value-type="float">
            <text:p>4,90986394557823</text:p>
          </table:table-cell>
          <table:table-cell table:formula="of:=[.D126]/294" office:value-type="float" office:value="11.202380952381" calcext:value-type="float">
            <text:p>11,202380952381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508.5" calcext:value-type="float">
            <text:p>1 508,50</text:p>
          </table:table-cell>
          <table:table-cell office:value-type="float" office:value="3277.5" calcext:value-type="float">
            <text:p>3 277,50</text:p>
          </table:table-cell>
          <table:table-cell office:value-type="float" office:value="16" calcext:value-type="float">
            <text:p>16</text:p>
          </table:table-cell>
          <table:table-cell table:formula="of:=90*[.E127]" office:value-type="float" office:value="1440" calcext:value-type="float">
            <text:p>1440</text:p>
          </table:table-cell>
          <table:table-cell table:formula="of:=[.C127]/294" office:value-type="float" office:value="5.13095238095238" calcext:value-type="float">
            <text:p>5,13095238095238</text:p>
          </table:table-cell>
          <table:table-cell table:formula="of:=[.D127]/294" office:value-type="float" office:value="11.1479591836735" calcext:value-type="float">
            <text:p>11,1479591836735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46.5" calcext:value-type="float">
            <text:p>1 546,50</text:p>
          </table:table-cell>
          <table:table-cell office:value-type="float" office:value="3266.5" calcext:value-type="float">
            <text:p>3 266,50</text:p>
          </table:table-cell>
          <table:table-cell office:value-type="float" office:value="16" calcext:value-type="float">
            <text:p>16</text:p>
          </table:table-cell>
          <table:table-cell table:formula="of:=90*[.E128]" office:value-type="float" office:value="1440" calcext:value-type="float">
            <text:p>1440</text:p>
          </table:table-cell>
          <table:table-cell table:formula="of:=[.C128]/294" office:value-type="float" office:value="5.26020408163265" calcext:value-type="float">
            <text:p>5,26020408163265</text:p>
          </table:table-cell>
          <table:table-cell table:formula="of:=[.D128]/294" office:value-type="float" office:value="11.1105442176871" calcext:value-type="float">
            <text:p>11,1105442176871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50.5" calcext:value-type="float">
            <text:p>1 550,50</text:p>
          </table:table-cell>
          <table:table-cell office:value-type="float" office:value="3237.5" calcext:value-type="float">
            <text:p>3 237,50</text:p>
          </table:table-cell>
          <table:table-cell office:value-type="float" office:value="17" calcext:value-type="float">
            <text:p>17</text:p>
          </table:table-cell>
          <table:table-cell table:formula="of:=90*[.E129]" office:value-type="float" office:value="1530" calcext:value-type="float">
            <text:p>1530</text:p>
          </table:table-cell>
          <table:table-cell table:formula="of:=[.C129]/294" office:value-type="float" office:value="5.27380952380952" calcext:value-type="float">
            <text:p>5,27380952380952</text:p>
          </table:table-cell>
          <table:table-cell table:formula="of:=[.D129]/294" office:value-type="float" office:value="11.0119047619048" calcext:value-type="float">
            <text:p>11,011904761904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507.5" calcext:value-type="float">
            <text:p>1 507,50</text:p>
          </table:table-cell>
          <table:table-cell office:value-type="float" office:value="3264.5" calcext:value-type="float">
            <text:p>3 264,50</text:p>
          </table:table-cell>
          <table:table-cell office:value-type="float" office:value="17" calcext:value-type="float">
            <text:p>17</text:p>
          </table:table-cell>
          <table:table-cell table:formula="of:=90*[.E130]" office:value-type="float" office:value="1530" calcext:value-type="float">
            <text:p>1530</text:p>
          </table:table-cell>
          <table:table-cell table:formula="of:=[.C130]/294" office:value-type="float" office:value="5.12755102040816" calcext:value-type="float">
            <text:p>5,12755102040816</text:p>
          </table:table-cell>
          <table:table-cell table:formula="of:=[.D130]/294" office:value-type="float" office:value="11.1037414965986" calcext:value-type="float">
            <text:p>11,1037414965986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448.5" calcext:value-type="float">
            <text:p>1 448,50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17" calcext:value-type="float">
            <text:p>17</text:p>
          </table:table-cell>
          <table:table-cell table:formula="of:=90*[.E131]" office:value-type="float" office:value="1530" calcext:value-type="float">
            <text:p>1530</text:p>
          </table:table-cell>
          <table:table-cell table:formula="of:=[.C131]/294" office:value-type="float" office:value="4.92687074829932" calcext:value-type="float">
            <text:p>4,92687074829932</text:p>
          </table:table-cell>
          <table:table-cell table:formula="of:=[.D131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408.5" calcext:value-type="float">
            <text:p>1 408,50</text:p>
          </table:table-cell>
          <table:table-cell office:value-type="float" office:value="3308.5" calcext:value-type="float">
            <text:p>3 308,50</text:p>
          </table:table-cell>
          <table:table-cell office:value-type="float" office:value="17" calcext:value-type="float">
            <text:p>17</text:p>
          </table:table-cell>
          <table:table-cell table:formula="of:=90*[.E132]" office:value-type="float" office:value="1530" calcext:value-type="float">
            <text:p>1530</text:p>
          </table:table-cell>
          <table:table-cell table:formula="of:=[.C132]/294" office:value-type="float" office:value="4.79081632653061" calcext:value-type="float">
            <text:p>4,79081632653061</text:p>
          </table:table-cell>
          <table:table-cell table:formula="of:=[.D132]/294" office:value-type="float" office:value="11.2534013605442" calcext:value-type="float">
            <text:p>11,2534013605442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347.5" calcext:value-type="float">
            <text:p>1 347,50</text:p>
          </table:table-cell>
          <table:table-cell office:value-type="float" office:value="3292.5" calcext:value-type="float">
            <text:p>3 292,50</text:p>
          </table:table-cell>
          <table:table-cell office:value-type="float" office:value="17" calcext:value-type="float">
            <text:p>17</text:p>
          </table:table-cell>
          <table:table-cell table:formula="of:=90*[.E133]" office:value-type="float" office:value="1530" calcext:value-type="float">
            <text:p>1530</text:p>
          </table:table-cell>
          <table:table-cell table:formula="of:=[.C133]/294" office:value-type="float" office:value="4.58333333333333" calcext:value-type="float">
            <text:p>4,58333333333333</text:p>
          </table:table-cell>
          <table:table-cell table:formula="of:=[.D133]/294" office:value-type="float" office:value="11.1989795918367" calcext:value-type="float">
            <text:p>11,1989795918367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306.5" calcext:value-type="float">
            <text:p>1 306,50</text:p>
          </table:table-cell>
          <table:table-cell office:value-type="float" office:value="3301.5" calcext:value-type="float">
            <text:p>3 301,50</text:p>
          </table:table-cell>
          <table:table-cell office:value-type="float" office:value="17" calcext:value-type="float">
            <text:p>17</text:p>
          </table:table-cell>
          <table:table-cell table:formula="of:=90*[.E134]" office:value-type="float" office:value="1530" calcext:value-type="float">
            <text:p>1530</text:p>
          </table:table-cell>
          <table:table-cell table:formula="of:=[.C134]/294" office:value-type="float" office:value="4.44387755102041" calcext:value-type="float">
            <text:p>4,44387755102041</text:p>
          </table:table-cell>
          <table:table-cell table:formula="of:=[.D134]/294" office:value-type="float" office:value="11.2295918367347" calcext:value-type="float">
            <text:p>11,2295918367347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260.5" calcext:value-type="float">
            <text:p>1 260,50</text:p>
          </table:table-cell>
          <table:table-cell office:value-type="float" office:value="3303.5" calcext:value-type="float">
            <text:p>3 303,50</text:p>
          </table:table-cell>
          <table:table-cell office:value-type="float" office:value="17" calcext:value-type="float">
            <text:p>17</text:p>
          </table:table-cell>
          <table:table-cell table:formula="of:=90*[.E135]" office:value-type="float" office:value="1530" calcext:value-type="float">
            <text:p>1530</text:p>
          </table:table-cell>
          <table:table-cell table:formula="of:=[.C135]/294" office:value-type="float" office:value="4.2874149659864" calcext:value-type="float">
            <text:p>4,2874149659864</text:p>
          </table:table-cell>
          <table:table-cell table:formula="of:=[.D135]/294" office:value-type="float" office:value="11.2363945578231" calcext:value-type="float">
            <text:p>11,2363945578231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214.5" calcext:value-type="float">
            <text:p>1 214,50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17" calcext:value-type="float">
            <text:p>17</text:p>
          </table:table-cell>
          <table:table-cell table:formula="of:=90*[.E136]" office:value-type="float" office:value="1530" calcext:value-type="float">
            <text:p>1530</text:p>
          </table:table-cell>
          <table:table-cell table:formula="of:=[.C136]/294" office:value-type="float" office:value="4.13095238095238" calcext:value-type="float">
            <text:p>4,13095238095238</text:p>
          </table:table-cell>
          <table:table-cell table:formula="of:=[.D136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543.5" calcext:value-type="float">
            <text:p>1 543,50</text:p>
          </table:table-cell>
          <table:table-cell office:value-type="float" office:value="3197.5" calcext:value-type="float">
            <text:p>3 197,50</text:p>
          </table:table-cell>
          <table:table-cell office:value-type="float" office:value="18" calcext:value-type="float">
            <text:p>18</text:p>
          </table:table-cell>
          <table:table-cell table:formula="of:=90*[.E137]" office:value-type="float" office:value="1620" calcext:value-type="float">
            <text:p>1620</text:p>
          </table:table-cell>
          <table:table-cell table:formula="of:=[.C137]/294" office:value-type="float" office:value="5.25" calcext:value-type="float">
            <text:p>5,25</text:p>
          </table:table-cell>
          <table:table-cell table:formula="of:=[.D137]/294" office:value-type="float" office:value="10.8758503401361" calcext:value-type="float">
            <text:p>10,8758503401361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36.5" calcext:value-type="float">
            <text:p>1 536,50</text:p>
          </table:table-cell>
          <table:table-cell office:value-type="float" office:value="3239.5" calcext:value-type="float">
            <text:p>3 239,50</text:p>
          </table:table-cell>
          <table:table-cell office:value-type="float" office:value="18" calcext:value-type="float">
            <text:p>18</text:p>
          </table:table-cell>
          <table:table-cell table:formula="of:=90*[.E138]" office:value-type="float" office:value="1620" calcext:value-type="float">
            <text:p>1620</text:p>
          </table:table-cell>
          <table:table-cell table:formula="of:=[.C138]/294" office:value-type="float" office:value="5.22619047619048" calcext:value-type="float">
            <text:p>5,22619047619048</text:p>
          </table:table-cell>
          <table:table-cell table:formula="of:=[.D138]/294" office:value-type="float" office:value="11.0187074829932" calcext:value-type="float">
            <text:p>11,0187074829932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503.5" calcext:value-type="float">
            <text:p>1 503,50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18" calcext:value-type="float">
            <text:p>18</text:p>
          </table:table-cell>
          <table:table-cell table:formula="of:=90*[.E139]" office:value-type="float" office:value="1620" calcext:value-type="float">
            <text:p>1620</text:p>
          </table:table-cell>
          <table:table-cell table:formula="of:=[.C139]/294" office:value-type="float" office:value="5.11394557823129" calcext:value-type="float">
            <text:p>5,11394557823129</text:p>
          </table:table-cell>
          <table:table-cell table:formula="of:=[.D139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480.5" calcext:value-type="float">
            <text:p>1 480,50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18" calcext:value-type="float">
            <text:p>18</text:p>
          </table:table-cell>
          <table:table-cell table:formula="of:=90*[.E140]" office:value-type="float" office:value="1620" calcext:value-type="float">
            <text:p>1620</text:p>
          </table:table-cell>
          <table:table-cell table:formula="of:=[.C140]/294" office:value-type="float" office:value="5.03571428571429" calcext:value-type="float">
            <text:p>5,03571428571429</text:p>
          </table:table-cell>
          <table:table-cell table:formula="of:=[.D140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436.5" calcext:value-type="float">
            <text:p>1 436,50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18" calcext:value-type="float">
            <text:p>18</text:p>
          </table:table-cell>
          <table:table-cell table:formula="of:=90*[.E141]" office:value-type="float" office:value="1620" calcext:value-type="float">
            <text:p>1620</text:p>
          </table:table-cell>
          <table:table-cell table:formula="of:=[.C141]/294" office:value-type="float" office:value="4.88605442176871" calcext:value-type="float">
            <text:p>4,88605442176871</text:p>
          </table:table-cell>
          <table:table-cell table:formula="of:=[.D141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385.5" calcext:value-type="float">
            <text:p>1 385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18" calcext:value-type="float">
            <text:p>18</text:p>
          </table:table-cell>
          <table:table-cell table:formula="of:=90*[.E142]" office:value-type="float" office:value="1620" calcext:value-type="float">
            <text:p>1620</text:p>
          </table:table-cell>
          <table:table-cell table:formula="of:=[.C142]/294" office:value-type="float" office:value="4.71258503401361" calcext:value-type="float">
            <text:p>4,71258503401361</text:p>
          </table:table-cell>
          <table:table-cell table:formula="of:=[.D142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333.5" calcext:value-type="float">
            <text:p>1 333,50</text:p>
          </table:table-cell>
          <table:table-cell office:value-type="float" office:value="3292.5" calcext:value-type="float">
            <text:p>3 292,50</text:p>
          </table:table-cell>
          <table:table-cell office:value-type="float" office:value="18" calcext:value-type="float">
            <text:p>18</text:p>
          </table:table-cell>
          <table:table-cell table:formula="of:=90*[.E143]" office:value-type="float" office:value="1620" calcext:value-type="float">
            <text:p>1620</text:p>
          </table:table-cell>
          <table:table-cell table:formula="of:=[.C143]/294" office:value-type="float" office:value="4.53571428571429" calcext:value-type="float">
            <text:p>4,53571428571429</text:p>
          </table:table-cell>
          <table:table-cell table:formula="of:=[.D143]/294" office:value-type="float" office:value="11.1989795918367" calcext:value-type="float">
            <text:p>11,1989795918367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288.5" calcext:value-type="float">
            <text:p>1 288,50</text:p>
          </table:table-cell>
          <table:table-cell office:value-type="float" office:value="3307.5" calcext:value-type="float">
            <text:p>3 307,50</text:p>
          </table:table-cell>
          <table:table-cell office:value-type="float" office:value="18" calcext:value-type="float">
            <text:p>18</text:p>
          </table:table-cell>
          <table:table-cell table:formula="of:=90*[.E144]" office:value-type="float" office:value="1620" calcext:value-type="float">
            <text:p>1620</text:p>
          </table:table-cell>
          <table:table-cell table:formula="of:=[.C144]/294" office:value-type="float" office:value="4.38265306122449" calcext:value-type="float">
            <text:p>4,38265306122449</text:p>
          </table:table-cell>
          <table:table-cell table:formula="of:=[.D144]/294" office:value-type="float" office:value="11.25" calcext:value-type="float">
            <text:p>11,25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258.5" calcext:value-type="float">
            <text:p>1 258,50</text:p>
          </table:table-cell>
          <table:table-cell office:value-type="float" office:value="3293.5" calcext:value-type="float">
            <text:p>3 293,50</text:p>
          </table:table-cell>
          <table:table-cell office:value-type="float" office:value="18" calcext:value-type="float">
            <text:p>18</text:p>
          </table:table-cell>
          <table:table-cell table:formula="of:=90*[.E145]" office:value-type="float" office:value="1620" calcext:value-type="float">
            <text:p>1620</text:p>
          </table:table-cell>
          <table:table-cell table:formula="of:=[.C145]/294" office:value-type="float" office:value="4.28061224489796" calcext:value-type="float">
            <text:p>4,28061224489796</text:p>
          </table:table-cell>
          <table:table-cell table:formula="of:=[.D145]/294" office:value-type="float" office:value="11.202380952381" calcext:value-type="float">
            <text:p>11,202380952381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225.5" calcext:value-type="float">
            <text:p>1 225,50</text:p>
          </table:table-cell>
          <table:table-cell office:value-type="float" office:value="3282.5" calcext:value-type="float">
            <text:p>3 282,50</text:p>
          </table:table-cell>
          <table:table-cell office:value-type="float" office:value="18" calcext:value-type="float">
            <text:p>18</text:p>
          </table:table-cell>
          <table:table-cell table:formula="of:=90*[.E146]" office:value-type="float" office:value="1620" calcext:value-type="float">
            <text:p>1620</text:p>
          </table:table-cell>
          <table:table-cell table:formula="of:=[.C146]/294" office:value-type="float" office:value="4.16836734693878" calcext:value-type="float">
            <text:p>4,16836734693878</text:p>
          </table:table-cell>
          <table:table-cell table:formula="of:=[.D146]/294" office:value-type="float" office:value="11.1649659863946" calcext:value-type="float">
            <text:p>11,1649659863946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195.5" calcext:value-type="float">
            <text:p>1 195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18" calcext:value-type="float">
            <text:p>18</text:p>
          </table:table-cell>
          <table:table-cell table:formula="of:=90*[.E147]" office:value-type="float" office:value="1620" calcext:value-type="float">
            <text:p>1620</text:p>
          </table:table-cell>
          <table:table-cell table:formula="of:=[.C147]/294" office:value-type="float" office:value="4.06632653061225" calcext:value-type="float">
            <text:p>4,06632653061225</text:p>
          </table:table-cell>
          <table:table-cell table:formula="of:=[.D147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203.5" calcext:value-type="float">
            <text:p>1 203,50</text:p>
          </table:table-cell>
          <table:table-cell office:value-type="float" office:value="3277.5" calcext:value-type="float">
            <text:p>3 277,50</text:p>
          </table:table-cell>
          <table:table-cell office:value-type="float" office:value="18" calcext:value-type="float">
            <text:p>18</text:p>
          </table:table-cell>
          <table:table-cell table:formula="of:=90*[.E148]" office:value-type="float" office:value="1620" calcext:value-type="float">
            <text:p>1620</text:p>
          </table:table-cell>
          <table:table-cell table:formula="of:=[.C148]/294" office:value-type="float" office:value="4.09353741496599" calcext:value-type="float">
            <text:p>4,09353741496599</text:p>
          </table:table-cell>
          <table:table-cell table:formula="of:=[.D148]/294" office:value-type="float" office:value="11.1479591836735" calcext:value-type="float">
            <text:p>11,1479591836735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544.5" calcext:value-type="float">
            <text:p>1 544,50</text:p>
          </table:table-cell>
          <table:table-cell office:value-type="float" office:value="3207.5" calcext:value-type="float">
            <text:p>3 207,50</text:p>
          </table:table-cell>
          <table:table-cell office:value-type="float" office:value="19" calcext:value-type="float">
            <text:p>19</text:p>
          </table:table-cell>
          <table:table-cell table:formula="of:=90*[.E149]" office:value-type="float" office:value="1710" calcext:value-type="float">
            <text:p>1710</text:p>
          </table:table-cell>
          <table:table-cell table:formula="of:=[.C149]/294" office:value-type="float" office:value="5.25340136054422" calcext:value-type="float">
            <text:p>5,25340136054422</text:p>
          </table:table-cell>
          <table:table-cell table:formula="of:=[.D149]/294" office:value-type="float" office:value="10.9098639455782" calcext:value-type="float">
            <text:p>10,9098639455782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536.5" calcext:value-type="float">
            <text:p>1 536,50</text:p>
          </table:table-cell>
          <table:table-cell office:value-type="float" office:value="3233.5" calcext:value-type="float">
            <text:p>3 233,50</text:p>
          </table:table-cell>
          <table:table-cell office:value-type="float" office:value="19" calcext:value-type="float">
            <text:p>19</text:p>
          </table:table-cell>
          <table:table-cell table:formula="of:=90*[.E150]" office:value-type="float" office:value="1710" calcext:value-type="float">
            <text:p>1710</text:p>
          </table:table-cell>
          <table:table-cell table:formula="of:=[.C150]/294" office:value-type="float" office:value="5.22619047619048" calcext:value-type="float">
            <text:p>5,22619047619048</text:p>
          </table:table-cell>
          <table:table-cell table:formula="of:=[.D150]/294" office:value-type="float" office:value="10.9982993197279" calcext:value-type="float">
            <text:p>10,9982993197279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519.5" calcext:value-type="float">
            <text:p>1 519,50</text:p>
          </table:table-cell>
          <table:table-cell office:value-type="float" office:value="3253.5" calcext:value-type="float">
            <text:p>3 253,50</text:p>
          </table:table-cell>
          <table:table-cell office:value-type="float" office:value="19" calcext:value-type="float">
            <text:p>19</text:p>
          </table:table-cell>
          <table:table-cell table:formula="of:=90*[.E151]" office:value-type="float" office:value="1710" calcext:value-type="float">
            <text:p>1710</text:p>
          </table:table-cell>
          <table:table-cell table:formula="of:=[.C151]/294" office:value-type="float" office:value="5.16836734693878" calcext:value-type="float">
            <text:p>5,16836734693878</text:p>
          </table:table-cell>
          <table:table-cell table:formula="of:=[.D151]/294" office:value-type="float" office:value="11.0663265306122" calcext:value-type="float">
            <text:p>11,0663265306122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499.5" calcext:value-type="float">
            <text:p>1 499,50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19" calcext:value-type="float">
            <text:p>19</text:p>
          </table:table-cell>
          <table:table-cell table:formula="of:=90*[.E152]" office:value-type="float" office:value="1710" calcext:value-type="float">
            <text:p>1710</text:p>
          </table:table-cell>
          <table:table-cell table:formula="of:=[.C152]/294" office:value-type="float" office:value="5.10034013605442" calcext:value-type="float">
            <text:p>5,10034013605442</text:p>
          </table:table-cell>
          <table:table-cell table:formula="of:=[.D152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467.5" calcext:value-type="float">
            <text:p>1 467,50</text:p>
          </table:table-cell>
          <table:table-cell office:value-type="float" office:value="3270.5" calcext:value-type="float">
            <text:p>3 270,50</text:p>
          </table:table-cell>
          <table:table-cell office:value-type="float" office:value="19" calcext:value-type="float">
            <text:p>19</text:p>
          </table:table-cell>
          <table:table-cell table:formula="of:=90*[.E153]" office:value-type="float" office:value="1710" calcext:value-type="float">
            <text:p>1710</text:p>
          </table:table-cell>
          <table:table-cell table:formula="of:=[.C153]/294" office:value-type="float" office:value="4.99149659863946" calcext:value-type="float">
            <text:p>4,99149659863946</text:p>
          </table:table-cell>
          <table:table-cell table:formula="of:=[.D153]/294" office:value-type="float" office:value="11.1241496598639" calcext:value-type="float">
            <text:p>11,1241496598639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418.5" calcext:value-type="float">
            <text:p>1 418,50</text:p>
          </table:table-cell>
          <table:table-cell office:value-type="float" office:value="3294.5" calcext:value-type="float">
            <text:p>3 294,50</text:p>
          </table:table-cell>
          <table:table-cell office:value-type="float" office:value="19" calcext:value-type="float">
            <text:p>19</text:p>
          </table:table-cell>
          <table:table-cell table:formula="of:=90*[.E154]" office:value-type="float" office:value="1710" calcext:value-type="float">
            <text:p>1710</text:p>
          </table:table-cell>
          <table:table-cell table:formula="of:=[.C154]/294" office:value-type="float" office:value="4.82482993197279" calcext:value-type="float">
            <text:p>4,82482993197279</text:p>
          </table:table-cell>
          <table:table-cell table:formula="of:=[.D154]/294" office:value-type="float" office:value="11.2057823129252" calcext:value-type="float">
            <text:p>11,2057823129252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380.5" calcext:value-type="float">
            <text:p>1 380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19" calcext:value-type="float">
            <text:p>19</text:p>
          </table:table-cell>
          <table:table-cell table:formula="of:=90*[.E155]" office:value-type="float" office:value="1710" calcext:value-type="float">
            <text:p>1710</text:p>
          </table:table-cell>
          <table:table-cell table:formula="of:=[.C155]/294" office:value-type="float" office:value="4.69557823129252" calcext:value-type="float">
            <text:p>4,69557823129252</text:p>
          </table:table-cell>
          <table:table-cell table:formula="of:=[.D155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323.5" calcext:value-type="float">
            <text:p>1 323,50</text:p>
          </table:table-cell>
          <table:table-cell office:value-type="float" office:value="3288.5" calcext:value-type="float">
            <text:p>3 288,50</text:p>
          </table:table-cell>
          <table:table-cell office:value-type="float" office:value="19" calcext:value-type="float">
            <text:p>19</text:p>
          </table:table-cell>
          <table:table-cell table:formula="of:=90*[.E156]" office:value-type="float" office:value="1710" calcext:value-type="float">
            <text:p>1710</text:p>
          </table:table-cell>
          <table:table-cell table:formula="of:=[.C156]/294" office:value-type="float" office:value="4.50170068027211" calcext:value-type="float">
            <text:p>4,50170068027211</text:p>
          </table:table-cell>
          <table:table-cell table:formula="of:=[.D156]/294" office:value-type="float" office:value="11.1853741496599" calcext:value-type="float">
            <text:p>11,1853741496599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292.5" calcext:value-type="float">
            <text:p>1 292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19" calcext:value-type="float">
            <text:p>19</text:p>
          </table:table-cell>
          <table:table-cell table:formula="of:=90*[.E157]" office:value-type="float" office:value="1710" calcext:value-type="float">
            <text:p>1710</text:p>
          </table:table-cell>
          <table:table-cell table:formula="of:=[.C157]/294" office:value-type="float" office:value="4.39625850340136" calcext:value-type="float">
            <text:p>4,39625850340136</text:p>
          </table:table-cell>
          <table:table-cell table:formula="of:=[.D157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272.5" calcext:value-type="float">
            <text:p>1 272,50</text:p>
          </table:table-cell>
          <table:table-cell office:value-type="float" office:value="3310.5" calcext:value-type="float">
            <text:p>3 310,50</text:p>
          </table:table-cell>
          <table:table-cell office:value-type="float" office:value="19" calcext:value-type="float">
            <text:p>19</text:p>
          </table:table-cell>
          <table:table-cell table:formula="of:=90*[.E158]" office:value-type="float" office:value="1710" calcext:value-type="float">
            <text:p>1710</text:p>
          </table:table-cell>
          <table:table-cell table:formula="of:=[.C158]/294" office:value-type="float" office:value="4.32823129251701" calcext:value-type="float">
            <text:p>4,32823129251701</text:p>
          </table:table-cell>
          <table:table-cell table:formula="of:=[.D158]/294" office:value-type="float" office:value="11.2602040816327" calcext:value-type="float">
            <text:p>11,2602040816327</text:p>
          </table:table-cell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232.5" calcext:value-type="float">
            <text:p>1 232,50</text:p>
          </table:table-cell>
          <table:table-cell office:value-type="float" office:value="3286.5" calcext:value-type="float">
            <text:p>3 286,50</text:p>
          </table:table-cell>
          <table:table-cell office:value-type="float" office:value="19" calcext:value-type="float">
            <text:p>19</text:p>
          </table:table-cell>
          <table:table-cell table:formula="of:=90*[.E159]" office:value-type="float" office:value="1710" calcext:value-type="float">
            <text:p>1710</text:p>
          </table:table-cell>
          <table:table-cell table:formula="of:=[.C159]/294" office:value-type="float" office:value="4.1921768707483" calcext:value-type="float">
            <text:p>4,1921768707483</text:p>
          </table:table-cell>
          <table:table-cell table:formula="of:=[.D159]/294" office:value-type="float" office:value="11.1785714285714" calcext:value-type="float">
            <text:p>11,1785714285714</text:p>
          </table:table-cell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208.5" calcext:value-type="float">
            <text:p>1 208,50</text:p>
          </table:table-cell>
          <table:table-cell office:value-type="float" office:value="3281.5" calcext:value-type="float">
            <text:p>3 281,50</text:p>
          </table:table-cell>
          <table:table-cell office:value-type="float" office:value="19" calcext:value-type="float">
            <text:p>19</text:p>
          </table:table-cell>
          <table:table-cell table:formula="of:=90*[.E160]" office:value-type="float" office:value="1710" calcext:value-type="float">
            <text:p>1710</text:p>
          </table:table-cell>
          <table:table-cell table:formula="of:=[.C160]/294" office:value-type="float" office:value="4.11054421768708" calcext:value-type="float">
            <text:p>4,11054421768708</text:p>
          </table:table-cell>
          <table:table-cell table:formula="of:=[.D160]/294" office:value-type="float" office:value="11.1615646258503" calcext:value-type="float">
            <text:p>11,1615646258503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542.5" calcext:value-type="float">
            <text:p>1 542,50</text:p>
          </table:table-cell>
          <table:table-cell office:value-type="float" office:value="3202.5" calcext:value-type="float">
            <text:p>3 202,50</text:p>
          </table:table-cell>
          <table:table-cell office:value-type="float" office:value="20" calcext:value-type="float">
            <text:p>20</text:p>
          </table:table-cell>
          <table:table-cell table:formula="of:=90*[.E161]" office:value-type="float" office:value="1800" calcext:value-type="float">
            <text:p>1800</text:p>
          </table:table-cell>
          <table:table-cell table:formula="of:=[.C161]/294" office:value-type="float" office:value="5.24659863945578" calcext:value-type="float">
            <text:p>5,24659863945578</text:p>
          </table:table-cell>
          <table:table-cell table:formula="of:=[.D161]/294" office:value-type="float" office:value="10.8928571428571" calcext:value-type="float">
            <text:p>10,8928571428571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572.5" calcext:value-type="float">
            <text:p>1 572,50</text:p>
          </table:table-cell>
          <table:table-cell office:value-type="float" office:value="3248.5" calcext:value-type="float">
            <text:p>3 248,50</text:p>
          </table:table-cell>
          <table:table-cell office:value-type="float" office:value="20" calcext:value-type="float">
            <text:p>20</text:p>
          </table:table-cell>
          <table:table-cell table:formula="of:=90*[.E162]" office:value-type="float" office:value="1800" calcext:value-type="float">
            <text:p>1800</text:p>
          </table:table-cell>
          <table:table-cell table:formula="of:=[.C162]/294" office:value-type="float" office:value="5.34863945578231" calcext:value-type="float">
            <text:p>5,34863945578231</text:p>
          </table:table-cell>
          <table:table-cell table:formula="of:=[.D162]/294" office:value-type="float" office:value="11.0493197278912" calcext:value-type="float">
            <text:p>11,0493197278912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77.5" calcext:value-type="float">
            <text:p>1 577,50</text:p>
          </table:table-cell>
          <table:table-cell office:value-type="float" office:value="3282.5" calcext:value-type="float">
            <text:p>3 282,50</text:p>
          </table:table-cell>
          <table:table-cell office:value-type="float" office:value="20" calcext:value-type="float">
            <text:p>20</text:p>
          </table:table-cell>
          <table:table-cell table:formula="of:=90*[.E163]" office:value-type="float" office:value="1800" calcext:value-type="float">
            <text:p>1800</text:p>
          </table:table-cell>
          <table:table-cell table:formula="of:=[.C163]/294" office:value-type="float" office:value="5.3656462585034" calcext:value-type="float">
            <text:p>5,3656462585034</text:p>
          </table:table-cell>
          <table:table-cell table:formula="of:=[.D163]/294" office:value-type="float" office:value="11.1649659863946" calcext:value-type="float">
            <text:p>11,1649659863946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531.5" calcext:value-type="float">
            <text:p>1 531,50</text:p>
          </table:table-cell>
          <table:table-cell office:value-type="float" office:value="3230.5" calcext:value-type="float">
            <text:p>3 230,50</text:p>
          </table:table-cell>
          <table:table-cell office:value-type="float" office:value="20" calcext:value-type="float">
            <text:p>20</text:p>
          </table:table-cell>
          <table:table-cell table:formula="of:=90*[.E164]" office:value-type="float" office:value="1800" calcext:value-type="float">
            <text:p>1800</text:p>
          </table:table-cell>
          <table:table-cell table:formula="of:=[.C164]/294" office:value-type="float" office:value="5.20918367346939" calcext:value-type="float">
            <text:p>5,20918367346939</text:p>
          </table:table-cell>
          <table:table-cell table:formula="of:=[.D164]/294" office:value-type="float" office:value="10.9880952380952" calcext:value-type="float">
            <text:p>10,9880952380952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530.5" calcext:value-type="float">
            <text:p>1 530,50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20" calcext:value-type="float">
            <text:p>20</text:p>
          </table:table-cell>
          <table:table-cell table:formula="of:=90*[.E165]" office:value-type="float" office:value="1800" calcext:value-type="float">
            <text:p>1800</text:p>
          </table:table-cell>
          <table:table-cell table:formula="of:=[.C165]/294" office:value-type="float" office:value="5.20578231292517" calcext:value-type="float">
            <text:p>5,20578231292517</text:p>
          </table:table-cell>
          <table:table-cell table:formula="of:=[.D165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512.5" calcext:value-type="float">
            <text:p>1 512,50</text:p>
          </table:table-cell>
          <table:table-cell office:value-type="float" office:value="3237.5" calcext:value-type="float">
            <text:p>3 237,50</text:p>
          </table:table-cell>
          <table:table-cell office:value-type="float" office:value="20" calcext:value-type="float">
            <text:p>20</text:p>
          </table:table-cell>
          <table:table-cell table:formula="of:=90*[.E166]" office:value-type="float" office:value="1800" calcext:value-type="float">
            <text:p>1800</text:p>
          </table:table-cell>
          <table:table-cell table:formula="of:=[.C166]/294" office:value-type="float" office:value="5.14455782312925" calcext:value-type="float">
            <text:p>5,14455782312925</text:p>
          </table:table-cell>
          <table:table-cell table:formula="of:=[.D166]/294" office:value-type="float" office:value="11.0119047619048" calcext:value-type="float">
            <text:p>11,0119047619048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473.5" calcext:value-type="float">
            <text:p>1 473,50</text:p>
          </table:table-cell>
          <table:table-cell office:value-type="float" office:value="3246.5" calcext:value-type="float">
            <text:p>3 246,50</text:p>
          </table:table-cell>
          <table:table-cell office:value-type="float" office:value="20" calcext:value-type="float">
            <text:p>20</text:p>
          </table:table-cell>
          <table:table-cell table:formula="of:=90*[.E167]" office:value-type="float" office:value="1800" calcext:value-type="float">
            <text:p>1800</text:p>
          </table:table-cell>
          <table:table-cell table:formula="of:=[.C167]/294" office:value-type="float" office:value="5.01190476190476" calcext:value-type="float">
            <text:p>5,01190476190476</text:p>
          </table:table-cell>
          <table:table-cell table:formula="of:=[.D167]/294" office:value-type="float" office:value="11.0425170068027" calcext:value-type="float">
            <text:p>11,0425170068027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439.5" calcext:value-type="float">
            <text:p>1 439,50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20" calcext:value-type="float">
            <text:p>20</text:p>
          </table:table-cell>
          <table:table-cell table:formula="of:=90*[.E168]" office:value-type="float" office:value="1800" calcext:value-type="float">
            <text:p>1800</text:p>
          </table:table-cell>
          <table:table-cell table:formula="of:=[.C168]/294" office:value-type="float" office:value="4.89625850340136" calcext:value-type="float">
            <text:p>4,89625850340136</text:p>
          </table:table-cell>
          <table:table-cell table:formula="of:=[.D168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427.5" calcext:value-type="float">
            <text:p>1 427,50</text:p>
          </table:table-cell>
          <table:table-cell office:value-type="float" office:value="3278.5" calcext:value-type="float">
            <text:p>3 278,50</text:p>
          </table:table-cell>
          <table:table-cell office:value-type="float" office:value="20" calcext:value-type="float">
            <text:p>20</text:p>
          </table:table-cell>
          <table:table-cell table:formula="of:=90*[.E169]" office:value-type="float" office:value="1800" calcext:value-type="float">
            <text:p>1800</text:p>
          </table:table-cell>
          <table:table-cell table:formula="of:=[.C169]/294" office:value-type="float" office:value="4.85544217687075" calcext:value-type="float">
            <text:p>4,85544217687075</text:p>
          </table:table-cell>
          <table:table-cell table:formula="of:=[.D169]/294" office:value-type="float" office:value="11.1513605442177" calcext:value-type="float">
            <text:p>11,1513605442177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414.5" calcext:value-type="float">
            <text:p>1 414,50</text:p>
          </table:table-cell>
          <table:table-cell office:value-type="float" office:value="3301.5" calcext:value-type="float">
            <text:p>3 301,50</text:p>
          </table:table-cell>
          <table:table-cell office:value-type="float" office:value="20" calcext:value-type="float">
            <text:p>20</text:p>
          </table:table-cell>
          <table:table-cell table:formula="of:=90*[.E170]" office:value-type="float" office:value="1800" calcext:value-type="float">
            <text:p>1800</text:p>
          </table:table-cell>
          <table:table-cell table:formula="of:=[.C170]/294" office:value-type="float" office:value="4.81122448979592" calcext:value-type="float">
            <text:p>4,81122448979592</text:p>
          </table:table-cell>
          <table:table-cell table:formula="of:=[.D170]/294" office:value-type="float" office:value="11.2295918367347" calcext:value-type="float">
            <text:p>11,2295918367347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395.5" calcext:value-type="float">
            <text:p>1 395,50</text:p>
          </table:table-cell>
          <table:table-cell office:value-type="float" office:value="3323.5" calcext:value-type="float">
            <text:p>3 323,50</text:p>
          </table:table-cell>
          <table:table-cell office:value-type="float" office:value="20" calcext:value-type="float">
            <text:p>20</text:p>
          </table:table-cell>
          <table:table-cell table:formula="of:=90*[.E171]" office:value-type="float" office:value="1800" calcext:value-type="float">
            <text:p>1800</text:p>
          </table:table-cell>
          <table:table-cell table:formula="of:=[.C171]/294" office:value-type="float" office:value="4.74659863945578" calcext:value-type="float">
            <text:p>4,74659863945578</text:p>
          </table:table-cell>
          <table:table-cell table:formula="of:=[.D171]/294" office:value-type="float" office:value="11.3044217687075" calcext:value-type="float">
            <text:p>11,3044217687075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380.5" calcext:value-type="float">
            <text:p>1 380,50</text:p>
          </table:table-cell>
          <table:table-cell office:value-type="float" office:value="3305.5" calcext:value-type="float">
            <text:p>3 305,50</text:p>
          </table:table-cell>
          <table:table-cell office:value-type="float" office:value="20" calcext:value-type="float">
            <text:p>20</text:p>
          </table:table-cell>
          <table:table-cell table:formula="of:=90*[.E172]" office:value-type="float" office:value="1800" calcext:value-type="float">
            <text:p>1800</text:p>
          </table:table-cell>
          <table:table-cell table:formula="of:=[.C172]/294" office:value-type="float" office:value="4.69557823129252" calcext:value-type="float">
            <text:p>4,69557823129252</text:p>
          </table:table-cell>
          <table:table-cell table:formula="of:=[.D172]/294" office:value-type="float" office:value="11.2431972789116" calcext:value-type="float">
            <text:p>11,2431972789116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355.5" calcext:value-type="float">
            <text:p>1 355,50</text:p>
          </table:table-cell>
          <table:table-cell office:value-type="float" office:value="3285.5" calcext:value-type="float">
            <text:p>3 285,50</text:p>
          </table:table-cell>
          <table:table-cell office:value-type="float" office:value="20" calcext:value-type="float">
            <text:p>20</text:p>
          </table:table-cell>
          <table:table-cell table:formula="of:=90*[.E173]" office:value-type="float" office:value="1800" calcext:value-type="float">
            <text:p>1800</text:p>
          </table:table-cell>
          <table:table-cell table:formula="of:=[.C173]/294" office:value-type="float" office:value="4.61054421768708" calcext:value-type="float">
            <text:p>4,61054421768708</text:p>
          </table:table-cell>
          <table:table-cell table:formula="of:=[.D173]/294" office:value-type="float" office:value="11.1751700680272" calcext:value-type="float">
            <text:p>11,1751700680272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332.5" calcext:value-type="float">
            <text:p>1 332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20" calcext:value-type="float">
            <text:p>20</text:p>
          </table:table-cell>
          <table:table-cell table:formula="of:=90*[.E174]" office:value-type="float" office:value="1800" calcext:value-type="float">
            <text:p>1800</text:p>
          </table:table-cell>
          <table:table-cell table:formula="of:=[.C174]/294" office:value-type="float" office:value="4.53231292517007" calcext:value-type="float">
            <text:p>4,53231292517007</text:p>
          </table:table-cell>
          <table:table-cell table:formula="of:=[.D174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307.5" calcext:value-type="float">
            <text:p>1 307,50</text:p>
          </table:table-cell>
          <table:table-cell office:value-type="float" office:value="3292.5" calcext:value-type="float">
            <text:p>3 292,50</text:p>
          </table:table-cell>
          <table:table-cell office:value-type="float" office:value="20" calcext:value-type="float">
            <text:p>20</text:p>
          </table:table-cell>
          <table:table-cell table:formula="of:=90*[.E175]" office:value-type="float" office:value="1800" calcext:value-type="float">
            <text:p>1800</text:p>
          </table:table-cell>
          <table:table-cell table:formula="of:=[.C175]/294" office:value-type="float" office:value="4.44727891156463" calcext:value-type="float">
            <text:p>4,44727891156463</text:p>
          </table:table-cell>
          <table:table-cell table:formula="of:=[.D175]/294" office:value-type="float" office:value="11.1989795918367" calcext:value-type="float">
            <text:p>11,1989795918367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283.5" calcext:value-type="float">
            <text:p>1 283,50</text:p>
          </table:table-cell>
          <table:table-cell office:value-type="float" office:value="3307.5" calcext:value-type="float">
            <text:p>3 307,50</text:p>
          </table:table-cell>
          <table:table-cell office:value-type="float" office:value="20" calcext:value-type="float">
            <text:p>20</text:p>
          </table:table-cell>
          <table:table-cell table:formula="of:=90*[.E176]" office:value-type="float" office:value="1800" calcext:value-type="float">
            <text:p>1800</text:p>
          </table:table-cell>
          <table:table-cell table:formula="of:=[.C176]/294" office:value-type="float" office:value="4.3656462585034" calcext:value-type="float">
            <text:p>4,3656462585034</text:p>
          </table:table-cell>
          <table:table-cell table:formula="of:=[.D176]/294" office:value-type="float" office:value="11.25" calcext:value-type="float">
            <text:p>11,25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251.5" calcext:value-type="float">
            <text:p>1 251,50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20" calcext:value-type="float">
            <text:p>20</text:p>
          </table:table-cell>
          <table:table-cell table:formula="of:=90*[.E177]" office:value-type="float" office:value="1800" calcext:value-type="float">
            <text:p>1800</text:p>
          </table:table-cell>
          <table:table-cell table:formula="of:=[.C177]/294" office:value-type="float" office:value="4.25680272108844" calcext:value-type="float">
            <text:p>4,25680272108844</text:p>
          </table:table-cell>
          <table:table-cell table:formula="of:=[.D177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229.5" calcext:value-type="float">
            <text:p>1 229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20" calcext:value-type="float">
            <text:p>20</text:p>
          </table:table-cell>
          <table:table-cell table:formula="of:=90*[.E178]" office:value-type="float" office:value="1800" calcext:value-type="float">
            <text:p>1800</text:p>
          </table:table-cell>
          <table:table-cell table:formula="of:=[.C178]/294" office:value-type="float" office:value="4.18197278911565" calcext:value-type="float">
            <text:p>4,18197278911565</text:p>
          </table:table-cell>
          <table:table-cell table:formula="of:=[.D178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225.5" calcext:value-type="float">
            <text:p>1 225,50</text:p>
          </table:table-cell>
          <table:table-cell office:value-type="float" office:value="3285.5" calcext:value-type="float">
            <text:p>3 285,50</text:p>
          </table:table-cell>
          <table:table-cell office:value-type="float" office:value="20" calcext:value-type="float">
            <text:p>20</text:p>
          </table:table-cell>
          <table:table-cell table:formula="of:=90*[.E179]" office:value-type="float" office:value="1800" calcext:value-type="float">
            <text:p>1800</text:p>
          </table:table-cell>
          <table:table-cell table:formula="of:=[.C179]/294" office:value-type="float" office:value="4.16836734693878" calcext:value-type="float">
            <text:p>4,16836734693878</text:p>
          </table:table-cell>
          <table:table-cell table:formula="of:=[.D179]/294" office:value-type="float" office:value="11.1751700680272" calcext:value-type="float">
            <text:p>11,1751700680272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218.5" calcext:value-type="float">
            <text:p>1 218,50</text:p>
          </table:table-cell>
          <table:table-cell office:value-type="float" office:value="3274.5" calcext:value-type="float">
            <text:p>3 274,50</text:p>
          </table:table-cell>
          <table:table-cell office:value-type="float" office:value="20" calcext:value-type="float">
            <text:p>20</text:p>
          </table:table-cell>
          <table:table-cell table:formula="of:=90*[.E180]" office:value-type="float" office:value="1800" calcext:value-type="float">
            <text:p>1800</text:p>
          </table:table-cell>
          <table:table-cell table:formula="of:=[.C180]/294" office:value-type="float" office:value="4.14455782312925" calcext:value-type="float">
            <text:p>4,14455782312925</text:p>
          </table:table-cell>
          <table:table-cell table:formula="of:=[.D180]/294" office:value-type="float" office:value="11.1377551020408" calcext:value-type="float">
            <text:p>11,1377551020408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191.5" calcext:value-type="float">
            <text:p>1 191,50</text:p>
          </table:table-cell>
          <table:table-cell office:value-type="float" office:value="3282.5" calcext:value-type="float">
            <text:p>3 282,50</text:p>
          </table:table-cell>
          <table:table-cell office:value-type="float" office:value="20" calcext:value-type="float">
            <text:p>20</text:p>
          </table:table-cell>
          <table:table-cell table:formula="of:=90*[.E181]" office:value-type="float" office:value="1800" calcext:value-type="float">
            <text:p>1800</text:p>
          </table:table-cell>
          <table:table-cell table:formula="of:=[.C181]/294" office:value-type="float" office:value="4.05272108843537" calcext:value-type="float">
            <text:p>4,05272108843537</text:p>
          </table:table-cell>
          <table:table-cell table:formula="of:=[.D181]/294" office:value-type="float" office:value="11.1649659863946" calcext:value-type="float">
            <text:p>11,1649659863946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273.5" calcext:value-type="float">
            <text:p>3 273,50</text:p>
          </table:table-cell>
          <table:table-cell office:value-type="float" office:value="21" calcext:value-type="float">
            <text:p>21</text:p>
          </table:table-cell>
          <table:table-cell table:formula="of:=90*[.E182]" office:value-type="float" office:value="1890" calcext:value-type="float">
            <text:p>1890</text:p>
          </table:table-cell>
          <table:table-cell table:formula="of:=[.C182]/294" office:value-type="float" office:value="5.39285714285714" calcext:value-type="float">
            <text:p>5,39285714285714</text:p>
          </table:table-cell>
          <table:table-cell table:formula="of:=[.D182]/294" office:value-type="float" office:value="11.1343537414966" calcext:value-type="float">
            <text:p>11,1343537414966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574.5" calcext:value-type="float">
            <text:p>1 574,50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21" calcext:value-type="float">
            <text:p>21</text:p>
          </table:table-cell>
          <table:table-cell table:formula="of:=90*[.E183]" office:value-type="float" office:value="1890" calcext:value-type="float">
            <text:p>1890</text:p>
          </table:table-cell>
          <table:table-cell table:formula="of:=[.C183]/294" office:value-type="float" office:value="5.35544217687075" calcext:value-type="float">
            <text:p>5,35544217687075</text:p>
          </table:table-cell>
          <table:table-cell table:formula="of:=[.D183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557.5" calcext:value-type="float">
            <text:p>1 557,50</text:p>
          </table:table-cell>
          <table:table-cell office:value-type="float" office:value="3218.5" calcext:value-type="float">
            <text:p>3 218,50</text:p>
          </table:table-cell>
          <table:table-cell office:value-type="float" office:value="21" calcext:value-type="float">
            <text:p>21</text:p>
          </table:table-cell>
          <table:table-cell table:formula="of:=90*[.E184]" office:value-type="float" office:value="1890" calcext:value-type="float">
            <text:p>1890</text:p>
          </table:table-cell>
          <table:table-cell table:formula="of:=[.C184]/294" office:value-type="float" office:value="5.29761904761905" calcext:value-type="float">
            <text:p>5,29761904761905</text:p>
          </table:table-cell>
          <table:table-cell table:formula="of:=[.D184]/294" office:value-type="float" office:value="10.9472789115646" calcext:value-type="float">
            <text:p>10,9472789115646</text:p>
          </table:table-cell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548.5" calcext:value-type="float">
            <text:p>1 548,50</text:p>
          </table:table-cell>
          <table:table-cell office:value-type="float" office:value="3179.5" calcext:value-type="float">
            <text:p>3 179,50</text:p>
          </table:table-cell>
          <table:table-cell office:value-type="float" office:value="21" calcext:value-type="float">
            <text:p>21</text:p>
          </table:table-cell>
          <table:table-cell table:formula="of:=90*[.E185]" office:value-type="float" office:value="1890" calcext:value-type="float">
            <text:p>1890</text:p>
          </table:table-cell>
          <table:table-cell table:formula="of:=[.C185]/294" office:value-type="float" office:value="5.26700680272109" calcext:value-type="float">
            <text:p>5,26700680272109</text:p>
          </table:table-cell>
          <table:table-cell table:formula="of:=[.D185]/294" office:value-type="float" office:value="10.8146258503401" calcext:value-type="float">
            <text:p>10,8146258503401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539.5" calcext:value-type="float">
            <text:p>1 539,50</text:p>
          </table:table-cell>
          <table:table-cell office:value-type="float" office:value="3203.5" calcext:value-type="float">
            <text:p>3 203,50</text:p>
          </table:table-cell>
          <table:table-cell office:value-type="float" office:value="21" calcext:value-type="float">
            <text:p>21</text:p>
          </table:table-cell>
          <table:table-cell table:formula="of:=90*[.E186]" office:value-type="float" office:value="1890" calcext:value-type="float">
            <text:p>1890</text:p>
          </table:table-cell>
          <table:table-cell table:formula="of:=[.C186]/294" office:value-type="float" office:value="5.23639455782313" calcext:value-type="float">
            <text:p>5,23639455782313</text:p>
          </table:table-cell>
          <table:table-cell table:formula="of:=[.D186]/294" office:value-type="float" office:value="10.8962585034014" calcext:value-type="float">
            <text:p>10,8962585034014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533.5" calcext:value-type="float">
            <text:p>1 533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21" calcext:value-type="float">
            <text:p>21</text:p>
          </table:table-cell>
          <table:table-cell table:formula="of:=90*[.E187]" office:value-type="float" office:value="1890" calcext:value-type="float">
            <text:p>1890</text:p>
          </table:table-cell>
          <table:table-cell table:formula="of:=[.C187]/294" office:value-type="float" office:value="5.21598639455782" calcext:value-type="float">
            <text:p>5,21598639455782</text:p>
          </table:table-cell>
          <table:table-cell table:formula="of:=[.D187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509.5" calcext:value-type="float">
            <text:p>1 509,50</text:p>
          </table:table-cell>
          <table:table-cell office:value-type="float" office:value="3227.5" calcext:value-type="float">
            <text:p>3 227,50</text:p>
          </table:table-cell>
          <table:table-cell office:value-type="float" office:value="21" calcext:value-type="float">
            <text:p>21</text:p>
          </table:table-cell>
          <table:table-cell table:formula="of:=90*[.E188]" office:value-type="float" office:value="1890" calcext:value-type="float">
            <text:p>1890</text:p>
          </table:table-cell>
          <table:table-cell table:formula="of:=[.C188]/294" office:value-type="float" office:value="5.1343537414966" calcext:value-type="float">
            <text:p>5,1343537414966</text:p>
          </table:table-cell>
          <table:table-cell table:formula="of:=[.D188]/294" office:value-type="float" office:value="10.9778911564626" calcext:value-type="float">
            <text:p>10,9778911564626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495.5" calcext:value-type="float">
            <text:p>1 495,50</text:p>
          </table:table-cell>
          <table:table-cell office:value-type="float" office:value="3254.5" calcext:value-type="float">
            <text:p>3 254,50</text:p>
          </table:table-cell>
          <table:table-cell office:value-type="float" office:value="21" calcext:value-type="float">
            <text:p>21</text:p>
          </table:table-cell>
          <table:table-cell table:formula="of:=90*[.E189]" office:value-type="float" office:value="1890" calcext:value-type="float">
            <text:p>1890</text:p>
          </table:table-cell>
          <table:table-cell table:formula="of:=[.C189]/294" office:value-type="float" office:value="5.08673469387755" calcext:value-type="float">
            <text:p>5,08673469387755</text:p>
          </table:table-cell>
          <table:table-cell table:formula="of:=[.D189]/294" office:value-type="float" office:value="11.0697278911565" calcext:value-type="float">
            <text:p>11,0697278911565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462.5" calcext:value-type="float">
            <text:p>1 462,50</text:p>
          </table:table-cell>
          <table:table-cell office:value-type="float" office:value="3269.5" calcext:value-type="float">
            <text:p>3 269,50</text:p>
          </table:table-cell>
          <table:table-cell office:value-type="float" office:value="21" calcext:value-type="float">
            <text:p>21</text:p>
          </table:table-cell>
          <table:table-cell table:formula="of:=90*[.E190]" office:value-type="float" office:value="1890" calcext:value-type="float">
            <text:p>1890</text:p>
          </table:table-cell>
          <table:table-cell table:formula="of:=[.C190]/294" office:value-type="float" office:value="4.97448979591837" calcext:value-type="float">
            <text:p>4,97448979591837</text:p>
          </table:table-cell>
          <table:table-cell table:formula="of:=[.D190]/294" office:value-type="float" office:value="11.1207482993197" calcext:value-type="float">
            <text:p>11,1207482993197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423.5" calcext:value-type="float">
            <text:p>1 423,50</text:p>
          </table:table-cell>
          <table:table-cell office:value-type="float" office:value="3265.5" calcext:value-type="float">
            <text:p>3 265,50</text:p>
          </table:table-cell>
          <table:table-cell office:value-type="float" office:value="21" calcext:value-type="float">
            <text:p>21</text:p>
          </table:table-cell>
          <table:table-cell table:formula="of:=90*[.E191]" office:value-type="float" office:value="1890" calcext:value-type="float">
            <text:p>1890</text:p>
          </table:table-cell>
          <table:table-cell table:formula="of:=[.C191]/294" office:value-type="float" office:value="4.84183673469388" calcext:value-type="float">
            <text:p>4,84183673469388</text:p>
          </table:table-cell>
          <table:table-cell table:formula="of:=[.D191]/294" office:value-type="float" office:value="11.1071428571429" calcext:value-type="float">
            <text:p>11,1071428571429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405.5" calcext:value-type="float">
            <text:p>1 405,50</text:p>
          </table:table-cell>
          <table:table-cell office:value-type="float" office:value="3295.5" calcext:value-type="float">
            <text:p>3 295,50</text:p>
          </table:table-cell>
          <table:table-cell office:value-type="float" office:value="21" calcext:value-type="float">
            <text:p>21</text:p>
          </table:table-cell>
          <table:table-cell table:formula="of:=90*[.E192]" office:value-type="float" office:value="1890" calcext:value-type="float">
            <text:p>1890</text:p>
          </table:table-cell>
          <table:table-cell table:formula="of:=[.C192]/294" office:value-type="float" office:value="4.78061224489796" calcext:value-type="float">
            <text:p>4,78061224489796</text:p>
          </table:table-cell>
          <table:table-cell table:formula="of:=[.D192]/294" office:value-type="float" office:value="11.2091836734694" calcext:value-type="float">
            <text:p>11,2091836734694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380.5" calcext:value-type="float">
            <text:p>1 380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21" calcext:value-type="float">
            <text:p>21</text:p>
          </table:table-cell>
          <table:table-cell table:formula="of:=90*[.E193]" office:value-type="float" office:value="1890" calcext:value-type="float">
            <text:p>1890</text:p>
          </table:table-cell>
          <table:table-cell table:formula="of:=[.C193]/294" office:value-type="float" office:value="4.69557823129252" calcext:value-type="float">
            <text:p>4,69557823129252</text:p>
          </table:table-cell>
          <table:table-cell table:formula="of:=[.D193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354.5" calcext:value-type="float">
            <text:p>1 354,50</text:p>
          </table:table-cell>
          <table:table-cell office:value-type="float" office:value="3276.5" calcext:value-type="float">
            <text:p>3 276,50</text:p>
          </table:table-cell>
          <table:table-cell office:value-type="float" office:value="21" calcext:value-type="float">
            <text:p>21</text:p>
          </table:table-cell>
          <table:table-cell table:formula="of:=90*[.E194]" office:value-type="float" office:value="1890" calcext:value-type="float">
            <text:p>1890</text:p>
          </table:table-cell>
          <table:table-cell table:formula="of:=[.C194]/294" office:value-type="float" office:value="4.60714285714286" calcext:value-type="float">
            <text:p>4,60714285714286</text:p>
          </table:table-cell>
          <table:table-cell table:formula="of:=[.D194]/294" office:value-type="float" office:value="11.1445578231293" calcext:value-type="float">
            <text:p>11,1445578231293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333.5" calcext:value-type="float">
            <text:p>1 333,50</text:p>
          </table:table-cell>
          <table:table-cell office:value-type="float" office:value="3289.5" calcext:value-type="float">
            <text:p>3 289,50</text:p>
          </table:table-cell>
          <table:table-cell office:value-type="float" office:value="21" calcext:value-type="float">
            <text:p>21</text:p>
          </table:table-cell>
          <table:table-cell table:formula="of:=90*[.E195]" office:value-type="float" office:value="1890" calcext:value-type="float">
            <text:p>1890</text:p>
          </table:table-cell>
          <table:table-cell table:formula="of:=[.C195]/294" office:value-type="float" office:value="4.53571428571429" calcext:value-type="float">
            <text:p>4,53571428571429</text:p>
          </table:table-cell>
          <table:table-cell table:formula="of:=[.D195]/294" office:value-type="float" office:value="11.1887755102041" calcext:value-type="float">
            <text:p>11,1887755102041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308.5" calcext:value-type="float">
            <text:p>1 308,50</text:p>
          </table:table-cell>
          <table:table-cell office:value-type="float" office:value="3286.5" calcext:value-type="float">
            <text:p>3 286,50</text:p>
          </table:table-cell>
          <table:table-cell office:value-type="float" office:value="21" calcext:value-type="float">
            <text:p>21</text:p>
          </table:table-cell>
          <table:table-cell table:formula="of:=90*[.E196]" office:value-type="float" office:value="1890" calcext:value-type="float">
            <text:p>1890</text:p>
          </table:table-cell>
          <table:table-cell table:formula="of:=[.C196]/294" office:value-type="float" office:value="4.45068027210884" calcext:value-type="float">
            <text:p>4,45068027210884</text:p>
          </table:table-cell>
          <table:table-cell table:formula="of:=[.D196]/294" office:value-type="float" office:value="11.1785714285714" calcext:value-type="float">
            <text:p>11,1785714285714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285.5" calcext:value-type="float">
            <text:p>1 285,50</text:p>
          </table:table-cell>
          <table:table-cell office:value-type="float" office:value="3312.5" calcext:value-type="float">
            <text:p>3 312,50</text:p>
          </table:table-cell>
          <table:table-cell office:value-type="float" office:value="21" calcext:value-type="float">
            <text:p>21</text:p>
          </table:table-cell>
          <table:table-cell table:formula="of:=90*[.E197]" office:value-type="float" office:value="1890" calcext:value-type="float">
            <text:p>1890</text:p>
          </table:table-cell>
          <table:table-cell table:formula="of:=[.C197]/294" office:value-type="float" office:value="4.37244897959184" calcext:value-type="float">
            <text:p>4,37244897959184</text:p>
          </table:table-cell>
          <table:table-cell table:formula="of:=[.D197]/294" office:value-type="float" office:value="11.2670068027211" calcext:value-type="float">
            <text:p>11,2670068027211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1261.5" calcext:value-type="float">
            <text:p>1 261,50</text:p>
          </table:table-cell>
          <table:table-cell office:value-type="float" office:value="3292.5" calcext:value-type="float">
            <text:p>3 292,50</text:p>
          </table:table-cell>
          <table:table-cell office:value-type="float" office:value="21" calcext:value-type="float">
            <text:p>21</text:p>
          </table:table-cell>
          <table:table-cell table:formula="of:=90*[.E198]" office:value-type="float" office:value="1890" calcext:value-type="float">
            <text:p>1890</text:p>
          </table:table-cell>
          <table:table-cell table:formula="of:=[.C198]/294" office:value-type="float" office:value="4.29081632653061" calcext:value-type="float">
            <text:p>4,29081632653061</text:p>
          </table:table-cell>
          <table:table-cell table:formula="of:=[.D198]/294" office:value-type="float" office:value="11.1989795918367" calcext:value-type="float">
            <text:p>11,1989795918367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235.5" calcext:value-type="float">
            <text:p>1 235,50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21" calcext:value-type="float">
            <text:p>21</text:p>
          </table:table-cell>
          <table:table-cell table:formula="of:=90*[.E199]" office:value-type="float" office:value="1890" calcext:value-type="float">
            <text:p>1890</text:p>
          </table:table-cell>
          <table:table-cell table:formula="of:=[.C199]/294" office:value-type="float" office:value="4.20238095238095" calcext:value-type="float">
            <text:p>4,20238095238095</text:p>
          </table:table-cell>
          <table:table-cell table:formula="of:=[.D199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203.5" calcext:value-type="float">
            <text:p>1 203,50</text:p>
          </table:table-cell>
          <table:table-cell office:value-type="float" office:value="3276.5" calcext:value-type="float">
            <text:p>3 276,50</text:p>
          </table:table-cell>
          <table:table-cell office:value-type="float" office:value="21" calcext:value-type="float">
            <text:p>21</text:p>
          </table:table-cell>
          <table:table-cell table:formula="of:=90*[.E200]" office:value-type="float" office:value="1890" calcext:value-type="float">
            <text:p>1890</text:p>
          </table:table-cell>
          <table:table-cell table:formula="of:=[.C200]/294" office:value-type="float" office:value="4.09353741496599" calcext:value-type="float">
            <text:p>4,09353741496599</text:p>
          </table:table-cell>
          <table:table-cell table:formula="of:=[.D200]/294" office:value-type="float" office:value="11.1445578231293" calcext:value-type="float">
            <text:p>11,1445578231293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584.5" calcext:value-type="float">
            <text:p>1 584,50</text:p>
          </table:table-cell>
          <table:table-cell office:value-type="float" office:value="3260.5" calcext:value-type="float">
            <text:p>3 260,50</text:p>
          </table:table-cell>
          <table:table-cell office:value-type="float" office:value="22" calcext:value-type="float">
            <text:p>22</text:p>
          </table:table-cell>
          <table:table-cell table:formula="of:=90*[.E201]" office:value-type="float" office:value="1980" calcext:value-type="float">
            <text:p>1980</text:p>
          </table:table-cell>
          <table:table-cell table:formula="of:=[.C201]/294" office:value-type="float" office:value="5.38945578231293" calcext:value-type="float">
            <text:p>5,38945578231293</text:p>
          </table:table-cell>
          <table:table-cell table:formula="of:=[.D201]/294" office:value-type="float" office:value="11.0901360544218" calcext:value-type="float">
            <text:p>11,0901360544218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572.5" calcext:value-type="float">
            <text:p>1 572,50</text:p>
          </table:table-cell>
          <table:table-cell office:value-type="float" office:value="3234.5" calcext:value-type="float">
            <text:p>3 234,50</text:p>
          </table:table-cell>
          <table:table-cell office:value-type="float" office:value="22" calcext:value-type="float">
            <text:p>22</text:p>
          </table:table-cell>
          <table:table-cell table:formula="of:=90*[.E202]" office:value-type="float" office:value="1980" calcext:value-type="float">
            <text:p>1980</text:p>
          </table:table-cell>
          <table:table-cell table:formula="of:=[.C202]/294" office:value-type="float" office:value="5.34863945578231" calcext:value-type="float">
            <text:p>5,34863945578231</text:p>
          </table:table-cell>
          <table:table-cell table:formula="of:=[.D202]/294" office:value-type="float" office:value="11.0017006802721" calcext:value-type="float">
            <text:p>11,0017006802721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560.5" calcext:value-type="float">
            <text:p>1 560,50</text:p>
          </table:table-cell>
          <table:table-cell office:value-type="float" office:value="3212.5" calcext:value-type="float">
            <text:p>3 212,50</text:p>
          </table:table-cell>
          <table:table-cell office:value-type="float" office:value="22" calcext:value-type="float">
            <text:p>22</text:p>
          </table:table-cell>
          <table:table-cell table:formula="of:=90*[.E203]" office:value-type="float" office:value="1980" calcext:value-type="float">
            <text:p>1980</text:p>
          </table:table-cell>
          <table:table-cell table:formula="of:=[.C203]/294" office:value-type="float" office:value="5.3078231292517" calcext:value-type="float">
            <text:p>5,3078231292517</text:p>
          </table:table-cell>
          <table:table-cell table:formula="of:=[.D203]/294" office:value-type="float" office:value="10.9268707482993" calcext:value-type="float">
            <text:p>10,9268707482993</text:p>
          </table:table-cell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548.5" calcext:value-type="float">
            <text:p>1 548,50</text:p>
          </table:table-cell>
          <table:table-cell office:value-type="float" office:value="3182.5" calcext:value-type="float">
            <text:p>3 182,50</text:p>
          </table:table-cell>
          <table:table-cell office:value-type="float" office:value="22" calcext:value-type="float">
            <text:p>22</text:p>
          </table:table-cell>
          <table:table-cell table:formula="of:=90*[.E204]" office:value-type="float" office:value="1980" calcext:value-type="float">
            <text:p>1980</text:p>
          </table:table-cell>
          <table:table-cell table:formula="of:=[.C204]/294" office:value-type="float" office:value="5.26700680272109" calcext:value-type="float">
            <text:p>5,26700680272109</text:p>
          </table:table-cell>
          <table:table-cell table:formula="of:=[.D204]/294" office:value-type="float" office:value="10.8248299319728" calcext:value-type="float">
            <text:p>10,8248299319728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541.5" calcext:value-type="float">
            <text:p>1 541,50</text:p>
          </table:table-cell>
          <table:table-cell office:value-type="float" office:value="3220.5" calcext:value-type="float">
            <text:p>3 220,50</text:p>
          </table:table-cell>
          <table:table-cell office:value-type="float" office:value="22" calcext:value-type="float">
            <text:p>22</text:p>
          </table:table-cell>
          <table:table-cell table:formula="of:=90*[.E205]" office:value-type="float" office:value="1980" calcext:value-type="float">
            <text:p>1980</text:p>
          </table:table-cell>
          <table:table-cell table:formula="of:=[.C205]/294" office:value-type="float" office:value="5.24319727891156" calcext:value-type="float">
            <text:p>5,24319727891156</text:p>
          </table:table-cell>
          <table:table-cell table:formula="of:=[.D205]/294" office:value-type="float" office:value="10.9540816326531" calcext:value-type="float">
            <text:p>10,9540816326531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516.5" calcext:value-type="float">
            <text:p>1 516,50</text:p>
          </table:table-cell>
          <table:table-cell office:value-type="float" office:value="3221.5" calcext:value-type="float">
            <text:p>3 221,50</text:p>
          </table:table-cell>
          <table:table-cell office:value-type="float" office:value="22" calcext:value-type="float">
            <text:p>22</text:p>
          </table:table-cell>
          <table:table-cell table:formula="of:=90*[.E206]" office:value-type="float" office:value="1980" calcext:value-type="float">
            <text:p>1980</text:p>
          </table:table-cell>
          <table:table-cell table:formula="of:=[.C206]/294" office:value-type="float" office:value="5.15816326530612" calcext:value-type="float">
            <text:p>5,15816326530612</text:p>
          </table:table-cell>
          <table:table-cell table:formula="of:=[.D206]/294" office:value-type="float" office:value="10.9574829931973" calcext:value-type="float">
            <text:p>10,9574829931973</text:p>
          </table:table-cell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502.5" calcext:value-type="float">
            <text:p>1 502,50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22" calcext:value-type="float">
            <text:p>22</text:p>
          </table:table-cell>
          <table:table-cell table:formula="of:=90*[.E207]" office:value-type="float" office:value="1980" calcext:value-type="float">
            <text:p>1980</text:p>
          </table:table-cell>
          <table:table-cell table:formula="of:=[.C207]/294" office:value-type="float" office:value="5.11054421768708" calcext:value-type="float">
            <text:p>5,11054421768708</text:p>
          </table:table-cell>
          <table:table-cell table:formula="of:=[.D207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493.5" calcext:value-type="float">
            <text:p>1 493,50</text:p>
          </table:table-cell>
          <table:table-cell office:value-type="float" office:value="3258.5" calcext:value-type="float">
            <text:p>3 258,50</text:p>
          </table:table-cell>
          <table:table-cell office:value-type="float" office:value="22" calcext:value-type="float">
            <text:p>22</text:p>
          </table:table-cell>
          <table:table-cell table:formula="of:=90*[.E208]" office:value-type="float" office:value="1980" calcext:value-type="float">
            <text:p>1980</text:p>
          </table:table-cell>
          <table:table-cell table:formula="of:=[.C208]/294" office:value-type="float" office:value="5.07993197278912" calcext:value-type="float">
            <text:p>5,07993197278912</text:p>
          </table:table-cell>
          <table:table-cell table:formula="of:=[.D208]/294" office:value-type="float" office:value="11.0833333333333" calcext:value-type="float">
            <text:p>11,0833333333333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467.5" calcext:value-type="float">
            <text:p>1 467,50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22" calcext:value-type="float">
            <text:p>22</text:p>
          </table:table-cell>
          <table:table-cell table:formula="of:=90*[.E209]" office:value-type="float" office:value="1980" calcext:value-type="float">
            <text:p>1980</text:p>
          </table:table-cell>
          <table:table-cell table:formula="of:=[.C209]/294" office:value-type="float" office:value="4.99149659863946" calcext:value-type="float">
            <text:p>4,99149659863946</text:p>
          </table:table-cell>
          <table:table-cell table:formula="of:=[.D209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447.5" calcext:value-type="float">
            <text:p>1 447,50</text:p>
          </table:table-cell>
          <table:table-cell office:value-type="float" office:value="3262.5" calcext:value-type="float">
            <text:p>3 262,50</text:p>
          </table:table-cell>
          <table:table-cell office:value-type="float" office:value="22" calcext:value-type="float">
            <text:p>22</text:p>
          </table:table-cell>
          <table:table-cell table:formula="of:=90*[.E210]" office:value-type="float" office:value="1980" calcext:value-type="float">
            <text:p>1980</text:p>
          </table:table-cell>
          <table:table-cell table:formula="of:=[.C210]/294" office:value-type="float" office:value="4.9234693877551" calcext:value-type="float">
            <text:p>4,9234693877551</text:p>
          </table:table-cell>
          <table:table-cell table:formula="of:=[.D210]/294" office:value-type="float" office:value="11.0969387755102" calcext:value-type="float">
            <text:p>11,0969387755102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417.5" calcext:value-type="float">
            <text:p>1 417,50</text:p>
          </table:table-cell>
          <table:table-cell office:value-type="float" office:value="3276.5" calcext:value-type="float">
            <text:p>3 276,50</text:p>
          </table:table-cell>
          <table:table-cell office:value-type="float" office:value="22" calcext:value-type="float">
            <text:p>22</text:p>
          </table:table-cell>
          <table:table-cell table:formula="of:=90*[.E211]" office:value-type="float" office:value="1980" calcext:value-type="float">
            <text:p>1980</text:p>
          </table:table-cell>
          <table:table-cell table:formula="of:=[.C211]/294" office:value-type="float" office:value="4.82142857142857" calcext:value-type="float">
            <text:p>4,82142857142857</text:p>
          </table:table-cell>
          <table:table-cell table:formula="of:=[.D211]/294" office:value-type="float" office:value="11.1445578231293" calcext:value-type="float">
            <text:p>11,1445578231293</text:p>
          </table:table-cell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393.5" calcext:value-type="float">
            <text:p>1 393,50</text:p>
          </table:table-cell>
          <table:table-cell office:value-type="float" office:value="3295.5" calcext:value-type="float">
            <text:p>3 295,50</text:p>
          </table:table-cell>
          <table:table-cell office:value-type="float" office:value="22" calcext:value-type="float">
            <text:p>22</text:p>
          </table:table-cell>
          <table:table-cell table:formula="of:=90*[.E212]" office:value-type="float" office:value="1980" calcext:value-type="float">
            <text:p>1980</text:p>
          </table:table-cell>
          <table:table-cell table:formula="of:=[.C212]/294" office:value-type="float" office:value="4.73979591836735" calcext:value-type="float">
            <text:p>4,73979591836735</text:p>
          </table:table-cell>
          <table:table-cell table:formula="of:=[.D212]/294" office:value-type="float" office:value="11.2091836734694" calcext:value-type="float">
            <text:p>11,2091836734694</text:p>
          </table:table-cell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379.5" calcext:value-type="float">
            <text:p>1 379,50</text:p>
          </table:table-cell>
          <table:table-cell office:value-type="float" office:value="3306.5" calcext:value-type="float">
            <text:p>3 306,50</text:p>
          </table:table-cell>
          <table:table-cell office:value-type="float" office:value="22" calcext:value-type="float">
            <text:p>22</text:p>
          </table:table-cell>
          <table:table-cell table:formula="of:=90*[.E213]" office:value-type="float" office:value="1980" calcext:value-type="float">
            <text:p>1980</text:p>
          </table:table-cell>
          <table:table-cell table:formula="of:=[.C213]/294" office:value-type="float" office:value="4.6921768707483" calcext:value-type="float">
            <text:p>4,6921768707483</text:p>
          </table:table-cell>
          <table:table-cell table:formula="of:=[.D213]/294" office:value-type="float" office:value="11.2465986394558" calcext:value-type="float">
            <text:p>11,2465986394558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363.5" calcext:value-type="float">
            <text:p>1 363,50</text:p>
          </table:table-cell>
          <table:table-cell office:value-type="float" office:value="3283.5" calcext:value-type="float">
            <text:p>3 283,50</text:p>
          </table:table-cell>
          <table:table-cell office:value-type="float" office:value="22" calcext:value-type="float">
            <text:p>22</text:p>
          </table:table-cell>
          <table:table-cell table:formula="of:=90*[.E214]" office:value-type="float" office:value="1980" calcext:value-type="float">
            <text:p>1980</text:p>
          </table:table-cell>
          <table:table-cell table:formula="of:=[.C214]/294" office:value-type="float" office:value="4.63775510204082" calcext:value-type="float">
            <text:p>4,63775510204082</text:p>
          </table:table-cell>
          <table:table-cell table:formula="of:=[.D214]/294" office:value-type="float" office:value="11.1683673469388" calcext:value-type="float">
            <text:p>11,1683673469388</text:p>
          </table:table-cell>
          <table:table-cell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335.5" calcext:value-type="float">
            <text:p>1 335,50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22" calcext:value-type="float">
            <text:p>22</text:p>
          </table:table-cell>
          <table:table-cell table:formula="of:=90*[.E215]" office:value-type="float" office:value="1980" calcext:value-type="float">
            <text:p>1980</text:p>
          </table:table-cell>
          <table:table-cell table:formula="of:=[.C215]/294" office:value-type="float" office:value="4.54251700680272" calcext:value-type="float">
            <text:p>4,54251700680272</text:p>
          </table:table-cell>
          <table:table-cell table:formula="of:=[.D215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303.5" calcext:value-type="float">
            <text:p>1 303,50</text:p>
          </table:table-cell>
          <table:table-cell office:value-type="float" office:value="3297.5" calcext:value-type="float">
            <text:p>3 297,50</text:p>
          </table:table-cell>
          <table:table-cell office:value-type="float" office:value="22" calcext:value-type="float">
            <text:p>22</text:p>
          </table:table-cell>
          <table:table-cell table:formula="of:=90*[.E216]" office:value-type="float" office:value="1980" calcext:value-type="float">
            <text:p>1980</text:p>
          </table:table-cell>
          <table:table-cell table:formula="of:=[.C216]/294" office:value-type="float" office:value="4.43367346938776" calcext:value-type="float">
            <text:p>4,43367346938776</text:p>
          </table:table-cell>
          <table:table-cell table:formula="of:=[.D216]/294" office:value-type="float" office:value="11.2159863945578" calcext:value-type="float">
            <text:p>11,2159863945578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275.5" calcext:value-type="float">
            <text:p>1 275,50</text:p>
          </table:table-cell>
          <table:table-cell office:value-type="float" office:value="3312.5" calcext:value-type="float">
            <text:p>3 312,50</text:p>
          </table:table-cell>
          <table:table-cell office:value-type="float" office:value="22" calcext:value-type="float">
            <text:p>22</text:p>
          </table:table-cell>
          <table:table-cell table:formula="of:=90*[.E217]" office:value-type="float" office:value="1980" calcext:value-type="float">
            <text:p>1980</text:p>
          </table:table-cell>
          <table:table-cell table:formula="of:=[.C217]/294" office:value-type="float" office:value="4.33843537414966" calcext:value-type="float">
            <text:p>4,33843537414966</text:p>
          </table:table-cell>
          <table:table-cell table:formula="of:=[.D217]/294" office:value-type="float" office:value="11.2670068027211" calcext:value-type="float">
            <text:p>11,2670068027211</text:p>
          </table:table-cell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255.5" calcext:value-type="float">
            <text:p>1 255,50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22" calcext:value-type="float">
            <text:p>22</text:p>
          </table:table-cell>
          <table:table-cell table:formula="of:=90*[.E218]" office:value-type="float" office:value="1980" calcext:value-type="float">
            <text:p>1980</text:p>
          </table:table-cell>
          <table:table-cell table:formula="of:=[.C218]/294" office:value-type="float" office:value="4.27040816326531" calcext:value-type="float">
            <text:p>4,27040816326531</text:p>
          </table:table-cell>
          <table:table-cell table:formula="of:=[.D218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234.5" calcext:value-type="float">
            <text:p>1 234,50</text:p>
          </table:table-cell>
          <table:table-cell office:value-type="float" office:value="3269.5" calcext:value-type="float">
            <text:p>3 269,50</text:p>
          </table:table-cell>
          <table:table-cell office:value-type="float" office:value="22" calcext:value-type="float">
            <text:p>22</text:p>
          </table:table-cell>
          <table:table-cell table:formula="of:=90*[.E219]" office:value-type="float" office:value="1980" calcext:value-type="float">
            <text:p>1980</text:p>
          </table:table-cell>
          <table:table-cell table:formula="of:=[.C219]/294" office:value-type="float" office:value="4.19897959183674" calcext:value-type="float">
            <text:p>4,19897959183674</text:p>
          </table:table-cell>
          <table:table-cell table:formula="of:=[.D219]/294" office:value-type="float" office:value="11.1207482993197" calcext:value-type="float">
            <text:p>11,1207482993197</text:p>
          </table:table-cell>
          <table:table-cell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203.5" calcext:value-type="float">
            <text:p>1 203,50</text:p>
          </table:table-cell>
          <table:table-cell office:value-type="float" office:value="3272.5" calcext:value-type="float">
            <text:p>3 272,50</text:p>
          </table:table-cell>
          <table:table-cell office:value-type="float" office:value="22" calcext:value-type="float">
            <text:p>22</text:p>
          </table:table-cell>
          <table:table-cell table:formula="of:=90*[.E220]" office:value-type="float" office:value="1980" calcext:value-type="float">
            <text:p>1980</text:p>
          </table:table-cell>
          <table:table-cell table:formula="of:=[.C220]/294" office:value-type="float" office:value="4.09353741496599" calcext:value-type="float">
            <text:p>4,09353741496599</text:p>
          </table:table-cell>
          <table:table-cell table:formula="of:=[.D220]/294" office:value-type="float" office:value="11.1309523809524" calcext:value-type="float">
            <text:p>11,1309523809524</text:p>
          </table:table-cell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189.5" calcext:value-type="float">
            <text:p>1 189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22" calcext:value-type="float">
            <text:p>22</text:p>
          </table:table-cell>
          <table:table-cell table:formula="of:=90*[.E221]" office:value-type="float" office:value="1980" calcext:value-type="float">
            <text:p>1980</text:p>
          </table:table-cell>
          <table:table-cell table:formula="of:=[.C221]/294" office:value-type="float" office:value="4.04591836734694" calcext:value-type="float">
            <text:p>4,04591836734694</text:p>
          </table:table-cell>
          <table:table-cell table:formula="of:=[.D221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610.5" calcext:value-type="float">
            <text:p>1 610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23" calcext:value-type="float">
            <text:p>23</text:p>
          </table:table-cell>
          <table:table-cell table:formula="of:=90*[.E222]" office:value-type="float" office:value="2070" calcext:value-type="float">
            <text:p>2070</text:p>
          </table:table-cell>
          <table:table-cell table:formula="of:=[.C222]/294" office:value-type="float" office:value="5.47789115646259" calcext:value-type="float">
            <text:p>5,47789115646259</text:p>
          </table:table-cell>
          <table:table-cell table:formula="of:=[.D222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599.5" calcext:value-type="float">
            <text:p>1 599,50</text:p>
          </table:table-cell>
          <table:table-cell office:value-type="float" office:value="3274.5" calcext:value-type="float">
            <text:p>3 274,50</text:p>
          </table:table-cell>
          <table:table-cell office:value-type="float" office:value="23" calcext:value-type="float">
            <text:p>23</text:p>
          </table:table-cell>
          <table:table-cell table:formula="of:=90*[.E223]" office:value-type="float" office:value="2070" calcext:value-type="float">
            <text:p>2070</text:p>
          </table:table-cell>
          <table:table-cell table:formula="of:=[.C223]/294" office:value-type="float" office:value="5.44047619047619" calcext:value-type="float">
            <text:p>5,44047619047619</text:p>
          </table:table-cell>
          <table:table-cell table:formula="of:=[.D223]/294" office:value-type="float" office:value="11.1377551020408" calcext:value-type="float">
            <text:p>11,1377551020408</text:p>
          </table:table-cell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581.5" calcext:value-type="float">
            <text:p>1 581,50</text:p>
          </table:table-cell>
          <table:table-cell office:value-type="float" office:value="3253.5" calcext:value-type="float">
            <text:p>3 253,50</text:p>
          </table:table-cell>
          <table:table-cell office:value-type="float" office:value="23" calcext:value-type="float">
            <text:p>23</text:p>
          </table:table-cell>
          <table:table-cell table:formula="of:=90*[.E224]" office:value-type="float" office:value="2070" calcext:value-type="float">
            <text:p>2070</text:p>
          </table:table-cell>
          <table:table-cell table:formula="of:=[.C224]/294" office:value-type="float" office:value="5.37925170068027" calcext:value-type="float">
            <text:p>5,37925170068027</text:p>
          </table:table-cell>
          <table:table-cell table:formula="of:=[.D224]/294" office:value-type="float" office:value="11.0663265306122" calcext:value-type="float">
            <text:p>11,0663265306122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573.5" calcext:value-type="float">
            <text:p>1 573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23" calcext:value-type="float">
            <text:p>23</text:p>
          </table:table-cell>
          <table:table-cell table:formula="of:=90*[.E225]" office:value-type="float" office:value="2070" calcext:value-type="float">
            <text:p>2070</text:p>
          </table:table-cell>
          <table:table-cell table:formula="of:=[.C225]/294" office:value-type="float" office:value="5.35204081632653" calcext:value-type="float">
            <text:p>5,35204081632653</text:p>
          </table:table-cell>
          <table:table-cell table:formula="of:=[.D225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200.5" calcext:value-type="float">
            <text:p>3 200,50</text:p>
          </table:table-cell>
          <table:table-cell office:value-type="float" office:value="23" calcext:value-type="float">
            <text:p>23</text:p>
          </table:table-cell>
          <table:table-cell table:formula="of:=90*[.E226]" office:value-type="float" office:value="2070" calcext:value-type="float">
            <text:p>2070</text:p>
          </table:table-cell>
          <table:table-cell table:formula="of:=[.C226]/294" office:value-type="float" office:value="5.32482993197279" calcext:value-type="float">
            <text:p>5,32482993197279</text:p>
          </table:table-cell>
          <table:table-cell table:formula="of:=[.D226]/294" office:value-type="float" office:value="10.8860544217687" calcext:value-type="float">
            <text:p>10,8860544217687</text:p>
          </table:table-cell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546.5" calcext:value-type="float">
            <text:p>1 546,50</text:p>
          </table:table-cell>
          <table:table-cell office:value-type="float" office:value="3179.5" calcext:value-type="float">
            <text:p>3 179,50</text:p>
          </table:table-cell>
          <table:table-cell office:value-type="float" office:value="23" calcext:value-type="float">
            <text:p>23</text:p>
          </table:table-cell>
          <table:table-cell table:formula="of:=90*[.E227]" office:value-type="float" office:value="2070" calcext:value-type="float">
            <text:p>2070</text:p>
          </table:table-cell>
          <table:table-cell table:formula="of:=[.C227]/294" office:value-type="float" office:value="5.26020408163265" calcext:value-type="float">
            <text:p>5,26020408163265</text:p>
          </table:table-cell>
          <table:table-cell table:formula="of:=[.D227]/294" office:value-type="float" office:value="10.8146258503401" calcext:value-type="float">
            <text:p>10,8146258503401</text:p>
          </table:table-cell>
          <table:table-cell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540.5" calcext:value-type="float">
            <text:p>1 540,50</text:p>
          </table:table-cell>
          <table:table-cell office:value-type="float" office:value="3205.5" calcext:value-type="float">
            <text:p>3 205,50</text:p>
          </table:table-cell>
          <table:table-cell office:value-type="float" office:value="23" calcext:value-type="float">
            <text:p>23</text:p>
          </table:table-cell>
          <table:table-cell table:formula="of:=90*[.E228]" office:value-type="float" office:value="2070" calcext:value-type="float">
            <text:p>2070</text:p>
          </table:table-cell>
          <table:table-cell table:formula="of:=[.C228]/294" office:value-type="float" office:value="5.23979591836735" calcext:value-type="float">
            <text:p>5,23979591836735</text:p>
          </table:table-cell>
          <table:table-cell table:formula="of:=[.D228]/294" office:value-type="float" office:value="10.9030612244898" calcext:value-type="float">
            <text:p>10,9030612244898</text:p>
          </table:table-cell>
          <table:table-cell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512.5" calcext:value-type="float">
            <text:p>1 512,50</text:p>
          </table:table-cell>
          <table:table-cell office:value-type="float" office:value="3212.5" calcext:value-type="float">
            <text:p>3 212,50</text:p>
          </table:table-cell>
          <table:table-cell office:value-type="float" office:value="23" calcext:value-type="float">
            <text:p>23</text:p>
          </table:table-cell>
          <table:table-cell table:formula="of:=90*[.E229]" office:value-type="float" office:value="2070" calcext:value-type="float">
            <text:p>2070</text:p>
          </table:table-cell>
          <table:table-cell table:formula="of:=[.C229]/294" office:value-type="float" office:value="5.14455782312925" calcext:value-type="float">
            <text:p>5,14455782312925</text:p>
          </table:table-cell>
          <table:table-cell table:formula="of:=[.D229]/294" office:value-type="float" office:value="10.9268707482993" calcext:value-type="float">
            <text:p>10,9268707482993</text:p>
          </table:table-cell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497.5" calcext:value-type="float">
            <text:p>1 497,50</text:p>
          </table:table-cell>
          <table:table-cell office:value-type="float" office:value="3226.5" calcext:value-type="float">
            <text:p>3 226,50</text:p>
          </table:table-cell>
          <table:table-cell office:value-type="float" office:value="23" calcext:value-type="float">
            <text:p>23</text:p>
          </table:table-cell>
          <table:table-cell table:formula="of:=90*[.E230]" office:value-type="float" office:value="2070" calcext:value-type="float">
            <text:p>2070</text:p>
          </table:table-cell>
          <table:table-cell table:formula="of:=[.C230]/294" office:value-type="float" office:value="5.09353741496599" calcext:value-type="float">
            <text:p>5,09353741496599</text:p>
          </table:table-cell>
          <table:table-cell table:formula="of:=[.D230]/294" office:value-type="float" office:value="10.9744897959184" calcext:value-type="float">
            <text:p>10,9744897959184</text:p>
          </table:table-cell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488.5" calcext:value-type="float">
            <text:p>1 488,50</text:p>
          </table:table-cell>
          <table:table-cell office:value-type="float" office:value="3245.5" calcext:value-type="float">
            <text:p>3 245,50</text:p>
          </table:table-cell>
          <table:table-cell office:value-type="float" office:value="23" calcext:value-type="float">
            <text:p>23</text:p>
          </table:table-cell>
          <table:table-cell table:formula="of:=90*[.E231]" office:value-type="float" office:value="2070" calcext:value-type="float">
            <text:p>2070</text:p>
          </table:table-cell>
          <table:table-cell table:formula="of:=[.C231]/294" office:value-type="float" office:value="5.06292517006803" calcext:value-type="float">
            <text:p>5,06292517006803</text:p>
          </table:table-cell>
          <table:table-cell table:formula="of:=[.D231]/294" office:value-type="float" office:value="11.0391156462585" calcext:value-type="float">
            <text:p>11,0391156462585</text:p>
          </table:table-cell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467.5" calcext:value-type="float">
            <text:p>1 467,50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23" calcext:value-type="float">
            <text:p>23</text:p>
          </table:table-cell>
          <table:table-cell table:formula="of:=90*[.E232]" office:value-type="float" office:value="2070" calcext:value-type="float">
            <text:p>2070</text:p>
          </table:table-cell>
          <table:table-cell table:formula="of:=[.C232]/294" office:value-type="float" office:value="4.99149659863946" calcext:value-type="float">
            <text:p>4,99149659863946</text:p>
          </table:table-cell>
          <table:table-cell table:formula="of:=[.D232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448.5" calcext:value-type="float">
            <text:p>1 448,50</text:p>
          </table:table-cell>
          <table:table-cell office:value-type="float" office:value="3265.5" calcext:value-type="float">
            <text:p>3 265,50</text:p>
          </table:table-cell>
          <table:table-cell office:value-type="float" office:value="23" calcext:value-type="float">
            <text:p>23</text:p>
          </table:table-cell>
          <table:table-cell table:formula="of:=90*[.E233]" office:value-type="float" office:value="2070" calcext:value-type="float">
            <text:p>2070</text:p>
          </table:table-cell>
          <table:table-cell table:formula="of:=[.C233]/294" office:value-type="float" office:value="4.92687074829932" calcext:value-type="float">
            <text:p>4,92687074829932</text:p>
          </table:table-cell>
          <table:table-cell table:formula="of:=[.D233]/294" office:value-type="float" office:value="11.1071428571429" calcext:value-type="float">
            <text:p>11,1071428571429</text:p>
          </table:table-cell>
          <table:table-cell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420.5" calcext:value-type="float">
            <text:p>1 420,50</text:p>
          </table:table-cell>
          <table:table-cell office:value-type="float" office:value="3281.5" calcext:value-type="float">
            <text:p>3 281,50</text:p>
          </table:table-cell>
          <table:table-cell office:value-type="float" office:value="23" calcext:value-type="float">
            <text:p>23</text:p>
          </table:table-cell>
          <table:table-cell table:formula="of:=90*[.E234]" office:value-type="float" office:value="2070" calcext:value-type="float">
            <text:p>2070</text:p>
          </table:table-cell>
          <table:table-cell table:formula="of:=[.C234]/294" office:value-type="float" office:value="4.83163265306123" calcext:value-type="float">
            <text:p>4,83163265306123</text:p>
          </table:table-cell>
          <table:table-cell table:formula="of:=[.D234]/294" office:value-type="float" office:value="11.1615646258503" calcext:value-type="float">
            <text:p>11,1615646258503</text:p>
          </table:table-cell>
          <table:table-cell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392.5" calcext:value-type="float">
            <text:p>1 392,50</text:p>
          </table:table-cell>
          <table:table-cell office:value-type="float" office:value="3295.5" calcext:value-type="float">
            <text:p>3 295,50</text:p>
          </table:table-cell>
          <table:table-cell office:value-type="float" office:value="23" calcext:value-type="float">
            <text:p>23</text:p>
          </table:table-cell>
          <table:table-cell table:formula="of:=90*[.E235]" office:value-type="float" office:value="2070" calcext:value-type="float">
            <text:p>2070</text:p>
          </table:table-cell>
          <table:table-cell table:formula="of:=[.C235]/294" office:value-type="float" office:value="4.73639455782313" calcext:value-type="float">
            <text:p>4,73639455782313</text:p>
          </table:table-cell>
          <table:table-cell table:formula="of:=[.D235]/294" office:value-type="float" office:value="11.2091836734694" calcext:value-type="float">
            <text:p>11,2091836734694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359.5" calcext:value-type="float">
            <text:p>1 359,50</text:p>
          </table:table-cell>
          <table:table-cell office:value-type="float" office:value="3265.5" calcext:value-type="float">
            <text:p>3 265,50</text:p>
          </table:table-cell>
          <table:table-cell office:value-type="float" office:value="23" calcext:value-type="float">
            <text:p>23</text:p>
          </table:table-cell>
          <table:table-cell table:formula="of:=90*[.E236]" office:value-type="float" office:value="2070" calcext:value-type="float">
            <text:p>2070</text:p>
          </table:table-cell>
          <table:table-cell table:formula="of:=[.C236]/294" office:value-type="float" office:value="4.62414965986395" calcext:value-type="float">
            <text:p>4,62414965986395</text:p>
          </table:table-cell>
          <table:table-cell table:formula="of:=[.D236]/294" office:value-type="float" office:value="11.1071428571429" calcext:value-type="float">
            <text:p>11,1071428571429</text:p>
          </table:table-cell>
          <table:table-cell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331.5" calcext:value-type="float">
            <text:p>1 331,50</text:p>
          </table:table-cell>
          <table:table-cell office:value-type="float" office:value="3261.5" calcext:value-type="float">
            <text:p>3 261,50</text:p>
          </table:table-cell>
          <table:table-cell office:value-type="float" office:value="23" calcext:value-type="float">
            <text:p>23</text:p>
          </table:table-cell>
          <table:table-cell table:formula="of:=90*[.E237]" office:value-type="float" office:value="2070" calcext:value-type="float">
            <text:p>2070</text:p>
          </table:table-cell>
          <table:table-cell table:formula="of:=[.C237]/294" office:value-type="float" office:value="4.52891156462585" calcext:value-type="float">
            <text:p>4,52891156462585</text:p>
          </table:table-cell>
          <table:table-cell table:formula="of:=[.D237]/294" office:value-type="float" office:value="11.093537414966" calcext:value-type="float">
            <text:p>11,093537414966</text:p>
          </table:table-cell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295.5" calcext:value-type="float">
            <text:p>1 295,50</text:p>
          </table:table-cell>
          <table:table-cell office:value-type="float" office:value="3293.5" calcext:value-type="float">
            <text:p>3 293,50</text:p>
          </table:table-cell>
          <table:table-cell office:value-type="float" office:value="23" calcext:value-type="float">
            <text:p>23</text:p>
          </table:table-cell>
          <table:table-cell table:formula="of:=90*[.E238]" office:value-type="float" office:value="2070" calcext:value-type="float">
            <text:p>2070</text:p>
          </table:table-cell>
          <table:table-cell table:formula="of:=[.C238]/294" office:value-type="float" office:value="4.40646258503401" calcext:value-type="float">
            <text:p>4,40646258503401</text:p>
          </table:table-cell>
          <table:table-cell table:formula="of:=[.D238]/294" office:value-type="float" office:value="11.202380952381" calcext:value-type="float">
            <text:p>11,202380952381</text:p>
          </table:table-cell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264.5" calcext:value-type="float">
            <text:p>1 264,50</text:p>
          </table:table-cell>
          <table:table-cell office:value-type="float" office:value="3302.5" calcext:value-type="float">
            <text:p>3 302,50</text:p>
          </table:table-cell>
          <table:table-cell office:value-type="float" office:value="23" calcext:value-type="float">
            <text:p>23</text:p>
          </table:table-cell>
          <table:table-cell table:formula="of:=90*[.E239]" office:value-type="float" office:value="2070" calcext:value-type="float">
            <text:p>2070</text:p>
          </table:table-cell>
          <table:table-cell table:formula="of:=[.C239]/294" office:value-type="float" office:value="4.30102040816327" calcext:value-type="float">
            <text:p>4,30102040816327</text:p>
          </table:table-cell>
          <table:table-cell table:formula="of:=[.D239]/294" office:value-type="float" office:value="11.2329931972789" calcext:value-type="float">
            <text:p>11,2329931972789</text:p>
          </table:table-cell>
          <table:table-cell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239.5" calcext:value-type="float">
            <text:p>1 239,50</text:p>
          </table:table-cell>
          <table:table-cell office:value-type="float" office:value="3274.5" calcext:value-type="float">
            <text:p>3 274,50</text:p>
          </table:table-cell>
          <table:table-cell office:value-type="float" office:value="23" calcext:value-type="float">
            <text:p>23</text:p>
          </table:table-cell>
          <table:table-cell table:formula="of:=90*[.E240]" office:value-type="float" office:value="2070" calcext:value-type="float">
            <text:p>2070</text:p>
          </table:table-cell>
          <table:table-cell table:formula="of:=[.C240]/294" office:value-type="float" office:value="4.21598639455782" calcext:value-type="float">
            <text:p>4,21598639455782</text:p>
          </table:table-cell>
          <table:table-cell table:formula="of:=[.D240]/294" office:value-type="float" office:value="11.1377551020408" calcext:value-type="float">
            <text:p>11,1377551020408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16.5" calcext:value-type="float">
            <text:p>1 216,50</text:p>
          </table:table-cell>
          <table:table-cell office:value-type="float" office:value="3272.5" calcext:value-type="float">
            <text:p>3 272,50</text:p>
          </table:table-cell>
          <table:table-cell office:value-type="float" office:value="23" calcext:value-type="float">
            <text:p>23</text:p>
          </table:table-cell>
          <table:table-cell table:formula="of:=90*[.E241]" office:value-type="float" office:value="2070" calcext:value-type="float">
            <text:p>2070</text:p>
          </table:table-cell>
          <table:table-cell table:formula="of:=[.C241]/294" office:value-type="float" office:value="4.13775510204082" calcext:value-type="float">
            <text:p>4,13775510204082</text:p>
          </table:table-cell>
          <table:table-cell table:formula="of:=[.D241]/294" office:value-type="float" office:value="11.1309523809524" calcext:value-type="float">
            <text:p>11,1309523809524</text:p>
          </table:table-cell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187.5" calcext:value-type="float">
            <text:p>1 187,50</text:p>
          </table:table-cell>
          <table:table-cell office:value-type="float" office:value="3289.5" calcext:value-type="float">
            <text:p>3 289,50</text:p>
          </table:table-cell>
          <table:table-cell office:value-type="float" office:value="23" calcext:value-type="float">
            <text:p>23</text:p>
          </table:table-cell>
          <table:table-cell table:formula="of:=90*[.E242]" office:value-type="float" office:value="2070" calcext:value-type="float">
            <text:p>2070</text:p>
          </table:table-cell>
          <table:table-cell table:formula="of:=[.C242]/294" office:value-type="float" office:value="4.0391156462585" calcext:value-type="float">
            <text:p>4,0391156462585</text:p>
          </table:table-cell>
          <table:table-cell table:formula="of:=[.D242]/294" office:value-type="float" office:value="11.1887755102041" calcext:value-type="float">
            <text:p>11,1887755102041</text:p>
          </table:table-cell>
          <table:table-cell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317.5" calcext:value-type="float">
            <text:p>1 317,50</text:p>
          </table:table-cell>
          <table:table-cell office:value-type="float" office:value="3276.5" calcext:value-type="float">
            <text:p>3 276,50</text:p>
          </table:table-cell>
          <table:table-cell office:value-type="float" office:value="23" calcext:value-type="float">
            <text:p>23</text:p>
          </table:table-cell>
          <table:table-cell table:formula="of:=90*[.E243]" office:value-type="float" office:value="2070" calcext:value-type="float">
            <text:p>2070</text:p>
          </table:table-cell>
          <table:table-cell table:formula="of:=[.C243]/294" office:value-type="float" office:value="4.4812925170068" calcext:value-type="float">
            <text:p>4,4812925170068</text:p>
          </table:table-cell>
          <table:table-cell table:formula="of:=[.D243]/294" office:value-type="float" office:value="11.1445578231293" calcext:value-type="float">
            <text:p>11,1445578231293</text:p>
          </table:table-cell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618.5" calcext:value-type="float">
            <text:p>1 618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24" calcext:value-type="float">
            <text:p>24</text:p>
          </table:table-cell>
          <table:table-cell table:formula="of:=90*[.E244]" office:value-type="float" office:value="2160" calcext:value-type="float">
            <text:p>2160</text:p>
          </table:table-cell>
          <table:table-cell table:formula="of:=[.C244]/294" office:value-type="float" office:value="5.50510204081633" calcext:value-type="float">
            <text:p>5,50510204081633</text:p>
          </table:table-cell>
          <table:table-cell table:formula="of:=[.D244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615.5" calcext:value-type="float">
            <text:p>1 615,50</text:p>
          </table:table-cell>
          <table:table-cell office:value-type="float" office:value="3278.5" calcext:value-type="float">
            <text:p>3 278,50</text:p>
          </table:table-cell>
          <table:table-cell office:value-type="float" office:value="24" calcext:value-type="float">
            <text:p>24</text:p>
          </table:table-cell>
          <table:table-cell table:formula="of:=90*[.E245]" office:value-type="float" office:value="2160" calcext:value-type="float">
            <text:p>2160</text:p>
          </table:table-cell>
          <table:table-cell table:formula="of:=[.C245]/294" office:value-type="float" office:value="5.49489795918367" calcext:value-type="float">
            <text:p>5,49489795918367</text:p>
          </table:table-cell>
          <table:table-cell table:formula="of:=[.D245]/294" office:value-type="float" office:value="11.1513605442177" calcext:value-type="float">
            <text:p>11,1513605442177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593.5" calcext:value-type="float">
            <text:p>1 593,50</text:p>
          </table:table-cell>
          <table:table-cell office:value-type="float" office:value="3264.5" calcext:value-type="float">
            <text:p>3 264,50</text:p>
          </table:table-cell>
          <table:table-cell office:value-type="float" office:value="24" calcext:value-type="float">
            <text:p>24</text:p>
          </table:table-cell>
          <table:table-cell table:formula="of:=90*[.E246]" office:value-type="float" office:value="2160" calcext:value-type="float">
            <text:p>2160</text:p>
          </table:table-cell>
          <table:table-cell table:formula="of:=[.C246]/294" office:value-type="float" office:value="5.42006802721089" calcext:value-type="float">
            <text:p>5,42006802721089</text:p>
          </table:table-cell>
          <table:table-cell table:formula="of:=[.D246]/294" office:value-type="float" office:value="11.1037414965986" calcext:value-type="float">
            <text:p>11,1037414965986</text:p>
          </table:table-cell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581.5" calcext:value-type="float">
            <text:p>1 581,50</text:p>
          </table:table-cell>
          <table:table-cell office:value-type="float" office:value="3236.5" calcext:value-type="float">
            <text:p>3 236,50</text:p>
          </table:table-cell>
          <table:table-cell office:value-type="float" office:value="24" calcext:value-type="float">
            <text:p>24</text:p>
          </table:table-cell>
          <table:table-cell table:formula="of:=90*[.E247]" office:value-type="float" office:value="2160" calcext:value-type="float">
            <text:p>2160</text:p>
          </table:table-cell>
          <table:table-cell table:formula="of:=[.C247]/294" office:value-type="float" office:value="5.37925170068027" calcext:value-type="float">
            <text:p>5,37925170068027</text:p>
          </table:table-cell>
          <table:table-cell table:formula="of:=[.D247]/294" office:value-type="float" office:value="11.0085034013605" calcext:value-type="float">
            <text:p>11,0085034013605</text:p>
          </table:table-cell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569.5" calcext:value-type="float">
            <text:p>1 569,50</text:p>
          </table:table-cell>
          <table:table-cell office:value-type="float" office:value="3213.5" calcext:value-type="float">
            <text:p>3 213,50</text:p>
          </table:table-cell>
          <table:table-cell office:value-type="float" office:value="24" calcext:value-type="float">
            <text:p>24</text:p>
          </table:table-cell>
          <table:table-cell table:formula="of:=90*[.E248]" office:value-type="float" office:value="2160" calcext:value-type="float">
            <text:p>2160</text:p>
          </table:table-cell>
          <table:table-cell table:formula="of:=[.C248]/294" office:value-type="float" office:value="5.33843537414966" calcext:value-type="float">
            <text:p>5,33843537414966</text:p>
          </table:table-cell>
          <table:table-cell table:formula="of:=[.D248]/294" office:value-type="float" office:value="10.9302721088435" calcext:value-type="float">
            <text:p>10,9302721088435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558.5" calcext:value-type="float">
            <text:p>1 558,50</text:p>
          </table:table-cell>
          <table:table-cell office:value-type="float" office:value="3189.5" calcext:value-type="float">
            <text:p>3 189,50</text:p>
          </table:table-cell>
          <table:table-cell office:value-type="float" office:value="24" calcext:value-type="float">
            <text:p>24</text:p>
          </table:table-cell>
          <table:table-cell table:formula="of:=90*[.E249]" office:value-type="float" office:value="2160" calcext:value-type="float">
            <text:p>2160</text:p>
          </table:table-cell>
          <table:table-cell table:formula="of:=[.C249]/294" office:value-type="float" office:value="5.30102040816327" calcext:value-type="float">
            <text:p>5,30102040816327</text:p>
          </table:table-cell>
          <table:table-cell table:formula="of:=[.D249]/294" office:value-type="float" office:value="10.8486394557823" calcext:value-type="float">
            <text:p>10,8486394557823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540.5" calcext:value-type="float">
            <text:p>1 540,50</text:p>
          </table:table-cell>
          <table:table-cell office:value-type="float" office:value="3186.5" calcext:value-type="float">
            <text:p>3 186,50</text:p>
          </table:table-cell>
          <table:table-cell office:value-type="float" office:value="24" calcext:value-type="float">
            <text:p>24</text:p>
          </table:table-cell>
          <table:table-cell table:formula="of:=90*[.E250]" office:value-type="float" office:value="2160" calcext:value-type="float">
            <text:p>2160</text:p>
          </table:table-cell>
          <table:table-cell table:formula="of:=[.C250]/294" office:value-type="float" office:value="5.23979591836735" calcext:value-type="float">
            <text:p>5,23979591836735</text:p>
          </table:table-cell>
          <table:table-cell table:formula="of:=[.D250]/294" office:value-type="float" office:value="10.8384353741497" calcext:value-type="float">
            <text:p>10,8384353741497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540.5" calcext:value-type="float">
            <text:p>1 540,50</text:p>
          </table:table-cell>
          <table:table-cell office:value-type="float" office:value="3204.5" calcext:value-type="float">
            <text:p>3 204,50</text:p>
          </table:table-cell>
          <table:table-cell office:value-type="float" office:value="24" calcext:value-type="float">
            <text:p>24</text:p>
          </table:table-cell>
          <table:table-cell table:formula="of:=90*[.E251]" office:value-type="float" office:value="2160" calcext:value-type="float">
            <text:p>2160</text:p>
          </table:table-cell>
          <table:table-cell table:formula="of:=[.C251]/294" office:value-type="float" office:value="5.23979591836735" calcext:value-type="float">
            <text:p>5,23979591836735</text:p>
          </table:table-cell>
          <table:table-cell table:formula="of:=[.D251]/294" office:value-type="float" office:value="10.8996598639456" calcext:value-type="float">
            <text:p>10,8996598639456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523.5" calcext:value-type="float">
            <text:p>1 523,50</text:p>
          </table:table-cell>
          <table:table-cell office:value-type="float" office:value="3210.5" calcext:value-type="float">
            <text:p>3 210,50</text:p>
          </table:table-cell>
          <table:table-cell office:value-type="float" office:value="24" calcext:value-type="float">
            <text:p>24</text:p>
          </table:table-cell>
          <table:table-cell table:formula="of:=90*[.E252]" office:value-type="float" office:value="2160" calcext:value-type="float">
            <text:p>2160</text:p>
          </table:table-cell>
          <table:table-cell table:formula="of:=[.C252]/294" office:value-type="float" office:value="5.18197278911565" calcext:value-type="float">
            <text:p>5,18197278911565</text:p>
          </table:table-cell>
          <table:table-cell table:formula="of:=[.D252]/294" office:value-type="float" office:value="10.9200680272109" calcext:value-type="float">
            <text:p>10,9200680272109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505.5" calcext:value-type="float">
            <text:p>1 505,50</text:p>
          </table:table-cell>
          <table:table-cell office:value-type="float" office:value="3234.5" calcext:value-type="float">
            <text:p>3 234,50</text:p>
          </table:table-cell>
          <table:table-cell office:value-type="float" office:value="24" calcext:value-type="float">
            <text:p>24</text:p>
          </table:table-cell>
          <table:table-cell table:formula="of:=90*[.E253]" office:value-type="float" office:value="2160" calcext:value-type="float">
            <text:p>2160</text:p>
          </table:table-cell>
          <table:table-cell table:formula="of:=[.C253]/294" office:value-type="float" office:value="5.12074829931973" calcext:value-type="float">
            <text:p>5,12074829931973</text:p>
          </table:table-cell>
          <table:table-cell table:formula="of:=[.D253]/294" office:value-type="float" office:value="11.0017006802721" calcext:value-type="float">
            <text:p>11,0017006802721</text:p>
          </table:table-cell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489.5" calcext:value-type="float">
            <text:p>1 489,50</text:p>
          </table:table-cell>
          <table:table-cell office:value-type="float" office:value="3254.5" calcext:value-type="float">
            <text:p>3 254,50</text:p>
          </table:table-cell>
          <table:table-cell office:value-type="float" office:value="24" calcext:value-type="float">
            <text:p>24</text:p>
          </table:table-cell>
          <table:table-cell table:formula="of:=90*[.E254]" office:value-type="float" office:value="2160" calcext:value-type="float">
            <text:p>2160</text:p>
          </table:table-cell>
          <table:table-cell table:formula="of:=[.C254]/294" office:value-type="float" office:value="5.06632653061225" calcext:value-type="float">
            <text:p>5,06632653061225</text:p>
          </table:table-cell>
          <table:table-cell table:formula="of:=[.D254]/294" office:value-type="float" office:value="11.0697278911565" calcext:value-type="float">
            <text:p>11,0697278911565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463.5" calcext:value-type="float">
            <text:p>1 463,50</text:p>
          </table:table-cell>
          <table:table-cell office:value-type="float" office:value="3260.5" calcext:value-type="float">
            <text:p>3 260,50</text:p>
          </table:table-cell>
          <table:table-cell office:value-type="float" office:value="24" calcext:value-type="float">
            <text:p>24</text:p>
          </table:table-cell>
          <table:table-cell table:formula="of:=90*[.E255]" office:value-type="float" office:value="2160" calcext:value-type="float">
            <text:p>2160</text:p>
          </table:table-cell>
          <table:table-cell table:formula="of:=[.C255]/294" office:value-type="float" office:value="4.97789115646259" calcext:value-type="float">
            <text:p>4,97789115646259</text:p>
          </table:table-cell>
          <table:table-cell table:formula="of:=[.D255]/294" office:value-type="float" office:value="11.0901360544218" calcext:value-type="float">
            <text:p>11,0901360544218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434.5" calcext:value-type="float">
            <text:p>1 434,50</text:p>
          </table:table-cell>
          <table:table-cell office:value-type="float" office:value="3272.5" calcext:value-type="float">
            <text:p>3 272,50</text:p>
          </table:table-cell>
          <table:table-cell office:value-type="float" office:value="24" calcext:value-type="float">
            <text:p>24</text:p>
          </table:table-cell>
          <table:table-cell table:formula="of:=90*[.E256]" office:value-type="float" office:value="2160" calcext:value-type="float">
            <text:p>2160</text:p>
          </table:table-cell>
          <table:table-cell table:formula="of:=[.C256]/294" office:value-type="float" office:value="4.87925170068027" calcext:value-type="float">
            <text:p>4,87925170068027</text:p>
          </table:table-cell>
          <table:table-cell table:formula="of:=[.D256]/294" office:value-type="float" office:value="11.1309523809524" calcext:value-type="float">
            <text:p>11,1309523809524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406.5" calcext:value-type="float">
            <text:p>1 406,50</text:p>
          </table:table-cell>
          <table:table-cell office:value-type="float" office:value="3288.5" calcext:value-type="float">
            <text:p>3 288,50</text:p>
          </table:table-cell>
          <table:table-cell office:value-type="float" office:value="24" calcext:value-type="float">
            <text:p>24</text:p>
          </table:table-cell>
          <table:table-cell table:formula="of:=90*[.E257]" office:value-type="float" office:value="2160" calcext:value-type="float">
            <text:p>2160</text:p>
          </table:table-cell>
          <table:table-cell table:formula="of:=[.C257]/294" office:value-type="float" office:value="4.78401360544218" calcext:value-type="float">
            <text:p>4,78401360544218</text:p>
          </table:table-cell>
          <table:table-cell table:formula="of:=[.D257]/294" office:value-type="float" office:value="11.1853741496599" calcext:value-type="float">
            <text:p>11,1853741496599</text:p>
          </table:table-cell>
          <table:table-cell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392.5" calcext:value-type="float">
            <text:p>1 392,50</text:p>
          </table:table-cell>
          <table:table-cell office:value-type="float" office:value="3313.5" calcext:value-type="float">
            <text:p>3 313,50</text:p>
          </table:table-cell>
          <table:table-cell office:value-type="float" office:value="24" calcext:value-type="float">
            <text:p>24</text:p>
          </table:table-cell>
          <table:table-cell table:formula="of:=90*[.E258]" office:value-type="float" office:value="2160" calcext:value-type="float">
            <text:p>2160</text:p>
          </table:table-cell>
          <table:table-cell table:formula="of:=[.C258]/294" office:value-type="float" office:value="4.73639455782313" calcext:value-type="float">
            <text:p>4,73639455782313</text:p>
          </table:table-cell>
          <table:table-cell table:formula="of:=[.D258]/294" office:value-type="float" office:value="11.2704081632653" calcext:value-type="float">
            <text:p>11,2704081632653</text:p>
          </table:table-cell>
          <table:table-cell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373.5" calcext:value-type="float">
            <text:p>1 373,50</text:p>
          </table:table-cell>
          <table:table-cell office:value-type="float" office:value="3284.5" calcext:value-type="float">
            <text:p>3 284,50</text:p>
          </table:table-cell>
          <table:table-cell office:value-type="float" office:value="24" calcext:value-type="float">
            <text:p>24</text:p>
          </table:table-cell>
          <table:table-cell table:formula="of:=90*[.E259]" office:value-type="float" office:value="2160" calcext:value-type="float">
            <text:p>2160</text:p>
          </table:table-cell>
          <table:table-cell table:formula="of:=[.C259]/294" office:value-type="float" office:value="4.67176870748299" calcext:value-type="float">
            <text:p>4,67176870748299</text:p>
          </table:table-cell>
          <table:table-cell table:formula="of:=[.D259]/294" office:value-type="float" office:value="11.171768707483" calcext:value-type="float">
            <text:p>11,171768707483</text:p>
          </table:table-cell>
          <table:table-cell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344.5" calcext:value-type="float">
            <text:p>1 344,50</text:p>
          </table:table-cell>
          <table:table-cell office:value-type="float" office:value="3257.5" calcext:value-type="float">
            <text:p>3 257,50</text:p>
          </table:table-cell>
          <table:table-cell office:value-type="float" office:value="24" calcext:value-type="float">
            <text:p>24</text:p>
          </table:table-cell>
          <table:table-cell table:formula="of:=90*[.E260]" office:value-type="float" office:value="2160" calcext:value-type="float">
            <text:p>2160</text:p>
          </table:table-cell>
          <table:table-cell table:formula="of:=[.C260]/294" office:value-type="float" office:value="4.57312925170068" calcext:value-type="float">
            <text:p>4,57312925170068</text:p>
          </table:table-cell>
          <table:table-cell table:formula="of:=[.D260]/294" office:value-type="float" office:value="11.0799319727891" calcext:value-type="float">
            <text:p>11,0799319727891</text:p>
          </table:table-cell>
          <table:table-cell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315.5" calcext:value-type="float">
            <text:p>1 315,50</text:p>
          </table:table-cell>
          <table:table-cell office:value-type="float" office:value="3262.5" calcext:value-type="float">
            <text:p>3 262,50</text:p>
          </table:table-cell>
          <table:table-cell office:value-type="float" office:value="24" calcext:value-type="float">
            <text:p>24</text:p>
          </table:table-cell>
          <table:table-cell table:formula="of:=90*[.E261]" office:value-type="float" office:value="2160" calcext:value-type="float">
            <text:p>2160</text:p>
          </table:table-cell>
          <table:table-cell table:formula="of:=[.C261]/294" office:value-type="float" office:value="4.47448979591837" calcext:value-type="float">
            <text:p>4,47448979591837</text:p>
          </table:table-cell>
          <table:table-cell table:formula="of:=[.D261]/294" office:value-type="float" office:value="11.0969387755102" calcext:value-type="float">
            <text:p>11,0969387755102</text:p>
          </table:table-cell>
          <table:table-cell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300.5" calcext:value-type="float">
            <text:p>1 300,50</text:p>
          </table:table-cell>
          <table:table-cell office:value-type="float" office:value="3285.5" calcext:value-type="float">
            <text:p>3 285,50</text:p>
          </table:table-cell>
          <table:table-cell office:value-type="float" office:value="24" calcext:value-type="float">
            <text:p>24</text:p>
          </table:table-cell>
          <table:table-cell table:formula="of:=90*[.E262]" office:value-type="float" office:value="2160" calcext:value-type="float">
            <text:p>2160</text:p>
          </table:table-cell>
          <table:table-cell table:formula="of:=[.C262]/294" office:value-type="float" office:value="4.4234693877551" calcext:value-type="float">
            <text:p>4,4234693877551</text:p>
          </table:table-cell>
          <table:table-cell table:formula="of:=[.D262]/294" office:value-type="float" office:value="11.1751700680272" calcext:value-type="float">
            <text:p>11,1751700680272</text:p>
          </table:table-cell>
          <table:table-cell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282.5" calcext:value-type="float">
            <text:p>1 282,50</text:p>
          </table:table-cell>
          <table:table-cell office:value-type="float" office:value="3311.5" calcext:value-type="float">
            <text:p>3 311,50</text:p>
          </table:table-cell>
          <table:table-cell office:value-type="float" office:value="24" calcext:value-type="float">
            <text:p>24</text:p>
          </table:table-cell>
          <table:table-cell table:formula="of:=90*[.E263]" office:value-type="float" office:value="2160" calcext:value-type="float">
            <text:p>2160</text:p>
          </table:table-cell>
          <table:table-cell table:formula="of:=[.C263]/294" office:value-type="float" office:value="4.36224489795918" calcext:value-type="float">
            <text:p>4,36224489795918</text:p>
          </table:table-cell>
          <table:table-cell table:formula="of:=[.D263]/294" office:value-type="float" office:value="11.2636054421769" calcext:value-type="float">
            <text:p>11,2636054421769</text:p>
          </table:table-cell>
          <table:table-cell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253.5" calcext:value-type="float">
            <text:p>1 253,50</text:p>
          </table:table-cell>
          <table:table-cell office:value-type="float" office:value="3287.5" calcext:value-type="float">
            <text:p>3 287,50</text:p>
          </table:table-cell>
          <table:table-cell office:value-type="float" office:value="24" calcext:value-type="float">
            <text:p>24</text:p>
          </table:table-cell>
          <table:table-cell table:formula="of:=90*[.E264]" office:value-type="float" office:value="2160" calcext:value-type="float">
            <text:p>2160</text:p>
          </table:table-cell>
          <table:table-cell table:formula="of:=[.C264]/294" office:value-type="float" office:value="4.26360544217687" calcext:value-type="float">
            <text:p>4,26360544217687</text:p>
          </table:table-cell>
          <table:table-cell table:formula="of:=[.D264]/294" office:value-type="float" office:value="11.1819727891156" calcext:value-type="float">
            <text:p>11,1819727891156</text:p>
          </table:table-cell>
          <table:table-cell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1221.5" calcext:value-type="float">
            <text:p>1 221,50</text:p>
          </table:table-cell>
          <table:table-cell office:value-type="float" office:value="3277.5" calcext:value-type="float">
            <text:p>3 277,50</text:p>
          </table:table-cell>
          <table:table-cell office:value-type="float" office:value="24" calcext:value-type="float">
            <text:p>24</text:p>
          </table:table-cell>
          <table:table-cell table:formula="of:=90*[.E265]" office:value-type="float" office:value="2160" calcext:value-type="float">
            <text:p>2160</text:p>
          </table:table-cell>
          <table:table-cell table:formula="of:=[.C265]/294" office:value-type="float" office:value="4.15476190476191" calcext:value-type="float">
            <text:p>4,15476190476191</text:p>
          </table:table-cell>
          <table:table-cell table:formula="of:=[.D265]/294" office:value-type="float" office:value="11.1479591836735" calcext:value-type="float">
            <text:p>11,1479591836735</text:p>
          </table:table-cell>
          <table:table-cell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201.5" calcext:value-type="float">
            <text:p>1 201,50</text:p>
          </table:table-cell>
          <table:table-cell office:value-type="float" office:value="3274.5" calcext:value-type="float">
            <text:p>3 274,50</text:p>
          </table:table-cell>
          <table:table-cell office:value-type="float" office:value="24" calcext:value-type="float">
            <text:p>24</text:p>
          </table:table-cell>
          <table:table-cell table:formula="of:=90*[.E266]" office:value-type="float" office:value="2160" calcext:value-type="float">
            <text:p>2160</text:p>
          </table:table-cell>
          <table:table-cell table:formula="of:=[.C266]/294" office:value-type="float" office:value="4.08673469387755" calcext:value-type="float">
            <text:p>4,08673469387755</text:p>
          </table:table-cell>
          <table:table-cell table:formula="of:=[.D266]/294" office:value-type="float" office:value="11.1377551020408" calcext:value-type="float">
            <text:p>11,1377551020408</text:p>
          </table:table-cell>
          <table:table-cell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1187.5" calcext:value-type="float">
            <text:p>1 187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24" calcext:value-type="float">
            <text:p>24</text:p>
          </table:table-cell>
          <table:table-cell table:formula="of:=90*[.E267]" office:value-type="float" office:value="2160" calcext:value-type="float">
            <text:p>2160</text:p>
          </table:table-cell>
          <table:table-cell table:formula="of:=[.C267]/294" office:value-type="float" office:value="4.0391156462585" calcext:value-type="float">
            <text:p>4,0391156462585</text:p>
          </table:table-cell>
          <table:table-cell table:formula="of:=[.D267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620.5" calcext:value-type="float">
            <text:p>1 620,50</text:p>
          </table:table-cell>
          <table:table-cell office:value-type="float" office:value="3320.5" calcext:value-type="float">
            <text:p>3 320,50</text:p>
          </table:table-cell>
          <table:table-cell office:value-type="float" office:value="25" calcext:value-type="float">
            <text:p>25</text:p>
          </table:table-cell>
          <table:table-cell table:formula="of:=90*[.E268]" office:value-type="float" office:value="2250" calcext:value-type="float">
            <text:p>2250</text:p>
          </table:table-cell>
          <table:table-cell table:formula="of:=[.C268]/294" office:value-type="float" office:value="5.51190476190476" calcext:value-type="float">
            <text:p>5,51190476190476</text:p>
          </table:table-cell>
          <table:table-cell table:formula="of:=[.D268]/294" office:value-type="float" office:value="11.2942176870748" calcext:value-type="float">
            <text:p>11,2942176870748</text:p>
          </table:table-cell>
          <table:table-cell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637.5" calcext:value-type="float">
            <text:p>1 637,50</text:p>
          </table:table-cell>
          <table:table-cell office:value-type="float" office:value="3297.5" calcext:value-type="float">
            <text:p>3 297,50</text:p>
          </table:table-cell>
          <table:table-cell office:value-type="float" office:value="25" calcext:value-type="float">
            <text:p>25</text:p>
          </table:table-cell>
          <table:table-cell table:formula="of:=90*[.E269]" office:value-type="float" office:value="2250" calcext:value-type="float">
            <text:p>2250</text:p>
          </table:table-cell>
          <table:table-cell table:formula="of:=[.C269]/294" office:value-type="float" office:value="5.56972789115646" calcext:value-type="float">
            <text:p>5,56972789115646</text:p>
          </table:table-cell>
          <table:table-cell table:formula="of:=[.D269]/294" office:value-type="float" office:value="11.2159863945578" calcext:value-type="float">
            <text:p>11,2159863945578</text:p>
          </table:table-cell>
          <table:table-cell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625.5" calcext:value-type="float">
            <text:p>1 625,50</text:p>
          </table:table-cell>
          <table:table-cell office:value-type="float" office:value="3276.5" calcext:value-type="float">
            <text:p>3 276,50</text:p>
          </table:table-cell>
          <table:table-cell office:value-type="float" office:value="25" calcext:value-type="float">
            <text:p>25</text:p>
          </table:table-cell>
          <table:table-cell table:formula="of:=90*[.E270]" office:value-type="float" office:value="2250" calcext:value-type="float">
            <text:p>2250</text:p>
          </table:table-cell>
          <table:table-cell table:formula="of:=[.C270]/294" office:value-type="float" office:value="5.52891156462585" calcext:value-type="float">
            <text:p>5,52891156462585</text:p>
          </table:table-cell>
          <table:table-cell table:formula="of:=[.D270]/294" office:value-type="float" office:value="11.1445578231293" calcext:value-type="float">
            <text:p>11,1445578231293</text:p>
          </table:table-cell>
          <table:table-cell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593.5" calcext:value-type="float">
            <text:p>1 593,50</text:p>
          </table:table-cell>
          <table:table-cell office:value-type="float" office:value="3254.5" calcext:value-type="float">
            <text:p>3 254,50</text:p>
          </table:table-cell>
          <table:table-cell office:value-type="float" office:value="25" calcext:value-type="float">
            <text:p>25</text:p>
          </table:table-cell>
          <table:table-cell table:formula="of:=90*[.E271]" office:value-type="float" office:value="2250" calcext:value-type="float">
            <text:p>2250</text:p>
          </table:table-cell>
          <table:table-cell table:formula="of:=[.C271]/294" office:value-type="float" office:value="5.42006802721089" calcext:value-type="float">
            <text:p>5,42006802721089</text:p>
          </table:table-cell>
          <table:table-cell table:formula="of:=[.D271]/294" office:value-type="float" office:value="11.0697278911565" calcext:value-type="float">
            <text:p>11,0697278911565</text:p>
          </table:table-cell>
          <table:table-cell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586.5" calcext:value-type="float">
            <text:p>1 586,50</text:p>
          </table:table-cell>
          <table:table-cell office:value-type="float" office:value="3230.5" calcext:value-type="float">
            <text:p>3 230,50</text:p>
          </table:table-cell>
          <table:table-cell office:value-type="float" office:value="25" calcext:value-type="float">
            <text:p>25</text:p>
          </table:table-cell>
          <table:table-cell table:formula="of:=90*[.E272]" office:value-type="float" office:value="2250" calcext:value-type="float">
            <text:p>2250</text:p>
          </table:table-cell>
          <table:table-cell table:formula="of:=[.C272]/294" office:value-type="float" office:value="5.39625850340136" calcext:value-type="float">
            <text:p>5,39625850340136</text:p>
          </table:table-cell>
          <table:table-cell table:formula="of:=[.D272]/294" office:value-type="float" office:value="10.9880952380952" calcext:value-type="float">
            <text:p>10,9880952380952</text:p>
          </table:table-cell>
          <table:table-cell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1571.5" calcext:value-type="float">
            <text:p>1 571,50</text:p>
          </table:table-cell>
          <table:table-cell office:value-type="float" office:value="3201.5" calcext:value-type="float">
            <text:p>3 201,50</text:p>
          </table:table-cell>
          <table:table-cell office:value-type="float" office:value="25" calcext:value-type="float">
            <text:p>25</text:p>
          </table:table-cell>
          <table:table-cell table:formula="of:=90*[.E273]" office:value-type="float" office:value="2250" calcext:value-type="float">
            <text:p>2250</text:p>
          </table:table-cell>
          <table:table-cell table:formula="of:=[.C273]/294" office:value-type="float" office:value="5.3452380952381" calcext:value-type="float">
            <text:p>5,3452380952381</text:p>
          </table:table-cell>
          <table:table-cell table:formula="of:=[.D273]/294" office:value-type="float" office:value="10.8894557823129" calcext:value-type="float">
            <text:p>10,8894557823129</text:p>
          </table:table-cell>
          <table:table-cell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1553.5" calcext:value-type="float">
            <text:p>1 553,50</text:p>
          </table:table-cell>
          <table:table-cell office:value-type="float" office:value="3176.5" calcext:value-type="float">
            <text:p>3 176,50</text:p>
          </table:table-cell>
          <table:table-cell office:value-type="float" office:value="25" calcext:value-type="float">
            <text:p>25</text:p>
          </table:table-cell>
          <table:table-cell table:formula="of:=90*[.E274]" office:value-type="float" office:value="2250" calcext:value-type="float">
            <text:p>2250</text:p>
          </table:table-cell>
          <table:table-cell table:formula="of:=[.C274]/294" office:value-type="float" office:value="5.28401360544218" calcext:value-type="float">
            <text:p>5,28401360544218</text:p>
          </table:table-cell>
          <table:table-cell table:formula="of:=[.D274]/294" office:value-type="float" office:value="10.8044217687075" calcext:value-type="float">
            <text:p>10,8044217687075</text:p>
          </table:table-cell>
          <table:table-cell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537.5" calcext:value-type="float">
            <text:p>1 537,50</text:p>
          </table:table-cell>
          <table:table-cell office:value-type="float" office:value="3203.5" calcext:value-type="float">
            <text:p>3 203,50</text:p>
          </table:table-cell>
          <table:table-cell office:value-type="float" office:value="25" calcext:value-type="float">
            <text:p>25</text:p>
          </table:table-cell>
          <table:table-cell table:formula="of:=90*[.E275]" office:value-type="float" office:value="2250" calcext:value-type="float">
            <text:p>2250</text:p>
          </table:table-cell>
          <table:table-cell table:formula="of:=[.C275]/294" office:value-type="float" office:value="5.22959183673469" calcext:value-type="float">
            <text:p>5,22959183673469</text:p>
          </table:table-cell>
          <table:table-cell table:formula="of:=[.D275]/294" office:value-type="float" office:value="10.8962585034014" calcext:value-type="float">
            <text:p>10,8962585034014</text:p>
          </table:table-cell>
          <table:table-cell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1519.5" calcext:value-type="float">
            <text:p>1 519,50</text:p>
          </table:table-cell>
          <table:table-cell office:value-type="float" office:value="3209.5" calcext:value-type="float">
            <text:p>3 209,50</text:p>
          </table:table-cell>
          <table:table-cell office:value-type="float" office:value="25" calcext:value-type="float">
            <text:p>25</text:p>
          </table:table-cell>
          <table:table-cell table:formula="of:=90*[.E276]" office:value-type="float" office:value="2250" calcext:value-type="float">
            <text:p>2250</text:p>
          </table:table-cell>
          <table:table-cell table:formula="of:=[.C276]/294" office:value-type="float" office:value="5.16836734693878" calcext:value-type="float">
            <text:p>5,16836734693878</text:p>
          </table:table-cell>
          <table:table-cell table:formula="of:=[.D276]/294" office:value-type="float" office:value="10.9166666666667" calcext:value-type="float">
            <text:p>10,9166666666667</text:p>
          </table:table-cell>
          <table:table-cell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495.5" calcext:value-type="float">
            <text:p>1 495,50</text:p>
          </table:table-cell>
          <table:table-cell office:value-type="float" office:value="3228.5" calcext:value-type="float">
            <text:p>3 228,50</text:p>
          </table:table-cell>
          <table:table-cell office:value-type="float" office:value="25" calcext:value-type="float">
            <text:p>25</text:p>
          </table:table-cell>
          <table:table-cell table:formula="of:=90*[.E277]" office:value-type="float" office:value="2250" calcext:value-type="float">
            <text:p>2250</text:p>
          </table:table-cell>
          <table:table-cell table:formula="of:=[.C277]/294" office:value-type="float" office:value="5.08673469387755" calcext:value-type="float">
            <text:p>5,08673469387755</text:p>
          </table:table-cell>
          <table:table-cell table:formula="of:=[.D277]/294" office:value-type="float" office:value="10.9812925170068" calcext:value-type="float">
            <text:p>10,9812925170068</text:p>
          </table:table-cell>
          <table:table-cell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494.5" calcext:value-type="float">
            <text:p>1 494,50</text:p>
          </table:table-cell>
          <table:table-cell office:value-type="float" office:value="3256.5" calcext:value-type="float">
            <text:p>3 256,50</text:p>
          </table:table-cell>
          <table:table-cell office:value-type="float" office:value="25" calcext:value-type="float">
            <text:p>25</text:p>
          </table:table-cell>
          <table:table-cell table:formula="of:=90*[.E278]" office:value-type="float" office:value="2250" calcext:value-type="float">
            <text:p>2250</text:p>
          </table:table-cell>
          <table:table-cell table:formula="of:=[.C278]/294" office:value-type="float" office:value="5.08333333333333" calcext:value-type="float">
            <text:p>5,08333333333333</text:p>
          </table:table-cell>
          <table:table-cell table:formula="of:=[.D278]/294" office:value-type="float" office:value="11.0765306122449" calcext:value-type="float">
            <text:p>11,0765306122449</text:p>
          </table:table-cell>
          <table:table-cell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1450.5" calcext:value-type="float">
            <text:p>1 450,50</text:p>
          </table:table-cell>
          <table:table-cell office:value-type="float" office:value="3254.5" calcext:value-type="float">
            <text:p>3 254,50</text:p>
          </table:table-cell>
          <table:table-cell office:value-type="float" office:value="25" calcext:value-type="float">
            <text:p>25</text:p>
          </table:table-cell>
          <table:table-cell table:formula="of:=90*[.E279]" office:value-type="float" office:value="2250" calcext:value-type="float">
            <text:p>2250</text:p>
          </table:table-cell>
          <table:table-cell table:formula="of:=[.C279]/294" office:value-type="float" office:value="4.93367346938776" calcext:value-type="float">
            <text:p>4,93367346938776</text:p>
          </table:table-cell>
          <table:table-cell table:formula="of:=[.D279]/294" office:value-type="float" office:value="11.0697278911565" calcext:value-type="float">
            <text:p>11,0697278911565</text:p>
          </table:table-cell>
          <table:table-cell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416.5" calcext:value-type="float">
            <text:p>1 416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25" calcext:value-type="float">
            <text:p>25</text:p>
          </table:table-cell>
          <table:table-cell table:formula="of:=90*[.E280]" office:value-type="float" office:value="2250" calcext:value-type="float">
            <text:p>2250</text:p>
          </table:table-cell>
          <table:table-cell table:formula="of:=[.C280]/294" office:value-type="float" office:value="4.81802721088435" calcext:value-type="float">
            <text:p>4,81802721088435</text:p>
          </table:table-cell>
          <table:table-cell table:formula="of:=[.D280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387.5" calcext:value-type="float">
            <text:p>1 387,50</text:p>
          </table:table-cell>
          <table:table-cell office:value-type="float" office:value="3298.5" calcext:value-type="float">
            <text:p>3 298,50</text:p>
          </table:table-cell>
          <table:table-cell office:value-type="float" office:value="25" calcext:value-type="float">
            <text:p>25</text:p>
          </table:table-cell>
          <table:table-cell table:formula="of:=90*[.E281]" office:value-type="float" office:value="2250" calcext:value-type="float">
            <text:p>2250</text:p>
          </table:table-cell>
          <table:table-cell table:formula="of:=[.C281]/294" office:value-type="float" office:value="4.71938775510204" calcext:value-type="float">
            <text:p>4,71938775510204</text:p>
          </table:table-cell>
          <table:table-cell table:formula="of:=[.D281]/294" office:value-type="float" office:value="11.219387755102" calcext:value-type="float">
            <text:p>11,219387755102</text:p>
          </table:table-cell>
          <table:table-cell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1378.5" calcext:value-type="float">
            <text:p>1 378,50</text:p>
          </table:table-cell>
          <table:table-cell office:value-type="float" office:value="3310.5" calcext:value-type="float">
            <text:p>3 310,50</text:p>
          </table:table-cell>
          <table:table-cell office:value-type="float" office:value="25" calcext:value-type="float">
            <text:p>25</text:p>
          </table:table-cell>
          <table:table-cell table:formula="of:=90*[.E282]" office:value-type="float" office:value="2250" calcext:value-type="float">
            <text:p>2250</text:p>
          </table:table-cell>
          <table:table-cell table:formula="of:=[.C282]/294" office:value-type="float" office:value="4.68877551020408" calcext:value-type="float">
            <text:p>4,68877551020408</text:p>
          </table:table-cell>
          <table:table-cell table:formula="of:=[.D282]/294" office:value-type="float" office:value="11.2602040816327" calcext:value-type="float">
            <text:p>11,2602040816327</text:p>
          </table:table-cell>
          <table:table-cell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359.5" calcext:value-type="float">
            <text:p>1 359,50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25" calcext:value-type="float">
            <text:p>25</text:p>
          </table:table-cell>
          <table:table-cell table:formula="of:=90*[.E283]" office:value-type="float" office:value="2250" calcext:value-type="float">
            <text:p>2250</text:p>
          </table:table-cell>
          <table:table-cell table:formula="of:=[.C283]/294" office:value-type="float" office:value="4.62414965986395" calcext:value-type="float">
            <text:p>4,62414965986395</text:p>
          </table:table-cell>
          <table:table-cell table:formula="of:=[.D283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327.5" calcext:value-type="float">
            <text:p>1 327,50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25" calcext:value-type="float">
            <text:p>25</text:p>
          </table:table-cell>
          <table:table-cell table:formula="of:=90*[.E284]" office:value-type="float" office:value="2250" calcext:value-type="float">
            <text:p>2250</text:p>
          </table:table-cell>
          <table:table-cell table:formula="of:=[.C284]/294" office:value-type="float" office:value="4.51530612244898" calcext:value-type="float">
            <text:p>4,51530612244898</text:p>
          </table:table-cell>
          <table:table-cell table:formula="of:=[.D284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312.5" calcext:value-type="float">
            <text:p>1 312,50</text:p>
          </table:table-cell>
          <table:table-cell office:value-type="float" office:value="3280.5" calcext:value-type="float">
            <text:p>3 280,50</text:p>
          </table:table-cell>
          <table:table-cell office:value-type="float" office:value="25" calcext:value-type="float">
            <text:p>25</text:p>
          </table:table-cell>
          <table:table-cell table:formula="of:=90*[.E285]" office:value-type="float" office:value="2250" calcext:value-type="float">
            <text:p>2250</text:p>
          </table:table-cell>
          <table:table-cell table:formula="of:=[.C285]/294" office:value-type="float" office:value="4.46428571428571" calcext:value-type="float">
            <text:p>4,46428571428571</text:p>
          </table:table-cell>
          <table:table-cell table:formula="of:=[.D285]/294" office:value-type="float" office:value="11.1581632653061" calcext:value-type="float">
            <text:p>11,1581632653061</text:p>
          </table:table-cell>
          <table:table-cell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298.5" calcext:value-type="float">
            <text:p>1 298,50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25" calcext:value-type="float">
            <text:p>25</text:p>
          </table:table-cell>
          <table:table-cell table:formula="of:=90*[.E286]" office:value-type="float" office:value="2250" calcext:value-type="float">
            <text:p>2250</text:p>
          </table:table-cell>
          <table:table-cell table:formula="of:=[.C286]/294" office:value-type="float" office:value="4.41666666666667" calcext:value-type="float">
            <text:p>4,41666666666667</text:p>
          </table:table-cell>
          <table:table-cell table:formula="of:=[.D286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287.5" calcext:value-type="float">
            <text:p>1 287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25" calcext:value-type="float">
            <text:p>25</text:p>
          </table:table-cell>
          <table:table-cell table:formula="of:=90*[.E287]" office:value-type="float" office:value="2250" calcext:value-type="float">
            <text:p>2250</text:p>
          </table:table-cell>
          <table:table-cell table:formula="of:=[.C287]/294" office:value-type="float" office:value="4.37925170068027" calcext:value-type="float">
            <text:p>4,37925170068027</text:p>
          </table:table-cell>
          <table:table-cell table:formula="of:=[.D287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263.5" calcext:value-type="float">
            <text:p>1 263,50</text:p>
          </table:table-cell>
          <table:table-cell office:value-type="float" office:value="3290.5" calcext:value-type="float">
            <text:p>3 290,50</text:p>
          </table:table-cell>
          <table:table-cell office:value-type="float" office:value="25" calcext:value-type="float">
            <text:p>25</text:p>
          </table:table-cell>
          <table:table-cell table:formula="of:=90*[.E288]" office:value-type="float" office:value="2250" calcext:value-type="float">
            <text:p>2250</text:p>
          </table:table-cell>
          <table:table-cell table:formula="of:=[.C288]/294" office:value-type="float" office:value="4.29761904761905" calcext:value-type="float">
            <text:p>4,29761904761905</text:p>
          </table:table-cell>
          <table:table-cell table:formula="of:=[.D288]/294" office:value-type="float" office:value="11.1921768707483" calcext:value-type="float">
            <text:p>11,1921768707483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227.5" calcext:value-type="float">
            <text:p>1 227,50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25" calcext:value-type="float">
            <text:p>25</text:p>
          </table:table-cell>
          <table:table-cell table:formula="of:=90*[.E289]" office:value-type="float" office:value="2250" calcext:value-type="float">
            <text:p>2250</text:p>
          </table:table-cell>
          <table:table-cell table:formula="of:=[.C289]/294" office:value-type="float" office:value="4.17517006802721" calcext:value-type="float">
            <text:p>4,17517006802721</text:p>
          </table:table-cell>
          <table:table-cell table:formula="of:=[.D289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200.5" calcext:value-type="float">
            <text:p>1 200,50</text:p>
          </table:table-cell>
          <table:table-cell office:value-type="float" office:value="3272.5" calcext:value-type="float">
            <text:p>3 272,50</text:p>
          </table:table-cell>
          <table:table-cell office:value-type="float" office:value="25" calcext:value-type="float">
            <text:p>25</text:p>
          </table:table-cell>
          <table:table-cell table:formula="of:=90*[.E290]" office:value-type="float" office:value="2250" calcext:value-type="float">
            <text:p>2250</text:p>
          </table:table-cell>
          <table:table-cell table:formula="of:=[.C290]/294" office:value-type="float" office:value="4.08333333333333" calcext:value-type="float">
            <text:p>4,08333333333333</text:p>
          </table:table-cell>
          <table:table-cell table:formula="of:=[.D290]/294" office:value-type="float" office:value="11.1309523809524" calcext:value-type="float">
            <text:p>11,1309523809524</text:p>
          </table:table-cell>
          <table:table-cell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196.5" calcext:value-type="float">
            <text:p>1 196,50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25" calcext:value-type="float">
            <text:p>25</text:p>
          </table:table-cell>
          <table:table-cell table:formula="of:=90*[.E291]" office:value-type="float" office:value="2250" calcext:value-type="float">
            <text:p>2250</text:p>
          </table:table-cell>
          <table:table-cell table:formula="of:=[.C291]/294" office:value-type="float" office:value="4.06972789115646" calcext:value-type="float">
            <text:p>4,06972789115646</text:p>
          </table:table-cell>
          <table:table-cell table:formula="of:=[.D291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581.5" calcext:value-type="float">
            <text:p>1 581,50</text:p>
          </table:table-cell>
          <table:table-cell office:value-type="float" office:value="3317.5" calcext:value-type="float">
            <text:p>3 317,50</text:p>
          </table:table-cell>
          <table:table-cell office:value-type="float" office:value="26" calcext:value-type="float">
            <text:p>26</text:p>
          </table:table-cell>
          <table:table-cell table:formula="of:=90*[.E292]" office:value-type="float" office:value="2340" calcext:value-type="float">
            <text:p>2340</text:p>
          </table:table-cell>
          <table:table-cell table:formula="of:=[.C292]/294" office:value-type="float" office:value="5.37925170068027" calcext:value-type="float">
            <text:p>5,37925170068027</text:p>
          </table:table-cell>
          <table:table-cell table:formula="of:=[.D292]/294" office:value-type="float" office:value="11.2840136054422" calcext:value-type="float">
            <text:p>11,2840136054422</text:p>
          </table:table-cell>
          <table:table-cell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614.5" calcext:value-type="float">
            <text:p>1 614,50</text:p>
          </table:table-cell>
          <table:table-cell office:value-type="float" office:value="3323.5" calcext:value-type="float">
            <text:p>3 323,50</text:p>
          </table:table-cell>
          <table:table-cell office:value-type="float" office:value="26" calcext:value-type="float">
            <text:p>26</text:p>
          </table:table-cell>
          <table:table-cell table:formula="of:=90*[.E293]" office:value-type="float" office:value="2340" calcext:value-type="float">
            <text:p>2340</text:p>
          </table:table-cell>
          <table:table-cell table:formula="of:=[.C293]/294" office:value-type="float" office:value="5.49149659863946" calcext:value-type="float">
            <text:p>5,49149659863946</text:p>
          </table:table-cell>
          <table:table-cell table:formula="of:=[.D293]/294" office:value-type="float" office:value="11.3044217687075" calcext:value-type="float">
            <text:p>11,3044217687075</text:p>
          </table:table-cell>
          <table:table-cell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643.5" calcext:value-type="float">
            <text:p>1 643,50</text:p>
          </table:table-cell>
          <table:table-cell office:value-type="float" office:value="3326.5" calcext:value-type="float">
            <text:p>3 326,50</text:p>
          </table:table-cell>
          <table:table-cell office:value-type="float" office:value="26" calcext:value-type="float">
            <text:p>26</text:p>
          </table:table-cell>
          <table:table-cell table:formula="of:=90*[.E294]" office:value-type="float" office:value="2340" calcext:value-type="float">
            <text:p>2340</text:p>
          </table:table-cell>
          <table:table-cell table:formula="of:=[.C294]/294" office:value-type="float" office:value="5.59013605442177" calcext:value-type="float">
            <text:p>5,59013605442177</text:p>
          </table:table-cell>
          <table:table-cell table:formula="of:=[.D294]/294" office:value-type="float" office:value="11.3146258503401" calcext:value-type="float">
            <text:p>11,3146258503401</text:p>
          </table:table-cell>
          <table:table-cell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646.5" calcext:value-type="float">
            <text:p>1 646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26" calcext:value-type="float">
            <text:p>26</text:p>
          </table:table-cell>
          <table:table-cell table:formula="of:=90*[.E295]" office:value-type="float" office:value="2340" calcext:value-type="float">
            <text:p>2340</text:p>
          </table:table-cell>
          <table:table-cell table:formula="of:=[.C295]/294" office:value-type="float" office:value="5.60034013605442" calcext:value-type="float">
            <text:p>5,60034013605442</text:p>
          </table:table-cell>
          <table:table-cell table:formula="of:=[.D295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615.5" calcext:value-type="float">
            <text:p>1 615,50</text:p>
          </table:table-cell>
          <table:table-cell office:value-type="float" office:value="3278.5" calcext:value-type="float">
            <text:p>3 278,50</text:p>
          </table:table-cell>
          <table:table-cell office:value-type="float" office:value="26" calcext:value-type="float">
            <text:p>26</text:p>
          </table:table-cell>
          <table:table-cell table:formula="of:=90*[.E296]" office:value-type="float" office:value="2340" calcext:value-type="float">
            <text:p>2340</text:p>
          </table:table-cell>
          <table:table-cell table:formula="of:=[.C296]/294" office:value-type="float" office:value="5.49489795918367" calcext:value-type="float">
            <text:p>5,49489795918367</text:p>
          </table:table-cell>
          <table:table-cell table:formula="of:=[.D296]/294" office:value-type="float" office:value="11.1513605442177" calcext:value-type="float">
            <text:p>11,1513605442177</text:p>
          </table:table-cell>
          <table:table-cell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98.5" calcext:value-type="float">
            <text:p>1 598,50</text:p>
          </table:table-cell>
          <table:table-cell office:value-type="float" office:value="3248.5" calcext:value-type="float">
            <text:p>3 248,50</text:p>
          </table:table-cell>
          <table:table-cell office:value-type="float" office:value="26" calcext:value-type="float">
            <text:p>26</text:p>
          </table:table-cell>
          <table:table-cell table:formula="of:=90*[.E297]" office:value-type="float" office:value="2340" calcext:value-type="float">
            <text:p>2340</text:p>
          </table:table-cell>
          <table:table-cell table:formula="of:=[.C297]/294" office:value-type="float" office:value="5.43707482993197" calcext:value-type="float">
            <text:p>5,43707482993197</text:p>
          </table:table-cell>
          <table:table-cell table:formula="of:=[.D297]/294" office:value-type="float" office:value="11.0493197278912" calcext:value-type="float">
            <text:p>11,0493197278912</text:p>
          </table:table-cell>
          <table:table-cell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594.5" calcext:value-type="float">
            <text:p>1 594,50</text:p>
          </table:table-cell>
          <table:table-cell office:value-type="float" office:value="3229.5" calcext:value-type="float">
            <text:p>3 229,50</text:p>
          </table:table-cell>
          <table:table-cell office:value-type="float" office:value="26" calcext:value-type="float">
            <text:p>26</text:p>
          </table:table-cell>
          <table:table-cell table:formula="of:=90*[.E298]" office:value-type="float" office:value="2340" calcext:value-type="float">
            <text:p>2340</text:p>
          </table:table-cell>
          <table:table-cell table:formula="of:=[.C298]/294" office:value-type="float" office:value="5.4234693877551" calcext:value-type="float">
            <text:p>5,4234693877551</text:p>
          </table:table-cell>
          <table:table-cell table:formula="of:=[.D298]/294" office:value-type="float" office:value="10.984693877551" calcext:value-type="float">
            <text:p>10,984693877551</text:p>
          </table:table-cell>
          <table:table-cell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580.5" calcext:value-type="float">
            <text:p>1 580,50</text:p>
          </table:table-cell>
          <table:table-cell office:value-type="float" office:value="3211.5" calcext:value-type="float">
            <text:p>3 211,50</text:p>
          </table:table-cell>
          <table:table-cell office:value-type="float" office:value="26" calcext:value-type="float">
            <text:p>26</text:p>
          </table:table-cell>
          <table:table-cell table:formula="of:=90*[.E299]" office:value-type="float" office:value="2340" calcext:value-type="float">
            <text:p>2340</text:p>
          </table:table-cell>
          <table:table-cell table:formula="of:=[.C299]/294" office:value-type="float" office:value="5.37585034013605" calcext:value-type="float">
            <text:p>5,37585034013605</text:p>
          </table:table-cell>
          <table:table-cell table:formula="of:=[.D299]/294" office:value-type="float" office:value="10.9234693877551" calcext:value-type="float">
            <text:p>10,9234693877551</text:p>
          </table:table-cell>
          <table:table-cell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66.5" calcext:value-type="float">
            <text:p>1 566,50</text:p>
          </table:table-cell>
          <table:table-cell office:value-type="float" office:value="3184.5" calcext:value-type="float">
            <text:p>3 184,50</text:p>
          </table:table-cell>
          <table:table-cell office:value-type="float" office:value="26" calcext:value-type="float">
            <text:p>26</text:p>
          </table:table-cell>
          <table:table-cell table:formula="of:=90*[.E300]" office:value-type="float" office:value="2340" calcext:value-type="float">
            <text:p>2340</text:p>
          </table:table-cell>
          <table:table-cell table:formula="of:=[.C300]/294" office:value-type="float" office:value="5.32823129251701" calcext:value-type="float">
            <text:p>5,32823129251701</text:p>
          </table:table-cell>
          <table:table-cell table:formula="of:=[.D300]/294" office:value-type="float" office:value="10.8316326530612" calcext:value-type="float">
            <text:p>10,8316326530612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4.5" calcext:value-type="float">
            <text:p>1 554,50</text:p>
          </table:table-cell>
          <table:table-cell office:value-type="float" office:value="3174.5" calcext:value-type="float">
            <text:p>3 174,50</text:p>
          </table:table-cell>
          <table:table-cell office:value-type="float" office:value="26" calcext:value-type="float">
            <text:p>26</text:p>
          </table:table-cell>
          <table:table-cell table:formula="of:=90*[.E301]" office:value-type="float" office:value="2340" calcext:value-type="float">
            <text:p>2340</text:p>
          </table:table-cell>
          <table:table-cell table:formula="of:=[.C301]/294" office:value-type="float" office:value="5.2874149659864" calcext:value-type="float">
            <text:p>5,2874149659864</text:p>
          </table:table-cell>
          <table:table-cell table:formula="of:=[.D301]/294" office:value-type="float" office:value="10.797619047619" calcext:value-type="float">
            <text:p>10,797619047619</text:p>
          </table:table-cell>
          <table:table-cell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538.5" calcext:value-type="float">
            <text:p>1 538,50</text:p>
          </table:table-cell>
          <table:table-cell office:value-type="float" office:value="3175.5" calcext:value-type="float">
            <text:p>3 175,50</text:p>
          </table:table-cell>
          <table:table-cell office:value-type="float" office:value="26" calcext:value-type="float">
            <text:p>26</text:p>
          </table:table-cell>
          <table:table-cell table:formula="of:=90*[.E302]" office:value-type="float" office:value="2340" calcext:value-type="float">
            <text:p>2340</text:p>
          </table:table-cell>
          <table:table-cell table:formula="of:=[.C302]/294" office:value-type="float" office:value="5.23299319727891" calcext:value-type="float">
            <text:p>5,23299319727891</text:p>
          </table:table-cell>
          <table:table-cell table:formula="of:=[.D302]/294" office:value-type="float" office:value="10.8010204081633" calcext:value-type="float">
            <text:p>10,8010204081633</text:p>
          </table:table-cell>
          <table:table-cell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530.5" calcext:value-type="float">
            <text:p>1 530,50</text:p>
          </table:table-cell>
          <table:table-cell office:value-type="float" office:value="3192.5" calcext:value-type="float">
            <text:p>3 192,50</text:p>
          </table:table-cell>
          <table:table-cell office:value-type="float" office:value="26" calcext:value-type="float">
            <text:p>26</text:p>
          </table:table-cell>
          <table:table-cell table:formula="of:=90*[.E303]" office:value-type="float" office:value="2340" calcext:value-type="float">
            <text:p>2340</text:p>
          </table:table-cell>
          <table:table-cell table:formula="of:=[.C303]/294" office:value-type="float" office:value="5.20578231292517" calcext:value-type="float">
            <text:p>5,20578231292517</text:p>
          </table:table-cell>
          <table:table-cell table:formula="of:=[.D303]/294" office:value-type="float" office:value="10.858843537415" calcext:value-type="float">
            <text:p>10,858843537415</text:p>
          </table:table-cell>
          <table:table-cell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0.5" calcext:value-type="float">
            <text:p>1 510,50</text:p>
          </table:table-cell>
          <table:table-cell office:value-type="float" office:value="3204.5" calcext:value-type="float">
            <text:p>3 204,50</text:p>
          </table:table-cell>
          <table:table-cell office:value-type="float" office:value="26" calcext:value-type="float">
            <text:p>26</text:p>
          </table:table-cell>
          <table:table-cell table:formula="of:=90*[.E304]" office:value-type="float" office:value="2340" calcext:value-type="float">
            <text:p>2340</text:p>
          </table:table-cell>
          <table:table-cell table:formula="of:=[.C304]/294" office:value-type="float" office:value="5.13775510204082" calcext:value-type="float">
            <text:p>5,13775510204082</text:p>
          </table:table-cell>
          <table:table-cell table:formula="of:=[.D304]/294" office:value-type="float" office:value="10.8996598639456" calcext:value-type="float">
            <text:p>10,8996598639456</text:p>
          </table:table-cell>
          <table:table-cell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99.5" calcext:value-type="float">
            <text:p>1 499,50</text:p>
          </table:table-cell>
          <table:table-cell office:value-type="float" office:value="3224.5" calcext:value-type="float">
            <text:p>3 224,50</text:p>
          </table:table-cell>
          <table:table-cell office:value-type="float" office:value="26" calcext:value-type="float">
            <text:p>26</text:p>
          </table:table-cell>
          <table:table-cell table:formula="of:=90*[.E305]" office:value-type="float" office:value="2340" calcext:value-type="float">
            <text:p>2340</text:p>
          </table:table-cell>
          <table:table-cell table:formula="of:=[.C305]/294" office:value-type="float" office:value="5.10034013605442" calcext:value-type="float">
            <text:p>5,10034013605442</text:p>
          </table:table-cell>
          <table:table-cell table:formula="of:=[.D305]/294" office:value-type="float" office:value="10.9676870748299" calcext:value-type="float">
            <text:p>10,9676870748299</text:p>
          </table:table-cell>
          <table:table-cell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88.5" calcext:value-type="float">
            <text:p>1 488,50</text:p>
          </table:table-cell>
          <table:table-cell office:value-type="float" office:value="3236.5" calcext:value-type="float">
            <text:p>3 236,50</text:p>
          </table:table-cell>
          <table:table-cell office:value-type="float" office:value="26" calcext:value-type="float">
            <text:p>26</text:p>
          </table:table-cell>
          <table:table-cell table:formula="of:=90*[.E306]" office:value-type="float" office:value="2340" calcext:value-type="float">
            <text:p>2340</text:p>
          </table:table-cell>
          <table:table-cell table:formula="of:=[.C306]/294" office:value-type="float" office:value="5.06292517006803" calcext:value-type="float">
            <text:p>5,06292517006803</text:p>
          </table:table-cell>
          <table:table-cell table:formula="of:=[.D306]/294" office:value-type="float" office:value="11.0085034013605" calcext:value-type="float">
            <text:p>11,0085034013605</text:p>
          </table:table-cell>
          <table:table-cell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75.5" calcext:value-type="float">
            <text:p>1 475,50</text:p>
          </table:table-cell>
          <table:table-cell office:value-type="float" office:value="3249.5" calcext:value-type="float">
            <text:p>3 249,50</text:p>
          </table:table-cell>
          <table:table-cell office:value-type="float" office:value="26" calcext:value-type="float">
            <text:p>26</text:p>
          </table:table-cell>
          <table:table-cell table:formula="of:=90*[.E307]" office:value-type="float" office:value="2340" calcext:value-type="float">
            <text:p>2340</text:p>
          </table:table-cell>
          <table:table-cell table:formula="of:=[.C307]/294" office:value-type="float" office:value="5.0187074829932" calcext:value-type="float">
            <text:p>5,0187074829932</text:p>
          </table:table-cell>
          <table:table-cell table:formula="of:=[.D307]/294" office:value-type="float" office:value="11.0527210884354" calcext:value-type="float">
            <text:p>11,0527210884354</text:p>
          </table:table-cell>
          <table:table-cell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451.5" calcext:value-type="float">
            <text:p>1 451,50</text:p>
          </table:table-cell>
          <table:table-cell office:value-type="float" office:value="3249.5" calcext:value-type="float">
            <text:p>3 249,50</text:p>
          </table:table-cell>
          <table:table-cell office:value-type="float" office:value="26" calcext:value-type="float">
            <text:p>26</text:p>
          </table:table-cell>
          <table:table-cell table:formula="of:=90*[.E308]" office:value-type="float" office:value="2340" calcext:value-type="float">
            <text:p>2340</text:p>
          </table:table-cell>
          <table:table-cell table:formula="of:=[.C308]/294" office:value-type="float" office:value="4.93707482993197" calcext:value-type="float">
            <text:p>4,93707482993197</text:p>
          </table:table-cell>
          <table:table-cell table:formula="of:=[.D308]/294" office:value-type="float" office:value="11.0527210884354" calcext:value-type="float">
            <text:p>11,0527210884354</text:p>
          </table:table-cell>
          <table:table-cell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425.5" calcext:value-type="float">
            <text:p>1 425,50</text:p>
          </table:table-cell>
          <table:table-cell office:value-type="float" office:value="3256.5" calcext:value-type="float">
            <text:p>3 256,50</text:p>
          </table:table-cell>
          <table:table-cell office:value-type="float" office:value="26" calcext:value-type="float">
            <text:p>26</text:p>
          </table:table-cell>
          <table:table-cell table:formula="of:=90*[.E309]" office:value-type="float" office:value="2340" calcext:value-type="float">
            <text:p>2340</text:p>
          </table:table-cell>
          <table:table-cell table:formula="of:=[.C309]/294" office:value-type="float" office:value="4.84863945578231" calcext:value-type="float">
            <text:p>4,84863945578231</text:p>
          </table:table-cell>
          <table:table-cell table:formula="of:=[.D309]/294" office:value-type="float" office:value="11.0765306122449" calcext:value-type="float">
            <text:p>11,0765306122449</text:p>
          </table:table-cell>
          <table:table-cell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11.5" calcext:value-type="float">
            <text:p>1 411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26" calcext:value-type="float">
            <text:p>26</text:p>
          </table:table-cell>
          <table:table-cell table:formula="of:=90*[.E310]" office:value-type="float" office:value="2340" calcext:value-type="float">
            <text:p>2340</text:p>
          </table:table-cell>
          <table:table-cell table:formula="of:=[.C310]/294" office:value-type="float" office:value="4.80102040816327" calcext:value-type="float">
            <text:p>4,80102040816327</text:p>
          </table:table-cell>
          <table:table-cell table:formula="of:=[.D310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387.5" calcext:value-type="float">
            <text:p>1 387,50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26" calcext:value-type="float">
            <text:p>26</text:p>
          </table:table-cell>
          <table:table-cell table:formula="of:=90*[.E311]" office:value-type="float" office:value="2340" calcext:value-type="float">
            <text:p>2340</text:p>
          </table:table-cell>
          <table:table-cell table:formula="of:=[.C311]/294" office:value-type="float" office:value="4.71938775510204" calcext:value-type="float">
            <text:p>4,71938775510204</text:p>
          </table:table-cell>
          <table:table-cell table:formula="of:=[.D311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369.5" calcext:value-type="float">
            <text:p>1 369,50</text:p>
          </table:table-cell>
          <table:table-cell office:value-type="float" office:value="3274.5" calcext:value-type="float">
            <text:p>3 274,50</text:p>
          </table:table-cell>
          <table:table-cell office:value-type="float" office:value="26" calcext:value-type="float">
            <text:p>26</text:p>
          </table:table-cell>
          <table:table-cell table:formula="of:=90*[.E312]" office:value-type="float" office:value="2340" calcext:value-type="float">
            <text:p>2340</text:p>
          </table:table-cell>
          <table:table-cell table:formula="of:=[.C312]/294" office:value-type="float" office:value="4.65816326530612" calcext:value-type="float">
            <text:p>4,65816326530612</text:p>
          </table:table-cell>
          <table:table-cell table:formula="of:=[.D312]/294" office:value-type="float" office:value="11.1377551020408" calcext:value-type="float">
            <text:p>11,1377551020408</text:p>
          </table:table-cell>
          <table:table-cell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337.5" calcext:value-type="float">
            <text:p>1 337,50</text:p>
          </table:table-cell>
          <table:table-cell office:value-type="float" office:value="3265.5" calcext:value-type="float">
            <text:p>3 265,50</text:p>
          </table:table-cell>
          <table:table-cell office:value-type="float" office:value="26" calcext:value-type="float">
            <text:p>26</text:p>
          </table:table-cell>
          <table:table-cell table:formula="of:=90*[.E313]" office:value-type="float" office:value="2340" calcext:value-type="float">
            <text:p>2340</text:p>
          </table:table-cell>
          <table:table-cell table:formula="of:=[.C313]/294" office:value-type="float" office:value="4.54931972789116" calcext:value-type="float">
            <text:p>4,54931972789116</text:p>
          </table:table-cell>
          <table:table-cell table:formula="of:=[.D313]/294" office:value-type="float" office:value="11.1071428571429" calcext:value-type="float">
            <text:p>11,1071428571429</text:p>
          </table:table-cell>
          <table:table-cell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307.5" calcext:value-type="float">
            <text:p>1 307,50</text:p>
          </table:table-cell>
          <table:table-cell office:value-type="float" office:value="3269.5" calcext:value-type="float">
            <text:p>3 269,50</text:p>
          </table:table-cell>
          <table:table-cell office:value-type="float" office:value="26" calcext:value-type="float">
            <text:p>26</text:p>
          </table:table-cell>
          <table:table-cell table:formula="of:=90*[.E314]" office:value-type="float" office:value="2340" calcext:value-type="float">
            <text:p>2340</text:p>
          </table:table-cell>
          <table:table-cell table:formula="of:=[.C314]/294" office:value-type="float" office:value="4.44727891156463" calcext:value-type="float">
            <text:p>4,44727891156463</text:p>
          </table:table-cell>
          <table:table-cell table:formula="of:=[.D314]/294" office:value-type="float" office:value="11.1207482993197" calcext:value-type="float">
            <text:p>11,1207482993197</text:p>
          </table:table-cell>
          <table:table-cell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286.5" calcext:value-type="float">
            <text:p>1 286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26" calcext:value-type="float">
            <text:p>26</text:p>
          </table:table-cell>
          <table:table-cell table:formula="of:=90*[.E315]" office:value-type="float" office:value="2340" calcext:value-type="float">
            <text:p>2340</text:p>
          </table:table-cell>
          <table:table-cell table:formula="of:=[.C315]/294" office:value-type="float" office:value="4.37585034013605" calcext:value-type="float">
            <text:p>4,37585034013605</text:p>
          </table:table-cell>
          <table:table-cell table:formula="of:=[.D315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255.5" calcext:value-type="float">
            <text:p>1 255,50</text:p>
          </table:table-cell>
          <table:table-cell office:value-type="float" office:value="3287.5" calcext:value-type="float">
            <text:p>3 287,50</text:p>
          </table:table-cell>
          <table:table-cell office:value-type="float" office:value="26" calcext:value-type="float">
            <text:p>26</text:p>
          </table:table-cell>
          <table:table-cell table:formula="of:=90*[.E316]" office:value-type="float" office:value="2340" calcext:value-type="float">
            <text:p>2340</text:p>
          </table:table-cell>
          <table:table-cell table:formula="of:=[.C316]/294" office:value-type="float" office:value="4.27040816326531" calcext:value-type="float">
            <text:p>4,27040816326531</text:p>
          </table:table-cell>
          <table:table-cell table:formula="of:=[.D316]/294" office:value-type="float" office:value="11.1819727891156" calcext:value-type="float">
            <text:p>11,1819727891156</text:p>
          </table:table-cell>
          <table:table-cell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236.5" calcext:value-type="float">
            <text:p>1 236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26" calcext:value-type="float">
            <text:p>26</text:p>
          </table:table-cell>
          <table:table-cell table:formula="of:=90*[.E317]" office:value-type="float" office:value="2340" calcext:value-type="float">
            <text:p>2340</text:p>
          </table:table-cell>
          <table:table-cell table:formula="of:=[.C317]/294" office:value-type="float" office:value="4.20578231292517" calcext:value-type="float">
            <text:p>4,20578231292517</text:p>
          </table:table-cell>
          <table:table-cell table:formula="of:=[.D317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207.5" calcext:value-type="float">
            <text:p>1 207,50</text:p>
          </table:table-cell>
          <table:table-cell office:value-type="float" office:value="3265.5" calcext:value-type="float">
            <text:p>3 265,50</text:p>
          </table:table-cell>
          <table:table-cell office:value-type="float" office:value="26" calcext:value-type="float">
            <text:p>26</text:p>
          </table:table-cell>
          <table:table-cell table:formula="of:=90*[.E318]" office:value-type="float" office:value="2340" calcext:value-type="float">
            <text:p>2340</text:p>
          </table:table-cell>
          <table:table-cell table:formula="of:=[.C318]/294" office:value-type="float" office:value="4.10714285714286" calcext:value-type="float">
            <text:p>4,10714285714286</text:p>
          </table:table-cell>
          <table:table-cell table:formula="of:=[.D318]/294" office:value-type="float" office:value="11.1071428571429" calcext:value-type="float">
            <text:p>11,1071428571429</text:p>
          </table:table-cell>
          <table:table-cell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568.5" calcext:value-type="float">
            <text:p>1 568,50</text:p>
          </table:table-cell>
          <table:table-cell office:value-type="float" office:value="3333.5" calcext:value-type="float">
            <text:p>3 333,50</text:p>
          </table:table-cell>
          <table:table-cell office:value-type="float" office:value="27" calcext:value-type="float">
            <text:p>27</text:p>
          </table:table-cell>
          <table:table-cell table:formula="of:=90*[.E319]" office:value-type="float" office:value="2430" calcext:value-type="float">
            <text:p>2430</text:p>
          </table:table-cell>
          <table:table-cell table:formula="of:=[.C319]/294" office:value-type="float" office:value="5.33503401360544" calcext:value-type="float">
            <text:p>5,33503401360544</text:p>
          </table:table-cell>
          <table:table-cell table:formula="of:=[.D319]/294" office:value-type="float" office:value="11.3384353741497" calcext:value-type="float">
            <text:p>11,3384353741497</text:p>
          </table:table-cell>
          <table:table-cell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600.5" calcext:value-type="float">
            <text:p>1 600,50</text:p>
          </table:table-cell>
          <table:table-cell office:value-type="float" office:value="3330.5" calcext:value-type="float">
            <text:p>3 330,50</text:p>
          </table:table-cell>
          <table:table-cell office:value-type="float" office:value="27" calcext:value-type="float">
            <text:p>27</text:p>
          </table:table-cell>
          <table:table-cell table:formula="of:=90*[.E320]" office:value-type="float" office:value="2430" calcext:value-type="float">
            <text:p>2430</text:p>
          </table:table-cell>
          <table:table-cell table:formula="of:=[.C320]/294" office:value-type="float" office:value="5.44387755102041" calcext:value-type="float">
            <text:p>5,44387755102041</text:p>
          </table:table-cell>
          <table:table-cell table:formula="of:=[.D320]/294" office:value-type="float" office:value="11.328231292517" calcext:value-type="float">
            <text:p>11,328231292517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633.5" calcext:value-type="float">
            <text:p>1 633,50</text:p>
          </table:table-cell>
          <table:table-cell office:value-type="float" office:value="3339.5" calcext:value-type="float">
            <text:p>3 339,50</text:p>
          </table:table-cell>
          <table:table-cell office:value-type="float" office:value="27" calcext:value-type="float">
            <text:p>27</text:p>
          </table:table-cell>
          <table:table-cell table:formula="of:=90*[.E321]" office:value-type="float" office:value="2430" calcext:value-type="float">
            <text:p>2430</text:p>
          </table:table-cell>
          <table:table-cell table:formula="of:=[.C321]/294" office:value-type="float" office:value="5.55612244897959" calcext:value-type="float">
            <text:p>5,55612244897959</text:p>
          </table:table-cell>
          <table:table-cell table:formula="of:=[.D321]/294" office:value-type="float" office:value="11.358843537415" calcext:value-type="float">
            <text:p>11,358843537415</text:p>
          </table:table-cell>
          <table:table-cell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663.5" calcext:value-type="float">
            <text:p>1 663,50</text:p>
          </table:table-cell>
          <table:table-cell office:value-type="float" office:value="3333.5" calcext:value-type="float">
            <text:p>3 333,50</text:p>
          </table:table-cell>
          <table:table-cell office:value-type="float" office:value="27" calcext:value-type="float">
            <text:p>27</text:p>
          </table:table-cell>
          <table:table-cell table:formula="of:=90*[.E322]" office:value-type="float" office:value="2430" calcext:value-type="float">
            <text:p>2430</text:p>
          </table:table-cell>
          <table:table-cell table:formula="of:=[.C322]/294" office:value-type="float" office:value="5.65816326530612" calcext:value-type="float">
            <text:p>5,65816326530612</text:p>
          </table:table-cell>
          <table:table-cell table:formula="of:=[.D322]/294" office:value-type="float" office:value="11.3384353741497" calcext:value-type="float">
            <text:p>11,3384353741497</text:p>
          </table:table-cell>
          <table:table-cell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657.5" calcext:value-type="float">
            <text:p>1 657,50</text:p>
          </table:table-cell>
          <table:table-cell office:value-type="float" office:value="3308.5" calcext:value-type="float">
            <text:p>3 308,50</text:p>
          </table:table-cell>
          <table:table-cell office:value-type="float" office:value="27" calcext:value-type="float">
            <text:p>27</text:p>
          </table:table-cell>
          <table:table-cell table:formula="of:=90*[.E323]" office:value-type="float" office:value="2430" calcext:value-type="float">
            <text:p>2430</text:p>
          </table:table-cell>
          <table:table-cell table:formula="of:=[.C323]/294" office:value-type="float" office:value="5.63775510204082" calcext:value-type="float">
            <text:p>5,63775510204082</text:p>
          </table:table-cell>
          <table:table-cell table:formula="of:=[.D323]/294" office:value-type="float" office:value="11.2534013605442" calcext:value-type="float">
            <text:p>11,2534013605442</text:p>
          </table:table-cell>
          <table:table-cell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634.5" calcext:value-type="float">
            <text:p>1 634,50</text:p>
          </table:table-cell>
          <table:table-cell office:value-type="float" office:value="3281.5" calcext:value-type="float">
            <text:p>3 281,50</text:p>
          </table:table-cell>
          <table:table-cell office:value-type="float" office:value="27" calcext:value-type="float">
            <text:p>27</text:p>
          </table:table-cell>
          <table:table-cell table:formula="of:=90*[.E324]" office:value-type="float" office:value="2430" calcext:value-type="float">
            <text:p>2430</text:p>
          </table:table-cell>
          <table:table-cell table:formula="of:=[.C324]/294" office:value-type="float" office:value="5.55952380952381" calcext:value-type="float">
            <text:p>5,55952380952381</text:p>
          </table:table-cell>
          <table:table-cell table:formula="of:=[.D324]/294" office:value-type="float" office:value="11.1615646258503" calcext:value-type="float">
            <text:p>11,1615646258503</text:p>
          </table:table-cell>
          <table:table-cell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612.5" calcext:value-type="float">
            <text:p>1 612,50</text:p>
          </table:table-cell>
          <table:table-cell office:value-type="float" office:value="3257.5" calcext:value-type="float">
            <text:p>3 257,50</text:p>
          </table:table-cell>
          <table:table-cell office:value-type="float" office:value="27" calcext:value-type="float">
            <text:p>27</text:p>
          </table:table-cell>
          <table:table-cell table:formula="of:=90*[.E325]" office:value-type="float" office:value="2430" calcext:value-type="float">
            <text:p>2430</text:p>
          </table:table-cell>
          <table:table-cell table:formula="of:=[.C325]/294" office:value-type="float" office:value="5.48469387755102" calcext:value-type="float">
            <text:p>5,48469387755102</text:p>
          </table:table-cell>
          <table:table-cell table:formula="of:=[.D325]/294" office:value-type="float" office:value="11.0799319727891" calcext:value-type="float">
            <text:p>11,0799319727891</text:p>
          </table:table-cell>
          <table:table-cell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594.5" calcext:value-type="float">
            <text:p>1 594,50</text:p>
          </table:table-cell>
          <table:table-cell office:value-type="float" office:value="3245.5" calcext:value-type="float">
            <text:p>3 245,50</text:p>
          </table:table-cell>
          <table:table-cell office:value-type="float" office:value="27" calcext:value-type="float">
            <text:p>27</text:p>
          </table:table-cell>
          <table:table-cell table:formula="of:=90*[.E326]" office:value-type="float" office:value="2430" calcext:value-type="float">
            <text:p>2430</text:p>
          </table:table-cell>
          <table:table-cell table:formula="of:=[.C326]/294" office:value-type="float" office:value="5.4234693877551" calcext:value-type="float">
            <text:p>5,4234693877551</text:p>
          </table:table-cell>
          <table:table-cell table:formula="of:=[.D326]/294" office:value-type="float" office:value="11.0391156462585" calcext:value-type="float">
            <text:p>11,0391156462585</text:p>
          </table:table-cell>
          <table:table-cell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226.5" calcext:value-type="float">
            <text:p>3 226,50</text:p>
          </table:table-cell>
          <table:table-cell office:value-type="float" office:value="27" calcext:value-type="float">
            <text:p>27</text:p>
          </table:table-cell>
          <table:table-cell table:formula="of:=90*[.E327]" office:value-type="float" office:value="2430" calcext:value-type="float">
            <text:p>2430</text:p>
          </table:table-cell>
          <table:table-cell table:formula="of:=[.C327]/294" office:value-type="float" office:value="5.39285714285714" calcext:value-type="float">
            <text:p>5,39285714285714</text:p>
          </table:table-cell>
          <table:table-cell table:formula="of:=[.D327]/294" office:value-type="float" office:value="10.9744897959184" calcext:value-type="float">
            <text:p>10,9744897959184</text:p>
          </table:table-cell>
          <table:table-cell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586.5" calcext:value-type="float">
            <text:p>1 586,50</text:p>
          </table:table-cell>
          <table:table-cell office:value-type="float" office:value="3203.5" calcext:value-type="float">
            <text:p>3 203,50</text:p>
          </table:table-cell>
          <table:table-cell office:value-type="float" office:value="27" calcext:value-type="float">
            <text:p>27</text:p>
          </table:table-cell>
          <table:table-cell table:formula="of:=90*[.E328]" office:value-type="float" office:value="2430" calcext:value-type="float">
            <text:p>2430</text:p>
          </table:table-cell>
          <table:table-cell table:formula="of:=[.C328]/294" office:value-type="float" office:value="5.39625850340136" calcext:value-type="float">
            <text:p>5,39625850340136</text:p>
          </table:table-cell>
          <table:table-cell table:formula="of:=[.D328]/294" office:value-type="float" office:value="10.8962585034014" calcext:value-type="float">
            <text:p>10,8962585034014</text:p>
          </table:table-cell>
          <table:table-cell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569.5" calcext:value-type="float">
            <text:p>1 569,50</text:p>
          </table:table-cell>
          <table:table-cell office:value-type="float" office:value="3187.5" calcext:value-type="float">
            <text:p>3 187,50</text:p>
          </table:table-cell>
          <table:table-cell office:value-type="float" office:value="27" calcext:value-type="float">
            <text:p>27</text:p>
          </table:table-cell>
          <table:table-cell table:formula="of:=90*[.E329]" office:value-type="float" office:value="2430" calcext:value-type="float">
            <text:p>2430</text:p>
          </table:table-cell>
          <table:table-cell table:formula="of:=[.C329]/294" office:value-type="float" office:value="5.33843537414966" calcext:value-type="float">
            <text:p>5,33843537414966</text:p>
          </table:table-cell>
          <table:table-cell table:formula="of:=[.D329]/294" office:value-type="float" office:value="10.8418367346939" calcext:value-type="float">
            <text:p>10,8418367346939</text:p>
          </table:table-cell>
          <table:table-cell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546.5" calcext:value-type="float">
            <text:p>1 546,50</text:p>
          </table:table-cell>
          <table:table-cell office:value-type="float" office:value="3170.5" calcext:value-type="float">
            <text:p>3 170,50</text:p>
          </table:table-cell>
          <table:table-cell office:value-type="float" office:value="27" calcext:value-type="float">
            <text:p>27</text:p>
          </table:table-cell>
          <table:table-cell table:formula="of:=90*[.E330]" office:value-type="float" office:value="2430" calcext:value-type="float">
            <text:p>2430</text:p>
          </table:table-cell>
          <table:table-cell table:formula="of:=[.C330]/294" office:value-type="float" office:value="5.26020408163265" calcext:value-type="float">
            <text:p>5,26020408163265</text:p>
          </table:table-cell>
          <table:table-cell table:formula="of:=[.D330]/294" office:value-type="float" office:value="10.7840136054422" calcext:value-type="float">
            <text:p>10,7840136054422</text:p>
          </table:table-cell>
          <table:table-cell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536.5" calcext:value-type="float">
            <text:p>1 536,50</text:p>
          </table:table-cell>
          <table:table-cell office:value-type="float" office:value="3178.5" calcext:value-type="float">
            <text:p>3 178,50</text:p>
          </table:table-cell>
          <table:table-cell office:value-type="float" office:value="27" calcext:value-type="float">
            <text:p>27</text:p>
          </table:table-cell>
          <table:table-cell table:formula="of:=90*[.E331]" office:value-type="float" office:value="2430" calcext:value-type="float">
            <text:p>2430</text:p>
          </table:table-cell>
          <table:table-cell table:formula="of:=[.C331]/294" office:value-type="float" office:value="5.22619047619048" calcext:value-type="float">
            <text:p>5,22619047619048</text:p>
          </table:table-cell>
          <table:table-cell table:formula="of:=[.D331]/294" office:value-type="float" office:value="10.8112244897959" calcext:value-type="float">
            <text:p>10,8112244897959</text:p>
          </table:table-cell>
          <table:table-cell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537.5" calcext:value-type="float">
            <text:p>1 537,50</text:p>
          </table:table-cell>
          <table:table-cell office:value-type="float" office:value="3194.5" calcext:value-type="float">
            <text:p>3 194,50</text:p>
          </table:table-cell>
          <table:table-cell office:value-type="float" office:value="27" calcext:value-type="float">
            <text:p>27</text:p>
          </table:table-cell>
          <table:table-cell table:formula="of:=90*[.E332]" office:value-type="float" office:value="2430" calcext:value-type="float">
            <text:p>2430</text:p>
          </table:table-cell>
          <table:table-cell table:formula="of:=[.C332]/294" office:value-type="float" office:value="5.22959183673469" calcext:value-type="float">
            <text:p>5,22959183673469</text:p>
          </table:table-cell>
          <table:table-cell table:formula="of:=[.D332]/294" office:value-type="float" office:value="10.8656462585034" calcext:value-type="float">
            <text:p>10,8656462585034</text:p>
          </table:table-cell>
          <table:table-cell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521.5" calcext:value-type="float">
            <text:p>1 521,50</text:p>
          </table:table-cell>
          <table:table-cell office:value-type="float" office:value="3195.5" calcext:value-type="float">
            <text:p>3 195,50</text:p>
          </table:table-cell>
          <table:table-cell office:value-type="float" office:value="27" calcext:value-type="float">
            <text:p>27</text:p>
          </table:table-cell>
          <table:table-cell table:formula="of:=90*[.E333]" office:value-type="float" office:value="2430" calcext:value-type="float">
            <text:p>2430</text:p>
          </table:table-cell>
          <table:table-cell table:formula="of:=[.C333]/294" office:value-type="float" office:value="5.17517006802721" calcext:value-type="float">
            <text:p>5,17517006802721</text:p>
          </table:table-cell>
          <table:table-cell table:formula="of:=[.D333]/294" office:value-type="float" office:value="10.8690476190476" calcext:value-type="float">
            <text:p>10,8690476190476</text:p>
          </table:table-cell>
          <table:table-cell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506.5" calcext:value-type="float">
            <text:p>1 506,50</text:p>
          </table:table-cell>
          <table:table-cell office:value-type="float" office:value="3206.5" calcext:value-type="float">
            <text:p>3 206,50</text:p>
          </table:table-cell>
          <table:table-cell office:value-type="float" office:value="27" calcext:value-type="float">
            <text:p>27</text:p>
          </table:table-cell>
          <table:table-cell table:formula="of:=90*[.E334]" office:value-type="float" office:value="2430" calcext:value-type="float">
            <text:p>2430</text:p>
          </table:table-cell>
          <table:table-cell table:formula="of:=[.C334]/294" office:value-type="float" office:value="5.12414965986395" calcext:value-type="float">
            <text:p>5,12414965986395</text:p>
          </table:table-cell>
          <table:table-cell table:formula="of:=[.D334]/294" office:value-type="float" office:value="10.906462585034" calcext:value-type="float">
            <text:p>10,906462585034</text:p>
          </table:table-cell>
          <table:table-cell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499.5" calcext:value-type="float">
            <text:p>1 499,50</text:p>
          </table:table-cell>
          <table:table-cell office:value-type="float" office:value="3216.5" calcext:value-type="float">
            <text:p>3 216,50</text:p>
          </table:table-cell>
          <table:table-cell office:value-type="float" office:value="27" calcext:value-type="float">
            <text:p>27</text:p>
          </table:table-cell>
          <table:table-cell table:formula="of:=90*[.E335]" office:value-type="float" office:value="2430" calcext:value-type="float">
            <text:p>2430</text:p>
          </table:table-cell>
          <table:table-cell table:formula="of:=[.C335]/294" office:value-type="float" office:value="5.10034013605442" calcext:value-type="float">
            <text:p>5,10034013605442</text:p>
          </table:table-cell>
          <table:table-cell table:formula="of:=[.D335]/294" office:value-type="float" office:value="10.9404761904762" calcext:value-type="float">
            <text:p>10,9404761904762</text:p>
          </table:table-cell>
          <table:table-cell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495.5" calcext:value-type="float">
            <text:p>1 495,50</text:p>
          </table:table-cell>
          <table:table-cell office:value-type="float" office:value="3232.5" calcext:value-type="float">
            <text:p>3 232,50</text:p>
          </table:table-cell>
          <table:table-cell office:value-type="float" office:value="27" calcext:value-type="float">
            <text:p>27</text:p>
          </table:table-cell>
          <table:table-cell table:formula="of:=90*[.E336]" office:value-type="float" office:value="2430" calcext:value-type="float">
            <text:p>2430</text:p>
          </table:table-cell>
          <table:table-cell table:formula="of:=[.C336]/294" office:value-type="float" office:value="5.08673469387755" calcext:value-type="float">
            <text:p>5,08673469387755</text:p>
          </table:table-cell>
          <table:table-cell table:formula="of:=[.D336]/294" office:value-type="float" office:value="10.9948979591837" calcext:value-type="float">
            <text:p>10,9948979591837</text:p>
          </table:table-cell>
          <table:table-cell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479.5" calcext:value-type="float">
            <text:p>1 479,50</text:p>
          </table:table-cell>
          <table:table-cell office:value-type="float" office:value="3256.5" calcext:value-type="float">
            <text:p>3 256,50</text:p>
          </table:table-cell>
          <table:table-cell office:value-type="float" office:value="27" calcext:value-type="float">
            <text:p>27</text:p>
          </table:table-cell>
          <table:table-cell table:formula="of:=90*[.E337]" office:value-type="float" office:value="2430" calcext:value-type="float">
            <text:p>2430</text:p>
          </table:table-cell>
          <table:table-cell table:formula="of:=[.C337]/294" office:value-type="float" office:value="5.03231292517007" calcext:value-type="float">
            <text:p>5,03231292517007</text:p>
          </table:table-cell>
          <table:table-cell table:formula="of:=[.D337]/294" office:value-type="float" office:value="11.0765306122449" calcext:value-type="float">
            <text:p>11,0765306122449</text:p>
          </table:table-cell>
          <table:table-cell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446.5" calcext:value-type="float">
            <text:p>1 446,50</text:p>
          </table:table-cell>
          <table:table-cell office:value-type="float" office:value="3257.5" calcext:value-type="float">
            <text:p>3 257,50</text:p>
          </table:table-cell>
          <table:table-cell office:value-type="float" office:value="27" calcext:value-type="float">
            <text:p>27</text:p>
          </table:table-cell>
          <table:table-cell table:formula="of:=90*[.E338]" office:value-type="float" office:value="2430" calcext:value-type="float">
            <text:p>2430</text:p>
          </table:table-cell>
          <table:table-cell table:formula="of:=[.C338]/294" office:value-type="float" office:value="4.92006802721089" calcext:value-type="float">
            <text:p>4,92006802721089</text:p>
          </table:table-cell>
          <table:table-cell table:formula="of:=[.D338]/294" office:value-type="float" office:value="11.0799319727891" calcext:value-type="float">
            <text:p>11,0799319727891</text:p>
          </table:table-cell>
          <table:table-cell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439.5" calcext:value-type="float">
            <text:p>1 439,50</text:p>
          </table:table-cell>
          <table:table-cell office:value-type="float" office:value="3268.5" calcext:value-type="float">
            <text:p>3 268,50</text:p>
          </table:table-cell>
          <table:table-cell office:value-type="float" office:value="27" calcext:value-type="float">
            <text:p>27</text:p>
          </table:table-cell>
          <table:table-cell table:formula="of:=90*[.E339]" office:value-type="float" office:value="2430" calcext:value-type="float">
            <text:p>2430</text:p>
          </table:table-cell>
          <table:table-cell table:formula="of:=[.C339]/294" office:value-type="float" office:value="4.89625850340136" calcext:value-type="float">
            <text:p>4,89625850340136</text:p>
          </table:table-cell>
          <table:table-cell table:formula="of:=[.D339]/294" office:value-type="float" office:value="11.1173469387755" calcext:value-type="float">
            <text:p>11,1173469387755</text:p>
          </table:table-cell>
          <table:table-cell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410.5" calcext:value-type="float">
            <text:p>1 410,50</text:p>
          </table:table-cell>
          <table:table-cell office:value-type="float" office:value="3294.5" calcext:value-type="float">
            <text:p>3 294,50</text:p>
          </table:table-cell>
          <table:table-cell office:value-type="float" office:value="27" calcext:value-type="float">
            <text:p>27</text:p>
          </table:table-cell>
          <table:table-cell table:formula="of:=90*[.E340]" office:value-type="float" office:value="2430" calcext:value-type="float">
            <text:p>2430</text:p>
          </table:table-cell>
          <table:table-cell table:formula="of:=[.C340]/294" office:value-type="float" office:value="4.79761904761905" calcext:value-type="float">
            <text:p>4,79761904761905</text:p>
          </table:table-cell>
          <table:table-cell table:formula="of:=[.D340]/294" office:value-type="float" office:value="11.2057823129252" calcext:value-type="float">
            <text:p>11,2057823129252</text:p>
          </table:table-cell>
          <table:table-cell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388.5" calcext:value-type="float">
            <text:p>1 388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27" calcext:value-type="float">
            <text:p>27</text:p>
          </table:table-cell>
          <table:table-cell table:formula="of:=90*[.E341]" office:value-type="float" office:value="2430" calcext:value-type="float">
            <text:p>2430</text:p>
          </table:table-cell>
          <table:table-cell table:formula="of:=[.C341]/294" office:value-type="float" office:value="4.72278911564626" calcext:value-type="float">
            <text:p>4,72278911564626</text:p>
          </table:table-cell>
          <table:table-cell table:formula="of:=[.D341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376.5" calcext:value-type="float">
            <text:p>1 376,50</text:p>
          </table:table-cell>
          <table:table-cell office:value-type="float" office:value="3283.5" calcext:value-type="float">
            <text:p>3 283,50</text:p>
          </table:table-cell>
          <table:table-cell office:value-type="float" office:value="27" calcext:value-type="float">
            <text:p>27</text:p>
          </table:table-cell>
          <table:table-cell table:formula="of:=90*[.E342]" office:value-type="float" office:value="2430" calcext:value-type="float">
            <text:p>2430</text:p>
          </table:table-cell>
          <table:table-cell table:formula="of:=[.C342]/294" office:value-type="float" office:value="4.68197278911565" calcext:value-type="float">
            <text:p>4,68197278911565</text:p>
          </table:table-cell>
          <table:table-cell table:formula="of:=[.D342]/294" office:value-type="float" office:value="11.1683673469388" calcext:value-type="float">
            <text:p>11,1683673469388</text:p>
          </table:table-cell>
          <table:table-cell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1363.5" calcext:value-type="float">
            <text:p>1 363,50</text:p>
          </table:table-cell>
          <table:table-cell office:value-type="float" office:value="3252.5" calcext:value-type="float">
            <text:p>3 252,50</text:p>
          </table:table-cell>
          <table:table-cell office:value-type="float" office:value="27" calcext:value-type="float">
            <text:p>27</text:p>
          </table:table-cell>
          <table:table-cell table:formula="of:=90*[.E343]" office:value-type="float" office:value="2430" calcext:value-type="float">
            <text:p>2430</text:p>
          </table:table-cell>
          <table:table-cell table:formula="of:=[.C343]/294" office:value-type="float" office:value="4.63775510204082" calcext:value-type="float">
            <text:p>4,63775510204082</text:p>
          </table:table-cell>
          <table:table-cell table:formula="of:=[.D343]/294" office:value-type="float" office:value="11.062925170068" calcext:value-type="float">
            <text:p>11,062925170068</text:p>
          </table:table-cell>
          <table:table-cell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343.5" calcext:value-type="float">
            <text:p>1 343,50</text:p>
          </table:table-cell>
          <table:table-cell office:value-type="float" office:value="3254.5" calcext:value-type="float">
            <text:p>3 254,50</text:p>
          </table:table-cell>
          <table:table-cell office:value-type="float" office:value="27" calcext:value-type="float">
            <text:p>27</text:p>
          </table:table-cell>
          <table:table-cell table:formula="of:=90*[.E344]" office:value-type="float" office:value="2430" calcext:value-type="float">
            <text:p>2430</text:p>
          </table:table-cell>
          <table:table-cell table:formula="of:=[.C344]/294" office:value-type="float" office:value="4.56972789115646" calcext:value-type="float">
            <text:p>4,56972789115646</text:p>
          </table:table-cell>
          <table:table-cell table:formula="of:=[.D344]/294" office:value-type="float" office:value="11.0697278911565" calcext:value-type="float">
            <text:p>11,0697278911565</text:p>
          </table:table-cell>
          <table:table-cell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1316.5" calcext:value-type="float">
            <text:p>1 316,50</text:p>
          </table:table-cell>
          <table:table-cell office:value-type="float" office:value="3257.5" calcext:value-type="float">
            <text:p>3 257,50</text:p>
          </table:table-cell>
          <table:table-cell office:value-type="float" office:value="27" calcext:value-type="float">
            <text:p>27</text:p>
          </table:table-cell>
          <table:table-cell table:formula="of:=90*[.E345]" office:value-type="float" office:value="2430" calcext:value-type="float">
            <text:p>2430</text:p>
          </table:table-cell>
          <table:table-cell table:formula="of:=[.C345]/294" office:value-type="float" office:value="4.47789115646259" calcext:value-type="float">
            <text:p>4,47789115646259</text:p>
          </table:table-cell>
          <table:table-cell table:formula="of:=[.D345]/294" office:value-type="float" office:value="11.0799319727891" calcext:value-type="float">
            <text:p>11,0799319727891</text:p>
          </table:table-cell>
          <table:table-cell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298.5" calcext:value-type="float">
            <text:p>1 298,50</text:p>
          </table:table-cell>
          <table:table-cell office:value-type="float" office:value="3269.5" calcext:value-type="float">
            <text:p>3 269,50</text:p>
          </table:table-cell>
          <table:table-cell office:value-type="float" office:value="27" calcext:value-type="float">
            <text:p>27</text:p>
          </table:table-cell>
          <table:table-cell table:formula="of:=90*[.E346]" office:value-type="float" office:value="2430" calcext:value-type="float">
            <text:p>2430</text:p>
          </table:table-cell>
          <table:table-cell table:formula="of:=[.C346]/294" office:value-type="float" office:value="4.41666666666667" calcext:value-type="float">
            <text:p>4,41666666666667</text:p>
          </table:table-cell>
          <table:table-cell table:formula="of:=[.D346]/294" office:value-type="float" office:value="11.1207482993197" calcext:value-type="float">
            <text:p>11,1207482993197</text:p>
          </table:table-cell>
          <table:table-cell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271.5" calcext:value-type="float">
            <text:p>1 271,50</text:p>
          </table:table-cell>
          <table:table-cell office:value-type="float" office:value="3295.5" calcext:value-type="float">
            <text:p>3 295,50</text:p>
          </table:table-cell>
          <table:table-cell office:value-type="float" office:value="27" calcext:value-type="float">
            <text:p>27</text:p>
          </table:table-cell>
          <table:table-cell table:formula="of:=90*[.E347]" office:value-type="float" office:value="2430" calcext:value-type="float">
            <text:p>2430</text:p>
          </table:table-cell>
          <table:table-cell table:formula="of:=[.C347]/294" office:value-type="float" office:value="4.32482993197279" calcext:value-type="float">
            <text:p>4,32482993197279</text:p>
          </table:table-cell>
          <table:table-cell table:formula="of:=[.D347]/294" office:value-type="float" office:value="11.2091836734694" calcext:value-type="float">
            <text:p>11,2091836734694</text:p>
          </table:table-cell>
          <table:table-cell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286.5" calcext:value-type="float">
            <text:p>1 286,50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27" calcext:value-type="float">
            <text:p>27</text:p>
          </table:table-cell>
          <table:table-cell table:formula="of:=90*[.E348]" office:value-type="float" office:value="2430" calcext:value-type="float">
            <text:p>2430</text:p>
          </table:table-cell>
          <table:table-cell table:formula="of:=[.C348]/294" office:value-type="float" office:value="4.37585034013605" calcext:value-type="float">
            <text:p>4,37585034013605</text:p>
          </table:table-cell>
          <table:table-cell table:formula="of:=[.D348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1260.5" calcext:value-type="float">
            <text:p>1 260,50</text:p>
          </table:table-cell>
          <table:table-cell office:value-type="float" office:value="3286.5" calcext:value-type="float">
            <text:p>3 286,50</text:p>
          </table:table-cell>
          <table:table-cell office:value-type="float" office:value="27" calcext:value-type="float">
            <text:p>27</text:p>
          </table:table-cell>
          <table:table-cell table:formula="of:=90*[.E349]" office:value-type="float" office:value="2430" calcext:value-type="float">
            <text:p>2430</text:p>
          </table:table-cell>
          <table:table-cell table:formula="of:=[.C349]/294" office:value-type="float" office:value="4.2874149659864" calcext:value-type="float">
            <text:p>4,2874149659864</text:p>
          </table:table-cell>
          <table:table-cell table:formula="of:=[.D349]/294" office:value-type="float" office:value="11.1785714285714" calcext:value-type="float">
            <text:p>11,1785714285714</text:p>
          </table:table-cell>
          <table:table-cell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231.5" calcext:value-type="float">
            <text:p>1 231,50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27" calcext:value-type="float">
            <text:p>27</text:p>
          </table:table-cell>
          <table:table-cell table:formula="of:=90*[.E350]" office:value-type="float" office:value="2430" calcext:value-type="float">
            <text:p>2430</text:p>
          </table:table-cell>
          <table:table-cell table:formula="of:=[.C350]/294" office:value-type="float" office:value="4.18877551020408" calcext:value-type="float">
            <text:p>4,18877551020408</text:p>
          </table:table-cell>
          <table:table-cell table:formula="of:=[.D350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223.5" calcext:value-type="float">
            <text:p>1 223,50</text:p>
          </table:table-cell>
          <table:table-cell office:value-type="float" office:value="3262.5" calcext:value-type="float">
            <text:p>3 262,50</text:p>
          </table:table-cell>
          <table:table-cell office:value-type="float" office:value="27" calcext:value-type="float">
            <text:p>27</text:p>
          </table:table-cell>
          <table:table-cell table:formula="of:=90*[.E351]" office:value-type="float" office:value="2430" calcext:value-type="float">
            <text:p>2430</text:p>
          </table:table-cell>
          <table:table-cell table:formula="of:=[.C351]/294" office:value-type="float" office:value="4.16156462585034" calcext:value-type="float">
            <text:p>4,16156462585034</text:p>
          </table:table-cell>
          <table:table-cell table:formula="of:=[.D351]/294" office:value-type="float" office:value="11.0969387755102" calcext:value-type="float">
            <text:p>11,0969387755102</text:p>
          </table:table-cell>
          <table:table-cell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1208.5" calcext:value-type="float">
            <text:p>1 208,50</text:p>
          </table:table-cell>
          <table:table-cell office:value-type="float" office:value="3265.5" calcext:value-type="float">
            <text:p>3 265,50</text:p>
          </table:table-cell>
          <table:table-cell office:value-type="float" office:value="27" calcext:value-type="float">
            <text:p>27</text:p>
          </table:table-cell>
          <table:table-cell table:formula="of:=90*[.E352]" office:value-type="float" office:value="2430" calcext:value-type="float">
            <text:p>2430</text:p>
          </table:table-cell>
          <table:table-cell table:formula="of:=[.C352]/294" office:value-type="float" office:value="4.11054421768708" calcext:value-type="float">
            <text:p>4,11054421768708</text:p>
          </table:table-cell>
          <table:table-cell table:formula="of:=[.D352]/294" office:value-type="float" office:value="11.1071428571429" calcext:value-type="float">
            <text:p>11,1071428571429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1573.5" calcext:value-type="float">
            <text:p>1 573,50</text:p>
          </table:table-cell>
          <table:table-cell office:value-type="float" office:value="3315.5" calcext:value-type="float">
            <text:p>3 315,50</text:p>
          </table:table-cell>
          <table:table-cell office:value-type="float" office:value="28" calcext:value-type="float">
            <text:p>28</text:p>
          </table:table-cell>
          <table:table-cell table:formula="of:=90*[.E353]" office:value-type="float" office:value="2520" calcext:value-type="float">
            <text:p>2520</text:p>
          </table:table-cell>
          <table:table-cell table:formula="of:=[.C353]/294" office:value-type="float" office:value="5.35204081632653" calcext:value-type="float">
            <text:p>5,35204081632653</text:p>
          </table:table-cell>
          <table:table-cell table:formula="of:=[.D353]/294" office:value-type="float" office:value="11.2772108843537" calcext:value-type="float">
            <text:p>11,2772108843537</text:p>
          </table:table-cell>
          <table:table-cell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1601.5" calcext:value-type="float">
            <text:p>1 601,50</text:p>
          </table:table-cell>
          <table:table-cell office:value-type="float" office:value="3327.5" calcext:value-type="float">
            <text:p>3 327,50</text:p>
          </table:table-cell>
          <table:table-cell office:value-type="float" office:value="28" calcext:value-type="float">
            <text:p>28</text:p>
          </table:table-cell>
          <table:table-cell table:formula="of:=90*[.E354]" office:value-type="float" office:value="2520" calcext:value-type="float">
            <text:p>2520</text:p>
          </table:table-cell>
          <table:table-cell table:formula="of:=[.C354]/294" office:value-type="float" office:value="5.44727891156463" calcext:value-type="float">
            <text:p>5,44727891156463</text:p>
          </table:table-cell>
          <table:table-cell table:formula="of:=[.D354]/294" office:value-type="float" office:value="11.3180272108844" calcext:value-type="float">
            <text:p>11,3180272108844</text:p>
          </table:table-cell>
          <table:table-cell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1634.5" calcext:value-type="float">
            <text:p>1 634,50</text:p>
          </table:table-cell>
          <table:table-cell office:value-type="float" office:value="3328.5" calcext:value-type="float">
            <text:p>3 328,50</text:p>
          </table:table-cell>
          <table:table-cell office:value-type="float" office:value="28" calcext:value-type="float">
            <text:p>28</text:p>
          </table:table-cell>
          <table:table-cell table:formula="of:=90*[.E355]" office:value-type="float" office:value="2520" calcext:value-type="float">
            <text:p>2520</text:p>
          </table:table-cell>
          <table:table-cell table:formula="of:=[.C355]/294" office:value-type="float" office:value="5.55952380952381" calcext:value-type="float">
            <text:p>5,55952380952381</text:p>
          </table:table-cell>
          <table:table-cell table:formula="of:=[.D355]/294" office:value-type="float" office:value="11.3214285714286" calcext:value-type="float">
            <text:p>11,3214285714286</text:p>
          </table:table-cell>
          <table:table-cell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1661.5" calcext:value-type="float">
            <text:p>1 661,50</text:p>
          </table:table-cell>
          <table:table-cell office:value-type="float" office:value="3328.5" calcext:value-type="float">
            <text:p>3 328,50</text:p>
          </table:table-cell>
          <table:table-cell office:value-type="float" office:value="28" calcext:value-type="float">
            <text:p>28</text:p>
          </table:table-cell>
          <table:table-cell table:formula="of:=90*[.E356]" office:value-type="float" office:value="2520" calcext:value-type="float">
            <text:p>2520</text:p>
          </table:table-cell>
          <table:table-cell table:formula="of:=[.C356]/294" office:value-type="float" office:value="5.65136054421769" calcext:value-type="float">
            <text:p>5,65136054421769</text:p>
          </table:table-cell>
          <table:table-cell table:formula="of:=[.D356]/294" office:value-type="float" office:value="11.3214285714286" calcext:value-type="float">
            <text:p>11,3214285714286</text:p>
          </table:table-cell>
          <table:table-cell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1676.5" calcext:value-type="float">
            <text:p>1 676,50</text:p>
          </table:table-cell>
          <table:table-cell office:value-type="float" office:value="3325.5" calcext:value-type="float">
            <text:p>3 325,50</text:p>
          </table:table-cell>
          <table:table-cell office:value-type="float" office:value="28" calcext:value-type="float">
            <text:p>28</text:p>
          </table:table-cell>
          <table:table-cell table:formula="of:=90*[.E357]" office:value-type="float" office:value="2520" calcext:value-type="float">
            <text:p>2520</text:p>
          </table:table-cell>
          <table:table-cell table:formula="of:=[.C357]/294" office:value-type="float" office:value="5.70238095238095" calcext:value-type="float">
            <text:p>5,70238095238095</text:p>
          </table:table-cell>
          <table:table-cell table:formula="of:=[.D357]/294" office:value-type="float" office:value="11.3112244897959" calcext:value-type="float">
            <text:p>11,3112244897959</text:p>
          </table:table-cell>
          <table:table-cell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670.5" calcext:value-type="float">
            <text:p>1 670,50</text:p>
          </table:table-cell>
          <table:table-cell office:value-type="float" office:value="3302.5" calcext:value-type="float">
            <text:p>3 302,50</text:p>
          </table:table-cell>
          <table:table-cell office:value-type="float" office:value="28" calcext:value-type="float">
            <text:p>28</text:p>
          </table:table-cell>
          <table:table-cell table:formula="of:=90*[.E358]" office:value-type="float" office:value="2520" calcext:value-type="float">
            <text:p>2520</text:p>
          </table:table-cell>
          <table:table-cell table:formula="of:=[.C358]/294" office:value-type="float" office:value="5.68197278911565" calcext:value-type="float">
            <text:p>5,68197278911565</text:p>
          </table:table-cell>
          <table:table-cell table:formula="of:=[.D358]/294" office:value-type="float" office:value="11.2329931972789" calcext:value-type="float">
            <text:p>11,2329931972789</text:p>
          </table:table-cell>
          <table:table-cell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1658.5" calcext:value-type="float">
            <text:p>1 658,50</text:p>
          </table:table-cell>
          <table:table-cell office:value-type="float" office:value="3284.5" calcext:value-type="float">
            <text:p>3 284,50</text:p>
          </table:table-cell>
          <table:table-cell office:value-type="float" office:value="28" calcext:value-type="float">
            <text:p>28</text:p>
          </table:table-cell>
          <table:table-cell table:formula="of:=90*[.E359]" office:value-type="float" office:value="2520" calcext:value-type="float">
            <text:p>2520</text:p>
          </table:table-cell>
          <table:table-cell table:formula="of:=[.C359]/294" office:value-type="float" office:value="5.64115646258503" calcext:value-type="float">
            <text:p>5,64115646258503</text:p>
          </table:table-cell>
          <table:table-cell table:formula="of:=[.D359]/294" office:value-type="float" office:value="11.171768707483" calcext:value-type="float">
            <text:p>11,171768707483</text:p>
          </table:table-cell>
          <table:table-cell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1639.5" calcext:value-type="float">
            <text:p>1 639,50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28" calcext:value-type="float">
            <text:p>28</text:p>
          </table:table-cell>
          <table:table-cell table:formula="of:=90*[.E360]" office:value-type="float" office:value="2520" calcext:value-type="float">
            <text:p>2520</text:p>
          </table:table-cell>
          <table:table-cell table:formula="of:=[.C360]/294" office:value-type="float" office:value="5.5765306122449" calcext:value-type="float">
            <text:p>5,5765306122449</text:p>
          </table:table-cell>
          <table:table-cell table:formula="of:=[.D360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612.5" calcext:value-type="float">
            <text:p>1 612,50</text:p>
          </table:table-cell>
          <table:table-cell office:value-type="float" office:value="3253.5" calcext:value-type="float">
            <text:p>3 253,50</text:p>
          </table:table-cell>
          <table:table-cell office:value-type="float" office:value="28" calcext:value-type="float">
            <text:p>28</text:p>
          </table:table-cell>
          <table:table-cell table:formula="of:=90*[.E361]" office:value-type="float" office:value="2520" calcext:value-type="float">
            <text:p>2520</text:p>
          </table:table-cell>
          <table:table-cell table:formula="of:=[.C361]/294" office:value-type="float" office:value="5.48469387755102" calcext:value-type="float">
            <text:p>5,48469387755102</text:p>
          </table:table-cell>
          <table:table-cell table:formula="of:=[.D361]/294" office:value-type="float" office:value="11.0663265306122" calcext:value-type="float">
            <text:p>11,0663265306122</text:p>
          </table:table-cell>
          <table:table-cell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593.5" calcext:value-type="float">
            <text:p>1 593,50</text:p>
          </table:table-cell>
          <table:table-cell office:value-type="float" office:value="3240.5" calcext:value-type="float">
            <text:p>3 240,50</text:p>
          </table:table-cell>
          <table:table-cell office:value-type="float" office:value="28" calcext:value-type="float">
            <text:p>28</text:p>
          </table:table-cell>
          <table:table-cell table:formula="of:=90*[.E362]" office:value-type="float" office:value="2520" calcext:value-type="float">
            <text:p>2520</text:p>
          </table:table-cell>
          <table:table-cell table:formula="of:=[.C362]/294" office:value-type="float" office:value="5.42006802721089" calcext:value-type="float">
            <text:p>5,42006802721089</text:p>
          </table:table-cell>
          <table:table-cell table:formula="of:=[.D362]/294" office:value-type="float" office:value="11.0221088435374" calcext:value-type="float">
            <text:p>11,0221088435374</text:p>
          </table:table-cell>
          <table:table-cell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592.5" calcext:value-type="float">
            <text:p>1 592,50</text:p>
          </table:table-cell>
          <table:table-cell office:value-type="float" office:value="3218.5" calcext:value-type="float">
            <text:p>3 218,50</text:p>
          </table:table-cell>
          <table:table-cell office:value-type="float" office:value="28" calcext:value-type="float">
            <text:p>28</text:p>
          </table:table-cell>
          <table:table-cell table:formula="of:=90*[.E363]" office:value-type="float" office:value="2520" calcext:value-type="float">
            <text:p>2520</text:p>
          </table:table-cell>
          <table:table-cell table:formula="of:=[.C363]/294" office:value-type="float" office:value="5.41666666666667" calcext:value-type="float">
            <text:p>5,41666666666667</text:p>
          </table:table-cell>
          <table:table-cell table:formula="of:=[.D363]/294" office:value-type="float" office:value="10.9472789115646" calcext:value-type="float">
            <text:p>10,9472789115646</text:p>
          </table:table-cell>
          <table:table-cell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587.5" calcext:value-type="float">
            <text:p>1 587,50</text:p>
          </table:table-cell>
          <table:table-cell office:value-type="float" office:value="3203.5" calcext:value-type="float">
            <text:p>3 203,50</text:p>
          </table:table-cell>
          <table:table-cell office:value-type="float" office:value="28" calcext:value-type="float">
            <text:p>28</text:p>
          </table:table-cell>
          <table:table-cell table:formula="of:=90*[.E364]" office:value-type="float" office:value="2520" calcext:value-type="float">
            <text:p>2520</text:p>
          </table:table-cell>
          <table:table-cell table:formula="of:=[.C364]/294" office:value-type="float" office:value="5.39965986394558" calcext:value-type="float">
            <text:p>5,39965986394558</text:p>
          </table:table-cell>
          <table:table-cell table:formula="of:=[.D364]/294" office:value-type="float" office:value="10.8962585034014" calcext:value-type="float">
            <text:p>10,8962585034014</text:p>
          </table:table-cell>
          <table:table-cell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583.5" calcext:value-type="float">
            <text:p>1 583,50</text:p>
          </table:table-cell>
          <table:table-cell office:value-type="float" office:value="3197.5" calcext:value-type="float">
            <text:p>3 197,50</text:p>
          </table:table-cell>
          <table:table-cell office:value-type="float" office:value="28" calcext:value-type="float">
            <text:p>28</text:p>
          </table:table-cell>
          <table:table-cell table:formula="of:=90*[.E365]" office:value-type="float" office:value="2520" calcext:value-type="float">
            <text:p>2520</text:p>
          </table:table-cell>
          <table:table-cell table:formula="of:=[.C365]/294" office:value-type="float" office:value="5.38605442176871" calcext:value-type="float">
            <text:p>5,38605442176871</text:p>
          </table:table-cell>
          <table:table-cell table:formula="of:=[.D365]/294" office:value-type="float" office:value="10.8758503401361" calcext:value-type="float">
            <text:p>10,8758503401361</text:p>
          </table:table-cell>
          <table:table-cell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566.5" calcext:value-type="float">
            <text:p>1 566,50</text:p>
          </table:table-cell>
          <table:table-cell office:value-type="float" office:value="3180.5" calcext:value-type="float">
            <text:p>3 180,50</text:p>
          </table:table-cell>
          <table:table-cell office:value-type="float" office:value="28" calcext:value-type="float">
            <text:p>28</text:p>
          </table:table-cell>
          <table:table-cell table:formula="of:=90*[.E366]" office:value-type="float" office:value="2520" calcext:value-type="float">
            <text:p>2520</text:p>
          </table:table-cell>
          <table:table-cell table:formula="of:=[.C366]/294" office:value-type="float" office:value="5.32823129251701" calcext:value-type="float">
            <text:p>5,32823129251701</text:p>
          </table:table-cell>
          <table:table-cell table:formula="of:=[.D366]/294" office:value-type="float" office:value="10.8180272108844" calcext:value-type="float">
            <text:p>10,8180272108844</text:p>
          </table:table-cell>
          <table:table-cell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1539.5" calcext:value-type="float">
            <text:p>1 539,50</text:p>
          </table:table-cell>
          <table:table-cell office:value-type="float" office:value="3165.5" calcext:value-type="float">
            <text:p>3 165,50</text:p>
          </table:table-cell>
          <table:table-cell office:value-type="float" office:value="28" calcext:value-type="float">
            <text:p>28</text:p>
          </table:table-cell>
          <table:table-cell table:formula="of:=90*[.E367]" office:value-type="float" office:value="2520" calcext:value-type="float">
            <text:p>2520</text:p>
          </table:table-cell>
          <table:table-cell table:formula="of:=[.C367]/294" office:value-type="float" office:value="5.23639455782313" calcext:value-type="float">
            <text:p>5,23639455782313</text:p>
          </table:table-cell>
          <table:table-cell table:formula="of:=[.D367]/294" office:value-type="float" office:value="10.7670068027211" calcext:value-type="float">
            <text:p>10,7670068027211</text:p>
          </table:table-cell>
          <table:table-cell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1535.5" calcext:value-type="float">
            <text:p>1 535,50</text:p>
          </table:table-cell>
          <table:table-cell office:value-type="float" office:value="3185.5" calcext:value-type="float">
            <text:p>3 185,50</text:p>
          </table:table-cell>
          <table:table-cell office:value-type="float" office:value="28" calcext:value-type="float">
            <text:p>28</text:p>
          </table:table-cell>
          <table:table-cell table:formula="of:=90*[.E368]" office:value-type="float" office:value="2520" calcext:value-type="float">
            <text:p>2520</text:p>
          </table:table-cell>
          <table:table-cell table:formula="of:=[.C368]/294" office:value-type="float" office:value="5.22278911564626" calcext:value-type="float">
            <text:p>5,22278911564626</text:p>
          </table:table-cell>
          <table:table-cell table:formula="of:=[.D368]/294" office:value-type="float" office:value="10.8350340136054" calcext:value-type="float">
            <text:p>10,8350340136054</text:p>
          </table:table-cell>
          <table:table-cell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515.5" calcext:value-type="float">
            <text:p>1 515,50</text:p>
          </table:table-cell>
          <table:table-cell office:value-type="float" office:value="3192.5" calcext:value-type="float">
            <text:p>3 192,50</text:p>
          </table:table-cell>
          <table:table-cell office:value-type="float" office:value="28" calcext:value-type="float">
            <text:p>28</text:p>
          </table:table-cell>
          <table:table-cell table:formula="of:=90*[.E369]" office:value-type="float" office:value="2520" calcext:value-type="float">
            <text:p>2520</text:p>
          </table:table-cell>
          <table:table-cell table:formula="of:=[.C369]/294" office:value-type="float" office:value="5.15476190476191" calcext:value-type="float">
            <text:p>5,15476190476191</text:p>
          </table:table-cell>
          <table:table-cell table:formula="of:=[.D369]/294" office:value-type="float" office:value="10.858843537415" calcext:value-type="float">
            <text:p>10,858843537415</text:p>
          </table:table-cell>
          <table:table-cell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502.5" calcext:value-type="float">
            <text:p>1 502,50</text:p>
          </table:table-cell>
          <table:table-cell office:value-type="float" office:value="3209.5" calcext:value-type="float">
            <text:p>3 209,50</text:p>
          </table:table-cell>
          <table:table-cell office:value-type="float" office:value="28" calcext:value-type="float">
            <text:p>28</text:p>
          </table:table-cell>
          <table:table-cell table:formula="of:=90*[.E370]" office:value-type="float" office:value="2520" calcext:value-type="float">
            <text:p>2520</text:p>
          </table:table-cell>
          <table:table-cell table:formula="of:=[.C370]/294" office:value-type="float" office:value="5.11054421768708" calcext:value-type="float">
            <text:p>5,11054421768708</text:p>
          </table:table-cell>
          <table:table-cell table:formula="of:=[.D370]/294" office:value-type="float" office:value="10.9166666666667" calcext:value-type="float">
            <text:p>10,9166666666667</text:p>
          </table:table-cell>
          <table:table-cell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491.5" calcext:value-type="float">
            <text:p>1 491,50</text:p>
          </table:table-cell>
          <table:table-cell office:value-type="float" office:value="3229.5" calcext:value-type="float">
            <text:p>3 229,50</text:p>
          </table:table-cell>
          <table:table-cell office:value-type="float" office:value="28" calcext:value-type="float">
            <text:p>28</text:p>
          </table:table-cell>
          <table:table-cell table:formula="of:=90*[.E371]" office:value-type="float" office:value="2520" calcext:value-type="float">
            <text:p>2520</text:p>
          </table:table-cell>
          <table:table-cell table:formula="of:=[.C371]/294" office:value-type="float" office:value="5.07312925170068" calcext:value-type="float">
            <text:p>5,07312925170068</text:p>
          </table:table-cell>
          <table:table-cell table:formula="of:=[.D371]/294" office:value-type="float" office:value="10.984693877551" calcext:value-type="float">
            <text:p>10,984693877551</text:p>
          </table:table-cell>
          <table:table-cell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483.5" calcext:value-type="float">
            <text:p>1 483,50</text:p>
          </table:table-cell>
          <table:table-cell office:value-type="float" office:value="3247.5" calcext:value-type="float">
            <text:p>3 247,50</text:p>
          </table:table-cell>
          <table:table-cell office:value-type="float" office:value="28" calcext:value-type="float">
            <text:p>28</text:p>
          </table:table-cell>
          <table:table-cell table:formula="of:=90*[.E372]" office:value-type="float" office:value="2520" calcext:value-type="float">
            <text:p>2520</text:p>
          </table:table-cell>
          <table:table-cell table:formula="of:=[.C372]/294" office:value-type="float" office:value="5.04591836734694" calcext:value-type="float">
            <text:p>5,04591836734694</text:p>
          </table:table-cell>
          <table:table-cell table:formula="of:=[.D372]/294" office:value-type="float" office:value="11.0459183673469" calcext:value-type="float">
            <text:p>11,0459183673469</text:p>
          </table:table-cell>
          <table:table-cell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461.5" calcext:value-type="float">
            <text:p>1 461,50</text:p>
          </table:table-cell>
          <table:table-cell office:value-type="float" office:value="3246.5" calcext:value-type="float">
            <text:p>3 246,50</text:p>
          </table:table-cell>
          <table:table-cell office:value-type="float" office:value="28" calcext:value-type="float">
            <text:p>28</text:p>
          </table:table-cell>
          <table:table-cell table:formula="of:=90*[.E373]" office:value-type="float" office:value="2520" calcext:value-type="float">
            <text:p>2520</text:p>
          </table:table-cell>
          <table:table-cell table:formula="of:=[.C373]/294" office:value-type="float" office:value="4.97108843537415" calcext:value-type="float">
            <text:p>4,97108843537415</text:p>
          </table:table-cell>
          <table:table-cell table:formula="of:=[.D373]/294" office:value-type="float" office:value="11.0425170068027" calcext:value-type="float">
            <text:p>11,0425170068027</text:p>
          </table:table-cell>
          <table:table-cell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433.5" calcext:value-type="float">
            <text:p>1 433,50</text:p>
          </table:table-cell>
          <table:table-cell office:value-type="float" office:value="3248.5" calcext:value-type="float">
            <text:p>3 248,50</text:p>
          </table:table-cell>
          <table:table-cell office:value-type="float" office:value="28" calcext:value-type="float">
            <text:p>28</text:p>
          </table:table-cell>
          <table:table-cell table:formula="of:=90*[.E374]" office:value-type="float" office:value="2520" calcext:value-type="float">
            <text:p>2520</text:p>
          </table:table-cell>
          <table:table-cell table:formula="of:=[.C374]/294" office:value-type="float" office:value="4.87585034013605" calcext:value-type="float">
            <text:p>4,87585034013605</text:p>
          </table:table-cell>
          <table:table-cell table:formula="of:=[.D374]/294" office:value-type="float" office:value="11.0493197278912" calcext:value-type="float">
            <text:p>11,0493197278912</text:p>
          </table:table-cell>
          <table:table-cell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417.5" calcext:value-type="float">
            <text:p>1 417,50</text:p>
          </table:table-cell>
          <table:table-cell office:value-type="float" office:value="3270.5" calcext:value-type="float">
            <text:p>3 270,50</text:p>
          </table:table-cell>
          <table:table-cell office:value-type="float" office:value="28" calcext:value-type="float">
            <text:p>28</text:p>
          </table:table-cell>
          <table:table-cell table:formula="of:=90*[.E375]" office:value-type="float" office:value="2520" calcext:value-type="float">
            <text:p>2520</text:p>
          </table:table-cell>
          <table:table-cell table:formula="of:=[.C375]/294" office:value-type="float" office:value="4.82142857142857" calcext:value-type="float">
            <text:p>4,82142857142857</text:p>
          </table:table-cell>
          <table:table-cell table:formula="of:=[.D375]/294" office:value-type="float" office:value="11.1241496598639" calcext:value-type="float">
            <text:p>11,1241496598639</text:p>
          </table:table-cell>
          <table:table-cell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389.5" calcext:value-type="float">
            <text:p>1 389,50</text:p>
          </table:table-cell>
          <table:table-cell office:value-type="float" office:value="3292.5" calcext:value-type="float">
            <text:p>3 292,50</text:p>
          </table:table-cell>
          <table:table-cell office:value-type="float" office:value="28" calcext:value-type="float">
            <text:p>28</text:p>
          </table:table-cell>
          <table:table-cell table:formula="of:=90*[.E376]" office:value-type="float" office:value="2520" calcext:value-type="float">
            <text:p>2520</text:p>
          </table:table-cell>
          <table:table-cell table:formula="of:=[.C376]/294" office:value-type="float" office:value="4.72619047619048" calcext:value-type="float">
            <text:p>4,72619047619048</text:p>
          </table:table-cell>
          <table:table-cell table:formula="of:=[.D376]/294" office:value-type="float" office:value="11.1989795918367" calcext:value-type="float">
            <text:p>11,1989795918367</text:p>
          </table:table-cell>
          <table:table-cell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368.5" calcext:value-type="float">
            <text:p>1 368,50</text:p>
          </table:table-cell>
          <table:table-cell office:value-type="float" office:value="3300.5" calcext:value-type="float">
            <text:p>3 300,50</text:p>
          </table:table-cell>
          <table:table-cell office:value-type="float" office:value="28" calcext:value-type="float">
            <text:p>28</text:p>
          </table:table-cell>
          <table:table-cell table:formula="of:=90*[.E377]" office:value-type="float" office:value="2520" calcext:value-type="float">
            <text:p>2520</text:p>
          </table:table-cell>
          <table:table-cell table:formula="of:=[.C377]/294" office:value-type="float" office:value="4.65476190476191" calcext:value-type="float">
            <text:p>4,65476190476191</text:p>
          </table:table-cell>
          <table:table-cell table:formula="of:=[.D377]/294" office:value-type="float" office:value="11.2261904761905" calcext:value-type="float">
            <text:p>11,2261904761905</text:p>
          </table:table-cell>
          <table:table-cell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379.5" calcext:value-type="float">
            <text:p>1 379,50</text:p>
          </table:table-cell>
          <table:table-cell office:value-type="float" office:value="3280.5" calcext:value-type="float">
            <text:p>3 280,50</text:p>
          </table:table-cell>
          <table:table-cell office:value-type="float" office:value="28" calcext:value-type="float">
            <text:p>28</text:p>
          </table:table-cell>
          <table:table-cell table:formula="of:=90*[.E378]" office:value-type="float" office:value="2520" calcext:value-type="float">
            <text:p>2520</text:p>
          </table:table-cell>
          <table:table-cell table:formula="of:=[.C378]/294" office:value-type="float" office:value="4.6921768707483" calcext:value-type="float">
            <text:p>4,6921768707483</text:p>
          </table:table-cell>
          <table:table-cell table:formula="of:=[.D378]/294" office:value-type="float" office:value="11.1581632653061" calcext:value-type="float">
            <text:p>11,1581632653061</text:p>
          </table:table-cell>
          <table:table-cell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366.5" calcext:value-type="float">
            <text:p>1 366,50</text:p>
          </table:table-cell>
          <table:table-cell office:value-type="float" office:value="3248.5" calcext:value-type="float">
            <text:p>3 248,50</text:p>
          </table:table-cell>
          <table:table-cell office:value-type="float" office:value="28" calcext:value-type="float">
            <text:p>28</text:p>
          </table:table-cell>
          <table:table-cell table:formula="of:=90*[.E379]" office:value-type="float" office:value="2520" calcext:value-type="float">
            <text:p>2520</text:p>
          </table:table-cell>
          <table:table-cell table:formula="of:=[.C379]/294" office:value-type="float" office:value="4.64795918367347" calcext:value-type="float">
            <text:p>4,64795918367347</text:p>
          </table:table-cell>
          <table:table-cell table:formula="of:=[.D379]/294" office:value-type="float" office:value="11.0493197278912" calcext:value-type="float">
            <text:p>11,0493197278912</text:p>
          </table:table-cell>
          <table:table-cell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346.5" calcext:value-type="float">
            <text:p>1 346,50</text:p>
          </table:table-cell>
          <table:table-cell office:value-type="float" office:value="3255.5" calcext:value-type="float">
            <text:p>3 255,50</text:p>
          </table:table-cell>
          <table:table-cell office:value-type="float" office:value="28" calcext:value-type="float">
            <text:p>28</text:p>
          </table:table-cell>
          <table:table-cell table:formula="of:=90*[.E380]" office:value-type="float" office:value="2520" calcext:value-type="float">
            <text:p>2520</text:p>
          </table:table-cell>
          <table:table-cell table:formula="of:=[.C380]/294" office:value-type="float" office:value="4.57993197278912" calcext:value-type="float">
            <text:p>4,57993197278912</text:p>
          </table:table-cell>
          <table:table-cell table:formula="of:=[.D380]/294" office:value-type="float" office:value="11.0731292517007" calcext:value-type="float">
            <text:p>11,0731292517007</text:p>
          </table:table-cell>
          <table:table-cell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319.5" calcext:value-type="float">
            <text:p>1 319,50</text:p>
          </table:table-cell>
          <table:table-cell office:value-type="float" office:value="3250.5" calcext:value-type="float">
            <text:p>3 250,50</text:p>
          </table:table-cell>
          <table:table-cell office:value-type="float" office:value="28" calcext:value-type="float">
            <text:p>28</text:p>
          </table:table-cell>
          <table:table-cell table:formula="of:=90*[.E381]" office:value-type="float" office:value="2520" calcext:value-type="float">
            <text:p>2520</text:p>
          </table:table-cell>
          <table:table-cell table:formula="of:=[.C381]/294" office:value-type="float" office:value="4.48809523809524" calcext:value-type="float">
            <text:p>4,48809523809524</text:p>
          </table:table-cell>
          <table:table-cell table:formula="of:=[.D381]/294" office:value-type="float" office:value="11.0561224489796" calcext:value-type="float">
            <text:p>11,0561224489796</text:p>
          </table:table-cell>
          <table:table-cell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1308.5" calcext:value-type="float">
            <text:p>1 308,50</text:p>
          </table:table-cell>
          <table:table-cell office:value-type="float" office:value="3252.5" calcext:value-type="float">
            <text:p>3 252,50</text:p>
          </table:table-cell>
          <table:table-cell office:value-type="float" office:value="28" calcext:value-type="float">
            <text:p>28</text:p>
          </table:table-cell>
          <table:table-cell table:formula="of:=90*[.E382]" office:value-type="float" office:value="2520" calcext:value-type="float">
            <text:p>2520</text:p>
          </table:table-cell>
          <table:table-cell table:formula="of:=[.C382]/294" office:value-type="float" office:value="4.45068027210884" calcext:value-type="float">
            <text:p>4,45068027210884</text:p>
          </table:table-cell>
          <table:table-cell table:formula="of:=[.D382]/294" office:value-type="float" office:value="11.062925170068" calcext:value-type="float">
            <text:p>11,062925170068</text:p>
          </table:table-cell>
          <table:table-cell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1294.5" calcext:value-type="float">
            <text:p>1 294,50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28" calcext:value-type="float">
            <text:p>28</text:p>
          </table:table-cell>
          <table:table-cell table:formula="of:=90*[.E383]" office:value-type="float" office:value="2520" calcext:value-type="float">
            <text:p>2520</text:p>
          </table:table-cell>
          <table:table-cell table:formula="of:=[.C383]/294" office:value-type="float" office:value="4.4030612244898" calcext:value-type="float">
            <text:p>4,4030612244898</text:p>
          </table:table-cell>
          <table:table-cell table:formula="of:=[.D383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1285.5" calcext:value-type="float">
            <text:p>1 285,50</text:p>
          </table:table-cell>
          <table:table-cell office:value-type="float" office:value="3285.5" calcext:value-type="float">
            <text:p>3 285,50</text:p>
          </table:table-cell>
          <table:table-cell office:value-type="float" office:value="28" calcext:value-type="float">
            <text:p>28</text:p>
          </table:table-cell>
          <table:table-cell table:formula="of:=90*[.E384]" office:value-type="float" office:value="2520" calcext:value-type="float">
            <text:p>2520</text:p>
          </table:table-cell>
          <table:table-cell table:formula="of:=[.C384]/294" office:value-type="float" office:value="4.37244897959184" calcext:value-type="float">
            <text:p>4,37244897959184</text:p>
          </table:table-cell>
          <table:table-cell table:formula="of:=[.D384]/294" office:value-type="float" office:value="11.1751700680272" calcext:value-type="float">
            <text:p>11,1751700680272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1275.5" calcext:value-type="float">
            <text:p>1 275,50</text:p>
          </table:table-cell>
          <table:table-cell office:value-type="float" office:value="3286.5" calcext:value-type="float">
            <text:p>3 286,50</text:p>
          </table:table-cell>
          <table:table-cell office:value-type="float" office:value="28" calcext:value-type="float">
            <text:p>28</text:p>
          </table:table-cell>
          <table:table-cell table:formula="of:=90*[.E385]" office:value-type="float" office:value="2520" calcext:value-type="float">
            <text:p>2520</text:p>
          </table:table-cell>
          <table:table-cell table:formula="of:=[.C385]/294" office:value-type="float" office:value="4.33843537414966" calcext:value-type="float">
            <text:p>4,33843537414966</text:p>
          </table:table-cell>
          <table:table-cell table:formula="of:=[.D385]/294" office:value-type="float" office:value="11.1785714285714" calcext:value-type="float">
            <text:p>11,1785714285714</text:p>
          </table:table-cell>
          <table:table-cell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1253.5" calcext:value-type="float">
            <text:p>1 253,50</text:p>
          </table:table-cell>
          <table:table-cell office:value-type="float" office:value="3281.5" calcext:value-type="float">
            <text:p>3 281,50</text:p>
          </table:table-cell>
          <table:table-cell office:value-type="float" office:value="28" calcext:value-type="float">
            <text:p>28</text:p>
          </table:table-cell>
          <table:table-cell table:formula="of:=90*[.E386]" office:value-type="float" office:value="2520" calcext:value-type="float">
            <text:p>2520</text:p>
          </table:table-cell>
          <table:table-cell table:formula="of:=[.C386]/294" office:value-type="float" office:value="4.26360544217687" calcext:value-type="float">
            <text:p>4,26360544217687</text:p>
          </table:table-cell>
          <table:table-cell table:formula="of:=[.D386]/294" office:value-type="float" office:value="11.1615646258503" calcext:value-type="float">
            <text:p>11,1615646258503</text:p>
          </table:table-cell>
          <table:table-cell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1226.5" calcext:value-type="float">
            <text:p>1 226,50</text:p>
          </table:table-cell>
          <table:table-cell office:value-type="float" office:value="3268.5" calcext:value-type="float">
            <text:p>3 268,50</text:p>
          </table:table-cell>
          <table:table-cell office:value-type="float" office:value="28" calcext:value-type="float">
            <text:p>28</text:p>
          </table:table-cell>
          <table:table-cell table:formula="of:=90*[.E387]" office:value-type="float" office:value="2520" calcext:value-type="float">
            <text:p>2520</text:p>
          </table:table-cell>
          <table:table-cell table:formula="of:=[.C387]/294" office:value-type="float" office:value="4.17176870748299" calcext:value-type="float">
            <text:p>4,17176870748299</text:p>
          </table:table-cell>
          <table:table-cell table:formula="of:=[.D387]/294" office:value-type="float" office:value="11.1173469387755" calcext:value-type="float">
            <text:p>11,1173469387755</text:p>
          </table:table-cell>
          <table:table-cell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1198.5" calcext:value-type="float">
            <text:p>1 198,50</text:p>
          </table:table-cell>
          <table:table-cell office:value-type="float" office:value="3262.5" calcext:value-type="float">
            <text:p>3 262,50</text:p>
          </table:table-cell>
          <table:table-cell office:value-type="float" office:value="28" calcext:value-type="float">
            <text:p>28</text:p>
          </table:table-cell>
          <table:table-cell table:formula="of:=90*[.E388]" office:value-type="float" office:value="2520" calcext:value-type="float">
            <text:p>2520</text:p>
          </table:table-cell>
          <table:table-cell table:formula="of:=[.C388]/294" office:value-type="float" office:value="4.0765306122449" calcext:value-type="float">
            <text:p>4,0765306122449</text:p>
          </table:table-cell>
          <table:table-cell table:formula="of:=[.D388]/294" office:value-type="float" office:value="11.0969387755102" calcext:value-type="float">
            <text:p>11,0969387755102</text:p>
          </table:table-cell>
          <table:table-cell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581.5" calcext:value-type="float">
            <text:p>1 581,50</text:p>
          </table:table-cell>
          <table:table-cell office:value-type="float" office:value="3326.167" calcext:value-type="float">
            <text:p>3 326,17</text:p>
          </table:table-cell>
          <table:table-cell office:value-type="float" office:value="29" calcext:value-type="float">
            <text:p>29</text:p>
          </table:table-cell>
          <table:table-cell table:formula="of:=90*[.E389]" office:value-type="float" office:value="2610" calcext:value-type="float">
            <text:p>2610</text:p>
          </table:table-cell>
          <table:table-cell table:formula="of:=[.C389]/294" office:value-type="float" office:value="5.37925170068027" calcext:value-type="float">
            <text:p>5,37925170068027</text:p>
          </table:table-cell>
          <table:table-cell table:formula="of:=[.D389]/294" office:value-type="float" office:value="11.3134931972789" calcext:value-type="float">
            <text:p>11,3134931972789</text:p>
          </table:table-cell>
          <table:table-cell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614.833" calcext:value-type="float">
            <text:p>1 614,83</text:p>
          </table:table-cell>
          <table:table-cell office:value-type="float" office:value="3339.5" calcext:value-type="float">
            <text:p>3 339,50</text:p>
          </table:table-cell>
          <table:table-cell office:value-type="float" office:value="29" calcext:value-type="float">
            <text:p>29</text:p>
          </table:table-cell>
          <table:table-cell table:formula="of:=90*[.E390]" office:value-type="float" office:value="2610" calcext:value-type="float">
            <text:p>2610</text:p>
          </table:table-cell>
          <table:table-cell table:formula="of:=[.C390]/294" office:value-type="float" office:value="5.49262925170068" calcext:value-type="float">
            <text:p>5,49262925170068</text:p>
          </table:table-cell>
          <table:table-cell table:formula="of:=[.D390]/294" office:value-type="float" office:value="11.358843537415" calcext:value-type="float">
            <text:p>11,358843537415</text:p>
          </table:table-cell>
          <table:table-cell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1649.5" calcext:value-type="float">
            <text:p>1 649,50</text:p>
          </table:table-cell>
          <table:table-cell office:value-type="float" office:value="3343.5" calcext:value-type="float">
            <text:p>3 343,50</text:p>
          </table:table-cell>
          <table:table-cell office:value-type="float" office:value="29" calcext:value-type="float">
            <text:p>29</text:p>
          </table:table-cell>
          <table:table-cell table:formula="of:=90*[.E391]" office:value-type="float" office:value="2610" calcext:value-type="float">
            <text:p>2610</text:p>
          </table:table-cell>
          <table:table-cell table:formula="of:=[.C391]/294" office:value-type="float" office:value="5.61054421768708" calcext:value-type="float">
            <text:p>5,61054421768708</text:p>
          </table:table-cell>
          <table:table-cell table:formula="of:=[.D391]/294" office:value-type="float" office:value="11.3724489795918" calcext:value-type="float">
            <text:p>11,3724489795918</text:p>
          </table:table-cell>
          <table:table-cell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684.167" calcext:value-type="float">
            <text:p>1 684,17</text:p>
          </table:table-cell>
          <table:table-cell office:value-type="float" office:value="3328.833" calcext:value-type="float">
            <text:p>3 328,83</text:p>
          </table:table-cell>
          <table:table-cell office:value-type="float" office:value="29" calcext:value-type="float">
            <text:p>29</text:p>
          </table:table-cell>
          <table:table-cell table:formula="of:=90*[.E392]" office:value-type="float" office:value="2610" calcext:value-type="float">
            <text:p>2610</text:p>
          </table:table-cell>
          <table:table-cell table:formula="of:=[.C392]/294" office:value-type="float" office:value="5.72845918367347" calcext:value-type="float">
            <text:p>5,72845918367347</text:p>
          </table:table-cell>
          <table:table-cell table:formula="of:=[.D392]/294" office:value-type="float" office:value="11.3225612244898" calcext:value-type="float">
            <text:p>11,3225612244898</text:p>
          </table:table-cell>
          <table:table-cell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681.5" calcext:value-type="float">
            <text:p>1 681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29" calcext:value-type="float">
            <text:p>29</text:p>
          </table:table-cell>
          <table:table-cell table:formula="of:=90*[.E393]" office:value-type="float" office:value="2610" calcext:value-type="float">
            <text:p>2610</text:p>
          </table:table-cell>
          <table:table-cell table:formula="of:=[.C393]/294" office:value-type="float" office:value="5.71938775510204" calcext:value-type="float">
            <text:p>5,71938775510204</text:p>
          </table:table-cell>
          <table:table-cell table:formula="of:=[.D393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661.5" calcext:value-type="float">
            <text:p>1 661,50</text:p>
          </table:table-cell>
          <table:table-cell office:value-type="float" office:value="3282.167" calcext:value-type="float">
            <text:p>3 282,17</text:p>
          </table:table-cell>
          <table:table-cell office:value-type="float" office:value="29" calcext:value-type="float">
            <text:p>29</text:p>
          </table:table-cell>
          <table:table-cell table:formula="of:=90*[.E394]" office:value-type="float" office:value="2610" calcext:value-type="float">
            <text:p>2610</text:p>
          </table:table-cell>
          <table:table-cell table:formula="of:=[.C394]/294" office:value-type="float" office:value="5.65136054421769" calcext:value-type="float">
            <text:p>5,65136054421769</text:p>
          </table:table-cell>
          <table:table-cell table:formula="of:=[.D394]/294" office:value-type="float" office:value="11.1638333333333" calcext:value-type="float">
            <text:p>11,1638333333333</text:p>
          </table:table-cell>
          <table:table-cell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625.5" calcext:value-type="float">
            <text:p>1 625,50</text:p>
          </table:table-cell>
          <table:table-cell office:value-type="float" office:value="3255.5" calcext:value-type="float">
            <text:p>3 255,50</text:p>
          </table:table-cell>
          <table:table-cell office:value-type="float" office:value="29" calcext:value-type="float">
            <text:p>29</text:p>
          </table:table-cell>
          <table:table-cell table:formula="of:=90*[.E395]" office:value-type="float" office:value="2610" calcext:value-type="float">
            <text:p>2610</text:p>
          </table:table-cell>
          <table:table-cell table:formula="of:=[.C395]/294" office:value-type="float" office:value="5.52891156462585" calcext:value-type="float">
            <text:p>5,52891156462585</text:p>
          </table:table-cell>
          <table:table-cell table:formula="of:=[.D395]/294" office:value-type="float" office:value="11.0731292517007" calcext:value-type="float">
            <text:p>11,0731292517007</text:p>
          </table:table-cell>
          <table:table-cell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597.5" calcext:value-type="float">
            <text:p>1 597,50</text:p>
          </table:table-cell>
          <table:table-cell office:value-type="float" office:value="3246.167" calcext:value-type="float">
            <text:p>3 246,17</text:p>
          </table:table-cell>
          <table:table-cell office:value-type="float" office:value="29" calcext:value-type="float">
            <text:p>29</text:p>
          </table:table-cell>
          <table:table-cell table:formula="of:=90*[.E396]" office:value-type="float" office:value="2610" calcext:value-type="float">
            <text:p>2610</text:p>
          </table:table-cell>
          <table:table-cell table:formula="of:=[.C396]/294" office:value-type="float" office:value="5.43367346938776" calcext:value-type="float">
            <text:p>5,43367346938776</text:p>
          </table:table-cell>
          <table:table-cell table:formula="of:=[.D396]/294" office:value-type="float" office:value="11.0413843537415" calcext:value-type="float">
            <text:p>11,0413843537415</text:p>
          </table:table-cell>
          <table:table-cell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596.167" calcext:value-type="float">
            <text:p>1 596,17</text:p>
          </table:table-cell>
          <table:table-cell office:value-type="float" office:value="3206.167" calcext:value-type="float">
            <text:p>3 206,17</text:p>
          </table:table-cell>
          <table:table-cell office:value-type="float" office:value="29" calcext:value-type="float">
            <text:p>29</text:p>
          </table:table-cell>
          <table:table-cell table:formula="of:=90*[.E397]" office:value-type="float" office:value="2610" calcext:value-type="float">
            <text:p>2610</text:p>
          </table:table-cell>
          <table:table-cell table:formula="of:=[.C397]/294" office:value-type="float" office:value="5.42913945578231" calcext:value-type="float">
            <text:p>5,42913945578231</text:p>
          </table:table-cell>
          <table:table-cell table:formula="of:=[.D397]/294" office:value-type="float" office:value="10.9053299319728" calcext:value-type="float">
            <text:p>10,9053299319728</text:p>
          </table:table-cell>
          <table:table-cell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574.833" calcext:value-type="float">
            <text:p>1 574,83</text:p>
          </table:table-cell>
          <table:table-cell office:value-type="float" office:value="3179.5" calcext:value-type="float">
            <text:p>3 179,50</text:p>
          </table:table-cell>
          <table:table-cell office:value-type="float" office:value="29" calcext:value-type="float">
            <text:p>29</text:p>
          </table:table-cell>
          <table:table-cell table:formula="of:=90*[.E398]" office:value-type="float" office:value="2610" calcext:value-type="float">
            <text:p>2610</text:p>
          </table:table-cell>
          <table:table-cell table:formula="of:=[.C398]/294" office:value-type="float" office:value="5.35657482993197" calcext:value-type="float">
            <text:p>5,35657482993197</text:p>
          </table:table-cell>
          <table:table-cell table:formula="of:=[.D398]/294" office:value-type="float" office:value="10.8146258503401" calcext:value-type="float">
            <text:p>10,8146258503401</text:p>
          </table:table-cell>
          <table:table-cell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552.167" calcext:value-type="float">
            <text:p>1 552,17</text:p>
          </table:table-cell>
          <table:table-cell office:value-type="float" office:value="3163.5" calcext:value-type="float">
            <text:p>3 163,50</text:p>
          </table:table-cell>
          <table:table-cell office:value-type="float" office:value="29" calcext:value-type="float">
            <text:p>29</text:p>
          </table:table-cell>
          <table:table-cell table:formula="of:=90*[.E399]" office:value-type="float" office:value="2610" calcext:value-type="float">
            <text:p>2610</text:p>
          </table:table-cell>
          <table:table-cell table:formula="of:=[.C399]/294" office:value-type="float" office:value="5.27947959183673" calcext:value-type="float">
            <text:p>5,27947959183673</text:p>
          </table:table-cell>
          <table:table-cell table:formula="of:=[.D399]/294" office:value-type="float" office:value="10.7602040816327" calcext:value-type="float">
            <text:p>10,7602040816327</text:p>
          </table:table-cell>
          <table:table-cell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541.5" calcext:value-type="float">
            <text:p>1 541,50</text:p>
          </table:table-cell>
          <table:table-cell office:value-type="float" office:value="3159.5" calcext:value-type="float">
            <text:p>3 159,50</text:p>
          </table:table-cell>
          <table:table-cell office:value-type="float" office:value="29" calcext:value-type="float">
            <text:p>29</text:p>
          </table:table-cell>
          <table:table-cell table:formula="of:=90*[.E400]" office:value-type="float" office:value="2610" calcext:value-type="float">
            <text:p>2610</text:p>
          </table:table-cell>
          <table:table-cell table:formula="of:=[.C400]/294" office:value-type="float" office:value="5.24319727891156" calcext:value-type="float">
            <text:p>5,24319727891156</text:p>
          </table:table-cell>
          <table:table-cell table:formula="of:=[.D400]/294" office:value-type="float" office:value="10.7465986394558" calcext:value-type="float">
            <text:p>10,7465986394558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538.833" calcext:value-type="float">
            <text:p>1 538,83</text:p>
          </table:table-cell>
          <table:table-cell office:value-type="float" office:value="3180.833" calcext:value-type="float">
            <text:p>3 180,83</text:p>
          </table:table-cell>
          <table:table-cell office:value-type="float" office:value="29" calcext:value-type="float">
            <text:p>29</text:p>
          </table:table-cell>
          <table:table-cell table:formula="of:=90*[.E401]" office:value-type="float" office:value="2610" calcext:value-type="float">
            <text:p>2610</text:p>
          </table:table-cell>
          <table:table-cell table:formula="of:=[.C401]/294" office:value-type="float" office:value="5.23412585034014" calcext:value-type="float">
            <text:p>5,23412585034014</text:p>
          </table:table-cell>
          <table:table-cell table:formula="of:=[.D401]/294" office:value-type="float" office:value="10.8191598639456" calcext:value-type="float">
            <text:p>10,8191598639456</text:p>
          </table:table-cell>
          <table:table-cell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1508.167" calcext:value-type="float">
            <text:p>1 508,17</text:p>
          </table:table-cell>
          <table:table-cell office:value-type="float" office:value="3190.167" calcext:value-type="float">
            <text:p>3 190,17</text:p>
          </table:table-cell>
          <table:table-cell office:value-type="float" office:value="29" calcext:value-type="float">
            <text:p>29</text:p>
          </table:table-cell>
          <table:table-cell table:formula="of:=90*[.E402]" office:value-type="float" office:value="2610" calcext:value-type="float">
            <text:p>2610</text:p>
          </table:table-cell>
          <table:table-cell table:formula="of:=[.C402]/294" office:value-type="float" office:value="5.12981972789116" calcext:value-type="float">
            <text:p>5,12981972789116</text:p>
          </table:table-cell>
          <table:table-cell table:formula="of:=[.D402]/294" office:value-type="float" office:value="10.8509081632653" calcext:value-type="float">
            <text:p>10,8509081632653</text:p>
          </table:table-cell>
          <table:table-cell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1497.5" calcext:value-type="float">
            <text:p>1 497,50</text:p>
          </table:table-cell>
          <table:table-cell office:value-type="float" office:value="3215.5" calcext:value-type="float">
            <text:p>3 215,50</text:p>
          </table:table-cell>
          <table:table-cell office:value-type="float" office:value="29" calcext:value-type="float">
            <text:p>29</text:p>
          </table:table-cell>
          <table:table-cell table:formula="of:=90*[.E403]" office:value-type="float" office:value="2610" calcext:value-type="float">
            <text:p>2610</text:p>
          </table:table-cell>
          <table:table-cell table:formula="of:=[.C403]/294" office:value-type="float" office:value="5.09353741496599" calcext:value-type="float">
            <text:p>5,09353741496599</text:p>
          </table:table-cell>
          <table:table-cell table:formula="of:=[.D403]/294" office:value-type="float" office:value="10.937074829932" calcext:value-type="float">
            <text:p>10,937074829932</text:p>
          </table:table-cell>
          <table:table-cell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485.5" calcext:value-type="float">
            <text:p>1 485,50</text:p>
          </table:table-cell>
          <table:table-cell office:value-type="float" office:value="3242.167" calcext:value-type="float">
            <text:p>3 242,17</text:p>
          </table:table-cell>
          <table:table-cell office:value-type="float" office:value="29" calcext:value-type="float">
            <text:p>29</text:p>
          </table:table-cell>
          <table:table-cell table:formula="of:=90*[.E404]" office:value-type="float" office:value="2610" calcext:value-type="float">
            <text:p>2610</text:p>
          </table:table-cell>
          <table:table-cell table:formula="of:=[.C404]/294" office:value-type="float" office:value="5.05272108843537" calcext:value-type="float">
            <text:p>5,05272108843537</text:p>
          </table:table-cell>
          <table:table-cell table:formula="of:=[.D404]/294" office:value-type="float" office:value="11.0277789115646" calcext:value-type="float">
            <text:p>11,0277789115646</text:p>
          </table:table-cell>
          <table:table-cell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461.5" calcext:value-type="float">
            <text:p>1 461,50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29" calcext:value-type="float">
            <text:p>29</text:p>
          </table:table-cell>
          <table:table-cell table:formula="of:=90*[.E405]" office:value-type="float" office:value="2610" calcext:value-type="float">
            <text:p>2610</text:p>
          </table:table-cell>
          <table:table-cell table:formula="of:=[.C405]/294" office:value-type="float" office:value="4.97108843537415" calcext:value-type="float">
            <text:p>4,97108843537415</text:p>
          </table:table-cell>
          <table:table-cell table:formula="of:=[.D405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438.833" calcext:value-type="float">
            <text:p>1 438,83</text:p>
          </table:table-cell>
          <table:table-cell office:value-type="float" office:value="3247.5" calcext:value-type="float">
            <text:p>3 247,50</text:p>
          </table:table-cell>
          <table:table-cell office:value-type="float" office:value="29" calcext:value-type="float">
            <text:p>29</text:p>
          </table:table-cell>
          <table:table-cell table:formula="of:=90*[.E406]" office:value-type="float" office:value="2610" calcext:value-type="float">
            <text:p>2610</text:p>
          </table:table-cell>
          <table:table-cell table:formula="of:=[.C406]/294" office:value-type="float" office:value="4.89398979591837" calcext:value-type="float">
            <text:p>4,89398979591837</text:p>
          </table:table-cell>
          <table:table-cell table:formula="of:=[.D406]/294" office:value-type="float" office:value="11.0459183673469" calcext:value-type="float">
            <text:p>11,0459183673469</text:p>
          </table:table-cell>
          <table:table-cell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416.167" calcext:value-type="float">
            <text:p>1 416,17</text:p>
          </table:table-cell>
          <table:table-cell office:value-type="float" office:value="3258.167" calcext:value-type="float">
            <text:p>3 258,17</text:p>
          </table:table-cell>
          <table:table-cell office:value-type="float" office:value="29" calcext:value-type="float">
            <text:p>29</text:p>
          </table:table-cell>
          <table:table-cell table:formula="of:=90*[.E407]" office:value-type="float" office:value="2610" calcext:value-type="float">
            <text:p>2610</text:p>
          </table:table-cell>
          <table:table-cell table:formula="of:=[.C407]/294" office:value-type="float" office:value="4.81689455782313" calcext:value-type="float">
            <text:p>4,81689455782313</text:p>
          </table:table-cell>
          <table:table-cell table:formula="of:=[.D407]/294" office:value-type="float" office:value="11.0822006802721" calcext:value-type="float">
            <text:p>11,0822006802721</text:p>
          </table:table-cell>
          <table:table-cell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400.167" calcext:value-type="float">
            <text:p>1 400,17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29" calcext:value-type="float">
            <text:p>29</text:p>
          </table:table-cell>
          <table:table-cell table:formula="of:=90*[.E408]" office:value-type="float" office:value="2610" calcext:value-type="float">
            <text:p>2610</text:p>
          </table:table-cell>
          <table:table-cell table:formula="of:=[.C408]/294" office:value-type="float" office:value="4.76247278911565" calcext:value-type="float">
            <text:p>4,76247278911565</text:p>
          </table:table-cell>
          <table:table-cell table:formula="of:=[.D408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382.833" calcext:value-type="float">
            <text:p>1 382,83</text:p>
          </table:table-cell>
          <table:table-cell office:value-type="float" office:value="3295.5" calcext:value-type="float">
            <text:p>3 295,50</text:p>
          </table:table-cell>
          <table:table-cell office:value-type="float" office:value="29" calcext:value-type="float">
            <text:p>29</text:p>
          </table:table-cell>
          <table:table-cell table:formula="of:=90*[.E409]" office:value-type="float" office:value="2610" calcext:value-type="float">
            <text:p>2610</text:p>
          </table:table-cell>
          <table:table-cell table:formula="of:=[.C409]/294" office:value-type="float" office:value="4.70351360544218" calcext:value-type="float">
            <text:p>4,70351360544218</text:p>
          </table:table-cell>
          <table:table-cell table:formula="of:=[.D409]/294" office:value-type="float" office:value="11.2091836734694" calcext:value-type="float">
            <text:p>11,2091836734694</text:p>
          </table:table-cell>
          <table:table-cell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1374.833" calcext:value-type="float">
            <text:p>1 374,83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29" calcext:value-type="float">
            <text:p>29</text:p>
          </table:table-cell>
          <table:table-cell table:formula="of:=90*[.E410]" office:value-type="float" office:value="2610" calcext:value-type="float">
            <text:p>2610</text:p>
          </table:table-cell>
          <table:table-cell table:formula="of:=[.C410]/294" office:value-type="float" office:value="4.67630272108844" calcext:value-type="float">
            <text:p>4,67630272108844</text:p>
          </table:table-cell>
          <table:table-cell table:formula="of:=[.D410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1366.833" calcext:value-type="float">
            <text:p>1 366,83</text:p>
          </table:table-cell>
          <table:table-cell office:value-type="float" office:value="3254.167" calcext:value-type="float">
            <text:p>3 254,17</text:p>
          </table:table-cell>
          <table:table-cell office:value-type="float" office:value="29" calcext:value-type="float">
            <text:p>29</text:p>
          </table:table-cell>
          <table:table-cell table:formula="of:=90*[.E411]" office:value-type="float" office:value="2610" calcext:value-type="float">
            <text:p>2610</text:p>
          </table:table-cell>
          <table:table-cell table:formula="of:=[.C411]/294" office:value-type="float" office:value="4.64909183673469" calcext:value-type="float">
            <text:p>4,64909183673469</text:p>
          </table:table-cell>
          <table:table-cell table:formula="of:=[.D411]/294" office:value-type="float" office:value="11.0685952380952" calcext:value-type="float">
            <text:p>11,0685952380952</text:p>
          </table:table-cell>
          <table:table-cell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1344.167" calcext:value-type="float">
            <text:p>1 344,17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29" calcext:value-type="float">
            <text:p>29</text:p>
          </table:table-cell>
          <table:table-cell table:formula="of:=90*[.E412]" office:value-type="float" office:value="2610" calcext:value-type="float">
            <text:p>2610</text:p>
          </table:table-cell>
          <table:table-cell table:formula="of:=[.C412]/294" office:value-type="float" office:value="4.57199659863946" calcext:value-type="float">
            <text:p>4,57199659863946</text:p>
          </table:table-cell>
          <table:table-cell table:formula="of:=[.D412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1321.5" calcext:value-type="float">
            <text:p>1 321,50</text:p>
          </table:table-cell>
          <table:table-cell office:value-type="float" office:value="3284.833" calcext:value-type="float">
            <text:p>3 284,83</text:p>
          </table:table-cell>
          <table:table-cell office:value-type="float" office:value="29" calcext:value-type="float">
            <text:p>29</text:p>
          </table:table-cell>
          <table:table-cell table:formula="of:=90*[.E413]" office:value-type="float" office:value="2610" calcext:value-type="float">
            <text:p>2610</text:p>
          </table:table-cell>
          <table:table-cell table:formula="of:=[.C413]/294" office:value-type="float" office:value="4.49489795918367" calcext:value-type="float">
            <text:p>4,49489795918367</text:p>
          </table:table-cell>
          <table:table-cell table:formula="of:=[.D413]/294" office:value-type="float" office:value="11.1729013605442" calcext:value-type="float">
            <text:p>11,1729013605442</text:p>
          </table:table-cell>
          <table:table-cell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1281.5" calcext:value-type="float">
            <text:p>1 281,50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29" calcext:value-type="float">
            <text:p>29</text:p>
          </table:table-cell>
          <table:table-cell table:formula="of:=90*[.E414]" office:value-type="float" office:value="2610" calcext:value-type="float">
            <text:p>2610</text:p>
          </table:table-cell>
          <table:table-cell table:formula="of:=[.C414]/294" office:value-type="float" office:value="4.35884353741497" calcext:value-type="float">
            <text:p>4,35884353741497</text:p>
          </table:table-cell>
          <table:table-cell table:formula="of:=[.D414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1250.833" calcext:value-type="float">
            <text:p>1 250,83</text:p>
          </table:table-cell>
          <table:table-cell office:value-type="float" office:value="3278.167" calcext:value-type="float">
            <text:p>3 278,17</text:p>
          </table:table-cell>
          <table:table-cell office:value-type="float" office:value="29" calcext:value-type="float">
            <text:p>29</text:p>
          </table:table-cell>
          <table:table-cell table:formula="of:=90*[.E415]" office:value-type="float" office:value="2610" calcext:value-type="float">
            <text:p>2610</text:p>
          </table:table-cell>
          <table:table-cell table:formula="of:=[.C415]/294" office:value-type="float" office:value="4.25453401360544" calcext:value-type="float">
            <text:p>4,25453401360544</text:p>
          </table:table-cell>
          <table:table-cell table:formula="of:=[.D415]/294" office:value-type="float" office:value="11.1502278911565" calcext:value-type="float">
            <text:p>11,1502278911565</text:p>
          </table:table-cell>
          <table:table-cell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1237.5" calcext:value-type="float">
            <text:p>1 237,50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29" calcext:value-type="float">
            <text:p>29</text:p>
          </table:table-cell>
          <table:table-cell table:formula="of:=90*[.E416]" office:value-type="float" office:value="2610" calcext:value-type="float">
            <text:p>2610</text:p>
          </table:table-cell>
          <table:table-cell table:formula="of:=[.C416]/294" office:value-type="float" office:value="4.20918367346939" calcext:value-type="float">
            <text:p>4,20918367346939</text:p>
          </table:table-cell>
          <table:table-cell table:formula="of:=[.D416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1224.167" calcext:value-type="float">
            <text:p>1 224,17</text:p>
          </table:table-cell>
          <table:table-cell office:value-type="float" office:value="3264.833" calcext:value-type="float">
            <text:p>3 264,83</text:p>
          </table:table-cell>
          <table:table-cell office:value-type="float" office:value="29" calcext:value-type="float">
            <text:p>29</text:p>
          </table:table-cell>
          <table:table-cell table:formula="of:=90*[.E417]" office:value-type="float" office:value="2610" calcext:value-type="float">
            <text:p>2610</text:p>
          </table:table-cell>
          <table:table-cell table:formula="of:=[.C417]/294" office:value-type="float" office:value="4.16383333333333" calcext:value-type="float">
            <text:p>4,16383333333333</text:p>
          </table:table-cell>
          <table:table-cell table:formula="of:=[.D417]/294" office:value-type="float" office:value="11.1048741496599" calcext:value-type="float">
            <text:p>11,1048741496599</text:p>
          </table:table-cell>
          <table:table-cell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1202.833" calcext:value-type="float">
            <text:p>1 202,83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29" calcext:value-type="float">
            <text:p>29</text:p>
          </table:table-cell>
          <table:table-cell table:formula="of:=90*[.E418]" office:value-type="float" office:value="2610" calcext:value-type="float">
            <text:p>2610</text:p>
          </table:table-cell>
          <table:table-cell table:formula="of:=[.C418]/294" office:value-type="float" office:value="4.09126870748299" calcext:value-type="float">
            <text:p>4,09126870748299</text:p>
          </table:table-cell>
          <table:table-cell table:formula="of:=[.D418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1192.167" calcext:value-type="float">
            <text:p>1 192,17</text:p>
          </table:table-cell>
          <table:table-cell office:value-type="float" office:value="3280.833" calcext:value-type="float">
            <text:p>3 280,83</text:p>
          </table:table-cell>
          <table:table-cell office:value-type="float" office:value="29" calcext:value-type="float">
            <text:p>29</text:p>
          </table:table-cell>
          <table:table-cell table:formula="of:=90*[.E419]" office:value-type="float" office:value="2610" calcext:value-type="float">
            <text:p>2610</text:p>
          </table:table-cell>
          <table:table-cell table:formula="of:=[.C419]/294" office:value-type="float" office:value="4.05498979591837" calcext:value-type="float">
            <text:p>4,05498979591837</text:p>
          </table:table-cell>
          <table:table-cell table:formula="of:=[.D419]/294" office:value-type="float" office:value="11.1592959183673" calcext:value-type="float">
            <text:p>11,1592959183673</text:p>
          </table:table-cell>
          <table:table-cell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1581.5" calcext:value-type="float">
            <text:p>1 581,50</text:p>
          </table:table-cell>
          <table:table-cell office:value-type="float" office:value="3335.5" calcext:value-type="float">
            <text:p>3 335,50</text:p>
          </table:table-cell>
          <table:table-cell office:value-type="float" office:value="30" calcext:value-type="float">
            <text:p>30</text:p>
          </table:table-cell>
          <table:table-cell table:formula="of:=90*[.E420]" office:value-type="float" office:value="2700" calcext:value-type="float">
            <text:p>2700</text:p>
          </table:table-cell>
          <table:table-cell table:formula="of:=[.C420]/294" office:value-type="float" office:value="5.37925170068027" calcext:value-type="float">
            <text:p>5,37925170068027</text:p>
          </table:table-cell>
          <table:table-cell table:formula="of:=[.D420]/294" office:value-type="float" office:value="11.3452380952381" calcext:value-type="float">
            <text:p>11,3452380952381</text:p>
          </table:table-cell>
          <table:table-cell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618.833" calcext:value-type="float">
            <text:p>1 618,83</text:p>
          </table:table-cell>
          <table:table-cell office:value-type="float" office:value="3339.5" calcext:value-type="float">
            <text:p>3 339,50</text:p>
          </table:table-cell>
          <table:table-cell office:value-type="float" office:value="30" calcext:value-type="float">
            <text:p>30</text:p>
          </table:table-cell>
          <table:table-cell table:formula="of:=90*[.E421]" office:value-type="float" office:value="2700" calcext:value-type="float">
            <text:p>2700</text:p>
          </table:table-cell>
          <table:table-cell table:formula="of:=[.C421]/294" office:value-type="float" office:value="5.50623469387755" calcext:value-type="float">
            <text:p>5,50623469387755</text:p>
          </table:table-cell>
          <table:table-cell table:formula="of:=[.D421]/294" office:value-type="float" office:value="11.358843537415" calcext:value-type="float">
            <text:p>11,358843537415</text:p>
          </table:table-cell>
          <table:table-cell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1654.833" calcext:value-type="float">
            <text:p>1 654,83</text:p>
          </table:table-cell>
          <table:table-cell office:value-type="float" office:value="3339.5" calcext:value-type="float">
            <text:p>3 339,50</text:p>
          </table:table-cell>
          <table:table-cell office:value-type="float" office:value="30" calcext:value-type="float">
            <text:p>30</text:p>
          </table:table-cell>
          <table:table-cell table:formula="of:=90*[.E422]" office:value-type="float" office:value="2700" calcext:value-type="float">
            <text:p>2700</text:p>
          </table:table-cell>
          <table:table-cell table:formula="of:=[.C422]/294" office:value-type="float" office:value="5.62868367346939" calcext:value-type="float">
            <text:p>5,62868367346939</text:p>
          </table:table-cell>
          <table:table-cell table:formula="of:=[.D422]/294" office:value-type="float" office:value="11.358843537415" calcext:value-type="float">
            <text:p>11,358843537415</text:p>
          </table:table-cell>
          <table:table-cell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1690.833" calcext:value-type="float">
            <text:p>1 690,83</text:p>
          </table:table-cell>
          <table:table-cell office:value-type="float" office:value="3346.167" calcext:value-type="float">
            <text:p>3 346,17</text:p>
          </table:table-cell>
          <table:table-cell office:value-type="float" office:value="30" calcext:value-type="float">
            <text:p>30</text:p>
          </table:table-cell>
          <table:table-cell table:formula="of:=90*[.E423]" office:value-type="float" office:value="2700" calcext:value-type="float">
            <text:p>2700</text:p>
          </table:table-cell>
          <table:table-cell table:formula="of:=[.C423]/294" office:value-type="float" office:value="5.75113265306123" calcext:value-type="float">
            <text:p>5,75113265306123</text:p>
          </table:table-cell>
          <table:table-cell table:formula="of:=[.D423]/294" office:value-type="float" office:value="11.3815204081633" calcext:value-type="float">
            <text:p>11,3815204081633</text:p>
          </table:table-cell>
          <table:table-cell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1697.5" calcext:value-type="float">
            <text:p>1 697,50</text:p>
          </table:table-cell>
          <table:table-cell office:value-type="float" office:value="3320.833" calcext:value-type="float">
            <text:p>3 320,83</text:p>
          </table:table-cell>
          <table:table-cell office:value-type="float" office:value="30" calcext:value-type="float">
            <text:p>30</text:p>
          </table:table-cell>
          <table:table-cell table:formula="of:=90*[.E424]" office:value-type="float" office:value="2700" calcext:value-type="float">
            <text:p>2700</text:p>
          </table:table-cell>
          <table:table-cell table:formula="of:=[.C424]/294" office:value-type="float" office:value="5.77380952380952" calcext:value-type="float">
            <text:p>5,77380952380952</text:p>
          </table:table-cell>
          <table:table-cell table:formula="of:=[.D424]/294" office:value-type="float" office:value="11.2953503401361" calcext:value-type="float">
            <text:p>11,2953503401361</text:p>
          </table:table-cell>
          <table:table-cell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1690.833" calcext:value-type="float">
            <text:p>1 690,83</text:p>
          </table:table-cell>
          <table:table-cell office:value-type="float" office:value="3294.167" calcext:value-type="float">
            <text:p>3 294,17</text:p>
          </table:table-cell>
          <table:table-cell office:value-type="float" office:value="30" calcext:value-type="float">
            <text:p>30</text:p>
          </table:table-cell>
          <table:table-cell table:formula="of:=90*[.E425]" office:value-type="float" office:value="2700" calcext:value-type="float">
            <text:p>2700</text:p>
          </table:table-cell>
          <table:table-cell table:formula="of:=[.C425]/294" office:value-type="float" office:value="5.75113265306123" calcext:value-type="float">
            <text:p>5,75113265306123</text:p>
          </table:table-cell>
          <table:table-cell table:formula="of:=[.D425]/294" office:value-type="float" office:value="11.2046496598639" calcext:value-type="float">
            <text:p>11,2046496598639</text:p>
          </table:table-cell>
          <table:table-cell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1680.167" calcext:value-type="float">
            <text:p>1 680,17</text:p>
          </table:table-cell>
          <table:table-cell office:value-type="float" office:value="3276.833" calcext:value-type="float">
            <text:p>3 276,83</text:p>
          </table:table-cell>
          <table:table-cell office:value-type="float" office:value="30" calcext:value-type="float">
            <text:p>30</text:p>
          </table:table-cell>
          <table:table-cell table:formula="of:=90*[.E426]" office:value-type="float" office:value="2700" calcext:value-type="float">
            <text:p>2700</text:p>
          </table:table-cell>
          <table:table-cell table:formula="of:=[.C426]/294" office:value-type="float" office:value="5.7148537414966" calcext:value-type="float">
            <text:p>5,7148537414966</text:p>
          </table:table-cell>
          <table:table-cell table:formula="of:=[.D426]/294" office:value-type="float" office:value="11.1456904761905" calcext:value-type="float">
            <text:p>11,1456904761905</text:p>
          </table:table-cell>
          <table:table-cell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1658.833" calcext:value-type="float">
            <text:p>1 658,83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30" calcext:value-type="float">
            <text:p>30</text:p>
          </table:table-cell>
          <table:table-cell table:formula="of:=90*[.E427]" office:value-type="float" office:value="2700" calcext:value-type="float">
            <text:p>2700</text:p>
          </table:table-cell>
          <table:table-cell table:formula="of:=[.C427]/294" office:value-type="float" office:value="5.64228911564626" calcext:value-type="float">
            <text:p>5,64228911564626</text:p>
          </table:table-cell>
          <table:table-cell table:formula="of:=[.D427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1630.833" calcext:value-type="float">
            <text:p>1 630,83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30" calcext:value-type="float">
            <text:p>30</text:p>
          </table:table-cell>
          <table:table-cell table:formula="of:=90*[.E428]" office:value-type="float" office:value="2700" calcext:value-type="float">
            <text:p>2700</text:p>
          </table:table-cell>
          <table:table-cell table:formula="of:=[.C428]/294" office:value-type="float" office:value="5.54705102040816" calcext:value-type="float">
            <text:p>5,54705102040816</text:p>
          </table:table-cell>
          <table:table-cell table:formula="of:=[.D428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1605.5" calcext:value-type="float">
            <text:p>1 605,50</text:p>
          </table:table-cell>
          <table:table-cell office:value-type="float" office:value="3235.5" calcext:value-type="float">
            <text:p>3 235,50</text:p>
          </table:table-cell>
          <table:table-cell office:value-type="float" office:value="30" calcext:value-type="float">
            <text:p>30</text:p>
          </table:table-cell>
          <table:table-cell table:formula="of:=90*[.E429]" office:value-type="float" office:value="2700" calcext:value-type="float">
            <text:p>2700</text:p>
          </table:table-cell>
          <table:table-cell table:formula="of:=[.C429]/294" office:value-type="float" office:value="5.4608843537415" calcext:value-type="float">
            <text:p>5,4608843537415</text:p>
          </table:table-cell>
          <table:table-cell table:formula="of:=[.D429]/294" office:value-type="float" office:value="11.0051020408163" calcext:value-type="float">
            <text:p>11,0051020408163</text:p>
          </table:table-cell>
          <table:table-cell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596.167" calcext:value-type="float">
            <text:p>1 596,17</text:p>
          </table:table-cell>
          <table:table-cell office:value-type="float" office:value="3208.833" calcext:value-type="float">
            <text:p>3 208,83</text:p>
          </table:table-cell>
          <table:table-cell office:value-type="float" office:value="30" calcext:value-type="float">
            <text:p>30</text:p>
          </table:table-cell>
          <table:table-cell table:formula="of:=90*[.E430]" office:value-type="float" office:value="2700" calcext:value-type="float">
            <text:p>2700</text:p>
          </table:table-cell>
          <table:table-cell table:formula="of:=[.C430]/294" office:value-type="float" office:value="5.42913945578231" calcext:value-type="float">
            <text:p>5,42913945578231</text:p>
          </table:table-cell>
          <table:table-cell table:formula="of:=[.D430]/294" office:value-type="float" office:value="10.9143979591837" calcext:value-type="float">
            <text:p>10,9143979591837</text:p>
          </table:table-cell>
          <table:table-cell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1573.5" calcext:value-type="float">
            <text:p>1 573,50</text:p>
          </table:table-cell>
          <table:table-cell office:value-type="float" office:value="3184.833" calcext:value-type="float">
            <text:p>3 184,83</text:p>
          </table:table-cell>
          <table:table-cell office:value-type="float" office:value="30" calcext:value-type="float">
            <text:p>30</text:p>
          </table:table-cell>
          <table:table-cell table:formula="of:=90*[.E431]" office:value-type="float" office:value="2700" calcext:value-type="float">
            <text:p>2700</text:p>
          </table:table-cell>
          <table:table-cell table:formula="of:=[.C431]/294" office:value-type="float" office:value="5.35204081632653" calcext:value-type="float">
            <text:p>5,35204081632653</text:p>
          </table:table-cell>
          <table:table-cell table:formula="of:=[.D431]/294" office:value-type="float" office:value="10.8327653061224" calcext:value-type="float">
            <text:p>10,8327653061224</text:p>
          </table:table-cell>
          <table:table-cell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542.833" calcext:value-type="float">
            <text:p>1 542,83</text:p>
          </table:table-cell>
          <table:table-cell office:value-type="float" office:value="3183.5" calcext:value-type="float">
            <text:p>3 183,50</text:p>
          </table:table-cell>
          <table:table-cell office:value-type="float" office:value="30" calcext:value-type="float">
            <text:p>30</text:p>
          </table:table-cell>
          <table:table-cell table:formula="of:=90*[.E432]" office:value-type="float" office:value="2700" calcext:value-type="float">
            <text:p>2700</text:p>
          </table:table-cell>
          <table:table-cell table:formula="of:=[.C432]/294" office:value-type="float" office:value="5.24773129251701" calcext:value-type="float">
            <text:p>5,24773129251701</text:p>
          </table:table-cell>
          <table:table-cell table:formula="of:=[.D432]/294" office:value-type="float" office:value="10.828231292517" calcext:value-type="float">
            <text:p>10,828231292517</text:p>
          </table:table-cell>
          <table:table-cell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1504.167" calcext:value-type="float">
            <text:p>1 504,17</text:p>
          </table:table-cell>
          <table:table-cell office:value-type="float" office:value="3195.5" calcext:value-type="float">
            <text:p>3 195,50</text:p>
          </table:table-cell>
          <table:table-cell office:value-type="float" office:value="30" calcext:value-type="float">
            <text:p>30</text:p>
          </table:table-cell>
          <table:table-cell table:formula="of:=90*[.E433]" office:value-type="float" office:value="2700" calcext:value-type="float">
            <text:p>2700</text:p>
          </table:table-cell>
          <table:table-cell table:formula="of:=[.C433]/294" office:value-type="float" office:value="5.11621428571429" calcext:value-type="float">
            <text:p>5,11621428571429</text:p>
          </table:table-cell>
          <table:table-cell table:formula="of:=[.D433]/294" office:value-type="float" office:value="10.8690476190476" calcext:value-type="float">
            <text:p>10,8690476190476</text:p>
          </table:table-cell>
          <table:table-cell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1474.833" calcext:value-type="float">
            <text:p>1 474,83</text:p>
          </table:table-cell>
          <table:table-cell office:value-type="float" office:value="3236.833" calcext:value-type="float">
            <text:p>3 236,83</text:p>
          </table:table-cell>
          <table:table-cell office:value-type="float" office:value="30" calcext:value-type="float">
            <text:p>30</text:p>
          </table:table-cell>
          <table:table-cell table:formula="of:=90*[.E434]" office:value-type="float" office:value="2700" calcext:value-type="float">
            <text:p>2700</text:p>
          </table:table-cell>
          <table:table-cell table:formula="of:=[.C434]/294" office:value-type="float" office:value="5.0164387755102" calcext:value-type="float">
            <text:p>5,0164387755102</text:p>
          </table:table-cell>
          <table:table-cell table:formula="of:=[.D434]/294" office:value-type="float" office:value="11.0096360544218" calcext:value-type="float">
            <text:p>11,0096360544218</text:p>
          </table:table-cell>
          <table:table-cell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1488.167" calcext:value-type="float">
            <text:p>1 488,17</text:p>
          </table:table-cell>
          <table:table-cell office:value-type="float" office:value="3266.167" calcext:value-type="float">
            <text:p>3 266,17</text:p>
          </table:table-cell>
          <table:table-cell office:value-type="float" office:value="30" calcext:value-type="float">
            <text:p>30</text:p>
          </table:table-cell>
          <table:table-cell table:formula="of:=90*[.E435]" office:value-type="float" office:value="2700" calcext:value-type="float">
            <text:p>2700</text:p>
          </table:table-cell>
          <table:table-cell table:formula="of:=[.C435]/294" office:value-type="float" office:value="5.0617925170068" calcext:value-type="float">
            <text:p>5,0617925170068</text:p>
          </table:table-cell>
          <table:table-cell table:formula="of:=[.D435]/294" office:value-type="float" office:value="11.1094115646259" calcext:value-type="float">
            <text:p>11,1094115646259</text:p>
          </table:table-cell>
          <table:table-cell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430.833" calcext:value-type="float">
            <text:p>1 430,83</text:p>
          </table:table-cell>
          <table:table-cell office:value-type="float" office:value="3244.833" calcext:value-type="float">
            <text:p>3 244,83</text:p>
          </table:table-cell>
          <table:table-cell office:value-type="float" office:value="30" calcext:value-type="float">
            <text:p>30</text:p>
          </table:table-cell>
          <table:table-cell table:formula="of:=90*[.E436]" office:value-type="float" office:value="2700" calcext:value-type="float">
            <text:p>2700</text:p>
          </table:table-cell>
          <table:table-cell table:formula="of:=[.C436]/294" office:value-type="float" office:value="4.86677891156463" calcext:value-type="float">
            <text:p>4,86677891156463</text:p>
          </table:table-cell>
          <table:table-cell table:formula="of:=[.D436]/294" office:value-type="float" office:value="11.0368469387755" calcext:value-type="float">
            <text:p>11,0368469387755</text:p>
          </table:table-cell>
          <table:table-cell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1408.167" calcext:value-type="float">
            <text:p>1 408,17</text:p>
          </table:table-cell>
          <table:table-cell office:value-type="float" office:value="3266.167" calcext:value-type="float">
            <text:p>3 266,17</text:p>
          </table:table-cell>
          <table:table-cell office:value-type="float" office:value="30" calcext:value-type="float">
            <text:p>30</text:p>
          </table:table-cell>
          <table:table-cell table:formula="of:=90*[.E437]" office:value-type="float" office:value="2700" calcext:value-type="float">
            <text:p>2700</text:p>
          </table:table-cell>
          <table:table-cell table:formula="of:=[.C437]/294" office:value-type="float" office:value="4.78968367346939" calcext:value-type="float">
            <text:p>4,78968367346939</text:p>
          </table:table-cell>
          <table:table-cell table:formula="of:=[.D437]/294" office:value-type="float" office:value="11.1094115646259" calcext:value-type="float">
            <text:p>11,1094115646259</text:p>
          </table:table-cell>
          <table:table-cell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1388.167" calcext:value-type="float">
            <text:p>1 388,17</text:p>
          </table:table-cell>
          <table:table-cell office:value-type="float" office:value="3286.167" calcext:value-type="float">
            <text:p>3 286,17</text:p>
          </table:table-cell>
          <table:table-cell office:value-type="float" office:value="30" calcext:value-type="float">
            <text:p>30</text:p>
          </table:table-cell>
          <table:table-cell table:formula="of:=90*[.E438]" office:value-type="float" office:value="2700" calcext:value-type="float">
            <text:p>2700</text:p>
          </table:table-cell>
          <table:table-cell table:formula="of:=[.C438]/294" office:value-type="float" office:value="4.72165646258503" calcext:value-type="float">
            <text:p>4,72165646258503</text:p>
          </table:table-cell>
          <table:table-cell table:formula="of:=[.D438]/294" office:value-type="float" office:value="11.1774387755102" calcext:value-type="float">
            <text:p>11,1774387755102</text:p>
          </table:table-cell>
          <table:table-cell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1372.167" calcext:value-type="float">
            <text:p>1 372,17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30" calcext:value-type="float">
            <text:p>30</text:p>
          </table:table-cell>
          <table:table-cell table:formula="of:=90*[.E439]" office:value-type="float" office:value="2700" calcext:value-type="float">
            <text:p>2700</text:p>
          </table:table-cell>
          <table:table-cell table:formula="of:=[.C439]/294" office:value-type="float" office:value="4.66723469387755" calcext:value-type="float">
            <text:p>4,66723469387755</text:p>
          </table:table-cell>
          <table:table-cell table:formula="of:=[.D439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1345.5" calcext:value-type="float">
            <text:p>1 345,50</text:p>
          </table:table-cell>
          <table:table-cell office:value-type="float" office:value="3254.167" calcext:value-type="float">
            <text:p>3 254,17</text:p>
          </table:table-cell>
          <table:table-cell office:value-type="float" office:value="30" calcext:value-type="float">
            <text:p>30</text:p>
          </table:table-cell>
          <table:table-cell table:formula="of:=90*[.E440]" office:value-type="float" office:value="2700" calcext:value-type="float">
            <text:p>2700</text:p>
          </table:table-cell>
          <table:table-cell table:formula="of:=[.C440]/294" office:value-type="float" office:value="4.5765306122449" calcext:value-type="float">
            <text:p>4,5765306122449</text:p>
          </table:table-cell>
          <table:table-cell table:formula="of:=[.D440]/294" office:value-type="float" office:value="11.0685952380952" calcext:value-type="float">
            <text:p>11,0685952380952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317.5" calcext:value-type="float">
            <text:p>1 317,50</text:p>
          </table:table-cell>
          <table:table-cell office:value-type="float" office:value="3282.167" calcext:value-type="float">
            <text:p>3 282,17</text:p>
          </table:table-cell>
          <table:table-cell office:value-type="float" office:value="30" calcext:value-type="float">
            <text:p>30</text:p>
          </table:table-cell>
          <table:table-cell table:formula="of:=90*[.E441]" office:value-type="float" office:value="2700" calcext:value-type="float">
            <text:p>2700</text:p>
          </table:table-cell>
          <table:table-cell table:formula="of:=[.C441]/294" office:value-type="float" office:value="4.4812925170068" calcext:value-type="float">
            <text:p>4,4812925170068</text:p>
          </table:table-cell>
          <table:table-cell table:formula="of:=[.D441]/294" office:value-type="float" office:value="11.1638333333333" calcext:value-type="float">
            <text:p>11,1638333333333</text:p>
          </table:table-cell>
          <table:table-cell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1272.167" calcext:value-type="float">
            <text:p>1 272,17</text:p>
          </table:table-cell>
          <table:table-cell office:value-type="float" office:value="3286.167" calcext:value-type="float">
            <text:p>3 286,17</text:p>
          </table:table-cell>
          <table:table-cell office:value-type="float" office:value="30" calcext:value-type="float">
            <text:p>30</text:p>
          </table:table-cell>
          <table:table-cell table:formula="of:=90*[.E442]" office:value-type="float" office:value="2700" calcext:value-type="float">
            <text:p>2700</text:p>
          </table:table-cell>
          <table:table-cell table:formula="of:=[.C442]/294" office:value-type="float" office:value="4.32709863945578" calcext:value-type="float">
            <text:p>4,32709863945578</text:p>
          </table:table-cell>
          <table:table-cell table:formula="of:=[.D442]/294" office:value-type="float" office:value="11.1774387755102" calcext:value-type="float">
            <text:p>11,1774387755102</text:p>
          </table:table-cell>
          <table:table-cell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238.833" calcext:value-type="float">
            <text:p>1 238,83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30" calcext:value-type="float">
            <text:p>30</text:p>
          </table:table-cell>
          <table:table-cell table:formula="of:=90*[.E443]" office:value-type="float" office:value="2700" calcext:value-type="float">
            <text:p>2700</text:p>
          </table:table-cell>
          <table:table-cell table:formula="of:=[.C443]/294" office:value-type="float" office:value="4.21371768707483" calcext:value-type="float">
            <text:p>4,21371768707483</text:p>
          </table:table-cell>
          <table:table-cell table:formula="of:=[.D443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1217.5" calcext:value-type="float">
            <text:p>1 217,50</text:p>
          </table:table-cell>
          <table:table-cell office:value-type="float" office:value="3264.833" calcext:value-type="float">
            <text:p>3 264,83</text:p>
          </table:table-cell>
          <table:table-cell office:value-type="float" office:value="30" calcext:value-type="float">
            <text:p>30</text:p>
          </table:table-cell>
          <table:table-cell table:formula="of:=90*[.E444]" office:value-type="float" office:value="2700" calcext:value-type="float">
            <text:p>2700</text:p>
          </table:table-cell>
          <table:table-cell table:formula="of:=[.C444]/294" office:value-type="float" office:value="4.14115646258503" calcext:value-type="float">
            <text:p>4,14115646258503</text:p>
          </table:table-cell>
          <table:table-cell table:formula="of:=[.D444]/294" office:value-type="float" office:value="11.1048741496599" calcext:value-type="float">
            <text:p>11,1048741496599</text:p>
          </table:table-cell>
          <table:table-cell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1198.833" calcext:value-type="float">
            <text:p>1 198,83</text:p>
          </table:table-cell>
          <table:table-cell office:value-type="float" office:value="3260.833" calcext:value-type="float">
            <text:p>3 260,83</text:p>
          </table:table-cell>
          <table:table-cell office:value-type="float" office:value="30" calcext:value-type="float">
            <text:p>30</text:p>
          </table:table-cell>
          <table:table-cell table:formula="of:=90*[.E445]" office:value-type="float" office:value="2700" calcext:value-type="float">
            <text:p>2700</text:p>
          </table:table-cell>
          <table:table-cell table:formula="of:=[.C445]/294" office:value-type="float" office:value="4.07766326530612" calcext:value-type="float">
            <text:p>4,07766326530612</text:p>
          </table:table-cell>
          <table:table-cell table:formula="of:=[.D445]/294" office:value-type="float" office:value="11.091268707483" calcext:value-type="float">
            <text:p>11,091268707483</text:p>
          </table:table-cell>
          <table:table-cell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569.5" calcext:value-type="float">
            <text:p>1 569,50</text:p>
          </table:table-cell>
          <table:table-cell office:value-type="float" office:value="3332.833" calcext:value-type="float">
            <text:p>3 332,83</text:p>
          </table:table-cell>
          <table:table-cell office:value-type="float" office:value="31" calcext:value-type="float">
            <text:p>31</text:p>
          </table:table-cell>
          <table:table-cell table:formula="of:=90*[.E446]" office:value-type="float" office:value="2790" calcext:value-type="float">
            <text:p>2790</text:p>
          </table:table-cell>
          <table:table-cell table:formula="of:=[.C446]/294" office:value-type="float" office:value="5.33843537414966" calcext:value-type="float">
            <text:p>5,33843537414966</text:p>
          </table:table-cell>
          <table:table-cell table:formula="of:=[.D446]/294" office:value-type="float" office:value="11.3361666666667" calcext:value-type="float">
            <text:p>11,3361666666667</text:p>
          </table:table-cell>
          <table:table-cell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612.167" calcext:value-type="float">
            <text:p>1 612,17</text:p>
          </table:table-cell>
          <table:table-cell office:value-type="float" office:value="3339.5" calcext:value-type="float">
            <text:p>3 339,50</text:p>
          </table:table-cell>
          <table:table-cell office:value-type="float" office:value="31" calcext:value-type="float">
            <text:p>31</text:p>
          </table:table-cell>
          <table:table-cell table:formula="of:=90*[.E447]" office:value-type="float" office:value="2790" calcext:value-type="float">
            <text:p>2790</text:p>
          </table:table-cell>
          <table:table-cell table:formula="of:=[.C447]/294" office:value-type="float" office:value="5.4835612244898" calcext:value-type="float">
            <text:p>5,4835612244898</text:p>
          </table:table-cell>
          <table:table-cell table:formula="of:=[.D447]/294" office:value-type="float" office:value="11.358843537415" calcext:value-type="float">
            <text:p>11,358843537415</text:p>
          </table:table-cell>
          <table:table-cell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1657.5" calcext:value-type="float">
            <text:p>1 657,50</text:p>
          </table:table-cell>
          <table:table-cell office:value-type="float" office:value="3348.833" calcext:value-type="float">
            <text:p>3 348,83</text:p>
          </table:table-cell>
          <table:table-cell office:value-type="float" office:value="31" calcext:value-type="float">
            <text:p>31</text:p>
          </table:table-cell>
          <table:table-cell table:formula="of:=90*[.E448]" office:value-type="float" office:value="2790" calcext:value-type="float">
            <text:p>2790</text:p>
          </table:table-cell>
          <table:table-cell table:formula="of:=[.C448]/294" office:value-type="float" office:value="5.63775510204082" calcext:value-type="float">
            <text:p>5,63775510204082</text:p>
          </table:table-cell>
          <table:table-cell table:formula="of:=[.D448]/294" office:value-type="float" office:value="11.3905884353742" calcext:value-type="float">
            <text:p>11,3905884353742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705.5" calcext:value-type="float">
            <text:p>1 705,50</text:p>
          </table:table-cell>
          <table:table-cell office:value-type="float" office:value="3350.167" calcext:value-type="float">
            <text:p>3 350,17</text:p>
          </table:table-cell>
          <table:table-cell office:value-type="float" office:value="31" calcext:value-type="float">
            <text:p>31</text:p>
          </table:table-cell>
          <table:table-cell table:formula="of:=90*[.E449]" office:value-type="float" office:value="2790" calcext:value-type="float">
            <text:p>2790</text:p>
          </table:table-cell>
          <table:table-cell table:formula="of:=[.C449]/294" office:value-type="float" office:value="5.80102040816327" calcext:value-type="float">
            <text:p>5,80102040816327</text:p>
          </table:table-cell>
          <table:table-cell table:formula="of:=[.D449]/294" office:value-type="float" office:value="11.3951258503401" calcext:value-type="float">
            <text:p>11,3951258503401</text:p>
          </table:table-cell>
          <table:table-cell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710.833" calcext:value-type="float">
            <text:p>1 710,83</text:p>
          </table:table-cell>
          <table:table-cell office:value-type="float" office:value="3320.833" calcext:value-type="float">
            <text:p>3 320,83</text:p>
          </table:table-cell>
          <table:table-cell office:value-type="float" office:value="31" calcext:value-type="float">
            <text:p>31</text:p>
          </table:table-cell>
          <table:table-cell table:formula="of:=90*[.E450]" office:value-type="float" office:value="2790" calcext:value-type="float">
            <text:p>2790</text:p>
          </table:table-cell>
          <table:table-cell table:formula="of:=[.C450]/294" office:value-type="float" office:value="5.81915986394558" calcext:value-type="float">
            <text:p>5,81915986394558</text:p>
          </table:table-cell>
          <table:table-cell table:formula="of:=[.D450]/294" office:value-type="float" office:value="11.2953503401361" calcext:value-type="float">
            <text:p>11,2953503401361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698.833" calcext:value-type="float">
            <text:p>1 698,83</text:p>
          </table:table-cell>
          <table:table-cell office:value-type="float" office:value="3284.833" calcext:value-type="float">
            <text:p>3 284,83</text:p>
          </table:table-cell>
          <table:table-cell office:value-type="float" office:value="31" calcext:value-type="float">
            <text:p>31</text:p>
          </table:table-cell>
          <table:table-cell table:formula="of:=90*[.E451]" office:value-type="float" office:value="2790" calcext:value-type="float">
            <text:p>2790</text:p>
          </table:table-cell>
          <table:table-cell table:formula="of:=[.C451]/294" office:value-type="float" office:value="5.77834353741497" calcext:value-type="float">
            <text:p>5,77834353741497</text:p>
          </table:table-cell>
          <table:table-cell table:formula="of:=[.D451]/294" office:value-type="float" office:value="11.1729013605442" calcext:value-type="float">
            <text:p>11,1729013605442</text:p>
          </table:table-cell>
          <table:table-cell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1677.5" calcext:value-type="float">
            <text:p>1 677,50</text:p>
          </table:table-cell>
          <table:table-cell office:value-type="float" office:value="3276.833" calcext:value-type="float">
            <text:p>3 276,83</text:p>
          </table:table-cell>
          <table:table-cell office:value-type="float" office:value="31" calcext:value-type="float">
            <text:p>31</text:p>
          </table:table-cell>
          <table:table-cell table:formula="of:=90*[.E452]" office:value-type="float" office:value="2790" calcext:value-type="float">
            <text:p>2790</text:p>
          </table:table-cell>
          <table:table-cell table:formula="of:=[.C452]/294" office:value-type="float" office:value="5.70578231292517" calcext:value-type="float">
            <text:p>5,70578231292517</text:p>
          </table:table-cell>
          <table:table-cell table:formula="of:=[.D452]/294" office:value-type="float" office:value="11.1456904761905" calcext:value-type="float">
            <text:p>11,1456904761905</text:p>
          </table:table-cell>
          <table:table-cell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654.833" calcext:value-type="float">
            <text:p>1 654,83</text:p>
          </table:table-cell>
          <table:table-cell office:value-type="float" office:value="3274.167" calcext:value-type="float">
            <text:p>3 274,17</text:p>
          </table:table-cell>
          <table:table-cell office:value-type="float" office:value="31" calcext:value-type="float">
            <text:p>31</text:p>
          </table:table-cell>
          <table:table-cell table:formula="of:=90*[.E453]" office:value-type="float" office:value="2790" calcext:value-type="float">
            <text:p>2790</text:p>
          </table:table-cell>
          <table:table-cell table:formula="of:=[.C453]/294" office:value-type="float" office:value="5.62868367346939" calcext:value-type="float">
            <text:p>5,62868367346939</text:p>
          </table:table-cell>
          <table:table-cell table:formula="of:=[.D453]/294" office:value-type="float" office:value="11.1366224489796" calcext:value-type="float">
            <text:p>11,1366224489796</text:p>
          </table:table-cell>
          <table:table-cell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1630.833" calcext:value-type="float">
            <text:p>1 630,83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31" calcext:value-type="float">
            <text:p>31</text:p>
          </table:table-cell>
          <table:table-cell table:formula="of:=90*[.E454]" office:value-type="float" office:value="2790" calcext:value-type="float">
            <text:p>2790</text:p>
          </table:table-cell>
          <table:table-cell table:formula="of:=[.C454]/294" office:value-type="float" office:value="5.54705102040816" calcext:value-type="float">
            <text:p>5,54705102040816</text:p>
          </table:table-cell>
          <table:table-cell table:formula="of:=[.D454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604.167" calcext:value-type="float">
            <text:p>1 604,17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31" calcext:value-type="float">
            <text:p>31</text:p>
          </table:table-cell>
          <table:table-cell table:formula="of:=90*[.E455]" office:value-type="float" office:value="2790" calcext:value-type="float">
            <text:p>2790</text:p>
          </table:table-cell>
          <table:table-cell table:formula="of:=[.C455]/294" office:value-type="float" office:value="5.45635034013605" calcext:value-type="float">
            <text:p>5,45635034013605</text:p>
          </table:table-cell>
          <table:table-cell table:formula="of:=[.D455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1598.833" calcext:value-type="float">
            <text:p>1 598,83</text:p>
          </table:table-cell>
          <table:table-cell office:value-type="float" office:value="3220.833" calcext:value-type="float">
            <text:p>3 220,83</text:p>
          </table:table-cell>
          <table:table-cell office:value-type="float" office:value="31" calcext:value-type="float">
            <text:p>31</text:p>
          </table:table-cell>
          <table:table-cell table:formula="of:=90*[.E456]" office:value-type="float" office:value="2790" calcext:value-type="float">
            <text:p>2790</text:p>
          </table:table-cell>
          <table:table-cell table:formula="of:=[.C456]/294" office:value-type="float" office:value="5.4382074829932" calcext:value-type="float">
            <text:p>5,4382074829932</text:p>
          </table:table-cell>
          <table:table-cell table:formula="of:=[.D456]/294" office:value-type="float" office:value="10.9552142857143" calcext:value-type="float">
            <text:p>10,9552142857143</text:p>
          </table:table-cell>
          <table:table-cell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1584.167" calcext:value-type="float">
            <text:p>1 584,17</text:p>
          </table:table-cell>
          <table:table-cell office:value-type="float" office:value="3192.833" calcext:value-type="float">
            <text:p>3 192,83</text:p>
          </table:table-cell>
          <table:table-cell office:value-type="float" office:value="31" calcext:value-type="float">
            <text:p>31</text:p>
          </table:table-cell>
          <table:table-cell table:formula="of:=90*[.E457]" office:value-type="float" office:value="2790" calcext:value-type="float">
            <text:p>2790</text:p>
          </table:table-cell>
          <table:table-cell table:formula="of:=[.C457]/294" office:value-type="float" office:value="5.3883231292517" calcext:value-type="float">
            <text:p>5,3883231292517</text:p>
          </table:table-cell>
          <table:table-cell table:formula="of:=[.D457]/294" office:value-type="float" office:value="10.8599761904762" calcext:value-type="float">
            <text:p>10,8599761904762</text:p>
          </table:table-cell>
          <table:table-cell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1561.5" calcext:value-type="float">
            <text:p>1 561,50</text:p>
          </table:table-cell>
          <table:table-cell office:value-type="float" office:value="3192.833" calcext:value-type="float">
            <text:p>3 192,83</text:p>
          </table:table-cell>
          <table:table-cell office:value-type="float" office:value="31" calcext:value-type="float">
            <text:p>31</text:p>
          </table:table-cell>
          <table:table-cell table:formula="of:=90*[.E458]" office:value-type="float" office:value="2790" calcext:value-type="float">
            <text:p>2790</text:p>
          </table:table-cell>
          <table:table-cell table:formula="of:=[.C458]/294" office:value-type="float" office:value="5.31122448979592" calcext:value-type="float">
            <text:p>5,31122448979592</text:p>
          </table:table-cell>
          <table:table-cell table:formula="of:=[.D458]/294" office:value-type="float" office:value="10.8599761904762" calcext:value-type="float">
            <text:p>10,8599761904762</text:p>
          </table:table-cell>
          <table:table-cell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1536.167" calcext:value-type="float">
            <text:p>1 536,17</text:p>
          </table:table-cell>
          <table:table-cell office:value-type="float" office:value="3182.167" calcext:value-type="float">
            <text:p>3 182,17</text:p>
          </table:table-cell>
          <table:table-cell office:value-type="float" office:value="31" calcext:value-type="float">
            <text:p>31</text:p>
          </table:table-cell>
          <table:table-cell table:formula="of:=90*[.E459]" office:value-type="float" office:value="2790" calcext:value-type="float">
            <text:p>2790</text:p>
          </table:table-cell>
          <table:table-cell table:formula="of:=[.C459]/294" office:value-type="float" office:value="5.22505782312925" calcext:value-type="float">
            <text:p>5,22505782312925</text:p>
          </table:table-cell>
          <table:table-cell table:formula="of:=[.D459]/294" office:value-type="float" office:value="10.8236972789116" calcext:value-type="float">
            <text:p>10,8236972789116</text:p>
          </table:table-cell>
          <table:table-cell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1508.167" calcext:value-type="float">
            <text:p>1 508,17</text:p>
          </table:table-cell>
          <table:table-cell office:value-type="float" office:value="3198.167" calcext:value-type="float">
            <text:p>3 198,17</text:p>
          </table:table-cell>
          <table:table-cell office:value-type="float" office:value="31" calcext:value-type="float">
            <text:p>31</text:p>
          </table:table-cell>
          <table:table-cell table:formula="of:=90*[.E460]" office:value-type="float" office:value="2790" calcext:value-type="float">
            <text:p>2790</text:p>
          </table:table-cell>
          <table:table-cell table:formula="of:=[.C460]/294" office:value-type="float" office:value="5.12981972789116" calcext:value-type="float">
            <text:p>5,12981972789116</text:p>
          </table:table-cell>
          <table:table-cell table:formula="of:=[.D460]/294" office:value-type="float" office:value="10.878119047619" calcext:value-type="float">
            <text:p>10,878119047619</text:p>
          </table:table-cell>
          <table:table-cell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486.833" calcext:value-type="float">
            <text:p>1 486,83</text:p>
          </table:table-cell>
          <table:table-cell office:value-type="float" office:value="3240.833" calcext:value-type="float">
            <text:p>3 240,83</text:p>
          </table:table-cell>
          <table:table-cell office:value-type="float" office:value="31" calcext:value-type="float">
            <text:p>31</text:p>
          </table:table-cell>
          <table:table-cell table:formula="of:=90*[.E461]" office:value-type="float" office:value="2790" calcext:value-type="float">
            <text:p>2790</text:p>
          </table:table-cell>
          <table:table-cell table:formula="of:=[.C461]/294" office:value-type="float" office:value="5.05725510204082" calcext:value-type="float">
            <text:p>5,05725510204082</text:p>
          </table:table-cell>
          <table:table-cell table:formula="of:=[.D461]/294" office:value-type="float" office:value="11.0232414965986" calcext:value-type="float">
            <text:p>11,0232414965986</text:p>
          </table:table-cell>
          <table:table-cell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1458.833" calcext:value-type="float">
            <text:p>1 458,83</text:p>
          </table:table-cell>
          <table:table-cell office:value-type="float" office:value="3230.167" calcext:value-type="float">
            <text:p>3 230,17</text:p>
          </table:table-cell>
          <table:table-cell office:value-type="float" office:value="31" calcext:value-type="float">
            <text:p>31</text:p>
          </table:table-cell>
          <table:table-cell table:formula="of:=90*[.E462]" office:value-type="float" office:value="2790" calcext:value-type="float">
            <text:p>2790</text:p>
          </table:table-cell>
          <table:table-cell table:formula="of:=[.C462]/294" office:value-type="float" office:value="4.96201700680272" calcext:value-type="float">
            <text:p>4,96201700680272</text:p>
          </table:table-cell>
          <table:table-cell table:formula="of:=[.D462]/294" office:value-type="float" office:value="10.986962585034" calcext:value-type="float">
            <text:p>10,986962585034</text:p>
          </table:table-cell>
          <table:table-cell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1441.5" calcext:value-type="float">
            <text:p>1 441,50</text:p>
          </table:table-cell>
          <table:table-cell office:value-type="float" office:value="3240.833" calcext:value-type="float">
            <text:p>3 240,83</text:p>
          </table:table-cell>
          <table:table-cell office:value-type="float" office:value="31" calcext:value-type="float">
            <text:p>31</text:p>
          </table:table-cell>
          <table:table-cell table:formula="of:=90*[.E463]" office:value-type="float" office:value="2790" calcext:value-type="float">
            <text:p>2790</text:p>
          </table:table-cell>
          <table:table-cell table:formula="of:=[.C463]/294" office:value-type="float" office:value="4.9030612244898" calcext:value-type="float">
            <text:p>4,9030612244898</text:p>
          </table:table-cell>
          <table:table-cell table:formula="of:=[.D463]/294" office:value-type="float" office:value="11.0232414965986" calcext:value-type="float">
            <text:p>11,0232414965986</text:p>
          </table:table-cell>
          <table:table-cell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1421.5" calcext:value-type="float">
            <text:p>1 421,50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31" calcext:value-type="float">
            <text:p>31</text:p>
          </table:table-cell>
          <table:table-cell table:formula="of:=90*[.E464]" office:value-type="float" office:value="2790" calcext:value-type="float">
            <text:p>2790</text:p>
          </table:table-cell>
          <table:table-cell table:formula="of:=[.C464]/294" office:value-type="float" office:value="4.83503401360544" calcext:value-type="float">
            <text:p>4,83503401360544</text:p>
          </table:table-cell>
          <table:table-cell table:formula="of:=[.D464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1393.5" calcext:value-type="float">
            <text:p>1 393,50</text:p>
          </table:table-cell>
          <table:table-cell office:value-type="float" office:value="3296.833" calcext:value-type="float">
            <text:p>3 296,83</text:p>
          </table:table-cell>
          <table:table-cell office:value-type="float" office:value="31" calcext:value-type="float">
            <text:p>31</text:p>
          </table:table-cell>
          <table:table-cell table:formula="of:=90*[.E465]" office:value-type="float" office:value="2790" calcext:value-type="float">
            <text:p>2790</text:p>
          </table:table-cell>
          <table:table-cell table:formula="of:=[.C465]/294" office:value-type="float" office:value="4.73979591836735" calcext:value-type="float">
            <text:p>4,73979591836735</text:p>
          </table:table-cell>
          <table:table-cell table:formula="of:=[.D465]/294" office:value-type="float" office:value="11.2137176870748" calcext:value-type="float">
            <text:p>11,2137176870748</text:p>
          </table:table-cell>
          <table:table-cell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1369.5" calcext:value-type="float">
            <text:p>1 369,50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31" calcext:value-type="float">
            <text:p>31</text:p>
          </table:table-cell>
          <table:table-cell table:formula="of:=90*[.E466]" office:value-type="float" office:value="2790" calcext:value-type="float">
            <text:p>2790</text:p>
          </table:table-cell>
          <table:table-cell table:formula="of:=[.C466]/294" office:value-type="float" office:value="4.65816326530612" calcext:value-type="float">
            <text:p>4,65816326530612</text:p>
          </table:table-cell>
          <table:table-cell table:formula="of:=[.D466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1369.5" calcext:value-type="float">
            <text:p>1 369,50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31" calcext:value-type="float">
            <text:p>31</text:p>
          </table:table-cell>
          <table:table-cell table:formula="of:=90*[.E467]" office:value-type="float" office:value="2790" calcext:value-type="float">
            <text:p>2790</text:p>
          </table:table-cell>
          <table:table-cell table:formula="of:=[.C467]/294" office:value-type="float" office:value="4.65816326530612" calcext:value-type="float">
            <text:p>4,65816326530612</text:p>
          </table:table-cell>
          <table:table-cell table:formula="of:=[.D467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341.5" calcext:value-type="float">
            <text:p>1 341,50</text:p>
          </table:table-cell>
          <table:table-cell office:value-type="float" office:value="3258.167" calcext:value-type="float">
            <text:p>3 258,17</text:p>
          </table:table-cell>
          <table:table-cell office:value-type="float" office:value="31" calcext:value-type="float">
            <text:p>31</text:p>
          </table:table-cell>
          <table:table-cell table:formula="of:=90*[.E468]" office:value-type="float" office:value="2790" calcext:value-type="float">
            <text:p>2790</text:p>
          </table:table-cell>
          <table:table-cell table:formula="of:=[.C468]/294" office:value-type="float" office:value="4.56292517006803" calcext:value-type="float">
            <text:p>4,56292517006803</text:p>
          </table:table-cell>
          <table:table-cell table:formula="of:=[.D468]/294" office:value-type="float" office:value="11.0822006802721" calcext:value-type="float">
            <text:p>11,0822006802721</text:p>
          </table:table-cell>
          <table:table-cell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1314.833" calcext:value-type="float">
            <text:p>1 314,83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31" calcext:value-type="float">
            <text:p>31</text:p>
          </table:table-cell>
          <table:table-cell table:formula="of:=90*[.E469]" office:value-type="float" office:value="2790" calcext:value-type="float">
            <text:p>2790</text:p>
          </table:table-cell>
          <table:table-cell table:formula="of:=[.C469]/294" office:value-type="float" office:value="4.47222108843538" calcext:value-type="float">
            <text:p>4,47222108843538</text:p>
          </table:table-cell>
          <table:table-cell table:formula="of:=[.D469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1288.167" calcext:value-type="float">
            <text:p>1 288,17</text:p>
          </table:table-cell>
          <table:table-cell office:value-type="float" office:value="3294.167" calcext:value-type="float">
            <text:p>3 294,17</text:p>
          </table:table-cell>
          <table:table-cell office:value-type="float" office:value="31" calcext:value-type="float">
            <text:p>31</text:p>
          </table:table-cell>
          <table:table-cell table:formula="of:=90*[.E470]" office:value-type="float" office:value="2790" calcext:value-type="float">
            <text:p>2790</text:p>
          </table:table-cell>
          <table:table-cell table:formula="of:=[.C470]/294" office:value-type="float" office:value="4.38152040816327" calcext:value-type="float">
            <text:p>4,38152040816327</text:p>
          </table:table-cell>
          <table:table-cell table:formula="of:=[.D470]/294" office:value-type="float" office:value="11.2046496598639" calcext:value-type="float">
            <text:p>11,2046496598639</text:p>
          </table:table-cell>
          <table:table-cell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261.5" calcext:value-type="float">
            <text:p>1 261,50</text:p>
          </table:table-cell>
          <table:table-cell office:value-type="float" office:value="3286.167" calcext:value-type="float">
            <text:p>3 286,17</text:p>
          </table:table-cell>
          <table:table-cell office:value-type="float" office:value="31" calcext:value-type="float">
            <text:p>31</text:p>
          </table:table-cell>
          <table:table-cell table:formula="of:=90*[.E471]" office:value-type="float" office:value="2790" calcext:value-type="float">
            <text:p>2790</text:p>
          </table:table-cell>
          <table:table-cell table:formula="of:=[.C471]/294" office:value-type="float" office:value="4.29081632653061" calcext:value-type="float">
            <text:p>4,29081632653061</text:p>
          </table:table-cell>
          <table:table-cell table:formula="of:=[.D471]/294" office:value-type="float" office:value="11.1774387755102" calcext:value-type="float">
            <text:p>11,1774387755102</text:p>
          </table:table-cell>
          <table:table-cell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1236.167" calcext:value-type="float">
            <text:p>1 236,17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31" calcext:value-type="float">
            <text:p>31</text:p>
          </table:table-cell>
          <table:table-cell table:formula="of:=90*[.E472]" office:value-type="float" office:value="2790" calcext:value-type="float">
            <text:p>2790</text:p>
          </table:table-cell>
          <table:table-cell table:formula="of:=[.C472]/294" office:value-type="float" office:value="4.20464965986395" calcext:value-type="float">
            <text:p>4,20464965986395</text:p>
          </table:table-cell>
          <table:table-cell table:formula="of:=[.D472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1214.833" calcext:value-type="float">
            <text:p>1 214,83</text:p>
          </table:table-cell>
          <table:table-cell office:value-type="float" office:value="3259.5" calcext:value-type="float">
            <text:p>3 259,50</text:p>
          </table:table-cell>
          <table:table-cell office:value-type="float" office:value="31" calcext:value-type="float">
            <text:p>31</text:p>
          </table:table-cell>
          <table:table-cell table:formula="of:=90*[.E473]" office:value-type="float" office:value="2790" calcext:value-type="float">
            <text:p>2790</text:p>
          </table:table-cell>
          <table:table-cell table:formula="of:=[.C473]/294" office:value-type="float" office:value="4.13208503401361" calcext:value-type="float">
            <text:p>4,13208503401361</text:p>
          </table:table-cell>
          <table:table-cell table:formula="of:=[.D473]/294" office:value-type="float" office:value="11.0867346938776" calcext:value-type="float">
            <text:p>11,0867346938776</text:p>
          </table:table-cell>
          <table:table-cell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1192.167" calcext:value-type="float">
            <text:p>1 192,17</text:p>
          </table:table-cell>
          <table:table-cell office:value-type="float" office:value="3259.5" calcext:value-type="float">
            <text:p>3 259,50</text:p>
          </table:table-cell>
          <table:table-cell office:value-type="float" office:value="31" calcext:value-type="float">
            <text:p>31</text:p>
          </table:table-cell>
          <table:table-cell table:formula="of:=90*[.E474]" office:value-type="float" office:value="2790" calcext:value-type="float">
            <text:p>2790</text:p>
          </table:table-cell>
          <table:table-cell table:formula="of:=[.C474]/294" office:value-type="float" office:value="4.05498979591837" calcext:value-type="float">
            <text:p>4,05498979591837</text:p>
          </table:table-cell>
          <table:table-cell table:formula="of:=[.D474]/294" office:value-type="float" office:value="11.0867346938776" calcext:value-type="float">
            <text:p>11,0867346938776</text:p>
          </table:table-cell>
          <table:table-cell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576.167" calcext:value-type="float">
            <text:p>1 576,17</text:p>
          </table:table-cell>
          <table:table-cell office:value-type="float" office:value="3344.833" calcext:value-type="float">
            <text:p>3 344,83</text:p>
          </table:table-cell>
          <table:table-cell office:value-type="float" office:value="32" calcext:value-type="float">
            <text:p>32</text:p>
          </table:table-cell>
          <table:table-cell table:formula="of:=90*[.E475]" office:value-type="float" office:value="2880" calcext:value-type="float">
            <text:p>2880</text:p>
          </table:table-cell>
          <table:table-cell table:formula="of:=[.C475]/294" office:value-type="float" office:value="5.36111224489796" calcext:value-type="float">
            <text:p>5,36111224489796</text:p>
          </table:table-cell>
          <table:table-cell table:formula="of:=[.D475]/294" office:value-type="float" office:value="11.3769829931973" calcext:value-type="float">
            <text:p>11,3769829931973</text:p>
          </table:table-cell>
          <table:table-cell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633.5" calcext:value-type="float">
            <text:p>1 633,50</text:p>
          </table:table-cell>
          <table:table-cell office:value-type="float" office:value="3351.5" calcext:value-type="float">
            <text:p>3 351,50</text:p>
          </table:table-cell>
          <table:table-cell office:value-type="float" office:value="32" calcext:value-type="float">
            <text:p>32</text:p>
          </table:table-cell>
          <table:table-cell table:formula="of:=90*[.E476]" office:value-type="float" office:value="2880" calcext:value-type="float">
            <text:p>2880</text:p>
          </table:table-cell>
          <table:table-cell table:formula="of:=[.C476]/294" office:value-type="float" office:value="5.55612244897959" calcext:value-type="float">
            <text:p>5,55612244897959</text:p>
          </table:table-cell>
          <table:table-cell table:formula="of:=[.D476]/294" office:value-type="float" office:value="11.3996598639456" calcext:value-type="float">
            <text:p>11,3996598639456</text:p>
          </table:table-cell>
          <table:table-cell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688.167" calcext:value-type="float">
            <text:p>1 688,17</text:p>
          </table:table-cell>
          <table:table-cell office:value-type="float" office:value="3354.167" calcext:value-type="float">
            <text:p>3 354,17</text:p>
          </table:table-cell>
          <table:table-cell office:value-type="float" office:value="32" calcext:value-type="float">
            <text:p>32</text:p>
          </table:table-cell>
          <table:table-cell table:formula="of:=90*[.E477]" office:value-type="float" office:value="2880" calcext:value-type="float">
            <text:p>2880</text:p>
          </table:table-cell>
          <table:table-cell table:formula="of:=[.C477]/294" office:value-type="float" office:value="5.74206462585034" calcext:value-type="float">
            <text:p>5,74206462585034</text:p>
          </table:table-cell>
          <table:table-cell table:formula="of:=[.D477]/294" office:value-type="float" office:value="11.408731292517" calcext:value-type="float">
            <text:p>11,408731292517</text:p>
          </table:table-cell>
          <table:table-cell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725.5" calcext:value-type="float">
            <text:p>1 725,50</text:p>
          </table:table-cell>
          <table:table-cell office:value-type="float" office:value="3351.5" calcext:value-type="float">
            <text:p>3 351,50</text:p>
          </table:table-cell>
          <table:table-cell office:value-type="float" office:value="32" calcext:value-type="float">
            <text:p>32</text:p>
          </table:table-cell>
          <table:table-cell table:formula="of:=90*[.E478]" office:value-type="float" office:value="2880" calcext:value-type="float">
            <text:p>2880</text:p>
          </table:table-cell>
          <table:table-cell table:formula="of:=[.C478]/294" office:value-type="float" office:value="5.86904761904762" calcext:value-type="float">
            <text:p>5,86904761904762</text:p>
          </table:table-cell>
          <table:table-cell table:formula="of:=[.D478]/294" office:value-type="float" office:value="11.3996598639456" calcext:value-type="float">
            <text:p>11,3996598639456</text:p>
          </table:table-cell>
          <table:table-cell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1718.833" calcext:value-type="float">
            <text:p>1 718,83</text:p>
          </table:table-cell>
          <table:table-cell office:value-type="float" office:value="3316.833" calcext:value-type="float">
            <text:p>3 316,83</text:p>
          </table:table-cell>
          <table:table-cell office:value-type="float" office:value="32" calcext:value-type="float">
            <text:p>32</text:p>
          </table:table-cell>
          <table:table-cell table:formula="of:=90*[.E479]" office:value-type="float" office:value="2880" calcext:value-type="float">
            <text:p>2880</text:p>
          </table:table-cell>
          <table:table-cell table:formula="of:=[.C479]/294" office:value-type="float" office:value="5.84637074829932" calcext:value-type="float">
            <text:p>5,84637074829932</text:p>
          </table:table-cell>
          <table:table-cell table:formula="of:=[.D479]/294" office:value-type="float" office:value="11.2817448979592" calcext:value-type="float">
            <text:p>11,2817448979592</text:p>
          </table:table-cell>
          <table:table-cell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709.5" calcext:value-type="float">
            <text:p>1 709,50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32" calcext:value-type="float">
            <text:p>32</text:p>
          </table:table-cell>
          <table:table-cell table:formula="of:=90*[.E480]" office:value-type="float" office:value="2880" calcext:value-type="float">
            <text:p>2880</text:p>
          </table:table-cell>
          <table:table-cell table:formula="of:=[.C480]/294" office:value-type="float" office:value="5.81462585034014" calcext:value-type="float">
            <text:p>5,81462585034014</text:p>
          </table:table-cell>
          <table:table-cell table:formula="of:=[.D480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686.833" calcext:value-type="float">
            <text:p>1 686,83</text:p>
          </table:table-cell>
          <table:table-cell office:value-type="float" office:value="3244.833" calcext:value-type="float">
            <text:p>3 244,83</text:p>
          </table:table-cell>
          <table:table-cell office:value-type="float" office:value="32" calcext:value-type="float">
            <text:p>32</text:p>
          </table:table-cell>
          <table:table-cell table:formula="of:=90*[.E481]" office:value-type="float" office:value="2880" calcext:value-type="float">
            <text:p>2880</text:p>
          </table:table-cell>
          <table:table-cell table:formula="of:=[.C481]/294" office:value-type="float" office:value="5.73752721088435" calcext:value-type="float">
            <text:p>5,73752721088435</text:p>
          </table:table-cell>
          <table:table-cell table:formula="of:=[.D481]/294" office:value-type="float" office:value="11.0368469387755" calcext:value-type="float">
            <text:p>11,0368469387755</text:p>
          </table:table-cell>
          <table:table-cell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1668.167" calcext:value-type="float">
            <text:p>1 668,17</text:p>
          </table:table-cell>
          <table:table-cell office:value-type="float" office:value="3240.833" calcext:value-type="float">
            <text:p>3 240,83</text:p>
          </table:table-cell>
          <table:table-cell office:value-type="float" office:value="32" calcext:value-type="float">
            <text:p>32</text:p>
          </table:table-cell>
          <table:table-cell table:formula="of:=90*[.E482]" office:value-type="float" office:value="2880" calcext:value-type="float">
            <text:p>2880</text:p>
          </table:table-cell>
          <table:table-cell table:formula="of:=[.C482]/294" office:value-type="float" office:value="5.67403741496599" calcext:value-type="float">
            <text:p>5,67403741496599</text:p>
          </table:table-cell>
          <table:table-cell table:formula="of:=[.D482]/294" office:value-type="float" office:value="11.0232414965986" calcext:value-type="float">
            <text:p>11,0232414965986</text:p>
          </table:table-cell>
          <table:table-cell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634.833" calcext:value-type="float">
            <text:p>1 634,83</text:p>
          </table:table-cell>
          <table:table-cell office:value-type="float" office:value="3226.167" calcext:value-type="float">
            <text:p>3 226,17</text:p>
          </table:table-cell>
          <table:table-cell office:value-type="float" office:value="32" calcext:value-type="float">
            <text:p>32</text:p>
          </table:table-cell>
          <table:table-cell table:formula="of:=90*[.E483]" office:value-type="float" office:value="2880" calcext:value-type="float">
            <text:p>2880</text:p>
          </table:table-cell>
          <table:table-cell table:formula="of:=[.C483]/294" office:value-type="float" office:value="5.56065646258503" calcext:value-type="float">
            <text:p>5,56065646258503</text:p>
          </table:table-cell>
          <table:table-cell table:formula="of:=[.D483]/294" office:value-type="float" office:value="10.9733571428571" calcext:value-type="float">
            <text:p>10,9733571428571</text:p>
          </table:table-cell>
          <table:table-cell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1605.5" calcext:value-type="float">
            <text:p>1 605,50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32" calcext:value-type="float">
            <text:p>32</text:p>
          </table:table-cell>
          <table:table-cell table:formula="of:=90*[.E484]" office:value-type="float" office:value="2880" calcext:value-type="float">
            <text:p>2880</text:p>
          </table:table-cell>
          <table:table-cell table:formula="of:=[.C484]/294" office:value-type="float" office:value="5.4608843537415" calcext:value-type="float">
            <text:p>5,4608843537415</text:p>
          </table:table-cell>
          <table:table-cell table:formula="of:=[.D484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1597.5" calcext:value-type="float">
            <text:p>1 597,50</text:p>
          </table:table-cell>
          <table:table-cell office:value-type="float" office:value="3203.5" calcext:value-type="float">
            <text:p>3 203,50</text:p>
          </table:table-cell>
          <table:table-cell office:value-type="float" office:value="32" calcext:value-type="float">
            <text:p>32</text:p>
          </table:table-cell>
          <table:table-cell table:formula="of:=90*[.E485]" office:value-type="float" office:value="2880" calcext:value-type="float">
            <text:p>2880</text:p>
          </table:table-cell>
          <table:table-cell table:formula="of:=[.C485]/294" office:value-type="float" office:value="5.43367346938776" calcext:value-type="float">
            <text:p>5,43367346938776</text:p>
          </table:table-cell>
          <table:table-cell table:formula="of:=[.D485]/294" office:value-type="float" office:value="10.8962585034014" calcext:value-type="float">
            <text:p>10,8962585034014</text:p>
          </table:table-cell>
          <table:table-cell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1572.167" calcext:value-type="float">
            <text:p>1 572,17</text:p>
          </table:table-cell>
          <table:table-cell office:value-type="float" office:value="3194.167" calcext:value-type="float">
            <text:p>3 194,17</text:p>
          </table:table-cell>
          <table:table-cell office:value-type="float" office:value="32" calcext:value-type="float">
            <text:p>32</text:p>
          </table:table-cell>
          <table:table-cell table:formula="of:=90*[.E486]" office:value-type="float" office:value="2880" calcext:value-type="float">
            <text:p>2880</text:p>
          </table:table-cell>
          <table:table-cell table:formula="of:=[.C486]/294" office:value-type="float" office:value="5.34750680272109" calcext:value-type="float">
            <text:p>5,34750680272109</text:p>
          </table:table-cell>
          <table:table-cell table:formula="of:=[.D486]/294" office:value-type="float" office:value="10.8645136054422" calcext:value-type="float">
            <text:p>10,8645136054422</text:p>
          </table:table-cell>
          <table:table-cell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1536.167" calcext:value-type="float">
            <text:p>1 536,17</text:p>
          </table:table-cell>
          <table:table-cell office:value-type="float" office:value="3184.833" calcext:value-type="float">
            <text:p>3 184,83</text:p>
          </table:table-cell>
          <table:table-cell office:value-type="float" office:value="32" calcext:value-type="float">
            <text:p>32</text:p>
          </table:table-cell>
          <table:table-cell table:formula="of:=90*[.E487]" office:value-type="float" office:value="2880" calcext:value-type="float">
            <text:p>2880</text:p>
          </table:table-cell>
          <table:table-cell table:formula="of:=[.C487]/294" office:value-type="float" office:value="5.22505782312925" calcext:value-type="float">
            <text:p>5,22505782312925</text:p>
          </table:table-cell>
          <table:table-cell table:formula="of:=[.D487]/294" office:value-type="float" office:value="10.8327653061224" calcext:value-type="float">
            <text:p>10,8327653061224</text:p>
          </table:table-cell>
          <table:table-cell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1513.5" calcext:value-type="float">
            <text:p>1 513,50</text:p>
          </table:table-cell>
          <table:table-cell office:value-type="float" office:value="3184.833" calcext:value-type="float">
            <text:p>3 184,83</text:p>
          </table:table-cell>
          <table:table-cell office:value-type="float" office:value="32" calcext:value-type="float">
            <text:p>32</text:p>
          </table:table-cell>
          <table:table-cell table:formula="of:=90*[.E488]" office:value-type="float" office:value="2880" calcext:value-type="float">
            <text:p>2880</text:p>
          </table:table-cell>
          <table:table-cell table:formula="of:=[.C488]/294" office:value-type="float" office:value="5.14795918367347" calcext:value-type="float">
            <text:p>5,14795918367347</text:p>
          </table:table-cell>
          <table:table-cell table:formula="of:=[.D488]/294" office:value-type="float" office:value="10.8327653061224" calcext:value-type="float">
            <text:p>10,8327653061224</text:p>
          </table:table-cell>
          <table:table-cell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1486.833" calcext:value-type="float">
            <text:p>1 486,83</text:p>
          </table:table-cell>
          <table:table-cell office:value-type="float" office:value="3224.833" calcext:value-type="float">
            <text:p>3 224,83</text:p>
          </table:table-cell>
          <table:table-cell office:value-type="float" office:value="32" calcext:value-type="float">
            <text:p>32</text:p>
          </table:table-cell>
          <table:table-cell table:formula="of:=90*[.E489]" office:value-type="float" office:value="2880" calcext:value-type="float">
            <text:p>2880</text:p>
          </table:table-cell>
          <table:table-cell table:formula="of:=[.C489]/294" office:value-type="float" office:value="5.05725510204082" calcext:value-type="float">
            <text:p>5,05725510204082</text:p>
          </table:table-cell>
          <table:table-cell table:formula="of:=[.D489]/294" office:value-type="float" office:value="10.9688197278912" calcext:value-type="float">
            <text:p>10,9688197278912</text:p>
          </table:table-cell>
          <table:table-cell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1492.167" calcext:value-type="float">
            <text:p>1 492,17</text:p>
          </table:table-cell>
          <table:table-cell office:value-type="float" office:value="3262.167" calcext:value-type="float">
            <text:p>3 262,17</text:p>
          </table:table-cell>
          <table:table-cell office:value-type="float" office:value="32" calcext:value-type="float">
            <text:p>32</text:p>
          </table:table-cell>
          <table:table-cell table:formula="of:=90*[.E490]" office:value-type="float" office:value="2880" calcext:value-type="float">
            <text:p>2880</text:p>
          </table:table-cell>
          <table:table-cell table:formula="of:=[.C490]/294" office:value-type="float" office:value="5.07539795918367" calcext:value-type="float">
            <text:p>5,07539795918367</text:p>
          </table:table-cell>
          <table:table-cell table:formula="of:=[.D490]/294" office:value-type="float" office:value="11.095806122449" calcext:value-type="float">
            <text:p>11,095806122449</text:p>
          </table:table-cell>
          <table:table-cell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470.833" calcext:value-type="float">
            <text:p>1 470,83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32" calcext:value-type="float">
            <text:p>32</text:p>
          </table:table-cell>
          <table:table-cell table:formula="of:=90*[.E491]" office:value-type="float" office:value="2880" calcext:value-type="float">
            <text:p>2880</text:p>
          </table:table-cell>
          <table:table-cell table:formula="of:=[.C491]/294" office:value-type="float" office:value="5.00283333333333" calcext:value-type="float">
            <text:p>5,00283333333333</text:p>
          </table:table-cell>
          <table:table-cell table:formula="of:=[.D491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1436.167" calcext:value-type="float">
            <text:p>1 436,17</text:p>
          </table:table-cell>
          <table:table-cell office:value-type="float" office:value="3260.833" calcext:value-type="float">
            <text:p>3 260,83</text:p>
          </table:table-cell>
          <table:table-cell office:value-type="float" office:value="32" calcext:value-type="float">
            <text:p>32</text:p>
          </table:table-cell>
          <table:table-cell table:formula="of:=90*[.E492]" office:value-type="float" office:value="2880" calcext:value-type="float">
            <text:p>2880</text:p>
          </table:table-cell>
          <table:table-cell table:formula="of:=[.C492]/294" office:value-type="float" office:value="4.88492176870748" calcext:value-type="float">
            <text:p>4,88492176870748</text:p>
          </table:table-cell>
          <table:table-cell table:formula="of:=[.D492]/294" office:value-type="float" office:value="11.091268707483" calcext:value-type="float">
            <text:p>11,091268707483</text:p>
          </table:table-cell>
          <table:table-cell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1413.5" calcext:value-type="float">
            <text:p>1 413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32" calcext:value-type="float">
            <text:p>32</text:p>
          </table:table-cell>
          <table:table-cell table:formula="of:=90*[.E493]" office:value-type="float" office:value="2880" calcext:value-type="float">
            <text:p>2880</text:p>
          </table:table-cell>
          <table:table-cell table:formula="of:=[.C493]/294" office:value-type="float" office:value="4.8078231292517" calcext:value-type="float">
            <text:p>4,8078231292517</text:p>
          </table:table-cell>
          <table:table-cell table:formula="of:=[.D493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1386.833" calcext:value-type="float">
            <text:p>1 386,83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32" calcext:value-type="float">
            <text:p>32</text:p>
          </table:table-cell>
          <table:table-cell table:formula="of:=90*[.E494]" office:value-type="float" office:value="2880" calcext:value-type="float">
            <text:p>2880</text:p>
          </table:table-cell>
          <table:table-cell table:formula="of:=[.C494]/294" office:value-type="float" office:value="4.71711904761905" calcext:value-type="float">
            <text:p>4,71711904761905</text:p>
          </table:table-cell>
          <table:table-cell table:formula="of:=[.D494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1374.833" calcext:value-type="float">
            <text:p>1 374,83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32" calcext:value-type="float">
            <text:p>32</text:p>
          </table:table-cell>
          <table:table-cell table:formula="of:=90*[.E495]" office:value-type="float" office:value="2880" calcext:value-type="float">
            <text:p>2880</text:p>
          </table:table-cell>
          <table:table-cell table:formula="of:=[.C495]/294" office:value-type="float" office:value="4.67630272108844" calcext:value-type="float">
            <text:p>4,67630272108844</text:p>
          </table:table-cell>
          <table:table-cell table:formula="of:=[.D495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368.167" calcext:value-type="float">
            <text:p>1 368,17</text:p>
          </table:table-cell>
          <table:table-cell office:value-type="float" office:value="3247.5" calcext:value-type="float">
            <text:p>3 247,50</text:p>
          </table:table-cell>
          <table:table-cell office:value-type="float" office:value="32" calcext:value-type="float">
            <text:p>32</text:p>
          </table:table-cell>
          <table:table-cell table:formula="of:=90*[.E496]" office:value-type="float" office:value="2880" calcext:value-type="float">
            <text:p>2880</text:p>
          </table:table-cell>
          <table:table-cell table:formula="of:=[.C496]/294" office:value-type="float" office:value="4.65362925170068" calcext:value-type="float">
            <text:p>4,65362925170068</text:p>
          </table:table-cell>
          <table:table-cell table:formula="of:=[.D496]/294" office:value-type="float" office:value="11.0459183673469" calcext:value-type="float">
            <text:p>11,0459183673469</text:p>
          </table:table-cell>
          <table:table-cell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1348.167" calcext:value-type="float">
            <text:p>1 348,17</text:p>
          </table:table-cell>
          <table:table-cell office:value-type="float" office:value="3256.833" calcext:value-type="float">
            <text:p>3 256,83</text:p>
          </table:table-cell>
          <table:table-cell office:value-type="float" office:value="32" calcext:value-type="float">
            <text:p>32</text:p>
          </table:table-cell>
          <table:table-cell table:formula="of:=90*[.E497]" office:value-type="float" office:value="2880" calcext:value-type="float">
            <text:p>2880</text:p>
          </table:table-cell>
          <table:table-cell table:formula="of:=[.C497]/294" office:value-type="float" office:value="4.58560204081633" calcext:value-type="float">
            <text:p>4,58560204081633</text:p>
          </table:table-cell>
          <table:table-cell table:formula="of:=[.D497]/294" office:value-type="float" office:value="11.0776632653061" calcext:value-type="float">
            <text:p>11,0776632653061</text:p>
          </table:table-cell>
          <table:table-cell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1322.833" calcext:value-type="float">
            <text:p>1 322,83</text:p>
          </table:table-cell>
          <table:table-cell office:value-type="float" office:value="3282.167" calcext:value-type="float">
            <text:p>3 282,17</text:p>
          </table:table-cell>
          <table:table-cell office:value-type="float" office:value="32" calcext:value-type="float">
            <text:p>32</text:p>
          </table:table-cell>
          <table:table-cell table:formula="of:=90*[.E498]" office:value-type="float" office:value="2880" calcext:value-type="float">
            <text:p>2880</text:p>
          </table:table-cell>
          <table:table-cell table:formula="of:=[.C498]/294" office:value-type="float" office:value="4.49943197278912" calcext:value-type="float">
            <text:p>4,49943197278912</text:p>
          </table:table-cell>
          <table:table-cell table:formula="of:=[.D498]/294" office:value-type="float" office:value="11.1638333333333" calcext:value-type="float">
            <text:p>11,1638333333333</text:p>
          </table:table-cell>
          <table:table-cell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293.5" calcext:value-type="float">
            <text:p>1 293,50</text:p>
          </table:table-cell>
          <table:table-cell office:value-type="float" office:value="3288.833" calcext:value-type="float">
            <text:p>3 288,83</text:p>
          </table:table-cell>
          <table:table-cell office:value-type="float" office:value="32" calcext:value-type="float">
            <text:p>32</text:p>
          </table:table-cell>
          <table:table-cell table:formula="of:=90*[.E499]" office:value-type="float" office:value="2880" calcext:value-type="float">
            <text:p>2880</text:p>
          </table:table-cell>
          <table:table-cell table:formula="of:=[.C499]/294" office:value-type="float" office:value="4.39965986394558" calcext:value-type="float">
            <text:p>4,39965986394558</text:p>
          </table:table-cell>
          <table:table-cell table:formula="of:=[.D499]/294" office:value-type="float" office:value="11.1865068027211" calcext:value-type="float">
            <text:p>11,1865068027211</text:p>
          </table:table-cell>
          <table:table-cell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266.833" calcext:value-type="float">
            <text:p>1 266,83</text:p>
          </table:table-cell>
          <table:table-cell office:value-type="float" office:value="3295.5" calcext:value-type="float">
            <text:p>3 295,50</text:p>
          </table:table-cell>
          <table:table-cell office:value-type="float" office:value="32" calcext:value-type="float">
            <text:p>32</text:p>
          </table:table-cell>
          <table:table-cell table:formula="of:=90*[.E500]" office:value-type="float" office:value="2880" calcext:value-type="float">
            <text:p>2880</text:p>
          </table:table-cell>
          <table:table-cell table:formula="of:=[.C500]/294" office:value-type="float" office:value="4.30895578231293" calcext:value-type="float">
            <text:p>4,30895578231293</text:p>
          </table:table-cell>
          <table:table-cell table:formula="of:=[.D500]/294" office:value-type="float" office:value="11.2091836734694" calcext:value-type="float">
            <text:p>11,2091836734694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48.167" calcext:value-type="float">
            <text:p>1 248,17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32" calcext:value-type="float">
            <text:p>32</text:p>
          </table:table-cell>
          <table:table-cell table:formula="of:=90*[.E501]" office:value-type="float" office:value="2880" calcext:value-type="float">
            <text:p>2880</text:p>
          </table:table-cell>
          <table:table-cell table:formula="of:=[.C501]/294" office:value-type="float" office:value="4.24546598639456" calcext:value-type="float">
            <text:p>4,24546598639456</text:p>
          </table:table-cell>
          <table:table-cell table:formula="of:=[.D501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1226.833" calcext:value-type="float">
            <text:p>1 226,83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32" calcext:value-type="float">
            <text:p>32</text:p>
          </table:table-cell>
          <table:table-cell table:formula="of:=90*[.E502]" office:value-type="float" office:value="2880" calcext:value-type="float">
            <text:p>2880</text:p>
          </table:table-cell>
          <table:table-cell table:formula="of:=[.C502]/294" office:value-type="float" office:value="4.17290136054422" calcext:value-type="float">
            <text:p>4,17290136054422</text:p>
          </table:table-cell>
          <table:table-cell table:formula="of:=[.D502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1202.833" calcext:value-type="float">
            <text:p>1 202,83</text:p>
          </table:table-cell>
          <table:table-cell office:value-type="float" office:value="3262.167" calcext:value-type="float">
            <text:p>3 262,17</text:p>
          </table:table-cell>
          <table:table-cell office:value-type="float" office:value="32" calcext:value-type="float">
            <text:p>32</text:p>
          </table:table-cell>
          <table:table-cell table:formula="of:=90*[.E503]" office:value-type="float" office:value="2880" calcext:value-type="float">
            <text:p>2880</text:p>
          </table:table-cell>
          <table:table-cell table:formula="of:=[.C503]/294" office:value-type="float" office:value="4.09126870748299" calcext:value-type="float">
            <text:p>4,09126870748299</text:p>
          </table:table-cell>
          <table:table-cell table:formula="of:=[.D503]/294" office:value-type="float" office:value="11.095806122449" calcext:value-type="float">
            <text:p>11,095806122449</text:p>
          </table:table-cell>
          <table:table-cell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1562.833" calcext:value-type="float">
            <text:p>1 562,83</text:p>
          </table:table-cell>
          <table:table-cell office:value-type="float" office:value="3347.5" calcext:value-type="float">
            <text:p>3 347,50</text:p>
          </table:table-cell>
          <table:table-cell office:value-type="float" office:value="33" calcext:value-type="float">
            <text:p>33</text:p>
          </table:table-cell>
          <table:table-cell table:formula="of:=90*[.E504]" office:value-type="float" office:value="2970" calcext:value-type="float">
            <text:p>2970</text:p>
          </table:table-cell>
          <table:table-cell table:formula="of:=[.C504]/294" office:value-type="float" office:value="5.31575850340136" calcext:value-type="float">
            <text:p>5,31575850340136</text:p>
          </table:table-cell>
          <table:table-cell table:formula="of:=[.D504]/294" office:value-type="float" office:value="11.3860544217687" calcext:value-type="float">
            <text:p>11,3860544217687</text:p>
          </table:table-cell>
          <table:table-cell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1606.833" calcext:value-type="float">
            <text:p>1 606,83</text:p>
          </table:table-cell>
          <table:table-cell office:value-type="float" office:value="3358.167" calcext:value-type="float">
            <text:p>3 358,17</text:p>
          </table:table-cell>
          <table:table-cell office:value-type="float" office:value="33" calcext:value-type="float">
            <text:p>33</text:p>
          </table:table-cell>
          <table:table-cell table:formula="of:=90*[.E505]" office:value-type="float" office:value="2970" calcext:value-type="float">
            <text:p>2970</text:p>
          </table:table-cell>
          <table:table-cell table:formula="of:=[.C505]/294" office:value-type="float" office:value="5.46541836734694" calcext:value-type="float">
            <text:p>5,46541836734694</text:p>
          </table:table-cell>
          <table:table-cell table:formula="of:=[.D505]/294" office:value-type="float" office:value="11.4223367346939" calcext:value-type="float">
            <text:p>11,4223367346939</text:p>
          </table:table-cell>
          <table:table-cell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645.5" calcext:value-type="float">
            <text:p>1 645,50</text:p>
          </table:table-cell>
          <table:table-cell office:value-type="float" office:value="3362.167" calcext:value-type="float">
            <text:p>3 362,17</text:p>
          </table:table-cell>
          <table:table-cell office:value-type="float" office:value="33" calcext:value-type="float">
            <text:p>33</text:p>
          </table:table-cell>
          <table:table-cell table:formula="of:=90*[.E506]" office:value-type="float" office:value="2970" calcext:value-type="float">
            <text:p>2970</text:p>
          </table:table-cell>
          <table:table-cell table:formula="of:=[.C506]/294" office:value-type="float" office:value="5.5969387755102" calcext:value-type="float">
            <text:p>5,5969387755102</text:p>
          </table:table-cell>
          <table:table-cell table:formula="of:=[.D506]/294" office:value-type="float" office:value="11.4359421768707" calcext:value-type="float">
            <text:p>11,4359421768707</text:p>
          </table:table-cell>
          <table:table-cell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1688.167" calcext:value-type="float">
            <text:p>1 688,17</text:p>
          </table:table-cell>
          <table:table-cell office:value-type="float" office:value="3364.833" calcext:value-type="float">
            <text:p>3 364,83</text:p>
          </table:table-cell>
          <table:table-cell office:value-type="float" office:value="33" calcext:value-type="float">
            <text:p>33</text:p>
          </table:table-cell>
          <table:table-cell table:formula="of:=90*[.E507]" office:value-type="float" office:value="2970" calcext:value-type="float">
            <text:p>2970</text:p>
          </table:table-cell>
          <table:table-cell table:formula="of:=[.C507]/294" office:value-type="float" office:value="5.74206462585034" calcext:value-type="float">
            <text:p>5,74206462585034</text:p>
          </table:table-cell>
          <table:table-cell table:formula="of:=[.D507]/294" office:value-type="float" office:value="11.4450102040816" calcext:value-type="float">
            <text:p>11,4450102040816</text:p>
          </table:table-cell>
          <table:table-cell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1730.833" calcext:value-type="float">
            <text:p>1 730,83</text:p>
          </table:table-cell>
          <table:table-cell office:value-type="float" office:value="3366.167" calcext:value-type="float">
            <text:p>3 366,17</text:p>
          </table:table-cell>
          <table:table-cell office:value-type="float" office:value="33" calcext:value-type="float">
            <text:p>33</text:p>
          </table:table-cell>
          <table:table-cell table:formula="of:=90*[.E508]" office:value-type="float" office:value="2970" calcext:value-type="float">
            <text:p>2970</text:p>
          </table:table-cell>
          <table:table-cell table:formula="of:=[.C508]/294" office:value-type="float" office:value="5.88718707482993" calcext:value-type="float">
            <text:p>5,88718707482993</text:p>
          </table:table-cell>
          <table:table-cell table:formula="of:=[.D508]/294" office:value-type="float" office:value="11.4495476190476" calcext:value-type="float">
            <text:p>11,4495476190476</text:p>
          </table:table-cell>
          <table:table-cell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1730.833" calcext:value-type="float">
            <text:p>1 730,83</text:p>
          </table:table-cell>
          <table:table-cell office:value-type="float" office:value="3324.833" calcext:value-type="float">
            <text:p>3 324,83</text:p>
          </table:table-cell>
          <table:table-cell office:value-type="float" office:value="33" calcext:value-type="float">
            <text:p>33</text:p>
          </table:table-cell>
          <table:table-cell table:formula="of:=90*[.E509]" office:value-type="float" office:value="2970" calcext:value-type="float">
            <text:p>2970</text:p>
          </table:table-cell>
          <table:table-cell table:formula="of:=[.C509]/294" office:value-type="float" office:value="5.88718707482993" calcext:value-type="float">
            <text:p>5,88718707482993</text:p>
          </table:table-cell>
          <table:table-cell table:formula="of:=[.D509]/294" office:value-type="float" office:value="11.3089557823129" calcext:value-type="float">
            <text:p>11,3089557823129</text:p>
          </table:table-cell>
          <table:table-cell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1724.167" calcext:value-type="float">
            <text:p>1 724,17</text:p>
          </table:table-cell>
          <table:table-cell office:value-type="float" office:value="3286.167" calcext:value-type="float">
            <text:p>3 286,17</text:p>
          </table:table-cell>
          <table:table-cell office:value-type="float" office:value="33" calcext:value-type="float">
            <text:p>33</text:p>
          </table:table-cell>
          <table:table-cell table:formula="of:=90*[.E510]" office:value-type="float" office:value="2970" calcext:value-type="float">
            <text:p>2970</text:p>
          </table:table-cell>
          <table:table-cell table:formula="of:=[.C510]/294" office:value-type="float" office:value="5.86451360544218" calcext:value-type="float">
            <text:p>5,86451360544218</text:p>
          </table:table-cell>
          <table:table-cell table:formula="of:=[.D510]/294" office:value-type="float" office:value="11.1774387755102" calcext:value-type="float">
            <text:p>11,1774387755102</text:p>
          </table:table-cell>
          <table:table-cell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669.5" calcext:value-type="float">
            <text:p>1 669,50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33" calcext:value-type="float">
            <text:p>33</text:p>
          </table:table-cell>
          <table:table-cell table:formula="of:=90*[.E511]" office:value-type="float" office:value="2970" calcext:value-type="float">
            <text:p>2970</text:p>
          </table:table-cell>
          <table:table-cell table:formula="of:=[.C511]/294" office:value-type="float" office:value="5.67857142857143" calcext:value-type="float">
            <text:p>5,67857142857143</text:p>
          </table:table-cell>
          <table:table-cell table:formula="of:=[.D511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1625.5" calcext:value-type="float">
            <text:p>1 625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33" calcext:value-type="float">
            <text:p>33</text:p>
          </table:table-cell>
          <table:table-cell table:formula="of:=90*[.E512]" office:value-type="float" office:value="2970" calcext:value-type="float">
            <text:p>2970</text:p>
          </table:table-cell>
          <table:table-cell table:formula="of:=[.C512]/294" office:value-type="float" office:value="5.52891156462585" calcext:value-type="float">
            <text:p>5,52891156462585</text:p>
          </table:table-cell>
          <table:table-cell table:formula="of:=[.D512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01.5" calcext:value-type="float">
            <text:p>1 601,50</text:p>
          </table:table-cell>
          <table:table-cell office:value-type="float" office:value="3230.167" calcext:value-type="float">
            <text:p>3 230,17</text:p>
          </table:table-cell>
          <table:table-cell office:value-type="float" office:value="33" calcext:value-type="float">
            <text:p>33</text:p>
          </table:table-cell>
          <table:table-cell table:formula="of:=90*[.E513]" office:value-type="float" office:value="2970" calcext:value-type="float">
            <text:p>2970</text:p>
          </table:table-cell>
          <table:table-cell table:formula="of:=[.C513]/294" office:value-type="float" office:value="5.44727891156463" calcext:value-type="float">
            <text:p>5,44727891156463</text:p>
          </table:table-cell>
          <table:table-cell table:formula="of:=[.D513]/294" office:value-type="float" office:value="10.986962585034" calcext:value-type="float">
            <text:p>10,986962585034</text:p>
          </table:table-cell>
          <table:table-cell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1578.833" calcext:value-type="float">
            <text:p>1 578,83</text:p>
          </table:table-cell>
          <table:table-cell office:value-type="float" office:value="3190.167" calcext:value-type="float">
            <text:p>3 190,17</text:p>
          </table:table-cell>
          <table:table-cell office:value-type="float" office:value="33" calcext:value-type="float">
            <text:p>33</text:p>
          </table:table-cell>
          <table:table-cell table:formula="of:=90*[.E514]" office:value-type="float" office:value="2970" calcext:value-type="float">
            <text:p>2970</text:p>
          </table:table-cell>
          <table:table-cell table:formula="of:=[.C514]/294" office:value-type="float" office:value="5.37018027210884" calcext:value-type="float">
            <text:p>5,37018027210884</text:p>
          </table:table-cell>
          <table:table-cell table:formula="of:=[.D514]/294" office:value-type="float" office:value="10.8509081632653" calcext:value-type="float">
            <text:p>10,8509081632653</text:p>
          </table:table-cell>
          <table:table-cell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186.167" calcext:value-type="float">
            <text:p>3 186,17</text:p>
          </table:table-cell>
          <table:table-cell office:value-type="float" office:value="33" calcext:value-type="float">
            <text:p>33</text:p>
          </table:table-cell>
          <table:table-cell table:formula="of:=90*[.E515]" office:value-type="float" office:value="2970" calcext:value-type="float">
            <text:p>2970</text:p>
          </table:table-cell>
          <table:table-cell table:formula="of:=[.C515]/294" office:value-type="float" office:value="5.26133673469388" calcext:value-type="float">
            <text:p>5,26133673469388</text:p>
          </table:table-cell>
          <table:table-cell table:formula="of:=[.D515]/294" office:value-type="float" office:value="10.8373027210884" calcext:value-type="float">
            <text:p>10,8373027210884</text:p>
          </table:table-cell>
          <table:table-cell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1521.5" calcext:value-type="float">
            <text:p>1 521,50</text:p>
          </table:table-cell>
          <table:table-cell office:value-type="float" office:value="3183.5" calcext:value-type="float">
            <text:p>3 183,50</text:p>
          </table:table-cell>
          <table:table-cell office:value-type="float" office:value="33" calcext:value-type="float">
            <text:p>33</text:p>
          </table:table-cell>
          <table:table-cell table:formula="of:=90*[.E516]" office:value-type="float" office:value="2970" calcext:value-type="float">
            <text:p>2970</text:p>
          </table:table-cell>
          <table:table-cell table:formula="of:=[.C516]/294" office:value-type="float" office:value="5.17517006802721" calcext:value-type="float">
            <text:p>5,17517006802721</text:p>
          </table:table-cell>
          <table:table-cell table:formula="of:=[.D516]/294" office:value-type="float" office:value="10.828231292517" calcext:value-type="float">
            <text:p>10,828231292517</text:p>
          </table:table-cell>
          <table:table-cell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1497.5" calcext:value-type="float">
            <text:p>1 497,50</text:p>
          </table:table-cell>
          <table:table-cell office:value-type="float" office:value="3206.167" calcext:value-type="float">
            <text:p>3 206,17</text:p>
          </table:table-cell>
          <table:table-cell office:value-type="float" office:value="33" calcext:value-type="float">
            <text:p>33</text:p>
          </table:table-cell>
          <table:table-cell table:formula="of:=90*[.E517]" office:value-type="float" office:value="2970" calcext:value-type="float">
            <text:p>2970</text:p>
          </table:table-cell>
          <table:table-cell table:formula="of:=[.C517]/294" office:value-type="float" office:value="5.09353741496599" calcext:value-type="float">
            <text:p>5,09353741496599</text:p>
          </table:table-cell>
          <table:table-cell table:formula="of:=[.D517]/294" office:value-type="float" office:value="10.9053299319728" calcext:value-type="float">
            <text:p>10,9053299319728</text:p>
          </table:table-cell>
          <table:table-cell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1477.5" calcext:value-type="float">
            <text:p>1 477,50</text:p>
          </table:table-cell>
          <table:table-cell office:value-type="float" office:value="3236.833" calcext:value-type="float">
            <text:p>3 236,83</text:p>
          </table:table-cell>
          <table:table-cell office:value-type="float" office:value="33" calcext:value-type="float">
            <text:p>33</text:p>
          </table:table-cell>
          <table:table-cell table:formula="of:=90*[.E518]" office:value-type="float" office:value="2970" calcext:value-type="float">
            <text:p>2970</text:p>
          </table:table-cell>
          <table:table-cell table:formula="of:=[.C518]/294" office:value-type="float" office:value="5.02551020408163" calcext:value-type="float">
            <text:p>5,02551020408163</text:p>
          </table:table-cell>
          <table:table-cell table:formula="of:=[.D518]/294" office:value-type="float" office:value="11.0096360544218" calcext:value-type="float">
            <text:p>11,0096360544218</text:p>
          </table:table-cell>
          <table:table-cell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1450.833" calcext:value-type="float">
            <text:p>1 450,83</text:p>
          </table:table-cell>
          <table:table-cell office:value-type="float" office:value="3242.167" calcext:value-type="float">
            <text:p>3 242,17</text:p>
          </table:table-cell>
          <table:table-cell office:value-type="float" office:value="33" calcext:value-type="float">
            <text:p>33</text:p>
          </table:table-cell>
          <table:table-cell table:formula="of:=90*[.E519]" office:value-type="float" office:value="2970" calcext:value-type="float">
            <text:p>2970</text:p>
          </table:table-cell>
          <table:table-cell table:formula="of:=[.C519]/294" office:value-type="float" office:value="4.93480612244898" calcext:value-type="float">
            <text:p>4,93480612244898</text:p>
          </table:table-cell>
          <table:table-cell table:formula="of:=[.D519]/294" office:value-type="float" office:value="11.0277789115646" calcext:value-type="float">
            <text:p>11,0277789115646</text:p>
          </table:table-cell>
          <table:table-cell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1418.833" calcext:value-type="float">
            <text:p>1 418,83</text:p>
          </table:table-cell>
          <table:table-cell office:value-type="float" office:value="3262.167" calcext:value-type="float">
            <text:p>3 262,17</text:p>
          </table:table-cell>
          <table:table-cell office:value-type="float" office:value="33" calcext:value-type="float">
            <text:p>33</text:p>
          </table:table-cell>
          <table:table-cell table:formula="of:=90*[.E520]" office:value-type="float" office:value="2970" calcext:value-type="float">
            <text:p>2970</text:p>
          </table:table-cell>
          <table:table-cell table:formula="of:=[.C520]/294" office:value-type="float" office:value="4.82596258503401" calcext:value-type="float">
            <text:p>4,82596258503401</text:p>
          </table:table-cell>
          <table:table-cell table:formula="of:=[.D520]/294" office:value-type="float" office:value="11.095806122449" calcext:value-type="float">
            <text:p>11,095806122449</text:p>
          </table:table-cell>
          <table:table-cell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390.833" calcext:value-type="float">
            <text:p>1 390,83</text:p>
          </table:table-cell>
          <table:table-cell office:value-type="float" office:value="3286.167" calcext:value-type="float">
            <text:p>3 286,17</text:p>
          </table:table-cell>
          <table:table-cell office:value-type="float" office:value="33" calcext:value-type="float">
            <text:p>33</text:p>
          </table:table-cell>
          <table:table-cell table:formula="of:=90*[.E521]" office:value-type="float" office:value="2970" calcext:value-type="float">
            <text:p>2970</text:p>
          </table:table-cell>
          <table:table-cell table:formula="of:=[.C521]/294" office:value-type="float" office:value="4.73072448979592" calcext:value-type="float">
            <text:p>4,73072448979592</text:p>
          </table:table-cell>
          <table:table-cell table:formula="of:=[.D521]/294" office:value-type="float" office:value="11.1774387755102" calcext:value-type="float">
            <text:p>11,1774387755102</text:p>
          </table:table-cell>
          <table:table-cell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1376.167" calcext:value-type="float">
            <text:p>1 376,17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33" calcext:value-type="float">
            <text:p>33</text:p>
          </table:table-cell>
          <table:table-cell table:formula="of:=90*[.E522]" office:value-type="float" office:value="2970" calcext:value-type="float">
            <text:p>2970</text:p>
          </table:table-cell>
          <table:table-cell table:formula="of:=[.C522]/294" office:value-type="float" office:value="4.68084013605442" calcext:value-type="float">
            <text:p>4,68084013605442</text:p>
          </table:table-cell>
          <table:table-cell table:formula="of:=[.D522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1377.5" calcext:value-type="float">
            <text:p>1 377,50</text:p>
          </table:table-cell>
          <table:table-cell office:value-type="float" office:value="3258.167" calcext:value-type="float">
            <text:p>3 258,17</text:p>
          </table:table-cell>
          <table:table-cell office:value-type="float" office:value="33" calcext:value-type="float">
            <text:p>33</text:p>
          </table:table-cell>
          <table:table-cell table:formula="of:=90*[.E523]" office:value-type="float" office:value="2970" calcext:value-type="float">
            <text:p>2970</text:p>
          </table:table-cell>
          <table:table-cell table:formula="of:=[.C523]/294" office:value-type="float" office:value="4.68537414965986" calcext:value-type="float">
            <text:p>4,68537414965986</text:p>
          </table:table-cell>
          <table:table-cell table:formula="of:=[.D523]/294" office:value-type="float" office:value="11.0822006802721" calcext:value-type="float">
            <text:p>11,0822006802721</text:p>
          </table:table-cell>
          <table:table-cell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1345.5" calcext:value-type="float">
            <text:p>1 345,50</text:p>
          </table:table-cell>
          <table:table-cell office:value-type="float" office:value="3258.167" calcext:value-type="float">
            <text:p>3 258,17</text:p>
          </table:table-cell>
          <table:table-cell office:value-type="float" office:value="33" calcext:value-type="float">
            <text:p>33</text:p>
          </table:table-cell>
          <table:table-cell table:formula="of:=90*[.E524]" office:value-type="float" office:value="2970" calcext:value-type="float">
            <text:p>2970</text:p>
          </table:table-cell>
          <table:table-cell table:formula="of:=[.C524]/294" office:value-type="float" office:value="4.5765306122449" calcext:value-type="float">
            <text:p>4,5765306122449</text:p>
          </table:table-cell>
          <table:table-cell table:formula="of:=[.D524]/294" office:value-type="float" office:value="11.0822006802721" calcext:value-type="float">
            <text:p>11,0822006802721</text:p>
          </table:table-cell>
          <table:table-cell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1316.167" calcext:value-type="float">
            <text:p>1 316,17</text:p>
          </table:table-cell>
          <table:table-cell office:value-type="float" office:value="3264.833" calcext:value-type="float">
            <text:p>3 264,83</text:p>
          </table:table-cell>
          <table:table-cell office:value-type="float" office:value="33" calcext:value-type="float">
            <text:p>33</text:p>
          </table:table-cell>
          <table:table-cell table:formula="of:=90*[.E525]" office:value-type="float" office:value="2970" calcext:value-type="float">
            <text:p>2970</text:p>
          </table:table-cell>
          <table:table-cell table:formula="of:=[.C525]/294" office:value-type="float" office:value="4.47675850340136" calcext:value-type="float">
            <text:p>4,47675850340136</text:p>
          </table:table-cell>
          <table:table-cell table:formula="of:=[.D525]/294" office:value-type="float" office:value="11.1048741496599" calcext:value-type="float">
            <text:p>11,1048741496599</text:p>
          </table:table-cell>
          <table:table-cell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1294.833" calcext:value-type="float">
            <text:p>1 294,83</text:p>
          </table:table-cell>
          <table:table-cell office:value-type="float" office:value="3282.167" calcext:value-type="float">
            <text:p>3 282,17</text:p>
          </table:table-cell>
          <table:table-cell office:value-type="float" office:value="33" calcext:value-type="float">
            <text:p>33</text:p>
          </table:table-cell>
          <table:table-cell table:formula="of:=90*[.E526]" office:value-type="float" office:value="2970" calcext:value-type="float">
            <text:p>2970</text:p>
          </table:table-cell>
          <table:table-cell table:formula="of:=[.C526]/294" office:value-type="float" office:value="4.40419387755102" calcext:value-type="float">
            <text:p>4,40419387755102</text:p>
          </table:table-cell>
          <table:table-cell table:formula="of:=[.D526]/294" office:value-type="float" office:value="11.1638333333333" calcext:value-type="float">
            <text:p>11,1638333333333</text:p>
          </table:table-cell>
          <table:table-cell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1269.5" calcext:value-type="float">
            <text:p>1 269,50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33" calcext:value-type="float">
            <text:p>33</text:p>
          </table:table-cell>
          <table:table-cell table:formula="of:=90*[.E527]" office:value-type="float" office:value="2970" calcext:value-type="float">
            <text:p>2970</text:p>
          </table:table-cell>
          <table:table-cell table:formula="of:=[.C527]/294" office:value-type="float" office:value="4.31802721088435" calcext:value-type="float">
            <text:p>4,31802721088435</text:p>
          </table:table-cell>
          <table:table-cell table:formula="of:=[.D527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1240.167" calcext:value-type="float">
            <text:p>1 240,17</text:p>
          </table:table-cell>
          <table:table-cell office:value-type="float" office:value="3268.833" calcext:value-type="float">
            <text:p>3 268,83</text:p>
          </table:table-cell>
          <table:table-cell office:value-type="float" office:value="33" calcext:value-type="float">
            <text:p>33</text:p>
          </table:table-cell>
          <table:table-cell table:formula="of:=90*[.E528]" office:value-type="float" office:value="2970" calcext:value-type="float">
            <text:p>2970</text:p>
          </table:table-cell>
          <table:table-cell table:formula="of:=[.C528]/294" office:value-type="float" office:value="4.21825510204082" calcext:value-type="float">
            <text:p>4,21825510204082</text:p>
          </table:table-cell>
          <table:table-cell table:formula="of:=[.D528]/294" office:value-type="float" office:value="11.1184795918367" calcext:value-type="float">
            <text:p>11,1184795918367</text:p>
          </table:table-cell>
          <table:table-cell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1213.5" calcext:value-type="float">
            <text:p>1 213,50</text:p>
          </table:table-cell>
          <table:table-cell office:value-type="float" office:value="3262.167" calcext:value-type="float">
            <text:p>3 262,17</text:p>
          </table:table-cell>
          <table:table-cell office:value-type="float" office:value="33" calcext:value-type="float">
            <text:p>33</text:p>
          </table:table-cell>
          <table:table-cell table:formula="of:=90*[.E529]" office:value-type="float" office:value="2970" calcext:value-type="float">
            <text:p>2970</text:p>
          </table:table-cell>
          <table:table-cell table:formula="of:=[.C529]/294" office:value-type="float" office:value="4.12755102040816" calcext:value-type="float">
            <text:p>4,12755102040816</text:p>
          </table:table-cell>
          <table:table-cell table:formula="of:=[.D529]/294" office:value-type="float" office:value="11.095806122449" calcext:value-type="float">
            <text:p>11,095806122449</text:p>
          </table:table-cell>
          <table:table-cell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1198.833" calcext:value-type="float">
            <text:p>1 198,83</text:p>
          </table:table-cell>
          <table:table-cell office:value-type="float" office:value="3260.833" calcext:value-type="float">
            <text:p>3 260,83</text:p>
          </table:table-cell>
          <table:table-cell office:value-type="float" office:value="33" calcext:value-type="float">
            <text:p>33</text:p>
          </table:table-cell>
          <table:table-cell table:formula="of:=90*[.E530]" office:value-type="float" office:value="2970" calcext:value-type="float">
            <text:p>2970</text:p>
          </table:table-cell>
          <table:table-cell table:formula="of:=[.C530]/294" office:value-type="float" office:value="4.07766326530612" calcext:value-type="float">
            <text:p>4,07766326530612</text:p>
          </table:table-cell>
          <table:table-cell table:formula="of:=[.D530]/294" office:value-type="float" office:value="11.091268707483" calcext:value-type="float">
            <text:p>11,091268707483</text:p>
          </table:table-cell>
          <table:table-cell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1558.833" calcext:value-type="float">
            <text:p>1 558,83</text:p>
          </table:table-cell>
          <table:table-cell office:value-type="float" office:value="3354.167" calcext:value-type="float">
            <text:p>3 354,17</text:p>
          </table:table-cell>
          <table:table-cell office:value-type="float" office:value="34" calcext:value-type="float">
            <text:p>34</text:p>
          </table:table-cell>
          <table:table-cell table:formula="of:=90*[.E531]" office:value-type="float" office:value="3060" calcext:value-type="float">
            <text:p>3060</text:p>
          </table:table-cell>
          <table:table-cell table:formula="of:=[.C531]/294" office:value-type="float" office:value="5.30215306122449" calcext:value-type="float">
            <text:p>5,30215306122449</text:p>
          </table:table-cell>
          <table:table-cell table:formula="of:=[.D531]/294" office:value-type="float" office:value="11.408731292517" calcext:value-type="float">
            <text:p>11,408731292517</text:p>
          </table:table-cell>
          <table:table-cell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617.5" calcext:value-type="float">
            <text:p>1 617,50</text:p>
          </table:table-cell>
          <table:table-cell office:value-type="float" office:value="3362.167" calcext:value-type="float">
            <text:p>3 362,17</text:p>
          </table:table-cell>
          <table:table-cell office:value-type="float" office:value="34" calcext:value-type="float">
            <text:p>34</text:p>
          </table:table-cell>
          <table:table-cell table:formula="of:=90*[.E532]" office:value-type="float" office:value="3060" calcext:value-type="float">
            <text:p>3060</text:p>
          </table:table-cell>
          <table:table-cell table:formula="of:=[.C532]/294" office:value-type="float" office:value="5.50170068027211" calcext:value-type="float">
            <text:p>5,50170068027211</text:p>
          </table:table-cell>
          <table:table-cell table:formula="of:=[.D532]/294" office:value-type="float" office:value="11.4359421768707" calcext:value-type="float">
            <text:p>11,4359421768707</text:p>
          </table:table-cell>
          <table:table-cell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1681.5" calcext:value-type="float">
            <text:p>1 681,50</text:p>
          </table:table-cell>
          <table:table-cell office:value-type="float" office:value="3367.5" calcext:value-type="float">
            <text:p>3 367,50</text:p>
          </table:table-cell>
          <table:table-cell office:value-type="float" office:value="34" calcext:value-type="float">
            <text:p>34</text:p>
          </table:table-cell>
          <table:table-cell table:formula="of:=90*[.E533]" office:value-type="float" office:value="3060" calcext:value-type="float">
            <text:p>3060</text:p>
          </table:table-cell>
          <table:table-cell table:formula="of:=[.C533]/294" office:value-type="float" office:value="5.71938775510204" calcext:value-type="float">
            <text:p>5,71938775510204</text:p>
          </table:table-cell>
          <table:table-cell table:formula="of:=[.D533]/294" office:value-type="float" office:value="11.4540816326531" calcext:value-type="float">
            <text:p>11,4540816326531</text:p>
          </table:table-cell>
          <table:table-cell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1741.5" calcext:value-type="float">
            <text:p>1 741,50</text:p>
          </table:table-cell>
          <table:table-cell office:value-type="float" office:value="3372.833" calcext:value-type="float">
            <text:p>3 372,83</text:p>
          </table:table-cell>
          <table:table-cell office:value-type="float" office:value="34" calcext:value-type="float">
            <text:p>34</text:p>
          </table:table-cell>
          <table:table-cell table:formula="of:=90*[.E534]" office:value-type="float" office:value="3060" calcext:value-type="float">
            <text:p>3060</text:p>
          </table:table-cell>
          <table:table-cell table:formula="of:=[.C534]/294" office:value-type="float" office:value="5.9234693877551" calcext:value-type="float">
            <text:p>5,9234693877551</text:p>
          </table:table-cell>
          <table:table-cell table:formula="of:=[.D534]/294" office:value-type="float" office:value="11.4722210884354" calcext:value-type="float">
            <text:p>11,4722210884354</text:p>
          </table:table-cell>
          <table:table-cell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1737.5" calcext:value-type="float">
            <text:p>1 737,50</text:p>
          </table:table-cell>
          <table:table-cell office:value-type="float" office:value="3319.5" calcext:value-type="float">
            <text:p>3 319,50</text:p>
          </table:table-cell>
          <table:table-cell office:value-type="float" office:value="34" calcext:value-type="float">
            <text:p>34</text:p>
          </table:table-cell>
          <table:table-cell table:formula="of:=90*[.E535]" office:value-type="float" office:value="3060" calcext:value-type="float">
            <text:p>3060</text:p>
          </table:table-cell>
          <table:table-cell table:formula="of:=[.C535]/294" office:value-type="float" office:value="5.90986394557823" calcext:value-type="float">
            <text:p>5,90986394557823</text:p>
          </table:table-cell>
          <table:table-cell table:formula="of:=[.D535]/294" office:value-type="float" office:value="11.2908163265306" calcext:value-type="float">
            <text:p>11,2908163265306</text:p>
          </table:table-cell>
          <table:table-cell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718.833" calcext:value-type="float">
            <text:p>1 718,83</text:p>
          </table:table-cell>
          <table:table-cell office:value-type="float" office:value="3268.833" calcext:value-type="float">
            <text:p>3 268,83</text:p>
          </table:table-cell>
          <table:table-cell office:value-type="float" office:value="34" calcext:value-type="float">
            <text:p>34</text:p>
          </table:table-cell>
          <table:table-cell table:formula="of:=90*[.E536]" office:value-type="float" office:value="3060" calcext:value-type="float">
            <text:p>3060</text:p>
          </table:table-cell>
          <table:table-cell table:formula="of:=[.C536]/294" office:value-type="float" office:value="5.84637074829932" calcext:value-type="float">
            <text:p>5,84637074829932</text:p>
          </table:table-cell>
          <table:table-cell table:formula="of:=[.D536]/294" office:value-type="float" office:value="11.1184795918367" calcext:value-type="float">
            <text:p>11,1184795918367</text:p>
          </table:table-cell>
          <table:table-cell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660.167" calcext:value-type="float">
            <text:p>1 660,17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34" calcext:value-type="float">
            <text:p>34</text:p>
          </table:table-cell>
          <table:table-cell table:formula="of:=90*[.E537]" office:value-type="float" office:value="3060" calcext:value-type="float">
            <text:p>3060</text:p>
          </table:table-cell>
          <table:table-cell table:formula="of:=[.C537]/294" office:value-type="float" office:value="5.64682653061225" calcext:value-type="float">
            <text:p>5,64682653061225</text:p>
          </table:table-cell>
          <table:table-cell table:formula="of:=[.D537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618.833" calcext:value-type="float">
            <text:p>1 618,83</text:p>
          </table:table-cell>
          <table:table-cell office:value-type="float" office:value="3248.833" calcext:value-type="float">
            <text:p>3 248,83</text:p>
          </table:table-cell>
          <table:table-cell office:value-type="float" office:value="34" calcext:value-type="float">
            <text:p>34</text:p>
          </table:table-cell>
          <table:table-cell table:formula="of:=90*[.E538]" office:value-type="float" office:value="3060" calcext:value-type="float">
            <text:p>3060</text:p>
          </table:table-cell>
          <table:table-cell table:formula="of:=[.C538]/294" office:value-type="float" office:value="5.50623469387755" calcext:value-type="float">
            <text:p>5,50623469387755</text:p>
          </table:table-cell>
          <table:table-cell table:formula="of:=[.D538]/294" office:value-type="float" office:value="11.0504523809524" calcext:value-type="float">
            <text:p>11,0504523809524</text:p>
          </table:table-cell>
          <table:table-cell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596.167" calcext:value-type="float">
            <text:p>1 596,17</text:p>
          </table:table-cell>
          <table:table-cell office:value-type="float" office:value="3226.167" calcext:value-type="float">
            <text:p>3 226,17</text:p>
          </table:table-cell>
          <table:table-cell office:value-type="float" office:value="34" calcext:value-type="float">
            <text:p>34</text:p>
          </table:table-cell>
          <table:table-cell table:formula="of:=90*[.E539]" office:value-type="float" office:value="3060" calcext:value-type="float">
            <text:p>3060</text:p>
          </table:table-cell>
          <table:table-cell table:formula="of:=[.C539]/294" office:value-type="float" office:value="5.42913945578231" calcext:value-type="float">
            <text:p>5,42913945578231</text:p>
          </table:table-cell>
          <table:table-cell table:formula="of:=[.D539]/294" office:value-type="float" office:value="10.9733571428571" calcext:value-type="float">
            <text:p>10,9733571428571</text:p>
          </table:table-cell>
          <table:table-cell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589.5" calcext:value-type="float">
            <text:p>1 589,50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34" calcext:value-type="float">
            <text:p>34</text:p>
          </table:table-cell>
          <table:table-cell table:formula="of:=90*[.E540]" office:value-type="float" office:value="3060" calcext:value-type="float">
            <text:p>3060</text:p>
          </table:table-cell>
          <table:table-cell table:formula="of:=[.C540]/294" office:value-type="float" office:value="5.40646258503401" calcext:value-type="float">
            <text:p>5,40646258503401</text:p>
          </table:table-cell>
          <table:table-cell table:formula="of:=[.D540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1552.167" calcext:value-type="float">
            <text:p>1 552,17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34" calcext:value-type="float">
            <text:p>34</text:p>
          </table:table-cell>
          <table:table-cell table:formula="of:=90*[.E541]" office:value-type="float" office:value="3060" calcext:value-type="float">
            <text:p>3060</text:p>
          </table:table-cell>
          <table:table-cell table:formula="of:=[.C541]/294" office:value-type="float" office:value="5.27947959183673" calcext:value-type="float">
            <text:p>5,27947959183673</text:p>
          </table:table-cell>
          <table:table-cell table:formula="of:=[.D541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530.833" calcext:value-type="float">
            <text:p>1 530,83</text:p>
          </table:table-cell>
          <table:table-cell office:value-type="float" office:value="3178.167" calcext:value-type="float">
            <text:p>3 178,17</text:p>
          </table:table-cell>
          <table:table-cell office:value-type="float" office:value="34" calcext:value-type="float">
            <text:p>34</text:p>
          </table:table-cell>
          <table:table-cell table:formula="of:=90*[.E542]" office:value-type="float" office:value="3060" calcext:value-type="float">
            <text:p>3060</text:p>
          </table:table-cell>
          <table:table-cell table:formula="of:=[.C542]/294" office:value-type="float" office:value="5.2069149659864" calcext:value-type="float">
            <text:p>5,2069149659864</text:p>
          </table:table-cell>
          <table:table-cell table:formula="of:=[.D542]/294" office:value-type="float" office:value="10.8100918367347" calcext:value-type="float">
            <text:p>10,8100918367347</text:p>
          </table:table-cell>
          <table:table-cell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1509.5" calcext:value-type="float">
            <text:p>1 509,50</text:p>
          </table:table-cell>
          <table:table-cell office:value-type="float" office:value="3196.833" calcext:value-type="float">
            <text:p>3 196,83</text:p>
          </table:table-cell>
          <table:table-cell office:value-type="float" office:value="34" calcext:value-type="float">
            <text:p>34</text:p>
          </table:table-cell>
          <table:table-cell table:formula="of:=90*[.E543]" office:value-type="float" office:value="3060" calcext:value-type="float">
            <text:p>3060</text:p>
          </table:table-cell>
          <table:table-cell table:formula="of:=[.C543]/294" office:value-type="float" office:value="5.1343537414966" calcext:value-type="float">
            <text:p>5,1343537414966</text:p>
          </table:table-cell>
          <table:table-cell table:formula="of:=[.D543]/294" office:value-type="float" office:value="10.8735816326531" calcext:value-type="float">
            <text:p>10,8735816326531</text:p>
          </table:table-cell>
          <table:table-cell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1493.5" calcext:value-type="float">
            <text:p>1 493,50</text:p>
          </table:table-cell>
          <table:table-cell office:value-type="float" office:value="3222.167" calcext:value-type="float">
            <text:p>3 222,17</text:p>
          </table:table-cell>
          <table:table-cell office:value-type="float" office:value="34" calcext:value-type="float">
            <text:p>34</text:p>
          </table:table-cell>
          <table:table-cell table:formula="of:=90*[.E544]" office:value-type="float" office:value="3060" calcext:value-type="float">
            <text:p>3060</text:p>
          </table:table-cell>
          <table:table-cell table:formula="of:=[.C544]/294" office:value-type="float" office:value="5.07993197278912" calcext:value-type="float">
            <text:p>5,07993197278912</text:p>
          </table:table-cell>
          <table:table-cell table:formula="of:=[.D544]/294" office:value-type="float" office:value="10.9597517006803" calcext:value-type="float">
            <text:p>10,9597517006803</text:p>
          </table:table-cell>
          <table:table-cell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1480.167" calcext:value-type="float">
            <text:p>1 480,17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34" calcext:value-type="float">
            <text:p>34</text:p>
          </table:table-cell>
          <table:table-cell table:formula="of:=90*[.E545]" office:value-type="float" office:value="3060" calcext:value-type="float">
            <text:p>3060</text:p>
          </table:table-cell>
          <table:table-cell table:formula="of:=[.C545]/294" office:value-type="float" office:value="5.03458163265306" calcext:value-type="float">
            <text:p>5,03458163265306</text:p>
          </table:table-cell>
          <table:table-cell table:formula="of:=[.D545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1454.833" calcext:value-type="float">
            <text:p>1 454,83</text:p>
          </table:table-cell>
          <table:table-cell office:value-type="float" office:value="3247.5" calcext:value-type="float">
            <text:p>3 247,50</text:p>
          </table:table-cell>
          <table:table-cell office:value-type="float" office:value="34" calcext:value-type="float">
            <text:p>34</text:p>
          </table:table-cell>
          <table:table-cell table:formula="of:=90*[.E546]" office:value-type="float" office:value="3060" calcext:value-type="float">
            <text:p>3060</text:p>
          </table:table-cell>
          <table:table-cell table:formula="of:=[.C546]/294" office:value-type="float" office:value="4.94841156462585" calcext:value-type="float">
            <text:p>4,94841156462585</text:p>
          </table:table-cell>
          <table:table-cell table:formula="of:=[.D546]/294" office:value-type="float" office:value="11.0459183673469" calcext:value-type="float">
            <text:p>11,0459183673469</text:p>
          </table:table-cell>
          <table:table-cell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1425.5" calcext:value-type="float">
            <text:p>1 425,50</text:p>
          </table:table-cell>
          <table:table-cell office:value-type="float" office:value="3255.5" calcext:value-type="float">
            <text:p>3 255,50</text:p>
          </table:table-cell>
          <table:table-cell office:value-type="float" office:value="34" calcext:value-type="float">
            <text:p>34</text:p>
          </table:table-cell>
          <table:table-cell table:formula="of:=90*[.E547]" office:value-type="float" office:value="3060" calcext:value-type="float">
            <text:p>3060</text:p>
          </table:table-cell>
          <table:table-cell table:formula="of:=[.C547]/294" office:value-type="float" office:value="4.84863945578231" calcext:value-type="float">
            <text:p>4,84863945578231</text:p>
          </table:table-cell>
          <table:table-cell table:formula="of:=[.D547]/294" office:value-type="float" office:value="11.0731292517007" calcext:value-type="float">
            <text:p>11,0731292517007</text:p>
          </table:table-cell>
          <table:table-cell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1412.167" calcext:value-type="float">
            <text:p>1 412,17</text:p>
          </table:table-cell>
          <table:table-cell office:value-type="float" office:value="3278.167" calcext:value-type="float">
            <text:p>3 278,17</text:p>
          </table:table-cell>
          <table:table-cell office:value-type="float" office:value="34" calcext:value-type="float">
            <text:p>34</text:p>
          </table:table-cell>
          <table:table-cell table:formula="of:=90*[.E548]" office:value-type="float" office:value="3060" calcext:value-type="float">
            <text:p>3060</text:p>
          </table:table-cell>
          <table:table-cell table:formula="of:=[.C548]/294" office:value-type="float" office:value="4.80328911564626" calcext:value-type="float">
            <text:p>4,80328911564626</text:p>
          </table:table-cell>
          <table:table-cell table:formula="of:=[.D548]/294" office:value-type="float" office:value="11.1502278911565" calcext:value-type="float">
            <text:p>11,1502278911565</text:p>
          </table:table-cell>
          <table:table-cell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1382.833" calcext:value-type="float">
            <text:p>1 382,83</text:p>
          </table:table-cell>
          <table:table-cell office:value-type="float" office:value="3300.833" calcext:value-type="float">
            <text:p>3 300,83</text:p>
          </table:table-cell>
          <table:table-cell office:value-type="float" office:value="34" calcext:value-type="float">
            <text:p>34</text:p>
          </table:table-cell>
          <table:table-cell table:formula="of:=90*[.E549]" office:value-type="float" office:value="3060" calcext:value-type="float">
            <text:p>3060</text:p>
          </table:table-cell>
          <table:table-cell table:formula="of:=[.C549]/294" office:value-type="float" office:value="4.70351360544218" calcext:value-type="float">
            <text:p>4,70351360544218</text:p>
          </table:table-cell>
          <table:table-cell table:formula="of:=[.D549]/294" office:value-type="float" office:value="11.2273231292517" calcext:value-type="float">
            <text:p>11,2273231292517</text:p>
          </table:table-cell>
          <table:table-cell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1376.167" calcext:value-type="float">
            <text:p>1 376,17</text:p>
          </table:table-cell>
          <table:table-cell office:value-type="float" office:value="3248.833" calcext:value-type="float">
            <text:p>3 248,83</text:p>
          </table:table-cell>
          <table:table-cell office:value-type="float" office:value="34" calcext:value-type="float">
            <text:p>34</text:p>
          </table:table-cell>
          <table:table-cell table:formula="of:=90*[.E550]" office:value-type="float" office:value="3060" calcext:value-type="float">
            <text:p>3060</text:p>
          </table:table-cell>
          <table:table-cell table:formula="of:=[.C550]/294" office:value-type="float" office:value="4.68084013605442" calcext:value-type="float">
            <text:p>4,68084013605442</text:p>
          </table:table-cell>
          <table:table-cell table:formula="of:=[.D550]/294" office:value-type="float" office:value="11.0504523809524" calcext:value-type="float">
            <text:p>11,0504523809524</text:p>
          </table:table-cell>
          <table:table-cell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341.5" calcext:value-type="float">
            <text:p>1 341,50</text:p>
          </table:table-cell>
          <table:table-cell office:value-type="float" office:value="3258.167" calcext:value-type="float">
            <text:p>3 258,17</text:p>
          </table:table-cell>
          <table:table-cell office:value-type="float" office:value="34" calcext:value-type="float">
            <text:p>34</text:p>
          </table:table-cell>
          <table:table-cell table:formula="of:=90*[.E551]" office:value-type="float" office:value="3060" calcext:value-type="float">
            <text:p>3060</text:p>
          </table:table-cell>
          <table:table-cell table:formula="of:=[.C551]/294" office:value-type="float" office:value="4.56292517006803" calcext:value-type="float">
            <text:p>4,56292517006803</text:p>
          </table:table-cell>
          <table:table-cell table:formula="of:=[.D551]/294" office:value-type="float" office:value="11.0822006802721" calcext:value-type="float">
            <text:p>11,0822006802721</text:p>
          </table:table-cell>
          <table:table-cell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1308.167" calcext:value-type="float">
            <text:p>1 308,17</text:p>
          </table:table-cell>
          <table:table-cell office:value-type="float" office:value="3272.833" calcext:value-type="float">
            <text:p>3 272,83</text:p>
          </table:table-cell>
          <table:table-cell office:value-type="float" office:value="34" calcext:value-type="float">
            <text:p>34</text:p>
          </table:table-cell>
          <table:table-cell table:formula="of:=90*[.E552]" office:value-type="float" office:value="3060" calcext:value-type="float">
            <text:p>3060</text:p>
          </table:table-cell>
          <table:table-cell table:formula="of:=[.C552]/294" office:value-type="float" office:value="4.44954761904762" calcext:value-type="float">
            <text:p>4,44954761904762</text:p>
          </table:table-cell>
          <table:table-cell table:formula="of:=[.D552]/294" office:value-type="float" office:value="11.1320850340136" calcext:value-type="float">
            <text:p>11,1320850340136</text:p>
          </table:table-cell>
          <table:table-cell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1280.167" calcext:value-type="float">
            <text:p>1 280,17</text:p>
          </table:table-cell>
          <table:table-cell office:value-type="float" office:value="3282.167" calcext:value-type="float">
            <text:p>3 282,17</text:p>
          </table:table-cell>
          <table:table-cell office:value-type="float" office:value="34" calcext:value-type="float">
            <text:p>34</text:p>
          </table:table-cell>
          <table:table-cell table:formula="of:=90*[.E553]" office:value-type="float" office:value="3060" calcext:value-type="float">
            <text:p>3060</text:p>
          </table:table-cell>
          <table:table-cell table:formula="of:=[.C553]/294" office:value-type="float" office:value="4.35430952380952" calcext:value-type="float">
            <text:p>4,35430952380952</text:p>
          </table:table-cell>
          <table:table-cell table:formula="of:=[.D553]/294" office:value-type="float" office:value="11.1638333333333" calcext:value-type="float">
            <text:p>11,1638333333333</text:p>
          </table:table-cell>
          <table:table-cell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1246.833" calcext:value-type="float">
            <text:p>1 246,83</text:p>
          </table:table-cell>
          <table:table-cell office:value-type="float" office:value="3264.833" calcext:value-type="float">
            <text:p>3 264,83</text:p>
          </table:table-cell>
          <table:table-cell office:value-type="float" office:value="34" calcext:value-type="float">
            <text:p>34</text:p>
          </table:table-cell>
          <table:table-cell table:formula="of:=90*[.E554]" office:value-type="float" office:value="3060" calcext:value-type="float">
            <text:p>3060</text:p>
          </table:table-cell>
          <table:table-cell table:formula="of:=[.C554]/294" office:value-type="float" office:value="4.24092857142857" calcext:value-type="float">
            <text:p>4,24092857142857</text:p>
          </table:table-cell>
          <table:table-cell table:formula="of:=[.D554]/294" office:value-type="float" office:value="11.1048741496599" calcext:value-type="float">
            <text:p>11,1048741496599</text:p>
          </table:table-cell>
          <table:table-cell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1216.167" calcext:value-type="float">
            <text:p>1 216,17</text:p>
          </table:table-cell>
          <table:table-cell office:value-type="float" office:value="3256.833" calcext:value-type="float">
            <text:p>3 256,83</text:p>
          </table:table-cell>
          <table:table-cell office:value-type="float" office:value="34" calcext:value-type="float">
            <text:p>34</text:p>
          </table:table-cell>
          <table:table-cell table:formula="of:=90*[.E555]" office:value-type="float" office:value="3060" calcext:value-type="float">
            <text:p>3060</text:p>
          </table:table-cell>
          <table:table-cell table:formula="of:=[.C555]/294" office:value-type="float" office:value="4.13662244897959" calcext:value-type="float">
            <text:p>4,13662244897959</text:p>
          </table:table-cell>
          <table:table-cell table:formula="of:=[.D555]/294" office:value-type="float" office:value="11.0776632653061" calcext:value-type="float">
            <text:p>11,0776632653061</text:p>
          </table:table-cell>
          <table:table-cell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1194.833" calcext:value-type="float">
            <text:p>1 194,83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34" calcext:value-type="float">
            <text:p>34</text:p>
          </table:table-cell>
          <table:table-cell table:formula="of:=90*[.E556]" office:value-type="float" office:value="3060" calcext:value-type="float">
            <text:p>3060</text:p>
          </table:table-cell>
          <table:table-cell table:formula="of:=[.C556]/294" office:value-type="float" office:value="4.06405782312925" calcext:value-type="float">
            <text:p>4,06405782312925</text:p>
          </table:table-cell>
          <table:table-cell table:formula="of:=[.D556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1558.833" calcext:value-type="float">
            <text:p>1 558,83</text:p>
          </table:table-cell>
          <table:table-cell office:value-type="float" office:value="3335.5" calcext:value-type="float">
            <text:p>3 335,50</text:p>
          </table:table-cell>
          <table:table-cell office:value-type="float" office:value="35" calcext:value-type="float">
            <text:p>35</text:p>
          </table:table-cell>
          <table:table-cell table:formula="of:=90*[.E557]" office:value-type="float" office:value="3150" calcext:value-type="float">
            <text:p>3150</text:p>
          </table:table-cell>
          <table:table-cell table:formula="of:=[.C557]/294" office:value-type="float" office:value="5.30215306122449" calcext:value-type="float">
            <text:p>5,30215306122449</text:p>
          </table:table-cell>
          <table:table-cell table:formula="of:=[.D557]/294" office:value-type="float" office:value="11.3452380952381" calcext:value-type="float">
            <text:p>11,3452380952381</text:p>
          </table:table-cell>
          <table:table-cell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1589.5" calcext:value-type="float">
            <text:p>1 589,50</text:p>
          </table:table-cell>
          <table:table-cell office:value-type="float" office:value="3359.5" calcext:value-type="float">
            <text:p>3 359,50</text:p>
          </table:table-cell>
          <table:table-cell office:value-type="float" office:value="35" calcext:value-type="float">
            <text:p>35</text:p>
          </table:table-cell>
          <table:table-cell table:formula="of:=90*[.E558]" office:value-type="float" office:value="3150" calcext:value-type="float">
            <text:p>3150</text:p>
          </table:table-cell>
          <table:table-cell table:formula="of:=[.C558]/294" office:value-type="float" office:value="5.40646258503401" calcext:value-type="float">
            <text:p>5,40646258503401</text:p>
          </table:table-cell>
          <table:table-cell table:formula="of:=[.D558]/294" office:value-type="float" office:value="11.4268707482993" calcext:value-type="float">
            <text:p>11,4268707482993</text:p>
          </table:table-cell>
          <table:table-cell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1646.833" calcext:value-type="float">
            <text:p>1 646,83</text:p>
          </table:table-cell>
          <table:table-cell office:value-type="float" office:value="3366.167" calcext:value-type="float">
            <text:p>3 366,17</text:p>
          </table:table-cell>
          <table:table-cell office:value-type="float" office:value="35" calcext:value-type="float">
            <text:p>35</text:p>
          </table:table-cell>
          <table:table-cell table:formula="of:=90*[.E559]" office:value-type="float" office:value="3150" calcext:value-type="float">
            <text:p>3150</text:p>
          </table:table-cell>
          <table:table-cell table:formula="of:=[.C559]/294" office:value-type="float" office:value="5.60147278911565" calcext:value-type="float">
            <text:p>5,60147278911565</text:p>
          </table:table-cell>
          <table:table-cell table:formula="of:=[.D559]/294" office:value-type="float" office:value="11.4495476190476" calcext:value-type="float">
            <text:p>11,4495476190476</text:p>
          </table:table-cell>
          <table:table-cell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1701.5" calcext:value-type="float">
            <text:p>1 701,50</text:p>
          </table:table-cell>
          <table:table-cell office:value-type="float" office:value="3370.167" calcext:value-type="float">
            <text:p>3 370,17</text:p>
          </table:table-cell>
          <table:table-cell office:value-type="float" office:value="35" calcext:value-type="float">
            <text:p>35</text:p>
          </table:table-cell>
          <table:table-cell table:formula="of:=90*[.E560]" office:value-type="float" office:value="3150" calcext:value-type="float">
            <text:p>3150</text:p>
          </table:table-cell>
          <table:table-cell table:formula="of:=[.C560]/294" office:value-type="float" office:value="5.7874149659864" calcext:value-type="float">
            <text:p>5,7874149659864</text:p>
          </table:table-cell>
          <table:table-cell table:formula="of:=[.D560]/294" office:value-type="float" office:value="11.4631530612245" calcext:value-type="float">
            <text:p>11,4631530612245</text:p>
          </table:table-cell>
          <table:table-cell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1756.167" calcext:value-type="float">
            <text:p>1 756,17</text:p>
          </table:table-cell>
          <table:table-cell office:value-type="float" office:value="3379.5" calcext:value-type="float">
            <text:p>3 379,50</text:p>
          </table:table-cell>
          <table:table-cell office:value-type="float" office:value="35" calcext:value-type="float">
            <text:p>35</text:p>
          </table:table-cell>
          <table:table-cell table:formula="of:=90*[.E561]" office:value-type="float" office:value="3150" calcext:value-type="float">
            <text:p>3150</text:p>
          </table:table-cell>
          <table:table-cell table:formula="of:=[.C561]/294" office:value-type="float" office:value="5.97335714285714" calcext:value-type="float">
            <text:p>5,97335714285714</text:p>
          </table:table-cell>
          <table:table-cell table:formula="of:=[.D561]/294" office:value-type="float" office:value="11.4948979591837" calcext:value-type="float">
            <text:p>11,4948979591837</text:p>
          </table:table-cell>
          <table:table-cell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1746.833" calcext:value-type="float">
            <text:p>1 746,83</text:p>
          </table:table-cell>
          <table:table-cell office:value-type="float" office:value="3327.5" calcext:value-type="float">
            <text:p>3 327,50</text:p>
          </table:table-cell>
          <table:table-cell office:value-type="float" office:value="35" calcext:value-type="float">
            <text:p>35</text:p>
          </table:table-cell>
          <table:table-cell table:formula="of:=90*[.E562]" office:value-type="float" office:value="3150" calcext:value-type="float">
            <text:p>3150</text:p>
          </table:table-cell>
          <table:table-cell table:formula="of:=[.C562]/294" office:value-type="float" office:value="5.94160884353742" calcext:value-type="float">
            <text:p>5,94160884353742</text:p>
          </table:table-cell>
          <table:table-cell table:formula="of:=[.D562]/294" office:value-type="float" office:value="11.3180272108844" calcext:value-type="float">
            <text:p>11,3180272108844</text:p>
          </table:table-cell>
          <table:table-cell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1736.167" calcext:value-type="float">
            <text:p>1 736,17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35" calcext:value-type="float">
            <text:p>35</text:p>
          </table:table-cell>
          <table:table-cell table:formula="of:=90*[.E563]" office:value-type="float" office:value="3150" calcext:value-type="float">
            <text:p>3150</text:p>
          </table:table-cell>
          <table:table-cell table:formula="of:=[.C563]/294" office:value-type="float" office:value="5.90532993197279" calcext:value-type="float">
            <text:p>5,90532993197279</text:p>
          </table:table-cell>
          <table:table-cell table:formula="of:=[.D563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1676.167" calcext:value-type="float">
            <text:p>1 676,17</text:p>
          </table:table-cell>
          <table:table-cell office:value-type="float" office:value="3260.833" calcext:value-type="float">
            <text:p>3 260,83</text:p>
          </table:table-cell>
          <table:table-cell office:value-type="float" office:value="35" calcext:value-type="float">
            <text:p>35</text:p>
          </table:table-cell>
          <table:table-cell table:formula="of:=90*[.E564]" office:value-type="float" office:value="3150" calcext:value-type="float">
            <text:p>3150</text:p>
          </table:table-cell>
          <table:table-cell table:formula="of:=[.C564]/294" office:value-type="float" office:value="5.70124829931973" calcext:value-type="float">
            <text:p>5,70124829931973</text:p>
          </table:table-cell>
          <table:table-cell table:formula="of:=[.D564]/294" office:value-type="float" office:value="11.091268707483" calcext:value-type="float">
            <text:p>11,091268707483</text:p>
          </table:table-cell>
          <table:table-cell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1633.5" calcext:value-type="float">
            <text:p>1 633,50</text:p>
          </table:table-cell>
          <table:table-cell office:value-type="float" office:value="3254.167" calcext:value-type="float">
            <text:p>3 254,17</text:p>
          </table:table-cell>
          <table:table-cell office:value-type="float" office:value="35" calcext:value-type="float">
            <text:p>35</text:p>
          </table:table-cell>
          <table:table-cell table:formula="of:=90*[.E565]" office:value-type="float" office:value="3150" calcext:value-type="float">
            <text:p>3150</text:p>
          </table:table-cell>
          <table:table-cell table:formula="of:=[.C565]/294" office:value-type="float" office:value="5.55612244897959" calcext:value-type="float">
            <text:p>5,55612244897959</text:p>
          </table:table-cell>
          <table:table-cell table:formula="of:=[.D565]/294" office:value-type="float" office:value="11.0685952380952" calcext:value-type="float">
            <text:p>11,0685952380952</text:p>
          </table:table-cell>
          <table:table-cell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1610.833" calcext:value-type="float">
            <text:p>1 610,83</text:p>
          </table:table-cell>
          <table:table-cell office:value-type="float" office:value="3238.167" calcext:value-type="float">
            <text:p>3 238,17</text:p>
          </table:table-cell>
          <table:table-cell office:value-type="float" office:value="35" calcext:value-type="float">
            <text:p>35</text:p>
          </table:table-cell>
          <table:table-cell table:formula="of:=90*[.E566]" office:value-type="float" office:value="3150" calcext:value-type="float">
            <text:p>3150</text:p>
          </table:table-cell>
          <table:table-cell table:formula="of:=[.C566]/294" office:value-type="float" office:value="5.47902380952381" calcext:value-type="float">
            <text:p>5,47902380952381</text:p>
          </table:table-cell>
          <table:table-cell table:formula="of:=[.D566]/294" office:value-type="float" office:value="11.0141734693878" calcext:value-type="float">
            <text:p>11,0141734693878</text:p>
          </table:table-cell>
          <table:table-cell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1598.833" calcext:value-type="float">
            <text:p>1 598,83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35" calcext:value-type="float">
            <text:p>35</text:p>
          </table:table-cell>
          <table:table-cell table:formula="of:=90*[.E567]" office:value-type="float" office:value="3150" calcext:value-type="float">
            <text:p>3150</text:p>
          </table:table-cell>
          <table:table-cell table:formula="of:=[.C567]/294" office:value-type="float" office:value="5.4382074829932" calcext:value-type="float">
            <text:p>5,4382074829932</text:p>
          </table:table-cell>
          <table:table-cell table:formula="of:=[.D567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1566.833" calcext:value-type="float">
            <text:p>1 566,83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35" calcext:value-type="float">
            <text:p>35</text:p>
          </table:table-cell>
          <table:table-cell table:formula="of:=90*[.E568]" office:value-type="float" office:value="3150" calcext:value-type="float">
            <text:p>3150</text:p>
          </table:table-cell>
          <table:table-cell table:formula="of:=[.C568]/294" office:value-type="float" office:value="5.32936394557823" calcext:value-type="float">
            <text:p>5,32936394557823</text:p>
          </table:table-cell>
          <table:table-cell table:formula="of:=[.D568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1528.167" calcext:value-type="float">
            <text:p>1 528,17</text:p>
          </table:table-cell>
          <table:table-cell office:value-type="float" office:value="3175.5" calcext:value-type="float">
            <text:p>3 175,50</text:p>
          </table:table-cell>
          <table:table-cell office:value-type="float" office:value="35" calcext:value-type="float">
            <text:p>35</text:p>
          </table:table-cell>
          <table:table-cell table:formula="of:=90*[.E569]" office:value-type="float" office:value="3150" calcext:value-type="float">
            <text:p>3150</text:p>
          </table:table-cell>
          <table:table-cell table:formula="of:=[.C569]/294" office:value-type="float" office:value="5.19784693877551" calcext:value-type="float">
            <text:p>5,19784693877551</text:p>
          </table:table-cell>
          <table:table-cell table:formula="of:=[.D569]/294" office:value-type="float" office:value="10.8010204081633" calcext:value-type="float">
            <text:p>10,8010204081633</text:p>
          </table:table-cell>
          <table:table-cell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1501.5" calcext:value-type="float">
            <text:p>1 501,50</text:p>
          </table:table-cell>
          <table:table-cell office:value-type="float" office:value="3200.833" calcext:value-type="float">
            <text:p>3 200,83</text:p>
          </table:table-cell>
          <table:table-cell office:value-type="float" office:value="35" calcext:value-type="float">
            <text:p>35</text:p>
          </table:table-cell>
          <table:table-cell table:formula="of:=90*[.E570]" office:value-type="float" office:value="3150" calcext:value-type="float">
            <text:p>3150</text:p>
          </table:table-cell>
          <table:table-cell table:formula="of:=[.C570]/294" office:value-type="float" office:value="5.10714285714286" calcext:value-type="float">
            <text:p>5,10714285714286</text:p>
          </table:table-cell>
          <table:table-cell table:formula="of:=[.D570]/294" office:value-type="float" office:value="10.8871870748299" calcext:value-type="float">
            <text:p>10,8871870748299</text:p>
          </table:table-cell>
          <table:table-cell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1486.833" calcext:value-type="float">
            <text:p>1 486,83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35" calcext:value-type="float">
            <text:p>35</text:p>
          </table:table-cell>
          <table:table-cell table:formula="of:=90*[.E571]" office:value-type="float" office:value="3150" calcext:value-type="float">
            <text:p>3150</text:p>
          </table:table-cell>
          <table:table-cell table:formula="of:=[.C571]/294" office:value-type="float" office:value="5.05725510204082" calcext:value-type="float">
            <text:p>5,05725510204082</text:p>
          </table:table-cell>
          <table:table-cell table:formula="of:=[.D571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1441.5" calcext:value-type="float">
            <text:p>1 441,50</text:p>
          </table:table-cell>
          <table:table-cell office:value-type="float" office:value="3228.833" calcext:value-type="float">
            <text:p>3 228,83</text:p>
          </table:table-cell>
          <table:table-cell office:value-type="float" office:value="35" calcext:value-type="float">
            <text:p>35</text:p>
          </table:table-cell>
          <table:table-cell table:formula="of:=90*[.E572]" office:value-type="float" office:value="3150" calcext:value-type="float">
            <text:p>3150</text:p>
          </table:table-cell>
          <table:table-cell table:formula="of:=[.C572]/294" office:value-type="float" office:value="4.9030612244898" calcext:value-type="float">
            <text:p>4,9030612244898</text:p>
          </table:table-cell>
          <table:table-cell table:formula="of:=[.D572]/294" office:value-type="float" office:value="10.982425170068" calcext:value-type="float">
            <text:p>10,982425170068</text:p>
          </table:table-cell>
          <table:table-cell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1421.5" calcext:value-type="float">
            <text:p>1 421,50</text:p>
          </table:table-cell>
          <table:table-cell office:value-type="float" office:value="3254.167" calcext:value-type="float">
            <text:p>3 254,17</text:p>
          </table:table-cell>
          <table:table-cell office:value-type="float" office:value="35" calcext:value-type="float">
            <text:p>35</text:p>
          </table:table-cell>
          <table:table-cell table:formula="of:=90*[.E573]" office:value-type="float" office:value="3150" calcext:value-type="float">
            <text:p>3150</text:p>
          </table:table-cell>
          <table:table-cell table:formula="of:=[.C573]/294" office:value-type="float" office:value="4.83503401360544" calcext:value-type="float">
            <text:p>4,83503401360544</text:p>
          </table:table-cell>
          <table:table-cell table:formula="of:=[.D573]/294" office:value-type="float" office:value="11.0685952380952" calcext:value-type="float">
            <text:p>11,0685952380952</text:p>
          </table:table-cell>
          <table:table-cell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1414.833" calcext:value-type="float">
            <text:p>1 414,83</text:p>
          </table:table-cell>
          <table:table-cell office:value-type="float" office:value="3280.833" calcext:value-type="float">
            <text:p>3 280,83</text:p>
          </table:table-cell>
          <table:table-cell office:value-type="float" office:value="35" calcext:value-type="float">
            <text:p>35</text:p>
          </table:table-cell>
          <table:table-cell table:formula="of:=90*[.E574]" office:value-type="float" office:value="3150" calcext:value-type="float">
            <text:p>3150</text:p>
          </table:table-cell>
          <table:table-cell table:formula="of:=[.C574]/294" office:value-type="float" office:value="4.81235714285714" calcext:value-type="float">
            <text:p>4,81235714285714</text:p>
          </table:table-cell>
          <table:table-cell table:formula="of:=[.D574]/294" office:value-type="float" office:value="11.1592959183673" calcext:value-type="float">
            <text:p>11,1592959183673</text:p>
          </table:table-cell>
          <table:table-cell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1381.5" calcext:value-type="float">
            <text:p>1 381,50</text:p>
          </table:table-cell>
          <table:table-cell office:value-type="float" office:value="3284.833" calcext:value-type="float">
            <text:p>3 284,83</text:p>
          </table:table-cell>
          <table:table-cell office:value-type="float" office:value="35" calcext:value-type="float">
            <text:p>35</text:p>
          </table:table-cell>
          <table:table-cell table:formula="of:=90*[.E575]" office:value-type="float" office:value="3150" calcext:value-type="float">
            <text:p>3150</text:p>
          </table:table-cell>
          <table:table-cell table:formula="of:=[.C575]/294" office:value-type="float" office:value="4.69897959183674" calcext:value-type="float">
            <text:p>4,69897959183674</text:p>
          </table:table-cell>
          <table:table-cell table:formula="of:=[.D575]/294" office:value-type="float" office:value="11.1729013605442" calcext:value-type="float">
            <text:p>11,1729013605442</text:p>
          </table:table-cell>
          <table:table-cell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1364.167" calcext:value-type="float">
            <text:p>1 364,17</text:p>
          </table:table-cell>
          <table:table-cell office:value-type="float" office:value="3248.833" calcext:value-type="float">
            <text:p>3 248,83</text:p>
          </table:table-cell>
          <table:table-cell office:value-type="float" office:value="35" calcext:value-type="float">
            <text:p>35</text:p>
          </table:table-cell>
          <table:table-cell table:formula="of:=90*[.E576]" office:value-type="float" office:value="3150" calcext:value-type="float">
            <text:p>3150</text:p>
          </table:table-cell>
          <table:table-cell table:formula="of:=[.C576]/294" office:value-type="float" office:value="4.64002380952381" calcext:value-type="float">
            <text:p>4,64002380952381</text:p>
          </table:table-cell>
          <table:table-cell table:formula="of:=[.D576]/294" office:value-type="float" office:value="11.0504523809524" calcext:value-type="float">
            <text:p>11,0504523809524</text:p>
          </table:table-cell>
          <table:table-cell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1334.833" calcext:value-type="float">
            <text:p>1 334,83</text:p>
          </table:table-cell>
          <table:table-cell office:value-type="float" office:value="3262.167" calcext:value-type="float">
            <text:p>3 262,17</text:p>
          </table:table-cell>
          <table:table-cell office:value-type="float" office:value="35" calcext:value-type="float">
            <text:p>35</text:p>
          </table:table-cell>
          <table:table-cell table:formula="of:=90*[.E577]" office:value-type="float" office:value="3150" calcext:value-type="float">
            <text:p>3150</text:p>
          </table:table-cell>
          <table:table-cell table:formula="of:=[.C577]/294" office:value-type="float" office:value="4.54024829931973" calcext:value-type="float">
            <text:p>4,54024829931973</text:p>
          </table:table-cell>
          <table:table-cell table:formula="of:=[.D577]/294" office:value-type="float" office:value="11.095806122449" calcext:value-type="float">
            <text:p>11,095806122449</text:p>
          </table:table-cell>
          <table:table-cell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1296.167" calcext:value-type="float">
            <text:p>1 296,17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35" calcext:value-type="float">
            <text:p>35</text:p>
          </table:table-cell>
          <table:table-cell table:formula="of:=90*[.E578]" office:value-type="float" office:value="3150" calcext:value-type="float">
            <text:p>3150</text:p>
          </table:table-cell>
          <table:table-cell table:formula="of:=[.C578]/294" office:value-type="float" office:value="4.40873129251701" calcext:value-type="float">
            <text:p>4,40873129251701</text:p>
          </table:table-cell>
          <table:table-cell table:formula="of:=[.D578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1280.167" calcext:value-type="float">
            <text:p>1 280,17</text:p>
          </table:table-cell>
          <table:table-cell office:value-type="float" office:value="3306.167" calcext:value-type="float">
            <text:p>3 306,17</text:p>
          </table:table-cell>
          <table:table-cell office:value-type="float" office:value="35" calcext:value-type="float">
            <text:p>35</text:p>
          </table:table-cell>
          <table:table-cell table:formula="of:=90*[.E579]" office:value-type="float" office:value="3150" calcext:value-type="float">
            <text:p>3150</text:p>
          </table:table-cell>
          <table:table-cell table:formula="of:=[.C579]/294" office:value-type="float" office:value="4.35430952380952" calcext:value-type="float">
            <text:p>4,35430952380952</text:p>
          </table:table-cell>
          <table:table-cell table:formula="of:=[.D579]/294" office:value-type="float" office:value="11.2454659863946" calcext:value-type="float">
            <text:p>11,2454659863946</text:p>
          </table:table-cell>
          <table:table-cell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1244.167" calcext:value-type="float">
            <text:p>1 244,17</text:p>
          </table:table-cell>
          <table:table-cell office:value-type="float" office:value="3278.167" calcext:value-type="float">
            <text:p>3 278,17</text:p>
          </table:table-cell>
          <table:table-cell office:value-type="float" office:value="35" calcext:value-type="float">
            <text:p>35</text:p>
          </table:table-cell>
          <table:table-cell table:formula="of:=90*[.E580]" office:value-type="float" office:value="3150" calcext:value-type="float">
            <text:p>3150</text:p>
          </table:table-cell>
          <table:table-cell table:formula="of:=[.C580]/294" office:value-type="float" office:value="4.23186054421769" calcext:value-type="float">
            <text:p>4,23186054421769</text:p>
          </table:table-cell>
          <table:table-cell table:formula="of:=[.D580]/294" office:value-type="float" office:value="11.1502278911565" calcext:value-type="float">
            <text:p>11,1502278911565</text:p>
          </table:table-cell>
          <table:table-cell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1212.167" calcext:value-type="float">
            <text:p>1 212,17</text:p>
          </table:table-cell>
          <table:table-cell office:value-type="float" office:value="3256.833" calcext:value-type="float">
            <text:p>3 256,83</text:p>
          </table:table-cell>
          <table:table-cell office:value-type="float" office:value="35" calcext:value-type="float">
            <text:p>35</text:p>
          </table:table-cell>
          <table:table-cell table:formula="of:=90*[.E581]" office:value-type="float" office:value="3150" calcext:value-type="float">
            <text:p>3150</text:p>
          </table:table-cell>
          <table:table-cell table:formula="of:=[.C581]/294" office:value-type="float" office:value="4.12301700680272" calcext:value-type="float">
            <text:p>4,12301700680272</text:p>
          </table:table-cell>
          <table:table-cell table:formula="of:=[.D581]/294" office:value-type="float" office:value="11.0776632653061" calcext:value-type="float">
            <text:p>11,0776632653061</text:p>
          </table:table-cell>
          <table:table-cell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1194.833" calcext:value-type="float">
            <text:p>1 194,83</text:p>
          </table:table-cell>
          <table:table-cell office:value-type="float" office:value="3260.833" calcext:value-type="float">
            <text:p>3 260,83</text:p>
          </table:table-cell>
          <table:table-cell office:value-type="float" office:value="35" calcext:value-type="float">
            <text:p>35</text:p>
          </table:table-cell>
          <table:table-cell table:formula="of:=90*[.E582]" office:value-type="float" office:value="3150" calcext:value-type="float">
            <text:p>3150</text:p>
          </table:table-cell>
          <table:table-cell table:formula="of:=[.C582]/294" office:value-type="float" office:value="4.06405782312925" calcext:value-type="float">
            <text:p>4,06405782312925</text:p>
          </table:table-cell>
          <table:table-cell table:formula="of:=[.D582]/294" office:value-type="float" office:value="11.091268707483" calcext:value-type="float">
            <text:p>11,091268707483</text:p>
          </table:table-cell>
          <table:table-cell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1588.167" calcext:value-type="float">
            <text:p>1 588,17</text:p>
          </table:table-cell>
          <table:table-cell office:value-type="float" office:value="3376.833" calcext:value-type="float">
            <text:p>3 376,83</text:p>
          </table:table-cell>
          <table:table-cell office:value-type="float" office:value="36" calcext:value-type="float">
            <text:p>36</text:p>
          </table:table-cell>
          <table:table-cell table:formula="of:=90*[.E583]" office:value-type="float" office:value="3240" calcext:value-type="float">
            <text:p>3240</text:p>
          </table:table-cell>
          <table:table-cell table:formula="of:=[.C583]/294" office:value-type="float" office:value="5.40192857142857" calcext:value-type="float">
            <text:p>5,40192857142857</text:p>
          </table:table-cell>
          <table:table-cell table:formula="of:=[.D583]/294" office:value-type="float" office:value="11.4858265306122" calcext:value-type="float">
            <text:p>11,4858265306122</text:p>
          </table:table-cell>
          <table:table-cell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1666.833" calcext:value-type="float">
            <text:p>1 666,83</text:p>
          </table:table-cell>
          <table:table-cell office:value-type="float" office:value="3383.5" calcext:value-type="float">
            <text:p>3 383,50</text:p>
          </table:table-cell>
          <table:table-cell office:value-type="float" office:value="36" calcext:value-type="float">
            <text:p>36</text:p>
          </table:table-cell>
          <table:table-cell table:formula="of:=90*[.E584]" office:value-type="float" office:value="3240" calcext:value-type="float">
            <text:p>3240</text:p>
          </table:table-cell>
          <table:table-cell table:formula="of:=[.C584]/294" office:value-type="float" office:value="5.6695" calcext:value-type="float">
            <text:p>5,6695</text:p>
          </table:table-cell>
          <table:table-cell table:formula="of:=[.D584]/294" office:value-type="float" office:value="11.5085034013605" calcext:value-type="float">
            <text:p>11,5085034013605</text:p>
          </table:table-cell>
          <table:table-cell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1768.167" calcext:value-type="float">
            <text:p>1 768,17</text:p>
          </table:table-cell>
          <table:table-cell office:value-type="float" office:value="3384.833" calcext:value-type="float">
            <text:p>3 384,83</text:p>
          </table:table-cell>
          <table:table-cell office:value-type="float" office:value="36" calcext:value-type="float">
            <text:p>36</text:p>
          </table:table-cell>
          <table:table-cell table:formula="of:=90*[.E585]" office:value-type="float" office:value="3240" calcext:value-type="float">
            <text:p>3240</text:p>
          </table:table-cell>
          <table:table-cell table:formula="of:=[.C585]/294" office:value-type="float" office:value="6.01417346938776" calcext:value-type="float">
            <text:p>6,01417346938776</text:p>
          </table:table-cell>
          <table:table-cell table:formula="of:=[.D585]/294" office:value-type="float" office:value="11.513037414966" calcext:value-type="float">
            <text:p>11,513037414966</text:p>
          </table:table-cell>
          <table:table-cell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1756.167" calcext:value-type="float">
            <text:p>1 756,17</text:p>
          </table:table-cell>
          <table:table-cell office:value-type="float" office:value="3304.833" calcext:value-type="float">
            <text:p>3 304,83</text:p>
          </table:table-cell>
          <table:table-cell office:value-type="float" office:value="36" calcext:value-type="float">
            <text:p>36</text:p>
          </table:table-cell>
          <table:table-cell table:formula="of:=90*[.E586]" office:value-type="float" office:value="3240" calcext:value-type="float">
            <text:p>3240</text:p>
          </table:table-cell>
          <table:table-cell table:formula="of:=[.C586]/294" office:value-type="float" office:value="5.97335714285714" calcext:value-type="float">
            <text:p>5,97335714285714</text:p>
          </table:table-cell>
          <table:table-cell table:formula="of:=[.D586]/294" office:value-type="float" office:value="11.2409285714286" calcext:value-type="float">
            <text:p>11,2409285714286</text:p>
          </table:table-cell>
          <table:table-cell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1678.833" calcext:value-type="float">
            <text:p>1 678,83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36" calcext:value-type="float">
            <text:p>36</text:p>
          </table:table-cell>
          <table:table-cell table:formula="of:=90*[.E587]" office:value-type="float" office:value="3240" calcext:value-type="float">
            <text:p>3240</text:p>
          </table:table-cell>
          <table:table-cell table:formula="of:=[.C587]/294" office:value-type="float" office:value="5.71031632653061" calcext:value-type="float">
            <text:p>5,71031632653061</text:p>
          </table:table-cell>
          <table:table-cell table:formula="of:=[.D587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1617.5" calcext:value-type="float">
            <text:p>1 617,50</text:p>
          </table:table-cell>
          <table:table-cell office:value-type="float" office:value="3260.833" calcext:value-type="float">
            <text:p>3 260,83</text:p>
          </table:table-cell>
          <table:table-cell office:value-type="float" office:value="36" calcext:value-type="float">
            <text:p>36</text:p>
          </table:table-cell>
          <table:table-cell table:formula="of:=90*[.E588]" office:value-type="float" office:value="3240" calcext:value-type="float">
            <text:p>3240</text:p>
          </table:table-cell>
          <table:table-cell table:formula="of:=[.C588]/294" office:value-type="float" office:value="5.50170068027211" calcext:value-type="float">
            <text:p>5,50170068027211</text:p>
          </table:table-cell>
          <table:table-cell table:formula="of:=[.D588]/294" office:value-type="float" office:value="11.091268707483" calcext:value-type="float">
            <text:p>11,091268707483</text:p>
          </table:table-cell>
          <table:table-cell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1588.167" calcext:value-type="float">
            <text:p>1 588,17</text:p>
          </table:table-cell>
          <table:table-cell office:value-type="float" office:value="3210.167" calcext:value-type="float">
            <text:p>3 210,17</text:p>
          </table:table-cell>
          <table:table-cell office:value-type="float" office:value="36" calcext:value-type="float">
            <text:p>36</text:p>
          </table:table-cell>
          <table:table-cell table:formula="of:=90*[.E589]" office:value-type="float" office:value="3240" calcext:value-type="float">
            <text:p>3240</text:p>
          </table:table-cell>
          <table:table-cell table:formula="of:=[.C589]/294" office:value-type="float" office:value="5.40192857142857" calcext:value-type="float">
            <text:p>5,40192857142857</text:p>
          </table:table-cell>
          <table:table-cell table:formula="of:=[.D589]/294" office:value-type="float" office:value="10.9189353741497" calcext:value-type="float">
            <text:p>10,9189353741497</text:p>
          </table:table-cell>
          <table:table-cell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1522.833" calcext:value-type="float">
            <text:p>1 522,83</text:p>
          </table:table-cell>
          <table:table-cell office:value-type="float" office:value="3168.833" calcext:value-type="float">
            <text:p>3 168,83</text:p>
          </table:table-cell>
          <table:table-cell office:value-type="float" office:value="36" calcext:value-type="float">
            <text:p>36</text:p>
          </table:table-cell>
          <table:table-cell table:formula="of:=90*[.E590]" office:value-type="float" office:value="3240" calcext:value-type="float">
            <text:p>3240</text:p>
          </table:table-cell>
          <table:table-cell table:formula="of:=[.C590]/294" office:value-type="float" office:value="5.17970408163265" calcext:value-type="float">
            <text:p>5,17970408163265</text:p>
          </table:table-cell>
          <table:table-cell table:formula="of:=[.D590]/294" office:value-type="float" office:value="10.778343537415" calcext:value-type="float">
            <text:p>10,778343537415</text:p>
          </table:table-cell>
          <table:table-cell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1489.5" calcext:value-type="float">
            <text:p>1 489,50</text:p>
          </table:table-cell>
          <table:table-cell office:value-type="float" office:value="3228.833" calcext:value-type="float">
            <text:p>3 228,83</text:p>
          </table:table-cell>
          <table:table-cell office:value-type="float" office:value="36" calcext:value-type="float">
            <text:p>36</text:p>
          </table:table-cell>
          <table:table-cell table:formula="of:=90*[.E591]" office:value-type="float" office:value="3240" calcext:value-type="float">
            <text:p>3240</text:p>
          </table:table-cell>
          <table:table-cell table:formula="of:=[.C591]/294" office:value-type="float" office:value="5.06632653061225" calcext:value-type="float">
            <text:p>5,06632653061225</text:p>
          </table:table-cell>
          <table:table-cell table:formula="of:=[.D591]/294" office:value-type="float" office:value="10.982425170068" calcext:value-type="float">
            <text:p>10,982425170068</text:p>
          </table:table-cell>
          <table:table-cell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1426.833" calcext:value-type="float">
            <text:p>1 426,83</text:p>
          </table:table-cell>
          <table:table-cell office:value-type="float" office:value="3235.5" calcext:value-type="float">
            <text:p>3 235,50</text:p>
          </table:table-cell>
          <table:table-cell office:value-type="float" office:value="36" calcext:value-type="float">
            <text:p>36</text:p>
          </table:table-cell>
          <table:table-cell table:formula="of:=90*[.E592]" office:value-type="float" office:value="3240" calcext:value-type="float">
            <text:p>3240</text:p>
          </table:table-cell>
          <table:table-cell table:formula="of:=[.C592]/294" office:value-type="float" office:value="4.85317346938776" calcext:value-type="float">
            <text:p>4,85317346938776</text:p>
          </table:table-cell>
          <table:table-cell table:formula="of:=[.D592]/294" office:value-type="float" office:value="11.0051020408163" calcext:value-type="float">
            <text:p>11,0051020408163</text:p>
          </table:table-cell>
          <table:table-cell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1402.833" calcext:value-type="float">
            <text:p>1 402,83</text:p>
          </table:table-cell>
          <table:table-cell office:value-type="float" office:value="3288.833" calcext:value-type="float">
            <text:p>3 288,83</text:p>
          </table:table-cell>
          <table:table-cell office:value-type="float" office:value="36" calcext:value-type="float">
            <text:p>36</text:p>
          </table:table-cell>
          <table:table-cell table:formula="of:=90*[.E593]" office:value-type="float" office:value="3240" calcext:value-type="float">
            <text:p>3240</text:p>
          </table:table-cell>
          <table:table-cell table:formula="of:=[.C593]/294" office:value-type="float" office:value="4.77154081632653" calcext:value-type="float">
            <text:p>4,77154081632653</text:p>
          </table:table-cell>
          <table:table-cell table:formula="of:=[.D593]/294" office:value-type="float" office:value="11.1865068027211" calcext:value-type="float">
            <text:p>11,1865068027211</text:p>
          </table:table-cell>
          <table:table-cell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1374.833" calcext:value-type="float">
            <text:p>1 374,83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36" calcext:value-type="float">
            <text:p>36</text:p>
          </table:table-cell>
          <table:table-cell table:formula="of:=90*[.E594]" office:value-type="float" office:value="3240" calcext:value-type="float">
            <text:p>3240</text:p>
          </table:table-cell>
          <table:table-cell table:formula="of:=[.C594]/294" office:value-type="float" office:value="4.67630272108844" calcext:value-type="float">
            <text:p>4,67630272108844</text:p>
          </table:table-cell>
          <table:table-cell table:formula="of:=[.D594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1313.5" calcext:value-type="float">
            <text:p>1 313,50</text:p>
          </table:table-cell>
          <table:table-cell office:value-type="float" office:value="3274.167" calcext:value-type="float">
            <text:p>3 274,17</text:p>
          </table:table-cell>
          <table:table-cell office:value-type="float" office:value="36" calcext:value-type="float">
            <text:p>36</text:p>
          </table:table-cell>
          <table:table-cell table:formula="of:=90*[.E595]" office:value-type="float" office:value="3240" calcext:value-type="float">
            <text:p>3240</text:p>
          </table:table-cell>
          <table:table-cell table:formula="of:=[.C595]/294" office:value-type="float" office:value="4.46768707482993" calcext:value-type="float">
            <text:p>4,46768707482993</text:p>
          </table:table-cell>
          <table:table-cell table:formula="of:=[.D595]/294" office:value-type="float" office:value="11.1366224489796" calcext:value-type="float">
            <text:p>11,1366224489796</text:p>
          </table:table-cell>
          <table:table-cell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68.167" calcext:value-type="float">
            <text:p>1 268,17</text:p>
          </table:table-cell>
          <table:table-cell office:value-type="float" office:value="3294.167" calcext:value-type="float">
            <text:p>3 294,17</text:p>
          </table:table-cell>
          <table:table-cell office:value-type="float" office:value="36" calcext:value-type="float">
            <text:p>36</text:p>
          </table:table-cell>
          <table:table-cell table:formula="of:=90*[.E596]" office:value-type="float" office:value="3240" calcext:value-type="float">
            <text:p>3240</text:p>
          </table:table-cell>
          <table:table-cell table:formula="of:=[.C596]/294" office:value-type="float" office:value="4.31349319727891" calcext:value-type="float">
            <text:p>4,31349319727891</text:p>
          </table:table-cell>
          <table:table-cell table:formula="of:=[.D596]/294" office:value-type="float" office:value="11.2046496598639" calcext:value-type="float">
            <text:p>11,2046496598639</text:p>
          </table:table-cell>
          <table:table-cell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1233.5" calcext:value-type="float">
            <text:p>1 233,50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36" calcext:value-type="float">
            <text:p>36</text:p>
          </table:table-cell>
          <table:table-cell table:formula="of:=90*[.E597]" office:value-type="float" office:value="3240" calcext:value-type="float">
            <text:p>3240</text:p>
          </table:table-cell>
          <table:table-cell table:formula="of:=[.C597]/294" office:value-type="float" office:value="4.19557823129252" calcext:value-type="float">
            <text:p>4,19557823129252</text:p>
          </table:table-cell>
          <table:table-cell table:formula="of:=[.D597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1196.167" calcext:value-type="float">
            <text:p>1 196,17</text:p>
          </table:table-cell>
          <table:table-cell office:value-type="float" office:value="3255.5" calcext:value-type="float">
            <text:p>3 255,50</text:p>
          </table:table-cell>
          <table:table-cell office:value-type="float" office:value="36" calcext:value-type="float">
            <text:p>36</text:p>
          </table:table-cell>
          <table:table-cell table:formula="of:=90*[.E598]" office:value-type="float" office:value="3240" calcext:value-type="float">
            <text:p>3240</text:p>
          </table:table-cell>
          <table:table-cell table:formula="of:=[.C598]/294" office:value-type="float" office:value="4.06859523809524" calcext:value-type="float">
            <text:p>4,06859523809524</text:p>
          </table:table-cell>
          <table:table-cell table:formula="of:=[.D598]/294" office:value-type="float" office:value="11.0731292517007" calcext:value-type="float">
            <text:p>11,0731292517007</text:p>
          </table:table-cell>
          <table:table-cell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1556.167" calcext:value-type="float">
            <text:p>1 556,17</text:p>
          </table:table-cell>
          <table:table-cell office:value-type="float" office:value="3338.167" calcext:value-type="float">
            <text:p>3 338,17</text:p>
          </table:table-cell>
          <table:table-cell office:value-type="float" office:value="37" calcext:value-type="float">
            <text:p>37</text:p>
          </table:table-cell>
          <table:table-cell table:formula="of:=90*[.E599]" office:value-type="float" office:value="3330" calcext:value-type="float">
            <text:p>3330</text:p>
          </table:table-cell>
          <table:table-cell table:formula="of:=[.C599]/294" office:value-type="float" office:value="5.29308503401361" calcext:value-type="float">
            <text:p>5,29308503401361</text:p>
          </table:table-cell>
          <table:table-cell table:formula="of:=[.D599]/294" office:value-type="float" office:value="11.3543095238095" calcext:value-type="float">
            <text:p>11,3543095238095</text:p>
          </table:table-cell>
          <table:table-cell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1590.833" calcext:value-type="float">
            <text:p>1 590,83</text:p>
          </table:table-cell>
          <table:table-cell office:value-type="float" office:value="3380.833" calcext:value-type="float">
            <text:p>3 380,83</text:p>
          </table:table-cell>
          <table:table-cell office:value-type="float" office:value="37" calcext:value-type="float">
            <text:p>37</text:p>
          </table:table-cell>
          <table:table-cell table:formula="of:=90*[.E600]" office:value-type="float" office:value="3330" calcext:value-type="float">
            <text:p>3330</text:p>
          </table:table-cell>
          <table:table-cell table:formula="of:=[.C600]/294" office:value-type="float" office:value="5.41099659863946" calcext:value-type="float">
            <text:p>5,41099659863946</text:p>
          </table:table-cell>
          <table:table-cell table:formula="of:=[.D600]/294" office:value-type="float" office:value="11.4994319727891" calcext:value-type="float">
            <text:p>11,4994319727891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781.5" calcext:value-type="float">
            <text:p>1 781,50</text:p>
          </table:table-cell>
          <table:table-cell office:value-type="float" office:value="3394.167" calcext:value-type="float">
            <text:p>3 394,17</text:p>
          </table:table-cell>
          <table:table-cell office:value-type="float" office:value="37" calcext:value-type="float">
            <text:p>37</text:p>
          </table:table-cell>
          <table:table-cell table:formula="of:=90*[.E601]" office:value-type="float" office:value="3330" calcext:value-type="float">
            <text:p>3330</text:p>
          </table:table-cell>
          <table:table-cell table:formula="of:=[.C601]/294" office:value-type="float" office:value="6.05952380952381" calcext:value-type="float">
            <text:p>6,05952380952381</text:p>
          </table:table-cell>
          <table:table-cell table:formula="of:=[.D601]/294" office:value-type="float" office:value="11.5447857142857" calcext:value-type="float">
            <text:p>11,5447857142857</text:p>
          </table:table-cell>
          <table:table-cell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1772.167" calcext:value-type="float">
            <text:p>1 772,17</text:p>
          </table:table-cell>
          <table:table-cell office:value-type="float" office:value="3330.167" calcext:value-type="float">
            <text:p>3 330,17</text:p>
          </table:table-cell>
          <table:table-cell office:value-type="float" office:value="37" calcext:value-type="float">
            <text:p>37</text:p>
          </table:table-cell>
          <table:table-cell table:formula="of:=90*[.E602]" office:value-type="float" office:value="3330" calcext:value-type="float">
            <text:p>3330</text:p>
          </table:table-cell>
          <table:table-cell table:formula="of:=[.C602]/294" office:value-type="float" office:value="6.02777891156463" calcext:value-type="float">
            <text:p>6,02777891156463</text:p>
          </table:table-cell>
          <table:table-cell table:formula="of:=[.D602]/294" office:value-type="float" office:value="11.3270986394558" calcext:value-type="float">
            <text:p>11,3270986394558</text:p>
          </table:table-cell>
          <table:table-cell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1734.833" calcext:value-type="float">
            <text:p>1 734,83</text:p>
          </table:table-cell>
          <table:table-cell office:value-type="float" office:value="3272.833" calcext:value-type="float">
            <text:p>3 272,83</text:p>
          </table:table-cell>
          <table:table-cell office:value-type="float" office:value="37" calcext:value-type="float">
            <text:p>37</text:p>
          </table:table-cell>
          <table:table-cell table:formula="of:=90*[.E603]" office:value-type="float" office:value="3330" calcext:value-type="float">
            <text:p>3330</text:p>
          </table:table-cell>
          <table:table-cell table:formula="of:=[.C603]/294" office:value-type="float" office:value="5.9007925170068" calcext:value-type="float">
            <text:p>5,9007925170068</text:p>
          </table:table-cell>
          <table:table-cell table:formula="of:=[.D603]/294" office:value-type="float" office:value="11.1320850340136" calcext:value-type="float">
            <text:p>11,1320850340136</text:p>
          </table:table-cell>
          <table:table-cell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1656.167" calcext:value-type="float">
            <text:p>1 656,17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37" calcext:value-type="float">
            <text:p>37</text:p>
          </table:table-cell>
          <table:table-cell table:formula="of:=90*[.E604]" office:value-type="float" office:value="3330" calcext:value-type="float">
            <text:p>3330</text:p>
          </table:table-cell>
          <table:table-cell table:formula="of:=[.C604]/294" office:value-type="float" office:value="5.63322108843537" calcext:value-type="float">
            <text:p>5,63322108843537</text:p>
          </table:table-cell>
          <table:table-cell table:formula="of:=[.D604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1616.167" calcext:value-type="float">
            <text:p>1 616,17</text:p>
          </table:table-cell>
          <table:table-cell office:value-type="float" office:value="3240.833" calcext:value-type="float">
            <text:p>3 240,83</text:p>
          </table:table-cell>
          <table:table-cell office:value-type="float" office:value="37" calcext:value-type="float">
            <text:p>37</text:p>
          </table:table-cell>
          <table:table-cell table:formula="of:=90*[.E605]" office:value-type="float" office:value="3330" calcext:value-type="float">
            <text:p>3330</text:p>
          </table:table-cell>
          <table:table-cell table:formula="of:=[.C605]/294" office:value-type="float" office:value="5.49716666666667" calcext:value-type="float">
            <text:p>5,49716666666667</text:p>
          </table:table-cell>
          <table:table-cell table:formula="of:=[.D605]/294" office:value-type="float" office:value="11.0232414965986" calcext:value-type="float">
            <text:p>11,0232414965986</text:p>
          </table:table-cell>
          <table:table-cell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1588.167" calcext:value-type="float">
            <text:p>1 588,17</text:p>
          </table:table-cell>
          <table:table-cell office:value-type="float" office:value="3190.167" calcext:value-type="float">
            <text:p>3 190,17</text:p>
          </table:table-cell>
          <table:table-cell office:value-type="float" office:value="37" calcext:value-type="float">
            <text:p>37</text:p>
          </table:table-cell>
          <table:table-cell table:formula="of:=90*[.E606]" office:value-type="float" office:value="3330" calcext:value-type="float">
            <text:p>3330</text:p>
          </table:table-cell>
          <table:table-cell table:formula="of:=[.C606]/294" office:value-type="float" office:value="5.40192857142857" calcext:value-type="float">
            <text:p>5,40192857142857</text:p>
          </table:table-cell>
          <table:table-cell table:formula="of:=[.D606]/294" office:value-type="float" office:value="10.8509081632653" calcext:value-type="float">
            <text:p>10,8509081632653</text:p>
          </table:table-cell>
          <table:table-cell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1566.833" calcext:value-type="float">
            <text:p>1 566,83</text:p>
          </table:table-cell>
          <table:table-cell office:value-type="float" office:value="3187.5" calcext:value-type="float">
            <text:p>3 187,50</text:p>
          </table:table-cell>
          <table:table-cell office:value-type="float" office:value="37" calcext:value-type="float">
            <text:p>37</text:p>
          </table:table-cell>
          <table:table-cell table:formula="of:=90*[.E607]" office:value-type="float" office:value="3330" calcext:value-type="float">
            <text:p>3330</text:p>
          </table:table-cell>
          <table:table-cell table:formula="of:=[.C607]/294" office:value-type="float" office:value="5.32936394557823" calcext:value-type="float">
            <text:p>5,32936394557823</text:p>
          </table:table-cell>
          <table:table-cell table:formula="of:=[.D607]/294" office:value-type="float" office:value="10.8418367346939" calcext:value-type="float">
            <text:p>10,8418367346939</text:p>
          </table:table-cell>
          <table:table-cell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1526.833" calcext:value-type="float">
            <text:p>1 526,83</text:p>
          </table:table-cell>
          <table:table-cell office:value-type="float" office:value="3168.833" calcext:value-type="float">
            <text:p>3 168,83</text:p>
          </table:table-cell>
          <table:table-cell office:value-type="float" office:value="37" calcext:value-type="float">
            <text:p>37</text:p>
          </table:table-cell>
          <table:table-cell table:formula="of:=90*[.E608]" office:value-type="float" office:value="3330" calcext:value-type="float">
            <text:p>3330</text:p>
          </table:table-cell>
          <table:table-cell table:formula="of:=[.C608]/294" office:value-type="float" office:value="5.19330952380952" calcext:value-type="float">
            <text:p>5,19330952380952</text:p>
          </table:table-cell>
          <table:table-cell table:formula="of:=[.D608]/294" office:value-type="float" office:value="10.778343537415" calcext:value-type="float">
            <text:p>10,778343537415</text:p>
          </table:table-cell>
          <table:table-cell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1488.167" calcext:value-type="float">
            <text:p>1 488,17</text:p>
          </table:table-cell>
          <table:table-cell office:value-type="float" office:value="3235.5" calcext:value-type="float">
            <text:p>3 235,50</text:p>
          </table:table-cell>
          <table:table-cell office:value-type="float" office:value="37" calcext:value-type="float">
            <text:p>37</text:p>
          </table:table-cell>
          <table:table-cell table:formula="of:=90*[.E609]" office:value-type="float" office:value="3330" calcext:value-type="float">
            <text:p>3330</text:p>
          </table:table-cell>
          <table:table-cell table:formula="of:=[.C609]/294" office:value-type="float" office:value="5.0617925170068" calcext:value-type="float">
            <text:p>5,0617925170068</text:p>
          </table:table-cell>
          <table:table-cell table:formula="of:=[.D609]/294" office:value-type="float" office:value="11.0051020408163" calcext:value-type="float">
            <text:p>11,0051020408163</text:p>
          </table:table-cell>
          <table:table-cell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1424.167" calcext:value-type="float">
            <text:p>1 424,17</text:p>
          </table:table-cell>
          <table:table-cell office:value-type="float" office:value="3236.833" calcext:value-type="float">
            <text:p>3 236,83</text:p>
          </table:table-cell>
          <table:table-cell office:value-type="float" office:value="37" calcext:value-type="float">
            <text:p>37</text:p>
          </table:table-cell>
          <table:table-cell table:formula="of:=90*[.E610]" office:value-type="float" office:value="3330" calcext:value-type="float">
            <text:p>3330</text:p>
          </table:table-cell>
          <table:table-cell table:formula="of:=[.C610]/294" office:value-type="float" office:value="4.84410544217687" calcext:value-type="float">
            <text:p>4,84410544217687</text:p>
          </table:table-cell>
          <table:table-cell table:formula="of:=[.D610]/294" office:value-type="float" office:value="11.0096360544218" calcext:value-type="float">
            <text:p>11,0096360544218</text:p>
          </table:table-cell>
          <table:table-cell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402.833" calcext:value-type="float">
            <text:p>1 402,83</text:p>
          </table:table-cell>
          <table:table-cell office:value-type="float" office:value="3300.833" calcext:value-type="float">
            <text:p>3 300,83</text:p>
          </table:table-cell>
          <table:table-cell office:value-type="float" office:value="37" calcext:value-type="float">
            <text:p>37</text:p>
          </table:table-cell>
          <table:table-cell table:formula="of:=90*[.E611]" office:value-type="float" office:value="3330" calcext:value-type="float">
            <text:p>3330</text:p>
          </table:table-cell>
          <table:table-cell table:formula="of:=[.C611]/294" office:value-type="float" office:value="4.77154081632653" calcext:value-type="float">
            <text:p>4,77154081632653</text:p>
          </table:table-cell>
          <table:table-cell table:formula="of:=[.D611]/294" office:value-type="float" office:value="11.2273231292517" calcext:value-type="float">
            <text:p>11,2273231292517</text:p>
          </table:table-cell>
          <table:table-cell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1364.167" calcext:value-type="float">
            <text:p>1 364,17</text:p>
          </table:table-cell>
          <table:table-cell office:value-type="float" office:value="3246.167" calcext:value-type="float">
            <text:p>3 246,17</text:p>
          </table:table-cell>
          <table:table-cell office:value-type="float" office:value="37" calcext:value-type="float">
            <text:p>37</text:p>
          </table:table-cell>
          <table:table-cell table:formula="of:=90*[.E612]" office:value-type="float" office:value="3330" calcext:value-type="float">
            <text:p>3330</text:p>
          </table:table-cell>
          <table:table-cell table:formula="of:=[.C612]/294" office:value-type="float" office:value="4.64002380952381" calcext:value-type="float">
            <text:p>4,64002380952381</text:p>
          </table:table-cell>
          <table:table-cell table:formula="of:=[.D612]/294" office:value-type="float" office:value="11.0413843537415" calcext:value-type="float">
            <text:p>11,0413843537415</text:p>
          </table:table-cell>
          <table:table-cell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1296.167" calcext:value-type="float">
            <text:p>1 296,17</text:p>
          </table:table-cell>
          <table:table-cell office:value-type="float" office:value="3290.167" calcext:value-type="float">
            <text:p>3 290,17</text:p>
          </table:table-cell>
          <table:table-cell office:value-type="float" office:value="37" calcext:value-type="float">
            <text:p>37</text:p>
          </table:table-cell>
          <table:table-cell table:formula="of:=90*[.E613]" office:value-type="float" office:value="3330" calcext:value-type="float">
            <text:p>3330</text:p>
          </table:table-cell>
          <table:table-cell table:formula="of:=[.C613]/294" office:value-type="float" office:value="4.40873129251701" calcext:value-type="float">
            <text:p>4,40873129251701</text:p>
          </table:table-cell>
          <table:table-cell table:formula="of:=[.D613]/294" office:value-type="float" office:value="11.1910442176871" calcext:value-type="float">
            <text:p>11,1910442176871</text:p>
          </table:table-cell>
          <table:table-cell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1258.833" calcext:value-type="float">
            <text:p>1 258,83</text:p>
          </table:table-cell>
          <table:table-cell office:value-type="float" office:value="3276.833" calcext:value-type="float">
            <text:p>3 276,83</text:p>
          </table:table-cell>
          <table:table-cell office:value-type="float" office:value="37" calcext:value-type="float">
            <text:p>37</text:p>
          </table:table-cell>
          <table:table-cell table:formula="of:=90*[.E614]" office:value-type="float" office:value="3330" calcext:value-type="float">
            <text:p>3330</text:p>
          </table:table-cell>
          <table:table-cell table:formula="of:=[.C614]/294" office:value-type="float" office:value="4.28174489795918" calcext:value-type="float">
            <text:p>4,28174489795918</text:p>
          </table:table-cell>
          <table:table-cell table:formula="of:=[.D614]/294" office:value-type="float" office:value="11.1456904761905" calcext:value-type="float">
            <text:p>11,1456904761905</text:p>
          </table:table-cell>
          <table:table-cell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1205.5" calcext:value-type="float">
            <text:p>1 205,50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37" calcext:value-type="float">
            <text:p>37</text:p>
          </table:table-cell>
          <table:table-cell table:formula="of:=90*[.E615]" office:value-type="float" office:value="3330" calcext:value-type="float">
            <text:p>3330</text:p>
          </table:table-cell>
          <table:table-cell table:formula="of:=[.C615]/294" office:value-type="float" office:value="4.10034013605442" calcext:value-type="float">
            <text:p>4,10034013605442</text:p>
          </table:table-cell>
          <table:table-cell table:formula="of:=[.D615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384.833" calcext:value-type="float">
            <text:p>3 384,83</text:p>
          </table:table-cell>
          <table:table-cell office:value-type="float" office:value="38" calcext:value-type="float">
            <text:p>38</text:p>
          </table:table-cell>
          <table:table-cell table:formula="of:=90*[.E616]" office:value-type="float" office:value="3420" calcext:value-type="float">
            <text:p>3420</text:p>
          </table:table-cell>
          <table:table-cell table:formula="of:=[.C616]/294" office:value-type="float" office:value="5.32482993197279" calcext:value-type="float">
            <text:p>5,32482993197279</text:p>
          </table:table-cell>
          <table:table-cell table:formula="of:=[.D616]/294" office:value-type="float" office:value="11.513037414966" calcext:value-type="float">
            <text:p>11,513037414966</text:p>
          </table:table-cell>
          <table:table-cell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1782.833" calcext:value-type="float">
            <text:p>1 782,83</text:p>
          </table:table-cell>
          <table:table-cell office:value-type="float" office:value="3406.167" calcext:value-type="float">
            <text:p>3 406,17</text:p>
          </table:table-cell>
          <table:table-cell office:value-type="float" office:value="38" calcext:value-type="float">
            <text:p>38</text:p>
          </table:table-cell>
          <table:table-cell table:formula="of:=90*[.E617]" office:value-type="float" office:value="3420" calcext:value-type="float">
            <text:p>3420</text:p>
          </table:table-cell>
          <table:table-cell table:formula="of:=[.C617]/294" office:value-type="float" office:value="6.06405782312925" calcext:value-type="float">
            <text:p>6,06405782312925</text:p>
          </table:table-cell>
          <table:table-cell table:formula="of:=[.D617]/294" office:value-type="float" office:value="11.5856020408163" calcext:value-type="float">
            <text:p>11,5856020408163</text:p>
          </table:table-cell>
          <table:table-cell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1781.5" calcext:value-type="float">
            <text:p>1 781,50</text:p>
          </table:table-cell>
          <table:table-cell office:value-type="float" office:value="3302.167" calcext:value-type="float">
            <text:p>3 302,17</text:p>
          </table:table-cell>
          <table:table-cell office:value-type="float" office:value="38" calcext:value-type="float">
            <text:p>38</text:p>
          </table:table-cell>
          <table:table-cell table:formula="of:=90*[.E618]" office:value-type="float" office:value="3420" calcext:value-type="float">
            <text:p>3420</text:p>
          </table:table-cell>
          <table:table-cell table:formula="of:=[.C618]/294" office:value-type="float" office:value="6.05952380952381" calcext:value-type="float">
            <text:p>6,05952380952381</text:p>
          </table:table-cell>
          <table:table-cell table:formula="of:=[.D618]/294" office:value-type="float" office:value="11.2318605442177" calcext:value-type="float">
            <text:p>11,2318605442177</text:p>
          </table:table-cell>
          <table:table-cell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1624.167" calcext:value-type="float">
            <text:p>1 624,17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38" calcext:value-type="float">
            <text:p>38</text:p>
          </table:table-cell>
          <table:table-cell table:formula="of:=90*[.E619]" office:value-type="float" office:value="3420" calcext:value-type="float">
            <text:p>3420</text:p>
          </table:table-cell>
          <table:table-cell table:formula="of:=[.C619]/294" office:value-type="float" office:value="5.52437755102041" calcext:value-type="float">
            <text:p>5,52437755102041</text:p>
          </table:table-cell>
          <table:table-cell table:formula="of:=[.D619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1601.5" calcext:value-type="float">
            <text:p>1 601,50</text:p>
          </table:table-cell>
          <table:table-cell office:value-type="float" office:value="3194.167" calcext:value-type="float">
            <text:p>3 194,17</text:p>
          </table:table-cell>
          <table:table-cell office:value-type="float" office:value="38" calcext:value-type="float">
            <text:p>38</text:p>
          </table:table-cell>
          <table:table-cell table:formula="of:=90*[.E620]" office:value-type="float" office:value="3420" calcext:value-type="float">
            <text:p>3420</text:p>
          </table:table-cell>
          <table:table-cell table:formula="of:=[.C620]/294" office:value-type="float" office:value="5.44727891156463" calcext:value-type="float">
            <text:p>5,44727891156463</text:p>
          </table:table-cell>
          <table:table-cell table:formula="of:=[.D620]/294" office:value-type="float" office:value="10.8645136054422" calcext:value-type="float">
            <text:p>10,8645136054422</text:p>
          </table:table-cell>
          <table:table-cell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1570.833" calcext:value-type="float">
            <text:p>1 570,83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38" calcext:value-type="float">
            <text:p>38</text:p>
          </table:table-cell>
          <table:table-cell table:formula="of:=90*[.E621]" office:value-type="float" office:value="3420" calcext:value-type="float">
            <text:p>3420</text:p>
          </table:table-cell>
          <table:table-cell table:formula="of:=[.C621]/294" office:value-type="float" office:value="5.3429693877551" calcext:value-type="float">
            <text:p>5,3429693877551</text:p>
          </table:table-cell>
          <table:table-cell table:formula="of:=[.D621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1536.167" calcext:value-type="float">
            <text:p>1 536,17</text:p>
          </table:table-cell>
          <table:table-cell office:value-type="float" office:value="3166.167" calcext:value-type="float">
            <text:p>3 166,17</text:p>
          </table:table-cell>
          <table:table-cell office:value-type="float" office:value="38" calcext:value-type="float">
            <text:p>38</text:p>
          </table:table-cell>
          <table:table-cell table:formula="of:=90*[.E622]" office:value-type="float" office:value="3420" calcext:value-type="float">
            <text:p>3420</text:p>
          </table:table-cell>
          <table:table-cell table:formula="of:=[.C622]/294" office:value-type="float" office:value="5.22505782312925" calcext:value-type="float">
            <text:p>5,22505782312925</text:p>
          </table:table-cell>
          <table:table-cell table:formula="of:=[.D622]/294" office:value-type="float" office:value="10.7692755102041" calcext:value-type="float">
            <text:p>10,7692755102041</text:p>
          </table:table-cell>
          <table:table-cell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1505.5" calcext:value-type="float">
            <text:p>1 505,50</text:p>
          </table:table-cell>
          <table:table-cell office:value-type="float" office:value="3174.167" calcext:value-type="float">
            <text:p>3 174,17</text:p>
          </table:table-cell>
          <table:table-cell office:value-type="float" office:value="38" calcext:value-type="float">
            <text:p>38</text:p>
          </table:table-cell>
          <table:table-cell table:formula="of:=90*[.E623]" office:value-type="float" office:value="3420" calcext:value-type="float">
            <text:p>3420</text:p>
          </table:table-cell>
          <table:table-cell table:formula="of:=[.C623]/294" office:value-type="float" office:value="5.12074829931973" calcext:value-type="float">
            <text:p>5,12074829931973</text:p>
          </table:table-cell>
          <table:table-cell table:formula="of:=[.D623]/294" office:value-type="float" office:value="10.7964863945578" calcext:value-type="float">
            <text:p>10,7964863945578</text:p>
          </table:table-cell>
          <table:table-cell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1482.833" calcext:value-type="float">
            <text:p>1 482,83</text:p>
          </table:table-cell>
          <table:table-cell office:value-type="float" office:value="3238.167" calcext:value-type="float">
            <text:p>3 238,17</text:p>
          </table:table-cell>
          <table:table-cell office:value-type="float" office:value="38" calcext:value-type="float">
            <text:p>38</text:p>
          </table:table-cell>
          <table:table-cell table:formula="of:=90*[.E624]" office:value-type="float" office:value="3420" calcext:value-type="float">
            <text:p>3420</text:p>
          </table:table-cell>
          <table:table-cell table:formula="of:=[.C624]/294" office:value-type="float" office:value="5.04364965986395" calcext:value-type="float">
            <text:p>5,04364965986395</text:p>
          </table:table-cell>
          <table:table-cell table:formula="of:=[.D624]/294" office:value-type="float" office:value="11.0141734693878" calcext:value-type="float">
            <text:p>11,0141734693878</text:p>
          </table:table-cell>
          <table:table-cell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1437.5" calcext:value-type="float">
            <text:p>1 437,50</text:p>
          </table:table-cell>
          <table:table-cell office:value-type="float" office:value="3220.833" calcext:value-type="float">
            <text:p>3 220,83</text:p>
          </table:table-cell>
          <table:table-cell office:value-type="float" office:value="38" calcext:value-type="float">
            <text:p>38</text:p>
          </table:table-cell>
          <table:table-cell table:formula="of:=90*[.E625]" office:value-type="float" office:value="3420" calcext:value-type="float">
            <text:p>3420</text:p>
          </table:table-cell>
          <table:table-cell table:formula="of:=[.C625]/294" office:value-type="float" office:value="4.88945578231293" calcext:value-type="float">
            <text:p>4,88945578231293</text:p>
          </table:table-cell>
          <table:table-cell table:formula="of:=[.D625]/294" office:value-type="float" office:value="10.9552142857143" calcext:value-type="float">
            <text:p>10,9552142857143</text:p>
          </table:table-cell>
          <table:table-cell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1404.167" calcext:value-type="float">
            <text:p>1 404,17</text:p>
          </table:table-cell>
          <table:table-cell office:value-type="float" office:value="3259.5" calcext:value-type="float">
            <text:p>3 259,50</text:p>
          </table:table-cell>
          <table:table-cell office:value-type="float" office:value="38" calcext:value-type="float">
            <text:p>38</text:p>
          </table:table-cell>
          <table:table-cell table:formula="of:=90*[.E626]" office:value-type="float" office:value="3420" calcext:value-type="float">
            <text:p>3420</text:p>
          </table:table-cell>
          <table:table-cell table:formula="of:=[.C626]/294" office:value-type="float" office:value="4.77607823129252" calcext:value-type="float">
            <text:p>4,77607823129252</text:p>
          </table:table-cell>
          <table:table-cell table:formula="of:=[.D626]/294" office:value-type="float" office:value="11.0867346938776" calcext:value-type="float">
            <text:p>11,0867346938776</text:p>
          </table:table-cell>
          <table:table-cell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1384.167" calcext:value-type="float">
            <text:p>1 384,17</text:p>
          </table:table-cell>
          <table:table-cell office:value-type="float" office:value="3284.833" calcext:value-type="float">
            <text:p>3 284,83</text:p>
          </table:table-cell>
          <table:table-cell office:value-type="float" office:value="38" calcext:value-type="float">
            <text:p>38</text:p>
          </table:table-cell>
          <table:table-cell table:formula="of:=90*[.E627]" office:value-type="float" office:value="3420" calcext:value-type="float">
            <text:p>3420</text:p>
          </table:table-cell>
          <table:table-cell table:formula="of:=[.C627]/294" office:value-type="float" office:value="4.70805102040816" calcext:value-type="float">
            <text:p>4,70805102040816</text:p>
          </table:table-cell>
          <table:table-cell table:formula="of:=[.D627]/294" office:value-type="float" office:value="11.1729013605442" calcext:value-type="float">
            <text:p>11,1729013605442</text:p>
          </table:table-cell>
          <table:table-cell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1356.167" calcext:value-type="float">
            <text:p>1 356,17</text:p>
          </table:table-cell>
          <table:table-cell office:value-type="float" office:value="3230.167" calcext:value-type="float">
            <text:p>3 230,17</text:p>
          </table:table-cell>
          <table:table-cell office:value-type="float" office:value="38" calcext:value-type="float">
            <text:p>38</text:p>
          </table:table-cell>
          <table:table-cell table:formula="of:=90*[.E628]" office:value-type="float" office:value="3420" calcext:value-type="float">
            <text:p>3420</text:p>
          </table:table-cell>
          <table:table-cell table:formula="of:=[.C628]/294" office:value-type="float" office:value="4.61281292517007" calcext:value-type="float">
            <text:p>4,61281292517007</text:p>
          </table:table-cell>
          <table:table-cell table:formula="of:=[.D628]/294" office:value-type="float" office:value="10.986962585034" calcext:value-type="float">
            <text:p>10,986962585034</text:p>
          </table:table-cell>
          <table:table-cell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1332.167" calcext:value-type="float">
            <text:p>1 332,17</text:p>
          </table:table-cell>
          <table:table-cell office:value-type="float" office:value="3280.833" calcext:value-type="float">
            <text:p>3 280,83</text:p>
          </table:table-cell>
          <table:table-cell office:value-type="float" office:value="38" calcext:value-type="float">
            <text:p>38</text:p>
          </table:table-cell>
          <table:table-cell table:formula="of:=90*[.E629]" office:value-type="float" office:value="3420" calcext:value-type="float">
            <text:p>3420</text:p>
          </table:table-cell>
          <table:table-cell table:formula="of:=[.C629]/294" office:value-type="float" office:value="4.53118027210884" calcext:value-type="float">
            <text:p>4,53118027210884</text:p>
          </table:table-cell>
          <table:table-cell table:formula="of:=[.D629]/294" office:value-type="float" office:value="11.1592959183673" calcext:value-type="float">
            <text:p>11,1592959183673</text:p>
          </table:table-cell>
          <table:table-cell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1286.833" calcext:value-type="float">
            <text:p>1 286,83</text:p>
          </table:table-cell>
          <table:table-cell office:value-type="float" office:value="3276.833" calcext:value-type="float">
            <text:p>3 276,83</text:p>
          </table:table-cell>
          <table:table-cell office:value-type="float" office:value="38" calcext:value-type="float">
            <text:p>38</text:p>
          </table:table-cell>
          <table:table-cell table:formula="of:=90*[.E630]" office:value-type="float" office:value="3420" calcext:value-type="float">
            <text:p>3420</text:p>
          </table:table-cell>
          <table:table-cell table:formula="of:=[.C630]/294" office:value-type="float" office:value="4.37698299319728" calcext:value-type="float">
            <text:p>4,37698299319728</text:p>
          </table:table-cell>
          <table:table-cell table:formula="of:=[.D630]/294" office:value-type="float" office:value="11.1456904761905" calcext:value-type="float">
            <text:p>11,1456904761905</text:p>
          </table:table-cell>
          <table:table-cell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1244.167" calcext:value-type="float">
            <text:p>1 244,17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38" calcext:value-type="float">
            <text:p>38</text:p>
          </table:table-cell>
          <table:table-cell table:formula="of:=90*[.E631]" office:value-type="float" office:value="3420" calcext:value-type="float">
            <text:p>3420</text:p>
          </table:table-cell>
          <table:table-cell table:formula="of:=[.C631]/294" office:value-type="float" office:value="4.23186054421769" calcext:value-type="float">
            <text:p>4,23186054421769</text:p>
          </table:table-cell>
          <table:table-cell table:formula="of:=[.D631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1200.167" calcext:value-type="float">
            <text:p>1 200,17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38" calcext:value-type="float">
            <text:p>38</text:p>
          </table:table-cell>
          <table:table-cell table:formula="of:=90*[.E632]" office:value-type="float" office:value="3420" calcext:value-type="float">
            <text:p>3420</text:p>
          </table:table-cell>
          <table:table-cell table:formula="of:=[.C632]/294" office:value-type="float" office:value="4.08220068027211" calcext:value-type="float">
            <text:p>4,08220068027211</text:p>
          </table:table-cell>
          <table:table-cell table:formula="of:=[.D632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1538.833" calcext:value-type="float">
            <text:p>1 538,83</text:p>
          </table:table-cell>
          <table:table-cell office:value-type="float" office:value="3327.5" calcext:value-type="float">
            <text:p>3 327,50</text:p>
          </table:table-cell>
          <table:table-cell office:value-type="float" office:value="39" calcext:value-type="float">
            <text:p>39</text:p>
          </table:table-cell>
          <table:table-cell table:formula="of:=90*[.E633]" office:value-type="float" office:value="3510" calcext:value-type="float">
            <text:p>3510</text:p>
          </table:table-cell>
          <table:table-cell table:formula="of:=[.C633]/294" office:value-type="float" office:value="5.23412585034014" calcext:value-type="float">
            <text:p>5,23412585034014</text:p>
          </table:table-cell>
          <table:table-cell table:formula="of:=[.D633]/294" office:value-type="float" office:value="11.3180272108844" calcext:value-type="float">
            <text:p>11,3180272108844</text:p>
          </table:table-cell>
          <table:table-cell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1509.5" calcext:value-type="float">
            <text:p>1 509,50</text:p>
          </table:table-cell>
          <table:table-cell office:value-type="float" office:value="3328.833" calcext:value-type="float">
            <text:p>3 328,83</text:p>
          </table:table-cell>
          <table:table-cell office:value-type="float" office:value="39" calcext:value-type="float">
            <text:p>39</text:p>
          </table:table-cell>
          <table:table-cell table:formula="of:=90*[.E634]" office:value-type="float" office:value="3510" calcext:value-type="float">
            <text:p>3510</text:p>
          </table:table-cell>
          <table:table-cell table:formula="of:=[.C634]/294" office:value-type="float" office:value="5.1343537414966" calcext:value-type="float">
            <text:p>5,1343537414966</text:p>
          </table:table-cell>
          <table:table-cell table:formula="of:=[.D634]/294" office:value-type="float" office:value="11.3225612244898" calcext:value-type="float">
            <text:p>11,3225612244898</text:p>
          </table:table-cell>
          <table:table-cell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1506.833" calcext:value-type="float">
            <text:p>1 506,83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39" calcext:value-type="float">
            <text:p>39</text:p>
          </table:table-cell>
          <table:table-cell table:formula="of:=90*[.E635]" office:value-type="float" office:value="3510" calcext:value-type="float">
            <text:p>3510</text:p>
          </table:table-cell>
          <table:table-cell table:formula="of:=[.C635]/294" office:value-type="float" office:value="5.12528231292517" calcext:value-type="float">
            <text:p>5,12528231292517</text:p>
          </table:table-cell>
          <table:table-cell table:formula="of:=[.D635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1473.5" calcext:value-type="float">
            <text:p>1 473,50</text:p>
          </table:table-cell>
          <table:table-cell office:value-type="float" office:value="3238.167" calcext:value-type="float">
            <text:p>3 238,17</text:p>
          </table:table-cell>
          <table:table-cell office:value-type="float" office:value="39" calcext:value-type="float">
            <text:p>39</text:p>
          </table:table-cell>
          <table:table-cell table:formula="of:=90*[.E636]" office:value-type="float" office:value="3510" calcext:value-type="float">
            <text:p>3510</text:p>
          </table:table-cell>
          <table:table-cell table:formula="of:=[.C636]/294" office:value-type="float" office:value="5.01190476190476" calcext:value-type="float">
            <text:p>5,01190476190476</text:p>
          </table:table-cell>
          <table:table-cell table:formula="of:=[.D636]/294" office:value-type="float" office:value="11.0141734693878" calcext:value-type="float">
            <text:p>11,0141734693878</text:p>
          </table:table-cell>
          <table:table-cell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1437.5" calcext:value-type="float">
            <text:p>1 437,50</text:p>
          </table:table-cell>
          <table:table-cell office:value-type="float" office:value="3234.167" calcext:value-type="float">
            <text:p>3 234,17</text:p>
          </table:table-cell>
          <table:table-cell office:value-type="float" office:value="39" calcext:value-type="float">
            <text:p>39</text:p>
          </table:table-cell>
          <table:table-cell table:formula="of:=90*[.E637]" office:value-type="float" office:value="3510" calcext:value-type="float">
            <text:p>3510</text:p>
          </table:table-cell>
          <table:table-cell table:formula="of:=[.C637]/294" office:value-type="float" office:value="4.88945578231293" calcext:value-type="float">
            <text:p>4,88945578231293</text:p>
          </table:table-cell>
          <table:table-cell table:formula="of:=[.D637]/294" office:value-type="float" office:value="11.0005680272109" calcext:value-type="float">
            <text:p>11,0005680272109</text:p>
          </table:table-cell>
          <table:table-cell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1405.5" calcext:value-type="float">
            <text:p>1 405,50</text:p>
          </table:table-cell>
          <table:table-cell office:value-type="float" office:value="3274.167" calcext:value-type="float">
            <text:p>3 274,17</text:p>
          </table:table-cell>
          <table:table-cell office:value-type="float" office:value="39" calcext:value-type="float">
            <text:p>39</text:p>
          </table:table-cell>
          <table:table-cell table:formula="of:=90*[.E638]" office:value-type="float" office:value="3510" calcext:value-type="float">
            <text:p>3510</text:p>
          </table:table-cell>
          <table:table-cell table:formula="of:=[.C638]/294" office:value-type="float" office:value="4.78061224489796" calcext:value-type="float">
            <text:p>4,78061224489796</text:p>
          </table:table-cell>
          <table:table-cell table:formula="of:=[.D638]/294" office:value-type="float" office:value="11.1366224489796" calcext:value-type="float">
            <text:p>11,1366224489796</text:p>
          </table:table-cell>
          <table:table-cell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1369.5" calcext:value-type="float">
            <text:p>1 369,50</text:p>
          </table:table-cell>
          <table:table-cell office:value-type="float" office:value="3242.167" calcext:value-type="float">
            <text:p>3 242,17</text:p>
          </table:table-cell>
          <table:table-cell office:value-type="float" office:value="39" calcext:value-type="float">
            <text:p>39</text:p>
          </table:table-cell>
          <table:table-cell table:formula="of:=90*[.E639]" office:value-type="float" office:value="3510" calcext:value-type="float">
            <text:p>3510</text:p>
          </table:table-cell>
          <table:table-cell table:formula="of:=[.C639]/294" office:value-type="float" office:value="4.65816326530612" calcext:value-type="float">
            <text:p>4,65816326530612</text:p>
          </table:table-cell>
          <table:table-cell table:formula="of:=[.D639]/294" office:value-type="float" office:value="11.0277789115646" calcext:value-type="float">
            <text:p>11,0277789115646</text:p>
          </table:table-cell>
          <table:table-cell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1326.833" calcext:value-type="float">
            <text:p>1 326,83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39" calcext:value-type="float">
            <text:p>39</text:p>
          </table:table-cell>
          <table:table-cell table:formula="of:=90*[.E640]" office:value-type="float" office:value="3510" calcext:value-type="float">
            <text:p>3510</text:p>
          </table:table-cell>
          <table:table-cell table:formula="of:=[.C640]/294" office:value-type="float" office:value="4.51303741496599" calcext:value-type="float">
            <text:p>4,51303741496599</text:p>
          </table:table-cell>
          <table:table-cell table:formula="of:=[.D640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286.833" calcext:value-type="float">
            <text:p>1 286,83</text:p>
          </table:table-cell>
          <table:table-cell office:value-type="float" office:value="3286.167" calcext:value-type="float">
            <text:p>3 286,17</text:p>
          </table:table-cell>
          <table:table-cell office:value-type="float" office:value="39" calcext:value-type="float">
            <text:p>39</text:p>
          </table:table-cell>
          <table:table-cell table:formula="of:=90*[.E641]" office:value-type="float" office:value="3510" calcext:value-type="float">
            <text:p>3510</text:p>
          </table:table-cell>
          <table:table-cell table:formula="of:=[.C641]/294" office:value-type="float" office:value="4.37698299319728" calcext:value-type="float">
            <text:p>4,37698299319728</text:p>
          </table:table-cell>
          <table:table-cell table:formula="of:=[.D641]/294" office:value-type="float" office:value="11.1774387755102" calcext:value-type="float">
            <text:p>11,1774387755102</text:p>
          </table:table-cell>
          <table:table-cell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1245.5" calcext:value-type="float">
            <text:p>1 245,50</text:p>
          </table:table-cell>
          <table:table-cell office:value-type="float" office:value="3264.833" calcext:value-type="float">
            <text:p>3 264,83</text:p>
          </table:table-cell>
          <table:table-cell office:value-type="float" office:value="39" calcext:value-type="float">
            <text:p>39</text:p>
          </table:table-cell>
          <table:table-cell table:formula="of:=90*[.E642]" office:value-type="float" office:value="3510" calcext:value-type="float">
            <text:p>3510</text:p>
          </table:table-cell>
          <table:table-cell table:formula="of:=[.C642]/294" office:value-type="float" office:value="4.23639455782313" calcext:value-type="float">
            <text:p>4,23639455782313</text:p>
          </table:table-cell>
          <table:table-cell table:formula="of:=[.D642]/294" office:value-type="float" office:value="11.1048741496599" calcext:value-type="float">
            <text:p>11,1048741496599</text:p>
          </table:table-cell>
          <table:table-cell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1193.5" calcext:value-type="float">
            <text:p>1 193,50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39" calcext:value-type="float">
            <text:p>39</text:p>
          </table:table-cell>
          <table:table-cell table:formula="of:=90*[.E643]" office:value-type="float" office:value="3510" calcext:value-type="float">
            <text:p>3510</text:p>
          </table:table-cell>
          <table:table-cell table:formula="of:=[.C643]/294" office:value-type="float" office:value="4.05952380952381" calcext:value-type="float">
            <text:p>4,05952380952381</text:p>
          </table:table-cell>
          <table:table-cell table:formula="of:=[.D643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1473.5" calcext:value-type="float">
            <text:p>1 473,50</text:p>
          </table:table-cell>
          <table:table-cell office:value-type="float" office:value="3230.167" calcext:value-type="float">
            <text:p>3 230,17</text:p>
          </table:table-cell>
          <table:table-cell office:value-type="float" office:value="40" calcext:value-type="float">
            <text:p>40</text:p>
          </table:table-cell>
          <table:table-cell table:formula="of:=90*[.E644]" office:value-type="float" office:value="3600" calcext:value-type="float">
            <text:p>3600</text:p>
          </table:table-cell>
          <table:table-cell table:formula="of:=[.C644]/294" office:value-type="float" office:value="5.01190476190476" calcext:value-type="float">
            <text:p>5,01190476190476</text:p>
          </table:table-cell>
          <table:table-cell table:formula="of:=[.D644]/294" office:value-type="float" office:value="10.986962585034" calcext:value-type="float">
            <text:p>10,986962585034</text:p>
          </table:table-cell>
          <table:table-cell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1445.5" calcext:value-type="float">
            <text:p>1 445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40" calcext:value-type="float">
            <text:p>40</text:p>
          </table:table-cell>
          <table:table-cell table:formula="of:=90*[.E645]" office:value-type="float" office:value="3600" calcext:value-type="float">
            <text:p>3600</text:p>
          </table:table-cell>
          <table:table-cell table:formula="of:=[.C645]/294" office:value-type="float" office:value="4.91666666666667" calcext:value-type="float">
            <text:p>4,91666666666667</text:p>
          </table:table-cell>
          <table:table-cell table:formula="of:=[.D645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1494.833" calcext:value-type="float">
            <text:p>1 494,83</text:p>
          </table:table-cell>
          <table:table-cell office:value-type="float" office:value="3202.167" calcext:value-type="float">
            <text:p>3 202,17</text:p>
          </table:table-cell>
          <table:table-cell office:value-type="float" office:value="40" calcext:value-type="float">
            <text:p>40</text:p>
          </table:table-cell>
          <table:table-cell table:formula="of:=90*[.E646]" office:value-type="float" office:value="3600" calcext:value-type="float">
            <text:p>3600</text:p>
          </table:table-cell>
          <table:table-cell table:formula="of:=[.C646]/294" office:value-type="float" office:value="5.08446598639456" calcext:value-type="float">
            <text:p>5,08446598639456</text:p>
          </table:table-cell>
          <table:table-cell table:formula="of:=[.D646]/294" office:value-type="float" office:value="10.8917244897959" calcext:value-type="float">
            <text:p>10,8917244897959</text:p>
          </table:table-cell>
          <table:table-cell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1518.833" calcext:value-type="float">
            <text:p>1 518,83</text:p>
          </table:table-cell>
          <table:table-cell office:value-type="float" office:value="3168.833" calcext:value-type="float">
            <text:p>3 168,83</text:p>
          </table:table-cell>
          <table:table-cell office:value-type="float" office:value="40" calcext:value-type="float">
            <text:p>40</text:p>
          </table:table-cell>
          <table:table-cell table:formula="of:=90*[.E647]" office:value-type="float" office:value="3600" calcext:value-type="float">
            <text:p>3600</text:p>
          </table:table-cell>
          <table:table-cell table:formula="of:=[.C647]/294" office:value-type="float" office:value="5.16609863945578" calcext:value-type="float">
            <text:p>5,16609863945578</text:p>
          </table:table-cell>
          <table:table-cell table:formula="of:=[.D647]/294" office:value-type="float" office:value="10.778343537415" calcext:value-type="float">
            <text:p>10,778343537415</text:p>
          </table:table-cell>
          <table:table-cell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1412.167" calcext:value-type="float">
            <text:p>1 412,17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40" calcext:value-type="float">
            <text:p>40</text:p>
          </table:table-cell>
          <table:table-cell table:formula="of:=90*[.E648]" office:value-type="float" office:value="3600" calcext:value-type="float">
            <text:p>3600</text:p>
          </table:table-cell>
          <table:table-cell table:formula="of:=[.C648]/294" office:value-type="float" office:value="4.80328911564626" calcext:value-type="float">
            <text:p>4,80328911564626</text:p>
          </table:table-cell>
          <table:table-cell table:formula="of:=[.D648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1404.167" calcext:value-type="float">
            <text:p>1 404,17</text:p>
          </table:table-cell>
          <table:table-cell office:value-type="float" office:value="3272.833" calcext:value-type="float">
            <text:p>3 272,83</text:p>
          </table:table-cell>
          <table:table-cell office:value-type="float" office:value="40" calcext:value-type="float">
            <text:p>40</text:p>
          </table:table-cell>
          <table:table-cell table:formula="of:=90*[.E649]" office:value-type="float" office:value="3600" calcext:value-type="float">
            <text:p>3600</text:p>
          </table:table-cell>
          <table:table-cell table:formula="of:=[.C649]/294" office:value-type="float" office:value="4.77607823129252" calcext:value-type="float">
            <text:p>4,77607823129252</text:p>
          </table:table-cell>
          <table:table-cell table:formula="of:=[.D649]/294" office:value-type="float" office:value="11.1320850340136" calcext:value-type="float">
            <text:p>11,1320850340136</text:p>
          </table:table-cell>
          <table:table-cell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1364.167" calcext:value-type="float">
            <text:p>1 364,17</text:p>
          </table:table-cell>
          <table:table-cell office:value-type="float" office:value="3236.833" calcext:value-type="float">
            <text:p>3 236,83</text:p>
          </table:table-cell>
          <table:table-cell office:value-type="float" office:value="40" calcext:value-type="float">
            <text:p>40</text:p>
          </table:table-cell>
          <table:table-cell table:formula="of:=90*[.E650]" office:value-type="float" office:value="3600" calcext:value-type="float">
            <text:p>3600</text:p>
          </table:table-cell>
          <table:table-cell table:formula="of:=[.C650]/294" office:value-type="float" office:value="4.64002380952381" calcext:value-type="float">
            <text:p>4,64002380952381</text:p>
          </table:table-cell>
          <table:table-cell table:formula="of:=[.D650]/294" office:value-type="float" office:value="11.0096360544218" calcext:value-type="float">
            <text:p>11,0096360544218</text:p>
          </table:table-cell>
          <table:table-cell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1336.167" calcext:value-type="float">
            <text:p>1 336,17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40" calcext:value-type="float">
            <text:p>40</text:p>
          </table:table-cell>
          <table:table-cell table:formula="of:=90*[.E651]" office:value-type="float" office:value="3600" calcext:value-type="float">
            <text:p>3600</text:p>
          </table:table-cell>
          <table:table-cell table:formula="of:=[.C651]/294" office:value-type="float" office:value="4.54478571428571" calcext:value-type="float">
            <text:p>4,54478571428571</text:p>
          </table:table-cell>
          <table:table-cell table:formula="of:=[.D651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1294.833" calcext:value-type="float">
            <text:p>1 294,83</text:p>
          </table:table-cell>
          <table:table-cell office:value-type="float" office:value="3296.833" calcext:value-type="float">
            <text:p>3 296,83</text:p>
          </table:table-cell>
          <table:table-cell office:value-type="float" office:value="40" calcext:value-type="float">
            <text:p>40</text:p>
          </table:table-cell>
          <table:table-cell table:formula="of:=90*[.E652]" office:value-type="float" office:value="3600" calcext:value-type="float">
            <text:p>3600</text:p>
          </table:table-cell>
          <table:table-cell table:formula="of:=[.C652]/294" office:value-type="float" office:value="4.40419387755102" calcext:value-type="float">
            <text:p>4,40419387755102</text:p>
          </table:table-cell>
          <table:table-cell table:formula="of:=[.D652]/294" office:value-type="float" office:value="11.2137176870748" calcext:value-type="float">
            <text:p>11,2137176870748</text:p>
          </table:table-cell>
          <table:table-cell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1249.5" calcext:value-type="float">
            <text:p>1 249,50</text:p>
          </table:table-cell>
          <table:table-cell office:value-type="float" office:value="3268.833" calcext:value-type="float">
            <text:p>3 268,83</text:p>
          </table:table-cell>
          <table:table-cell office:value-type="float" office:value="40" calcext:value-type="float">
            <text:p>40</text:p>
          </table:table-cell>
          <table:table-cell table:formula="of:=90*[.E653]" office:value-type="float" office:value="3600" calcext:value-type="float">
            <text:p>3600</text:p>
          </table:table-cell>
          <table:table-cell table:formula="of:=[.C653]/294" office:value-type="float" office:value="4.25" calcext:value-type="float">
            <text:p>4,25</text:p>
          </table:table-cell>
          <table:table-cell table:formula="of:=[.D653]/294" office:value-type="float" office:value="11.1184795918367" calcext:value-type="float">
            <text:p>11,1184795918367</text:p>
          </table:table-cell>
          <table:table-cell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1202.833" calcext:value-type="float">
            <text:p>1 202,83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40" calcext:value-type="float">
            <text:p>40</text:p>
          </table:table-cell>
          <table:table-cell table:formula="of:=90*[.E654]" office:value-type="float" office:value="3600" calcext:value-type="float">
            <text:p>3600</text:p>
          </table:table-cell>
          <table:table-cell table:formula="of:=[.C654]/294" office:value-type="float" office:value="4.09126870748299" calcext:value-type="float">
            <text:p>4,09126870748299</text:p>
          </table:table-cell>
          <table:table-cell table:formula="of:=[.D654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1521.5" calcext:value-type="float">
            <text:p>1 521,50</text:p>
          </table:table-cell>
          <table:table-cell office:value-type="float" office:value="3158.167" calcext:value-type="float">
            <text:p>3 158,17</text:p>
          </table:table-cell>
          <table:table-cell office:value-type="float" office:value="41" calcext:value-type="float">
            <text:p>41</text:p>
          </table:table-cell>
          <table:table-cell table:formula="of:=90*[.E655]" office:value-type="float" office:value="3690" calcext:value-type="float">
            <text:p>3690</text:p>
          </table:table-cell>
          <table:table-cell table:formula="of:=[.C655]/294" office:value-type="float" office:value="5.17517006802721" calcext:value-type="float">
            <text:p>5,17517006802721</text:p>
          </table:table-cell>
          <table:table-cell table:formula="of:=[.D655]/294" office:value-type="float" office:value="10.7420646258503" calcext:value-type="float">
            <text:p>10,7420646258503</text:p>
          </table:table-cell>
          <table:table-cell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1502.833" calcext:value-type="float">
            <text:p>1 502,83</text:p>
          </table:table-cell>
          <table:table-cell office:value-type="float" office:value="3184.833" calcext:value-type="float">
            <text:p>3 184,83</text:p>
          </table:table-cell>
          <table:table-cell office:value-type="float" office:value="41" calcext:value-type="float">
            <text:p>41</text:p>
          </table:table-cell>
          <table:table-cell table:formula="of:=90*[.E656]" office:value-type="float" office:value="3690" calcext:value-type="float">
            <text:p>3690</text:p>
          </table:table-cell>
          <table:table-cell table:formula="of:=[.C656]/294" office:value-type="float" office:value="5.1116768707483" calcext:value-type="float">
            <text:p>5,1116768707483</text:p>
          </table:table-cell>
          <table:table-cell table:formula="of:=[.D656]/294" office:value-type="float" office:value="10.8327653061224" calcext:value-type="float">
            <text:p>10,8327653061224</text:p>
          </table:table-cell>
          <table:table-cell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1474.833" calcext:value-type="float">
            <text:p>1 474,83</text:p>
          </table:table-cell>
          <table:table-cell office:value-type="float" office:value="3222.167" calcext:value-type="float">
            <text:p>3 222,17</text:p>
          </table:table-cell>
          <table:table-cell office:value-type="float" office:value="41" calcext:value-type="float">
            <text:p>41</text:p>
          </table:table-cell>
          <table:table-cell table:formula="of:=90*[.E657]" office:value-type="float" office:value="3690" calcext:value-type="float">
            <text:p>3690</text:p>
          </table:table-cell>
          <table:table-cell table:formula="of:=[.C657]/294" office:value-type="float" office:value="5.0164387755102" calcext:value-type="float">
            <text:p>5,0164387755102</text:p>
          </table:table-cell>
          <table:table-cell table:formula="of:=[.D657]/294" office:value-type="float" office:value="10.9597517006803" calcext:value-type="float">
            <text:p>10,9597517006803</text:p>
          </table:table-cell>
          <table:table-cell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1425.5" calcext:value-type="float">
            <text:p>1 425,50</text:p>
          </table:table-cell>
          <table:table-cell office:value-type="float" office:value="3214.167" calcext:value-type="float">
            <text:p>3 214,17</text:p>
          </table:table-cell>
          <table:table-cell office:value-type="float" office:value="41" calcext:value-type="float">
            <text:p>41</text:p>
          </table:table-cell>
          <table:table-cell table:formula="of:=90*[.E658]" office:value-type="float" office:value="3690" calcext:value-type="float">
            <text:p>3690</text:p>
          </table:table-cell>
          <table:table-cell table:formula="of:=[.C658]/294" office:value-type="float" office:value="4.84863945578231" calcext:value-type="float">
            <text:p>4,84863945578231</text:p>
          </table:table-cell>
          <table:table-cell table:formula="of:=[.D658]/294" office:value-type="float" office:value="10.9325408163265" calcext:value-type="float">
            <text:p>10,9325408163265</text:p>
          </table:table-cell>
          <table:table-cell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1400.167" calcext:value-type="float">
            <text:p>1 400,17</text:p>
          </table:table-cell>
          <table:table-cell office:value-type="float" office:value="3258.167" calcext:value-type="float">
            <text:p>3 258,17</text:p>
          </table:table-cell>
          <table:table-cell office:value-type="float" office:value="41" calcext:value-type="float">
            <text:p>41</text:p>
          </table:table-cell>
          <table:table-cell table:formula="of:=90*[.E659]" office:value-type="float" office:value="3690" calcext:value-type="float">
            <text:p>3690</text:p>
          </table:table-cell>
          <table:table-cell table:formula="of:=[.C659]/294" office:value-type="float" office:value="4.76247278911565" calcext:value-type="float">
            <text:p>4,76247278911565</text:p>
          </table:table-cell>
          <table:table-cell table:formula="of:=[.D659]/294" office:value-type="float" office:value="11.0822006802721" calcext:value-type="float">
            <text:p>11,0822006802721</text:p>
          </table:table-cell>
          <table:table-cell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357.5" calcext:value-type="float">
            <text:p>1 357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41" calcext:value-type="float">
            <text:p>41</text:p>
          </table:table-cell>
          <table:table-cell table:formula="of:=90*[.E660]" office:value-type="float" office:value="3690" calcext:value-type="float">
            <text:p>3690</text:p>
          </table:table-cell>
          <table:table-cell table:formula="of:=[.C660]/294" office:value-type="float" office:value="4.61734693877551" calcext:value-type="float">
            <text:p>4,61734693877551</text:p>
          </table:table-cell>
          <table:table-cell table:formula="of:=[.D660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1314.833" calcext:value-type="float">
            <text:p>1 314,83</text:p>
          </table:table-cell>
          <table:table-cell office:value-type="float" office:value="3294.167" calcext:value-type="float">
            <text:p>3 294,17</text:p>
          </table:table-cell>
          <table:table-cell office:value-type="float" office:value="41" calcext:value-type="float">
            <text:p>41</text:p>
          </table:table-cell>
          <table:table-cell table:formula="of:=90*[.E661]" office:value-type="float" office:value="3690" calcext:value-type="float">
            <text:p>3690</text:p>
          </table:table-cell>
          <table:table-cell table:formula="of:=[.C661]/294" office:value-type="float" office:value="4.47222108843538" calcext:value-type="float">
            <text:p>4,47222108843538</text:p>
          </table:table-cell>
          <table:table-cell table:formula="of:=[.D661]/294" office:value-type="float" office:value="11.2046496598639" calcext:value-type="float">
            <text:p>11,2046496598639</text:p>
          </table:table-cell>
          <table:table-cell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1242.833" calcext:value-type="float">
            <text:p>1 242,83</text:p>
          </table:table-cell>
          <table:table-cell office:value-type="float" office:value="3260.833" calcext:value-type="float">
            <text:p>3 260,83</text:p>
          </table:table-cell>
          <table:table-cell office:value-type="float" office:value="41" calcext:value-type="float">
            <text:p>41</text:p>
          </table:table-cell>
          <table:table-cell table:formula="of:=90*[.E662]" office:value-type="float" office:value="3690" calcext:value-type="float">
            <text:p>3690</text:p>
          </table:table-cell>
          <table:table-cell table:formula="of:=[.C662]/294" office:value-type="float" office:value="4.2273231292517" calcext:value-type="float">
            <text:p>4,2273231292517</text:p>
          </table:table-cell>
          <table:table-cell table:formula="of:=[.D662]/294" office:value-type="float" office:value="11.091268707483" calcext:value-type="float">
            <text:p>11,091268707483</text:p>
          </table:table-cell>
          <table:table-cell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1196.167" calcext:value-type="float">
            <text:p>1 196,17</text:p>
          </table:table-cell>
          <table:table-cell office:value-type="float" office:value="3247.5" calcext:value-type="float">
            <text:p>3 247,50</text:p>
          </table:table-cell>
          <table:table-cell office:value-type="float" office:value="41" calcext:value-type="float">
            <text:p>41</text:p>
          </table:table-cell>
          <table:table-cell table:formula="of:=90*[.E663]" office:value-type="float" office:value="3690" calcext:value-type="float">
            <text:p>3690</text:p>
          </table:table-cell>
          <table:table-cell table:formula="of:=[.C663]/294" office:value-type="float" office:value="4.06859523809524" calcext:value-type="float">
            <text:p>4,06859523809524</text:p>
          </table:table-cell>
          <table:table-cell table:formula="of:=[.D663]/294" office:value-type="float" office:value="11.0459183673469" calcext:value-type="float">
            <text:p>11,0459183673469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1520.167" calcext:value-type="float">
            <text:p>1 520,17</text:p>
          </table:table-cell>
          <table:table-cell office:value-type="float" office:value="3156.833" calcext:value-type="float">
            <text:p>3 156,83</text:p>
          </table:table-cell>
          <table:table-cell office:value-type="float" office:value="42" calcext:value-type="float">
            <text:p>42</text:p>
          </table:table-cell>
          <table:table-cell table:formula="of:=90*[.E664]" office:value-type="float" office:value="3780" calcext:value-type="float">
            <text:p>3780</text:p>
          </table:table-cell>
          <table:table-cell table:formula="of:=[.C664]/294" office:value-type="float" office:value="5.17063605442177" calcext:value-type="float">
            <text:p>5,17063605442177</text:p>
          </table:table-cell>
          <table:table-cell table:formula="of:=[.D664]/294" office:value-type="float" office:value="10.7375272108844" calcext:value-type="float">
            <text:p>10,7375272108844</text:p>
          </table:table-cell>
          <table:table-cell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1493.5" calcext:value-type="float">
            <text:p>1 493,50</text:p>
          </table:table-cell>
          <table:table-cell office:value-type="float" office:value="3198.167" calcext:value-type="float">
            <text:p>3 198,17</text:p>
          </table:table-cell>
          <table:table-cell office:value-type="float" office:value="42" calcext:value-type="float">
            <text:p>42</text:p>
          </table:table-cell>
          <table:table-cell table:formula="of:=90*[.E665]" office:value-type="float" office:value="3780" calcext:value-type="float">
            <text:p>3780</text:p>
          </table:table-cell>
          <table:table-cell table:formula="of:=[.C665]/294" office:value-type="float" office:value="5.07993197278912" calcext:value-type="float">
            <text:p>5,07993197278912</text:p>
          </table:table-cell>
          <table:table-cell table:formula="of:=[.D665]/294" office:value-type="float" office:value="10.878119047619" calcext:value-type="float">
            <text:p>10,878119047619</text:p>
          </table:table-cell>
          <table:table-cell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1476.167" calcext:value-type="float">
            <text:p>1 476,17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42" calcext:value-type="float">
            <text:p>42</text:p>
          </table:table-cell>
          <table:table-cell table:formula="of:=90*[.E666]" office:value-type="float" office:value="3780" calcext:value-type="float">
            <text:p>3780</text:p>
          </table:table-cell>
          <table:table-cell table:formula="of:=[.C666]/294" office:value-type="float" office:value="5.02097619047619" calcext:value-type="float">
            <text:p>5,02097619047619</text:p>
          </table:table-cell>
          <table:table-cell table:formula="of:=[.D666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1424.167" calcext:value-type="float">
            <text:p>1 424,17</text:p>
          </table:table-cell>
          <table:table-cell office:value-type="float" office:value="3212.833" calcext:value-type="float">
            <text:p>3 212,83</text:p>
          </table:table-cell>
          <table:table-cell office:value-type="float" office:value="42" calcext:value-type="float">
            <text:p>42</text:p>
          </table:table-cell>
          <table:table-cell table:formula="of:=90*[.E667]" office:value-type="float" office:value="3780" calcext:value-type="float">
            <text:p>3780</text:p>
          </table:table-cell>
          <table:table-cell table:formula="of:=[.C667]/294" office:value-type="float" office:value="4.84410544217687" calcext:value-type="float">
            <text:p>4,84410544217687</text:p>
          </table:table-cell>
          <table:table-cell table:formula="of:=[.D667]/294" office:value-type="float" office:value="10.9280034013605" calcext:value-type="float">
            <text:p>10,9280034013605</text:p>
          </table:table-cell>
          <table:table-cell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1408.167" calcext:value-type="float">
            <text:p>1 408,17</text:p>
          </table:table-cell>
          <table:table-cell office:value-type="float" office:value="3260.833" calcext:value-type="float">
            <text:p>3 260,83</text:p>
          </table:table-cell>
          <table:table-cell office:value-type="float" office:value="42" calcext:value-type="float">
            <text:p>42</text:p>
          </table:table-cell>
          <table:table-cell table:formula="of:=90*[.E668]" office:value-type="float" office:value="3780" calcext:value-type="float">
            <text:p>3780</text:p>
          </table:table-cell>
          <table:table-cell table:formula="of:=[.C668]/294" office:value-type="float" office:value="4.78968367346939" calcext:value-type="float">
            <text:p>4,78968367346939</text:p>
          </table:table-cell>
          <table:table-cell table:formula="of:=[.D668]/294" office:value-type="float" office:value="11.091268707483" calcext:value-type="float">
            <text:p>11,091268707483</text:p>
          </table:table-cell>
          <table:table-cell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1378.833" calcext:value-type="float">
            <text:p>1 378,83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42" calcext:value-type="float">
            <text:p>42</text:p>
          </table:table-cell>
          <table:table-cell table:formula="of:=90*[.E669]" office:value-type="float" office:value="3780" calcext:value-type="float">
            <text:p>3780</text:p>
          </table:table-cell>
          <table:table-cell table:formula="of:=[.C669]/294" office:value-type="float" office:value="4.68990816326531" calcext:value-type="float">
            <text:p>4,68990816326531</text:p>
          </table:table-cell>
          <table:table-cell table:formula="of:=[.D669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1354.833" calcext:value-type="float">
            <text:p>1 354,83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42" calcext:value-type="float">
            <text:p>42</text:p>
          </table:table-cell>
          <table:table-cell table:formula="of:=90*[.E670]" office:value-type="float" office:value="3780" calcext:value-type="float">
            <text:p>3780</text:p>
          </table:table-cell>
          <table:table-cell table:formula="of:=[.C670]/294" office:value-type="float" office:value="4.60827551020408" calcext:value-type="float">
            <text:p>4,60827551020408</text:p>
          </table:table-cell>
          <table:table-cell table:formula="of:=[.D670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1321.5" calcext:value-type="float">
            <text:p>1 321,50</text:p>
          </table:table-cell>
          <table:table-cell office:value-type="float" office:value="3295.5" calcext:value-type="float">
            <text:p>3 295,50</text:p>
          </table:table-cell>
          <table:table-cell office:value-type="float" office:value="42" calcext:value-type="float">
            <text:p>42</text:p>
          </table:table-cell>
          <table:table-cell table:formula="of:=90*[.E671]" office:value-type="float" office:value="3780" calcext:value-type="float">
            <text:p>3780</text:p>
          </table:table-cell>
          <table:table-cell table:formula="of:=[.C671]/294" office:value-type="float" office:value="4.49489795918367" calcext:value-type="float">
            <text:p>4,49489795918367</text:p>
          </table:table-cell>
          <table:table-cell table:formula="of:=[.D671]/294" office:value-type="float" office:value="11.2091836734694" calcext:value-type="float">
            <text:p>11,2091836734694</text:p>
          </table:table-cell>
          <table:table-cell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1273.5" calcext:value-type="float">
            <text:p>1 273,50</text:p>
          </table:table-cell>
          <table:table-cell office:value-type="float" office:value="3286.167" calcext:value-type="float">
            <text:p>3 286,17</text:p>
          </table:table-cell>
          <table:table-cell office:value-type="float" office:value="42" calcext:value-type="float">
            <text:p>42</text:p>
          </table:table-cell>
          <table:table-cell table:formula="of:=90*[.E672]" office:value-type="float" office:value="3780" calcext:value-type="float">
            <text:p>3780</text:p>
          </table:table-cell>
          <table:table-cell table:formula="of:=[.C672]/294" office:value-type="float" office:value="4.33163265306123" calcext:value-type="float">
            <text:p>4,33163265306123</text:p>
          </table:table-cell>
          <table:table-cell table:formula="of:=[.D672]/294" office:value-type="float" office:value="11.1774387755102" calcext:value-type="float">
            <text:p>11,1774387755102</text:p>
          </table:table-cell>
          <table:table-cell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1230.833" calcext:value-type="float">
            <text:p>1 230,83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42" calcext:value-type="float">
            <text:p>42</text:p>
          </table:table-cell>
          <table:table-cell table:formula="of:=90*[.E673]" office:value-type="float" office:value="3780" calcext:value-type="float">
            <text:p>3780</text:p>
          </table:table-cell>
          <table:table-cell table:formula="of:=[.C673]/294" office:value-type="float" office:value="4.18650680272109" calcext:value-type="float">
            <text:p>4,18650680272109</text:p>
          </table:table-cell>
          <table:table-cell table:formula="of:=[.D673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1197.5" calcext:value-type="float">
            <text:p>1 197,50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42" calcext:value-type="float">
            <text:p>42</text:p>
          </table:table-cell>
          <table:table-cell table:formula="of:=90*[.E674]" office:value-type="float" office:value="3780" calcext:value-type="float">
            <text:p>3780</text:p>
          </table:table-cell>
          <table:table-cell table:formula="of:=[.C674]/294" office:value-type="float" office:value="4.07312925170068" calcext:value-type="float">
            <text:p>4,07312925170068</text:p>
          </table:table-cell>
          <table:table-cell table:formula="of:=[.D674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1174.833" calcext:value-type="float">
            <text:p>1 174,83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42" calcext:value-type="float">
            <text:p>42</text:p>
          </table:table-cell>
          <table:table-cell table:formula="of:=90*[.E675]" office:value-type="float" office:value="3780" calcext:value-type="float">
            <text:p>3780</text:p>
          </table:table-cell>
          <table:table-cell table:formula="of:=[.C675]/294" office:value-type="float" office:value="3.9960306122449" calcext:value-type="float">
            <text:p>3,9960306122449</text:p>
          </table:table-cell>
          <table:table-cell table:formula="of:=[.D675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1533.5" calcext:value-type="float">
            <text:p>1 533,50</text:p>
          </table:table-cell>
          <table:table-cell office:value-type="float" office:value="3164.833" calcext:value-type="float">
            <text:p>3 164,83</text:p>
          </table:table-cell>
          <table:table-cell office:value-type="float" office:value="43" calcext:value-type="float">
            <text:p>43</text:p>
          </table:table-cell>
          <table:table-cell table:formula="of:=90*[.E676]" office:value-type="float" office:value="3870" calcext:value-type="float">
            <text:p>3870</text:p>
          </table:table-cell>
          <table:table-cell table:formula="of:=[.C676]/294" office:value-type="float" office:value="5.21598639455782" calcext:value-type="float">
            <text:p>5,21598639455782</text:p>
          </table:table-cell>
          <table:table-cell table:formula="of:=[.D676]/294" office:value-type="float" office:value="10.7647380952381" calcext:value-type="float">
            <text:p>10,7647380952381</text:p>
          </table:table-cell>
          <table:table-cell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1524.167" calcext:value-type="float">
            <text:p>1 524,17</text:p>
          </table:table-cell>
          <table:table-cell office:value-type="float" office:value="3198.167" calcext:value-type="float">
            <text:p>3 198,17</text:p>
          </table:table-cell>
          <table:table-cell office:value-type="float" office:value="43" calcext:value-type="float">
            <text:p>43</text:p>
          </table:table-cell>
          <table:table-cell table:formula="of:=90*[.E677]" office:value-type="float" office:value="3870" calcext:value-type="float">
            <text:p>3870</text:p>
          </table:table-cell>
          <table:table-cell table:formula="of:=[.C677]/294" office:value-type="float" office:value="5.18424149659864" calcext:value-type="float">
            <text:p>5,18424149659864</text:p>
          </table:table-cell>
          <table:table-cell table:formula="of:=[.D677]/294" office:value-type="float" office:value="10.878119047619" calcext:value-type="float">
            <text:p>10,878119047619</text:p>
          </table:table-cell>
          <table:table-cell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1509.5" calcext:value-type="float">
            <text:p>1 509,50</text:p>
          </table:table-cell>
          <table:table-cell office:value-type="float" office:value="3236.833" calcext:value-type="float">
            <text:p>3 236,83</text:p>
          </table:table-cell>
          <table:table-cell office:value-type="float" office:value="43" calcext:value-type="float">
            <text:p>43</text:p>
          </table:table-cell>
          <table:table-cell table:formula="of:=90*[.E678]" office:value-type="float" office:value="3870" calcext:value-type="float">
            <text:p>3870</text:p>
          </table:table-cell>
          <table:table-cell table:formula="of:=[.C678]/294" office:value-type="float" office:value="5.1343537414966" calcext:value-type="float">
            <text:p>5,1343537414966</text:p>
          </table:table-cell>
          <table:table-cell table:formula="of:=[.D678]/294" office:value-type="float" office:value="11.0096360544218" calcext:value-type="float">
            <text:p>11,0096360544218</text:p>
          </table:table-cell>
          <table:table-cell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1510.833" calcext:value-type="float">
            <text:p>1 510,83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43" calcext:value-type="float">
            <text:p>43</text:p>
          </table:table-cell>
          <table:table-cell table:formula="of:=90*[.E679]" office:value-type="float" office:value="3870" calcext:value-type="float">
            <text:p>3870</text:p>
          </table:table-cell>
          <table:table-cell table:formula="of:=[.C679]/294" office:value-type="float" office:value="5.13888775510204" calcext:value-type="float">
            <text:p>5,13888775510204</text:p>
          </table:table-cell>
          <table:table-cell table:formula="of:=[.D679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1516.167" calcext:value-type="float">
            <text:p>1 516,17</text:p>
          </table:table-cell>
          <table:table-cell office:value-type="float" office:value="3327.5" calcext:value-type="float">
            <text:p>3 327,50</text:p>
          </table:table-cell>
          <table:table-cell office:value-type="float" office:value="43" calcext:value-type="float">
            <text:p>43</text:p>
          </table:table-cell>
          <table:table-cell table:formula="of:=90*[.E680]" office:value-type="float" office:value="3870" calcext:value-type="float">
            <text:p>3870</text:p>
          </table:table-cell>
          <table:table-cell table:formula="of:=[.C680]/294" office:value-type="float" office:value="5.1570306122449" calcext:value-type="float">
            <text:p>5,1570306122449</text:p>
          </table:table-cell>
          <table:table-cell table:formula="of:=[.D680]/294" office:value-type="float" office:value="11.3180272108844" calcext:value-type="float">
            <text:p>11,3180272108844</text:p>
          </table:table-cell>
          <table:table-cell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1501.5" calcext:value-type="float">
            <text:p>1 501,50</text:p>
          </table:table-cell>
          <table:table-cell office:value-type="float" office:value="3174.167" calcext:value-type="float">
            <text:p>3 174,17</text:p>
          </table:table-cell>
          <table:table-cell office:value-type="float" office:value="43" calcext:value-type="float">
            <text:p>43</text:p>
          </table:table-cell>
          <table:table-cell table:formula="of:=90*[.E681]" office:value-type="float" office:value="3870" calcext:value-type="float">
            <text:p>3870</text:p>
          </table:table-cell>
          <table:table-cell table:formula="of:=[.C681]/294" office:value-type="float" office:value="5.10714285714286" calcext:value-type="float">
            <text:p>5,10714285714286</text:p>
          </table:table-cell>
          <table:table-cell table:formula="of:=[.D681]/294" office:value-type="float" office:value="10.7964863945578" calcext:value-type="float">
            <text:p>10,7964863945578</text:p>
          </table:table-cell>
          <table:table-cell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1478.833" calcext:value-type="float">
            <text:p>1 478,83</text:p>
          </table:table-cell>
          <table:table-cell office:value-type="float" office:value="3216.833" calcext:value-type="float">
            <text:p>3 216,83</text:p>
          </table:table-cell>
          <table:table-cell office:value-type="float" office:value="43" calcext:value-type="float">
            <text:p>43</text:p>
          </table:table-cell>
          <table:table-cell table:formula="of:=90*[.E682]" office:value-type="float" office:value="3870" calcext:value-type="float">
            <text:p>3870</text:p>
          </table:table-cell>
          <table:table-cell table:formula="of:=[.C682]/294" office:value-type="float" office:value="5.03004421768708" calcext:value-type="float">
            <text:p>5,03004421768708</text:p>
          </table:table-cell>
          <table:table-cell table:formula="of:=[.D682]/294" office:value-type="float" office:value="10.9416088435374" calcext:value-type="float">
            <text:p>10,9416088435374</text:p>
          </table:table-cell>
          <table:table-cell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1444.167" calcext:value-type="float">
            <text:p>1 444,17</text:p>
          </table:table-cell>
          <table:table-cell office:value-type="float" office:value="3232.833" calcext:value-type="float">
            <text:p>3 232,83</text:p>
          </table:table-cell>
          <table:table-cell office:value-type="float" office:value="43" calcext:value-type="float">
            <text:p>43</text:p>
          </table:table-cell>
          <table:table-cell table:formula="of:=90*[.E683]" office:value-type="float" office:value="3870" calcext:value-type="float">
            <text:p>3870</text:p>
          </table:table-cell>
          <table:table-cell table:formula="of:=[.C683]/294" office:value-type="float" office:value="4.91213265306122" calcext:value-type="float">
            <text:p>4,91213265306122</text:p>
          </table:table-cell>
          <table:table-cell table:formula="of:=[.D683]/294" office:value-type="float" office:value="10.9960306122449" calcext:value-type="float">
            <text:p>10,9960306122449</text:p>
          </table:table-cell>
          <table:table-cell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1398.833" calcext:value-type="float">
            <text:p>1 398,83</text:p>
          </table:table-cell>
          <table:table-cell office:value-type="float" office:value="3238.167" calcext:value-type="float">
            <text:p>3 238,17</text:p>
          </table:table-cell>
          <table:table-cell office:value-type="float" office:value="43" calcext:value-type="float">
            <text:p>43</text:p>
          </table:table-cell>
          <table:table-cell table:formula="of:=90*[.E684]" office:value-type="float" office:value="3870" calcext:value-type="float">
            <text:p>3870</text:p>
          </table:table-cell>
          <table:table-cell table:formula="of:=[.C684]/294" office:value-type="float" office:value="4.75793537414966" calcext:value-type="float">
            <text:p>4,75793537414966</text:p>
          </table:table-cell>
          <table:table-cell table:formula="of:=[.D684]/294" office:value-type="float" office:value="11.0141734693878" calcext:value-type="float">
            <text:p>11,0141734693878</text:p>
          </table:table-cell>
          <table:table-cell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1396.167" calcext:value-type="float">
            <text:p>1 396,17</text:p>
          </table:table-cell>
          <table:table-cell office:value-type="float" office:value="3280.833" calcext:value-type="float">
            <text:p>3 280,83</text:p>
          </table:table-cell>
          <table:table-cell office:value-type="float" office:value="43" calcext:value-type="float">
            <text:p>43</text:p>
          </table:table-cell>
          <table:table-cell table:formula="of:=90*[.E685]" office:value-type="float" office:value="3870" calcext:value-type="float">
            <text:p>3870</text:p>
          </table:table-cell>
          <table:table-cell table:formula="of:=[.C685]/294" office:value-type="float" office:value="4.74886734693878" calcext:value-type="float">
            <text:p>4,74886734693878</text:p>
          </table:table-cell>
          <table:table-cell table:formula="of:=[.D685]/294" office:value-type="float" office:value="11.1592959183673" calcext:value-type="float">
            <text:p>11,1592959183673</text:p>
          </table:table-cell>
          <table:table-cell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1366.833" calcext:value-type="float">
            <text:p>1 366,83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43" calcext:value-type="float">
            <text:p>43</text:p>
          </table:table-cell>
          <table:table-cell table:formula="of:=90*[.E686]" office:value-type="float" office:value="3870" calcext:value-type="float">
            <text:p>3870</text:p>
          </table:table-cell>
          <table:table-cell table:formula="of:=[.C686]/294" office:value-type="float" office:value="4.64909183673469" calcext:value-type="float">
            <text:p>4,64909183673469</text:p>
          </table:table-cell>
          <table:table-cell table:formula="of:=[.D686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1337.5" calcext:value-type="float">
            <text:p>1 337,50</text:p>
          </table:table-cell>
          <table:table-cell office:value-type="float" office:value="3236.833" calcext:value-type="float">
            <text:p>3 236,83</text:p>
          </table:table-cell>
          <table:table-cell office:value-type="float" office:value="43" calcext:value-type="float">
            <text:p>43</text:p>
          </table:table-cell>
          <table:table-cell table:formula="of:=90*[.E687]" office:value-type="float" office:value="3870" calcext:value-type="float">
            <text:p>3870</text:p>
          </table:table-cell>
          <table:table-cell table:formula="of:=[.C687]/294" office:value-type="float" office:value="4.54931972789116" calcext:value-type="float">
            <text:p>4,54931972789116</text:p>
          </table:table-cell>
          <table:table-cell table:formula="of:=[.D687]/294" office:value-type="float" office:value="11.0096360544218" calcext:value-type="float">
            <text:p>11,0096360544218</text:p>
          </table:table-cell>
          <table:table-cell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1329.5" calcext:value-type="float">
            <text:p>1 329,50</text:p>
          </table:table-cell>
          <table:table-cell office:value-type="float" office:value="3284.833" calcext:value-type="float">
            <text:p>3 284,83</text:p>
          </table:table-cell>
          <table:table-cell office:value-type="float" office:value="43" calcext:value-type="float">
            <text:p>43</text:p>
          </table:table-cell>
          <table:table-cell table:formula="of:=90*[.E688]" office:value-type="float" office:value="3870" calcext:value-type="float">
            <text:p>3870</text:p>
          </table:table-cell>
          <table:table-cell table:formula="of:=[.C688]/294" office:value-type="float" office:value="4.52210884353742" calcext:value-type="float">
            <text:p>4,52210884353742</text:p>
          </table:table-cell>
          <table:table-cell table:formula="of:=[.D688]/294" office:value-type="float" office:value="11.1729013605442" calcext:value-type="float">
            <text:p>11,1729013605442</text:p>
          </table:table-cell>
          <table:table-cell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1306.833" calcext:value-type="float">
            <text:p>1 306,83</text:p>
          </table:table-cell>
          <table:table-cell office:value-type="float" office:value="3314.167" calcext:value-type="float">
            <text:p>3 314,17</text:p>
          </table:table-cell>
          <table:table-cell office:value-type="float" office:value="43" calcext:value-type="float">
            <text:p>43</text:p>
          </table:table-cell>
          <table:table-cell table:formula="of:=90*[.E689]" office:value-type="float" office:value="3870" calcext:value-type="float">
            <text:p>3870</text:p>
          </table:table-cell>
          <table:table-cell table:formula="of:=[.C689]/294" office:value-type="float" office:value="4.44501020408163" calcext:value-type="float">
            <text:p>4,44501020408163</text:p>
          </table:table-cell>
          <table:table-cell table:formula="of:=[.D689]/294" office:value-type="float" office:value="11.2726768707483" calcext:value-type="float">
            <text:p>11,2726768707483</text:p>
          </table:table-cell>
          <table:table-cell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1265.5" calcext:value-type="float">
            <text:p>1 265,50</text:p>
          </table:table-cell>
          <table:table-cell office:value-type="float" office:value="3283.5" calcext:value-type="float">
            <text:p>3 283,50</text:p>
          </table:table-cell>
          <table:table-cell office:value-type="float" office:value="43" calcext:value-type="float">
            <text:p>43</text:p>
          </table:table-cell>
          <table:table-cell table:formula="of:=90*[.E690]" office:value-type="float" office:value="3870" calcext:value-type="float">
            <text:p>3870</text:p>
          </table:table-cell>
          <table:table-cell table:formula="of:=[.C690]/294" office:value-type="float" office:value="4.30442176870748" calcext:value-type="float">
            <text:p>4,30442176870748</text:p>
          </table:table-cell>
          <table:table-cell table:formula="of:=[.D690]/294" office:value-type="float" office:value="11.1683673469388" calcext:value-type="float">
            <text:p>11,1683673469388</text:p>
          </table:table-cell>
          <table:table-cell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1230.833" calcext:value-type="float">
            <text:p>1 230,83</text:p>
          </table:table-cell>
          <table:table-cell office:value-type="float" office:value="3256.833" calcext:value-type="float">
            <text:p>3 256,83</text:p>
          </table:table-cell>
          <table:table-cell office:value-type="float" office:value="43" calcext:value-type="float">
            <text:p>43</text:p>
          </table:table-cell>
          <table:table-cell table:formula="of:=90*[.E691]" office:value-type="float" office:value="3870" calcext:value-type="float">
            <text:p>3870</text:p>
          </table:table-cell>
          <table:table-cell table:formula="of:=[.C691]/294" office:value-type="float" office:value="4.18650680272109" calcext:value-type="float">
            <text:p>4,18650680272109</text:p>
          </table:table-cell>
          <table:table-cell table:formula="of:=[.D691]/294" office:value-type="float" office:value="11.0776632653061" calcext:value-type="float">
            <text:p>11,0776632653061</text:p>
          </table:table-cell>
          <table:table-cell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193.5" calcext:value-type="float">
            <text:p>1 193,50</text:p>
          </table:table-cell>
          <table:table-cell office:value-type="float" office:value="3248.833" calcext:value-type="float">
            <text:p>3 248,83</text:p>
          </table:table-cell>
          <table:table-cell office:value-type="float" office:value="43" calcext:value-type="float">
            <text:p>43</text:p>
          </table:table-cell>
          <table:table-cell table:formula="of:=90*[.E692]" office:value-type="float" office:value="3870" calcext:value-type="float">
            <text:p>3870</text:p>
          </table:table-cell>
          <table:table-cell table:formula="of:=[.C692]/294" office:value-type="float" office:value="4.05952380952381" calcext:value-type="float">
            <text:p>4,05952380952381</text:p>
          </table:table-cell>
          <table:table-cell table:formula="of:=[.D692]/294" office:value-type="float" office:value="11.0504523809524" calcext:value-type="float">
            <text:p>11,0504523809524</text:p>
          </table:table-cell>
          <table:table-cell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1172.167" calcext:value-type="float">
            <text:p>1 172,17</text:p>
          </table:table-cell>
          <table:table-cell office:value-type="float" office:value="3260.833" calcext:value-type="float">
            <text:p>3 260,83</text:p>
          </table:table-cell>
          <table:table-cell office:value-type="float" office:value="43" calcext:value-type="float">
            <text:p>43</text:p>
          </table:table-cell>
          <table:table-cell table:formula="of:=90*[.E693]" office:value-type="float" office:value="3870" calcext:value-type="float">
            <text:p>3870</text:p>
          </table:table-cell>
          <table:table-cell table:formula="of:=[.C693]/294" office:value-type="float" office:value="3.98696258503401" calcext:value-type="float">
            <text:p>3,98696258503401</text:p>
          </table:table-cell>
          <table:table-cell table:formula="of:=[.D693]/294" office:value-type="float" office:value="11.091268707483" calcext:value-type="float">
            <text:p>11,091268707483</text:p>
          </table:table-cell>
          <table:table-cell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1184.167" calcext:value-type="float">
            <text:p>1 184,17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43" calcext:value-type="float">
            <text:p>43</text:p>
          </table:table-cell>
          <table:table-cell table:formula="of:=90*[.E694]" office:value-type="float" office:value="3870" calcext:value-type="float">
            <text:p>3870</text:p>
          </table:table-cell>
          <table:table-cell table:formula="of:=[.C694]/294" office:value-type="float" office:value="4.02777891156463" calcext:value-type="float">
            <text:p>4,02777891156463</text:p>
          </table:table-cell>
          <table:table-cell table:formula="of:=[.D694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299.5" calcext:value-type="float">
            <text:p>3 299,50</text:p>
          </table:table-cell>
          <table:table-cell office:value-type="float" office:value="44" calcext:value-type="float">
            <text:p>44</text:p>
          </table:table-cell>
          <table:table-cell table:formula="of:=90*[.E695]" office:value-type="float" office:value="3960" calcext:value-type="float">
            <text:p>3960</text:p>
          </table:table-cell>
          <table:table-cell table:formula="of:=[.C695]/294" office:value-type="float" office:value="5.26133673469388" calcext:value-type="float">
            <text:p>5,26133673469388</text:p>
          </table:table-cell>
          <table:table-cell table:formula="of:=[.D695]/294" office:value-type="float" office:value="11.2227891156463" calcext:value-type="float">
            <text:p>11,2227891156463</text:p>
          </table:table-cell>
          <table:table-cell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1550.833" calcext:value-type="float">
            <text:p>1 550,83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44" calcext:value-type="float">
            <text:p>44</text:p>
          </table:table-cell>
          <table:table-cell table:formula="of:=90*[.E696]" office:value-type="float" office:value="3960" calcext:value-type="float">
            <text:p>3960</text:p>
          </table:table-cell>
          <table:table-cell table:formula="of:=[.C696]/294" office:value-type="float" office:value="5.27494217687075" calcext:value-type="float">
            <text:p>5,27494217687075</text:p>
          </table:table-cell>
          <table:table-cell table:formula="of:=[.D696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1553.5" calcext:value-type="float">
            <text:p>1 553,50</text:p>
          </table:table-cell>
          <table:table-cell office:value-type="float" office:value="3194.167" calcext:value-type="float">
            <text:p>3 194,17</text:p>
          </table:table-cell>
          <table:table-cell office:value-type="float" office:value="44" calcext:value-type="float">
            <text:p>44</text:p>
          </table:table-cell>
          <table:table-cell table:formula="of:=90*[.E697]" office:value-type="float" office:value="3960" calcext:value-type="float">
            <text:p>3960</text:p>
          </table:table-cell>
          <table:table-cell table:formula="of:=[.C697]/294" office:value-type="float" office:value="5.28401360544218" calcext:value-type="float">
            <text:p>5,28401360544218</text:p>
          </table:table-cell>
          <table:table-cell table:formula="of:=[.D697]/294" office:value-type="float" office:value="10.8645136054422" calcext:value-type="float">
            <text:p>10,8645136054422</text:p>
          </table:table-cell>
          <table:table-cell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1529.5" calcext:value-type="float">
            <text:p>1 529,50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44" calcext:value-type="float">
            <text:p>44</text:p>
          </table:table-cell>
          <table:table-cell table:formula="of:=90*[.E698]" office:value-type="float" office:value="3960" calcext:value-type="float">
            <text:p>3960</text:p>
          </table:table-cell>
          <table:table-cell table:formula="of:=[.C698]/294" office:value-type="float" office:value="5.20238095238095" calcext:value-type="float">
            <text:p>5,20238095238095</text:p>
          </table:table-cell>
          <table:table-cell table:formula="of:=[.D698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1526.833" calcext:value-type="float">
            <text:p>1 526,83</text:p>
          </table:table-cell>
          <table:table-cell office:value-type="float" office:value="3162.167" calcext:value-type="float">
            <text:p>3 162,17</text:p>
          </table:table-cell>
          <table:table-cell office:value-type="float" office:value="44" calcext:value-type="float">
            <text:p>44</text:p>
          </table:table-cell>
          <table:table-cell table:formula="of:=90*[.E699]" office:value-type="float" office:value="3960" calcext:value-type="float">
            <text:p>3960</text:p>
          </table:table-cell>
          <table:table-cell table:formula="of:=[.C699]/294" office:value-type="float" office:value="5.19330952380952" calcext:value-type="float">
            <text:p>5,19330952380952</text:p>
          </table:table-cell>
          <table:table-cell table:formula="of:=[.D699]/294" office:value-type="float" office:value="10.7556700680272" calcext:value-type="float">
            <text:p>10,7556700680272</text:p>
          </table:table-cell>
          <table:table-cell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1504.167" calcext:value-type="float">
            <text:p>1 504,17</text:p>
          </table:table-cell>
          <table:table-cell office:value-type="float" office:value="3183.5" calcext:value-type="float">
            <text:p>3 183,50</text:p>
          </table:table-cell>
          <table:table-cell office:value-type="float" office:value="44" calcext:value-type="float">
            <text:p>44</text:p>
          </table:table-cell>
          <table:table-cell table:formula="of:=90*[.E700]" office:value-type="float" office:value="3960" calcext:value-type="float">
            <text:p>3960</text:p>
          </table:table-cell>
          <table:table-cell table:formula="of:=[.C700]/294" office:value-type="float" office:value="5.11621428571429" calcext:value-type="float">
            <text:p>5,11621428571429</text:p>
          </table:table-cell>
          <table:table-cell table:formula="of:=[.D700]/294" office:value-type="float" office:value="10.828231292517" calcext:value-type="float">
            <text:p>10,828231292517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486.833" calcext:value-type="float">
            <text:p>1 486,83</text:p>
          </table:table-cell>
          <table:table-cell office:value-type="float" office:value="3202.167" calcext:value-type="float">
            <text:p>3 202,17</text:p>
          </table:table-cell>
          <table:table-cell office:value-type="float" office:value="44" calcext:value-type="float">
            <text:p>44</text:p>
          </table:table-cell>
          <table:table-cell table:formula="of:=90*[.E701]" office:value-type="float" office:value="3960" calcext:value-type="float">
            <text:p>3960</text:p>
          </table:table-cell>
          <table:table-cell table:formula="of:=[.C701]/294" office:value-type="float" office:value="5.05725510204082" calcext:value-type="float">
            <text:p>5,05725510204082</text:p>
          </table:table-cell>
          <table:table-cell table:formula="of:=[.D701]/294" office:value-type="float" office:value="10.8917244897959" calcext:value-type="float">
            <text:p>10,8917244897959</text:p>
          </table:table-cell>
          <table:table-cell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1472.167" calcext:value-type="float">
            <text:p>1 472,17</text:p>
          </table:table-cell>
          <table:table-cell office:value-type="float" office:value="3218.167" calcext:value-type="float">
            <text:p>3 218,17</text:p>
          </table:table-cell>
          <table:table-cell office:value-type="float" office:value="44" calcext:value-type="float">
            <text:p>44</text:p>
          </table:table-cell>
          <table:table-cell table:formula="of:=90*[.E702]" office:value-type="float" office:value="3960" calcext:value-type="float">
            <text:p>3960</text:p>
          </table:table-cell>
          <table:table-cell table:formula="of:=[.C702]/294" office:value-type="float" office:value="5.00737074829932" calcext:value-type="float">
            <text:p>5,00737074829932</text:p>
          </table:table-cell>
          <table:table-cell table:formula="of:=[.D702]/294" office:value-type="float" office:value="10.9461462585034" calcext:value-type="float">
            <text:p>10,9461462585034</text:p>
          </table:table-cell>
          <table:table-cell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1424.167" calcext:value-type="float">
            <text:p>1 424,17</text:p>
          </table:table-cell>
          <table:table-cell office:value-type="float" office:value="3212.833" calcext:value-type="float">
            <text:p>3 212,83</text:p>
          </table:table-cell>
          <table:table-cell office:value-type="float" office:value="44" calcext:value-type="float">
            <text:p>44</text:p>
          </table:table-cell>
          <table:table-cell table:formula="of:=90*[.E703]" office:value-type="float" office:value="3960" calcext:value-type="float">
            <text:p>3960</text:p>
          </table:table-cell>
          <table:table-cell table:formula="of:=[.C703]/294" office:value-type="float" office:value="4.84410544217687" calcext:value-type="float">
            <text:p>4,84410544217687</text:p>
          </table:table-cell>
          <table:table-cell table:formula="of:=[.D703]/294" office:value-type="float" office:value="10.9280034013605" calcext:value-type="float">
            <text:p>10,9280034013605</text:p>
          </table:table-cell>
          <table:table-cell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1404.167" calcext:value-type="float">
            <text:p>1 404,17</text:p>
          </table:table-cell>
          <table:table-cell office:value-type="float" office:value="3244.833" calcext:value-type="float">
            <text:p>3 244,83</text:p>
          </table:table-cell>
          <table:table-cell office:value-type="float" office:value="44" calcext:value-type="float">
            <text:p>44</text:p>
          </table:table-cell>
          <table:table-cell table:formula="of:=90*[.E704]" office:value-type="float" office:value="3960" calcext:value-type="float">
            <text:p>3960</text:p>
          </table:table-cell>
          <table:table-cell table:formula="of:=[.C704]/294" office:value-type="float" office:value="4.77607823129252" calcext:value-type="float">
            <text:p>4,77607823129252</text:p>
          </table:table-cell>
          <table:table-cell table:formula="of:=[.D704]/294" office:value-type="float" office:value="11.0368469387755" calcext:value-type="float">
            <text:p>11,0368469387755</text:p>
          </table:table-cell>
          <table:table-cell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1373.5" calcext:value-type="float">
            <text:p>1 373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44" calcext:value-type="float">
            <text:p>44</text:p>
          </table:table-cell>
          <table:table-cell table:formula="of:=90*[.E705]" office:value-type="float" office:value="3960" calcext:value-type="float">
            <text:p>3960</text:p>
          </table:table-cell>
          <table:table-cell table:formula="of:=[.C705]/294" office:value-type="float" office:value="4.67176870748299" calcext:value-type="float">
            <text:p>4,67176870748299</text:p>
          </table:table-cell>
          <table:table-cell table:formula="of:=[.D705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1332.167" calcext:value-type="float">
            <text:p>1 332,17</text:p>
          </table:table-cell>
          <table:table-cell office:value-type="float" office:value="3234.167" calcext:value-type="float">
            <text:p>3 234,17</text:p>
          </table:table-cell>
          <table:table-cell office:value-type="float" office:value="44" calcext:value-type="float">
            <text:p>44</text:p>
          </table:table-cell>
          <table:table-cell table:formula="of:=90*[.E706]" office:value-type="float" office:value="3960" calcext:value-type="float">
            <text:p>3960</text:p>
          </table:table-cell>
          <table:table-cell table:formula="of:=[.C706]/294" office:value-type="float" office:value="4.53118027210884" calcext:value-type="float">
            <text:p>4,53118027210884</text:p>
          </table:table-cell>
          <table:table-cell table:formula="of:=[.D706]/294" office:value-type="float" office:value="11.0005680272109" calcext:value-type="float">
            <text:p>11,0005680272109</text:p>
          </table:table-cell>
          <table:table-cell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1337.5" calcext:value-type="float">
            <text:p>1 337,50</text:p>
          </table:table-cell>
          <table:table-cell office:value-type="float" office:value="3272.833" calcext:value-type="float">
            <text:p>3 272,83</text:p>
          </table:table-cell>
          <table:table-cell office:value-type="float" office:value="44" calcext:value-type="float">
            <text:p>44</text:p>
          </table:table-cell>
          <table:table-cell table:formula="of:=90*[.E707]" office:value-type="float" office:value="3960" calcext:value-type="float">
            <text:p>3960</text:p>
          </table:table-cell>
          <table:table-cell table:formula="of:=[.C707]/294" office:value-type="float" office:value="4.54931972789116" calcext:value-type="float">
            <text:p>4,54931972789116</text:p>
          </table:table-cell>
          <table:table-cell table:formula="of:=[.D707]/294" office:value-type="float" office:value="11.1320850340136" calcext:value-type="float">
            <text:p>11,1320850340136</text:p>
          </table:table-cell>
          <table:table-cell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1316.167" calcext:value-type="float">
            <text:p>1 316,17</text:p>
          </table:table-cell>
          <table:table-cell office:value-type="float" office:value="3304.833" calcext:value-type="float">
            <text:p>3 304,83</text:p>
          </table:table-cell>
          <table:table-cell office:value-type="float" office:value="44" calcext:value-type="float">
            <text:p>44</text:p>
          </table:table-cell>
          <table:table-cell table:formula="of:=90*[.E708]" office:value-type="float" office:value="3960" calcext:value-type="float">
            <text:p>3960</text:p>
          </table:table-cell>
          <table:table-cell table:formula="of:=[.C708]/294" office:value-type="float" office:value="4.47675850340136" calcext:value-type="float">
            <text:p>4,47675850340136</text:p>
          </table:table-cell>
          <table:table-cell table:formula="of:=[.D708]/294" office:value-type="float" office:value="11.2409285714286" calcext:value-type="float">
            <text:p>11,2409285714286</text:p>
          </table:table-cell>
          <table:table-cell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1264.167" calcext:value-type="float">
            <text:p>1 264,17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44" calcext:value-type="float">
            <text:p>44</text:p>
          </table:table-cell>
          <table:table-cell table:formula="of:=90*[.E709]" office:value-type="float" office:value="3960" calcext:value-type="float">
            <text:p>3960</text:p>
          </table:table-cell>
          <table:table-cell table:formula="of:=[.C709]/294" office:value-type="float" office:value="4.29988775510204" calcext:value-type="float">
            <text:p>4,29988775510204</text:p>
          </table:table-cell>
          <table:table-cell table:formula="of:=[.D709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1212.167" calcext:value-type="float">
            <text:p>1 212,17</text:p>
          </table:table-cell>
          <table:table-cell office:value-type="float" office:value="3244.833" calcext:value-type="float">
            <text:p>3 244,83</text:p>
          </table:table-cell>
          <table:table-cell office:value-type="float" office:value="44" calcext:value-type="float">
            <text:p>44</text:p>
          </table:table-cell>
          <table:table-cell table:formula="of:=90*[.E710]" office:value-type="float" office:value="3960" calcext:value-type="float">
            <text:p>3960</text:p>
          </table:table-cell>
          <table:table-cell table:formula="of:=[.C710]/294" office:value-type="float" office:value="4.12301700680272" calcext:value-type="float">
            <text:p>4,12301700680272</text:p>
          </table:table-cell>
          <table:table-cell table:formula="of:=[.D710]/294" office:value-type="float" office:value="11.0368469387755" calcext:value-type="float">
            <text:p>11,0368469387755</text:p>
          </table:table-cell>
          <table:table-cell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1180.167" calcext:value-type="float">
            <text:p>1 180,17</text:p>
          </table:table-cell>
          <table:table-cell office:value-type="float" office:value="3266.167" calcext:value-type="float">
            <text:p>3 266,17</text:p>
          </table:table-cell>
          <table:table-cell office:value-type="float" office:value="44" calcext:value-type="float">
            <text:p>44</text:p>
          </table:table-cell>
          <table:table-cell table:formula="of:=90*[.E711]" office:value-type="float" office:value="3960" calcext:value-type="float">
            <text:p>3960</text:p>
          </table:table-cell>
          <table:table-cell table:formula="of:=[.C711]/294" office:value-type="float" office:value="4.01417346938776" calcext:value-type="float">
            <text:p>4,01417346938776</text:p>
          </table:table-cell>
          <table:table-cell table:formula="of:=[.D711]/294" office:value-type="float" office:value="11.1094115646259" calcext:value-type="float">
            <text:p>11,1094115646259</text:p>
          </table:table-cell>
          <table:table-cell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1553.5" calcext:value-type="float">
            <text:p>1 553,50</text:p>
          </table:table-cell>
          <table:table-cell office:value-type="float" office:value="3318.167" calcext:value-type="float">
            <text:p>3 318,17</text:p>
          </table:table-cell>
          <table:table-cell office:value-type="float" office:value="45" calcext:value-type="float">
            <text:p>45</text:p>
          </table:table-cell>
          <table:table-cell table:formula="of:=90*[.E712]" office:value-type="float" office:value="4050" calcext:value-type="float">
            <text:p>4050</text:p>
          </table:table-cell>
          <table:table-cell table:formula="of:=[.C712]/294" office:value-type="float" office:value="5.28401360544218" calcext:value-type="float">
            <text:p>5,28401360544218</text:p>
          </table:table-cell>
          <table:table-cell table:formula="of:=[.D712]/294" office:value-type="float" office:value="11.2862823129252" calcext:value-type="float">
            <text:p>11,2862823129252</text:p>
          </table:table-cell>
          <table:table-cell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1549.5" calcext:value-type="float">
            <text:p>1 549,50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45" calcext:value-type="float">
            <text:p>45</text:p>
          </table:table-cell>
          <table:table-cell table:formula="of:=90*[.E713]" office:value-type="float" office:value="4050" calcext:value-type="float">
            <text:p>4050</text:p>
          </table:table-cell>
          <table:table-cell table:formula="of:=[.C713]/294" office:value-type="float" office:value="5.27040816326531" calcext:value-type="float">
            <text:p>5,27040816326531</text:p>
          </table:table-cell>
          <table:table-cell table:formula="of:=[.D713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228.833" calcext:value-type="float">
            <text:p>3 228,83</text:p>
          </table:table-cell>
          <table:table-cell office:value-type="float" office:value="45" calcext:value-type="float">
            <text:p>45</text:p>
          </table:table-cell>
          <table:table-cell table:formula="of:=90*[.E714]" office:value-type="float" office:value="4050" calcext:value-type="float">
            <text:p>4050</text:p>
          </table:table-cell>
          <table:table-cell table:formula="of:=[.C714]/294" office:value-type="float" office:value="5.32482993197279" calcext:value-type="float">
            <text:p>5,32482993197279</text:p>
          </table:table-cell>
          <table:table-cell table:formula="of:=[.D714]/294" office:value-type="float" office:value="10.982425170068" calcext:value-type="float">
            <text:p>10,982425170068</text:p>
          </table:table-cell>
          <table:table-cell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1538.833" calcext:value-type="float">
            <text:p>1 538,83</text:p>
          </table:table-cell>
          <table:table-cell office:value-type="float" office:value="3196.833" calcext:value-type="float">
            <text:p>3 196,83</text:p>
          </table:table-cell>
          <table:table-cell office:value-type="float" office:value="45" calcext:value-type="float">
            <text:p>45</text:p>
          </table:table-cell>
          <table:table-cell table:formula="of:=90*[.E715]" office:value-type="float" office:value="4050" calcext:value-type="float">
            <text:p>4050</text:p>
          </table:table-cell>
          <table:table-cell table:formula="of:=[.C715]/294" office:value-type="float" office:value="5.23412585034014" calcext:value-type="float">
            <text:p>5,23412585034014</text:p>
          </table:table-cell>
          <table:table-cell table:formula="of:=[.D715]/294" office:value-type="float" office:value="10.8735816326531" calcext:value-type="float">
            <text:p>10,8735816326531</text:p>
          </table:table-cell>
          <table:table-cell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524.167" calcext:value-type="float">
            <text:p>1 524,17</text:p>
          </table:table-cell>
          <table:table-cell office:value-type="float" office:value="3147.5" calcext:value-type="float">
            <text:p>3 147,50</text:p>
          </table:table-cell>
          <table:table-cell office:value-type="float" office:value="45" calcext:value-type="float">
            <text:p>45</text:p>
          </table:table-cell>
          <table:table-cell table:formula="of:=90*[.E716]" office:value-type="float" office:value="4050" calcext:value-type="float">
            <text:p>4050</text:p>
          </table:table-cell>
          <table:table-cell table:formula="of:=[.C716]/294" office:value-type="float" office:value="5.18424149659864" calcext:value-type="float">
            <text:p>5,18424149659864</text:p>
          </table:table-cell>
          <table:table-cell table:formula="of:=[.D716]/294" office:value-type="float" office:value="10.7057823129252" calcext:value-type="float">
            <text:p>10,7057823129252</text:p>
          </table:table-cell>
          <table:table-cell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1481.5" calcext:value-type="float">
            <text:p>1 481,50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45" calcext:value-type="float">
            <text:p>45</text:p>
          </table:table-cell>
          <table:table-cell table:formula="of:=90*[.E717]" office:value-type="float" office:value="4050" calcext:value-type="float">
            <text:p>4050</text:p>
          </table:table-cell>
          <table:table-cell table:formula="of:=[.C717]/294" office:value-type="float" office:value="5.0391156462585" calcext:value-type="float">
            <text:p>5,0391156462585</text:p>
          </table:table-cell>
          <table:table-cell table:formula="of:=[.D717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1426.833" calcext:value-type="float">
            <text:p>1 426,83</text:p>
          </table:table-cell>
          <table:table-cell office:value-type="float" office:value="3219.5" calcext:value-type="float">
            <text:p>3 219,50</text:p>
          </table:table-cell>
          <table:table-cell office:value-type="float" office:value="45" calcext:value-type="float">
            <text:p>45</text:p>
          </table:table-cell>
          <table:table-cell table:formula="of:=90*[.E718]" office:value-type="float" office:value="4050" calcext:value-type="float">
            <text:p>4050</text:p>
          </table:table-cell>
          <table:table-cell table:formula="of:=[.C718]/294" office:value-type="float" office:value="4.85317346938776" calcext:value-type="float">
            <text:p>4,85317346938776</text:p>
          </table:table-cell>
          <table:table-cell table:formula="of:=[.D718]/294" office:value-type="float" office:value="10.9506802721088" calcext:value-type="float">
            <text:p>10,9506802721088</text:p>
          </table:table-cell>
          <table:table-cell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1382.833" calcext:value-type="float">
            <text:p>1 382,83</text:p>
          </table:table-cell>
          <table:table-cell office:value-type="float" office:value="3234.167" calcext:value-type="float">
            <text:p>3 234,17</text:p>
          </table:table-cell>
          <table:table-cell office:value-type="float" office:value="45" calcext:value-type="float">
            <text:p>45</text:p>
          </table:table-cell>
          <table:table-cell table:formula="of:=90*[.E719]" office:value-type="float" office:value="4050" calcext:value-type="float">
            <text:p>4050</text:p>
          </table:table-cell>
          <table:table-cell table:formula="of:=[.C719]/294" office:value-type="float" office:value="4.70351360544218" calcext:value-type="float">
            <text:p>4,70351360544218</text:p>
          </table:table-cell>
          <table:table-cell table:formula="of:=[.D719]/294" office:value-type="float" office:value="11.0005680272109" calcext:value-type="float">
            <text:p>11,0005680272109</text:p>
          </table:table-cell>
          <table:table-cell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1345.5" calcext:value-type="float">
            <text:p>1 345,50</text:p>
          </table:table-cell>
          <table:table-cell office:value-type="float" office:value="3230.167" calcext:value-type="float">
            <text:p>3 230,17</text:p>
          </table:table-cell>
          <table:table-cell office:value-type="float" office:value="45" calcext:value-type="float">
            <text:p>45</text:p>
          </table:table-cell>
          <table:table-cell table:formula="of:=90*[.E720]" office:value-type="float" office:value="4050" calcext:value-type="float">
            <text:p>4050</text:p>
          </table:table-cell>
          <table:table-cell table:formula="of:=[.C720]/294" office:value-type="float" office:value="4.5765306122449" calcext:value-type="float">
            <text:p>4,5765306122449</text:p>
          </table:table-cell>
          <table:table-cell table:formula="of:=[.D720]/294" office:value-type="float" office:value="10.986962585034" calcext:value-type="float">
            <text:p>10,986962585034</text:p>
          </table:table-cell>
          <table:table-cell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320.167" calcext:value-type="float">
            <text:p>1 320,17</text:p>
          </table:table-cell>
          <table:table-cell office:value-type="float" office:value="3278.167" calcext:value-type="float">
            <text:p>3 278,17</text:p>
          </table:table-cell>
          <table:table-cell office:value-type="float" office:value="45" calcext:value-type="float">
            <text:p>45</text:p>
          </table:table-cell>
          <table:table-cell table:formula="of:=90*[.E721]" office:value-type="float" office:value="4050" calcext:value-type="float">
            <text:p>4050</text:p>
          </table:table-cell>
          <table:table-cell table:formula="of:=[.C721]/294" office:value-type="float" office:value="4.49036394557823" calcext:value-type="float">
            <text:p>4,49036394557823</text:p>
          </table:table-cell>
          <table:table-cell table:formula="of:=[.D721]/294" office:value-type="float" office:value="11.1502278911565" calcext:value-type="float">
            <text:p>11,1502278911565</text:p>
          </table:table-cell>
          <table:table-cell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1282.833" calcext:value-type="float">
            <text:p>1 282,83</text:p>
          </table:table-cell>
          <table:table-cell office:value-type="float" office:value="3284.833" calcext:value-type="float">
            <text:p>3 284,83</text:p>
          </table:table-cell>
          <table:table-cell office:value-type="float" office:value="45" calcext:value-type="float">
            <text:p>45</text:p>
          </table:table-cell>
          <table:table-cell table:formula="of:=90*[.E722]" office:value-type="float" office:value="4050" calcext:value-type="float">
            <text:p>4050</text:p>
          </table:table-cell>
          <table:table-cell table:formula="of:=[.C722]/294" office:value-type="float" office:value="4.36337755102041" calcext:value-type="float">
            <text:p>4,36337755102041</text:p>
          </table:table-cell>
          <table:table-cell table:formula="of:=[.D722]/294" office:value-type="float" office:value="11.1729013605442" calcext:value-type="float">
            <text:p>11,1729013605442</text:p>
          </table:table-cell>
          <table:table-cell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1234.833" calcext:value-type="float">
            <text:p>1 234,83</text:p>
          </table:table-cell>
          <table:table-cell office:value-type="float" office:value="3256.833" calcext:value-type="float">
            <text:p>3 256,83</text:p>
          </table:table-cell>
          <table:table-cell office:value-type="float" office:value="45" calcext:value-type="float">
            <text:p>45</text:p>
          </table:table-cell>
          <table:table-cell table:formula="of:=90*[.E723]" office:value-type="float" office:value="4050" calcext:value-type="float">
            <text:p>4050</text:p>
          </table:table-cell>
          <table:table-cell table:formula="of:=[.C723]/294" office:value-type="float" office:value="4.20011224489796" calcext:value-type="float">
            <text:p>4,20011224489796</text:p>
          </table:table-cell>
          <table:table-cell table:formula="of:=[.D723]/294" office:value-type="float" office:value="11.0776632653061" calcext:value-type="float">
            <text:p>11,0776632653061</text:p>
          </table:table-cell>
          <table:table-cell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1202.833" calcext:value-type="float">
            <text:p>1 202,83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45" calcext:value-type="float">
            <text:p>45</text:p>
          </table:table-cell>
          <table:table-cell table:formula="of:=90*[.E724]" office:value-type="float" office:value="4050" calcext:value-type="float">
            <text:p>4050</text:p>
          </table:table-cell>
          <table:table-cell table:formula="of:=[.C724]/294" office:value-type="float" office:value="4.09126870748299" calcext:value-type="float">
            <text:p>4,09126870748299</text:p>
          </table:table-cell>
          <table:table-cell table:formula="of:=[.D724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1168.167" calcext:value-type="float">
            <text:p>1 168,17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45" calcext:value-type="float">
            <text:p>45</text:p>
          </table:table-cell>
          <table:table-cell table:formula="of:=90*[.E725]" office:value-type="float" office:value="4050" calcext:value-type="float">
            <text:p>4050</text:p>
          </table:table-cell>
          <table:table-cell table:formula="of:=[.C725]/294" office:value-type="float" office:value="3.97335714285714" calcext:value-type="float">
            <text:p>3,97335714285714</text:p>
          </table:table-cell>
          <table:table-cell table:formula="of:=[.D725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1200.167" calcext:value-type="float">
            <text:p>1 200,17</text:p>
          </table:table-cell>
          <table:table-cell office:value-type="float" office:value="3304.833" calcext:value-type="float">
            <text:p>3 304,83</text:p>
          </table:table-cell>
          <table:table-cell office:value-type="float" office:value="45" calcext:value-type="float">
            <text:p>45</text:p>
          </table:table-cell>
          <table:table-cell table:formula="of:=90*[.E726]" office:value-type="float" office:value="4050" calcext:value-type="float">
            <text:p>4050</text:p>
          </table:table-cell>
          <table:table-cell table:formula="of:=[.C726]/294" office:value-type="float" office:value="4.08220068027211" calcext:value-type="float">
            <text:p>4,08220068027211</text:p>
          </table:table-cell>
          <table:table-cell table:formula="of:=[.D726]/294" office:value-type="float" office:value="11.2409285714286" calcext:value-type="float">
            <text:p>11,2409285714286</text:p>
          </table:table-cell>
          <table:table-cell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1568.167" calcext:value-type="float">
            <text:p>1 568,17</text:p>
          </table:table-cell>
          <table:table-cell office:value-type="float" office:value="3334.167" calcext:value-type="float">
            <text:p>3 334,17</text:p>
          </table:table-cell>
          <table:table-cell office:value-type="float" office:value="46" calcext:value-type="float">
            <text:p>46</text:p>
          </table:table-cell>
          <table:table-cell table:formula="of:=90*[.E727]" office:value-type="float" office:value="4140" calcext:value-type="float">
            <text:p>4140</text:p>
          </table:table-cell>
          <table:table-cell table:formula="of:=[.C727]/294" office:value-type="float" office:value="5.33390136054422" calcext:value-type="float">
            <text:p>5,33390136054422</text:p>
          </table:table-cell>
          <table:table-cell table:formula="of:=[.D727]/294" office:value-type="float" office:value="11.3407040816327" calcext:value-type="float">
            <text:p>11,3407040816327</text:p>
          </table:table-cell>
          <table:table-cell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1557.5" calcext:value-type="float">
            <text:p>1 557,50</text:p>
          </table:table-cell>
          <table:table-cell office:value-type="float" office:value="3298.167" calcext:value-type="float">
            <text:p>3 298,17</text:p>
          </table:table-cell>
          <table:table-cell office:value-type="float" office:value="46" calcext:value-type="float">
            <text:p>46</text:p>
          </table:table-cell>
          <table:table-cell table:formula="of:=90*[.E728]" office:value-type="float" office:value="4140" calcext:value-type="float">
            <text:p>4140</text:p>
          </table:table-cell>
          <table:table-cell table:formula="of:=[.C728]/294" office:value-type="float" office:value="5.29761904761905" calcext:value-type="float">
            <text:p>5,29761904761905</text:p>
          </table:table-cell>
          <table:table-cell table:formula="of:=[.D728]/294" office:value-type="float" office:value="11.2182551020408" calcext:value-type="float">
            <text:p>11,2182551020408</text:p>
          </table:table-cell>
          <table:table-cell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1568.167" calcext:value-type="float">
            <text:p>1 568,17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46" calcext:value-type="float">
            <text:p>46</text:p>
          </table:table-cell>
          <table:table-cell table:formula="of:=90*[.E729]" office:value-type="float" office:value="4140" calcext:value-type="float">
            <text:p>4140</text:p>
          </table:table-cell>
          <table:table-cell table:formula="of:=[.C729]/294" office:value-type="float" office:value="5.33390136054422" calcext:value-type="float">
            <text:p>5,33390136054422</text:p>
          </table:table-cell>
          <table:table-cell table:formula="of:=[.D729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1553.5" calcext:value-type="float">
            <text:p>1 553,50</text:p>
          </table:table-cell>
          <table:table-cell office:value-type="float" office:value="3234.167" calcext:value-type="float">
            <text:p>3 234,17</text:p>
          </table:table-cell>
          <table:table-cell office:value-type="float" office:value="46" calcext:value-type="float">
            <text:p>46</text:p>
          </table:table-cell>
          <table:table-cell table:formula="of:=90*[.E730]" office:value-type="float" office:value="4140" calcext:value-type="float">
            <text:p>4140</text:p>
          </table:table-cell>
          <table:table-cell table:formula="of:=[.C730]/294" office:value-type="float" office:value="5.28401360544218" calcext:value-type="float">
            <text:p>5,28401360544218</text:p>
          </table:table-cell>
          <table:table-cell table:formula="of:=[.D730]/294" office:value-type="float" office:value="11.0005680272109" calcext:value-type="float">
            <text:p>11,0005680272109</text:p>
          </table:table-cell>
          <table:table-cell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558.833" calcext:value-type="float">
            <text:p>1 558,83</text:p>
          </table:table-cell>
          <table:table-cell office:value-type="float" office:value="3196.833" calcext:value-type="float">
            <text:p>3 196,83</text:p>
          </table:table-cell>
          <table:table-cell office:value-type="float" office:value="46" calcext:value-type="float">
            <text:p>46</text:p>
          </table:table-cell>
          <table:table-cell table:formula="of:=90*[.E731]" office:value-type="float" office:value="4140" calcext:value-type="float">
            <text:p>4140</text:p>
          </table:table-cell>
          <table:table-cell table:formula="of:=[.C731]/294" office:value-type="float" office:value="5.30215306122449" calcext:value-type="float">
            <text:p>5,30215306122449</text:p>
          </table:table-cell>
          <table:table-cell table:formula="of:=[.D731]/294" office:value-type="float" office:value="10.8735816326531" calcext:value-type="float">
            <text:p>10,8735816326531</text:p>
          </table:table-cell>
          <table:table-cell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3170.167" calcext:value-type="float">
            <text:p>3 170,17</text:p>
          </table:table-cell>
          <table:table-cell office:value-type="float" office:value="46" calcext:value-type="float">
            <text:p>46</text:p>
          </table:table-cell>
          <table:table-cell table:formula="of:=90*[.E732]" office:value-type="float" office:value="4140" calcext:value-type="float">
            <text:p>4140</text:p>
          </table:table-cell>
          <table:table-cell table:formula="of:=[.C732]/294" office:value-type="float" office:value="5.25226870748299" calcext:value-type="float">
            <text:p>5,25226870748299</text:p>
          </table:table-cell>
          <table:table-cell table:formula="of:=[.D732]/294" office:value-type="float" office:value="10.782880952381" calcext:value-type="float">
            <text:p>10,782880952381</text:p>
          </table:table-cell>
          <table:table-cell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1522.833" calcext:value-type="float">
            <text:p>1 522,83</text:p>
          </table:table-cell>
          <table:table-cell office:value-type="float" office:value="3154.167" calcext:value-type="float">
            <text:p>3 154,17</text:p>
          </table:table-cell>
          <table:table-cell office:value-type="float" office:value="46" calcext:value-type="float">
            <text:p>46</text:p>
          </table:table-cell>
          <table:table-cell table:formula="of:=90*[.E733]" office:value-type="float" office:value="4140" calcext:value-type="float">
            <text:p>4140</text:p>
          </table:table-cell>
          <table:table-cell table:formula="of:=[.C733]/294" office:value-type="float" office:value="5.17970408163265" calcext:value-type="float">
            <text:p>5,17970408163265</text:p>
          </table:table-cell>
          <table:table-cell table:formula="of:=[.D733]/294" office:value-type="float" office:value="10.7284591836735" calcext:value-type="float">
            <text:p>10,7284591836735</text:p>
          </table:table-cell>
          <table:table-cell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1478.833" calcext:value-type="float">
            <text:p>1 478,83</text:p>
          </table:table-cell>
          <table:table-cell office:value-type="float" office:value="3190.167" calcext:value-type="float">
            <text:p>3 190,17</text:p>
          </table:table-cell>
          <table:table-cell office:value-type="float" office:value="46" calcext:value-type="float">
            <text:p>46</text:p>
          </table:table-cell>
          <table:table-cell table:formula="of:=90*[.E734]" office:value-type="float" office:value="4140" calcext:value-type="float">
            <text:p>4140</text:p>
          </table:table-cell>
          <table:table-cell table:formula="of:=[.C734]/294" office:value-type="float" office:value="5.03004421768708" calcext:value-type="float">
            <text:p>5,03004421768708</text:p>
          </table:table-cell>
          <table:table-cell table:formula="of:=[.D734]/294" office:value-type="float" office:value="10.8509081632653" calcext:value-type="float">
            <text:p>10,8509081632653</text:p>
          </table:table-cell>
          <table:table-cell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1420.167" calcext:value-type="float">
            <text:p>1 420,17</text:p>
          </table:table-cell>
          <table:table-cell office:value-type="float" office:value="3206.167" calcext:value-type="float">
            <text:p>3 206,17</text:p>
          </table:table-cell>
          <table:table-cell office:value-type="float" office:value="46" calcext:value-type="float">
            <text:p>46</text:p>
          </table:table-cell>
          <table:table-cell table:formula="of:=90*[.E735]" office:value-type="float" office:value="4140" calcext:value-type="float">
            <text:p>4140</text:p>
          </table:table-cell>
          <table:table-cell table:formula="of:=[.C735]/294" office:value-type="float" office:value="4.8305" calcext:value-type="float">
            <text:p>4,8305</text:p>
          </table:table-cell>
          <table:table-cell table:formula="of:=[.D735]/294" office:value-type="float" office:value="10.9053299319728" calcext:value-type="float">
            <text:p>10,9053299319728</text:p>
          </table:table-cell>
          <table:table-cell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404.167" calcext:value-type="float">
            <text:p>1 404,17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46" calcext:value-type="float">
            <text:p>46</text:p>
          </table:table-cell>
          <table:table-cell table:formula="of:=90*[.E736]" office:value-type="float" office:value="4140" calcext:value-type="float">
            <text:p>4140</text:p>
          </table:table-cell>
          <table:table-cell table:formula="of:=[.C736]/294" office:value-type="float" office:value="4.77607823129252" calcext:value-type="float">
            <text:p>4,77607823129252</text:p>
          </table:table-cell>
          <table:table-cell table:formula="of:=[.D736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1393.5" calcext:value-type="float">
            <text:p>1 393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46" calcext:value-type="float">
            <text:p>46</text:p>
          </table:table-cell>
          <table:table-cell table:formula="of:=90*[.E737]" office:value-type="float" office:value="4140" calcext:value-type="float">
            <text:p>4140</text:p>
          </table:table-cell>
          <table:table-cell table:formula="of:=[.C737]/294" office:value-type="float" office:value="4.73979591836735" calcext:value-type="float">
            <text:p>4,73979591836735</text:p>
          </table:table-cell>
          <table:table-cell table:formula="of:=[.D737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1376.167" calcext:value-type="float">
            <text:p>1 376,17</text:p>
          </table:table-cell>
          <table:table-cell office:value-type="float" office:value="3222.167" calcext:value-type="float">
            <text:p>3 222,17</text:p>
          </table:table-cell>
          <table:table-cell office:value-type="float" office:value="46" calcext:value-type="float">
            <text:p>46</text:p>
          </table:table-cell>
          <table:table-cell table:formula="of:=90*[.E738]" office:value-type="float" office:value="4140" calcext:value-type="float">
            <text:p>4140</text:p>
          </table:table-cell>
          <table:table-cell table:formula="of:=[.C738]/294" office:value-type="float" office:value="4.68084013605442" calcext:value-type="float">
            <text:p>4,68084013605442</text:p>
          </table:table-cell>
          <table:table-cell table:formula="of:=[.D738]/294" office:value-type="float" office:value="10.9597517006803" calcext:value-type="float">
            <text:p>10,9597517006803</text:p>
          </table:table-cell>
          <table:table-cell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1334.833" calcext:value-type="float">
            <text:p>1 334,83</text:p>
          </table:table-cell>
          <table:table-cell office:value-type="float" office:value="3232.833" calcext:value-type="float">
            <text:p>3 232,83</text:p>
          </table:table-cell>
          <table:table-cell office:value-type="float" office:value="46" calcext:value-type="float">
            <text:p>46</text:p>
          </table:table-cell>
          <table:table-cell table:formula="of:=90*[.E739]" office:value-type="float" office:value="4140" calcext:value-type="float">
            <text:p>4140</text:p>
          </table:table-cell>
          <table:table-cell table:formula="of:=[.C739]/294" office:value-type="float" office:value="4.54024829931973" calcext:value-type="float">
            <text:p>4,54024829931973</text:p>
          </table:table-cell>
          <table:table-cell table:formula="of:=[.D739]/294" office:value-type="float" office:value="10.9960306122449" calcext:value-type="float">
            <text:p>10,9960306122449</text:p>
          </table:table-cell>
          <table:table-cell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1329.5" calcext:value-type="float">
            <text:p>1 329,50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46" calcext:value-type="float">
            <text:p>46</text:p>
          </table:table-cell>
          <table:table-cell table:formula="of:=90*[.E740]" office:value-type="float" office:value="4140" calcext:value-type="float">
            <text:p>4140</text:p>
          </table:table-cell>
          <table:table-cell table:formula="of:=[.C740]/294" office:value-type="float" office:value="4.52210884353742" calcext:value-type="float">
            <text:p>4,52210884353742</text:p>
          </table:table-cell>
          <table:table-cell table:formula="of:=[.D740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1296.167" calcext:value-type="float">
            <text:p>1 296,17</text:p>
          </table:table-cell>
          <table:table-cell office:value-type="float" office:value="3290.167" calcext:value-type="float">
            <text:p>3 290,17</text:p>
          </table:table-cell>
          <table:table-cell office:value-type="float" office:value="46" calcext:value-type="float">
            <text:p>46</text:p>
          </table:table-cell>
          <table:table-cell table:formula="of:=90*[.E741]" office:value-type="float" office:value="4140" calcext:value-type="float">
            <text:p>4140</text:p>
          </table:table-cell>
          <table:table-cell table:formula="of:=[.C741]/294" office:value-type="float" office:value="4.40873129251701" calcext:value-type="float">
            <text:p>4,40873129251701</text:p>
          </table:table-cell>
          <table:table-cell table:formula="of:=[.D741]/294" office:value-type="float" office:value="11.1910442176871" calcext:value-type="float">
            <text:p>11,1910442176871</text:p>
          </table:table-cell>
          <table:table-cell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1261.5" calcext:value-type="float">
            <text:p>1 261,50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46" calcext:value-type="float">
            <text:p>46</text:p>
          </table:table-cell>
          <table:table-cell table:formula="of:=90*[.E742]" office:value-type="float" office:value="4140" calcext:value-type="float">
            <text:p>4140</text:p>
          </table:table-cell>
          <table:table-cell table:formula="of:=[.C742]/294" office:value-type="float" office:value="4.29081632653061" calcext:value-type="float">
            <text:p>4,29081632653061</text:p>
          </table:table-cell>
          <table:table-cell table:formula="of:=[.D742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1224.167" calcext:value-type="float">
            <text:p>1 224,17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46" calcext:value-type="float">
            <text:p>46</text:p>
          </table:table-cell>
          <table:table-cell table:formula="of:=90*[.E743]" office:value-type="float" office:value="4140" calcext:value-type="float">
            <text:p>4140</text:p>
          </table:table-cell>
          <table:table-cell table:formula="of:=[.C743]/294" office:value-type="float" office:value="4.16383333333333" calcext:value-type="float">
            <text:p>4,16383333333333</text:p>
          </table:table-cell>
          <table:table-cell table:formula="of:=[.D743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186.833" calcext:value-type="float">
            <text:p>1 186,83</text:p>
          </table:table-cell>
          <table:table-cell office:value-type="float" office:value="3256.833" calcext:value-type="float">
            <text:p>3 256,83</text:p>
          </table:table-cell>
          <table:table-cell office:value-type="float" office:value="46" calcext:value-type="float">
            <text:p>46</text:p>
          </table:table-cell>
          <table:table-cell table:formula="of:=90*[.E744]" office:value-type="float" office:value="4140" calcext:value-type="float">
            <text:p>4140</text:p>
          </table:table-cell>
          <table:table-cell table:formula="of:=[.C744]/294" office:value-type="float" office:value="4.03684693877551" calcext:value-type="float">
            <text:p>4,03684693877551</text:p>
          </table:table-cell>
          <table:table-cell table:formula="of:=[.D744]/294" office:value-type="float" office:value="11.0776632653061" calcext:value-type="float">
            <text:p>11,0776632653061</text:p>
          </table:table-cell>
          <table:table-cell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1165.5" calcext:value-type="float">
            <text:p>1 165,50</text:p>
          </table:table-cell>
          <table:table-cell office:value-type="float" office:value="3288.833" calcext:value-type="float">
            <text:p>3 288,83</text:p>
          </table:table-cell>
          <table:table-cell office:value-type="float" office:value="46" calcext:value-type="float">
            <text:p>46</text:p>
          </table:table-cell>
          <table:table-cell table:formula="of:=90*[.E745]" office:value-type="float" office:value="4140" calcext:value-type="float">
            <text:p>4140</text:p>
          </table:table-cell>
          <table:table-cell table:formula="of:=[.C745]/294" office:value-type="float" office:value="3.96428571428571" calcext:value-type="float">
            <text:p>3,96428571428571</text:p>
          </table:table-cell>
          <table:table-cell table:formula="of:=[.D745]/294" office:value-type="float" office:value="11.1865068027211" calcext:value-type="float">
            <text:p>11,1865068027211</text:p>
          </table:table-cell>
          <table:table-cell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1214.833" calcext:value-type="float">
            <text:p>1 214,83</text:p>
          </table:table-cell>
          <table:table-cell office:value-type="float" office:value="3311.5" calcext:value-type="float">
            <text:p>3 311,50</text:p>
          </table:table-cell>
          <table:table-cell office:value-type="float" office:value="46" calcext:value-type="float">
            <text:p>46</text:p>
          </table:table-cell>
          <table:table-cell table:formula="of:=90*[.E746]" office:value-type="float" office:value="4140" calcext:value-type="float">
            <text:p>4140</text:p>
          </table:table-cell>
          <table:table-cell table:formula="of:=[.C746]/294" office:value-type="float" office:value="4.13208503401361" calcext:value-type="float">
            <text:p>4,13208503401361</text:p>
          </table:table-cell>
          <table:table-cell table:formula="of:=[.D746]/294" office:value-type="float" office:value="11.2636054421769" calcext:value-type="float">
            <text:p>11,2636054421769</text:p>
          </table:table-cell>
          <table:table-cell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564.167" calcext:value-type="float">
            <text:p>1 564,17</text:p>
          </table:table-cell>
          <table:table-cell office:value-type="float" office:value="3306.167" calcext:value-type="float">
            <text:p>3 306,17</text:p>
          </table:table-cell>
          <table:table-cell office:value-type="float" office:value="47" calcext:value-type="float">
            <text:p>47</text:p>
          </table:table-cell>
          <table:table-cell table:formula="of:=90*[.E747]" office:value-type="float" office:value="4230" calcext:value-type="float">
            <text:p>4230</text:p>
          </table:table-cell>
          <table:table-cell table:formula="of:=[.C747]/294" office:value-type="float" office:value="5.32029591836735" calcext:value-type="float">
            <text:p>5,32029591836735</text:p>
          </table:table-cell>
          <table:table-cell table:formula="of:=[.D747]/294" office:value-type="float" office:value="11.2454659863946" calcext:value-type="float">
            <text:p>11,2454659863946</text:p>
          </table:table-cell>
          <table:table-cell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1558.833" calcext:value-type="float">
            <text:p>1 558,83</text:p>
          </table:table-cell>
          <table:table-cell office:value-type="float" office:value="3258.167" calcext:value-type="float">
            <text:p>3 258,17</text:p>
          </table:table-cell>
          <table:table-cell office:value-type="float" office:value="47" calcext:value-type="float">
            <text:p>47</text:p>
          </table:table-cell>
          <table:table-cell table:formula="of:=90*[.E748]" office:value-type="float" office:value="4230" calcext:value-type="float">
            <text:p>4230</text:p>
          </table:table-cell>
          <table:table-cell table:formula="of:=[.C748]/294" office:value-type="float" office:value="5.30215306122449" calcext:value-type="float">
            <text:p>5,30215306122449</text:p>
          </table:table-cell>
          <table:table-cell table:formula="of:=[.D748]/294" office:value-type="float" office:value="11.0822006802721" calcext:value-type="float">
            <text:p>11,0822006802721</text:p>
          </table:table-cell>
          <table:table-cell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219.5" calcext:value-type="float">
            <text:p>3 219,50</text:p>
          </table:table-cell>
          <table:table-cell office:value-type="float" office:value="47" calcext:value-type="float">
            <text:p>47</text:p>
          </table:table-cell>
          <table:table-cell table:formula="of:=90*[.E749]" office:value-type="float" office:value="4230" calcext:value-type="float">
            <text:p>4230</text:p>
          </table:table-cell>
          <table:table-cell table:formula="of:=[.C749]/294" office:value-type="float" office:value="5.25680272108844" calcext:value-type="float">
            <text:p>5,25680272108844</text:p>
          </table:table-cell>
          <table:table-cell table:formula="of:=[.D749]/294" office:value-type="float" office:value="10.9506802721088" calcext:value-type="float">
            <text:p>10,9506802721088</text:p>
          </table:table-cell>
          <table:table-cell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540.167" calcext:value-type="float">
            <text:p>1 540,17</text:p>
          </table:table-cell>
          <table:table-cell office:value-type="float" office:value="3184.833" calcext:value-type="float">
            <text:p>3 184,83</text:p>
          </table:table-cell>
          <table:table-cell office:value-type="float" office:value="47" calcext:value-type="float">
            <text:p>47</text:p>
          </table:table-cell>
          <table:table-cell table:formula="of:=90*[.E750]" office:value-type="float" office:value="4230" calcext:value-type="float">
            <text:p>4230</text:p>
          </table:table-cell>
          <table:table-cell table:formula="of:=[.C750]/294" office:value-type="float" office:value="5.23866326530612" calcext:value-type="float">
            <text:p>5,23866326530612</text:p>
          </table:table-cell>
          <table:table-cell table:formula="of:=[.D750]/294" office:value-type="float" office:value="10.8327653061224" calcext:value-type="float">
            <text:p>10,8327653061224</text:p>
          </table:table-cell>
          <table:table-cell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1529.5" calcext:value-type="float">
            <text:p>1 529,50</text:p>
          </table:table-cell>
          <table:table-cell office:value-type="float" office:value="3158.167" calcext:value-type="float">
            <text:p>3 158,17</text:p>
          </table:table-cell>
          <table:table-cell office:value-type="float" office:value="47" calcext:value-type="float">
            <text:p>47</text:p>
          </table:table-cell>
          <table:table-cell table:formula="of:=90*[.E751]" office:value-type="float" office:value="4230" calcext:value-type="float">
            <text:p>4230</text:p>
          </table:table-cell>
          <table:table-cell table:formula="of:=[.C751]/294" office:value-type="float" office:value="5.20238095238095" calcext:value-type="float">
            <text:p>5,20238095238095</text:p>
          </table:table-cell>
          <table:table-cell table:formula="of:=[.D751]/294" office:value-type="float" office:value="10.7420646258503" calcext:value-type="float">
            <text:p>10,7420646258503</text:p>
          </table:table-cell>
          <table:table-cell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1490.833" calcext:value-type="float">
            <text:p>1 490,83</text:p>
          </table:table-cell>
          <table:table-cell office:value-type="float" office:value="3171.5" calcext:value-type="float">
            <text:p>3 171,50</text:p>
          </table:table-cell>
          <table:table-cell office:value-type="float" office:value="47" calcext:value-type="float">
            <text:p>47</text:p>
          </table:table-cell>
          <table:table-cell table:formula="of:=90*[.E752]" office:value-type="float" office:value="4230" calcext:value-type="float">
            <text:p>4230</text:p>
          </table:table-cell>
          <table:table-cell table:formula="of:=[.C752]/294" office:value-type="float" office:value="5.07086054421769" calcext:value-type="float">
            <text:p>5,07086054421769</text:p>
          </table:table-cell>
          <table:table-cell table:formula="of:=[.D752]/294" office:value-type="float" office:value="10.7874149659864" calcext:value-type="float">
            <text:p>10,7874149659864</text:p>
          </table:table-cell>
          <table:table-cell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484.167" calcext:value-type="float">
            <text:p>1 484,17</text:p>
          </table:table-cell>
          <table:table-cell office:value-type="float" office:value="3208.833" calcext:value-type="float">
            <text:p>3 208,83</text:p>
          </table:table-cell>
          <table:table-cell office:value-type="float" office:value="47" calcext:value-type="float">
            <text:p>47</text:p>
          </table:table-cell>
          <table:table-cell table:formula="of:=90*[.E753]" office:value-type="float" office:value="4230" calcext:value-type="float">
            <text:p>4230</text:p>
          </table:table-cell>
          <table:table-cell table:formula="of:=[.C753]/294" office:value-type="float" office:value="5.04818707482993" calcext:value-type="float">
            <text:p>5,04818707482993</text:p>
          </table:table-cell>
          <table:table-cell table:formula="of:=[.D753]/294" office:value-type="float" office:value="10.9143979591837" calcext:value-type="float">
            <text:p>10,9143979591837</text:p>
          </table:table-cell>
          <table:table-cell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1457.5" calcext:value-type="float">
            <text:p>1 457,50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47" calcext:value-type="float">
            <text:p>47</text:p>
          </table:table-cell>
          <table:table-cell table:formula="of:=90*[.E754]" office:value-type="float" office:value="4230" calcext:value-type="float">
            <text:p>4230</text:p>
          </table:table-cell>
          <table:table-cell table:formula="of:=[.C754]/294" office:value-type="float" office:value="4.95748299319728" calcext:value-type="float">
            <text:p>4,95748299319728</text:p>
          </table:table-cell>
          <table:table-cell table:formula="of:=[.D754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1420.167" calcext:value-type="float">
            <text:p>1 420,17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47" calcext:value-type="float">
            <text:p>47</text:p>
          </table:table-cell>
          <table:table-cell table:formula="of:=90*[.E755]" office:value-type="float" office:value="4230" calcext:value-type="float">
            <text:p>4230</text:p>
          </table:table-cell>
          <table:table-cell table:formula="of:=[.C755]/294" office:value-type="float" office:value="4.8305" calcext:value-type="float">
            <text:p>4,8305</text:p>
          </table:table-cell>
          <table:table-cell table:formula="of:=[.D755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393.5" calcext:value-type="float">
            <text:p>1 393,50</text:p>
          </table:table-cell>
          <table:table-cell office:value-type="float" office:value="3230.167" calcext:value-type="float">
            <text:p>3 230,17</text:p>
          </table:table-cell>
          <table:table-cell office:value-type="float" office:value="47" calcext:value-type="float">
            <text:p>47</text:p>
          </table:table-cell>
          <table:table-cell table:formula="of:=90*[.E756]" office:value-type="float" office:value="4230" calcext:value-type="float">
            <text:p>4230</text:p>
          </table:table-cell>
          <table:table-cell table:formula="of:=[.C756]/294" office:value-type="float" office:value="4.73979591836735" calcext:value-type="float">
            <text:p>4,73979591836735</text:p>
          </table:table-cell>
          <table:table-cell table:formula="of:=[.D756]/294" office:value-type="float" office:value="10.986962585034" calcext:value-type="float">
            <text:p>10,986962585034</text:p>
          </table:table-cell>
          <table:table-cell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1357.5" calcext:value-type="float">
            <text:p>1 357,50</text:p>
          </table:table-cell>
          <table:table-cell office:value-type="float" office:value="3224.833" calcext:value-type="float">
            <text:p>3 224,83</text:p>
          </table:table-cell>
          <table:table-cell office:value-type="float" office:value="47" calcext:value-type="float">
            <text:p>47</text:p>
          </table:table-cell>
          <table:table-cell table:formula="of:=90*[.E757]" office:value-type="float" office:value="4230" calcext:value-type="float">
            <text:p>4230</text:p>
          </table:table-cell>
          <table:table-cell table:formula="of:=[.C757]/294" office:value-type="float" office:value="4.61734693877551" calcext:value-type="float">
            <text:p>4,61734693877551</text:p>
          </table:table-cell>
          <table:table-cell table:formula="of:=[.D757]/294" office:value-type="float" office:value="10.9688197278912" calcext:value-type="float">
            <text:p>10,9688197278912</text:p>
          </table:table-cell>
          <table:table-cell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1328.167" calcext:value-type="float">
            <text:p>1 328,17</text:p>
          </table:table-cell>
          <table:table-cell office:value-type="float" office:value="3235.5" calcext:value-type="float">
            <text:p>3 235,50</text:p>
          </table:table-cell>
          <table:table-cell office:value-type="float" office:value="47" calcext:value-type="float">
            <text:p>47</text:p>
          </table:table-cell>
          <table:table-cell table:formula="of:=90*[.E758]" office:value-type="float" office:value="4230" calcext:value-type="float">
            <text:p>4230</text:p>
          </table:table-cell>
          <table:table-cell table:formula="of:=[.C758]/294" office:value-type="float" office:value="4.51757482993197" calcext:value-type="float">
            <text:p>4,51757482993197</text:p>
          </table:table-cell>
          <table:table-cell table:formula="of:=[.D758]/294" office:value-type="float" office:value="11.0051020408163" calcext:value-type="float">
            <text:p>11,0051020408163</text:p>
          </table:table-cell>
          <table:table-cell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1337.5" calcext:value-type="float">
            <text:p>1 337,50</text:p>
          </table:table-cell>
          <table:table-cell office:value-type="float" office:value="3268.833" calcext:value-type="float">
            <text:p>3 268,83</text:p>
          </table:table-cell>
          <table:table-cell office:value-type="float" office:value="47" calcext:value-type="float">
            <text:p>47</text:p>
          </table:table-cell>
          <table:table-cell table:formula="of:=90*[.E759]" office:value-type="float" office:value="4230" calcext:value-type="float">
            <text:p>4230</text:p>
          </table:table-cell>
          <table:table-cell table:formula="of:=[.C759]/294" office:value-type="float" office:value="4.54931972789116" calcext:value-type="float">
            <text:p>4,54931972789116</text:p>
          </table:table-cell>
          <table:table-cell table:formula="of:=[.D759]/294" office:value-type="float" office:value="11.1184795918367" calcext:value-type="float">
            <text:p>11,1184795918367</text:p>
          </table:table-cell>
          <table:table-cell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1329.5" calcext:value-type="float">
            <text:p>1 329,50</text:p>
          </table:table-cell>
          <table:table-cell office:value-type="float" office:value="3294.167" calcext:value-type="float">
            <text:p>3 294,17</text:p>
          </table:table-cell>
          <table:table-cell office:value-type="float" office:value="47" calcext:value-type="float">
            <text:p>47</text:p>
          </table:table-cell>
          <table:table-cell table:formula="of:=90*[.E760]" office:value-type="float" office:value="4230" calcext:value-type="float">
            <text:p>4230</text:p>
          </table:table-cell>
          <table:table-cell table:formula="of:=[.C760]/294" office:value-type="float" office:value="4.52210884353742" calcext:value-type="float">
            <text:p>4,52210884353742</text:p>
          </table:table-cell>
          <table:table-cell table:formula="of:=[.D760]/294" office:value-type="float" office:value="11.2046496598639" calcext:value-type="float">
            <text:p>11,2046496598639</text:p>
          </table:table-cell>
          <table:table-cell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1301.5" calcext:value-type="float">
            <text:p>1 301,50</text:p>
          </table:table-cell>
          <table:table-cell office:value-type="float" office:value="3286.167" calcext:value-type="float">
            <text:p>3 286,17</text:p>
          </table:table-cell>
          <table:table-cell office:value-type="float" office:value="47" calcext:value-type="float">
            <text:p>47</text:p>
          </table:table-cell>
          <table:table-cell table:formula="of:=90*[.E761]" office:value-type="float" office:value="4230" calcext:value-type="float">
            <text:p>4230</text:p>
          </table:table-cell>
          <table:table-cell table:formula="of:=[.C761]/294" office:value-type="float" office:value="4.42687074829932" calcext:value-type="float">
            <text:p>4,42687074829932</text:p>
          </table:table-cell>
          <table:table-cell table:formula="of:=[.D761]/294" office:value-type="float" office:value="11.1774387755102" calcext:value-type="float">
            <text:p>11,1774387755102</text:p>
          </table:table-cell>
          <table:table-cell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1260.167" calcext:value-type="float">
            <text:p>1 260,17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47" calcext:value-type="float">
            <text:p>47</text:p>
          </table:table-cell>
          <table:table-cell table:formula="of:=90*[.E762]" office:value-type="float" office:value="4230" calcext:value-type="float">
            <text:p>4230</text:p>
          </table:table-cell>
          <table:table-cell table:formula="of:=[.C762]/294" office:value-type="float" office:value="4.28628231292517" calcext:value-type="float">
            <text:p>4,28628231292517</text:p>
          </table:table-cell>
          <table:table-cell table:formula="of:=[.D762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1222.833" calcext:value-type="float">
            <text:p>1 222,83</text:p>
          </table:table-cell>
          <table:table-cell office:value-type="float" office:value="3247.5" calcext:value-type="float">
            <text:p>3 247,50</text:p>
          </table:table-cell>
          <table:table-cell office:value-type="float" office:value="47" calcext:value-type="float">
            <text:p>47</text:p>
          </table:table-cell>
          <table:table-cell table:formula="of:=90*[.E763]" office:value-type="float" office:value="4230" calcext:value-type="float">
            <text:p>4230</text:p>
          </table:table-cell>
          <table:table-cell table:formula="of:=[.C763]/294" office:value-type="float" office:value="4.15929591836735" calcext:value-type="float">
            <text:p>4,15929591836735</text:p>
          </table:table-cell>
          <table:table-cell table:formula="of:=[.D763]/294" office:value-type="float" office:value="11.0459183673469" calcext:value-type="float">
            <text:p>11,0459183673469</text:p>
          </table:table-cell>
          <table:table-cell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1180.167" calcext:value-type="float">
            <text:p>1 180,17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47" calcext:value-type="float">
            <text:p>47</text:p>
          </table:table-cell>
          <table:table-cell table:formula="of:=90*[.E764]" office:value-type="float" office:value="4230" calcext:value-type="float">
            <text:p>4230</text:p>
          </table:table-cell>
          <table:table-cell table:formula="of:=[.C764]/294" office:value-type="float" office:value="4.01417346938776" calcext:value-type="float">
            <text:p>4,01417346938776</text:p>
          </table:table-cell>
          <table:table-cell table:formula="of:=[.D764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1174.833" calcext:value-type="float">
            <text:p>1 174,83</text:p>
          </table:table-cell>
          <table:table-cell office:value-type="float" office:value="3287.5" calcext:value-type="float">
            <text:p>3 287,50</text:p>
          </table:table-cell>
          <table:table-cell office:value-type="float" office:value="47" calcext:value-type="float">
            <text:p>47</text:p>
          </table:table-cell>
          <table:table-cell table:formula="of:=90*[.E765]" office:value-type="float" office:value="4230" calcext:value-type="float">
            <text:p>4230</text:p>
          </table:table-cell>
          <table:table-cell table:formula="of:=[.C765]/294" office:value-type="float" office:value="3.9960306122449" calcext:value-type="float">
            <text:p>3,9960306122449</text:p>
          </table:table-cell>
          <table:table-cell table:formula="of:=[.D765]/294" office:value-type="float" office:value="11.1819727891156" calcext:value-type="float">
            <text:p>11,1819727891156</text:p>
          </table:table-cell>
          <table:table-cell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1205.5" calcext:value-type="float">
            <text:p>1 205,50</text:p>
          </table:table-cell>
          <table:table-cell office:value-type="float" office:value="3320.833" calcext:value-type="float">
            <text:p>3 320,83</text:p>
          </table:table-cell>
          <table:table-cell office:value-type="float" office:value="47" calcext:value-type="float">
            <text:p>47</text:p>
          </table:table-cell>
          <table:table-cell table:formula="of:=90*[.E766]" office:value-type="float" office:value="4230" calcext:value-type="float">
            <text:p>4230</text:p>
          </table:table-cell>
          <table:table-cell table:formula="of:=[.C766]/294" office:value-type="float" office:value="4.10034013605442" calcext:value-type="float">
            <text:p>4,10034013605442</text:p>
          </table:table-cell>
          <table:table-cell table:formula="of:=[.D766]/294" office:value-type="float" office:value="11.2953503401361" calcext:value-type="float">
            <text:p>11,2953503401361</text:p>
          </table:table-cell>
          <table:table-cell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1580.167" calcext:value-type="float">
            <text:p>1 580,17</text:p>
          </table:table-cell>
          <table:table-cell office:value-type="float" office:value="3386.167" calcext:value-type="float">
            <text:p>3 386,17</text:p>
          </table:table-cell>
          <table:table-cell office:value-type="float" office:value="48" calcext:value-type="float">
            <text:p>48</text:p>
          </table:table-cell>
          <table:table-cell table:formula="of:=90*[.E767]" office:value-type="float" office:value="4320" calcext:value-type="float">
            <text:p>4320</text:p>
          </table:table-cell>
          <table:table-cell table:formula="of:=[.C767]/294" office:value-type="float" office:value="5.37471768707483" calcext:value-type="float">
            <text:p>5,37471768707483</text:p>
          </table:table-cell>
          <table:table-cell table:formula="of:=[.D767]/294" office:value-type="float" office:value="11.517574829932" calcext:value-type="float">
            <text:p>11,517574829932</text:p>
          </table:table-cell>
          <table:table-cell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1593.5" calcext:value-type="float">
            <text:p>1 593,50</text:p>
          </table:table-cell>
          <table:table-cell office:value-type="float" office:value="3358.167" calcext:value-type="float">
            <text:p>3 358,17</text:p>
          </table:table-cell>
          <table:table-cell office:value-type="float" office:value="48" calcext:value-type="float">
            <text:p>48</text:p>
          </table:table-cell>
          <table:table-cell table:formula="of:=90*[.E768]" office:value-type="float" office:value="4320" calcext:value-type="float">
            <text:p>4320</text:p>
          </table:table-cell>
          <table:table-cell table:formula="of:=[.C768]/294" office:value-type="float" office:value="5.42006802721089" calcext:value-type="float">
            <text:p>5,42006802721089</text:p>
          </table:table-cell>
          <table:table-cell table:formula="of:=[.D768]/294" office:value-type="float" office:value="11.4223367346939" calcext:value-type="float">
            <text:p>11,4223367346939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1572.167" calcext:value-type="float">
            <text:p>1 572,17</text:p>
          </table:table-cell>
          <table:table-cell office:value-type="float" office:value="3336.833" calcext:value-type="float">
            <text:p>3 336,83</text:p>
          </table:table-cell>
          <table:table-cell office:value-type="float" office:value="48" calcext:value-type="float">
            <text:p>48</text:p>
          </table:table-cell>
          <table:table-cell table:formula="of:=90*[.E769]" office:value-type="float" office:value="4320" calcext:value-type="float">
            <text:p>4320</text:p>
          </table:table-cell>
          <table:table-cell table:formula="of:=[.C769]/294" office:value-type="float" office:value="5.34750680272109" calcext:value-type="float">
            <text:p>5,34750680272109</text:p>
          </table:table-cell>
          <table:table-cell table:formula="of:=[.D769]/294" office:value-type="float" office:value="11.3497721088435" calcext:value-type="float">
            <text:p>11,3497721088435</text:p>
          </table:table-cell>
          <table:table-cell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1554.833" calcext:value-type="float">
            <text:p>1 554,83</text:p>
          </table:table-cell>
          <table:table-cell office:value-type="float" office:value="3300.833" calcext:value-type="float">
            <text:p>3 300,83</text:p>
          </table:table-cell>
          <table:table-cell office:value-type="float" office:value="48" calcext:value-type="float">
            <text:p>48</text:p>
          </table:table-cell>
          <table:table-cell table:formula="of:=90*[.E770]" office:value-type="float" office:value="4320" calcext:value-type="float">
            <text:p>4320</text:p>
          </table:table-cell>
          <table:table-cell table:formula="of:=[.C770]/294" office:value-type="float" office:value="5.28854761904762" calcext:value-type="float">
            <text:p>5,28854761904762</text:p>
          </table:table-cell>
          <table:table-cell table:formula="of:=[.D770]/294" office:value-type="float" office:value="11.2273231292517" calcext:value-type="float">
            <text:p>11,2273231292517</text:p>
          </table:table-cell>
          <table:table-cell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1554.833" calcext:value-type="float">
            <text:p>1 554,83</text:p>
          </table:table-cell>
          <table:table-cell office:value-type="float" office:value="3258.167" calcext:value-type="float">
            <text:p>3 258,17</text:p>
          </table:table-cell>
          <table:table-cell office:value-type="float" office:value="48" calcext:value-type="float">
            <text:p>48</text:p>
          </table:table-cell>
          <table:table-cell table:formula="of:=90*[.E771]" office:value-type="float" office:value="4320" calcext:value-type="float">
            <text:p>4320</text:p>
          </table:table-cell>
          <table:table-cell table:formula="of:=[.C771]/294" office:value-type="float" office:value="5.28854761904762" calcext:value-type="float">
            <text:p>5,28854761904762</text:p>
          </table:table-cell>
          <table:table-cell table:formula="of:=[.D771]/294" office:value-type="float" office:value="11.0822006802721" calcext:value-type="float">
            <text:p>11,0822006802721</text:p>
          </table:table-cell>
          <table:table-cell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550.833" calcext:value-type="float">
            <text:p>1 550,83</text:p>
          </table:table-cell>
          <table:table-cell office:value-type="float" office:value="3214.167" calcext:value-type="float">
            <text:p>3 214,17</text:p>
          </table:table-cell>
          <table:table-cell office:value-type="float" office:value="48" calcext:value-type="float">
            <text:p>48</text:p>
          </table:table-cell>
          <table:table-cell table:formula="of:=90*[.E772]" office:value-type="float" office:value="4320" calcext:value-type="float">
            <text:p>4320</text:p>
          </table:table-cell>
          <table:table-cell table:formula="of:=[.C772]/294" office:value-type="float" office:value="5.27494217687075" calcext:value-type="float">
            <text:p>5,27494217687075</text:p>
          </table:table-cell>
          <table:table-cell table:formula="of:=[.D772]/294" office:value-type="float" office:value="10.9325408163265" calcext:value-type="float">
            <text:p>10,9325408163265</text:p>
          </table:table-cell>
          <table:table-cell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3164.833" calcext:value-type="float">
            <text:p>3 164,83</text:p>
          </table:table-cell>
          <table:table-cell office:value-type="float" office:value="48" calcext:value-type="float">
            <text:p>48</text:p>
          </table:table-cell>
          <table:table-cell table:formula="of:=90*[.E773]" office:value-type="float" office:value="4320" calcext:value-type="float">
            <text:p>4320</text:p>
          </table:table-cell>
          <table:table-cell table:formula="of:=[.C773]/294" office:value-type="float" office:value="5.25226870748299" calcext:value-type="float">
            <text:p>5,25226870748299</text:p>
          </table:table-cell>
          <table:table-cell table:formula="of:=[.D773]/294" office:value-type="float" office:value="10.7647380952381" calcext:value-type="float">
            <text:p>10,7647380952381</text:p>
          </table:table-cell>
          <table:table-cell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1513.5" calcext:value-type="float">
            <text:p>1 513,50</text:p>
          </table:table-cell>
          <table:table-cell office:value-type="float" office:value="3158.167" calcext:value-type="float">
            <text:p>3 158,17</text:p>
          </table:table-cell>
          <table:table-cell office:value-type="float" office:value="48" calcext:value-type="float">
            <text:p>48</text:p>
          </table:table-cell>
          <table:table-cell table:formula="of:=90*[.E774]" office:value-type="float" office:value="4320" calcext:value-type="float">
            <text:p>4320</text:p>
          </table:table-cell>
          <table:table-cell table:formula="of:=[.C774]/294" office:value-type="float" office:value="5.14795918367347" calcext:value-type="float">
            <text:p>5,14795918367347</text:p>
          </table:table-cell>
          <table:table-cell table:formula="of:=[.D774]/294" office:value-type="float" office:value="10.7420646258503" calcext:value-type="float">
            <text:p>10,7420646258503</text:p>
          </table:table-cell>
          <table:table-cell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1486.833" calcext:value-type="float">
            <text:p>1 486,83</text:p>
          </table:table-cell>
          <table:table-cell office:value-type="float" office:value="3190.167" calcext:value-type="float">
            <text:p>3 190,17</text:p>
          </table:table-cell>
          <table:table-cell office:value-type="float" office:value="48" calcext:value-type="float">
            <text:p>48</text:p>
          </table:table-cell>
          <table:table-cell table:formula="of:=90*[.E775]" office:value-type="float" office:value="4320" calcext:value-type="float">
            <text:p>4320</text:p>
          </table:table-cell>
          <table:table-cell table:formula="of:=[.C775]/294" office:value-type="float" office:value="5.05725510204082" calcext:value-type="float">
            <text:p>5,05725510204082</text:p>
          </table:table-cell>
          <table:table-cell table:formula="of:=[.D775]/294" office:value-type="float" office:value="10.8509081632653" calcext:value-type="float">
            <text:p>10,8509081632653</text:p>
          </table:table-cell>
          <table:table-cell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456.167" calcext:value-type="float">
            <text:p>1 456,17</text:p>
          </table:table-cell>
          <table:table-cell office:value-type="float" office:value="3210.167" calcext:value-type="float">
            <text:p>3 210,17</text:p>
          </table:table-cell>
          <table:table-cell office:value-type="float" office:value="48" calcext:value-type="float">
            <text:p>48</text:p>
          </table:table-cell>
          <table:table-cell table:formula="of:=90*[.E776]" office:value-type="float" office:value="4320" calcext:value-type="float">
            <text:p>4320</text:p>
          </table:table-cell>
          <table:table-cell table:formula="of:=[.C776]/294" office:value-type="float" office:value="4.95294897959184" calcext:value-type="float">
            <text:p>4,95294897959184</text:p>
          </table:table-cell>
          <table:table-cell table:formula="of:=[.D776]/294" office:value-type="float" office:value="10.9189353741497" calcext:value-type="float">
            <text:p>10,9189353741497</text:p>
          </table:table-cell>
          <table:table-cell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1410.833" calcext:value-type="float">
            <text:p>1 410,83</text:p>
          </table:table-cell>
          <table:table-cell office:value-type="float" office:value="3227.5" calcext:value-type="float">
            <text:p>3 227,50</text:p>
          </table:table-cell>
          <table:table-cell office:value-type="float" office:value="48" calcext:value-type="float">
            <text:p>48</text:p>
          </table:table-cell>
          <table:table-cell table:formula="of:=90*[.E777]" office:value-type="float" office:value="4320" calcext:value-type="float">
            <text:p>4320</text:p>
          </table:table-cell>
          <table:table-cell table:formula="of:=[.C777]/294" office:value-type="float" office:value="4.79875170068027" calcext:value-type="float">
            <text:p>4,79875170068027</text:p>
          </table:table-cell>
          <table:table-cell table:formula="of:=[.D777]/294" office:value-type="float" office:value="10.9778911564626" calcext:value-type="float">
            <text:p>10,9778911564626</text:p>
          </table:table-cell>
          <table:table-cell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1365.5" calcext:value-type="float">
            <text:p>1 365,50</text:p>
          </table:table-cell>
          <table:table-cell office:value-type="float" office:value="3227.5" calcext:value-type="float">
            <text:p>3 227,50</text:p>
          </table:table-cell>
          <table:table-cell office:value-type="float" office:value="48" calcext:value-type="float">
            <text:p>48</text:p>
          </table:table-cell>
          <table:table-cell table:formula="of:=90*[.E778]" office:value-type="float" office:value="4320" calcext:value-type="float">
            <text:p>4320</text:p>
          </table:table-cell>
          <table:table-cell table:formula="of:=[.C778]/294" office:value-type="float" office:value="4.64455782312925" calcext:value-type="float">
            <text:p>4,64455782312925</text:p>
          </table:table-cell>
          <table:table-cell table:formula="of:=[.D778]/294" office:value-type="float" office:value="10.9778911564626" calcext:value-type="float">
            <text:p>10,9778911564626</text:p>
          </table:table-cell>
          <table:table-cell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1329.5" calcext:value-type="float">
            <text:p>1 329,50</text:p>
          </table:table-cell>
          <table:table-cell office:value-type="float" office:value="3232.833" calcext:value-type="float">
            <text:p>3 232,83</text:p>
          </table:table-cell>
          <table:table-cell office:value-type="float" office:value="48" calcext:value-type="float">
            <text:p>48</text:p>
          </table:table-cell>
          <table:table-cell table:formula="of:=90*[.E779]" office:value-type="float" office:value="4320" calcext:value-type="float">
            <text:p>4320</text:p>
          </table:table-cell>
          <table:table-cell table:formula="of:=[.C779]/294" office:value-type="float" office:value="4.52210884353742" calcext:value-type="float">
            <text:p>4,52210884353742</text:p>
          </table:table-cell>
          <table:table-cell table:formula="of:=[.D779]/294" office:value-type="float" office:value="10.9960306122449" calcext:value-type="float">
            <text:p>10,9960306122449</text:p>
          </table:table-cell>
          <table:table-cell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1325.5" calcext:value-type="float">
            <text:p>1 325,50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48" calcext:value-type="float">
            <text:p>48</text:p>
          </table:table-cell>
          <table:table-cell table:formula="of:=90*[.E780]" office:value-type="float" office:value="4320" calcext:value-type="float">
            <text:p>4320</text:p>
          </table:table-cell>
          <table:table-cell table:formula="of:=[.C780]/294" office:value-type="float" office:value="4.50850340136054" calcext:value-type="float">
            <text:p>4,50850340136054</text:p>
          </table:table-cell>
          <table:table-cell table:formula="of:=[.D780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296.167" calcext:value-type="float">
            <text:p>1 296,17</text:p>
          </table:table-cell>
          <table:table-cell office:value-type="float" office:value="3288.833" calcext:value-type="float">
            <text:p>3 288,83</text:p>
          </table:table-cell>
          <table:table-cell office:value-type="float" office:value="48" calcext:value-type="float">
            <text:p>48</text:p>
          </table:table-cell>
          <table:table-cell table:formula="of:=90*[.E781]" office:value-type="float" office:value="4320" calcext:value-type="float">
            <text:p>4320</text:p>
          </table:table-cell>
          <table:table-cell table:formula="of:=[.C781]/294" office:value-type="float" office:value="4.40873129251701" calcext:value-type="float">
            <text:p>4,40873129251701</text:p>
          </table:table-cell>
          <table:table-cell table:formula="of:=[.D781]/294" office:value-type="float" office:value="11.1865068027211" calcext:value-type="float">
            <text:p>11,1865068027211</text:p>
          </table:table-cell>
          <table:table-cell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1238.833" calcext:value-type="float">
            <text:p>1 238,83</text:p>
          </table:table-cell>
          <table:table-cell office:value-type="float" office:value="3256.833" calcext:value-type="float">
            <text:p>3 256,83</text:p>
          </table:table-cell>
          <table:table-cell office:value-type="float" office:value="48" calcext:value-type="float">
            <text:p>48</text:p>
          </table:table-cell>
          <table:table-cell table:formula="of:=90*[.E782]" office:value-type="float" office:value="4320" calcext:value-type="float">
            <text:p>4320</text:p>
          </table:table-cell>
          <table:table-cell table:formula="of:=[.C782]/294" office:value-type="float" office:value="4.21371768707483" calcext:value-type="float">
            <text:p>4,21371768707483</text:p>
          </table:table-cell>
          <table:table-cell table:formula="of:=[.D782]/294" office:value-type="float" office:value="11.0776632653061" calcext:value-type="float">
            <text:p>11,0776632653061</text:p>
          </table:table-cell>
          <table:table-cell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1197.5" calcext:value-type="float">
            <text:p>1 197,50</text:p>
          </table:table-cell>
          <table:table-cell office:value-type="float" office:value="3244.833" calcext:value-type="float">
            <text:p>3 244,83</text:p>
          </table:table-cell>
          <table:table-cell office:value-type="float" office:value="48" calcext:value-type="float">
            <text:p>48</text:p>
          </table:table-cell>
          <table:table-cell table:formula="of:=90*[.E783]" office:value-type="float" office:value="4320" calcext:value-type="float">
            <text:p>4320</text:p>
          </table:table-cell>
          <table:table-cell table:formula="of:=[.C783]/294" office:value-type="float" office:value="4.07312925170068" calcext:value-type="float">
            <text:p>4,07312925170068</text:p>
          </table:table-cell>
          <table:table-cell table:formula="of:=[.D783]/294" office:value-type="float" office:value="11.0368469387755" calcext:value-type="float">
            <text:p>11,0368469387755</text:p>
          </table:table-cell>
          <table:table-cell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1169.5" calcext:value-type="float">
            <text:p>1 169,50</text:p>
          </table:table-cell>
          <table:table-cell office:value-type="float" office:value="3254.167" calcext:value-type="float">
            <text:p>3 254,17</text:p>
          </table:table-cell>
          <table:table-cell office:value-type="float" office:value="48" calcext:value-type="float">
            <text:p>48</text:p>
          </table:table-cell>
          <table:table-cell table:formula="of:=90*[.E784]" office:value-type="float" office:value="4320" calcext:value-type="float">
            <text:p>4320</text:p>
          </table:table-cell>
          <table:table-cell table:formula="of:=[.C784]/294" office:value-type="float" office:value="3.97789115646259" calcext:value-type="float">
            <text:p>3,97789115646259</text:p>
          </table:table-cell>
          <table:table-cell table:formula="of:=[.D784]/294" office:value-type="float" office:value="11.0685952380952" calcext:value-type="float">
            <text:p>11,0685952380952</text:p>
          </table:table-cell>
          <table:table-cell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1170.833" calcext:value-type="float">
            <text:p>1 170,83</text:p>
          </table:table-cell>
          <table:table-cell office:value-type="float" office:value="3302.167" calcext:value-type="float">
            <text:p>3 302,17</text:p>
          </table:table-cell>
          <table:table-cell office:value-type="float" office:value="48" calcext:value-type="float">
            <text:p>48</text:p>
          </table:table-cell>
          <table:table-cell table:formula="of:=90*[.E785]" office:value-type="float" office:value="4320" calcext:value-type="float">
            <text:p>4320</text:p>
          </table:table-cell>
          <table:table-cell table:formula="of:=[.C785]/294" office:value-type="float" office:value="3.98242517006803" calcext:value-type="float">
            <text:p>3,98242517006803</text:p>
          </table:table-cell>
          <table:table-cell table:formula="of:=[.D785]/294" office:value-type="float" office:value="11.2318605442177" calcext:value-type="float">
            <text:p>11,2318605442177</text:p>
          </table:table-cell>
          <table:table-cell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1202.833" calcext:value-type="float">
            <text:p>1 202,83</text:p>
          </table:table-cell>
          <table:table-cell office:value-type="float" office:value="3312.833" calcext:value-type="float">
            <text:p>3 312,83</text:p>
          </table:table-cell>
          <table:table-cell office:value-type="float" office:value="48" calcext:value-type="float">
            <text:p>48</text:p>
          </table:table-cell>
          <table:table-cell table:formula="of:=90*[.E786]" office:value-type="float" office:value="4320" calcext:value-type="float">
            <text:p>4320</text:p>
          </table:table-cell>
          <table:table-cell table:formula="of:=[.C786]/294" office:value-type="float" office:value="4.09126870748299" calcext:value-type="float">
            <text:p>4,09126870748299</text:p>
          </table:table-cell>
          <table:table-cell table:formula="of:=[.D786]/294" office:value-type="float" office:value="11.2681394557823" calcext:value-type="float">
            <text:p>11,2681394557823</text:p>
          </table:table-cell>
          <table:table-cell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1600.167" calcext:value-type="float">
            <text:p>1 600,17</text:p>
          </table:table-cell>
          <table:table-cell office:value-type="float" office:value="3392.833" calcext:value-type="float">
            <text:p>3 392,83</text:p>
          </table:table-cell>
          <table:table-cell office:value-type="float" office:value="49" calcext:value-type="float">
            <text:p>49</text:p>
          </table:table-cell>
          <table:table-cell table:formula="of:=90*[.E787]" office:value-type="float" office:value="4410" calcext:value-type="float">
            <text:p>4410</text:p>
          </table:table-cell>
          <table:table-cell table:formula="of:=[.C787]/294" office:value-type="float" office:value="5.44274489795918" calcext:value-type="float">
            <text:p>5,44274489795918</text:p>
          </table:table-cell>
          <table:table-cell table:formula="of:=[.D787]/294" office:value-type="float" office:value="11.5402482993197" calcext:value-type="float">
            <text:p>11,5402482993197</text:p>
          </table:table-cell>
          <table:table-cell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1597.5" calcext:value-type="float">
            <text:p>1 597,50</text:p>
          </table:table-cell>
          <table:table-cell office:value-type="float" office:value="3362.167" calcext:value-type="float">
            <text:p>3 362,17</text:p>
          </table:table-cell>
          <table:table-cell office:value-type="float" office:value="49" calcext:value-type="float">
            <text:p>49</text:p>
          </table:table-cell>
          <table:table-cell table:formula="of:=90*[.E788]" office:value-type="float" office:value="4410" calcext:value-type="float">
            <text:p>4410</text:p>
          </table:table-cell>
          <table:table-cell table:formula="of:=[.C788]/294" office:value-type="float" office:value="5.43367346938776" calcext:value-type="float">
            <text:p>5,43367346938776</text:p>
          </table:table-cell>
          <table:table-cell table:formula="of:=[.D788]/294" office:value-type="float" office:value="11.4359421768707" calcext:value-type="float">
            <text:p>11,4359421768707</text:p>
          </table:table-cell>
          <table:table-cell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1580.167" calcext:value-type="float">
            <text:p>1 580,17</text:p>
          </table:table-cell>
          <table:table-cell office:value-type="float" office:value="3328.833" calcext:value-type="float">
            <text:p>3 328,83</text:p>
          </table:table-cell>
          <table:table-cell office:value-type="float" office:value="49" calcext:value-type="float">
            <text:p>49</text:p>
          </table:table-cell>
          <table:table-cell table:formula="of:=90*[.E789]" office:value-type="float" office:value="4410" calcext:value-type="float">
            <text:p>4410</text:p>
          </table:table-cell>
          <table:table-cell table:formula="of:=[.C789]/294" office:value-type="float" office:value="5.37471768707483" calcext:value-type="float">
            <text:p>5,37471768707483</text:p>
          </table:table-cell>
          <table:table-cell table:formula="of:=[.D789]/294" office:value-type="float" office:value="11.3225612244898" calcext:value-type="float">
            <text:p>11,3225612244898</text:p>
          </table:table-cell>
          <table:table-cell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1558.833" calcext:value-type="float">
            <text:p>1 558,83</text:p>
          </table:table-cell>
          <table:table-cell office:value-type="float" office:value="3311.5" calcext:value-type="float">
            <text:p>3 311,50</text:p>
          </table:table-cell>
          <table:table-cell office:value-type="float" office:value="49" calcext:value-type="float">
            <text:p>49</text:p>
          </table:table-cell>
          <table:table-cell table:formula="of:=90*[.E790]" office:value-type="float" office:value="4410" calcext:value-type="float">
            <text:p>4410</text:p>
          </table:table-cell>
          <table:table-cell table:formula="of:=[.C790]/294" office:value-type="float" office:value="5.30215306122449" calcext:value-type="float">
            <text:p>5,30215306122449</text:p>
          </table:table-cell>
          <table:table-cell table:formula="of:=[.D790]/294" office:value-type="float" office:value="11.2636054421769" calcext:value-type="float">
            <text:p>11,2636054421769</text:p>
          </table:table-cell>
          <table:table-cell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1557.5" calcext:value-type="float">
            <text:p>1 557,50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49" calcext:value-type="float">
            <text:p>49</text:p>
          </table:table-cell>
          <table:table-cell table:formula="of:=90*[.E791]" office:value-type="float" office:value="4410" calcext:value-type="float">
            <text:p>4410</text:p>
          </table:table-cell>
          <table:table-cell table:formula="of:=[.C791]/294" office:value-type="float" office:value="5.29761904761905" calcext:value-type="float">
            <text:p>5,29761904761905</text:p>
          </table:table-cell>
          <table:table-cell table:formula="of:=[.D791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220.833" calcext:value-type="float">
            <text:p>3 220,83</text:p>
          </table:table-cell>
          <table:table-cell office:value-type="float" office:value="49" calcext:value-type="float">
            <text:p>49</text:p>
          </table:table-cell>
          <table:table-cell table:formula="of:=90*[.E792]" office:value-type="float" office:value="4410" calcext:value-type="float">
            <text:p>4410</text:p>
          </table:table-cell>
          <table:table-cell table:formula="of:=[.C792]/294" office:value-type="float" office:value="5.32482993197279" calcext:value-type="float">
            <text:p>5,32482993197279</text:p>
          </table:table-cell>
          <table:table-cell table:formula="of:=[.D792]/294" office:value-type="float" office:value="10.9552142857143" calcext:value-type="float">
            <text:p>10,9552142857143</text:p>
          </table:table-cell>
          <table:table-cell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1548.167" calcext:value-type="float">
            <text:p>1 548,17</text:p>
          </table:table-cell>
          <table:table-cell office:value-type="float" office:value="3187.5" calcext:value-type="float">
            <text:p>3 187,50</text:p>
          </table:table-cell>
          <table:table-cell office:value-type="float" office:value="49" calcext:value-type="float">
            <text:p>49</text:p>
          </table:table-cell>
          <table:table-cell table:formula="of:=90*[.E793]" office:value-type="float" office:value="4410" calcext:value-type="float">
            <text:p>4410</text:p>
          </table:table-cell>
          <table:table-cell table:formula="of:=[.C793]/294" office:value-type="float" office:value="5.26587414965986" calcext:value-type="float">
            <text:p>5,26587414965986</text:p>
          </table:table-cell>
          <table:table-cell table:formula="of:=[.D793]/294" office:value-type="float" office:value="10.8418367346939" calcext:value-type="float">
            <text:p>10,8418367346939</text:p>
          </table:table-cell>
          <table:table-cell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1528.167" calcext:value-type="float">
            <text:p>1 528,17</text:p>
          </table:table-cell>
          <table:table-cell office:value-type="float" office:value="3150.167" calcext:value-type="float">
            <text:p>3 150,17</text:p>
          </table:table-cell>
          <table:table-cell office:value-type="float" office:value="49" calcext:value-type="float">
            <text:p>49</text:p>
          </table:table-cell>
          <table:table-cell table:formula="of:=90*[.E794]" office:value-type="float" office:value="4410" calcext:value-type="float">
            <text:p>4410</text:p>
          </table:table-cell>
          <table:table-cell table:formula="of:=[.C794]/294" office:value-type="float" office:value="5.19784693877551" calcext:value-type="float">
            <text:p>5,19784693877551</text:p>
          </table:table-cell>
          <table:table-cell table:formula="of:=[.D794]/294" office:value-type="float" office:value="10.7148537414966" calcext:value-type="float">
            <text:p>10,7148537414966</text:p>
          </table:table-cell>
          <table:table-cell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1488.167" calcext:value-type="float">
            <text:p>1 488,17</text:p>
          </table:table-cell>
          <table:table-cell office:value-type="float" office:value="3166.167" calcext:value-type="float">
            <text:p>3 166,17</text:p>
          </table:table-cell>
          <table:table-cell office:value-type="float" office:value="49" calcext:value-type="float">
            <text:p>49</text:p>
          </table:table-cell>
          <table:table-cell table:formula="of:=90*[.E795]" office:value-type="float" office:value="4410" calcext:value-type="float">
            <text:p>4410</text:p>
          </table:table-cell>
          <table:table-cell table:formula="of:=[.C795]/294" office:value-type="float" office:value="5.0617925170068" calcext:value-type="float">
            <text:p>5,0617925170068</text:p>
          </table:table-cell>
          <table:table-cell table:formula="of:=[.D795]/294" office:value-type="float" office:value="10.7692755102041" calcext:value-type="float">
            <text:p>10,7692755102041</text:p>
          </table:table-cell>
          <table:table-cell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1476.167" calcext:value-type="float">
            <text:p>1 476,17</text:p>
          </table:table-cell>
          <table:table-cell office:value-type="float" office:value="3187.5" calcext:value-type="float">
            <text:p>3 187,50</text:p>
          </table:table-cell>
          <table:table-cell office:value-type="float" office:value="49" calcext:value-type="float">
            <text:p>49</text:p>
          </table:table-cell>
          <table:table-cell table:formula="of:=90*[.E796]" office:value-type="float" office:value="4410" calcext:value-type="float">
            <text:p>4410</text:p>
          </table:table-cell>
          <table:table-cell table:formula="of:=[.C796]/294" office:value-type="float" office:value="5.02097619047619" calcext:value-type="float">
            <text:p>5,02097619047619</text:p>
          </table:table-cell>
          <table:table-cell table:formula="of:=[.D796]/294" office:value-type="float" office:value="10.8418367346939" calcext:value-type="float">
            <text:p>10,8418367346939</text:p>
          </table:table-cell>
          <table:table-cell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1429.5" calcext:value-type="float">
            <text:p>1 429,50</text:p>
          </table:table-cell>
          <table:table-cell office:value-type="float" office:value="3192.833" calcext:value-type="float">
            <text:p>3 192,83</text:p>
          </table:table-cell>
          <table:table-cell office:value-type="float" office:value="49" calcext:value-type="float">
            <text:p>49</text:p>
          </table:table-cell>
          <table:table-cell table:formula="of:=90*[.E797]" office:value-type="float" office:value="4410" calcext:value-type="float">
            <text:p>4410</text:p>
          </table:table-cell>
          <table:table-cell table:formula="of:=[.C797]/294" office:value-type="float" office:value="4.86224489795918" calcext:value-type="float">
            <text:p>4,86224489795918</text:p>
          </table:table-cell>
          <table:table-cell table:formula="of:=[.D797]/294" office:value-type="float" office:value="10.8599761904762" calcext:value-type="float">
            <text:p>10,8599761904762</text:p>
          </table:table-cell>
          <table:table-cell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1410.833" calcext:value-type="float">
            <text:p>1 410,83</text:p>
          </table:table-cell>
          <table:table-cell office:value-type="float" office:value="3222.167" calcext:value-type="float">
            <text:p>3 222,17</text:p>
          </table:table-cell>
          <table:table-cell office:value-type="float" office:value="49" calcext:value-type="float">
            <text:p>49</text:p>
          </table:table-cell>
          <table:table-cell table:formula="of:=90*[.E798]" office:value-type="float" office:value="4410" calcext:value-type="float">
            <text:p>4410</text:p>
          </table:table-cell>
          <table:table-cell table:formula="of:=[.C798]/294" office:value-type="float" office:value="4.79875170068027" calcext:value-type="float">
            <text:p>4,79875170068027</text:p>
          </table:table-cell>
          <table:table-cell table:formula="of:=[.D798]/294" office:value-type="float" office:value="10.9597517006803" calcext:value-type="float">
            <text:p>10,9597517006803</text:p>
          </table:table-cell>
          <table:table-cell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1385.5" calcext:value-type="float">
            <text:p>1 385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49" calcext:value-type="float">
            <text:p>49</text:p>
          </table:table-cell>
          <table:table-cell table:formula="of:=90*[.E799]" office:value-type="float" office:value="4410" calcext:value-type="float">
            <text:p>4410</text:p>
          </table:table-cell>
          <table:table-cell table:formula="of:=[.C799]/294" office:value-type="float" office:value="4.71258503401361" calcext:value-type="float">
            <text:p>4,71258503401361</text:p>
          </table:table-cell>
          <table:table-cell table:formula="of:=[.D799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337.5" calcext:value-type="float">
            <text:p>1 337,50</text:p>
          </table:table-cell>
          <table:table-cell office:value-type="float" office:value="3228.833" calcext:value-type="float">
            <text:p>3 228,83</text:p>
          </table:table-cell>
          <table:table-cell office:value-type="float" office:value="49" calcext:value-type="float">
            <text:p>49</text:p>
          </table:table-cell>
          <table:table-cell table:formula="of:=90*[.E800]" office:value-type="float" office:value="4410" calcext:value-type="float">
            <text:p>4410</text:p>
          </table:table-cell>
          <table:table-cell table:formula="of:=[.C800]/294" office:value-type="float" office:value="4.54931972789116" calcext:value-type="float">
            <text:p>4,54931972789116</text:p>
          </table:table-cell>
          <table:table-cell table:formula="of:=[.D800]/294" office:value-type="float" office:value="10.982425170068" calcext:value-type="float">
            <text:p>10,982425170068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318.833" calcext:value-type="float">
            <text:p>1 318,83</text:p>
          </table:table-cell>
          <table:table-cell office:value-type="float" office:value="3268.833" calcext:value-type="float">
            <text:p>3 268,83</text:p>
          </table:table-cell>
          <table:table-cell office:value-type="float" office:value="49" calcext:value-type="float">
            <text:p>49</text:p>
          </table:table-cell>
          <table:table-cell table:formula="of:=90*[.E801]" office:value-type="float" office:value="4410" calcext:value-type="float">
            <text:p>4410</text:p>
          </table:table-cell>
          <table:table-cell table:formula="of:=[.C801]/294" office:value-type="float" office:value="4.48582653061225" calcext:value-type="float">
            <text:p>4,48582653061225</text:p>
          </table:table-cell>
          <table:table-cell table:formula="of:=[.D801]/294" office:value-type="float" office:value="11.1184795918367" calcext:value-type="float">
            <text:p>11,1184795918367</text:p>
          </table:table-cell>
          <table:table-cell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1292.167" calcext:value-type="float">
            <text:p>1 292,17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49" calcext:value-type="float">
            <text:p>49</text:p>
          </table:table-cell>
          <table:table-cell table:formula="of:=90*[.E802]" office:value-type="float" office:value="4410" calcext:value-type="float">
            <text:p>4410</text:p>
          </table:table-cell>
          <table:table-cell table:formula="of:=[.C802]/294" office:value-type="float" office:value="4.39512585034014" calcext:value-type="float">
            <text:p>4,39512585034014</text:p>
          </table:table-cell>
          <table:table-cell table:formula="of:=[.D802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1257.5" calcext:value-type="float">
            <text:p>1 257,50</text:p>
          </table:table-cell>
          <table:table-cell office:value-type="float" office:value="3266.167" calcext:value-type="float">
            <text:p>3 266,17</text:p>
          </table:table-cell>
          <table:table-cell office:value-type="float" office:value="49" calcext:value-type="float">
            <text:p>49</text:p>
          </table:table-cell>
          <table:table-cell table:formula="of:=90*[.E803]" office:value-type="float" office:value="4410" calcext:value-type="float">
            <text:p>4410</text:p>
          </table:table-cell>
          <table:table-cell table:formula="of:=[.C803]/294" office:value-type="float" office:value="4.27721088435374" calcext:value-type="float">
            <text:p>4,27721088435374</text:p>
          </table:table-cell>
          <table:table-cell table:formula="of:=[.D803]/294" office:value-type="float" office:value="11.1094115646259" calcext:value-type="float">
            <text:p>11,1094115646259</text:p>
          </table:table-cell>
          <table:table-cell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1233.5" calcext:value-type="float">
            <text:p>1 233,50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49" calcext:value-type="float">
            <text:p>49</text:p>
          </table:table-cell>
          <table:table-cell table:formula="of:=90*[.E804]" office:value-type="float" office:value="4410" calcext:value-type="float">
            <text:p>4410</text:p>
          </table:table-cell>
          <table:table-cell table:formula="of:=[.C804]/294" office:value-type="float" office:value="4.19557823129252" calcext:value-type="float">
            <text:p>4,19557823129252</text:p>
          </table:table-cell>
          <table:table-cell table:formula="of:=[.D804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1233.5" calcext:value-type="float">
            <text:p>1 233,50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49" calcext:value-type="float">
            <text:p>49</text:p>
          </table:table-cell>
          <table:table-cell table:formula="of:=90*[.E805]" office:value-type="float" office:value="4410" calcext:value-type="float">
            <text:p>4410</text:p>
          </table:table-cell>
          <table:table-cell table:formula="of:=[.C805]/294" office:value-type="float" office:value="4.19557823129252" calcext:value-type="float">
            <text:p>4,19557823129252</text:p>
          </table:table-cell>
          <table:table-cell table:formula="of:=[.D805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1201.5" calcext:value-type="float">
            <text:p>1 201,50</text:p>
          </table:table-cell>
          <table:table-cell office:value-type="float" office:value="3239.5" calcext:value-type="float">
            <text:p>3 239,50</text:p>
          </table:table-cell>
          <table:table-cell office:value-type="float" office:value="49" calcext:value-type="float">
            <text:p>49</text:p>
          </table:table-cell>
          <table:table-cell table:formula="of:=90*[.E806]" office:value-type="float" office:value="4410" calcext:value-type="float">
            <text:p>4410</text:p>
          </table:table-cell>
          <table:table-cell table:formula="of:=[.C806]/294" office:value-type="float" office:value="4.08673469387755" calcext:value-type="float">
            <text:p>4,08673469387755</text:p>
          </table:table-cell>
          <table:table-cell table:formula="of:=[.D806]/294" office:value-type="float" office:value="11.0187074829932" calcext:value-type="float">
            <text:p>11,0187074829932</text:p>
          </table:table-cell>
          <table:table-cell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1170.833" calcext:value-type="float">
            <text:p>1 170,83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49" calcext:value-type="float">
            <text:p>49</text:p>
          </table:table-cell>
          <table:table-cell table:formula="of:=90*[.E807]" office:value-type="float" office:value="4410" calcext:value-type="float">
            <text:p>4410</text:p>
          </table:table-cell>
          <table:table-cell table:formula="of:=[.C807]/294" office:value-type="float" office:value="3.98242517006803" calcext:value-type="float">
            <text:p>3,98242517006803</text:p>
          </table:table-cell>
          <table:table-cell table:formula="of:=[.D807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1172.167" calcext:value-type="float">
            <text:p>1 172,17</text:p>
          </table:table-cell>
          <table:table-cell office:value-type="float" office:value="3290.167" calcext:value-type="float">
            <text:p>3 290,17</text:p>
          </table:table-cell>
          <table:table-cell office:value-type="float" office:value="49" calcext:value-type="float">
            <text:p>49</text:p>
          </table:table-cell>
          <table:table-cell table:formula="of:=90*[.E808]" office:value-type="float" office:value="4410" calcext:value-type="float">
            <text:p>4410</text:p>
          </table:table-cell>
          <table:table-cell table:formula="of:=[.C808]/294" office:value-type="float" office:value="3.98696258503401" calcext:value-type="float">
            <text:p>3,98696258503401</text:p>
          </table:table-cell>
          <table:table-cell table:formula="of:=[.D808]/294" office:value-type="float" office:value="11.1910442176871" calcext:value-type="float">
            <text:p>11,1910442176871</text:p>
          </table:table-cell>
          <table:table-cell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1218.833" calcext:value-type="float">
            <text:p>1 218,83</text:p>
          </table:table-cell>
          <table:table-cell office:value-type="float" office:value="3310.167" calcext:value-type="float">
            <text:p>3 310,17</text:p>
          </table:table-cell>
          <table:table-cell office:value-type="float" office:value="49" calcext:value-type="float">
            <text:p>49</text:p>
          </table:table-cell>
          <table:table-cell table:formula="of:=90*[.E809]" office:value-type="float" office:value="4410" calcext:value-type="float">
            <text:p>4410</text:p>
          </table:table-cell>
          <table:table-cell table:formula="of:=[.C809]/294" office:value-type="float" office:value="4.14569047619048" calcext:value-type="float">
            <text:p>4,14569047619048</text:p>
          </table:table-cell>
          <table:table-cell table:formula="of:=[.D809]/294" office:value-type="float" office:value="11.2590714285714" calcext:value-type="float">
            <text:p>11,2590714285714</text:p>
          </table:table-cell>
          <table:table-cell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1609.5" calcext:value-type="float">
            <text:p>1 609,50</text:p>
          </table:table-cell>
          <table:table-cell office:value-type="float" office:value="3388.833" calcext:value-type="float">
            <text:p>3 388,83</text:p>
          </table:table-cell>
          <table:table-cell office:value-type="float" office:value="50" calcext:value-type="float">
            <text:p>50</text:p>
          </table:table-cell>
          <table:table-cell table:formula="of:=90*[.E810]" office:value-type="float" office:value="4500" calcext:value-type="float">
            <text:p>4500</text:p>
          </table:table-cell>
          <table:table-cell table:formula="of:=[.C810]/294" office:value-type="float" office:value="5.47448979591837" calcext:value-type="float">
            <text:p>5,47448979591837</text:p>
          </table:table-cell>
          <table:table-cell table:formula="of:=[.D810]/294" office:value-type="float" office:value="11.5266428571429" calcext:value-type="float">
            <text:p>11,5266428571429</text:p>
          </table:table-cell>
          <table:table-cell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1606.833" calcext:value-type="float">
            <text:p>1 606,83</text:p>
          </table:table-cell>
          <table:table-cell office:value-type="float" office:value="3360.833" calcext:value-type="float">
            <text:p>3 360,83</text:p>
          </table:table-cell>
          <table:table-cell office:value-type="float" office:value="50" calcext:value-type="float">
            <text:p>50</text:p>
          </table:table-cell>
          <table:table-cell table:formula="of:=90*[.E811]" office:value-type="float" office:value="4500" calcext:value-type="float">
            <text:p>4500</text:p>
          </table:table-cell>
          <table:table-cell table:formula="of:=[.C811]/294" office:value-type="float" office:value="5.46541836734694" calcext:value-type="float">
            <text:p>5,46541836734694</text:p>
          </table:table-cell>
          <table:table-cell table:formula="of:=[.D811]/294" office:value-type="float" office:value="11.4314047619048" calcext:value-type="float">
            <text:p>11,4314047619048</text:p>
          </table:table-cell>
          <table:table-cell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1592.167" calcext:value-type="float">
            <text:p>1 592,17</text:p>
          </table:table-cell>
          <table:table-cell office:value-type="float" office:value="3331.5" calcext:value-type="float">
            <text:p>3 331,50</text:p>
          </table:table-cell>
          <table:table-cell office:value-type="float" office:value="50" calcext:value-type="float">
            <text:p>50</text:p>
          </table:table-cell>
          <table:table-cell table:formula="of:=90*[.E812]" office:value-type="float" office:value="4500" calcext:value-type="float">
            <text:p>4500</text:p>
          </table:table-cell>
          <table:table-cell table:formula="of:=[.C812]/294" office:value-type="float" office:value="5.41553401360544" calcext:value-type="float">
            <text:p>5,41553401360544</text:p>
          </table:table-cell>
          <table:table-cell table:formula="of:=[.D812]/294" office:value-type="float" office:value="11.3316326530612" calcext:value-type="float">
            <text:p>11,3316326530612</text:p>
          </table:table-cell>
          <table:table-cell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1561.5" calcext:value-type="float">
            <text:p>1 561,50</text:p>
          </table:table-cell>
          <table:table-cell office:value-type="float" office:value="3326.167" calcext:value-type="float">
            <text:p>3 326,17</text:p>
          </table:table-cell>
          <table:table-cell office:value-type="float" office:value="50" calcext:value-type="float">
            <text:p>50</text:p>
          </table:table-cell>
          <table:table-cell table:formula="of:=90*[.E813]" office:value-type="float" office:value="4500" calcext:value-type="float">
            <text:p>4500</text:p>
          </table:table-cell>
          <table:table-cell table:formula="of:=[.C813]/294" office:value-type="float" office:value="5.31122448979592" calcext:value-type="float">
            <text:p>5,31122448979592</text:p>
          </table:table-cell>
          <table:table-cell table:formula="of:=[.D813]/294" office:value-type="float" office:value="11.3134931972789" calcext:value-type="float">
            <text:p>11,3134931972789</text:p>
          </table:table-cell>
          <table:table-cell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1561.5" calcext:value-type="float">
            <text:p>1 561,50</text:p>
          </table:table-cell>
          <table:table-cell office:value-type="float" office:value="3274.167" calcext:value-type="float">
            <text:p>3 274,17</text:p>
          </table:table-cell>
          <table:table-cell office:value-type="float" office:value="50" calcext:value-type="float">
            <text:p>50</text:p>
          </table:table-cell>
          <table:table-cell table:formula="of:=90*[.E814]" office:value-type="float" office:value="4500" calcext:value-type="float">
            <text:p>4500</text:p>
          </table:table-cell>
          <table:table-cell table:formula="of:=[.C814]/294" office:value-type="float" office:value="5.31122448979592" calcext:value-type="float">
            <text:p>5,31122448979592</text:p>
          </table:table-cell>
          <table:table-cell table:formula="of:=[.D814]/294" office:value-type="float" office:value="11.1366224489796" calcext:value-type="float">
            <text:p>11,1366224489796</text:p>
          </table:table-cell>
          <table:table-cell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224.833" calcext:value-type="float">
            <text:p>3 224,83</text:p>
          </table:table-cell>
          <table:table-cell office:value-type="float" office:value="50" calcext:value-type="float">
            <text:p>50</text:p>
          </table:table-cell>
          <table:table-cell table:formula="of:=90*[.E815]" office:value-type="float" office:value="4500" calcext:value-type="float">
            <text:p>4500</text:p>
          </table:table-cell>
          <table:table-cell table:formula="of:=[.C815]/294" office:value-type="float" office:value="5.32482993197279" calcext:value-type="float">
            <text:p>5,32482993197279</text:p>
          </table:table-cell>
          <table:table-cell table:formula="of:=[.D815]/294" office:value-type="float" office:value="10.9688197278912" calcext:value-type="float">
            <text:p>10,9688197278912</text:p>
          </table:table-cell>
          <table:table-cell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1541.5" calcext:value-type="float">
            <text:p>1 541,50</text:p>
          </table:table-cell>
          <table:table-cell office:value-type="float" office:value="3179.5" calcext:value-type="float">
            <text:p>3 179,50</text:p>
          </table:table-cell>
          <table:table-cell office:value-type="float" office:value="50" calcext:value-type="float">
            <text:p>50</text:p>
          </table:table-cell>
          <table:table-cell table:formula="of:=90*[.E816]" office:value-type="float" office:value="4500" calcext:value-type="float">
            <text:p>4500</text:p>
          </table:table-cell>
          <table:table-cell table:formula="of:=[.C816]/294" office:value-type="float" office:value="5.24319727891156" calcext:value-type="float">
            <text:p>5,24319727891156</text:p>
          </table:table-cell>
          <table:table-cell table:formula="of:=[.D816]/294" office:value-type="float" office:value="10.8146258503401" calcext:value-type="float">
            <text:p>10,8146258503401</text:p>
          </table:table-cell>
          <table:table-cell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532.167" calcext:value-type="float">
            <text:p>1 532,17</text:p>
          </table:table-cell>
          <table:table-cell office:value-type="float" office:value="3143.5" calcext:value-type="float">
            <text:p>3 143,50</text:p>
          </table:table-cell>
          <table:table-cell office:value-type="float" office:value="50" calcext:value-type="float">
            <text:p>50</text:p>
          </table:table-cell>
          <table:table-cell table:formula="of:=90*[.E817]" office:value-type="float" office:value="4500" calcext:value-type="float">
            <text:p>4500</text:p>
          </table:table-cell>
          <table:table-cell table:formula="of:=[.C817]/294" office:value-type="float" office:value="5.21145238095238" calcext:value-type="float">
            <text:p>5,21145238095238</text:p>
          </table:table-cell>
          <table:table-cell table:formula="of:=[.D817]/294" office:value-type="float" office:value="10.6921768707483" calcext:value-type="float">
            <text:p>10,6921768707483</text:p>
          </table:table-cell>
          <table:table-cell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1505.5" calcext:value-type="float">
            <text:p>1 505,50</text:p>
          </table:table-cell>
          <table:table-cell office:value-type="float" office:value="3164.833" calcext:value-type="float">
            <text:p>3 164,83</text:p>
          </table:table-cell>
          <table:table-cell office:value-type="float" office:value="50" calcext:value-type="float">
            <text:p>50</text:p>
          </table:table-cell>
          <table:table-cell table:formula="of:=90*[.E818]" office:value-type="float" office:value="4500" calcext:value-type="float">
            <text:p>4500</text:p>
          </table:table-cell>
          <table:table-cell table:formula="of:=[.C818]/294" office:value-type="float" office:value="5.12074829931973" calcext:value-type="float">
            <text:p>5,12074829931973</text:p>
          </table:table-cell>
          <table:table-cell table:formula="of:=[.D818]/294" office:value-type="float" office:value="10.7647380952381" calcext:value-type="float">
            <text:p>10,7647380952381</text:p>
          </table:table-cell>
          <table:table-cell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1462.833" calcext:value-type="float">
            <text:p>1 462,83</text:p>
          </table:table-cell>
          <table:table-cell office:value-type="float" office:value="3190.167" calcext:value-type="float">
            <text:p>3 190,17</text:p>
          </table:table-cell>
          <table:table-cell office:value-type="float" office:value="50" calcext:value-type="float">
            <text:p>50</text:p>
          </table:table-cell>
          <table:table-cell table:formula="of:=90*[.E819]" office:value-type="float" office:value="4500" calcext:value-type="float">
            <text:p>4500</text:p>
          </table:table-cell>
          <table:table-cell table:formula="of:=[.C819]/294" office:value-type="float" office:value="4.97562244897959" calcext:value-type="float">
            <text:p>4,97562244897959</text:p>
          </table:table-cell>
          <table:table-cell table:formula="of:=[.D819]/294" office:value-type="float" office:value="10.8509081632653" calcext:value-type="float">
            <text:p>10,8509081632653</text:p>
          </table:table-cell>
          <table:table-cell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1418.833" calcext:value-type="float">
            <text:p>1 418,83</text:p>
          </table:table-cell>
          <table:table-cell office:value-type="float" office:value="3207.5" calcext:value-type="float">
            <text:p>3 207,50</text:p>
          </table:table-cell>
          <table:table-cell office:value-type="float" office:value="50" calcext:value-type="float">
            <text:p>50</text:p>
          </table:table-cell>
          <table:table-cell table:formula="of:=90*[.E820]" office:value-type="float" office:value="4500" calcext:value-type="float">
            <text:p>4500</text:p>
          </table:table-cell>
          <table:table-cell table:formula="of:=[.C820]/294" office:value-type="float" office:value="4.82596258503401" calcext:value-type="float">
            <text:p>4,82596258503401</text:p>
          </table:table-cell>
          <table:table-cell table:formula="of:=[.D820]/294" office:value-type="float" office:value="10.9098639455782" calcext:value-type="float">
            <text:p>10,9098639455782</text:p>
          </table:table-cell>
          <table:table-cell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1377.5" calcext:value-type="float">
            <text:p>1 377,50</text:p>
          </table:table-cell>
          <table:table-cell office:value-type="float" office:value="3223.5" calcext:value-type="float">
            <text:p>3 223,50</text:p>
          </table:table-cell>
          <table:table-cell office:value-type="float" office:value="50" calcext:value-type="float">
            <text:p>50</text:p>
          </table:table-cell>
          <table:table-cell table:formula="of:=90*[.E821]" office:value-type="float" office:value="4500" calcext:value-type="float">
            <text:p>4500</text:p>
          </table:table-cell>
          <table:table-cell table:formula="of:=[.C821]/294" office:value-type="float" office:value="4.68537414965986" calcext:value-type="float">
            <text:p>4,68537414965986</text:p>
          </table:table-cell>
          <table:table-cell table:formula="of:=[.D821]/294" office:value-type="float" office:value="10.9642857142857" calcext:value-type="float">
            <text:p>10,9642857142857</text:p>
          </table:table-cell>
          <table:table-cell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1326.833" calcext:value-type="float">
            <text:p>1 326,83</text:p>
          </table:table-cell>
          <table:table-cell office:value-type="float" office:value="3236.833" calcext:value-type="float">
            <text:p>3 236,83</text:p>
          </table:table-cell>
          <table:table-cell office:value-type="float" office:value="50" calcext:value-type="float">
            <text:p>50</text:p>
          </table:table-cell>
          <table:table-cell table:formula="of:=90*[.E822]" office:value-type="float" office:value="4500" calcext:value-type="float">
            <text:p>4500</text:p>
          </table:table-cell>
          <table:table-cell table:formula="of:=[.C822]/294" office:value-type="float" office:value="4.51303741496599" calcext:value-type="float">
            <text:p>4,51303741496599</text:p>
          </table:table-cell>
          <table:table-cell table:formula="of:=[.D822]/294" office:value-type="float" office:value="11.0096360544218" calcext:value-type="float">
            <text:p>11,0096360544218</text:p>
          </table:table-cell>
          <table:table-cell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1314.833" calcext:value-type="float">
            <text:p>1 314,83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50" calcext:value-type="float">
            <text:p>50</text:p>
          </table:table-cell>
          <table:table-cell table:formula="of:=90*[.E823]" office:value-type="float" office:value="4500" calcext:value-type="float">
            <text:p>4500</text:p>
          </table:table-cell>
          <table:table-cell table:formula="of:=[.C823]/294" office:value-type="float" office:value="4.47222108843538" calcext:value-type="float">
            <text:p>4,47222108843538</text:p>
          </table:table-cell>
          <table:table-cell table:formula="of:=[.D823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1261.5" calcext:value-type="float">
            <text:p>1 261,50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50" calcext:value-type="float">
            <text:p>50</text:p>
          </table:table-cell>
          <table:table-cell table:formula="of:=90*[.E824]" office:value-type="float" office:value="4500" calcext:value-type="float">
            <text:p>4500</text:p>
          </table:table-cell>
          <table:table-cell table:formula="of:=[.C824]/294" office:value-type="float" office:value="4.29081632653061" calcext:value-type="float">
            <text:p>4,29081632653061</text:p>
          </table:table-cell>
          <table:table-cell table:formula="of:=[.D824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1217.5" calcext:value-type="float">
            <text:p>1 217,50</text:p>
          </table:table-cell>
          <table:table-cell office:value-type="float" office:value="3248.833" calcext:value-type="float">
            <text:p>3 248,83</text:p>
          </table:table-cell>
          <table:table-cell office:value-type="float" office:value="50" calcext:value-type="float">
            <text:p>50</text:p>
          </table:table-cell>
          <table:table-cell table:formula="of:=90*[.E825]" office:value-type="float" office:value="4500" calcext:value-type="float">
            <text:p>4500</text:p>
          </table:table-cell>
          <table:table-cell table:formula="of:=[.C825]/294" office:value-type="float" office:value="4.14115646258503" calcext:value-type="float">
            <text:p>4,14115646258503</text:p>
          </table:table-cell>
          <table:table-cell table:formula="of:=[.D825]/294" office:value-type="float" office:value="11.0504523809524" calcext:value-type="float">
            <text:p>11,0504523809524</text:p>
          </table:table-cell>
          <table:table-cell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1186.833" calcext:value-type="float">
            <text:p>1 186,83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50" calcext:value-type="float">
            <text:p>50</text:p>
          </table:table-cell>
          <table:table-cell table:formula="of:=90*[.E826]" office:value-type="float" office:value="4500" calcext:value-type="float">
            <text:p>4500</text:p>
          </table:table-cell>
          <table:table-cell table:formula="of:=[.C826]/294" office:value-type="float" office:value="4.03684693877551" calcext:value-type="float">
            <text:p>4,03684693877551</text:p>
          </table:table-cell>
          <table:table-cell table:formula="of:=[.D826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1157.5" calcext:value-type="float">
            <text:p>1 157,50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50" calcext:value-type="float">
            <text:p>50</text:p>
          </table:table-cell>
          <table:table-cell table:formula="of:=90*[.E827]" office:value-type="float" office:value="4500" calcext:value-type="float">
            <text:p>4500</text:p>
          </table:table-cell>
          <table:table-cell table:formula="of:=[.C827]/294" office:value-type="float" office:value="3.93707482993197" calcext:value-type="float">
            <text:p>3,93707482993197</text:p>
          </table:table-cell>
          <table:table-cell table:formula="of:=[.D827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1204.167" calcext:value-type="float">
            <text:p>1 204,17</text:p>
          </table:table-cell>
          <table:table-cell office:value-type="float" office:value="3314.167" calcext:value-type="float">
            <text:p>3 314,17</text:p>
          </table:table-cell>
          <table:table-cell office:value-type="float" office:value="50" calcext:value-type="float">
            <text:p>50</text:p>
          </table:table-cell>
          <table:table-cell table:formula="of:=90*[.E828]" office:value-type="float" office:value="4500" calcext:value-type="float">
            <text:p>4500</text:p>
          </table:table-cell>
          <table:table-cell table:formula="of:=[.C828]/294" office:value-type="float" office:value="4.09580612244898" calcext:value-type="float">
            <text:p>4,09580612244898</text:p>
          </table:table-cell>
          <table:table-cell table:formula="of:=[.D828]/294" office:value-type="float" office:value="11.2726768707483" calcext:value-type="float">
            <text:p>11,2726768707483</text:p>
          </table:table-cell>
          <table:table-cell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1614.833" calcext:value-type="float">
            <text:p>1 614,83</text:p>
          </table:table-cell>
          <table:table-cell office:value-type="float" office:value="3390.167" calcext:value-type="float">
            <text:p>3 390,17</text:p>
          </table:table-cell>
          <table:table-cell office:value-type="float" office:value="51" calcext:value-type="float">
            <text:p>51</text:p>
          </table:table-cell>
          <table:table-cell table:formula="of:=90*[.E829]" office:value-type="float" office:value="4590" calcext:value-type="float">
            <text:p>4590</text:p>
          </table:table-cell>
          <table:table-cell table:formula="of:=[.C829]/294" office:value-type="float" office:value="5.49262925170068" calcext:value-type="float">
            <text:p>5,49262925170068</text:p>
          </table:table-cell>
          <table:table-cell table:formula="of:=[.D829]/294" office:value-type="float" office:value="11.5311802721088" calcext:value-type="float">
            <text:p>11,5311802721088</text:p>
          </table:table-cell>
          <table:table-cell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1613.5" calcext:value-type="float">
            <text:p>1 613,50</text:p>
          </table:table-cell>
          <table:table-cell office:value-type="float" office:value="3354.167" calcext:value-type="float">
            <text:p>3 354,17</text:p>
          </table:table-cell>
          <table:table-cell office:value-type="float" office:value="51" calcext:value-type="float">
            <text:p>51</text:p>
          </table:table-cell>
          <table:table-cell table:formula="of:=90*[.E830]" office:value-type="float" office:value="4590" calcext:value-type="float">
            <text:p>4590</text:p>
          </table:table-cell>
          <table:table-cell table:formula="of:=[.C830]/294" office:value-type="float" office:value="5.48809523809524" calcext:value-type="float">
            <text:p>5,48809523809524</text:p>
          </table:table-cell>
          <table:table-cell table:formula="of:=[.D830]/294" office:value-type="float" office:value="11.408731292517" calcext:value-type="float">
            <text:p>11,408731292517</text:p>
          </table:table-cell>
          <table:table-cell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1569.5" calcext:value-type="float">
            <text:p>1 569,50</text:p>
          </table:table-cell>
          <table:table-cell office:value-type="float" office:value="3323.5" calcext:value-type="float">
            <text:p>3 323,50</text:p>
          </table:table-cell>
          <table:table-cell office:value-type="float" office:value="51" calcext:value-type="float">
            <text:p>51</text:p>
          </table:table-cell>
          <table:table-cell table:formula="of:=90*[.E831]" office:value-type="float" office:value="4590" calcext:value-type="float">
            <text:p>4590</text:p>
          </table:table-cell>
          <table:table-cell table:formula="of:=[.C831]/294" office:value-type="float" office:value="5.33843537414966" calcext:value-type="float">
            <text:p>5,33843537414966</text:p>
          </table:table-cell>
          <table:table-cell table:formula="of:=[.D831]/294" office:value-type="float" office:value="11.3044217687075" calcext:value-type="float">
            <text:p>11,3044217687075</text:p>
          </table:table-cell>
          <table:table-cell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1572.167" calcext:value-type="float">
            <text:p>1 572,17</text:p>
          </table:table-cell>
          <table:table-cell office:value-type="float" office:value="3274.167" calcext:value-type="float">
            <text:p>3 274,17</text:p>
          </table:table-cell>
          <table:table-cell office:value-type="float" office:value="51" calcext:value-type="float">
            <text:p>51</text:p>
          </table:table-cell>
          <table:table-cell table:formula="of:=90*[.E832]" office:value-type="float" office:value="4590" calcext:value-type="float">
            <text:p>4590</text:p>
          </table:table-cell>
          <table:table-cell table:formula="of:=[.C832]/294" office:value-type="float" office:value="5.34750680272109" calcext:value-type="float">
            <text:p>5,34750680272109</text:p>
          </table:table-cell>
          <table:table-cell table:formula="of:=[.D832]/294" office:value-type="float" office:value="11.1366224489796" calcext:value-type="float">
            <text:p>11,1366224489796</text:p>
          </table:table-cell>
          <table:table-cell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1569.5" calcext:value-type="float">
            <text:p>1 569,50</text:p>
          </table:table-cell>
          <table:table-cell office:value-type="float" office:value="3223.5" calcext:value-type="float">
            <text:p>3 223,50</text:p>
          </table:table-cell>
          <table:table-cell office:value-type="float" office:value="51" calcext:value-type="float">
            <text:p>51</text:p>
          </table:table-cell>
          <table:table-cell table:formula="of:=90*[.E833]" office:value-type="float" office:value="4590" calcext:value-type="float">
            <text:p>4590</text:p>
          </table:table-cell>
          <table:table-cell table:formula="of:=[.C833]/294" office:value-type="float" office:value="5.33843537414966" calcext:value-type="float">
            <text:p>5,33843537414966</text:p>
          </table:table-cell>
          <table:table-cell table:formula="of:=[.D833]/294" office:value-type="float" office:value="10.9642857142857" calcext:value-type="float">
            <text:p>10,9642857142857</text:p>
          </table:table-cell>
          <table:table-cell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1554.833" calcext:value-type="float">
            <text:p>1 554,83</text:p>
          </table:table-cell>
          <table:table-cell office:value-type="float" office:value="3186.167" calcext:value-type="float">
            <text:p>3 186,17</text:p>
          </table:table-cell>
          <table:table-cell office:value-type="float" office:value="51" calcext:value-type="float">
            <text:p>51</text:p>
          </table:table-cell>
          <table:table-cell table:formula="of:=90*[.E834]" office:value-type="float" office:value="4590" calcext:value-type="float">
            <text:p>4590</text:p>
          </table:table-cell>
          <table:table-cell table:formula="of:=[.C834]/294" office:value-type="float" office:value="5.28854761904762" calcext:value-type="float">
            <text:p>5,28854761904762</text:p>
          </table:table-cell>
          <table:table-cell table:formula="of:=[.D834]/294" office:value-type="float" office:value="10.8373027210884" calcext:value-type="float">
            <text:p>10,8373027210884</text:p>
          </table:table-cell>
          <table:table-cell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1553.5" calcext:value-type="float">
            <text:p>1 553,50</text:p>
          </table:table-cell>
          <table:table-cell office:value-type="float" office:value="3151.5" calcext:value-type="float">
            <text:p>3 151,50</text:p>
          </table:table-cell>
          <table:table-cell office:value-type="float" office:value="51" calcext:value-type="float">
            <text:p>51</text:p>
          </table:table-cell>
          <table:table-cell table:formula="of:=90*[.E835]" office:value-type="float" office:value="4590" calcext:value-type="float">
            <text:p>4590</text:p>
          </table:table-cell>
          <table:table-cell table:formula="of:=[.C835]/294" office:value-type="float" office:value="5.28401360544218" calcext:value-type="float">
            <text:p>5,28401360544218</text:p>
          </table:table-cell>
          <table:table-cell table:formula="of:=[.D835]/294" office:value-type="float" office:value="10.719387755102" calcext:value-type="float">
            <text:p>10,719387755102</text:p>
          </table:table-cell>
          <table:table-cell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1578.833" calcext:value-type="float">
            <text:p>1 578,83</text:p>
          </table:table-cell>
          <table:table-cell office:value-type="float" office:value="3134.167" calcext:value-type="float">
            <text:p>3 134,17</text:p>
          </table:table-cell>
          <table:table-cell office:value-type="float" office:value="51" calcext:value-type="float">
            <text:p>51</text:p>
          </table:table-cell>
          <table:table-cell table:formula="of:=90*[.E836]" office:value-type="float" office:value="4590" calcext:value-type="float">
            <text:p>4590</text:p>
          </table:table-cell>
          <table:table-cell table:formula="of:=[.C836]/294" office:value-type="float" office:value="5.37018027210884" calcext:value-type="float">
            <text:p>5,37018027210884</text:p>
          </table:table-cell>
          <table:table-cell table:formula="of:=[.D836]/294" office:value-type="float" office:value="10.6604319727891" calcext:value-type="float">
            <text:p>10,6604319727891</text:p>
          </table:table-cell>
          <table:table-cell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1592.167" calcext:value-type="float">
            <text:p>1 592,17</text:p>
          </table:table-cell>
          <table:table-cell office:value-type="float" office:value="3095.5" calcext:value-type="float">
            <text:p>3 095,50</text:p>
          </table:table-cell>
          <table:table-cell office:value-type="float" office:value="51" calcext:value-type="float">
            <text:p>51</text:p>
          </table:table-cell>
          <table:table-cell table:formula="of:=90*[.E837]" office:value-type="float" office:value="4590" calcext:value-type="float">
            <text:p>4590</text:p>
          </table:table-cell>
          <table:table-cell table:formula="of:=[.C837]/294" office:value-type="float" office:value="5.41553401360544" calcext:value-type="float">
            <text:p>5,41553401360544</text:p>
          </table:table-cell>
          <table:table-cell table:formula="of:=[.D837]/294" office:value-type="float" office:value="10.5289115646259" calcext:value-type="float">
            <text:p>10,5289115646259</text:p>
          </table:table-cell>
          <table:table-cell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1581.5" calcext:value-type="float">
            <text:p>1 581,50</text:p>
          </table:table-cell>
          <table:table-cell office:value-type="float" office:value="3047.5" calcext:value-type="float">
            <text:p>3 047,50</text:p>
          </table:table-cell>
          <table:table-cell office:value-type="float" office:value="51" calcext:value-type="float">
            <text:p>51</text:p>
          </table:table-cell>
          <table:table-cell table:formula="of:=90*[.E838]" office:value-type="float" office:value="4590" calcext:value-type="float">
            <text:p>4590</text:p>
          </table:table-cell>
          <table:table-cell table:formula="of:=[.C838]/294" office:value-type="float" office:value="5.37925170068027" calcext:value-type="float">
            <text:p>5,37925170068027</text:p>
          </table:table-cell>
          <table:table-cell table:formula="of:=[.D838]/294" office:value-type="float" office:value="10.3656462585034" calcext:value-type="float">
            <text:p>10,3656462585034</text:p>
          </table:table-cell>
          <table:table-cell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1549.5" calcext:value-type="float">
            <text:p>1 549,50</text:p>
          </table:table-cell>
          <table:table-cell office:value-type="float" office:value="3028.833" calcext:value-type="float">
            <text:p>3 028,83</text:p>
          </table:table-cell>
          <table:table-cell office:value-type="float" office:value="51" calcext:value-type="float">
            <text:p>51</text:p>
          </table:table-cell>
          <table:table-cell table:formula="of:=90*[.E839]" office:value-type="float" office:value="4590" calcext:value-type="float">
            <text:p>4590</text:p>
          </table:table-cell>
          <table:table-cell table:formula="of:=[.C839]/294" office:value-type="float" office:value="5.27040816326531" calcext:value-type="float">
            <text:p>5,27040816326531</text:p>
          </table:table-cell>
          <table:table-cell table:formula="of:=[.D839]/294" office:value-type="float" office:value="10.3021530612245" calcext:value-type="float">
            <text:p>10,3021530612245</text:p>
          </table:table-cell>
          <table:table-cell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1533.5" calcext:value-type="float">
            <text:p>1 533,50</text:p>
          </table:table-cell>
          <table:table-cell office:value-type="float" office:value="3155.5" calcext:value-type="float">
            <text:p>3 155,50</text:p>
          </table:table-cell>
          <table:table-cell office:value-type="float" office:value="51" calcext:value-type="float">
            <text:p>51</text:p>
          </table:table-cell>
          <table:table-cell table:formula="of:=90*[.E840]" office:value-type="float" office:value="4590" calcext:value-type="float">
            <text:p>4590</text:p>
          </table:table-cell>
          <table:table-cell table:formula="of:=[.C840]/294" office:value-type="float" office:value="5.21598639455782" calcext:value-type="float">
            <text:p>5,21598639455782</text:p>
          </table:table-cell>
          <table:table-cell table:formula="of:=[.D840]/294" office:value-type="float" office:value="10.7329931972789" calcext:value-type="float">
            <text:p>10,7329931972789</text:p>
          </table:table-cell>
          <table:table-cell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1549.5" calcext:value-type="float">
            <text:p>1 549,50</text:p>
          </table:table-cell>
          <table:table-cell office:value-type="float" office:value="3130.167" calcext:value-type="float">
            <text:p>3 130,17</text:p>
          </table:table-cell>
          <table:table-cell office:value-type="float" office:value="50" calcext:value-type="float">
            <text:p>50</text:p>
          </table:table-cell>
          <table:table-cell table:formula="of:=90*[.E841]" office:value-type="float" office:value="4500" calcext:value-type="float">
            <text:p>4500</text:p>
          </table:table-cell>
          <table:table-cell table:formula="of:=[.C841]/294" office:value-type="float" office:value="5.27040816326531" calcext:value-type="float">
            <text:p>5,27040816326531</text:p>
          </table:table-cell>
          <table:table-cell table:formula="of:=[.D841]/294" office:value-type="float" office:value="10.6468265306122" calcext:value-type="float">
            <text:p>10,6468265306122</text:p>
          </table:table-cell>
          <table:table-cell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104.833" calcext:value-type="float">
            <text:p>3 104,83</text:p>
          </table:table-cell>
          <table:table-cell office:value-type="float" office:value="50" calcext:value-type="float">
            <text:p>50</text:p>
          </table:table-cell>
          <table:table-cell table:formula="of:=90*[.E842]" office:value-type="float" office:value="4500" calcext:value-type="float">
            <text:p>4500</text:p>
          </table:table-cell>
          <table:table-cell table:formula="of:=[.C842]/294" office:value-type="float" office:value="5.39285714285714" calcext:value-type="float">
            <text:p>5,39285714285714</text:p>
          </table:table-cell>
          <table:table-cell table:formula="of:=[.D842]/294" office:value-type="float" office:value="10.560656462585" calcext:value-type="float">
            <text:p>10,560656462585</text:p>
          </table:table-cell>
          <table:table-cell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058.167" calcext:value-type="float">
            <text:p>3 058,17</text:p>
          </table:table-cell>
          <table:table-cell office:value-type="float" office:value="50" calcext:value-type="float">
            <text:p>50</text:p>
          </table:table-cell>
          <table:table-cell table:formula="of:=90*[.E843]" office:value-type="float" office:value="4500" calcext:value-type="float">
            <text:p>4500</text:p>
          </table:table-cell>
          <table:table-cell table:formula="of:=[.C843]/294" office:value-type="float" office:value="5.39285714285714" calcext:value-type="float">
            <text:p>5,39285714285714</text:p>
          </table:table-cell>
          <table:table-cell table:formula="of:=[.D843]/294" office:value-type="float" office:value="10.4019285714286" calcext:value-type="float">
            <text:p>10,4019285714286</text:p>
          </table:table-cell>
          <table:table-cell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030.167" calcext:value-type="float">
            <text:p>3 030,17</text:p>
          </table:table-cell>
          <table:table-cell office:value-type="float" office:value="50" calcext:value-type="float">
            <text:p>50</text:p>
          </table:table-cell>
          <table:table-cell table:formula="of:=90*[.E844]" office:value-type="float" office:value="4500" calcext:value-type="float">
            <text:p>4500</text:p>
          </table:table-cell>
          <table:table-cell table:formula="of:=[.C844]/294" office:value-type="float" office:value="5.26133673469388" calcext:value-type="float">
            <text:p>5,26133673469388</text:p>
          </table:table-cell>
          <table:table-cell table:formula="of:=[.D844]/294" office:value-type="float" office:value="10.3066904761905" calcext:value-type="float">
            <text:p>10,3066904761905</text:p>
          </table:table-cell>
          <table:table-cell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132.833" calcext:value-type="float">
            <text:p>3 132,83</text:p>
          </table:table-cell>
          <table:table-cell office:value-type="float" office:value="49" calcext:value-type="float">
            <text:p>49</text:p>
          </table:table-cell>
          <table:table-cell table:formula="of:=90*[.E845]" office:value-type="float" office:value="4410" calcext:value-type="float">
            <text:p>4410</text:p>
          </table:table-cell>
          <table:table-cell table:formula="of:=[.C845]/294" office:value-type="float" office:value="5.26133673469388" calcext:value-type="float">
            <text:p>5,26133673469388</text:p>
          </table:table-cell>
          <table:table-cell table:formula="of:=[.D845]/294" office:value-type="float" office:value="10.6558945578231" calcext:value-type="float">
            <text:p>10,6558945578231</text:p>
          </table:table-cell>
          <table:table-cell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1582.833" calcext:value-type="float">
            <text:p>1 582,83</text:p>
          </table:table-cell>
          <table:table-cell office:value-type="float" office:value="3120.833" calcext:value-type="float">
            <text:p>3 120,83</text:p>
          </table:table-cell>
          <table:table-cell office:value-type="float" office:value="49" calcext:value-type="float">
            <text:p>49</text:p>
          </table:table-cell>
          <table:table-cell table:formula="of:=90*[.E846]" office:value-type="float" office:value="4410" calcext:value-type="float">
            <text:p>4410</text:p>
          </table:table-cell>
          <table:table-cell table:formula="of:=[.C846]/294" office:value-type="float" office:value="5.38378571428572" calcext:value-type="float">
            <text:p>5,38378571428572</text:p>
          </table:table-cell>
          <table:table-cell table:formula="of:=[.D846]/294" office:value-type="float" office:value="10.6150782312925" calcext:value-type="float">
            <text:p>10,6150782312925</text:p>
          </table:table-cell>
          <table:table-cell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1568.167" calcext:value-type="float">
            <text:p>1 568,17</text:p>
          </table:table-cell>
          <table:table-cell office:value-type="float" office:value="3090.167" calcext:value-type="float">
            <text:p>3 090,17</text:p>
          </table:table-cell>
          <table:table-cell office:value-type="float" office:value="49" calcext:value-type="float">
            <text:p>49</text:p>
          </table:table-cell>
          <table:table-cell table:formula="of:=90*[.E847]" office:value-type="float" office:value="4410" calcext:value-type="float">
            <text:p>4410</text:p>
          </table:table-cell>
          <table:table-cell table:formula="of:=[.C847]/294" office:value-type="float" office:value="5.33390136054422" calcext:value-type="float">
            <text:p>5,33390136054422</text:p>
          </table:table-cell>
          <table:table-cell table:formula="of:=[.D847]/294" office:value-type="float" office:value="10.5107721088435" calcext:value-type="float">
            <text:p>10,5107721088435</text:p>
          </table:table-cell>
          <table:table-cell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1578.833" calcext:value-type="float">
            <text:p>1 578,83</text:p>
          </table:table-cell>
          <table:table-cell office:value-type="float" office:value="3070.167" calcext:value-type="float">
            <text:p>3 070,17</text:p>
          </table:table-cell>
          <table:table-cell office:value-type="float" office:value="49" calcext:value-type="float">
            <text:p>49</text:p>
          </table:table-cell>
          <table:table-cell table:formula="of:=90*[.E848]" office:value-type="float" office:value="4410" calcext:value-type="float">
            <text:p>4410</text:p>
          </table:table-cell>
          <table:table-cell table:formula="of:=[.C848]/294" office:value-type="float" office:value="5.37018027210884" calcext:value-type="float">
            <text:p>5,37018027210884</text:p>
          </table:table-cell>
          <table:table-cell table:formula="of:=[.D848]/294" office:value-type="float" office:value="10.4427448979592" calcext:value-type="float">
            <text:p>10,4427448979592</text:p>
          </table:table-cell>
          <table:table-cell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044.833" calcext:value-type="float">
            <text:p>3 044,83</text:p>
          </table:table-cell>
          <table:table-cell office:value-type="float" office:value="49" calcext:value-type="float">
            <text:p>49</text:p>
          </table:table-cell>
          <table:table-cell table:formula="of:=90*[.E849]" office:value-type="float" office:value="4410" calcext:value-type="float">
            <text:p>4410</text:p>
          </table:table-cell>
          <table:table-cell table:formula="of:=[.C849]/294" office:value-type="float" office:value="5.25680272108844" calcext:value-type="float">
            <text:p>5,25680272108844</text:p>
          </table:table-cell>
          <table:table-cell table:formula="of:=[.D849]/294" office:value-type="float" office:value="10.356574829932" calcext:value-type="float">
            <text:p>10,356574829932</text:p>
          </table:table-cell>
          <table:table-cell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3047.5" calcext:value-type="float">
            <text:p>3 047,50</text:p>
          </table:table-cell>
          <table:table-cell office:value-type="float" office:value="48" calcext:value-type="float">
            <text:p>48</text:p>
          </table:table-cell>
          <table:table-cell table:formula="of:=90*[.E850]" office:value-type="float" office:value="4320" calcext:value-type="float">
            <text:p>4320</text:p>
          </table:table-cell>
          <table:table-cell table:formula="of:=[.C850]/294" office:value-type="float" office:value="5.25226870748299" calcext:value-type="float">
            <text:p>5,25226870748299</text:p>
          </table:table-cell>
          <table:table-cell table:formula="of:=[.D850]/294" office:value-type="float" office:value="10.3656462585034" calcext:value-type="float">
            <text:p>10,3656462585034</text:p>
          </table:table-cell>
          <table:table-cell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562.833" calcext:value-type="float">
            <text:p>1 562,83</text:p>
          </table:table-cell>
          <table:table-cell office:value-type="float" office:value="3079.5" calcext:value-type="float">
            <text:p>3 079,50</text:p>
          </table:table-cell>
          <table:table-cell office:value-type="float" office:value="48" calcext:value-type="float">
            <text:p>48</text:p>
          </table:table-cell>
          <table:table-cell table:formula="of:=90*[.E851]" office:value-type="float" office:value="4320" calcext:value-type="float">
            <text:p>4320</text:p>
          </table:table-cell>
          <table:table-cell table:formula="of:=[.C851]/294" office:value-type="float" office:value="5.31575850340136" calcext:value-type="float">
            <text:p>5,31575850340136</text:p>
          </table:table-cell>
          <table:table-cell table:formula="of:=[.D851]/294" office:value-type="float" office:value="10.4744897959184" calcext:value-type="float">
            <text:p>10,4744897959184</text:p>
          </table:table-cell>
          <table:table-cell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1570.833" calcext:value-type="float">
            <text:p>1 570,83</text:p>
          </table:table-cell>
          <table:table-cell office:value-type="float" office:value="3108.833" calcext:value-type="float">
            <text:p>3 108,83</text:p>
          </table:table-cell>
          <table:table-cell office:value-type="float" office:value="48" calcext:value-type="float">
            <text:p>48</text:p>
          </table:table-cell>
          <table:table-cell table:formula="of:=90*[.E852]" office:value-type="float" office:value="4320" calcext:value-type="float">
            <text:p>4320</text:p>
          </table:table-cell>
          <table:table-cell table:formula="of:=[.C852]/294" office:value-type="float" office:value="5.3429693877551" calcext:value-type="float">
            <text:p>5,3429693877551</text:p>
          </table:table-cell>
          <table:table-cell table:formula="of:=[.D852]/294" office:value-type="float" office:value="10.5742619047619" calcext:value-type="float">
            <text:p>10,5742619047619</text:p>
          </table:table-cell>
          <table:table-cell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1553.5" calcext:value-type="float">
            <text:p>1 553,50</text:p>
          </table:table-cell>
          <table:table-cell office:value-type="float" office:value="3143.5" calcext:value-type="float">
            <text:p>3 143,50</text:p>
          </table:table-cell>
          <table:table-cell office:value-type="float" office:value="48" calcext:value-type="float">
            <text:p>48</text:p>
          </table:table-cell>
          <table:table-cell table:formula="of:=90*[.E853]" office:value-type="float" office:value="4320" calcext:value-type="float">
            <text:p>4320</text:p>
          </table:table-cell>
          <table:table-cell table:formula="of:=[.C853]/294" office:value-type="float" office:value="5.28401360544218" calcext:value-type="float">
            <text:p>5,28401360544218</text:p>
          </table:table-cell>
          <table:table-cell table:formula="of:=[.D853]/294" office:value-type="float" office:value="10.6921768707483" calcext:value-type="float">
            <text:p>10,6921768707483</text:p>
          </table:table-cell>
          <table:table-cell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058.167" calcext:value-type="float">
            <text:p>3 058,17</text:p>
          </table:table-cell>
          <table:table-cell office:value-type="float" office:value="47" calcext:value-type="float">
            <text:p>47</text:p>
          </table:table-cell>
          <table:table-cell table:formula="of:=90*[.E854]" office:value-type="float" office:value="4230" calcext:value-type="float">
            <text:p>4230</text:p>
          </table:table-cell>
          <table:table-cell table:formula="of:=[.C854]/294" office:value-type="float" office:value="5.26133673469388" calcext:value-type="float">
            <text:p>5,26133673469388</text:p>
          </table:table-cell>
          <table:table-cell table:formula="of:=[.D854]/294" office:value-type="float" office:value="10.4019285714286" calcext:value-type="float">
            <text:p>10,4019285714286</text:p>
          </table:table-cell>
          <table:table-cell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1560.167" calcext:value-type="float">
            <text:p>1 560,17</text:p>
          </table:table-cell>
          <table:table-cell office:value-type="float" office:value="3084.833" calcext:value-type="float">
            <text:p>3 084,83</text:p>
          </table:table-cell>
          <table:table-cell office:value-type="float" office:value="47" calcext:value-type="float">
            <text:p>47</text:p>
          </table:table-cell>
          <table:table-cell table:formula="of:=90*[.E855]" office:value-type="float" office:value="4230" calcext:value-type="float">
            <text:p>4230</text:p>
          </table:table-cell>
          <table:table-cell table:formula="of:=[.C855]/294" office:value-type="float" office:value="5.30669047619048" calcext:value-type="float">
            <text:p>5,30669047619048</text:p>
          </table:table-cell>
          <table:table-cell table:formula="of:=[.D855]/294" office:value-type="float" office:value="10.4926292517007" calcext:value-type="float">
            <text:p>10,4926292517007</text:p>
          </table:table-cell>
          <table:table-cell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118.167" calcext:value-type="float">
            <text:p>3 118,17</text:p>
          </table:table-cell>
          <table:table-cell office:value-type="float" office:value="47" calcext:value-type="float">
            <text:p>47</text:p>
          </table:table-cell>
          <table:table-cell table:formula="of:=90*[.E856]" office:value-type="float" office:value="4230" calcext:value-type="float">
            <text:p>4230</text:p>
          </table:table-cell>
          <table:table-cell table:formula="of:=[.C856]/294" office:value-type="float" office:value="5.32482993197279" calcext:value-type="float">
            <text:p>5,32482993197279</text:p>
          </table:table-cell>
          <table:table-cell table:formula="of:=[.D856]/294" office:value-type="float" office:value="10.6060102040816" calcext:value-type="float">
            <text:p>10,6060102040816</text:p>
          </table:table-cell>
          <table:table-cell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1552.167" calcext:value-type="float">
            <text:p>1 552,17</text:p>
          </table:table-cell>
          <table:table-cell office:value-type="float" office:value="3142.167" calcext:value-type="float">
            <text:p>3 142,17</text:p>
          </table:table-cell>
          <table:table-cell office:value-type="float" office:value="47" calcext:value-type="float">
            <text:p>47</text:p>
          </table:table-cell>
          <table:table-cell table:formula="of:=90*[.E857]" office:value-type="float" office:value="4230" calcext:value-type="float">
            <text:p>4230</text:p>
          </table:table-cell>
          <table:table-cell table:formula="of:=[.C857]/294" office:value-type="float" office:value="5.27947959183673" calcext:value-type="float">
            <text:p>5,27947959183673</text:p>
          </table:table-cell>
          <table:table-cell table:formula="of:=[.D857]/294" office:value-type="float" office:value="10.6876428571429" calcext:value-type="float">
            <text:p>10,6876428571429</text:p>
          </table:table-cell>
          <table:table-cell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054.167" calcext:value-type="float">
            <text:p>3 054,17</text:p>
          </table:table-cell>
          <table:table-cell office:value-type="float" office:value="46" calcext:value-type="float">
            <text:p>46</text:p>
          </table:table-cell>
          <table:table-cell table:formula="of:=90*[.E858]" office:value-type="float" office:value="4140" calcext:value-type="float">
            <text:p>4140</text:p>
          </table:table-cell>
          <table:table-cell table:formula="of:=[.C858]/294" office:value-type="float" office:value="5.25680272108844" calcext:value-type="float">
            <text:p>5,25680272108844</text:p>
          </table:table-cell>
          <table:table-cell table:formula="of:=[.D858]/294" office:value-type="float" office:value="10.3883231292517" calcext:value-type="float">
            <text:p>10,3883231292517</text:p>
          </table:table-cell>
          <table:table-cell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1561.5" calcext:value-type="float">
            <text:p>1 561,50</text:p>
          </table:table-cell>
          <table:table-cell office:value-type="float" office:value="3083.5" calcext:value-type="float">
            <text:p>3 083,50</text:p>
          </table:table-cell>
          <table:table-cell office:value-type="float" office:value="46" calcext:value-type="float">
            <text:p>46</text:p>
          </table:table-cell>
          <table:table-cell table:formula="of:=90*[.E859]" office:value-type="float" office:value="4140" calcext:value-type="float">
            <text:p>4140</text:p>
          </table:table-cell>
          <table:table-cell table:formula="of:=[.C859]/294" office:value-type="float" office:value="5.31122448979592" calcext:value-type="float">
            <text:p>5,31122448979592</text:p>
          </table:table-cell>
          <table:table-cell table:formula="of:=[.D859]/294" office:value-type="float" office:value="10.4880952380952" calcext:value-type="float">
            <text:p>10,4880952380952</text:p>
          </table:table-cell>
          <table:table-cell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108.833" calcext:value-type="float">
            <text:p>3 108,83</text:p>
          </table:table-cell>
          <table:table-cell office:value-type="float" office:value="46" calcext:value-type="float">
            <text:p>46</text:p>
          </table:table-cell>
          <table:table-cell table:formula="of:=90*[.E860]" office:value-type="float" office:value="4140" calcext:value-type="float">
            <text:p>4140</text:p>
          </table:table-cell>
          <table:table-cell table:formula="of:=[.C860]/294" office:value-type="float" office:value="5.25680272108844" calcext:value-type="float">
            <text:p>5,25680272108844</text:p>
          </table:table-cell>
          <table:table-cell table:formula="of:=[.D860]/294" office:value-type="float" office:value="10.5742619047619" calcext:value-type="float">
            <text:p>10,5742619047619</text:p>
          </table:table-cell>
          <table:table-cell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561.5" calcext:value-type="float">
            <text:p>1 561,50</text:p>
          </table:table-cell>
          <table:table-cell office:value-type="float" office:value="3124.833" calcext:value-type="float">
            <text:p>3 124,83</text:p>
          </table:table-cell>
          <table:table-cell office:value-type="float" office:value="46" calcext:value-type="float">
            <text:p>46</text:p>
          </table:table-cell>
          <table:table-cell table:formula="of:=90*[.E861]" office:value-type="float" office:value="4140" calcext:value-type="float">
            <text:p>4140</text:p>
          </table:table-cell>
          <table:table-cell table:formula="of:=[.C861]/294" office:value-type="float" office:value="5.31122448979592" calcext:value-type="float">
            <text:p>5,31122448979592</text:p>
          </table:table-cell>
          <table:table-cell table:formula="of:=[.D861]/294" office:value-type="float" office:value="10.6286836734694" calcext:value-type="float">
            <text:p>10,6286836734694</text:p>
          </table:table-cell>
          <table:table-cell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1542.833" calcext:value-type="float">
            <text:p>1 542,83</text:p>
          </table:table-cell>
          <table:table-cell office:value-type="float" office:value="3147.5" calcext:value-type="float">
            <text:p>3 147,50</text:p>
          </table:table-cell>
          <table:table-cell office:value-type="float" office:value="46" calcext:value-type="float">
            <text:p>46</text:p>
          </table:table-cell>
          <table:table-cell table:formula="of:=90*[.E862]" office:value-type="float" office:value="4140" calcext:value-type="float">
            <text:p>4140</text:p>
          </table:table-cell>
          <table:table-cell table:formula="of:=[.C862]/294" office:value-type="float" office:value="5.24773129251701" calcext:value-type="float">
            <text:p>5,24773129251701</text:p>
          </table:table-cell>
          <table:table-cell table:formula="of:=[.D862]/294" office:value-type="float" office:value="10.7057823129252" calcext:value-type="float">
            <text:p>10,7057823129252</text:p>
          </table:table-cell>
          <table:table-cell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3056.833" calcext:value-type="float">
            <text:p>3 056,83</text:p>
          </table:table-cell>
          <table:table-cell office:value-type="float" office:value="45" calcext:value-type="float">
            <text:p>45</text:p>
          </table:table-cell>
          <table:table-cell table:formula="of:=90*[.E863]" office:value-type="float" office:value="4050" calcext:value-type="float">
            <text:p>4050</text:p>
          </table:table-cell>
          <table:table-cell table:formula="of:=[.C863]/294" office:value-type="float" office:value="5.25226870748299" calcext:value-type="float">
            <text:p>5,25226870748299</text:p>
          </table:table-cell>
          <table:table-cell table:formula="of:=[.D863]/294" office:value-type="float" office:value="10.3973911564626" calcext:value-type="float">
            <text:p>10,3973911564626</text:p>
          </table:table-cell>
          <table:table-cell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1560.167" calcext:value-type="float">
            <text:p>1 560,17</text:p>
          </table:table-cell>
          <table:table-cell office:value-type="float" office:value="3076.833" calcext:value-type="float">
            <text:p>3 076,83</text:p>
          </table:table-cell>
          <table:table-cell office:value-type="float" office:value="45" calcext:value-type="float">
            <text:p>45</text:p>
          </table:table-cell>
          <table:table-cell table:formula="of:=90*[.E864]" office:value-type="float" office:value="4050" calcext:value-type="float">
            <text:p>4050</text:p>
          </table:table-cell>
          <table:table-cell table:formula="of:=[.C864]/294" office:value-type="float" office:value="5.30669047619048" calcext:value-type="float">
            <text:p>5,30669047619048</text:p>
          </table:table-cell>
          <table:table-cell table:formula="of:=[.D864]/294" office:value-type="float" office:value="10.4654183673469" calcext:value-type="float">
            <text:p>10,4654183673469</text:p>
          </table:table-cell>
          <table:table-cell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094.167" calcext:value-type="float">
            <text:p>3 094,17</text:p>
          </table:table-cell>
          <table:table-cell office:value-type="float" office:value="45" calcext:value-type="float">
            <text:p>45</text:p>
          </table:table-cell>
          <table:table-cell table:formula="of:=90*[.E865]" office:value-type="float" office:value="4050" calcext:value-type="float">
            <text:p>4050</text:p>
          </table:table-cell>
          <table:table-cell table:formula="of:=[.C865]/294" office:value-type="float" office:value="5.25680272108844" calcext:value-type="float">
            <text:p>5,25680272108844</text:p>
          </table:table-cell>
          <table:table-cell table:formula="of:=[.D865]/294" office:value-type="float" office:value="10.5243775510204" calcext:value-type="float">
            <text:p>10,5243775510204</text:p>
          </table:table-cell>
          <table:table-cell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1548.167" calcext:value-type="float">
            <text:p>1 548,17</text:p>
          </table:table-cell>
          <table:table-cell office:value-type="float" office:value="3120.833" calcext:value-type="float">
            <text:p>3 120,83</text:p>
          </table:table-cell>
          <table:table-cell office:value-type="float" office:value="45" calcext:value-type="float">
            <text:p>45</text:p>
          </table:table-cell>
          <table:table-cell table:formula="of:=90*[.E866]" office:value-type="float" office:value="4050" calcext:value-type="float">
            <text:p>4050</text:p>
          </table:table-cell>
          <table:table-cell table:formula="of:=[.C866]/294" office:value-type="float" office:value="5.26587414965986" calcext:value-type="float">
            <text:p>5,26587414965986</text:p>
          </table:table-cell>
          <table:table-cell table:formula="of:=[.D866]/294" office:value-type="float" office:value="10.6150782312925" calcext:value-type="float">
            <text:p>10,6150782312925</text:p>
          </table:table-cell>
          <table:table-cell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1548.167" calcext:value-type="float">
            <text:p>1 548,17</text:p>
          </table:table-cell>
          <table:table-cell office:value-type="float" office:value="3140.833" calcext:value-type="float">
            <text:p>3 140,83</text:p>
          </table:table-cell>
          <table:table-cell office:value-type="float" office:value="45" calcext:value-type="float">
            <text:p>45</text:p>
          </table:table-cell>
          <table:table-cell table:formula="of:=90*[.E867]" office:value-type="float" office:value="4050" calcext:value-type="float">
            <text:p>4050</text:p>
          </table:table-cell>
          <table:table-cell table:formula="of:=[.C867]/294" office:value-type="float" office:value="5.26587414965986" calcext:value-type="float">
            <text:p>5,26587414965986</text:p>
          </table:table-cell>
          <table:table-cell table:formula="of:=[.D867]/294" office:value-type="float" office:value="10.6831054421769" calcext:value-type="float">
            <text:p>10,6831054421769</text:p>
          </table:table-cell>
          <table:table-cell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056.833" calcext:value-type="float">
            <text:p>3 056,83</text:p>
          </table:table-cell>
          <table:table-cell office:value-type="float" office:value="44" calcext:value-type="float">
            <text:p>44</text:p>
          </table:table-cell>
          <table:table-cell table:formula="of:=90*[.E868]" office:value-type="float" office:value="3960" calcext:value-type="float">
            <text:p>3960</text:p>
          </table:table-cell>
          <table:table-cell table:formula="of:=[.C868]/294" office:value-type="float" office:value="5.25680272108844" calcext:value-type="float">
            <text:p>5,25680272108844</text:p>
          </table:table-cell>
          <table:table-cell table:formula="of:=[.D868]/294" office:value-type="float" office:value="10.3973911564626" calcext:value-type="float">
            <text:p>10,3973911564626</text:p>
          </table:table-cell>
          <table:table-cell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1549.5" calcext:value-type="float">
            <text:p>1 549,50</text:p>
          </table:table-cell>
          <table:table-cell office:value-type="float" office:value="3079.5" calcext:value-type="float">
            <text:p>3 079,50</text:p>
          </table:table-cell>
          <table:table-cell office:value-type="float" office:value="44" calcext:value-type="float">
            <text:p>44</text:p>
          </table:table-cell>
          <table:table-cell table:formula="of:=90*[.E869]" office:value-type="float" office:value="3960" calcext:value-type="float">
            <text:p>3960</text:p>
          </table:table-cell>
          <table:table-cell table:formula="of:=[.C869]/294" office:value-type="float" office:value="5.27040816326531" calcext:value-type="float">
            <text:p>5,27040816326531</text:p>
          </table:table-cell>
          <table:table-cell table:formula="of:=[.D869]/294" office:value-type="float" office:value="10.4744897959184" calcext:value-type="float">
            <text:p>10,4744897959184</text:p>
          </table:table-cell>
          <table:table-cell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124.833" calcext:value-type="float">
            <text:p>3 124,83</text:p>
          </table:table-cell>
          <table:table-cell office:value-type="float" office:value="44" calcext:value-type="float">
            <text:p>44</text:p>
          </table:table-cell>
          <table:table-cell table:formula="of:=90*[.E870]" office:value-type="float" office:value="3960" calcext:value-type="float">
            <text:p>3960</text:p>
          </table:table-cell>
          <table:table-cell table:formula="of:=[.C870]/294" office:value-type="float" office:value="5.26133673469388" calcext:value-type="float">
            <text:p>5,26133673469388</text:p>
          </table:table-cell>
          <table:table-cell table:formula="of:=[.D870]/294" office:value-type="float" office:value="10.6286836734694" calcext:value-type="float">
            <text:p>10,6286836734694</text:p>
          </table:table-cell>
          <table:table-cell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155.5" calcext:value-type="float">
            <text:p>3 155,50</text:p>
          </table:table-cell>
          <table:table-cell office:value-type="float" office:value="44" calcext:value-type="float">
            <text:p>44</text:p>
          </table:table-cell>
          <table:table-cell table:formula="of:=90*[.E871]" office:value-type="float" office:value="3960" calcext:value-type="float">
            <text:p>3960</text:p>
          </table:table-cell>
          <table:table-cell table:formula="of:=[.C871]/294" office:value-type="float" office:value="5.26133673469388" calcext:value-type="float">
            <text:p>5,26133673469388</text:p>
          </table:table-cell>
          <table:table-cell table:formula="of:=[.D871]/294" office:value-type="float" office:value="10.7329931972789" calcext:value-type="float">
            <text:p>10,7329931972789</text:p>
          </table:table-cell>
          <table:table-cell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047.5" calcext:value-type="float">
            <text:p>3 047,50</text:p>
          </table:table-cell>
          <table:table-cell office:value-type="float" office:value="43" calcext:value-type="float">
            <text:p>43</text:p>
          </table:table-cell>
          <table:table-cell table:formula="of:=90*[.E872]" office:value-type="float" office:value="3870" calcext:value-type="float">
            <text:p>3870</text:p>
          </table:table-cell>
          <table:table-cell table:formula="of:=[.C872]/294" office:value-type="float" office:value="5.26133673469388" calcext:value-type="float">
            <text:p>5,26133673469388</text:p>
          </table:table-cell>
          <table:table-cell table:formula="of:=[.D872]/294" office:value-type="float" office:value="10.3656462585034" calcext:value-type="float">
            <text:p>10,3656462585034</text:p>
          </table:table-cell>
          <table:table-cell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1549.5" calcext:value-type="float">
            <text:p>1 549,50</text:p>
          </table:table-cell>
          <table:table-cell office:value-type="float" office:value="3076.833" calcext:value-type="float">
            <text:p>3 076,83</text:p>
          </table:table-cell>
          <table:table-cell office:value-type="float" office:value="43" calcext:value-type="float">
            <text:p>43</text:p>
          </table:table-cell>
          <table:table-cell table:formula="of:=90*[.E873]" office:value-type="float" office:value="3870" calcext:value-type="float">
            <text:p>3870</text:p>
          </table:table-cell>
          <table:table-cell table:formula="of:=[.C873]/294" office:value-type="float" office:value="5.27040816326531" calcext:value-type="float">
            <text:p>5,27040816326531</text:p>
          </table:table-cell>
          <table:table-cell table:formula="of:=[.D873]/294" office:value-type="float" office:value="10.4654183673469" calcext:value-type="float">
            <text:p>10,4654183673469</text:p>
          </table:table-cell>
          <table:table-cell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1548.167" calcext:value-type="float">
            <text:p>1 548,17</text:p>
          </table:table-cell>
          <table:table-cell office:value-type="float" office:value="3134.167" calcext:value-type="float">
            <text:p>3 134,17</text:p>
          </table:table-cell>
          <table:table-cell office:value-type="float" office:value="43" calcext:value-type="float">
            <text:p>43</text:p>
          </table:table-cell>
          <table:table-cell table:formula="of:=90*[.E874]" office:value-type="float" office:value="3870" calcext:value-type="float">
            <text:p>3870</text:p>
          </table:table-cell>
          <table:table-cell table:formula="of:=[.C874]/294" office:value-type="float" office:value="5.26587414965986" calcext:value-type="float">
            <text:p>5,26587414965986</text:p>
          </table:table-cell>
          <table:table-cell table:formula="of:=[.D874]/294" office:value-type="float" office:value="10.6604319727891" calcext:value-type="float">
            <text:p>10,6604319727891</text:p>
          </table:table-cell>
          <table:table-cell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1548.167" calcext:value-type="float">
            <text:p>1 548,17</text:p>
          </table:table-cell>
          <table:table-cell office:value-type="float" office:value="3052.833" calcext:value-type="float">
            <text:p>3 052,83</text:p>
          </table:table-cell>
          <table:table-cell office:value-type="float" office:value="42" calcext:value-type="float">
            <text:p>42</text:p>
          </table:table-cell>
          <table:table-cell table:formula="of:=90*[.E875]" office:value-type="float" office:value="3780" calcext:value-type="float">
            <text:p>3780</text:p>
          </table:table-cell>
          <table:table-cell table:formula="of:=[.C875]/294" office:value-type="float" office:value="5.26587414965986" calcext:value-type="float">
            <text:p>5,26587414965986</text:p>
          </table:table-cell>
          <table:table-cell table:formula="of:=[.D875]/294" office:value-type="float" office:value="10.3837857142857" calcext:value-type="float">
            <text:p>10,3837857142857</text:p>
          </table:table-cell>
          <table:table-cell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083.5" calcext:value-type="float">
            <text:p>3 083,50</text:p>
          </table:table-cell>
          <table:table-cell office:value-type="float" office:value="42" calcext:value-type="float">
            <text:p>42</text:p>
          </table:table-cell>
          <table:table-cell table:formula="of:=90*[.E876]" office:value-type="float" office:value="3780" calcext:value-type="float">
            <text:p>3780</text:p>
          </table:table-cell>
          <table:table-cell table:formula="of:=[.C876]/294" office:value-type="float" office:value="5.25680272108844" calcext:value-type="float">
            <text:p>5,25680272108844</text:p>
          </table:table-cell>
          <table:table-cell table:formula="of:=[.D876]/294" office:value-type="float" office:value="10.4880952380952" calcext:value-type="float">
            <text:p>10,4880952380952</text:p>
          </table:table-cell>
          <table:table-cell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1560.167" calcext:value-type="float">
            <text:p>1 560,17</text:p>
          </table:table-cell>
          <table:table-cell office:value-type="float" office:value="3072.833" calcext:value-type="float">
            <text:p>3 072,83</text:p>
          </table:table-cell>
          <table:table-cell office:value-type="float" office:value="42" calcext:value-type="float">
            <text:p>42</text:p>
          </table:table-cell>
          <table:table-cell table:formula="of:=90*[.E877]" office:value-type="float" office:value="3780" calcext:value-type="float">
            <text:p>3780</text:p>
          </table:table-cell>
          <table:table-cell table:formula="of:=[.C877]/294" office:value-type="float" office:value="5.30669047619048" calcext:value-type="float">
            <text:p>5,30669047619048</text:p>
          </table:table-cell>
          <table:table-cell table:formula="of:=[.D877]/294" office:value-type="float" office:value="10.4518129251701" calcext:value-type="float">
            <text:p>10,4518129251701</text:p>
          </table:table-cell>
          <table:table-cell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1560.167" calcext:value-type="float">
            <text:p>1 560,17</text:p>
          </table:table-cell>
          <table:table-cell office:value-type="float" office:value="3048.833" calcext:value-type="float">
            <text:p>3 048,83</text:p>
          </table:table-cell>
          <table:table-cell office:value-type="float" office:value="41" calcext:value-type="float">
            <text:p>41</text:p>
          </table:table-cell>
          <table:table-cell table:formula="of:=90*[.E878]" office:value-type="float" office:value="3690" calcext:value-type="float">
            <text:p>3690</text:p>
          </table:table-cell>
          <table:table-cell table:formula="of:=[.C878]/294" office:value-type="float" office:value="5.30669047619048" calcext:value-type="float">
            <text:p>5,30669047619048</text:p>
          </table:table-cell>
          <table:table-cell table:formula="of:=[.D878]/294" office:value-type="float" office:value="10.3701802721088" calcext:value-type="float">
            <text:p>10,3701802721088</text:p>
          </table:table-cell>
          <table:table-cell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1560.167" calcext:value-type="float">
            <text:p>1 560,17</text:p>
          </table:table-cell>
          <table:table-cell office:value-type="float" office:value="3166.167" calcext:value-type="float">
            <text:p>3 166,17</text:p>
          </table:table-cell>
          <table:table-cell office:value-type="float" office:value="32" calcext:value-type="float">
            <text:p>32</text:p>
          </table:table-cell>
          <table:table-cell table:formula="of:=90*[.E879]" office:value-type="float" office:value="2880" calcext:value-type="float">
            <text:p>2880</text:p>
          </table:table-cell>
          <table:table-cell table:formula="of:=[.C879]/294" office:value-type="float" office:value="5.30669047619048" calcext:value-type="float">
            <text:p>5,30669047619048</text:p>
          </table:table-cell>
          <table:table-cell table:formula="of:=[.D879]/294" office:value-type="float" office:value="10.7692755102041" calcext:value-type="float">
            <text:p>10,7692755102041</text:p>
          </table:table-cell>
          <table:table-cell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1554.833" calcext:value-type="float">
            <text:p>1 554,83</text:p>
          </table:table-cell>
          <table:table-cell office:value-type="float" office:value="3118.167" calcext:value-type="float">
            <text:p>3 118,17</text:p>
          </table:table-cell>
          <table:table-cell office:value-type="float" office:value="32" calcext:value-type="float">
            <text:p>32</text:p>
          </table:table-cell>
          <table:table-cell table:formula="of:=90*[.E880]" office:value-type="float" office:value="2880" calcext:value-type="float">
            <text:p>2880</text:p>
          </table:table-cell>
          <table:table-cell table:formula="of:=[.C880]/294" office:value-type="float" office:value="5.28854761904762" calcext:value-type="float">
            <text:p>5,28854761904762</text:p>
          </table:table-cell>
          <table:table-cell table:formula="of:=[.D880]/294" office:value-type="float" office:value="10.6060102040816" calcext:value-type="float">
            <text:p>10,6060102040816</text:p>
          </table:table-cell>
          <table:table-cell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1548.167" calcext:value-type="float">
            <text:p>1 548,17</text:p>
          </table:table-cell>
          <table:table-cell office:value-type="float" office:value="3104.833" calcext:value-type="float">
            <text:p>3 104,83</text:p>
          </table:table-cell>
          <table:table-cell office:value-type="float" office:value="32" calcext:value-type="float">
            <text:p>32</text:p>
          </table:table-cell>
          <table:table-cell table:formula="of:=90*[.E881]" office:value-type="float" office:value="2880" calcext:value-type="float">
            <text:p>2880</text:p>
          </table:table-cell>
          <table:table-cell table:formula="of:=[.C881]/294" office:value-type="float" office:value="5.26587414965986" calcext:value-type="float">
            <text:p>5,26587414965986</text:p>
          </table:table-cell>
          <table:table-cell table:formula="of:=[.D881]/294" office:value-type="float" office:value="10.560656462585" calcext:value-type="float">
            <text:p>10,560656462585</text:p>
          </table:table-cell>
          <table:table-cell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1556.167" calcext:value-type="float">
            <text:p>1 556,17</text:p>
          </table:table-cell>
          <table:table-cell office:value-type="float" office:value="3058.167" calcext:value-type="float">
            <text:p>3 058,17</text:p>
          </table:table-cell>
          <table:table-cell office:value-type="float" office:value="32" calcext:value-type="float">
            <text:p>32</text:p>
          </table:table-cell>
          <table:table-cell table:formula="of:=90*[.E882]" office:value-type="float" office:value="2880" calcext:value-type="float">
            <text:p>2880</text:p>
          </table:table-cell>
          <table:table-cell table:formula="of:=[.C882]/294" office:value-type="float" office:value="5.29308503401361" calcext:value-type="float">
            <text:p>5,29308503401361</text:p>
          </table:table-cell>
          <table:table-cell table:formula="of:=[.D882]/294" office:value-type="float" office:value="10.4019285714286" calcext:value-type="float">
            <text:p>10,4019285714286</text:p>
          </table:table-cell>
          <table:table-cell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1548.167" calcext:value-type="float">
            <text:p>1 548,17</text:p>
          </table:table-cell>
          <table:table-cell office:value-type="float" office:value="3038.167" calcext:value-type="float">
            <text:p>3 038,17</text:p>
          </table:table-cell>
          <table:table-cell office:value-type="float" office:value="32" calcext:value-type="float">
            <text:p>32</text:p>
          </table:table-cell>
          <table:table-cell table:formula="of:=90*[.E883]" office:value-type="float" office:value="2880" calcext:value-type="float">
            <text:p>2880</text:p>
          </table:table-cell>
          <table:table-cell table:formula="of:=[.C883]/294" office:value-type="float" office:value="5.26587414965986" calcext:value-type="float">
            <text:p>5,26587414965986</text:p>
          </table:table-cell>
          <table:table-cell table:formula="of:=[.D883]/294" office:value-type="float" office:value="10.3339013605442" calcext:value-type="float">
            <text:p>10,3339013605442</text:p>
          </table:table-cell>
          <table:table-cell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1542.833" calcext:value-type="float">
            <text:p>1 542,83</text:p>
          </table:table-cell>
          <table:table-cell office:value-type="float" office:value="3036.833" calcext:value-type="float">
            <text:p>3 036,83</text:p>
          </table:table-cell>
          <table:table-cell office:value-type="float" office:value="33" calcext:value-type="float">
            <text:p>33</text:p>
          </table:table-cell>
          <table:table-cell table:formula="of:=90*[.E884]" office:value-type="float" office:value="2970" calcext:value-type="float">
            <text:p>2970</text:p>
          </table:table-cell>
          <table:table-cell table:formula="of:=[.C884]/294" office:value-type="float" office:value="5.24773129251701" calcext:value-type="float">
            <text:p>5,24773129251701</text:p>
          </table:table-cell>
          <table:table-cell table:formula="of:=[.D884]/294" office:value-type="float" office:value="10.3293639455782" calcext:value-type="float">
            <text:p>10,3293639455782</text:p>
          </table:table-cell>
          <table:table-cell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1568.167" calcext:value-type="float">
            <text:p>1 568,17</text:p>
          </table:table-cell>
          <table:table-cell office:value-type="float" office:value="3082.167" calcext:value-type="float">
            <text:p>3 082,17</text:p>
          </table:table-cell>
          <table:table-cell office:value-type="float" office:value="33" calcext:value-type="float">
            <text:p>33</text:p>
          </table:table-cell>
          <table:table-cell table:formula="of:=90*[.E885]" office:value-type="float" office:value="2970" calcext:value-type="float">
            <text:p>2970</text:p>
          </table:table-cell>
          <table:table-cell table:formula="of:=[.C885]/294" office:value-type="float" office:value="5.33390136054422" calcext:value-type="float">
            <text:p>5,33390136054422</text:p>
          </table:table-cell>
          <table:table-cell table:formula="of:=[.D885]/294" office:value-type="float" office:value="10.4835612244898" calcext:value-type="float">
            <text:p>10,4835612244898</text:p>
          </table:table-cell>
          <table:table-cell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114.167" calcext:value-type="float">
            <text:p>3 114,17</text:p>
          </table:table-cell>
          <table:table-cell office:value-type="float" office:value="33" calcext:value-type="float">
            <text:p>33</text:p>
          </table:table-cell>
          <table:table-cell table:formula="of:=90*[.E886]" office:value-type="float" office:value="2970" calcext:value-type="float">
            <text:p>2970</text:p>
          </table:table-cell>
          <table:table-cell table:formula="of:=[.C886]/294" office:value-type="float" office:value="5.25680272108844" calcext:value-type="float">
            <text:p>5,25680272108844</text:p>
          </table:table-cell>
          <table:table-cell table:formula="of:=[.D886]/294" office:value-type="float" office:value="10.5924047619048" calcext:value-type="float">
            <text:p>10,5924047619048</text:p>
          </table:table-cell>
          <table:table-cell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139.5" calcext:value-type="float">
            <text:p>3 139,50</text:p>
          </table:table-cell>
          <table:table-cell office:value-type="float" office:value="33" calcext:value-type="float">
            <text:p>33</text:p>
          </table:table-cell>
          <table:table-cell table:formula="of:=90*[.E887]" office:value-type="float" office:value="2970" calcext:value-type="float">
            <text:p>2970</text:p>
          </table:table-cell>
          <table:table-cell table:formula="of:=[.C887]/294" office:value-type="float" office:value="5.32482993197279" calcext:value-type="float">
            <text:p>5,32482993197279</text:p>
          </table:table-cell>
          <table:table-cell table:formula="of:=[.D887]/294" office:value-type="float" office:value="10.6785714285714" calcext:value-type="float">
            <text:p>10,6785714285714</text:p>
          </table:table-cell>
          <table:table-cell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1562.833" calcext:value-type="float">
            <text:p>1 562,83</text:p>
          </table:table-cell>
          <table:table-cell office:value-type="float" office:value="3167.5" calcext:value-type="float">
            <text:p>3 167,50</text:p>
          </table:table-cell>
          <table:table-cell office:value-type="float" office:value="33" calcext:value-type="float">
            <text:p>33</text:p>
          </table:table-cell>
          <table:table-cell table:formula="of:=90*[.E888]" office:value-type="float" office:value="2970" calcext:value-type="float">
            <text:p>2970</text:p>
          </table:table-cell>
          <table:table-cell table:formula="of:=[.C888]/294" office:value-type="float" office:value="5.31575850340136" calcext:value-type="float">
            <text:p>5,31575850340136</text:p>
          </table:table-cell>
          <table:table-cell table:formula="of:=[.D888]/294" office:value-type="float" office:value="10.7738095238095" calcext:value-type="float">
            <text:p>10,7738095238095</text:p>
          </table:table-cell>
          <table:table-cell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032.833" calcext:value-type="float">
            <text:p>3 032,83</text:p>
          </table:table-cell>
          <table:table-cell office:value-type="float" office:value="34" calcext:value-type="float">
            <text:p>34</text:p>
          </table:table-cell>
          <table:table-cell table:formula="of:=90*[.E889]" office:value-type="float" office:value="3060" calcext:value-type="float">
            <text:p>3060</text:p>
          </table:table-cell>
          <table:table-cell table:formula="of:=[.C889]/294" office:value-type="float" office:value="5.26133673469388" calcext:value-type="float">
            <text:p>5,26133673469388</text:p>
          </table:table-cell>
          <table:table-cell table:formula="of:=[.D889]/294" office:value-type="float" office:value="10.3157585034014" calcext:value-type="float">
            <text:p>10,3157585034014</text:p>
          </table:table-cell>
          <table:table-cell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1568.167" calcext:value-type="float">
            <text:p>1 568,17</text:p>
          </table:table-cell>
          <table:table-cell office:value-type="float" office:value="3086.167" calcext:value-type="float">
            <text:p>3 086,17</text:p>
          </table:table-cell>
          <table:table-cell office:value-type="float" office:value="34" calcext:value-type="float">
            <text:p>34</text:p>
          </table:table-cell>
          <table:table-cell table:formula="of:=90*[.E890]" office:value-type="float" office:value="3060" calcext:value-type="float">
            <text:p>3060</text:p>
          </table:table-cell>
          <table:table-cell table:formula="of:=[.C890]/294" office:value-type="float" office:value="5.33390136054422" calcext:value-type="float">
            <text:p>5,33390136054422</text:p>
          </table:table-cell>
          <table:table-cell table:formula="of:=[.D890]/294" office:value-type="float" office:value="10.4971666666667" calcext:value-type="float">
            <text:p>10,4971666666667</text:p>
          </table:table-cell>
          <table:table-cell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549.5" calcext:value-type="float">
            <text:p>1 549,50</text:p>
          </table:table-cell>
          <table:table-cell office:value-type="float" office:value="3118.167" calcext:value-type="float">
            <text:p>3 118,17</text:p>
          </table:table-cell>
          <table:table-cell office:value-type="float" office:value="34" calcext:value-type="float">
            <text:p>34</text:p>
          </table:table-cell>
          <table:table-cell table:formula="of:=90*[.E891]" office:value-type="float" office:value="3060" calcext:value-type="float">
            <text:p>3060</text:p>
          </table:table-cell>
          <table:table-cell table:formula="of:=[.C891]/294" office:value-type="float" office:value="5.27040816326531" calcext:value-type="float">
            <text:p>5,27040816326531</text:p>
          </table:table-cell>
          <table:table-cell table:formula="of:=[.D891]/294" office:value-type="float" office:value="10.6060102040816" calcext:value-type="float">
            <text:p>10,6060102040816</text:p>
          </table:table-cell>
          <table:table-cell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1564.167" calcext:value-type="float">
            <text:p>1 564,17</text:p>
          </table:table-cell>
          <table:table-cell office:value-type="float" office:value="3156.833" calcext:value-type="float">
            <text:p>3 156,83</text:p>
          </table:table-cell>
          <table:table-cell office:value-type="float" office:value="34" calcext:value-type="float">
            <text:p>34</text:p>
          </table:table-cell>
          <table:table-cell table:formula="of:=90*[.E892]" office:value-type="float" office:value="3060" calcext:value-type="float">
            <text:p>3060</text:p>
          </table:table-cell>
          <table:table-cell table:formula="of:=[.C892]/294" office:value-type="float" office:value="5.32029591836735" calcext:value-type="float">
            <text:p>5,32029591836735</text:p>
          </table:table-cell>
          <table:table-cell table:formula="of:=[.D892]/294" office:value-type="float" office:value="10.7375272108844" calcext:value-type="float">
            <text:p>10,7375272108844</text:p>
          </table:table-cell>
          <table:table-cell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1578.833" calcext:value-type="float">
            <text:p>1 578,83</text:p>
          </table:table-cell>
          <table:table-cell office:value-type="float" office:value="3183.5" calcext:value-type="float">
            <text:p>3 183,50</text:p>
          </table:table-cell>
          <table:table-cell office:value-type="float" office:value="34" calcext:value-type="float">
            <text:p>34</text:p>
          </table:table-cell>
          <table:table-cell table:formula="of:=90*[.E893]" office:value-type="float" office:value="3060" calcext:value-type="float">
            <text:p>3060</text:p>
          </table:table-cell>
          <table:table-cell table:formula="of:=[.C893]/294" office:value-type="float" office:value="5.37018027210884" calcext:value-type="float">
            <text:p>5,37018027210884</text:p>
          </table:table-cell>
          <table:table-cell table:formula="of:=[.D893]/294" office:value-type="float" office:value="10.828231292517" calcext:value-type="float">
            <text:p>10,828231292517</text:p>
          </table:table-cell>
          <table:table-cell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1541.5" calcext:value-type="float">
            <text:p>1 541,50</text:p>
          </table:table-cell>
          <table:table-cell office:value-type="float" office:value="3044.833" calcext:value-type="float">
            <text:p>3 044,83</text:p>
          </table:table-cell>
          <table:table-cell office:value-type="float" office:value="35" calcext:value-type="float">
            <text:p>35</text:p>
          </table:table-cell>
          <table:table-cell table:formula="of:=90*[.E894]" office:value-type="float" office:value="3150" calcext:value-type="float">
            <text:p>3150</text:p>
          </table:table-cell>
          <table:table-cell table:formula="of:=[.C894]/294" office:value-type="float" office:value="5.24319727891156" calcext:value-type="float">
            <text:p>5,24319727891156</text:p>
          </table:table-cell>
          <table:table-cell table:formula="of:=[.D894]/294" office:value-type="float" office:value="10.356574829932" calcext:value-type="float">
            <text:p>10,356574829932</text:p>
          </table:table-cell>
          <table:table-cell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1573.5" calcext:value-type="float">
            <text:p>1 573,50</text:p>
          </table:table-cell>
          <table:table-cell office:value-type="float" office:value="3096.833" calcext:value-type="float">
            <text:p>3 096,83</text:p>
          </table:table-cell>
          <table:table-cell office:value-type="float" office:value="35" calcext:value-type="float">
            <text:p>35</text:p>
          </table:table-cell>
          <table:table-cell table:formula="of:=90*[.E895]" office:value-type="float" office:value="3150" calcext:value-type="float">
            <text:p>3150</text:p>
          </table:table-cell>
          <table:table-cell table:formula="of:=[.C895]/294" office:value-type="float" office:value="5.35204081632653" calcext:value-type="float">
            <text:p>5,35204081632653</text:p>
          </table:table-cell>
          <table:table-cell table:formula="of:=[.D895]/294" office:value-type="float" office:value="10.5334455782313" calcext:value-type="float">
            <text:p>10,5334455782313</text:p>
          </table:table-cell>
          <table:table-cell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1554.833" calcext:value-type="float">
            <text:p>1 554,83</text:p>
          </table:table-cell>
          <table:table-cell office:value-type="float" office:value="3119.5" calcext:value-type="float">
            <text:p>3 119,50</text:p>
          </table:table-cell>
          <table:table-cell office:value-type="float" office:value="35" calcext:value-type="float">
            <text:p>35</text:p>
          </table:table-cell>
          <table:table-cell table:formula="of:=90*[.E896]" office:value-type="float" office:value="3150" calcext:value-type="float">
            <text:p>3150</text:p>
          </table:table-cell>
          <table:table-cell table:formula="of:=[.C896]/294" office:value-type="float" office:value="5.28854761904762" calcext:value-type="float">
            <text:p>5,28854761904762</text:p>
          </table:table-cell>
          <table:table-cell table:formula="of:=[.D896]/294" office:value-type="float" office:value="10.6105442176871" calcext:value-type="float">
            <text:p>10,6105442176871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1572.167" calcext:value-type="float">
            <text:p>1 572,17</text:p>
          </table:table-cell>
          <table:table-cell office:value-type="float" office:value="3152.833" calcext:value-type="float">
            <text:p>3 152,83</text:p>
          </table:table-cell>
          <table:table-cell office:value-type="float" office:value="35" calcext:value-type="float">
            <text:p>35</text:p>
          </table:table-cell>
          <table:table-cell table:formula="of:=90*[.E897]" office:value-type="float" office:value="3150" calcext:value-type="float">
            <text:p>3150</text:p>
          </table:table-cell>
          <table:table-cell table:formula="of:=[.C897]/294" office:value-type="float" office:value="5.34750680272109" calcext:value-type="float">
            <text:p>5,34750680272109</text:p>
          </table:table-cell>
          <table:table-cell table:formula="of:=[.D897]/294" office:value-type="float" office:value="10.7239217687075" calcext:value-type="float">
            <text:p>10,7239217687075</text:p>
          </table:table-cell>
          <table:table-cell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1541.5" calcext:value-type="float">
            <text:p>1 541,50</text:p>
          </table:table-cell>
          <table:table-cell office:value-type="float" office:value="3038.167" calcext:value-type="float">
            <text:p>3 038,17</text:p>
          </table:table-cell>
          <table:table-cell office:value-type="float" office:value="36" calcext:value-type="float">
            <text:p>36</text:p>
          </table:table-cell>
          <table:table-cell table:formula="of:=90*[.E898]" office:value-type="float" office:value="3240" calcext:value-type="float">
            <text:p>3240</text:p>
          </table:table-cell>
          <table:table-cell table:formula="of:=[.C898]/294" office:value-type="float" office:value="5.24319727891156" calcext:value-type="float">
            <text:p>5,24319727891156</text:p>
          </table:table-cell>
          <table:table-cell table:formula="of:=[.D898]/294" office:value-type="float" office:value="10.3339013605442" calcext:value-type="float">
            <text:p>10,3339013605442</text:p>
          </table:table-cell>
          <table:table-cell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1573.5" calcext:value-type="float">
            <text:p>1 573,50</text:p>
          </table:table-cell>
          <table:table-cell office:value-type="float" office:value="3092.833" calcext:value-type="float">
            <text:p>3 092,83</text:p>
          </table:table-cell>
          <table:table-cell office:value-type="float" office:value="36" calcext:value-type="float">
            <text:p>36</text:p>
          </table:table-cell>
          <table:table-cell table:formula="of:=90*[.E899]" office:value-type="float" office:value="3240" calcext:value-type="float">
            <text:p>3240</text:p>
          </table:table-cell>
          <table:table-cell table:formula="of:=[.C899]/294" office:value-type="float" office:value="5.35204081632653" calcext:value-type="float">
            <text:p>5,35204081632653</text:p>
          </table:table-cell>
          <table:table-cell table:formula="of:=[.D899]/294" office:value-type="float" office:value="10.5198401360544" calcext:value-type="float">
            <text:p>10,5198401360544</text:p>
          </table:table-cell>
          <table:table-cell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1554.833" calcext:value-type="float">
            <text:p>1 554,83</text:p>
          </table:table-cell>
          <table:table-cell office:value-type="float" office:value="3118.167" calcext:value-type="float">
            <text:p>3 118,17</text:p>
          </table:table-cell>
          <table:table-cell office:value-type="float" office:value="36" calcext:value-type="float">
            <text:p>36</text:p>
          </table:table-cell>
          <table:table-cell table:formula="of:=90*[.E900]" office:value-type="float" office:value="3240" calcext:value-type="float">
            <text:p>3240</text:p>
          </table:table-cell>
          <table:table-cell table:formula="of:=[.C900]/294" office:value-type="float" office:value="5.28854761904762" calcext:value-type="float">
            <text:p>5,28854761904762</text:p>
          </table:table-cell>
          <table:table-cell table:formula="of:=[.D900]/294" office:value-type="float" office:value="10.6060102040816" calcext:value-type="float">
            <text:p>10,6060102040816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582.833" calcext:value-type="float">
            <text:p>1 582,83</text:p>
          </table:table-cell>
          <table:table-cell office:value-type="float" office:value="3194.167" calcext:value-type="float">
            <text:p>3 194,17</text:p>
          </table:table-cell>
          <table:table-cell office:value-type="float" office:value="36" calcext:value-type="float">
            <text:p>36</text:p>
          </table:table-cell>
          <table:table-cell table:formula="of:=90*[.E901]" office:value-type="float" office:value="3240" calcext:value-type="float">
            <text:p>3240</text:p>
          </table:table-cell>
          <table:table-cell table:formula="of:=[.C901]/294" office:value-type="float" office:value="5.38378571428572" calcext:value-type="float">
            <text:p>5,38378571428572</text:p>
          </table:table-cell>
          <table:table-cell table:formula="of:=[.D901]/294" office:value-type="float" office:value="10.8645136054422" calcext:value-type="float">
            <text:p>10,8645136054422</text:p>
          </table:table-cell>
          <table:table-cell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034.167" calcext:value-type="float">
            <text:p>3 034,17</text:p>
          </table:table-cell>
          <table:table-cell office:value-type="float" office:value="37" calcext:value-type="float">
            <text:p>37</text:p>
          </table:table-cell>
          <table:table-cell table:formula="of:=90*[.E902]" office:value-type="float" office:value="3330" calcext:value-type="float">
            <text:p>3330</text:p>
          </table:table-cell>
          <table:table-cell table:formula="of:=[.C902]/294" office:value-type="float" office:value="5.25680272108844" calcext:value-type="float">
            <text:p>5,25680272108844</text:p>
          </table:table-cell>
          <table:table-cell table:formula="of:=[.D902]/294" office:value-type="float" office:value="10.3202959183673" calcext:value-type="float">
            <text:p>10,3202959183673</text:p>
          </table:table-cell>
          <table:table-cell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1581.5" calcext:value-type="float">
            <text:p>1 581,50</text:p>
          </table:table-cell>
          <table:table-cell office:value-type="float" office:value="3099.5" calcext:value-type="float">
            <text:p>3 099,50</text:p>
          </table:table-cell>
          <table:table-cell office:value-type="float" office:value="37" calcext:value-type="float">
            <text:p>37</text:p>
          </table:table-cell>
          <table:table-cell table:formula="of:=90*[.E903]" office:value-type="float" office:value="3330" calcext:value-type="float">
            <text:p>3330</text:p>
          </table:table-cell>
          <table:table-cell table:formula="of:=[.C903]/294" office:value-type="float" office:value="5.37925170068027" calcext:value-type="float">
            <text:p>5,37925170068027</text:p>
          </table:table-cell>
          <table:table-cell table:formula="of:=[.D903]/294" office:value-type="float" office:value="10.5425170068027" calcext:value-type="float">
            <text:p>10,5425170068027</text:p>
          </table:table-cell>
          <table:table-cell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1562.833" calcext:value-type="float">
            <text:p>1 562,83</text:p>
          </table:table-cell>
          <table:table-cell office:value-type="float" office:value="3136.833" calcext:value-type="float">
            <text:p>3 136,83</text:p>
          </table:table-cell>
          <table:table-cell office:value-type="float" office:value="37" calcext:value-type="float">
            <text:p>37</text:p>
          </table:table-cell>
          <table:table-cell table:formula="of:=90*[.E904]" office:value-type="float" office:value="3330" calcext:value-type="float">
            <text:p>3330</text:p>
          </table:table-cell>
          <table:table-cell table:formula="of:=[.C904]/294" office:value-type="float" office:value="5.31575850340136" calcext:value-type="float">
            <text:p>5,31575850340136</text:p>
          </table:table-cell>
          <table:table-cell table:formula="of:=[.D904]/294" office:value-type="float" office:value="10.6695" calcext:value-type="float">
            <text:p>10,6695</text:p>
          </table:table-cell>
          <table:table-cell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1577.5" calcext:value-type="float">
            <text:p>1 577,50</text:p>
          </table:table-cell>
          <table:table-cell office:value-type="float" office:value="3174.167" calcext:value-type="float">
            <text:p>3 174,17</text:p>
          </table:table-cell>
          <table:table-cell office:value-type="float" office:value="37" calcext:value-type="float">
            <text:p>37</text:p>
          </table:table-cell>
          <table:table-cell table:formula="of:=90*[.E905]" office:value-type="float" office:value="3330" calcext:value-type="float">
            <text:p>3330</text:p>
          </table:table-cell>
          <table:table-cell table:formula="of:=[.C905]/294" office:value-type="float" office:value="5.3656462585034" calcext:value-type="float">
            <text:p>5,3656462585034</text:p>
          </table:table-cell>
          <table:table-cell table:formula="of:=[.D905]/294" office:value-type="float" office:value="10.7964863945578" calcext:value-type="float">
            <text:p>10,7964863945578</text:p>
          </table:table-cell>
          <table:table-cell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1541.5" calcext:value-type="float">
            <text:p>1 541,50</text:p>
          </table:table-cell>
          <table:table-cell office:value-type="float" office:value="3159.5" calcext:value-type="float">
            <text:p>3 159,50</text:p>
          </table:table-cell>
          <table:table-cell office:value-type="float" office:value="30" calcext:value-type="float">
            <text:p>30</text:p>
          </table:table-cell>
          <table:table-cell table:formula="of:=90*[.E906]" office:value-type="float" office:value="2700" calcext:value-type="float">
            <text:p>2700</text:p>
          </table:table-cell>
          <table:table-cell table:formula="of:=[.C906]/294" office:value-type="float" office:value="5.24319727891156" calcext:value-type="float">
            <text:p>5,24319727891156</text:p>
          </table:table-cell>
          <table:table-cell table:formula="of:=[.D906]/294" office:value-type="float" office:value="10.7465986394558" calcext:value-type="float">
            <text:p>10,7465986394558</text:p>
          </table:table-cell>
          <table:table-cell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1538.833" calcext:value-type="float">
            <text:p>1 538,83</text:p>
          </table:table-cell>
          <table:table-cell office:value-type="float" office:value="3036.833" calcext:value-type="float">
            <text:p>3 036,83</text:p>
          </table:table-cell>
          <table:table-cell office:value-type="float" office:value="30" calcext:value-type="float">
            <text:p>30</text:p>
          </table:table-cell>
          <table:table-cell table:formula="of:=90*[.E907]" office:value-type="float" office:value="2700" calcext:value-type="float">
            <text:p>2700</text:p>
          </table:table-cell>
          <table:table-cell table:formula="of:=[.C907]/294" office:value-type="float" office:value="5.23412585034014" calcext:value-type="float">
            <text:p>5,23412585034014</text:p>
          </table:table-cell>
          <table:table-cell table:formula="of:=[.D907]/294" office:value-type="float" office:value="10.3293639455782" calcext:value-type="float">
            <text:p>10,3293639455782</text:p>
          </table:table-cell>
          <table:table-cell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1538.833" calcext:value-type="float">
            <text:p>1 538,83</text:p>
          </table:table-cell>
          <table:table-cell office:value-type="float" office:value="3067.5" calcext:value-type="float">
            <text:p>3 067,50</text:p>
          </table:table-cell>
          <table:table-cell office:value-type="float" office:value="30" calcext:value-type="float">
            <text:p>30</text:p>
          </table:table-cell>
          <table:table-cell table:formula="of:=90*[.E908]" office:value-type="float" office:value="2700" calcext:value-type="float">
            <text:p>2700</text:p>
          </table:table-cell>
          <table:table-cell table:formula="of:=[.C908]/294" office:value-type="float" office:value="5.23412585034014" calcext:value-type="float">
            <text:p>5,23412585034014</text:p>
          </table:table-cell>
          <table:table-cell table:formula="of:=[.D908]/294" office:value-type="float" office:value="10.4336734693878" calcext:value-type="float">
            <text:p>10,4336734693878</text:p>
          </table:table-cell>
          <table:table-cell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1542.833" calcext:value-type="float">
            <text:p>1 542,83</text:p>
          </table:table-cell>
          <table:table-cell office:value-type="float" office:value="3104.833" calcext:value-type="float">
            <text:p>3 104,83</text:p>
          </table:table-cell>
          <table:table-cell office:value-type="float" office:value="30" calcext:value-type="float">
            <text:p>30</text:p>
          </table:table-cell>
          <table:table-cell table:formula="of:=90*[.E909]" office:value-type="float" office:value="2700" calcext:value-type="float">
            <text:p>2700</text:p>
          </table:table-cell>
          <table:table-cell table:formula="of:=[.C909]/294" office:value-type="float" office:value="5.24773129251701" calcext:value-type="float">
            <text:p>5,24773129251701</text:p>
          </table:table-cell>
          <table:table-cell table:formula="of:=[.D909]/294" office:value-type="float" office:value="10.560656462585" calcext:value-type="float">
            <text:p>10,560656462585</text:p>
          </table:table-cell>
          <table:table-cell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1542.833" calcext:value-type="float">
            <text:p>1 542,83</text:p>
          </table:table-cell>
          <table:table-cell office:value-type="float" office:value="3131.5" calcext:value-type="float">
            <text:p>3 131,50</text:p>
          </table:table-cell>
          <table:table-cell office:value-type="float" office:value="30" calcext:value-type="float">
            <text:p>30</text:p>
          </table:table-cell>
          <table:table-cell table:formula="of:=90*[.E910]" office:value-type="float" office:value="2700" calcext:value-type="float">
            <text:p>2700</text:p>
          </table:table-cell>
          <table:table-cell table:formula="of:=[.C910]/294" office:value-type="float" office:value="5.24773129251701" calcext:value-type="float">
            <text:p>5,24773129251701</text:p>
          </table:table-cell>
          <table:table-cell table:formula="of:=[.D910]/294" office:value-type="float" office:value="10.6513605442177" calcext:value-type="float">
            <text:p>10,6513605442177</text:p>
          </table:table-cell>
          <table:table-cell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3044.833" calcext:value-type="float">
            <text:p>3 044,83</text:p>
          </table:table-cell>
          <table:table-cell office:value-type="float" office:value="31" calcext:value-type="float">
            <text:p>31</text:p>
          </table:table-cell>
          <table:table-cell table:formula="of:=90*[.E911]" office:value-type="float" office:value="2790" calcext:value-type="float">
            <text:p>2790</text:p>
          </table:table-cell>
          <table:table-cell table:formula="of:=[.C911]/294" office:value-type="float" office:value="5.25226870748299" calcext:value-type="float">
            <text:p>5,25226870748299</text:p>
          </table:table-cell>
          <table:table-cell table:formula="of:=[.D911]/294" office:value-type="float" office:value="10.356574829932" calcext:value-type="float">
            <text:p>10,356574829932</text:p>
          </table:table-cell>
          <table:table-cell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1549.5" calcext:value-type="float">
            <text:p>1 549,50</text:p>
          </table:table-cell>
          <table:table-cell office:value-type="float" office:value="3087.5" calcext:value-type="float">
            <text:p>3 087,50</text:p>
          </table:table-cell>
          <table:table-cell office:value-type="float" office:value="31" calcext:value-type="float">
            <text:p>31</text:p>
          </table:table-cell>
          <table:table-cell table:formula="of:=90*[.E912]" office:value-type="float" office:value="2790" calcext:value-type="float">
            <text:p>2790</text:p>
          </table:table-cell>
          <table:table-cell table:formula="of:=[.C912]/294" office:value-type="float" office:value="5.27040816326531" calcext:value-type="float">
            <text:p>5,27040816326531</text:p>
          </table:table-cell>
          <table:table-cell table:formula="of:=[.D912]/294" office:value-type="float" office:value="10.5017006802721" calcext:value-type="float">
            <text:p>10,5017006802721</text:p>
          </table:table-cell>
          <table:table-cell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1548.167" calcext:value-type="float">
            <text:p>1 548,17</text:p>
          </table:table-cell>
          <table:table-cell office:value-type="float" office:value="3119.5" calcext:value-type="float">
            <text:p>3 119,50</text:p>
          </table:table-cell>
          <table:table-cell office:value-type="float" office:value="31" calcext:value-type="float">
            <text:p>31</text:p>
          </table:table-cell>
          <table:table-cell table:formula="of:=90*[.E913]" office:value-type="float" office:value="2790" calcext:value-type="float">
            <text:p>2790</text:p>
          </table:table-cell>
          <table:table-cell table:formula="of:=[.C913]/294" office:value-type="float" office:value="5.26587414965986" calcext:value-type="float">
            <text:p>5,26587414965986</text:p>
          </table:table-cell>
          <table:table-cell table:formula="of:=[.D913]/294" office:value-type="float" office:value="10.6105442176871" calcext:value-type="float">
            <text:p>10,6105442176871</text:p>
          </table:table-cell>
          <table:table-cell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158.167" calcext:value-type="float">
            <text:p>3 158,17</text:p>
          </table:table-cell>
          <table:table-cell office:value-type="float" office:value="31" calcext:value-type="float">
            <text:p>31</text:p>
          </table:table-cell>
          <table:table-cell table:formula="of:=90*[.E914]" office:value-type="float" office:value="2790" calcext:value-type="float">
            <text:p>2790</text:p>
          </table:table-cell>
          <table:table-cell table:formula="of:=[.C914]/294" office:value-type="float" office:value="5.26133673469388" calcext:value-type="float">
            <text:p>5,26133673469388</text:p>
          </table:table-cell>
          <table:table-cell table:formula="of:=[.D914]/294" office:value-type="float" office:value="10.7420646258503" calcext:value-type="float">
            <text:p>10,7420646258503</text:p>
          </table:table-cell>
          <table:table-cell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3023.5" calcext:value-type="float">
            <text:p>3 023,50</text:p>
          </table:table-cell>
          <table:table-cell office:value-type="float" office:value="38" calcext:value-type="float">
            <text:p>38</text:p>
          </table:table-cell>
          <table:table-cell table:formula="of:=90*[.E915]" office:value-type="float" office:value="3420" calcext:value-type="float">
            <text:p>3420</text:p>
          </table:table-cell>
          <table:table-cell table:formula="of:=[.C915]/294" office:value-type="float" office:value="5.25226870748299" calcext:value-type="float">
            <text:p>5,25226870748299</text:p>
          </table:table-cell>
          <table:table-cell table:formula="of:=[.D915]/294" office:value-type="float" office:value="10.2840136054422" calcext:value-type="float">
            <text:p>10,2840136054422</text:p>
          </table:table-cell>
          <table:table-cell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1573.5" calcext:value-type="float">
            <text:p>1 573,50</text:p>
          </table:table-cell>
          <table:table-cell office:value-type="float" office:value="3074.167" calcext:value-type="float">
            <text:p>3 074,17</text:p>
          </table:table-cell>
          <table:table-cell office:value-type="float" office:value="38" calcext:value-type="float">
            <text:p>38</text:p>
          </table:table-cell>
          <table:table-cell table:formula="of:=90*[.E916]" office:value-type="float" office:value="3420" calcext:value-type="float">
            <text:p>3420</text:p>
          </table:table-cell>
          <table:table-cell table:formula="of:=[.C916]/294" office:value-type="float" office:value="5.35204081632653" calcext:value-type="float">
            <text:p>5,35204081632653</text:p>
          </table:table-cell>
          <table:table-cell table:formula="of:=[.D916]/294" office:value-type="float" office:value="10.4563503401361" calcext:value-type="float">
            <text:p>10,4563503401361</text:p>
          </table:table-cell>
          <table:table-cell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108.833" calcext:value-type="float">
            <text:p>3 108,83</text:p>
          </table:table-cell>
          <table:table-cell office:value-type="float" office:value="38" calcext:value-type="float">
            <text:p>38</text:p>
          </table:table-cell>
          <table:table-cell table:formula="of:=90*[.E917]" office:value-type="float" office:value="3420" calcext:value-type="float">
            <text:p>3420</text:p>
          </table:table-cell>
          <table:table-cell table:formula="of:=[.C917]/294" office:value-type="float" office:value="5.39285714285714" calcext:value-type="float">
            <text:p>5,39285714285714</text:p>
          </table:table-cell>
          <table:table-cell table:formula="of:=[.D917]/294" office:value-type="float" office:value="10.5742619047619" calcext:value-type="float">
            <text:p>10,5742619047619</text:p>
          </table:table-cell>
          <table:table-cell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1568.167" calcext:value-type="float">
            <text:p>1 568,17</text:p>
          </table:table-cell>
          <table:table-cell office:value-type="float" office:value="3127.5" calcext:value-type="float">
            <text:p>3 127,50</text:p>
          </table:table-cell>
          <table:table-cell office:value-type="float" office:value="38" calcext:value-type="float">
            <text:p>38</text:p>
          </table:table-cell>
          <table:table-cell table:formula="of:=90*[.E918]" office:value-type="float" office:value="3420" calcext:value-type="float">
            <text:p>3420</text:p>
          </table:table-cell>
          <table:table-cell table:formula="of:=[.C918]/294" office:value-type="float" office:value="5.33390136054422" calcext:value-type="float">
            <text:p>5,33390136054422</text:p>
          </table:table-cell>
          <table:table-cell table:formula="of:=[.D918]/294" office:value-type="float" office:value="10.6377551020408" calcext:value-type="float">
            <text:p>10,6377551020408</text:p>
          </table:table-cell>
          <table:table-cell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1589.5" calcext:value-type="float">
            <text:p>1 589,50</text:p>
          </table:table-cell>
          <table:table-cell office:value-type="float" office:value="3164.833" calcext:value-type="float">
            <text:p>3 164,83</text:p>
          </table:table-cell>
          <table:table-cell office:value-type="float" office:value="38" calcext:value-type="float">
            <text:p>38</text:p>
          </table:table-cell>
          <table:table-cell table:formula="of:=90*[.E919]" office:value-type="float" office:value="3420" calcext:value-type="float">
            <text:p>3420</text:p>
          </table:table-cell>
          <table:table-cell table:formula="of:=[.C919]/294" office:value-type="float" office:value="5.40646258503401" calcext:value-type="float">
            <text:p>5,40646258503401</text:p>
          </table:table-cell>
          <table:table-cell table:formula="of:=[.D919]/294" office:value-type="float" office:value="10.7647380952381" calcext:value-type="float">
            <text:p>10,7647380952381</text:p>
          </table:table-cell>
          <table:table-cell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051.5" calcext:value-type="float">
            <text:p>3 051,50</text:p>
          </table:table-cell>
          <table:table-cell office:value-type="float" office:value="40" calcext:value-type="float">
            <text:p>40</text:p>
          </table:table-cell>
          <table:table-cell table:formula="of:=90*[.E920]" office:value-type="float" office:value="3600" calcext:value-type="float">
            <text:p>3600</text:p>
          </table:table-cell>
          <table:table-cell table:formula="of:=[.C920]/294" office:value-type="float" office:value="5.25680272108844" calcext:value-type="float">
            <text:p>5,25680272108844</text:p>
          </table:table-cell>
          <table:table-cell table:formula="of:=[.D920]/294" office:value-type="float" office:value="10.3792517006803" calcext:value-type="float">
            <text:p>10,3792517006803</text:p>
          </table:table-cell>
          <table:table-cell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1492.167" calcext:value-type="float">
            <text:p>1 492,17</text:p>
          </table:table-cell>
          <table:table-cell office:value-type="float" office:value="3167.5" calcext:value-type="float">
            <text:p>3 167,50</text:p>
          </table:table-cell>
          <table:table-cell office:value-type="float" office:value="51" calcext:value-type="float">
            <text:p>51</text:p>
          </table:table-cell>
          <table:table-cell table:formula="of:=90*[.E921]" office:value-type="float" office:value="4590" calcext:value-type="float">
            <text:p>4590</text:p>
          </table:table-cell>
          <table:table-cell table:formula="of:=[.C921]/294" office:value-type="float" office:value="5.07539795918367" calcext:value-type="float">
            <text:p>5,07539795918367</text:p>
          </table:table-cell>
          <table:table-cell table:formula="of:=[.D921]/294" office:value-type="float" office:value="10.7738095238095" calcext:value-type="float">
            <text:p>10,7738095238095</text:p>
          </table:table-cell>
          <table:table-cell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1476.167" calcext:value-type="float">
            <text:p>1 476,17</text:p>
          </table:table-cell>
          <table:table-cell office:value-type="float" office:value="3195.5" calcext:value-type="float">
            <text:p>3 195,50</text:p>
          </table:table-cell>
          <table:table-cell office:value-type="float" office:value="51" calcext:value-type="float">
            <text:p>51</text:p>
          </table:table-cell>
          <table:table-cell table:formula="of:=90*[.E922]" office:value-type="float" office:value="4590" calcext:value-type="float">
            <text:p>4590</text:p>
          </table:table-cell>
          <table:table-cell table:formula="of:=[.C922]/294" office:value-type="float" office:value="5.02097619047619" calcext:value-type="float">
            <text:p>5,02097619047619</text:p>
          </table:table-cell>
          <table:table-cell table:formula="of:=[.D922]/294" office:value-type="float" office:value="10.8690476190476" calcext:value-type="float">
            <text:p>10,8690476190476</text:p>
          </table:table-cell>
          <table:table-cell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1436.167" calcext:value-type="float">
            <text:p>1 436,17</text:p>
          </table:table-cell>
          <table:table-cell office:value-type="float" office:value="3196.833" calcext:value-type="float">
            <text:p>3 196,83</text:p>
          </table:table-cell>
          <table:table-cell office:value-type="float" office:value="51" calcext:value-type="float">
            <text:p>51</text:p>
          </table:table-cell>
          <table:table-cell table:formula="of:=90*[.E923]" office:value-type="float" office:value="4590" calcext:value-type="float">
            <text:p>4590</text:p>
          </table:table-cell>
          <table:table-cell table:formula="of:=[.C923]/294" office:value-type="float" office:value="4.88492176870748" calcext:value-type="float">
            <text:p>4,88492176870748</text:p>
          </table:table-cell>
          <table:table-cell table:formula="of:=[.D923]/294" office:value-type="float" office:value="10.8735816326531" calcext:value-type="float">
            <text:p>10,8735816326531</text:p>
          </table:table-cell>
          <table:table-cell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1385.5" calcext:value-type="float">
            <text:p>1 385,50</text:p>
          </table:table-cell>
          <table:table-cell office:value-type="float" office:value="3224.833" calcext:value-type="float">
            <text:p>3 224,83</text:p>
          </table:table-cell>
          <table:table-cell office:value-type="float" office:value="51" calcext:value-type="float">
            <text:p>51</text:p>
          </table:table-cell>
          <table:table-cell table:formula="of:=90*[.E924]" office:value-type="float" office:value="4590" calcext:value-type="float">
            <text:p>4590</text:p>
          </table:table-cell>
          <table:table-cell table:formula="of:=[.C924]/294" office:value-type="float" office:value="4.71258503401361" calcext:value-type="float">
            <text:p>4,71258503401361</text:p>
          </table:table-cell>
          <table:table-cell table:formula="of:=[.D924]/294" office:value-type="float" office:value="10.9688197278912" calcext:value-type="float">
            <text:p>10,9688197278912</text:p>
          </table:table-cell>
          <table:table-cell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1325.5" calcext:value-type="float">
            <text:p>1 325,50</text:p>
          </table:table-cell>
          <table:table-cell office:value-type="float" office:value="3228.833" calcext:value-type="float">
            <text:p>3 228,83</text:p>
          </table:table-cell>
          <table:table-cell office:value-type="float" office:value="51" calcext:value-type="float">
            <text:p>51</text:p>
          </table:table-cell>
          <table:table-cell table:formula="of:=90*[.E925]" office:value-type="float" office:value="4590" calcext:value-type="float">
            <text:p>4590</text:p>
          </table:table-cell>
          <table:table-cell table:formula="of:=[.C925]/294" office:value-type="float" office:value="4.50850340136054" calcext:value-type="float">
            <text:p>4,50850340136054</text:p>
          </table:table-cell>
          <table:table-cell table:formula="of:=[.D925]/294" office:value-type="float" office:value="10.982425170068" calcext:value-type="float">
            <text:p>10,982425170068</text:p>
          </table:table-cell>
          <table:table-cell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1325.5" calcext:value-type="float">
            <text:p>1 325,50</text:p>
          </table:table-cell>
          <table:table-cell office:value-type="float" office:value="3255.5" calcext:value-type="float">
            <text:p>3 255,50</text:p>
          </table:table-cell>
          <table:table-cell office:value-type="float" office:value="51" calcext:value-type="float">
            <text:p>51</text:p>
          </table:table-cell>
          <table:table-cell table:formula="of:=90*[.E926]" office:value-type="float" office:value="4590" calcext:value-type="float">
            <text:p>4590</text:p>
          </table:table-cell>
          <table:table-cell table:formula="of:=[.C926]/294" office:value-type="float" office:value="4.50850340136054" calcext:value-type="float">
            <text:p>4,50850340136054</text:p>
          </table:table-cell>
          <table:table-cell table:formula="of:=[.D926]/294" office:value-type="float" office:value="11.0731292517007" calcext:value-type="float">
            <text:p>11,0731292517007</text:p>
          </table:table-cell>
          <table:table-cell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1282.833" calcext:value-type="float">
            <text:p>1 282,83</text:p>
          </table:table-cell>
          <table:table-cell office:value-type="float" office:value="3266.167" calcext:value-type="float">
            <text:p>3 266,17</text:p>
          </table:table-cell>
          <table:table-cell office:value-type="float" office:value="51" calcext:value-type="float">
            <text:p>51</text:p>
          </table:table-cell>
          <table:table-cell table:formula="of:=90*[.E927]" office:value-type="float" office:value="4590" calcext:value-type="float">
            <text:p>4590</text:p>
          </table:table-cell>
          <table:table-cell table:formula="of:=[.C927]/294" office:value-type="float" office:value="4.36337755102041" calcext:value-type="float">
            <text:p>4,36337755102041</text:p>
          </table:table-cell>
          <table:table-cell table:formula="of:=[.D927]/294" office:value-type="float" office:value="11.1094115646259" calcext:value-type="float">
            <text:p>11,1094115646259</text:p>
          </table:table-cell>
          <table:table-cell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1228.167" calcext:value-type="float">
            <text:p>1 228,17</text:p>
          </table:table-cell>
          <table:table-cell office:value-type="float" office:value="3255.5" calcext:value-type="float">
            <text:p>3 255,50</text:p>
          </table:table-cell>
          <table:table-cell office:value-type="float" office:value="51" calcext:value-type="float">
            <text:p>51</text:p>
          </table:table-cell>
          <table:table-cell table:formula="of:=90*[.E928]" office:value-type="float" office:value="4590" calcext:value-type="float">
            <text:p>4590</text:p>
          </table:table-cell>
          <table:table-cell table:formula="of:=[.C928]/294" office:value-type="float" office:value="4.1774387755102" calcext:value-type="float">
            <text:p>4,1774387755102</text:p>
          </table:table-cell>
          <table:table-cell table:formula="of:=[.D928]/294" office:value-type="float" office:value="11.0731292517007" calcext:value-type="float">
            <text:p>11,0731292517007</text:p>
          </table:table-cell>
          <table:table-cell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1186.833" calcext:value-type="float">
            <text:p>1 186,83</text:p>
          </table:table-cell>
          <table:table-cell office:value-type="float" office:value="3240.833" calcext:value-type="float">
            <text:p>3 240,83</text:p>
          </table:table-cell>
          <table:table-cell office:value-type="float" office:value="51" calcext:value-type="float">
            <text:p>51</text:p>
          </table:table-cell>
          <table:table-cell table:formula="of:=90*[.E929]" office:value-type="float" office:value="4590" calcext:value-type="float">
            <text:p>4590</text:p>
          </table:table-cell>
          <table:table-cell table:formula="of:=[.C929]/294" office:value-type="float" office:value="4.03684693877551" calcext:value-type="float">
            <text:p>4,03684693877551</text:p>
          </table:table-cell>
          <table:table-cell table:formula="of:=[.D929]/294" office:value-type="float" office:value="11.0232414965986" calcext:value-type="float">
            <text:p>11,0232414965986</text:p>
          </table:table-cell>
          <table:table-cell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1173.5" calcext:value-type="float">
            <text:p>1 173,50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51" calcext:value-type="float">
            <text:p>51</text:p>
          </table:table-cell>
          <table:table-cell table:formula="of:=90*[.E930]" office:value-type="float" office:value="4590" calcext:value-type="float">
            <text:p>4590</text:p>
          </table:table-cell>
          <table:table-cell table:formula="of:=[.C930]/294" office:value-type="float" office:value="3.99149659863946" calcext:value-type="float">
            <text:p>3,99149659863946</text:p>
          </table:table-cell>
          <table:table-cell table:formula="of:=[.D930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1194.833" calcext:value-type="float">
            <text:p>1 194,83</text:p>
          </table:table-cell>
          <table:table-cell office:value-type="float" office:value="3314.167" calcext:value-type="float">
            <text:p>3 314,17</text:p>
          </table:table-cell>
          <table:table-cell office:value-type="float" office:value="51" calcext:value-type="float">
            <text:p>51</text:p>
          </table:table-cell>
          <table:table-cell table:formula="of:=90*[.E931]" office:value-type="float" office:value="4590" calcext:value-type="float">
            <text:p>4590</text:p>
          </table:table-cell>
          <table:table-cell table:formula="of:=[.C931]/294" office:value-type="float" office:value="4.06405782312925" calcext:value-type="float">
            <text:p>4,06405782312925</text:p>
          </table:table-cell>
          <table:table-cell table:formula="of:=[.D931]/294" office:value-type="float" office:value="11.2726768707483" calcext:value-type="float">
            <text:p>11,2726768707483</text:p>
          </table:table-cell>
          <table:table-cell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1542.833" calcext:value-type="float">
            <text:p>1 542,83</text:p>
          </table:table-cell>
          <table:table-cell office:value-type="float" office:value="3019.5" calcext:value-type="float">
            <text:p>3 019,50</text:p>
          </table:table-cell>
          <table:table-cell office:value-type="float" office:value="52" calcext:value-type="float">
            <text:p>52</text:p>
          </table:table-cell>
          <table:table-cell table:formula="of:=90*[.E932]" office:value-type="float" office:value="4680" calcext:value-type="float">
            <text:p>4680</text:p>
          </table:table-cell>
          <table:table-cell table:formula="of:=[.C932]/294" office:value-type="float" office:value="5.24773129251701" calcext:value-type="float">
            <text:p>5,24773129251701</text:p>
          </table:table-cell>
          <table:table-cell table:formula="of:=[.D932]/294" office:value-type="float" office:value="10.2704081632653" calcext:value-type="float">
            <text:p>10,2704081632653</text:p>
          </table:table-cell>
          <table:table-cell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596.167" calcext:value-type="float">
            <text:p>1 596,17</text:p>
          </table:table-cell>
          <table:table-cell office:value-type="float" office:value="3070.167" calcext:value-type="float">
            <text:p>3 070,17</text:p>
          </table:table-cell>
          <table:table-cell office:value-type="float" office:value="52" calcext:value-type="float">
            <text:p>52</text:p>
          </table:table-cell>
          <table:table-cell table:formula="of:=90*[.E933]" office:value-type="float" office:value="4680" calcext:value-type="float">
            <text:p>4680</text:p>
          </table:table-cell>
          <table:table-cell table:formula="of:=[.C933]/294" office:value-type="float" office:value="5.42913945578231" calcext:value-type="float">
            <text:p>5,42913945578231</text:p>
          </table:table-cell>
          <table:table-cell table:formula="of:=[.D933]/294" office:value-type="float" office:value="10.4427448979592" calcext:value-type="float">
            <text:p>10,4427448979592</text:p>
          </table:table-cell>
          <table:table-cell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1600.167" calcext:value-type="float">
            <text:p>1 600,17</text:p>
          </table:table-cell>
          <table:table-cell office:value-type="float" office:value="3122.167" calcext:value-type="float">
            <text:p>3 122,17</text:p>
          </table:table-cell>
          <table:table-cell office:value-type="float" office:value="52" calcext:value-type="float">
            <text:p>52</text:p>
          </table:table-cell>
          <table:table-cell table:formula="of:=90*[.E934]" office:value-type="float" office:value="4680" calcext:value-type="float">
            <text:p>4680</text:p>
          </table:table-cell>
          <table:table-cell table:formula="of:=[.C934]/294" office:value-type="float" office:value="5.44274489795918" calcext:value-type="float">
            <text:p>5,44274489795918</text:p>
          </table:table-cell>
          <table:table-cell table:formula="of:=[.D934]/294" office:value-type="float" office:value="10.6196156462585" calcext:value-type="float">
            <text:p>10,6196156462585</text:p>
          </table:table-cell>
          <table:table-cell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566.833" calcext:value-type="float">
            <text:p>1 566,83</text:p>
          </table:table-cell>
          <table:table-cell office:value-type="float" office:value="3167.5" calcext:value-type="float">
            <text:p>3 167,50</text:p>
          </table:table-cell>
          <table:table-cell office:value-type="float" office:value="52" calcext:value-type="float">
            <text:p>52</text:p>
          </table:table-cell>
          <table:table-cell table:formula="of:=90*[.E935]" office:value-type="float" office:value="4680" calcext:value-type="float">
            <text:p>4680</text:p>
          </table:table-cell>
          <table:table-cell table:formula="of:=[.C935]/294" office:value-type="float" office:value="5.32936394557823" calcext:value-type="float">
            <text:p>5,32936394557823</text:p>
          </table:table-cell>
          <table:table-cell table:formula="of:=[.D935]/294" office:value-type="float" office:value="10.7738095238095" calcext:value-type="float">
            <text:p>10,7738095238095</text:p>
          </table:table-cell>
          <table:table-cell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1549.5" calcext:value-type="float">
            <text:p>1 549,50</text:p>
          </table:table-cell>
          <table:table-cell office:value-type="float" office:value="3202.167" calcext:value-type="float">
            <text:p>3 202,17</text:p>
          </table:table-cell>
          <table:table-cell office:value-type="float" office:value="52" calcext:value-type="float">
            <text:p>52</text:p>
          </table:table-cell>
          <table:table-cell table:formula="of:=90*[.E936]" office:value-type="float" office:value="4680" calcext:value-type="float">
            <text:p>4680</text:p>
          </table:table-cell>
          <table:table-cell table:formula="of:=[.C936]/294" office:value-type="float" office:value="5.27040816326531" calcext:value-type="float">
            <text:p>5,27040816326531</text:p>
          </table:table-cell>
          <table:table-cell table:formula="of:=[.D936]/294" office:value-type="float" office:value="10.8917244897959" calcext:value-type="float">
            <text:p>10,8917244897959</text:p>
          </table:table-cell>
          <table:table-cell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570.833" calcext:value-type="float">
            <text:p>1 570,83</text:p>
          </table:table-cell>
          <table:table-cell office:value-type="float" office:value="3279.5" calcext:value-type="float">
            <text:p>3 279,50</text:p>
          </table:table-cell>
          <table:table-cell office:value-type="float" office:value="52" calcext:value-type="float">
            <text:p>52</text:p>
          </table:table-cell>
          <table:table-cell table:formula="of:=90*[.E937]" office:value-type="float" office:value="4680" calcext:value-type="float">
            <text:p>4680</text:p>
          </table:table-cell>
          <table:table-cell table:formula="of:=[.C937]/294" office:value-type="float" office:value="5.3429693877551" calcext:value-type="float">
            <text:p>5,3429693877551</text:p>
          </table:table-cell>
          <table:table-cell table:formula="of:=[.D937]/294" office:value-type="float" office:value="11.1547619047619" calcext:value-type="float">
            <text:p>11,1547619047619</text:p>
          </table:table-cell>
          <table:table-cell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565.5" calcext:value-type="float">
            <text:p>1 565,50</text:p>
          </table:table-cell>
          <table:table-cell office:value-type="float" office:value="3328.833" calcext:value-type="float">
            <text:p>3 328,83</text:p>
          </table:table-cell>
          <table:table-cell office:value-type="float" office:value="52" calcext:value-type="float">
            <text:p>52</text:p>
          </table:table-cell>
          <table:table-cell table:formula="of:=90*[.E938]" office:value-type="float" office:value="4680" calcext:value-type="float">
            <text:p>4680</text:p>
          </table:table-cell>
          <table:table-cell table:formula="of:=[.C938]/294" office:value-type="float" office:value="5.32482993197279" calcext:value-type="float">
            <text:p>5,32482993197279</text:p>
          </table:table-cell>
          <table:table-cell table:formula="of:=[.D938]/294" office:value-type="float" office:value="11.3225612244898" calcext:value-type="float">
            <text:p>11,3225612244898</text:p>
          </table:table-cell>
          <table:table-cell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1516.167" calcext:value-type="float">
            <text:p>1 516,17</text:p>
          </table:table-cell>
          <table:table-cell office:value-type="float" office:value="3148.833" calcext:value-type="float">
            <text:p>3 148,83</text:p>
          </table:table-cell>
          <table:table-cell office:value-type="float" office:value="52" calcext:value-type="float">
            <text:p>52</text:p>
          </table:table-cell>
          <table:table-cell table:formula="of:=90*[.E939]" office:value-type="float" office:value="4680" calcext:value-type="float">
            <text:p>4680</text:p>
          </table:table-cell>
          <table:table-cell table:formula="of:=[.C939]/294" office:value-type="float" office:value="5.1570306122449" calcext:value-type="float">
            <text:p>5,1570306122449</text:p>
          </table:table-cell>
          <table:table-cell table:formula="of:=[.D939]/294" office:value-type="float" office:value="10.7103163265306" calcext:value-type="float">
            <text:p>10,7103163265306</text:p>
          </table:table-cell>
          <table:table-cell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1478.833" calcext:value-type="float">
            <text:p>1 478,83</text:p>
          </table:table-cell>
          <table:table-cell office:value-type="float" office:value="3202.167" calcext:value-type="float">
            <text:p>3 202,17</text:p>
          </table:table-cell>
          <table:table-cell office:value-type="float" office:value="52" calcext:value-type="float">
            <text:p>52</text:p>
          </table:table-cell>
          <table:table-cell table:formula="of:=90*[.E940]" office:value-type="float" office:value="4680" calcext:value-type="float">
            <text:p>4680</text:p>
          </table:table-cell>
          <table:table-cell table:formula="of:=[.C940]/294" office:value-type="float" office:value="5.03004421768708" calcext:value-type="float">
            <text:p>5,03004421768708</text:p>
          </table:table-cell>
          <table:table-cell table:formula="of:=[.D940]/294" office:value-type="float" office:value="10.8917244897959" calcext:value-type="float">
            <text:p>10,8917244897959</text:p>
          </table:table-cell>
          <table:table-cell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426.833" calcext:value-type="float">
            <text:p>1 426,83</text:p>
          </table:table-cell>
          <table:table-cell office:value-type="float" office:value="3195.5" calcext:value-type="float">
            <text:p>3 195,50</text:p>
          </table:table-cell>
          <table:table-cell office:value-type="float" office:value="52" calcext:value-type="float">
            <text:p>52</text:p>
          </table:table-cell>
          <table:table-cell table:formula="of:=90*[.E941]" office:value-type="float" office:value="4680" calcext:value-type="float">
            <text:p>4680</text:p>
          </table:table-cell>
          <table:table-cell table:formula="of:=[.C941]/294" office:value-type="float" office:value="4.85317346938776" calcext:value-type="float">
            <text:p>4,85317346938776</text:p>
          </table:table-cell>
          <table:table-cell table:formula="of:=[.D941]/294" office:value-type="float" office:value="10.8690476190476" calcext:value-type="float">
            <text:p>10,8690476190476</text:p>
          </table:table-cell>
          <table:table-cell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368.167" calcext:value-type="float">
            <text:p>1 368,17</text:p>
          </table:table-cell>
          <table:table-cell office:value-type="float" office:value="3223.5" calcext:value-type="float">
            <text:p>3 223,50</text:p>
          </table:table-cell>
          <table:table-cell office:value-type="float" office:value="52" calcext:value-type="float">
            <text:p>52</text:p>
          </table:table-cell>
          <table:table-cell table:formula="of:=90*[.E942]" office:value-type="float" office:value="4680" calcext:value-type="float">
            <text:p>4680</text:p>
          </table:table-cell>
          <table:table-cell table:formula="of:=[.C942]/294" office:value-type="float" office:value="4.65362925170068" calcext:value-type="float">
            <text:p>4,65362925170068</text:p>
          </table:table-cell>
          <table:table-cell table:formula="of:=[.D942]/294" office:value-type="float" office:value="10.9642857142857" calcext:value-type="float">
            <text:p>10,9642857142857</text:p>
          </table:table-cell>
          <table:table-cell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313.5" calcext:value-type="float">
            <text:p>1 313,50</text:p>
          </table:table-cell>
          <table:table-cell office:value-type="float" office:value="3272.833" calcext:value-type="float">
            <text:p>3 272,83</text:p>
          </table:table-cell>
          <table:table-cell office:value-type="float" office:value="52" calcext:value-type="float">
            <text:p>52</text:p>
          </table:table-cell>
          <table:table-cell table:formula="of:=90*[.E943]" office:value-type="float" office:value="4680" calcext:value-type="float">
            <text:p>4680</text:p>
          </table:table-cell>
          <table:table-cell table:formula="of:=[.C943]/294" office:value-type="float" office:value="4.46768707482993" calcext:value-type="float">
            <text:p>4,46768707482993</text:p>
          </table:table-cell>
          <table:table-cell table:formula="of:=[.D943]/294" office:value-type="float" office:value="11.1320850340136" calcext:value-type="float">
            <text:p>11,1320850340136</text:p>
          </table:table-cell>
          <table:table-cell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252.167" calcext:value-type="float">
            <text:p>1 252,17</text:p>
          </table:table-cell>
          <table:table-cell office:value-type="float" office:value="3267.5" calcext:value-type="float">
            <text:p>3 267,50</text:p>
          </table:table-cell>
          <table:table-cell office:value-type="float" office:value="52" calcext:value-type="float">
            <text:p>52</text:p>
          </table:table-cell>
          <table:table-cell table:formula="of:=90*[.E944]" office:value-type="float" office:value="4680" calcext:value-type="float">
            <text:p>4680</text:p>
          </table:table-cell>
          <table:table-cell table:formula="of:=[.C944]/294" office:value-type="float" office:value="4.25907142857143" calcext:value-type="float">
            <text:p>4,25907142857143</text:p>
          </table:table-cell>
          <table:table-cell table:formula="of:=[.D944]/294" office:value-type="float" office:value="11.1139455782313" calcext:value-type="float">
            <text:p>11,1139455782313</text:p>
          </table:table-cell>
          <table:table-cell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200.167" calcext:value-type="float">
            <text:p>1 200,17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52" calcext:value-type="float">
            <text:p>52</text:p>
          </table:table-cell>
          <table:table-cell table:formula="of:=90*[.E945]" office:value-type="float" office:value="4680" calcext:value-type="float">
            <text:p>4680</text:p>
          </table:table-cell>
          <table:table-cell table:formula="of:=[.C945]/294" office:value-type="float" office:value="4.08220068027211" calcext:value-type="float">
            <text:p>4,08220068027211</text:p>
          </table:table-cell>
          <table:table-cell table:formula="of:=[.D945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162.833" calcext:value-type="float">
            <text:p>1 162,83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52" calcext:value-type="float">
            <text:p>52</text:p>
          </table:table-cell>
          <table:table-cell table:formula="of:=90*[.E946]" office:value-type="float" office:value="4680" calcext:value-type="float">
            <text:p>4680</text:p>
          </table:table-cell>
          <table:table-cell table:formula="of:=[.C946]/294" office:value-type="float" office:value="3.95521428571429" calcext:value-type="float">
            <text:p>3,95521428571429</text:p>
          </table:table-cell>
          <table:table-cell table:formula="of:=[.D946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180.167" calcext:value-type="float">
            <text:p>1 180,17</text:p>
          </table:table-cell>
          <table:table-cell office:value-type="float" office:value="3315.5" calcext:value-type="float">
            <text:p>3 315,50</text:p>
          </table:table-cell>
          <table:table-cell office:value-type="float" office:value="52" calcext:value-type="float">
            <text:p>52</text:p>
          </table:table-cell>
          <table:table-cell table:formula="of:=90*[.E947]" office:value-type="float" office:value="4680" calcext:value-type="float">
            <text:p>4680</text:p>
          </table:table-cell>
          <table:table-cell table:formula="of:=[.C947]/294" office:value-type="float" office:value="4.01417346938776" calcext:value-type="float">
            <text:p>4,01417346938776</text:p>
          </table:table-cell>
          <table:table-cell table:formula="of:=[.D947]/294" office:value-type="float" office:value="11.2772108843537" calcext:value-type="float">
            <text:p>11,2772108843537</text:p>
          </table:table-cell>
          <table:table-cell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3016.833" calcext:value-type="float">
            <text:p>3 016,83</text:p>
          </table:table-cell>
          <table:table-cell office:value-type="float" office:value="53" calcext:value-type="float">
            <text:p>53</text:p>
          </table:table-cell>
          <table:table-cell table:formula="of:=90*[.E948]" office:value-type="float" office:value="4770" calcext:value-type="float">
            <text:p>4770</text:p>
          </table:table-cell>
          <table:table-cell table:formula="of:=[.C948]/294" office:value-type="float" office:value="5.25226870748299" calcext:value-type="float">
            <text:p>5,25226870748299</text:p>
          </table:table-cell>
          <table:table-cell table:formula="of:=[.D948]/294" office:value-type="float" office:value="10.2613367346939" calcext:value-type="float">
            <text:p>10,2613367346939</text:p>
          </table:table-cell>
          <table:table-cell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588.167" calcext:value-type="float">
            <text:p>1 588,17</text:p>
          </table:table-cell>
          <table:table-cell office:value-type="float" office:value="3044.833" calcext:value-type="float">
            <text:p>3 044,83</text:p>
          </table:table-cell>
          <table:table-cell office:value-type="float" office:value="53" calcext:value-type="float">
            <text:p>53</text:p>
          </table:table-cell>
          <table:table-cell table:formula="of:=90*[.E949]" office:value-type="float" office:value="4770" calcext:value-type="float">
            <text:p>4770</text:p>
          </table:table-cell>
          <table:table-cell table:formula="of:=[.C949]/294" office:value-type="float" office:value="5.40192857142857" calcext:value-type="float">
            <text:p>5,40192857142857</text:p>
          </table:table-cell>
          <table:table-cell table:formula="of:=[.D949]/294" office:value-type="float" office:value="10.356574829932" calcext:value-type="float">
            <text:p>10,356574829932</text:p>
          </table:table-cell>
          <table:table-cell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597.5" calcext:value-type="float">
            <text:p>1 597,50</text:p>
          </table:table-cell>
          <table:table-cell office:value-type="float" office:value="3086.167" calcext:value-type="float">
            <text:p>3 086,17</text:p>
          </table:table-cell>
          <table:table-cell office:value-type="float" office:value="53" calcext:value-type="float">
            <text:p>53</text:p>
          </table:table-cell>
          <table:table-cell table:formula="of:=90*[.E950]" office:value-type="float" office:value="4770" calcext:value-type="float">
            <text:p>4770</text:p>
          </table:table-cell>
          <table:table-cell table:formula="of:=[.C950]/294" office:value-type="float" office:value="5.43367346938776" calcext:value-type="float">
            <text:p>5,43367346938776</text:p>
          </table:table-cell>
          <table:table-cell table:formula="of:=[.D950]/294" office:value-type="float" office:value="10.4971666666667" calcext:value-type="float">
            <text:p>10,4971666666667</text:p>
          </table:table-cell>
          <table:table-cell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604.167" calcext:value-type="float">
            <text:p>1 604,17</text:p>
          </table:table-cell>
          <table:table-cell office:value-type="float" office:value="3136.833" calcext:value-type="float">
            <text:p>3 136,83</text:p>
          </table:table-cell>
          <table:table-cell office:value-type="float" office:value="53" calcext:value-type="float">
            <text:p>53</text:p>
          </table:table-cell>
          <table:table-cell table:formula="of:=90*[.E951]" office:value-type="float" office:value="4770" calcext:value-type="float">
            <text:p>4770</text:p>
          </table:table-cell>
          <table:table-cell table:formula="of:=[.C951]/294" office:value-type="float" office:value="5.45635034013605" calcext:value-type="float">
            <text:p>5,45635034013605</text:p>
          </table:table-cell>
          <table:table-cell table:formula="of:=[.D951]/294" office:value-type="float" office:value="10.6695" calcext:value-type="float">
            <text:p>10,6695</text:p>
          </table:table-cell>
          <table:table-cell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581.5" calcext:value-type="float">
            <text:p>1 581,50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53" calcext:value-type="float">
            <text:p>53</text:p>
          </table:table-cell>
          <table:table-cell table:formula="of:=90*[.E952]" office:value-type="float" office:value="4770" calcext:value-type="float">
            <text:p>4770</text:p>
          </table:table-cell>
          <table:table-cell table:formula="of:=[.C952]/294" office:value-type="float" office:value="5.37925170068027" calcext:value-type="float">
            <text:p>5,37925170068027</text:p>
          </table:table-cell>
          <table:table-cell table:formula="of:=[.D952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1562.833" calcext:value-type="float">
            <text:p>1 562,83</text:p>
          </table:table-cell>
          <table:table-cell office:value-type="float" office:value="3226.167" calcext:value-type="float">
            <text:p>3 226,17</text:p>
          </table:table-cell>
          <table:table-cell office:value-type="float" office:value="53" calcext:value-type="float">
            <text:p>53</text:p>
          </table:table-cell>
          <table:table-cell table:formula="of:=90*[.E953]" office:value-type="float" office:value="4770" calcext:value-type="float">
            <text:p>4770</text:p>
          </table:table-cell>
          <table:table-cell table:formula="of:=[.C953]/294" office:value-type="float" office:value="5.31575850340136" calcext:value-type="float">
            <text:p>5,31575850340136</text:p>
          </table:table-cell>
          <table:table-cell table:formula="of:=[.D953]/294" office:value-type="float" office:value="10.9733571428571" calcext:value-type="float">
            <text:p>10,9733571428571</text:p>
          </table:table-cell>
          <table:table-cell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573.5" calcext:value-type="float">
            <text:p>1 573,50</text:p>
          </table:table-cell>
          <table:table-cell office:value-type="float" office:value="3288.833" calcext:value-type="float">
            <text:p>3 288,83</text:p>
          </table:table-cell>
          <table:table-cell office:value-type="float" office:value="53" calcext:value-type="float">
            <text:p>53</text:p>
          </table:table-cell>
          <table:table-cell table:formula="of:=90*[.E954]" office:value-type="float" office:value="4770" calcext:value-type="float">
            <text:p>4770</text:p>
          </table:table-cell>
          <table:table-cell table:formula="of:=[.C954]/294" office:value-type="float" office:value="5.35204081632653" calcext:value-type="float">
            <text:p>5,35204081632653</text:p>
          </table:table-cell>
          <table:table-cell table:formula="of:=[.D954]/294" office:value-type="float" office:value="11.1865068027211" calcext:value-type="float">
            <text:p>11,1865068027211</text:p>
          </table:table-cell>
          <table:table-cell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560.167" calcext:value-type="float">
            <text:p>1 560,17</text:p>
          </table:table-cell>
          <table:table-cell office:value-type="float" office:value="3343.5" calcext:value-type="float">
            <text:p>3 343,50</text:p>
          </table:table-cell>
          <table:table-cell office:value-type="float" office:value="53" calcext:value-type="float">
            <text:p>53</text:p>
          </table:table-cell>
          <table:table-cell table:formula="of:=90*[.E955]" office:value-type="float" office:value="4770" calcext:value-type="float">
            <text:p>4770</text:p>
          </table:table-cell>
          <table:table-cell table:formula="of:=[.C955]/294" office:value-type="float" office:value="5.30669047619048" calcext:value-type="float">
            <text:p>5,30669047619048</text:p>
          </table:table-cell>
          <table:table-cell table:formula="of:=[.D955]/294" office:value-type="float" office:value="11.3724489795918" calcext:value-type="float">
            <text:p>11,3724489795918</text:p>
          </table:table-cell>
          <table:table-cell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528.167" calcext:value-type="float">
            <text:p>1 528,17</text:p>
          </table:table-cell>
          <table:table-cell office:value-type="float" office:value="3151.5" calcext:value-type="float">
            <text:p>3 151,50</text:p>
          </table:table-cell>
          <table:table-cell office:value-type="float" office:value="53" calcext:value-type="float">
            <text:p>53</text:p>
          </table:table-cell>
          <table:table-cell table:formula="of:=90*[.E956]" office:value-type="float" office:value="4770" calcext:value-type="float">
            <text:p>4770</text:p>
          </table:table-cell>
          <table:table-cell table:formula="of:=[.C956]/294" office:value-type="float" office:value="5.19784693877551" calcext:value-type="float">
            <text:p>5,19784693877551</text:p>
          </table:table-cell>
          <table:table-cell table:formula="of:=[.D956]/294" office:value-type="float" office:value="10.719387755102" calcext:value-type="float">
            <text:p>10,719387755102</text:p>
          </table:table-cell>
          <table:table-cell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1480.167" calcext:value-type="float">
            <text:p>1 480,17</text:p>
          </table:table-cell>
          <table:table-cell office:value-type="float" office:value="3204.833" calcext:value-type="float">
            <text:p>3 204,83</text:p>
          </table:table-cell>
          <table:table-cell office:value-type="float" office:value="53" calcext:value-type="float">
            <text:p>53</text:p>
          </table:table-cell>
          <table:table-cell table:formula="of:=90*[.E957]" office:value-type="float" office:value="4770" calcext:value-type="float">
            <text:p>4770</text:p>
          </table:table-cell>
          <table:table-cell table:formula="of:=[.C957]/294" office:value-type="float" office:value="5.03458163265306" calcext:value-type="float">
            <text:p>5,03458163265306</text:p>
          </table:table-cell>
          <table:table-cell table:formula="of:=[.D957]/294" office:value-type="float" office:value="10.9007925170068" calcext:value-type="float">
            <text:p>10,9007925170068</text:p>
          </table:table-cell>
          <table:table-cell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433.5" calcext:value-type="float">
            <text:p>1 433,50</text:p>
          </table:table-cell>
          <table:table-cell office:value-type="float" office:value="3186.167" calcext:value-type="float">
            <text:p>3 186,17</text:p>
          </table:table-cell>
          <table:table-cell office:value-type="float" office:value="53" calcext:value-type="float">
            <text:p>53</text:p>
          </table:table-cell>
          <table:table-cell table:formula="of:=90*[.E958]" office:value-type="float" office:value="4770" calcext:value-type="float">
            <text:p>4770</text:p>
          </table:table-cell>
          <table:table-cell table:formula="of:=[.C958]/294" office:value-type="float" office:value="4.87585034013605" calcext:value-type="float">
            <text:p>4,87585034013605</text:p>
          </table:table-cell>
          <table:table-cell table:formula="of:=[.D958]/294" office:value-type="float" office:value="10.8373027210884" calcext:value-type="float">
            <text:p>10,8373027210884</text:p>
          </table:table-cell>
          <table:table-cell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1396.167" calcext:value-type="float">
            <text:p>1 396,17</text:p>
          </table:table-cell>
          <table:table-cell office:value-type="float" office:value="3228.833" calcext:value-type="float">
            <text:p>3 228,83</text:p>
          </table:table-cell>
          <table:table-cell office:value-type="float" office:value="53" calcext:value-type="float">
            <text:p>53</text:p>
          </table:table-cell>
          <table:table-cell table:formula="of:=90*[.E959]" office:value-type="float" office:value="4770" calcext:value-type="float">
            <text:p>4770</text:p>
          </table:table-cell>
          <table:table-cell table:formula="of:=[.C959]/294" office:value-type="float" office:value="4.74886734693878" calcext:value-type="float">
            <text:p>4,74886734693878</text:p>
          </table:table-cell>
          <table:table-cell table:formula="of:=[.D959]/294" office:value-type="float" office:value="10.982425170068" calcext:value-type="float">
            <text:p>10,982425170068</text:p>
          </table:table-cell>
          <table:table-cell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337.5" calcext:value-type="float">
            <text:p>1 337,50</text:p>
          </table:table-cell>
          <table:table-cell office:value-type="float" office:value="3234.167" calcext:value-type="float">
            <text:p>3 234,17</text:p>
          </table:table-cell>
          <table:table-cell office:value-type="float" office:value="53" calcext:value-type="float">
            <text:p>53</text:p>
          </table:table-cell>
          <table:table-cell table:formula="of:=90*[.E960]" office:value-type="float" office:value="4770" calcext:value-type="float">
            <text:p>4770</text:p>
          </table:table-cell>
          <table:table-cell table:formula="of:=[.C960]/294" office:value-type="float" office:value="4.54931972789116" calcext:value-type="float">
            <text:p>4,54931972789116</text:p>
          </table:table-cell>
          <table:table-cell table:formula="of:=[.D960]/294" office:value-type="float" office:value="11.0005680272109" calcext:value-type="float">
            <text:p>11,0005680272109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320.167" calcext:value-type="float">
            <text:p>1 320,17</text:p>
          </table:table-cell>
          <table:table-cell office:value-type="float" office:value="3282.167" calcext:value-type="float">
            <text:p>3 282,17</text:p>
          </table:table-cell>
          <table:table-cell office:value-type="float" office:value="53" calcext:value-type="float">
            <text:p>53</text:p>
          </table:table-cell>
          <table:table-cell table:formula="of:=90*[.E961]" office:value-type="float" office:value="4770" calcext:value-type="float">
            <text:p>4770</text:p>
          </table:table-cell>
          <table:table-cell table:formula="of:=[.C961]/294" office:value-type="float" office:value="4.49036394557823" calcext:value-type="float">
            <text:p>4,49036394557823</text:p>
          </table:table-cell>
          <table:table-cell table:formula="of:=[.D961]/294" office:value-type="float" office:value="11.1638333333333" calcext:value-type="float">
            <text:p>11,1638333333333</text:p>
          </table:table-cell>
          <table:table-cell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1264.167" calcext:value-type="float">
            <text:p>1 264,17</text:p>
          </table:table-cell>
          <table:table-cell office:value-type="float" office:value="3268.833" calcext:value-type="float">
            <text:p>3 268,83</text:p>
          </table:table-cell>
          <table:table-cell office:value-type="float" office:value="53" calcext:value-type="float">
            <text:p>53</text:p>
          </table:table-cell>
          <table:table-cell table:formula="of:=90*[.E962]" office:value-type="float" office:value="4770" calcext:value-type="float">
            <text:p>4770</text:p>
          </table:table-cell>
          <table:table-cell table:formula="of:=[.C962]/294" office:value-type="float" office:value="4.29988775510204" calcext:value-type="float">
            <text:p>4,29988775510204</text:p>
          </table:table-cell>
          <table:table-cell table:formula="of:=[.D962]/294" office:value-type="float" office:value="11.1184795918367" calcext:value-type="float">
            <text:p>11,1184795918367</text:p>
          </table:table-cell>
          <table:table-cell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1214.833" calcext:value-type="float">
            <text:p>1 214,83</text:p>
          </table:table-cell>
          <table:table-cell office:value-type="float" office:value="3238.167" calcext:value-type="float">
            <text:p>3 238,17</text:p>
          </table:table-cell>
          <table:table-cell office:value-type="float" office:value="53" calcext:value-type="float">
            <text:p>53</text:p>
          </table:table-cell>
          <table:table-cell table:formula="of:=90*[.E963]" office:value-type="float" office:value="4770" calcext:value-type="float">
            <text:p>4770</text:p>
          </table:table-cell>
          <table:table-cell table:formula="of:=[.C963]/294" office:value-type="float" office:value="4.13208503401361" calcext:value-type="float">
            <text:p>4,13208503401361</text:p>
          </table:table-cell>
          <table:table-cell table:formula="of:=[.D963]/294" office:value-type="float" office:value="11.0141734693878" calcext:value-type="float">
            <text:p>11,0141734693878</text:p>
          </table:table-cell>
          <table:table-cell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1168.167" calcext:value-type="float">
            <text:p>1 168,17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53" calcext:value-type="float">
            <text:p>53</text:p>
          </table:table-cell>
          <table:table-cell table:formula="of:=90*[.E964]" office:value-type="float" office:value="4770" calcext:value-type="float">
            <text:p>4770</text:p>
          </table:table-cell>
          <table:table-cell table:formula="of:=[.C964]/294" office:value-type="float" office:value="3.97335714285714" calcext:value-type="float">
            <text:p>3,97335714285714</text:p>
          </table:table-cell>
          <table:table-cell table:formula="of:=[.D964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1173.5" calcext:value-type="float">
            <text:p>1 173,50</text:p>
          </table:table-cell>
          <table:table-cell office:value-type="float" office:value="3310.167" calcext:value-type="float">
            <text:p>3 310,17</text:p>
          </table:table-cell>
          <table:table-cell office:value-type="float" office:value="53" calcext:value-type="float">
            <text:p>53</text:p>
          </table:table-cell>
          <table:table-cell table:formula="of:=90*[.E965]" office:value-type="float" office:value="4770" calcext:value-type="float">
            <text:p>4770</text:p>
          </table:table-cell>
          <table:table-cell table:formula="of:=[.C965]/294" office:value-type="float" office:value="3.99149659863946" calcext:value-type="float">
            <text:p>3,99149659863946</text:p>
          </table:table-cell>
          <table:table-cell table:formula="of:=[.D965]/294" office:value-type="float" office:value="11.2590714285714" calcext:value-type="float">
            <text:p>11,2590714285714</text:p>
          </table:table-cell>
          <table:table-cell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1185.5" calcext:value-type="float">
            <text:p>1 185,50</text:p>
          </table:table-cell>
          <table:table-cell office:value-type="float" office:value="3206.167" calcext:value-type="float">
            <text:p>3 206,17</text:p>
          </table:table-cell>
          <table:table-cell office:value-type="float" office:value="53" calcext:value-type="float">
            <text:p>53</text:p>
          </table:table-cell>
          <table:table-cell table:formula="of:=90*[.E966]" office:value-type="float" office:value="4770" calcext:value-type="float">
            <text:p>4770</text:p>
          </table:table-cell>
          <table:table-cell table:formula="of:=[.C966]/294" office:value-type="float" office:value="4.03231292517007" calcext:value-type="float">
            <text:p>4,03231292517007</text:p>
          </table:table-cell>
          <table:table-cell table:formula="of:=[.D966]/294" office:value-type="float" office:value="10.9053299319728" calcext:value-type="float">
            <text:p>10,9053299319728</text:p>
          </table:table-cell>
          <table:table-cell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015.5" calcext:value-type="float">
            <text:p>3 015,50</text:p>
          </table:table-cell>
          <table:table-cell office:value-type="float" office:value="54" calcext:value-type="float">
            <text:p>54</text:p>
          </table:table-cell>
          <table:table-cell table:formula="of:=90*[.E967]" office:value-type="float" office:value="4860" calcext:value-type="float">
            <text:p>4860</text:p>
          </table:table-cell>
          <table:table-cell table:formula="of:=[.C967]/294" office:value-type="float" office:value="5.25680272108844" calcext:value-type="float">
            <text:p>5,25680272108844</text:p>
          </table:table-cell>
          <table:table-cell table:formula="of:=[.D967]/294" office:value-type="float" office:value="10.2568027210884" calcext:value-type="float">
            <text:p>10,2568027210884</text:p>
          </table:table-cell>
          <table:table-cell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022.167" calcext:value-type="float">
            <text:p>3 022,17</text:p>
          </table:table-cell>
          <table:table-cell office:value-type="float" office:value="54" calcext:value-type="float">
            <text:p>54</text:p>
          </table:table-cell>
          <table:table-cell table:formula="of:=90*[.E968]" office:value-type="float" office:value="4860" calcext:value-type="float">
            <text:p>4860</text:p>
          </table:table-cell>
          <table:table-cell table:formula="of:=[.C968]/294" office:value-type="float" office:value="5.39285714285714" calcext:value-type="float">
            <text:p>5,39285714285714</text:p>
          </table:table-cell>
          <table:table-cell table:formula="of:=[.D968]/294" office:value-type="float" office:value="10.2794795918367" calcext:value-type="float">
            <text:p>10,2794795918367</text:p>
          </table:table-cell>
          <table:table-cell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1601.5" calcext:value-type="float">
            <text:p>1 601,50</text:p>
          </table:table-cell>
          <table:table-cell office:value-type="float" office:value="3082.167" calcext:value-type="float">
            <text:p>3 082,17</text:p>
          </table:table-cell>
          <table:table-cell office:value-type="float" office:value="54" calcext:value-type="float">
            <text:p>54</text:p>
          </table:table-cell>
          <table:table-cell table:formula="of:=90*[.E969]" office:value-type="float" office:value="4860" calcext:value-type="float">
            <text:p>4860</text:p>
          </table:table-cell>
          <table:table-cell table:formula="of:=[.C969]/294" office:value-type="float" office:value="5.44727891156463" calcext:value-type="float">
            <text:p>5,44727891156463</text:p>
          </table:table-cell>
          <table:table-cell table:formula="of:=[.D969]/294" office:value-type="float" office:value="10.4835612244898" calcext:value-type="float">
            <text:p>10,4835612244898</text:p>
          </table:table-cell>
          <table:table-cell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1593.5" calcext:value-type="float">
            <text:p>1 593,50</text:p>
          </table:table-cell>
          <table:table-cell office:value-type="float" office:value="3112.833" calcext:value-type="float">
            <text:p>3 112,83</text:p>
          </table:table-cell>
          <table:table-cell office:value-type="float" office:value="54" calcext:value-type="float">
            <text:p>54</text:p>
          </table:table-cell>
          <table:table-cell table:formula="of:=90*[.E970]" office:value-type="float" office:value="4860" calcext:value-type="float">
            <text:p>4860</text:p>
          </table:table-cell>
          <table:table-cell table:formula="of:=[.C970]/294" office:value-type="float" office:value="5.42006802721089" calcext:value-type="float">
            <text:p>5,42006802721089</text:p>
          </table:table-cell>
          <table:table-cell table:formula="of:=[.D970]/294" office:value-type="float" office:value="10.5878673469388" calcext:value-type="float">
            <text:p>10,5878673469388</text:p>
          </table:table-cell>
          <table:table-cell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1604.167" calcext:value-type="float">
            <text:p>1 604,17</text:p>
          </table:table-cell>
          <table:table-cell office:value-type="float" office:value="3148.833" calcext:value-type="float">
            <text:p>3 148,83</text:p>
          </table:table-cell>
          <table:table-cell office:value-type="float" office:value="54" calcext:value-type="float">
            <text:p>54</text:p>
          </table:table-cell>
          <table:table-cell table:formula="of:=90*[.E971]" office:value-type="float" office:value="4860" calcext:value-type="float">
            <text:p>4860</text:p>
          </table:table-cell>
          <table:table-cell table:formula="of:=[.C971]/294" office:value-type="float" office:value="5.45635034013605" calcext:value-type="float">
            <text:p>5,45635034013605</text:p>
          </table:table-cell>
          <table:table-cell table:formula="of:=[.D971]/294" office:value-type="float" office:value="10.7103163265306" calcext:value-type="float">
            <text:p>10,7103163265306</text:p>
          </table:table-cell>
          <table:table-cell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194.167" calcext:value-type="float">
            <text:p>3 194,17</text:p>
          </table:table-cell>
          <table:table-cell office:value-type="float" office:value="54" calcext:value-type="float">
            <text:p>54</text:p>
          </table:table-cell>
          <table:table-cell table:formula="of:=90*[.E972]" office:value-type="float" office:value="4860" calcext:value-type="float">
            <text:p>4860</text:p>
          </table:table-cell>
          <table:table-cell table:formula="of:=[.C972]/294" office:value-type="float" office:value="5.39285714285714" calcext:value-type="float">
            <text:p>5,39285714285714</text:p>
          </table:table-cell>
          <table:table-cell table:formula="of:=[.D972]/294" office:value-type="float" office:value="10.8645136054422" calcext:value-type="float">
            <text:p>10,8645136054422</text:p>
          </table:table-cell>
          <table:table-cell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1572.167" calcext:value-type="float">
            <text:p>1 572,17</text:p>
          </table:table-cell>
          <table:table-cell office:value-type="float" office:value="3246.167" calcext:value-type="float">
            <text:p>3 246,17</text:p>
          </table:table-cell>
          <table:table-cell office:value-type="float" office:value="54" calcext:value-type="float">
            <text:p>54</text:p>
          </table:table-cell>
          <table:table-cell table:formula="of:=90*[.E973]" office:value-type="float" office:value="4860" calcext:value-type="float">
            <text:p>4860</text:p>
          </table:table-cell>
          <table:table-cell table:formula="of:=[.C973]/294" office:value-type="float" office:value="5.34750680272109" calcext:value-type="float">
            <text:p>5,34750680272109</text:p>
          </table:table-cell>
          <table:table-cell table:formula="of:=[.D973]/294" office:value-type="float" office:value="11.0413843537415" calcext:value-type="float">
            <text:p>11,0413843537415</text:p>
          </table:table-cell>
          <table:table-cell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1577.5" calcext:value-type="float">
            <text:p>1 577,50</text:p>
          </table:table-cell>
          <table:table-cell office:value-type="float" office:value="3300.833" calcext:value-type="float">
            <text:p>3 300,83</text:p>
          </table:table-cell>
          <table:table-cell office:value-type="float" office:value="54" calcext:value-type="float">
            <text:p>54</text:p>
          </table:table-cell>
          <table:table-cell table:formula="of:=90*[.E974]" office:value-type="float" office:value="4860" calcext:value-type="float">
            <text:p>4860</text:p>
          </table:table-cell>
          <table:table-cell table:formula="of:=[.C974]/294" office:value-type="float" office:value="5.3656462585034" calcext:value-type="float">
            <text:p>5,3656462585034</text:p>
          </table:table-cell>
          <table:table-cell table:formula="of:=[.D974]/294" office:value-type="float" office:value="11.2273231292517" calcext:value-type="float">
            <text:p>11,2273231292517</text:p>
          </table:table-cell>
          <table:table-cell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1568.167" calcext:value-type="float">
            <text:p>1 568,17</text:p>
          </table:table-cell>
          <table:table-cell office:value-type="float" office:value="3344.833" calcext:value-type="float">
            <text:p>3 344,83</text:p>
          </table:table-cell>
          <table:table-cell office:value-type="float" office:value="54" calcext:value-type="float">
            <text:p>54</text:p>
          </table:table-cell>
          <table:table-cell table:formula="of:=90*[.E975]" office:value-type="float" office:value="4860" calcext:value-type="float">
            <text:p>4860</text:p>
          </table:table-cell>
          <table:table-cell table:formula="of:=[.C975]/294" office:value-type="float" office:value="5.33390136054422" calcext:value-type="float">
            <text:p>5,33390136054422</text:p>
          </table:table-cell>
          <table:table-cell table:formula="of:=[.D975]/294" office:value-type="float" office:value="11.3769829931973" calcext:value-type="float">
            <text:p>11,3769829931973</text:p>
          </table:table-cell>
          <table:table-cell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541.5" calcext:value-type="float">
            <text:p>1 541,50</text:p>
          </table:table-cell>
          <table:table-cell office:value-type="float" office:value="3156.833" calcext:value-type="float">
            <text:p>3 156,83</text:p>
          </table:table-cell>
          <table:table-cell office:value-type="float" office:value="54" calcext:value-type="float">
            <text:p>54</text:p>
          </table:table-cell>
          <table:table-cell table:formula="of:=90*[.E976]" office:value-type="float" office:value="4860" calcext:value-type="float">
            <text:p>4860</text:p>
          </table:table-cell>
          <table:table-cell table:formula="of:=[.C976]/294" office:value-type="float" office:value="5.24319727891156" calcext:value-type="float">
            <text:p>5,24319727891156</text:p>
          </table:table-cell>
          <table:table-cell table:formula="of:=[.D976]/294" office:value-type="float" office:value="10.7375272108844" calcext:value-type="float">
            <text:p>10,7375272108844</text:p>
          </table:table-cell>
          <table:table-cell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1501.5" calcext:value-type="float">
            <text:p>1 501,50</text:p>
          </table:table-cell>
          <table:table-cell office:value-type="float" office:value="3164.833" calcext:value-type="float">
            <text:p>3 164,83</text:p>
          </table:table-cell>
          <table:table-cell office:value-type="float" office:value="54" calcext:value-type="float">
            <text:p>54</text:p>
          </table:table-cell>
          <table:table-cell table:formula="of:=90*[.E977]" office:value-type="float" office:value="4860" calcext:value-type="float">
            <text:p>4860</text:p>
          </table:table-cell>
          <table:table-cell table:formula="of:=[.C977]/294" office:value-type="float" office:value="5.10714285714286" calcext:value-type="float">
            <text:p>5,10714285714286</text:p>
          </table:table-cell>
          <table:table-cell table:formula="of:=[.D977]/294" office:value-type="float" office:value="10.7647380952381" calcext:value-type="float">
            <text:p>10,7647380952381</text:p>
          </table:table-cell>
          <table:table-cell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1474.833" calcext:value-type="float">
            <text:p>1 474,83</text:p>
          </table:table-cell>
          <table:table-cell office:value-type="float" office:value="3211.5" calcext:value-type="float">
            <text:p>3 211,50</text:p>
          </table:table-cell>
          <table:table-cell office:value-type="float" office:value="54" calcext:value-type="float">
            <text:p>54</text:p>
          </table:table-cell>
          <table:table-cell table:formula="of:=90*[.E978]" office:value-type="float" office:value="4860" calcext:value-type="float">
            <text:p>4860</text:p>
          </table:table-cell>
          <table:table-cell table:formula="of:=[.C978]/294" office:value-type="float" office:value="5.0164387755102" calcext:value-type="float">
            <text:p>5,0164387755102</text:p>
          </table:table-cell>
          <table:table-cell table:formula="of:=[.D978]/294" office:value-type="float" office:value="10.9234693877551" calcext:value-type="float">
            <text:p>10,9234693877551</text:p>
          </table:table-cell>
          <table:table-cell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1421.5" calcext:value-type="float">
            <text:p>1 421,50</text:p>
          </table:table-cell>
          <table:table-cell office:value-type="float" office:value="3214.167" calcext:value-type="float">
            <text:p>3 214,17</text:p>
          </table:table-cell>
          <table:table-cell office:value-type="float" office:value="54" calcext:value-type="float">
            <text:p>54</text:p>
          </table:table-cell>
          <table:table-cell table:formula="of:=90*[.E979]" office:value-type="float" office:value="4860" calcext:value-type="float">
            <text:p>4860</text:p>
          </table:table-cell>
          <table:table-cell table:formula="of:=[.C979]/294" office:value-type="float" office:value="4.83503401360544" calcext:value-type="float">
            <text:p>4,83503401360544</text:p>
          </table:table-cell>
          <table:table-cell table:formula="of:=[.D979]/294" office:value-type="float" office:value="10.9325408163265" calcext:value-type="float">
            <text:p>10,9325408163265</text:p>
          </table:table-cell>
          <table:table-cell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1370.833" calcext:value-type="float">
            <text:p>1 370,83</text:p>
          </table:table-cell>
          <table:table-cell office:value-type="float" office:value="3223.5" calcext:value-type="float">
            <text:p>3 223,50</text:p>
          </table:table-cell>
          <table:table-cell office:value-type="float" office:value="54" calcext:value-type="float">
            <text:p>54</text:p>
          </table:table-cell>
          <table:table-cell table:formula="of:=90*[.E980]" office:value-type="float" office:value="4860" calcext:value-type="float">
            <text:p>4860</text:p>
          </table:table-cell>
          <table:table-cell table:formula="of:=[.C980]/294" office:value-type="float" office:value="4.66269727891157" calcext:value-type="float">
            <text:p>4,66269727891157</text:p>
          </table:table-cell>
          <table:table-cell table:formula="of:=[.D980]/294" office:value-type="float" office:value="10.9642857142857" calcext:value-type="float">
            <text:p>10,9642857142857</text:p>
          </table:table-cell>
          <table:table-cell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1332.167" calcext:value-type="float">
            <text:p>1 332,17</text:p>
          </table:table-cell>
          <table:table-cell office:value-type="float" office:value="3230.167" calcext:value-type="float">
            <text:p>3 230,17</text:p>
          </table:table-cell>
          <table:table-cell office:value-type="float" office:value="54" calcext:value-type="float">
            <text:p>54</text:p>
          </table:table-cell>
          <table:table-cell table:formula="of:=90*[.E981]" office:value-type="float" office:value="4860" calcext:value-type="float">
            <text:p>4860</text:p>
          </table:table-cell>
          <table:table-cell table:formula="of:=[.C981]/294" office:value-type="float" office:value="4.53118027210884" calcext:value-type="float">
            <text:p>4,53118027210884</text:p>
          </table:table-cell>
          <table:table-cell table:formula="of:=[.D981]/294" office:value-type="float" office:value="10.986962585034" calcext:value-type="float">
            <text:p>10,986962585034</text:p>
          </table:table-cell>
          <table:table-cell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1293.5" calcext:value-type="float">
            <text:p>1 293,50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54" calcext:value-type="float">
            <text:p>54</text:p>
          </table:table-cell>
          <table:table-cell table:formula="of:=90*[.E982]" office:value-type="float" office:value="4860" calcext:value-type="float">
            <text:p>4860</text:p>
          </table:table-cell>
          <table:table-cell table:formula="of:=[.C982]/294" office:value-type="float" office:value="4.39965986394558" calcext:value-type="float">
            <text:p>4,39965986394558</text:p>
          </table:table-cell>
          <table:table-cell table:formula="of:=[.D982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1252.167" calcext:value-type="float">
            <text:p>1 252,17</text:p>
          </table:table-cell>
          <table:table-cell office:value-type="float" office:value="3255.5" calcext:value-type="float">
            <text:p>3 255,50</text:p>
          </table:table-cell>
          <table:table-cell office:value-type="float" office:value="54" calcext:value-type="float">
            <text:p>54</text:p>
          </table:table-cell>
          <table:table-cell table:formula="of:=90*[.E983]" office:value-type="float" office:value="4860" calcext:value-type="float">
            <text:p>4860</text:p>
          </table:table-cell>
          <table:table-cell table:formula="of:=[.C983]/294" office:value-type="float" office:value="4.25907142857143" calcext:value-type="float">
            <text:p>4,25907142857143</text:p>
          </table:table-cell>
          <table:table-cell table:formula="of:=[.D983]/294" office:value-type="float" office:value="11.0731292517007" calcext:value-type="float">
            <text:p>11,0731292517007</text:p>
          </table:table-cell>
          <table:table-cell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1217.5" calcext:value-type="float">
            <text:p>1 217,50</text:p>
          </table:table-cell>
          <table:table-cell office:value-type="float" office:value="3243.5" calcext:value-type="float">
            <text:p>3 243,50</text:p>
          </table:table-cell>
          <table:table-cell office:value-type="float" office:value="54" calcext:value-type="float">
            <text:p>54</text:p>
          </table:table-cell>
          <table:table-cell table:formula="of:=90*[.E984]" office:value-type="float" office:value="4860" calcext:value-type="float">
            <text:p>4860</text:p>
          </table:table-cell>
          <table:table-cell table:formula="of:=[.C984]/294" office:value-type="float" office:value="4.14115646258503" calcext:value-type="float">
            <text:p>4,14115646258503</text:p>
          </table:table-cell>
          <table:table-cell table:formula="of:=[.D984]/294" office:value-type="float" office:value="11.0323129251701" calcext:value-type="float">
            <text:p>11,0323129251701</text:p>
          </table:table-cell>
          <table:table-cell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1186.833" calcext:value-type="float">
            <text:p>1 186,83</text:p>
          </table:table-cell>
          <table:table-cell office:value-type="float" office:value="3207.5" calcext:value-type="float">
            <text:p>3 207,50</text:p>
          </table:table-cell>
          <table:table-cell office:value-type="float" office:value="54" calcext:value-type="float">
            <text:p>54</text:p>
          </table:table-cell>
          <table:table-cell table:formula="of:=90*[.E985]" office:value-type="float" office:value="4860" calcext:value-type="float">
            <text:p>4860</text:p>
          </table:table-cell>
          <table:table-cell table:formula="of:=[.C985]/294" office:value-type="float" office:value="4.03684693877551" calcext:value-type="float">
            <text:p>4,03684693877551</text:p>
          </table:table-cell>
          <table:table-cell table:formula="of:=[.D985]/294" office:value-type="float" office:value="10.9098639455782" calcext:value-type="float">
            <text:p>10,9098639455782</text:p>
          </table:table-cell>
          <table:table-cell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3016.833" calcext:value-type="float">
            <text:p>3 016,83</text:p>
          </table:table-cell>
          <table:table-cell office:value-type="float" office:value="55" calcext:value-type="float">
            <text:p>55</text:p>
          </table:table-cell>
          <table:table-cell table:formula="of:=90*[.E986]" office:value-type="float" office:value="4950" calcext:value-type="float">
            <text:p>4950</text:p>
          </table:table-cell>
          <table:table-cell table:formula="of:=[.C986]/294" office:value-type="float" office:value="5.26133673469388" calcext:value-type="float">
            <text:p>5,26133673469388</text:p>
          </table:table-cell>
          <table:table-cell table:formula="of:=[.D986]/294" office:value-type="float" office:value="10.2613367346939" calcext:value-type="float">
            <text:p>10,2613367346939</text:p>
          </table:table-cell>
          <table:table-cell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1577.5" calcext:value-type="float">
            <text:p>1 577,50</text:p>
          </table:table-cell>
          <table:table-cell office:value-type="float" office:value="3014.167" calcext:value-type="float">
            <text:p>3 014,17</text:p>
          </table:table-cell>
          <table:table-cell office:value-type="float" office:value="55" calcext:value-type="float">
            <text:p>55</text:p>
          </table:table-cell>
          <table:table-cell table:formula="of:=90*[.E987]" office:value-type="float" office:value="4950" calcext:value-type="float">
            <text:p>4950</text:p>
          </table:table-cell>
          <table:table-cell table:formula="of:=[.C987]/294" office:value-type="float" office:value="5.3656462585034" calcext:value-type="float">
            <text:p>5,3656462585034</text:p>
          </table:table-cell>
          <table:table-cell table:formula="of:=[.D987]/294" office:value-type="float" office:value="10.252268707483" calcext:value-type="float">
            <text:p>10,252268707483</text:p>
          </table:table-cell>
          <table:table-cell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1604.167" calcext:value-type="float">
            <text:p>1 604,17</text:p>
          </table:table-cell>
          <table:table-cell office:value-type="float" office:value="3074.167" calcext:value-type="float">
            <text:p>3 074,17</text:p>
          </table:table-cell>
          <table:table-cell office:value-type="float" office:value="55" calcext:value-type="float">
            <text:p>55</text:p>
          </table:table-cell>
          <table:table-cell table:formula="of:=90*[.E988]" office:value-type="float" office:value="4950" calcext:value-type="float">
            <text:p>4950</text:p>
          </table:table-cell>
          <table:table-cell table:formula="of:=[.C988]/294" office:value-type="float" office:value="5.45635034013605" calcext:value-type="float">
            <text:p>5,45635034013605</text:p>
          </table:table-cell>
          <table:table-cell table:formula="of:=[.D988]/294" office:value-type="float" office:value="10.4563503401361" calcext:value-type="float">
            <text:p>10,4563503401361</text:p>
          </table:table-cell>
          <table:table-cell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1596.167" calcext:value-type="float">
            <text:p>1 596,17</text:p>
          </table:table-cell>
          <table:table-cell office:value-type="float" office:value="3107.5" calcext:value-type="float">
            <text:p>3 107,50</text:p>
          </table:table-cell>
          <table:table-cell office:value-type="float" office:value="55" calcext:value-type="float">
            <text:p>55</text:p>
          </table:table-cell>
          <table:table-cell table:formula="of:=90*[.E989]" office:value-type="float" office:value="4950" calcext:value-type="float">
            <text:p>4950</text:p>
          </table:table-cell>
          <table:table-cell table:formula="of:=[.C989]/294" office:value-type="float" office:value="5.42913945578231" calcext:value-type="float">
            <text:p>5,42913945578231</text:p>
          </table:table-cell>
          <table:table-cell table:formula="of:=[.D989]/294" office:value-type="float" office:value="10.5697278911565" calcext:value-type="float">
            <text:p>10,5697278911565</text:p>
          </table:table-cell>
          <table:table-cell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1608.167" calcext:value-type="float">
            <text:p>1 608,17</text:p>
          </table:table-cell>
          <table:table-cell office:value-type="float" office:value="3127.5" calcext:value-type="float">
            <text:p>3 127,50</text:p>
          </table:table-cell>
          <table:table-cell office:value-type="float" office:value="55" calcext:value-type="float">
            <text:p>55</text:p>
          </table:table-cell>
          <table:table-cell table:formula="of:=90*[.E990]" office:value-type="float" office:value="4950" calcext:value-type="float">
            <text:p>4950</text:p>
          </table:table-cell>
          <table:table-cell table:formula="of:=[.C990]/294" office:value-type="float" office:value="5.46995578231293" calcext:value-type="float">
            <text:p>5,46995578231293</text:p>
          </table:table-cell>
          <table:table-cell table:formula="of:=[.D990]/294" office:value-type="float" office:value="10.6377551020408" calcext:value-type="float">
            <text:p>10,6377551020408</text:p>
          </table:table-cell>
          <table:table-cell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1582.833" calcext:value-type="float">
            <text:p>1 582,83</text:p>
          </table:table-cell>
          <table:table-cell office:value-type="float" office:value="3154.167" calcext:value-type="float">
            <text:p>3 154,17</text:p>
          </table:table-cell>
          <table:table-cell office:value-type="float" office:value="55" calcext:value-type="float">
            <text:p>55</text:p>
          </table:table-cell>
          <table:table-cell table:formula="of:=90*[.E991]" office:value-type="float" office:value="4950" calcext:value-type="float">
            <text:p>4950</text:p>
          </table:table-cell>
          <table:table-cell table:formula="of:=[.C991]/294" office:value-type="float" office:value="5.38378571428572" calcext:value-type="float">
            <text:p>5,38378571428572</text:p>
          </table:table-cell>
          <table:table-cell table:formula="of:=[.D991]/294" office:value-type="float" office:value="10.7284591836735" calcext:value-type="float">
            <text:p>10,7284591836735</text:p>
          </table:table-cell>
          <table:table-cell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1569.5" calcext:value-type="float">
            <text:p>1 569,50</text:p>
          </table:table-cell>
          <table:table-cell office:value-type="float" office:value="3190.167" calcext:value-type="float">
            <text:p>3 190,17</text:p>
          </table:table-cell>
          <table:table-cell office:value-type="float" office:value="55" calcext:value-type="float">
            <text:p>55</text:p>
          </table:table-cell>
          <table:table-cell table:formula="of:=90*[.E992]" office:value-type="float" office:value="4950" calcext:value-type="float">
            <text:p>4950</text:p>
          </table:table-cell>
          <table:table-cell table:formula="of:=[.C992]/294" office:value-type="float" office:value="5.33843537414966" calcext:value-type="float">
            <text:p>5,33843537414966</text:p>
          </table:table-cell>
          <table:table-cell table:formula="of:=[.D992]/294" office:value-type="float" office:value="10.8509081632653" calcext:value-type="float">
            <text:p>10,8509081632653</text:p>
          </table:table-cell>
          <table:table-cell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1556.167" calcext:value-type="float">
            <text:p>1 556,17</text:p>
          </table:table-cell>
          <table:table-cell office:value-type="float" office:value="3228.833" calcext:value-type="float">
            <text:p>3 228,83</text:p>
          </table:table-cell>
          <table:table-cell office:value-type="float" office:value="55" calcext:value-type="float">
            <text:p>55</text:p>
          </table:table-cell>
          <table:table-cell table:formula="of:=90*[.E993]" office:value-type="float" office:value="4950" calcext:value-type="float">
            <text:p>4950</text:p>
          </table:table-cell>
          <table:table-cell table:formula="of:=[.C993]/294" office:value-type="float" office:value="5.29308503401361" calcext:value-type="float">
            <text:p>5,29308503401361</text:p>
          </table:table-cell>
          <table:table-cell table:formula="of:=[.D993]/294" office:value-type="float" office:value="10.982425170068" calcext:value-type="float">
            <text:p>10,982425170068</text:p>
          </table:table-cell>
          <table:table-cell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526.833" calcext:value-type="float">
            <text:p>1 526,83</text:p>
          </table:table-cell>
          <table:table-cell office:value-type="float" office:value="3148.833" calcext:value-type="float">
            <text:p>3 148,83</text:p>
          </table:table-cell>
          <table:table-cell office:value-type="float" office:value="55" calcext:value-type="float">
            <text:p>55</text:p>
          </table:table-cell>
          <table:table-cell table:formula="of:=90*[.E994]" office:value-type="float" office:value="4950" calcext:value-type="float">
            <text:p>4950</text:p>
          </table:table-cell>
          <table:table-cell table:formula="of:=[.C994]/294" office:value-type="float" office:value="5.19330952380952" calcext:value-type="float">
            <text:p>5,19330952380952</text:p>
          </table:table-cell>
          <table:table-cell table:formula="of:=[.D994]/294" office:value-type="float" office:value="10.7103163265306" calcext:value-type="float">
            <text:p>10,7103163265306</text:p>
          </table:table-cell>
          <table:table-cell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1478.833" calcext:value-type="float">
            <text:p>1 478,83</text:p>
          </table:table-cell>
          <table:table-cell office:value-type="float" office:value="3183.5" calcext:value-type="float">
            <text:p>3 183,50</text:p>
          </table:table-cell>
          <table:table-cell office:value-type="float" office:value="55" calcext:value-type="float">
            <text:p>55</text:p>
          </table:table-cell>
          <table:table-cell table:formula="of:=90*[.E995]" office:value-type="float" office:value="4950" calcext:value-type="float">
            <text:p>4950</text:p>
          </table:table-cell>
          <table:table-cell table:formula="of:=[.C995]/294" office:value-type="float" office:value="5.03004421768708" calcext:value-type="float">
            <text:p>5,03004421768708</text:p>
          </table:table-cell>
          <table:table-cell table:formula="of:=[.D995]/294" office:value-type="float" office:value="10.828231292517" calcext:value-type="float">
            <text:p>10,828231292517</text:p>
          </table:table-cell>
          <table:table-cell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1434.833" calcext:value-type="float">
            <text:p>1 434,83</text:p>
          </table:table-cell>
          <table:table-cell office:value-type="float" office:value="3180.833" calcext:value-type="float">
            <text:p>3 180,83</text:p>
          </table:table-cell>
          <table:table-cell office:value-type="float" office:value="55" calcext:value-type="float">
            <text:p>55</text:p>
          </table:table-cell>
          <table:table-cell table:formula="of:=90*[.E996]" office:value-type="float" office:value="4950" calcext:value-type="float">
            <text:p>4950</text:p>
          </table:table-cell>
          <table:table-cell table:formula="of:=[.C996]/294" office:value-type="float" office:value="4.8803843537415" calcext:value-type="float">
            <text:p>4,8803843537415</text:p>
          </table:table-cell>
          <table:table-cell table:formula="of:=[.D996]/294" office:value-type="float" office:value="10.8191598639456" calcext:value-type="float">
            <text:p>10,8191598639456</text:p>
          </table:table-cell>
          <table:table-cell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1398.833" calcext:value-type="float">
            <text:p>1 398,83</text:p>
          </table:table-cell>
          <table:table-cell office:value-type="float" office:value="3226.167" calcext:value-type="float">
            <text:p>3 226,17</text:p>
          </table:table-cell>
          <table:table-cell office:value-type="float" office:value="55" calcext:value-type="float">
            <text:p>55</text:p>
          </table:table-cell>
          <table:table-cell table:formula="of:=90*[.E997]" office:value-type="float" office:value="4950" calcext:value-type="float">
            <text:p>4950</text:p>
          </table:table-cell>
          <table:table-cell table:formula="of:=[.C997]/294" office:value-type="float" office:value="4.75793537414966" calcext:value-type="float">
            <text:p>4,75793537414966</text:p>
          </table:table-cell>
          <table:table-cell table:formula="of:=[.D997]/294" office:value-type="float" office:value="10.9733571428571" calcext:value-type="float">
            <text:p>10,9733571428571</text:p>
          </table:table-cell>
          <table:table-cell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1348.167" calcext:value-type="float">
            <text:p>1 348,17</text:p>
          </table:table-cell>
          <table:table-cell office:value-type="float" office:value="3220.833" calcext:value-type="float">
            <text:p>3 220,83</text:p>
          </table:table-cell>
          <table:table-cell office:value-type="float" office:value="55" calcext:value-type="float">
            <text:p>55</text:p>
          </table:table-cell>
          <table:table-cell table:formula="of:=90*[.E998]" office:value-type="float" office:value="4950" calcext:value-type="float">
            <text:p>4950</text:p>
          </table:table-cell>
          <table:table-cell table:formula="of:=[.C998]/294" office:value-type="float" office:value="4.58560204081633" calcext:value-type="float">
            <text:p>4,58560204081633</text:p>
          </table:table-cell>
          <table:table-cell table:formula="of:=[.D998]/294" office:value-type="float" office:value="10.9552142857143" calcext:value-type="float">
            <text:p>10,9552142857143</text:p>
          </table:table-cell>
          <table:table-cell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1302.833" calcext:value-type="float">
            <text:p>1 302,83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55" calcext:value-type="float">
            <text:p>55</text:p>
          </table:table-cell>
          <table:table-cell table:formula="of:=90*[.E999]" office:value-type="float" office:value="4950" calcext:value-type="float">
            <text:p>4950</text:p>
          </table:table-cell>
          <table:table-cell table:formula="of:=[.C999]/294" office:value-type="float" office:value="4.43140476190476" calcext:value-type="float">
            <text:p>4,43140476190476</text:p>
          </table:table-cell>
          <table:table-cell table:formula="of:=[.D999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1257.5" calcext:value-type="float">
            <text:p>1 257,50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55" calcext:value-type="float">
            <text:p>55</text:p>
          </table:table-cell>
          <table:table-cell table:formula="of:=90*[.E1000]" office:value-type="float" office:value="4950" calcext:value-type="float">
            <text:p>4950</text:p>
          </table:table-cell>
          <table:table-cell table:formula="of:=[.C1000]/294" office:value-type="float" office:value="4.27721088435374" calcext:value-type="float">
            <text:p>4,27721088435374</text:p>
          </table:table-cell>
          <table:table-cell table:formula="of:=[.D1000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220.167" calcext:value-type="float">
            <text:p>1 220,17</text:p>
          </table:table-cell>
          <table:table-cell office:value-type="float" office:value="3236.833" calcext:value-type="float">
            <text:p>3 236,83</text:p>
          </table:table-cell>
          <table:table-cell office:value-type="float" office:value="55" calcext:value-type="float">
            <text:p>55</text:p>
          </table:table-cell>
          <table:table-cell table:formula="of:=90*[.E1001]" office:value-type="float" office:value="4950" calcext:value-type="float">
            <text:p>4950</text:p>
          </table:table-cell>
          <table:table-cell table:formula="of:=[.C1001]/294" office:value-type="float" office:value="4.15022789115646" calcext:value-type="float">
            <text:p>4,15022789115646</text:p>
          </table:table-cell>
          <table:table-cell table:formula="of:=[.D1001]/294" office:value-type="float" office:value="11.0096360544218" calcext:value-type="float">
            <text:p>11,0096360544218</text:p>
          </table:table-cell>
          <table:table-cell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190.833" calcext:value-type="float">
            <text:p>1 190,83</text:p>
          </table:table-cell>
          <table:table-cell office:value-type="float" office:value="3202.167" calcext:value-type="float">
            <text:p>3 202,17</text:p>
          </table:table-cell>
          <table:table-cell office:value-type="float" office:value="55" calcext:value-type="float">
            <text:p>55</text:p>
          </table:table-cell>
          <table:table-cell table:formula="of:=90*[.E1002]" office:value-type="float" office:value="4950" calcext:value-type="float">
            <text:p>4950</text:p>
          </table:table-cell>
          <table:table-cell table:formula="of:=[.C1002]/294" office:value-type="float" office:value="4.05045238095238" calcext:value-type="float">
            <text:p>4,05045238095238</text:p>
          </table:table-cell>
          <table:table-cell table:formula="of:=[.D1002]/294" office:value-type="float" office:value="10.8917244897959" calcext:value-type="float">
            <text:p>10,8917244897959</text:p>
          </table:table-cell>
          <table:table-cell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1165.5" calcext:value-type="float">
            <text:p>1 165,50</text:p>
          </table:table-cell>
          <table:table-cell office:value-type="float" office:value="3259.5" calcext:value-type="float">
            <text:p>3 259,50</text:p>
          </table:table-cell>
          <table:table-cell office:value-type="float" office:value="55" calcext:value-type="float">
            <text:p>55</text:p>
          </table:table-cell>
          <table:table-cell table:formula="of:=90*[.E1003]" office:value-type="float" office:value="4950" calcext:value-type="float">
            <text:p>4950</text:p>
          </table:table-cell>
          <table:table-cell table:formula="of:=[.C1003]/294" office:value-type="float" office:value="3.96428571428571" calcext:value-type="float">
            <text:p>3,96428571428571</text:p>
          </table:table-cell>
          <table:table-cell table:formula="of:=[.D1003]/294" office:value-type="float" office:value="11.0867346938776" calcext:value-type="float">
            <text:p>11,0867346938776</text:p>
          </table:table-cell>
          <table:table-cell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3014.167" calcext:value-type="float">
            <text:p>3 014,17</text:p>
          </table:table-cell>
          <table:table-cell office:value-type="float" office:value="56" calcext:value-type="float">
            <text:p>56</text:p>
          </table:table-cell>
          <table:table-cell table:formula="of:=90*[.E1004]" office:value-type="float" office:value="5040" calcext:value-type="float">
            <text:p>5040</text:p>
          </table:table-cell>
          <table:table-cell table:formula="of:=[.C1004]/294" office:value-type="float" office:value="5.25226870748299" calcext:value-type="float">
            <text:p>5,25226870748299</text:p>
          </table:table-cell>
          <table:table-cell table:formula="of:=[.D1004]/294" office:value-type="float" office:value="10.252268707483" calcext:value-type="float">
            <text:p>10,252268707483</text:p>
          </table:table-cell>
          <table:table-cell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float" office:value="1582.833" calcext:value-type="float">
            <text:p>1 582,83</text:p>
          </table:table-cell>
          <table:table-cell office:value-type="float" office:value="3006.167" calcext:value-type="float">
            <text:p>3 006,17</text:p>
          </table:table-cell>
          <table:table-cell office:value-type="float" office:value="56" calcext:value-type="float">
            <text:p>56</text:p>
          </table:table-cell>
          <table:table-cell table:formula="of:=90*[.E1005]" office:value-type="float" office:value="5040" calcext:value-type="float">
            <text:p>5040</text:p>
          </table:table-cell>
          <table:table-cell table:formula="of:=[.C1005]/294" office:value-type="float" office:value="5.38378571428572" calcext:value-type="float">
            <text:p>5,38378571428572</text:p>
          </table:table-cell>
          <table:table-cell table:formula="of:=[.D1005]/294" office:value-type="float" office:value="10.2250578231293" calcext:value-type="float">
            <text:p>10,2250578231293</text:p>
          </table:table-cell>
          <table:table-cell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1610.833" calcext:value-type="float">
            <text:p>1 610,83</text:p>
          </table:table-cell>
          <table:table-cell office:value-type="float" office:value="3070.167" calcext:value-type="float">
            <text:p>3 070,17</text:p>
          </table:table-cell>
          <table:table-cell office:value-type="float" office:value="56" calcext:value-type="float">
            <text:p>56</text:p>
          </table:table-cell>
          <table:table-cell table:formula="of:=90*[.E1006]" office:value-type="float" office:value="5040" calcext:value-type="float">
            <text:p>5040</text:p>
          </table:table-cell>
          <table:table-cell table:formula="of:=[.C1006]/294" office:value-type="float" office:value="5.47902380952381" calcext:value-type="float">
            <text:p>5,47902380952381</text:p>
          </table:table-cell>
          <table:table-cell table:formula="of:=[.D1006]/294" office:value-type="float" office:value="10.4427448979592" calcext:value-type="float">
            <text:p>10,4427448979592</text:p>
          </table:table-cell>
          <table:table-cell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1605.5" calcext:value-type="float">
            <text:p>1 605,50</text:p>
          </table:table-cell>
          <table:table-cell office:value-type="float" office:value="3135.5" calcext:value-type="float">
            <text:p>3 135,50</text:p>
          </table:table-cell>
          <table:table-cell office:value-type="float" office:value="56" calcext:value-type="float">
            <text:p>56</text:p>
          </table:table-cell>
          <table:table-cell table:formula="of:=90*[.E1007]" office:value-type="float" office:value="5040" calcext:value-type="float">
            <text:p>5040</text:p>
          </table:table-cell>
          <table:table-cell table:formula="of:=[.C1007]/294" office:value-type="float" office:value="5.4608843537415" calcext:value-type="float">
            <text:p>5,4608843537415</text:p>
          </table:table-cell>
          <table:table-cell table:formula="of:=[.D1007]/294" office:value-type="float" office:value="10.6649659863946" calcext:value-type="float">
            <text:p>10,6649659863946</text:p>
          </table:table-cell>
          <table:table-cell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1570.833" calcext:value-type="float">
            <text:p>1 570,83</text:p>
          </table:table-cell>
          <table:table-cell office:value-type="float" office:value="3163.5" calcext:value-type="float">
            <text:p>3 163,50</text:p>
          </table:table-cell>
          <table:table-cell office:value-type="float" office:value="56" calcext:value-type="float">
            <text:p>56</text:p>
          </table:table-cell>
          <table:table-cell table:formula="of:=90*[.E1008]" office:value-type="float" office:value="5040" calcext:value-type="float">
            <text:p>5040</text:p>
          </table:table-cell>
          <table:table-cell table:formula="of:=[.C1008]/294" office:value-type="float" office:value="5.3429693877551" calcext:value-type="float">
            <text:p>5,3429693877551</text:p>
          </table:table-cell>
          <table:table-cell table:formula="of:=[.D1008]/294" office:value-type="float" office:value="10.7602040816327" calcext:value-type="float">
            <text:p>10,7602040816327</text:p>
          </table:table-cell>
          <table:table-cell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513.5" calcext:value-type="float">
            <text:p>1 513,50</text:p>
          </table:table-cell>
          <table:table-cell office:value-type="float" office:value="3154.167" calcext:value-type="float">
            <text:p>3 154,17</text:p>
          </table:table-cell>
          <table:table-cell office:value-type="float" office:value="56" calcext:value-type="float">
            <text:p>56</text:p>
          </table:table-cell>
          <table:table-cell table:formula="of:=90*[.E1009]" office:value-type="float" office:value="5040" calcext:value-type="float">
            <text:p>5040</text:p>
          </table:table-cell>
          <table:table-cell table:formula="of:=[.C1009]/294" office:value-type="float" office:value="5.14795918367347" calcext:value-type="float">
            <text:p>5,14795918367347</text:p>
          </table:table-cell>
          <table:table-cell table:formula="of:=[.D1009]/294" office:value-type="float" office:value="10.7284591836735" calcext:value-type="float">
            <text:p>10,7284591836735</text:p>
          </table:table-cell>
          <table:table-cell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float" office:value="1454.833" calcext:value-type="float">
            <text:p>1 454,83</text:p>
          </table:table-cell>
          <table:table-cell office:value-type="float" office:value="3186.167" calcext:value-type="float">
            <text:p>3 186,17</text:p>
          </table:table-cell>
          <table:table-cell office:value-type="float" office:value="56" calcext:value-type="float">
            <text:p>56</text:p>
          </table:table-cell>
          <table:table-cell table:formula="of:=90*[.E1010]" office:value-type="float" office:value="5040" calcext:value-type="float">
            <text:p>5040</text:p>
          </table:table-cell>
          <table:table-cell table:formula="of:=[.C1010]/294" office:value-type="float" office:value="4.94841156462585" calcext:value-type="float">
            <text:p>4,94841156462585</text:p>
          </table:table-cell>
          <table:table-cell table:formula="of:=[.D1010]/294" office:value-type="float" office:value="10.8373027210884" calcext:value-type="float">
            <text:p>10,8373027210884</text:p>
          </table:table-cell>
          <table:table-cell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1380.167" calcext:value-type="float">
            <text:p>1 380,17</text:p>
          </table:table-cell>
          <table:table-cell office:value-type="float" office:value="3218.167" calcext:value-type="float">
            <text:p>3 218,17</text:p>
          </table:table-cell>
          <table:table-cell office:value-type="float" office:value="56" calcext:value-type="float">
            <text:p>56</text:p>
          </table:table-cell>
          <table:table-cell table:formula="of:=90*[.E1011]" office:value-type="float" office:value="5040" calcext:value-type="float">
            <text:p>5040</text:p>
          </table:table-cell>
          <table:table-cell table:formula="of:=[.C1011]/294" office:value-type="float" office:value="4.69444557823129" calcext:value-type="float">
            <text:p>4,69444557823129</text:p>
          </table:table-cell>
          <table:table-cell table:formula="of:=[.D1011]/294" office:value-type="float" office:value="10.9461462585034" calcext:value-type="float">
            <text:p>10,9461462585034</text:p>
          </table:table-cell>
          <table:table-cell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1290.833" calcext:value-type="float">
            <text:p>1 290,83</text:p>
          </table:table-cell>
          <table:table-cell office:value-type="float" office:value="3242.167" calcext:value-type="float">
            <text:p>3 242,17</text:p>
          </table:table-cell>
          <table:table-cell office:value-type="float" office:value="56" calcext:value-type="float">
            <text:p>56</text:p>
          </table:table-cell>
          <table:table-cell table:formula="of:=90*[.E1012]" office:value-type="float" office:value="5040" calcext:value-type="float">
            <text:p>5040</text:p>
          </table:table-cell>
          <table:table-cell table:formula="of:=[.C1012]/294" office:value-type="float" office:value="4.39058843537415" calcext:value-type="float">
            <text:p>4,39058843537415</text:p>
          </table:table-cell>
          <table:table-cell table:formula="of:=[.D1012]/294" office:value-type="float" office:value="11.0277789115646" calcext:value-type="float">
            <text:p>11,0277789115646</text:p>
          </table:table-cell>
          <table:table-cell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float" office:value="1212.167" calcext:value-type="float">
            <text:p>1 212,17</text:p>
          </table:table-cell>
          <table:table-cell office:value-type="float" office:value="3238.167" calcext:value-type="float">
            <text:p>3 238,17</text:p>
          </table:table-cell>
          <table:table-cell office:value-type="float" office:value="56" calcext:value-type="float">
            <text:p>56</text:p>
          </table:table-cell>
          <table:table-cell table:formula="of:=90*[.E1013]" office:value-type="float" office:value="5040" calcext:value-type="float">
            <text:p>5040</text:p>
          </table:table-cell>
          <table:table-cell table:formula="of:=[.C1013]/294" office:value-type="float" office:value="4.12301700680272" calcext:value-type="float">
            <text:p>4,12301700680272</text:p>
          </table:table-cell>
          <table:table-cell table:formula="of:=[.D1013]/294" office:value-type="float" office:value="11.0141734693878" calcext:value-type="float">
            <text:p>11,0141734693878</text:p>
          </table:table-cell>
          <table:table-cell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1186.833" calcext:value-type="float">
            <text:p>1 186,83</text:p>
          </table:table-cell>
          <table:table-cell office:value-type="float" office:value="3200.833" calcext:value-type="float">
            <text:p>3 200,83</text:p>
          </table:table-cell>
          <table:table-cell office:value-type="float" office:value="56" calcext:value-type="float">
            <text:p>56</text:p>
          </table:table-cell>
          <table:table-cell table:formula="of:=90*[.E1014]" office:value-type="float" office:value="5040" calcext:value-type="float">
            <text:p>5040</text:p>
          </table:table-cell>
          <table:table-cell table:formula="of:=[.C1014]/294" office:value-type="float" office:value="4.03684693877551" calcext:value-type="float">
            <text:p>4,03684693877551</text:p>
          </table:table-cell>
          <table:table-cell table:formula="of:=[.D1014]/294" office:value-type="float" office:value="10.8871870748299" calcext:value-type="float">
            <text:p>10,8871870748299</text:p>
          </table:table-cell>
          <table:table-cell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1168.167" calcext:value-type="float">
            <text:p>1 168,17</text:p>
          </table:table-cell>
          <table:table-cell office:value-type="float" office:value="3263.5" calcext:value-type="float">
            <text:p>3 263,50</text:p>
          </table:table-cell>
          <table:table-cell office:value-type="float" office:value="56" calcext:value-type="float">
            <text:p>56</text:p>
          </table:table-cell>
          <table:table-cell table:formula="of:=90*[.E1015]" office:value-type="float" office:value="5040" calcext:value-type="float">
            <text:p>5040</text:p>
          </table:table-cell>
          <table:table-cell table:formula="of:=[.C1015]/294" office:value-type="float" office:value="3.97335714285714" calcext:value-type="float">
            <text:p>3,97335714285714</text:p>
          </table:table-cell>
          <table:table-cell table:formula="of:=[.D1015]/294" office:value-type="float" office:value="11.1003401360544" calcext:value-type="float">
            <text:p>11,1003401360544</text:p>
          </table:table-cell>
          <table:table-cell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1153.5" calcext:value-type="float">
            <text:p>1 153,50</text:p>
          </table:table-cell>
          <table:table-cell office:value-type="float" office:value="3298.167" calcext:value-type="float">
            <text:p>3 298,17</text:p>
          </table:table-cell>
          <table:table-cell office:value-type="float" office:value="56" calcext:value-type="float">
            <text:p>56</text:p>
          </table:table-cell>
          <table:table-cell table:formula="of:=90*[.E1016]" office:value-type="float" office:value="5040" calcext:value-type="float">
            <text:p>5040</text:p>
          </table:table-cell>
          <table:table-cell table:formula="of:=[.C1016]/294" office:value-type="float" office:value="3.9234693877551" calcext:value-type="float">
            <text:p>3,9234693877551</text:p>
          </table:table-cell>
          <table:table-cell table:formula="of:=[.D1016]/294" office:value-type="float" office:value="11.2182551020408" calcext:value-type="float">
            <text:p>11,2182551020408</text:p>
          </table:table-cell>
          <table:table-cell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1584.167" calcext:value-type="float">
            <text:p>1 584,17</text:p>
          </table:table-cell>
          <table:table-cell office:value-type="float" office:value="3339.5" calcext:value-type="float">
            <text:p>3 339,50</text:p>
          </table:table-cell>
          <table:table-cell office:value-type="float" office:value="56" calcext:value-type="float">
            <text:p>56</text:p>
          </table:table-cell>
          <table:table-cell table:formula="of:=90*[.E1017]" office:value-type="float" office:value="5040" calcext:value-type="float">
            <text:p>5040</text:p>
          </table:table-cell>
          <table:table-cell table:formula="of:=[.C1017]/294" office:value-type="float" office:value="5.3883231292517" calcext:value-type="float">
            <text:p>5,3883231292517</text:p>
          </table:table-cell>
          <table:table-cell table:formula="of:=[.D1017]/294" office:value-type="float" office:value="11.358843537415" calcext:value-type="float">
            <text:p>11,358843537415</text:p>
          </table:table-cell>
          <table:table-cell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272.833" calcext:value-type="float">
            <text:p>3 272,83</text:p>
          </table:table-cell>
          <table:table-cell office:value-type="float" office:value="56" calcext:value-type="float">
            <text:p>56</text:p>
          </table:table-cell>
          <table:table-cell table:formula="of:=90*[.E1018]" office:value-type="float" office:value="5040" calcext:value-type="float">
            <text:p>5040</text:p>
          </table:table-cell>
          <table:table-cell table:formula="of:=[.C1018]/294" office:value-type="float" office:value="5.39285714285714" calcext:value-type="float">
            <text:p>5,39285714285714</text:p>
          </table:table-cell>
          <table:table-cell table:formula="of:=[.D1018]/294" office:value-type="float" office:value="11.1320850340136" calcext:value-type="float">
            <text:p>11,1320850340136</text:p>
          </table:table-cell>
          <table:table-cell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office:value-type="float" office:value="1580.167" calcext:value-type="float">
            <text:p>1 580,17</text:p>
          </table:table-cell>
          <table:table-cell office:value-type="float" office:value="3224.833" calcext:value-type="float">
            <text:p>3 224,83</text:p>
          </table:table-cell>
          <table:table-cell office:value-type="float" office:value="56" calcext:value-type="float">
            <text:p>56</text:p>
          </table:table-cell>
          <table:table-cell table:formula="of:=90*[.E1019]" office:value-type="float" office:value="5040" calcext:value-type="float">
            <text:p>5040</text:p>
          </table:table-cell>
          <table:table-cell table:formula="of:=[.C1019]/294" office:value-type="float" office:value="5.37471768707483" calcext:value-type="float">
            <text:p>5,37471768707483</text:p>
          </table:table-cell>
          <table:table-cell table:formula="of:=[.D1019]/294" office:value-type="float" office:value="10.9688197278912" calcext:value-type="float">
            <text:p>10,9688197278912</text:p>
          </table:table-cell>
          <table:table-cell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office:value-type="float" office:value="1586.833" calcext:value-type="float">
            <text:p>1 586,83</text:p>
          </table:table-cell>
          <table:table-cell office:value-type="float" office:value="3194.167" calcext:value-type="float">
            <text:p>3 194,17</text:p>
          </table:table-cell>
          <table:table-cell office:value-type="float" office:value="56" calcext:value-type="float">
            <text:p>56</text:p>
          </table:table-cell>
          <table:table-cell table:formula="of:=90*[.E1020]" office:value-type="float" office:value="5040" calcext:value-type="float">
            <text:p>5040</text:p>
          </table:table-cell>
          <table:table-cell table:formula="of:=[.C1020]/294" office:value-type="float" office:value="5.39739115646259" calcext:value-type="float">
            <text:p>5,39739115646259</text:p>
          </table:table-cell>
          <table:table-cell table:formula="of:=[.D1020]/294" office:value-type="float" office:value="10.8645136054422" calcext:value-type="float">
            <text:p>10,8645136054422</text:p>
          </table:table-cell>
          <table:table-cell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1545.5" calcext:value-type="float">
            <text:p>1 545,50</text:p>
          </table:table-cell>
          <table:table-cell office:value-type="float" office:value="3004.833" calcext:value-type="float">
            <text:p>3 004,83</text:p>
          </table:table-cell>
          <table:table-cell office:value-type="float" office:value="57" calcext:value-type="float">
            <text:p>57</text:p>
          </table:table-cell>
          <table:table-cell table:formula="of:=90*[.E1021]" office:value-type="float" office:value="5130" calcext:value-type="float">
            <text:p>5130</text:p>
          </table:table-cell>
          <table:table-cell table:formula="of:=[.C1021]/294" office:value-type="float" office:value="5.25680272108844" calcext:value-type="float">
            <text:p>5,25680272108844</text:p>
          </table:table-cell>
          <table:table-cell table:formula="of:=[.D1021]/294" office:value-type="float" office:value="10.2205204081633" calcext:value-type="float">
            <text:p>10,2205204081633</text:p>
          </table:table-cell>
          <table:table-cell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float" office:value="1586.833" calcext:value-type="float">
            <text:p>1 586,83</text:p>
          </table:table-cell>
          <table:table-cell office:value-type="float" office:value="2999.5" calcext:value-type="float">
            <text:p>2 999,50</text:p>
          </table:table-cell>
          <table:table-cell office:value-type="float" office:value="57" calcext:value-type="float">
            <text:p>57</text:p>
          </table:table-cell>
          <table:table-cell table:formula="of:=90*[.E1022]" office:value-type="float" office:value="5130" calcext:value-type="float">
            <text:p>5130</text:p>
          </table:table-cell>
          <table:table-cell table:formula="of:=[.C1022]/294" office:value-type="float" office:value="5.39739115646259" calcext:value-type="float">
            <text:p>5,39739115646259</text:p>
          </table:table-cell>
          <table:table-cell table:formula="of:=[.D1022]/294" office:value-type="float" office:value="10.202380952381" calcext:value-type="float">
            <text:p>10,202380952381</text:p>
          </table:table-cell>
          <table:table-cell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office:value-type="float" office:value="1610.833" calcext:value-type="float">
            <text:p>1 610,83</text:p>
          </table:table-cell>
          <table:table-cell office:value-type="float" office:value="3059.5" calcext:value-type="float">
            <text:p>3 059,50</text:p>
          </table:table-cell>
          <table:table-cell office:value-type="float" office:value="57" calcext:value-type="float">
            <text:p>57</text:p>
          </table:table-cell>
          <table:table-cell table:formula="of:=90*[.E1023]" office:value-type="float" office:value="5130" calcext:value-type="float">
            <text:p>5130</text:p>
          </table:table-cell>
          <table:table-cell table:formula="of:=[.C1023]/294" office:value-type="float" office:value="5.47902380952381" calcext:value-type="float">
            <text:p>5,47902380952381</text:p>
          </table:table-cell>
          <table:table-cell table:formula="of:=[.D1023]/294" office:value-type="float" office:value="10.406462585034" calcext:value-type="float">
            <text:p>10,406462585034</text:p>
          </table:table-cell>
          <table:table-cell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1605.5" calcext:value-type="float">
            <text:p>1 605,50</text:p>
          </table:table-cell>
          <table:table-cell office:value-type="float" office:value="3094.167" calcext:value-type="float">
            <text:p>3 094,17</text:p>
          </table:table-cell>
          <table:table-cell office:value-type="float" office:value="57" calcext:value-type="float">
            <text:p>57</text:p>
          </table:table-cell>
          <table:table-cell table:formula="of:=90*[.E1024]" office:value-type="float" office:value="5130" calcext:value-type="float">
            <text:p>5130</text:p>
          </table:table-cell>
          <table:table-cell table:formula="of:=[.C1024]/294" office:value-type="float" office:value="5.4608843537415" calcext:value-type="float">
            <text:p>5,4608843537415</text:p>
          </table:table-cell>
          <table:table-cell table:formula="of:=[.D1024]/294" office:value-type="float" office:value="10.5243775510204" calcext:value-type="float">
            <text:p>10,5243775510204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589.5" calcext:value-type="float">
            <text:p>1 589,50</text:p>
          </table:table-cell>
          <table:table-cell office:value-type="float" office:value="3151.5" calcext:value-type="float">
            <text:p>3 151,50</text:p>
          </table:table-cell>
          <table:table-cell office:value-type="float" office:value="57" calcext:value-type="float">
            <text:p>57</text:p>
          </table:table-cell>
          <table:table-cell table:formula="of:=90*[.E1025]" office:value-type="float" office:value="5130" calcext:value-type="float">
            <text:p>5130</text:p>
          </table:table-cell>
          <table:table-cell table:formula="of:=[.C1025]/294" office:value-type="float" office:value="5.40646258503401" calcext:value-type="float">
            <text:p>5,40646258503401</text:p>
          </table:table-cell>
          <table:table-cell table:formula="of:=[.D1025]/294" office:value-type="float" office:value="10.719387755102" calcext:value-type="float">
            <text:p>10,719387755102</text:p>
          </table:table-cell>
          <table:table-cell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1566.833" calcext:value-type="float">
            <text:p>1 566,83</text:p>
          </table:table-cell>
          <table:table-cell office:value-type="float" office:value="3180.833" calcext:value-type="float">
            <text:p>3 180,83</text:p>
          </table:table-cell>
          <table:table-cell office:value-type="float" office:value="57" calcext:value-type="float">
            <text:p>57</text:p>
          </table:table-cell>
          <table:table-cell table:formula="of:=90*[.E1026]" office:value-type="float" office:value="5130" calcext:value-type="float">
            <text:p>5130</text:p>
          </table:table-cell>
          <table:table-cell table:formula="of:=[.C1026]/294" office:value-type="float" office:value="5.32936394557823" calcext:value-type="float">
            <text:p>5,32936394557823</text:p>
          </table:table-cell>
          <table:table-cell table:formula="of:=[.D1026]/294" office:value-type="float" office:value="10.8191598639456" calcext:value-type="float">
            <text:p>10,8191598639456</text:p>
          </table:table-cell>
          <table:table-cell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57" calcext:value-type="float">
            <text:p>57</text:p>
          </table:table-cell>
          <table:table-cell table:formula="of:=90*[.E1027]" office:value-type="float" office:value="5130" calcext:value-type="float">
            <text:p>5130</text:p>
          </table:table-cell>
          <table:table-cell table:formula="of:=[.C1027]/294" office:value-type="float" office:value="5.39285714285714" calcext:value-type="float">
            <text:p>5,39285714285714</text:p>
          </table:table-cell>
          <table:table-cell table:formula="of:=[.D1027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float" office:value="1578.833" calcext:value-type="float">
            <text:p>1 578,83</text:p>
          </table:table-cell>
          <table:table-cell office:value-type="float" office:value="3275.5" calcext:value-type="float">
            <text:p>3 275,50</text:p>
          </table:table-cell>
          <table:table-cell office:value-type="float" office:value="57" calcext:value-type="float">
            <text:p>57</text:p>
          </table:table-cell>
          <table:table-cell table:formula="of:=90*[.E1028]" office:value-type="float" office:value="5130" calcext:value-type="float">
            <text:p>5130</text:p>
          </table:table-cell>
          <table:table-cell table:formula="of:=[.C1028]/294" office:value-type="float" office:value="5.37018027210884" calcext:value-type="float">
            <text:p>5,37018027210884</text:p>
          </table:table-cell>
          <table:table-cell table:formula="of:=[.D1028]/294" office:value-type="float" office:value="11.141156462585" calcext:value-type="float">
            <text:p>11,141156462585</text:p>
          </table:table-cell>
          <table:table-cell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office:value-type="float" office:value="1577.5" calcext:value-type="float">
            <text:p>1 577,50</text:p>
          </table:table-cell>
          <table:table-cell office:value-type="float" office:value="3331.5" calcext:value-type="float">
            <text:p>3 331,50</text:p>
          </table:table-cell>
          <table:table-cell office:value-type="float" office:value="57" calcext:value-type="float">
            <text:p>57</text:p>
          </table:table-cell>
          <table:table-cell table:formula="of:=90*[.E1029]" office:value-type="float" office:value="5130" calcext:value-type="float">
            <text:p>5130</text:p>
          </table:table-cell>
          <table:table-cell table:formula="of:=[.C1029]/294" office:value-type="float" office:value="5.3656462585034" calcext:value-type="float">
            <text:p>5,3656462585034</text:p>
          </table:table-cell>
          <table:table-cell table:formula="of:=[.D1029]/294" office:value-type="float" office:value="11.3316326530612" calcext:value-type="float">
            <text:p>11,3316326530612</text:p>
          </table:table-cell>
          <table:table-cell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office:value-type="float" office:value="1524.167" calcext:value-type="float">
            <text:p>1 524,17</text:p>
          </table:table-cell>
          <table:table-cell office:value-type="float" office:value="3152.833" calcext:value-type="float">
            <text:p>3 152,83</text:p>
          </table:table-cell>
          <table:table-cell office:value-type="float" office:value="57" calcext:value-type="float">
            <text:p>57</text:p>
          </table:table-cell>
          <table:table-cell table:formula="of:=90*[.E1030]" office:value-type="float" office:value="5130" calcext:value-type="float">
            <text:p>5130</text:p>
          </table:table-cell>
          <table:table-cell table:formula="of:=[.C1030]/294" office:value-type="float" office:value="5.18424149659864" calcext:value-type="float">
            <text:p>5,18424149659864</text:p>
          </table:table-cell>
          <table:table-cell table:formula="of:=[.D1030]/294" office:value-type="float" office:value="10.7239217687075" calcext:value-type="float">
            <text:p>10,7239217687075</text:p>
          </table:table-cell>
          <table:table-cell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1462.833" calcext:value-type="float">
            <text:p>1 462,83</text:p>
          </table:table-cell>
          <table:table-cell office:value-type="float" office:value="3223.5" calcext:value-type="float">
            <text:p>3 223,50</text:p>
          </table:table-cell>
          <table:table-cell office:value-type="float" office:value="57" calcext:value-type="float">
            <text:p>57</text:p>
          </table:table-cell>
          <table:table-cell table:formula="of:=90*[.E1031]" office:value-type="float" office:value="5130" calcext:value-type="float">
            <text:p>5130</text:p>
          </table:table-cell>
          <table:table-cell table:formula="of:=[.C1031]/294" office:value-type="float" office:value="4.97562244897959" calcext:value-type="float">
            <text:p>4,97562244897959</text:p>
          </table:table-cell>
          <table:table-cell table:formula="of:=[.D1031]/294" office:value-type="float" office:value="10.9642857142857" calcext:value-type="float">
            <text:p>10,9642857142857</text:p>
          </table:table-cell>
          <table:table-cell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office:value-type="float" office:value="1408.167" calcext:value-type="float">
            <text:p>1 408,17</text:p>
          </table:table-cell>
          <table:table-cell office:value-type="float" office:value="3203.5" calcext:value-type="float">
            <text:p>3 203,50</text:p>
          </table:table-cell>
          <table:table-cell office:value-type="float" office:value="57" calcext:value-type="float">
            <text:p>57</text:p>
          </table:table-cell>
          <table:table-cell table:formula="of:=90*[.E1032]" office:value-type="float" office:value="5130" calcext:value-type="float">
            <text:p>5130</text:p>
          </table:table-cell>
          <table:table-cell table:formula="of:=[.C1032]/294" office:value-type="float" office:value="4.78968367346939" calcext:value-type="float">
            <text:p>4,78968367346939</text:p>
          </table:table-cell>
          <table:table-cell table:formula="of:=[.D1032]/294" office:value-type="float" office:value="10.8962585034014" calcext:value-type="float">
            <text:p>10,8962585034014</text:p>
          </table:table-cell>
          <table:table-cell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office:value-type="float" office:value="1364.167" calcext:value-type="float">
            <text:p>1 364,17</text:p>
          </table:table-cell>
          <table:table-cell office:value-type="float" office:value="3226.167" calcext:value-type="float">
            <text:p>3 226,17</text:p>
          </table:table-cell>
          <table:table-cell office:value-type="float" office:value="57" calcext:value-type="float">
            <text:p>57</text:p>
          </table:table-cell>
          <table:table-cell table:formula="of:=90*[.E1033]" office:value-type="float" office:value="5130" calcext:value-type="float">
            <text:p>5130</text:p>
          </table:table-cell>
          <table:table-cell table:formula="of:=[.C1033]/294" office:value-type="float" office:value="4.64002380952381" calcext:value-type="float">
            <text:p>4,64002380952381</text:p>
          </table:table-cell>
          <table:table-cell table:formula="of:=[.D1033]/294" office:value-type="float" office:value="10.9733571428571" calcext:value-type="float">
            <text:p>10,9733571428571</text:p>
          </table:table-cell>
          <table:table-cell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office:value-type="float" office:value="1289.5" calcext:value-type="float">
            <text:p>1 289,50</text:p>
          </table:table-cell>
          <table:table-cell office:value-type="float" office:value="3278.167" calcext:value-type="float">
            <text:p>3 278,17</text:p>
          </table:table-cell>
          <table:table-cell office:value-type="float" office:value="57" calcext:value-type="float">
            <text:p>57</text:p>
          </table:table-cell>
          <table:table-cell table:formula="of:=90*[.E1034]" office:value-type="float" office:value="5130" calcext:value-type="float">
            <text:p>5130</text:p>
          </table:table-cell>
          <table:table-cell table:formula="of:=[.C1034]/294" office:value-type="float" office:value="4.38605442176871" calcext:value-type="float">
            <text:p>4,38605442176871</text:p>
          </table:table-cell>
          <table:table-cell table:formula="of:=[.D1034]/294" office:value-type="float" office:value="11.1502278911565" calcext:value-type="float">
            <text:p>11,1502278911565</text:p>
          </table:table-cell>
          <table:table-cell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float" office:value="1226.833" calcext:value-type="float">
            <text:p>1 226,83</text:p>
          </table:table-cell>
          <table:table-cell office:value-type="float" office:value="3242.167" calcext:value-type="float">
            <text:p>3 242,17</text:p>
          </table:table-cell>
          <table:table-cell office:value-type="float" office:value="57" calcext:value-type="float">
            <text:p>57</text:p>
          </table:table-cell>
          <table:table-cell table:formula="of:=90*[.E1035]" office:value-type="float" office:value="5130" calcext:value-type="float">
            <text:p>5130</text:p>
          </table:table-cell>
          <table:table-cell table:formula="of:=[.C1035]/294" office:value-type="float" office:value="4.17290136054422" calcext:value-type="float">
            <text:p>4,17290136054422</text:p>
          </table:table-cell>
          <table:table-cell table:formula="of:=[.D1035]/294" office:value-type="float" office:value="11.0277789115646" calcext:value-type="float">
            <text:p>11,0277789115646</text:p>
          </table:table-cell>
          <table:table-cell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office:value-type="float" office:value="1189.5" calcext:value-type="float">
            <text:p>1 189,50</text:p>
          </table:table-cell>
          <table:table-cell office:value-type="float" office:value="3234.167" calcext:value-type="float">
            <text:p>3 234,17</text:p>
          </table:table-cell>
          <table:table-cell office:value-type="float" office:value="57" calcext:value-type="float">
            <text:p>57</text:p>
          </table:table-cell>
          <table:table-cell table:formula="of:=90*[.E1036]" office:value-type="float" office:value="5130" calcext:value-type="float">
            <text:p>5130</text:p>
          </table:table-cell>
          <table:table-cell table:formula="of:=[.C1036]/294" office:value-type="float" office:value="4.04591836734694" calcext:value-type="float">
            <text:p>4,04591836734694</text:p>
          </table:table-cell>
          <table:table-cell table:formula="of:=[.D1036]/294" office:value-type="float" office:value="11.0005680272109" calcext:value-type="float">
            <text:p>11,0005680272109</text:p>
          </table:table-cell>
          <table:table-cell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office:value-type="float" office:value="1193.5" calcext:value-type="float">
            <text:p>1 193,50</text:p>
          </table:table-cell>
          <table:table-cell office:value-type="float" office:value="3204.833" calcext:value-type="float">
            <text:p>3 204,83</text:p>
          </table:table-cell>
          <table:table-cell office:value-type="float" office:value="57" calcext:value-type="float">
            <text:p>57</text:p>
          </table:table-cell>
          <table:table-cell table:formula="of:=90*[.E1037]" office:value-type="float" office:value="5130" calcext:value-type="float">
            <text:p>5130</text:p>
          </table:table-cell>
          <table:table-cell table:formula="of:=[.C1037]/294" office:value-type="float" office:value="4.05952380952381" calcext:value-type="float">
            <text:p>4,05952380952381</text:p>
          </table:table-cell>
          <table:table-cell table:formula="of:=[.D1037]/294" office:value-type="float" office:value="10.9007925170068" calcext:value-type="float">
            <text:p>10,9007925170068</text:p>
          </table:table-cell>
          <table:table-cell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office:value-type="float" office:value="1158.833" calcext:value-type="float">
            <text:p>1 158,83</text:p>
          </table:table-cell>
          <table:table-cell office:value-type="float" office:value="3262.167" calcext:value-type="float">
            <text:p>3 262,17</text:p>
          </table:table-cell>
          <table:table-cell office:value-type="float" office:value="57" calcext:value-type="float">
            <text:p>57</text:p>
          </table:table-cell>
          <table:table-cell table:formula="of:=90*[.E1038]" office:value-type="float" office:value="5130" calcext:value-type="float">
            <text:p>5130</text:p>
          </table:table-cell>
          <table:table-cell table:formula="of:=[.C1038]/294" office:value-type="float" office:value="3.94160884353742" calcext:value-type="float">
            <text:p>3,94160884353742</text:p>
          </table:table-cell>
          <table:table-cell table:formula="of:=[.D1038]/294" office:value-type="float" office:value="11.095806122449" calcext:value-type="float">
            <text:p>11,095806122449</text:p>
          </table:table-cell>
          <table:table-cell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1156.167" calcext:value-type="float">
            <text:p>1 156,17</text:p>
          </table:table-cell>
          <table:table-cell office:value-type="float" office:value="3296.833" calcext:value-type="float">
            <text:p>3 296,83</text:p>
          </table:table-cell>
          <table:table-cell office:value-type="float" office:value="57" calcext:value-type="float">
            <text:p>57</text:p>
          </table:table-cell>
          <table:table-cell table:formula="of:=90*[.E1039]" office:value-type="float" office:value="5130" calcext:value-type="float">
            <text:p>5130</text:p>
          </table:table-cell>
          <table:table-cell table:formula="of:=[.C1039]/294" office:value-type="float" office:value="3.93254081632653" calcext:value-type="float">
            <text:p>3,93254081632653</text:p>
          </table:table-cell>
          <table:table-cell table:formula="of:=[.D1039]/294" office:value-type="float" office:value="11.2137176870748" calcext:value-type="float">
            <text:p>11,2137176870748</text:p>
          </table:table-cell>
          <table:table-cell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2990.167" calcext:value-type="float">
            <text:p>2 990,17</text:p>
          </table:table-cell>
          <table:table-cell office:value-type="float" office:value="58" calcext:value-type="float">
            <text:p>58</text:p>
          </table:table-cell>
          <table:table-cell table:formula="of:=90*[.E1040]" office:value-type="float" office:value="5220" calcext:value-type="float">
            <text:p>5220</text:p>
          </table:table-cell>
          <table:table-cell table:formula="of:=[.C1040]/294" office:value-type="float" office:value="5.25226870748299" calcext:value-type="float">
            <text:p>5,25226870748299</text:p>
          </table:table-cell>
          <table:table-cell table:formula="of:=[.D1040]/294" office:value-type="float" office:value="10.1706360544218" calcext:value-type="float">
            <text:p>10,1706360544218</text:p>
          </table:table-cell>
          <table:table-cell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588.167" calcext:value-type="float">
            <text:p>1 588,17</text:p>
          </table:table-cell>
          <table:table-cell office:value-type="float" office:value="2998.167" calcext:value-type="float">
            <text:p>2 998,17</text:p>
          </table:table-cell>
          <table:table-cell office:value-type="float" office:value="58" calcext:value-type="float">
            <text:p>58</text:p>
          </table:table-cell>
          <table:table-cell table:formula="of:=90*[.E1041]" office:value-type="float" office:value="5220" calcext:value-type="float">
            <text:p>5220</text:p>
          </table:table-cell>
          <table:table-cell table:formula="of:=[.C1041]/294" office:value-type="float" office:value="5.40192857142857" calcext:value-type="float">
            <text:p>5,40192857142857</text:p>
          </table:table-cell>
          <table:table-cell table:formula="of:=[.D1041]/294" office:value-type="float" office:value="10.1978469387755" calcext:value-type="float">
            <text:p>10,1978469387755</text:p>
          </table:table-cell>
          <table:table-cell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office:value-type="float" office:value="1614.833" calcext:value-type="float">
            <text:p>1 614,83</text:p>
          </table:table-cell>
          <table:table-cell office:value-type="float" office:value="3050.167" calcext:value-type="float">
            <text:p>3 050,17</text:p>
          </table:table-cell>
          <table:table-cell office:value-type="float" office:value="58" calcext:value-type="float">
            <text:p>58</text:p>
          </table:table-cell>
          <table:table-cell table:formula="of:=90*[.E1042]" office:value-type="float" office:value="5220" calcext:value-type="float">
            <text:p>5220</text:p>
          </table:table-cell>
          <table:table-cell table:formula="of:=[.C1042]/294" office:value-type="float" office:value="5.49262925170068" calcext:value-type="float">
            <text:p>5,49262925170068</text:p>
          </table:table-cell>
          <table:table-cell table:formula="of:=[.D1042]/294" office:value-type="float" office:value="10.3747176870748" calcext:value-type="float">
            <text:p>10,3747176870748</text:p>
          </table:table-cell>
          <table:table-cell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float" office:value="1616.167" calcext:value-type="float">
            <text:p>1 616,17</text:p>
          </table:table-cell>
          <table:table-cell office:value-type="float" office:value="3111.5" calcext:value-type="float">
            <text:p>3 111,50</text:p>
          </table:table-cell>
          <table:table-cell office:value-type="float" office:value="58" calcext:value-type="float">
            <text:p>58</text:p>
          </table:table-cell>
          <table:table-cell table:formula="of:=90*[.E1043]" office:value-type="float" office:value="5220" calcext:value-type="float">
            <text:p>5220</text:p>
          </table:table-cell>
          <table:table-cell table:formula="of:=[.C1043]/294" office:value-type="float" office:value="5.49716666666667" calcext:value-type="float">
            <text:p>5,49716666666667</text:p>
          </table:table-cell>
          <table:table-cell table:formula="of:=[.D1043]/294" office:value-type="float" office:value="10.5833333333333" calcext:value-type="float">
            <text:p>10,5833333333333</text:p>
          </table:table-cell>
          <table:table-cell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float" office:value="1592.167" calcext:value-type="float">
            <text:p>1 592,17</text:p>
          </table:table-cell>
          <table:table-cell office:value-type="float" office:value="3166.167" calcext:value-type="float">
            <text:p>3 166,17</text:p>
          </table:table-cell>
          <table:table-cell office:value-type="float" office:value="58" calcext:value-type="float">
            <text:p>58</text:p>
          </table:table-cell>
          <table:table-cell table:formula="of:=90*[.E1044]" office:value-type="float" office:value="5220" calcext:value-type="float">
            <text:p>5220</text:p>
          </table:table-cell>
          <table:table-cell table:formula="of:=[.C1044]/294" office:value-type="float" office:value="5.41553401360544" calcext:value-type="float">
            <text:p>5,41553401360544</text:p>
          </table:table-cell>
          <table:table-cell table:formula="of:=[.D1044]/294" office:value-type="float" office:value="10.7692755102041" calcext:value-type="float">
            <text:p>10,7692755102041</text:p>
          </table:table-cell>
          <table:table-cell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1570.833" calcext:value-type="float">
            <text:p>1 570,83</text:p>
          </table:table-cell>
          <table:table-cell office:value-type="float" office:value="3199.5" calcext:value-type="float">
            <text:p>3 199,50</text:p>
          </table:table-cell>
          <table:table-cell office:value-type="float" office:value="58" calcext:value-type="float">
            <text:p>58</text:p>
          </table:table-cell>
          <table:table-cell table:formula="of:=90*[.E1045]" office:value-type="float" office:value="5220" calcext:value-type="float">
            <text:p>5220</text:p>
          </table:table-cell>
          <table:table-cell table:formula="of:=[.C1045]/294" office:value-type="float" office:value="5.3429693877551" calcext:value-type="float">
            <text:p>5,3429693877551</text:p>
          </table:table-cell>
          <table:table-cell table:formula="of:=[.D1045]/294" office:value-type="float" office:value="10.8826530612245" calcext:value-type="float">
            <text:p>10,8826530612245</text:p>
          </table:table-cell>
          <table:table-cell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office:value-type="float" office:value="1513.5" calcext:value-type="float">
            <text:p>1 513,50</text:p>
          </table:table-cell>
          <table:table-cell office:value-type="float" office:value="3152.833" calcext:value-type="float">
            <text:p>3 152,83</text:p>
          </table:table-cell>
          <table:table-cell office:value-type="float" office:value="58" calcext:value-type="float">
            <text:p>58</text:p>
          </table:table-cell>
          <table:table-cell table:formula="of:=90*[.E1046]" office:value-type="float" office:value="5220" calcext:value-type="float">
            <text:p>5220</text:p>
          </table:table-cell>
          <table:table-cell table:formula="of:=[.C1046]/294" office:value-type="float" office:value="5.14795918367347" calcext:value-type="float">
            <text:p>5,14795918367347</text:p>
          </table:table-cell>
          <table:table-cell table:formula="of:=[.D1046]/294" office:value-type="float" office:value="10.7239217687075" calcext:value-type="float">
            <text:p>10,7239217687075</text:p>
          </table:table-cell>
          <table:table-cell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office:value-type="float" office:value="1594.833" calcext:value-type="float">
            <text:p>1 594,83</text:p>
          </table:table-cell>
          <table:table-cell office:value-type="float" office:value="3276.833" calcext:value-type="float">
            <text:p>3 276,83</text:p>
          </table:table-cell>
          <table:table-cell office:value-type="float" office:value="58" calcext:value-type="float">
            <text:p>58</text:p>
          </table:table-cell>
          <table:table-cell table:formula="of:=90*[.E1047]" office:value-type="float" office:value="5220" calcext:value-type="float">
            <text:p>5220</text:p>
          </table:table-cell>
          <table:table-cell table:formula="of:=[.C1047]/294" office:value-type="float" office:value="5.42460204081633" calcext:value-type="float">
            <text:p>5,42460204081633</text:p>
          </table:table-cell>
          <table:table-cell table:formula="of:=[.D1047]/294" office:value-type="float" office:value="11.1456904761905" calcext:value-type="float">
            <text:p>11,1456904761905</text:p>
          </table:table-cell>
          <table:table-cell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331.5" calcext:value-type="float">
            <text:p>3 331,50</text:p>
          </table:table-cell>
          <table:table-cell office:value-type="float" office:value="58" calcext:value-type="float">
            <text:p>58</text:p>
          </table:table-cell>
          <table:table-cell table:formula="of:=90*[.E1048]" office:value-type="float" office:value="5220" calcext:value-type="float">
            <text:p>5220</text:p>
          </table:table-cell>
          <table:table-cell table:formula="of:=[.C1048]/294" office:value-type="float" office:value="5.39285714285714" calcext:value-type="float">
            <text:p>5,39285714285714</text:p>
          </table:table-cell>
          <table:table-cell table:formula="of:=[.D1048]/294" office:value-type="float" office:value="11.3316326530612" calcext:value-type="float">
            <text:p>11,3316326530612</text:p>
          </table:table-cell>
          <table:table-cell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office:value-type="float" office:value="1444.167" calcext:value-type="float">
            <text:p>1 444,17</text:p>
          </table:table-cell>
          <table:table-cell office:value-type="float" office:value="3204.833" calcext:value-type="float">
            <text:p>3 204,83</text:p>
          </table:table-cell>
          <table:table-cell office:value-type="float" office:value="58" calcext:value-type="float">
            <text:p>58</text:p>
          </table:table-cell>
          <table:table-cell table:formula="of:=90*[.E1049]" office:value-type="float" office:value="5220" calcext:value-type="float">
            <text:p>5220</text:p>
          </table:table-cell>
          <table:table-cell table:formula="of:=[.C1049]/294" office:value-type="float" office:value="4.91213265306122" calcext:value-type="float">
            <text:p>4,91213265306122</text:p>
          </table:table-cell>
          <table:table-cell table:formula="of:=[.D1049]/294" office:value-type="float" office:value="10.9007925170068" calcext:value-type="float">
            <text:p>10,9007925170068</text:p>
          </table:table-cell>
          <table:table-cell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1370.833" calcext:value-type="float">
            <text:p>1 370,83</text:p>
          </table:table-cell>
          <table:table-cell office:value-type="float" office:value="3222.167" calcext:value-type="float">
            <text:p>3 222,17</text:p>
          </table:table-cell>
          <table:table-cell office:value-type="float" office:value="58" calcext:value-type="float">
            <text:p>58</text:p>
          </table:table-cell>
          <table:table-cell table:formula="of:=90*[.E1050]" office:value-type="float" office:value="5220" calcext:value-type="float">
            <text:p>5220</text:p>
          </table:table-cell>
          <table:table-cell table:formula="of:=[.C1050]/294" office:value-type="float" office:value="4.66269727891157" calcext:value-type="float">
            <text:p>4,66269727891157</text:p>
          </table:table-cell>
          <table:table-cell table:formula="of:=[.D1050]/294" office:value-type="float" office:value="10.9597517006803" calcext:value-type="float">
            <text:p>10,9597517006803</text:p>
          </table:table-cell>
          <table:table-cell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1272.167" calcext:value-type="float">
            <text:p>1 272,17</text:p>
          </table:table-cell>
          <table:table-cell office:value-type="float" office:value="3259.5" calcext:value-type="float">
            <text:p>3 259,50</text:p>
          </table:table-cell>
          <table:table-cell office:value-type="float" office:value="58" calcext:value-type="float">
            <text:p>58</text:p>
          </table:table-cell>
          <table:table-cell table:formula="of:=90*[.E1051]" office:value-type="float" office:value="5220" calcext:value-type="float">
            <text:p>5220</text:p>
          </table:table-cell>
          <table:table-cell table:formula="of:=[.C1051]/294" office:value-type="float" office:value="4.32709863945578" calcext:value-type="float">
            <text:p>4,32709863945578</text:p>
          </table:table-cell>
          <table:table-cell table:formula="of:=[.D1051]/294" office:value-type="float" office:value="11.0867346938776" calcext:value-type="float">
            <text:p>11,0867346938776</text:p>
          </table:table-cell>
          <table:table-cell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1204.167" calcext:value-type="float">
            <text:p>1 204,17</text:p>
          </table:table-cell>
          <table:table-cell office:value-type="float" office:value="3224.833" calcext:value-type="float">
            <text:p>3 224,83</text:p>
          </table:table-cell>
          <table:table-cell office:value-type="float" office:value="58" calcext:value-type="float">
            <text:p>58</text:p>
          </table:table-cell>
          <table:table-cell table:formula="of:=90*[.E1052]" office:value-type="float" office:value="5220" calcext:value-type="float">
            <text:p>5220</text:p>
          </table:table-cell>
          <table:table-cell table:formula="of:=[.C1052]/294" office:value-type="float" office:value="4.09580612244898" calcext:value-type="float">
            <text:p>4,09580612244898</text:p>
          </table:table-cell>
          <table:table-cell table:formula="of:=[.D1052]/294" office:value-type="float" office:value="10.9688197278912" calcext:value-type="float">
            <text:p>10,9688197278912</text:p>
          </table:table-cell>
          <table:table-cell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float" office:value="1152.167" calcext:value-type="float">
            <text:p>1 152,17</text:p>
          </table:table-cell>
          <table:table-cell office:value-type="float" office:value="3278.167" calcext:value-type="float">
            <text:p>3 278,17</text:p>
          </table:table-cell>
          <table:table-cell office:value-type="float" office:value="58" calcext:value-type="float">
            <text:p>58</text:p>
          </table:table-cell>
          <table:table-cell table:formula="of:=90*[.E1053]" office:value-type="float" office:value="5220" calcext:value-type="float">
            <text:p>5220</text:p>
          </table:table-cell>
          <table:table-cell table:formula="of:=[.C1053]/294" office:value-type="float" office:value="3.91893537414966" calcext:value-type="float">
            <text:p>3,91893537414966</text:p>
          </table:table-cell>
          <table:table-cell table:formula="of:=[.D1053]/294" office:value-type="float" office:value="11.1502278911565" calcext:value-type="float">
            <text:p>11,1502278911565</text:p>
          </table:table-cell>
          <table:table-cell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float" office:value="1549.5" calcext:value-type="float">
            <text:p>1 549,50</text:p>
          </table:table-cell>
          <table:table-cell office:value-type="float" office:value="2994.167" calcext:value-type="float">
            <text:p>2 994,17</text:p>
          </table:table-cell>
          <table:table-cell office:value-type="float" office:value="60" calcext:value-type="float">
            <text:p>60</text:p>
          </table:table-cell>
          <table:table-cell table:formula="of:=90*[.E1054]" office:value-type="float" office:value="5400" calcext:value-type="float">
            <text:p>5400</text:p>
          </table:table-cell>
          <table:table-cell table:formula="of:=[.C1054]/294" office:value-type="float" office:value="5.27040816326531" calcext:value-type="float">
            <text:p>5,27040816326531</text:p>
          </table:table-cell>
          <table:table-cell table:formula="of:=[.D1054]/294" office:value-type="float" office:value="10.1842414965986" calcext:value-type="float">
            <text:p>10,1842414965986</text:p>
          </table:table-cell>
          <table:table-cell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office:value-type="float" office:value="1596.167" calcext:value-type="float">
            <text:p>1 596,17</text:p>
          </table:table-cell>
          <table:table-cell office:value-type="float" office:value="2992.833" calcext:value-type="float">
            <text:p>2 992,83</text:p>
          </table:table-cell>
          <table:table-cell office:value-type="float" office:value="60" calcext:value-type="float">
            <text:p>60</text:p>
          </table:table-cell>
          <table:table-cell table:formula="of:=90*[.E1055]" office:value-type="float" office:value="5400" calcext:value-type="float">
            <text:p>5400</text:p>
          </table:table-cell>
          <table:table-cell table:formula="of:=[.C1055]/294" office:value-type="float" office:value="5.42913945578231" calcext:value-type="float">
            <text:p>5,42913945578231</text:p>
          </table:table-cell>
          <table:table-cell table:formula="of:=[.D1055]/294" office:value-type="float" office:value="10.1797040816327" calcext:value-type="float">
            <text:p>10,1797040816327</text:p>
          </table:table-cell>
          <table:table-cell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float" office:value="1618.833" calcext:value-type="float">
            <text:p>1 618,83</text:p>
          </table:table-cell>
          <table:table-cell office:value-type="float" office:value="3048.833" calcext:value-type="float">
            <text:p>3 048,83</text:p>
          </table:table-cell>
          <table:table-cell office:value-type="float" office:value="60" calcext:value-type="float">
            <text:p>60</text:p>
          </table:table-cell>
          <table:table-cell table:formula="of:=90*[.E1056]" office:value-type="float" office:value="5400" calcext:value-type="float">
            <text:p>5400</text:p>
          </table:table-cell>
          <table:table-cell table:formula="of:=[.C1056]/294" office:value-type="float" office:value="5.50623469387755" calcext:value-type="float">
            <text:p>5,50623469387755</text:p>
          </table:table-cell>
          <table:table-cell table:formula="of:=[.D1056]/294" office:value-type="float" office:value="10.3701802721088" calcext:value-type="float">
            <text:p>10,3701802721088</text:p>
          </table:table-cell>
          <table:table-cell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office:value-type="float" office:value="1616.167" calcext:value-type="float">
            <text:p>1 616,17</text:p>
          </table:table-cell>
          <table:table-cell office:value-type="float" office:value="3122.167" calcext:value-type="float">
            <text:p>3 122,17</text:p>
          </table:table-cell>
          <table:table-cell office:value-type="float" office:value="60" calcext:value-type="float">
            <text:p>60</text:p>
          </table:table-cell>
          <table:table-cell table:formula="of:=90*[.E1057]" office:value-type="float" office:value="5400" calcext:value-type="float">
            <text:p>5400</text:p>
          </table:table-cell>
          <table:table-cell table:formula="of:=[.C1057]/294" office:value-type="float" office:value="5.49716666666667" calcext:value-type="float">
            <text:p>5,49716666666667</text:p>
          </table:table-cell>
          <table:table-cell table:formula="of:=[.D1057]/294" office:value-type="float" office:value="10.6196156462585" calcext:value-type="float">
            <text:p>10,6196156462585</text:p>
          </table:table-cell>
          <table:table-cell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office:value-type="float" office:value="1582.833" calcext:value-type="float">
            <text:p>1 582,83</text:p>
          </table:table-cell>
          <table:table-cell office:value-type="float" office:value="3198.167" calcext:value-type="float">
            <text:p>3 198,17</text:p>
          </table:table-cell>
          <table:table-cell office:value-type="float" office:value="60" calcext:value-type="float">
            <text:p>60</text:p>
          </table:table-cell>
          <table:table-cell table:formula="of:=90*[.E1058]" office:value-type="float" office:value="5400" calcext:value-type="float">
            <text:p>5400</text:p>
          </table:table-cell>
          <table:table-cell table:formula="of:=[.C1058]/294" office:value-type="float" office:value="5.38378571428572" calcext:value-type="float">
            <text:p>5,38378571428572</text:p>
          </table:table-cell>
          <table:table-cell table:formula="of:=[.D1058]/294" office:value-type="float" office:value="10.878119047619" calcext:value-type="float">
            <text:p>10,878119047619</text:p>
          </table:table-cell>
          <table:table-cell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office:value-type="float" office:value="1592.167" calcext:value-type="float">
            <text:p>1 592,17</text:p>
          </table:table-cell>
          <table:table-cell office:value-type="float" office:value="3239.5" calcext:value-type="float">
            <text:p>3 239,50</text:p>
          </table:table-cell>
          <table:table-cell office:value-type="float" office:value="60" calcext:value-type="float">
            <text:p>60</text:p>
          </table:table-cell>
          <table:table-cell table:formula="of:=90*[.E1059]" office:value-type="float" office:value="5400" calcext:value-type="float">
            <text:p>5400</text:p>
          </table:table-cell>
          <table:table-cell table:formula="of:=[.C1059]/294" office:value-type="float" office:value="5.41553401360544" calcext:value-type="float">
            <text:p>5,41553401360544</text:p>
          </table:table-cell>
          <table:table-cell table:formula="of:=[.D1059]/294" office:value-type="float" office:value="11.0187074829932" calcext:value-type="float">
            <text:p>11,0187074829932</text:p>
          </table:table-cell>
          <table:table-cell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float" office:value="1596.167" calcext:value-type="float">
            <text:p>1 596,17</text:p>
          </table:table-cell>
          <table:table-cell office:value-type="float" office:value="3308.833" calcext:value-type="float">
            <text:p>3 308,83</text:p>
          </table:table-cell>
          <table:table-cell office:value-type="float" office:value="60" calcext:value-type="float">
            <text:p>60</text:p>
          </table:table-cell>
          <table:table-cell table:formula="of:=90*[.E1060]" office:value-type="float" office:value="5400" calcext:value-type="float">
            <text:p>5400</text:p>
          </table:table-cell>
          <table:table-cell table:formula="of:=[.C1060]/294" office:value-type="float" office:value="5.42913945578231" calcext:value-type="float">
            <text:p>5,42913945578231</text:p>
          </table:table-cell>
          <table:table-cell table:formula="of:=[.D1060]/294" office:value-type="float" office:value="11.2545340136054" calcext:value-type="float">
            <text:p>11,2545340136054</text:p>
          </table:table-cell>
          <table:table-cell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1517.5" calcext:value-type="float">
            <text:p>1 517,50</text:p>
          </table:table-cell>
          <table:table-cell office:value-type="float" office:value="3159.5" calcext:value-type="float">
            <text:p>3 159,50</text:p>
          </table:table-cell>
          <table:table-cell office:value-type="float" office:value="60" calcext:value-type="float">
            <text:p>60</text:p>
          </table:table-cell>
          <table:table-cell table:formula="of:=90*[.E1061]" office:value-type="float" office:value="5400" calcext:value-type="float">
            <text:p>5400</text:p>
          </table:table-cell>
          <table:table-cell table:formula="of:=[.C1061]/294" office:value-type="float" office:value="5.16156462585034" calcext:value-type="float">
            <text:p>5,16156462585034</text:p>
          </table:table-cell>
          <table:table-cell table:formula="of:=[.D1061]/294" office:value-type="float" office:value="10.7465986394558" calcext:value-type="float">
            <text:p>10,7465986394558</text:p>
          </table:table-cell>
          <table:table-cell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office:value-type="float" office:value="1464.167" calcext:value-type="float">
            <text:p>1 464,17</text:p>
          </table:table-cell>
          <table:table-cell office:value-type="float" office:value="3212.833" calcext:value-type="float">
            <text:p>3 212,83</text:p>
          </table:table-cell>
          <table:table-cell office:value-type="float" office:value="60" calcext:value-type="float">
            <text:p>60</text:p>
          </table:table-cell>
          <table:table-cell table:formula="of:=90*[.E1062]" office:value-type="float" office:value="5400" calcext:value-type="float">
            <text:p>5400</text:p>
          </table:table-cell>
          <table:table-cell table:formula="of:=[.C1062]/294" office:value-type="float" office:value="4.98015986394558" calcext:value-type="float">
            <text:p>4,98015986394558</text:p>
          </table:table-cell>
          <table:table-cell table:formula="of:=[.D1062]/294" office:value-type="float" office:value="10.9280034013605" calcext:value-type="float">
            <text:p>10,9280034013605</text:p>
          </table:table-cell>
          <table:table-cell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float" office:value="1365.5" calcext:value-type="float">
            <text:p>1 365,50</text:p>
          </table:table-cell>
          <table:table-cell office:value-type="float" office:value="3216.833" calcext:value-type="float">
            <text:p>3 216,83</text:p>
          </table:table-cell>
          <table:table-cell office:value-type="float" office:value="60" calcext:value-type="float">
            <text:p>60</text:p>
          </table:table-cell>
          <table:table-cell table:formula="of:=90*[.E1063]" office:value-type="float" office:value="5400" calcext:value-type="float">
            <text:p>5400</text:p>
          </table:table-cell>
          <table:table-cell table:formula="of:=[.C1063]/294" office:value-type="float" office:value="4.64455782312925" calcext:value-type="float">
            <text:p>4,64455782312925</text:p>
          </table:table-cell>
          <table:table-cell table:formula="of:=[.D1063]/294" office:value-type="float" office:value="10.9416088435374" calcext:value-type="float">
            <text:p>10,9416088435374</text:p>
          </table:table-cell>
          <table:table-cell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1326.833" calcext:value-type="float">
            <text:p>1 326,83</text:p>
          </table:table-cell>
          <table:table-cell office:value-type="float" office:value="3219.5" calcext:value-type="float">
            <text:p>3 219,50</text:p>
          </table:table-cell>
          <table:table-cell office:value-type="float" office:value="60" calcext:value-type="float">
            <text:p>60</text:p>
          </table:table-cell>
          <table:table-cell table:formula="of:=90*[.E1064]" office:value-type="float" office:value="5400" calcext:value-type="float">
            <text:p>5400</text:p>
          </table:table-cell>
          <table:table-cell table:formula="of:=[.C1064]/294" office:value-type="float" office:value="4.51303741496599" calcext:value-type="float">
            <text:p>4,51303741496599</text:p>
          </table:table-cell>
          <table:table-cell table:formula="of:=[.D1064]/294" office:value-type="float" office:value="10.9506802721088" calcext:value-type="float">
            <text:p>10,9506802721088</text:p>
          </table:table-cell>
          <table:table-cell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office:value-type="float" office:value="1256.167" calcext:value-type="float">
            <text:p>1 256,17</text:p>
          </table:table-cell>
          <table:table-cell office:value-type="float" office:value="3259.5" calcext:value-type="float">
            <text:p>3 259,50</text:p>
          </table:table-cell>
          <table:table-cell office:value-type="float" office:value="60" calcext:value-type="float">
            <text:p>60</text:p>
          </table:table-cell>
          <table:table-cell table:formula="of:=90*[.E1065]" office:value-type="float" office:value="5400" calcext:value-type="float">
            <text:p>5400</text:p>
          </table:table-cell>
          <table:table-cell table:formula="of:=[.C1065]/294" office:value-type="float" office:value="4.2726768707483" calcext:value-type="float">
            <text:p>4,2726768707483</text:p>
          </table:table-cell>
          <table:table-cell table:formula="of:=[.D1065]/294" office:value-type="float" office:value="11.0867346938776" calcext:value-type="float">
            <text:p>11,0867346938776</text:p>
          </table:table-cell>
          <table:table-cell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office:value-type="float" office:value="1196.167" calcext:value-type="float">
            <text:p>1 196,17</text:p>
          </table:table-cell>
          <table:table-cell office:value-type="float" office:value="3228.833" calcext:value-type="float">
            <text:p>3 228,83</text:p>
          </table:table-cell>
          <table:table-cell office:value-type="float" office:value="60" calcext:value-type="float">
            <text:p>60</text:p>
          </table:table-cell>
          <table:table-cell table:formula="of:=90*[.E1066]" office:value-type="float" office:value="5400" calcext:value-type="float">
            <text:p>5400</text:p>
          </table:table-cell>
          <table:table-cell table:formula="of:=[.C1066]/294" office:value-type="float" office:value="4.06859523809524" calcext:value-type="float">
            <text:p>4,06859523809524</text:p>
          </table:table-cell>
          <table:table-cell table:formula="of:=[.D1066]/294" office:value-type="float" office:value="10.982425170068" calcext:value-type="float">
            <text:p>10,982425170068</text:p>
          </table:table-cell>
          <table:table-cell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float" office:value="1146.833" calcext:value-type="float">
            <text:p>1 146,83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60" calcext:value-type="float">
            <text:p>60</text:p>
          </table:table-cell>
          <table:table-cell table:formula="of:=90*[.E1067]" office:value-type="float" office:value="5400" calcext:value-type="float">
            <text:p>5400</text:p>
          </table:table-cell>
          <table:table-cell table:formula="of:=[.C1067]/294" office:value-type="float" office:value="3.9007925170068" calcext:value-type="float">
            <text:p>3,9007925170068</text:p>
          </table:table-cell>
          <table:table-cell table:formula="of:=[.D1067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float" office:value="1173.5" calcext:value-type="float">
            <text:p>1 173,50</text:p>
          </table:table-cell>
          <table:table-cell office:value-type="float" office:value="3318.167" calcext:value-type="float">
            <text:p>3 318,17</text:p>
          </table:table-cell>
          <table:table-cell office:value-type="float" office:value="60" calcext:value-type="float">
            <text:p>60</text:p>
          </table:table-cell>
          <table:table-cell table:formula="of:=90*[.E1068]" office:value-type="float" office:value="5400" calcext:value-type="float">
            <text:p>5400</text:p>
          </table:table-cell>
          <table:table-cell table:formula="of:=[.C1068]/294" office:value-type="float" office:value="3.99149659863946" calcext:value-type="float">
            <text:p>3,99149659863946</text:p>
          </table:table-cell>
          <table:table-cell table:formula="of:=[.D1068]/294" office:value-type="float" office:value="11.2862823129252" calcext:value-type="float">
            <text:p>11,2862823129252</text:p>
          </table:table-cell>
          <table:table-cell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float" office:value="1537.5" calcext:value-type="float">
            <text:p>1 537,50</text:p>
          </table:table-cell>
          <table:table-cell office:value-type="float" office:value="3000.833" calcext:value-type="float">
            <text:p>3 000,83</text:p>
          </table:table-cell>
          <table:table-cell office:value-type="float" office:value="62" calcext:value-type="float">
            <text:p>62</text:p>
          </table:table-cell>
          <table:table-cell table:formula="of:=90*[.E1069]" office:value-type="float" office:value="5580" calcext:value-type="float">
            <text:p>5580</text:p>
          </table:table-cell>
          <table:table-cell table:formula="of:=[.C1069]/294" office:value-type="float" office:value="5.22959183673469" calcext:value-type="float">
            <text:p>5,22959183673469</text:p>
          </table:table-cell>
          <table:table-cell table:formula="of:=[.D1069]/294" office:value-type="float" office:value="10.2069149659864" calcext:value-type="float">
            <text:p>10,2069149659864</text:p>
          </table:table-cell>
          <table:table-cell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office:value-type="float" office:value="1586.833" calcext:value-type="float">
            <text:p>1 586,83</text:p>
          </table:table-cell>
          <table:table-cell office:value-type="float" office:value="3002.167" calcext:value-type="float">
            <text:p>3 002,17</text:p>
          </table:table-cell>
          <table:table-cell office:value-type="float" office:value="62" calcext:value-type="float">
            <text:p>62</text:p>
          </table:table-cell>
          <table:table-cell table:formula="of:=90*[.E1070]" office:value-type="float" office:value="5580" calcext:value-type="float">
            <text:p>5580</text:p>
          </table:table-cell>
          <table:table-cell table:formula="of:=[.C1070]/294" office:value-type="float" office:value="5.39739115646259" calcext:value-type="float">
            <text:p>5,39739115646259</text:p>
          </table:table-cell>
          <table:table-cell table:formula="of:=[.D1070]/294" office:value-type="float" office:value="10.2114523809524" calcext:value-type="float">
            <text:p>10,2114523809524</text:p>
          </table:table-cell>
          <table:table-cell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628.167" calcext:value-type="float">
            <text:p>1 628,17</text:p>
          </table:table-cell>
          <table:table-cell office:value-type="float" office:value="3054.167" calcext:value-type="float">
            <text:p>3 054,17</text:p>
          </table:table-cell>
          <table:table-cell office:value-type="float" office:value="62" calcext:value-type="float">
            <text:p>62</text:p>
          </table:table-cell>
          <table:table-cell table:formula="of:=90*[.E1071]" office:value-type="float" office:value="5580" calcext:value-type="float">
            <text:p>5580</text:p>
          </table:table-cell>
          <table:table-cell table:formula="of:=[.C1071]/294" office:value-type="float" office:value="5.53798299319728" calcext:value-type="float">
            <text:p>5,53798299319728</text:p>
          </table:table-cell>
          <table:table-cell table:formula="of:=[.D1071]/294" office:value-type="float" office:value="10.3883231292517" calcext:value-type="float">
            <text:p>10,3883231292517</text:p>
          </table:table-cell>
          <table:table-cell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office:value-type="float" office:value="1620.167" calcext:value-type="float">
            <text:p>1 620,17</text:p>
          </table:table-cell>
          <table:table-cell office:value-type="float" office:value="3128.833" calcext:value-type="float">
            <text:p>3 128,83</text:p>
          </table:table-cell>
          <table:table-cell office:value-type="float" office:value="62" calcext:value-type="float">
            <text:p>62</text:p>
          </table:table-cell>
          <table:table-cell table:formula="of:=90*[.E1072]" office:value-type="float" office:value="5580" calcext:value-type="float">
            <text:p>5580</text:p>
          </table:table-cell>
          <table:table-cell table:formula="of:=[.C1072]/294" office:value-type="float" office:value="5.51077210884354" calcext:value-type="float">
            <text:p>5,51077210884354</text:p>
          </table:table-cell>
          <table:table-cell table:formula="of:=[.D1072]/294" office:value-type="float" office:value="10.6422891156463" calcext:value-type="float">
            <text:p>10,6422891156463</text:p>
          </table:table-cell>
          <table:table-cell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office:value-type="float" office:value="1596.167" calcext:value-type="float">
            <text:p>1 596,17</text:p>
          </table:table-cell>
          <table:table-cell office:value-type="float" office:value="3171.5" calcext:value-type="float">
            <text:p>3 171,50</text:p>
          </table:table-cell>
          <table:table-cell office:value-type="float" office:value="62" calcext:value-type="float">
            <text:p>62</text:p>
          </table:table-cell>
          <table:table-cell table:formula="of:=90*[.E1073]" office:value-type="float" office:value="5580" calcext:value-type="float">
            <text:p>5580</text:p>
          </table:table-cell>
          <table:table-cell table:formula="of:=[.C1073]/294" office:value-type="float" office:value="5.42913945578231" calcext:value-type="float">
            <text:p>5,42913945578231</text:p>
          </table:table-cell>
          <table:table-cell table:formula="of:=[.D1073]/294" office:value-type="float" office:value="10.7874149659864" calcext:value-type="float">
            <text:p>10,7874149659864</text:p>
          </table:table-cell>
          <table:table-cell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office:value-type="float" office:value="1585.5" calcext:value-type="float">
            <text:p>1 585,50</text:p>
          </table:table-cell>
          <table:table-cell office:value-type="float" office:value="3220.833" calcext:value-type="float">
            <text:p>3 220,83</text:p>
          </table:table-cell>
          <table:table-cell office:value-type="float" office:value="62" calcext:value-type="float">
            <text:p>62</text:p>
          </table:table-cell>
          <table:table-cell table:formula="of:=90*[.E1074]" office:value-type="float" office:value="5580" calcext:value-type="float">
            <text:p>5580</text:p>
          </table:table-cell>
          <table:table-cell table:formula="of:=[.C1074]/294" office:value-type="float" office:value="5.39285714285714" calcext:value-type="float">
            <text:p>5,39285714285714</text:p>
          </table:table-cell>
          <table:table-cell table:formula="of:=[.D1074]/294" office:value-type="float" office:value="10.9552142857143" calcext:value-type="float">
            <text:p>10,9552142857143</text:p>
          </table:table-cell>
          <table:table-cell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office:value-type="float" office:value="1601.5" calcext:value-type="float">
            <text:p>1 601,50</text:p>
          </table:table-cell>
          <table:table-cell office:value-type="float" office:value="3272.833" calcext:value-type="float">
            <text:p>3 272,83</text:p>
          </table:table-cell>
          <table:table-cell office:value-type="float" office:value="62" calcext:value-type="float">
            <text:p>62</text:p>
          </table:table-cell>
          <table:table-cell table:formula="of:=90*[.E1075]" office:value-type="float" office:value="5580" calcext:value-type="float">
            <text:p>5580</text:p>
          </table:table-cell>
          <table:table-cell table:formula="of:=[.C1075]/294" office:value-type="float" office:value="5.44727891156463" calcext:value-type="float">
            <text:p>5,44727891156463</text:p>
          </table:table-cell>
          <table:table-cell table:formula="of:=[.D1075]/294" office:value-type="float" office:value="11.1320850340136" calcext:value-type="float">
            <text:p>11,1320850340136</text:p>
          </table:table-cell>
          <table:table-cell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1614.833" calcext:value-type="float">
            <text:p>1 614,83</text:p>
          </table:table-cell>
          <table:table-cell office:value-type="float" office:value="3355.5" calcext:value-type="float">
            <text:p>3 355,50</text:p>
          </table:table-cell>
          <table:table-cell office:value-type="float" office:value="62" calcext:value-type="float">
            <text:p>62</text:p>
          </table:table-cell>
          <table:table-cell table:formula="of:=90*[.E1076]" office:value-type="float" office:value="5580" calcext:value-type="float">
            <text:p>5580</text:p>
          </table:table-cell>
          <table:table-cell table:formula="of:=[.C1076]/294" office:value-type="float" office:value="5.49262925170068" calcext:value-type="float">
            <text:p>5,49262925170068</text:p>
          </table:table-cell>
          <table:table-cell table:formula="of:=[.D1076]/294" office:value-type="float" office:value="11.4132653061225" calcext:value-type="float">
            <text:p>11,4132653061225</text:p>
          </table:table-cell>
          <table:table-cell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office:value-type="float" office:value="1544.167" calcext:value-type="float">
            <text:p>1 544,17</text:p>
          </table:table-cell>
          <table:table-cell office:value-type="float" office:value="3159.5" calcext:value-type="float">
            <text:p>3 159,50</text:p>
          </table:table-cell>
          <table:table-cell office:value-type="float" office:value="62" calcext:value-type="float">
            <text:p>62</text:p>
          </table:table-cell>
          <table:table-cell table:formula="of:=90*[.E1077]" office:value-type="float" office:value="5580" calcext:value-type="float">
            <text:p>5580</text:p>
          </table:table-cell>
          <table:table-cell table:formula="of:=[.C1077]/294" office:value-type="float" office:value="5.25226870748299" calcext:value-type="float">
            <text:p>5,25226870748299</text:p>
          </table:table-cell>
          <table:table-cell table:formula="of:=[.D1077]/294" office:value-type="float" office:value="10.7465986394558" calcext:value-type="float">
            <text:p>10,7465986394558</text:p>
          </table:table-cell>
          <table:table-cell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office:value-type="float" office:value="1505.5" calcext:value-type="float">
            <text:p>1 505,50</text:p>
          </table:table-cell>
          <table:table-cell office:value-type="float" office:value="3154.167" calcext:value-type="float">
            <text:p>3 154,17</text:p>
          </table:table-cell>
          <table:table-cell office:value-type="float" office:value="62" calcext:value-type="float">
            <text:p>62</text:p>
          </table:table-cell>
          <table:table-cell table:formula="of:=90*[.E1078]" office:value-type="float" office:value="5580" calcext:value-type="float">
            <text:p>5580</text:p>
          </table:table-cell>
          <table:table-cell table:formula="of:=[.C1078]/294" office:value-type="float" office:value="5.12074829931973" calcext:value-type="float">
            <text:p>5,12074829931973</text:p>
          </table:table-cell>
          <table:table-cell table:formula="of:=[.D1078]/294" office:value-type="float" office:value="10.7284591836735" calcext:value-type="float">
            <text:p>10,7284591836735</text:p>
          </table:table-cell>
          <table:table-cell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office:value-type="float" office:value="1456.167" calcext:value-type="float">
            <text:p>1 456,17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62" calcext:value-type="float">
            <text:p>62</text:p>
          </table:table-cell>
          <table:table-cell table:formula="of:=90*[.E1079]" office:value-type="float" office:value="5580" calcext:value-type="float">
            <text:p>5580</text:p>
          </table:table-cell>
          <table:table-cell table:formula="of:=[.C1079]/294" office:value-type="float" office:value="4.95294897959184" calcext:value-type="float">
            <text:p>4,95294897959184</text:p>
          </table:table-cell>
          <table:table-cell table:formula="of:=[.D1079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office:value-type="float" office:value="1405.5" calcext:value-type="float">
            <text:p>1 405,50</text:p>
          </table:table-cell>
          <table:table-cell office:value-type="float" office:value="3256.833" calcext:value-type="float">
            <text:p>3 256,83</text:p>
          </table:table-cell>
          <table:table-cell office:value-type="float" office:value="62" calcext:value-type="float">
            <text:p>62</text:p>
          </table:table-cell>
          <table:table-cell table:formula="of:=90*[.E1080]" office:value-type="float" office:value="5580" calcext:value-type="float">
            <text:p>5580</text:p>
          </table:table-cell>
          <table:table-cell table:formula="of:=[.C1080]/294" office:value-type="float" office:value="4.78061224489796" calcext:value-type="float">
            <text:p>4,78061224489796</text:p>
          </table:table-cell>
          <table:table-cell table:formula="of:=[.D1080]/294" office:value-type="float" office:value="11.0776632653061" calcext:value-type="float">
            <text:p>11,0776632653061</text:p>
          </table:table-cell>
          <table:table-cell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1349.5" calcext:value-type="float">
            <text:p>1 349,50</text:p>
          </table:table-cell>
          <table:table-cell office:value-type="float" office:value="3220.833" calcext:value-type="float">
            <text:p>3 220,83</text:p>
          </table:table-cell>
          <table:table-cell office:value-type="float" office:value="62" calcext:value-type="float">
            <text:p>62</text:p>
          </table:table-cell>
          <table:table-cell table:formula="of:=90*[.E1081]" office:value-type="float" office:value="5580" calcext:value-type="float">
            <text:p>5580</text:p>
          </table:table-cell>
          <table:table-cell table:formula="of:=[.C1081]/294" office:value-type="float" office:value="4.59013605442177" calcext:value-type="float">
            <text:p>4,59013605442177</text:p>
          </table:table-cell>
          <table:table-cell table:formula="of:=[.D1081]/294" office:value-type="float" office:value="10.9552142857143" calcext:value-type="float">
            <text:p>10,9552142857143</text:p>
          </table:table-cell>
          <table:table-cell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office:value-type="float" office:value="1305.5" calcext:value-type="float">
            <text:p>1 305,50</text:p>
          </table:table-cell>
          <table:table-cell office:value-type="float" office:value="3248.833" calcext:value-type="float">
            <text:p>3 248,83</text:p>
          </table:table-cell>
          <table:table-cell office:value-type="float" office:value="62" calcext:value-type="float">
            <text:p>62</text:p>
          </table:table-cell>
          <table:table-cell table:formula="of:=90*[.E1082]" office:value-type="float" office:value="5580" calcext:value-type="float">
            <text:p>5580</text:p>
          </table:table-cell>
          <table:table-cell table:formula="of:=[.C1082]/294" office:value-type="float" office:value="4.44047619047619" calcext:value-type="float">
            <text:p>4,44047619047619</text:p>
          </table:table-cell>
          <table:table-cell table:formula="of:=[.D1082]/294" office:value-type="float" office:value="11.0504523809524" calcext:value-type="float">
            <text:p>11,0504523809524</text:p>
          </table:table-cell>
          <table:table-cell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office:value-type="float" office:value="1228.167" calcext:value-type="float">
            <text:p>1 228,17</text:p>
          </table:table-cell>
          <table:table-cell office:value-type="float" office:value="3246.167" calcext:value-type="float">
            <text:p>3 246,17</text:p>
          </table:table-cell>
          <table:table-cell office:value-type="float" office:value="62" calcext:value-type="float">
            <text:p>62</text:p>
          </table:table-cell>
          <table:table-cell table:formula="of:=90*[.E1083]" office:value-type="float" office:value="5580" calcext:value-type="float">
            <text:p>5580</text:p>
          </table:table-cell>
          <table:table-cell table:formula="of:=[.C1083]/294" office:value-type="float" office:value="4.1774387755102" calcext:value-type="float">
            <text:p>4,1774387755102</text:p>
          </table:table-cell>
          <table:table-cell table:formula="of:=[.D1083]/294" office:value-type="float" office:value="11.0413843537415" calcext:value-type="float">
            <text:p>11,0413843537415</text:p>
          </table:table-cell>
          <table:table-cell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office:value-type="float" office:value="1177.5" calcext:value-type="float">
            <text:p>1 177,50</text:p>
          </table:table-cell>
          <table:table-cell office:value-type="float" office:value="3238.167" calcext:value-type="float">
            <text:p>3 238,17</text:p>
          </table:table-cell>
          <table:table-cell office:value-type="float" office:value="62" calcext:value-type="float">
            <text:p>62</text:p>
          </table:table-cell>
          <table:table-cell table:formula="of:=90*[.E1084]" office:value-type="float" office:value="5580" calcext:value-type="float">
            <text:p>5580</text:p>
          </table:table-cell>
          <table:table-cell table:formula="of:=[.C1084]/294" office:value-type="float" office:value="4.00510204081633" calcext:value-type="float">
            <text:p>4,00510204081633</text:p>
          </table:table-cell>
          <table:table-cell table:formula="of:=[.D1084]/294" office:value-type="float" office:value="11.0141734693878" calcext:value-type="float">
            <text:p>11,0141734693878</text:p>
          </table:table-cell>
          <table:table-cell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1145.5" calcext:value-type="float">
            <text:p>1 145,50</text:p>
          </table:table-cell>
          <table:table-cell office:value-type="float" office:value="3270.167" calcext:value-type="float">
            <text:p>3 270,17</text:p>
          </table:table-cell>
          <table:table-cell office:value-type="float" office:value="62" calcext:value-type="float">
            <text:p>62</text:p>
          </table:table-cell>
          <table:table-cell table:formula="of:=90*[.E1085]" office:value-type="float" office:value="5580" calcext:value-type="float">
            <text:p>5580</text:p>
          </table:table-cell>
          <table:table-cell table:formula="of:=[.C1085]/294" office:value-type="float" office:value="3.89625850340136" calcext:value-type="float">
            <text:p>3,89625850340136</text:p>
          </table:table-cell>
          <table:table-cell table:formula="of:=[.D1085]/294" office:value-type="float" office:value="11.1230170068027" calcext:value-type="float">
            <text:p>11,1230170068027</text:p>
          </table:table-cell>
          <table:table-cell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160.167" calcext:value-type="float">
            <text:p>1 160,17</text:p>
          </table:table-cell>
          <table:table-cell office:value-type="float" office:value="3322.167" calcext:value-type="float">
            <text:p>3 322,17</text:p>
          </table:table-cell>
          <table:table-cell office:value-type="float" office:value="62" calcext:value-type="float">
            <text:p>62</text:p>
          </table:table-cell>
          <table:table-cell table:formula="of:=90*[.E1086]" office:value-type="float" office:value="5580" calcext:value-type="float">
            <text:p>5580</text:p>
          </table:table-cell>
          <table:table-cell table:formula="of:=[.C1086]/294" office:value-type="float" office:value="3.9461462585034" calcext:value-type="float">
            <text:p>3,9461462585034</text:p>
          </table:table-cell>
          <table:table-cell table:formula="of:=[.D1086]/294" office:value-type="float" office:value="11.299887755102" calcext:value-type="float">
            <text:p>11,299887755102</text:p>
          </table:table-cell>
          <table:table-cell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office:value-type="float" office:value="1192.167" calcext:value-type="float">
            <text:p>1 192,17</text:p>
          </table:table-cell>
          <table:table-cell office:value-type="float" office:value="3340.833" calcext:value-type="float">
            <text:p>3 340,83</text:p>
          </table:table-cell>
          <table:table-cell office:value-type="float" office:value="62" calcext:value-type="float">
            <text:p>62</text:p>
          </table:table-cell>
          <table:table-cell table:formula="of:=90*[.E1087]" office:value-type="float" office:value="5580" calcext:value-type="float">
            <text:p>5580</text:p>
          </table:table-cell>
          <table:table-cell table:formula="of:=[.C1087]/294" office:value-type="float" office:value="4.05498979591837" calcext:value-type="float">
            <text:p>4,05498979591837</text:p>
          </table:table-cell>
          <table:table-cell table:formula="of:=[.D1087]/294" office:value-type="float" office:value="11.3633775510204" calcext:value-type="float">
            <text:p>11,3633775510204</text:p>
          </table:table-cell>
          <table:table-cell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office:value-type="float" office:value="1546.833" calcext:value-type="float">
            <text:p>1 546,83</text:p>
          </table:table-cell>
          <table:table-cell office:value-type="float" office:value="2980.833" calcext:value-type="float">
            <text:p>2 980,83</text:p>
          </table:table-cell>
          <table:table-cell office:value-type="float" office:value="64" calcext:value-type="float">
            <text:p>64</text:p>
          </table:table-cell>
          <table:table-cell table:formula="of:=90*[.E1088]" office:value-type="float" office:value="5760" calcext:value-type="float">
            <text:p>5760</text:p>
          </table:table-cell>
          <table:table-cell table:formula="of:=[.C1088]/294" office:value-type="float" office:value="5.26133673469388" calcext:value-type="float">
            <text:p>5,26133673469388</text:p>
          </table:table-cell>
          <table:table-cell table:formula="of:=[.D1088]/294" office:value-type="float" office:value="10.138887755102" calcext:value-type="float">
            <text:p>10,138887755102</text:p>
          </table:table-cell>
          <table:table-cell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office:value-type="float" office:value="1584.167" calcext:value-type="float">
            <text:p>1 584,17</text:p>
          </table:table-cell>
          <table:table-cell office:value-type="float" office:value="2967.5" calcext:value-type="float">
            <text:p>2 967,50</text:p>
          </table:table-cell>
          <table:table-cell office:value-type="float" office:value="64" calcext:value-type="float">
            <text:p>64</text:p>
          </table:table-cell>
          <table:table-cell table:formula="of:=90*[.E1089]" office:value-type="float" office:value="5760" calcext:value-type="float">
            <text:p>5760</text:p>
          </table:table-cell>
          <table:table-cell table:formula="of:=[.C1089]/294" office:value-type="float" office:value="5.3883231292517" calcext:value-type="float">
            <text:p>5,3883231292517</text:p>
          </table:table-cell>
          <table:table-cell table:formula="of:=[.D1089]/294" office:value-type="float" office:value="10.093537414966" calcext:value-type="float">
            <text:p>10,093537414966</text:p>
          </table:table-cell>
          <table:table-cell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1608.167" calcext:value-type="float">
            <text:p>1 608,17</text:p>
          </table:table-cell>
          <table:table-cell office:value-type="float" office:value="2966.167" calcext:value-type="float">
            <text:p>2 966,17</text:p>
          </table:table-cell>
          <table:table-cell office:value-type="float" office:value="64" calcext:value-type="float">
            <text:p>64</text:p>
          </table:table-cell>
          <table:table-cell table:formula="of:=90*[.E1090]" office:value-type="float" office:value="5760" calcext:value-type="float">
            <text:p>5760</text:p>
          </table:table-cell>
          <table:table-cell table:formula="of:=[.C1090]/294" office:value-type="float" office:value="5.46995578231293" calcext:value-type="float">
            <text:p>5,46995578231293</text:p>
          </table:table-cell>
          <table:table-cell table:formula="of:=[.D1090]/294" office:value-type="float" office:value="10.0890034013605" calcext:value-type="float">
            <text:p>10,0890034013605</text:p>
          </table:table-cell>
          <table:table-cell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1620.167" calcext:value-type="float">
            <text:p>1 620,17</text:p>
          </table:table-cell>
          <table:table-cell office:value-type="float" office:value="3012.833" calcext:value-type="float">
            <text:p>3 012,83</text:p>
          </table:table-cell>
          <table:table-cell office:value-type="float" office:value="64" calcext:value-type="float">
            <text:p>64</text:p>
          </table:table-cell>
          <table:table-cell table:formula="of:=90*[.E1091]" office:value-type="float" office:value="5760" calcext:value-type="float">
            <text:p>5760</text:p>
          </table:table-cell>
          <table:table-cell table:formula="of:=[.C1091]/294" office:value-type="float" office:value="5.51077210884354" calcext:value-type="float">
            <text:p>5,51077210884354</text:p>
          </table:table-cell>
          <table:table-cell table:formula="of:=[.D1091]/294" office:value-type="float" office:value="10.247731292517" calcext:value-type="float">
            <text:p>10,247731292517</text:p>
          </table:table-cell>
          <table:table-cell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1638.833" calcext:value-type="float">
            <text:p>1 638,83</text:p>
          </table:table-cell>
          <table:table-cell office:value-type="float" office:value="3056.833" calcext:value-type="float">
            <text:p>3 056,83</text:p>
          </table:table-cell>
          <table:table-cell office:value-type="float" office:value="64" calcext:value-type="float">
            <text:p>64</text:p>
          </table:table-cell>
          <table:table-cell table:formula="of:=90*[.E1092]" office:value-type="float" office:value="5760" calcext:value-type="float">
            <text:p>5760</text:p>
          </table:table-cell>
          <table:table-cell table:formula="of:=[.C1092]/294" office:value-type="float" office:value="5.57426190476191" calcext:value-type="float">
            <text:p>5,57426190476191</text:p>
          </table:table-cell>
          <table:table-cell table:formula="of:=[.D1092]/294" office:value-type="float" office:value="10.3973911564626" calcext:value-type="float">
            <text:p>10,3973911564626</text:p>
          </table:table-cell>
          <table:table-cell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float" office:value="1621.5" calcext:value-type="float">
            <text:p>1 621,50</text:p>
          </table:table-cell>
          <table:table-cell office:value-type="float" office:value="3102.167" calcext:value-type="float">
            <text:p>3 102,17</text:p>
          </table:table-cell>
          <table:table-cell office:value-type="float" office:value="64" calcext:value-type="float">
            <text:p>64</text:p>
          </table:table-cell>
          <table:table-cell table:formula="of:=90*[.E1093]" office:value-type="float" office:value="5760" calcext:value-type="float">
            <text:p>5760</text:p>
          </table:table-cell>
          <table:table-cell table:formula="of:=[.C1093]/294" office:value-type="float" office:value="5.51530612244898" calcext:value-type="float">
            <text:p>5,51530612244898</text:p>
          </table:table-cell>
          <table:table-cell table:formula="of:=[.D1093]/294" office:value-type="float" office:value="10.5515884353742" calcext:value-type="float">
            <text:p>10,5515884353742</text:p>
          </table:table-cell>
          <table:table-cell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office:value-type="float" office:value="1604.167" calcext:value-type="float">
            <text:p>1 604,17</text:p>
          </table:table-cell>
          <table:table-cell office:value-type="float" office:value="3146.167" calcext:value-type="float">
            <text:p>3 146,17</text:p>
          </table:table-cell>
          <table:table-cell office:value-type="float" office:value="64" calcext:value-type="float">
            <text:p>64</text:p>
          </table:table-cell>
          <table:table-cell table:formula="of:=90*[.E1094]" office:value-type="float" office:value="5760" calcext:value-type="float">
            <text:p>5760</text:p>
          </table:table-cell>
          <table:table-cell table:formula="of:=[.C1094]/294" office:value-type="float" office:value="5.45635034013605" calcext:value-type="float">
            <text:p>5,45635034013605</text:p>
          </table:table-cell>
          <table:table-cell table:formula="of:=[.D1094]/294" office:value-type="float" office:value="10.7012482993197" calcext:value-type="float">
            <text:p>10,7012482993197</text:p>
          </table:table-cell>
          <table:table-cell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office:value-type="float" office:value="1588.167" calcext:value-type="float">
            <text:p>1 588,17</text:p>
          </table:table-cell>
          <table:table-cell office:value-type="float" office:value="3188.833" calcext:value-type="float">
            <text:p>3 188,83</text:p>
          </table:table-cell>
          <table:table-cell office:value-type="float" office:value="64" calcext:value-type="float">
            <text:p>64</text:p>
          </table:table-cell>
          <table:table-cell table:formula="of:=90*[.E1095]" office:value-type="float" office:value="5760" calcext:value-type="float">
            <text:p>5760</text:p>
          </table:table-cell>
          <table:table-cell table:formula="of:=[.C1095]/294" office:value-type="float" office:value="5.40192857142857" calcext:value-type="float">
            <text:p>5,40192857142857</text:p>
          </table:table-cell>
          <table:table-cell table:formula="of:=[.D1095]/294" office:value-type="float" office:value="10.8463707482993" calcext:value-type="float">
            <text:p>10,8463707482993</text:p>
          </table:table-cell>
          <table:table-cell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office:value-type="float" office:value="1616.167" calcext:value-type="float">
            <text:p>1 616,17</text:p>
          </table:table-cell>
          <table:table-cell office:value-type="float" office:value="3220.833" calcext:value-type="float">
            <text:p>3 220,83</text:p>
          </table:table-cell>
          <table:table-cell office:value-type="float" office:value="64" calcext:value-type="float">
            <text:p>64</text:p>
          </table:table-cell>
          <table:table-cell table:formula="of:=90*[.E1096]" office:value-type="float" office:value="5760" calcext:value-type="float">
            <text:p>5760</text:p>
          </table:table-cell>
          <table:table-cell table:formula="of:=[.C1096]/294" office:value-type="float" office:value="5.49716666666667" calcext:value-type="float">
            <text:p>5,49716666666667</text:p>
          </table:table-cell>
          <table:table-cell table:formula="of:=[.D1096]/294" office:value-type="float" office:value="10.9552142857143" calcext:value-type="float">
            <text:p>10,9552142857143</text:p>
          </table:table-cell>
          <table:table-cell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office:value-type="float" office:value="1613.5" calcext:value-type="float">
            <text:p>1 613,50</text:p>
          </table:table-cell>
          <table:table-cell office:value-type="float" office:value="3268.833" calcext:value-type="float">
            <text:p>3 268,83</text:p>
          </table:table-cell>
          <table:table-cell office:value-type="float" office:value="64" calcext:value-type="float">
            <text:p>64</text:p>
          </table:table-cell>
          <table:table-cell table:formula="of:=90*[.E1097]" office:value-type="float" office:value="5760" calcext:value-type="float">
            <text:p>5760</text:p>
          </table:table-cell>
          <table:table-cell table:formula="of:=[.C1097]/294" office:value-type="float" office:value="5.48809523809524" calcext:value-type="float">
            <text:p>5,48809523809524</text:p>
          </table:table-cell>
          <table:table-cell table:formula="of:=[.D1097]/294" office:value-type="float" office:value="11.1184795918367" calcext:value-type="float">
            <text:p>11,1184795918367</text:p>
          </table:table-cell>
          <table:table-cell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office:value-type="float" office:value="1605.5" calcext:value-type="float">
            <text:p>1 605,50</text:p>
          </table:table-cell>
          <table:table-cell office:value-type="float" office:value="3307.5" calcext:value-type="float">
            <text:p>3 307,50</text:p>
          </table:table-cell>
          <table:table-cell office:value-type="float" office:value="64" calcext:value-type="float">
            <text:p>64</text:p>
          </table:table-cell>
          <table:table-cell table:formula="of:=90*[.E1098]" office:value-type="float" office:value="5760" calcext:value-type="float">
            <text:p>5760</text:p>
          </table:table-cell>
          <table:table-cell table:formula="of:=[.C1098]/294" office:value-type="float" office:value="5.4608843537415" calcext:value-type="float">
            <text:p>5,4608843537415</text:p>
          </table:table-cell>
          <table:table-cell table:formula="of:=[.D1098]/294" office:value-type="float" office:value="11.25" calcext:value-type="float">
            <text:p>11,25</text:p>
          </table:table-cell>
          <table:table-cell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float" office:value="1624.167" calcext:value-type="float">
            <text:p>1 624,17</text:p>
          </table:table-cell>
          <table:table-cell office:value-type="float" office:value="3359.5" calcext:value-type="float">
            <text:p>3 359,50</text:p>
          </table:table-cell>
          <table:table-cell office:value-type="float" office:value="64" calcext:value-type="float">
            <text:p>64</text:p>
          </table:table-cell>
          <table:table-cell table:formula="of:=90*[.E1099]" office:value-type="float" office:value="5760" calcext:value-type="float">
            <text:p>5760</text:p>
          </table:table-cell>
          <table:table-cell table:formula="of:=[.C1099]/294" office:value-type="float" office:value="5.52437755102041" calcext:value-type="float">
            <text:p>5,52437755102041</text:p>
          </table:table-cell>
          <table:table-cell table:formula="of:=[.D1099]/294" office:value-type="float" office:value="11.4268707482993" calcext:value-type="float">
            <text:p>11,4268707482993</text:p>
          </table:table-cell>
          <table:table-cell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office:value-type="float" office:value="1537.5" calcext:value-type="float">
            <text:p>1 537,50</text:p>
          </table:table-cell>
          <table:table-cell office:value-type="float" office:value="3148.833" calcext:value-type="float">
            <text:p>3 148,83</text:p>
          </table:table-cell>
          <table:table-cell office:value-type="float" office:value="64" calcext:value-type="float">
            <text:p>64</text:p>
          </table:table-cell>
          <table:table-cell table:formula="of:=90*[.E1100]" office:value-type="float" office:value="5760" calcext:value-type="float">
            <text:p>5760</text:p>
          </table:table-cell>
          <table:table-cell table:formula="of:=[.C1100]/294" office:value-type="float" office:value="5.22959183673469" calcext:value-type="float">
            <text:p>5,22959183673469</text:p>
          </table:table-cell>
          <table:table-cell table:formula="of:=[.D1100]/294" office:value-type="float" office:value="10.7103163265306" calcext:value-type="float">
            <text:p>10,7103163265306</text:p>
          </table:table-cell>
          <table:table-cell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485.5" calcext:value-type="float">
            <text:p>1 485,50</text:p>
          </table:table-cell>
          <table:table-cell office:value-type="float" office:value="3166.167" calcext:value-type="float">
            <text:p>3 166,17</text:p>
          </table:table-cell>
          <table:table-cell office:value-type="float" office:value="64" calcext:value-type="float">
            <text:p>64</text:p>
          </table:table-cell>
          <table:table-cell table:formula="of:=90*[.E1101]" office:value-type="float" office:value="5760" calcext:value-type="float">
            <text:p>5760</text:p>
          </table:table-cell>
          <table:table-cell table:formula="of:=[.C1101]/294" office:value-type="float" office:value="5.05272108843537" calcext:value-type="float">
            <text:p>5,05272108843537</text:p>
          </table:table-cell>
          <table:table-cell table:formula="of:=[.D1101]/294" office:value-type="float" office:value="10.7692755102041" calcext:value-type="float">
            <text:p>10,7692755102041</text:p>
          </table:table-cell>
          <table:table-cell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448.167" calcext:value-type="float">
            <text:p>1 448,17</text:p>
          </table:table-cell>
          <table:table-cell office:value-type="float" office:value="3224.833" calcext:value-type="float">
            <text:p>3 224,83</text:p>
          </table:table-cell>
          <table:table-cell office:value-type="float" office:value="64" calcext:value-type="float">
            <text:p>64</text:p>
          </table:table-cell>
          <table:table-cell table:formula="of:=90*[.E1102]" office:value-type="float" office:value="5760" calcext:value-type="float">
            <text:p>5760</text:p>
          </table:table-cell>
          <table:table-cell table:formula="of:=[.C1102]/294" office:value-type="float" office:value="4.9257380952381" calcext:value-type="float">
            <text:p>4,9257380952381</text:p>
          </table:table-cell>
          <table:table-cell table:formula="of:=[.D1102]/294" office:value-type="float" office:value="10.9688197278912" calcext:value-type="float">
            <text:p>10,9688197278912</text:p>
          </table:table-cell>
          <table:table-cell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office:value-type="float" office:value="1410.833" calcext:value-type="float">
            <text:p>1 410,83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64" calcext:value-type="float">
            <text:p>64</text:p>
          </table:table-cell>
          <table:table-cell table:formula="of:=90*[.E1103]" office:value-type="float" office:value="5760" calcext:value-type="float">
            <text:p>5760</text:p>
          </table:table-cell>
          <table:table-cell table:formula="of:=[.C1103]/294" office:value-type="float" office:value="4.79875170068027" calcext:value-type="float">
            <text:p>4,79875170068027</text:p>
          </table:table-cell>
          <table:table-cell table:formula="of:=[.D1103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office:value-type="float" office:value="1381.5" calcext:value-type="float">
            <text:p>1 381,50</text:p>
          </table:table-cell>
          <table:table-cell office:value-type="float" office:value="3212.833" calcext:value-type="float">
            <text:p>3 212,83</text:p>
          </table:table-cell>
          <table:table-cell office:value-type="float" office:value="64" calcext:value-type="float">
            <text:p>64</text:p>
          </table:table-cell>
          <table:table-cell table:formula="of:=90*[.E1104]" office:value-type="float" office:value="5760" calcext:value-type="float">
            <text:p>5760</text:p>
          </table:table-cell>
          <table:table-cell table:formula="of:=[.C1104]/294" office:value-type="float" office:value="4.69897959183674" calcext:value-type="float">
            <text:p>4,69897959183674</text:p>
          </table:table-cell>
          <table:table-cell table:formula="of:=[.D1104]/294" office:value-type="float" office:value="10.9280034013605" calcext:value-type="float">
            <text:p>10,9280034013605</text:p>
          </table:table-cell>
          <table:table-cell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office:value-type="float" office:value="1338.833" calcext:value-type="float">
            <text:p>1 338,83</text:p>
          </table:table-cell>
          <table:table-cell office:value-type="float" office:value="3215.5" calcext:value-type="float">
            <text:p>3 215,50</text:p>
          </table:table-cell>
          <table:table-cell office:value-type="float" office:value="64" calcext:value-type="float">
            <text:p>64</text:p>
          </table:table-cell>
          <table:table-cell table:formula="of:=90*[.E1105]" office:value-type="float" office:value="5760" calcext:value-type="float">
            <text:p>5760</text:p>
          </table:table-cell>
          <table:table-cell table:formula="of:=[.C1105]/294" office:value-type="float" office:value="4.5538537414966" calcext:value-type="float">
            <text:p>4,5538537414966</text:p>
          </table:table-cell>
          <table:table-cell table:formula="of:=[.D1105]/294" office:value-type="float" office:value="10.937074829932" calcext:value-type="float">
            <text:p>10,937074829932</text:p>
          </table:table-cell>
          <table:table-cell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office:value-type="float" office:value="1304.167" calcext:value-type="float">
            <text:p>1 304,17</text:p>
          </table:table-cell>
          <table:table-cell office:value-type="float" office:value="3250.167" calcext:value-type="float">
            <text:p>3 250,17</text:p>
          </table:table-cell>
          <table:table-cell office:value-type="float" office:value="64" calcext:value-type="float">
            <text:p>64</text:p>
          </table:table-cell>
          <table:table-cell table:formula="of:=90*[.E1106]" office:value-type="float" office:value="5760" calcext:value-type="float">
            <text:p>5760</text:p>
          </table:table-cell>
          <table:table-cell table:formula="of:=[.C1106]/294" office:value-type="float" office:value="4.43594217687075" calcext:value-type="float">
            <text:p>4,43594217687075</text:p>
          </table:table-cell>
          <table:table-cell table:formula="of:=[.D1106]/294" office:value-type="float" office:value="11.0549897959184" calcext:value-type="float">
            <text:p>11,0549897959184</text:p>
          </table:table-cell>
          <table:table-cell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office:value-type="float" office:value="1244.167" calcext:value-type="float">
            <text:p>1 244,17</text:p>
          </table:table-cell>
          <table:table-cell office:value-type="float" office:value="3251.5" calcext:value-type="float">
            <text:p>3 251,50</text:p>
          </table:table-cell>
          <table:table-cell office:value-type="float" office:value="64" calcext:value-type="float">
            <text:p>64</text:p>
          </table:table-cell>
          <table:table-cell table:formula="of:=90*[.E1107]" office:value-type="float" office:value="5760" calcext:value-type="float">
            <text:p>5760</text:p>
          </table:table-cell>
          <table:table-cell table:formula="of:=[.C1107]/294" office:value-type="float" office:value="4.23186054421769" calcext:value-type="float">
            <text:p>4,23186054421769</text:p>
          </table:table-cell>
          <table:table-cell table:formula="of:=[.D1107]/294" office:value-type="float" office:value="11.0595238095238" calcext:value-type="float">
            <text:p>11,0595238095238</text:p>
          </table:table-cell>
          <table:table-cell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1197.5" calcext:value-type="float">
            <text:p>1 197,50</text:p>
          </table:table-cell>
          <table:table-cell office:value-type="float" office:value="3226.167" calcext:value-type="float">
            <text:p>3 226,17</text:p>
          </table:table-cell>
          <table:table-cell office:value-type="float" office:value="64" calcext:value-type="float">
            <text:p>64</text:p>
          </table:table-cell>
          <table:table-cell table:formula="of:=90*[.E1108]" office:value-type="float" office:value="5760" calcext:value-type="float">
            <text:p>5760</text:p>
          </table:table-cell>
          <table:table-cell table:formula="of:=[.C1108]/294" office:value-type="float" office:value="4.07312925170068" calcext:value-type="float">
            <text:p>4,07312925170068</text:p>
          </table:table-cell>
          <table:table-cell table:formula="of:=[.D1108]/294" office:value-type="float" office:value="10.9733571428571" calcext:value-type="float">
            <text:p>10,9733571428571</text:p>
          </table:table-cell>
          <table:table-cell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office:value-type="float" office:value="1156.167" calcext:value-type="float">
            <text:p>1 156,17</text:p>
          </table:table-cell>
          <table:table-cell office:value-type="float" office:value="3244.833" calcext:value-type="float">
            <text:p>3 244,83</text:p>
          </table:table-cell>
          <table:table-cell office:value-type="float" office:value="64" calcext:value-type="float">
            <text:p>64</text:p>
          </table:table-cell>
          <table:table-cell table:formula="of:=90*[.E1109]" office:value-type="float" office:value="5760" calcext:value-type="float">
            <text:p>5760</text:p>
          </table:table-cell>
          <table:table-cell table:formula="of:=[.C1109]/294" office:value-type="float" office:value="3.93254081632653" calcext:value-type="float">
            <text:p>3,93254081632653</text:p>
          </table:table-cell>
          <table:table-cell table:formula="of:=[.D1109]/294" office:value-type="float" office:value="11.0368469387755" calcext:value-type="float">
            <text:p>11,0368469387755</text:p>
          </table:table-cell>
          <table:table-cell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office:value-type="float" office:value="1160.167" calcext:value-type="float">
            <text:p>1 160,17</text:p>
          </table:table-cell>
          <table:table-cell office:value-type="float" office:value="3315.5" calcext:value-type="float">
            <text:p>3 315,50</text:p>
          </table:table-cell>
          <table:table-cell office:value-type="float" office:value="64" calcext:value-type="float">
            <text:p>64</text:p>
          </table:table-cell>
          <table:table-cell table:formula="of:=90*[.E1110]" office:value-type="float" office:value="5760" calcext:value-type="float">
            <text:p>5760</text:p>
          </table:table-cell>
          <table:table-cell table:formula="of:=[.C1110]/294" office:value-type="float" office:value="3.9461462585034" calcext:value-type="float">
            <text:p>3,9461462585034</text:p>
          </table:table-cell>
          <table:table-cell table:formula="of:=[.D1110]/294" office:value-type="float" office:value="11.2772108843537" calcext:value-type="float">
            <text:p>11,2772108843537</text:p>
          </table:table-cell>
          <table:table-cell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float" office:value="1541.5" calcext:value-type="float">
            <text:p>1 541,50</text:p>
          </table:table-cell>
          <table:table-cell office:value-type="float" office:value="2972.833" calcext:value-type="float">
            <text:p>2 972,83</text:p>
          </table:table-cell>
          <table:table-cell office:value-type="float" office:value="66" calcext:value-type="float">
            <text:p>66</text:p>
          </table:table-cell>
          <table:table-cell table:formula="of:=90*[.E1111]" office:value-type="float" office:value="5940" calcext:value-type="float">
            <text:p>5940</text:p>
          </table:table-cell>
          <table:table-cell table:formula="of:=[.C1111]/294" office:value-type="float" office:value="5.24319727891156" calcext:value-type="float">
            <text:p>5,24319727891156</text:p>
          </table:table-cell>
          <table:table-cell table:formula="of:=[.D1111]/294" office:value-type="float" office:value="10.1116768707483" calcext:value-type="float">
            <text:p>10,1116768707483</text:p>
          </table:table-cell>
          <table:table-cell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float" office:value="1572.167" calcext:value-type="float">
            <text:p>1 572,17</text:p>
          </table:table-cell>
          <table:table-cell office:value-type="float" office:value="2974.167" calcext:value-type="float">
            <text:p>2 974,17</text:p>
          </table:table-cell>
          <table:table-cell office:value-type="float" office:value="66" calcext:value-type="float">
            <text:p>66</text:p>
          </table:table-cell>
          <table:table-cell table:formula="of:=90*[.E1112]" office:value-type="float" office:value="5940" calcext:value-type="float">
            <text:p>5940</text:p>
          </table:table-cell>
          <table:table-cell table:formula="of:=[.C1112]/294" office:value-type="float" office:value="5.34750680272109" calcext:value-type="float">
            <text:p>5,34750680272109</text:p>
          </table:table-cell>
          <table:table-cell table:formula="of:=[.D1112]/294" office:value-type="float" office:value="10.1162142857143" calcext:value-type="float">
            <text:p>10,1162142857143</text:p>
          </table:table-cell>
          <table:table-cell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office:value-type="float" office:value="1609.5" calcext:value-type="float">
            <text:p>1 609,50</text:p>
          </table:table-cell>
          <table:table-cell office:value-type="float" office:value="2960.833" calcext:value-type="float">
            <text:p>2 960,83</text:p>
          </table:table-cell>
          <table:table-cell office:value-type="float" office:value="66" calcext:value-type="float">
            <text:p>66</text:p>
          </table:table-cell>
          <table:table-cell table:formula="of:=90*[.E1113]" office:value-type="float" office:value="5940" calcext:value-type="float">
            <text:p>5940</text:p>
          </table:table-cell>
          <table:table-cell table:formula="of:=[.C1113]/294" office:value-type="float" office:value="5.47448979591837" calcext:value-type="float">
            <text:p>5,47448979591837</text:p>
          </table:table-cell>
          <table:table-cell table:formula="of:=[.D1113]/294" office:value-type="float" office:value="10.0708605442177" calcext:value-type="float">
            <text:p>10,0708605442177</text:p>
          </table:table-cell>
          <table:table-cell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office:value-type="float" office:value="1629.5" calcext:value-type="float">
            <text:p>1 629,50</text:p>
          </table:table-cell>
          <table:table-cell office:value-type="float" office:value="3026.167" calcext:value-type="float">
            <text:p>3 026,17</text:p>
          </table:table-cell>
          <table:table-cell office:value-type="float" office:value="66" calcext:value-type="float">
            <text:p>66</text:p>
          </table:table-cell>
          <table:table-cell table:formula="of:=90*[.E1114]" office:value-type="float" office:value="5940" calcext:value-type="float">
            <text:p>5940</text:p>
          </table:table-cell>
          <table:table-cell table:formula="of:=[.C1114]/294" office:value-type="float" office:value="5.54251700680272" calcext:value-type="float">
            <text:p>5,54251700680272</text:p>
          </table:table-cell>
          <table:table-cell table:formula="of:=[.D1114]/294" office:value-type="float" office:value="10.2930850340136" calcext:value-type="float">
            <text:p>10,2930850340136</text:p>
          </table:table-cell>
          <table:table-cell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office:value-type="float" office:value="1648.167" calcext:value-type="float">
            <text:p>1 648,17</text:p>
          </table:table-cell>
          <table:table-cell office:value-type="float" office:value="3066.167" calcext:value-type="float">
            <text:p>3 066,17</text:p>
          </table:table-cell>
          <table:table-cell office:value-type="float" office:value="66" calcext:value-type="float">
            <text:p>66</text:p>
          </table:table-cell>
          <table:table-cell table:formula="of:=90*[.E1115]" office:value-type="float" office:value="5940" calcext:value-type="float">
            <text:p>5940</text:p>
          </table:table-cell>
          <table:table-cell table:formula="of:=[.C1115]/294" office:value-type="float" office:value="5.60601020408163" calcext:value-type="float">
            <text:p>5,60601020408163</text:p>
          </table:table-cell>
          <table:table-cell table:formula="of:=[.D1115]/294" office:value-type="float" office:value="10.4291394557823" calcext:value-type="float">
            <text:p>10,4291394557823</text:p>
          </table:table-cell>
          <table:table-cell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office:value-type="float" office:value="1617.5" calcext:value-type="float">
            <text:p>1 617,50</text:p>
          </table:table-cell>
          <table:table-cell office:value-type="float" office:value="3136.833" calcext:value-type="float">
            <text:p>3 136,83</text:p>
          </table:table-cell>
          <table:table-cell office:value-type="float" office:value="66" calcext:value-type="float">
            <text:p>66</text:p>
          </table:table-cell>
          <table:table-cell table:formula="of:=90*[.E1116]" office:value-type="float" office:value="5940" calcext:value-type="float">
            <text:p>5940</text:p>
          </table:table-cell>
          <table:table-cell table:formula="of:=[.C1116]/294" office:value-type="float" office:value="5.50170068027211" calcext:value-type="float">
            <text:p>5,50170068027211</text:p>
          </table:table-cell>
          <table:table-cell table:formula="of:=[.D1116]/294" office:value-type="float" office:value="10.6695" calcext:value-type="float">
            <text:p>10,6695</text:p>
          </table:table-cell>
          <table:table-cell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office:value-type="float" office:value="1600.167" calcext:value-type="float">
            <text:p>1 600,17</text:p>
          </table:table-cell>
          <table:table-cell office:value-type="float" office:value="3171.5" calcext:value-type="float">
            <text:p>3 171,50</text:p>
          </table:table-cell>
          <table:table-cell office:value-type="float" office:value="66" calcext:value-type="float">
            <text:p>66</text:p>
          </table:table-cell>
          <table:table-cell table:formula="of:=90*[.E1117]" office:value-type="float" office:value="5940" calcext:value-type="float">
            <text:p>5940</text:p>
          </table:table-cell>
          <table:table-cell table:formula="of:=[.C1117]/294" office:value-type="float" office:value="5.44274489795918" calcext:value-type="float">
            <text:p>5,44274489795918</text:p>
          </table:table-cell>
          <table:table-cell table:formula="of:=[.D1117]/294" office:value-type="float" office:value="10.7874149659864" calcext:value-type="float">
            <text:p>10,7874149659864</text:p>
          </table:table-cell>
          <table:table-cell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office:value-type="float" office:value="1618.833" calcext:value-type="float">
            <text:p>1 618,83</text:p>
          </table:table-cell>
          <table:table-cell office:value-type="float" office:value="3220.833" calcext:value-type="float">
            <text:p>3 220,83</text:p>
          </table:table-cell>
          <table:table-cell office:value-type="float" office:value="66" calcext:value-type="float">
            <text:p>66</text:p>
          </table:table-cell>
          <table:table-cell table:formula="of:=90*[.E1118]" office:value-type="float" office:value="5940" calcext:value-type="float">
            <text:p>5940</text:p>
          </table:table-cell>
          <table:table-cell table:formula="of:=[.C1118]/294" office:value-type="float" office:value="5.50623469387755" calcext:value-type="float">
            <text:p>5,50623469387755</text:p>
          </table:table-cell>
          <table:table-cell table:formula="of:=[.D1118]/294" office:value-type="float" office:value="10.9552142857143" calcext:value-type="float">
            <text:p>10,9552142857143</text:p>
          </table:table-cell>
          <table:table-cell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float" office:value="1608.167" calcext:value-type="float">
            <text:p>1 608,17</text:p>
          </table:table-cell>
          <table:table-cell office:value-type="float" office:value="3262.167" calcext:value-type="float">
            <text:p>3 262,17</text:p>
          </table:table-cell>
          <table:table-cell office:value-type="float" office:value="66" calcext:value-type="float">
            <text:p>66</text:p>
          </table:table-cell>
          <table:table-cell table:formula="of:=90*[.E1119]" office:value-type="float" office:value="5940" calcext:value-type="float">
            <text:p>5940</text:p>
          </table:table-cell>
          <table:table-cell table:formula="of:=[.C1119]/294" office:value-type="float" office:value="5.46995578231293" calcext:value-type="float">
            <text:p>5,46995578231293</text:p>
          </table:table-cell>
          <table:table-cell table:formula="of:=[.D1119]/294" office:value-type="float" office:value="11.095806122449" calcext:value-type="float">
            <text:p>11,095806122449</text:p>
          </table:table-cell>
          <table:table-cell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1614.833" calcext:value-type="float">
            <text:p>1 614,83</text:p>
          </table:table-cell>
          <table:table-cell office:value-type="float" office:value="3312.833" calcext:value-type="float">
            <text:p>3 312,83</text:p>
          </table:table-cell>
          <table:table-cell office:value-type="float" office:value="66" calcext:value-type="float">
            <text:p>66</text:p>
          </table:table-cell>
          <table:table-cell table:formula="of:=90*[.E1120]" office:value-type="float" office:value="5940" calcext:value-type="float">
            <text:p>5940</text:p>
          </table:table-cell>
          <table:table-cell table:formula="of:=[.C1120]/294" office:value-type="float" office:value="5.49262925170068" calcext:value-type="float">
            <text:p>5,49262925170068</text:p>
          </table:table-cell>
          <table:table-cell table:formula="of:=[.D1120]/294" office:value-type="float" office:value="11.2681394557823" calcext:value-type="float">
            <text:p>11,2681394557823</text:p>
          </table:table-cell>
          <table:table-cell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1628.167" calcext:value-type="float">
            <text:p>1 628,17</text:p>
          </table:table-cell>
          <table:table-cell office:value-type="float" office:value="3356.833" calcext:value-type="float">
            <text:p>3 356,83</text:p>
          </table:table-cell>
          <table:table-cell office:value-type="float" office:value="66" calcext:value-type="float">
            <text:p>66</text:p>
          </table:table-cell>
          <table:table-cell table:formula="of:=90*[.E1121]" office:value-type="float" office:value="5940" calcext:value-type="float">
            <text:p>5940</text:p>
          </table:table-cell>
          <table:table-cell table:formula="of:=[.C1121]/294" office:value-type="float" office:value="5.53798299319728" calcext:value-type="float">
            <text:p>5,53798299319728</text:p>
          </table:table-cell>
          <table:table-cell table:formula="of:=[.D1121]/294" office:value-type="float" office:value="11.4177993197279" calcext:value-type="float">
            <text:p>11,4177993197279</text:p>
          </table:table-cell>
          <table:table-cell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float" office:value="1534.833" calcext:value-type="float">
            <text:p>1 534,83</text:p>
          </table:table-cell>
          <table:table-cell office:value-type="float" office:value="3140.833" calcext:value-type="float">
            <text:p>3 140,83</text:p>
          </table:table-cell>
          <table:table-cell office:value-type="float" office:value="66" calcext:value-type="float">
            <text:p>66</text:p>
          </table:table-cell>
          <table:table-cell table:formula="of:=90*[.E1122]" office:value-type="float" office:value="5940" calcext:value-type="float">
            <text:p>5940</text:p>
          </table:table-cell>
          <table:table-cell table:formula="of:=[.C1122]/294" office:value-type="float" office:value="5.22052040816327" calcext:value-type="float">
            <text:p>5,22052040816327</text:p>
          </table:table-cell>
          <table:table-cell table:formula="of:=[.D1122]/294" office:value-type="float" office:value="10.6831054421769" calcext:value-type="float">
            <text:p>10,6831054421769</text:p>
          </table:table-cell>
          <table:table-cell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office:value-type="float" office:value="1462.833" calcext:value-type="float">
            <text:p>1 462,83</text:p>
          </table:table-cell>
          <table:table-cell office:value-type="float" office:value="3208.833" calcext:value-type="float">
            <text:p>3 208,83</text:p>
          </table:table-cell>
          <table:table-cell office:value-type="float" office:value="66" calcext:value-type="float">
            <text:p>66</text:p>
          </table:table-cell>
          <table:table-cell table:formula="of:=90*[.E1123]" office:value-type="float" office:value="5940" calcext:value-type="float">
            <text:p>5940</text:p>
          </table:table-cell>
          <table:table-cell table:formula="of:=[.C1123]/294" office:value-type="float" office:value="4.97562244897959" calcext:value-type="float">
            <text:p>4,97562244897959</text:p>
          </table:table-cell>
          <table:table-cell table:formula="of:=[.D1123]/294" office:value-type="float" office:value="10.9143979591837" calcext:value-type="float">
            <text:p>10,9143979591837</text:p>
          </table:table-cell>
          <table:table-cell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office:value-type="float" office:value="1389.5" calcext:value-type="float">
            <text:p>1 389,50</text:p>
          </table:table-cell>
          <table:table-cell office:value-type="float" office:value="3218.167" calcext:value-type="float">
            <text:p>3 218,17</text:p>
          </table:table-cell>
          <table:table-cell office:value-type="float" office:value="66" calcext:value-type="float">
            <text:p>66</text:p>
          </table:table-cell>
          <table:table-cell table:formula="of:=90*[.E1124]" office:value-type="float" office:value="5940" calcext:value-type="float">
            <text:p>5940</text:p>
          </table:table-cell>
          <table:table-cell table:formula="of:=[.C1124]/294" office:value-type="float" office:value="4.72619047619048" calcext:value-type="float">
            <text:p>4,72619047619048</text:p>
          </table:table-cell>
          <table:table-cell table:formula="of:=[.D1124]/294" office:value-type="float" office:value="10.9461462585034" calcext:value-type="float">
            <text:p>10,9461462585034</text:p>
          </table:table-cell>
          <table:table-cell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office:value-type="float" office:value="1317.5" calcext:value-type="float">
            <text:p>1 317,50</text:p>
          </table:table-cell>
          <table:table-cell office:value-type="float" office:value="3215.5" calcext:value-type="float">
            <text:p>3 215,50</text:p>
          </table:table-cell>
          <table:table-cell office:value-type="float" office:value="66" calcext:value-type="float">
            <text:p>66</text:p>
          </table:table-cell>
          <table:table-cell table:formula="of:=90*[.E1125]" office:value-type="float" office:value="5940" calcext:value-type="float">
            <text:p>5940</text:p>
          </table:table-cell>
          <table:table-cell table:formula="of:=[.C1125]/294" office:value-type="float" office:value="4.4812925170068" calcext:value-type="float">
            <text:p>4,4812925170068</text:p>
          </table:table-cell>
          <table:table-cell table:formula="of:=[.D1125]/294" office:value-type="float" office:value="10.937074829932" calcext:value-type="float">
            <text:p>10,937074829932</text:p>
          </table:table-cell>
          <table:table-cell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1266.833" calcext:value-type="float">
            <text:p>1 266,83</text:p>
          </table:table-cell>
          <table:table-cell office:value-type="float" office:value="3266.167" calcext:value-type="float">
            <text:p>3 266,17</text:p>
          </table:table-cell>
          <table:table-cell office:value-type="float" office:value="66" calcext:value-type="float">
            <text:p>66</text:p>
          </table:table-cell>
          <table:table-cell table:formula="of:=90*[.E1126]" office:value-type="float" office:value="5940" calcext:value-type="float">
            <text:p>5940</text:p>
          </table:table-cell>
          <table:table-cell table:formula="of:=[.C1126]/294" office:value-type="float" office:value="4.30895578231293" calcext:value-type="float">
            <text:p>4,30895578231293</text:p>
          </table:table-cell>
          <table:table-cell table:formula="of:=[.D1126]/294" office:value-type="float" office:value="11.1094115646259" calcext:value-type="float">
            <text:p>11,1094115646259</text:p>
          </table:table-cell>
          <table:table-cell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float" office:value="1196.167" calcext:value-type="float">
            <text:p>1 196,17</text:p>
          </table:table-cell>
          <table:table-cell office:value-type="float" office:value="3226.167" calcext:value-type="float">
            <text:p>3 226,17</text:p>
          </table:table-cell>
          <table:table-cell office:value-type="float" office:value="66" calcext:value-type="float">
            <text:p>66</text:p>
          </table:table-cell>
          <table:table-cell table:formula="of:=90*[.E1127]" office:value-type="float" office:value="5940" calcext:value-type="float">
            <text:p>5940</text:p>
          </table:table-cell>
          <table:table-cell table:formula="of:=[.C1127]/294" office:value-type="float" office:value="4.06859523809524" calcext:value-type="float">
            <text:p>4,06859523809524</text:p>
          </table:table-cell>
          <table:table-cell table:formula="of:=[.D1127]/294" office:value-type="float" office:value="10.9733571428571" calcext:value-type="float">
            <text:p>10,9733571428571</text:p>
          </table:table-cell>
          <table:table-cell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45.5" calcext:value-type="float">
            <text:p>1 145,50</text:p>
          </table:table-cell>
          <table:table-cell office:value-type="float" office:value="3252.833" calcext:value-type="float">
            <text:p>3 252,83</text:p>
          </table:table-cell>
          <table:table-cell office:value-type="float" office:value="66" calcext:value-type="float">
            <text:p>66</text:p>
          </table:table-cell>
          <table:table-cell table:formula="of:=90*[.E1128]" office:value-type="float" office:value="5940" calcext:value-type="float">
            <text:p>5940</text:p>
          </table:table-cell>
          <table:table-cell table:formula="of:=[.C1128]/294" office:value-type="float" office:value="3.89625850340136" calcext:value-type="float">
            <text:p>3,89625850340136</text:p>
          </table:table-cell>
          <table:table-cell table:formula="of:=[.D1128]/294" office:value-type="float" office:value="11.0640578231293" calcext:value-type="float">
            <text:p>11,0640578231293</text:p>
          </table:table-cell>
          <table:table-cell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office:value-type="float" office:value="1125.5" calcext:value-type="float">
            <text:p>1 125,50</text:p>
          </table:table-cell>
          <table:table-cell office:value-type="float" office:value="3278.167" calcext:value-type="float">
            <text:p>3 278,17</text:p>
          </table:table-cell>
          <table:table-cell office:value-type="float" office:value="66" calcext:value-type="float">
            <text:p>66</text:p>
          </table:table-cell>
          <table:table-cell table:formula="of:=90*[.E1129]" office:value-type="float" office:value="5940" calcext:value-type="float">
            <text:p>5940</text:p>
          </table:table-cell>
          <table:table-cell table:formula="of:=[.C1129]/294" office:value-type="float" office:value="3.82823129251701" calcext:value-type="float">
            <text:p>3,82823129251701</text:p>
          </table:table-cell>
          <table:table-cell table:formula="of:=[.D1129]/294" office:value-type="float" office:value="11.1502278911565" calcext:value-type="float">
            <text:p>11,1502278911565</text:p>
          </table:table-cell>
          <table:table-cell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office:value-type="float" office:value="1160.167" calcext:value-type="float">
            <text:p>1 160,17</text:p>
          </table:table-cell>
          <table:table-cell office:value-type="float" office:value="3306.167" calcext:value-type="float">
            <text:p>3 306,17</text:p>
          </table:table-cell>
          <table:table-cell office:value-type="float" office:value="66" calcext:value-type="float">
            <text:p>66</text:p>
          </table:table-cell>
          <table:table-cell table:formula="of:=90*[.E1130]" office:value-type="float" office:value="5940" calcext:value-type="float">
            <text:p>5940</text:p>
          </table:table-cell>
          <table:table-cell table:formula="of:=[.C1130]/294" office:value-type="float" office:value="3.9461462585034" calcext:value-type="float">
            <text:p>3,9461462585034</text:p>
          </table:table-cell>
          <table:table-cell table:formula="of:=[.D1130]/294" office:value-type="float" office:value="11.2454659863946" calcext:value-type="float">
            <text:p>11,2454659863946</text:p>
          </table:table-cell>
          <table:table-cell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float" office:value="1164.167" calcext:value-type="float">
            <text:p>1 164,17</text:p>
          </table:table-cell>
          <table:table-cell office:value-type="float" office:value="3338.167" calcext:value-type="float">
            <text:p>3 338,17</text:p>
          </table:table-cell>
          <table:table-cell office:value-type="float" office:value="66" calcext:value-type="float">
            <text:p>66</text:p>
          </table:table-cell>
          <table:table-cell table:formula="of:=90*[.E1131]" office:value-type="float" office:value="5940" calcext:value-type="float">
            <text:p>5940</text:p>
          </table:table-cell>
          <table:table-cell table:formula="of:=[.C1131]/294" office:value-type="float" office:value="3.95975170068027" calcext:value-type="float">
            <text:p>3,95975170068027</text:p>
          </table:table-cell>
          <table:table-cell table:formula="of:=[.D1131]/294" office:value-type="float" office:value="11.3543095238095" calcext:value-type="float">
            <text:p>11,3543095238095</text:p>
          </table:table-cell>
          <table:table-cell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1540.5" calcext:value-type="float">
            <text:p>1 540,50</text:p>
          </table:table-cell>
          <table:table-cell office:value-type="float" office:value="2976.5" calcext:value-type="float">
            <text:p>2 976,50</text:p>
          </table:table-cell>
          <table:table-cell office:value-type="float" office:value="68" calcext:value-type="float">
            <text:p>68</text:p>
          </table:table-cell>
          <table:table-cell table:formula="of:=90*[.E1132]" office:value-type="float" office:value="6120" calcext:value-type="float">
            <text:p>6120</text:p>
          </table:table-cell>
          <table:table-cell table:formula="of:=[.C1132]/294" office:value-type="float" office:value="5.23979591836735" calcext:value-type="float">
            <text:p>5,23979591836735</text:p>
          </table:table-cell>
          <table:table-cell table:formula="of:=[.D1132]/294" office:value-type="float" office:value="10.1241496598639" calcext:value-type="float">
            <text:p>10,1241496598639</text:p>
          </table:table-cell>
          <table:table-cell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float" office:value="1598.5" calcext:value-type="float">
            <text:p>1 598,50</text:p>
          </table:table-cell>
          <table:table-cell office:value-type="float" office:value="2960.5" calcext:value-type="float">
            <text:p>2 960,50</text:p>
          </table:table-cell>
          <table:table-cell office:value-type="float" office:value="68" calcext:value-type="float">
            <text:p>68</text:p>
          </table:table-cell>
          <table:table-cell table:formula="of:=90*[.E1133]" office:value-type="float" office:value="6120" calcext:value-type="float">
            <text:p>6120</text:p>
          </table:table-cell>
          <table:table-cell table:formula="of:=[.C1133]/294" office:value-type="float" office:value="5.43707482993197" calcext:value-type="float">
            <text:p>5,43707482993197</text:p>
          </table:table-cell>
          <table:table-cell table:formula="of:=[.D1133]/294" office:value-type="float" office:value="10.0697278911565" calcext:value-type="float">
            <text:p>10,0697278911565</text:p>
          </table:table-cell>
          <table:table-cell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float" office:value="1632.5" calcext:value-type="float">
            <text:p>1 632,50</text:p>
          </table:table-cell>
          <table:table-cell office:value-type="float" office:value="3040.5" calcext:value-type="float">
            <text:p>3 040,50</text:p>
          </table:table-cell>
          <table:table-cell office:value-type="float" office:value="68" calcext:value-type="float">
            <text:p>68</text:p>
          </table:table-cell>
          <table:table-cell table:formula="of:=90*[.E1134]" office:value-type="float" office:value="6120" calcext:value-type="float">
            <text:p>6120</text:p>
          </table:table-cell>
          <table:table-cell table:formula="of:=[.C1134]/294" office:value-type="float" office:value="5.55272108843537" calcext:value-type="float">
            <text:p>5,55272108843537</text:p>
          </table:table-cell>
          <table:table-cell table:formula="of:=[.D1134]/294" office:value-type="float" office:value="10.3418367346939" calcext:value-type="float">
            <text:p>10,3418367346939</text:p>
          </table:table-cell>
          <table:table-cell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office:value-type="float" office:value="1616.5" calcext:value-type="float">
            <text:p>1 616,50</text:p>
          </table:table-cell>
          <table:table-cell office:value-type="float" office:value="3126.5" calcext:value-type="float">
            <text:p>3 126,50</text:p>
          </table:table-cell>
          <table:table-cell office:value-type="float" office:value="68" calcext:value-type="float">
            <text:p>68</text:p>
          </table:table-cell>
          <table:table-cell table:formula="of:=90*[.E1135]" office:value-type="float" office:value="6120" calcext:value-type="float">
            <text:p>6120</text:p>
          </table:table-cell>
          <table:table-cell table:formula="of:=[.C1135]/294" office:value-type="float" office:value="5.49829931972789" calcext:value-type="float">
            <text:p>5,49829931972789</text:p>
          </table:table-cell>
          <table:table-cell table:formula="of:=[.D1135]/294" office:value-type="float" office:value="10.6343537414966" calcext:value-type="float">
            <text:p>10,6343537414966</text:p>
          </table:table-cell>
          <table:table-cell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office:value-type="float" office:value="1598.5" calcext:value-type="float">
            <text:p>1 598,50</text:p>
          </table:table-cell>
          <table:table-cell office:value-type="float" office:value="3192.5" calcext:value-type="float">
            <text:p>3 192,50</text:p>
          </table:table-cell>
          <table:table-cell office:value-type="float" office:value="68" calcext:value-type="float">
            <text:p>68</text:p>
          </table:table-cell>
          <table:table-cell table:formula="of:=90*[.E1136]" office:value-type="float" office:value="6120" calcext:value-type="float">
            <text:p>6120</text:p>
          </table:table-cell>
          <table:table-cell table:formula="of:=[.C1136]/294" office:value-type="float" office:value="5.43707482993197" calcext:value-type="float">
            <text:p>5,43707482993197</text:p>
          </table:table-cell>
          <table:table-cell table:formula="of:=[.D1136]/294" office:value-type="float" office:value="10.858843537415" calcext:value-type="float">
            <text:p>10,858843537415</text:p>
          </table:table-cell>
          <table:table-cell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1622.5" calcext:value-type="float">
            <text:p>1 622,50</text:p>
          </table:table-cell>
          <table:table-cell office:value-type="float" office:value="3250.5" calcext:value-type="float">
            <text:p>3 250,50</text:p>
          </table:table-cell>
          <table:table-cell office:value-type="float" office:value="68" calcext:value-type="float">
            <text:p>68</text:p>
          </table:table-cell>
          <table:table-cell table:formula="of:=90*[.E1137]" office:value-type="float" office:value="6120" calcext:value-type="float">
            <text:p>6120</text:p>
          </table:table-cell>
          <table:table-cell table:formula="of:=[.C1137]/294" office:value-type="float" office:value="5.5187074829932" calcext:value-type="float">
            <text:p>5,5187074829932</text:p>
          </table:table-cell>
          <table:table-cell table:formula="of:=[.D1137]/294" office:value-type="float" office:value="11.0561224489796" calcext:value-type="float">
            <text:p>11,0561224489796</text:p>
          </table:table-cell>
          <table:table-cell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office:value-type="float" office:value="1614.5" calcext:value-type="float">
            <text:p>1 614,50</text:p>
          </table:table-cell>
          <table:table-cell office:value-type="float" office:value="3310.5" calcext:value-type="float">
            <text:p>3 310,50</text:p>
          </table:table-cell>
          <table:table-cell office:value-type="float" office:value="68" calcext:value-type="float">
            <text:p>68</text:p>
          </table:table-cell>
          <table:table-cell table:formula="of:=90*[.E1138]" office:value-type="float" office:value="6120" calcext:value-type="float">
            <text:p>6120</text:p>
          </table:table-cell>
          <table:table-cell table:formula="of:=[.C1138]/294" office:value-type="float" office:value="5.49149659863946" calcext:value-type="float">
            <text:p>5,49149659863946</text:p>
          </table:table-cell>
          <table:table-cell table:formula="of:=[.D1138]/294" office:value-type="float" office:value="11.2602040816327" calcext:value-type="float">
            <text:p>11,2602040816327</text:p>
          </table:table-cell>
          <table:table-cell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office:value-type="float" office:value="1616.5" calcext:value-type="float">
            <text:p>1 616,50</text:p>
          </table:table-cell>
          <table:table-cell office:value-type="float" office:value="3342.5" calcext:value-type="float">
            <text:p>3 342,50</text:p>
          </table:table-cell>
          <table:table-cell office:value-type="float" office:value="68" calcext:value-type="float">
            <text:p>68</text:p>
          </table:table-cell>
          <table:table-cell table:formula="of:=90*[.E1139]" office:value-type="float" office:value="6120" calcext:value-type="float">
            <text:p>6120</text:p>
          </table:table-cell>
          <table:table-cell table:formula="of:=[.C1139]/294" office:value-type="float" office:value="5.49829931972789" calcext:value-type="float">
            <text:p>5,49829931972789</text:p>
          </table:table-cell>
          <table:table-cell table:formula="of:=[.D1139]/294" office:value-type="float" office:value="11.3690476190476" calcext:value-type="float">
            <text:p>11,3690476190476</text:p>
          </table:table-cell>
          <table:table-cell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float" office:value="1530.5" calcext:value-type="float">
            <text:p>1 530,50</text:p>
          </table:table-cell>
          <table:table-cell office:value-type="float" office:value="3128.5" calcext:value-type="float">
            <text:p>3 128,50</text:p>
          </table:table-cell>
          <table:table-cell office:value-type="float" office:value="68" calcext:value-type="float">
            <text:p>68</text:p>
          </table:table-cell>
          <table:table-cell table:formula="of:=90*[.E1140]" office:value-type="float" office:value="6120" calcext:value-type="float">
            <text:p>6120</text:p>
          </table:table-cell>
          <table:table-cell table:formula="of:=[.C1140]/294" office:value-type="float" office:value="5.20578231292517" calcext:value-type="float">
            <text:p>5,20578231292517</text:p>
          </table:table-cell>
          <table:table-cell table:formula="of:=[.D1140]/294" office:value-type="float" office:value="10.641156462585" calcext:value-type="float">
            <text:p>10,641156462585</text:p>
          </table:table-cell>
          <table:table-cell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1434.5" calcext:value-type="float">
            <text:p>1 434,50</text:p>
          </table:table-cell>
          <table:table-cell office:value-type="float" office:value="3194.5" calcext:value-type="float">
            <text:p>3 194,50</text:p>
          </table:table-cell>
          <table:table-cell office:value-type="float" office:value="68" calcext:value-type="float">
            <text:p>68</text:p>
          </table:table-cell>
          <table:table-cell table:formula="of:=90*[.E1141]" office:value-type="float" office:value="6120" calcext:value-type="float">
            <text:p>6120</text:p>
          </table:table-cell>
          <table:table-cell table:formula="of:=[.C1141]/294" office:value-type="float" office:value="4.87925170068027" calcext:value-type="float">
            <text:p>4,87925170068027</text:p>
          </table:table-cell>
          <table:table-cell table:formula="of:=[.D1141]/294" office:value-type="float" office:value="10.8656462585034" calcext:value-type="float">
            <text:p>10,8656462585034</text:p>
          </table:table-cell>
          <table:table-cell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1350.5" calcext:value-type="float">
            <text:p>1 350,50</text:p>
          </table:table-cell>
          <table:table-cell office:value-type="float" office:value="3212.5" calcext:value-type="float">
            <text:p>3 212,50</text:p>
          </table:table-cell>
          <table:table-cell office:value-type="float" office:value="68" calcext:value-type="float">
            <text:p>68</text:p>
          </table:table-cell>
          <table:table-cell table:formula="of:=90*[.E1142]" office:value-type="float" office:value="6120" calcext:value-type="float">
            <text:p>6120</text:p>
          </table:table-cell>
          <table:table-cell table:formula="of:=[.C1142]/294" office:value-type="float" office:value="4.59353741496599" calcext:value-type="float">
            <text:p>4,59353741496599</text:p>
          </table:table-cell>
          <table:table-cell table:formula="of:=[.D1142]/294" office:value-type="float" office:value="10.9268707482993" calcext:value-type="float">
            <text:p>10,9268707482993</text:p>
          </table:table-cell>
          <table:table-cell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office:value-type="float" office:value="1262.5" calcext:value-type="float">
            <text:p>1 262,50</text:p>
          </table:table-cell>
          <table:table-cell office:value-type="float" office:value="3248.5" calcext:value-type="float">
            <text:p>3 248,50</text:p>
          </table:table-cell>
          <table:table-cell office:value-type="float" office:value="68" calcext:value-type="float">
            <text:p>68</text:p>
          </table:table-cell>
          <table:table-cell table:formula="of:=90*[.E1143]" office:value-type="float" office:value="6120" calcext:value-type="float">
            <text:p>6120</text:p>
          </table:table-cell>
          <table:table-cell table:formula="of:=[.C1143]/294" office:value-type="float" office:value="4.29421768707483" calcext:value-type="float">
            <text:p>4,29421768707483</text:p>
          </table:table-cell>
          <table:table-cell table:formula="of:=[.D1143]/294" office:value-type="float" office:value="11.0493197278912" calcext:value-type="float">
            <text:p>11,0493197278912</text:p>
          </table:table-cell>
          <table:table-cell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office:value-type="float" office:value="1190.5" calcext:value-type="float">
            <text:p>1 190,50</text:p>
          </table:table-cell>
          <table:table-cell office:value-type="float" office:value="3140.5" calcext:value-type="float">
            <text:p>3 140,50</text:p>
          </table:table-cell>
          <table:table-cell office:value-type="float" office:value="68" calcext:value-type="float">
            <text:p>68</text:p>
          </table:table-cell>
          <table:table-cell table:formula="of:=90*[.E1144]" office:value-type="float" office:value="6120" calcext:value-type="float">
            <text:p>6120</text:p>
          </table:table-cell>
          <table:table-cell table:formula="of:=[.C1144]/294" office:value-type="float" office:value="4.04931972789116" calcext:value-type="float">
            <text:p>4,04931972789116</text:p>
          </table:table-cell>
          <table:table-cell table:formula="of:=[.D1144]/294" office:value-type="float" office:value="10.6819727891156" calcext:value-type="float">
            <text:p>10,6819727891156</text:p>
          </table:table-cell>
          <table:table-cell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office:value-type="float" office:value="1164.5" calcext:value-type="float">
            <text:p>1 164,50</text:p>
          </table:table-cell>
          <table:table-cell office:value-type="float" office:value="3182.5" calcext:value-type="float">
            <text:p>3 182,50</text:p>
          </table:table-cell>
          <table:table-cell office:value-type="float" office:value="68" calcext:value-type="float">
            <text:p>68</text:p>
          </table:table-cell>
          <table:table-cell table:formula="of:=90*[.E1145]" office:value-type="float" office:value="6120" calcext:value-type="float">
            <text:p>6120</text:p>
          </table:table-cell>
          <table:table-cell table:formula="of:=[.C1145]/294" office:value-type="float" office:value="3.9608843537415" calcext:value-type="float">
            <text:p>3,9608843537415</text:p>
          </table:table-cell>
          <table:table-cell table:formula="of:=[.D1145]/294" office:value-type="float" office:value="10.8248299319728" calcext:value-type="float">
            <text:p>10,8248299319728</text:p>
          </table:table-cell>
          <table:table-cell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office:value-type="float" office:value="1114.5" calcext:value-type="float">
            <text:p>1 114,50</text:p>
          </table:table-cell>
          <table:table-cell office:value-type="float" office:value="3274.5" calcext:value-type="float">
            <text:p>3 274,50</text:p>
          </table:table-cell>
          <table:table-cell office:value-type="float" office:value="68" calcext:value-type="float">
            <text:p>68</text:p>
          </table:table-cell>
          <table:table-cell table:formula="of:=90*[.E1146]" office:value-type="float" office:value="6120" calcext:value-type="float">
            <text:p>6120</text:p>
          </table:table-cell>
          <table:table-cell table:formula="of:=[.C1146]/294" office:value-type="float" office:value="3.79081632653061" calcext:value-type="float">
            <text:p>3,79081632653061</text:p>
          </table:table-cell>
          <table:table-cell table:formula="of:=[.D1146]/294" office:value-type="float" office:value="11.1377551020408" calcext:value-type="float">
            <text:p>11,1377551020408</text:p>
          </table:table-cell>
          <table:table-cell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office:value-type="float" office:value="1180.5" calcext:value-type="float">
            <text:p>1 180,50</text:p>
          </table:table-cell>
          <table:table-cell office:value-type="float" office:value="3326.5" calcext:value-type="float">
            <text:p>3 326,50</text:p>
          </table:table-cell>
          <table:table-cell office:value-type="float" office:value="68" calcext:value-type="float">
            <text:p>68</text:p>
          </table:table-cell>
          <table:table-cell table:formula="of:=90*[.E1147]" office:value-type="float" office:value="6120" calcext:value-type="float">
            <text:p>6120</text:p>
          </table:table-cell>
          <table:table-cell table:formula="of:=[.C1147]/294" office:value-type="float" office:value="4.01530612244898" calcext:value-type="float">
            <text:p>4,01530612244898</text:p>
          </table:table-cell>
          <table:table-cell table:formula="of:=[.D1147]/294" office:value-type="float" office:value="11.3146258503401" calcext:value-type="float">
            <text:p>11,3146258503401</text:p>
          </table:table-cell>
          <table:table-cell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float" office:value="1546.5" calcext:value-type="float">
            <text:p>1 546,50</text:p>
          </table:table-cell>
          <table:table-cell office:value-type="float" office:value="2984.5" calcext:value-type="float">
            <text:p>2 984,50</text:p>
          </table:table-cell>
          <table:table-cell office:value-type="float" office:value="70" calcext:value-type="float">
            <text:p>70</text:p>
          </table:table-cell>
          <table:table-cell table:formula="of:=90*[.E1148]" office:value-type="float" office:value="6300" calcext:value-type="float">
            <text:p>6300</text:p>
          </table:table-cell>
          <table:table-cell table:formula="of:=[.C1148]/294" office:value-type="float" office:value="5.26020408163265" calcext:value-type="float">
            <text:p>5,26020408163265</text:p>
          </table:table-cell>
          <table:table-cell table:formula="of:=[.D1148]/294" office:value-type="float" office:value="10.1513605442177" calcext:value-type="float">
            <text:p>10,1513605442177</text:p>
          </table:table-cell>
          <table:table-cell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office:value-type="float" office:value="1596.5" calcext:value-type="float">
            <text:p>1 596,50</text:p>
          </table:table-cell>
          <table:table-cell office:value-type="float" office:value="2932.5" calcext:value-type="float">
            <text:p>2 932,50</text:p>
          </table:table-cell>
          <table:table-cell office:value-type="float" office:value="70" calcext:value-type="float">
            <text:p>70</text:p>
          </table:table-cell>
          <table:table-cell table:formula="of:=90*[.E1149]" office:value-type="float" office:value="6300" calcext:value-type="float">
            <text:p>6300</text:p>
          </table:table-cell>
          <table:table-cell table:formula="of:=[.C1149]/294" office:value-type="float" office:value="5.43027210884354" calcext:value-type="float">
            <text:p>5,43027210884354</text:p>
          </table:table-cell>
          <table:table-cell table:formula="of:=[.D1149]/294" office:value-type="float" office:value="9.97448979591837" calcext:value-type="float">
            <text:p>9,97448979591837</text:p>
          </table:table-cell>
          <table:table-cell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1632.5" calcext:value-type="float">
            <text:p>1 632,50</text:p>
          </table:table-cell>
          <table:table-cell office:value-type="float" office:value="3002.5" calcext:value-type="float">
            <text:p>3 002,50</text:p>
          </table:table-cell>
          <table:table-cell office:value-type="float" office:value="70" calcext:value-type="float">
            <text:p>70</text:p>
          </table:table-cell>
          <table:table-cell table:formula="of:=90*[.E1150]" office:value-type="float" office:value="6300" calcext:value-type="float">
            <text:p>6300</text:p>
          </table:table-cell>
          <table:table-cell table:formula="of:=[.C1150]/294" office:value-type="float" office:value="5.55272108843537" calcext:value-type="float">
            <text:p>5,55272108843537</text:p>
          </table:table-cell>
          <table:table-cell table:formula="of:=[.D1150]/294" office:value-type="float" office:value="10.2125850340136" calcext:value-type="float">
            <text:p>10,2125850340136</text:p>
          </table:table-cell>
          <table:table-cell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670.5" calcext:value-type="float">
            <text:p>1 670,50</text:p>
          </table:table-cell>
          <table:table-cell office:value-type="float" office:value="3066.5" calcext:value-type="float">
            <text:p>3 066,50</text:p>
          </table:table-cell>
          <table:table-cell office:value-type="float" office:value="70" calcext:value-type="float">
            <text:p>70</text:p>
          </table:table-cell>
          <table:table-cell table:formula="of:=90*[.E1151]" office:value-type="float" office:value="6300" calcext:value-type="float">
            <text:p>6300</text:p>
          </table:table-cell>
          <table:table-cell table:formula="of:=[.C1151]/294" office:value-type="float" office:value="5.68197278911565" calcext:value-type="float">
            <text:p>5,68197278911565</text:p>
          </table:table-cell>
          <table:table-cell table:formula="of:=[.D1151]/294" office:value-type="float" office:value="10.4302721088435" calcext:value-type="float">
            <text:p>10,4302721088435</text:p>
          </table:table-cell>
          <table:table-cell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office:value-type="float" office:value="1626.5" calcext:value-type="float">
            <text:p>1 626,50</text:p>
          </table:table-cell>
          <table:table-cell office:value-type="float" office:value="3110.5" calcext:value-type="float">
            <text:p>3 110,50</text:p>
          </table:table-cell>
          <table:table-cell office:value-type="float" office:value="70" calcext:value-type="float">
            <text:p>70</text:p>
          </table:table-cell>
          <table:table-cell table:formula="of:=90*[.E1152]" office:value-type="float" office:value="6300" calcext:value-type="float">
            <text:p>6300</text:p>
          </table:table-cell>
          <table:table-cell table:formula="of:=[.C1152]/294" office:value-type="float" office:value="5.53231292517007" calcext:value-type="float">
            <text:p>5,53231292517007</text:p>
          </table:table-cell>
          <table:table-cell table:formula="of:=[.D1152]/294" office:value-type="float" office:value="10.5799319727891" calcext:value-type="float">
            <text:p>10,5799319727891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float" office:value="1602.5" calcext:value-type="float">
            <text:p>1 602,50</text:p>
          </table:table-cell>
          <table:table-cell office:value-type="float" office:value="3186.5" calcext:value-type="float">
            <text:p>3 186,50</text:p>
          </table:table-cell>
          <table:table-cell office:value-type="float" office:value="70" calcext:value-type="float">
            <text:p>70</text:p>
          </table:table-cell>
          <table:table-cell table:formula="of:=90*[.E1153]" office:value-type="float" office:value="6300" calcext:value-type="float">
            <text:p>6300</text:p>
          </table:table-cell>
          <table:table-cell table:formula="of:=[.C1153]/294" office:value-type="float" office:value="5.45068027210884" calcext:value-type="float">
            <text:p>5,45068027210884</text:p>
          </table:table-cell>
          <table:table-cell table:formula="of:=[.D1153]/294" office:value-type="float" office:value="10.8384353741497" calcext:value-type="float">
            <text:p>10,8384353741497</text:p>
          </table:table-cell>
          <table:table-cell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office:value-type="float" office:value="1622.5" calcext:value-type="float">
            <text:p>1 622,50</text:p>
          </table:table-cell>
          <table:table-cell office:value-type="float" office:value="3246.5" calcext:value-type="float">
            <text:p>3 246,50</text:p>
          </table:table-cell>
          <table:table-cell office:value-type="float" office:value="70" calcext:value-type="float">
            <text:p>70</text:p>
          </table:table-cell>
          <table:table-cell table:formula="of:=90*[.E1154]" office:value-type="float" office:value="6300" calcext:value-type="float">
            <text:p>6300</text:p>
          </table:table-cell>
          <table:table-cell table:formula="of:=[.C1154]/294" office:value-type="float" office:value="5.5187074829932" calcext:value-type="float">
            <text:p>5,5187074829932</text:p>
          </table:table-cell>
          <table:table-cell table:formula="of:=[.D1154]/294" office:value-type="float" office:value="11.0425170068027" calcext:value-type="float">
            <text:p>11,0425170068027</text:p>
          </table:table-cell>
          <table:table-cell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office:value-type="float" office:value="1626.5" calcext:value-type="float">
            <text:p>1 626,50</text:p>
          </table:table-cell>
          <table:table-cell office:value-type="float" office:value="3322.5" calcext:value-type="float">
            <text:p>3 322,50</text:p>
          </table:table-cell>
          <table:table-cell office:value-type="float" office:value="70" calcext:value-type="float">
            <text:p>70</text:p>
          </table:table-cell>
          <table:table-cell table:formula="of:=90*[.E1155]" office:value-type="float" office:value="6300" calcext:value-type="float">
            <text:p>6300</text:p>
          </table:table-cell>
          <table:table-cell table:formula="of:=[.C1155]/294" office:value-type="float" office:value="5.53231292517007" calcext:value-type="float">
            <text:p>5,53231292517007</text:p>
          </table:table-cell>
          <table:table-cell table:formula="of:=[.D1155]/294" office:value-type="float" office:value="11.3010204081633" calcext:value-type="float">
            <text:p>11,3010204081633</text:p>
          </table:table-cell>
          <table:table-cell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office:value-type="float" office:value="1526.5" calcext:value-type="float">
            <text:p>1 526,50</text:p>
          </table:table-cell>
          <table:table-cell office:value-type="float" office:value="3140.5" calcext:value-type="float">
            <text:p>3 140,50</text:p>
          </table:table-cell>
          <table:table-cell office:value-type="float" office:value="70" calcext:value-type="float">
            <text:p>70</text:p>
          </table:table-cell>
          <table:table-cell table:formula="of:=90*[.E1156]" office:value-type="float" office:value="6300" calcext:value-type="float">
            <text:p>6300</text:p>
          </table:table-cell>
          <table:table-cell table:formula="of:=[.C1156]/294" office:value-type="float" office:value="5.1921768707483" calcext:value-type="float">
            <text:p>5,1921768707483</text:p>
          </table:table-cell>
          <table:table-cell table:formula="of:=[.D1156]/294" office:value-type="float" office:value="10.6819727891156" calcext:value-type="float">
            <text:p>10,6819727891156</text:p>
          </table:table-cell>
          <table:table-cell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float" office:value="1456.5" calcext:value-type="float">
            <text:p>1 456,50</text:p>
          </table:table-cell>
          <table:table-cell office:value-type="float" office:value="3162.5" calcext:value-type="float">
            <text:p>3 162,50</text:p>
          </table:table-cell>
          <table:table-cell office:value-type="float" office:value="70" calcext:value-type="float">
            <text:p>70</text:p>
          </table:table-cell>
          <table:table-cell table:formula="of:=90*[.E1157]" office:value-type="float" office:value="6300" calcext:value-type="float">
            <text:p>6300</text:p>
          </table:table-cell>
          <table:table-cell table:formula="of:=[.C1157]/294" office:value-type="float" office:value="4.95408163265306" calcext:value-type="float">
            <text:p>4,95408163265306</text:p>
          </table:table-cell>
          <table:table-cell table:formula="of:=[.D1157]/294" office:value-type="float" office:value="10.7568027210884" calcext:value-type="float">
            <text:p>10,7568027210884</text:p>
          </table:table-cell>
          <table:table-cell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office:value-type="float" office:value="1394.5" calcext:value-type="float">
            <text:p>1 394,50</text:p>
          </table:table-cell>
          <table:table-cell office:value-type="float" office:value="3172.5" calcext:value-type="float">
            <text:p>3 172,50</text:p>
          </table:table-cell>
          <table:table-cell office:value-type="float" office:value="70" calcext:value-type="float">
            <text:p>70</text:p>
          </table:table-cell>
          <table:table-cell table:formula="of:=90*[.E1158]" office:value-type="float" office:value="6300" calcext:value-type="float">
            <text:p>6300</text:p>
          </table:table-cell>
          <table:table-cell table:formula="of:=[.C1158]/294" office:value-type="float" office:value="4.74319727891156" calcext:value-type="float">
            <text:p>4,74319727891156</text:p>
          </table:table-cell>
          <table:table-cell table:formula="of:=[.D1158]/294" office:value-type="float" office:value="10.7908163265306" calcext:value-type="float">
            <text:p>10,7908163265306</text:p>
          </table:table-cell>
          <table:table-cell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office:value-type="float" office:value="1340.5" calcext:value-type="float">
            <text:p>1 340,50</text:p>
          </table:table-cell>
          <table:table-cell office:value-type="float" office:value="3210.5" calcext:value-type="float">
            <text:p>3 210,50</text:p>
          </table:table-cell>
          <table:table-cell office:value-type="float" office:value="70" calcext:value-type="float">
            <text:p>70</text:p>
          </table:table-cell>
          <table:table-cell table:formula="of:=90*[.E1159]" office:value-type="float" office:value="6300" calcext:value-type="float">
            <text:p>6300</text:p>
          </table:table-cell>
          <table:table-cell table:formula="of:=[.C1159]/294" office:value-type="float" office:value="4.55952380952381" calcext:value-type="float">
            <text:p>4,55952380952381</text:p>
          </table:table-cell>
          <table:table-cell table:formula="of:=[.D1159]/294" office:value-type="float" office:value="10.9200680272109" calcext:value-type="float">
            <text:p>10,9200680272109</text:p>
          </table:table-cell>
          <table:table-cell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office:value-type="float" office:value="1270.5" calcext:value-type="float">
            <text:p>1 270,50</text:p>
          </table:table-cell>
          <table:table-cell office:value-type="float" office:value="3244.5" calcext:value-type="float">
            <text:p>3 244,50</text:p>
          </table:table-cell>
          <table:table-cell office:value-type="float" office:value="70" calcext:value-type="float">
            <text:p>70</text:p>
          </table:table-cell>
          <table:table-cell table:formula="of:=90*[.E1160]" office:value-type="float" office:value="6300" calcext:value-type="float">
            <text:p>6300</text:p>
          </table:table-cell>
          <table:table-cell table:formula="of:=[.C1160]/294" office:value-type="float" office:value="4.32142857142857" calcext:value-type="float">
            <text:p>4,32142857142857</text:p>
          </table:table-cell>
          <table:table-cell table:formula="of:=[.D1160]/294" office:value-type="float" office:value="11.0357142857143" calcext:value-type="float">
            <text:p>11,0357142857143</text:p>
          </table:table-cell>
          <table:table-cell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1182.5" calcext:value-type="float">
            <text:p>1 182,50</text:p>
          </table:table-cell>
          <table:table-cell office:value-type="float" office:value="3210.5" calcext:value-type="float">
            <text:p>3 210,50</text:p>
          </table:table-cell>
          <table:table-cell office:value-type="float" office:value="70" calcext:value-type="float">
            <text:p>70</text:p>
          </table:table-cell>
          <table:table-cell table:formula="of:=90*[.E1161]" office:value-type="float" office:value="6300" calcext:value-type="float">
            <text:p>6300</text:p>
          </table:table-cell>
          <table:table-cell table:formula="of:=[.C1161]/294" office:value-type="float" office:value="4.02210884353742" calcext:value-type="float">
            <text:p>4,02210884353742</text:p>
          </table:table-cell>
          <table:table-cell table:formula="of:=[.D1161]/294" office:value-type="float" office:value="10.9200680272109" calcext:value-type="float">
            <text:p>10,9200680272109</text:p>
          </table:table-cell>
          <table:table-cell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office:value-type="float" office:value="1180.5" calcext:value-type="float">
            <text:p>1 180,50</text:p>
          </table:table-cell>
          <table:table-cell office:value-type="float" office:value="3162.5" calcext:value-type="float">
            <text:p>3 162,50</text:p>
          </table:table-cell>
          <table:table-cell office:value-type="float" office:value="70" calcext:value-type="float">
            <text:p>70</text:p>
          </table:table-cell>
          <table:table-cell table:formula="of:=90*[.E1162]" office:value-type="float" office:value="6300" calcext:value-type="float">
            <text:p>6300</text:p>
          </table:table-cell>
          <table:table-cell table:formula="of:=[.C1162]/294" office:value-type="float" office:value="4.01530612244898" calcext:value-type="float">
            <text:p>4,01530612244898</text:p>
          </table:table-cell>
          <table:table-cell table:formula="of:=[.D1162]/294" office:value-type="float" office:value="10.7568027210884" calcext:value-type="float">
            <text:p>10,7568027210884</text:p>
          </table:table-cell>
          <table:table-cell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office:value-type="float" office:value="1544.5" calcext:value-type="float">
            <text:p>1 544,50</text:p>
          </table:table-cell>
          <table:table-cell office:value-type="float" office:value="2952.5" calcext:value-type="float">
            <text:p>2 952,50</text:p>
          </table:table-cell>
          <table:table-cell office:value-type="float" office:value="73" calcext:value-type="float">
            <text:p>73</text:p>
          </table:table-cell>
          <table:table-cell table:formula="of:=90*[.E1163]" office:value-type="float" office:value="6570" calcext:value-type="float">
            <text:p>6570</text:p>
          </table:table-cell>
          <table:table-cell table:formula="of:=[.C1163]/294" office:value-type="float" office:value="5.25340136054422" calcext:value-type="float">
            <text:p>5,25340136054422</text:p>
          </table:table-cell>
          <table:table-cell table:formula="of:=[.D1163]/294" office:value-type="float" office:value="10.0425170068027" calcext:value-type="float">
            <text:p>10,0425170068027</text:p>
          </table:table-cell>
          <table:table-cell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office:value-type="float" office:value="1612.5" calcext:value-type="float">
            <text:p>1 612,50</text:p>
          </table:table-cell>
          <table:table-cell office:value-type="float" office:value="2930.5" calcext:value-type="float">
            <text:p>2 930,50</text:p>
          </table:table-cell>
          <table:table-cell office:value-type="float" office:value="73" calcext:value-type="float">
            <text:p>73</text:p>
          </table:table-cell>
          <table:table-cell table:formula="of:=90*[.E1164]" office:value-type="float" office:value="6570" calcext:value-type="float">
            <text:p>6570</text:p>
          </table:table-cell>
          <table:table-cell table:formula="of:=[.C1164]/294" office:value-type="float" office:value="5.48469387755102" calcext:value-type="float">
            <text:p>5,48469387755102</text:p>
          </table:table-cell>
          <table:table-cell table:formula="of:=[.D1164]/294" office:value-type="float" office:value="9.96768707482993" calcext:value-type="float">
            <text:p>9,96768707482993</text:p>
          </table:table-cell>
          <table:table-cell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office:value-type="float" office:value="1642.5" calcext:value-type="float">
            <text:p>1 642,50</text:p>
          </table:table-cell>
          <table:table-cell office:value-type="float" office:value="2980.5" calcext:value-type="float">
            <text:p>2 980,50</text:p>
          </table:table-cell>
          <table:table-cell office:value-type="float" office:value="73" calcext:value-type="float">
            <text:p>73</text:p>
          </table:table-cell>
          <table:table-cell table:formula="of:=90*[.E1165]" office:value-type="float" office:value="6570" calcext:value-type="float">
            <text:p>6570</text:p>
          </table:table-cell>
          <table:table-cell table:formula="of:=[.C1165]/294" office:value-type="float" office:value="5.58673469387755" calcext:value-type="float">
            <text:p>5,58673469387755</text:p>
          </table:table-cell>
          <table:table-cell table:formula="of:=[.D1165]/294" office:value-type="float" office:value="10.1377551020408" calcext:value-type="float">
            <text:p>10,1377551020408</text:p>
          </table:table-cell>
          <table:table-cell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office:value-type="float" office:value="1626.5" calcext:value-type="float">
            <text:p>1 626,50</text:p>
          </table:table-cell>
          <table:table-cell office:value-type="float" office:value="3030.5" calcext:value-type="float">
            <text:p>3 030,50</text:p>
          </table:table-cell>
          <table:table-cell office:value-type="float" office:value="73" calcext:value-type="float">
            <text:p>73</text:p>
          </table:table-cell>
          <table:table-cell table:formula="of:=90*[.E1166]" office:value-type="float" office:value="6570" calcext:value-type="float">
            <text:p>6570</text:p>
          </table:table-cell>
          <table:table-cell table:formula="of:=[.C1166]/294" office:value-type="float" office:value="5.53231292517007" calcext:value-type="float">
            <text:p>5,53231292517007</text:p>
          </table:table-cell>
          <table:table-cell table:formula="of:=[.D1166]/294" office:value-type="float" office:value="10.3078231292517" calcext:value-type="float">
            <text:p>10,3078231292517</text:p>
          </table:table-cell>
          <table:table-cell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office:value-type="float" office:value="1662.5" calcext:value-type="float">
            <text:p>1 662,50</text:p>
          </table:table-cell>
          <table:table-cell office:value-type="float" office:value="3062.5" calcext:value-type="float">
            <text:p>3 062,50</text:p>
          </table:table-cell>
          <table:table-cell office:value-type="float" office:value="73" calcext:value-type="float">
            <text:p>73</text:p>
          </table:table-cell>
          <table:table-cell table:formula="of:=90*[.E1167]" office:value-type="float" office:value="6570" calcext:value-type="float">
            <text:p>6570</text:p>
          </table:table-cell>
          <table:table-cell table:formula="of:=[.C1167]/294" office:value-type="float" office:value="5.65476190476191" calcext:value-type="float">
            <text:p>5,65476190476191</text:p>
          </table:table-cell>
          <table:table-cell table:formula="of:=[.D1167]/294" office:value-type="float" office:value="10.4166666666667" calcext:value-type="float">
            <text:p>10,4166666666667</text:p>
          </table:table-cell>
          <table:table-cell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office:value-type="float" office:value="1628.5" calcext:value-type="float">
            <text:p>1 628,50</text:p>
          </table:table-cell>
          <table:table-cell office:value-type="float" office:value="3138.5" calcext:value-type="float">
            <text:p>3 138,50</text:p>
          </table:table-cell>
          <table:table-cell office:value-type="float" office:value="73" calcext:value-type="float">
            <text:p>73</text:p>
          </table:table-cell>
          <table:table-cell table:formula="of:=90*[.E1168]" office:value-type="float" office:value="6570" calcext:value-type="float">
            <text:p>6570</text:p>
          </table:table-cell>
          <table:table-cell table:formula="of:=[.C1168]/294" office:value-type="float" office:value="5.5391156462585" calcext:value-type="float">
            <text:p>5,5391156462585</text:p>
          </table:table-cell>
          <table:table-cell table:formula="of:=[.D1168]/294" office:value-type="float" office:value="10.6751700680272" calcext:value-type="float">
            <text:p>10,6751700680272</text:p>
          </table:table-cell>
          <table:table-cell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float" office:value="1612.5" calcext:value-type="float">
            <text:p>1 612,50</text:p>
          </table:table-cell>
          <table:table-cell office:value-type="float" office:value="3180.5" calcext:value-type="float">
            <text:p>3 180,50</text:p>
          </table:table-cell>
          <table:table-cell office:value-type="float" office:value="73" calcext:value-type="float">
            <text:p>73</text:p>
          </table:table-cell>
          <table:table-cell table:formula="of:=90*[.E1169]" office:value-type="float" office:value="6570" calcext:value-type="float">
            <text:p>6570</text:p>
          </table:table-cell>
          <table:table-cell table:formula="of:=[.C1169]/294" office:value-type="float" office:value="5.48469387755102" calcext:value-type="float">
            <text:p>5,48469387755102</text:p>
          </table:table-cell>
          <table:table-cell table:formula="of:=[.D1169]/294" office:value-type="float" office:value="10.8180272108844" calcext:value-type="float">
            <text:p>10,8180272108844</text:p>
          </table:table-cell>
          <table:table-cell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office:value-type="float" office:value="1632.5" calcext:value-type="float">
            <text:p>1 632,50</text:p>
          </table:table-cell>
          <table:table-cell office:value-type="float" office:value="3236.5" calcext:value-type="float">
            <text:p>3 236,50</text:p>
          </table:table-cell>
          <table:table-cell office:value-type="float" office:value="73" calcext:value-type="float">
            <text:p>73</text:p>
          </table:table-cell>
          <table:table-cell table:formula="of:=90*[.E1170]" office:value-type="float" office:value="6570" calcext:value-type="float">
            <text:p>6570</text:p>
          </table:table-cell>
          <table:table-cell table:formula="of:=[.C1170]/294" office:value-type="float" office:value="5.55272108843537" calcext:value-type="float">
            <text:p>5,55272108843537</text:p>
          </table:table-cell>
          <table:table-cell table:formula="of:=[.D1170]/294" office:value-type="float" office:value="11.0085034013605" calcext:value-type="float">
            <text:p>11,0085034013605</text:p>
          </table:table-cell>
          <table:table-cell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1634.5" calcext:value-type="float">
            <text:p>1 634,50</text:p>
          </table:table-cell>
          <table:table-cell office:value-type="float" office:value="3312.5" calcext:value-type="float">
            <text:p>3 312,50</text:p>
          </table:table-cell>
          <table:table-cell office:value-type="float" office:value="73" calcext:value-type="float">
            <text:p>73</text:p>
          </table:table-cell>
          <table:table-cell table:formula="of:=90*[.E1171]" office:value-type="float" office:value="6570" calcext:value-type="float">
            <text:p>6570</text:p>
          </table:table-cell>
          <table:table-cell table:formula="of:=[.C1171]/294" office:value-type="float" office:value="5.55952380952381" calcext:value-type="float">
            <text:p>5,55952380952381</text:p>
          </table:table-cell>
          <table:table-cell table:formula="of:=[.D1171]/294" office:value-type="float" office:value="11.2670068027211" calcext:value-type="float">
            <text:p>11,2670068027211</text:p>
          </table:table-cell>
          <table:table-cell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1556.5" calcext:value-type="float">
            <text:p>1 556,50</text:p>
          </table:table-cell>
          <table:table-cell office:value-type="float" office:value="3138.5" calcext:value-type="float">
            <text:p>3 138,50</text:p>
          </table:table-cell>
          <table:table-cell office:value-type="float" office:value="73" calcext:value-type="float">
            <text:p>73</text:p>
          </table:table-cell>
          <table:table-cell table:formula="of:=90*[.E1172]" office:value-type="float" office:value="6570" calcext:value-type="float">
            <text:p>6570</text:p>
          </table:table-cell>
          <table:table-cell table:formula="of:=[.C1172]/294" office:value-type="float" office:value="5.29421768707483" calcext:value-type="float">
            <text:p>5,29421768707483</text:p>
          </table:table-cell>
          <table:table-cell table:formula="of:=[.D1172]/294" office:value-type="float" office:value="10.6751700680272" calcext:value-type="float">
            <text:p>10,6751700680272</text:p>
          </table:table-cell>
          <table:table-cell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float" office:value="1494.5" calcext:value-type="float">
            <text:p>1 494,50</text:p>
          </table:table-cell>
          <table:table-cell office:value-type="float" office:value="3156.5" calcext:value-type="float">
            <text:p>3 156,50</text:p>
          </table:table-cell>
          <table:table-cell office:value-type="float" office:value="73" calcext:value-type="float">
            <text:p>73</text:p>
          </table:table-cell>
          <table:table-cell table:formula="of:=90*[.E1173]" office:value-type="float" office:value="6570" calcext:value-type="float">
            <text:p>6570</text:p>
          </table:table-cell>
          <table:table-cell table:formula="of:=[.C1173]/294" office:value-type="float" office:value="5.08333333333333" calcext:value-type="float">
            <text:p>5,08333333333333</text:p>
          </table:table-cell>
          <table:table-cell table:formula="of:=[.D1173]/294" office:value-type="float" office:value="10.7363945578231" calcext:value-type="float">
            <text:p>10,7363945578231</text:p>
          </table:table-cell>
          <table:table-cell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446.5" calcext:value-type="float">
            <text:p>1 446,50</text:p>
          </table:table-cell>
          <table:table-cell office:value-type="float" office:value="3200.5" calcext:value-type="float">
            <text:p>3 200,50</text:p>
          </table:table-cell>
          <table:table-cell office:value-type="float" office:value="73" calcext:value-type="float">
            <text:p>73</text:p>
          </table:table-cell>
          <table:table-cell table:formula="of:=90*[.E1174]" office:value-type="float" office:value="6570" calcext:value-type="float">
            <text:p>6570</text:p>
          </table:table-cell>
          <table:table-cell table:formula="of:=[.C1174]/294" office:value-type="float" office:value="4.92006802721089" calcext:value-type="float">
            <text:p>4,92006802721089</text:p>
          </table:table-cell>
          <table:table-cell table:formula="of:=[.D1174]/294" office:value-type="float" office:value="10.8860544217687" calcext:value-type="float">
            <text:p>10,8860544217687</text:p>
          </table:table-cell>
          <table:table-cell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356.5" calcext:value-type="float">
            <text:p>1 356,50</text:p>
          </table:table-cell>
          <table:table-cell office:value-type="float" office:value="3206.5" calcext:value-type="float">
            <text:p>3 206,50</text:p>
          </table:table-cell>
          <table:table-cell office:value-type="float" office:value="73" calcext:value-type="float">
            <text:p>73</text:p>
          </table:table-cell>
          <table:table-cell table:formula="of:=90*[.E1175]" office:value-type="float" office:value="6570" calcext:value-type="float">
            <text:p>6570</text:p>
          </table:table-cell>
          <table:table-cell table:formula="of:=[.C1175]/294" office:value-type="float" office:value="4.61394557823129" calcext:value-type="float">
            <text:p>4,61394557823129</text:p>
          </table:table-cell>
          <table:table-cell table:formula="of:=[.D1175]/294" office:value-type="float" office:value="10.906462585034" calcext:value-type="float">
            <text:p>10,906462585034</text:p>
          </table:table-cell>
          <table:table-cell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294.5" calcext:value-type="float">
            <text:p>1 294,50</text:p>
          </table:table-cell>
          <table:table-cell office:value-type="float" office:value="3230.5" calcext:value-type="float">
            <text:p>3 230,50</text:p>
          </table:table-cell>
          <table:table-cell office:value-type="float" office:value="73" calcext:value-type="float">
            <text:p>73</text:p>
          </table:table-cell>
          <table:table-cell table:formula="of:=90*[.E1176]" office:value-type="float" office:value="6570" calcext:value-type="float">
            <text:p>6570</text:p>
          </table:table-cell>
          <table:table-cell table:formula="of:=[.C1176]/294" office:value-type="float" office:value="4.4030612244898" calcext:value-type="float">
            <text:p>4,4030612244898</text:p>
          </table:table-cell>
          <table:table-cell table:formula="of:=[.D1176]/294" office:value-type="float" office:value="10.9880952380952" calcext:value-type="float">
            <text:p>10,9880952380952</text:p>
          </table:table-cell>
          <table:table-cell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office:value-type="float" office:value="1210.5" calcext:value-type="float">
            <text:p>1 210,50</text:p>
          </table:table-cell>
          <table:table-cell office:value-type="float" office:value="3230.5" calcext:value-type="float">
            <text:p>3 230,50</text:p>
          </table:table-cell>
          <table:table-cell office:value-type="float" office:value="73" calcext:value-type="float">
            <text:p>73</text:p>
          </table:table-cell>
          <table:table-cell table:formula="of:=90*[.E1177]" office:value-type="float" office:value="6570" calcext:value-type="float">
            <text:p>6570</text:p>
          </table:table-cell>
          <table:table-cell table:formula="of:=[.C1177]/294" office:value-type="float" office:value="4.11734693877551" calcext:value-type="float">
            <text:p>4,11734693877551</text:p>
          </table:table-cell>
          <table:table-cell table:formula="of:=[.D1177]/294" office:value-type="float" office:value="10.9880952380952" calcext:value-type="float">
            <text:p>10,9880952380952</text:p>
          </table:table-cell>
          <table:table-cell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float" office:value="1188.5" calcext:value-type="float">
            <text:p>1 188,50</text:p>
          </table:table-cell>
          <table:table-cell office:value-type="float" office:value="3136.5" calcext:value-type="float">
            <text:p>3 136,50</text:p>
          </table:table-cell>
          <table:table-cell office:value-type="float" office:value="73" calcext:value-type="float">
            <text:p>73</text:p>
          </table:table-cell>
          <table:table-cell table:formula="of:=90*[.E1178]" office:value-type="float" office:value="6570" calcext:value-type="float">
            <text:p>6570</text:p>
          </table:table-cell>
          <table:table-cell table:formula="of:=[.C1178]/294" office:value-type="float" office:value="4.04251700680272" calcext:value-type="float">
            <text:p>4,04251700680272</text:p>
          </table:table-cell>
          <table:table-cell table:formula="of:=[.D1178]/294" office:value-type="float" office:value="10.6683673469388" calcext:value-type="float">
            <text:p>10,6683673469388</text:p>
          </table:table-cell>
          <table:table-cell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float" office:value="1148.5" calcext:value-type="float">
            <text:p>1 148,50</text:p>
          </table:table-cell>
          <table:table-cell office:value-type="float" office:value="3196.5" calcext:value-type="float">
            <text:p>3 196,50</text:p>
          </table:table-cell>
          <table:table-cell office:value-type="float" office:value="73" calcext:value-type="float">
            <text:p>73</text:p>
          </table:table-cell>
          <table:table-cell table:formula="of:=90*[.E1179]" office:value-type="float" office:value="6570" calcext:value-type="float">
            <text:p>6570</text:p>
          </table:table-cell>
          <table:table-cell table:formula="of:=[.C1179]/294" office:value-type="float" office:value="3.90646258503401" calcext:value-type="float">
            <text:p>3,90646258503401</text:p>
          </table:table-cell>
          <table:table-cell table:formula="of:=[.D1179]/294" office:value-type="float" office:value="10.8724489795918" calcext:value-type="float">
            <text:p>10,8724489795918</text:p>
          </table:table-cell>
          <table:table-cell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1126.5" calcext:value-type="float">
            <text:p>1 126,50</text:p>
          </table:table-cell>
          <table:table-cell office:value-type="float" office:value="3268.5" calcext:value-type="float">
            <text:p>3 268,50</text:p>
          </table:table-cell>
          <table:table-cell office:value-type="float" office:value="73" calcext:value-type="float">
            <text:p>73</text:p>
          </table:table-cell>
          <table:table-cell table:formula="of:=90*[.E1180]" office:value-type="float" office:value="6570" calcext:value-type="float">
            <text:p>6570</text:p>
          </table:table-cell>
          <table:table-cell table:formula="of:=[.C1180]/294" office:value-type="float" office:value="3.83163265306122" calcext:value-type="float">
            <text:p>3,83163265306122</text:p>
          </table:table-cell>
          <table:table-cell table:formula="of:=[.D1180]/294" office:value-type="float" office:value="11.1173469387755" calcext:value-type="float">
            <text:p>11,1173469387755</text:p>
          </table:table-cell>
          <table:table-cell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1532.5" calcext:value-type="float">
            <text:p>1 532,50</text:p>
          </table:table-cell>
          <table:table-cell office:value-type="float" office:value="2950.5" calcext:value-type="float">
            <text:p>2 950,50</text:p>
          </table:table-cell>
          <table:table-cell office:value-type="float" office:value="76" calcext:value-type="float">
            <text:p>76</text:p>
          </table:table-cell>
          <table:table-cell table:formula="of:=90*[.E1181]" office:value-type="float" office:value="6840" calcext:value-type="float">
            <text:p>6840</text:p>
          </table:table-cell>
          <table:table-cell table:formula="of:=[.C1181]/294" office:value-type="float" office:value="5.21258503401361" calcext:value-type="float">
            <text:p>5,21258503401361</text:p>
          </table:table-cell>
          <table:table-cell table:formula="of:=[.D1181]/294" office:value-type="float" office:value="10.0357142857143" calcext:value-type="float">
            <text:p>10,0357142857143</text:p>
          </table:table-cell>
          <table:table-cell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office:value-type="float" office:value="1598.5" calcext:value-type="float">
            <text:p>1 598,50</text:p>
          </table:table-cell>
          <table:table-cell office:value-type="float" office:value="2930.5" calcext:value-type="float">
            <text:p>2 930,50</text:p>
          </table:table-cell>
          <table:table-cell office:value-type="float" office:value="76" calcext:value-type="float">
            <text:p>76</text:p>
          </table:table-cell>
          <table:table-cell table:formula="of:=90*[.E1182]" office:value-type="float" office:value="6840" calcext:value-type="float">
            <text:p>6840</text:p>
          </table:table-cell>
          <table:table-cell table:formula="of:=[.C1182]/294" office:value-type="float" office:value="5.43707482993197" calcext:value-type="float">
            <text:p>5,43707482993197</text:p>
          </table:table-cell>
          <table:table-cell table:formula="of:=[.D1182]/294" office:value-type="float" office:value="9.96768707482993" calcext:value-type="float">
            <text:p>9,96768707482993</text:p>
          </table:table-cell>
          <table:table-cell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1638.5" calcext:value-type="float">
            <text:p>1 638,50</text:p>
          </table:table-cell>
          <table:table-cell office:value-type="float" office:value="2982.5" calcext:value-type="float">
            <text:p>2 982,50</text:p>
          </table:table-cell>
          <table:table-cell office:value-type="float" office:value="76" calcext:value-type="float">
            <text:p>76</text:p>
          </table:table-cell>
          <table:table-cell table:formula="of:=90*[.E1183]" office:value-type="float" office:value="6840" calcext:value-type="float">
            <text:p>6840</text:p>
          </table:table-cell>
          <table:table-cell table:formula="of:=[.C1183]/294" office:value-type="float" office:value="5.57312925170068" calcext:value-type="float">
            <text:p>5,57312925170068</text:p>
          </table:table-cell>
          <table:table-cell table:formula="of:=[.D1183]/294" office:value-type="float" office:value="10.1445578231293" calcext:value-type="float">
            <text:p>10,1445578231293</text:p>
          </table:table-cell>
          <table:table-cell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office:value-type="float" office:value="1668.5" calcext:value-type="float">
            <text:p>1 668,50</text:p>
          </table:table-cell>
          <table:table-cell office:value-type="float" office:value="3044.5" calcext:value-type="float">
            <text:p>3 044,50</text:p>
          </table:table-cell>
          <table:table-cell office:value-type="float" office:value="76" calcext:value-type="float">
            <text:p>76</text:p>
          </table:table-cell>
          <table:table-cell table:formula="of:=90*[.E1184]" office:value-type="float" office:value="6840" calcext:value-type="float">
            <text:p>6840</text:p>
          </table:table-cell>
          <table:table-cell table:formula="of:=[.C1184]/294" office:value-type="float" office:value="5.67517006802721" calcext:value-type="float">
            <text:p>5,67517006802721</text:p>
          </table:table-cell>
          <table:table-cell table:formula="of:=[.D1184]/294" office:value-type="float" office:value="10.3554421768707" calcext:value-type="float">
            <text:p>10,3554421768707</text:p>
          </table:table-cell>
          <table:table-cell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1632.5" calcext:value-type="float">
            <text:p>1 632,50</text:p>
          </table:table-cell>
          <table:table-cell office:value-type="float" office:value="3120.5" calcext:value-type="float">
            <text:p>3 120,50</text:p>
          </table:table-cell>
          <table:table-cell office:value-type="float" office:value="76" calcext:value-type="float">
            <text:p>76</text:p>
          </table:table-cell>
          <table:table-cell table:formula="of:=90*[.E1185]" office:value-type="float" office:value="6840" calcext:value-type="float">
            <text:p>6840</text:p>
          </table:table-cell>
          <table:table-cell table:formula="of:=[.C1185]/294" office:value-type="float" office:value="5.55272108843537" calcext:value-type="float">
            <text:p>5,55272108843537</text:p>
          </table:table-cell>
          <table:table-cell table:formula="of:=[.D1185]/294" office:value-type="float" office:value="10.6139455782313" calcext:value-type="float">
            <text:p>10,6139455782313</text:p>
          </table:table-cell>
          <table:table-cell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1602.5" calcext:value-type="float">
            <text:p>1 602,50</text:p>
          </table:table-cell>
          <table:table-cell office:value-type="float" office:value="3196.5" calcext:value-type="float">
            <text:p>3 196,50</text:p>
          </table:table-cell>
          <table:table-cell office:value-type="float" office:value="76" calcext:value-type="float">
            <text:p>76</text:p>
          </table:table-cell>
          <table:table-cell table:formula="of:=90*[.E1186]" office:value-type="float" office:value="6840" calcext:value-type="float">
            <text:p>6840</text:p>
          </table:table-cell>
          <table:table-cell table:formula="of:=[.C1186]/294" office:value-type="float" office:value="5.45068027210884" calcext:value-type="float">
            <text:p>5,45068027210884</text:p>
          </table:table-cell>
          <table:table-cell table:formula="of:=[.D1186]/294" office:value-type="float" office:value="10.8724489795918" calcext:value-type="float">
            <text:p>10,8724489795918</text:p>
          </table:table-cell>
          <table:table-cell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620.5" calcext:value-type="float">
            <text:p>1 620,50</text:p>
          </table:table-cell>
          <table:table-cell office:value-type="float" office:value="3260.5" calcext:value-type="float">
            <text:p>3 260,50</text:p>
          </table:table-cell>
          <table:table-cell office:value-type="float" office:value="76" calcext:value-type="float">
            <text:p>76</text:p>
          </table:table-cell>
          <table:table-cell table:formula="of:=90*[.E1187]" office:value-type="float" office:value="6840" calcext:value-type="float">
            <text:p>6840</text:p>
          </table:table-cell>
          <table:table-cell table:formula="of:=[.C1187]/294" office:value-type="float" office:value="5.51190476190476" calcext:value-type="float">
            <text:p>5,51190476190476</text:p>
          </table:table-cell>
          <table:table-cell table:formula="of:=[.D1187]/294" office:value-type="float" office:value="11.0901360544218" calcext:value-type="float">
            <text:p>11,0901360544218</text:p>
          </table:table-cell>
          <table:table-cell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office:value-type="float" office:value="1632.5" calcext:value-type="float">
            <text:p>1 632,50</text:p>
          </table:table-cell>
          <table:table-cell office:value-type="float" office:value="3314.5" calcext:value-type="float">
            <text:p>3 314,50</text:p>
          </table:table-cell>
          <table:table-cell office:value-type="float" office:value="76" calcext:value-type="float">
            <text:p>76</text:p>
          </table:table-cell>
          <table:table-cell table:formula="of:=90*[.E1188]" office:value-type="float" office:value="6840" calcext:value-type="float">
            <text:p>6840</text:p>
          </table:table-cell>
          <table:table-cell table:formula="of:=[.C1188]/294" office:value-type="float" office:value="5.55272108843537" calcext:value-type="float">
            <text:p>5,55272108843537</text:p>
          </table:table-cell>
          <table:table-cell table:formula="of:=[.D1188]/294" office:value-type="float" office:value="11.2738095238095" calcext:value-type="float">
            <text:p>11,2738095238095</text:p>
          </table:table-cell>
          <table:table-cell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office:value-type="float" office:value="1548.5" calcext:value-type="float">
            <text:p>1 548,50</text:p>
          </table:table-cell>
          <table:table-cell office:value-type="float" office:value="3122.5" calcext:value-type="float">
            <text:p>3 122,50</text:p>
          </table:table-cell>
          <table:table-cell office:value-type="float" office:value="76" calcext:value-type="float">
            <text:p>76</text:p>
          </table:table-cell>
          <table:table-cell table:formula="of:=90*[.E1189]" office:value-type="float" office:value="6840" calcext:value-type="float">
            <text:p>6840</text:p>
          </table:table-cell>
          <table:table-cell table:formula="of:=[.C1189]/294" office:value-type="float" office:value="5.26700680272109" calcext:value-type="float">
            <text:p>5,26700680272109</text:p>
          </table:table-cell>
          <table:table-cell table:formula="of:=[.D1189]/294" office:value-type="float" office:value="10.6207482993197" calcext:value-type="float">
            <text:p>10,6207482993197</text:p>
          </table:table-cell>
          <table:table-cell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office:value-type="float" office:value="1478.5" calcext:value-type="float">
            <text:p>1 478,50</text:p>
          </table:table-cell>
          <table:table-cell office:value-type="float" office:value="3156.5" calcext:value-type="float">
            <text:p>3 156,50</text:p>
          </table:table-cell>
          <table:table-cell office:value-type="float" office:value="76" calcext:value-type="float">
            <text:p>76</text:p>
          </table:table-cell>
          <table:table-cell table:formula="of:=90*[.E1190]" office:value-type="float" office:value="6840" calcext:value-type="float">
            <text:p>6840</text:p>
          </table:table-cell>
          <table:table-cell table:formula="of:=[.C1190]/294" office:value-type="float" office:value="5.02891156462585" calcext:value-type="float">
            <text:p>5,02891156462585</text:p>
          </table:table-cell>
          <table:table-cell table:formula="of:=[.D1190]/294" office:value-type="float" office:value="10.7363945578231" calcext:value-type="float">
            <text:p>10,7363945578231</text:p>
          </table:table-cell>
          <table:table-cell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float" office:value="1426.5" calcext:value-type="float">
            <text:p>1 426,50</text:p>
          </table:table-cell>
          <table:table-cell office:value-type="float" office:value="3218.5" calcext:value-type="float">
            <text:p>3 218,50</text:p>
          </table:table-cell>
          <table:table-cell office:value-type="float" office:value="76" calcext:value-type="float">
            <text:p>76</text:p>
          </table:table-cell>
          <table:table-cell table:formula="of:=90*[.E1191]" office:value-type="float" office:value="6840" calcext:value-type="float">
            <text:p>6840</text:p>
          </table:table-cell>
          <table:table-cell table:formula="of:=[.C1191]/294" office:value-type="float" office:value="4.85204081632653" calcext:value-type="float">
            <text:p>4,85204081632653</text:p>
          </table:table-cell>
          <table:table-cell table:formula="of:=[.D1191]/294" office:value-type="float" office:value="10.9472789115646" calcext:value-type="float">
            <text:p>10,9472789115646</text:p>
          </table:table-cell>
          <table:table-cell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office:value-type="float" office:value="1344.5" calcext:value-type="float">
            <text:p>1 344,50</text:p>
          </table:table-cell>
          <table:table-cell office:value-type="float" office:value="3216.5" calcext:value-type="float">
            <text:p>3 216,50</text:p>
          </table:table-cell>
          <table:table-cell office:value-type="float" office:value="76" calcext:value-type="float">
            <text:p>76</text:p>
          </table:table-cell>
          <table:table-cell table:formula="of:=90*[.E1192]" office:value-type="float" office:value="6840" calcext:value-type="float">
            <text:p>6840</text:p>
          </table:table-cell>
          <table:table-cell table:formula="of:=[.C1192]/294" office:value-type="float" office:value="4.57312925170068" calcext:value-type="float">
            <text:p>4,57312925170068</text:p>
          </table:table-cell>
          <table:table-cell table:formula="of:=[.D1192]/294" office:value-type="float" office:value="10.9404761904762" calcext:value-type="float">
            <text:p>10,9404761904762</text:p>
          </table:table-cell>
          <table:table-cell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office:value-type="float" office:value="1278.5" calcext:value-type="float">
            <text:p>1 278,50</text:p>
          </table:table-cell>
          <table:table-cell office:value-type="float" office:value="3264.5" calcext:value-type="float">
            <text:p>3 264,50</text:p>
          </table:table-cell>
          <table:table-cell office:value-type="float" office:value="76" calcext:value-type="float">
            <text:p>76</text:p>
          </table:table-cell>
          <table:table-cell table:formula="of:=90*[.E1193]" office:value-type="float" office:value="6840" calcext:value-type="float">
            <text:p>6840</text:p>
          </table:table-cell>
          <table:table-cell table:formula="of:=[.C1193]/294" office:value-type="float" office:value="4.34863945578231" calcext:value-type="float">
            <text:p>4,34863945578231</text:p>
          </table:table-cell>
          <table:table-cell table:formula="of:=[.D1193]/294" office:value-type="float" office:value="11.1037414965986" calcext:value-type="float">
            <text:p>11,1037414965986</text:p>
          </table:table-cell>
          <table:table-cell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office:value-type="float" office:value="1210.5" calcext:value-type="float">
            <text:p>1 210,50</text:p>
          </table:table-cell>
          <table:table-cell office:value-type="float" office:value="3234.5" calcext:value-type="float">
            <text:p>3 234,50</text:p>
          </table:table-cell>
          <table:table-cell office:value-type="float" office:value="76" calcext:value-type="float">
            <text:p>76</text:p>
          </table:table-cell>
          <table:table-cell table:formula="of:=90*[.E1194]" office:value-type="float" office:value="6840" calcext:value-type="float">
            <text:p>6840</text:p>
          </table:table-cell>
          <table:table-cell table:formula="of:=[.C1194]/294" office:value-type="float" office:value="4.11734693877551" calcext:value-type="float">
            <text:p>4,11734693877551</text:p>
          </table:table-cell>
          <table:table-cell table:formula="of:=[.D1194]/294" office:value-type="float" office:value="11.0017006802721" calcext:value-type="float">
            <text:p>11,0017006802721</text:p>
          </table:table-cell>
          <table:table-cell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float" office:value="1160.5" calcext:value-type="float">
            <text:p>1 160,50</text:p>
          </table:table-cell>
          <table:table-cell office:value-type="float" office:value="3146.5" calcext:value-type="float">
            <text:p>3 146,50</text:p>
          </table:table-cell>
          <table:table-cell office:value-type="float" office:value="76" calcext:value-type="float">
            <text:p>76</text:p>
          </table:table-cell>
          <table:table-cell table:formula="of:=90*[.E1195]" office:value-type="float" office:value="6840" calcext:value-type="float">
            <text:p>6840</text:p>
          </table:table-cell>
          <table:table-cell table:formula="of:=[.C1195]/294" office:value-type="float" office:value="3.94727891156463" calcext:value-type="float">
            <text:p>3,94727891156463</text:p>
          </table:table-cell>
          <table:table-cell table:formula="of:=[.D1195]/294" office:value-type="float" office:value="10.702380952381" calcext:value-type="float">
            <text:p>10,702380952381</text:p>
          </table:table-cell>
          <table:table-cell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1120.5" calcext:value-type="float">
            <text:p>1 120,50</text:p>
          </table:table-cell>
          <table:table-cell office:value-type="float" office:value="3258.5" calcext:value-type="float">
            <text:p>3 258,50</text:p>
          </table:table-cell>
          <table:table-cell office:value-type="float" office:value="76" calcext:value-type="float">
            <text:p>76</text:p>
          </table:table-cell>
          <table:table-cell table:formula="of:=90*[.E1196]" office:value-type="float" office:value="6840" calcext:value-type="float">
            <text:p>6840</text:p>
          </table:table-cell>
          <table:table-cell table:formula="of:=[.C1196]/294" office:value-type="float" office:value="3.81122448979592" calcext:value-type="float">
            <text:p>3,81122448979592</text:p>
          </table:table-cell>
          <table:table-cell table:formula="of:=[.D1196]/294" office:value-type="float" office:value="11.0833333333333" calcext:value-type="float">
            <text:p>11,0833333333333</text:p>
          </table:table-cell>
          <table:table-cell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float" office:value="1546.5" calcext:value-type="float">
            <text:p>1 546,50</text:p>
          </table:table-cell>
          <table:table-cell office:value-type="float" office:value="2940.5" calcext:value-type="float">
            <text:p>2 940,50</text:p>
          </table:table-cell>
          <table:table-cell office:value-type="float" office:value="85" calcext:value-type="float">
            <text:p>85</text:p>
          </table:table-cell>
          <table:table-cell table:formula="of:=90*[.E1197]" office:value-type="float" office:value="7650" calcext:value-type="float">
            <text:p>7650</text:p>
          </table:table-cell>
          <table:table-cell table:formula="of:=[.C1197]/294" office:value-type="float" office:value="5.26020408163265" calcext:value-type="float">
            <text:p>5,26020408163265</text:p>
          </table:table-cell>
          <table:table-cell table:formula="of:=[.D1197]/294" office:value-type="float" office:value="10.0017006802721" calcext:value-type="float">
            <text:p>10,0017006802721</text:p>
          </table:table-cell>
          <table:table-cell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office:value-type="float" office:value="1634.5" calcext:value-type="float">
            <text:p>1 634,50</text:p>
          </table:table-cell>
          <table:table-cell office:value-type="float" office:value="2896.5" calcext:value-type="float">
            <text:p>2 896,50</text:p>
          </table:table-cell>
          <table:table-cell office:value-type="float" office:value="85" calcext:value-type="float">
            <text:p>85</text:p>
          </table:table-cell>
          <table:table-cell table:formula="of:=90*[.E1198]" office:value-type="float" office:value="7650" calcext:value-type="float">
            <text:p>7650</text:p>
          </table:table-cell>
          <table:table-cell table:formula="of:=[.C1198]/294" office:value-type="float" office:value="5.55952380952381" calcext:value-type="float">
            <text:p>5,55952380952381</text:p>
          </table:table-cell>
          <table:table-cell table:formula="of:=[.D1198]/294" office:value-type="float" office:value="9.85204081632653" calcext:value-type="float">
            <text:p>9,85204081632653</text:p>
          </table:table-cell>
          <table:table-cell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office:value-type="float" office:value="1676.5" calcext:value-type="float">
            <text:p>1 676,50</text:p>
          </table:table-cell>
          <table:table-cell office:value-type="float" office:value="2968.5" calcext:value-type="float">
            <text:p>2 968,50</text:p>
          </table:table-cell>
          <table:table-cell office:value-type="float" office:value="85" calcext:value-type="float">
            <text:p>85</text:p>
          </table:table-cell>
          <table:table-cell table:formula="of:=90*[.E1199]" office:value-type="float" office:value="7650" calcext:value-type="float">
            <text:p>7650</text:p>
          </table:table-cell>
          <table:table-cell table:formula="of:=[.C1199]/294" office:value-type="float" office:value="5.70238095238095" calcext:value-type="float">
            <text:p>5,70238095238095</text:p>
          </table:table-cell>
          <table:table-cell table:formula="of:=[.D1199]/294" office:value-type="float" office:value="10.0969387755102" calcext:value-type="float">
            <text:p>10,0969387755102</text:p>
          </table:table-cell>
          <table:table-cell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office:value-type="float" office:value="1670.5" calcext:value-type="float">
            <text:p>1 670,50</text:p>
          </table:table-cell>
          <table:table-cell office:value-type="float" office:value="3054.5" calcext:value-type="float">
            <text:p>3 054,50</text:p>
          </table:table-cell>
          <table:table-cell office:value-type="float" office:value="85" calcext:value-type="float">
            <text:p>85</text:p>
          </table:table-cell>
          <table:table-cell table:formula="of:=90*[.E1200]" office:value-type="float" office:value="7650" calcext:value-type="float">
            <text:p>7650</text:p>
          </table:table-cell>
          <table:table-cell table:formula="of:=[.C1200]/294" office:value-type="float" office:value="5.68197278911565" calcext:value-type="float">
            <text:p>5,68197278911565</text:p>
          </table:table-cell>
          <table:table-cell table:formula="of:=[.D1200]/294" office:value-type="float" office:value="10.3894557823129" calcext:value-type="float">
            <text:p>10,3894557823129</text:p>
          </table:table-cell>
          <table:table-cell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40.5" calcext:value-type="float">
            <text:p>1 640,50</text:p>
          </table:table-cell>
          <table:table-cell office:value-type="float" office:value="3140.5" calcext:value-type="float">
            <text:p>3 140,50</text:p>
          </table:table-cell>
          <table:table-cell office:value-type="float" office:value="85" calcext:value-type="float">
            <text:p>85</text:p>
          </table:table-cell>
          <table:table-cell table:formula="of:=90*[.E1201]" office:value-type="float" office:value="7650" calcext:value-type="float">
            <text:p>7650</text:p>
          </table:table-cell>
          <table:table-cell table:formula="of:=[.C1201]/294" office:value-type="float" office:value="5.57993197278912" calcext:value-type="float">
            <text:p>5,57993197278912</text:p>
          </table:table-cell>
          <table:table-cell table:formula="of:=[.D1201]/294" office:value-type="float" office:value="10.6819727891156" calcext:value-type="float">
            <text:p>10,6819727891156</text:p>
          </table:table-cell>
          <table:table-cell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622.5" calcext:value-type="float">
            <text:p>1 622,50</text:p>
          </table:table-cell>
          <table:table-cell office:value-type="float" office:value="3204.5" calcext:value-type="float">
            <text:p>3 204,50</text:p>
          </table:table-cell>
          <table:table-cell office:value-type="float" office:value="85" calcext:value-type="float">
            <text:p>85</text:p>
          </table:table-cell>
          <table:table-cell table:formula="of:=90*[.E1202]" office:value-type="float" office:value="7650" calcext:value-type="float">
            <text:p>7650</text:p>
          </table:table-cell>
          <table:table-cell table:formula="of:=[.C1202]/294" office:value-type="float" office:value="5.5187074829932" calcext:value-type="float">
            <text:p>5,5187074829932</text:p>
          </table:table-cell>
          <table:table-cell table:formula="of:=[.D1202]/294" office:value-type="float" office:value="10.8996598639456" calcext:value-type="float">
            <text:p>10,8996598639456</text:p>
          </table:table-cell>
          <table:table-cell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office:value-type="float" office:value="1656.5" calcext:value-type="float">
            <text:p>1 656,50</text:p>
          </table:table-cell>
          <table:table-cell office:value-type="float" office:value="3244.5" calcext:value-type="float">
            <text:p>3 244,50</text:p>
          </table:table-cell>
          <table:table-cell office:value-type="float" office:value="85" calcext:value-type="float">
            <text:p>85</text:p>
          </table:table-cell>
          <table:table-cell table:formula="of:=90*[.E1203]" office:value-type="float" office:value="7650" calcext:value-type="float">
            <text:p>7650</text:p>
          </table:table-cell>
          <table:table-cell table:formula="of:=[.C1203]/294" office:value-type="float" office:value="5.6343537414966" calcext:value-type="float">
            <text:p>5,6343537414966</text:p>
          </table:table-cell>
          <table:table-cell table:formula="of:=[.D1203]/294" office:value-type="float" office:value="11.0357142857143" calcext:value-type="float">
            <text:p>11,0357142857143</text:p>
          </table:table-cell>
          <table:table-cell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1654.5" calcext:value-type="float">
            <text:p>1 654,50</text:p>
          </table:table-cell>
          <table:table-cell office:value-type="float" office:value="3318.5" calcext:value-type="float">
            <text:p>3 318,50</text:p>
          </table:table-cell>
          <table:table-cell office:value-type="float" office:value="85" calcext:value-type="float">
            <text:p>85</text:p>
          </table:table-cell>
          <table:table-cell table:formula="of:=90*[.E1204]" office:value-type="float" office:value="7650" calcext:value-type="float">
            <text:p>7650</text:p>
          </table:table-cell>
          <table:table-cell table:formula="of:=[.C1204]/294" office:value-type="float" office:value="5.62755102040816" calcext:value-type="float">
            <text:p>5,62755102040816</text:p>
          </table:table-cell>
          <table:table-cell table:formula="of:=[.D1204]/294" office:value-type="float" office:value="11.2874149659864" calcext:value-type="float">
            <text:p>11,2874149659864</text:p>
          </table:table-cell>
          <table:table-cell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office:value-type="float" office:value="1566.5" calcext:value-type="float">
            <text:p>1 566,50</text:p>
          </table:table-cell>
          <table:table-cell office:value-type="float" office:value="3118.5" calcext:value-type="float">
            <text:p>3 118,50</text:p>
          </table:table-cell>
          <table:table-cell office:value-type="float" office:value="85" calcext:value-type="float">
            <text:p>85</text:p>
          </table:table-cell>
          <table:table-cell table:formula="of:=90*[.E1205]" office:value-type="float" office:value="7650" calcext:value-type="float">
            <text:p>7650</text:p>
          </table:table-cell>
          <table:table-cell table:formula="of:=[.C1205]/294" office:value-type="float" office:value="5.32823129251701" calcext:value-type="float">
            <text:p>5,32823129251701</text:p>
          </table:table-cell>
          <table:table-cell table:formula="of:=[.D1205]/294" office:value-type="float" office:value="10.6071428571429" calcext:value-type="float">
            <text:p>10,6071428571429</text:p>
          </table:table-cell>
          <table:table-cell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office:value-type="float" office:value="1444.5" calcext:value-type="float">
            <text:p>1 444,50</text:p>
          </table:table-cell>
          <table:table-cell office:value-type="float" office:value="3116.5" calcext:value-type="float">
            <text:p>3 116,50</text:p>
          </table:table-cell>
          <table:table-cell office:value-type="float" office:value="85" calcext:value-type="float">
            <text:p>85</text:p>
          </table:table-cell>
          <table:table-cell table:formula="of:=90*[.E1206]" office:value-type="float" office:value="7650" calcext:value-type="float">
            <text:p>7650</text:p>
          </table:table-cell>
          <table:table-cell table:formula="of:=[.C1206]/294" office:value-type="float" office:value="4.91326530612245" calcext:value-type="float">
            <text:p>4,91326530612245</text:p>
          </table:table-cell>
          <table:table-cell table:formula="of:=[.D1206]/294" office:value-type="float" office:value="10.6003401360544" calcext:value-type="float">
            <text:p>10,6003401360544</text:p>
          </table:table-cell>
          <table:table-cell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1362.5" calcext:value-type="float">
            <text:p>1 362,50</text:p>
          </table:table-cell>
          <table:table-cell office:value-type="float" office:value="3176.5" calcext:value-type="float">
            <text:p>3 176,50</text:p>
          </table:table-cell>
          <table:table-cell office:value-type="float" office:value="85" calcext:value-type="float">
            <text:p>85</text:p>
          </table:table-cell>
          <table:table-cell table:formula="of:=90*[.E1207]" office:value-type="float" office:value="7650" calcext:value-type="float">
            <text:p>7650</text:p>
          </table:table-cell>
          <table:table-cell table:formula="of:=[.C1207]/294" office:value-type="float" office:value="4.6343537414966" calcext:value-type="float">
            <text:p>4,6343537414966</text:p>
          </table:table-cell>
          <table:table-cell table:formula="of:=[.D1207]/294" office:value-type="float" office:value="10.8044217687075" calcext:value-type="float">
            <text:p>10,8044217687075</text:p>
          </table:table-cell>
          <table:table-cell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1282.5" calcext:value-type="float">
            <text:p>1 282,50</text:p>
          </table:table-cell>
          <table:table-cell office:value-type="float" office:value="3236.5" calcext:value-type="float">
            <text:p>3 236,50</text:p>
          </table:table-cell>
          <table:table-cell office:value-type="float" office:value="85" calcext:value-type="float">
            <text:p>85</text:p>
          </table:table-cell>
          <table:table-cell table:formula="of:=90*[.E1208]" office:value-type="float" office:value="7650" calcext:value-type="float">
            <text:p>7650</text:p>
          </table:table-cell>
          <table:table-cell table:formula="of:=[.C1208]/294" office:value-type="float" office:value="4.36224489795918" calcext:value-type="float">
            <text:p>4,36224489795918</text:p>
          </table:table-cell>
          <table:table-cell table:formula="of:=[.D1208]/294" office:value-type="float" office:value="11.0085034013605" calcext:value-type="float">
            <text:p>11,0085034013605</text:p>
          </table:table-cell>
          <table:table-cell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office:value-type="float" office:value="1192.5" calcext:value-type="float">
            <text:p>1 192,50</text:p>
          </table:table-cell>
          <table:table-cell office:value-type="float" office:value="3198.5" calcext:value-type="float">
            <text:p>3 198,50</text:p>
          </table:table-cell>
          <table:table-cell office:value-type="float" office:value="85" calcext:value-type="float">
            <text:p>85</text:p>
          </table:table-cell>
          <table:table-cell table:formula="of:=90*[.E1209]" office:value-type="float" office:value="7650" calcext:value-type="float">
            <text:p>7650</text:p>
          </table:table-cell>
          <table:table-cell table:formula="of:=[.C1209]/294" office:value-type="float" office:value="4.05612244897959" calcext:value-type="float">
            <text:p>4,05612244897959</text:p>
          </table:table-cell>
          <table:table-cell table:formula="of:=[.D1209]/294" office:value-type="float" office:value="10.8792517006803" calcext:value-type="float">
            <text:p>10,8792517006803</text:p>
          </table:table-cell>
          <table:table-cell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office:value-type="float" office:value="1194.5" calcext:value-type="float">
            <text:p>1 194,50</text:p>
          </table:table-cell>
          <table:table-cell office:value-type="float" office:value="3102.5" calcext:value-type="float">
            <text:p>3 102,50</text:p>
          </table:table-cell>
          <table:table-cell office:value-type="float" office:value="85" calcext:value-type="float">
            <text:p>85</text:p>
          </table:table-cell>
          <table:table-cell table:formula="of:=90*[.E1210]" office:value-type="float" office:value="7650" calcext:value-type="float">
            <text:p>7650</text:p>
          </table:table-cell>
          <table:table-cell table:formula="of:=[.C1210]/294" office:value-type="float" office:value="4.06292517006803" calcext:value-type="float">
            <text:p>4,06292517006803</text:p>
          </table:table-cell>
          <table:table-cell table:formula="of:=[.D1210]/294" office:value-type="float" office:value="10.5527210884354" calcext:value-type="float">
            <text:p>10,5527210884354</text:p>
          </table:table-cell>
          <table:table-cell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float" office:value="1160.5" calcext:value-type="float">
            <text:p>1 160,50</text:p>
          </table:table-cell>
          <table:table-cell office:value-type="float" office:value="3182.5" calcext:value-type="float">
            <text:p>3 182,50</text:p>
          </table:table-cell>
          <table:table-cell office:value-type="float" office:value="85" calcext:value-type="float">
            <text:p>85</text:p>
          </table:table-cell>
          <table:table-cell table:formula="of:=90*[.E1211]" office:value-type="float" office:value="7650" calcext:value-type="float">
            <text:p>7650</text:p>
          </table:table-cell>
          <table:table-cell table:formula="of:=[.C1211]/294" office:value-type="float" office:value="3.94727891156463" calcext:value-type="float">
            <text:p>3,94727891156463</text:p>
          </table:table-cell>
          <table:table-cell table:formula="of:=[.D1211]/294" office:value-type="float" office:value="10.8248299319728" calcext:value-type="float">
            <text:p>10,8248299319728</text:p>
          </table:table-cell>
          <table:table-cell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office:value-type="float" office:value="1116.5" calcext:value-type="float">
            <text:p>1 116,50</text:p>
          </table:table-cell>
          <table:table-cell office:value-type="float" office:value="3264.5" calcext:value-type="float">
            <text:p>3 264,50</text:p>
          </table:table-cell>
          <table:table-cell office:value-type="float" office:value="85" calcext:value-type="float">
            <text:p>85</text:p>
          </table:table-cell>
          <table:table-cell table:formula="of:=90*[.E1212]" office:value-type="float" office:value="7650" calcext:value-type="float">
            <text:p>7650</text:p>
          </table:table-cell>
          <table:table-cell table:formula="of:=[.C1212]/294" office:value-type="float" office:value="3.79761904761905" calcext:value-type="float">
            <text:p>3,79761904761905</text:p>
          </table:table-cell>
          <table:table-cell table:formula="of:=[.D1212]/294" office:value-type="float" office:value="11.1037414965986" calcext:value-type="float">
            <text:p>11,1037414965986</text:p>
          </table:table-cell>
          <table:table-cell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office:value-type="float" office:value="1538.5" calcext:value-type="float">
            <text:p>1 538,50</text:p>
          </table:table-cell>
          <table:table-cell office:value-type="float" office:value="2920.5" calcext:value-type="float">
            <text:p>2 920,50</text:p>
          </table:table-cell>
          <table:table-cell office:value-type="float" office:value="89" calcext:value-type="float">
            <text:p>89</text:p>
          </table:table-cell>
          <table:table-cell table:formula="of:=90*[.E1213]" office:value-type="float" office:value="8010" calcext:value-type="float">
            <text:p>8010</text:p>
          </table:table-cell>
          <table:table-cell table:formula="of:=[.C1213]/294" office:value-type="float" office:value="5.23299319727891" calcext:value-type="float">
            <text:p>5,23299319727891</text:p>
          </table:table-cell>
          <table:table-cell table:formula="of:=[.D1213]/294" office:value-type="float" office:value="9.93367346938776" calcext:value-type="float">
            <text:p>9,93367346938776</text:p>
          </table:table-cell>
          <table:table-cell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office:value-type="float" office:value="1630.5" calcext:value-type="float">
            <text:p>1 630,50</text:p>
          </table:table-cell>
          <table:table-cell office:value-type="float" office:value="2936.5" calcext:value-type="float">
            <text:p>2 936,50</text:p>
          </table:table-cell>
          <table:table-cell office:value-type="float" office:value="89" calcext:value-type="float">
            <text:p>89</text:p>
          </table:table-cell>
          <table:table-cell table:formula="of:=90*[.E1214]" office:value-type="float" office:value="8010" calcext:value-type="float">
            <text:p>8010</text:p>
          </table:table-cell>
          <table:table-cell table:formula="of:=[.C1214]/294" office:value-type="float" office:value="5.54591836734694" calcext:value-type="float">
            <text:p>5,54591836734694</text:p>
          </table:table-cell>
          <table:table-cell table:formula="of:=[.D1214]/294" office:value-type="float" office:value="9.98809523809524" calcext:value-type="float">
            <text:p>9,98809523809524</text:p>
          </table:table-cell>
          <table:table-cell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1678.5" calcext:value-type="float">
            <text:p>1 678,50</text:p>
          </table:table-cell>
          <table:table-cell office:value-type="float" office:value="3044.5" calcext:value-type="float">
            <text:p>3 044,50</text:p>
          </table:table-cell>
          <table:table-cell office:value-type="float" office:value="89" calcext:value-type="float">
            <text:p>89</text:p>
          </table:table-cell>
          <table:table-cell table:formula="of:=90*[.E1215]" office:value-type="float" office:value="8010" calcext:value-type="float">
            <text:p>8010</text:p>
          </table:table-cell>
          <table:table-cell table:formula="of:=[.C1215]/294" office:value-type="float" office:value="5.70918367346939" calcext:value-type="float">
            <text:p>5,70918367346939</text:p>
          </table:table-cell>
          <table:table-cell table:formula="of:=[.D1215]/294" office:value-type="float" office:value="10.3554421768707" calcext:value-type="float">
            <text:p>10,3554421768707</text:p>
          </table:table-cell>
          <table:table-cell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office:value-type="float" office:value="1658.5" calcext:value-type="float">
            <text:p>1 658,50</text:p>
          </table:table-cell>
          <table:table-cell office:value-type="float" office:value="3116.5" calcext:value-type="float">
            <text:p>3 116,50</text:p>
          </table:table-cell>
          <table:table-cell office:value-type="float" office:value="89" calcext:value-type="float">
            <text:p>89</text:p>
          </table:table-cell>
          <table:table-cell table:formula="of:=90*[.E1216]" office:value-type="float" office:value="8010" calcext:value-type="float">
            <text:p>8010</text:p>
          </table:table-cell>
          <table:table-cell table:formula="of:=[.C1216]/294" office:value-type="float" office:value="5.64115646258503" calcext:value-type="float">
            <text:p>5,64115646258503</text:p>
          </table:table-cell>
          <table:table-cell table:formula="of:=[.D1216]/294" office:value-type="float" office:value="10.6003401360544" calcext:value-type="float">
            <text:p>10,6003401360544</text:p>
          </table:table-cell>
          <table:table-cell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office:value-type="float" office:value="1640.5" calcext:value-type="float">
            <text:p>1 640,50</text:p>
          </table:table-cell>
          <table:table-cell office:value-type="float" office:value="3184.5" calcext:value-type="float">
            <text:p>3 184,50</text:p>
          </table:table-cell>
          <table:table-cell office:value-type="float" office:value="89" calcext:value-type="float">
            <text:p>89</text:p>
          </table:table-cell>
          <table:table-cell table:formula="of:=90*[.E1217]" office:value-type="float" office:value="8010" calcext:value-type="float">
            <text:p>8010</text:p>
          </table:table-cell>
          <table:table-cell table:formula="of:=[.C1217]/294" office:value-type="float" office:value="5.57993197278912" calcext:value-type="float">
            <text:p>5,57993197278912</text:p>
          </table:table-cell>
          <table:table-cell table:formula="of:=[.D1217]/294" office:value-type="float" office:value="10.8316326530612" calcext:value-type="float">
            <text:p>10,8316326530612</text:p>
          </table:table-cell>
          <table:table-cell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664.5" calcext:value-type="float">
            <text:p>1 664,50</text:p>
          </table:table-cell>
          <table:table-cell office:value-type="float" office:value="3236.5" calcext:value-type="float">
            <text:p>3 236,50</text:p>
          </table:table-cell>
          <table:table-cell office:value-type="float" office:value="89" calcext:value-type="float">
            <text:p>89</text:p>
          </table:table-cell>
          <table:table-cell table:formula="of:=90*[.E1218]" office:value-type="float" office:value="8010" calcext:value-type="float">
            <text:p>8010</text:p>
          </table:table-cell>
          <table:table-cell table:formula="of:=[.C1218]/294" office:value-type="float" office:value="5.66156462585034" calcext:value-type="float">
            <text:p>5,66156462585034</text:p>
          </table:table-cell>
          <table:table-cell table:formula="of:=[.D1218]/294" office:value-type="float" office:value="11.0085034013605" calcext:value-type="float">
            <text:p>11,0085034013605</text:p>
          </table:table-cell>
          <table:table-cell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float" office:value="1656.5" calcext:value-type="float">
            <text:p>1 656,50</text:p>
          </table:table-cell>
          <table:table-cell office:value-type="float" office:value="3304.5" calcext:value-type="float">
            <text:p>3 304,50</text:p>
          </table:table-cell>
          <table:table-cell office:value-type="float" office:value="89" calcext:value-type="float">
            <text:p>89</text:p>
          </table:table-cell>
          <table:table-cell table:formula="of:=90*[.E1219]" office:value-type="float" office:value="8010" calcext:value-type="float">
            <text:p>8010</text:p>
          </table:table-cell>
          <table:table-cell table:formula="of:=[.C1219]/294" office:value-type="float" office:value="5.6343537414966" calcext:value-type="float">
            <text:p>5,6343537414966</text:p>
          </table:table-cell>
          <table:table-cell table:formula="of:=[.D1219]/294" office:value-type="float" office:value="11.2397959183673" calcext:value-type="float">
            <text:p>11,2397959183673</text:p>
          </table:table-cell>
          <table:table-cell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office:value-type="float" office:value="1526.5" calcext:value-type="float">
            <text:p>1 526,50</text:p>
          </table:table-cell>
          <table:table-cell office:value-type="float" office:value="3110.5" calcext:value-type="float">
            <text:p>3 110,50</text:p>
          </table:table-cell>
          <table:table-cell office:value-type="float" office:value="89" calcext:value-type="float">
            <text:p>89</text:p>
          </table:table-cell>
          <table:table-cell table:formula="of:=90*[.E1220]" office:value-type="float" office:value="8010" calcext:value-type="float">
            <text:p>8010</text:p>
          </table:table-cell>
          <table:table-cell table:formula="of:=[.C1220]/294" office:value-type="float" office:value="5.1921768707483" calcext:value-type="float">
            <text:p>5,1921768707483</text:p>
          </table:table-cell>
          <table:table-cell table:formula="of:=[.D1220]/294" office:value-type="float" office:value="10.5799319727891" calcext:value-type="float">
            <text:p>10,5799319727891</text:p>
          </table:table-cell>
          <table:table-cell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1404.5" calcext:value-type="float">
            <text:p>1 404,50</text:p>
          </table:table-cell>
          <table:table-cell office:value-type="float" office:value="3130.5" calcext:value-type="float">
            <text:p>3 130,50</text:p>
          </table:table-cell>
          <table:table-cell office:value-type="float" office:value="89" calcext:value-type="float">
            <text:p>89</text:p>
          </table:table-cell>
          <table:table-cell table:formula="of:=90*[.E1221]" office:value-type="float" office:value="8010" calcext:value-type="float">
            <text:p>8010</text:p>
          </table:table-cell>
          <table:table-cell table:formula="of:=[.C1221]/294" office:value-type="float" office:value="4.77721088435374" calcext:value-type="float">
            <text:p>4,77721088435374</text:p>
          </table:table-cell>
          <table:table-cell table:formula="of:=[.D1221]/294" office:value-type="float" office:value="10.6479591836735" calcext:value-type="float">
            <text:p>10,6479591836735</text:p>
          </table:table-cell>
          <table:table-cell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office:value-type="float" office:value="1340.5" calcext:value-type="float">
            <text:p>1 340,50</text:p>
          </table:table-cell>
          <table:table-cell office:value-type="float" office:value="3200.5" calcext:value-type="float">
            <text:p>3 200,50</text:p>
          </table:table-cell>
          <table:table-cell office:value-type="float" office:value="89" calcext:value-type="float">
            <text:p>89</text:p>
          </table:table-cell>
          <table:table-cell table:formula="of:=90*[.E1222]" office:value-type="float" office:value="8010" calcext:value-type="float">
            <text:p>8010</text:p>
          </table:table-cell>
          <table:table-cell table:formula="of:=[.C1222]/294" office:value-type="float" office:value="4.55952380952381" calcext:value-type="float">
            <text:p>4,55952380952381</text:p>
          </table:table-cell>
          <table:table-cell table:formula="of:=[.D1222]/294" office:value-type="float" office:value="10.8860544217687" calcext:value-type="float">
            <text:p>10,8860544217687</text:p>
          </table:table-cell>
          <table:table-cell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office:value-type="float" office:value="1214.5" calcext:value-type="float">
            <text:p>1 214,50</text:p>
          </table:table-cell>
          <table:table-cell office:value-type="float" office:value="3230.5" calcext:value-type="float">
            <text:p>3 230,50</text:p>
          </table:table-cell>
          <table:table-cell office:value-type="float" office:value="89" calcext:value-type="float">
            <text:p>89</text:p>
          </table:table-cell>
          <table:table-cell table:formula="of:=90*[.E1223]" office:value-type="float" office:value="8010" calcext:value-type="float">
            <text:p>8010</text:p>
          </table:table-cell>
          <table:table-cell table:formula="of:=[.C1223]/294" office:value-type="float" office:value="4.13095238095238" calcext:value-type="float">
            <text:p>4,13095238095238</text:p>
          </table:table-cell>
          <table:table-cell table:formula="of:=[.D1223]/294" office:value-type="float" office:value="10.9880952380952" calcext:value-type="float">
            <text:p>10,9880952380952</text:p>
          </table:table-cell>
          <table:table-cell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1160.5" calcext:value-type="float">
            <text:p>1 160,50</text:p>
          </table:table-cell>
          <table:table-cell office:value-type="float" office:value="3106.5" calcext:value-type="float">
            <text:p>3 106,50</text:p>
          </table:table-cell>
          <table:table-cell office:value-type="float" office:value="89" calcext:value-type="float">
            <text:p>89</text:p>
          </table:table-cell>
          <table:table-cell table:formula="of:=90*[.E1224]" office:value-type="float" office:value="8010" calcext:value-type="float">
            <text:p>8010</text:p>
          </table:table-cell>
          <table:table-cell table:formula="of:=[.C1224]/294" office:value-type="float" office:value="3.94727891156463" calcext:value-type="float">
            <text:p>3,94727891156463</text:p>
          </table:table-cell>
          <table:table-cell table:formula="of:=[.D1224]/294" office:value-type="float" office:value="10.5663265306122" calcext:value-type="float">
            <text:p>10,5663265306122</text:p>
          </table:table-cell>
          <table:table-cell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office:value-type="float" office:value="1106.5" calcext:value-type="float">
            <text:p>1 106,50</text:p>
          </table:table-cell>
          <table:table-cell office:value-type="float" office:value="3250.5" calcext:value-type="float">
            <text:p>3 250,50</text:p>
          </table:table-cell>
          <table:table-cell office:value-type="float" office:value="89" calcext:value-type="float">
            <text:p>89</text:p>
          </table:table-cell>
          <table:table-cell table:formula="of:=90*[.E1225]" office:value-type="float" office:value="8010" calcext:value-type="float">
            <text:p>8010</text:p>
          </table:table-cell>
          <table:table-cell table:formula="of:=[.C1225]/294" office:value-type="float" office:value="3.76360544217687" calcext:value-type="float">
            <text:p>3,76360544217687</text:p>
          </table:table-cell>
          <table:table-cell table:formula="of:=[.D1225]/294" office:value-type="float" office:value="11.0561224489796" calcext:value-type="float">
            <text:p>11,0561224489796</text:p>
          </table:table-cell>
          <table:table-cell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office:value-type="float" office:value="1538.5" calcext:value-type="float">
            <text:p>1 538,50</text:p>
          </table:table-cell>
          <table:table-cell office:value-type="float" office:value="2924.5" calcext:value-type="float">
            <text:p>2 924,50</text:p>
          </table:table-cell>
          <table:table-cell office:value-type="float" office:value="90" calcext:value-type="float">
            <text:p>90</text:p>
          </table:table-cell>
          <table:table-cell table:formula="of:=90*[.E1226]" office:value-type="float" office:value="8100" calcext:value-type="float">
            <text:p>8100</text:p>
          </table:table-cell>
          <table:table-cell table:formula="of:=[.C1226]/294" office:value-type="float" office:value="5.23299319727891" calcext:value-type="float">
            <text:p>5,23299319727891</text:p>
          </table:table-cell>
          <table:table-cell table:formula="of:=[.D1226]/294" office:value-type="float" office:value="9.94727891156463" calcext:value-type="float">
            <text:p>9,94727891156463</text:p>
          </table:table-cell>
          <table:table-cell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office:value-type="float" office:value="1632.5" calcext:value-type="float">
            <text:p>1 632,50</text:p>
          </table:table-cell>
          <table:table-cell office:value-type="float" office:value="2926.5" calcext:value-type="float">
            <text:p>2 926,50</text:p>
          </table:table-cell>
          <table:table-cell office:value-type="float" office:value="90" calcext:value-type="float">
            <text:p>90</text:p>
          </table:table-cell>
          <table:table-cell table:formula="of:=90*[.E1227]" office:value-type="float" office:value="8100" calcext:value-type="float">
            <text:p>8100</text:p>
          </table:table-cell>
          <table:table-cell table:formula="of:=[.C1227]/294" office:value-type="float" office:value="5.55272108843537" calcext:value-type="float">
            <text:p>5,55272108843537</text:p>
          </table:table-cell>
          <table:table-cell table:formula="of:=[.D1227]/294" office:value-type="float" office:value="9.95408163265306" calcext:value-type="float">
            <text:p>9,95408163265306</text:p>
          </table:table-cell>
          <table:table-cell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office:value-type="float" office:value="1666.5" calcext:value-type="float">
            <text:p>1 666,50</text:p>
          </table:table-cell>
          <table:table-cell office:value-type="float" office:value="3018.5" calcext:value-type="float">
            <text:p>3 018,50</text:p>
          </table:table-cell>
          <table:table-cell office:value-type="float" office:value="90" calcext:value-type="float">
            <text:p>90</text:p>
          </table:table-cell>
          <table:table-cell table:formula="of:=90*[.E1228]" office:value-type="float" office:value="8100" calcext:value-type="float">
            <text:p>8100</text:p>
          </table:table-cell>
          <table:table-cell table:formula="of:=[.C1228]/294" office:value-type="float" office:value="5.66836734693878" calcext:value-type="float">
            <text:p>5,66836734693878</text:p>
          </table:table-cell>
          <table:table-cell table:formula="of:=[.D1228]/294" office:value-type="float" office:value="10.2670068027211" calcext:value-type="float">
            <text:p>10,2670068027211</text:p>
          </table:table-cell>
          <table:table-cell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office:value-type="float" office:value="1666.5" calcext:value-type="float">
            <text:p>1 666,50</text:p>
          </table:table-cell>
          <table:table-cell office:value-type="float" office:value="3134.5" calcext:value-type="float">
            <text:p>3 134,50</text:p>
          </table:table-cell>
          <table:table-cell office:value-type="float" office:value="90" calcext:value-type="float">
            <text:p>90</text:p>
          </table:table-cell>
          <table:table-cell table:formula="of:=90*[.E1229]" office:value-type="float" office:value="8100" calcext:value-type="float">
            <text:p>8100</text:p>
          </table:table-cell>
          <table:table-cell table:formula="of:=[.C1229]/294" office:value-type="float" office:value="5.66836734693878" calcext:value-type="float">
            <text:p>5,66836734693878</text:p>
          </table:table-cell>
          <table:table-cell table:formula="of:=[.D1229]/294" office:value-type="float" office:value="10.6615646258503" calcext:value-type="float">
            <text:p>10,6615646258503</text:p>
          </table:table-cell>
          <table:table-cell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office:value-type="float" office:value="1618.5" calcext:value-type="float">
            <text:p>1 618,50</text:p>
          </table:table-cell>
          <table:table-cell office:value-type="float" office:value="3194.5" calcext:value-type="float">
            <text:p>3 194,50</text:p>
          </table:table-cell>
          <table:table-cell office:value-type="float" office:value="90" calcext:value-type="float">
            <text:p>90</text:p>
          </table:table-cell>
          <table:table-cell table:formula="of:=90*[.E1230]" office:value-type="float" office:value="8100" calcext:value-type="float">
            <text:p>8100</text:p>
          </table:table-cell>
          <table:table-cell table:formula="of:=[.C1230]/294" office:value-type="float" office:value="5.50510204081633" calcext:value-type="float">
            <text:p>5,50510204081633</text:p>
          </table:table-cell>
          <table:table-cell table:formula="of:=[.D1230]/294" office:value-type="float" office:value="10.8656462585034" calcext:value-type="float">
            <text:p>10,8656462585034</text:p>
          </table:table-cell>
          <table:table-cell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1636.5" calcext:value-type="float">
            <text:p>1 636,50</text:p>
          </table:table-cell>
          <table:table-cell office:value-type="float" office:value="3266.5" calcext:value-type="float">
            <text:p>3 266,50</text:p>
          </table:table-cell>
          <table:table-cell office:value-type="float" office:value="90" calcext:value-type="float">
            <text:p>90</text:p>
          </table:table-cell>
          <table:table-cell table:formula="of:=90*[.E1231]" office:value-type="float" office:value="8100" calcext:value-type="float">
            <text:p>8100</text:p>
          </table:table-cell>
          <table:table-cell table:formula="of:=[.C1231]/294" office:value-type="float" office:value="5.56632653061225" calcext:value-type="float">
            <text:p>5,56632653061225</text:p>
          </table:table-cell>
          <table:table-cell table:formula="of:=[.D1231]/294" office:value-type="float" office:value="11.1105442176871" calcext:value-type="float">
            <text:p>11,1105442176871</text:p>
          </table:table-cell>
          <table:table-cell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office:value-type="float" office:value="1504.5" calcext:value-type="float">
            <text:p>1 504,50</text:p>
          </table:table-cell>
          <table:table-cell office:value-type="float" office:value="3236.5" calcext:value-type="float">
            <text:p>3 236,50</text:p>
          </table:table-cell>
          <table:table-cell office:value-type="float" office:value="90" calcext:value-type="float">
            <text:p>90</text:p>
          </table:table-cell>
          <table:table-cell table:formula="of:=90*[.E1232]" office:value-type="float" office:value="8100" calcext:value-type="float">
            <text:p>8100</text:p>
          </table:table-cell>
          <table:table-cell table:formula="of:=[.C1232]/294" office:value-type="float" office:value="5.11734693877551" calcext:value-type="float">
            <text:p>5,11734693877551</text:p>
          </table:table-cell>
          <table:table-cell table:formula="of:=[.D1232]/294" office:value-type="float" office:value="11.0085034013605" calcext:value-type="float">
            <text:p>11,0085034013605</text:p>
          </table:table-cell>
          <table:table-cell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float" office:value="1418.5" calcext:value-type="float">
            <text:p>1 418,50</text:p>
          </table:table-cell>
          <table:table-cell office:value-type="float" office:value="3258.5" calcext:value-type="float">
            <text:p>3 258,50</text:p>
          </table:table-cell>
          <table:table-cell office:value-type="float" office:value="90" calcext:value-type="float">
            <text:p>90</text:p>
          </table:table-cell>
          <table:table-cell table:formula="of:=90*[.E1233]" office:value-type="float" office:value="8100" calcext:value-type="float">
            <text:p>8100</text:p>
          </table:table-cell>
          <table:table-cell table:formula="of:=[.C1233]/294" office:value-type="float" office:value="4.82482993197279" calcext:value-type="float">
            <text:p>4,82482993197279</text:p>
          </table:table-cell>
          <table:table-cell table:formula="of:=[.D1233]/294" office:value-type="float" office:value="11.0833333333333" calcext:value-type="float">
            <text:p>11,0833333333333</text:p>
          </table:table-cell>
          <table:table-cell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office:value-type="float" office:value="1334.5" calcext:value-type="float">
            <text:p>1 334,50</text:p>
          </table:table-cell>
          <table:table-cell office:value-type="float" office:value="3200.5" calcext:value-type="float">
            <text:p>3 200,50</text:p>
          </table:table-cell>
          <table:table-cell office:value-type="float" office:value="90" calcext:value-type="float">
            <text:p>90</text:p>
          </table:table-cell>
          <table:table-cell table:formula="of:=90*[.E1234]" office:value-type="float" office:value="8100" calcext:value-type="float">
            <text:p>8100</text:p>
          </table:table-cell>
          <table:table-cell table:formula="of:=[.C1234]/294" office:value-type="float" office:value="4.5391156462585" calcext:value-type="float">
            <text:p>4,5391156462585</text:p>
          </table:table-cell>
          <table:table-cell table:formula="of:=[.D1234]/294" office:value-type="float" office:value="10.8860544217687" calcext:value-type="float">
            <text:p>10,8860544217687</text:p>
          </table:table-cell>
          <table:table-cell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1278.5" calcext:value-type="float">
            <text:p>1 278,50</text:p>
          </table:table-cell>
          <table:table-cell office:value-type="float" office:value="3252.5" calcext:value-type="float">
            <text:p>3 252,50</text:p>
          </table:table-cell>
          <table:table-cell office:value-type="float" office:value="90" calcext:value-type="float">
            <text:p>90</text:p>
          </table:table-cell>
          <table:table-cell table:formula="of:=90*[.E1235]" office:value-type="float" office:value="8100" calcext:value-type="float">
            <text:p>8100</text:p>
          </table:table-cell>
          <table:table-cell table:formula="of:=[.C1235]/294" office:value-type="float" office:value="4.34863945578231" calcext:value-type="float">
            <text:p>4,34863945578231</text:p>
          </table:table-cell>
          <table:table-cell table:formula="of:=[.D1235]/294" office:value-type="float" office:value="11.062925170068" calcext:value-type="float">
            <text:p>11,062925170068</text:p>
          </table:table-cell>
          <table:table-cell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1204.5" calcext:value-type="float">
            <text:p>1 204,50</text:p>
          </table:table-cell>
          <table:table-cell office:value-type="float" office:value="3218.5" calcext:value-type="float">
            <text:p>3 218,50</text:p>
          </table:table-cell>
          <table:table-cell office:value-type="float" office:value="90" calcext:value-type="float">
            <text:p>90</text:p>
          </table:table-cell>
          <table:table-cell table:formula="of:=90*[.E1236]" office:value-type="float" office:value="8100" calcext:value-type="float">
            <text:p>8100</text:p>
          </table:table-cell>
          <table:table-cell table:formula="of:=[.C1236]/294" office:value-type="float" office:value="4.0969387755102" calcext:value-type="float">
            <text:p>4,0969387755102</text:p>
          </table:table-cell>
          <table:table-cell table:formula="of:=[.D1236]/294" office:value-type="float" office:value="10.9472789115646" calcext:value-type="float">
            <text:p>10,9472789115646</text:p>
          </table:table-cell>
          <table:table-cell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float" office:value="1184.5" calcext:value-type="float">
            <text:p>1 184,50</text:p>
          </table:table-cell>
          <table:table-cell office:value-type="float" office:value="3104.5" calcext:value-type="float">
            <text:p>3 104,50</text:p>
          </table:table-cell>
          <table:table-cell office:value-type="float" office:value="90" calcext:value-type="float">
            <text:p>90</text:p>
          </table:table-cell>
          <table:table-cell table:formula="of:=90*[.E1237]" office:value-type="float" office:value="8100" calcext:value-type="float">
            <text:p>8100</text:p>
          </table:table-cell>
          <table:table-cell table:formula="of:=[.C1237]/294" office:value-type="float" office:value="4.02891156462585" calcext:value-type="float">
            <text:p>4,02891156462585</text:p>
          </table:table-cell>
          <table:table-cell table:formula="of:=[.D1237]/294" office:value-type="float" office:value="10.5595238095238" calcext:value-type="float">
            <text:p>10,5595238095238</text:p>
          </table:table-cell>
          <table:table-cell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office:value-type="float" office:value="1146.5" calcext:value-type="float">
            <text:p>1 146,50</text:p>
          </table:table-cell>
          <table:table-cell office:value-type="float" office:value="3140.5" calcext:value-type="float">
            <text:p>3 140,50</text:p>
          </table:table-cell>
          <table:table-cell office:value-type="float" office:value="90" calcext:value-type="float">
            <text:p>90</text:p>
          </table:table-cell>
          <table:table-cell table:formula="of:=90*[.E1238]" office:value-type="float" office:value="8100" calcext:value-type="float">
            <text:p>8100</text:p>
          </table:table-cell>
          <table:table-cell table:formula="of:=[.C1238]/294" office:value-type="float" office:value="3.89965986394558" calcext:value-type="float">
            <text:p>3,89965986394558</text:p>
          </table:table-cell>
          <table:table-cell table:formula="of:=[.D1238]/294" office:value-type="float" office:value="10.6819727891156" calcext:value-type="float">
            <text:p>10,6819727891156</text:p>
          </table:table-cell>
          <table:table-cell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office:value-type="float" office:value="1108.5" calcext:value-type="float">
            <text:p>1 108,50</text:p>
          </table:table-cell>
          <table:table-cell office:value-type="float" office:value="3264.5" calcext:value-type="float">
            <text:p>3 264,50</text:p>
          </table:table-cell>
          <table:table-cell office:value-type="float" office:value="90" calcext:value-type="float">
            <text:p>90</text:p>
          </table:table-cell>
          <table:table-cell table:formula="of:=90*[.E1239]" office:value-type="float" office:value="8100" calcext:value-type="float">
            <text:p>8100</text:p>
          </table:table-cell>
          <table:table-cell table:formula="of:=[.C1239]/294" office:value-type="float" office:value="3.77040816326531" calcext:value-type="float">
            <text:p>3,77040816326531</text:p>
          </table:table-cell>
          <table:table-cell table:formula="of:=[.D1239]/294" office:value-type="float" office:value="11.1037414965986" calcext:value-type="float">
            <text:p>11,1037414965986</text:p>
          </table:table-cell>
          <table:table-cell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office:value-type="float" office:value="1492.5" calcext:value-type="float">
            <text:p>1 492,50</text:p>
          </table:table-cell>
          <table:table-cell office:value-type="float" office:value="2886.5" calcext:value-type="float">
            <text:p>2 886,50</text:p>
          </table:table-cell>
          <table:table-cell office:value-type="float" office:value="98" calcext:value-type="float">
            <text:p>98</text:p>
          </table:table-cell>
          <table:table-cell table:formula="of:=90*[.E1240]" office:value-type="float" office:value="8820" calcext:value-type="float">
            <text:p>8820</text:p>
          </table:table-cell>
          <table:table-cell table:formula="of:=[.C1240]/294" office:value-type="float" office:value="5.0765306122449" calcext:value-type="float">
            <text:p>5,0765306122449</text:p>
          </table:table-cell>
          <table:table-cell table:formula="of:=[.D1240]/294" office:value-type="float" office:value="9.81802721088435" calcext:value-type="float">
            <text:p>9,81802721088435</text:p>
          </table:table-cell>
          <table:table-cell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office:value-type="float" office:value="1536.5" calcext:value-type="float">
            <text:p>1 536,50</text:p>
          </table:table-cell>
          <table:table-cell office:value-type="float" office:value="2992.5" calcext:value-type="float">
            <text:p>2 992,50</text:p>
          </table:table-cell>
          <table:table-cell office:value-type="float" office:value="98" calcext:value-type="float">
            <text:p>98</text:p>
          </table:table-cell>
          <table:table-cell table:formula="of:=90*[.E1241]" office:value-type="float" office:value="8820" calcext:value-type="float">
            <text:p>8820</text:p>
          </table:table-cell>
          <table:table-cell table:formula="of:=[.C1241]/294" office:value-type="float" office:value="5.22619047619048" calcext:value-type="float">
            <text:p>5,22619047619048</text:p>
          </table:table-cell>
          <table:table-cell table:formula="of:=[.D1241]/294" office:value-type="float" office:value="10.1785714285714" calcext:value-type="float">
            <text:p>10,1785714285714</text:p>
          </table:table-cell>
          <table:table-cell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office:value-type="float" office:value="1488.5" calcext:value-type="float">
            <text:p>1 488,50</text:p>
          </table:table-cell>
          <table:table-cell office:value-type="float" office:value="3054.5" calcext:value-type="float">
            <text:p>3 054,50</text:p>
          </table:table-cell>
          <table:table-cell office:value-type="float" office:value="98" calcext:value-type="float">
            <text:p>98</text:p>
          </table:table-cell>
          <table:table-cell table:formula="of:=90*[.E1242]" office:value-type="float" office:value="8820" calcext:value-type="float">
            <text:p>8820</text:p>
          </table:table-cell>
          <table:table-cell table:formula="of:=[.C1242]/294" office:value-type="float" office:value="5.06292517006803" calcext:value-type="float">
            <text:p>5,06292517006803</text:p>
          </table:table-cell>
          <table:table-cell table:formula="of:=[.D1242]/294" office:value-type="float" office:value="10.3894557823129" calcext:value-type="float">
            <text:p>10,3894557823129</text:p>
          </table:table-cell>
          <table:table-cell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office:value-type="float" office:value="1168.5" calcext:value-type="float">
            <text:p>1 168,50</text:p>
          </table:table-cell>
          <table:table-cell office:value-type="float" office:value="2980.5" calcext:value-type="float">
            <text:p>2 980,50</text:p>
          </table:table-cell>
          <table:table-cell office:value-type="float" office:value="98" calcext:value-type="float">
            <text:p>98</text:p>
          </table:table-cell>
          <table:table-cell table:formula="of:=90*[.E1243]" office:value-type="float" office:value="8820" calcext:value-type="float">
            <text:p>8820</text:p>
          </table:table-cell>
          <table:table-cell table:formula="of:=[.C1243]/294" office:value-type="float" office:value="3.97448979591837" calcext:value-type="float">
            <text:p>3,97448979591837</text:p>
          </table:table-cell>
          <table:table-cell table:formula="of:=[.D1243]/294" office:value-type="float" office:value="10.1377551020408" calcext:value-type="float">
            <text:p>10,1377551020408</text:p>
          </table:table-cell>
          <table:table-cell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office:value-type="float" office:value="1104.5" calcext:value-type="float">
            <text:p>1 104,50</text:p>
          </table:table-cell>
          <table:table-cell office:value-type="float" office:value="3100.5" calcext:value-type="float">
            <text:p>3 100,50</text:p>
          </table:table-cell>
          <table:table-cell office:value-type="float" office:value="98" calcext:value-type="float">
            <text:p>98</text:p>
          </table:table-cell>
          <table:table-cell table:formula="of:=90*[.E1244]" office:value-type="float" office:value="8820" calcext:value-type="float">
            <text:p>8820</text:p>
          </table:table-cell>
          <table:table-cell table:formula="of:=[.C1244]/294" office:value-type="float" office:value="3.75680272108844" calcext:value-type="float">
            <text:p>3,75680272108844</text:p>
          </table:table-cell>
          <table:table-cell table:formula="of:=[.D1244]/294" office:value-type="float" office:value="10.5459183673469" calcext:value-type="float">
            <text:p>10,5459183673469</text:p>
          </table:table-cell>
          <table:table-cell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office:value-type="float" office:value="1018.5" calcext:value-type="float">
            <text:p>1 018,50</text:p>
          </table:table-cell>
          <table:table-cell office:value-type="float" office:value="3170.5" calcext:value-type="float">
            <text:p>3 170,50</text:p>
          </table:table-cell>
          <table:table-cell office:value-type="float" office:value="98" calcext:value-type="float">
            <text:p>98</text:p>
          </table:table-cell>
          <table:table-cell table:formula="of:=90*[.E1245]" office:value-type="float" office:value="8820" calcext:value-type="float">
            <text:p>8820</text:p>
          </table:table-cell>
          <table:table-cell table:formula="of:=[.C1245]/294" office:value-type="float" office:value="3.46428571428571" calcext:value-type="float">
            <text:p>3,46428571428571</text:p>
          </table:table-cell>
          <table:table-cell table:formula="of:=[.D1245]/294" office:value-type="float" office:value="10.7840136054422" calcext:value-type="float">
            <text:p>10,7840136054422</text:p>
          </table:table-cell>
          <table:table-cell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office:value-type="float" office:value="1142.5" calcext:value-type="float">
            <text:p>1 142,50</text:p>
          </table:table-cell>
          <table:table-cell office:value-type="float" office:value="3282.5" calcext:value-type="float">
            <text:p>3 282,50</text:p>
          </table:table-cell>
          <table:table-cell office:value-type="float" office:value="98" calcext:value-type="float">
            <text:p>98</text:p>
          </table:table-cell>
          <table:table-cell table:formula="of:=90*[.E1246]" office:value-type="float" office:value="8820" calcext:value-type="float">
            <text:p>8820</text:p>
          </table:table-cell>
          <table:table-cell table:formula="of:=[.C1246]/294" office:value-type="float" office:value="3.88605442176871" calcext:value-type="float">
            <text:p>3,88605442176871</text:p>
          </table:table-cell>
          <table:table-cell table:formula="of:=[.D1246]/294" office:value-type="float" office:value="11.1649659863946" calcext:value-type="float">
            <text:p>11,1649659863946</text:p>
          </table:table-cell>
          <table:table-cell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float" office:value="1402.5" calcext:value-type="float">
            <text:p>1 402,50</text:p>
          </table:table-cell>
          <table:table-cell office:value-type="float" office:value="3032.5" calcext:value-type="float">
            <text:p>3 032,50</text:p>
          </table:table-cell>
          <table:table-cell office:value-type="float" office:value="98" calcext:value-type="float">
            <text:p>98</text:p>
          </table:table-cell>
          <table:table-cell table:formula="of:=90*[.E1247]" office:value-type="float" office:value="8820" calcext:value-type="float">
            <text:p>8820</text:p>
          </table:table-cell>
          <table:table-cell table:formula="of:=[.C1247]/294" office:value-type="float" office:value="4.77040816326531" calcext:value-type="float">
            <text:p>4,77040816326531</text:p>
          </table:table-cell>
          <table:table-cell table:formula="of:=[.D1247]/294" office:value-type="float" office:value="10.3146258503401" calcext:value-type="float">
            <text:p>10,3146258503401</text:p>
          </table:table-cell>
          <table:table-cell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office:value-type="float" office:value="1298.5" calcext:value-type="float">
            <text:p>1 298,50</text:p>
          </table:table-cell>
          <table:table-cell office:value-type="float" office:value="3096.5" calcext:value-type="float">
            <text:p>3 096,50</text:p>
          </table:table-cell>
          <table:table-cell office:value-type="float" office:value="98" calcext:value-type="float">
            <text:p>98</text:p>
          </table:table-cell>
          <table:table-cell table:formula="of:=90*[.E1248]" office:value-type="float" office:value="8820" calcext:value-type="float">
            <text:p>8820</text:p>
          </table:table-cell>
          <table:table-cell table:formula="of:=[.C1248]/294" office:value-type="float" office:value="4.41666666666667" calcext:value-type="float">
            <text:p>4,41666666666667</text:p>
          </table:table-cell>
          <table:table-cell table:formula="of:=[.D1248]/294" office:value-type="float" office:value="10.5323129251701" calcext:value-type="float">
            <text:p>10,5323129251701</text:p>
          </table:table-cell>
          <table:table-cell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232.5" calcext:value-type="float">
            <text:p>1 232,50</text:p>
          </table:table-cell>
          <table:table-cell office:value-type="float" office:value="3170.5" calcext:value-type="float">
            <text:p>3 170,50</text:p>
          </table:table-cell>
          <table:table-cell office:value-type="float" office:value="98" calcext:value-type="float">
            <text:p>98</text:p>
          </table:table-cell>
          <table:table-cell table:formula="of:=90*[.E1249]" office:value-type="float" office:value="8820" calcext:value-type="float">
            <text:p>8820</text:p>
          </table:table-cell>
          <table:table-cell table:formula="of:=[.C1249]/294" office:value-type="float" office:value="4.1921768707483" calcext:value-type="float">
            <text:p>4,1921768707483</text:p>
          </table:table-cell>
          <table:table-cell table:formula="of:=[.D1249]/294" office:value-type="float" office:value="10.7840136054422" calcext:value-type="float">
            <text:p>10,7840136054422</text:p>
          </table:table-cell>
          <table:table-cell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office:value-type="float" office:value="1188.5" calcext:value-type="float">
            <text:p>1 188,50</text:p>
          </table:table-cell>
          <table:table-cell office:value-type="float" office:value="3174.5" calcext:value-type="float">
            <text:p>3 174,50</text:p>
          </table:table-cell>
          <table:table-cell office:value-type="float" office:value="98" calcext:value-type="float">
            <text:p>98</text:p>
          </table:table-cell>
          <table:table-cell table:formula="of:=90*[.E1250]" office:value-type="float" office:value="8820" calcext:value-type="float">
            <text:p>8820</text:p>
          </table:table-cell>
          <table:table-cell table:formula="of:=[.C1250]/294" office:value-type="float" office:value="4.04251700680272" calcext:value-type="float">
            <text:p>4,04251700680272</text:p>
          </table:table-cell>
          <table:table-cell table:formula="of:=[.D1250]/294" office:value-type="float" office:value="10.797619047619" calcext:value-type="float">
            <text:p>10,797619047619</text:p>
          </table:table-cell>
          <table:table-cell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1272.5" calcext:value-type="float">
            <text:p>1 272,50</text:p>
          </table:table-cell>
          <table:table-cell office:value-type="float" office:value="3290.5" calcext:value-type="float">
            <text:p>3 290,50</text:p>
          </table:table-cell>
          <table:table-cell office:value-type="float" office:value="98" calcext:value-type="float">
            <text:p>98</text:p>
          </table:table-cell>
          <table:table-cell table:formula="of:=90*[.E1251]" office:value-type="float" office:value="8820" calcext:value-type="float">
            <text:p>8820</text:p>
          </table:table-cell>
          <table:table-cell table:formula="of:=[.C1251]/294" office:value-type="float" office:value="4.32823129251701" calcext:value-type="float">
            <text:p>4,32823129251701</text:p>
          </table:table-cell>
          <table:table-cell table:formula="of:=[.D1251]/294" office:value-type="float" office:value="11.1921768707483" calcext:value-type="float">
            <text:p>11,1921768707483</text:p>
          </table:table-cell>
          <table:table-cell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office:value-type="float" office:value="1354.5" calcext:value-type="float">
            <text:p>1 354,50</text:p>
          </table:table-cell>
          <table:table-cell office:value-type="float" office:value="3292.5" calcext:value-type="float">
            <text:p>3 292,50</text:p>
          </table:table-cell>
          <table:table-cell office:value-type="float" office:value="98" calcext:value-type="float">
            <text:p>98</text:p>
          </table:table-cell>
          <table:table-cell table:formula="of:=90*[.E1252]" office:value-type="float" office:value="8820" calcext:value-type="float">
            <text:p>8820</text:p>
          </table:table-cell>
          <table:table-cell table:formula="of:=[.C1252]/294" office:value-type="float" office:value="4.60714285714286" calcext:value-type="float">
            <text:p>4,60714285714286</text:p>
          </table:table-cell>
          <table:table-cell table:formula="of:=[.D1252]/294" office:value-type="float" office:value="11.1989795918367" calcext:value-type="float">
            <text:p>11,1989795918367</text:p>
          </table:table-cell>
          <table:table-cell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office:value-type="float" office:value="1438.5" calcext:value-type="float">
            <text:p>1 438,50</text:p>
          </table:table-cell>
          <table:table-cell office:value-type="float" office:value="3304.5" calcext:value-type="float">
            <text:p>3 304,50</text:p>
          </table:table-cell>
          <table:table-cell office:value-type="float" office:value="98" calcext:value-type="float">
            <text:p>98</text:p>
          </table:table-cell>
          <table:table-cell table:formula="of:=90*[.E1253]" office:value-type="float" office:value="8820" calcext:value-type="float">
            <text:p>8820</text:p>
          </table:table-cell>
          <table:table-cell table:formula="of:=[.C1253]/294" office:value-type="float" office:value="4.89285714285714" calcext:value-type="float">
            <text:p>4,89285714285714</text:p>
          </table:table-cell>
          <table:table-cell table:formula="of:=[.D1253]/294" office:value-type="float" office:value="11.2397959183673" calcext:value-type="float">
            <text:p>11,2397959183673</text:p>
          </table:table-cell>
          <table:table-cell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office:value-type="float" office:value="1480.5" calcext:value-type="float">
            <text:p>1 480,50</text:p>
          </table:table-cell>
          <table:table-cell office:value-type="float" office:value="3294.5" calcext:value-type="float">
            <text:p>3 294,50</text:p>
          </table:table-cell>
          <table:table-cell office:value-type="float" office:value="98" calcext:value-type="float">
            <text:p>98</text:p>
          </table:table-cell>
          <table:table-cell table:formula="of:=90*[.E1254]" office:value-type="float" office:value="8820" calcext:value-type="float">
            <text:p>8820</text:p>
          </table:table-cell>
          <table:table-cell table:formula="of:=[.C1254]/294" office:value-type="float" office:value="5.03571428571429" calcext:value-type="float">
            <text:p>5,03571428571429</text:p>
          </table:table-cell>
          <table:table-cell table:formula="of:=[.D1254]/294" office:value-type="float" office:value="11.2057823129252" calcext:value-type="float">
            <text:p>11,2057823129252</text:p>
          </table:table-cell>
          <table:table-cell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office:value-type="float" office:value="1670.5" calcext:value-type="float">
            <text:p>1 670,50</text:p>
          </table:table-cell>
          <table:table-cell office:value-type="float" office:value="2830.5" calcext:value-type="float">
            <text:p>2 830,50</text:p>
          </table:table-cell>
          <table:table-cell office:value-type="float" office:value="99" calcext:value-type="float">
            <text:p>99</text:p>
          </table:table-cell>
          <table:table-cell table:formula="of:=90*[.E1255]" office:value-type="float" office:value="8910" calcext:value-type="float">
            <text:p>8910</text:p>
          </table:table-cell>
          <table:table-cell table:formula="of:=[.C1255]/294" office:value-type="float" office:value="5.68197278911565" calcext:value-type="float">
            <text:p>5,68197278911565</text:p>
          </table:table-cell>
          <table:table-cell table:formula="of:=[.D1255]/294" office:value-type="float" office:value="9.62755102040816" calcext:value-type="float">
            <text:p>9,62755102040816</text:p>
          </table:table-cell>
          <table:table-cell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office:value-type="float" office:value="1734.5" calcext:value-type="float">
            <text:p>1 734,50</text:p>
          </table:table-cell>
          <table:table-cell office:value-type="float" office:value="2932.5" calcext:value-type="float">
            <text:p>2 932,50</text:p>
          </table:table-cell>
          <table:table-cell office:value-type="float" office:value="99" calcext:value-type="float">
            <text:p>99</text:p>
          </table:table-cell>
          <table:table-cell table:formula="of:=90*[.E1256]" office:value-type="float" office:value="8910" calcext:value-type="float">
            <text:p>8910</text:p>
          </table:table-cell>
          <table:table-cell table:formula="of:=[.C1256]/294" office:value-type="float" office:value="5.89965986394558" calcext:value-type="float">
            <text:p>5,89965986394558</text:p>
          </table:table-cell>
          <table:table-cell table:formula="of:=[.D1256]/294" office:value-type="float" office:value="9.97448979591837" calcext:value-type="float">
            <text:p>9,97448979591837</text:p>
          </table:table-cell>
          <table:table-cell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office:value-type="float" office:value="1340.5" calcext:value-type="float">
            <text:p>1 340,50</text:p>
          </table:table-cell>
          <table:table-cell office:value-type="float" office:value="2796.5" calcext:value-type="float">
            <text:p>2 796,50</text:p>
          </table:table-cell>
          <table:table-cell office:value-type="float" office:value="99" calcext:value-type="float">
            <text:p>99</text:p>
          </table:table-cell>
          <table:table-cell table:formula="of:=90*[.E1257]" office:value-type="float" office:value="8910" calcext:value-type="float">
            <text:p>8910</text:p>
          </table:table-cell>
          <table:table-cell table:formula="of:=[.C1257]/294" office:value-type="float" office:value="4.55952380952381" calcext:value-type="float">
            <text:p>4,55952380952381</text:p>
          </table:table-cell>
          <table:table-cell table:formula="of:=[.D1257]/294" office:value-type="float" office:value="9.51190476190476" calcext:value-type="float">
            <text:p>9,51190476190476</text:p>
          </table:table-cell>
          <table:table-cell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office:value-type="float" office:value="1330.5" calcext:value-type="float">
            <text:p>1 330,50</text:p>
          </table:table-cell>
          <table:table-cell office:value-type="float" office:value="2856.5" calcext:value-type="float">
            <text:p>2 856,50</text:p>
          </table:table-cell>
          <table:table-cell office:value-type="float" office:value="99" calcext:value-type="float">
            <text:p>99</text:p>
          </table:table-cell>
          <table:table-cell table:formula="of:=90*[.E1258]" office:value-type="float" office:value="8910" calcext:value-type="float">
            <text:p>8910</text:p>
          </table:table-cell>
          <table:table-cell table:formula="of:=[.C1258]/294" office:value-type="float" office:value="4.52551020408163" calcext:value-type="float">
            <text:p>4,52551020408163</text:p>
          </table:table-cell>
          <table:table-cell table:formula="of:=[.D1258]/294" office:value-type="float" office:value="9.71598639455782" calcext:value-type="float">
            <text:p>9,71598639455782</text:p>
          </table:table-cell>
          <table:table-cell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1362.5" calcext:value-type="float">
            <text:p>1 362,50</text:p>
          </table:table-cell>
          <table:table-cell office:value-type="float" office:value="2924.5" calcext:value-type="float">
            <text:p>2 924,50</text:p>
          </table:table-cell>
          <table:table-cell office:value-type="float" office:value="99" calcext:value-type="float">
            <text:p>99</text:p>
          </table:table-cell>
          <table:table-cell table:formula="of:=90*[.E1259]" office:value-type="float" office:value="8910" calcext:value-type="float">
            <text:p>8910</text:p>
          </table:table-cell>
          <table:table-cell table:formula="of:=[.C1259]/294" office:value-type="float" office:value="4.6343537414966" calcext:value-type="float">
            <text:p>4,6343537414966</text:p>
          </table:table-cell>
          <table:table-cell table:formula="of:=[.D1259]/294" office:value-type="float" office:value="9.94727891156463" calcext:value-type="float">
            <text:p>9,94727891156463</text:p>
          </table:table-cell>
          <table:table-cell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float" office:value="1290.5" calcext:value-type="float">
            <text:p>1 290,50</text:p>
          </table:table-cell>
          <table:table-cell office:value-type="float" office:value="3004.5" calcext:value-type="float">
            <text:p>3 004,50</text:p>
          </table:table-cell>
          <table:table-cell office:value-type="float" office:value="99" calcext:value-type="float">
            <text:p>99</text:p>
          </table:table-cell>
          <table:table-cell table:formula="of:=90*[.E1260]" office:value-type="float" office:value="8910" calcext:value-type="float">
            <text:p>8910</text:p>
          </table:table-cell>
          <table:table-cell table:formula="of:=[.C1260]/294" office:value-type="float" office:value="4.38945578231293" calcext:value-type="float">
            <text:p>4,38945578231293</text:p>
          </table:table-cell>
          <table:table-cell table:formula="of:=[.D1260]/294" office:value-type="float" office:value="10.219387755102" calcext:value-type="float">
            <text:p>10,219387755102</text:p>
          </table:table-cell>
          <table:table-cell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1276.5" calcext:value-type="float">
            <text:p>1 276,50</text:p>
          </table:table-cell>
          <table:table-cell office:value-type="float" office:value="3108.5" calcext:value-type="float">
            <text:p>3 108,50</text:p>
          </table:table-cell>
          <table:table-cell office:value-type="float" office:value="99" calcext:value-type="float">
            <text:p>99</text:p>
          </table:table-cell>
          <table:table-cell table:formula="of:=90*[.E1261]" office:value-type="float" office:value="8910" calcext:value-type="float">
            <text:p>8910</text:p>
          </table:table-cell>
          <table:table-cell table:formula="of:=[.C1261]/294" office:value-type="float" office:value="4.34183673469388" calcext:value-type="float">
            <text:p>4,34183673469388</text:p>
          </table:table-cell>
          <table:table-cell table:formula="of:=[.D1261]/294" office:value-type="float" office:value="10.5731292517007" calcext:value-type="float">
            <text:p>10,5731292517007</text:p>
          </table:table-cell>
          <table:table-cell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float" office:value="1234.5" calcext:value-type="float">
            <text:p>1 234,50</text:p>
          </table:table-cell>
          <table:table-cell office:value-type="float" office:value="3142.5" calcext:value-type="float">
            <text:p>3 142,50</text:p>
          </table:table-cell>
          <table:table-cell office:value-type="float" office:value="99" calcext:value-type="float">
            <text:p>99</text:p>
          </table:table-cell>
          <table:table-cell table:formula="of:=90*[.E1262]" office:value-type="float" office:value="8910" calcext:value-type="float">
            <text:p>8910</text:p>
          </table:table-cell>
          <table:table-cell table:formula="of:=[.C1262]/294" office:value-type="float" office:value="4.19897959183674" calcext:value-type="float">
            <text:p>4,19897959183674</text:p>
          </table:table-cell>
          <table:table-cell table:formula="of:=[.D1262]/294" office:value-type="float" office:value="10.6887755102041" calcext:value-type="float">
            <text:p>10,6887755102041</text:p>
          </table:table-cell>
          <table:table-cell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office:value-type="float" office:value="1318.5" calcext:value-type="float">
            <text:p>1 318,50</text:p>
          </table:table-cell>
          <table:table-cell office:value-type="float" office:value="3264.5" calcext:value-type="float">
            <text:p>3 264,50</text:p>
          </table:table-cell>
          <table:table-cell office:value-type="float" office:value="99" calcext:value-type="float">
            <text:p>99</text:p>
          </table:table-cell>
          <table:table-cell table:formula="of:=90*[.E1263]" office:value-type="float" office:value="8910" calcext:value-type="float">
            <text:p>8910</text:p>
          </table:table-cell>
          <table:table-cell table:formula="of:=[.C1263]/294" office:value-type="float" office:value="4.48469387755102" calcext:value-type="float">
            <text:p>4,48469387755102</text:p>
          </table:table-cell>
          <table:table-cell table:formula="of:=[.D1263]/294" office:value-type="float" office:value="11.1037414965986" calcext:value-type="float">
            <text:p>11,1037414965986</text:p>
          </table:table-cell>
          <table:table-cell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float" office:value="1444.5" calcext:value-type="float">
            <text:p>1 444,50</text:p>
          </table:table-cell>
          <table:table-cell office:value-type="float" office:value="3226.5" calcext:value-type="float">
            <text:p>3 226,50</text:p>
          </table:table-cell>
          <table:table-cell office:value-type="float" office:value="99" calcext:value-type="float">
            <text:p>99</text:p>
          </table:table-cell>
          <table:table-cell table:formula="of:=90*[.E1264]" office:value-type="float" office:value="8910" calcext:value-type="float">
            <text:p>8910</text:p>
          </table:table-cell>
          <table:table-cell table:formula="of:=[.C1264]/294" office:value-type="float" office:value="4.91326530612245" calcext:value-type="float">
            <text:p>4,91326530612245</text:p>
          </table:table-cell>
          <table:table-cell table:formula="of:=[.D1264]/294" office:value-type="float" office:value="10.9744897959184" calcext:value-type="float">
            <text:p>10,9744897959184</text:p>
          </table:table-cell>
          <table:table-cell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office:value-type="float" office:value="1494.5" calcext:value-type="float">
            <text:p>1 494,50</text:p>
          </table:table-cell>
          <table:table-cell office:value-type="float" office:value="3166.5" calcext:value-type="float">
            <text:p>3 166,50</text:p>
          </table:table-cell>
          <table:table-cell office:value-type="float" office:value="99" calcext:value-type="float">
            <text:p>99</text:p>
          </table:table-cell>
          <table:table-cell table:formula="of:=90*[.E1265]" office:value-type="float" office:value="8910" calcext:value-type="float">
            <text:p>8910</text:p>
          </table:table-cell>
          <table:table-cell table:formula="of:=[.C1265]/294" office:value-type="float" office:value="5.08333333333333" calcext:value-type="float">
            <text:p>5,08333333333333</text:p>
          </table:table-cell>
          <table:table-cell table:formula="of:=[.D1265]/294" office:value-type="float" office:value="10.7704081632653" calcext:value-type="float">
            <text:p>10,7704081632653</text:p>
          </table:table-cell>
          <table:table-cell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1534.5" calcext:value-type="float">
            <text:p>1 534,50</text:p>
          </table:table-cell>
          <table:table-cell office:value-type="float" office:value="3094.5" calcext:value-type="float">
            <text:p>3 094,50</text:p>
          </table:table-cell>
          <table:table-cell office:value-type="float" office:value="99" calcext:value-type="float">
            <text:p>99</text:p>
          </table:table-cell>
          <table:table-cell table:formula="of:=90*[.E1266]" office:value-type="float" office:value="8910" calcext:value-type="float">
            <text:p>8910</text:p>
          </table:table-cell>
          <table:table-cell table:formula="of:=[.C1266]/294" office:value-type="float" office:value="5.21938775510204" calcext:value-type="float">
            <text:p>5,21938775510204</text:p>
          </table:table-cell>
          <table:table-cell table:formula="of:=[.D1266]/294" office:value-type="float" office:value="10.5255102040816" calcext:value-type="float">
            <text:p>10,5255102040816</text:p>
          </table:table-cell>
          <table:table-cell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office:value-type="float" office:value="1652.5" calcext:value-type="float">
            <text:p>1 652,50</text:p>
          </table:table-cell>
          <table:table-cell office:value-type="float" office:value="3058.5" calcext:value-type="float">
            <text:p>3 058,50</text:p>
          </table:table-cell>
          <table:table-cell office:value-type="float" office:value="99" calcext:value-type="float">
            <text:p>99</text:p>
          </table:table-cell>
          <table:table-cell table:formula="of:=90*[.E1267]" office:value-type="float" office:value="8910" calcext:value-type="float">
            <text:p>8910</text:p>
          </table:table-cell>
          <table:table-cell table:formula="of:=[.C1267]/294" office:value-type="float" office:value="5.62074829931973" calcext:value-type="float">
            <text:p>5,62074829931973</text:p>
          </table:table-cell>
          <table:table-cell table:formula="of:=[.D1267]/294" office:value-type="float" office:value="10.4030612244898" calcext:value-type="float">
            <text:p>10,4030612244898</text:p>
          </table:table-cell>
          <table:table-cell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float" office:value="1674.5" calcext:value-type="float">
            <text:p>1 674,50</text:p>
          </table:table-cell>
          <table:table-cell office:value-type="float" office:value="3036.5" calcext:value-type="float">
            <text:p>3 036,50</text:p>
          </table:table-cell>
          <table:table-cell office:value-type="float" office:value="99" calcext:value-type="float">
            <text:p>99</text:p>
          </table:table-cell>
          <table:table-cell table:formula="of:=90*[.E1268]" office:value-type="float" office:value="8910" calcext:value-type="float">
            <text:p>8910</text:p>
          </table:table-cell>
          <table:table-cell table:formula="of:=[.C1268]/294" office:value-type="float" office:value="5.69557823129252" calcext:value-type="float">
            <text:p>5,69557823129252</text:p>
          </table:table-cell>
          <table:table-cell table:formula="of:=[.D1268]/294" office:value-type="float" office:value="10.328231292517" calcext:value-type="float">
            <text:p>10,328231292517</text:p>
          </table:table-cell>
          <table:table-cell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office:value-type="float" office:value="1638.5" calcext:value-type="float">
            <text:p>1 638,50</text:p>
          </table:table-cell>
          <table:table-cell office:value-type="float" office:value="2962.5" calcext:value-type="float">
            <text:p>2 962,50</text:p>
          </table:table-cell>
          <table:table-cell office:value-type="float" office:value="99" calcext:value-type="float">
            <text:p>99</text:p>
          </table:table-cell>
          <table:table-cell table:formula="of:=90*[.E1269]" office:value-type="float" office:value="8910" calcext:value-type="float">
            <text:p>8910</text:p>
          </table:table-cell>
          <table:table-cell table:formula="of:=[.C1269]/294" office:value-type="float" office:value="5.57312925170068" calcext:value-type="float">
            <text:p>5,57312925170068</text:p>
          </table:table-cell>
          <table:table-cell table:formula="of:=[.D1269]/294" office:value-type="float" office:value="10.0765306122449" calcext:value-type="float">
            <text:p>10,0765306122449</text:p>
          </table:table-cell>
          <table:table-cell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float" office:value="1536.5" calcext:value-type="float">
            <text:p>1 536,50</text:p>
          </table:table-cell>
          <table:table-cell office:value-type="float" office:value="2956.5" calcext:value-type="float">
            <text:p>2 956,50</text:p>
          </table:table-cell>
          <table:table-cell office:value-type="float" office:value="99" calcext:value-type="float">
            <text:p>99</text:p>
          </table:table-cell>
          <table:table-cell table:formula="of:=90*[.E1270]" office:value-type="float" office:value="8910" calcext:value-type="float">
            <text:p>8910</text:p>
          </table:table-cell>
          <table:table-cell table:formula="of:=[.C1270]/294" office:value-type="float" office:value="5.22619047619048" calcext:value-type="float">
            <text:p>5,22619047619048</text:p>
          </table:table-cell>
          <table:table-cell table:formula="of:=[.D1270]/294" office:value-type="float" office:value="10.0561224489796" calcext:value-type="float">
            <text:p>10,0561224489796</text:p>
          </table:table-cell>
          <table:table-cell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office:value-type="float" office:value="1468.5" calcext:value-type="float">
            <text:p>1 468,50</text:p>
          </table:table-cell>
          <table:table-cell office:value-type="float" office:value="3042.5" calcext:value-type="float">
            <text:p>3 042,50</text:p>
          </table:table-cell>
          <table:table-cell office:value-type="float" office:value="99" calcext:value-type="float">
            <text:p>99</text:p>
          </table:table-cell>
          <table:table-cell table:formula="of:=90*[.E1271]" office:value-type="float" office:value="8910" calcext:value-type="float">
            <text:p>8910</text:p>
          </table:table-cell>
          <table:table-cell table:formula="of:=[.C1271]/294" office:value-type="float" office:value="4.99489795918367" calcext:value-type="float">
            <text:p>4,99489795918367</text:p>
          </table:table-cell>
          <table:table-cell table:formula="of:=[.D1271]/294" office:value-type="float" office:value="10.3486394557823" calcext:value-type="float">
            <text:p>10,3486394557823</text:p>
          </table:table-cell>
          <table:table-cell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428.5" calcext:value-type="float">
            <text:p>1 428,50</text:p>
          </table:table-cell>
          <table:table-cell office:value-type="float" office:value="3106.5" calcext:value-type="float">
            <text:p>3 106,50</text:p>
          </table:table-cell>
          <table:table-cell office:value-type="float" office:value="99" calcext:value-type="float">
            <text:p>99</text:p>
          </table:table-cell>
          <table:table-cell table:formula="of:=90*[.E1272]" office:value-type="float" office:value="8910" calcext:value-type="float">
            <text:p>8910</text:p>
          </table:table-cell>
          <table:table-cell table:formula="of:=[.C1272]/294" office:value-type="float" office:value="4.85884353741497" calcext:value-type="float">
            <text:p>4,85884353741497</text:p>
          </table:table-cell>
          <table:table-cell table:formula="of:=[.D1272]/294" office:value-type="float" office:value="10.5663265306122" calcext:value-type="float">
            <text:p>10,5663265306122</text:p>
          </table:table-cell>
          <table:table-cell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office:value-type="float" office:value="1370.5" calcext:value-type="float">
            <text:p>1 370,50</text:p>
          </table:table-cell>
          <table:table-cell office:value-type="float" office:value="3144.5" calcext:value-type="float">
            <text:p>3 144,50</text:p>
          </table:table-cell>
          <table:table-cell office:value-type="float" office:value="99" calcext:value-type="float">
            <text:p>99</text:p>
          </table:table-cell>
          <table:table-cell table:formula="of:=90*[.E1273]" office:value-type="float" office:value="8910" calcext:value-type="float">
            <text:p>8910</text:p>
          </table:table-cell>
          <table:table-cell table:formula="of:=[.C1273]/294" office:value-type="float" office:value="4.66156462585034" calcext:value-type="float">
            <text:p>4,66156462585034</text:p>
          </table:table-cell>
          <table:table-cell table:formula="of:=[.D1273]/294" office:value-type="float" office:value="10.6955782312925" calcext:value-type="float">
            <text:p>10,6955782312925</text:p>
          </table:table-cell>
          <table:table-cell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office:value-type="float" office:value="1672.5" calcext:value-type="float">
            <text:p>1 672,50</text:p>
          </table:table-cell>
          <table:table-cell office:value-type="float" office:value="2824.5" calcext:value-type="float">
            <text:p>2 824,50</text:p>
          </table:table-cell>
          <table:table-cell office:value-type="float" office:value="101" calcext:value-type="float">
            <text:p>101</text:p>
          </table:table-cell>
          <table:table-cell table:formula="of:=90*[.E1274]" office:value-type="float" office:value="9090" calcext:value-type="float">
            <text:p>9090</text:p>
          </table:table-cell>
          <table:table-cell table:formula="of:=[.C1274]/294" office:value-type="float" office:value="5.68877551020408" calcext:value-type="float">
            <text:p>5,68877551020408</text:p>
          </table:table-cell>
          <table:table-cell table:formula="of:=[.D1274]/294" office:value-type="float" office:value="9.60714285714286" calcext:value-type="float">
            <text:p>9,60714285714286</text:p>
          </table:table-cell>
          <table:table-cell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office:value-type="float" office:value="1708.5" calcext:value-type="float">
            <text:p>1 708,50</text:p>
          </table:table-cell>
          <table:table-cell office:value-type="float" office:value="2888.5" calcext:value-type="float">
            <text:p>2 888,50</text:p>
          </table:table-cell>
          <table:table-cell office:value-type="float" office:value="101" calcext:value-type="float">
            <text:p>101</text:p>
          </table:table-cell>
          <table:table-cell table:formula="of:=90*[.E1275]" office:value-type="float" office:value="9090" calcext:value-type="float">
            <text:p>9090</text:p>
          </table:table-cell>
          <table:table-cell table:formula="of:=[.C1275]/294" office:value-type="float" office:value="5.81122448979592" calcext:value-type="float">
            <text:p>5,81122448979592</text:p>
          </table:table-cell>
          <table:table-cell table:formula="of:=[.D1275]/294" office:value-type="float" office:value="9.82482993197279" calcext:value-type="float">
            <text:p>9,82482993197279</text:p>
          </table:table-cell>
          <table:table-cell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office:value-type="float" office:value="1724.5" calcext:value-type="float">
            <text:p>1 724,50</text:p>
          </table:table-cell>
          <table:table-cell office:value-type="float" office:value="2960.5" calcext:value-type="float">
            <text:p>2 960,50</text:p>
          </table:table-cell>
          <table:table-cell office:value-type="float" office:value="101" calcext:value-type="float">
            <text:p>101</text:p>
          </table:table-cell>
          <table:table-cell table:formula="of:=90*[.E1276]" office:value-type="float" office:value="9090" calcext:value-type="float">
            <text:p>9090</text:p>
          </table:table-cell>
          <table:table-cell table:formula="of:=[.C1276]/294" office:value-type="float" office:value="5.8656462585034" calcext:value-type="float">
            <text:p>5,8656462585034</text:p>
          </table:table-cell>
          <table:table-cell table:formula="of:=[.D1276]/294" office:value-type="float" office:value="10.0697278911565" calcext:value-type="float">
            <text:p>10,0697278911565</text:p>
          </table:table-cell>
          <table:table-cell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office:value-type="float" office:value="1678.5" calcext:value-type="float">
            <text:p>1 678,50</text:p>
          </table:table-cell>
          <table:table-cell office:value-type="float" office:value="2992.5" calcext:value-type="float">
            <text:p>2 992,50</text:p>
          </table:table-cell>
          <table:table-cell office:value-type="float" office:value="101" calcext:value-type="float">
            <text:p>101</text:p>
          </table:table-cell>
          <table:table-cell table:formula="of:=90*[.E1277]" office:value-type="float" office:value="9090" calcext:value-type="float">
            <text:p>9090</text:p>
          </table:table-cell>
          <table:table-cell table:formula="of:=[.C1277]/294" office:value-type="float" office:value="5.70918367346939" calcext:value-type="float">
            <text:p>5,70918367346939</text:p>
          </table:table-cell>
          <table:table-cell table:formula="of:=[.D1277]/294" office:value-type="float" office:value="10.1785714285714" calcext:value-type="float">
            <text:p>10,1785714285714</text:p>
          </table:table-cell>
          <table:table-cell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office:value-type="float" office:value="1598.5" calcext:value-type="float">
            <text:p>1 598,50</text:p>
          </table:table-cell>
          <table:table-cell office:value-type="float" office:value="3036.5" calcext:value-type="float">
            <text:p>3 036,50</text:p>
          </table:table-cell>
          <table:table-cell office:value-type="float" office:value="101" calcext:value-type="float">
            <text:p>101</text:p>
          </table:table-cell>
          <table:table-cell table:formula="of:=90*[.E1278]" office:value-type="float" office:value="9090" calcext:value-type="float">
            <text:p>9090</text:p>
          </table:table-cell>
          <table:table-cell table:formula="of:=[.C1278]/294" office:value-type="float" office:value="5.43707482993197" calcext:value-type="float">
            <text:p>5,43707482993197</text:p>
          </table:table-cell>
          <table:table-cell table:formula="of:=[.D1278]/294" office:value-type="float" office:value="10.328231292517" calcext:value-type="float">
            <text:p>10,328231292517</text:p>
          </table:table-cell>
          <table:table-cell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office:value-type="float" office:value="1526.5" calcext:value-type="float">
            <text:p>1 526,50</text:p>
          </table:table-cell>
          <table:table-cell office:value-type="float" office:value="3114.5" calcext:value-type="float">
            <text:p>3 114,50</text:p>
          </table:table-cell>
          <table:table-cell office:value-type="float" office:value="101" calcext:value-type="float">
            <text:p>101</text:p>
          </table:table-cell>
          <table:table-cell table:formula="of:=90*[.E1279]" office:value-type="float" office:value="9090" calcext:value-type="float">
            <text:p>9090</text:p>
          </table:table-cell>
          <table:table-cell table:formula="of:=[.C1279]/294" office:value-type="float" office:value="5.1921768707483" calcext:value-type="float">
            <text:p>5,1921768707483</text:p>
          </table:table-cell>
          <table:table-cell table:formula="of:=[.D1279]/294" office:value-type="float" office:value="10.593537414966" calcext:value-type="float">
            <text:p>10,593537414966</text:p>
          </table:table-cell>
          <table:table-cell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office:value-type="float" office:value="1454.5" calcext:value-type="float">
            <text:p>1 454,50</text:p>
          </table:table-cell>
          <table:table-cell office:value-type="float" office:value="3210.5" calcext:value-type="float">
            <text:p>3 210,50</text:p>
          </table:table-cell>
          <table:table-cell office:value-type="float" office:value="101" calcext:value-type="float">
            <text:p>101</text:p>
          </table:table-cell>
          <table:table-cell table:formula="of:=90*[.E1280]" office:value-type="float" office:value="9090" calcext:value-type="float">
            <text:p>9090</text:p>
          </table:table-cell>
          <table:table-cell table:formula="of:=[.C1280]/294" office:value-type="float" office:value="4.94727891156463" calcext:value-type="float">
            <text:p>4,94727891156463</text:p>
          </table:table-cell>
          <table:table-cell table:formula="of:=[.D1280]/294" office:value-type="float" office:value="10.9200680272109" calcext:value-type="float">
            <text:p>10,9200680272109</text:p>
          </table:table-cell>
          <table:table-cell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1400.5" calcext:value-type="float">
            <text:p>1 400,50</text:p>
          </table:table-cell>
          <table:table-cell office:value-type="float" office:value="3254.5" calcext:value-type="float">
            <text:p>3 254,50</text:p>
          </table:table-cell>
          <table:table-cell office:value-type="float" office:value="101" calcext:value-type="float">
            <text:p>101</text:p>
          </table:table-cell>
          <table:table-cell table:formula="of:=90*[.E1281]" office:value-type="float" office:value="9090" calcext:value-type="float">
            <text:p>9090</text:p>
          </table:table-cell>
          <table:table-cell table:formula="of:=[.C1281]/294" office:value-type="float" office:value="4.76360544217687" calcext:value-type="float">
            <text:p>4,76360544217687</text:p>
          </table:table-cell>
          <table:table-cell table:formula="of:=[.D1281]/294" office:value-type="float" office:value="11.0697278911565" calcext:value-type="float">
            <text:p>11,0697278911565</text:p>
          </table:table-cell>
          <table:table-cell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office:value-type="float" office:value="1608.5" calcext:value-type="float">
            <text:p>1 608,50</text:p>
          </table:table-cell>
          <table:table-cell office:value-type="float" office:value="2974.5" calcext:value-type="float">
            <text:p>2 974,50</text:p>
          </table:table-cell>
          <table:table-cell office:value-type="float" office:value="101" calcext:value-type="float">
            <text:p>101</text:p>
          </table:table-cell>
          <table:table-cell table:formula="of:=90*[.E1282]" office:value-type="float" office:value="9090" calcext:value-type="float">
            <text:p>9090</text:p>
          </table:table-cell>
          <table:table-cell table:formula="of:=[.C1282]/294" office:value-type="float" office:value="5.47108843537415" calcext:value-type="float">
            <text:p>5,47108843537415</text:p>
          </table:table-cell>
          <table:table-cell table:formula="of:=[.D1282]/294" office:value-type="float" office:value="10.1173469387755" calcext:value-type="float">
            <text:p>10,1173469387755</text:p>
          </table:table-cell>
          <table:table-cell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1552.5" calcext:value-type="float">
            <text:p>1 552,50</text:p>
          </table:table-cell>
          <table:table-cell office:value-type="float" office:value="2958.5" calcext:value-type="float">
            <text:p>2 958,50</text:p>
          </table:table-cell>
          <table:table-cell office:value-type="float" office:value="101" calcext:value-type="float">
            <text:p>101</text:p>
          </table:table-cell>
          <table:table-cell table:formula="of:=90*[.E1283]" office:value-type="float" office:value="9090" calcext:value-type="float">
            <text:p>9090</text:p>
          </table:table-cell>
          <table:table-cell table:formula="of:=[.C1283]/294" office:value-type="float" office:value="5.28061224489796" calcext:value-type="float">
            <text:p>5,28061224489796</text:p>
          </table:table-cell>
          <table:table-cell table:formula="of:=[.D1283]/294" office:value-type="float" office:value="10.062925170068" calcext:value-type="float">
            <text:p>10,062925170068</text:p>
          </table:table-cell>
          <table:table-cell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office:value-type="float" office:value="1462.5" calcext:value-type="float">
            <text:p>1 462,50</text:p>
          </table:table-cell>
          <table:table-cell office:value-type="float" office:value="3046.5" calcext:value-type="float">
            <text:p>3 046,50</text:p>
          </table:table-cell>
          <table:table-cell office:value-type="float" office:value="101" calcext:value-type="float">
            <text:p>101</text:p>
          </table:table-cell>
          <table:table-cell table:formula="of:=90*[.E1284]" office:value-type="float" office:value="9090" calcext:value-type="float">
            <text:p>9090</text:p>
          </table:table-cell>
          <table:table-cell table:formula="of:=[.C1284]/294" office:value-type="float" office:value="4.97448979591837" calcext:value-type="float">
            <text:p>4,97448979591837</text:p>
          </table:table-cell>
          <table:table-cell table:formula="of:=[.D1284]/294" office:value-type="float" office:value="10.3622448979592" calcext:value-type="float">
            <text:p>10,3622448979592</text:p>
          </table:table-cell>
          <table:table-cell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float" office:value="1398.5" calcext:value-type="float">
            <text:p>1 398,50</text:p>
          </table:table-cell>
          <table:table-cell office:value-type="float" office:value="3158.5" calcext:value-type="float">
            <text:p>3 158,50</text:p>
          </table:table-cell>
          <table:table-cell office:value-type="float" office:value="101" calcext:value-type="float">
            <text:p>101</text:p>
          </table:table-cell>
          <table:table-cell table:formula="of:=90*[.E1285]" office:value-type="float" office:value="9090" calcext:value-type="float">
            <text:p>9090</text:p>
          </table:table-cell>
          <table:table-cell table:formula="of:=[.C1285]/294" office:value-type="float" office:value="4.75680272108844" calcext:value-type="float">
            <text:p>4,75680272108844</text:p>
          </table:table-cell>
          <table:table-cell table:formula="of:=[.D1285]/294" office:value-type="float" office:value="10.7431972789116" calcext:value-type="float">
            <text:p>10,7431972789116</text:p>
          </table:table-cell>
          <table:table-cell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office:value-type="float" office:value="1346.5" calcext:value-type="float">
            <text:p>1 346,50</text:p>
          </table:table-cell>
          <table:table-cell office:value-type="float" office:value="3086.5" calcext:value-type="float">
            <text:p>3 086,50</text:p>
          </table:table-cell>
          <table:table-cell office:value-type="float" office:value="101" calcext:value-type="float">
            <text:p>101</text:p>
          </table:table-cell>
          <table:table-cell table:formula="of:=90*[.E1286]" office:value-type="float" office:value="9090" calcext:value-type="float">
            <text:p>9090</text:p>
          </table:table-cell>
          <table:table-cell table:formula="of:=[.C1286]/294" office:value-type="float" office:value="4.57993197278912" calcext:value-type="float">
            <text:p>4,57993197278912</text:p>
          </table:table-cell>
          <table:table-cell table:formula="of:=[.D1286]/294" office:value-type="float" office:value="10.4982993197279" calcext:value-type="float">
            <text:p>10,4982993197279</text:p>
          </table:table-cell>
          <table:table-cell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office:value-type="float" office:value="1338.5" calcext:value-type="float">
            <text:p>1 338,50</text:p>
          </table:table-cell>
          <table:table-cell office:value-type="float" office:value="2786.5" calcext:value-type="float">
            <text:p>2 786,50</text:p>
          </table:table-cell>
          <table:table-cell office:value-type="float" office:value="101" calcext:value-type="float">
            <text:p>101</text:p>
          </table:table-cell>
          <table:table-cell table:formula="of:=90*[.E1287]" office:value-type="float" office:value="9090" calcext:value-type="float">
            <text:p>9090</text:p>
          </table:table-cell>
          <table:table-cell table:formula="of:=[.C1287]/294" office:value-type="float" office:value="4.55272108843537" calcext:value-type="float">
            <text:p>4,55272108843537</text:p>
          </table:table-cell>
          <table:table-cell table:formula="of:=[.D1287]/294" office:value-type="float" office:value="9.47789115646259" calcext:value-type="float">
            <text:p>9,47789115646259</text:p>
          </table:table-cell>
          <table:table-cell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office:value-type="float" office:value="1280.5" calcext:value-type="float">
            <text:p>1 280,50</text:p>
          </table:table-cell>
          <table:table-cell office:value-type="float" office:value="3022.5" calcext:value-type="float">
            <text:p>3 022,50</text:p>
          </table:table-cell>
          <table:table-cell office:value-type="float" office:value="101" calcext:value-type="float">
            <text:p>101</text:p>
          </table:table-cell>
          <table:table-cell table:formula="of:=90*[.E1288]" office:value-type="float" office:value="9090" calcext:value-type="float">
            <text:p>9090</text:p>
          </table:table-cell>
          <table:table-cell table:formula="of:=[.C1288]/294" office:value-type="float" office:value="4.35544217687075" calcext:value-type="float">
            <text:p>4,35544217687075</text:p>
          </table:table-cell>
          <table:table-cell table:formula="of:=[.D1288]/294" office:value-type="float" office:value="10.280612244898" calcext:value-type="float">
            <text:p>10,280612244898</text:p>
          </table:table-cell>
          <table:table-cell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office:value-type="float" office:value="1246.5" calcext:value-type="float">
            <text:p>1 246,50</text:p>
          </table:table-cell>
          <table:table-cell office:value-type="float" office:value="3138.5" calcext:value-type="float">
            <text:p>3 138,50</text:p>
          </table:table-cell>
          <table:table-cell office:value-type="float" office:value="101" calcext:value-type="float">
            <text:p>101</text:p>
          </table:table-cell>
          <table:table-cell table:formula="of:=90*[.E1289]" office:value-type="float" office:value="9090" calcext:value-type="float">
            <text:p>9090</text:p>
          </table:table-cell>
          <table:table-cell table:formula="of:=[.C1289]/294" office:value-type="float" office:value="4.23979591836735" calcext:value-type="float">
            <text:p>4,23979591836735</text:p>
          </table:table-cell>
          <table:table-cell table:formula="of:=[.D1289]/294" office:value-type="float" office:value="10.6751700680272" calcext:value-type="float">
            <text:p>10,6751700680272</text:p>
          </table:table-cell>
          <table:table-cell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office:value-type="float" office:value="1306.5" calcext:value-type="float">
            <text:p>1 306,50</text:p>
          </table:table-cell>
          <table:table-cell office:value-type="float" office:value="3248.5" calcext:value-type="float">
            <text:p>3 248,50</text:p>
          </table:table-cell>
          <table:table-cell office:value-type="float" office:value="101" calcext:value-type="float">
            <text:p>101</text:p>
          </table:table-cell>
          <table:table-cell table:formula="of:=90*[.E1290]" office:value-type="float" office:value="9090" calcext:value-type="float">
            <text:p>9090</text:p>
          </table:table-cell>
          <table:table-cell table:formula="of:=[.C1290]/294" office:value-type="float" office:value="4.44387755102041" calcext:value-type="float">
            <text:p>4,44387755102041</text:p>
          </table:table-cell>
          <table:table-cell table:formula="of:=[.D1290]/294" office:value-type="float" office:value="11.0493197278912" calcext:value-type="float">
            <text:p>11,0493197278912</text:p>
          </table:table-cell>
          <table:table-cell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office:value-type="float" office:value="1362.5" calcext:value-type="float">
            <text:p>1 362,50</text:p>
          </table:table-cell>
          <table:table-cell office:value-type="float" office:value="2790.5" calcext:value-type="float">
            <text:p>2 790,50</text:p>
          </table:table-cell>
          <table:table-cell office:value-type="float" office:value="106" calcext:value-type="float">
            <text:p>106</text:p>
          </table:table-cell>
          <table:table-cell table:formula="of:=90*[.E1291]" office:value-type="float" office:value="9540" calcext:value-type="float">
            <text:p>9540</text:p>
          </table:table-cell>
          <table:table-cell table:formula="of:=[.C1291]/294" office:value-type="float" office:value="4.6343537414966" calcext:value-type="float">
            <text:p>4,6343537414966</text:p>
          </table:table-cell>
          <table:table-cell table:formula="of:=[.D1291]/294" office:value-type="float" office:value="9.49149659863946" calcext:value-type="float">
            <text:p>9,49149659863946</text:p>
          </table:table-cell>
          <table:table-cell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office:value-type="float" office:value="1324.5" calcext:value-type="float">
            <text:p>1 324,50</text:p>
          </table:table-cell>
          <table:table-cell office:value-type="float" office:value="2784.5" calcext:value-type="float">
            <text:p>2 784,50</text:p>
          </table:table-cell>
          <table:table-cell office:value-type="float" office:value="106" calcext:value-type="float">
            <text:p>106</text:p>
          </table:table-cell>
          <table:table-cell table:formula="of:=90*[.E1292]" office:value-type="float" office:value="9540" calcext:value-type="float">
            <text:p>9540</text:p>
          </table:table-cell>
          <table:table-cell table:formula="of:=[.C1292]/294" office:value-type="float" office:value="4.50510204081633" calcext:value-type="float">
            <text:p>4,50510204081633</text:p>
          </table:table-cell>
          <table:table-cell table:formula="of:=[.D1292]/294" office:value-type="float" office:value="9.47108843537415" calcext:value-type="float">
            <text:p>9,47108843537415</text:p>
          </table:table-cell>
          <table:table-cell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2864.5" calcext:value-type="float">
            <text:p>2 864,50</text:p>
          </table:table-cell>
          <table:table-cell office:value-type="float" office:value="106" calcext:value-type="float">
            <text:p>106</text:p>
          </table:table-cell>
          <table:table-cell table:formula="of:=90*[.E1293]" office:value-type="float" office:value="9540" calcext:value-type="float">
            <text:p>9540</text:p>
          </table:table-cell>
          <table:table-cell table:formula="of:=[.C1293]/294" office:value-type="float" office:value="4.51190476190476" calcext:value-type="float">
            <text:p>4,51190476190476</text:p>
          </table:table-cell>
          <table:table-cell table:formula="of:=[.D1293]/294" office:value-type="float" office:value="9.74319727891156" calcext:value-type="float">
            <text:p>9,74319727891156</text:p>
          </table:table-cell>
          <table:table-cell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float" office:value="1356.5" calcext:value-type="float">
            <text:p>1 356,50</text:p>
          </table:table-cell>
          <table:table-cell office:value-type="float" office:value="2944.5" calcext:value-type="float">
            <text:p>2 944,50</text:p>
          </table:table-cell>
          <table:table-cell office:value-type="float" office:value="106" calcext:value-type="float">
            <text:p>106</text:p>
          </table:table-cell>
          <table:table-cell table:formula="of:=90*[.E1294]" office:value-type="float" office:value="9540" calcext:value-type="float">
            <text:p>9540</text:p>
          </table:table-cell>
          <table:table-cell table:formula="of:=[.C1294]/294" office:value-type="float" office:value="4.61394557823129" calcext:value-type="float">
            <text:p>4,61394557823129</text:p>
          </table:table-cell>
          <table:table-cell table:formula="of:=[.D1294]/294" office:value-type="float" office:value="10.015306122449" calcext:value-type="float">
            <text:p>10,015306122449</text:p>
          </table:table-cell>
          <table:table-cell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1324.5" calcext:value-type="float">
            <text:p>1 324,50</text:p>
          </table:table-cell>
          <table:table-cell office:value-type="float" office:value="2954.5" calcext:value-type="float">
            <text:p>2 954,50</text:p>
          </table:table-cell>
          <table:table-cell office:value-type="float" office:value="106" calcext:value-type="float">
            <text:p>106</text:p>
          </table:table-cell>
          <table:table-cell table:formula="of:=90*[.E1295]" office:value-type="float" office:value="9540" calcext:value-type="float">
            <text:p>9540</text:p>
          </table:table-cell>
          <table:table-cell table:formula="of:=[.C1295]/294" office:value-type="float" office:value="4.50510204081633" calcext:value-type="float">
            <text:p>4,50510204081633</text:p>
          </table:table-cell>
          <table:table-cell table:formula="of:=[.D1295]/294" office:value-type="float" office:value="10.0493197278912" calcext:value-type="float">
            <text:p>10,0493197278912</text:p>
          </table:table-cell>
          <table:table-cell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office:value-type="float" office:value="1294.5" calcext:value-type="float">
            <text:p>1 294,50</text:p>
          </table:table-cell>
          <table:table-cell office:value-type="float" office:value="3016.5" calcext:value-type="float">
            <text:p>3 016,50</text:p>
          </table:table-cell>
          <table:table-cell office:value-type="float" office:value="106" calcext:value-type="float">
            <text:p>106</text:p>
          </table:table-cell>
          <table:table-cell table:formula="of:=90*[.E1296]" office:value-type="float" office:value="9540" calcext:value-type="float">
            <text:p>9540</text:p>
          </table:table-cell>
          <table:table-cell table:formula="of:=[.C1296]/294" office:value-type="float" office:value="4.4030612244898" calcext:value-type="float">
            <text:p>4,4030612244898</text:p>
          </table:table-cell>
          <table:table-cell table:formula="of:=[.D1296]/294" office:value-type="float" office:value="10.2602040816327" calcext:value-type="float">
            <text:p>10,2602040816327</text:p>
          </table:table-cell>
          <table:table-cell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office:value-type="float" office:value="1274.5" calcext:value-type="float">
            <text:p>1 274,50</text:p>
          </table:table-cell>
          <table:table-cell office:value-type="float" office:value="3082.5" calcext:value-type="float">
            <text:p>3 082,50</text:p>
          </table:table-cell>
          <table:table-cell office:value-type="float" office:value="106" calcext:value-type="float">
            <text:p>106</text:p>
          </table:table-cell>
          <table:table-cell table:formula="of:=90*[.E1297]" office:value-type="float" office:value="9540" calcext:value-type="float">
            <text:p>9540</text:p>
          </table:table-cell>
          <table:table-cell table:formula="of:=[.C1297]/294" office:value-type="float" office:value="4.33503401360544" calcext:value-type="float">
            <text:p>4,33503401360544</text:p>
          </table:table-cell>
          <table:table-cell table:formula="of:=[.D1297]/294" office:value-type="float" office:value="10.484693877551" calcext:value-type="float">
            <text:p>10,484693877551</text:p>
          </table:table-cell>
          <table:table-cell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office:value-type="float" office:value="1252.5" calcext:value-type="float">
            <text:p>1 252,50</text:p>
          </table:table-cell>
          <table:table-cell office:value-type="float" office:value="3174.5" calcext:value-type="float">
            <text:p>3 174,50</text:p>
          </table:table-cell>
          <table:table-cell office:value-type="float" office:value="106" calcext:value-type="float">
            <text:p>106</text:p>
          </table:table-cell>
          <table:table-cell table:formula="of:=90*[.E1298]" office:value-type="float" office:value="9540" calcext:value-type="float">
            <text:p>9540</text:p>
          </table:table-cell>
          <table:table-cell table:formula="of:=[.C1298]/294" office:value-type="float" office:value="4.26020408163265" calcext:value-type="float">
            <text:p>4,26020408163265</text:p>
          </table:table-cell>
          <table:table-cell table:formula="of:=[.D1298]/294" office:value-type="float" office:value="10.797619047619" calcext:value-type="float">
            <text:p>10,797619047619</text:p>
          </table:table-cell>
          <table:table-cell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3258.5" calcext:value-type="float">
            <text:p>3 258,50</text:p>
          </table:table-cell>
          <table:table-cell office:value-type="float" office:value="106" calcext:value-type="float">
            <text:p>106</text:p>
          </table:table-cell>
          <table:table-cell table:formula="of:=90*[.E1299]" office:value-type="float" office:value="9540" calcext:value-type="float">
            <text:p>9540</text:p>
          </table:table-cell>
          <table:table-cell table:formula="of:=[.C1299]/294" office:value-type="float" office:value="4.51190476190476" calcext:value-type="float">
            <text:p>4,51190476190476</text:p>
          </table:table-cell>
          <table:table-cell table:formula="of:=[.D1299]/294" office:value-type="float" office:value="11.0833333333333" calcext:value-type="float">
            <text:p>11,0833333333333</text:p>
          </table:table-cell>
          <table:table-cell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1372.5" calcext:value-type="float">
            <text:p>1 372,50</text:p>
          </table:table-cell>
          <table:table-cell office:value-type="float" office:value="3128.5" calcext:value-type="float">
            <text:p>3 128,50</text:p>
          </table:table-cell>
          <table:table-cell office:value-type="float" office:value="106" calcext:value-type="float">
            <text:p>106</text:p>
          </table:table-cell>
          <table:table-cell table:formula="of:=90*[.E1300]" office:value-type="float" office:value="9540" calcext:value-type="float">
            <text:p>9540</text:p>
          </table:table-cell>
          <table:table-cell table:formula="of:=[.C1300]/294" office:value-type="float" office:value="4.66836734693878" calcext:value-type="float">
            <text:p>4,66836734693878</text:p>
          </table:table-cell>
          <table:table-cell table:formula="of:=[.D1300]/294" office:value-type="float" office:value="10.641156462585" calcext:value-type="float">
            <text:p>10,641156462585</text:p>
          </table:table-cell>
          <table:table-cell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1442.5" calcext:value-type="float">
            <text:p>1 442,50</text:p>
          </table:table-cell>
          <table:table-cell office:value-type="float" office:value="3150.5" calcext:value-type="float">
            <text:p>3 150,50</text:p>
          </table:table-cell>
          <table:table-cell office:value-type="float" office:value="106" calcext:value-type="float">
            <text:p>106</text:p>
          </table:table-cell>
          <table:table-cell table:formula="of:=90*[.E1301]" office:value-type="float" office:value="9540" calcext:value-type="float">
            <text:p>9540</text:p>
          </table:table-cell>
          <table:table-cell table:formula="of:=[.C1301]/294" office:value-type="float" office:value="4.90646258503401" calcext:value-type="float">
            <text:p>4,90646258503401</text:p>
          </table:table-cell>
          <table:table-cell table:formula="of:=[.D1301]/294" office:value-type="float" office:value="10.7159863945578" calcext:value-type="float">
            <text:p>10,7159863945578</text:p>
          </table:table-cell>
          <table:table-cell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float" office:value="1426.5" calcext:value-type="float">
            <text:p>1 426,50</text:p>
          </table:table-cell>
          <table:table-cell office:value-type="float" office:value="3086.5" calcext:value-type="float">
            <text:p>3 086,50</text:p>
          </table:table-cell>
          <table:table-cell office:value-type="float" office:value="106" calcext:value-type="float">
            <text:p>106</text:p>
          </table:table-cell>
          <table:table-cell table:formula="of:=90*[.E1302]" office:value-type="float" office:value="9540" calcext:value-type="float">
            <text:p>9540</text:p>
          </table:table-cell>
          <table:table-cell table:formula="of:=[.C1302]/294" office:value-type="float" office:value="4.85204081632653" calcext:value-type="float">
            <text:p>4,85204081632653</text:p>
          </table:table-cell>
          <table:table-cell table:formula="of:=[.D1302]/294" office:value-type="float" office:value="10.4982993197279" calcext:value-type="float">
            <text:p>10,4982993197279</text:p>
          </table:table-cell>
          <table:table-cell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office:value-type="float" office:value="1466.5" calcext:value-type="float">
            <text:p>1 466,50</text:p>
          </table:table-cell>
          <table:table-cell office:value-type="float" office:value="3042.5" calcext:value-type="float">
            <text:p>3 042,50</text:p>
          </table:table-cell>
          <table:table-cell office:value-type="float" office:value="106" calcext:value-type="float">
            <text:p>106</text:p>
          </table:table-cell>
          <table:table-cell table:formula="of:=90*[.E1303]" office:value-type="float" office:value="9540" calcext:value-type="float">
            <text:p>9540</text:p>
          </table:table-cell>
          <table:table-cell table:formula="of:=[.C1303]/294" office:value-type="float" office:value="4.98809523809524" calcext:value-type="float">
            <text:p>4,98809523809524</text:p>
          </table:table-cell>
          <table:table-cell table:formula="of:=[.D1303]/294" office:value-type="float" office:value="10.3486394557823" calcext:value-type="float">
            <text:p>10,3486394557823</text:p>
          </table:table-cell>
          <table:table-cell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office:value-type="float" office:value="1500.5" calcext:value-type="float">
            <text:p>1 500,50</text:p>
          </table:table-cell>
          <table:table-cell office:value-type="float" office:value="2984.5" calcext:value-type="float">
            <text:p>2 984,50</text:p>
          </table:table-cell>
          <table:table-cell office:value-type="float" office:value="106" calcext:value-type="float">
            <text:p>106</text:p>
          </table:table-cell>
          <table:table-cell table:formula="of:=90*[.E1304]" office:value-type="float" office:value="9540" calcext:value-type="float">
            <text:p>9540</text:p>
          </table:table-cell>
          <table:table-cell table:formula="of:=[.C1304]/294" office:value-type="float" office:value="5.10374149659864" calcext:value-type="float">
            <text:p>5,10374149659864</text:p>
          </table:table-cell>
          <table:table-cell table:formula="of:=[.D1304]/294" office:value-type="float" office:value="10.1513605442177" calcext:value-type="float">
            <text:p>10,1513605442177</text:p>
          </table:table-cell>
          <table:table-cell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office:value-type="float" office:value="1558.5" calcext:value-type="float">
            <text:p>1 558,50</text:p>
          </table:table-cell>
          <table:table-cell office:value-type="float" office:value="2958.5" calcext:value-type="float">
            <text:p>2 958,50</text:p>
          </table:table-cell>
          <table:table-cell office:value-type="float" office:value="106" calcext:value-type="float">
            <text:p>106</text:p>
          </table:table-cell>
          <table:table-cell table:formula="of:=90*[.E1305]" office:value-type="float" office:value="9540" calcext:value-type="float">
            <text:p>9540</text:p>
          </table:table-cell>
          <table:table-cell table:formula="of:=[.C1305]/294" office:value-type="float" office:value="5.30102040816327" calcext:value-type="float">
            <text:p>5,30102040816327</text:p>
          </table:table-cell>
          <table:table-cell table:formula="of:=[.D1305]/294" office:value-type="float" office:value="10.062925170068" calcext:value-type="float">
            <text:p>10,062925170068</text:p>
          </table:table-cell>
          <table:table-cell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office:value-type="float" office:value="1634.5" calcext:value-type="float">
            <text:p>1 634,50</text:p>
          </table:table-cell>
          <table:table-cell office:value-type="float" office:value="2970.5" calcext:value-type="float">
            <text:p>2 970,50</text:p>
          </table:table-cell>
          <table:table-cell office:value-type="float" office:value="106" calcext:value-type="float">
            <text:p>106</text:p>
          </table:table-cell>
          <table:table-cell table:formula="of:=90*[.E1306]" office:value-type="float" office:value="9540" calcext:value-type="float">
            <text:p>9540</text:p>
          </table:table-cell>
          <table:table-cell table:formula="of:=[.C1306]/294" office:value-type="float" office:value="5.55952380952381" calcext:value-type="float">
            <text:p>5,55952380952381</text:p>
          </table:table-cell>
          <table:table-cell table:formula="of:=[.D1306]/294" office:value-type="float" office:value="10.1037414965986" calcext:value-type="float">
            <text:p>10,1037414965986</text:p>
          </table:table-cell>
          <table:table-cell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office:value-type="float" office:value="1676.5" calcext:value-type="float">
            <text:p>1 676,50</text:p>
          </table:table-cell>
          <table:table-cell office:value-type="float" office:value="2970.5" calcext:value-type="float">
            <text:p>2 970,50</text:p>
          </table:table-cell>
          <table:table-cell office:value-type="float" office:value="106" calcext:value-type="float">
            <text:p>106</text:p>
          </table:table-cell>
          <table:table-cell table:formula="of:=90*[.E1307]" office:value-type="float" office:value="9540" calcext:value-type="float">
            <text:p>9540</text:p>
          </table:table-cell>
          <table:table-cell table:formula="of:=[.C1307]/294" office:value-type="float" office:value="5.70238095238095" calcext:value-type="float">
            <text:p>5,70238095238095</text:p>
          </table:table-cell>
          <table:table-cell table:formula="of:=[.D1307]/294" office:value-type="float" office:value="10.1037414965986" calcext:value-type="float">
            <text:p>10,1037414965986</text:p>
          </table:table-cell>
          <table:table-cell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office:value-type="float" office:value="1674.5" calcext:value-type="float">
            <text:p>1 674,50</text:p>
          </table:table-cell>
          <table:table-cell office:value-type="float" office:value="2828.5" calcext:value-type="float">
            <text:p>2 828,50</text:p>
          </table:table-cell>
          <table:table-cell office:value-type="float" office:value="106" calcext:value-type="float">
            <text:p>106</text:p>
          </table:table-cell>
          <table:table-cell table:formula="of:=90*[.E1308]" office:value-type="float" office:value="9540" calcext:value-type="float">
            <text:p>9540</text:p>
          </table:table-cell>
          <table:table-cell table:formula="of:=[.C1308]/294" office:value-type="float" office:value="5.69557823129252" calcext:value-type="float">
            <text:p>5,69557823129252</text:p>
          </table:table-cell>
          <table:table-cell table:formula="of:=[.D1308]/294" office:value-type="float" office:value="9.62074829931973" calcext:value-type="float">
            <text:p>9,62074829931973</text:p>
          </table:table-cell>
          <table:table-cell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float" office:value="1714.5" calcext:value-type="float">
            <text:p>1 714,50</text:p>
          </table:table-cell>
          <table:table-cell office:value-type="float" office:value="2864.5" calcext:value-type="float">
            <text:p>2 864,50</text:p>
          </table:table-cell>
          <table:table-cell office:value-type="float" office:value="106" calcext:value-type="float">
            <text:p>106</text:p>
          </table:table-cell>
          <table:table-cell table:formula="of:=90*[.E1309]" office:value-type="float" office:value="9540" calcext:value-type="float">
            <text:p>9540</text:p>
          </table:table-cell>
          <table:table-cell table:formula="of:=[.C1309]/294" office:value-type="float" office:value="5.83163265306123" calcext:value-type="float">
            <text:p>5,83163265306123</text:p>
          </table:table-cell>
          <table:table-cell table:formula="of:=[.D1309]/294" office:value-type="float" office:value="9.74319727891156" calcext:value-type="float">
            <text:p>9,74319727891156</text:p>
          </table:table-cell>
          <table:table-cell/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office:value-type="float" office:value="1702.5" calcext:value-type="float">
            <text:p>1 702,50</text:p>
          </table:table-cell>
          <table:table-cell office:value-type="float" office:value="2912.5" calcext:value-type="float">
            <text:p>2 912,50</text:p>
          </table:table-cell>
          <table:table-cell office:value-type="float" office:value="106" calcext:value-type="float">
            <text:p>106</text:p>
          </table:table-cell>
          <table:table-cell table:formula="of:=90*[.E1310]" office:value-type="float" office:value="9540" calcext:value-type="float">
            <text:p>9540</text:p>
          </table:table-cell>
          <table:table-cell table:formula="of:=[.C1310]/294" office:value-type="float" office:value="5.79081632653061" calcext:value-type="float">
            <text:p>5,79081632653061</text:p>
          </table:table-cell>
          <table:table-cell table:formula="of:=[.D1310]/294" office:value-type="float" office:value="9.90646258503401" calcext:value-type="float">
            <text:p>9,90646258503401</text:p>
          </table:table-cell>
          <table:table-cell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office:value-type="float" office:value="1674.5" calcext:value-type="float">
            <text:p>1 674,50</text:p>
          </table:table-cell>
          <table:table-cell office:value-type="float" office:value="2922.5" calcext:value-type="float">
            <text:p>2 922,50</text:p>
          </table:table-cell>
          <table:table-cell office:value-type="float" office:value="106" calcext:value-type="float">
            <text:p>106</text:p>
          </table:table-cell>
          <table:table-cell table:formula="of:=90*[.E1311]" office:value-type="float" office:value="9540" calcext:value-type="float">
            <text:p>9540</text:p>
          </table:table-cell>
          <table:table-cell table:formula="of:=[.C1311]/294" office:value-type="float" office:value="5.69557823129252" calcext:value-type="float">
            <text:p>5,69557823129252</text:p>
          </table:table-cell>
          <table:table-cell table:formula="of:=[.D1311]/294" office:value-type="float" office:value="9.94047619047619" calcext:value-type="float">
            <text:p>9,94047619047619</text:p>
          </table:table-cell>
          <table:table-cell/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office:value-type="float" office:value="1678.5" calcext:value-type="float">
            <text:p>1 678,50</text:p>
          </table:table-cell>
          <table:table-cell office:value-type="float" office:value="3034.5" calcext:value-type="float">
            <text:p>3 034,50</text:p>
          </table:table-cell>
          <table:table-cell office:value-type="float" office:value="106" calcext:value-type="float">
            <text:p>106</text:p>
          </table:table-cell>
          <table:table-cell table:formula="of:=90*[.E1312]" office:value-type="float" office:value="9540" calcext:value-type="float">
            <text:p>9540</text:p>
          </table:table-cell>
          <table:table-cell table:formula="of:=[.C1312]/294" office:value-type="float" office:value="5.70918367346939" calcext:value-type="float">
            <text:p>5,70918367346939</text:p>
          </table:table-cell>
          <table:table-cell table:formula="of:=[.D1312]/294" office:value-type="float" office:value="10.3214285714286" calcext:value-type="float">
            <text:p>10,3214285714286</text:p>
          </table:table-cell>
          <table:table-cell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office:value-type="float" office:value="1622.5" calcext:value-type="float">
            <text:p>1 622,50</text:p>
          </table:table-cell>
          <table:table-cell office:value-type="float" office:value="3060.5" calcext:value-type="float">
            <text:p>3 060,50</text:p>
          </table:table-cell>
          <table:table-cell office:value-type="float" office:value="106" calcext:value-type="float">
            <text:p>106</text:p>
          </table:table-cell>
          <table:table-cell table:formula="of:=90*[.E1313]" office:value-type="float" office:value="9540" calcext:value-type="float">
            <text:p>9540</text:p>
          </table:table-cell>
          <table:table-cell table:formula="of:=[.C1313]/294" office:value-type="float" office:value="5.5187074829932" calcext:value-type="float">
            <text:p>5,5187074829932</text:p>
          </table:table-cell>
          <table:table-cell table:formula="of:=[.D1313]/294" office:value-type="float" office:value="10.4098639455782" calcext:value-type="float">
            <text:p>10,4098639455782</text:p>
          </table:table-cell>
          <table:table-cell/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office:value-type="float" office:value="1558.5" calcext:value-type="float">
            <text:p>1 558,50</text:p>
          </table:table-cell>
          <table:table-cell office:value-type="float" office:value="3076.5" calcext:value-type="float">
            <text:p>3 076,50</text:p>
          </table:table-cell>
          <table:table-cell office:value-type="float" office:value="106" calcext:value-type="float">
            <text:p>106</text:p>
          </table:table-cell>
          <table:table-cell table:formula="of:=90*[.E1314]" office:value-type="float" office:value="9540" calcext:value-type="float">
            <text:p>9540</text:p>
          </table:table-cell>
          <table:table-cell table:formula="of:=[.C1314]/294" office:value-type="float" office:value="5.30102040816327" calcext:value-type="float">
            <text:p>5,30102040816327</text:p>
          </table:table-cell>
          <table:table-cell table:formula="of:=[.D1314]/294" office:value-type="float" office:value="10.4642857142857" calcext:value-type="float">
            <text:p>10,4642857142857</text:p>
          </table:table-cell>
          <table:table-cell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office:value-type="float" office:value="1522.5" calcext:value-type="float">
            <text:p>1 522,50</text:p>
          </table:table-cell>
          <table:table-cell office:value-type="float" office:value="3100.5" calcext:value-type="float">
            <text:p>3 100,50</text:p>
          </table:table-cell>
          <table:table-cell office:value-type="float" office:value="106" calcext:value-type="float">
            <text:p>106</text:p>
          </table:table-cell>
          <table:table-cell table:formula="of:=90*[.E1315]" office:value-type="float" office:value="9540" calcext:value-type="float">
            <text:p>9540</text:p>
          </table:table-cell>
          <table:table-cell table:formula="of:=[.C1315]/294" office:value-type="float" office:value="5.17857142857143" calcext:value-type="float">
            <text:p>5,17857142857143</text:p>
          </table:table-cell>
          <table:table-cell table:formula="of:=[.D1315]/294" office:value-type="float" office:value="10.5459183673469" calcext:value-type="float">
            <text:p>10,5459183673469</text:p>
          </table:table-cell>
          <table:table-cell/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office:value-type="float" office:value="1532.5" calcext:value-type="float">
            <text:p>1 532,50</text:p>
          </table:table-cell>
          <table:table-cell office:value-type="float" office:value="3148.5" calcext:value-type="float">
            <text:p>3 148,50</text:p>
          </table:table-cell>
          <table:table-cell office:value-type="float" office:value="106" calcext:value-type="float">
            <text:p>106</text:p>
          </table:table-cell>
          <table:table-cell table:formula="of:=90*[.E1316]" office:value-type="float" office:value="9540" calcext:value-type="float">
            <text:p>9540</text:p>
          </table:table-cell>
          <table:table-cell table:formula="of:=[.C1316]/294" office:value-type="float" office:value="5.21258503401361" calcext:value-type="float">
            <text:p>5,21258503401361</text:p>
          </table:table-cell>
          <table:table-cell table:formula="of:=[.D1316]/294" office:value-type="float" office:value="10.7091836734694" calcext:value-type="float">
            <text:p>10,7091836734694</text:p>
          </table:table-cell>
          <table:table-cell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1474.5" calcext:value-type="float">
            <text:p>1 474,50</text:p>
          </table:table-cell>
          <table:table-cell office:value-type="float" office:value="3194.5" calcext:value-type="float">
            <text:p>3 194,50</text:p>
          </table:table-cell>
          <table:table-cell office:value-type="float" office:value="106" calcext:value-type="float">
            <text:p>106</text:p>
          </table:table-cell>
          <table:table-cell table:formula="of:=90*[.E1317]" office:value-type="float" office:value="9540" calcext:value-type="float">
            <text:p>9540</text:p>
          </table:table-cell>
          <table:table-cell table:formula="of:=[.C1317]/294" office:value-type="float" office:value="5.01530612244898" calcext:value-type="float">
            <text:p>5,01530612244898</text:p>
          </table:table-cell>
          <table:table-cell table:formula="of:=[.D1317]/294" office:value-type="float" office:value="10.8656462585034" calcext:value-type="float">
            <text:p>10,8656462585034</text:p>
          </table:table-cell>
          <table:table-cell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office:value-type="float" office:value="1426.5" calcext:value-type="float">
            <text:p>1 426,50</text:p>
          </table:table-cell>
          <table:table-cell office:value-type="float" office:value="3226.5" calcext:value-type="float">
            <text:p>3 226,50</text:p>
          </table:table-cell>
          <table:table-cell office:value-type="float" office:value="106" calcext:value-type="float">
            <text:p>106</text:p>
          </table:table-cell>
          <table:table-cell table:formula="of:=90*[.E1318]" office:value-type="float" office:value="9540" calcext:value-type="float">
            <text:p>9540</text:p>
          </table:table-cell>
          <table:table-cell table:formula="of:=[.C1318]/294" office:value-type="float" office:value="4.85204081632653" calcext:value-type="float">
            <text:p>4,85204081632653</text:p>
          </table:table-cell>
          <table:table-cell table:formula="of:=[.D1318]/294" office:value-type="float" office:value="10.9744897959184" calcext:value-type="float">
            <text:p>10,9744897959184</text:p>
          </table:table-cell>
          <table:table-cell/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office:value-type="float" office:value="1424.5" calcext:value-type="float">
            <text:p>1 424,50</text:p>
          </table:table-cell>
          <table:table-cell office:value-type="float" office:value="3260.5" calcext:value-type="float">
            <text:p>3 260,50</text:p>
          </table:table-cell>
          <table:table-cell office:value-type="float" office:value="106" calcext:value-type="float">
            <text:p>106</text:p>
          </table:table-cell>
          <table:table-cell table:formula="of:=90*[.E1319]" office:value-type="float" office:value="9540" calcext:value-type="float">
            <text:p>9540</text:p>
          </table:table-cell>
          <table:table-cell table:formula="of:=[.C1319]/294" office:value-type="float" office:value="4.8452380952381" calcext:value-type="float">
            <text:p>4,8452380952381</text:p>
          </table:table-cell>
          <table:table-cell table:formula="of:=[.D1319]/294" office:value-type="float" office:value="11.0901360544218" calcext:value-type="float">
            <text:p>11,0901360544218</text:p>
          </table:table-cell>
          <table:table-cell/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office:value-type="float" office:value="1322.5" calcext:value-type="float">
            <text:p>1 322,50</text:p>
          </table:table-cell>
          <table:table-cell office:value-type="float" office:value="2750.5" calcext:value-type="float">
            <text:p>2 750,50</text:p>
          </table:table-cell>
          <table:table-cell office:value-type="float" office:value="112" calcext:value-type="float">
            <text:p>112</text:p>
          </table:table-cell>
          <table:table-cell table:formula="of:=90*[.E1320]" office:value-type="float" office:value="10080" calcext:value-type="float">
            <text:p>10080</text:p>
          </table:table-cell>
          <table:table-cell table:formula="of:=[.C1320]/294" office:value-type="float" office:value="4.49829931972789" calcext:value-type="float">
            <text:p>4,49829931972789</text:p>
          </table:table-cell>
          <table:table-cell table:formula="of:=[.D1320]/294" office:value-type="float" office:value="9.35544217687075" calcext:value-type="float">
            <text:p>9,35544217687075</text:p>
          </table:table-cell>
          <table:table-cell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float" office:value="1280.5" calcext:value-type="float">
            <text:p>1 280,50</text:p>
          </table:table-cell>
          <table:table-cell office:value-type="float" office:value="2768.5" calcext:value-type="float">
            <text:p>2 768,50</text:p>
          </table:table-cell>
          <table:table-cell office:value-type="float" office:value="112" calcext:value-type="float">
            <text:p>112</text:p>
          </table:table-cell>
          <table:table-cell table:formula="of:=90*[.E1321]" office:value-type="float" office:value="10080" calcext:value-type="float">
            <text:p>10080</text:p>
          </table:table-cell>
          <table:table-cell table:formula="of:=[.C1321]/294" office:value-type="float" office:value="4.35544217687075" calcext:value-type="float">
            <text:p>4,35544217687075</text:p>
          </table:table-cell>
          <table:table-cell table:formula="of:=[.D1321]/294" office:value-type="float" office:value="9.41666666666667" calcext:value-type="float">
            <text:p>9,41666666666667</text:p>
          </table:table-cell>
          <table:table-cell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294.5" calcext:value-type="float">
            <text:p>1 294,50</text:p>
          </table:table-cell>
          <table:table-cell office:value-type="float" office:value="2836.5" calcext:value-type="float">
            <text:p>2 836,50</text:p>
          </table:table-cell>
          <table:table-cell office:value-type="float" office:value="112" calcext:value-type="float">
            <text:p>112</text:p>
          </table:table-cell>
          <table:table-cell table:formula="of:=90*[.E1322]" office:value-type="float" office:value="10080" calcext:value-type="float">
            <text:p>10080</text:p>
          </table:table-cell>
          <table:table-cell table:formula="of:=[.C1322]/294" office:value-type="float" office:value="4.4030612244898" calcext:value-type="float">
            <text:p>4,4030612244898</text:p>
          </table:table-cell>
          <table:table-cell table:formula="of:=[.D1322]/294" office:value-type="float" office:value="9.64795918367347" calcext:value-type="float">
            <text:p>9,64795918367347</text:p>
          </table:table-cell>
          <table:table-cell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office:value-type="float" office:value="1290.5" calcext:value-type="float">
            <text:p>1 290,50</text:p>
          </table:table-cell>
          <table:table-cell office:value-type="float" office:value="2868.5" calcext:value-type="float">
            <text:p>2 868,50</text:p>
          </table:table-cell>
          <table:table-cell office:value-type="float" office:value="112" calcext:value-type="float">
            <text:p>112</text:p>
          </table:table-cell>
          <table:table-cell table:formula="of:=90*[.E1323]" office:value-type="float" office:value="10080" calcext:value-type="float">
            <text:p>10080</text:p>
          </table:table-cell>
          <table:table-cell table:formula="of:=[.C1323]/294" office:value-type="float" office:value="4.38945578231293" calcext:value-type="float">
            <text:p>4,38945578231293</text:p>
          </table:table-cell>
          <table:table-cell table:formula="of:=[.D1323]/294" office:value-type="float" office:value="9.75680272108844" calcext:value-type="float">
            <text:p>9,75680272108844</text:p>
          </table:table-cell>
          <table:table-cell/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office:value-type="float" office:value="1334.5" calcext:value-type="float">
            <text:p>1 334,50</text:p>
          </table:table-cell>
          <table:table-cell office:value-type="float" office:value="2908.5" calcext:value-type="float">
            <text:p>2 908,50</text:p>
          </table:table-cell>
          <table:table-cell office:value-type="float" office:value="112" calcext:value-type="float">
            <text:p>112</text:p>
          </table:table-cell>
          <table:table-cell table:formula="of:=90*[.E1324]" office:value-type="float" office:value="10080" calcext:value-type="float">
            <text:p>10080</text:p>
          </table:table-cell>
          <table:table-cell table:formula="of:=[.C1324]/294" office:value-type="float" office:value="4.5391156462585" calcext:value-type="float">
            <text:p>4,5391156462585</text:p>
          </table:table-cell>
          <table:table-cell table:formula="of:=[.D1324]/294" office:value-type="float" office:value="9.89285714285714" calcext:value-type="float">
            <text:p>9,89285714285714</text:p>
          </table:table-cell>
          <table:table-cell/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office:value-type="float" office:value="1296.5" calcext:value-type="float">
            <text:p>1 296,50</text:p>
          </table:table-cell>
          <table:table-cell office:value-type="float" office:value="2946.5" calcext:value-type="float">
            <text:p>2 946,50</text:p>
          </table:table-cell>
          <table:table-cell office:value-type="float" office:value="112" calcext:value-type="float">
            <text:p>112</text:p>
          </table:table-cell>
          <table:table-cell table:formula="of:=90*[.E1325]" office:value-type="float" office:value="10080" calcext:value-type="float">
            <text:p>10080</text:p>
          </table:table-cell>
          <table:table-cell table:formula="of:=[.C1325]/294" office:value-type="float" office:value="4.40986394557823" calcext:value-type="float">
            <text:p>4,40986394557823</text:p>
          </table:table-cell>
          <table:table-cell table:formula="of:=[.D1325]/294" office:value-type="float" office:value="10.0221088435374" calcext:value-type="float">
            <text:p>10,0221088435374</text:p>
          </table:table-cell>
          <table:table-cell/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office:value-type="float" office:value="1316.5" calcext:value-type="float">
            <text:p>1 316,50</text:p>
          </table:table-cell>
          <table:table-cell office:value-type="float" office:value="3006.5" calcext:value-type="float">
            <text:p>3 006,50</text:p>
          </table:table-cell>
          <table:table-cell office:value-type="float" office:value="112" calcext:value-type="float">
            <text:p>112</text:p>
          </table:table-cell>
          <table:table-cell table:formula="of:=90*[.E1326]" office:value-type="float" office:value="10080" calcext:value-type="float">
            <text:p>10080</text:p>
          </table:table-cell>
          <table:table-cell table:formula="of:=[.C1326]/294" office:value-type="float" office:value="4.47789115646259" calcext:value-type="float">
            <text:p>4,47789115646259</text:p>
          </table:table-cell>
          <table:table-cell table:formula="of:=[.D1326]/294" office:value-type="float" office:value="10.2261904761905" calcext:value-type="float">
            <text:p>10,2261904761905</text:p>
          </table:table-cell>
          <table:table-cell/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float" office:value="1268.5" calcext:value-type="float">
            <text:p>1 268,50</text:p>
          </table:table-cell>
          <table:table-cell office:value-type="float" office:value="3044.5" calcext:value-type="float">
            <text:p>3 044,50</text:p>
          </table:table-cell>
          <table:table-cell office:value-type="float" office:value="112" calcext:value-type="float">
            <text:p>112</text:p>
          </table:table-cell>
          <table:table-cell table:formula="of:=90*[.E1327]" office:value-type="float" office:value="10080" calcext:value-type="float">
            <text:p>10080</text:p>
          </table:table-cell>
          <table:table-cell table:formula="of:=[.C1327]/294" office:value-type="float" office:value="4.31462585034014" calcext:value-type="float">
            <text:p>4,31462585034014</text:p>
          </table:table-cell>
          <table:table-cell table:formula="of:=[.D1327]/294" office:value-type="float" office:value="10.3554421768707" calcext:value-type="float">
            <text:p>10,3554421768707</text:p>
          </table:table-cell>
          <table:table-cell/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 office:value-type="float" office:value="1212.5" calcext:value-type="float">
            <text:p>1 212,50</text:p>
          </table:table-cell>
          <table:table-cell office:value-type="float" office:value="3086.5" calcext:value-type="float">
            <text:p>3 086,50</text:p>
          </table:table-cell>
          <table:table-cell office:value-type="float" office:value="112" calcext:value-type="float">
            <text:p>112</text:p>
          </table:table-cell>
          <table:table-cell table:formula="of:=90*[.E1328]" office:value-type="float" office:value="10080" calcext:value-type="float">
            <text:p>10080</text:p>
          </table:table-cell>
          <table:table-cell table:formula="of:=[.C1328]/294" office:value-type="float" office:value="4.12414965986395" calcext:value-type="float">
            <text:p>4,12414965986395</text:p>
          </table:table-cell>
          <table:table-cell table:formula="of:=[.D1328]/294" office:value-type="float" office:value="10.4982993197279" calcext:value-type="float">
            <text:p>10,4982993197279</text:p>
          </table:table-cell>
          <table:table-cell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1232.5" calcext:value-type="float">
            <text:p>1 232,50</text:p>
          </table:table-cell>
          <table:table-cell office:value-type="float" office:value="3182.5" calcext:value-type="float">
            <text:p>3 182,50</text:p>
          </table:table-cell>
          <table:table-cell office:value-type="float" office:value="112" calcext:value-type="float">
            <text:p>112</text:p>
          </table:table-cell>
          <table:table-cell table:formula="of:=90*[.E1329]" office:value-type="float" office:value="10080" calcext:value-type="float">
            <text:p>10080</text:p>
          </table:table-cell>
          <table:table-cell table:formula="of:=[.C1329]/294" office:value-type="float" office:value="4.1921768707483" calcext:value-type="float">
            <text:p>4,1921768707483</text:p>
          </table:table-cell>
          <table:table-cell table:formula="of:=[.D1329]/294" office:value-type="float" office:value="10.8248299319728" calcext:value-type="float">
            <text:p>10,8248299319728</text:p>
          </table:table-cell>
          <table:table-cell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office:value-type="float" office:value="1290.5" calcext:value-type="float">
            <text:p>1 290,50</text:p>
          </table:table-cell>
          <table:table-cell office:value-type="float" office:value="3230.5" calcext:value-type="float">
            <text:p>3 230,50</text:p>
          </table:table-cell>
          <table:table-cell office:value-type="float" office:value="112" calcext:value-type="float">
            <text:p>112</text:p>
          </table:table-cell>
          <table:table-cell table:formula="of:=90*[.E1330]" office:value-type="float" office:value="10080" calcext:value-type="float">
            <text:p>10080</text:p>
          </table:table-cell>
          <table:table-cell table:formula="of:=[.C1330]/294" office:value-type="float" office:value="4.38945578231293" calcext:value-type="float">
            <text:p>4,38945578231293</text:p>
          </table:table-cell>
          <table:table-cell table:formula="of:=[.D1330]/294" office:value-type="float" office:value="10.9880952380952" calcext:value-type="float">
            <text:p>10,9880952380952</text:p>
          </table:table-cell>
          <table:table-cell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office:value-type="float" office:value="1362.5" calcext:value-type="float">
            <text:p>1 362,50</text:p>
          </table:table-cell>
          <table:table-cell office:value-type="float" office:value="3276.5" calcext:value-type="float">
            <text:p>3 276,50</text:p>
          </table:table-cell>
          <table:table-cell office:value-type="float" office:value="112" calcext:value-type="float">
            <text:p>112</text:p>
          </table:table-cell>
          <table:table-cell table:formula="of:=90*[.E1331]" office:value-type="float" office:value="10080" calcext:value-type="float">
            <text:p>10080</text:p>
          </table:table-cell>
          <table:table-cell table:formula="of:=[.C1331]/294" office:value-type="float" office:value="4.6343537414966" calcext:value-type="float">
            <text:p>4,6343537414966</text:p>
          </table:table-cell>
          <table:table-cell table:formula="of:=[.D1331]/294" office:value-type="float" office:value="11.1445578231293" calcext:value-type="float">
            <text:p>11,1445578231293</text:p>
          </table:table-cell>
          <table:table-cell/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1398.5" calcext:value-type="float">
            <text:p>1 398,50</text:p>
          </table:table-cell>
          <table:table-cell office:value-type="float" office:value="3224.5" calcext:value-type="float">
            <text:p>3 224,50</text:p>
          </table:table-cell>
          <table:table-cell office:value-type="float" office:value="112" calcext:value-type="float">
            <text:p>112</text:p>
          </table:table-cell>
          <table:table-cell table:formula="of:=90*[.E1332]" office:value-type="float" office:value="10080" calcext:value-type="float">
            <text:p>10080</text:p>
          </table:table-cell>
          <table:table-cell table:formula="of:=[.C1332]/294" office:value-type="float" office:value="4.75680272108844" calcext:value-type="float">
            <text:p>4,75680272108844</text:p>
          </table:table-cell>
          <table:table-cell table:formula="of:=[.D1332]/294" office:value-type="float" office:value="10.9676870748299" calcext:value-type="float">
            <text:p>10,9676870748299</text:p>
          </table:table-cell>
          <table:table-cell/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office:value-type="float" office:value="1448.5" calcext:value-type="float">
            <text:p>1 448,50</text:p>
          </table:table-cell>
          <table:table-cell office:value-type="float" office:value="3162.5" calcext:value-type="float">
            <text:p>3 162,50</text:p>
          </table:table-cell>
          <table:table-cell office:value-type="float" office:value="112" calcext:value-type="float">
            <text:p>112</text:p>
          </table:table-cell>
          <table:table-cell table:formula="of:=90*[.E1333]" office:value-type="float" office:value="10080" calcext:value-type="float">
            <text:p>10080</text:p>
          </table:table-cell>
          <table:table-cell table:formula="of:=[.C1333]/294" office:value-type="float" office:value="4.92687074829932" calcext:value-type="float">
            <text:p>4,92687074829932</text:p>
          </table:table-cell>
          <table:table-cell table:formula="of:=[.D1333]/294" office:value-type="float" office:value="10.7568027210884" calcext:value-type="float">
            <text:p>10,7568027210884</text:p>
          </table:table-cell>
          <table:table-cell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512.5" calcext:value-type="float">
            <text:p>1 512,50</text:p>
          </table:table-cell>
          <table:table-cell office:value-type="float" office:value="3116.5" calcext:value-type="float">
            <text:p>3 116,50</text:p>
          </table:table-cell>
          <table:table-cell office:value-type="float" office:value="112" calcext:value-type="float">
            <text:p>112</text:p>
          </table:table-cell>
          <table:table-cell table:formula="of:=90*[.E1334]" office:value-type="float" office:value="10080" calcext:value-type="float">
            <text:p>10080</text:p>
          </table:table-cell>
          <table:table-cell table:formula="of:=[.C1334]/294" office:value-type="float" office:value="5.14455782312925" calcext:value-type="float">
            <text:p>5,14455782312925</text:p>
          </table:table-cell>
          <table:table-cell table:formula="of:=[.D1334]/294" office:value-type="float" office:value="10.6003401360544" calcext:value-type="float">
            <text:p>10,6003401360544</text:p>
          </table:table-cell>
          <table:table-cell/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office:value-type="float" office:value="1510.5" calcext:value-type="float">
            <text:p>1 510,50</text:p>
          </table:table-cell>
          <table:table-cell office:value-type="float" office:value="3064.5" calcext:value-type="float">
            <text:p>3 064,50</text:p>
          </table:table-cell>
          <table:table-cell office:value-type="float" office:value="112" calcext:value-type="float">
            <text:p>112</text:p>
          </table:table-cell>
          <table:table-cell table:formula="of:=90*[.E1335]" office:value-type="float" office:value="10080" calcext:value-type="float">
            <text:p>10080</text:p>
          </table:table-cell>
          <table:table-cell table:formula="of:=[.C1335]/294" office:value-type="float" office:value="5.13775510204082" calcext:value-type="float">
            <text:p>5,13775510204082</text:p>
          </table:table-cell>
          <table:table-cell table:formula="of:=[.D1335]/294" office:value-type="float" office:value="10.4234693877551" calcext:value-type="float">
            <text:p>10,4234693877551</text:p>
          </table:table-cell>
          <table:table-cell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office:value-type="float" office:value="1582.5" calcext:value-type="float">
            <text:p>1 582,50</text:p>
          </table:table-cell>
          <table:table-cell office:value-type="float" office:value="3026.5" calcext:value-type="float">
            <text:p>3 026,50</text:p>
          </table:table-cell>
          <table:table-cell office:value-type="float" office:value="112" calcext:value-type="float">
            <text:p>112</text:p>
          </table:table-cell>
          <table:table-cell table:formula="of:=90*[.E1336]" office:value-type="float" office:value="10080" calcext:value-type="float">
            <text:p>10080</text:p>
          </table:table-cell>
          <table:table-cell table:formula="of:=[.C1336]/294" office:value-type="float" office:value="5.38265306122449" calcext:value-type="float">
            <text:p>5,38265306122449</text:p>
          </table:table-cell>
          <table:table-cell table:formula="of:=[.D1336]/294" office:value-type="float" office:value="10.2942176870748" calcext:value-type="float">
            <text:p>10,2942176870748</text:p>
          </table:table-cell>
          <table:table-cell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office:value-type="float" office:value="1652.5" calcext:value-type="float">
            <text:p>1 652,50</text:p>
          </table:table-cell>
          <table:table-cell office:value-type="float" office:value="3032.5" calcext:value-type="float">
            <text:p>3 032,50</text:p>
          </table:table-cell>
          <table:table-cell office:value-type="float" office:value="112" calcext:value-type="float">
            <text:p>112</text:p>
          </table:table-cell>
          <table:table-cell table:formula="of:=90*[.E1337]" office:value-type="float" office:value="10080" calcext:value-type="float">
            <text:p>10080</text:p>
          </table:table-cell>
          <table:table-cell table:formula="of:=[.C1337]/294" office:value-type="float" office:value="5.62074829931973" calcext:value-type="float">
            <text:p>5,62074829931973</text:p>
          </table:table-cell>
          <table:table-cell table:formula="of:=[.D1337]/294" office:value-type="float" office:value="10.3146258503401" calcext:value-type="float">
            <text:p>10,3146258503401</text:p>
          </table:table-cell>
          <table:table-cell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office:value-type="float" office:value="1324.5" calcext:value-type="float">
            <text:p>1 324,50</text:p>
          </table:table-cell>
          <table:table-cell office:value-type="float" office:value="3130.5" calcext:value-type="float">
            <text:p>3 130,50</text:p>
          </table:table-cell>
          <table:table-cell office:value-type="float" office:value="112" calcext:value-type="float">
            <text:p>112</text:p>
          </table:table-cell>
          <table:table-cell table:formula="of:=90*[.E1338]" office:value-type="float" office:value="10080" calcext:value-type="float">
            <text:p>10080</text:p>
          </table:table-cell>
          <table:table-cell table:formula="of:=[.C1338]/294" office:value-type="float" office:value="4.50510204081633" calcext:value-type="float">
            <text:p>4,50510204081633</text:p>
          </table:table-cell>
          <table:table-cell table:formula="of:=[.D1338]/294" office:value-type="float" office:value="10.6479591836735" calcext:value-type="float">
            <text:p>10,6479591836735</text:p>
          </table:table-cell>
          <table:table-cell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float" office:value="1396.5" calcext:value-type="float">
            <text:p>1 396,50</text:p>
          </table:table-cell>
          <table:table-cell office:value-type="float" office:value="3116.5" calcext:value-type="float">
            <text:p>3 116,50</text:p>
          </table:table-cell>
          <table:table-cell office:value-type="float" office:value="112" calcext:value-type="float">
            <text:p>112</text:p>
          </table:table-cell>
          <table:table-cell table:formula="of:=90*[.E1339]" office:value-type="float" office:value="10080" calcext:value-type="float">
            <text:p>10080</text:p>
          </table:table-cell>
          <table:table-cell table:formula="of:=[.C1339]/294" office:value-type="float" office:value="4.75" calcext:value-type="float">
            <text:p>4,75</text:p>
          </table:table-cell>
          <table:table-cell table:formula="of:=[.D1339]/294" office:value-type="float" office:value="10.6003401360544" calcext:value-type="float">
            <text:p>10,6003401360544</text:p>
          </table:table-cell>
          <table:table-cell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office:value-type="float" office:value="1426.5" calcext:value-type="float">
            <text:p>1 426,50</text:p>
          </table:table-cell>
          <table:table-cell office:value-type="float" office:value="3022.5" calcext:value-type="float">
            <text:p>3 022,50</text:p>
          </table:table-cell>
          <table:table-cell office:value-type="float" office:value="112" calcext:value-type="float">
            <text:p>112</text:p>
          </table:table-cell>
          <table:table-cell table:formula="of:=90*[.E1340]" office:value-type="float" office:value="10080" calcext:value-type="float">
            <text:p>10080</text:p>
          </table:table-cell>
          <table:table-cell table:formula="of:=[.C1340]/294" office:value-type="float" office:value="4.85204081632653" calcext:value-type="float">
            <text:p>4,85204081632653</text:p>
          </table:table-cell>
          <table:table-cell table:formula="of:=[.D1340]/294" office:value-type="float" office:value="10.280612244898" calcext:value-type="float">
            <text:p>10,280612244898</text:p>
          </table:table-cell>
          <table:table-cell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1502.5" calcext:value-type="float">
            <text:p>1 502,50</text:p>
          </table:table-cell>
          <table:table-cell office:value-type="float" office:value="2940.5" calcext:value-type="float">
            <text:p>2 940,50</text:p>
          </table:table-cell>
          <table:table-cell office:value-type="float" office:value="112" calcext:value-type="float">
            <text:p>112</text:p>
          </table:table-cell>
          <table:table-cell table:formula="of:=90*[.E1341]" office:value-type="float" office:value="10080" calcext:value-type="float">
            <text:p>10080</text:p>
          </table:table-cell>
          <table:table-cell table:formula="of:=[.C1341]/294" office:value-type="float" office:value="5.11054421768708" calcext:value-type="float">
            <text:p>5,11054421768708</text:p>
          </table:table-cell>
          <table:table-cell table:formula="of:=[.D1341]/294" office:value-type="float" office:value="10.0017006802721" calcext:value-type="float">
            <text:p>10,0017006802721</text:p>
          </table:table-cell>
          <table:table-cell/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office:value-type="float" office:value="1626.5" calcext:value-type="float">
            <text:p>1 626,50</text:p>
          </table:table-cell>
          <table:table-cell office:value-type="float" office:value="2960.5" calcext:value-type="float">
            <text:p>2 960,50</text:p>
          </table:table-cell>
          <table:table-cell office:value-type="float" office:value="112" calcext:value-type="float">
            <text:p>112</text:p>
          </table:table-cell>
          <table:table-cell table:formula="of:=90*[.E1342]" office:value-type="float" office:value="10080" calcext:value-type="float">
            <text:p>10080</text:p>
          </table:table-cell>
          <table:table-cell table:formula="of:=[.C1342]/294" office:value-type="float" office:value="5.53231292517007" calcext:value-type="float">
            <text:p>5,53231292517007</text:p>
          </table:table-cell>
          <table:table-cell table:formula="of:=[.D1342]/294" office:value-type="float" office:value="10.0697278911565" calcext:value-type="float">
            <text:p>10,0697278911565</text:p>
          </table:table-cell>
          <table:table-cell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642.5" calcext:value-type="float">
            <text:p>1 642,50</text:p>
          </table:table-cell>
          <table:table-cell office:value-type="float" office:value="2784.5" calcext:value-type="float">
            <text:p>2 784,50</text:p>
          </table:table-cell>
          <table:table-cell office:value-type="float" office:value="112" calcext:value-type="float">
            <text:p>112</text:p>
          </table:table-cell>
          <table:table-cell table:formula="of:=90*[.E1343]" office:value-type="float" office:value="10080" calcext:value-type="float">
            <text:p>10080</text:p>
          </table:table-cell>
          <table:table-cell table:formula="of:=[.C1343]/294" office:value-type="float" office:value="5.58673469387755" calcext:value-type="float">
            <text:p>5,58673469387755</text:p>
          </table:table-cell>
          <table:table-cell table:formula="of:=[.D1343]/294" office:value-type="float" office:value="9.47108843537415" calcext:value-type="float">
            <text:p>9,47108843537415</text:p>
          </table:table-cell>
          <table:table-cell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float" office:value="1720.5" calcext:value-type="float">
            <text:p>1 720,50</text:p>
          </table:table-cell>
          <table:table-cell office:value-type="float" office:value="2860.5" calcext:value-type="float">
            <text:p>2 860,50</text:p>
          </table:table-cell>
          <table:table-cell office:value-type="float" office:value="112" calcext:value-type="float">
            <text:p>112</text:p>
          </table:table-cell>
          <table:table-cell table:formula="of:=90*[.E1344]" office:value-type="float" office:value="10080" calcext:value-type="float">
            <text:p>10080</text:p>
          </table:table-cell>
          <table:table-cell table:formula="of:=[.C1344]/294" office:value-type="float" office:value="5.85204081632653" calcext:value-type="float">
            <text:p>5,85204081632653</text:p>
          </table:table-cell>
          <table:table-cell table:formula="of:=[.D1344]/294" office:value-type="float" office:value="9.72959183673469" calcext:value-type="float">
            <text:p>9,72959183673469</text:p>
          </table:table-cell>
          <table:table-cell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float" office:value="1782.5" calcext:value-type="float">
            <text:p>1 782,50</text:p>
          </table:table-cell>
          <table:table-cell office:value-type="float" office:value="2940.5" calcext:value-type="float">
            <text:p>2 940,50</text:p>
          </table:table-cell>
          <table:table-cell office:value-type="float" office:value="112" calcext:value-type="float">
            <text:p>112</text:p>
          </table:table-cell>
          <table:table-cell table:formula="of:=90*[.E1345]" office:value-type="float" office:value="10080" calcext:value-type="float">
            <text:p>10080</text:p>
          </table:table-cell>
          <table:table-cell table:formula="of:=[.C1345]/294" office:value-type="float" office:value="6.06292517006803" calcext:value-type="float">
            <text:p>6,06292517006803</text:p>
          </table:table-cell>
          <table:table-cell table:formula="of:=[.D1345]/294" office:value-type="float" office:value="10.0017006802721" calcext:value-type="float">
            <text:p>10,0017006802721</text:p>
          </table:table-cell>
          <table:table-cell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float" office:value="1706.5" calcext:value-type="float">
            <text:p>1 706,50</text:p>
          </table:table-cell>
          <table:table-cell office:value-type="float" office:value="2974.5" calcext:value-type="float">
            <text:p>2 974,50</text:p>
          </table:table-cell>
          <table:table-cell office:value-type="float" office:value="112" calcext:value-type="float">
            <text:p>112</text:p>
          </table:table-cell>
          <table:table-cell table:formula="of:=90*[.E1346]" office:value-type="float" office:value="10080" calcext:value-type="float">
            <text:p>10080</text:p>
          </table:table-cell>
          <table:table-cell table:formula="of:=[.C1346]/294" office:value-type="float" office:value="5.80442176870748" calcext:value-type="float">
            <text:p>5,80442176870748</text:p>
          </table:table-cell>
          <table:table-cell table:formula="of:=[.D1346]/294" office:value-type="float" office:value="10.1173469387755" calcext:value-type="float">
            <text:p>10,1173469387755</text:p>
          </table:table-cell>
          <table:table-cell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office:value-type="float" office:value="1748.5" calcext:value-type="float">
            <text:p>1 748,50</text:p>
          </table:table-cell>
          <table:table-cell office:value-type="float" office:value="2958.5" calcext:value-type="float">
            <text:p>2 958,50</text:p>
          </table:table-cell>
          <table:table-cell office:value-type="float" office:value="112" calcext:value-type="float">
            <text:p>112</text:p>
          </table:table-cell>
          <table:table-cell table:formula="of:=90*[.E1347]" office:value-type="float" office:value="10080" calcext:value-type="float">
            <text:p>10080</text:p>
          </table:table-cell>
          <table:table-cell table:formula="of:=[.C1347]/294" office:value-type="float" office:value="5.94727891156463" calcext:value-type="float">
            <text:p>5,94727891156463</text:p>
          </table:table-cell>
          <table:table-cell table:formula="of:=[.D1347]/294" office:value-type="float" office:value="10.062925170068" calcext:value-type="float">
            <text:p>10,062925170068</text:p>
          </table:table-cell>
          <table:table-cell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office:value-type="float" office:value="1788.5" calcext:value-type="float">
            <text:p>1 788,50</text:p>
          </table:table-cell>
          <table:table-cell office:value-type="float" office:value="2934.5" calcext:value-type="float">
            <text:p>2 934,50</text:p>
          </table:table-cell>
          <table:table-cell office:value-type="float" office:value="114" calcext:value-type="float">
            <text:p>114</text:p>
          </table:table-cell>
          <table:table-cell table:formula="of:=90*[.E1348]" office:value-type="float" office:value="10260" calcext:value-type="float">
            <text:p>10260</text:p>
          </table:table-cell>
          <table:table-cell table:formula="of:=[.C1348]/294" office:value-type="float" office:value="6.08333333333333" calcext:value-type="float">
            <text:p>6,08333333333333</text:p>
          </table:table-cell>
          <table:table-cell table:formula="of:=[.D1348]/294" office:value-type="float" office:value="9.9812925170068" calcext:value-type="float">
            <text:p>9,9812925170068</text:p>
          </table:table-cell>
          <table:table-cell/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office:value-type="float" office:value="1746.5" calcext:value-type="float">
            <text:p>1 746,50</text:p>
          </table:table-cell>
          <table:table-cell office:value-type="float" office:value="2892.5" calcext:value-type="float">
            <text:p>2 892,50</text:p>
          </table:table-cell>
          <table:table-cell office:value-type="float" office:value="114" calcext:value-type="float">
            <text:p>114</text:p>
          </table:table-cell>
          <table:table-cell table:formula="of:=90*[.E1349]" office:value-type="float" office:value="10260" calcext:value-type="float">
            <text:p>10260</text:p>
          </table:table-cell>
          <table:table-cell table:formula="of:=[.C1349]/294" office:value-type="float" office:value="5.94047619047619" calcext:value-type="float">
            <text:p>5,94047619047619</text:p>
          </table:table-cell>
          <table:table-cell table:formula="of:=[.D1349]/294" office:value-type="float" office:value="9.83843537414966" calcext:value-type="float">
            <text:p>9,83843537414966</text:p>
          </table:table-cell>
          <table:table-cell/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office:value-type="float" office:value="1718.5" calcext:value-type="float">
            <text:p>1 718,50</text:p>
          </table:table-cell>
          <table:table-cell office:value-type="float" office:value="2842.5" calcext:value-type="float">
            <text:p>2 842,50</text:p>
          </table:table-cell>
          <table:table-cell office:value-type="float" office:value="114" calcext:value-type="float">
            <text:p>114</text:p>
          </table:table-cell>
          <table:table-cell table:formula="of:=90*[.E1350]" office:value-type="float" office:value="10260" calcext:value-type="float">
            <text:p>10260</text:p>
          </table:table-cell>
          <table:table-cell table:formula="of:=[.C1350]/294" office:value-type="float" office:value="5.8452380952381" calcext:value-type="float">
            <text:p>5,8452380952381</text:p>
          </table:table-cell>
          <table:table-cell table:formula="of:=[.D1350]/294" office:value-type="float" office:value="9.66836734693878" calcext:value-type="float">
            <text:p>9,66836734693878</text:p>
          </table:table-cell>
          <table:table-cell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1672.5" calcext:value-type="float">
            <text:p>1 672,50</text:p>
          </table:table-cell>
          <table:table-cell office:value-type="float" office:value="2788.5" calcext:value-type="float">
            <text:p>2 788,50</text:p>
          </table:table-cell>
          <table:table-cell office:value-type="float" office:value="114" calcext:value-type="float">
            <text:p>114</text:p>
          </table:table-cell>
          <table:table-cell table:formula="of:=90*[.E1351]" office:value-type="float" office:value="10260" calcext:value-type="float">
            <text:p>10260</text:p>
          </table:table-cell>
          <table:table-cell table:formula="of:=[.C1351]/294" office:value-type="float" office:value="5.68877551020408" calcext:value-type="float">
            <text:p>5,68877551020408</text:p>
          </table:table-cell>
          <table:table-cell table:formula="of:=[.D1351]/294" office:value-type="float" office:value="9.48469387755102" calcext:value-type="float">
            <text:p>9,48469387755102</text:p>
          </table:table-cell>
          <table:table-cell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office:value-type="float" office:value="1638.5" calcext:value-type="float">
            <text:p>1 638,50</text:p>
          </table:table-cell>
          <table:table-cell office:value-type="float" office:value="2784.5" calcext:value-type="float">
            <text:p>2 784,50</text:p>
          </table:table-cell>
          <table:table-cell office:value-type="float" office:value="114" calcext:value-type="float">
            <text:p>114</text:p>
          </table:table-cell>
          <table:table-cell table:formula="of:=90*[.E1352]" office:value-type="float" office:value="10260" calcext:value-type="float">
            <text:p>10260</text:p>
          </table:table-cell>
          <table:table-cell table:formula="of:=[.C1352]/294" office:value-type="float" office:value="5.57312925170068" calcext:value-type="float">
            <text:p>5,57312925170068</text:p>
          </table:table-cell>
          <table:table-cell table:formula="of:=[.D1352]/294" office:value-type="float" office:value="9.47108843537415" calcext:value-type="float">
            <text:p>9,47108843537415</text:p>
          </table:table-cell>
          <table:table-cell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office:value-type="float" office:value="1680.5" calcext:value-type="float">
            <text:p>1 680,50</text:p>
          </table:table-cell>
          <table:table-cell office:value-type="float" office:value="2994.5" calcext:value-type="float">
            <text:p>2 994,50</text:p>
          </table:table-cell>
          <table:table-cell office:value-type="float" office:value="114" calcext:value-type="float">
            <text:p>114</text:p>
          </table:table-cell>
          <table:table-cell table:formula="of:=90*[.E1353]" office:value-type="float" office:value="10260" calcext:value-type="float">
            <text:p>10260</text:p>
          </table:table-cell>
          <table:table-cell table:formula="of:=[.C1353]/294" office:value-type="float" office:value="5.71598639455782" calcext:value-type="float">
            <text:p>5,71598639455782</text:p>
          </table:table-cell>
          <table:table-cell table:formula="of:=[.D1353]/294" office:value-type="float" office:value="10.1853741496599" calcext:value-type="float">
            <text:p>10,1853741496599</text:p>
          </table:table-cell>
          <table:table-cell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706.5" calcext:value-type="float">
            <text:p>1 706,50</text:p>
          </table:table-cell>
          <table:table-cell office:value-type="float" office:value="2950.5" calcext:value-type="float">
            <text:p>2 950,50</text:p>
          </table:table-cell>
          <table:table-cell office:value-type="float" office:value="114" calcext:value-type="float">
            <text:p>114</text:p>
          </table:table-cell>
          <table:table-cell table:formula="of:=90*[.E1354]" office:value-type="float" office:value="10260" calcext:value-type="float">
            <text:p>10260</text:p>
          </table:table-cell>
          <table:table-cell table:formula="of:=[.C1354]/294" office:value-type="float" office:value="5.80442176870748" calcext:value-type="float">
            <text:p>5,80442176870748</text:p>
          </table:table-cell>
          <table:table-cell table:formula="of:=[.D1354]/294" office:value-type="float" office:value="10.0357142857143" calcext:value-type="float">
            <text:p>10,0357142857143</text:p>
          </table:table-cell>
          <table:table-cell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float" office:value="1776.5" calcext:value-type="float">
            <text:p>1 776,50</text:p>
          </table:table-cell>
          <table:table-cell office:value-type="float" office:value="2960.5" calcext:value-type="float">
            <text:p>2 960,50</text:p>
          </table:table-cell>
          <table:table-cell office:value-type="float" office:value="114" calcext:value-type="float">
            <text:p>114</text:p>
          </table:table-cell>
          <table:table-cell table:formula="of:=90*[.E1355]" office:value-type="float" office:value="10260" calcext:value-type="float">
            <text:p>10260</text:p>
          </table:table-cell>
          <table:table-cell table:formula="of:=[.C1355]/294" office:value-type="float" office:value="6.04251700680272" calcext:value-type="float">
            <text:p>6,04251700680272</text:p>
          </table:table-cell>
          <table:table-cell table:formula="of:=[.D1355]/294" office:value-type="float" office:value="10.0697278911565" calcext:value-type="float">
            <text:p>10,0697278911565</text:p>
          </table:table-cell>
          <table:table-cell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office:value-type="float" office:value="1630.5" calcext:value-type="float">
            <text:p>1 630,50</text:p>
          </table:table-cell>
          <table:table-cell office:value-type="float" office:value="2906.5" calcext:value-type="float">
            <text:p>2 906,50</text:p>
          </table:table-cell>
          <table:table-cell office:value-type="float" office:value="114" calcext:value-type="float">
            <text:p>114</text:p>
          </table:table-cell>
          <table:table-cell table:formula="of:=90*[.E1356]" office:value-type="float" office:value="10260" calcext:value-type="float">
            <text:p>10260</text:p>
          </table:table-cell>
          <table:table-cell table:formula="of:=[.C1356]/294" office:value-type="float" office:value="5.54591836734694" calcext:value-type="float">
            <text:p>5,54591836734694</text:p>
          </table:table-cell>
          <table:table-cell table:formula="of:=[.D1356]/294" office:value-type="float" office:value="9.88605442176871" calcext:value-type="float">
            <text:p>9,88605442176871</text:p>
          </table:table-cell>
          <table:table-cell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1530.5" calcext:value-type="float">
            <text:p>1 530,50</text:p>
          </table:table-cell>
          <table:table-cell office:value-type="float" office:value="2924.5" calcext:value-type="float">
            <text:p>2 924,50</text:p>
          </table:table-cell>
          <table:table-cell office:value-type="float" office:value="114" calcext:value-type="float">
            <text:p>114</text:p>
          </table:table-cell>
          <table:table-cell table:formula="of:=90*[.E1357]" office:value-type="float" office:value="10260" calcext:value-type="float">
            <text:p>10260</text:p>
          </table:table-cell>
          <table:table-cell table:formula="of:=[.C1357]/294" office:value-type="float" office:value="5.20578231292517" calcext:value-type="float">
            <text:p>5,20578231292517</text:p>
          </table:table-cell>
          <table:table-cell table:formula="of:=[.D1357]/294" office:value-type="float" office:value="9.94727891156463" calcext:value-type="float">
            <text:p>9,94727891156463</text:p>
          </table:table-cell>
          <table:table-cell/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office:value-type="float" office:value="1460.5" calcext:value-type="float">
            <text:p>1 460,50</text:p>
          </table:table-cell>
          <table:table-cell office:value-type="float" office:value="3000.5" calcext:value-type="float">
            <text:p>3 000,50</text:p>
          </table:table-cell>
          <table:table-cell office:value-type="float" office:value="114" calcext:value-type="float">
            <text:p>114</text:p>
          </table:table-cell>
          <table:table-cell table:formula="of:=90*[.E1358]" office:value-type="float" office:value="10260" calcext:value-type="float">
            <text:p>10260</text:p>
          </table:table-cell>
          <table:table-cell table:formula="of:=[.C1358]/294" office:value-type="float" office:value="4.96768707482993" calcext:value-type="float">
            <text:p>4,96768707482993</text:p>
          </table:table-cell>
          <table:table-cell table:formula="of:=[.D1358]/294" office:value-type="float" office:value="10.2057823129252" calcext:value-type="float">
            <text:p>10,2057823129252</text:p>
          </table:table-cell>
          <table:table-cell/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office:value-type="float" office:value="1400.5" calcext:value-type="float">
            <text:p>1 400,50</text:p>
          </table:table-cell>
          <table:table-cell office:value-type="float" office:value="3068.5" calcext:value-type="float">
            <text:p>3 068,50</text:p>
          </table:table-cell>
          <table:table-cell office:value-type="float" office:value="114" calcext:value-type="float">
            <text:p>114</text:p>
          </table:table-cell>
          <table:table-cell table:formula="of:=90*[.E1359]" office:value-type="float" office:value="10260" calcext:value-type="float">
            <text:p>10260</text:p>
          </table:table-cell>
          <table:table-cell table:formula="of:=[.C1359]/294" office:value-type="float" office:value="4.76360544217687" calcext:value-type="float">
            <text:p>4,76360544217687</text:p>
          </table:table-cell>
          <table:table-cell table:formula="of:=[.D1359]/294" office:value-type="float" office:value="10.437074829932" calcext:value-type="float">
            <text:p>10,437074829932</text:p>
          </table:table-cell>
          <table:table-cell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350.5" calcext:value-type="float">
            <text:p>1 350,50</text:p>
          </table:table-cell>
          <table:table-cell office:value-type="float" office:value="3104.5" calcext:value-type="float">
            <text:p>3 104,50</text:p>
          </table:table-cell>
          <table:table-cell office:value-type="float" office:value="114" calcext:value-type="float">
            <text:p>114</text:p>
          </table:table-cell>
          <table:table-cell table:formula="of:=90*[.E1360]" office:value-type="float" office:value="10260" calcext:value-type="float">
            <text:p>10260</text:p>
          </table:table-cell>
          <table:table-cell table:formula="of:=[.C1360]/294" office:value-type="float" office:value="4.59353741496599" calcext:value-type="float">
            <text:p>4,59353741496599</text:p>
          </table:table-cell>
          <table:table-cell table:formula="of:=[.D1360]/294" office:value-type="float" office:value="10.5595238095238" calcext:value-type="float">
            <text:p>10,5595238095238</text:p>
          </table:table-cell>
          <table:table-cell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2718.5" calcext:value-type="float">
            <text:p>2 718,50</text:p>
          </table:table-cell>
          <table:table-cell office:value-type="float" office:value="114" calcext:value-type="float">
            <text:p>114</text:p>
          </table:table-cell>
          <table:table-cell table:formula="of:=90*[.E1361]" office:value-type="float" office:value="10260" calcext:value-type="float">
            <text:p>10260</text:p>
          </table:table-cell>
          <table:table-cell table:formula="of:=[.C1361]/294" office:value-type="float" office:value="4.51190476190476" calcext:value-type="float">
            <text:p>4,51190476190476</text:p>
          </table:table-cell>
          <table:table-cell table:formula="of:=[.D1361]/294" office:value-type="float" office:value="9.24659863945578" calcext:value-type="float">
            <text:p>9,24659863945578</text:p>
          </table:table-cell>
          <table:table-cell/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office:value-type="float" office:value="1278.5" calcext:value-type="float">
            <text:p>1 278,50</text:p>
          </table:table-cell>
          <table:table-cell office:value-type="float" office:value="2764.5" calcext:value-type="float">
            <text:p>2 764,50</text:p>
          </table:table-cell>
          <table:table-cell office:value-type="float" office:value="114" calcext:value-type="float">
            <text:p>114</text:p>
          </table:table-cell>
          <table:table-cell table:formula="of:=90*[.E1362]" office:value-type="float" office:value="10260" calcext:value-type="float">
            <text:p>10260</text:p>
          </table:table-cell>
          <table:table-cell table:formula="of:=[.C1362]/294" office:value-type="float" office:value="4.34863945578231" calcext:value-type="float">
            <text:p>4,34863945578231</text:p>
          </table:table-cell>
          <table:table-cell table:formula="of:=[.D1362]/294" office:value-type="float" office:value="9.4030612244898" calcext:value-type="float">
            <text:p>9,4030612244898</text:p>
          </table:table-cell>
          <table:table-cell/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office:value-type="float" office:value="1296.5" calcext:value-type="float">
            <text:p>1 296,50</text:p>
          </table:table-cell>
          <table:table-cell office:value-type="float" office:value="2836.5" calcext:value-type="float">
            <text:p>2 836,50</text:p>
          </table:table-cell>
          <table:table-cell office:value-type="float" office:value="114" calcext:value-type="float">
            <text:p>114</text:p>
          </table:table-cell>
          <table:table-cell table:formula="of:=90*[.E1363]" office:value-type="float" office:value="10260" calcext:value-type="float">
            <text:p>10260</text:p>
          </table:table-cell>
          <table:table-cell table:formula="of:=[.C1363]/294" office:value-type="float" office:value="4.40986394557823" calcext:value-type="float">
            <text:p>4,40986394557823</text:p>
          </table:table-cell>
          <table:table-cell table:formula="of:=[.D1363]/294" office:value-type="float" office:value="9.64795918367347" calcext:value-type="float">
            <text:p>9,64795918367347</text:p>
          </table:table-cell>
          <table:table-cell/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1292.5" calcext:value-type="float">
            <text:p>1 292,50</text:p>
          </table:table-cell>
          <table:table-cell office:value-type="float" office:value="2866.5" calcext:value-type="float">
            <text:p>2 866,50</text:p>
          </table:table-cell>
          <table:table-cell office:value-type="float" office:value="114" calcext:value-type="float">
            <text:p>114</text:p>
          </table:table-cell>
          <table:table-cell table:formula="of:=90*[.E1364]" office:value-type="float" office:value="10260" calcext:value-type="float">
            <text:p>10260</text:p>
          </table:table-cell>
          <table:table-cell table:formula="of:=[.C1364]/294" office:value-type="float" office:value="4.39625850340136" calcext:value-type="float">
            <text:p>4,39625850340136</text:p>
          </table:table-cell>
          <table:table-cell table:formula="of:=[.D1364]/294" office:value-type="float" office:value="9.75" calcext:value-type="float">
            <text:p>9,75</text:p>
          </table:table-cell>
          <table:table-cell/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1288.5" calcext:value-type="float">
            <text:p>1 288,50</text:p>
          </table:table-cell>
          <table:table-cell office:value-type="float" office:value="2944.5" calcext:value-type="float">
            <text:p>2 944,50</text:p>
          </table:table-cell>
          <table:table-cell office:value-type="float" office:value="114" calcext:value-type="float">
            <text:p>114</text:p>
          </table:table-cell>
          <table:table-cell table:formula="of:=90*[.E1365]" office:value-type="float" office:value="10260" calcext:value-type="float">
            <text:p>10260</text:p>
          </table:table-cell>
          <table:table-cell table:formula="of:=[.C1365]/294" office:value-type="float" office:value="4.38265306122449" calcext:value-type="float">
            <text:p>4,38265306122449</text:p>
          </table:table-cell>
          <table:table-cell table:formula="of:=[.D1365]/294" office:value-type="float" office:value="10.015306122449" calcext:value-type="float">
            <text:p>10,015306122449</text:p>
          </table:table-cell>
          <table:table-cell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1330.5" calcext:value-type="float">
            <text:p>1 330,50</text:p>
          </table:table-cell>
          <table:table-cell office:value-type="float" office:value="2942.5" calcext:value-type="float">
            <text:p>2 942,50</text:p>
          </table:table-cell>
          <table:table-cell office:value-type="float" office:value="114" calcext:value-type="float">
            <text:p>114</text:p>
          </table:table-cell>
          <table:table-cell table:formula="of:=90*[.E1366]" office:value-type="float" office:value="10260" calcext:value-type="float">
            <text:p>10260</text:p>
          </table:table-cell>
          <table:table-cell table:formula="of:=[.C1366]/294" office:value-type="float" office:value="4.52551020408163" calcext:value-type="float">
            <text:p>4,52551020408163</text:p>
          </table:table-cell>
          <table:table-cell table:formula="of:=[.D1366]/294" office:value-type="float" office:value="10.0085034013605" calcext:value-type="float">
            <text:p>10,0085034013605</text:p>
          </table:table-cell>
          <table:table-cell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292.5" calcext:value-type="float">
            <text:p>1 292,50</text:p>
          </table:table-cell>
          <table:table-cell office:value-type="float" office:value="2984.5" calcext:value-type="float">
            <text:p>2 984,50</text:p>
          </table:table-cell>
          <table:table-cell office:value-type="float" office:value="114" calcext:value-type="float">
            <text:p>114</text:p>
          </table:table-cell>
          <table:table-cell table:formula="of:=90*[.E1367]" office:value-type="float" office:value="10260" calcext:value-type="float">
            <text:p>10260</text:p>
          </table:table-cell>
          <table:table-cell table:formula="of:=[.C1367]/294" office:value-type="float" office:value="4.39625850340136" calcext:value-type="float">
            <text:p>4,39625850340136</text:p>
          </table:table-cell>
          <table:table-cell table:formula="of:=[.D1367]/294" office:value-type="float" office:value="10.1513605442177" calcext:value-type="float">
            <text:p>10,1513605442177</text:p>
          </table:table-cell>
          <table:table-cell/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office:value-type="float" office:value="1312.5" calcext:value-type="float">
            <text:p>1 312,50</text:p>
          </table:table-cell>
          <table:table-cell office:value-type="float" office:value="3060.5" calcext:value-type="float">
            <text:p>3 060,50</text:p>
          </table:table-cell>
          <table:table-cell office:value-type="float" office:value="114" calcext:value-type="float">
            <text:p>114</text:p>
          </table:table-cell>
          <table:table-cell table:formula="of:=90*[.E1368]" office:value-type="float" office:value="10260" calcext:value-type="float">
            <text:p>10260</text:p>
          </table:table-cell>
          <table:table-cell table:formula="of:=[.C1368]/294" office:value-type="float" office:value="4.46428571428571" calcext:value-type="float">
            <text:p>4,46428571428571</text:p>
          </table:table-cell>
          <table:table-cell table:formula="of:=[.D1368]/294" office:value-type="float" office:value="10.4098639455782" calcext:value-type="float">
            <text:p>10,4098639455782</text:p>
          </table:table-cell>
          <table:table-cell/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office:value-type="float" office:value="1248.5" calcext:value-type="float">
            <text:p>1 248,50</text:p>
          </table:table-cell>
          <table:table-cell office:value-type="float" office:value="3060.5" calcext:value-type="float">
            <text:p>3 060,50</text:p>
          </table:table-cell>
          <table:table-cell office:value-type="float" office:value="114" calcext:value-type="float">
            <text:p>114</text:p>
          </table:table-cell>
          <table:table-cell table:formula="of:=90*[.E1369]" office:value-type="float" office:value="10260" calcext:value-type="float">
            <text:p>10260</text:p>
          </table:table-cell>
          <table:table-cell table:formula="of:=[.C1369]/294" office:value-type="float" office:value="4.24659863945578" calcext:value-type="float">
            <text:p>4,24659863945578</text:p>
          </table:table-cell>
          <table:table-cell table:formula="of:=[.D1369]/294" office:value-type="float" office:value="10.4098639455782" calcext:value-type="float">
            <text:p>10,4098639455782</text:p>
          </table:table-cell>
          <table:table-cell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office:value-type="float" office:value="1206.5" calcext:value-type="float">
            <text:p>1 206,50</text:p>
          </table:table-cell>
          <table:table-cell office:value-type="float" office:value="3126.5" calcext:value-type="float">
            <text:p>3 126,50</text:p>
          </table:table-cell>
          <table:table-cell office:value-type="float" office:value="114" calcext:value-type="float">
            <text:p>114</text:p>
          </table:table-cell>
          <table:table-cell table:formula="of:=90*[.E1370]" office:value-type="float" office:value="10260" calcext:value-type="float">
            <text:p>10260</text:p>
          </table:table-cell>
          <table:table-cell table:formula="of:=[.C1370]/294" office:value-type="float" office:value="4.10374149659864" calcext:value-type="float">
            <text:p>4,10374149659864</text:p>
          </table:table-cell>
          <table:table-cell table:formula="of:=[.D1370]/294" office:value-type="float" office:value="10.6343537414966" calcext:value-type="float">
            <text:p>10,6343537414966</text:p>
          </table:table-cell>
          <table:table-cell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float" office:value="1256.5" calcext:value-type="float">
            <text:p>1 256,50</text:p>
          </table:table-cell>
          <table:table-cell office:value-type="float" office:value="3216.5" calcext:value-type="float">
            <text:p>3 216,50</text:p>
          </table:table-cell>
          <table:table-cell office:value-type="float" office:value="114" calcext:value-type="float">
            <text:p>114</text:p>
          </table:table-cell>
          <table:table-cell table:formula="of:=90*[.E1371]" office:value-type="float" office:value="10260" calcext:value-type="float">
            <text:p>10260</text:p>
          </table:table-cell>
          <table:table-cell table:formula="of:=[.C1371]/294" office:value-type="float" office:value="4.27380952380952" calcext:value-type="float">
            <text:p>4,27380952380952</text:p>
          </table:table-cell>
          <table:table-cell table:formula="of:=[.D1371]/294" office:value-type="float" office:value="10.9404761904762" calcext:value-type="float">
            <text:p>10,9404761904762</text:p>
          </table:table-cell>
          <table:table-cell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office:value-type="float" office:value="1336.5" calcext:value-type="float">
            <text:p>1 336,50</text:p>
          </table:table-cell>
          <table:table-cell office:value-type="float" office:value="3238.5" calcext:value-type="float">
            <text:p>3 238,50</text:p>
          </table:table-cell>
          <table:table-cell office:value-type="float" office:value="114" calcext:value-type="float">
            <text:p>114</text:p>
          </table:table-cell>
          <table:table-cell table:formula="of:=90*[.E1372]" office:value-type="float" office:value="10260" calcext:value-type="float">
            <text:p>10260</text:p>
          </table:table-cell>
          <table:table-cell table:formula="of:=[.C1372]/294" office:value-type="float" office:value="4.54591836734694" calcext:value-type="float">
            <text:p>4,54591836734694</text:p>
          </table:table-cell>
          <table:table-cell table:formula="of:=[.D1372]/294" office:value-type="float" office:value="11.015306122449" calcext:value-type="float">
            <text:p>11,015306122449</text:p>
          </table:table-cell>
          <table:table-cell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390.5" calcext:value-type="float">
            <text:p>1 390,50</text:p>
          </table:table-cell>
          <table:table-cell office:value-type="float" office:value="3256.5" calcext:value-type="float">
            <text:p>3 256,50</text:p>
          </table:table-cell>
          <table:table-cell office:value-type="float" office:value="114" calcext:value-type="float">
            <text:p>114</text:p>
          </table:table-cell>
          <table:table-cell table:formula="of:=90*[.E1373]" office:value-type="float" office:value="10260" calcext:value-type="float">
            <text:p>10260</text:p>
          </table:table-cell>
          <table:table-cell table:formula="of:=[.C1373]/294" office:value-type="float" office:value="4.72959183673469" calcext:value-type="float">
            <text:p>4,72959183673469</text:p>
          </table:table-cell>
          <table:table-cell table:formula="of:=[.D1373]/294" office:value-type="float" office:value="11.0765306122449" calcext:value-type="float">
            <text:p>11,0765306122449</text:p>
          </table:table-cell>
          <table:table-cell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1406.5" calcext:value-type="float">
            <text:p>1 406,50</text:p>
          </table:table-cell>
          <table:table-cell office:value-type="float" office:value="3214.5" calcext:value-type="float">
            <text:p>3 214,50</text:p>
          </table:table-cell>
          <table:table-cell office:value-type="float" office:value="114" calcext:value-type="float">
            <text:p>114</text:p>
          </table:table-cell>
          <table:table-cell table:formula="of:=90*[.E1374]" office:value-type="float" office:value="10260" calcext:value-type="float">
            <text:p>10260</text:p>
          </table:table-cell>
          <table:table-cell table:formula="of:=[.C1374]/294" office:value-type="float" office:value="4.78401360544218" calcext:value-type="float">
            <text:p>4,78401360544218</text:p>
          </table:table-cell>
          <table:table-cell table:formula="of:=[.D1374]/294" office:value-type="float" office:value="10.9336734693878" calcext:value-type="float">
            <text:p>10,9336734693878</text:p>
          </table:table-cell>
          <table:table-cell/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office:value-type="float" office:value="1456.5" calcext:value-type="float">
            <text:p>1 456,50</text:p>
          </table:table-cell>
          <table:table-cell office:value-type="float" office:value="3152.5" calcext:value-type="float">
            <text:p>3 152,50</text:p>
          </table:table-cell>
          <table:table-cell office:value-type="float" office:value="114" calcext:value-type="float">
            <text:p>114</text:p>
          </table:table-cell>
          <table:table-cell table:formula="of:=90*[.E1375]" office:value-type="float" office:value="10260" calcext:value-type="float">
            <text:p>10260</text:p>
          </table:table-cell>
          <table:table-cell table:formula="of:=[.C1375]/294" office:value-type="float" office:value="4.95408163265306" calcext:value-type="float">
            <text:p>4,95408163265306</text:p>
          </table:table-cell>
          <table:table-cell table:formula="of:=[.D1375]/294" office:value-type="float" office:value="10.7227891156463" calcext:value-type="float">
            <text:p>10,7227891156463</text:p>
          </table:table-cell>
          <table:table-cell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float" office:value="1506.5" calcext:value-type="float">
            <text:p>1 506,50</text:p>
          </table:table-cell>
          <table:table-cell office:value-type="float" office:value="3130.5" calcext:value-type="float">
            <text:p>3 130,50</text:p>
          </table:table-cell>
          <table:table-cell office:value-type="float" office:value="114" calcext:value-type="float">
            <text:p>114</text:p>
          </table:table-cell>
          <table:table-cell table:formula="of:=90*[.E1376]" office:value-type="float" office:value="10260" calcext:value-type="float">
            <text:p>10260</text:p>
          </table:table-cell>
          <table:table-cell table:formula="of:=[.C1376]/294" office:value-type="float" office:value="5.12414965986395" calcext:value-type="float">
            <text:p>5,12414965986395</text:p>
          </table:table-cell>
          <table:table-cell table:formula="of:=[.D1376]/294" office:value-type="float" office:value="10.6479591836735" calcext:value-type="float">
            <text:p>10,6479591836735</text:p>
          </table:table-cell>
          <table:table-cell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office:value-type="float" office:value="1482.5" calcext:value-type="float">
            <text:p>1 482,50</text:p>
          </table:table-cell>
          <table:table-cell office:value-type="float" office:value="3078.5" calcext:value-type="float">
            <text:p>3 078,50</text:p>
          </table:table-cell>
          <table:table-cell office:value-type="float" office:value="114" calcext:value-type="float">
            <text:p>114</text:p>
          </table:table-cell>
          <table:table-cell table:formula="of:=90*[.E1377]" office:value-type="float" office:value="10260" calcext:value-type="float">
            <text:p>10260</text:p>
          </table:table-cell>
          <table:table-cell table:formula="of:=[.C1377]/294" office:value-type="float" office:value="5.04251700680272" calcext:value-type="float">
            <text:p>5,04251700680272</text:p>
          </table:table-cell>
          <table:table-cell table:formula="of:=[.D1377]/294" office:value-type="float" office:value="10.4710884353742" calcext:value-type="float">
            <text:p>10,4710884353742</text:p>
          </table:table-cell>
          <table:table-cell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office:value-type="float" office:value="1540.5" calcext:value-type="float">
            <text:p>1 540,50</text:p>
          </table:table-cell>
          <table:table-cell office:value-type="float" office:value="3056.5" calcext:value-type="float">
            <text:p>3 056,50</text:p>
          </table:table-cell>
          <table:table-cell office:value-type="float" office:value="114" calcext:value-type="float">
            <text:p>114</text:p>
          </table:table-cell>
          <table:table-cell table:formula="of:=90*[.E1378]" office:value-type="float" office:value="10260" calcext:value-type="float">
            <text:p>10260</text:p>
          </table:table-cell>
          <table:table-cell table:formula="of:=[.C1378]/294" office:value-type="float" office:value="5.23979591836735" calcext:value-type="float">
            <text:p>5,23979591836735</text:p>
          </table:table-cell>
          <table:table-cell table:formula="of:=[.D1378]/294" office:value-type="float" office:value="10.3962585034014" calcext:value-type="float">
            <text:p>10,3962585034014</text:p>
          </table:table-cell>
          <table:table-cell/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1604.5" calcext:value-type="float">
            <text:p>1 604,50</text:p>
          </table:table-cell>
          <table:table-cell office:value-type="float" office:value="3026.5" calcext:value-type="float">
            <text:p>3 026,50</text:p>
          </table:table-cell>
          <table:table-cell office:value-type="float" office:value="114" calcext:value-type="float">
            <text:p>114</text:p>
          </table:table-cell>
          <table:table-cell table:formula="of:=90*[.E1379]" office:value-type="float" office:value="10260" calcext:value-type="float">
            <text:p>10260</text:p>
          </table:table-cell>
          <table:table-cell table:formula="of:=[.C1379]/294" office:value-type="float" office:value="5.45748299319728" calcext:value-type="float">
            <text:p>5,45748299319728</text:p>
          </table:table-cell>
          <table:table-cell table:formula="of:=[.D1379]/294" office:value-type="float" office:value="10.2942176870748" calcext:value-type="float">
            <text:p>10,2942176870748</text:p>
          </table:table-cell>
          <table:table-cell/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office:value-type="float" office:value="1650.5" calcext:value-type="float">
            <text:p>1 650,50</text:p>
          </table:table-cell>
          <table:table-cell office:value-type="float" office:value="3026.5" calcext:value-type="float">
            <text:p>3 026,50</text:p>
          </table:table-cell>
          <table:table-cell office:value-type="float" office:value="114" calcext:value-type="float">
            <text:p>114</text:p>
          </table:table-cell>
          <table:table-cell table:formula="of:=90*[.E1380]" office:value-type="float" office:value="10260" calcext:value-type="float">
            <text:p>10260</text:p>
          </table:table-cell>
          <table:table-cell table:formula="of:=[.C1380]/294" office:value-type="float" office:value="5.61394557823129" calcext:value-type="float">
            <text:p>5,61394557823129</text:p>
          </table:table-cell>
          <table:table-cell table:formula="of:=[.D1380]/294" office:value-type="float" office:value="10.2942176870748" calcext:value-type="float">
            <text:p>10,2942176870748</text:p>
          </table:table-cell>
          <table:table-cell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office:value-type="float" office:value="1596.5" calcext:value-type="float">
            <text:p>1 596,50</text:p>
          </table:table-cell>
          <table:table-cell office:value-type="float" office:value="2948.5" calcext:value-type="float">
            <text:p>2 948,50</text:p>
          </table:table-cell>
          <table:table-cell office:value-type="float" office:value="114" calcext:value-type="float">
            <text:p>114</text:p>
          </table:table-cell>
          <table:table-cell table:formula="of:=90*[.E1381]" office:value-type="float" office:value="10260" calcext:value-type="float">
            <text:p>10260</text:p>
          </table:table-cell>
          <table:table-cell table:formula="of:=[.C1381]/294" office:value-type="float" office:value="5.43027210884354" calcext:value-type="float">
            <text:p>5,43027210884354</text:p>
          </table:table-cell>
          <table:table-cell table:formula="of:=[.D1381]/294" office:value-type="float" office:value="10.0289115646259" calcext:value-type="float">
            <text:p>10,0289115646259</text:p>
          </table:table-cell>
          <table:table-cell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office:value-type="float" office:value="1794.5" calcext:value-type="float">
            <text:p>1 794,50</text:p>
          </table:table-cell>
          <table:table-cell office:value-type="float" office:value="2964.5" calcext:value-type="float">
            <text:p>2 964,50</text:p>
          </table:table-cell>
          <table:table-cell office:value-type="float" office:value="116" calcext:value-type="float">
            <text:p>116</text:p>
          </table:table-cell>
          <table:table-cell table:formula="of:=90*[.E1382]" office:value-type="float" office:value="10440" calcext:value-type="float">
            <text:p>10440</text:p>
          </table:table-cell>
          <table:table-cell table:formula="of:=[.C1382]/294" office:value-type="float" office:value="6.10374149659864" calcext:value-type="float">
            <text:p>6,10374149659864</text:p>
          </table:table-cell>
          <table:table-cell table:formula="of:=[.D1382]/294" office:value-type="float" office:value="10.0833333333333" calcext:value-type="float">
            <text:p>10,0833333333333</text:p>
          </table:table-cell>
          <table:table-cell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1778.5" calcext:value-type="float">
            <text:p>1 778,50</text:p>
          </table:table-cell>
          <table:table-cell office:value-type="float" office:value="2922.5" calcext:value-type="float">
            <text:p>2 922,50</text:p>
          </table:table-cell>
          <table:table-cell office:value-type="float" office:value="116" calcext:value-type="float">
            <text:p>116</text:p>
          </table:table-cell>
          <table:table-cell table:formula="of:=90*[.E1383]" office:value-type="float" office:value="10440" calcext:value-type="float">
            <text:p>10440</text:p>
          </table:table-cell>
          <table:table-cell table:formula="of:=[.C1383]/294" office:value-type="float" office:value="6.04931972789116" calcext:value-type="float">
            <text:p>6,04931972789116</text:p>
          </table:table-cell>
          <table:table-cell table:formula="of:=[.D1383]/294" office:value-type="float" office:value="9.94047619047619" calcext:value-type="float">
            <text:p>9,94047619047619</text:p>
          </table:table-cell>
          <table:table-cell/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804.5" calcext:value-type="float">
            <text:p>1 804,50</text:p>
          </table:table-cell>
          <table:table-cell office:value-type="float" office:value="2958.5" calcext:value-type="float">
            <text:p>2 958,50</text:p>
          </table:table-cell>
          <table:table-cell office:value-type="float" office:value="116" calcext:value-type="float">
            <text:p>116</text:p>
          </table:table-cell>
          <table:table-cell table:formula="of:=90*[.E1384]" office:value-type="float" office:value="10440" calcext:value-type="float">
            <text:p>10440</text:p>
          </table:table-cell>
          <table:table-cell table:formula="of:=[.C1384]/294" office:value-type="float" office:value="6.13775510204082" calcext:value-type="float">
            <text:p>6,13775510204082</text:p>
          </table:table-cell>
          <table:table-cell table:formula="of:=[.D1384]/294" office:value-type="float" office:value="10.062925170068" calcext:value-type="float">
            <text:p>10,062925170068</text:p>
          </table:table-cell>
          <table:table-cell/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office:value-type="float" office:value="1754.5" calcext:value-type="float">
            <text:p>1 754,50</text:p>
          </table:table-cell>
          <table:table-cell office:value-type="float" office:value="2874.5" calcext:value-type="float">
            <text:p>2 874,50</text:p>
          </table:table-cell>
          <table:table-cell office:value-type="float" office:value="116" calcext:value-type="float">
            <text:p>116</text:p>
          </table:table-cell>
          <table:table-cell table:formula="of:=90*[.E1385]" office:value-type="float" office:value="10440" calcext:value-type="float">
            <text:p>10440</text:p>
          </table:table-cell>
          <table:table-cell table:formula="of:=[.C1385]/294" office:value-type="float" office:value="5.96768707482993" calcext:value-type="float">
            <text:p>5,96768707482993</text:p>
          </table:table-cell>
          <table:table-cell table:formula="of:=[.D1385]/294" office:value-type="float" office:value="9.77721088435374" calcext:value-type="float">
            <text:p>9,77721088435374</text:p>
          </table:table-cell>
          <table:table-cell/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office:value-type="float" office:value="1726.5" calcext:value-type="float">
            <text:p>1 726,50</text:p>
          </table:table-cell>
          <table:table-cell office:value-type="float" office:value="2816.5" calcext:value-type="float">
            <text:p>2 816,50</text:p>
          </table:table-cell>
          <table:table-cell office:value-type="float" office:value="116" calcext:value-type="float">
            <text:p>116</text:p>
          </table:table-cell>
          <table:table-cell table:formula="of:=90*[.E1386]" office:value-type="float" office:value="10440" calcext:value-type="float">
            <text:p>10440</text:p>
          </table:table-cell>
          <table:table-cell table:formula="of:=[.C1386]/294" office:value-type="float" office:value="5.87244897959184" calcext:value-type="float">
            <text:p>5,87244897959184</text:p>
          </table:table-cell>
          <table:table-cell table:formula="of:=[.D1386]/294" office:value-type="float" office:value="9.57993197278912" calcext:value-type="float">
            <text:p>9,57993197278912</text:p>
          </table:table-cell>
          <table:table-cell/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office:value-type="float" office:value="1674.5" calcext:value-type="float">
            <text:p>1 674,50</text:p>
          </table:table-cell>
          <table:table-cell office:value-type="float" office:value="2784.5" calcext:value-type="float">
            <text:p>2 784,50</text:p>
          </table:table-cell>
          <table:table-cell office:value-type="float" office:value="116" calcext:value-type="float">
            <text:p>116</text:p>
          </table:table-cell>
          <table:table-cell table:formula="of:=90*[.E1387]" office:value-type="float" office:value="10440" calcext:value-type="float">
            <text:p>10440</text:p>
          </table:table-cell>
          <table:table-cell table:formula="of:=[.C1387]/294" office:value-type="float" office:value="5.69557823129252" calcext:value-type="float">
            <text:p>5,69557823129252</text:p>
          </table:table-cell>
          <table:table-cell table:formula="of:=[.D1387]/294" office:value-type="float" office:value="9.47108843537415" calcext:value-type="float">
            <text:p>9,47108843537415</text:p>
          </table:table-cell>
          <table:table-cell/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office:value-type="float" office:value="1642.5" calcext:value-type="float">
            <text:p>1 642,50</text:p>
          </table:table-cell>
          <table:table-cell office:value-type="float" office:value="2766.5" calcext:value-type="float">
            <text:p>2 766,50</text:p>
          </table:table-cell>
          <table:table-cell office:value-type="float" office:value="116" calcext:value-type="float">
            <text:p>116</text:p>
          </table:table-cell>
          <table:table-cell table:formula="of:=90*[.E1388]" office:value-type="float" office:value="10440" calcext:value-type="float">
            <text:p>10440</text:p>
          </table:table-cell>
          <table:table-cell table:formula="of:=[.C1388]/294" office:value-type="float" office:value="5.58673469387755" calcext:value-type="float">
            <text:p>5,58673469387755</text:p>
          </table:table-cell>
          <table:table-cell table:formula="of:=[.D1388]/294" office:value-type="float" office:value="9.40986394557823" calcext:value-type="float">
            <text:p>9,40986394557823</text:p>
          </table:table-cell>
          <table:table-cell/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2728.5" calcext:value-type="float">
            <text:p>2 728,50</text:p>
          </table:table-cell>
          <table:table-cell office:value-type="float" office:value="116" calcext:value-type="float">
            <text:p>116</text:p>
          </table:table-cell>
          <table:table-cell table:formula="of:=90*[.E1389]" office:value-type="float" office:value="10440" calcext:value-type="float">
            <text:p>10440</text:p>
          </table:table-cell>
          <table:table-cell table:formula="of:=[.C1389]/294" office:value-type="float" office:value="4.51190476190476" calcext:value-type="float">
            <text:p>4,51190476190476</text:p>
          </table:table-cell>
          <table:table-cell table:formula="of:=[.D1389]/294" office:value-type="float" office:value="9.28061224489796" calcext:value-type="float">
            <text:p>9,28061224489796</text:p>
          </table:table-cell>
          <table:table-cell/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 office:value-type="float" office:value="1284.5" calcext:value-type="float">
            <text:p>1 284,50</text:p>
          </table:table-cell>
          <table:table-cell office:value-type="float" office:value="2734.5" calcext:value-type="float">
            <text:p>2 734,50</text:p>
          </table:table-cell>
          <table:table-cell office:value-type="float" office:value="116" calcext:value-type="float">
            <text:p>116</text:p>
          </table:table-cell>
          <table:table-cell table:formula="of:=90*[.E1390]" office:value-type="float" office:value="10440" calcext:value-type="float">
            <text:p>10440</text:p>
          </table:table-cell>
          <table:table-cell table:formula="of:=[.C1390]/294" office:value-type="float" office:value="4.36904761904762" calcext:value-type="float">
            <text:p>4,36904761904762</text:p>
          </table:table-cell>
          <table:table-cell table:formula="of:=[.D1390]/294" office:value-type="float" office:value="9.30102040816327" calcext:value-type="float">
            <text:p>9,30102040816327</text:p>
          </table:table-cell>
          <table:table-cell/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office:value-type="float" office:value="1284.5" calcext:value-type="float">
            <text:p>1 284,50</text:p>
          </table:table-cell>
          <table:table-cell office:value-type="float" office:value="2804.5" calcext:value-type="float">
            <text:p>2 804,50</text:p>
          </table:table-cell>
          <table:table-cell office:value-type="float" office:value="116" calcext:value-type="float">
            <text:p>116</text:p>
          </table:table-cell>
          <table:table-cell table:formula="of:=90*[.E1391]" office:value-type="float" office:value="10440" calcext:value-type="float">
            <text:p>10440</text:p>
          </table:table-cell>
          <table:table-cell table:formula="of:=[.C1391]/294" office:value-type="float" office:value="4.36904761904762" calcext:value-type="float">
            <text:p>4,36904761904762</text:p>
          </table:table-cell>
          <table:table-cell table:formula="of:=[.D1391]/294" office:value-type="float" office:value="9.5391156462585" calcext:value-type="float">
            <text:p>9,5391156462585</text:p>
          </table:table-cell>
          <table:table-cell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278.5" calcext:value-type="float">
            <text:p>1 278,50</text:p>
          </table:table-cell>
          <table:table-cell office:value-type="float" office:value="2858.5" calcext:value-type="float">
            <text:p>2 858,50</text:p>
          </table:table-cell>
          <table:table-cell office:value-type="float" office:value="116" calcext:value-type="float">
            <text:p>116</text:p>
          </table:table-cell>
          <table:table-cell table:formula="of:=90*[.E1392]" office:value-type="float" office:value="10440" calcext:value-type="float">
            <text:p>10440</text:p>
          </table:table-cell>
          <table:table-cell table:formula="of:=[.C1392]/294" office:value-type="float" office:value="4.34863945578231" calcext:value-type="float">
            <text:p>4,34863945578231</text:p>
          </table:table-cell>
          <table:table-cell table:formula="of:=[.D1392]/294" office:value-type="float" office:value="9.72278911564626" calcext:value-type="float">
            <text:p>9,72278911564626</text:p>
          </table:table-cell>
          <table:table-cell/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2896.5" calcext:value-type="float">
            <text:p>2 896,50</text:p>
          </table:table-cell>
          <table:table-cell office:value-type="float" office:value="116" calcext:value-type="float">
            <text:p>116</text:p>
          </table:table-cell>
          <table:table-cell table:formula="of:=90*[.E1393]" office:value-type="float" office:value="10440" calcext:value-type="float">
            <text:p>10440</text:p>
          </table:table-cell>
          <table:table-cell table:formula="of:=[.C1393]/294" office:value-type="float" office:value="4.51190476190476" calcext:value-type="float">
            <text:p>4,51190476190476</text:p>
          </table:table-cell>
          <table:table-cell table:formula="of:=[.D1393]/294" office:value-type="float" office:value="9.85204081632653" calcext:value-type="float">
            <text:p>9,85204081632653</text:p>
          </table:table-cell>
          <table:table-cell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310.5" calcext:value-type="float">
            <text:p>1 310,50</text:p>
          </table:table-cell>
          <table:table-cell office:value-type="float" office:value="2930.5" calcext:value-type="float">
            <text:p>2 930,50</text:p>
          </table:table-cell>
          <table:table-cell office:value-type="float" office:value="116" calcext:value-type="float">
            <text:p>116</text:p>
          </table:table-cell>
          <table:table-cell table:formula="of:=90*[.E1394]" office:value-type="float" office:value="10440" calcext:value-type="float">
            <text:p>10440</text:p>
          </table:table-cell>
          <table:table-cell table:formula="of:=[.C1394]/294" office:value-type="float" office:value="4.45748299319728" calcext:value-type="float">
            <text:p>4,45748299319728</text:p>
          </table:table-cell>
          <table:table-cell table:formula="of:=[.D1394]/294" office:value-type="float" office:value="9.96768707482993" calcext:value-type="float">
            <text:p>9,96768707482993</text:p>
          </table:table-cell>
          <table:table-cell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1280.5" calcext:value-type="float">
            <text:p>1 280,50</text:p>
          </table:table-cell>
          <table:table-cell office:value-type="float" office:value="2962.5" calcext:value-type="float">
            <text:p>2 962,50</text:p>
          </table:table-cell>
          <table:table-cell office:value-type="float" office:value="116" calcext:value-type="float">
            <text:p>116</text:p>
          </table:table-cell>
          <table:table-cell table:formula="of:=90*[.E1395]" office:value-type="float" office:value="10440" calcext:value-type="float">
            <text:p>10440</text:p>
          </table:table-cell>
          <table:table-cell table:formula="of:=[.C1395]/294" office:value-type="float" office:value="4.35544217687075" calcext:value-type="float">
            <text:p>4,35544217687075</text:p>
          </table:table-cell>
          <table:table-cell table:formula="of:=[.D1395]/294" office:value-type="float" office:value="10.0765306122449" calcext:value-type="float">
            <text:p>10,0765306122449</text:p>
          </table:table-cell>
          <table:table-cell/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office:value-type="float" office:value="1244.5" calcext:value-type="float">
            <text:p>1 244,50</text:p>
          </table:table-cell>
          <table:table-cell office:value-type="float" office:value="3012.5" calcext:value-type="float">
            <text:p>3 012,50</text:p>
          </table:table-cell>
          <table:table-cell office:value-type="float" office:value="116" calcext:value-type="float">
            <text:p>116</text:p>
          </table:table-cell>
          <table:table-cell table:formula="of:=90*[.E1396]" office:value-type="float" office:value="10440" calcext:value-type="float">
            <text:p>10440</text:p>
          </table:table-cell>
          <table:table-cell table:formula="of:=[.C1396]/294" office:value-type="float" office:value="4.23299319727891" calcext:value-type="float">
            <text:p>4,23299319727891</text:p>
          </table:table-cell>
          <table:table-cell table:formula="of:=[.D1396]/294" office:value-type="float" office:value="10.2465986394558" calcext:value-type="float">
            <text:p>10,2465986394558</text:p>
          </table:table-cell>
          <table:table-cell/>
        </table:table-row>
        <table:table-row table:style-name="ro1">
          <table:table-cell/>
          <table:table-cell office:value-type="float" office:value="1396" calcext:value-type="float">
            <text:p>1396</text:p>
          </table:table-cell>
          <table:table-cell office:value-type="float" office:value="1244.5" calcext:value-type="float">
            <text:p>1 244,50</text:p>
          </table:table-cell>
          <table:table-cell office:value-type="float" office:value="3062.5" calcext:value-type="float">
            <text:p>3 062,50</text:p>
          </table:table-cell>
          <table:table-cell office:value-type="float" office:value="116" calcext:value-type="float">
            <text:p>116</text:p>
          </table:table-cell>
          <table:table-cell table:formula="of:=90*[.E1397]" office:value-type="float" office:value="10440" calcext:value-type="float">
            <text:p>10440</text:p>
          </table:table-cell>
          <table:table-cell table:formula="of:=[.C1397]/294" office:value-type="float" office:value="4.23299319727891" calcext:value-type="float">
            <text:p>4,23299319727891</text:p>
          </table:table-cell>
          <table:table-cell table:formula="of:=[.D1397]/294" office:value-type="float" office:value="10.4166666666667" calcext:value-type="float">
            <text:p>10,4166666666667</text:p>
          </table:table-cell>
          <table:table-cell/>
        </table:table-row>
        <table:table-row table:style-name="ro1">
          <table:table-cell/>
          <table:table-cell office:value-type="float" office:value="1397" calcext:value-type="float">
            <text:p>1397</text:p>
          </table:table-cell>
          <table:table-cell office:value-type="float" office:value="1196.5" calcext:value-type="float">
            <text:p>1 196,50</text:p>
          </table:table-cell>
          <table:table-cell office:value-type="float" office:value="3114.5" calcext:value-type="float">
            <text:p>3 114,50</text:p>
          </table:table-cell>
          <table:table-cell office:value-type="float" office:value="116" calcext:value-type="float">
            <text:p>116</text:p>
          </table:table-cell>
          <table:table-cell table:formula="of:=90*[.E1398]" office:value-type="float" office:value="10440" calcext:value-type="float">
            <text:p>10440</text:p>
          </table:table-cell>
          <table:table-cell table:formula="of:=[.C1398]/294" office:value-type="float" office:value="4.06972789115646" calcext:value-type="float">
            <text:p>4,06972789115646</text:p>
          </table:table-cell>
          <table:table-cell table:formula="of:=[.D1398]/294" office:value-type="float" office:value="10.593537414966" calcext:value-type="float">
            <text:p>10,593537414966</text:p>
          </table:table-cell>
          <table:table-cell/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float" office:value="1248.5" calcext:value-type="float">
            <text:p>1 248,50</text:p>
          </table:table-cell>
          <table:table-cell office:value-type="float" office:value="3214.5" calcext:value-type="float">
            <text:p>3 214,50</text:p>
          </table:table-cell>
          <table:table-cell office:value-type="float" office:value="116" calcext:value-type="float">
            <text:p>116</text:p>
          </table:table-cell>
          <table:table-cell table:formula="of:=90*[.E1399]" office:value-type="float" office:value="10440" calcext:value-type="float">
            <text:p>10440</text:p>
          </table:table-cell>
          <table:table-cell table:formula="of:=[.C1399]/294" office:value-type="float" office:value="4.24659863945578" calcext:value-type="float">
            <text:p>4,24659863945578</text:p>
          </table:table-cell>
          <table:table-cell table:formula="of:=[.D1399]/294" office:value-type="float" office:value="10.9336734693878" calcext:value-type="float">
            <text:p>10,9336734693878</text:p>
          </table:table-cell>
          <table:table-cell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1350.5" calcext:value-type="float">
            <text:p>1 350,50</text:p>
          </table:table-cell>
          <table:table-cell office:value-type="float" office:value="3256.5" calcext:value-type="float">
            <text:p>3 256,50</text:p>
          </table:table-cell>
          <table:table-cell office:value-type="float" office:value="116" calcext:value-type="float">
            <text:p>116</text:p>
          </table:table-cell>
          <table:table-cell table:formula="of:=90*[.E1400]" office:value-type="float" office:value="10440" calcext:value-type="float">
            <text:p>10440</text:p>
          </table:table-cell>
          <table:table-cell table:formula="of:=[.C1400]/294" office:value-type="float" office:value="4.59353741496599" calcext:value-type="float">
            <text:p>4,59353741496599</text:p>
          </table:table-cell>
          <table:table-cell table:formula="of:=[.D1400]/294" office:value-type="float" office:value="11.0765306122449" calcext:value-type="float">
            <text:p>11,0765306122449</text:p>
          </table:table-cell>
          <table:table-cell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1396.5" calcext:value-type="float">
            <text:p>1 396,50</text:p>
          </table:table-cell>
          <table:table-cell office:value-type="float" office:value="3256.5" calcext:value-type="float">
            <text:p>3 256,50</text:p>
          </table:table-cell>
          <table:table-cell office:value-type="float" office:value="116" calcext:value-type="float">
            <text:p>116</text:p>
          </table:table-cell>
          <table:table-cell table:formula="of:=90*[.E1401]" office:value-type="float" office:value="10440" calcext:value-type="float">
            <text:p>10440</text:p>
          </table:table-cell>
          <table:table-cell table:formula="of:=[.C1401]/294" office:value-type="float" office:value="4.75" calcext:value-type="float">
            <text:p>4,75</text:p>
          </table:table-cell>
          <table:table-cell table:formula="of:=[.D1401]/294" office:value-type="float" office:value="11.0765306122449" calcext:value-type="float">
            <text:p>11,0765306122449</text:p>
          </table:table-cell>
          <table:table-cell/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office:value-type="float" office:value="1344.5" calcext:value-type="float">
            <text:p>1 344,50</text:p>
          </table:table-cell>
          <table:table-cell office:value-type="float" office:value="3106.5" calcext:value-type="float">
            <text:p>3 106,50</text:p>
          </table:table-cell>
          <table:table-cell office:value-type="float" office:value="116" calcext:value-type="float">
            <text:p>116</text:p>
          </table:table-cell>
          <table:table-cell table:formula="of:=90*[.E1402]" office:value-type="float" office:value="10440" calcext:value-type="float">
            <text:p>10440</text:p>
          </table:table-cell>
          <table:table-cell table:formula="of:=[.C1402]/294" office:value-type="float" office:value="4.57312925170068" calcext:value-type="float">
            <text:p>4,57312925170068</text:p>
          </table:table-cell>
          <table:table-cell table:formula="of:=[.D1402]/294" office:value-type="float" office:value="10.5663265306122" calcext:value-type="float">
            <text:p>10,5663265306122</text:p>
          </table:table-cell>
          <table:table-cell/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394.5" calcext:value-type="float">
            <text:p>1 394,50</text:p>
          </table:table-cell>
          <table:table-cell office:value-type="float" office:value="3118.5" calcext:value-type="float">
            <text:p>3 118,50</text:p>
          </table:table-cell>
          <table:table-cell office:value-type="float" office:value="116" calcext:value-type="float">
            <text:p>116</text:p>
          </table:table-cell>
          <table:table-cell table:formula="of:=90*[.E1403]" office:value-type="float" office:value="10440" calcext:value-type="float">
            <text:p>10440</text:p>
          </table:table-cell>
          <table:table-cell table:formula="of:=[.C1403]/294" office:value-type="float" office:value="4.74319727891156" calcext:value-type="float">
            <text:p>4,74319727891156</text:p>
          </table:table-cell>
          <table:table-cell table:formula="of:=[.D1403]/294" office:value-type="float" office:value="10.6071428571429" calcext:value-type="float">
            <text:p>10,6071428571429</text:p>
          </table:table-cell>
          <table:table-cell/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office:value-type="float" office:value="1408.5" calcext:value-type="float">
            <text:p>1 408,50</text:p>
          </table:table-cell>
          <table:table-cell office:value-type="float" office:value="3048.5" calcext:value-type="float">
            <text:p>3 048,50</text:p>
          </table:table-cell>
          <table:table-cell office:value-type="float" office:value="116" calcext:value-type="float">
            <text:p>116</text:p>
          </table:table-cell>
          <table:table-cell table:formula="of:=90*[.E1404]" office:value-type="float" office:value="10440" calcext:value-type="float">
            <text:p>10440</text:p>
          </table:table-cell>
          <table:table-cell table:formula="of:=[.C1404]/294" office:value-type="float" office:value="4.79081632653061" calcext:value-type="float">
            <text:p>4,79081632653061</text:p>
          </table:table-cell>
          <table:table-cell table:formula="of:=[.D1404]/294" office:value-type="float" office:value="10.3690476190476" calcext:value-type="float">
            <text:p>10,3690476190476</text:p>
          </table:table-cell>
          <table:table-cell/>
        </table:table-row>
        <table:table-row table:style-name="ro1">
          <table:table-cell/>
          <table:table-cell office:value-type="float" office:value="1404" calcext:value-type="float">
            <text:p>1404</text:p>
          </table:table-cell>
          <table:table-cell office:value-type="float" office:value="1476.5" calcext:value-type="float">
            <text:p>1 476,50</text:p>
          </table:table-cell>
          <table:table-cell office:value-type="float" office:value="2962.5" calcext:value-type="float">
            <text:p>2 962,50</text:p>
          </table:table-cell>
          <table:table-cell office:value-type="float" office:value="116" calcext:value-type="float">
            <text:p>116</text:p>
          </table:table-cell>
          <table:table-cell table:formula="of:=90*[.E1405]" office:value-type="float" office:value="10440" calcext:value-type="float">
            <text:p>10440</text:p>
          </table:table-cell>
          <table:table-cell table:formula="of:=[.C1405]/294" office:value-type="float" office:value="5.02210884353742" calcext:value-type="float">
            <text:p>5,02210884353742</text:p>
          </table:table-cell>
          <table:table-cell table:formula="of:=[.D1405]/294" office:value-type="float" office:value="10.0765306122449" calcext:value-type="float">
            <text:p>10,0765306122449</text:p>
          </table:table-cell>
          <table:table-cell/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 office:value-type="float" office:value="1544.5" calcext:value-type="float">
            <text:p>1 544,50</text:p>
          </table:table-cell>
          <table:table-cell office:value-type="float" office:value="2922.5" calcext:value-type="float">
            <text:p>2 922,50</text:p>
          </table:table-cell>
          <table:table-cell office:value-type="float" office:value="116" calcext:value-type="float">
            <text:p>116</text:p>
          </table:table-cell>
          <table:table-cell table:formula="of:=90*[.E1406]" office:value-type="float" office:value="10440" calcext:value-type="float">
            <text:p>10440</text:p>
          </table:table-cell>
          <table:table-cell table:formula="of:=[.C1406]/294" office:value-type="float" office:value="5.25340136054422" calcext:value-type="float">
            <text:p>5,25340136054422</text:p>
          </table:table-cell>
          <table:table-cell table:formula="of:=[.D1406]/294" office:value-type="float" office:value="9.94047619047619" calcext:value-type="float">
            <text:p>9,94047619047619</text:p>
          </table:table-cell>
          <table:table-cell/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1616.5" calcext:value-type="float">
            <text:p>1 616,50</text:p>
          </table:table-cell>
          <table:table-cell office:value-type="float" office:value="2902.5" calcext:value-type="float">
            <text:p>2 902,50</text:p>
          </table:table-cell>
          <table:table-cell office:value-type="float" office:value="116" calcext:value-type="float">
            <text:p>116</text:p>
          </table:table-cell>
          <table:table-cell table:formula="of:=90*[.E1407]" office:value-type="float" office:value="10440" calcext:value-type="float">
            <text:p>10440</text:p>
          </table:table-cell>
          <table:table-cell table:formula="of:=[.C1407]/294" office:value-type="float" office:value="5.49829931972789" calcext:value-type="float">
            <text:p>5,49829931972789</text:p>
          </table:table-cell>
          <table:table-cell table:formula="of:=[.D1407]/294" office:value-type="float" office:value="9.87244897959184" calcext:value-type="float">
            <text:p>9,87244897959184</text:p>
          </table:table-cell>
          <table:table-cell/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office:value-type="float" office:value="1644.5" calcext:value-type="float">
            <text:p>1 644,50</text:p>
          </table:table-cell>
          <table:table-cell office:value-type="float" office:value="2898.5" calcext:value-type="float">
            <text:p>2 898,50</text:p>
          </table:table-cell>
          <table:table-cell office:value-type="float" office:value="116" calcext:value-type="float">
            <text:p>116</text:p>
          </table:table-cell>
          <table:table-cell table:formula="of:=90*[.E1408]" office:value-type="float" office:value="10440" calcext:value-type="float">
            <text:p>10440</text:p>
          </table:table-cell>
          <table:table-cell table:formula="of:=[.C1408]/294" office:value-type="float" office:value="5.59353741496599" calcext:value-type="float">
            <text:p>5,59353741496599</text:p>
          </table:table-cell>
          <table:table-cell table:formula="of:=[.D1408]/294" office:value-type="float" office:value="9.85884353741497" calcext:value-type="float">
            <text:p>9,85884353741497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float" office:value="1754.5" calcext:value-type="float">
            <text:p>1 754,50</text:p>
          </table:table-cell>
          <table:table-cell office:value-type="float" office:value="2984.5" calcext:value-type="float">
            <text:p>2 984,50</text:p>
          </table:table-cell>
          <table:table-cell office:value-type="float" office:value="116" calcext:value-type="float">
            <text:p>116</text:p>
          </table:table-cell>
          <table:table-cell table:formula="of:=90*[.E1409]" office:value-type="float" office:value="10440" calcext:value-type="float">
            <text:p>10440</text:p>
          </table:table-cell>
          <table:table-cell table:formula="of:=[.C1409]/294" office:value-type="float" office:value="5.96768707482993" calcext:value-type="float">
            <text:p>5,96768707482993</text:p>
          </table:table-cell>
          <table:table-cell table:formula="of:=[.D1409]/294" office:value-type="float" office:value="10.1513605442177" calcext:value-type="float">
            <text:p>10,1513605442177</text:p>
          </table:table-cell>
          <table:table-cell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694.5" calcext:value-type="float">
            <text:p>1 694,50</text:p>
          </table:table-cell>
          <table:table-cell office:value-type="float" office:value="2976.5" calcext:value-type="float">
            <text:p>2 976,50</text:p>
          </table:table-cell>
          <table:table-cell office:value-type="float" office:value="116" calcext:value-type="float">
            <text:p>116</text:p>
          </table:table-cell>
          <table:table-cell table:formula="of:=90*[.E1410]" office:value-type="float" office:value="10440" calcext:value-type="float">
            <text:p>10440</text:p>
          </table:table-cell>
          <table:table-cell table:formula="of:=[.C1410]/294" office:value-type="float" office:value="5.76360544217687" calcext:value-type="float">
            <text:p>5,76360544217687</text:p>
          </table:table-cell>
          <table:table-cell table:formula="of:=[.D1410]/294" office:value-type="float" office:value="10.1241496598639" calcext:value-type="float">
            <text:p>10,1241496598639</text:p>
          </table:table-cell>
          <table:table-cell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office:value-type="float" office:value="1660.5" calcext:value-type="float">
            <text:p>1 660,50</text:p>
          </table:table-cell>
          <table:table-cell office:value-type="float" office:value="2984.5" calcext:value-type="float">
            <text:p>2 984,50</text:p>
          </table:table-cell>
          <table:table-cell office:value-type="float" office:value="116" calcext:value-type="float">
            <text:p>116</text:p>
          </table:table-cell>
          <table:table-cell table:formula="of:=90*[.E1411]" office:value-type="float" office:value="10440" calcext:value-type="float">
            <text:p>10440</text:p>
          </table:table-cell>
          <table:table-cell table:formula="of:=[.C1411]/294" office:value-type="float" office:value="5.64795918367347" calcext:value-type="float">
            <text:p>5,64795918367347</text:p>
          </table:table-cell>
          <table:table-cell table:formula="of:=[.D1411]/294" office:value-type="float" office:value="10.1513605442177" calcext:value-type="float">
            <text:p>10,1513605442177</text:p>
          </table:table-cell>
          <table:table-cell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1196.5" calcext:value-type="float">
            <text:p>1 196,50</text:p>
          </table:table-cell>
          <table:table-cell office:value-type="float" office:value="3072.5" calcext:value-type="float">
            <text:p>3 072,50</text:p>
          </table:table-cell>
          <table:table-cell office:value-type="float" office:value="89" calcext:value-type="float">
            <text:p>89</text:p>
          </table:table-cell>
          <table:table-cell table:formula="of:=90*[.E1412]" office:value-type="float" office:value="8010" calcext:value-type="float">
            <text:p>8010</text:p>
          </table:table-cell>
          <table:table-cell table:formula="of:=[.C1412]/294" office:value-type="float" office:value="4.06972789115646" calcext:value-type="float">
            <text:p>4,06972789115646</text:p>
          </table:table-cell>
          <table:table-cell table:formula="of:=[.D1412]/294" office:value-type="float" office:value="10.4506802721088" calcext:value-type="float">
            <text:p>10,4506802721088</text:p>
          </table:table-cell>
          <table:table-cell/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office:value-type="float" office:value="1214.5" calcext:value-type="float">
            <text:p>1 214,50</text:p>
          </table:table-cell>
          <table:table-cell office:value-type="float" office:value="2996.5" calcext:value-type="float">
            <text:p>2 996,50</text:p>
          </table:table-cell>
          <table:table-cell office:value-type="float" office:value="89" calcext:value-type="float">
            <text:p>89</text:p>
          </table:table-cell>
          <table:table-cell table:formula="of:=90*[.E1413]" office:value-type="float" office:value="8010" calcext:value-type="float">
            <text:p>8010</text:p>
          </table:table-cell>
          <table:table-cell table:formula="of:=[.C1413]/294" office:value-type="float" office:value="4.13095238095238" calcext:value-type="float">
            <text:p>4,13095238095238</text:p>
          </table:table-cell>
          <table:table-cell table:formula="of:=[.D1413]/294" office:value-type="float" office:value="10.1921768707483" calcext:value-type="float">
            <text:p>10,1921768707483</text:p>
          </table:table-cell>
          <table:table-cell/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1214.5" calcext:value-type="float">
            <text:p>1 214,50</text:p>
          </table:table-cell>
          <table:table-cell office:value-type="float" office:value="3030.5" calcext:value-type="float">
            <text:p>3 030,50</text:p>
          </table:table-cell>
          <table:table-cell office:value-type="float" office:value="90" calcext:value-type="float">
            <text:p>90</text:p>
          </table:table-cell>
          <table:table-cell table:formula="of:=90*[.E1414]" office:value-type="float" office:value="8100" calcext:value-type="float">
            <text:p>8100</text:p>
          </table:table-cell>
          <table:table-cell table:formula="of:=[.C1414]/294" office:value-type="float" office:value="4.13095238095238" calcext:value-type="float">
            <text:p>4,13095238095238</text:p>
          </table:table-cell>
          <table:table-cell table:formula="of:=[.D1414]/294" office:value-type="float" office:value="10.3078231292517" calcext:value-type="float">
            <text:p>10,3078231292517</text:p>
          </table:table-cell>
          <table:table-cell/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office:value-type="float" office:value="1206.5" calcext:value-type="float">
            <text:p>1 206,50</text:p>
          </table:table-cell>
          <table:table-cell office:value-type="float" office:value="2964.5" calcext:value-type="float">
            <text:p>2 964,50</text:p>
          </table:table-cell>
          <table:table-cell office:value-type="float" office:value="90" calcext:value-type="float">
            <text:p>90</text:p>
          </table:table-cell>
          <table:table-cell table:formula="of:=90*[.E1415]" office:value-type="float" office:value="8100" calcext:value-type="float">
            <text:p>8100</text:p>
          </table:table-cell>
          <table:table-cell table:formula="of:=[.C1415]/294" office:value-type="float" office:value="4.10374149659864" calcext:value-type="float">
            <text:p>4,10374149659864</text:p>
          </table:table-cell>
          <table:table-cell table:formula="of:=[.D1415]/294" office:value-type="float" office:value="10.0833333333333" calcext:value-type="float">
            <text:p>10,0833333333333</text:p>
          </table:table-cell>
          <table:table-cell/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office:value-type="float" office:value="1216.5" calcext:value-type="float">
            <text:p>1 216,50</text:p>
          </table:table-cell>
          <table:table-cell office:value-type="float" office:value="2936.5" calcext:value-type="float">
            <text:p>2 936,50</text:p>
          </table:table-cell>
          <table:table-cell office:value-type="float" office:value="95" calcext:value-type="float">
            <text:p>95</text:p>
          </table:table-cell>
          <table:table-cell table:formula="of:=90*[.E1416]" office:value-type="float" office:value="8550" calcext:value-type="float">
            <text:p>8550</text:p>
          </table:table-cell>
          <table:table-cell table:formula="of:=[.C1416]/294" office:value-type="float" office:value="4.13775510204082" calcext:value-type="float">
            <text:p>4,13775510204082</text:p>
          </table:table-cell>
          <table:table-cell table:formula="of:=[.D1416]/294" office:value-type="float" office:value="9.98809523809524" calcext:value-type="float">
            <text:p>9,98809523809524</text:p>
          </table:table-cell>
          <table:table-cell/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float" office:value="1186.5" calcext:value-type="float">
            <text:p>1 186,50</text:p>
          </table:table-cell>
          <table:table-cell office:value-type="float" office:value="2968.5" calcext:value-type="float">
            <text:p>2 968,50</text:p>
          </table:table-cell>
          <table:table-cell office:value-type="float" office:value="95" calcext:value-type="float">
            <text:p>95</text:p>
          </table:table-cell>
          <table:table-cell table:formula="of:=90*[.E1417]" office:value-type="float" office:value="8550" calcext:value-type="float">
            <text:p>8550</text:p>
          </table:table-cell>
          <table:table-cell table:formula="of:=[.C1417]/294" office:value-type="float" office:value="4.03571428571429" calcext:value-type="float">
            <text:p>4,03571428571429</text:p>
          </table:table-cell>
          <table:table-cell table:formula="of:=[.D1417]/294" office:value-type="float" office:value="10.0969387755102" calcext:value-type="float">
            <text:p>10,0969387755102</text:p>
          </table:table-cell>
          <table:table-cell/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office:value-type="float" office:value="1212.5" calcext:value-type="float">
            <text:p>1 212,50</text:p>
          </table:table-cell>
          <table:table-cell office:value-type="float" office:value="3016.5" calcext:value-type="float">
            <text:p>3 016,50</text:p>
          </table:table-cell>
          <table:table-cell office:value-type="float" office:value="95" calcext:value-type="float">
            <text:p>95</text:p>
          </table:table-cell>
          <table:table-cell table:formula="of:=90*[.E1418]" office:value-type="float" office:value="8550" calcext:value-type="float">
            <text:p>8550</text:p>
          </table:table-cell>
          <table:table-cell table:formula="of:=[.C1418]/294" office:value-type="float" office:value="4.12414965986395" calcext:value-type="float">
            <text:p>4,12414965986395</text:p>
          </table:table-cell>
          <table:table-cell table:formula="of:=[.D1418]/294" office:value-type="float" office:value="10.2602040816327" calcext:value-type="float">
            <text:p>10,2602040816327</text:p>
          </table:table-cell>
          <table:table-cell/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office:value-type="float" office:value="1200.5" calcext:value-type="float">
            <text:p>1 200,50</text:p>
          </table:table-cell>
          <table:table-cell office:value-type="float" office:value="3094.5" calcext:value-type="float">
            <text:p>3 094,50</text:p>
          </table:table-cell>
          <table:table-cell office:value-type="float" office:value="95" calcext:value-type="float">
            <text:p>95</text:p>
          </table:table-cell>
          <table:table-cell table:formula="of:=90*[.E1419]" office:value-type="float" office:value="8550" calcext:value-type="float">
            <text:p>8550</text:p>
          </table:table-cell>
          <table:table-cell table:formula="of:=[.C1419]/294" office:value-type="float" office:value="4.08333333333333" calcext:value-type="float">
            <text:p>4,08333333333333</text:p>
          </table:table-cell>
          <table:table-cell table:formula="of:=[.D1419]/294" office:value-type="float" office:value="10.5255102040816" calcext:value-type="float">
            <text:p>10,5255102040816</text:p>
          </table:table-cell>
          <table:table-cell/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office:value-type="float" office:value="1130.5" calcext:value-type="float">
            <text:p>1 130,50</text:p>
          </table:table-cell>
          <table:table-cell office:value-type="float" office:value="3126.5" calcext:value-type="float">
            <text:p>3 126,50</text:p>
          </table:table-cell>
          <table:table-cell office:value-type="float" office:value="95" calcext:value-type="float">
            <text:p>95</text:p>
          </table:table-cell>
          <table:table-cell table:formula="of:=90*[.E1420]" office:value-type="float" office:value="8550" calcext:value-type="float">
            <text:p>8550</text:p>
          </table:table-cell>
          <table:table-cell table:formula="of:=[.C1420]/294" office:value-type="float" office:value="3.8452380952381" calcext:value-type="float">
            <text:p>3,8452380952381</text:p>
          </table:table-cell>
          <table:table-cell table:formula="of:=[.D1420]/294" office:value-type="float" office:value="10.6343537414966" calcext:value-type="float">
            <text:p>10,6343537414966</text:p>
          </table:table-cell>
          <table:table-cell/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office:value-type="float" office:value="1164.5" calcext:value-type="float">
            <text:p>1 164,50</text:p>
          </table:table-cell>
          <table:table-cell office:value-type="float" office:value="3172.5" calcext:value-type="float">
            <text:p>3 172,50</text:p>
          </table:table-cell>
          <table:table-cell office:value-type="float" office:value="95" calcext:value-type="float">
            <text:p>95</text:p>
          </table:table-cell>
          <table:table-cell table:formula="of:=90*[.E1421]" office:value-type="float" office:value="8550" calcext:value-type="float">
            <text:p>8550</text:p>
          </table:table-cell>
          <table:table-cell table:formula="of:=[.C1421]/294" office:value-type="float" office:value="3.9608843537415" calcext:value-type="float">
            <text:p>3,9608843537415</text:p>
          </table:table-cell>
          <table:table-cell table:formula="of:=[.D1421]/294" office:value-type="float" office:value="10.7908163265306" calcext:value-type="float">
            <text:p>10,7908163265306</text:p>
          </table:table-cell>
          <table:table-cell/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office:value-type="float" office:value="1140.5" calcext:value-type="float">
            <text:p>1 140,50</text:p>
          </table:table-cell>
          <table:table-cell office:value-type="float" office:value="3216.5" calcext:value-type="float">
            <text:p>3 216,50</text:p>
          </table:table-cell>
          <table:table-cell office:value-type="float" office:value="95" calcext:value-type="float">
            <text:p>95</text:p>
          </table:table-cell>
          <table:table-cell table:formula="of:=90*[.E1422]" office:value-type="float" office:value="8550" calcext:value-type="float">
            <text:p>8550</text:p>
          </table:table-cell>
          <table:table-cell table:formula="of:=[.C1422]/294" office:value-type="float" office:value="3.87925170068027" calcext:value-type="float">
            <text:p>3,87925170068027</text:p>
          </table:table-cell>
          <table:table-cell table:formula="of:=[.D1422]/294" office:value-type="float" office:value="10.9404761904762" calcext:value-type="float">
            <text:p>10,9404761904762</text:p>
          </table:table-cell>
          <table:table-cell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float" office:value="1086.5" calcext:value-type="float">
            <text:p>1 086,50</text:p>
          </table:table-cell>
          <table:table-cell office:value-type="float" office:value="3252.5" calcext:value-type="float">
            <text:p>3 252,50</text:p>
          </table:table-cell>
          <table:table-cell office:value-type="float" office:value="95" calcext:value-type="float">
            <text:p>95</text:p>
          </table:table-cell>
          <table:table-cell table:formula="of:=90*[.E1423]" office:value-type="float" office:value="8550" calcext:value-type="float">
            <text:p>8550</text:p>
          </table:table-cell>
          <table:table-cell table:formula="of:=[.C1423]/294" office:value-type="float" office:value="3.69557823129252" calcext:value-type="float">
            <text:p>3,69557823129252</text:p>
          </table:table-cell>
          <table:table-cell table:formula="of:=[.D1423]/294" office:value-type="float" office:value="11.062925170068" calcext:value-type="float">
            <text:p>11,062925170068</text:p>
          </table:table-cell>
          <table:table-cell/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1100.5" calcext:value-type="float">
            <text:p>1 100,50</text:p>
          </table:table-cell>
          <table:table-cell office:value-type="float" office:value="3296.5" calcext:value-type="float">
            <text:p>3 296,50</text:p>
          </table:table-cell>
          <table:table-cell office:value-type="float" office:value="95" calcext:value-type="float">
            <text:p>95</text:p>
          </table:table-cell>
          <table:table-cell table:formula="of:=90*[.E1424]" office:value-type="float" office:value="8550" calcext:value-type="float">
            <text:p>8550</text:p>
          </table:table-cell>
          <table:table-cell table:formula="of:=[.C1424]/294" office:value-type="float" office:value="3.74319727891157" calcext:value-type="float">
            <text:p>3,74319727891157</text:p>
          </table:table-cell>
          <table:table-cell table:formula="of:=[.D1424]/294" office:value-type="float" office:value="11.2125850340136" calcext:value-type="float">
            <text:p>11,2125850340136</text:p>
          </table:table-cell>
          <table:table-cell/>
        </table:table-row>
        <table:table-row table:style-name="ro1">
          <table:table-cell/>
          <table:table-cell office:value-type="float" office:value="1424" calcext:value-type="float">
            <text:p>1424</text:p>
          </table:table-cell>
          <table:table-cell office:value-type="float" office:value="1552.5" calcext:value-type="float">
            <text:p>1 552,50</text:p>
          </table:table-cell>
          <table:table-cell office:value-type="float" office:value="2946.5" calcext:value-type="float">
            <text:p>2 946,50</text:p>
          </table:table-cell>
          <table:table-cell office:value-type="float" office:value="95" calcext:value-type="float">
            <text:p>95</text:p>
          </table:table-cell>
          <table:table-cell table:formula="of:=90*[.E1425]" office:value-type="float" office:value="8550" calcext:value-type="float">
            <text:p>8550</text:p>
          </table:table-cell>
          <table:table-cell table:formula="of:=[.C1425]/294" office:value-type="float" office:value="5.28061224489796" calcext:value-type="float">
            <text:p>5,28061224489796</text:p>
          </table:table-cell>
          <table:table-cell table:formula="of:=[.D1425]/294" office:value-type="float" office:value="10.0221088435374" calcext:value-type="float">
            <text:p>10,0221088435374</text:p>
          </table:table-cell>
          <table:table-cell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office:value-type="float" office:value="1592.5" calcext:value-type="float">
            <text:p>1 592,50</text:p>
          </table:table-cell>
          <table:table-cell office:value-type="float" office:value="2922.5" calcext:value-type="float">
            <text:p>2 922,50</text:p>
          </table:table-cell>
          <table:table-cell office:value-type="float" office:value="95" calcext:value-type="float">
            <text:p>95</text:p>
          </table:table-cell>
          <table:table-cell table:formula="of:=90*[.E1426]" office:value-type="float" office:value="8550" calcext:value-type="float">
            <text:p>8550</text:p>
          </table:table-cell>
          <table:table-cell table:formula="of:=[.C1426]/294" office:value-type="float" office:value="5.41666666666667" calcext:value-type="float">
            <text:p>5,41666666666667</text:p>
          </table:table-cell>
          <table:table-cell table:formula="of:=[.D1426]/294" office:value-type="float" office:value="9.94047619047619" calcext:value-type="float">
            <text:p>9,94047619047619</text:p>
          </table:table-cell>
          <table:table-cell/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float" office:value="1640.5" calcext:value-type="float">
            <text:p>1 640,50</text:p>
          </table:table-cell>
          <table:table-cell office:value-type="float" office:value="2950.5" calcext:value-type="float">
            <text:p>2 950,50</text:p>
          </table:table-cell>
          <table:table-cell office:value-type="float" office:value="95" calcext:value-type="float">
            <text:p>95</text:p>
          </table:table-cell>
          <table:table-cell table:formula="of:=90*[.E1427]" office:value-type="float" office:value="8550" calcext:value-type="float">
            <text:p>8550</text:p>
          </table:table-cell>
          <table:table-cell table:formula="of:=[.C1427]/294" office:value-type="float" office:value="5.57993197278912" calcext:value-type="float">
            <text:p>5,57993197278912</text:p>
          </table:table-cell>
          <table:table-cell table:formula="of:=[.D1427]/294" office:value-type="float" office:value="10.0357142857143" calcext:value-type="float">
            <text:p>10,0357142857143</text:p>
          </table:table-cell>
          <table:table-cell/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office:value-type="float" office:value="1678.5" calcext:value-type="float">
            <text:p>1 678,50</text:p>
          </table:table-cell>
          <table:table-cell office:value-type="float" office:value="3036.5" calcext:value-type="float">
            <text:p>3 036,50</text:p>
          </table:table-cell>
          <table:table-cell office:value-type="float" office:value="95" calcext:value-type="float">
            <text:p>95</text:p>
          </table:table-cell>
          <table:table-cell table:formula="of:=90*[.E1428]" office:value-type="float" office:value="8550" calcext:value-type="float">
            <text:p>8550</text:p>
          </table:table-cell>
          <table:table-cell table:formula="of:=[.C1428]/294" office:value-type="float" office:value="5.70918367346939" calcext:value-type="float">
            <text:p>5,70918367346939</text:p>
          </table:table-cell>
          <table:table-cell table:formula="of:=[.D1428]/294" office:value-type="float" office:value="10.328231292517" calcext:value-type="float">
            <text:p>10,328231292517</text:p>
          </table:table-cell>
          <table:table-cell/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office:value-type="float" office:value="1682.5" calcext:value-type="float">
            <text:p>1 682,50</text:p>
          </table:table-cell>
          <table:table-cell office:value-type="float" office:value="3124.5" calcext:value-type="float">
            <text:p>3 124,50</text:p>
          </table:table-cell>
          <table:table-cell office:value-type="float" office:value="95" calcext:value-type="float">
            <text:p>95</text:p>
          </table:table-cell>
          <table:table-cell table:formula="of:=90*[.E1429]" office:value-type="float" office:value="8550" calcext:value-type="float">
            <text:p>8550</text:p>
          </table:table-cell>
          <table:table-cell table:formula="of:=[.C1429]/294" office:value-type="float" office:value="5.72278911564626" calcext:value-type="float">
            <text:p>5,72278911564626</text:p>
          </table:table-cell>
          <table:table-cell table:formula="of:=[.D1429]/294" office:value-type="float" office:value="10.6275510204082" calcext:value-type="float">
            <text:p>10,6275510204082</text:p>
          </table:table-cell>
          <table:table-cell/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office:value-type="float" office:value="1630.5" calcext:value-type="float">
            <text:p>1 630,50</text:p>
          </table:table-cell>
          <table:table-cell office:value-type="float" office:value="3182.5" calcext:value-type="float">
            <text:p>3 182,50</text:p>
          </table:table-cell>
          <table:table-cell office:value-type="float" office:value="95" calcext:value-type="float">
            <text:p>95</text:p>
          </table:table-cell>
          <table:table-cell table:formula="of:=90*[.E1430]" office:value-type="float" office:value="8550" calcext:value-type="float">
            <text:p>8550</text:p>
          </table:table-cell>
          <table:table-cell table:formula="of:=[.C1430]/294" office:value-type="float" office:value="5.54591836734694" calcext:value-type="float">
            <text:p>5,54591836734694</text:p>
          </table:table-cell>
          <table:table-cell table:formula="of:=[.D1430]/294" office:value-type="float" office:value="10.8248299319728" calcext:value-type="float">
            <text:p>10,8248299319728</text:p>
          </table:table-cell>
          <table:table-cell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590.5" calcext:value-type="float">
            <text:p>1 590,50</text:p>
          </table:table-cell>
          <table:table-cell office:value-type="float" office:value="3226.5" calcext:value-type="float">
            <text:p>3 226,50</text:p>
          </table:table-cell>
          <table:table-cell office:value-type="float" office:value="95" calcext:value-type="float">
            <text:p>95</text:p>
          </table:table-cell>
          <table:table-cell table:formula="of:=90*[.E1431]" office:value-type="float" office:value="8550" calcext:value-type="float">
            <text:p>8550</text:p>
          </table:table-cell>
          <table:table-cell table:formula="of:=[.C1431]/294" office:value-type="float" office:value="5.40986394557823" calcext:value-type="float">
            <text:p>5,40986394557823</text:p>
          </table:table-cell>
          <table:table-cell table:formula="of:=[.D1431]/294" office:value-type="float" office:value="10.9744897959184" calcext:value-type="float">
            <text:p>10,9744897959184</text:p>
          </table:table-cell>
          <table:table-cell/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530.5" calcext:value-type="float">
            <text:p>1 530,50</text:p>
          </table:table-cell>
          <table:table-cell office:value-type="float" office:value="3204.5" calcext:value-type="float">
            <text:p>3 204,50</text:p>
          </table:table-cell>
          <table:table-cell office:value-type="float" office:value="95" calcext:value-type="float">
            <text:p>95</text:p>
          </table:table-cell>
          <table:table-cell table:formula="of:=90*[.E1432]" office:value-type="float" office:value="8550" calcext:value-type="float">
            <text:p>8550</text:p>
          </table:table-cell>
          <table:table-cell table:formula="of:=[.C1432]/294" office:value-type="float" office:value="5.20578231292517" calcext:value-type="float">
            <text:p>5,20578231292517</text:p>
          </table:table-cell>
          <table:table-cell table:formula="of:=[.D1432]/294" office:value-type="float" office:value="10.8996598639456" calcext:value-type="float">
            <text:p>10,8996598639456</text:p>
          </table:table-cell>
          <table:table-cell/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224.5" calcext:value-type="float">
            <text:p>1 224,50</text:p>
          </table:table-cell>
          <table:table-cell office:value-type="float" office:value="3254.5" calcext:value-type="float">
            <text:p>3 254,50</text:p>
          </table:table-cell>
          <table:table-cell office:value-type="float" office:value="95" calcext:value-type="float">
            <text:p>95</text:p>
          </table:table-cell>
          <table:table-cell table:formula="of:=90*[.E1433]" office:value-type="float" office:value="8550" calcext:value-type="float">
            <text:p>8550</text:p>
          </table:table-cell>
          <table:table-cell table:formula="of:=[.C1433]/294" office:value-type="float" office:value="4.16496598639456" calcext:value-type="float">
            <text:p>4,16496598639456</text:p>
          </table:table-cell>
          <table:table-cell table:formula="of:=[.D1433]/294" office:value-type="float" office:value="11.0697278911565" calcext:value-type="float">
            <text:p>11,0697278911565</text:p>
          </table:table-cell>
          <table:table-cell/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1294.5" calcext:value-type="float">
            <text:p>1 294,50</text:p>
          </table:table-cell>
          <table:table-cell office:value-type="float" office:value="3270.5" calcext:value-type="float">
            <text:p>3 270,50</text:p>
          </table:table-cell>
          <table:table-cell office:value-type="float" office:value="95" calcext:value-type="float">
            <text:p>95</text:p>
          </table:table-cell>
          <table:table-cell table:formula="of:=90*[.E1434]" office:value-type="float" office:value="8550" calcext:value-type="float">
            <text:p>8550</text:p>
          </table:table-cell>
          <table:table-cell table:formula="of:=[.C1434]/294" office:value-type="float" office:value="4.4030612244898" calcext:value-type="float">
            <text:p>4,4030612244898</text:p>
          </table:table-cell>
          <table:table-cell table:formula="of:=[.D1434]/294" office:value-type="float" office:value="11.1241496598639" calcext:value-type="float">
            <text:p>11,1241496598639</text:p>
          </table:table-cell>
          <table:table-cell/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office:value-type="float" office:value="1316.5" calcext:value-type="float">
            <text:p>1 316,50</text:p>
          </table:table-cell>
          <table:table-cell office:value-type="float" office:value="3214.5" calcext:value-type="float">
            <text:p>3 214,50</text:p>
          </table:table-cell>
          <table:table-cell office:value-type="float" office:value="95" calcext:value-type="float">
            <text:p>95</text:p>
          </table:table-cell>
          <table:table-cell table:formula="of:=90*[.E1435]" office:value-type="float" office:value="8550" calcext:value-type="float">
            <text:p>8550</text:p>
          </table:table-cell>
          <table:table-cell table:formula="of:=[.C1435]/294" office:value-type="float" office:value="4.47789115646259" calcext:value-type="float">
            <text:p>4,47789115646259</text:p>
          </table:table-cell>
          <table:table-cell table:formula="of:=[.D1435]/294" office:value-type="float" office:value="10.9336734693878" calcext:value-type="float">
            <text:p>10,9336734693878</text:p>
          </table:table-cell>
          <table:table-cell/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office:value-type="float" office:value="1376.5" calcext:value-type="float">
            <text:p>1 376,50</text:p>
          </table:table-cell>
          <table:table-cell office:value-type="float" office:value="3142.5" calcext:value-type="float">
            <text:p>3 142,50</text:p>
          </table:table-cell>
          <table:table-cell office:value-type="float" office:value="95" calcext:value-type="float">
            <text:p>95</text:p>
          </table:table-cell>
          <table:table-cell table:formula="of:=90*[.E1436]" office:value-type="float" office:value="8550" calcext:value-type="float">
            <text:p>8550</text:p>
          </table:table-cell>
          <table:table-cell table:formula="of:=[.C1436]/294" office:value-type="float" office:value="4.68197278911565" calcext:value-type="float">
            <text:p>4,68197278911565</text:p>
          </table:table-cell>
          <table:table-cell table:formula="of:=[.D1436]/294" office:value-type="float" office:value="10.6887755102041" calcext:value-type="float">
            <text:p>10,6887755102041</text:p>
          </table:table-cell>
          <table:table-cell/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float" office:value="1446.5" calcext:value-type="float">
            <text:p>1 446,50</text:p>
          </table:table-cell>
          <table:table-cell office:value-type="float" office:value="3094.5" calcext:value-type="float">
            <text:p>3 094,50</text:p>
          </table:table-cell>
          <table:table-cell office:value-type="float" office:value="95" calcext:value-type="float">
            <text:p>95</text:p>
          </table:table-cell>
          <table:table-cell table:formula="of:=90*[.E1437]" office:value-type="float" office:value="8550" calcext:value-type="float">
            <text:p>8550</text:p>
          </table:table-cell>
          <table:table-cell table:formula="of:=[.C1437]/294" office:value-type="float" office:value="4.92006802721089" calcext:value-type="float">
            <text:p>4,92006802721089</text:p>
          </table:table-cell>
          <table:table-cell table:formula="of:=[.D1437]/294" office:value-type="float" office:value="10.5255102040816" calcext:value-type="float">
            <text:p>10,5255102040816</text:p>
          </table:table-cell>
          <table:table-cell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480.5" calcext:value-type="float">
            <text:p>1 480,50</text:p>
          </table:table-cell>
          <table:table-cell office:value-type="float" office:value="3134.5" calcext:value-type="float">
            <text:p>3 134,50</text:p>
          </table:table-cell>
          <table:table-cell office:value-type="float" office:value="95" calcext:value-type="float">
            <text:p>95</text:p>
          </table:table-cell>
          <table:table-cell table:formula="of:=90*[.E1438]" office:value-type="float" office:value="8550" calcext:value-type="float">
            <text:p>8550</text:p>
          </table:table-cell>
          <table:table-cell table:formula="of:=[.C1438]/294" office:value-type="float" office:value="5.03571428571429" calcext:value-type="float">
            <text:p>5,03571428571429</text:p>
          </table:table-cell>
          <table:table-cell table:formula="of:=[.D1438]/294" office:value-type="float" office:value="10.6615646258503" calcext:value-type="float">
            <text:p>10,6615646258503</text:p>
          </table:table-cell>
          <table:table-cell/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office:value-type="float" office:value="1528.5" calcext:value-type="float">
            <text:p>1 528,50</text:p>
          </table:table-cell>
          <table:table-cell office:value-type="float" office:value="3124.5" calcext:value-type="float">
            <text:p>3 124,50</text:p>
          </table:table-cell>
          <table:table-cell office:value-type="float" office:value="95" calcext:value-type="float">
            <text:p>95</text:p>
          </table:table-cell>
          <table:table-cell table:formula="of:=90*[.E1439]" office:value-type="float" office:value="8550" calcext:value-type="float">
            <text:p>8550</text:p>
          </table:table-cell>
          <table:table-cell table:formula="of:=[.C1439]/294" office:value-type="float" office:value="5.19897959183674" calcext:value-type="float">
            <text:p>5,19897959183674</text:p>
          </table:table-cell>
          <table:table-cell table:formula="of:=[.D1439]/294" office:value-type="float" office:value="10.6275510204082" calcext:value-type="float">
            <text:p>10,6275510204082</text:p>
          </table:table-cell>
          <table:table-cell/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office:value-type="float" office:value="1328.5" calcext:value-type="float">
            <text:p>1 328,50</text:p>
          </table:table-cell>
          <table:table-cell office:value-type="float" office:value="2724.5" calcext:value-type="float">
            <text:p>2 724,50</text:p>
          </table:table-cell>
          <table:table-cell office:value-type="float" office:value="118" calcext:value-type="float">
            <text:p>118</text:p>
          </table:table-cell>
          <table:table-cell table:formula="of:=90*[.E1440]" office:value-type="float" office:value="10620" calcext:value-type="float">
            <text:p>10620</text:p>
          </table:table-cell>
          <table:table-cell table:formula="of:=[.C1440]/294" office:value-type="float" office:value="4.5187074829932" calcext:value-type="float">
            <text:p>4,5187074829932</text:p>
          </table:table-cell>
          <table:table-cell table:formula="of:=[.D1440]/294" office:value-type="float" office:value="9.26700680272109" calcext:value-type="float">
            <text:p>9,26700680272109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1278.5" calcext:value-type="float">
            <text:p>1 278,50</text:p>
          </table:table-cell>
          <table:table-cell office:value-type="float" office:value="2736.5" calcext:value-type="float">
            <text:p>2 736,50</text:p>
          </table:table-cell>
          <table:table-cell office:value-type="float" office:value="118" calcext:value-type="float">
            <text:p>118</text:p>
          </table:table-cell>
          <table:table-cell table:formula="of:=90*[.E1441]" office:value-type="float" office:value="10620" calcext:value-type="float">
            <text:p>10620</text:p>
          </table:table-cell>
          <table:table-cell table:formula="of:=[.C1441]/294" office:value-type="float" office:value="4.34863945578231" calcext:value-type="float">
            <text:p>4,34863945578231</text:p>
          </table:table-cell>
          <table:table-cell table:formula="of:=[.D1441]/294" office:value-type="float" office:value="9.3078231292517" calcext:value-type="float">
            <text:p>9,3078231292517</text:p>
          </table:table-cell>
          <table:table-cell/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280.5" calcext:value-type="float">
            <text:p>1 280,50</text:p>
          </table:table-cell>
          <table:table-cell office:value-type="float" office:value="2790.5" calcext:value-type="float">
            <text:p>2 790,50</text:p>
          </table:table-cell>
          <table:table-cell office:value-type="float" office:value="118" calcext:value-type="float">
            <text:p>118</text:p>
          </table:table-cell>
          <table:table-cell table:formula="of:=90*[.E1442]" office:value-type="float" office:value="10620" calcext:value-type="float">
            <text:p>10620</text:p>
          </table:table-cell>
          <table:table-cell table:formula="of:=[.C1442]/294" office:value-type="float" office:value="4.35544217687075" calcext:value-type="float">
            <text:p>4,35544217687075</text:p>
          </table:table-cell>
          <table:table-cell table:formula="of:=[.D1442]/294" office:value-type="float" office:value="9.49149659863946" calcext:value-type="float">
            <text:p>9,49149659863946</text:p>
          </table:table-cell>
          <table:table-cell/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office:value-type="float" office:value="1284.5" calcext:value-type="float">
            <text:p>1 284,50</text:p>
          </table:table-cell>
          <table:table-cell office:value-type="float" office:value="2852.5" calcext:value-type="float">
            <text:p>2 852,50</text:p>
          </table:table-cell>
          <table:table-cell office:value-type="float" office:value="118" calcext:value-type="float">
            <text:p>118</text:p>
          </table:table-cell>
          <table:table-cell table:formula="of:=90*[.E1443]" office:value-type="float" office:value="10620" calcext:value-type="float">
            <text:p>10620</text:p>
          </table:table-cell>
          <table:table-cell table:formula="of:=[.C1443]/294" office:value-type="float" office:value="4.36904761904762" calcext:value-type="float">
            <text:p>4,36904761904762</text:p>
          </table:table-cell>
          <table:table-cell table:formula="of:=[.D1443]/294" office:value-type="float" office:value="9.70238095238095" calcext:value-type="float">
            <text:p>9,70238095238095</text:p>
          </table:table-cell>
          <table:table-cell/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332.5" calcext:value-type="float">
            <text:p>1 332,50</text:p>
          </table:table-cell>
          <table:table-cell office:value-type="float" office:value="2896.5" calcext:value-type="float">
            <text:p>2 896,50</text:p>
          </table:table-cell>
          <table:table-cell office:value-type="float" office:value="118" calcext:value-type="float">
            <text:p>118</text:p>
          </table:table-cell>
          <table:table-cell table:formula="of:=90*[.E1444]" office:value-type="float" office:value="10620" calcext:value-type="float">
            <text:p>10620</text:p>
          </table:table-cell>
          <table:table-cell table:formula="of:=[.C1444]/294" office:value-type="float" office:value="4.53231292517007" calcext:value-type="float">
            <text:p>4,53231292517007</text:p>
          </table:table-cell>
          <table:table-cell table:formula="of:=[.D1444]/294" office:value-type="float" office:value="9.85204081632653" calcext:value-type="float">
            <text:p>9,85204081632653</text:p>
          </table:table-cell>
          <table:table-cell/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316.5" calcext:value-type="float">
            <text:p>1 316,50</text:p>
          </table:table-cell>
          <table:table-cell office:value-type="float" office:value="2930.5" calcext:value-type="float">
            <text:p>2 930,50</text:p>
          </table:table-cell>
          <table:table-cell office:value-type="float" office:value="118" calcext:value-type="float">
            <text:p>118</text:p>
          </table:table-cell>
          <table:table-cell table:formula="of:=90*[.E1445]" office:value-type="float" office:value="10620" calcext:value-type="float">
            <text:p>10620</text:p>
          </table:table-cell>
          <table:table-cell table:formula="of:=[.C1445]/294" office:value-type="float" office:value="4.47789115646259" calcext:value-type="float">
            <text:p>4,47789115646259</text:p>
          </table:table-cell>
          <table:table-cell table:formula="of:=[.D1445]/294" office:value-type="float" office:value="9.96768707482993" calcext:value-type="float">
            <text:p>9,96768707482993</text:p>
          </table:table-cell>
          <table:table-cell/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float" office:value="1258.5" calcext:value-type="float">
            <text:p>1 258,50</text:p>
          </table:table-cell>
          <table:table-cell office:value-type="float" office:value="2948.5" calcext:value-type="float">
            <text:p>2 948,50</text:p>
          </table:table-cell>
          <table:table-cell office:value-type="float" office:value="118" calcext:value-type="float">
            <text:p>118</text:p>
          </table:table-cell>
          <table:table-cell table:formula="of:=90*[.E1446]" office:value-type="float" office:value="10620" calcext:value-type="float">
            <text:p>10620</text:p>
          </table:table-cell>
          <table:table-cell table:formula="of:=[.C1446]/294" office:value-type="float" office:value="4.28061224489796" calcext:value-type="float">
            <text:p>4,28061224489796</text:p>
          </table:table-cell>
          <table:table-cell table:formula="of:=[.D1446]/294" office:value-type="float" office:value="10.0289115646259" calcext:value-type="float">
            <text:p>10,0289115646259</text:p>
          </table:table-cell>
          <table:table-cell/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246.5" calcext:value-type="float">
            <text:p>1 246,50</text:p>
          </table:table-cell>
          <table:table-cell office:value-type="float" office:value="3024.5" calcext:value-type="float">
            <text:p>3 024,50</text:p>
          </table:table-cell>
          <table:table-cell office:value-type="float" office:value="118" calcext:value-type="float">
            <text:p>118</text:p>
          </table:table-cell>
          <table:table-cell table:formula="of:=90*[.E1447]" office:value-type="float" office:value="10620" calcext:value-type="float">
            <text:p>10620</text:p>
          </table:table-cell>
          <table:table-cell table:formula="of:=[.C1447]/294" office:value-type="float" office:value="4.23979591836735" calcext:value-type="float">
            <text:p>4,23979591836735</text:p>
          </table:table-cell>
          <table:table-cell table:formula="of:=[.D1447]/294" office:value-type="float" office:value="10.2874149659864" calcext:value-type="float">
            <text:p>10,2874149659864</text:p>
          </table:table-cell>
          <table:table-cell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208.5" calcext:value-type="float">
            <text:p>1 208,50</text:p>
          </table:table-cell>
          <table:table-cell office:value-type="float" office:value="3104.5" calcext:value-type="float">
            <text:p>3 104,50</text:p>
          </table:table-cell>
          <table:table-cell office:value-type="float" office:value="118" calcext:value-type="float">
            <text:p>118</text:p>
          </table:table-cell>
          <table:table-cell table:formula="of:=90*[.E1448]" office:value-type="float" office:value="10620" calcext:value-type="float">
            <text:p>10620</text:p>
          </table:table-cell>
          <table:table-cell table:formula="of:=[.C1448]/294" office:value-type="float" office:value="4.11054421768708" calcext:value-type="float">
            <text:p>4,11054421768708</text:p>
          </table:table-cell>
          <table:table-cell table:formula="of:=[.D1448]/294" office:value-type="float" office:value="10.5595238095238" calcext:value-type="float">
            <text:p>10,5595238095238</text:p>
          </table:table-cell>
          <table:table-cell/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office:value-type="float" office:value="1232.5" calcext:value-type="float">
            <text:p>1 232,50</text:p>
          </table:table-cell>
          <table:table-cell office:value-type="float" office:value="3182.5" calcext:value-type="float">
            <text:p>3 182,50</text:p>
          </table:table-cell>
          <table:table-cell office:value-type="float" office:value="118" calcext:value-type="float">
            <text:p>118</text:p>
          </table:table-cell>
          <table:table-cell table:formula="of:=90*[.E1449]" office:value-type="float" office:value="10620" calcext:value-type="float">
            <text:p>10620</text:p>
          </table:table-cell>
          <table:table-cell table:formula="of:=[.C1449]/294" office:value-type="float" office:value="4.1921768707483" calcext:value-type="float">
            <text:p>4,1921768707483</text:p>
          </table:table-cell>
          <table:table-cell table:formula="of:=[.D1449]/294" office:value-type="float" office:value="10.8248299319728" calcext:value-type="float">
            <text:p>10,8248299319728</text:p>
          </table:table-cell>
          <table:table-cell/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float" office:value="1298.5" calcext:value-type="float">
            <text:p>1 298,50</text:p>
          </table:table-cell>
          <table:table-cell office:value-type="float" office:value="3210.5" calcext:value-type="float">
            <text:p>3 210,50</text:p>
          </table:table-cell>
          <table:table-cell office:value-type="float" office:value="118" calcext:value-type="float">
            <text:p>118</text:p>
          </table:table-cell>
          <table:table-cell table:formula="of:=90*[.E1450]" office:value-type="float" office:value="10620" calcext:value-type="float">
            <text:p>10620</text:p>
          </table:table-cell>
          <table:table-cell table:formula="of:=[.C1450]/294" office:value-type="float" office:value="4.41666666666667" calcext:value-type="float">
            <text:p>4,41666666666667</text:p>
          </table:table-cell>
          <table:table-cell table:formula="of:=[.D1450]/294" office:value-type="float" office:value="10.9200680272109" calcext:value-type="float">
            <text:p>10,9200680272109</text:p>
          </table:table-cell>
          <table:table-cell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352.5" calcext:value-type="float">
            <text:p>1 352,50</text:p>
          </table:table-cell>
          <table:table-cell office:value-type="float" office:value="3262.5" calcext:value-type="float">
            <text:p>3 262,50</text:p>
          </table:table-cell>
          <table:table-cell office:value-type="float" office:value="118" calcext:value-type="float">
            <text:p>118</text:p>
          </table:table-cell>
          <table:table-cell table:formula="of:=90*[.E1451]" office:value-type="float" office:value="10620" calcext:value-type="float">
            <text:p>10620</text:p>
          </table:table-cell>
          <table:table-cell table:formula="of:=[.C1451]/294" office:value-type="float" office:value="4.60034013605442" calcext:value-type="float">
            <text:p>4,60034013605442</text:p>
          </table:table-cell>
          <table:table-cell table:formula="of:=[.D1451]/294" office:value-type="float" office:value="11.0969387755102" calcext:value-type="float">
            <text:p>11,0969387755102</text:p>
          </table:table-cell>
          <table:table-cell/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1352.5" calcext:value-type="float">
            <text:p>1 352,50</text:p>
          </table:table-cell>
          <table:table-cell office:value-type="float" office:value="3120.5" calcext:value-type="float">
            <text:p>3 120,50</text:p>
          </table:table-cell>
          <table:table-cell office:value-type="float" office:value="118" calcext:value-type="float">
            <text:p>118</text:p>
          </table:table-cell>
          <table:table-cell table:formula="of:=90*[.E1452]" office:value-type="float" office:value="10620" calcext:value-type="float">
            <text:p>10620</text:p>
          </table:table-cell>
          <table:table-cell table:formula="of:=[.C1452]/294" office:value-type="float" office:value="4.60034013605442" calcext:value-type="float">
            <text:p>4,60034013605442</text:p>
          </table:table-cell>
          <table:table-cell table:formula="of:=[.D1452]/294" office:value-type="float" office:value="10.6139455782313" calcext:value-type="float">
            <text:p>10,6139455782313</text:p>
          </table:table-cell>
          <table:table-cell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float" office:value="1406.5" calcext:value-type="float">
            <text:p>1 406,50</text:p>
          </table:table-cell>
          <table:table-cell office:value-type="float" office:value="3064.5" calcext:value-type="float">
            <text:p>3 064,50</text:p>
          </table:table-cell>
          <table:table-cell office:value-type="float" office:value="118" calcext:value-type="float">
            <text:p>118</text:p>
          </table:table-cell>
          <table:table-cell table:formula="of:=90*[.E1453]" office:value-type="float" office:value="10620" calcext:value-type="float">
            <text:p>10620</text:p>
          </table:table-cell>
          <table:table-cell table:formula="of:=[.C1453]/294" office:value-type="float" office:value="4.78401360544218" calcext:value-type="float">
            <text:p>4,78401360544218</text:p>
          </table:table-cell>
          <table:table-cell table:formula="of:=[.D1453]/294" office:value-type="float" office:value="10.4234693877551" calcext:value-type="float">
            <text:p>10,4234693877551</text:p>
          </table:table-cell>
          <table:table-cell/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1462.5" calcext:value-type="float">
            <text:p>1 462,50</text:p>
          </table:table-cell>
          <table:table-cell office:value-type="float" office:value="2978.5" calcext:value-type="float">
            <text:p>2 978,50</text:p>
          </table:table-cell>
          <table:table-cell office:value-type="float" office:value="118" calcext:value-type="float">
            <text:p>118</text:p>
          </table:table-cell>
          <table:table-cell table:formula="of:=90*[.E1454]" office:value-type="float" office:value="10620" calcext:value-type="float">
            <text:p>10620</text:p>
          </table:table-cell>
          <table:table-cell table:formula="of:=[.C1454]/294" office:value-type="float" office:value="4.97448979591837" calcext:value-type="float">
            <text:p>4,97448979591837</text:p>
          </table:table-cell>
          <table:table-cell table:formula="of:=[.D1454]/294" office:value-type="float" office:value="10.1309523809524" calcext:value-type="float">
            <text:p>10,1309523809524</text:p>
          </table:table-cell>
          <table:table-cell/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546.5" calcext:value-type="float">
            <text:p>1 546,50</text:p>
          </table:table-cell>
          <table:table-cell office:value-type="float" office:value="2920.5" calcext:value-type="float">
            <text:p>2 920,50</text:p>
          </table:table-cell>
          <table:table-cell office:value-type="float" office:value="118" calcext:value-type="float">
            <text:p>118</text:p>
          </table:table-cell>
          <table:table-cell table:formula="of:=90*[.E1455]" office:value-type="float" office:value="10620" calcext:value-type="float">
            <text:p>10620</text:p>
          </table:table-cell>
          <table:table-cell table:formula="of:=[.C1455]/294" office:value-type="float" office:value="5.26020408163265" calcext:value-type="float">
            <text:p>5,26020408163265</text:p>
          </table:table-cell>
          <table:table-cell table:formula="of:=[.D1455]/294" office:value-type="float" office:value="9.93367346938776" calcext:value-type="float">
            <text:p>9,93367346938776</text:p>
          </table:table-cell>
          <table:table-cell/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1640.5" calcext:value-type="float">
            <text:p>1 640,50</text:p>
          </table:table-cell>
          <table:table-cell office:value-type="float" office:value="2900.5" calcext:value-type="float">
            <text:p>2 900,50</text:p>
          </table:table-cell>
          <table:table-cell office:value-type="float" office:value="118" calcext:value-type="float">
            <text:p>118</text:p>
          </table:table-cell>
          <table:table-cell table:formula="of:=90*[.E1456]" office:value-type="float" office:value="10620" calcext:value-type="float">
            <text:p>10620</text:p>
          </table:table-cell>
          <table:table-cell table:formula="of:=[.C1456]/294" office:value-type="float" office:value="5.57993197278912" calcext:value-type="float">
            <text:p>5,57993197278912</text:p>
          </table:table-cell>
          <table:table-cell table:formula="of:=[.D1456]/294" office:value-type="float" office:value="9.8656462585034" calcext:value-type="float">
            <text:p>9,8656462585034</text:p>
          </table:table-cell>
          <table:table-cell/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636.5" calcext:value-type="float">
            <text:p>1 636,50</text:p>
          </table:table-cell>
          <table:table-cell office:value-type="float" office:value="2778.5" calcext:value-type="float">
            <text:p>2 778,50</text:p>
          </table:table-cell>
          <table:table-cell office:value-type="float" office:value="118" calcext:value-type="float">
            <text:p>118</text:p>
          </table:table-cell>
          <table:table-cell table:formula="of:=90*[.E1457]" office:value-type="float" office:value="10620" calcext:value-type="float">
            <text:p>10620</text:p>
          </table:table-cell>
          <table:table-cell table:formula="of:=[.C1457]/294" office:value-type="float" office:value="5.56632653061225" calcext:value-type="float">
            <text:p>5,56632653061225</text:p>
          </table:table-cell>
          <table:table-cell table:formula="of:=[.D1457]/294" office:value-type="float" office:value="9.45068027210884" calcext:value-type="float">
            <text:p>9,45068027210884</text:p>
          </table:table-cell>
          <table:table-cell/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704.5" calcext:value-type="float">
            <text:p>1 704,50</text:p>
          </table:table-cell>
          <table:table-cell office:value-type="float" office:value="2790.5" calcext:value-type="float">
            <text:p>2 790,50</text:p>
          </table:table-cell>
          <table:table-cell office:value-type="float" office:value="118" calcext:value-type="float">
            <text:p>118</text:p>
          </table:table-cell>
          <table:table-cell table:formula="of:=90*[.E1458]" office:value-type="float" office:value="10620" calcext:value-type="float">
            <text:p>10620</text:p>
          </table:table-cell>
          <table:table-cell table:formula="of:=[.C1458]/294" office:value-type="float" office:value="5.79761904761905" calcext:value-type="float">
            <text:p>5,79761904761905</text:p>
          </table:table-cell>
          <table:table-cell table:formula="of:=[.D1458]/294" office:value-type="float" office:value="9.49149659863946" calcext:value-type="float">
            <text:p>9,49149659863946</text:p>
          </table:table-cell>
          <table:table-cell/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740.5" calcext:value-type="float">
            <text:p>1 740,50</text:p>
          </table:table-cell>
          <table:table-cell office:value-type="float" office:value="2874.5" calcext:value-type="float">
            <text:p>2 874,50</text:p>
          </table:table-cell>
          <table:table-cell office:value-type="float" office:value="118" calcext:value-type="float">
            <text:p>118</text:p>
          </table:table-cell>
          <table:table-cell table:formula="of:=90*[.E1459]" office:value-type="float" office:value="10620" calcext:value-type="float">
            <text:p>10620</text:p>
          </table:table-cell>
          <table:table-cell table:formula="of:=[.C1459]/294" office:value-type="float" office:value="5.92006802721089" calcext:value-type="float">
            <text:p>5,92006802721089</text:p>
          </table:table-cell>
          <table:table-cell table:formula="of:=[.D1459]/294" office:value-type="float" office:value="9.77721088435374" calcext:value-type="float">
            <text:p>9,77721088435374</text:p>
          </table:table-cell>
          <table:table-cell/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784.5" calcext:value-type="float">
            <text:p>1 784,50</text:p>
          </table:table-cell>
          <table:table-cell office:value-type="float" office:value="2908.5" calcext:value-type="float">
            <text:p>2 908,50</text:p>
          </table:table-cell>
          <table:table-cell office:value-type="float" office:value="118" calcext:value-type="float">
            <text:p>118</text:p>
          </table:table-cell>
          <table:table-cell table:formula="of:=90*[.E1460]" office:value-type="float" office:value="10620" calcext:value-type="float">
            <text:p>10620</text:p>
          </table:table-cell>
          <table:table-cell table:formula="of:=[.C1460]/294" office:value-type="float" office:value="6.06972789115646" calcext:value-type="float">
            <text:p>6,06972789115646</text:p>
          </table:table-cell>
          <table:table-cell table:formula="of:=[.D1460]/294" office:value-type="float" office:value="9.89285714285714" calcext:value-type="float">
            <text:p>9,89285714285714</text:p>
          </table:table-cell>
          <table:table-cell/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754.5" calcext:value-type="float">
            <text:p>1 754,50</text:p>
          </table:table-cell>
          <table:table-cell office:value-type="float" office:value="2962.5" calcext:value-type="float">
            <text:p>2 962,50</text:p>
          </table:table-cell>
          <table:table-cell office:value-type="float" office:value="118" calcext:value-type="float">
            <text:p>118</text:p>
          </table:table-cell>
          <table:table-cell table:formula="of:=90*[.E1461]" office:value-type="float" office:value="10620" calcext:value-type="float">
            <text:p>10620</text:p>
          </table:table-cell>
          <table:table-cell table:formula="of:=[.C1461]/294" office:value-type="float" office:value="5.96768707482993" calcext:value-type="float">
            <text:p>5,96768707482993</text:p>
          </table:table-cell>
          <table:table-cell table:formula="of:=[.D1461]/294" office:value-type="float" office:value="10.0765306122449" calcext:value-type="float">
            <text:p>10,0765306122449</text:p>
          </table:table-cell>
          <table:table-cell/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794.5" calcext:value-type="float">
            <text:p>1 794,50</text:p>
          </table:table-cell>
          <table:table-cell office:value-type="float" office:value="3004.5" calcext:value-type="float">
            <text:p>3 004,50</text:p>
          </table:table-cell>
          <table:table-cell office:value-type="float" office:value="118" calcext:value-type="float">
            <text:p>118</text:p>
          </table:table-cell>
          <table:table-cell table:formula="of:=90*[.E1462]" office:value-type="float" office:value="10620" calcext:value-type="float">
            <text:p>10620</text:p>
          </table:table-cell>
          <table:table-cell table:formula="of:=[.C1462]/294" office:value-type="float" office:value="6.10374149659864" calcext:value-type="float">
            <text:p>6,10374149659864</text:p>
          </table:table-cell>
          <table:table-cell table:formula="of:=[.D1462]/294" office:value-type="float" office:value="10.219387755102" calcext:value-type="float">
            <text:p>10,219387755102</text:p>
          </table:table-cell>
          <table:table-cell/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760.5" calcext:value-type="float">
            <text:p>1 760,50</text:p>
          </table:table-cell>
          <table:table-cell office:value-type="float" office:value="3032.5" calcext:value-type="float">
            <text:p>3 032,50</text:p>
          </table:table-cell>
          <table:table-cell office:value-type="float" office:value="118" calcext:value-type="float">
            <text:p>118</text:p>
          </table:table-cell>
          <table:table-cell table:formula="of:=90*[.E1463]" office:value-type="float" office:value="10620" calcext:value-type="float">
            <text:p>10620</text:p>
          </table:table-cell>
          <table:table-cell table:formula="of:=[.C1463]/294" office:value-type="float" office:value="5.98809523809524" calcext:value-type="float">
            <text:p>5,98809523809524</text:p>
          </table:table-cell>
          <table:table-cell table:formula="of:=[.D1463]/294" office:value-type="float" office:value="10.3146258503401" calcext:value-type="float">
            <text:p>10,3146258503401</text:p>
          </table:table-cell>
          <table:table-cell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700.5" calcext:value-type="float">
            <text:p>1 700,50</text:p>
          </table:table-cell>
          <table:table-cell office:value-type="float" office:value="2984.5" calcext:value-type="float">
            <text:p>2 984,50</text:p>
          </table:table-cell>
          <table:table-cell office:value-type="float" office:value="118" calcext:value-type="float">
            <text:p>118</text:p>
          </table:table-cell>
          <table:table-cell table:formula="of:=90*[.E1464]" office:value-type="float" office:value="10620" calcext:value-type="float">
            <text:p>10620</text:p>
          </table:table-cell>
          <table:table-cell table:formula="of:=[.C1464]/294" office:value-type="float" office:value="5.78401360544218" calcext:value-type="float">
            <text:p>5,78401360544218</text:p>
          </table:table-cell>
          <table:table-cell table:formula="of:=[.D1464]/294" office:value-type="float" office:value="10.1513605442177" calcext:value-type="float">
            <text:p>10,1513605442177</text:p>
          </table:table-cell>
          <table:table-cell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810.5" calcext:value-type="float">
            <text:p>1 810,50</text:p>
          </table:table-cell>
          <table:table-cell office:value-type="float" office:value="2922.5" calcext:value-type="float">
            <text:p>2 922,50</text:p>
          </table:table-cell>
          <table:table-cell office:value-type="float" office:value="120" calcext:value-type="float">
            <text:p>120</text:p>
          </table:table-cell>
          <table:table-cell table:formula="of:=90*[.E1465]" office:value-type="float" office:value="10800" calcext:value-type="float">
            <text:p>10800</text:p>
          </table:table-cell>
          <table:table-cell table:formula="of:=[.C1465]/294" office:value-type="float" office:value="6.15816326530612" calcext:value-type="float">
            <text:p>6,15816326530612</text:p>
          </table:table-cell>
          <table:table-cell table:formula="of:=[.D1465]/294" office:value-type="float" office:value="9.94047619047619" calcext:value-type="float">
            <text:p>9,94047619047619</text:p>
          </table:table-cell>
          <table:table-cell/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1788.5" calcext:value-type="float">
            <text:p>1 788,50</text:p>
          </table:table-cell>
          <table:table-cell office:value-type="float" office:value="3034.5" calcext:value-type="float">
            <text:p>3 034,50</text:p>
          </table:table-cell>
          <table:table-cell office:value-type="float" office:value="120" calcext:value-type="float">
            <text:p>120</text:p>
          </table:table-cell>
          <table:table-cell table:formula="of:=90*[.E1466]" office:value-type="float" office:value="10800" calcext:value-type="float">
            <text:p>10800</text:p>
          </table:table-cell>
          <table:table-cell table:formula="of:=[.C1466]/294" office:value-type="float" office:value="6.08333333333333" calcext:value-type="float">
            <text:p>6,08333333333333</text:p>
          </table:table-cell>
          <table:table-cell table:formula="of:=[.D1466]/294" office:value-type="float" office:value="10.3214285714286" calcext:value-type="float">
            <text:p>10,3214285714286</text:p>
          </table:table-cell>
          <table:table-cell/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750.5" calcext:value-type="float">
            <text:p>1 750,50</text:p>
          </table:table-cell>
          <table:table-cell office:value-type="float" office:value="2886.5" calcext:value-type="float">
            <text:p>2 886,50</text:p>
          </table:table-cell>
          <table:table-cell office:value-type="float" office:value="120" calcext:value-type="float">
            <text:p>120</text:p>
          </table:table-cell>
          <table:table-cell table:formula="of:=90*[.E1467]" office:value-type="float" office:value="10800" calcext:value-type="float">
            <text:p>10800</text:p>
          </table:table-cell>
          <table:table-cell table:formula="of:=[.C1467]/294" office:value-type="float" office:value="5.95408163265306" calcext:value-type="float">
            <text:p>5,95408163265306</text:p>
          </table:table-cell>
          <table:table-cell table:formula="of:=[.D1467]/294" office:value-type="float" office:value="9.81802721088435" calcext:value-type="float">
            <text:p>9,81802721088435</text:p>
          </table:table-cell>
          <table:table-cell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1734.5" calcext:value-type="float">
            <text:p>1 734,50</text:p>
          </table:table-cell>
          <table:table-cell office:value-type="float" office:value="2758.5" calcext:value-type="float">
            <text:p>2 758,50</text:p>
          </table:table-cell>
          <table:table-cell office:value-type="float" office:value="120" calcext:value-type="float">
            <text:p>120</text:p>
          </table:table-cell>
          <table:table-cell table:formula="of:=90*[.E1468]" office:value-type="float" office:value="10800" calcext:value-type="float">
            <text:p>10800</text:p>
          </table:table-cell>
          <table:table-cell table:formula="of:=[.C1468]/294" office:value-type="float" office:value="5.89965986394558" calcext:value-type="float">
            <text:p>5,89965986394558</text:p>
          </table:table-cell>
          <table:table-cell table:formula="of:=[.D1468]/294" office:value-type="float" office:value="9.38265306122449" calcext:value-type="float">
            <text:p>9,38265306122449</text:p>
          </table:table-cell>
          <table:table-cell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658.5" calcext:value-type="float">
            <text:p>1 658,50</text:p>
          </table:table-cell>
          <table:table-cell office:value-type="float" office:value="2784.5" calcext:value-type="float">
            <text:p>2 784,50</text:p>
          </table:table-cell>
          <table:table-cell office:value-type="float" office:value="120" calcext:value-type="float">
            <text:p>120</text:p>
          </table:table-cell>
          <table:table-cell table:formula="of:=90*[.E1469]" office:value-type="float" office:value="10800" calcext:value-type="float">
            <text:p>10800</text:p>
          </table:table-cell>
          <table:table-cell table:formula="of:=[.C1469]/294" office:value-type="float" office:value="5.64115646258503" calcext:value-type="float">
            <text:p>5,64115646258503</text:p>
          </table:table-cell>
          <table:table-cell table:formula="of:=[.D1469]/294" office:value-type="float" office:value="9.47108843537415" calcext:value-type="float">
            <text:p>9,47108843537415</text:p>
          </table:table-cell>
          <table:table-cell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1634.5" calcext:value-type="float">
            <text:p>1 634,50</text:p>
          </table:table-cell>
          <table:table-cell office:value-type="float" office:value="2756.5" calcext:value-type="float">
            <text:p>2 756,50</text:p>
          </table:table-cell>
          <table:table-cell office:value-type="float" office:value="120" calcext:value-type="float">
            <text:p>120</text:p>
          </table:table-cell>
          <table:table-cell table:formula="of:=90*[.E1470]" office:value-type="float" office:value="10800" calcext:value-type="float">
            <text:p>10800</text:p>
          </table:table-cell>
          <table:table-cell table:formula="of:=[.C1470]/294" office:value-type="float" office:value="5.55952380952381" calcext:value-type="float">
            <text:p>5,55952380952381</text:p>
          </table:table-cell>
          <table:table-cell table:formula="of:=[.D1470]/294" office:value-type="float" office:value="9.37585034013605" calcext:value-type="float">
            <text:p>9,37585034013605</text:p>
          </table:table-cell>
          <table:table-cell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2726.5" calcext:value-type="float">
            <text:p>2 726,50</text:p>
          </table:table-cell>
          <table:table-cell office:value-type="float" office:value="120" calcext:value-type="float">
            <text:p>120</text:p>
          </table:table-cell>
          <table:table-cell table:formula="of:=90*[.E1471]" office:value-type="float" office:value="10800" calcext:value-type="float">
            <text:p>10800</text:p>
          </table:table-cell>
          <table:table-cell table:formula="of:=[.C1471]/294" office:value-type="float" office:value="4.51190476190476" calcext:value-type="float">
            <text:p>4,51190476190476</text:p>
          </table:table-cell>
          <table:table-cell table:formula="of:=[.D1471]/294" office:value-type="float" office:value="9.27380952380952" calcext:value-type="float">
            <text:p>9,27380952380952</text:p>
          </table:table-cell>
          <table:table-cell/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1264.5" calcext:value-type="float">
            <text:p>1 264,50</text:p>
          </table:table-cell>
          <table:table-cell office:value-type="float" office:value="2738.5" calcext:value-type="float">
            <text:p>2 738,50</text:p>
          </table:table-cell>
          <table:table-cell office:value-type="float" office:value="120" calcext:value-type="float">
            <text:p>120</text:p>
          </table:table-cell>
          <table:table-cell table:formula="of:=90*[.E1472]" office:value-type="float" office:value="10800" calcext:value-type="float">
            <text:p>10800</text:p>
          </table:table-cell>
          <table:table-cell table:formula="of:=[.C1472]/294" office:value-type="float" office:value="4.30102040816327" calcext:value-type="float">
            <text:p>4,30102040816327</text:p>
          </table:table-cell>
          <table:table-cell table:formula="of:=[.D1472]/294" office:value-type="float" office:value="9.31462585034014" calcext:value-type="float">
            <text:p>9,31462585034014</text:p>
          </table:table-cell>
          <table:table-cell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1288.5" calcext:value-type="float">
            <text:p>1 288,50</text:p>
          </table:table-cell>
          <table:table-cell office:value-type="float" office:value="2826.5" calcext:value-type="float">
            <text:p>2 826,50</text:p>
          </table:table-cell>
          <table:table-cell office:value-type="float" office:value="120" calcext:value-type="float">
            <text:p>120</text:p>
          </table:table-cell>
          <table:table-cell table:formula="of:=90*[.E1473]" office:value-type="float" office:value="10800" calcext:value-type="float">
            <text:p>10800</text:p>
          </table:table-cell>
          <table:table-cell table:formula="of:=[.C1473]/294" office:value-type="float" office:value="4.38265306122449" calcext:value-type="float">
            <text:p>4,38265306122449</text:p>
          </table:table-cell>
          <table:table-cell table:formula="of:=[.D1473]/294" office:value-type="float" office:value="9.61394557823129" calcext:value-type="float">
            <text:p>9,61394557823129</text:p>
          </table:table-cell>
          <table:table-cell/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1328.5" calcext:value-type="float">
            <text:p>1 328,50</text:p>
          </table:table-cell>
          <table:table-cell office:value-type="float" office:value="2900.5" calcext:value-type="float">
            <text:p>2 900,50</text:p>
          </table:table-cell>
          <table:table-cell office:value-type="float" office:value="120" calcext:value-type="float">
            <text:p>120</text:p>
          </table:table-cell>
          <table:table-cell table:formula="of:=90*[.E1474]" office:value-type="float" office:value="10800" calcext:value-type="float">
            <text:p>10800</text:p>
          </table:table-cell>
          <table:table-cell table:formula="of:=[.C1474]/294" office:value-type="float" office:value="4.5187074829932" calcext:value-type="float">
            <text:p>4,5187074829932</text:p>
          </table:table-cell>
          <table:table-cell table:formula="of:=[.D1474]/294" office:value-type="float" office:value="9.8656462585034" calcext:value-type="float">
            <text:p>9,8656462585034</text:p>
          </table:table-cell>
          <table:table-cell/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1290.5" calcext:value-type="float">
            <text:p>1 290,50</text:p>
          </table:table-cell>
          <table:table-cell office:value-type="float" office:value="2938.5" calcext:value-type="float">
            <text:p>2 938,50</text:p>
          </table:table-cell>
          <table:table-cell office:value-type="float" office:value="120" calcext:value-type="float">
            <text:p>120</text:p>
          </table:table-cell>
          <table:table-cell table:formula="of:=90*[.E1475]" office:value-type="float" office:value="10800" calcext:value-type="float">
            <text:p>10800</text:p>
          </table:table-cell>
          <table:table-cell table:formula="of:=[.C1475]/294" office:value-type="float" office:value="4.38945578231293" calcext:value-type="float">
            <text:p>4,38945578231293</text:p>
          </table:table-cell>
          <table:table-cell table:formula="of:=[.D1475]/294" office:value-type="float" office:value="9.99489795918367" calcext:value-type="float">
            <text:p>9,99489795918367</text:p>
          </table:table-cell>
          <table:table-cell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1234.5" calcext:value-type="float">
            <text:p>1 234,50</text:p>
          </table:table-cell>
          <table:table-cell office:value-type="float" office:value="2998.5" calcext:value-type="float">
            <text:p>2 998,50</text:p>
          </table:table-cell>
          <table:table-cell office:value-type="float" office:value="120" calcext:value-type="float">
            <text:p>120</text:p>
          </table:table-cell>
          <table:table-cell table:formula="of:=90*[.E1476]" office:value-type="float" office:value="10800" calcext:value-type="float">
            <text:p>10800</text:p>
          </table:table-cell>
          <table:table-cell table:formula="of:=[.C1476]/294" office:value-type="float" office:value="4.19897959183674" calcext:value-type="float">
            <text:p>4,19897959183674</text:p>
          </table:table-cell>
          <table:table-cell table:formula="of:=[.D1476]/294" office:value-type="float" office:value="10.1989795918367" calcext:value-type="float">
            <text:p>10,1989795918367</text:p>
          </table:table-cell>
          <table:table-cell/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float" office:value="1228.5" calcext:value-type="float">
            <text:p>1 228,50</text:p>
          </table:table-cell>
          <table:table-cell office:value-type="float" office:value="3088.5" calcext:value-type="float">
            <text:p>3 088,50</text:p>
          </table:table-cell>
          <table:table-cell office:value-type="float" office:value="120" calcext:value-type="float">
            <text:p>120</text:p>
          </table:table-cell>
          <table:table-cell table:formula="of:=90*[.E1477]" office:value-type="float" office:value="10800" calcext:value-type="float">
            <text:p>10800</text:p>
          </table:table-cell>
          <table:table-cell table:formula="of:=[.C1477]/294" office:value-type="float" office:value="4.17857142857143" calcext:value-type="float">
            <text:p>4,17857142857143</text:p>
          </table:table-cell>
          <table:table-cell table:formula="of:=[.D1477]/294" office:value-type="float" office:value="10.5051020408163" calcext:value-type="float">
            <text:p>10,5051020408163</text:p>
          </table:table-cell>
          <table:table-cell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214.5" calcext:value-type="float">
            <text:p>1 214,50</text:p>
          </table:table-cell>
          <table:table-cell office:value-type="float" office:value="3166.5" calcext:value-type="float">
            <text:p>3 166,50</text:p>
          </table:table-cell>
          <table:table-cell office:value-type="float" office:value="120" calcext:value-type="float">
            <text:p>120</text:p>
          </table:table-cell>
          <table:table-cell table:formula="of:=90*[.E1478]" office:value-type="float" office:value="10800" calcext:value-type="float">
            <text:p>10800</text:p>
          </table:table-cell>
          <table:table-cell table:formula="of:=[.C1478]/294" office:value-type="float" office:value="4.13095238095238" calcext:value-type="float">
            <text:p>4,13095238095238</text:p>
          </table:table-cell>
          <table:table-cell table:formula="of:=[.D1478]/294" office:value-type="float" office:value="10.7704081632653" calcext:value-type="float">
            <text:p>10,7704081632653</text:p>
          </table:table-cell>
          <table:table-cell/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270.5" calcext:value-type="float">
            <text:p>1 270,50</text:p>
          </table:table-cell>
          <table:table-cell office:value-type="float" office:value="3200.5" calcext:value-type="float">
            <text:p>3 200,50</text:p>
          </table:table-cell>
          <table:table-cell office:value-type="float" office:value="120" calcext:value-type="float">
            <text:p>120</text:p>
          </table:table-cell>
          <table:table-cell table:formula="of:=90*[.E1479]" office:value-type="float" office:value="10800" calcext:value-type="float">
            <text:p>10800</text:p>
          </table:table-cell>
          <table:table-cell table:formula="of:=[.C1479]/294" office:value-type="float" office:value="4.32142857142857" calcext:value-type="float">
            <text:p>4,32142857142857</text:p>
          </table:table-cell>
          <table:table-cell table:formula="of:=[.D1479]/294" office:value-type="float" office:value="10.8860544217687" calcext:value-type="float">
            <text:p>10,8860544217687</text:p>
          </table:table-cell>
          <table:table-cell/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float" office:value="1336.5" calcext:value-type="float">
            <text:p>1 336,50</text:p>
          </table:table-cell>
          <table:table-cell office:value-type="float" office:value="3272.5" calcext:value-type="float">
            <text:p>3 272,50</text:p>
          </table:table-cell>
          <table:table-cell office:value-type="float" office:value="120" calcext:value-type="float">
            <text:p>120</text:p>
          </table:table-cell>
          <table:table-cell table:formula="of:=90*[.E1480]" office:value-type="float" office:value="10800" calcext:value-type="float">
            <text:p>10800</text:p>
          </table:table-cell>
          <table:table-cell table:formula="of:=[.C1480]/294" office:value-type="float" office:value="4.54591836734694" calcext:value-type="float">
            <text:p>4,54591836734694</text:p>
          </table:table-cell>
          <table:table-cell table:formula="of:=[.D1480]/294" office:value-type="float" office:value="11.1309523809524" calcext:value-type="float">
            <text:p>11,1309523809524</text:p>
          </table:table-cell>
          <table:table-cell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354.5" calcext:value-type="float">
            <text:p>1 354,50</text:p>
          </table:table-cell>
          <table:table-cell office:value-type="float" office:value="3112.5" calcext:value-type="float">
            <text:p>3 112,50</text:p>
          </table:table-cell>
          <table:table-cell office:value-type="float" office:value="120" calcext:value-type="float">
            <text:p>120</text:p>
          </table:table-cell>
          <table:table-cell table:formula="of:=90*[.E1481]" office:value-type="float" office:value="10800" calcext:value-type="float">
            <text:p>10800</text:p>
          </table:table-cell>
          <table:table-cell table:formula="of:=[.C1481]/294" office:value-type="float" office:value="4.60714285714286" calcext:value-type="float">
            <text:p>4,60714285714286</text:p>
          </table:table-cell>
          <table:table-cell table:formula="of:=[.D1481]/294" office:value-type="float" office:value="10.5867346938776" calcext:value-type="float">
            <text:p>10,5867346938776</text:p>
          </table:table-cell>
          <table:table-cell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418.5" calcext:value-type="float">
            <text:p>1 418,50</text:p>
          </table:table-cell>
          <table:table-cell office:value-type="float" office:value="3030.5" calcext:value-type="float">
            <text:p>3 030,50</text:p>
          </table:table-cell>
          <table:table-cell office:value-type="float" office:value="120" calcext:value-type="float">
            <text:p>120</text:p>
          </table:table-cell>
          <table:table-cell table:formula="of:=90*[.E1482]" office:value-type="float" office:value="10800" calcext:value-type="float">
            <text:p>10800</text:p>
          </table:table-cell>
          <table:table-cell table:formula="of:=[.C1482]/294" office:value-type="float" office:value="4.82482993197279" calcext:value-type="float">
            <text:p>4,82482993197279</text:p>
          </table:table-cell>
          <table:table-cell table:formula="of:=[.D1482]/294" office:value-type="float" office:value="10.3078231292517" calcext:value-type="float">
            <text:p>10,3078231292517</text:p>
          </table:table-cell>
          <table:table-cell/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494.5" calcext:value-type="float">
            <text:p>1 494,50</text:p>
          </table:table-cell>
          <table:table-cell office:value-type="float" office:value="2930.5" calcext:value-type="float">
            <text:p>2 930,50</text:p>
          </table:table-cell>
          <table:table-cell office:value-type="float" office:value="120" calcext:value-type="float">
            <text:p>120</text:p>
          </table:table-cell>
          <table:table-cell table:formula="of:=90*[.E1483]" office:value-type="float" office:value="10800" calcext:value-type="float">
            <text:p>10800</text:p>
          </table:table-cell>
          <table:table-cell table:formula="of:=[.C1483]/294" office:value-type="float" office:value="5.08333333333333" calcext:value-type="float">
            <text:p>5,08333333333333</text:p>
          </table:table-cell>
          <table:table-cell table:formula="of:=[.D1483]/294" office:value-type="float" office:value="9.96768707482993" calcext:value-type="float">
            <text:p>9,96768707482993</text:p>
          </table:table-cell>
          <table:table-cell/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552.5" calcext:value-type="float">
            <text:p>1 552,50</text:p>
          </table:table-cell>
          <table:table-cell office:value-type="float" office:value="2906.5" calcext:value-type="float">
            <text:p>2 906,50</text:p>
          </table:table-cell>
          <table:table-cell office:value-type="float" office:value="120" calcext:value-type="float">
            <text:p>120</text:p>
          </table:table-cell>
          <table:table-cell table:formula="of:=90*[.E1484]" office:value-type="float" office:value="10800" calcext:value-type="float">
            <text:p>10800</text:p>
          </table:table-cell>
          <table:table-cell table:formula="of:=[.C1484]/294" office:value-type="float" office:value="5.28061224489796" calcext:value-type="float">
            <text:p>5,28061224489796</text:p>
          </table:table-cell>
          <table:table-cell table:formula="of:=[.D1484]/294" office:value-type="float" office:value="9.88605442176871" calcext:value-type="float">
            <text:p>9,88605442176871</text:p>
          </table:table-cell>
          <table:table-cell/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620.5" calcext:value-type="float">
            <text:p>1 620,50</text:p>
          </table:table-cell>
          <table:table-cell office:value-type="float" office:value="2902.5" calcext:value-type="float">
            <text:p>2 902,50</text:p>
          </table:table-cell>
          <table:table-cell office:value-type="float" office:value="120" calcext:value-type="float">
            <text:p>120</text:p>
          </table:table-cell>
          <table:table-cell table:formula="of:=90*[.E1485]" office:value-type="float" office:value="10800" calcext:value-type="float">
            <text:p>10800</text:p>
          </table:table-cell>
          <table:table-cell table:formula="of:=[.C1485]/294" office:value-type="float" office:value="5.51190476190476" calcext:value-type="float">
            <text:p>5,51190476190476</text:p>
          </table:table-cell>
          <table:table-cell table:formula="of:=[.D1485]/294" office:value-type="float" office:value="9.87244897959184" calcext:value-type="float">
            <text:p>9,87244897959184</text:p>
          </table:table-cell>
          <table:table-cell/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330.5" calcext:value-type="float">
            <text:p>1 330,50</text:p>
          </table:table-cell>
          <table:table-cell office:value-type="float" office:value="2722.5" calcext:value-type="float">
            <text:p>2 722,50</text:p>
          </table:table-cell>
          <table:table-cell office:value-type="float" office:value="121" calcext:value-type="float">
            <text:p>121</text:p>
          </table:table-cell>
          <table:table-cell table:formula="of:=90*[.E1486]" office:value-type="float" office:value="10890" calcext:value-type="float">
            <text:p>10890</text:p>
          </table:table-cell>
          <table:table-cell table:formula="of:=[.C1486]/294" office:value-type="float" office:value="4.52551020408163" calcext:value-type="float">
            <text:p>4,52551020408163</text:p>
          </table:table-cell>
          <table:table-cell table:formula="of:=[.D1486]/294" office:value-type="float" office:value="9.26020408163265" calcext:value-type="float">
            <text:p>9,26020408163265</text:p>
          </table:table-cell>
          <table:table-cell/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278.5" calcext:value-type="float">
            <text:p>1 278,50</text:p>
          </table:table-cell>
          <table:table-cell office:value-type="float" office:value="2736.5" calcext:value-type="float">
            <text:p>2 736,50</text:p>
          </table:table-cell>
          <table:table-cell office:value-type="float" office:value="121" calcext:value-type="float">
            <text:p>121</text:p>
          </table:table-cell>
          <table:table-cell table:formula="of:=90*[.E1487]" office:value-type="float" office:value="10890" calcext:value-type="float">
            <text:p>10890</text:p>
          </table:table-cell>
          <table:table-cell table:formula="of:=[.C1487]/294" office:value-type="float" office:value="4.34863945578231" calcext:value-type="float">
            <text:p>4,34863945578231</text:p>
          </table:table-cell>
          <table:table-cell table:formula="of:=[.D1487]/294" office:value-type="float" office:value="9.3078231292517" calcext:value-type="float">
            <text:p>9,3078231292517</text:p>
          </table:table-cell>
          <table:table-cell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286.5" calcext:value-type="float">
            <text:p>1 286,50</text:p>
          </table:table-cell>
          <table:table-cell office:value-type="float" office:value="2814.5" calcext:value-type="float">
            <text:p>2 814,50</text:p>
          </table:table-cell>
          <table:table-cell office:value-type="float" office:value="121" calcext:value-type="float">
            <text:p>121</text:p>
          </table:table-cell>
          <table:table-cell table:formula="of:=90*[.E1488]" office:value-type="float" office:value="10890" calcext:value-type="float">
            <text:p>10890</text:p>
          </table:table-cell>
          <table:table-cell table:formula="of:=[.C1488]/294" office:value-type="float" office:value="4.37585034013605" calcext:value-type="float">
            <text:p>4,37585034013605</text:p>
          </table:table-cell>
          <table:table-cell table:formula="of:=[.D1488]/294" office:value-type="float" office:value="9.57312925170068" calcext:value-type="float">
            <text:p>9,57312925170068</text:p>
          </table:table-cell>
          <table:table-cell/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274.5" calcext:value-type="float">
            <text:p>1 274,50</text:p>
          </table:table-cell>
          <table:table-cell office:value-type="float" office:value="2868.5" calcext:value-type="float">
            <text:p>2 868,50</text:p>
          </table:table-cell>
          <table:table-cell office:value-type="float" office:value="121" calcext:value-type="float">
            <text:p>121</text:p>
          </table:table-cell>
          <table:table-cell table:formula="of:=90*[.E1489]" office:value-type="float" office:value="10890" calcext:value-type="float">
            <text:p>10890</text:p>
          </table:table-cell>
          <table:table-cell table:formula="of:=[.C1489]/294" office:value-type="float" office:value="4.33503401360544" calcext:value-type="float">
            <text:p>4,33503401360544</text:p>
          </table:table-cell>
          <table:table-cell table:formula="of:=[.D1489]/294" office:value-type="float" office:value="9.75680272108844" calcext:value-type="float">
            <text:p>9,75680272108844</text:p>
          </table:table-cell>
          <table:table-cell/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328.5" calcext:value-type="float">
            <text:p>1 328,50</text:p>
          </table:table-cell>
          <table:table-cell office:value-type="float" office:value="2916.5" calcext:value-type="float">
            <text:p>2 916,50</text:p>
          </table:table-cell>
          <table:table-cell office:value-type="float" office:value="121" calcext:value-type="float">
            <text:p>121</text:p>
          </table:table-cell>
          <table:table-cell table:formula="of:=90*[.E1490]" office:value-type="float" office:value="10890" calcext:value-type="float">
            <text:p>10890</text:p>
          </table:table-cell>
          <table:table-cell table:formula="of:=[.C1490]/294" office:value-type="float" office:value="4.5187074829932" calcext:value-type="float">
            <text:p>4,5187074829932</text:p>
          </table:table-cell>
          <table:table-cell table:formula="of:=[.D1490]/294" office:value-type="float" office:value="9.92006802721089" calcext:value-type="float">
            <text:p>9,92006802721089</text:p>
          </table:table-cell>
          <table:table-cell/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254.5" calcext:value-type="float">
            <text:p>1 254,50</text:p>
          </table:table-cell>
          <table:table-cell office:value-type="float" office:value="2966.5" calcext:value-type="float">
            <text:p>2 966,50</text:p>
          </table:table-cell>
          <table:table-cell office:value-type="float" office:value="121" calcext:value-type="float">
            <text:p>121</text:p>
          </table:table-cell>
          <table:table-cell table:formula="of:=90*[.E1491]" office:value-type="float" office:value="10890" calcext:value-type="float">
            <text:p>10890</text:p>
          </table:table-cell>
          <table:table-cell table:formula="of:=[.C1491]/294" office:value-type="float" office:value="4.26700680272109" calcext:value-type="float">
            <text:p>4,26700680272109</text:p>
          </table:table-cell>
          <table:table-cell table:formula="of:=[.D1491]/294" office:value-type="float" office:value="10.0901360544218" calcext:value-type="float">
            <text:p>10,0901360544218</text:p>
          </table:table-cell>
          <table:table-cell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226.5" calcext:value-type="float">
            <text:p>1 226,50</text:p>
          </table:table-cell>
          <table:table-cell office:value-type="float" office:value="3062.5" calcext:value-type="float">
            <text:p>3 062,50</text:p>
          </table:table-cell>
          <table:table-cell office:value-type="float" office:value="121" calcext:value-type="float">
            <text:p>121</text:p>
          </table:table-cell>
          <table:table-cell table:formula="of:=90*[.E1492]" office:value-type="float" office:value="10890" calcext:value-type="float">
            <text:p>10890</text:p>
          </table:table-cell>
          <table:table-cell table:formula="of:=[.C1492]/294" office:value-type="float" office:value="4.17176870748299" calcext:value-type="float">
            <text:p>4,17176870748299</text:p>
          </table:table-cell>
          <table:table-cell table:formula="of:=[.D1492]/294" office:value-type="float" office:value="10.4166666666667" calcext:value-type="float">
            <text:p>10,4166666666667</text:p>
          </table:table-cell>
          <table:table-cell/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194.5" calcext:value-type="float">
            <text:p>1 194,50</text:p>
          </table:table-cell>
          <table:table-cell office:value-type="float" office:value="3154.5" calcext:value-type="float">
            <text:p>3 154,50</text:p>
          </table:table-cell>
          <table:table-cell office:value-type="float" office:value="121" calcext:value-type="float">
            <text:p>121</text:p>
          </table:table-cell>
          <table:table-cell table:formula="of:=90*[.E1493]" office:value-type="float" office:value="10890" calcext:value-type="float">
            <text:p>10890</text:p>
          </table:table-cell>
          <table:table-cell table:formula="of:=[.C1493]/294" office:value-type="float" office:value="4.06292517006803" calcext:value-type="float">
            <text:p>4,06292517006803</text:p>
          </table:table-cell>
          <table:table-cell table:formula="of:=[.D1493]/294" office:value-type="float" office:value="10.7295918367347" calcext:value-type="float">
            <text:p>10,7295918367347</text:p>
          </table:table-cell>
          <table:table-cell/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274.5" calcext:value-type="float">
            <text:p>1 274,50</text:p>
          </table:table-cell>
          <table:table-cell office:value-type="float" office:value="3216.5" calcext:value-type="float">
            <text:p>3 216,50</text:p>
          </table:table-cell>
          <table:table-cell office:value-type="float" office:value="121" calcext:value-type="float">
            <text:p>121</text:p>
          </table:table-cell>
          <table:table-cell table:formula="of:=90*[.E1494]" office:value-type="float" office:value="10890" calcext:value-type="float">
            <text:p>10890</text:p>
          </table:table-cell>
          <table:table-cell table:formula="of:=[.C1494]/294" office:value-type="float" office:value="4.33503401360544" calcext:value-type="float">
            <text:p>4,33503401360544</text:p>
          </table:table-cell>
          <table:table-cell table:formula="of:=[.D1494]/294" office:value-type="float" office:value="10.9404761904762" calcext:value-type="float">
            <text:p>10,9404761904762</text:p>
          </table:table-cell>
          <table:table-cell/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362.5" calcext:value-type="float">
            <text:p>1 362,50</text:p>
          </table:table-cell>
          <table:table-cell office:value-type="float" office:value="3096.5" calcext:value-type="float">
            <text:p>3 096,50</text:p>
          </table:table-cell>
          <table:table-cell office:value-type="float" office:value="121" calcext:value-type="float">
            <text:p>121</text:p>
          </table:table-cell>
          <table:table-cell table:formula="of:=90*[.E1495]" office:value-type="float" office:value="10890" calcext:value-type="float">
            <text:p>10890</text:p>
          </table:table-cell>
          <table:table-cell table:formula="of:=[.C1495]/294" office:value-type="float" office:value="4.6343537414966" calcext:value-type="float">
            <text:p>4,6343537414966</text:p>
          </table:table-cell>
          <table:table-cell table:formula="of:=[.D1495]/294" office:value-type="float" office:value="10.5323129251701" calcext:value-type="float">
            <text:p>10,5323129251701</text:p>
          </table:table-cell>
          <table:table-cell/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414.5" calcext:value-type="float">
            <text:p>1 414,50</text:p>
          </table:table-cell>
          <table:table-cell office:value-type="float" office:value="3038.5" calcext:value-type="float">
            <text:p>3 038,50</text:p>
          </table:table-cell>
          <table:table-cell office:value-type="float" office:value="121" calcext:value-type="float">
            <text:p>121</text:p>
          </table:table-cell>
          <table:table-cell table:formula="of:=90*[.E1496]" office:value-type="float" office:value="10890" calcext:value-type="float">
            <text:p>10890</text:p>
          </table:table-cell>
          <table:table-cell table:formula="of:=[.C1496]/294" office:value-type="float" office:value="4.81122448979592" calcext:value-type="float">
            <text:p>4,81122448979592</text:p>
          </table:table-cell>
          <table:table-cell table:formula="of:=[.D1496]/294" office:value-type="float" office:value="10.3350340136054" calcext:value-type="float">
            <text:p>10,3350340136054</text:p>
          </table:table-cell>
          <table:table-cell/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500.5" calcext:value-type="float">
            <text:p>1 500,50</text:p>
          </table:table-cell>
          <table:table-cell office:value-type="float" office:value="2924.5" calcext:value-type="float">
            <text:p>2 924,50</text:p>
          </table:table-cell>
          <table:table-cell office:value-type="float" office:value="121" calcext:value-type="float">
            <text:p>121</text:p>
          </table:table-cell>
          <table:table-cell table:formula="of:=90*[.E1497]" office:value-type="float" office:value="10890" calcext:value-type="float">
            <text:p>10890</text:p>
          </table:table-cell>
          <table:table-cell table:formula="of:=[.C1497]/294" office:value-type="float" office:value="5.10374149659864" calcext:value-type="float">
            <text:p>5,10374149659864</text:p>
          </table:table-cell>
          <table:table-cell table:formula="of:=[.D1497]/294" office:value-type="float" office:value="9.94727891156463" calcext:value-type="float">
            <text:p>9,94727891156463</text:p>
          </table:table-cell>
          <table:table-cell/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500.5" calcext:value-type="float">
            <text:p>1 500,50</text:p>
          </table:table-cell>
          <table:table-cell office:value-type="float" office:value="2924.5" calcext:value-type="float">
            <text:p>2 924,50</text:p>
          </table:table-cell>
          <table:table-cell office:value-type="float" office:value="121" calcext:value-type="float">
            <text:p>121</text:p>
          </table:table-cell>
          <table:table-cell table:formula="of:=90*[.E1498]" office:value-type="float" office:value="10890" calcext:value-type="float">
            <text:p>10890</text:p>
          </table:table-cell>
          <table:table-cell table:formula="of:=[.C1498]/294" office:value-type="float" office:value="5.10374149659864" calcext:value-type="float">
            <text:p>5,10374149659864</text:p>
          </table:table-cell>
          <table:table-cell table:formula="of:=[.D1498]/294" office:value-type="float" office:value="9.94727891156463" calcext:value-type="float">
            <text:p>9,94727891156463</text:p>
          </table:table-cell>
          <table:table-cell/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500.5" calcext:value-type="float">
            <text:p>1 500,50</text:p>
          </table:table-cell>
          <table:table-cell office:value-type="float" office:value="2924.5" calcext:value-type="float">
            <text:p>2 924,50</text:p>
          </table:table-cell>
          <table:table-cell office:value-type="float" office:value="121" calcext:value-type="float">
            <text:p>121</text:p>
          </table:table-cell>
          <table:table-cell table:formula="of:=90*[.E1499]" office:value-type="float" office:value="10890" calcext:value-type="float">
            <text:p>10890</text:p>
          </table:table-cell>
          <table:table-cell table:formula="of:=[.C1499]/294" office:value-type="float" office:value="5.10374149659864" calcext:value-type="float">
            <text:p>5,10374149659864</text:p>
          </table:table-cell>
          <table:table-cell table:formula="of:=[.D1499]/294" office:value-type="float" office:value="9.94727891156463" calcext:value-type="float">
            <text:p>9,94727891156463</text:p>
          </table:table-cell>
          <table:table-cell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588.5" calcext:value-type="float">
            <text:p>1 588,50</text:p>
          </table:table-cell>
          <table:table-cell office:value-type="float" office:value="2892.5" calcext:value-type="float">
            <text:p>2 892,50</text:p>
          </table:table-cell>
          <table:table-cell office:value-type="float" office:value="121" calcext:value-type="float">
            <text:p>121</text:p>
          </table:table-cell>
          <table:table-cell table:formula="of:=90*[.E1500]" office:value-type="float" office:value="10890" calcext:value-type="float">
            <text:p>10890</text:p>
          </table:table-cell>
          <table:table-cell table:formula="of:=[.C1500]/294" office:value-type="float" office:value="5.4030612244898" calcext:value-type="float">
            <text:p>5,4030612244898</text:p>
          </table:table-cell>
          <table:table-cell table:formula="of:=[.D1500]/294" office:value-type="float" office:value="9.83843537414966" calcext:value-type="float">
            <text:p>9,83843537414966</text:p>
          </table:table-cell>
          <table:table-cell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638.5" calcext:value-type="float">
            <text:p>1 638,50</text:p>
          </table:table-cell>
          <table:table-cell office:value-type="float" office:value="2758.5" calcext:value-type="float">
            <text:p>2 758,50</text:p>
          </table:table-cell>
          <table:table-cell office:value-type="float" office:value="121" calcext:value-type="float">
            <text:p>121</text:p>
          </table:table-cell>
          <table:table-cell table:formula="of:=90*[.E1501]" office:value-type="float" office:value="10890" calcext:value-type="float">
            <text:p>10890</text:p>
          </table:table-cell>
          <table:table-cell table:formula="of:=[.C1501]/294" office:value-type="float" office:value="5.57312925170068" calcext:value-type="float">
            <text:p>5,57312925170068</text:p>
          </table:table-cell>
          <table:table-cell table:formula="of:=[.D1501]/294" office:value-type="float" office:value="9.38265306122449" calcext:value-type="float">
            <text:p>9,38265306122449</text:p>
          </table:table-cell>
          <table:table-cell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672.5" calcext:value-type="float">
            <text:p>1 672,50</text:p>
          </table:table-cell>
          <table:table-cell office:value-type="float" office:value="2818.5" calcext:value-type="float">
            <text:p>2 818,50</text:p>
          </table:table-cell>
          <table:table-cell office:value-type="float" office:value="121" calcext:value-type="float">
            <text:p>121</text:p>
          </table:table-cell>
          <table:table-cell table:formula="of:=90*[.E1502]" office:value-type="float" office:value="10890" calcext:value-type="float">
            <text:p>10890</text:p>
          </table:table-cell>
          <table:table-cell table:formula="of:=[.C1502]/294" office:value-type="float" office:value="5.68877551020408" calcext:value-type="float">
            <text:p>5,68877551020408</text:p>
          </table:table-cell>
          <table:table-cell table:formula="of:=[.D1502]/294" office:value-type="float" office:value="9.58673469387755" calcext:value-type="float">
            <text:p>9,58673469387755</text:p>
          </table:table-cell>
          <table:table-cell/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696.5" calcext:value-type="float">
            <text:p>1 696,50</text:p>
          </table:table-cell>
          <table:table-cell office:value-type="float" office:value="2752.5" calcext:value-type="float">
            <text:p>2 752,50</text:p>
          </table:table-cell>
          <table:table-cell office:value-type="float" office:value="121" calcext:value-type="float">
            <text:p>121</text:p>
          </table:table-cell>
          <table:table-cell table:formula="of:=90*[.E1503]" office:value-type="float" office:value="10890" calcext:value-type="float">
            <text:p>10890</text:p>
          </table:table-cell>
          <table:table-cell table:formula="of:=[.C1503]/294" office:value-type="float" office:value="5.77040816326531" calcext:value-type="float">
            <text:p>5,77040816326531</text:p>
          </table:table-cell>
          <table:table-cell table:formula="of:=[.D1503]/294" office:value-type="float" office:value="9.36224489795918" calcext:value-type="float">
            <text:p>9,36224489795918</text:p>
          </table:table-cell>
          <table:table-cell/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772.5" calcext:value-type="float">
            <text:p>1 772,50</text:p>
          </table:table-cell>
          <table:table-cell office:value-type="float" office:value="2780.5" calcext:value-type="float">
            <text:p>2 780,50</text:p>
          </table:table-cell>
          <table:table-cell office:value-type="float" office:value="121" calcext:value-type="float">
            <text:p>121</text:p>
          </table:table-cell>
          <table:table-cell table:formula="of:=90*[.E1504]" office:value-type="float" office:value="10890" calcext:value-type="float">
            <text:p>10890</text:p>
          </table:table-cell>
          <table:table-cell table:formula="of:=[.C1504]/294" office:value-type="float" office:value="6.02891156462585" calcext:value-type="float">
            <text:p>6,02891156462585</text:p>
          </table:table-cell>
          <table:table-cell table:formula="of:=[.D1504]/294" office:value-type="float" office:value="9.45748299319728" calcext:value-type="float">
            <text:p>9,45748299319728</text:p>
          </table:table-cell>
          <table:table-cell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728.5" calcext:value-type="float">
            <text:p>1 728,50</text:p>
          </table:table-cell>
          <table:table-cell office:value-type="float" office:value="2852.5" calcext:value-type="float">
            <text:p>2 852,50</text:p>
          </table:table-cell>
          <table:table-cell office:value-type="float" office:value="121" calcext:value-type="float">
            <text:p>121</text:p>
          </table:table-cell>
          <table:table-cell table:formula="of:=90*[.E1505]" office:value-type="float" office:value="10890" calcext:value-type="float">
            <text:p>10890</text:p>
          </table:table-cell>
          <table:table-cell table:formula="of:=[.C1505]/294" office:value-type="float" office:value="5.87925170068027" calcext:value-type="float">
            <text:p>5,87925170068027</text:p>
          </table:table-cell>
          <table:table-cell table:formula="of:=[.D1505]/294" office:value-type="float" office:value="9.70238095238095" calcext:value-type="float">
            <text:p>9,70238095238095</text:p>
          </table:table-cell>
          <table:table-cell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760.5" calcext:value-type="float">
            <text:p>1 760,50</text:p>
          </table:table-cell>
          <table:table-cell office:value-type="float" office:value="2938.5" calcext:value-type="float">
            <text:p>2 938,50</text:p>
          </table:table-cell>
          <table:table-cell office:value-type="float" office:value="121" calcext:value-type="float">
            <text:p>121</text:p>
          </table:table-cell>
          <table:table-cell table:formula="of:=90*[.E1506]" office:value-type="float" office:value="10890" calcext:value-type="float">
            <text:p>10890</text:p>
          </table:table-cell>
          <table:table-cell table:formula="of:=[.C1506]/294" office:value-type="float" office:value="5.98809523809524" calcext:value-type="float">
            <text:p>5,98809523809524</text:p>
          </table:table-cell>
          <table:table-cell table:formula="of:=[.D1506]/294" office:value-type="float" office:value="9.99489795918367" calcext:value-type="float">
            <text:p>9,99489795918367</text:p>
          </table:table-cell>
          <table:table-cell/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712.5" calcext:value-type="float">
            <text:p>1 712,50</text:p>
          </table:table-cell>
          <table:table-cell office:value-type="float" office:value="2978.5" calcext:value-type="float">
            <text:p>2 978,50</text:p>
          </table:table-cell>
          <table:table-cell office:value-type="float" office:value="121" calcext:value-type="float">
            <text:p>121</text:p>
          </table:table-cell>
          <table:table-cell table:formula="of:=90*[.E1507]" office:value-type="float" office:value="10890" calcext:value-type="float">
            <text:p>10890</text:p>
          </table:table-cell>
          <table:table-cell table:formula="of:=[.C1507]/294" office:value-type="float" office:value="5.82482993197279" calcext:value-type="float">
            <text:p>5,82482993197279</text:p>
          </table:table-cell>
          <table:table-cell table:formula="of:=[.D1507]/294" office:value-type="float" office:value="10.1309523809524" calcext:value-type="float">
            <text:p>10,1309523809524</text:p>
          </table:table-cell>
          <table:table-cell/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686.5" calcext:value-type="float">
            <text:p>1 686,50</text:p>
          </table:table-cell>
          <table:table-cell office:value-type="float" office:value="3056.5" calcext:value-type="float">
            <text:p>3 056,50</text:p>
          </table:table-cell>
          <table:table-cell office:value-type="float" office:value="121" calcext:value-type="float">
            <text:p>121</text:p>
          </table:table-cell>
          <table:table-cell table:formula="of:=90*[.E1508]" office:value-type="float" office:value="10890" calcext:value-type="float">
            <text:p>10890</text:p>
          </table:table-cell>
          <table:table-cell table:formula="of:=[.C1508]/294" office:value-type="float" office:value="5.73639455782313" calcext:value-type="float">
            <text:p>5,73639455782313</text:p>
          </table:table-cell>
          <table:table-cell table:formula="of:=[.D1508]/294" office:value-type="float" office:value="10.3962585034014" calcext:value-type="float">
            <text:p>10,3962585034014</text:p>
          </table:table-cell>
          <table:table-cell/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688.5" calcext:value-type="float">
            <text:p>1 688,50</text:p>
          </table:table-cell>
          <table:table-cell office:value-type="float" office:value="3156.5" calcext:value-type="float">
            <text:p>3 156,50</text:p>
          </table:table-cell>
          <table:table-cell office:value-type="float" office:value="121" calcext:value-type="float">
            <text:p>121</text:p>
          </table:table-cell>
          <table:table-cell table:formula="of:=90*[.E1509]" office:value-type="float" office:value="10890" calcext:value-type="float">
            <text:p>10890</text:p>
          </table:table-cell>
          <table:table-cell table:formula="of:=[.C1509]/294" office:value-type="float" office:value="5.74319727891156" calcext:value-type="float">
            <text:p>5,74319727891156</text:p>
          </table:table-cell>
          <table:table-cell table:formula="of:=[.D1509]/294" office:value-type="float" office:value="10.7363945578231" calcext:value-type="float">
            <text:p>10,7363945578231</text:p>
          </table:table-cell>
          <table:table-cell/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680.5" calcext:value-type="float">
            <text:p>1 680,50</text:p>
          </table:table-cell>
          <table:table-cell office:value-type="float" office:value="3250.5" calcext:value-type="float">
            <text:p>3 250,50</text:p>
          </table:table-cell>
          <table:table-cell office:value-type="float" office:value="121" calcext:value-type="float">
            <text:p>121</text:p>
          </table:table-cell>
          <table:table-cell table:formula="of:=90*[.E1510]" office:value-type="float" office:value="10890" calcext:value-type="float">
            <text:p>10890</text:p>
          </table:table-cell>
          <table:table-cell table:formula="of:=[.C1510]/294" office:value-type="float" office:value="5.71598639455782" calcext:value-type="float">
            <text:p>5,71598639455782</text:p>
          </table:table-cell>
          <table:table-cell table:formula="of:=[.D1510]/294" office:value-type="float" office:value="11.0561224489796" calcext:value-type="float">
            <text:p>11,0561224489796</text:p>
          </table:table-cell>
          <table:table-cell/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680.5" calcext:value-type="float">
            <text:p>1 680,50</text:p>
          </table:table-cell>
          <table:table-cell office:value-type="float" office:value="3308.5" calcext:value-type="float">
            <text:p>3 308,50</text:p>
          </table:table-cell>
          <table:table-cell office:value-type="float" office:value="121" calcext:value-type="float">
            <text:p>121</text:p>
          </table:table-cell>
          <table:table-cell table:formula="of:=90*[.E1511]" office:value-type="float" office:value="10890" calcext:value-type="float">
            <text:p>10890</text:p>
          </table:table-cell>
          <table:table-cell table:formula="of:=[.C1511]/294" office:value-type="float" office:value="5.71598639455782" calcext:value-type="float">
            <text:p>5,71598639455782</text:p>
          </table:table-cell>
          <table:table-cell table:formula="of:=[.D1511]/294" office:value-type="float" office:value="11.2534013605442" calcext:value-type="float">
            <text:p>11,2534013605442</text:p>
          </table:table-cell>
          <table:table-cell/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324.5" calcext:value-type="float">
            <text:p>1 324,50</text:p>
          </table:table-cell>
          <table:table-cell office:value-type="float" office:value="2668.5" calcext:value-type="float">
            <text:p>2 668,50</text:p>
          </table:table-cell>
          <table:table-cell office:value-type="float" office:value="125" calcext:value-type="float">
            <text:p>125</text:p>
          </table:table-cell>
          <table:table-cell table:formula="of:=90*[.E1512]" office:value-type="float" office:value="11250" calcext:value-type="float">
            <text:p>11250</text:p>
          </table:table-cell>
          <table:table-cell table:formula="of:=[.C1512]/294" office:value-type="float" office:value="4.50510204081633" calcext:value-type="float">
            <text:p>4,50510204081633</text:p>
          </table:table-cell>
          <table:table-cell table:formula="of:=[.D1512]/294" office:value-type="float" office:value="9.0765306122449" calcext:value-type="float">
            <text:p>9,0765306122449</text:p>
          </table:table-cell>
          <table:table-cell/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302.5" calcext:value-type="float">
            <text:p>1 302,50</text:p>
          </table:table-cell>
          <table:table-cell office:value-type="float" office:value="2710.5" calcext:value-type="float">
            <text:p>2 710,50</text:p>
          </table:table-cell>
          <table:table-cell office:value-type="float" office:value="125" calcext:value-type="float">
            <text:p>125</text:p>
          </table:table-cell>
          <table:table-cell table:formula="of:=90*[.E1513]" office:value-type="float" office:value="11250" calcext:value-type="float">
            <text:p>11250</text:p>
          </table:table-cell>
          <table:table-cell table:formula="of:=[.C1513]/294" office:value-type="float" office:value="4.43027210884354" calcext:value-type="float">
            <text:p>4,43027210884354</text:p>
          </table:table-cell>
          <table:table-cell table:formula="of:=[.D1513]/294" office:value-type="float" office:value="9.21938775510204" calcext:value-type="float">
            <text:p>9,21938775510204</text:p>
          </table:table-cell>
          <table:table-cell/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1266.5" calcext:value-type="float">
            <text:p>1 266,50</text:p>
          </table:table-cell>
          <table:table-cell office:value-type="float" office:value="2738.5" calcext:value-type="float">
            <text:p>2 738,50</text:p>
          </table:table-cell>
          <table:table-cell office:value-type="float" office:value="125" calcext:value-type="float">
            <text:p>125</text:p>
          </table:table-cell>
          <table:table-cell table:formula="of:=90*[.E1514]" office:value-type="float" office:value="11250" calcext:value-type="float">
            <text:p>11250</text:p>
          </table:table-cell>
          <table:table-cell table:formula="of:=[.C1514]/294" office:value-type="float" office:value="4.3078231292517" calcext:value-type="float">
            <text:p>4,3078231292517</text:p>
          </table:table-cell>
          <table:table-cell table:formula="of:=[.D1514]/294" office:value-type="float" office:value="9.31462585034014" calcext:value-type="float">
            <text:p>9,31462585034014</text:p>
          </table:table-cell>
          <table:table-cell/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1276.5" calcext:value-type="float">
            <text:p>1 276,50</text:p>
          </table:table-cell>
          <table:table-cell office:value-type="float" office:value="2818.5" calcext:value-type="float">
            <text:p>2 818,50</text:p>
          </table:table-cell>
          <table:table-cell office:value-type="float" office:value="125" calcext:value-type="float">
            <text:p>125</text:p>
          </table:table-cell>
          <table:table-cell table:formula="of:=90*[.E1515]" office:value-type="float" office:value="11250" calcext:value-type="float">
            <text:p>11250</text:p>
          </table:table-cell>
          <table:table-cell table:formula="of:=[.C1515]/294" office:value-type="float" office:value="4.34183673469388" calcext:value-type="float">
            <text:p>4,34183673469388</text:p>
          </table:table-cell>
          <table:table-cell table:formula="of:=[.D1515]/294" office:value-type="float" office:value="9.58673469387755" calcext:value-type="float">
            <text:p>9,58673469387755</text:p>
          </table:table-cell>
          <table:table-cell/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266.5" calcext:value-type="float">
            <text:p>1 266,50</text:p>
          </table:table-cell>
          <table:table-cell office:value-type="float" office:value="2862.5" calcext:value-type="float">
            <text:p>2 862,50</text:p>
          </table:table-cell>
          <table:table-cell office:value-type="float" office:value="125" calcext:value-type="float">
            <text:p>125</text:p>
          </table:table-cell>
          <table:table-cell table:formula="of:=90*[.E1516]" office:value-type="float" office:value="11250" calcext:value-type="float">
            <text:p>11250</text:p>
          </table:table-cell>
          <table:table-cell table:formula="of:=[.C1516]/294" office:value-type="float" office:value="4.3078231292517" calcext:value-type="float">
            <text:p>4,3078231292517</text:p>
          </table:table-cell>
          <table:table-cell table:formula="of:=[.D1516]/294" office:value-type="float" office:value="9.73639455782313" calcext:value-type="float">
            <text:p>9,73639455782313</text:p>
          </table:table-cell>
          <table:table-cell/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1324.5" calcext:value-type="float">
            <text:p>1 324,50</text:p>
          </table:table-cell>
          <table:table-cell office:value-type="float" office:value="2906.5" calcext:value-type="float">
            <text:p>2 906,50</text:p>
          </table:table-cell>
          <table:table-cell office:value-type="float" office:value="125" calcext:value-type="float">
            <text:p>125</text:p>
          </table:table-cell>
          <table:table-cell table:formula="of:=90*[.E1517]" office:value-type="float" office:value="11250" calcext:value-type="float">
            <text:p>11250</text:p>
          </table:table-cell>
          <table:table-cell table:formula="of:=[.C1517]/294" office:value-type="float" office:value="4.50510204081633" calcext:value-type="float">
            <text:p>4,50510204081633</text:p>
          </table:table-cell>
          <table:table-cell table:formula="of:=[.D1517]/294" office:value-type="float" office:value="9.88605442176871" calcext:value-type="float">
            <text:p>9,88605442176871</text:p>
          </table:table-cell>
          <table:table-cell/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252.5" calcext:value-type="float">
            <text:p>1 252,50</text:p>
          </table:table-cell>
          <table:table-cell office:value-type="float" office:value="2934.5" calcext:value-type="float">
            <text:p>2 934,50</text:p>
          </table:table-cell>
          <table:table-cell office:value-type="float" office:value="125" calcext:value-type="float">
            <text:p>125</text:p>
          </table:table-cell>
          <table:table-cell table:formula="of:=90*[.E1518]" office:value-type="float" office:value="11250" calcext:value-type="float">
            <text:p>11250</text:p>
          </table:table-cell>
          <table:table-cell table:formula="of:=[.C1518]/294" office:value-type="float" office:value="4.26020408163265" calcext:value-type="float">
            <text:p>4,26020408163265</text:p>
          </table:table-cell>
          <table:table-cell table:formula="of:=[.D1518]/294" office:value-type="float" office:value="9.9812925170068" calcext:value-type="float">
            <text:p>9,9812925170068</text:p>
          </table:table-cell>
          <table:table-cell/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230.5" calcext:value-type="float">
            <text:p>1 230,50</text:p>
          </table:table-cell>
          <table:table-cell office:value-type="float" office:value="3026.5" calcext:value-type="float">
            <text:p>3 026,50</text:p>
          </table:table-cell>
          <table:table-cell office:value-type="float" office:value="125" calcext:value-type="float">
            <text:p>125</text:p>
          </table:table-cell>
          <table:table-cell table:formula="of:=90*[.E1519]" office:value-type="float" office:value="11250" calcext:value-type="float">
            <text:p>11250</text:p>
          </table:table-cell>
          <table:table-cell table:formula="of:=[.C1519]/294" office:value-type="float" office:value="4.18537414965986" calcext:value-type="float">
            <text:p>4,18537414965986</text:p>
          </table:table-cell>
          <table:table-cell table:formula="of:=[.D1519]/294" office:value-type="float" office:value="10.2942176870748" calcext:value-type="float">
            <text:p>10,2942176870748</text:p>
          </table:table-cell>
          <table:table-cell/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1202.5" calcext:value-type="float">
            <text:p>1 202,50</text:p>
          </table:table-cell>
          <table:table-cell office:value-type="float" office:value="3100.5" calcext:value-type="float">
            <text:p>3 100,50</text:p>
          </table:table-cell>
          <table:table-cell office:value-type="float" office:value="125" calcext:value-type="float">
            <text:p>125</text:p>
          </table:table-cell>
          <table:table-cell table:formula="of:=90*[.E1520]" office:value-type="float" office:value="11250" calcext:value-type="float">
            <text:p>11250</text:p>
          </table:table-cell>
          <table:table-cell table:formula="of:=[.C1520]/294" office:value-type="float" office:value="4.09013605442177" calcext:value-type="float">
            <text:p>4,09013605442177</text:p>
          </table:table-cell>
          <table:table-cell table:formula="of:=[.D1520]/294" office:value-type="float" office:value="10.5459183673469" calcext:value-type="float">
            <text:p>10,5459183673469</text:p>
          </table:table-cell>
          <table:table-cell/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1224.5" calcext:value-type="float">
            <text:p>1 224,50</text:p>
          </table:table-cell>
          <table:table-cell office:value-type="float" office:value="3176.5" calcext:value-type="float">
            <text:p>3 176,50</text:p>
          </table:table-cell>
          <table:table-cell office:value-type="float" office:value="125" calcext:value-type="float">
            <text:p>125</text:p>
          </table:table-cell>
          <table:table-cell table:formula="of:=90*[.E1521]" office:value-type="float" office:value="11250" calcext:value-type="float">
            <text:p>11250</text:p>
          </table:table-cell>
          <table:table-cell table:formula="of:=[.C1521]/294" office:value-type="float" office:value="4.16496598639456" calcext:value-type="float">
            <text:p>4,16496598639456</text:p>
          </table:table-cell>
          <table:table-cell table:formula="of:=[.D1521]/294" office:value-type="float" office:value="10.8044217687075" calcext:value-type="float">
            <text:p>10,8044217687075</text:p>
          </table:table-cell>
          <table:table-cell/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float" office:value="1278.5" calcext:value-type="float">
            <text:p>1 278,50</text:p>
          </table:table-cell>
          <table:table-cell office:value-type="float" office:value="3250.5" calcext:value-type="float">
            <text:p>3 250,50</text:p>
          </table:table-cell>
          <table:table-cell office:value-type="float" office:value="125" calcext:value-type="float">
            <text:p>125</text:p>
          </table:table-cell>
          <table:table-cell table:formula="of:=90*[.E1522]" office:value-type="float" office:value="11250" calcext:value-type="float">
            <text:p>11250</text:p>
          </table:table-cell>
          <table:table-cell table:formula="of:=[.C1522]/294" office:value-type="float" office:value="4.34863945578231" calcext:value-type="float">
            <text:p>4,34863945578231</text:p>
          </table:table-cell>
          <table:table-cell table:formula="of:=[.D1522]/294" office:value-type="float" office:value="11.0561224489796" calcext:value-type="float">
            <text:p>11,0561224489796</text:p>
          </table:table-cell>
          <table:table-cell/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float" office:value="1332.5" calcext:value-type="float">
            <text:p>1 332,50</text:p>
          </table:table-cell>
          <table:table-cell office:value-type="float" office:value="3048.5" calcext:value-type="float">
            <text:p>3 048,50</text:p>
          </table:table-cell>
          <table:table-cell office:value-type="float" office:value="125" calcext:value-type="float">
            <text:p>125</text:p>
          </table:table-cell>
          <table:table-cell table:formula="of:=90*[.E1523]" office:value-type="float" office:value="11250" calcext:value-type="float">
            <text:p>11250</text:p>
          </table:table-cell>
          <table:table-cell table:formula="of:=[.C1523]/294" office:value-type="float" office:value="4.53231292517007" calcext:value-type="float">
            <text:p>4,53231292517007</text:p>
          </table:table-cell>
          <table:table-cell table:formula="of:=[.D1523]/294" office:value-type="float" office:value="10.3690476190476" calcext:value-type="float">
            <text:p>10,3690476190476</text:p>
          </table:table-cell>
          <table:table-cell/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396.5" calcext:value-type="float">
            <text:p>1 396,50</text:p>
          </table:table-cell>
          <table:table-cell office:value-type="float" office:value="3056.5" calcext:value-type="float">
            <text:p>3 056,50</text:p>
          </table:table-cell>
          <table:table-cell office:value-type="float" office:value="125" calcext:value-type="float">
            <text:p>125</text:p>
          </table:table-cell>
          <table:table-cell table:formula="of:=90*[.E1524]" office:value-type="float" office:value="11250" calcext:value-type="float">
            <text:p>11250</text:p>
          </table:table-cell>
          <table:table-cell table:formula="of:=[.C1524]/294" office:value-type="float" office:value="4.75" calcext:value-type="float">
            <text:p>4,75</text:p>
          </table:table-cell>
          <table:table-cell table:formula="of:=[.D1524]/294" office:value-type="float" office:value="10.3962585034014" calcext:value-type="float">
            <text:p>10,3962585034014</text:p>
          </table:table-cell>
          <table:table-cell/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460.5" calcext:value-type="float">
            <text:p>1 460,50</text:p>
          </table:table-cell>
          <table:table-cell office:value-type="float" office:value="2986.5" calcext:value-type="float">
            <text:p>2 986,50</text:p>
          </table:table-cell>
          <table:table-cell office:value-type="float" office:value="125" calcext:value-type="float">
            <text:p>125</text:p>
          </table:table-cell>
          <table:table-cell table:formula="of:=90*[.E1525]" office:value-type="float" office:value="11250" calcext:value-type="float">
            <text:p>11250</text:p>
          </table:table-cell>
          <table:table-cell table:formula="of:=[.C1525]/294" office:value-type="float" office:value="4.96768707482993" calcext:value-type="float">
            <text:p>4,96768707482993</text:p>
          </table:table-cell>
          <table:table-cell table:formula="of:=[.D1525]/294" office:value-type="float" office:value="10.1581632653061" calcext:value-type="float">
            <text:p>10,1581632653061</text:p>
          </table:table-cell>
          <table:table-cell/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518.5" calcext:value-type="float">
            <text:p>1 518,50</text:p>
          </table:table-cell>
          <table:table-cell office:value-type="float" office:value="2898.5" calcext:value-type="float">
            <text:p>2 898,50</text:p>
          </table:table-cell>
          <table:table-cell office:value-type="float" office:value="125" calcext:value-type="float">
            <text:p>125</text:p>
          </table:table-cell>
          <table:table-cell table:formula="of:=90*[.E1526]" office:value-type="float" office:value="11250" calcext:value-type="float">
            <text:p>11250</text:p>
          </table:table-cell>
          <table:table-cell table:formula="of:=[.C1526]/294" office:value-type="float" office:value="5.16496598639456" calcext:value-type="float">
            <text:p>5,16496598639456</text:p>
          </table:table-cell>
          <table:table-cell table:formula="of:=[.D1526]/294" office:value-type="float" office:value="9.85884353741497" calcext:value-type="float">
            <text:p>9,85884353741497</text:p>
          </table:table-cell>
          <table:table-cell/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1590.5" calcext:value-type="float">
            <text:p>1 590,50</text:p>
          </table:table-cell>
          <table:table-cell office:value-type="float" office:value="2874.5" calcext:value-type="float">
            <text:p>2 874,50</text:p>
          </table:table-cell>
          <table:table-cell office:value-type="float" office:value="125" calcext:value-type="float">
            <text:p>125</text:p>
          </table:table-cell>
          <table:table-cell table:formula="of:=90*[.E1527]" office:value-type="float" office:value="11250" calcext:value-type="float">
            <text:p>11250</text:p>
          </table:table-cell>
          <table:table-cell table:formula="of:=[.C1527]/294" office:value-type="float" office:value="5.40986394557823" calcext:value-type="float">
            <text:p>5,40986394557823</text:p>
          </table:table-cell>
          <table:table-cell table:formula="of:=[.D1527]/294" office:value-type="float" office:value="9.77721088435374" calcext:value-type="float">
            <text:p>9,77721088435374</text:p>
          </table:table-cell>
          <table:table-cell/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640.5" calcext:value-type="float">
            <text:p>1 640,50</text:p>
          </table:table-cell>
          <table:table-cell office:value-type="float" office:value="2856.5" calcext:value-type="float">
            <text:p>2 856,50</text:p>
          </table:table-cell>
          <table:table-cell office:value-type="float" office:value="125" calcext:value-type="float">
            <text:p>125</text:p>
          </table:table-cell>
          <table:table-cell table:formula="of:=90*[.E1528]" office:value-type="float" office:value="11250" calcext:value-type="float">
            <text:p>11250</text:p>
          </table:table-cell>
          <table:table-cell table:formula="of:=[.C1528]/294" office:value-type="float" office:value="5.57993197278912" calcext:value-type="float">
            <text:p>5,57993197278912</text:p>
          </table:table-cell>
          <table:table-cell table:formula="of:=[.D1528]/294" office:value-type="float" office:value="9.71598639455782" calcext:value-type="float">
            <text:p>9,71598639455782</text:p>
          </table:table-cell>
          <table:table-cell/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office:value-type="float" office:value="1640.5" calcext:value-type="float">
            <text:p>1 640,50</text:p>
          </table:table-cell>
          <table:table-cell office:value-type="float" office:value="2754.5" calcext:value-type="float">
            <text:p>2 754,50</text:p>
          </table:table-cell>
          <table:table-cell office:value-type="float" office:value="125" calcext:value-type="float">
            <text:p>125</text:p>
          </table:table-cell>
          <table:table-cell table:formula="of:=90*[.E1529]" office:value-type="float" office:value="11250" calcext:value-type="float">
            <text:p>11250</text:p>
          </table:table-cell>
          <table:table-cell table:formula="of:=[.C1529]/294" office:value-type="float" office:value="5.57993197278912" calcext:value-type="float">
            <text:p>5,57993197278912</text:p>
          </table:table-cell>
          <table:table-cell table:formula="of:=[.D1529]/294" office:value-type="float" office:value="9.36904761904762" calcext:value-type="float">
            <text:p>9,36904761904762</text:p>
          </table:table-cell>
          <table:table-cell/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float" office:value="1680.5" calcext:value-type="float">
            <text:p>1 680,50</text:p>
          </table:table-cell>
          <table:table-cell office:value-type="float" office:value="2766.5" calcext:value-type="float">
            <text:p>2 766,50</text:p>
          </table:table-cell>
          <table:table-cell office:value-type="float" office:value="125" calcext:value-type="float">
            <text:p>125</text:p>
          </table:table-cell>
          <table:table-cell table:formula="of:=90*[.E1530]" office:value-type="float" office:value="11250" calcext:value-type="float">
            <text:p>11250</text:p>
          </table:table-cell>
          <table:table-cell table:formula="of:=[.C1530]/294" office:value-type="float" office:value="5.71598639455782" calcext:value-type="float">
            <text:p>5,71598639455782</text:p>
          </table:table-cell>
          <table:table-cell table:formula="of:=[.D1530]/294" office:value-type="float" office:value="9.40986394557823" calcext:value-type="float">
            <text:p>9,40986394557823</text:p>
          </table:table-cell>
          <table:table-cell/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float" office:value="1732.5" calcext:value-type="float">
            <text:p>1 732,50</text:p>
          </table:table-cell>
          <table:table-cell office:value-type="float" office:value="2760.5" calcext:value-type="float">
            <text:p>2 760,50</text:p>
          </table:table-cell>
          <table:table-cell office:value-type="float" office:value="125" calcext:value-type="float">
            <text:p>125</text:p>
          </table:table-cell>
          <table:table-cell table:formula="of:=90*[.E1531]" office:value-type="float" office:value="11250" calcext:value-type="float">
            <text:p>11250</text:p>
          </table:table-cell>
          <table:table-cell table:formula="of:=[.C1531]/294" office:value-type="float" office:value="5.89285714285714" calcext:value-type="float">
            <text:p>5,89285714285714</text:p>
          </table:table-cell>
          <table:table-cell table:formula="of:=[.D1531]/294" office:value-type="float" office:value="9.38945578231293" calcext:value-type="float">
            <text:p>9,38945578231293</text:p>
          </table:table-cell>
          <table:table-cell/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 office:value-type="float" office:value="1768.5" calcext:value-type="float">
            <text:p>1 768,50</text:p>
          </table:table-cell>
          <table:table-cell office:value-type="float" office:value="2798.5" calcext:value-type="float">
            <text:p>2 798,50</text:p>
          </table:table-cell>
          <table:table-cell office:value-type="float" office:value="125" calcext:value-type="float">
            <text:p>125</text:p>
          </table:table-cell>
          <table:table-cell table:formula="of:=90*[.E1532]" office:value-type="float" office:value="11250" calcext:value-type="float">
            <text:p>11250</text:p>
          </table:table-cell>
          <table:table-cell table:formula="of:=[.C1532]/294" office:value-type="float" office:value="6.01530612244898" calcext:value-type="float">
            <text:p>6,01530612244898</text:p>
          </table:table-cell>
          <table:table-cell table:formula="of:=[.D1532]/294" office:value-type="float" office:value="9.5187074829932" calcext:value-type="float">
            <text:p>9,5187074829932</text:p>
          </table:table-cell>
          <table:table-cell/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float" office:value="1748.5" calcext:value-type="float">
            <text:p>1 748,50</text:p>
          </table:table-cell>
          <table:table-cell office:value-type="float" office:value="2880.5" calcext:value-type="float">
            <text:p>2 880,50</text:p>
          </table:table-cell>
          <table:table-cell office:value-type="float" office:value="125" calcext:value-type="float">
            <text:p>125</text:p>
          </table:table-cell>
          <table:table-cell table:formula="of:=90*[.E1533]" office:value-type="float" office:value="11250" calcext:value-type="float">
            <text:p>11250</text:p>
          </table:table-cell>
          <table:table-cell table:formula="of:=[.C1533]/294" office:value-type="float" office:value="5.94727891156463" calcext:value-type="float">
            <text:p>5,94727891156463</text:p>
          </table:table-cell>
          <table:table-cell table:formula="of:=[.D1533]/294" office:value-type="float" office:value="9.79761904761905" calcext:value-type="float">
            <text:p>9,79761904761905</text:p>
          </table:table-cell>
          <table:table-cell/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1760.5" calcext:value-type="float">
            <text:p>1 760,50</text:p>
          </table:table-cell>
          <table:table-cell office:value-type="float" office:value="2940.5" calcext:value-type="float">
            <text:p>2 940,50</text:p>
          </table:table-cell>
          <table:table-cell office:value-type="float" office:value="125" calcext:value-type="float">
            <text:p>125</text:p>
          </table:table-cell>
          <table:table-cell table:formula="of:=90*[.E1534]" office:value-type="float" office:value="11250" calcext:value-type="float">
            <text:p>11250</text:p>
          </table:table-cell>
          <table:table-cell table:formula="of:=[.C1534]/294" office:value-type="float" office:value="5.98809523809524" calcext:value-type="float">
            <text:p>5,98809523809524</text:p>
          </table:table-cell>
          <table:table-cell table:formula="of:=[.D1534]/294" office:value-type="float" office:value="10.0017006802721" calcext:value-type="float">
            <text:p>10,0017006802721</text:p>
          </table:table-cell>
          <table:table-cell/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1708.5" calcext:value-type="float">
            <text:p>1 708,50</text:p>
          </table:table-cell>
          <table:table-cell office:value-type="float" office:value="3008.5" calcext:value-type="float">
            <text:p>3 008,50</text:p>
          </table:table-cell>
          <table:table-cell office:value-type="float" office:value="125" calcext:value-type="float">
            <text:p>125</text:p>
          </table:table-cell>
          <table:table-cell table:formula="of:=90*[.E1535]" office:value-type="float" office:value="11250" calcext:value-type="float">
            <text:p>11250</text:p>
          </table:table-cell>
          <table:table-cell table:formula="of:=[.C1535]/294" office:value-type="float" office:value="5.81122448979592" calcext:value-type="float">
            <text:p>5,81122448979592</text:p>
          </table:table-cell>
          <table:table-cell table:formula="of:=[.D1535]/294" office:value-type="float" office:value="10.2329931972789" calcext:value-type="float">
            <text:p>10,2329931972789</text:p>
          </table:table-cell>
          <table:table-cell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714.5" calcext:value-type="float">
            <text:p>1 714,50</text:p>
          </table:table-cell>
          <table:table-cell office:value-type="float" office:value="3100.5" calcext:value-type="float">
            <text:p>3 100,50</text:p>
          </table:table-cell>
          <table:table-cell office:value-type="float" office:value="125" calcext:value-type="float">
            <text:p>125</text:p>
          </table:table-cell>
          <table:table-cell table:formula="of:=90*[.E1536]" office:value-type="float" office:value="11250" calcext:value-type="float">
            <text:p>11250</text:p>
          </table:table-cell>
          <table:table-cell table:formula="of:=[.C1536]/294" office:value-type="float" office:value="5.83163265306123" calcext:value-type="float">
            <text:p>5,83163265306123</text:p>
          </table:table-cell>
          <table:table-cell table:formula="of:=[.D1536]/294" office:value-type="float" office:value="10.5459183673469" calcext:value-type="float">
            <text:p>10,5459183673469</text:p>
          </table:table-cell>
          <table:table-cell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1704.5" calcext:value-type="float">
            <text:p>1 704,50</text:p>
          </table:table-cell>
          <table:table-cell office:value-type="float" office:value="3194.5" calcext:value-type="float">
            <text:p>3 194,50</text:p>
          </table:table-cell>
          <table:table-cell office:value-type="float" office:value="125" calcext:value-type="float">
            <text:p>125</text:p>
          </table:table-cell>
          <table:table-cell table:formula="of:=90*[.E1537]" office:value-type="float" office:value="11250" calcext:value-type="float">
            <text:p>11250</text:p>
          </table:table-cell>
          <table:table-cell table:formula="of:=[.C1537]/294" office:value-type="float" office:value="5.79761904761905" calcext:value-type="float">
            <text:p>5,79761904761905</text:p>
          </table:table-cell>
          <table:table-cell table:formula="of:=[.D1537]/294" office:value-type="float" office:value="10.8656462585034" calcext:value-type="float">
            <text:p>10,8656462585034</text:p>
          </table:table-cell>
          <table:table-cell/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office:value-type="float" office:value="1688.5" calcext:value-type="float">
            <text:p>1 688,50</text:p>
          </table:table-cell>
          <table:table-cell office:value-type="float" office:value="3264.5" calcext:value-type="float">
            <text:p>3 264,50</text:p>
          </table:table-cell>
          <table:table-cell office:value-type="float" office:value="125" calcext:value-type="float">
            <text:p>125</text:p>
          </table:table-cell>
          <table:table-cell table:formula="of:=90*[.E1538]" office:value-type="float" office:value="11250" calcext:value-type="float">
            <text:p>11250</text:p>
          </table:table-cell>
          <table:table-cell table:formula="of:=[.C1538]/294" office:value-type="float" office:value="5.74319727891156" calcext:value-type="float">
            <text:p>5,74319727891156</text:p>
          </table:table-cell>
          <table:table-cell table:formula="of:=[.D1538]/294" office:value-type="float" office:value="11.1037414965986" calcext:value-type="float">
            <text:p>11,1037414965986</text:p>
          </table:table-cell>
          <table:table-cell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float" office:value="1320.5" calcext:value-type="float">
            <text:p>1 320,50</text:p>
          </table:table-cell>
          <table:table-cell office:value-type="float" office:value="2658.5" calcext:value-type="float">
            <text:p>2 658,50</text:p>
          </table:table-cell>
          <table:table-cell office:value-type="float" office:value="129" calcext:value-type="float">
            <text:p>129</text:p>
          </table:table-cell>
          <table:table-cell table:formula="of:=90*[.E1539]" office:value-type="float" office:value="11610" calcext:value-type="float">
            <text:p>11610</text:p>
          </table:table-cell>
          <table:table-cell table:formula="of:=[.C1539]/294" office:value-type="float" office:value="4.49149659863946" calcext:value-type="float">
            <text:p>4,49149659863946</text:p>
          </table:table-cell>
          <table:table-cell table:formula="of:=[.D1539]/294" office:value-type="float" office:value="9.04251700680272" calcext:value-type="float">
            <text:p>9,04251700680272</text:p>
          </table:table-cell>
          <table:table-cell/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office:value-type="float" office:value="1302.5" calcext:value-type="float">
            <text:p>1 302,50</text:p>
          </table:table-cell>
          <table:table-cell office:value-type="float" office:value="2692.5" calcext:value-type="float">
            <text:p>2 692,50</text:p>
          </table:table-cell>
          <table:table-cell office:value-type="float" office:value="129" calcext:value-type="float">
            <text:p>129</text:p>
          </table:table-cell>
          <table:table-cell table:formula="of:=90*[.E1540]" office:value-type="float" office:value="11610" calcext:value-type="float">
            <text:p>11610</text:p>
          </table:table-cell>
          <table:table-cell table:formula="of:=[.C1540]/294" office:value-type="float" office:value="4.43027210884354" calcext:value-type="float">
            <text:p>4,43027210884354</text:p>
          </table:table-cell>
          <table:table-cell table:formula="of:=[.D1540]/294" office:value-type="float" office:value="9.15816326530612" calcext:value-type="float">
            <text:p>9,15816326530612</text:p>
          </table:table-cell>
          <table:table-cell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258.5" calcext:value-type="float">
            <text:p>1 258,50</text:p>
          </table:table-cell>
          <table:table-cell office:value-type="float" office:value="2720.5" calcext:value-type="float">
            <text:p>2 720,50</text:p>
          </table:table-cell>
          <table:table-cell office:value-type="float" office:value="129" calcext:value-type="float">
            <text:p>129</text:p>
          </table:table-cell>
          <table:table-cell table:formula="of:=90*[.E1541]" office:value-type="float" office:value="11610" calcext:value-type="float">
            <text:p>11610</text:p>
          </table:table-cell>
          <table:table-cell table:formula="of:=[.C1541]/294" office:value-type="float" office:value="4.28061224489796" calcext:value-type="float">
            <text:p>4,28061224489796</text:p>
          </table:table-cell>
          <table:table-cell table:formula="of:=[.D1541]/294" office:value-type="float" office:value="9.25340136054422" calcext:value-type="float">
            <text:p>9,25340136054422</text:p>
          </table:table-cell>
          <table:table-cell/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office:value-type="float" office:value="1276.5" calcext:value-type="float">
            <text:p>1 276,50</text:p>
          </table:table-cell>
          <table:table-cell office:value-type="float" office:value="2798.5" calcext:value-type="float">
            <text:p>2 798,50</text:p>
          </table:table-cell>
          <table:table-cell office:value-type="float" office:value="129" calcext:value-type="float">
            <text:p>129</text:p>
          </table:table-cell>
          <table:table-cell table:formula="of:=90*[.E1542]" office:value-type="float" office:value="11610" calcext:value-type="float">
            <text:p>11610</text:p>
          </table:table-cell>
          <table:table-cell table:formula="of:=[.C1542]/294" office:value-type="float" office:value="4.34183673469388" calcext:value-type="float">
            <text:p>4,34183673469388</text:p>
          </table:table-cell>
          <table:table-cell table:formula="of:=[.D1542]/294" office:value-type="float" office:value="9.5187074829932" calcext:value-type="float">
            <text:p>9,5187074829932</text:p>
          </table:table-cell>
          <table:table-cell/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float" office:value="1258.5" calcext:value-type="float">
            <text:p>1 258,50</text:p>
          </table:table-cell>
          <table:table-cell office:value-type="float" office:value="2856.5" calcext:value-type="float">
            <text:p>2 856,50</text:p>
          </table:table-cell>
          <table:table-cell office:value-type="float" office:value="129" calcext:value-type="float">
            <text:p>129</text:p>
          </table:table-cell>
          <table:table-cell table:formula="of:=90*[.E1543]" office:value-type="float" office:value="11610" calcext:value-type="float">
            <text:p>11610</text:p>
          </table:table-cell>
          <table:table-cell table:formula="of:=[.C1543]/294" office:value-type="float" office:value="4.28061224489796" calcext:value-type="float">
            <text:p>4,28061224489796</text:p>
          </table:table-cell>
          <table:table-cell table:formula="of:=[.D1543]/294" office:value-type="float" office:value="9.71598639455782" calcext:value-type="float">
            <text:p>9,71598639455782</text:p>
          </table:table-cell>
          <table:table-cell/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 office:value-type="float" office:value="1324.5" calcext:value-type="float">
            <text:p>1 324,50</text:p>
          </table:table-cell>
          <table:table-cell office:value-type="float" office:value="2908.5" calcext:value-type="float">
            <text:p>2 908,50</text:p>
          </table:table-cell>
          <table:table-cell office:value-type="float" office:value="129" calcext:value-type="float">
            <text:p>129</text:p>
          </table:table-cell>
          <table:table-cell table:formula="of:=90*[.E1544]" office:value-type="float" office:value="11610" calcext:value-type="float">
            <text:p>11610</text:p>
          </table:table-cell>
          <table:table-cell table:formula="of:=[.C1544]/294" office:value-type="float" office:value="4.50510204081633" calcext:value-type="float">
            <text:p>4,50510204081633</text:p>
          </table:table-cell>
          <table:table-cell table:formula="of:=[.D1544]/294" office:value-type="float" office:value="9.89285714285714" calcext:value-type="float">
            <text:p>9,89285714285714</text:p>
          </table:table-cell>
          <table:table-cell/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float" office:value="1258.5" calcext:value-type="float">
            <text:p>1 258,50</text:p>
          </table:table-cell>
          <table:table-cell office:value-type="float" office:value="2946.5" calcext:value-type="float">
            <text:p>2 946,50</text:p>
          </table:table-cell>
          <table:table-cell office:value-type="float" office:value="129" calcext:value-type="float">
            <text:p>129</text:p>
          </table:table-cell>
          <table:table-cell table:formula="of:=90*[.E1545]" office:value-type="float" office:value="11610" calcext:value-type="float">
            <text:p>11610</text:p>
          </table:table-cell>
          <table:table-cell table:formula="of:=[.C1545]/294" office:value-type="float" office:value="4.28061224489796" calcext:value-type="float">
            <text:p>4,28061224489796</text:p>
          </table:table-cell>
          <table:table-cell table:formula="of:=[.D1545]/294" office:value-type="float" office:value="10.0221088435374" calcext:value-type="float">
            <text:p>10,0221088435374</text:p>
          </table:table-cell>
          <table:table-cell/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224.5" calcext:value-type="float">
            <text:p>1 224,50</text:p>
          </table:table-cell>
          <table:table-cell office:value-type="float" office:value="3032.5" calcext:value-type="float">
            <text:p>3 032,50</text:p>
          </table:table-cell>
          <table:table-cell office:value-type="float" office:value="129" calcext:value-type="float">
            <text:p>129</text:p>
          </table:table-cell>
          <table:table-cell table:formula="of:=90*[.E1546]" office:value-type="float" office:value="11610" calcext:value-type="float">
            <text:p>11610</text:p>
          </table:table-cell>
          <table:table-cell table:formula="of:=[.C1546]/294" office:value-type="float" office:value="4.16496598639456" calcext:value-type="float">
            <text:p>4,16496598639456</text:p>
          </table:table-cell>
          <table:table-cell table:formula="of:=[.D1546]/294" office:value-type="float" office:value="10.3146258503401" calcext:value-type="float">
            <text:p>10,3146258503401</text:p>
          </table:table-cell>
          <table:table-cell/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office:value-type="float" office:value="1170.5" calcext:value-type="float">
            <text:p>1 170,50</text:p>
          </table:table-cell>
          <table:table-cell office:value-type="float" office:value="3116.5" calcext:value-type="float">
            <text:p>3 116,50</text:p>
          </table:table-cell>
          <table:table-cell office:value-type="float" office:value="129" calcext:value-type="float">
            <text:p>129</text:p>
          </table:table-cell>
          <table:table-cell table:formula="of:=90*[.E1547]" office:value-type="float" office:value="11610" calcext:value-type="float">
            <text:p>11610</text:p>
          </table:table-cell>
          <table:table-cell table:formula="of:=[.C1547]/294" office:value-type="float" office:value="3.9812925170068" calcext:value-type="float">
            <text:p>3,9812925170068</text:p>
          </table:table-cell>
          <table:table-cell table:formula="of:=[.D1547]/294" office:value-type="float" office:value="10.6003401360544" calcext:value-type="float">
            <text:p>10,6003401360544</text:p>
          </table:table-cell>
          <table:table-cell/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office:value-type="float" office:value="1214.5" calcext:value-type="float">
            <text:p>1 214,50</text:p>
          </table:table-cell>
          <table:table-cell office:value-type="float" office:value="3178.5" calcext:value-type="float">
            <text:p>3 178,50</text:p>
          </table:table-cell>
          <table:table-cell office:value-type="float" office:value="129" calcext:value-type="float">
            <text:p>129</text:p>
          </table:table-cell>
          <table:table-cell table:formula="of:=90*[.E1548]" office:value-type="float" office:value="11610" calcext:value-type="float">
            <text:p>11610</text:p>
          </table:table-cell>
          <table:table-cell table:formula="of:=[.C1548]/294" office:value-type="float" office:value="4.13095238095238" calcext:value-type="float">
            <text:p>4,13095238095238</text:p>
          </table:table-cell>
          <table:table-cell table:formula="of:=[.D1548]/294" office:value-type="float" office:value="10.8112244897959" calcext:value-type="float">
            <text:p>10,8112244897959</text:p>
          </table:table-cell>
          <table:table-cell/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office:value-type="float" office:value="1268.5" calcext:value-type="float">
            <text:p>1 268,50</text:p>
          </table:table-cell>
          <table:table-cell office:value-type="float" office:value="3240.5" calcext:value-type="float">
            <text:p>3 240,50</text:p>
          </table:table-cell>
          <table:table-cell office:value-type="float" office:value="129" calcext:value-type="float">
            <text:p>129</text:p>
          </table:table-cell>
          <table:table-cell table:formula="of:=90*[.E1549]" office:value-type="float" office:value="11610" calcext:value-type="float">
            <text:p>11610</text:p>
          </table:table-cell>
          <table:table-cell table:formula="of:=[.C1549]/294" office:value-type="float" office:value="4.31462585034014" calcext:value-type="float">
            <text:p>4,31462585034014</text:p>
          </table:table-cell>
          <table:table-cell table:formula="of:=[.D1549]/294" office:value-type="float" office:value="11.0221088435374" calcext:value-type="float">
            <text:p>11,0221088435374</text:p>
          </table:table-cell>
          <table:table-cell/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float" office:value="1336.5" calcext:value-type="float">
            <text:p>1 336,50</text:p>
          </table:table-cell>
          <table:table-cell office:value-type="float" office:value="3044.5" calcext:value-type="float">
            <text:p>3 044,50</text:p>
          </table:table-cell>
          <table:table-cell office:value-type="float" office:value="129" calcext:value-type="float">
            <text:p>129</text:p>
          </table:table-cell>
          <table:table-cell table:formula="of:=90*[.E1550]" office:value-type="float" office:value="11610" calcext:value-type="float">
            <text:p>11610</text:p>
          </table:table-cell>
          <table:table-cell table:formula="of:=[.C1550]/294" office:value-type="float" office:value="4.54591836734694" calcext:value-type="float">
            <text:p>4,54591836734694</text:p>
          </table:table-cell>
          <table:table-cell table:formula="of:=[.D1550]/294" office:value-type="float" office:value="10.3554421768707" calcext:value-type="float">
            <text:p>10,3554421768707</text:p>
          </table:table-cell>
          <table:table-cell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1410.5" calcext:value-type="float">
            <text:p>1 410,50</text:p>
          </table:table-cell>
          <table:table-cell office:value-type="float" office:value="3046.5" calcext:value-type="float">
            <text:p>3 046,50</text:p>
          </table:table-cell>
          <table:table-cell office:value-type="float" office:value="129" calcext:value-type="float">
            <text:p>129</text:p>
          </table:table-cell>
          <table:table-cell table:formula="of:=90*[.E1551]" office:value-type="float" office:value="11610" calcext:value-type="float">
            <text:p>11610</text:p>
          </table:table-cell>
          <table:table-cell table:formula="of:=[.C1551]/294" office:value-type="float" office:value="4.79761904761905" calcext:value-type="float">
            <text:p>4,79761904761905</text:p>
          </table:table-cell>
          <table:table-cell table:formula="of:=[.D1551]/294" office:value-type="float" office:value="10.3622448979592" calcext:value-type="float">
            <text:p>10,3622448979592</text:p>
          </table:table-cell>
          <table:table-cell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470.5" calcext:value-type="float">
            <text:p>1 470,50</text:p>
          </table:table-cell>
          <table:table-cell office:value-type="float" office:value="2948.5" calcext:value-type="float">
            <text:p>2 948,50</text:p>
          </table:table-cell>
          <table:table-cell office:value-type="float" office:value="129" calcext:value-type="float">
            <text:p>129</text:p>
          </table:table-cell>
          <table:table-cell table:formula="of:=90*[.E1552]" office:value-type="float" office:value="11610" calcext:value-type="float">
            <text:p>11610</text:p>
          </table:table-cell>
          <table:table-cell table:formula="of:=[.C1552]/294" office:value-type="float" office:value="5.00170068027211" calcext:value-type="float">
            <text:p>5,00170068027211</text:p>
          </table:table-cell>
          <table:table-cell table:formula="of:=[.D1552]/294" office:value-type="float" office:value="10.0289115646259" calcext:value-type="float">
            <text:p>10,0289115646259</text:p>
          </table:table-cell>
          <table:table-cell/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office:value-type="float" office:value="1558.5" calcext:value-type="float">
            <text:p>1 558,50</text:p>
          </table:table-cell>
          <table:table-cell office:value-type="float" office:value="2892.5" calcext:value-type="float">
            <text:p>2 892,50</text:p>
          </table:table-cell>
          <table:table-cell office:value-type="float" office:value="129" calcext:value-type="float">
            <text:p>129</text:p>
          </table:table-cell>
          <table:table-cell table:formula="of:=90*[.E1553]" office:value-type="float" office:value="11610" calcext:value-type="float">
            <text:p>11610</text:p>
          </table:table-cell>
          <table:table-cell table:formula="of:=[.C1553]/294" office:value-type="float" office:value="5.30102040816327" calcext:value-type="float">
            <text:p>5,30102040816327</text:p>
          </table:table-cell>
          <table:table-cell table:formula="of:=[.D1553]/294" office:value-type="float" office:value="9.83843537414966" calcext:value-type="float">
            <text:p>9,83843537414966</text:p>
          </table:table-cell>
          <table:table-cell/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office:value-type="float" office:value="1622.5" calcext:value-type="float">
            <text:p>1 622,50</text:p>
          </table:table-cell>
          <table:table-cell office:value-type="float" office:value="2876.5" calcext:value-type="float">
            <text:p>2 876,50</text:p>
          </table:table-cell>
          <table:table-cell office:value-type="float" office:value="129" calcext:value-type="float">
            <text:p>129</text:p>
          </table:table-cell>
          <table:table-cell table:formula="of:=90*[.E1554]" office:value-type="float" office:value="11610" calcext:value-type="float">
            <text:p>11610</text:p>
          </table:table-cell>
          <table:table-cell table:formula="of:=[.C1554]/294" office:value-type="float" office:value="5.5187074829932" calcext:value-type="float">
            <text:p>5,5187074829932</text:p>
          </table:table-cell>
          <table:table-cell table:formula="of:=[.D1554]/294" office:value-type="float" office:value="9.78401360544218" calcext:value-type="float">
            <text:p>9,78401360544218</text:p>
          </table:table-cell>
          <table:table-cell/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office:value-type="float" office:value="1640.5" calcext:value-type="float">
            <text:p>1 640,50</text:p>
          </table:table-cell>
          <table:table-cell office:value-type="float" office:value="2734.5" calcext:value-type="float">
            <text:p>2 734,50</text:p>
          </table:table-cell>
          <table:table-cell office:value-type="float" office:value="129" calcext:value-type="float">
            <text:p>129</text:p>
          </table:table-cell>
          <table:table-cell table:formula="of:=90*[.E1555]" office:value-type="float" office:value="11610" calcext:value-type="float">
            <text:p>11610</text:p>
          </table:table-cell>
          <table:table-cell table:formula="of:=[.C1555]/294" office:value-type="float" office:value="5.57993197278912" calcext:value-type="float">
            <text:p>5,57993197278912</text:p>
          </table:table-cell>
          <table:table-cell table:formula="of:=[.D1555]/294" office:value-type="float" office:value="9.30102040816327" calcext:value-type="float">
            <text:p>9,30102040816327</text:p>
          </table:table-cell>
          <table:table-cell/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office:value-type="float" office:value="1644.5" calcext:value-type="float">
            <text:p>1 644,50</text:p>
          </table:table-cell>
          <table:table-cell office:value-type="float" office:value="2674.5" calcext:value-type="float">
            <text:p>2 674,50</text:p>
          </table:table-cell>
          <table:table-cell office:value-type="float" office:value="125" calcext:value-type="float">
            <text:p>125</text:p>
          </table:table-cell>
          <table:table-cell table:formula="of:=90*[.E1556]" office:value-type="float" office:value="11250" calcext:value-type="float">
            <text:p>11250</text:p>
          </table:table-cell>
          <table:table-cell table:formula="of:=[.C1556]/294" office:value-type="float" office:value="5.59353741496599" calcext:value-type="float">
            <text:p>5,59353741496599</text:p>
          </table:table-cell>
          <table:table-cell table:formula="of:=[.D1556]/294" office:value-type="float" office:value="9.0969387755102" calcext:value-type="float">
            <text:p>9,0969387755102</text:p>
          </table:table-cell>
          <table:table-cell/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office:value-type="float" office:value="1648.5" calcext:value-type="float">
            <text:p>1 648,50</text:p>
          </table:table-cell>
          <table:table-cell office:value-type="float" office:value="2680.5" calcext:value-type="float">
            <text:p>2 680,50</text:p>
          </table:table-cell>
          <table:table-cell office:value-type="float" office:value="129" calcext:value-type="float">
            <text:p>129</text:p>
          </table:table-cell>
          <table:table-cell table:formula="of:=90*[.E1557]" office:value-type="float" office:value="11610" calcext:value-type="float">
            <text:p>11610</text:p>
          </table:table-cell>
          <table:table-cell table:formula="of:=[.C1557]/294" office:value-type="float" office:value="5.60714285714286" calcext:value-type="float">
            <text:p>5,60714285714286</text:p>
          </table:table-cell>
          <table:table-cell table:formula="of:=[.D1557]/294" office:value-type="float" office:value="9.11734693877551" calcext:value-type="float">
            <text:p>9,11734693877551</text:p>
          </table:table-cell>
          <table:table-cell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office:value-type="float" office:value="1648.5" calcext:value-type="float">
            <text:p>1 648,50</text:p>
          </table:table-cell>
          <table:table-cell office:value-type="float" office:value="2632.5" calcext:value-type="float">
            <text:p>2 632,50</text:p>
          </table:table-cell>
          <table:table-cell office:value-type="float" office:value="129" calcext:value-type="float">
            <text:p>129</text:p>
          </table:table-cell>
          <table:table-cell table:formula="of:=90*[.E1558]" office:value-type="float" office:value="11610" calcext:value-type="float">
            <text:p>11610</text:p>
          </table:table-cell>
          <table:table-cell table:formula="of:=[.C1558]/294" office:value-type="float" office:value="5.60714285714286" calcext:value-type="float">
            <text:p>5,60714285714286</text:p>
          </table:table-cell>
          <table:table-cell table:formula="of:=[.D1558]/294" office:value-type="float" office:value="8.95408163265306" calcext:value-type="float">
            <text:p>8,95408163265306</text:p>
          </table:table-cell>
          <table:table-cell/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office:value-type="float" office:value="1714.5" calcext:value-type="float">
            <text:p>1 714,50</text:p>
          </table:table-cell>
          <table:table-cell office:value-type="float" office:value="2742.5" calcext:value-type="float">
            <text:p>2 742,50</text:p>
          </table:table-cell>
          <table:table-cell office:value-type="float" office:value="129" calcext:value-type="float">
            <text:p>129</text:p>
          </table:table-cell>
          <table:table-cell table:formula="of:=90*[.E1559]" office:value-type="float" office:value="11610" calcext:value-type="float">
            <text:p>11610</text:p>
          </table:table-cell>
          <table:table-cell table:formula="of:=[.C1559]/294" office:value-type="float" office:value="5.83163265306123" calcext:value-type="float">
            <text:p>5,83163265306123</text:p>
          </table:table-cell>
          <table:table-cell table:formula="of:=[.D1559]/294" office:value-type="float" office:value="9.32823129251701" calcext:value-type="float">
            <text:p>9,32823129251701</text:p>
          </table:table-cell>
          <table:table-cell/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office:value-type="float" office:value="1798.5" calcext:value-type="float">
            <text:p>1 798,50</text:p>
          </table:table-cell>
          <table:table-cell office:value-type="float" office:value="2790.5" calcext:value-type="float">
            <text:p>2 790,50</text:p>
          </table:table-cell>
          <table:table-cell office:value-type="float" office:value="129" calcext:value-type="float">
            <text:p>129</text:p>
          </table:table-cell>
          <table:table-cell table:formula="of:=90*[.E1560]" office:value-type="float" office:value="11610" calcext:value-type="float">
            <text:p>11610</text:p>
          </table:table-cell>
          <table:table-cell table:formula="of:=[.C1560]/294" office:value-type="float" office:value="6.11734693877551" calcext:value-type="float">
            <text:p>6,11734693877551</text:p>
          </table:table-cell>
          <table:table-cell table:formula="of:=[.D1560]/294" office:value-type="float" office:value="9.49149659863946" calcext:value-type="float">
            <text:p>9,49149659863946</text:p>
          </table:table-cell>
          <table:table-cell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1762.5" calcext:value-type="float">
            <text:p>1 762,50</text:p>
          </table:table-cell>
          <table:table-cell office:value-type="float" office:value="2900.5" calcext:value-type="float">
            <text:p>2 900,50</text:p>
          </table:table-cell>
          <table:table-cell office:value-type="float" office:value="129" calcext:value-type="float">
            <text:p>129</text:p>
          </table:table-cell>
          <table:table-cell table:formula="of:=90*[.E1561]" office:value-type="float" office:value="11610" calcext:value-type="float">
            <text:p>11610</text:p>
          </table:table-cell>
          <table:table-cell table:formula="of:=[.C1561]/294" office:value-type="float" office:value="5.99489795918367" calcext:value-type="float">
            <text:p>5,99489795918367</text:p>
          </table:table-cell>
          <table:table-cell table:formula="of:=[.D1561]/294" office:value-type="float" office:value="9.8656462585034" calcext:value-type="float">
            <text:p>9,8656462585034</text:p>
          </table:table-cell>
          <table:table-cell/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office:value-type="float" office:value="1710.5" calcext:value-type="float">
            <text:p>1 710,50</text:p>
          </table:table-cell>
          <table:table-cell office:value-type="float" office:value="3004.5" calcext:value-type="float">
            <text:p>3 004,50</text:p>
          </table:table-cell>
          <table:table-cell office:value-type="float" office:value="129" calcext:value-type="float">
            <text:p>129</text:p>
          </table:table-cell>
          <table:table-cell table:formula="of:=90*[.E1562]" office:value-type="float" office:value="11610" calcext:value-type="float">
            <text:p>11610</text:p>
          </table:table-cell>
          <table:table-cell table:formula="of:=[.C1562]/294" office:value-type="float" office:value="5.81802721088435" calcext:value-type="float">
            <text:p>5,81802721088435</text:p>
          </table:table-cell>
          <table:table-cell table:formula="of:=[.D1562]/294" office:value-type="float" office:value="10.219387755102" calcext:value-type="float">
            <text:p>10,219387755102</text:p>
          </table:table-cell>
          <table:table-cell/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office:value-type="float" office:value="1718.5" calcext:value-type="float">
            <text:p>1 718,50</text:p>
          </table:table-cell>
          <table:table-cell office:value-type="float" office:value="3098.5" calcext:value-type="float">
            <text:p>3 098,50</text:p>
          </table:table-cell>
          <table:table-cell office:value-type="float" office:value="129" calcext:value-type="float">
            <text:p>129</text:p>
          </table:table-cell>
          <table:table-cell table:formula="of:=90*[.E1563]" office:value-type="float" office:value="11610" calcext:value-type="float">
            <text:p>11610</text:p>
          </table:table-cell>
          <table:table-cell table:formula="of:=[.C1563]/294" office:value-type="float" office:value="5.8452380952381" calcext:value-type="float">
            <text:p>5,8452380952381</text:p>
          </table:table-cell>
          <table:table-cell table:formula="of:=[.D1563]/294" office:value-type="float" office:value="10.5391156462585" calcext:value-type="float">
            <text:p>10,5391156462585</text:p>
          </table:table-cell>
          <table:table-cell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716.5" calcext:value-type="float">
            <text:p>1 716,50</text:p>
          </table:table-cell>
          <table:table-cell office:value-type="float" office:value="3196.5" calcext:value-type="float">
            <text:p>3 196,50</text:p>
          </table:table-cell>
          <table:table-cell office:value-type="float" office:value="129" calcext:value-type="float">
            <text:p>129</text:p>
          </table:table-cell>
          <table:table-cell table:formula="of:=90*[.E1564]" office:value-type="float" office:value="11610" calcext:value-type="float">
            <text:p>11610</text:p>
          </table:table-cell>
          <table:table-cell table:formula="of:=[.C1564]/294" office:value-type="float" office:value="5.83843537414966" calcext:value-type="float">
            <text:p>5,83843537414966</text:p>
          </table:table-cell>
          <table:table-cell table:formula="of:=[.D1564]/294" office:value-type="float" office:value="10.8724489795918" calcext:value-type="float">
            <text:p>10,8724489795918</text:p>
          </table:table-cell>
          <table:table-cell/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office:value-type="float" office:value="1690.5" calcext:value-type="float">
            <text:p>1 690,50</text:p>
          </table:table-cell>
          <table:table-cell office:value-type="float" office:value="3290.5" calcext:value-type="float">
            <text:p>3 290,50</text:p>
          </table:table-cell>
          <table:table-cell office:value-type="float" office:value="129" calcext:value-type="float">
            <text:p>129</text:p>
          </table:table-cell>
          <table:table-cell table:formula="of:=90*[.E1565]" office:value-type="float" office:value="11610" calcext:value-type="float">
            <text:p>11610</text:p>
          </table:table-cell>
          <table:table-cell table:formula="of:=[.C1565]/294" office:value-type="float" office:value="5.75" calcext:value-type="float">
            <text:p>5,75</text:p>
          </table:table-cell>
          <table:table-cell table:formula="of:=[.D1565]/294" office:value-type="float" office:value="11.1921768707483" calcext:value-type="float">
            <text:p>11,1921768707483</text:p>
          </table:table-cell>
          <table:table-cell/>
        </table:table-row>
        <table:table-row table:style-name="ro1">
          <table:table-cell/>
          <table:table-cell office:value-type="float" office:value="1565" calcext:value-type="float">
            <text:p>1565</text:p>
          </table:table-cell>
          <table:table-cell office:value-type="float" office:value="1640.5" calcext:value-type="float">
            <text:p>1 640,50</text:p>
          </table:table-cell>
          <table:table-cell office:value-type="float" office:value="2600.5" calcext:value-type="float">
            <text:p>2 600,50</text:p>
          </table:table-cell>
          <table:table-cell office:value-type="float" office:value="131" calcext:value-type="float">
            <text:p>131</text:p>
          </table:table-cell>
          <table:table-cell table:formula="of:=90*[.E1566]" office:value-type="float" office:value="11790" calcext:value-type="float">
            <text:p>11790</text:p>
          </table:table-cell>
          <table:table-cell table:formula="of:=[.C1566]/294" office:value-type="float" office:value="5.57993197278912" calcext:value-type="float">
            <text:p>5,57993197278912</text:p>
          </table:table-cell>
          <table:table-cell table:formula="of:=[.D1566]/294" office:value-type="float" office:value="8.8452380952381" calcext:value-type="float">
            <text:p>8,8452380952381</text:p>
          </table:table-cell>
          <table:table-cell/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office:value-type="float" office:value="1670.5" calcext:value-type="float">
            <text:p>1 670,50</text:p>
          </table:table-cell>
          <table:table-cell office:value-type="float" office:value="2672.5" calcext:value-type="float">
            <text:p>2 672,50</text:p>
          </table:table-cell>
          <table:table-cell office:value-type="float" office:value="131" calcext:value-type="float">
            <text:p>131</text:p>
          </table:table-cell>
          <table:table-cell table:formula="of:=90*[.E1567]" office:value-type="float" office:value="11790" calcext:value-type="float">
            <text:p>11790</text:p>
          </table:table-cell>
          <table:table-cell table:formula="of:=[.C1567]/294" office:value-type="float" office:value="5.68197278911565" calcext:value-type="float">
            <text:p>5,68197278911565</text:p>
          </table:table-cell>
          <table:table-cell table:formula="of:=[.D1567]/294" office:value-type="float" office:value="9.09013605442177" calcext:value-type="float">
            <text:p>9,09013605442177</text:p>
          </table:table-cell>
          <table:table-cell/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office:value-type="float" office:value="1646.5" calcext:value-type="float">
            <text:p>1 646,50</text:p>
          </table:table-cell>
          <table:table-cell office:value-type="float" office:value="2726.5" calcext:value-type="float">
            <text:p>2 726,50</text:p>
          </table:table-cell>
          <table:table-cell office:value-type="float" office:value="131" calcext:value-type="float">
            <text:p>131</text:p>
          </table:table-cell>
          <table:table-cell table:formula="of:=90*[.E1568]" office:value-type="float" office:value="11790" calcext:value-type="float">
            <text:p>11790</text:p>
          </table:table-cell>
          <table:table-cell table:formula="of:=[.C1568]/294" office:value-type="float" office:value="5.60034013605442" calcext:value-type="float">
            <text:p>5,60034013605442</text:p>
          </table:table-cell>
          <table:table-cell table:formula="of:=[.D1568]/294" office:value-type="float" office:value="9.27380952380952" calcext:value-type="float">
            <text:p>9,27380952380952</text:p>
          </table:table-cell>
          <table:table-cell/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office:value-type="float" office:value="1688.5" calcext:value-type="float">
            <text:p>1 688,50</text:p>
          </table:table-cell>
          <table:table-cell office:value-type="float" office:value="2760.5" calcext:value-type="float">
            <text:p>2 760,50</text:p>
          </table:table-cell>
          <table:table-cell office:value-type="float" office:value="131" calcext:value-type="float">
            <text:p>131</text:p>
          </table:table-cell>
          <table:table-cell table:formula="of:=90*[.E1569]" office:value-type="float" office:value="11790" calcext:value-type="float">
            <text:p>11790</text:p>
          </table:table-cell>
          <table:table-cell table:formula="of:=[.C1569]/294" office:value-type="float" office:value="5.74319727891156" calcext:value-type="float">
            <text:p>5,74319727891156</text:p>
          </table:table-cell>
          <table:table-cell table:formula="of:=[.D1569]/294" office:value-type="float" office:value="9.38945578231293" calcext:value-type="float">
            <text:p>9,38945578231293</text:p>
          </table:table-cell>
          <table:table-cell/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office:value-type="float" office:value="1742.5" calcext:value-type="float">
            <text:p>1 742,50</text:p>
          </table:table-cell>
          <table:table-cell office:value-type="float" office:value="2730.5" calcext:value-type="float">
            <text:p>2 730,50</text:p>
          </table:table-cell>
          <table:table-cell office:value-type="float" office:value="131" calcext:value-type="float">
            <text:p>131</text:p>
          </table:table-cell>
          <table:table-cell table:formula="of:=90*[.E1570]" office:value-type="float" office:value="11790" calcext:value-type="float">
            <text:p>11790</text:p>
          </table:table-cell>
          <table:table-cell table:formula="of:=[.C1570]/294" office:value-type="float" office:value="5.92687074829932" calcext:value-type="float">
            <text:p>5,92687074829932</text:p>
          </table:table-cell>
          <table:table-cell table:formula="of:=[.D1570]/294" office:value-type="float" office:value="9.2874149659864" calcext:value-type="float">
            <text:p>9,2874149659864</text:p>
          </table:table-cell>
          <table:table-cell/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office:value-type="float" office:value="1780.5" calcext:value-type="float">
            <text:p>1 780,50</text:p>
          </table:table-cell>
          <table:table-cell office:value-type="float" office:value="2814.5" calcext:value-type="float">
            <text:p>2 814,50</text:p>
          </table:table-cell>
          <table:table-cell office:value-type="float" office:value="131" calcext:value-type="float">
            <text:p>131</text:p>
          </table:table-cell>
          <table:table-cell table:formula="of:=90*[.E1571]" office:value-type="float" office:value="11790" calcext:value-type="float">
            <text:p>11790</text:p>
          </table:table-cell>
          <table:table-cell table:formula="of:=[.C1571]/294" office:value-type="float" office:value="6.05612244897959" calcext:value-type="float">
            <text:p>6,05612244897959</text:p>
          </table:table-cell>
          <table:table-cell table:formula="of:=[.D1571]/294" office:value-type="float" office:value="9.57312925170068" calcext:value-type="float">
            <text:p>9,57312925170068</text:p>
          </table:table-cell>
          <table:table-cell/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office:value-type="float" office:value="1760.5" calcext:value-type="float">
            <text:p>1 760,50</text:p>
          </table:table-cell>
          <table:table-cell office:value-type="float" office:value="2912.5" calcext:value-type="float">
            <text:p>2 912,50</text:p>
          </table:table-cell>
          <table:table-cell office:value-type="float" office:value="131" calcext:value-type="float">
            <text:p>131</text:p>
          </table:table-cell>
          <table:table-cell table:formula="of:=90*[.E1572]" office:value-type="float" office:value="11790" calcext:value-type="float">
            <text:p>11790</text:p>
          </table:table-cell>
          <table:table-cell table:formula="of:=[.C1572]/294" office:value-type="float" office:value="5.98809523809524" calcext:value-type="float">
            <text:p>5,98809523809524</text:p>
          </table:table-cell>
          <table:table-cell table:formula="of:=[.D1572]/294" office:value-type="float" office:value="9.90646258503401" calcext:value-type="float">
            <text:p>9,90646258503401</text:p>
          </table:table-cell>
          <table:table-cell/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float" office:value="1716.5" calcext:value-type="float">
            <text:p>1 716,50</text:p>
          </table:table-cell>
          <table:table-cell office:value-type="float" office:value="2984.5" calcext:value-type="float">
            <text:p>2 984,50</text:p>
          </table:table-cell>
          <table:table-cell office:value-type="float" office:value="131" calcext:value-type="float">
            <text:p>131</text:p>
          </table:table-cell>
          <table:table-cell table:formula="of:=90*[.E1573]" office:value-type="float" office:value="11790" calcext:value-type="float">
            <text:p>11790</text:p>
          </table:table-cell>
          <table:table-cell table:formula="of:=[.C1573]/294" office:value-type="float" office:value="5.83843537414966" calcext:value-type="float">
            <text:p>5,83843537414966</text:p>
          </table:table-cell>
          <table:table-cell table:formula="of:=[.D1573]/294" office:value-type="float" office:value="10.1513605442177" calcext:value-type="float">
            <text:p>10,1513605442177</text:p>
          </table:table-cell>
          <table:table-cell/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 office:value-type="float" office:value="1706.5" calcext:value-type="float">
            <text:p>1 706,50</text:p>
          </table:table-cell>
          <table:table-cell office:value-type="float" office:value="3070.5" calcext:value-type="float">
            <text:p>3 070,50</text:p>
          </table:table-cell>
          <table:table-cell office:value-type="float" office:value="131" calcext:value-type="float">
            <text:p>131</text:p>
          </table:table-cell>
          <table:table-cell table:formula="of:=90*[.E1574]" office:value-type="float" office:value="11790" calcext:value-type="float">
            <text:p>11790</text:p>
          </table:table-cell>
          <table:table-cell table:formula="of:=[.C1574]/294" office:value-type="float" office:value="5.80442176870748" calcext:value-type="float">
            <text:p>5,80442176870748</text:p>
          </table:table-cell>
          <table:table-cell table:formula="of:=[.D1574]/294" office:value-type="float" office:value="10.4438775510204" calcext:value-type="float">
            <text:p>10,4438775510204</text:p>
          </table:table-cell>
          <table:table-cell/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float" office:value="1718.5" calcext:value-type="float">
            <text:p>1 718,50</text:p>
          </table:table-cell>
          <table:table-cell office:value-type="float" office:value="3172.5" calcext:value-type="float">
            <text:p>3 172,50</text:p>
          </table:table-cell>
          <table:table-cell office:value-type="float" office:value="131" calcext:value-type="float">
            <text:p>131</text:p>
          </table:table-cell>
          <table:table-cell table:formula="of:=90*[.E1575]" office:value-type="float" office:value="11790" calcext:value-type="float">
            <text:p>11790</text:p>
          </table:table-cell>
          <table:table-cell table:formula="of:=[.C1575]/294" office:value-type="float" office:value="5.8452380952381" calcext:value-type="float">
            <text:p>5,8452380952381</text:p>
          </table:table-cell>
          <table:table-cell table:formula="of:=[.D1575]/294" office:value-type="float" office:value="10.7908163265306" calcext:value-type="float">
            <text:p>10,7908163265306</text:p>
          </table:table-cell>
          <table:table-cell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706.5" calcext:value-type="float">
            <text:p>1 706,50</text:p>
          </table:table-cell>
          <table:table-cell office:value-type="float" office:value="3274.5" calcext:value-type="float">
            <text:p>3 274,50</text:p>
          </table:table-cell>
          <table:table-cell office:value-type="float" office:value="131" calcext:value-type="float">
            <text:p>131</text:p>
          </table:table-cell>
          <table:table-cell table:formula="of:=90*[.E1576]" office:value-type="float" office:value="11790" calcext:value-type="float">
            <text:p>11790</text:p>
          </table:table-cell>
          <table:table-cell table:formula="of:=[.C1576]/294" office:value-type="float" office:value="5.80442176870748" calcext:value-type="float">
            <text:p>5,80442176870748</text:p>
          </table:table-cell>
          <table:table-cell table:formula="of:=[.D1576]/294" office:value-type="float" office:value="11.1377551020408" calcext:value-type="float">
            <text:p>11,1377551020408</text:p>
          </table:table-cell>
          <table:table-cell/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office:value-type="float" office:value="1336.5" calcext:value-type="float">
            <text:p>1 336,50</text:p>
          </table:table-cell>
          <table:table-cell office:value-type="float" office:value="2642.5" calcext:value-type="float">
            <text:p>2 642,50</text:p>
          </table:table-cell>
          <table:table-cell office:value-type="float" office:value="131" calcext:value-type="float">
            <text:p>131</text:p>
          </table:table-cell>
          <table:table-cell table:formula="of:=90*[.E1577]" office:value-type="float" office:value="11790" calcext:value-type="float">
            <text:p>11790</text:p>
          </table:table-cell>
          <table:table-cell table:formula="of:=[.C1577]/294" office:value-type="float" office:value="4.54591836734694" calcext:value-type="float">
            <text:p>4,54591836734694</text:p>
          </table:table-cell>
          <table:table-cell table:formula="of:=[.D1577]/294" office:value-type="float" office:value="8.98809523809524" calcext:value-type="float">
            <text:p>8,98809523809524</text:p>
          </table:table-cell>
          <table:table-cell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float" office:value="1314.5" calcext:value-type="float">
            <text:p>1 314,50</text:p>
          </table:table-cell>
          <table:table-cell office:value-type="float" office:value="2690.5" calcext:value-type="float">
            <text:p>2 690,50</text:p>
          </table:table-cell>
          <table:table-cell office:value-type="float" office:value="131" calcext:value-type="float">
            <text:p>131</text:p>
          </table:table-cell>
          <table:table-cell table:formula="of:=90*[.E1578]" office:value-type="float" office:value="11790" calcext:value-type="float">
            <text:p>11790</text:p>
          </table:table-cell>
          <table:table-cell table:formula="of:=[.C1578]/294" office:value-type="float" office:value="4.47108843537415" calcext:value-type="float">
            <text:p>4,47108843537415</text:p>
          </table:table-cell>
          <table:table-cell table:formula="of:=[.D1578]/294" office:value-type="float" office:value="9.15136054421769" calcext:value-type="float">
            <text:p>9,15136054421769</text:p>
          </table:table-cell>
          <table:table-cell/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float" office:value="1244.5" calcext:value-type="float">
            <text:p>1 244,50</text:p>
          </table:table-cell>
          <table:table-cell office:value-type="float" office:value="2728.5" calcext:value-type="float">
            <text:p>2 728,50</text:p>
          </table:table-cell>
          <table:table-cell office:value-type="float" office:value="131" calcext:value-type="float">
            <text:p>131</text:p>
          </table:table-cell>
          <table:table-cell table:formula="of:=90*[.E1579]" office:value-type="float" office:value="11790" calcext:value-type="float">
            <text:p>11790</text:p>
          </table:table-cell>
          <table:table-cell table:formula="of:=[.C1579]/294" office:value-type="float" office:value="4.23299319727891" calcext:value-type="float">
            <text:p>4,23299319727891</text:p>
          </table:table-cell>
          <table:table-cell table:formula="of:=[.D1579]/294" office:value-type="float" office:value="9.28061224489796" calcext:value-type="float">
            <text:p>9,28061224489796</text:p>
          </table:table-cell>
          <table:table-cell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278.5" calcext:value-type="float">
            <text:p>1 278,50</text:p>
          </table:table-cell>
          <table:table-cell office:value-type="float" office:value="2804.5" calcext:value-type="float">
            <text:p>2 804,50</text:p>
          </table:table-cell>
          <table:table-cell office:value-type="float" office:value="131" calcext:value-type="float">
            <text:p>131</text:p>
          </table:table-cell>
          <table:table-cell table:formula="of:=90*[.E1580]" office:value-type="float" office:value="11790" calcext:value-type="float">
            <text:p>11790</text:p>
          </table:table-cell>
          <table:table-cell table:formula="of:=[.C1580]/294" office:value-type="float" office:value="4.34863945578231" calcext:value-type="float">
            <text:p>4,34863945578231</text:p>
          </table:table-cell>
          <table:table-cell table:formula="of:=[.D1580]/294" office:value-type="float" office:value="9.5391156462585" calcext:value-type="float">
            <text:p>9,5391156462585</text:p>
          </table:table-cell>
          <table:table-cell/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office:value-type="float" office:value="1254.5" calcext:value-type="float">
            <text:p>1 254,50</text:p>
          </table:table-cell>
          <table:table-cell office:value-type="float" office:value="2860.5" calcext:value-type="float">
            <text:p>2 860,50</text:p>
          </table:table-cell>
          <table:table-cell office:value-type="float" office:value="131" calcext:value-type="float">
            <text:p>131</text:p>
          </table:table-cell>
          <table:table-cell table:formula="of:=90*[.E1581]" office:value-type="float" office:value="11790" calcext:value-type="float">
            <text:p>11790</text:p>
          </table:table-cell>
          <table:table-cell table:formula="of:=[.C1581]/294" office:value-type="float" office:value="4.26700680272109" calcext:value-type="float">
            <text:p>4,26700680272109</text:p>
          </table:table-cell>
          <table:table-cell table:formula="of:=[.D1581]/294" office:value-type="float" office:value="9.72959183673469" calcext:value-type="float">
            <text:p>9,72959183673469</text:p>
          </table:table-cell>
          <table:table-cell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1322.5" calcext:value-type="float">
            <text:p>1 322,50</text:p>
          </table:table-cell>
          <table:table-cell office:value-type="float" office:value="2918.5" calcext:value-type="float">
            <text:p>2 918,50</text:p>
          </table:table-cell>
          <table:table-cell office:value-type="float" office:value="131" calcext:value-type="float">
            <text:p>131</text:p>
          </table:table-cell>
          <table:table-cell table:formula="of:=90*[.E1582]" office:value-type="float" office:value="11790" calcext:value-type="float">
            <text:p>11790</text:p>
          </table:table-cell>
          <table:table-cell table:formula="of:=[.C1582]/294" office:value-type="float" office:value="4.49829931972789" calcext:value-type="float">
            <text:p>4,49829931972789</text:p>
          </table:table-cell>
          <table:table-cell table:formula="of:=[.D1582]/294" office:value-type="float" office:value="9.92687074829932" calcext:value-type="float">
            <text:p>9,92687074829932</text:p>
          </table:table-cell>
          <table:table-cell/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office:value-type="float" office:value="1232.5" calcext:value-type="float">
            <text:p>1 232,50</text:p>
          </table:table-cell>
          <table:table-cell office:value-type="float" office:value="2954.5" calcext:value-type="float">
            <text:p>2 954,50</text:p>
          </table:table-cell>
          <table:table-cell office:value-type="float" office:value="131" calcext:value-type="float">
            <text:p>131</text:p>
          </table:table-cell>
          <table:table-cell table:formula="of:=90*[.E1583]" office:value-type="float" office:value="11790" calcext:value-type="float">
            <text:p>11790</text:p>
          </table:table-cell>
          <table:table-cell table:formula="of:=[.C1583]/294" office:value-type="float" office:value="4.1921768707483" calcext:value-type="float">
            <text:p>4,1921768707483</text:p>
          </table:table-cell>
          <table:table-cell table:formula="of:=[.D1583]/294" office:value-type="float" office:value="10.0493197278912" calcext:value-type="float">
            <text:p>10,0493197278912</text:p>
          </table:table-cell>
          <table:table-cell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office:value-type="float" office:value="1200.5" calcext:value-type="float">
            <text:p>1 200,50</text:p>
          </table:table-cell>
          <table:table-cell office:value-type="float" office:value="3068.5" calcext:value-type="float">
            <text:p>3 068,50</text:p>
          </table:table-cell>
          <table:table-cell office:value-type="float" office:value="131" calcext:value-type="float">
            <text:p>131</text:p>
          </table:table-cell>
          <table:table-cell table:formula="of:=90*[.E1584]" office:value-type="float" office:value="11790" calcext:value-type="float">
            <text:p>11790</text:p>
          </table:table-cell>
          <table:table-cell table:formula="of:=[.C1584]/294" office:value-type="float" office:value="4.08333333333333" calcext:value-type="float">
            <text:p>4,08333333333333</text:p>
          </table:table-cell>
          <table:table-cell table:formula="of:=[.D1584]/294" office:value-type="float" office:value="10.437074829932" calcext:value-type="float">
            <text:p>10,437074829932</text:p>
          </table:table-cell>
          <table:table-cell/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office:value-type="float" office:value="1164.5" calcext:value-type="float">
            <text:p>1 164,50</text:p>
          </table:table-cell>
          <table:table-cell office:value-type="float" office:value="3134.5" calcext:value-type="float">
            <text:p>3 134,50</text:p>
          </table:table-cell>
          <table:table-cell office:value-type="float" office:value="131" calcext:value-type="float">
            <text:p>131</text:p>
          </table:table-cell>
          <table:table-cell table:formula="of:=90*[.E1585]" office:value-type="float" office:value="11790" calcext:value-type="float">
            <text:p>11790</text:p>
          </table:table-cell>
          <table:table-cell table:formula="of:=[.C1585]/294" office:value-type="float" office:value="3.9608843537415" calcext:value-type="float">
            <text:p>3,9608843537415</text:p>
          </table:table-cell>
          <table:table-cell table:formula="of:=[.D1585]/294" office:value-type="float" office:value="10.6615646258503" calcext:value-type="float">
            <text:p>10,6615646258503</text:p>
          </table:table-cell>
          <table:table-cell/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office:value-type="float" office:value="1258.5" calcext:value-type="float">
            <text:p>1 258,50</text:p>
          </table:table-cell>
          <table:table-cell office:value-type="float" office:value="3220.5" calcext:value-type="float">
            <text:p>3 220,50</text:p>
          </table:table-cell>
          <table:table-cell office:value-type="float" office:value="131" calcext:value-type="float">
            <text:p>131</text:p>
          </table:table-cell>
          <table:table-cell table:formula="of:=90*[.E1586]" office:value-type="float" office:value="11790" calcext:value-type="float">
            <text:p>11790</text:p>
          </table:table-cell>
          <table:table-cell table:formula="of:=[.C1586]/294" office:value-type="float" office:value="4.28061224489796" calcext:value-type="float">
            <text:p>4,28061224489796</text:p>
          </table:table-cell>
          <table:table-cell table:formula="of:=[.D1586]/294" office:value-type="float" office:value="10.9540816326531" calcext:value-type="float">
            <text:p>10,9540816326531</text:p>
          </table:table-cell>
          <table:table-cell/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office:value-type="float" office:value="1302.5" calcext:value-type="float">
            <text:p>1 302,50</text:p>
          </table:table-cell>
          <table:table-cell office:value-type="float" office:value="3272.5" calcext:value-type="float">
            <text:p>3 272,50</text:p>
          </table:table-cell>
          <table:table-cell office:value-type="float" office:value="131" calcext:value-type="float">
            <text:p>131</text:p>
          </table:table-cell>
          <table:table-cell table:formula="of:=90*[.E1587]" office:value-type="float" office:value="11790" calcext:value-type="float">
            <text:p>11790</text:p>
          </table:table-cell>
          <table:table-cell table:formula="of:=[.C1587]/294" office:value-type="float" office:value="4.43027210884354" calcext:value-type="float">
            <text:p>4,43027210884354</text:p>
          </table:table-cell>
          <table:table-cell table:formula="of:=[.D1587]/294" office:value-type="float" office:value="11.1309523809524" calcext:value-type="float">
            <text:p>11,1309523809524</text:p>
          </table:table-cell>
          <table:table-cell/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1342.5" calcext:value-type="float">
            <text:p>1 342,50</text:p>
          </table:table-cell>
          <table:table-cell office:value-type="float" office:value="3044.5" calcext:value-type="float">
            <text:p>3 044,50</text:p>
          </table:table-cell>
          <table:table-cell office:value-type="float" office:value="131" calcext:value-type="float">
            <text:p>131</text:p>
          </table:table-cell>
          <table:table-cell table:formula="of:=90*[.E1588]" office:value-type="float" office:value="11790" calcext:value-type="float">
            <text:p>11790</text:p>
          </table:table-cell>
          <table:table-cell table:formula="of:=[.C1588]/294" office:value-type="float" office:value="4.56632653061225" calcext:value-type="float">
            <text:p>4,56632653061225</text:p>
          </table:table-cell>
          <table:table-cell table:formula="of:=[.D1588]/294" office:value-type="float" office:value="10.3554421768707" calcext:value-type="float">
            <text:p>10,3554421768707</text:p>
          </table:table-cell>
          <table:table-cell/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office:value-type="float" office:value="1418.5" calcext:value-type="float">
            <text:p>1 418,50</text:p>
          </table:table-cell>
          <table:table-cell office:value-type="float" office:value="3038.5" calcext:value-type="float">
            <text:p>3 038,50</text:p>
          </table:table-cell>
          <table:table-cell office:value-type="float" office:value="131" calcext:value-type="float">
            <text:p>131</text:p>
          </table:table-cell>
          <table:table-cell table:formula="of:=90*[.E1589]" office:value-type="float" office:value="11790" calcext:value-type="float">
            <text:p>11790</text:p>
          </table:table-cell>
          <table:table-cell table:formula="of:=[.C1589]/294" office:value-type="float" office:value="4.82482993197279" calcext:value-type="float">
            <text:p>4,82482993197279</text:p>
          </table:table-cell>
          <table:table-cell table:formula="of:=[.D1589]/294" office:value-type="float" office:value="10.3350340136054" calcext:value-type="float">
            <text:p>10,3350340136054</text:p>
          </table:table-cell>
          <table:table-cell/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office:value-type="float" office:value="1476.5" calcext:value-type="float">
            <text:p>1 476,50</text:p>
          </table:table-cell>
          <table:table-cell office:value-type="float" office:value="2934.5" calcext:value-type="float">
            <text:p>2 934,50</text:p>
          </table:table-cell>
          <table:table-cell office:value-type="float" office:value="131" calcext:value-type="float">
            <text:p>131</text:p>
          </table:table-cell>
          <table:table-cell table:formula="of:=90*[.E1590]" office:value-type="float" office:value="11790" calcext:value-type="float">
            <text:p>11790</text:p>
          </table:table-cell>
          <table:table-cell table:formula="of:=[.C1590]/294" office:value-type="float" office:value="5.02210884353742" calcext:value-type="float">
            <text:p>5,02210884353742</text:p>
          </table:table-cell>
          <table:table-cell table:formula="of:=[.D1590]/294" office:value-type="float" office:value="9.9812925170068" calcext:value-type="float">
            <text:p>9,9812925170068</text:p>
          </table:table-cell>
          <table:table-cell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float" office:value="1572.5" calcext:value-type="float">
            <text:p>1 572,50</text:p>
          </table:table-cell>
          <table:table-cell office:value-type="float" office:value="2902.5" calcext:value-type="float">
            <text:p>2 902,50</text:p>
          </table:table-cell>
          <table:table-cell office:value-type="float" office:value="131" calcext:value-type="float">
            <text:p>131</text:p>
          </table:table-cell>
          <table:table-cell table:formula="of:=90*[.E1591]" office:value-type="float" office:value="11790" calcext:value-type="float">
            <text:p>11790</text:p>
          </table:table-cell>
          <table:table-cell table:formula="of:=[.C1591]/294" office:value-type="float" office:value="5.34863945578231" calcext:value-type="float">
            <text:p>5,34863945578231</text:p>
          </table:table-cell>
          <table:table-cell table:formula="of:=[.D1591]/294" office:value-type="float" office:value="9.87244897959184" calcext:value-type="float">
            <text:p>9,87244897959184</text:p>
          </table:table-cell>
          <table:table-cell/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office:value-type="float" office:value="1620.5" calcext:value-type="float">
            <text:p>1 620,50</text:p>
          </table:table-cell>
          <table:table-cell office:value-type="float" office:value="2858.5" calcext:value-type="float">
            <text:p>2 858,50</text:p>
          </table:table-cell>
          <table:table-cell office:value-type="float" office:value="131" calcext:value-type="float">
            <text:p>131</text:p>
          </table:table-cell>
          <table:table-cell table:formula="of:=90*[.E1592]" office:value-type="float" office:value="11790" calcext:value-type="float">
            <text:p>11790</text:p>
          </table:table-cell>
          <table:table-cell table:formula="of:=[.C1592]/294" office:value-type="float" office:value="5.51190476190476" calcext:value-type="float">
            <text:p>5,51190476190476</text:p>
          </table:table-cell>
          <table:table-cell table:formula="of:=[.D1592]/294" office:value-type="float" office:value="9.72278911564626" calcext:value-type="float">
            <text:p>9,72278911564626</text:p>
          </table:table-cell>
          <table:table-cell/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float" office:value="1644.5" calcext:value-type="float">
            <text:p>1 644,50</text:p>
          </table:table-cell>
          <table:table-cell office:value-type="float" office:value="2598.5" calcext:value-type="float">
            <text:p>2 598,50</text:p>
          </table:table-cell>
          <table:table-cell office:value-type="float" office:value="134" calcext:value-type="float">
            <text:p>134</text:p>
          </table:table-cell>
          <table:table-cell table:formula="of:=90*[.E1593]" office:value-type="float" office:value="12060" calcext:value-type="float">
            <text:p>12060</text:p>
          </table:table-cell>
          <table:table-cell table:formula="of:=[.C1593]/294" office:value-type="float" office:value="5.59353741496599" calcext:value-type="float">
            <text:p>5,59353741496599</text:p>
          </table:table-cell>
          <table:table-cell table:formula="of:=[.D1593]/294" office:value-type="float" office:value="8.83843537414966" calcext:value-type="float">
            <text:p>8,83843537414966</text:p>
          </table:table-cell>
          <table:table-cell/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office:value-type="float" office:value="1670.5" calcext:value-type="float">
            <text:p>1 670,50</text:p>
          </table:table-cell>
          <table:table-cell office:value-type="float" office:value="2632.5" calcext:value-type="float">
            <text:p>2 632,50</text:p>
          </table:table-cell>
          <table:table-cell office:value-type="float" office:value="134" calcext:value-type="float">
            <text:p>134</text:p>
          </table:table-cell>
          <table:table-cell table:formula="of:=90*[.E1594]" office:value-type="float" office:value="12060" calcext:value-type="float">
            <text:p>12060</text:p>
          </table:table-cell>
          <table:table-cell table:formula="of:=[.C1594]/294" office:value-type="float" office:value="5.68197278911565" calcext:value-type="float">
            <text:p>5,68197278911565</text:p>
          </table:table-cell>
          <table:table-cell table:formula="of:=[.D1594]/294" office:value-type="float" office:value="8.95408163265306" calcext:value-type="float">
            <text:p>8,95408163265306</text:p>
          </table:table-cell>
          <table:table-cell/>
        </table:table-row>
        <table:table-row table:style-name="ro1">
          <table:table-cell/>
          <table:table-cell office:value-type="float" office:value="1594" calcext:value-type="float">
            <text:p>1594</text:p>
          </table:table-cell>
          <table:table-cell office:value-type="float" office:value="1670.5" calcext:value-type="float">
            <text:p>1 670,50</text:p>
          </table:table-cell>
          <table:table-cell office:value-type="float" office:value="2700.5" calcext:value-type="float">
            <text:p>2 700,50</text:p>
          </table:table-cell>
          <table:table-cell office:value-type="float" office:value="134" calcext:value-type="float">
            <text:p>134</text:p>
          </table:table-cell>
          <table:table-cell table:formula="of:=90*[.E1595]" office:value-type="float" office:value="12060" calcext:value-type="float">
            <text:p>12060</text:p>
          </table:table-cell>
          <table:table-cell table:formula="of:=[.C1595]/294" office:value-type="float" office:value="5.68197278911565" calcext:value-type="float">
            <text:p>5,68197278911565</text:p>
          </table:table-cell>
          <table:table-cell table:formula="of:=[.D1595]/294" office:value-type="float" office:value="9.18537414965986" calcext:value-type="float">
            <text:p>9,18537414965986</text:p>
          </table:table-cell>
          <table:table-cell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float" office:value="1654.5" calcext:value-type="float">
            <text:p>1 654,50</text:p>
          </table:table-cell>
          <table:table-cell office:value-type="float" office:value="2738.5" calcext:value-type="float">
            <text:p>2 738,50</text:p>
          </table:table-cell>
          <table:table-cell office:value-type="float" office:value="134" calcext:value-type="float">
            <text:p>134</text:p>
          </table:table-cell>
          <table:table-cell table:formula="of:=90*[.E1596]" office:value-type="float" office:value="12060" calcext:value-type="float">
            <text:p>12060</text:p>
          </table:table-cell>
          <table:table-cell table:formula="of:=[.C1596]/294" office:value-type="float" office:value="5.62755102040816" calcext:value-type="float">
            <text:p>5,62755102040816</text:p>
          </table:table-cell>
          <table:table-cell table:formula="of:=[.D1596]/294" office:value-type="float" office:value="9.31462585034014" calcext:value-type="float">
            <text:p>9,31462585034014</text:p>
          </table:table-cell>
          <table:table-cell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1750.5" calcext:value-type="float">
            <text:p>1 750,50</text:p>
          </table:table-cell>
          <table:table-cell office:value-type="float" office:value="2716.5" calcext:value-type="float">
            <text:p>2 716,50</text:p>
          </table:table-cell>
          <table:table-cell office:value-type="float" office:value="134" calcext:value-type="float">
            <text:p>134</text:p>
          </table:table-cell>
          <table:table-cell table:formula="of:=90*[.E1597]" office:value-type="float" office:value="12060" calcext:value-type="float">
            <text:p>12060</text:p>
          </table:table-cell>
          <table:table-cell table:formula="of:=[.C1597]/294" office:value-type="float" office:value="5.95408163265306" calcext:value-type="float">
            <text:p>5,95408163265306</text:p>
          </table:table-cell>
          <table:table-cell table:formula="of:=[.D1597]/294" office:value-type="float" office:value="9.23979591836735" calcext:value-type="float">
            <text:p>9,23979591836735</text:p>
          </table:table-cell>
          <table:table-cell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1816.5" calcext:value-type="float">
            <text:p>1 816,50</text:p>
          </table:table-cell>
          <table:table-cell office:value-type="float" office:value="2758.5" calcext:value-type="float">
            <text:p>2 758,50</text:p>
          </table:table-cell>
          <table:table-cell office:value-type="float" office:value="134" calcext:value-type="float">
            <text:p>134</text:p>
          </table:table-cell>
          <table:table-cell table:formula="of:=90*[.E1598]" office:value-type="float" office:value="12060" calcext:value-type="float">
            <text:p>12060</text:p>
          </table:table-cell>
          <table:table-cell table:formula="of:=[.C1598]/294" office:value-type="float" office:value="6.17857142857143" calcext:value-type="float">
            <text:p>6,17857142857143</text:p>
          </table:table-cell>
          <table:table-cell table:formula="of:=[.D1598]/294" office:value-type="float" office:value="9.38265306122449" calcext:value-type="float">
            <text:p>9,38265306122449</text:p>
          </table:table-cell>
          <table:table-cell/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office:value-type="float" office:value="1790.5" calcext:value-type="float">
            <text:p>1 790,50</text:p>
          </table:table-cell>
          <table:table-cell office:value-type="float" office:value="2828.5" calcext:value-type="float">
            <text:p>2 828,50</text:p>
          </table:table-cell>
          <table:table-cell office:value-type="float" office:value="134" calcext:value-type="float">
            <text:p>134</text:p>
          </table:table-cell>
          <table:table-cell table:formula="of:=90*[.E1599]" office:value-type="float" office:value="12060" calcext:value-type="float">
            <text:p>12060</text:p>
          </table:table-cell>
          <table:table-cell table:formula="of:=[.C1599]/294" office:value-type="float" office:value="6.09013605442177" calcext:value-type="float">
            <text:p>6,09013605442177</text:p>
          </table:table-cell>
          <table:table-cell table:formula="of:=[.D1599]/294" office:value-type="float" office:value="9.62074829931973" calcext:value-type="float">
            <text:p>9,62074829931973</text:p>
          </table:table-cell>
          <table:table-cell/>
        </table:table-row>
        <table:table-row table:style-name="ro1">
          <table:table-cell/>
          <table:table-cell office:value-type="float" office:value="1599" calcext:value-type="float">
            <text:p>1599</text:p>
          </table:table-cell>
          <table:table-cell office:value-type="float" office:value="1762.5" calcext:value-type="float">
            <text:p>1 762,50</text:p>
          </table:table-cell>
          <table:table-cell office:value-type="float" office:value="2922.5" calcext:value-type="float">
            <text:p>2 922,50</text:p>
          </table:table-cell>
          <table:table-cell office:value-type="float" office:value="134" calcext:value-type="float">
            <text:p>134</text:p>
          </table:table-cell>
          <table:table-cell table:formula="of:=90*[.E1600]" office:value-type="float" office:value="12060" calcext:value-type="float">
            <text:p>12060</text:p>
          </table:table-cell>
          <table:table-cell table:formula="of:=[.C1600]/294" office:value-type="float" office:value="5.99489795918367" calcext:value-type="float">
            <text:p>5,99489795918367</text:p>
          </table:table-cell>
          <table:table-cell table:formula="of:=[.D1600]/294" office:value-type="float" office:value="9.94047619047619" calcext:value-type="float">
            <text:p>9,94047619047619</text:p>
          </table:table-cell>
          <table:table-cell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1720.5" calcext:value-type="float">
            <text:p>1 720,50</text:p>
          </table:table-cell>
          <table:table-cell office:value-type="float" office:value="3008.5" calcext:value-type="float">
            <text:p>3 008,50</text:p>
          </table:table-cell>
          <table:table-cell office:value-type="float" office:value="134" calcext:value-type="float">
            <text:p>134</text:p>
          </table:table-cell>
          <table:table-cell table:formula="of:=90*[.E1601]" office:value-type="float" office:value="12060" calcext:value-type="float">
            <text:p>12060</text:p>
          </table:table-cell>
          <table:table-cell table:formula="of:=[.C1601]/294" office:value-type="float" office:value="5.85204081632653" calcext:value-type="float">
            <text:p>5,85204081632653</text:p>
          </table:table-cell>
          <table:table-cell table:formula="of:=[.D1601]/294" office:value-type="float" office:value="10.2329931972789" calcext:value-type="float">
            <text:p>10,2329931972789</text:p>
          </table:table-cell>
          <table:table-cell/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office:value-type="float" office:value="1718.5" calcext:value-type="float">
            <text:p>1 718,50</text:p>
          </table:table-cell>
          <table:table-cell office:value-type="float" office:value="3112.5" calcext:value-type="float">
            <text:p>3 112,50</text:p>
          </table:table-cell>
          <table:table-cell office:value-type="float" office:value="134" calcext:value-type="float">
            <text:p>134</text:p>
          </table:table-cell>
          <table:table-cell table:formula="of:=90*[.E1602]" office:value-type="float" office:value="12060" calcext:value-type="float">
            <text:p>12060</text:p>
          </table:table-cell>
          <table:table-cell table:formula="of:=[.C1602]/294" office:value-type="float" office:value="5.8452380952381" calcext:value-type="float">
            <text:p>5,8452380952381</text:p>
          </table:table-cell>
          <table:table-cell table:formula="of:=[.D1602]/294" office:value-type="float" office:value="10.5867346938776" calcext:value-type="float">
            <text:p>10,5867346938776</text:p>
          </table:table-cell>
          <table:table-cell/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float" office:value="1718.5" calcext:value-type="float">
            <text:p>1 718,50</text:p>
          </table:table-cell>
          <table:table-cell office:value-type="float" office:value="3202.5" calcext:value-type="float">
            <text:p>3 202,50</text:p>
          </table:table-cell>
          <table:table-cell office:value-type="float" office:value="134" calcext:value-type="float">
            <text:p>134</text:p>
          </table:table-cell>
          <table:table-cell table:formula="of:=90*[.E1603]" office:value-type="float" office:value="12060" calcext:value-type="float">
            <text:p>12060</text:p>
          </table:table-cell>
          <table:table-cell table:formula="of:=[.C1603]/294" office:value-type="float" office:value="5.8452380952381" calcext:value-type="float">
            <text:p>5,8452380952381</text:p>
          </table:table-cell>
          <table:table-cell table:formula="of:=[.D1603]/294" office:value-type="float" office:value="10.8928571428571" calcext:value-type="float">
            <text:p>10,8928571428571</text:p>
          </table:table-cell>
          <table:table-cell/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office:value-type="float" office:value="1712.5" calcext:value-type="float">
            <text:p>1 712,50</text:p>
          </table:table-cell>
          <table:table-cell office:value-type="float" office:value="3290.5" calcext:value-type="float">
            <text:p>3 290,50</text:p>
          </table:table-cell>
          <table:table-cell office:value-type="float" office:value="134" calcext:value-type="float">
            <text:p>134</text:p>
          </table:table-cell>
          <table:table-cell table:formula="of:=90*[.E1604]" office:value-type="float" office:value="12060" calcext:value-type="float">
            <text:p>12060</text:p>
          </table:table-cell>
          <table:table-cell table:formula="of:=[.C1604]/294" office:value-type="float" office:value="5.82482993197279" calcext:value-type="float">
            <text:p>5,82482993197279</text:p>
          </table:table-cell>
          <table:table-cell table:formula="of:=[.D1604]/294" office:value-type="float" office:value="11.1921768707483" calcext:value-type="float">
            <text:p>11,1921768707483</text:p>
          </table:table-cell>
          <table:table-cell/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float" office:value="1328.5" calcext:value-type="float">
            <text:p>1 328,50</text:p>
          </table:table-cell>
          <table:table-cell office:value-type="float" office:value="2614.5" calcext:value-type="float">
            <text:p>2 614,50</text:p>
          </table:table-cell>
          <table:table-cell office:value-type="float" office:value="134" calcext:value-type="float">
            <text:p>134</text:p>
          </table:table-cell>
          <table:table-cell table:formula="of:=90*[.E1605]" office:value-type="float" office:value="12060" calcext:value-type="float">
            <text:p>12060</text:p>
          </table:table-cell>
          <table:table-cell table:formula="of:=[.C1605]/294" office:value-type="float" office:value="4.5187074829932" calcext:value-type="float">
            <text:p>4,5187074829932</text:p>
          </table:table-cell>
          <table:table-cell table:formula="of:=[.D1605]/294" office:value-type="float" office:value="8.89285714285714" calcext:value-type="float">
            <text:p>8,89285714285714</text:p>
          </table:table-cell>
          <table:table-cell/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office:value-type="float" office:value="1300.5" calcext:value-type="float">
            <text:p>1 300,50</text:p>
          </table:table-cell>
          <table:table-cell office:value-type="float" office:value="2684.5" calcext:value-type="float">
            <text:p>2 684,50</text:p>
          </table:table-cell>
          <table:table-cell office:value-type="float" office:value="134" calcext:value-type="float">
            <text:p>134</text:p>
          </table:table-cell>
          <table:table-cell table:formula="of:=90*[.E1606]" office:value-type="float" office:value="12060" calcext:value-type="float">
            <text:p>12060</text:p>
          </table:table-cell>
          <table:table-cell table:formula="of:=[.C1606]/294" office:value-type="float" office:value="4.4234693877551" calcext:value-type="float">
            <text:p>4,4234693877551</text:p>
          </table:table-cell>
          <table:table-cell table:formula="of:=[.D1606]/294" office:value-type="float" office:value="9.13095238095238" calcext:value-type="float">
            <text:p>9,13095238095238</text:p>
          </table:table-cell>
          <table:table-cell/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office:value-type="float" office:value="1248.5" calcext:value-type="float">
            <text:p>1 248,50</text:p>
          </table:table-cell>
          <table:table-cell office:value-type="float" office:value="2722.5" calcext:value-type="float">
            <text:p>2 722,50</text:p>
          </table:table-cell>
          <table:table-cell office:value-type="float" office:value="134" calcext:value-type="float">
            <text:p>134</text:p>
          </table:table-cell>
          <table:table-cell table:formula="of:=90*[.E1607]" office:value-type="float" office:value="12060" calcext:value-type="float">
            <text:p>12060</text:p>
          </table:table-cell>
          <table:table-cell table:formula="of:=[.C1607]/294" office:value-type="float" office:value="4.24659863945578" calcext:value-type="float">
            <text:p>4,24659863945578</text:p>
          </table:table-cell>
          <table:table-cell table:formula="of:=[.D1607]/294" office:value-type="float" office:value="9.26020408163265" calcext:value-type="float">
            <text:p>9,26020408163265</text:p>
          </table:table-cell>
          <table:table-cell/>
        </table:table-row>
        <table:table-row table:style-name="ro1">
          <table:table-cell/>
          <table:table-cell office:value-type="float" office:value="1607" calcext:value-type="float">
            <text:p>1607</text:p>
          </table:table-cell>
          <table:table-cell office:value-type="float" office:value="1264.5" calcext:value-type="float">
            <text:p>1 264,50</text:p>
          </table:table-cell>
          <table:table-cell office:value-type="float" office:value="2822.5" calcext:value-type="float">
            <text:p>2 822,50</text:p>
          </table:table-cell>
          <table:table-cell office:value-type="float" office:value="134" calcext:value-type="float">
            <text:p>134</text:p>
          </table:table-cell>
          <table:table-cell table:formula="of:=90*[.E1608]" office:value-type="float" office:value="12060" calcext:value-type="float">
            <text:p>12060</text:p>
          </table:table-cell>
          <table:table-cell table:formula="of:=[.C1608]/294" office:value-type="float" office:value="4.30102040816327" calcext:value-type="float">
            <text:p>4,30102040816327</text:p>
          </table:table-cell>
          <table:table-cell table:formula="of:=[.D1608]/294" office:value-type="float" office:value="9.60034013605442" calcext:value-type="float">
            <text:p>9,60034013605442</text:p>
          </table:table-cell>
          <table:table-cell/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office:value-type="float" office:value="1292.5" calcext:value-type="float">
            <text:p>1 292,50</text:p>
          </table:table-cell>
          <table:table-cell office:value-type="float" office:value="2900.5" calcext:value-type="float">
            <text:p>2 900,50</text:p>
          </table:table-cell>
          <table:table-cell office:value-type="float" office:value="134" calcext:value-type="float">
            <text:p>134</text:p>
          </table:table-cell>
          <table:table-cell table:formula="of:=90*[.E1609]" office:value-type="float" office:value="12060" calcext:value-type="float">
            <text:p>12060</text:p>
          </table:table-cell>
          <table:table-cell table:formula="of:=[.C1609]/294" office:value-type="float" office:value="4.39625850340136" calcext:value-type="float">
            <text:p>4,39625850340136</text:p>
          </table:table-cell>
          <table:table-cell table:formula="of:=[.D1609]/294" office:value-type="float" office:value="9.8656462585034" calcext:value-type="float">
            <text:p>9,8656462585034</text:p>
          </table:table-cell>
          <table:table-cell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float" office:value="1248.5" calcext:value-type="float">
            <text:p>1 248,50</text:p>
          </table:table-cell>
          <table:table-cell office:value-type="float" office:value="2940.5" calcext:value-type="float">
            <text:p>2 940,50</text:p>
          </table:table-cell>
          <table:table-cell office:value-type="float" office:value="134" calcext:value-type="float">
            <text:p>134</text:p>
          </table:table-cell>
          <table:table-cell table:formula="of:=90*[.E1610]" office:value-type="float" office:value="12060" calcext:value-type="float">
            <text:p>12060</text:p>
          </table:table-cell>
          <table:table-cell table:formula="of:=[.C1610]/294" office:value-type="float" office:value="4.24659863945578" calcext:value-type="float">
            <text:p>4,24659863945578</text:p>
          </table:table-cell>
          <table:table-cell table:formula="of:=[.D1610]/294" office:value-type="float" office:value="10.0017006802721" calcext:value-type="float">
            <text:p>10,0017006802721</text:p>
          </table:table-cell>
          <table:table-cell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float" office:value="1202.5" calcext:value-type="float">
            <text:p>1 202,50</text:p>
          </table:table-cell>
          <table:table-cell office:value-type="float" office:value="3042.5" calcext:value-type="float">
            <text:p>3 042,50</text:p>
          </table:table-cell>
          <table:table-cell office:value-type="float" office:value="134" calcext:value-type="float">
            <text:p>134</text:p>
          </table:table-cell>
          <table:table-cell table:formula="of:=90*[.E1611]" office:value-type="float" office:value="12060" calcext:value-type="float">
            <text:p>12060</text:p>
          </table:table-cell>
          <table:table-cell table:formula="of:=[.C1611]/294" office:value-type="float" office:value="4.09013605442177" calcext:value-type="float">
            <text:p>4,09013605442177</text:p>
          </table:table-cell>
          <table:table-cell table:formula="of:=[.D1611]/294" office:value-type="float" office:value="10.3486394557823" calcext:value-type="float">
            <text:p>10,3486394557823</text:p>
          </table:table-cell>
          <table:table-cell/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 office:value-type="float" office:value="1170.5" calcext:value-type="float">
            <text:p>1 170,50</text:p>
          </table:table-cell>
          <table:table-cell office:value-type="float" office:value="3088.5" calcext:value-type="float">
            <text:p>3 088,50</text:p>
          </table:table-cell>
          <table:table-cell office:value-type="float" office:value="134" calcext:value-type="float">
            <text:p>134</text:p>
          </table:table-cell>
          <table:table-cell table:formula="of:=90*[.E1612]" office:value-type="float" office:value="12060" calcext:value-type="float">
            <text:p>12060</text:p>
          </table:table-cell>
          <table:table-cell table:formula="of:=[.C1612]/294" office:value-type="float" office:value="3.9812925170068" calcext:value-type="float">
            <text:p>3,9812925170068</text:p>
          </table:table-cell>
          <table:table-cell table:formula="of:=[.D1612]/294" office:value-type="float" office:value="10.5051020408163" calcext:value-type="float">
            <text:p>10,5051020408163</text:p>
          </table:table-cell>
          <table:table-cell/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office:value-type="float" office:value="1170.5" calcext:value-type="float">
            <text:p>1 170,50</text:p>
          </table:table-cell>
          <table:table-cell office:value-type="float" office:value="3132.5" calcext:value-type="float">
            <text:p>3 132,50</text:p>
          </table:table-cell>
          <table:table-cell office:value-type="float" office:value="134" calcext:value-type="float">
            <text:p>134</text:p>
          </table:table-cell>
          <table:table-cell table:formula="of:=90*[.E1613]" office:value-type="float" office:value="12060" calcext:value-type="float">
            <text:p>12060</text:p>
          </table:table-cell>
          <table:table-cell table:formula="of:=[.C1613]/294" office:value-type="float" office:value="3.9812925170068" calcext:value-type="float">
            <text:p>3,9812925170068</text:p>
          </table:table-cell>
          <table:table-cell table:formula="of:=[.D1613]/294" office:value-type="float" office:value="10.6547619047619" calcext:value-type="float">
            <text:p>10,6547619047619</text:p>
          </table:table-cell>
          <table:table-cell/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office:value-type="float" office:value="1208.5" calcext:value-type="float">
            <text:p>1 208,50</text:p>
          </table:table-cell>
          <table:table-cell office:value-type="float" office:value="3194.5" calcext:value-type="float">
            <text:p>3 194,50</text:p>
          </table:table-cell>
          <table:table-cell office:value-type="float" office:value="134" calcext:value-type="float">
            <text:p>134</text:p>
          </table:table-cell>
          <table:table-cell table:formula="of:=90*[.E1614]" office:value-type="float" office:value="12060" calcext:value-type="float">
            <text:p>12060</text:p>
          </table:table-cell>
          <table:table-cell table:formula="of:=[.C1614]/294" office:value-type="float" office:value="4.11054421768708" calcext:value-type="float">
            <text:p>4,11054421768708</text:p>
          </table:table-cell>
          <table:table-cell table:formula="of:=[.D1614]/294" office:value-type="float" office:value="10.8656462585034" calcext:value-type="float">
            <text:p>10,8656462585034</text:p>
          </table:table-cell>
          <table:table-cell/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office:value-type="float" office:value="1260.5" calcext:value-type="float">
            <text:p>1 260,50</text:p>
          </table:table-cell>
          <table:table-cell office:value-type="float" office:value="3258.5" calcext:value-type="float">
            <text:p>3 258,50</text:p>
          </table:table-cell>
          <table:table-cell office:value-type="float" office:value="134" calcext:value-type="float">
            <text:p>134</text:p>
          </table:table-cell>
          <table:table-cell table:formula="of:=90*[.E1615]" office:value-type="float" office:value="12060" calcext:value-type="float">
            <text:p>12060</text:p>
          </table:table-cell>
          <table:table-cell table:formula="of:=[.C1615]/294" office:value-type="float" office:value="4.2874149659864" calcext:value-type="float">
            <text:p>4,2874149659864</text:p>
          </table:table-cell>
          <table:table-cell table:formula="of:=[.D1615]/294" office:value-type="float" office:value="11.0833333333333" calcext:value-type="float">
            <text:p>11,0833333333333</text:p>
          </table:table-cell>
          <table:table-cell/>
        </table:table-row>
        <table:table-row table:style-name="ro1">
          <table:table-cell/>
          <table:table-cell office:value-type="float" office:value="1615" calcext:value-type="float">
            <text:p>1615</text:p>
          </table:table-cell>
          <table:table-cell office:value-type="float" office:value="1328.5" calcext:value-type="float">
            <text:p>1 328,50</text:p>
          </table:table-cell>
          <table:table-cell office:value-type="float" office:value="3048.5" calcext:value-type="float">
            <text:p>3 048,50</text:p>
          </table:table-cell>
          <table:table-cell office:value-type="float" office:value="134" calcext:value-type="float">
            <text:p>134</text:p>
          </table:table-cell>
          <table:table-cell table:formula="of:=90*[.E1616]" office:value-type="float" office:value="12060" calcext:value-type="float">
            <text:p>12060</text:p>
          </table:table-cell>
          <table:table-cell table:formula="of:=[.C1616]/294" office:value-type="float" office:value="4.5187074829932" calcext:value-type="float">
            <text:p>4,5187074829932</text:p>
          </table:table-cell>
          <table:table-cell table:formula="of:=[.D1616]/294" office:value-type="float" office:value="10.3690476190476" calcext:value-type="float">
            <text:p>10,3690476190476</text:p>
          </table:table-cell>
          <table:table-cell/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office:value-type="float" office:value="1422.5" calcext:value-type="float">
            <text:p>1 422,50</text:p>
          </table:table-cell>
          <table:table-cell office:value-type="float" office:value="3046.5" calcext:value-type="float">
            <text:p>3 046,50</text:p>
          </table:table-cell>
          <table:table-cell office:value-type="float" office:value="134" calcext:value-type="float">
            <text:p>134</text:p>
          </table:table-cell>
          <table:table-cell table:formula="of:=90*[.E1617]" office:value-type="float" office:value="12060" calcext:value-type="float">
            <text:p>12060</text:p>
          </table:table-cell>
          <table:table-cell table:formula="of:=[.C1617]/294" office:value-type="float" office:value="4.83843537414966" calcext:value-type="float">
            <text:p>4,83843537414966</text:p>
          </table:table-cell>
          <table:table-cell table:formula="of:=[.D1617]/294" office:value-type="float" office:value="10.3622448979592" calcext:value-type="float">
            <text:p>10,3622448979592</text:p>
          </table:table-cell>
          <table:table-cell/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office:value-type="float" office:value="1480.5" calcext:value-type="float">
            <text:p>1 480,50</text:p>
          </table:table-cell>
          <table:table-cell office:value-type="float" office:value="2924.5" calcext:value-type="float">
            <text:p>2 924,50</text:p>
          </table:table-cell>
          <table:table-cell office:value-type="float" office:value="134" calcext:value-type="float">
            <text:p>134</text:p>
          </table:table-cell>
          <table:table-cell table:formula="of:=90*[.E1618]" office:value-type="float" office:value="12060" calcext:value-type="float">
            <text:p>12060</text:p>
          </table:table-cell>
          <table:table-cell table:formula="of:=[.C1618]/294" office:value-type="float" office:value="5.03571428571429" calcext:value-type="float">
            <text:p>5,03571428571429</text:p>
          </table:table-cell>
          <table:table-cell table:formula="of:=[.D1618]/294" office:value-type="float" office:value="9.94727891156463" calcext:value-type="float">
            <text:p>9,94727891156463</text:p>
          </table:table-cell>
          <table:table-cell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570.5" calcext:value-type="float">
            <text:p>1 570,50</text:p>
          </table:table-cell>
          <table:table-cell office:value-type="float" office:value="2888.5" calcext:value-type="float">
            <text:p>2 888,50</text:p>
          </table:table-cell>
          <table:table-cell office:value-type="float" office:value="134" calcext:value-type="float">
            <text:p>134</text:p>
          </table:table-cell>
          <table:table-cell table:formula="of:=90*[.E1619]" office:value-type="float" office:value="12060" calcext:value-type="float">
            <text:p>12060</text:p>
          </table:table-cell>
          <table:table-cell table:formula="of:=[.C1619]/294" office:value-type="float" office:value="5.34183673469388" calcext:value-type="float">
            <text:p>5,34183673469388</text:p>
          </table:table-cell>
          <table:table-cell table:formula="of:=[.D1619]/294" office:value-type="float" office:value="9.82482993197279" calcext:value-type="float">
            <text:p>9,82482993197279</text:p>
          </table:table-cell>
          <table:table-cell/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office:value-type="float" office:value="1628.5" calcext:value-type="float">
            <text:p>1 628,50</text:p>
          </table:table-cell>
          <table:table-cell office:value-type="float" office:value="2866.5" calcext:value-type="float">
            <text:p>2 866,50</text:p>
          </table:table-cell>
          <table:table-cell office:value-type="float" office:value="134" calcext:value-type="float">
            <text:p>134</text:p>
          </table:table-cell>
          <table:table-cell table:formula="of:=90*[.E1620]" office:value-type="float" office:value="12060" calcext:value-type="float">
            <text:p>12060</text:p>
          </table:table-cell>
          <table:table-cell table:formula="of:=[.C1620]/294" office:value-type="float" office:value="5.5391156462585" calcext:value-type="float">
            <text:p>5,5391156462585</text:p>
          </table:table-cell>
          <table:table-cell table:formula="of:=[.D1620]/294" office:value-type="float" office:value="9.75" calcext:value-type="float">
            <text:p>9,75</text:p>
          </table:table-cell>
          <table:table-cell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1646.5" calcext:value-type="float">
            <text:p>1 646,50</text:p>
          </table:table-cell>
          <table:table-cell office:value-type="float" office:value="2596.5" calcext:value-type="float">
            <text:p>2 596,50</text:p>
          </table:table-cell>
          <table:table-cell office:value-type="float" office:value="137" calcext:value-type="float">
            <text:p>137</text:p>
          </table:table-cell>
          <table:table-cell table:formula="of:=90*[.E1621]" office:value-type="float" office:value="12330" calcext:value-type="float">
            <text:p>12330</text:p>
          </table:table-cell>
          <table:table-cell table:formula="of:=[.C1621]/294" office:value-type="float" office:value="5.60034013605442" calcext:value-type="float">
            <text:p>5,60034013605442</text:p>
          </table:table-cell>
          <table:table-cell table:formula="of:=[.D1621]/294" office:value-type="float" office:value="8.83163265306122" calcext:value-type="float">
            <text:p>8,83163265306122</text:p>
          </table:table-cell>
          <table:table-cell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1678.5" calcext:value-type="float">
            <text:p>1 678,50</text:p>
          </table:table-cell>
          <table:table-cell office:value-type="float" office:value="2632.5" calcext:value-type="float">
            <text:p>2 632,50</text:p>
          </table:table-cell>
          <table:table-cell office:value-type="float" office:value="137" calcext:value-type="float">
            <text:p>137</text:p>
          </table:table-cell>
          <table:table-cell table:formula="of:=90*[.E1622]" office:value-type="float" office:value="12330" calcext:value-type="float">
            <text:p>12330</text:p>
          </table:table-cell>
          <table:table-cell table:formula="of:=[.C1622]/294" office:value-type="float" office:value="5.70918367346939" calcext:value-type="float">
            <text:p>5,70918367346939</text:p>
          </table:table-cell>
          <table:table-cell table:formula="of:=[.D1622]/294" office:value-type="float" office:value="8.95408163265306" calcext:value-type="float">
            <text:p>8,95408163265306</text:p>
          </table:table-cell>
          <table:table-cell/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office:value-type="float" office:value="1672.5" calcext:value-type="float">
            <text:p>1 672,50</text:p>
          </table:table-cell>
          <table:table-cell office:value-type="float" office:value="2692.5" calcext:value-type="float">
            <text:p>2 692,50</text:p>
          </table:table-cell>
          <table:table-cell office:value-type="float" office:value="137" calcext:value-type="float">
            <text:p>137</text:p>
          </table:table-cell>
          <table:table-cell table:formula="of:=90*[.E1623]" office:value-type="float" office:value="12330" calcext:value-type="float">
            <text:p>12330</text:p>
          </table:table-cell>
          <table:table-cell table:formula="of:=[.C1623]/294" office:value-type="float" office:value="5.68877551020408" calcext:value-type="float">
            <text:p>5,68877551020408</text:p>
          </table:table-cell>
          <table:table-cell table:formula="of:=[.D1623]/294" office:value-type="float" office:value="9.15816326530612" calcext:value-type="float">
            <text:p>9,15816326530612</text:p>
          </table:table-cell>
          <table:table-cell/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office:value-type="float" office:value="1668.5" calcext:value-type="float">
            <text:p>1 668,50</text:p>
          </table:table-cell>
          <table:table-cell office:value-type="float" office:value="2736.5" calcext:value-type="float">
            <text:p>2 736,50</text:p>
          </table:table-cell>
          <table:table-cell office:value-type="float" office:value="137" calcext:value-type="float">
            <text:p>137</text:p>
          </table:table-cell>
          <table:table-cell table:formula="of:=90*[.E1624]" office:value-type="float" office:value="12330" calcext:value-type="float">
            <text:p>12330</text:p>
          </table:table-cell>
          <table:table-cell table:formula="of:=[.C1624]/294" office:value-type="float" office:value="5.67517006802721" calcext:value-type="float">
            <text:p>5,67517006802721</text:p>
          </table:table-cell>
          <table:table-cell table:formula="of:=[.D1624]/294" office:value-type="float" office:value="9.3078231292517" calcext:value-type="float">
            <text:p>9,3078231292517</text:p>
          </table:table-cell>
          <table:table-cell/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float" office:value="1720.5" calcext:value-type="float">
            <text:p>1 720,50</text:p>
          </table:table-cell>
          <table:table-cell office:value-type="float" office:value="2708.5" calcext:value-type="float">
            <text:p>2 708,50</text:p>
          </table:table-cell>
          <table:table-cell office:value-type="float" office:value="137" calcext:value-type="float">
            <text:p>137</text:p>
          </table:table-cell>
          <table:table-cell table:formula="of:=90*[.E1625]" office:value-type="float" office:value="12330" calcext:value-type="float">
            <text:p>12330</text:p>
          </table:table-cell>
          <table:table-cell table:formula="of:=[.C1625]/294" office:value-type="float" office:value="5.85204081632653" calcext:value-type="float">
            <text:p>5,85204081632653</text:p>
          </table:table-cell>
          <table:table-cell table:formula="of:=[.D1625]/294" office:value-type="float" office:value="9.21258503401361" calcext:value-type="float">
            <text:p>9,21258503401361</text:p>
          </table:table-cell>
          <table:table-cell/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office:value-type="float" office:value="1776.5" calcext:value-type="float">
            <text:p>1 776,50</text:p>
          </table:table-cell>
          <table:table-cell office:value-type="float" office:value="2702.5" calcext:value-type="float">
            <text:p>2 702,50</text:p>
          </table:table-cell>
          <table:table-cell office:value-type="float" office:value="137" calcext:value-type="float">
            <text:p>137</text:p>
          </table:table-cell>
          <table:table-cell table:formula="of:=90*[.E1626]" office:value-type="float" office:value="12330" calcext:value-type="float">
            <text:p>12330</text:p>
          </table:table-cell>
          <table:table-cell table:formula="of:=[.C1626]/294" office:value-type="float" office:value="6.04251700680272" calcext:value-type="float">
            <text:p>6,04251700680272</text:p>
          </table:table-cell>
          <table:table-cell table:formula="of:=[.D1626]/294" office:value-type="float" office:value="9.1921768707483" calcext:value-type="float">
            <text:p>9,1921768707483</text:p>
          </table:table-cell>
          <table:table-cell/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office:value-type="float" office:value="1812.5" calcext:value-type="float">
            <text:p>1 812,50</text:p>
          </table:table-cell>
          <table:table-cell office:value-type="float" office:value="2752.5" calcext:value-type="float">
            <text:p>2 752,50</text:p>
          </table:table-cell>
          <table:table-cell office:value-type="float" office:value="137" calcext:value-type="float">
            <text:p>137</text:p>
          </table:table-cell>
          <table:table-cell table:formula="of:=90*[.E1627]" office:value-type="float" office:value="12330" calcext:value-type="float">
            <text:p>12330</text:p>
          </table:table-cell>
          <table:table-cell table:formula="of:=[.C1627]/294" office:value-type="float" office:value="6.16496598639456" calcext:value-type="float">
            <text:p>6,16496598639456</text:p>
          </table:table-cell>
          <table:table-cell table:formula="of:=[.D1627]/294" office:value-type="float" office:value="9.36224489795918" calcext:value-type="float">
            <text:p>9,36224489795918</text:p>
          </table:table-cell>
          <table:table-cell/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office:value-type="float" office:value="1770.5" calcext:value-type="float">
            <text:p>1 770,50</text:p>
          </table:table-cell>
          <table:table-cell office:value-type="float" office:value="2840.5" calcext:value-type="float">
            <text:p>2 840,50</text:p>
          </table:table-cell>
          <table:table-cell office:value-type="float" office:value="137" calcext:value-type="float">
            <text:p>137</text:p>
          </table:table-cell>
          <table:table-cell table:formula="of:=90*[.E1628]" office:value-type="float" office:value="12330" calcext:value-type="float">
            <text:p>12330</text:p>
          </table:table-cell>
          <table:table-cell table:formula="of:=[.C1628]/294" office:value-type="float" office:value="6.02210884353742" calcext:value-type="float">
            <text:p>6,02210884353742</text:p>
          </table:table-cell>
          <table:table-cell table:formula="of:=[.D1628]/294" office:value-type="float" office:value="9.66156462585034" calcext:value-type="float">
            <text:p>9,66156462585034</text:p>
          </table:table-cell>
          <table:table-cell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1754.5" calcext:value-type="float">
            <text:p>1 754,50</text:p>
          </table:table-cell>
          <table:table-cell office:value-type="float" office:value="2920.5" calcext:value-type="float">
            <text:p>2 920,50</text:p>
          </table:table-cell>
          <table:table-cell office:value-type="float" office:value="137" calcext:value-type="float">
            <text:p>137</text:p>
          </table:table-cell>
          <table:table-cell table:formula="of:=90*[.E1629]" office:value-type="float" office:value="12330" calcext:value-type="float">
            <text:p>12330</text:p>
          </table:table-cell>
          <table:table-cell table:formula="of:=[.C1629]/294" office:value-type="float" office:value="5.96768707482993" calcext:value-type="float">
            <text:p>5,96768707482993</text:p>
          </table:table-cell>
          <table:table-cell table:formula="of:=[.D1629]/294" office:value-type="float" office:value="9.93367346938776" calcext:value-type="float">
            <text:p>9,93367346938776</text:p>
          </table:table-cell>
          <table:table-cell/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office:value-type="float" office:value="1722.5" calcext:value-type="float">
            <text:p>1 722,50</text:p>
          </table:table-cell>
          <table:table-cell office:value-type="float" office:value="3002.5" calcext:value-type="float">
            <text:p>3 002,50</text:p>
          </table:table-cell>
          <table:table-cell office:value-type="float" office:value="137" calcext:value-type="float">
            <text:p>137</text:p>
          </table:table-cell>
          <table:table-cell table:formula="of:=90*[.E1630]" office:value-type="float" office:value="12330" calcext:value-type="float">
            <text:p>12330</text:p>
          </table:table-cell>
          <table:table-cell table:formula="of:=[.C1630]/294" office:value-type="float" office:value="5.85884353741497" calcext:value-type="float">
            <text:p>5,85884353741497</text:p>
          </table:table-cell>
          <table:table-cell table:formula="of:=[.D1630]/294" office:value-type="float" office:value="10.2125850340136" calcext:value-type="float">
            <text:p>10,2125850340136</text:p>
          </table:table-cell>
          <table:table-cell/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office:value-type="float" office:value="1722.5" calcext:value-type="float">
            <text:p>1 722,50</text:p>
          </table:table-cell>
          <table:table-cell office:value-type="float" office:value="3100.5" calcext:value-type="float">
            <text:p>3 100,50</text:p>
          </table:table-cell>
          <table:table-cell office:value-type="float" office:value="137" calcext:value-type="float">
            <text:p>137</text:p>
          </table:table-cell>
          <table:table-cell table:formula="of:=90*[.E1631]" office:value-type="float" office:value="12330" calcext:value-type="float">
            <text:p>12330</text:p>
          </table:table-cell>
          <table:table-cell table:formula="of:=[.C1631]/294" office:value-type="float" office:value="5.85884353741497" calcext:value-type="float">
            <text:p>5,85884353741497</text:p>
          </table:table-cell>
          <table:table-cell table:formula="of:=[.D1631]/294" office:value-type="float" office:value="10.5459183673469" calcext:value-type="float">
            <text:p>10,5459183673469</text:p>
          </table:table-cell>
          <table:table-cell/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 office:value-type="float" office:value="1712.5" calcext:value-type="float">
            <text:p>1 712,50</text:p>
          </table:table-cell>
          <table:table-cell office:value-type="float" office:value="3174.5" calcext:value-type="float">
            <text:p>3 174,50</text:p>
          </table:table-cell>
          <table:table-cell office:value-type="float" office:value="137" calcext:value-type="float">
            <text:p>137</text:p>
          </table:table-cell>
          <table:table-cell table:formula="of:=90*[.E1632]" office:value-type="float" office:value="12330" calcext:value-type="float">
            <text:p>12330</text:p>
          </table:table-cell>
          <table:table-cell table:formula="of:=[.C1632]/294" office:value-type="float" office:value="5.82482993197279" calcext:value-type="float">
            <text:p>5,82482993197279</text:p>
          </table:table-cell>
          <table:table-cell table:formula="of:=[.D1632]/294" office:value-type="float" office:value="10.797619047619" calcext:value-type="float">
            <text:p>10,797619047619</text:p>
          </table:table-cell>
          <table:table-cell/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office:value-type="float" office:value="1710.5" calcext:value-type="float">
            <text:p>1 710,50</text:p>
          </table:table-cell>
          <table:table-cell office:value-type="float" office:value="3268.5" calcext:value-type="float">
            <text:p>3 268,50</text:p>
          </table:table-cell>
          <table:table-cell office:value-type="float" office:value="137" calcext:value-type="float">
            <text:p>137</text:p>
          </table:table-cell>
          <table:table-cell table:formula="of:=90*[.E1633]" office:value-type="float" office:value="12330" calcext:value-type="float">
            <text:p>12330</text:p>
          </table:table-cell>
          <table:table-cell table:formula="of:=[.C1633]/294" office:value-type="float" office:value="5.81802721088435" calcext:value-type="float">
            <text:p>5,81802721088435</text:p>
          </table:table-cell>
          <table:table-cell table:formula="of:=[.D1633]/294" office:value-type="float" office:value="11.1173469387755" calcext:value-type="float">
            <text:p>11,1173469387755</text:p>
          </table:table-cell>
          <table:table-cell/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office:value-type="float" office:value="1606.5" calcext:value-type="float">
            <text:p>1 606,50</text:p>
          </table:table-cell>
          <table:table-cell office:value-type="float" office:value="2828.5" calcext:value-type="float">
            <text:p>2 828,50</text:p>
          </table:table-cell>
          <table:table-cell office:value-type="float" office:value="137" calcext:value-type="float">
            <text:p>137</text:p>
          </table:table-cell>
          <table:table-cell table:formula="of:=90*[.E1634]" office:value-type="float" office:value="12330" calcext:value-type="float">
            <text:p>12330</text:p>
          </table:table-cell>
          <table:table-cell table:formula="of:=[.C1634]/294" office:value-type="float" office:value="5.46428571428571" calcext:value-type="float">
            <text:p>5,46428571428571</text:p>
          </table:table-cell>
          <table:table-cell table:formula="of:=[.D1634]/294" office:value-type="float" office:value="9.62074829931973" calcext:value-type="float">
            <text:p>9,62074829931973</text:p>
          </table:table-cell>
          <table:table-cell/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office:value-type="float" office:value="1500.5" calcext:value-type="float">
            <text:p>1 500,50</text:p>
          </table:table-cell>
          <table:table-cell office:value-type="float" office:value="2898.5" calcext:value-type="float">
            <text:p>2 898,50</text:p>
          </table:table-cell>
          <table:table-cell office:value-type="float" office:value="137" calcext:value-type="float">
            <text:p>137</text:p>
          </table:table-cell>
          <table:table-cell table:formula="of:=90*[.E1635]" office:value-type="float" office:value="12330" calcext:value-type="float">
            <text:p>12330</text:p>
          </table:table-cell>
          <table:table-cell table:formula="of:=[.C1635]/294" office:value-type="float" office:value="5.10374149659864" calcext:value-type="float">
            <text:p>5,10374149659864</text:p>
          </table:table-cell>
          <table:table-cell table:formula="of:=[.D1635]/294" office:value-type="float" office:value="9.85884353741497" calcext:value-type="float">
            <text:p>9,85884353741497</text:p>
          </table:table-cell>
          <table:table-cell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office:value-type="float" office:value="1436.5" calcext:value-type="float">
            <text:p>1 436,50</text:p>
          </table:table-cell>
          <table:table-cell office:value-type="float" office:value="2994.5" calcext:value-type="float">
            <text:p>2 994,50</text:p>
          </table:table-cell>
          <table:table-cell office:value-type="float" office:value="137" calcext:value-type="float">
            <text:p>137</text:p>
          </table:table-cell>
          <table:table-cell table:formula="of:=90*[.E1636]" office:value-type="float" office:value="12330" calcext:value-type="float">
            <text:p>12330</text:p>
          </table:table-cell>
          <table:table-cell table:formula="of:=[.C1636]/294" office:value-type="float" office:value="4.88605442176871" calcext:value-type="float">
            <text:p>4,88605442176871</text:p>
          </table:table-cell>
          <table:table-cell table:formula="of:=[.D1636]/294" office:value-type="float" office:value="10.1853741496599" calcext:value-type="float">
            <text:p>10,1853741496599</text:p>
          </table:table-cell>
          <table:table-cell/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office:value-type="float" office:value="1382.5" calcext:value-type="float">
            <text:p>1 382,50</text:p>
          </table:table-cell>
          <table:table-cell office:value-type="float" office:value="3060.5" calcext:value-type="float">
            <text:p>3 060,50</text:p>
          </table:table-cell>
          <table:table-cell office:value-type="float" office:value="137" calcext:value-type="float">
            <text:p>137</text:p>
          </table:table-cell>
          <table:table-cell table:formula="of:=90*[.E1637]" office:value-type="float" office:value="12330" calcext:value-type="float">
            <text:p>12330</text:p>
          </table:table-cell>
          <table:table-cell table:formula="of:=[.C1637]/294" office:value-type="float" office:value="4.70238095238095" calcext:value-type="float">
            <text:p>4,70238095238095</text:p>
          </table:table-cell>
          <table:table-cell table:formula="of:=[.D1637]/294" office:value-type="float" office:value="10.4098639455782" calcext:value-type="float">
            <text:p>10,4098639455782</text:p>
          </table:table-cell>
          <table:table-cell/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office:value-type="float" office:value="1322.5" calcext:value-type="float">
            <text:p>1 322,50</text:p>
          </table:table-cell>
          <table:table-cell office:value-type="float" office:value="3024.5" calcext:value-type="float">
            <text:p>3 024,50</text:p>
          </table:table-cell>
          <table:table-cell office:value-type="float" office:value="137" calcext:value-type="float">
            <text:p>137</text:p>
          </table:table-cell>
          <table:table-cell table:formula="of:=90*[.E1638]" office:value-type="float" office:value="12330" calcext:value-type="float">
            <text:p>12330</text:p>
          </table:table-cell>
          <table:table-cell table:formula="of:=[.C1638]/294" office:value-type="float" office:value="4.49829931972789" calcext:value-type="float">
            <text:p>4,49829931972789</text:p>
          </table:table-cell>
          <table:table-cell table:formula="of:=[.D1638]/294" office:value-type="float" office:value="10.2874149659864" calcext:value-type="float">
            <text:p>10,2874149659864</text:p>
          </table:table-cell>
          <table:table-cell/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 office:value-type="float" office:value="1324.5" calcext:value-type="float">
            <text:p>1 324,50</text:p>
          </table:table-cell>
          <table:table-cell office:value-type="float" office:value="2622.5" calcext:value-type="float">
            <text:p>2 622,50</text:p>
          </table:table-cell>
          <table:table-cell office:value-type="float" office:value="137" calcext:value-type="float">
            <text:p>137</text:p>
          </table:table-cell>
          <table:table-cell table:formula="of:=90*[.E1639]" office:value-type="float" office:value="12330" calcext:value-type="float">
            <text:p>12330</text:p>
          </table:table-cell>
          <table:table-cell table:formula="of:=[.C1639]/294" office:value-type="float" office:value="4.50510204081633" calcext:value-type="float">
            <text:p>4,50510204081633</text:p>
          </table:table-cell>
          <table:table-cell table:formula="of:=[.D1639]/294" office:value-type="float" office:value="8.92006802721089" calcext:value-type="float">
            <text:p>8,92006802721089</text:p>
          </table:table-cell>
          <table:table-cell/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float" office:value="1306.5" calcext:value-type="float">
            <text:p>1 306,50</text:p>
          </table:table-cell>
          <table:table-cell office:value-type="float" office:value="2674.5" calcext:value-type="float">
            <text:p>2 674,50</text:p>
          </table:table-cell>
          <table:table-cell office:value-type="float" office:value="137" calcext:value-type="float">
            <text:p>137</text:p>
          </table:table-cell>
          <table:table-cell table:formula="of:=90*[.E1640]" office:value-type="float" office:value="12330" calcext:value-type="float">
            <text:p>12330</text:p>
          </table:table-cell>
          <table:table-cell table:formula="of:=[.C1640]/294" office:value-type="float" office:value="4.44387755102041" calcext:value-type="float">
            <text:p>4,44387755102041</text:p>
          </table:table-cell>
          <table:table-cell table:formula="of:=[.D1640]/294" office:value-type="float" office:value="9.0969387755102" calcext:value-type="float">
            <text:p>9,0969387755102</text:p>
          </table:table-cell>
          <table:table-cell/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float" office:value="1264.5" calcext:value-type="float">
            <text:p>1 264,50</text:p>
          </table:table-cell>
          <table:table-cell office:value-type="float" office:value="2716.5" calcext:value-type="float">
            <text:p>2 716,50</text:p>
          </table:table-cell>
          <table:table-cell office:value-type="float" office:value="137" calcext:value-type="float">
            <text:p>137</text:p>
          </table:table-cell>
          <table:table-cell table:formula="of:=90*[.E1641]" office:value-type="float" office:value="12330" calcext:value-type="float">
            <text:p>12330</text:p>
          </table:table-cell>
          <table:table-cell table:formula="of:=[.C1641]/294" office:value-type="float" office:value="4.30102040816327" calcext:value-type="float">
            <text:p>4,30102040816327</text:p>
          </table:table-cell>
          <table:table-cell table:formula="of:=[.D1641]/294" office:value-type="float" office:value="9.23979591836735" calcext:value-type="float">
            <text:p>9,23979591836735</text:p>
          </table:table-cell>
          <table:table-cell/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office:value-type="float" office:value="1278.5" calcext:value-type="float">
            <text:p>1 278,50</text:p>
          </table:table-cell>
          <table:table-cell office:value-type="float" office:value="2804.5" calcext:value-type="float">
            <text:p>2 804,50</text:p>
          </table:table-cell>
          <table:table-cell office:value-type="float" office:value="137" calcext:value-type="float">
            <text:p>137</text:p>
          </table:table-cell>
          <table:table-cell table:formula="of:=90*[.E1642]" office:value-type="float" office:value="12330" calcext:value-type="float">
            <text:p>12330</text:p>
          </table:table-cell>
          <table:table-cell table:formula="of:=[.C1642]/294" office:value-type="float" office:value="4.34863945578231" calcext:value-type="float">
            <text:p>4,34863945578231</text:p>
          </table:table-cell>
          <table:table-cell table:formula="of:=[.D1642]/294" office:value-type="float" office:value="9.5391156462585" calcext:value-type="float">
            <text:p>9,5391156462585</text:p>
          </table:table-cell>
          <table:table-cell/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office:value-type="float" office:value="1266.5" calcext:value-type="float">
            <text:p>1 266,50</text:p>
          </table:table-cell>
          <table:table-cell office:value-type="float" office:value="2856.5" calcext:value-type="float">
            <text:p>2 856,50</text:p>
          </table:table-cell>
          <table:table-cell office:value-type="float" office:value="137" calcext:value-type="float">
            <text:p>137</text:p>
          </table:table-cell>
          <table:table-cell table:formula="of:=90*[.E1643]" office:value-type="float" office:value="12330" calcext:value-type="float">
            <text:p>12330</text:p>
          </table:table-cell>
          <table:table-cell table:formula="of:=[.C1643]/294" office:value-type="float" office:value="4.3078231292517" calcext:value-type="float">
            <text:p>4,3078231292517</text:p>
          </table:table-cell>
          <table:table-cell table:formula="of:=[.D1643]/294" office:value-type="float" office:value="9.71598639455782" calcext:value-type="float">
            <text:p>9,71598639455782</text:p>
          </table:table-cell>
          <table:table-cell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float" office:value="1238.5" calcext:value-type="float">
            <text:p>1 238,50</text:p>
          </table:table-cell>
          <table:table-cell office:value-type="float" office:value="2962.5" calcext:value-type="float">
            <text:p>2 962,50</text:p>
          </table:table-cell>
          <table:table-cell office:value-type="float" office:value="137" calcext:value-type="float">
            <text:p>137</text:p>
          </table:table-cell>
          <table:table-cell table:formula="of:=90*[.E1644]" office:value-type="float" office:value="12330" calcext:value-type="float">
            <text:p>12330</text:p>
          </table:table-cell>
          <table:table-cell table:formula="of:=[.C1644]/294" office:value-type="float" office:value="4.21258503401361" calcext:value-type="float">
            <text:p>4,21258503401361</text:p>
          </table:table-cell>
          <table:table-cell table:formula="of:=[.D1644]/294" office:value-type="float" office:value="10.0765306122449" calcext:value-type="float">
            <text:p>10,0765306122449</text:p>
          </table:table-cell>
          <table:table-cell/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office:value-type="float" office:value="1192.5" calcext:value-type="float">
            <text:p>1 192,50</text:p>
          </table:table-cell>
          <table:table-cell office:value-type="float" office:value="3048.5" calcext:value-type="float">
            <text:p>3 048,50</text:p>
          </table:table-cell>
          <table:table-cell office:value-type="float" office:value="137" calcext:value-type="float">
            <text:p>137</text:p>
          </table:table-cell>
          <table:table-cell table:formula="of:=90*[.E1645]" office:value-type="float" office:value="12330" calcext:value-type="float">
            <text:p>12330</text:p>
          </table:table-cell>
          <table:table-cell table:formula="of:=[.C1645]/294" office:value-type="float" office:value="4.05612244897959" calcext:value-type="float">
            <text:p>4,05612244897959</text:p>
          </table:table-cell>
          <table:table-cell table:formula="of:=[.D1645]/294" office:value-type="float" office:value="10.3690476190476" calcext:value-type="float">
            <text:p>10,3690476190476</text:p>
          </table:table-cell>
          <table:table-cell/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office:value-type="float" office:value="1176.5" calcext:value-type="float">
            <text:p>1 176,50</text:p>
          </table:table-cell>
          <table:table-cell office:value-type="float" office:value="3094.5" calcext:value-type="float">
            <text:p>3 094,50</text:p>
          </table:table-cell>
          <table:table-cell office:value-type="float" office:value="137" calcext:value-type="float">
            <text:p>137</text:p>
          </table:table-cell>
          <table:table-cell table:formula="of:=90*[.E1646]" office:value-type="float" office:value="12330" calcext:value-type="float">
            <text:p>12330</text:p>
          </table:table-cell>
          <table:table-cell table:formula="of:=[.C1646]/294" office:value-type="float" office:value="4.00170068027211" calcext:value-type="float">
            <text:p>4,00170068027211</text:p>
          </table:table-cell>
          <table:table-cell table:formula="of:=[.D1646]/294" office:value-type="float" office:value="10.5255102040816" calcext:value-type="float">
            <text:p>10,5255102040816</text:p>
          </table:table-cell>
          <table:table-cell/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office:value-type="float" office:value="1180.5" calcext:value-type="float">
            <text:p>1 180,50</text:p>
          </table:table-cell>
          <table:table-cell office:value-type="float" office:value="3162.5" calcext:value-type="float">
            <text:p>3 162,50</text:p>
          </table:table-cell>
          <table:table-cell office:value-type="float" office:value="137" calcext:value-type="float">
            <text:p>137</text:p>
          </table:table-cell>
          <table:table-cell table:formula="of:=90*[.E1647]" office:value-type="float" office:value="12330" calcext:value-type="float">
            <text:p>12330</text:p>
          </table:table-cell>
          <table:table-cell table:formula="of:=[.C1647]/294" office:value-type="float" office:value="4.01530612244898" calcext:value-type="float">
            <text:p>4,01530612244898</text:p>
          </table:table-cell>
          <table:table-cell table:formula="of:=[.D1647]/294" office:value-type="float" office:value="10.7568027210884" calcext:value-type="float">
            <text:p>10,7568027210884</text:p>
          </table:table-cell>
          <table:table-cell/>
        </table:table-row>
        <table:table-row table:style-name="ro1">
          <table:table-cell/>
          <table:table-cell office:value-type="float" office:value="1647" calcext:value-type="float">
            <text:p>1647</text:p>
          </table:table-cell>
          <table:table-cell office:value-type="float" office:value="1176.5" calcext:value-type="float">
            <text:p>1 176,50</text:p>
          </table:table-cell>
          <table:table-cell office:value-type="float" office:value="3238.5" calcext:value-type="float">
            <text:p>3 238,50</text:p>
          </table:table-cell>
          <table:table-cell office:value-type="float" office:value="137" calcext:value-type="float">
            <text:p>137</text:p>
          </table:table-cell>
          <table:table-cell table:formula="of:=90*[.E1648]" office:value-type="float" office:value="12330" calcext:value-type="float">
            <text:p>12330</text:p>
          </table:table-cell>
          <table:table-cell table:formula="of:=[.C1648]/294" office:value-type="float" office:value="4.00170068027211" calcext:value-type="float">
            <text:p>4,00170068027211</text:p>
          </table:table-cell>
          <table:table-cell table:formula="of:=[.D1648]/294" office:value-type="float" office:value="11.015306122449" calcext:value-type="float">
            <text:p>11,015306122449</text:p>
          </table:table-cell>
          <table:table-cell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652.5" calcext:value-type="float">
            <text:p>1 652,50</text:p>
          </table:table-cell>
          <table:table-cell office:value-type="float" office:value="2568.5" calcext:value-type="float">
            <text:p>2 568,50</text:p>
          </table:table-cell>
          <table:table-cell office:value-type="float" office:value="142" calcext:value-type="float">
            <text:p>142</text:p>
          </table:table-cell>
          <table:table-cell table:formula="of:=90*[.E1649]" office:value-type="float" office:value="12780" calcext:value-type="float">
            <text:p>12780</text:p>
          </table:table-cell>
          <table:table-cell table:formula="of:=[.C1649]/294" office:value-type="float" office:value="5.62074829931973" calcext:value-type="float">
            <text:p>5,62074829931973</text:p>
          </table:table-cell>
          <table:table-cell table:formula="of:=[.D1649]/294" office:value-type="float" office:value="8.73639455782313" calcext:value-type="float">
            <text:p>8,73639455782313</text:p>
          </table:table-cell>
          <table:table-cell/>
        </table:table-row>
        <table:table-row table:style-name="ro1">
          <table:table-cell/>
          <table:table-cell office:value-type="float" office:value="1649" calcext:value-type="float">
            <text:p>1649</text:p>
          </table:table-cell>
          <table:table-cell office:value-type="float" office:value="1688.5" calcext:value-type="float">
            <text:p>1 688,50</text:p>
          </table:table-cell>
          <table:table-cell office:value-type="float" office:value="2600.5" calcext:value-type="float">
            <text:p>2 600,50</text:p>
          </table:table-cell>
          <table:table-cell office:value-type="float" office:value="142" calcext:value-type="float">
            <text:p>142</text:p>
          </table:table-cell>
          <table:table-cell table:formula="of:=90*[.E1650]" office:value-type="float" office:value="12780" calcext:value-type="float">
            <text:p>12780</text:p>
          </table:table-cell>
          <table:table-cell table:formula="of:=[.C1650]/294" office:value-type="float" office:value="5.74319727891156" calcext:value-type="float">
            <text:p>5,74319727891156</text:p>
          </table:table-cell>
          <table:table-cell table:formula="of:=[.D1650]/294" office:value-type="float" office:value="8.8452380952381" calcext:value-type="float">
            <text:p>8,8452380952381</text:p>
          </table:table-cell>
          <table:table-cell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1680.5" calcext:value-type="float">
            <text:p>1 680,50</text:p>
          </table:table-cell>
          <table:table-cell office:value-type="float" office:value="2654.5" calcext:value-type="float">
            <text:p>2 654,50</text:p>
          </table:table-cell>
          <table:table-cell office:value-type="float" office:value="142" calcext:value-type="float">
            <text:p>142</text:p>
          </table:table-cell>
          <table:table-cell table:formula="of:=90*[.E1651]" office:value-type="float" office:value="12780" calcext:value-type="float">
            <text:p>12780</text:p>
          </table:table-cell>
          <table:table-cell table:formula="of:=[.C1651]/294" office:value-type="float" office:value="5.71598639455782" calcext:value-type="float">
            <text:p>5,71598639455782</text:p>
          </table:table-cell>
          <table:table-cell table:formula="of:=[.D1651]/294" office:value-type="float" office:value="9.02891156462585" calcext:value-type="float">
            <text:p>9,02891156462585</text:p>
          </table:table-cell>
          <table:table-cell/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office:value-type="float" office:value="1674.5" calcext:value-type="float">
            <text:p>1 674,50</text:p>
          </table:table-cell>
          <table:table-cell office:value-type="float" office:value="2706.5" calcext:value-type="float">
            <text:p>2 706,50</text:p>
          </table:table-cell>
          <table:table-cell office:value-type="float" office:value="142" calcext:value-type="float">
            <text:p>142</text:p>
          </table:table-cell>
          <table:table-cell table:formula="of:=90*[.E1652]" office:value-type="float" office:value="12780" calcext:value-type="float">
            <text:p>12780</text:p>
          </table:table-cell>
          <table:table-cell table:formula="of:=[.C1652]/294" office:value-type="float" office:value="5.69557823129252" calcext:value-type="float">
            <text:p>5,69557823129252</text:p>
          </table:table-cell>
          <table:table-cell table:formula="of:=[.D1652]/294" office:value-type="float" office:value="9.20578231292517" calcext:value-type="float">
            <text:p>9,20578231292517</text:p>
          </table:table-cell>
          <table:table-cell/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 office:value-type="float" office:value="1744.5" calcext:value-type="float">
            <text:p>1 744,50</text:p>
          </table:table-cell>
          <table:table-cell office:value-type="float" office:value="2674.5" calcext:value-type="float">
            <text:p>2 674,50</text:p>
          </table:table-cell>
          <table:table-cell office:value-type="float" office:value="142" calcext:value-type="float">
            <text:p>142</text:p>
          </table:table-cell>
          <table:table-cell table:formula="of:=90*[.E1653]" office:value-type="float" office:value="12780" calcext:value-type="float">
            <text:p>12780</text:p>
          </table:table-cell>
          <table:table-cell table:formula="of:=[.C1653]/294" office:value-type="float" office:value="5.93367346938776" calcext:value-type="float">
            <text:p>5,93367346938776</text:p>
          </table:table-cell>
          <table:table-cell table:formula="of:=[.D1653]/294" office:value-type="float" office:value="9.0969387755102" calcext:value-type="float">
            <text:p>9,0969387755102</text:p>
          </table:table-cell>
          <table:table-cell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1816.5" calcext:value-type="float">
            <text:p>1 816,50</text:p>
          </table:table-cell>
          <table:table-cell office:value-type="float" office:value="2734.5" calcext:value-type="float">
            <text:p>2 734,50</text:p>
          </table:table-cell>
          <table:table-cell office:value-type="float" office:value="142" calcext:value-type="float">
            <text:p>142</text:p>
          </table:table-cell>
          <table:table-cell table:formula="of:=90*[.E1654]" office:value-type="float" office:value="12780" calcext:value-type="float">
            <text:p>12780</text:p>
          </table:table-cell>
          <table:table-cell table:formula="of:=[.C1654]/294" office:value-type="float" office:value="6.17857142857143" calcext:value-type="float">
            <text:p>6,17857142857143</text:p>
          </table:table-cell>
          <table:table-cell table:formula="of:=[.D1654]/294" office:value-type="float" office:value="9.30102040816327" calcext:value-type="float">
            <text:p>9,30102040816327</text:p>
          </table:table-cell>
          <table:table-cell/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office:value-type="float" office:value="1866.5" calcext:value-type="float">
            <text:p>1 866,50</text:p>
          </table:table-cell>
          <table:table-cell office:value-type="float" office:value="2788.5" calcext:value-type="float">
            <text:p>2 788,50</text:p>
          </table:table-cell>
          <table:table-cell office:value-type="float" office:value="142" calcext:value-type="float">
            <text:p>142</text:p>
          </table:table-cell>
          <table:table-cell table:formula="of:=90*[.E1655]" office:value-type="float" office:value="12780" calcext:value-type="float">
            <text:p>12780</text:p>
          </table:table-cell>
          <table:table-cell table:formula="of:=[.C1655]/294" office:value-type="float" office:value="6.34863945578231" calcext:value-type="float">
            <text:p>6,34863945578231</text:p>
          </table:table-cell>
          <table:table-cell table:formula="of:=[.D1655]/294" office:value-type="float" office:value="9.48469387755102" calcext:value-type="float">
            <text:p>9,48469387755102</text:p>
          </table:table-cell>
          <table:table-cell/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office:value-type="float" office:value="1826.5" calcext:value-type="float">
            <text:p>1 826,50</text:p>
          </table:table-cell>
          <table:table-cell office:value-type="float" office:value="2820.5" calcext:value-type="float">
            <text:p>2 820,50</text:p>
          </table:table-cell>
          <table:table-cell office:value-type="float" office:value="142" calcext:value-type="float">
            <text:p>142</text:p>
          </table:table-cell>
          <table:table-cell table:formula="of:=90*[.E1656]" office:value-type="float" office:value="12780" calcext:value-type="float">
            <text:p>12780</text:p>
          </table:table-cell>
          <table:table-cell table:formula="of:=[.C1656]/294" office:value-type="float" office:value="6.21258503401361" calcext:value-type="float">
            <text:p>6,21258503401361</text:p>
          </table:table-cell>
          <table:table-cell table:formula="of:=[.D1656]/294" office:value-type="float" office:value="9.59353741496599" calcext:value-type="float">
            <text:p>9,59353741496599</text:p>
          </table:table-cell>
          <table:table-cell/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office:value-type="float" office:value="1762.5" calcext:value-type="float">
            <text:p>1 762,50</text:p>
          </table:table-cell>
          <table:table-cell office:value-type="float" office:value="2874.5" calcext:value-type="float">
            <text:p>2 874,50</text:p>
          </table:table-cell>
          <table:table-cell office:value-type="float" office:value="142" calcext:value-type="float">
            <text:p>142</text:p>
          </table:table-cell>
          <table:table-cell table:formula="of:=90*[.E1657]" office:value-type="float" office:value="12780" calcext:value-type="float">
            <text:p>12780</text:p>
          </table:table-cell>
          <table:table-cell table:formula="of:=[.C1657]/294" office:value-type="float" office:value="5.99489795918367" calcext:value-type="float">
            <text:p>5,99489795918367</text:p>
          </table:table-cell>
          <table:table-cell table:formula="of:=[.D1657]/294" office:value-type="float" office:value="9.77721088435374" calcext:value-type="float">
            <text:p>9,77721088435374</text:p>
          </table:table-cell>
          <table:table-cell/>
        </table:table-row>
        <table:table-row table:style-name="ro1">
          <table:table-cell/>
          <table:table-cell office:value-type="float" office:value="1657" calcext:value-type="float">
            <text:p>1657</text:p>
          </table:table-cell>
          <table:table-cell office:value-type="float" office:value="1748.5" calcext:value-type="float">
            <text:p>1 748,50</text:p>
          </table:table-cell>
          <table:table-cell office:value-type="float" office:value="2968.5" calcext:value-type="float">
            <text:p>2 968,50</text:p>
          </table:table-cell>
          <table:table-cell office:value-type="float" office:value="142" calcext:value-type="float">
            <text:p>142</text:p>
          </table:table-cell>
          <table:table-cell table:formula="of:=90*[.E1658]" office:value-type="float" office:value="12780" calcext:value-type="float">
            <text:p>12780</text:p>
          </table:table-cell>
          <table:table-cell table:formula="of:=[.C1658]/294" office:value-type="float" office:value="5.94727891156463" calcext:value-type="float">
            <text:p>5,94727891156463</text:p>
          </table:table-cell>
          <table:table-cell table:formula="of:=[.D1658]/294" office:value-type="float" office:value="10.0969387755102" calcext:value-type="float">
            <text:p>10,0969387755102</text:p>
          </table:table-cell>
          <table:table-cell/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office:value-type="float" office:value="1728.5" calcext:value-type="float">
            <text:p>1 728,50</text:p>
          </table:table-cell>
          <table:table-cell office:value-type="float" office:value="3020.5" calcext:value-type="float">
            <text:p>3 020,50</text:p>
          </table:table-cell>
          <table:table-cell office:value-type="float" office:value="142" calcext:value-type="float">
            <text:p>142</text:p>
          </table:table-cell>
          <table:table-cell table:formula="of:=90*[.E1659]" office:value-type="float" office:value="12780" calcext:value-type="float">
            <text:p>12780</text:p>
          </table:table-cell>
          <table:table-cell table:formula="of:=[.C1659]/294" office:value-type="float" office:value="5.87925170068027" calcext:value-type="float">
            <text:p>5,87925170068027</text:p>
          </table:table-cell>
          <table:table-cell table:formula="of:=[.D1659]/294" office:value-type="float" office:value="10.2738095238095" calcext:value-type="float">
            <text:p>10,2738095238095</text:p>
          </table:table-cell>
          <table:table-cell/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office:value-type="float" office:value="1734.5" calcext:value-type="float">
            <text:p>1 734,50</text:p>
          </table:table-cell>
          <table:table-cell office:value-type="float" office:value="3100.5" calcext:value-type="float">
            <text:p>3 100,50</text:p>
          </table:table-cell>
          <table:table-cell office:value-type="float" office:value="142" calcext:value-type="float">
            <text:p>142</text:p>
          </table:table-cell>
          <table:table-cell table:formula="of:=90*[.E1660]" office:value-type="float" office:value="12780" calcext:value-type="float">
            <text:p>12780</text:p>
          </table:table-cell>
          <table:table-cell table:formula="of:=[.C1660]/294" office:value-type="float" office:value="5.89965986394558" calcext:value-type="float">
            <text:p>5,89965986394558</text:p>
          </table:table-cell>
          <table:table-cell table:formula="of:=[.D1660]/294" office:value-type="float" office:value="10.5459183673469" calcext:value-type="float">
            <text:p>10,5459183673469</text:p>
          </table:table-cell>
          <table:table-cell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1730.5" calcext:value-type="float">
            <text:p>1 730,50</text:p>
          </table:table-cell>
          <table:table-cell office:value-type="float" office:value="3180.5" calcext:value-type="float">
            <text:p>3 180,50</text:p>
          </table:table-cell>
          <table:table-cell office:value-type="float" office:value="142" calcext:value-type="float">
            <text:p>142</text:p>
          </table:table-cell>
          <table:table-cell table:formula="of:=90*[.E1661]" office:value-type="float" office:value="12780" calcext:value-type="float">
            <text:p>12780</text:p>
          </table:table-cell>
          <table:table-cell table:formula="of:=[.C1661]/294" office:value-type="float" office:value="5.88605442176871" calcext:value-type="float">
            <text:p>5,88605442176871</text:p>
          </table:table-cell>
          <table:table-cell table:formula="of:=[.D1661]/294" office:value-type="float" office:value="10.8180272108844" calcext:value-type="float">
            <text:p>10,8180272108844</text:p>
          </table:table-cell>
          <table:table-cell/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office:value-type="float" office:value="1724.5" calcext:value-type="float">
            <text:p>1 724,50</text:p>
          </table:table-cell>
          <table:table-cell office:value-type="float" office:value="3268.5" calcext:value-type="float">
            <text:p>3 268,50</text:p>
          </table:table-cell>
          <table:table-cell office:value-type="float" office:value="142" calcext:value-type="float">
            <text:p>142</text:p>
          </table:table-cell>
          <table:table-cell table:formula="of:=90*[.E1662]" office:value-type="float" office:value="12780" calcext:value-type="float">
            <text:p>12780</text:p>
          </table:table-cell>
          <table:table-cell table:formula="of:=[.C1662]/294" office:value-type="float" office:value="5.8656462585034" calcext:value-type="float">
            <text:p>5,8656462585034</text:p>
          </table:table-cell>
          <table:table-cell table:formula="of:=[.D1662]/294" office:value-type="float" office:value="11.1173469387755" calcext:value-type="float">
            <text:p>11,1173469387755</text:p>
          </table:table-cell>
          <table:table-cell/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office:value-type="float" office:value="1576.5" calcext:value-type="float">
            <text:p>1 576,50</text:p>
          </table:table-cell>
          <table:table-cell office:value-type="float" office:value="2858.5" calcext:value-type="float">
            <text:p>2 858,50</text:p>
          </table:table-cell>
          <table:table-cell office:value-type="float" office:value="142" calcext:value-type="float">
            <text:p>142</text:p>
          </table:table-cell>
          <table:table-cell table:formula="of:=90*[.E1663]" office:value-type="float" office:value="12780" calcext:value-type="float">
            <text:p>12780</text:p>
          </table:table-cell>
          <table:table-cell table:formula="of:=[.C1663]/294" office:value-type="float" office:value="5.36224489795918" calcext:value-type="float">
            <text:p>5,36224489795918</text:p>
          </table:table-cell>
          <table:table-cell table:formula="of:=[.D1663]/294" office:value-type="float" office:value="9.72278911564626" calcext:value-type="float">
            <text:p>9,72278911564626</text:p>
          </table:table-cell>
          <table:table-cell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office:value-type="float" office:value="1476.5" calcext:value-type="float">
            <text:p>1 476,50</text:p>
          </table:table-cell>
          <table:table-cell office:value-type="float" office:value="2922.5" calcext:value-type="float">
            <text:p>2 922,50</text:p>
          </table:table-cell>
          <table:table-cell office:value-type="float" office:value="142" calcext:value-type="float">
            <text:p>142</text:p>
          </table:table-cell>
          <table:table-cell table:formula="of:=90*[.E1664]" office:value-type="float" office:value="12780" calcext:value-type="float">
            <text:p>12780</text:p>
          </table:table-cell>
          <table:table-cell table:formula="of:=[.C1664]/294" office:value-type="float" office:value="5.02210884353742" calcext:value-type="float">
            <text:p>5,02210884353742</text:p>
          </table:table-cell>
          <table:table-cell table:formula="of:=[.D1664]/294" office:value-type="float" office:value="9.94047619047619" calcext:value-type="float">
            <text:p>9,94047619047619</text:p>
          </table:table-cell>
          <table:table-cell/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office:value-type="float" office:value="1404.5" calcext:value-type="float">
            <text:p>1 404,50</text:p>
          </table:table-cell>
          <table:table-cell office:value-type="float" office:value="3032.5" calcext:value-type="float">
            <text:p>3 032,50</text:p>
          </table:table-cell>
          <table:table-cell office:value-type="float" office:value="142" calcext:value-type="float">
            <text:p>142</text:p>
          </table:table-cell>
          <table:table-cell table:formula="of:=90*[.E1665]" office:value-type="float" office:value="12780" calcext:value-type="float">
            <text:p>12780</text:p>
          </table:table-cell>
          <table:table-cell table:formula="of:=[.C1665]/294" office:value-type="float" office:value="4.77721088435374" calcext:value-type="float">
            <text:p>4,77721088435374</text:p>
          </table:table-cell>
          <table:table-cell table:formula="of:=[.D1665]/294" office:value-type="float" office:value="10.3146258503401" calcext:value-type="float">
            <text:p>10,3146258503401</text:p>
          </table:table-cell>
          <table:table-cell/>
        </table:table-row>
        <table:table-row table:style-name="ro1">
          <table:table-cell/>
          <table:table-cell office:value-type="float" office:value="1665" calcext:value-type="float">
            <text:p>1665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3040.5" calcext:value-type="float">
            <text:p>3 040,50</text:p>
          </table:table-cell>
          <table:table-cell office:value-type="float" office:value="142" calcext:value-type="float">
            <text:p>142</text:p>
          </table:table-cell>
          <table:table-cell table:formula="of:=90*[.E1666]" office:value-type="float" office:value="12780" calcext:value-type="float">
            <text:p>12780</text:p>
          </table:table-cell>
          <table:table-cell table:formula="of:=[.C1666]/294" office:value-type="float" office:value="4.51190476190476" calcext:value-type="float">
            <text:p>4,51190476190476</text:p>
          </table:table-cell>
          <table:table-cell table:formula="of:=[.D1666]/294" office:value-type="float" office:value="10.3418367346939" calcext:value-type="float">
            <text:p>10,3418367346939</text:p>
          </table:table-cell>
          <table:table-cell/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float" office:value="1324.5" calcext:value-type="float">
            <text:p>1 324,50</text:p>
          </table:table-cell>
          <table:table-cell office:value-type="float" office:value="2598.5" calcext:value-type="float">
            <text:p>2 598,50</text:p>
          </table:table-cell>
          <table:table-cell office:value-type="float" office:value="142" calcext:value-type="float">
            <text:p>142</text:p>
          </table:table-cell>
          <table:table-cell table:formula="of:=90*[.E1667]" office:value-type="float" office:value="12780" calcext:value-type="float">
            <text:p>12780</text:p>
          </table:table-cell>
          <table:table-cell table:formula="of:=[.C1667]/294" office:value-type="float" office:value="4.50510204081633" calcext:value-type="float">
            <text:p>4,50510204081633</text:p>
          </table:table-cell>
          <table:table-cell table:formula="of:=[.D1667]/294" office:value-type="float" office:value="8.83843537414966" calcext:value-type="float">
            <text:p>8,83843537414966</text:p>
          </table:table-cell>
          <table:table-cell/>
        </table:table-row>
        <table:table-row table:style-name="ro1">
          <table:table-cell/>
          <table:table-cell office:value-type="float" office:value="1667" calcext:value-type="float">
            <text:p>1667</text:p>
          </table:table-cell>
          <table:table-cell office:value-type="float" office:value="1302.5" calcext:value-type="float">
            <text:p>1 302,50</text:p>
          </table:table-cell>
          <table:table-cell office:value-type="float" office:value="2660.5" calcext:value-type="float">
            <text:p>2 660,50</text:p>
          </table:table-cell>
          <table:table-cell office:value-type="float" office:value="142" calcext:value-type="float">
            <text:p>142</text:p>
          </table:table-cell>
          <table:table-cell table:formula="of:=90*[.E1668]" office:value-type="float" office:value="12780" calcext:value-type="float">
            <text:p>12780</text:p>
          </table:table-cell>
          <table:table-cell table:formula="of:=[.C1668]/294" office:value-type="float" office:value="4.43027210884354" calcext:value-type="float">
            <text:p>4,43027210884354</text:p>
          </table:table-cell>
          <table:table-cell table:formula="of:=[.D1668]/294" office:value-type="float" office:value="9.04931972789116" calcext:value-type="float">
            <text:p>9,04931972789116</text:p>
          </table:table-cell>
          <table:table-cell/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office:value-type="float" office:value="1270.5" calcext:value-type="float">
            <text:p>1 270,50</text:p>
          </table:table-cell>
          <table:table-cell office:value-type="float" office:value="2696.5" calcext:value-type="float">
            <text:p>2 696,50</text:p>
          </table:table-cell>
          <table:table-cell office:value-type="float" office:value="142" calcext:value-type="float">
            <text:p>142</text:p>
          </table:table-cell>
          <table:table-cell table:formula="of:=90*[.E1669]" office:value-type="float" office:value="12780" calcext:value-type="float">
            <text:p>12780</text:p>
          </table:table-cell>
          <table:table-cell table:formula="of:=[.C1669]/294" office:value-type="float" office:value="4.32142857142857" calcext:value-type="float">
            <text:p>4,32142857142857</text:p>
          </table:table-cell>
          <table:table-cell table:formula="of:=[.D1669]/294" office:value-type="float" office:value="9.17176870748299" calcext:value-type="float">
            <text:p>9,17176870748299</text:p>
          </table:table-cell>
          <table:table-cell/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office:value-type="float" office:value="1262.5" calcext:value-type="float">
            <text:p>1 262,50</text:p>
          </table:table-cell>
          <table:table-cell office:value-type="float" office:value="2772.5" calcext:value-type="float">
            <text:p>2 772,50</text:p>
          </table:table-cell>
          <table:table-cell office:value-type="float" office:value="142" calcext:value-type="float">
            <text:p>142</text:p>
          </table:table-cell>
          <table:table-cell table:formula="of:=90*[.E1670]" office:value-type="float" office:value="12780" calcext:value-type="float">
            <text:p>12780</text:p>
          </table:table-cell>
          <table:table-cell table:formula="of:=[.C1670]/294" office:value-type="float" office:value="4.29421768707483" calcext:value-type="float">
            <text:p>4,29421768707483</text:p>
          </table:table-cell>
          <table:table-cell table:formula="of:=[.D1670]/294" office:value-type="float" office:value="9.43027210884354" calcext:value-type="float">
            <text:p>9,43027210884354</text:p>
          </table:table-cell>
          <table:table-cell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266.5" calcext:value-type="float">
            <text:p>1 266,50</text:p>
          </table:table-cell>
          <table:table-cell office:value-type="float" office:value="2842.5" calcext:value-type="float">
            <text:p>2 842,50</text:p>
          </table:table-cell>
          <table:table-cell office:value-type="float" office:value="142" calcext:value-type="float">
            <text:p>142</text:p>
          </table:table-cell>
          <table:table-cell table:formula="of:=90*[.E1671]" office:value-type="float" office:value="12780" calcext:value-type="float">
            <text:p>12780</text:p>
          </table:table-cell>
          <table:table-cell table:formula="of:=[.C1671]/294" office:value-type="float" office:value="4.3078231292517" calcext:value-type="float">
            <text:p>4,3078231292517</text:p>
          </table:table-cell>
          <table:table-cell table:formula="of:=[.D1671]/294" office:value-type="float" office:value="9.66836734693878" calcext:value-type="float">
            <text:p>9,66836734693878</text:p>
          </table:table-cell>
          <table:table-cell/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office:value-type="float" office:value="1260.5" calcext:value-type="float">
            <text:p>1 260,50</text:p>
          </table:table-cell>
          <table:table-cell office:value-type="float" office:value="2916.5" calcext:value-type="float">
            <text:p>2 916,50</text:p>
          </table:table-cell>
          <table:table-cell office:value-type="float" office:value="142" calcext:value-type="float">
            <text:p>142</text:p>
          </table:table-cell>
          <table:table-cell table:formula="of:=90*[.E1672]" office:value-type="float" office:value="12780" calcext:value-type="float">
            <text:p>12780</text:p>
          </table:table-cell>
          <table:table-cell table:formula="of:=[.C1672]/294" office:value-type="float" office:value="4.2874149659864" calcext:value-type="float">
            <text:p>4,2874149659864</text:p>
          </table:table-cell>
          <table:table-cell table:formula="of:=[.D1672]/294" office:value-type="float" office:value="9.92006802721089" calcext:value-type="float">
            <text:p>9,92006802721089</text:p>
          </table:table-cell>
          <table:table-cell/>
        </table:table-row>
        <table:table-row table:style-name="ro1">
          <table:table-cell/>
          <table:table-cell office:value-type="float" office:value="1672" calcext:value-type="float">
            <text:p>1672</text:p>
          </table:table-cell>
          <table:table-cell office:value-type="float" office:value="1194.5" calcext:value-type="float">
            <text:p>1 194,50</text:p>
          </table:table-cell>
          <table:table-cell office:value-type="float" office:value="3020.5" calcext:value-type="float">
            <text:p>3 020,50</text:p>
          </table:table-cell>
          <table:table-cell office:value-type="float" office:value="142" calcext:value-type="float">
            <text:p>142</text:p>
          </table:table-cell>
          <table:table-cell table:formula="of:=90*[.E1673]" office:value-type="float" office:value="12780" calcext:value-type="float">
            <text:p>12780</text:p>
          </table:table-cell>
          <table:table-cell table:formula="of:=[.C1673]/294" office:value-type="float" office:value="4.06292517006803" calcext:value-type="float">
            <text:p>4,06292517006803</text:p>
          </table:table-cell>
          <table:table-cell table:formula="of:=[.D1673]/294" office:value-type="float" office:value="10.2738095238095" calcext:value-type="float">
            <text:p>10,2738095238095</text:p>
          </table:table-cell>
          <table:table-cell/>
        </table:table-row>
        <table:table-row table:style-name="ro1">
          <table:table-cell/>
          <table:table-cell office:value-type="float" office:value="1673" calcext:value-type="float">
            <text:p>1673</text:p>
          </table:table-cell>
          <table:table-cell office:value-type="float" office:value="1174.5" calcext:value-type="float">
            <text:p>1 174,50</text:p>
          </table:table-cell>
          <table:table-cell office:value-type="float" office:value="3112.5" calcext:value-type="float">
            <text:p>3 112,50</text:p>
          </table:table-cell>
          <table:table-cell office:value-type="float" office:value="142" calcext:value-type="float">
            <text:p>142</text:p>
          </table:table-cell>
          <table:table-cell table:formula="of:=90*[.E1674]" office:value-type="float" office:value="12780" calcext:value-type="float">
            <text:p>12780</text:p>
          </table:table-cell>
          <table:table-cell table:formula="of:=[.C1674]/294" office:value-type="float" office:value="3.99489795918367" calcext:value-type="float">
            <text:p>3,99489795918367</text:p>
          </table:table-cell>
          <table:table-cell table:formula="of:=[.D1674]/294" office:value-type="float" office:value="10.5867346938776" calcext:value-type="float">
            <text:p>10,5867346938776</text:p>
          </table:table-cell>
          <table:table-cell/>
        </table:table-row>
        <table:table-row table:style-name="ro1">
          <table:table-cell/>
          <table:table-cell office:value-type="float" office:value="1674" calcext:value-type="float">
            <text:p>1674</text:p>
          </table:table-cell>
          <table:table-cell office:value-type="float" office:value="1156.5" calcext:value-type="float">
            <text:p>1 156,50</text:p>
          </table:table-cell>
          <table:table-cell office:value-type="float" office:value="3190.5" calcext:value-type="float">
            <text:p>3 190,50</text:p>
          </table:table-cell>
          <table:table-cell office:value-type="float" office:value="142" calcext:value-type="float">
            <text:p>142</text:p>
          </table:table-cell>
          <table:table-cell table:formula="of:=90*[.E1675]" office:value-type="float" office:value="12780" calcext:value-type="float">
            <text:p>12780</text:p>
          </table:table-cell>
          <table:table-cell table:formula="of:=[.C1675]/294" office:value-type="float" office:value="3.93367346938776" calcext:value-type="float">
            <text:p>3,93367346938776</text:p>
          </table:table-cell>
          <table:table-cell table:formula="of:=[.D1675]/294" office:value-type="float" office:value="10.8520408163265" calcext:value-type="float">
            <text:p>10,8520408163265</text:p>
          </table:table-cell>
          <table:table-cell/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office:value-type="float" office:value="1220.5" calcext:value-type="float">
            <text:p>1 220,50</text:p>
          </table:table-cell>
          <table:table-cell office:value-type="float" office:value="2956.5" calcext:value-type="float">
            <text:p>2 956,50</text:p>
          </table:table-cell>
          <table:table-cell office:value-type="float" office:value="142" calcext:value-type="float">
            <text:p>142</text:p>
          </table:table-cell>
          <table:table-cell table:formula="of:=90*[.E1676]" office:value-type="float" office:value="12780" calcext:value-type="float">
            <text:p>12780</text:p>
          </table:table-cell>
          <table:table-cell table:formula="of:=[.C1676]/294" office:value-type="float" office:value="4.15136054421769" calcext:value-type="float">
            <text:p>4,15136054421769</text:p>
          </table:table-cell>
          <table:table-cell table:formula="of:=[.D1676]/294" office:value-type="float" office:value="10.0561224489796" calcext:value-type="float">
            <text:p>10,0561224489796</text:p>
          </table:table-cell>
          <table:table-cell/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office:value-type="float" office:value="1638.5" calcext:value-type="float">
            <text:p>1 638,50</text:p>
          </table:table-cell>
          <table:table-cell office:value-type="float" office:value="2840.5" calcext:value-type="float">
            <text:p>2 840,50</text:p>
          </table:table-cell>
          <table:table-cell office:value-type="float" office:value="142" calcext:value-type="float">
            <text:p>142</text:p>
          </table:table-cell>
          <table:table-cell table:formula="of:=90*[.E1677]" office:value-type="float" office:value="12780" calcext:value-type="float">
            <text:p>12780</text:p>
          </table:table-cell>
          <table:table-cell table:formula="of:=[.C1677]/294" office:value-type="float" office:value="5.57312925170068" calcext:value-type="float">
            <text:p>5,57312925170068</text:p>
          </table:table-cell>
          <table:table-cell table:formula="of:=[.D1677]/294" office:value-type="float" office:value="9.66156462585034" calcext:value-type="float">
            <text:p>9,66156462585034</text:p>
          </table:table-cell>
          <table:table-cell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office:value-type="float" office:value="1332.5" calcext:value-type="float">
            <text:p>1 332,50</text:p>
          </table:table-cell>
          <table:table-cell office:value-type="float" office:value="2568.5" calcext:value-type="float">
            <text:p>2 568,50</text:p>
          </table:table-cell>
          <table:table-cell office:value-type="float" office:value="154" calcext:value-type="float">
            <text:p>154</text:p>
          </table:table-cell>
          <table:table-cell table:formula="of:=90*[.E1678]" office:value-type="float" office:value="13860" calcext:value-type="float">
            <text:p>13860</text:p>
          </table:table-cell>
          <table:table-cell table:formula="of:=[.C1678]/294" office:value-type="float" office:value="4.53231292517007" calcext:value-type="float">
            <text:p>4,53231292517007</text:p>
          </table:table-cell>
          <table:table-cell table:formula="of:=[.D1678]/294" office:value-type="float" office:value="8.73639455782313" calcext:value-type="float">
            <text:p>8,73639455782313</text:p>
          </table:table-cell>
          <table:table-cell/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office:value-type="float" office:value="1296.5" calcext:value-type="float">
            <text:p>1 296,50</text:p>
          </table:table-cell>
          <table:table-cell office:value-type="float" office:value="2658.5" calcext:value-type="float">
            <text:p>2 658,50</text:p>
          </table:table-cell>
          <table:table-cell office:value-type="float" office:value="154" calcext:value-type="float">
            <text:p>154</text:p>
          </table:table-cell>
          <table:table-cell table:formula="of:=90*[.E1679]" office:value-type="float" office:value="13860" calcext:value-type="float">
            <text:p>13860</text:p>
          </table:table-cell>
          <table:table-cell table:formula="of:=[.C1679]/294" office:value-type="float" office:value="4.40986394557823" calcext:value-type="float">
            <text:p>4,40986394557823</text:p>
          </table:table-cell>
          <table:table-cell table:formula="of:=[.D1679]/294" office:value-type="float" office:value="9.04251700680272" calcext:value-type="float">
            <text:p>9,04251700680272</text:p>
          </table:table-cell>
          <table:table-cell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242.5" calcext:value-type="float">
            <text:p>1 242,50</text:p>
          </table:table-cell>
          <table:table-cell office:value-type="float" office:value="2726.5" calcext:value-type="float">
            <text:p>2 726,50</text:p>
          </table:table-cell>
          <table:table-cell office:value-type="float" office:value="154" calcext:value-type="float">
            <text:p>154</text:p>
          </table:table-cell>
          <table:table-cell table:formula="of:=90*[.E1680]" office:value-type="float" office:value="13860" calcext:value-type="float">
            <text:p>13860</text:p>
          </table:table-cell>
          <table:table-cell table:formula="of:=[.C1680]/294" office:value-type="float" office:value="4.22619047619048" calcext:value-type="float">
            <text:p>4,22619047619048</text:p>
          </table:table-cell>
          <table:table-cell table:formula="of:=[.D1680]/294" office:value-type="float" office:value="9.27380952380952" calcext:value-type="float">
            <text:p>9,27380952380952</text:p>
          </table:table-cell>
          <table:table-cell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1244.5" calcext:value-type="float">
            <text:p>1 244,50</text:p>
          </table:table-cell>
          <table:table-cell office:value-type="float" office:value="2824.5" calcext:value-type="float">
            <text:p>2 824,50</text:p>
          </table:table-cell>
          <table:table-cell office:value-type="float" office:value="154" calcext:value-type="float">
            <text:p>154</text:p>
          </table:table-cell>
          <table:table-cell table:formula="of:=90*[.E1681]" office:value-type="float" office:value="13860" calcext:value-type="float">
            <text:p>13860</text:p>
          </table:table-cell>
          <table:table-cell table:formula="of:=[.C1681]/294" office:value-type="float" office:value="4.23299319727891" calcext:value-type="float">
            <text:p>4,23299319727891</text:p>
          </table:table-cell>
          <table:table-cell table:formula="of:=[.D1681]/294" office:value-type="float" office:value="9.60714285714286" calcext:value-type="float">
            <text:p>9,60714285714286</text:p>
          </table:table-cell>
          <table:table-cell/>
        </table:table-row>
        <table:table-row table:style-name="ro1">
          <table:table-cell/>
          <table:table-cell office:value-type="float" office:value="1681" calcext:value-type="float">
            <text:p>1681</text:p>
          </table:table-cell>
          <table:table-cell office:value-type="float" office:value="1272.5" calcext:value-type="float">
            <text:p>1 272,50</text:p>
          </table:table-cell>
          <table:table-cell office:value-type="float" office:value="2910.5" calcext:value-type="float">
            <text:p>2 910,50</text:p>
          </table:table-cell>
          <table:table-cell office:value-type="float" office:value="154" calcext:value-type="float">
            <text:p>154</text:p>
          </table:table-cell>
          <table:table-cell table:formula="of:=90*[.E1682]" office:value-type="float" office:value="13860" calcext:value-type="float">
            <text:p>13860</text:p>
          </table:table-cell>
          <table:table-cell table:formula="of:=[.C1682]/294" office:value-type="float" office:value="4.32823129251701" calcext:value-type="float">
            <text:p>4,32823129251701</text:p>
          </table:table-cell>
          <table:table-cell table:formula="of:=[.D1682]/294" office:value-type="float" office:value="9.89965986394558" calcext:value-type="float">
            <text:p>9,89965986394558</text:p>
          </table:table-cell>
          <table:table-cell/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 office:value-type="float" office:value="1198.5" calcext:value-type="float">
            <text:p>1 198,50</text:p>
          </table:table-cell>
          <table:table-cell office:value-type="float" office:value="2958.5" calcext:value-type="float">
            <text:p>2 958,50</text:p>
          </table:table-cell>
          <table:table-cell office:value-type="float" office:value="154" calcext:value-type="float">
            <text:p>154</text:p>
          </table:table-cell>
          <table:table-cell table:formula="of:=90*[.E1683]" office:value-type="float" office:value="13860" calcext:value-type="float">
            <text:p>13860</text:p>
          </table:table-cell>
          <table:table-cell table:formula="of:=[.C1683]/294" office:value-type="float" office:value="4.0765306122449" calcext:value-type="float">
            <text:p>4,0765306122449</text:p>
          </table:table-cell>
          <table:table-cell table:formula="of:=[.D1683]/294" office:value-type="float" office:value="10.062925170068" calcext:value-type="float">
            <text:p>10,062925170068</text:p>
          </table:table-cell>
          <table:table-cell/>
        </table:table-row>
        <table:table-row table:style-name="ro1">
          <table:table-cell/>
          <table:table-cell office:value-type="float" office:value="1683" calcext:value-type="float">
            <text:p>1683</text:p>
          </table:table-cell>
          <table:table-cell office:value-type="float" office:value="1182.5" calcext:value-type="float">
            <text:p>1 182,50</text:p>
          </table:table-cell>
          <table:table-cell office:value-type="float" office:value="3070.5" calcext:value-type="float">
            <text:p>3 070,50</text:p>
          </table:table-cell>
          <table:table-cell office:value-type="float" office:value="154" calcext:value-type="float">
            <text:p>154</text:p>
          </table:table-cell>
          <table:table-cell table:formula="of:=90*[.E1684]" office:value-type="float" office:value="13860" calcext:value-type="float">
            <text:p>13860</text:p>
          </table:table-cell>
          <table:table-cell table:formula="of:=[.C1684]/294" office:value-type="float" office:value="4.02210884353742" calcext:value-type="float">
            <text:p>4,02210884353742</text:p>
          </table:table-cell>
          <table:table-cell table:formula="of:=[.D1684]/294" office:value-type="float" office:value="10.4438775510204" calcext:value-type="float">
            <text:p>10,4438775510204</text:p>
          </table:table-cell>
          <table:table-cell/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office:value-type="float" office:value="1220.5" calcext:value-type="float">
            <text:p>1 220,50</text:p>
          </table:table-cell>
          <table:table-cell office:value-type="float" office:value="3114.5" calcext:value-type="float">
            <text:p>3 114,50</text:p>
          </table:table-cell>
          <table:table-cell office:value-type="float" office:value="154" calcext:value-type="float">
            <text:p>154</text:p>
          </table:table-cell>
          <table:table-cell table:formula="of:=90*[.E1685]" office:value-type="float" office:value="13860" calcext:value-type="float">
            <text:p>13860</text:p>
          </table:table-cell>
          <table:table-cell table:formula="of:=[.C1685]/294" office:value-type="float" office:value="4.15136054421769" calcext:value-type="float">
            <text:p>4,15136054421769</text:p>
          </table:table-cell>
          <table:table-cell table:formula="of:=[.D1685]/294" office:value-type="float" office:value="10.593537414966" calcext:value-type="float">
            <text:p>10,593537414966</text:p>
          </table:table-cell>
          <table:table-cell/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office:value-type="float" office:value="1146.5" calcext:value-type="float">
            <text:p>1 146,50</text:p>
          </table:table-cell>
          <table:table-cell office:value-type="float" office:value="3172.5" calcext:value-type="float">
            <text:p>3 172,50</text:p>
          </table:table-cell>
          <table:table-cell office:value-type="float" office:value="154" calcext:value-type="float">
            <text:p>154</text:p>
          </table:table-cell>
          <table:table-cell table:formula="of:=90*[.E1686]" office:value-type="float" office:value="13860" calcext:value-type="float">
            <text:p>13860</text:p>
          </table:table-cell>
          <table:table-cell table:formula="of:=[.C1686]/294" office:value-type="float" office:value="3.89965986394558" calcext:value-type="float">
            <text:p>3,89965986394558</text:p>
          </table:table-cell>
          <table:table-cell table:formula="of:=[.D1686]/294" office:value-type="float" office:value="10.7908163265306" calcext:value-type="float">
            <text:p>10,7908163265306</text:p>
          </table:table-cell>
          <table:table-cell/>
        </table:table-row>
        <table:table-row table:style-name="ro1">
          <table:table-cell/>
          <table:table-cell office:value-type="float" office:value="1686" calcext:value-type="float">
            <text:p>1686</text:p>
          </table:table-cell>
          <table:table-cell office:value-type="float" office:value="1330.5" calcext:value-type="float">
            <text:p>1 330,50</text:p>
          </table:table-cell>
          <table:table-cell office:value-type="float" office:value="3032.5" calcext:value-type="float">
            <text:p>3 032,50</text:p>
          </table:table-cell>
          <table:table-cell office:value-type="float" office:value="154" calcext:value-type="float">
            <text:p>154</text:p>
          </table:table-cell>
          <table:table-cell table:formula="of:=90*[.E1687]" office:value-type="float" office:value="13860" calcext:value-type="float">
            <text:p>13860</text:p>
          </table:table-cell>
          <table:table-cell table:formula="of:=[.C1687]/294" office:value-type="float" office:value="4.52551020408163" calcext:value-type="float">
            <text:p>4,52551020408163</text:p>
          </table:table-cell>
          <table:table-cell table:formula="of:=[.D1687]/294" office:value-type="float" office:value="10.3146258503401" calcext:value-type="float">
            <text:p>10,3146258503401</text:p>
          </table:table-cell>
          <table:table-cell/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office:value-type="float" office:value="1428.5" calcext:value-type="float">
            <text:p>1 428,50</text:p>
          </table:table-cell>
          <table:table-cell office:value-type="float" office:value="3010.5" calcext:value-type="float">
            <text:p>3 010,50</text:p>
          </table:table-cell>
          <table:table-cell office:value-type="float" office:value="154" calcext:value-type="float">
            <text:p>154</text:p>
          </table:table-cell>
          <table:table-cell table:formula="of:=90*[.E1688]" office:value-type="float" office:value="13860" calcext:value-type="float">
            <text:p>13860</text:p>
          </table:table-cell>
          <table:table-cell table:formula="of:=[.C1688]/294" office:value-type="float" office:value="4.85884353741497" calcext:value-type="float">
            <text:p>4,85884353741497</text:p>
          </table:table-cell>
          <table:table-cell table:formula="of:=[.D1688]/294" office:value-type="float" office:value="10.2397959183673" calcext:value-type="float">
            <text:p>10,2397959183673</text:p>
          </table:table-cell>
          <table:table-cell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478.5" calcext:value-type="float">
            <text:p>1 478,50</text:p>
          </table:table-cell>
          <table:table-cell office:value-type="float" office:value="2886.5" calcext:value-type="float">
            <text:p>2 886,50</text:p>
          </table:table-cell>
          <table:table-cell office:value-type="float" office:value="154" calcext:value-type="float">
            <text:p>154</text:p>
          </table:table-cell>
          <table:table-cell table:formula="of:=90*[.E1689]" office:value-type="float" office:value="13860" calcext:value-type="float">
            <text:p>13860</text:p>
          </table:table-cell>
          <table:table-cell table:formula="of:=[.C1689]/294" office:value-type="float" office:value="5.02891156462585" calcext:value-type="float">
            <text:p>5,02891156462585</text:p>
          </table:table-cell>
          <table:table-cell table:formula="of:=[.D1689]/294" office:value-type="float" office:value="9.81802721088435" calcext:value-type="float">
            <text:p>9,81802721088435</text:p>
          </table:table-cell>
          <table:table-cell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office:value-type="float" office:value="1588.5" calcext:value-type="float">
            <text:p>1 588,50</text:p>
          </table:table-cell>
          <table:table-cell office:value-type="float" office:value="2838.5" calcext:value-type="float">
            <text:p>2 838,50</text:p>
          </table:table-cell>
          <table:table-cell office:value-type="float" office:value="154" calcext:value-type="float">
            <text:p>154</text:p>
          </table:table-cell>
          <table:table-cell table:formula="of:=90*[.E1690]" office:value-type="float" office:value="13860" calcext:value-type="float">
            <text:p>13860</text:p>
          </table:table-cell>
          <table:table-cell table:formula="of:=[.C1690]/294" office:value-type="float" office:value="5.4030612244898" calcext:value-type="float">
            <text:p>5,4030612244898</text:p>
          </table:table-cell>
          <table:table-cell table:formula="of:=[.D1690]/294" office:value-type="float" office:value="9.65476190476191" calcext:value-type="float">
            <text:p>9,65476190476191</text:p>
          </table:table-cell>
          <table:table-cell/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office:value-type="float" office:value="1648.5" calcext:value-type="float">
            <text:p>1 648,50</text:p>
          </table:table-cell>
          <table:table-cell office:value-type="float" office:value="2754.5" calcext:value-type="float">
            <text:p>2 754,50</text:p>
          </table:table-cell>
          <table:table-cell office:value-type="float" office:value="154" calcext:value-type="float">
            <text:p>154</text:p>
          </table:table-cell>
          <table:table-cell table:formula="of:=90*[.E1691]" office:value-type="float" office:value="13860" calcext:value-type="float">
            <text:p>13860</text:p>
          </table:table-cell>
          <table:table-cell table:formula="of:=[.C1691]/294" office:value-type="float" office:value="5.60714285714286" calcext:value-type="float">
            <text:p>5,60714285714286</text:p>
          </table:table-cell>
          <table:table-cell table:formula="of:=[.D1691]/294" office:value-type="float" office:value="9.36904761904762" calcext:value-type="float">
            <text:p>9,36904761904762</text:p>
          </table:table-cell>
          <table:table-cell/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office:value-type="float" office:value="1648.5" calcext:value-type="float">
            <text:p>1 648,50</text:p>
          </table:table-cell>
          <table:table-cell office:value-type="float" office:value="2546.5" calcext:value-type="float">
            <text:p>2 546,50</text:p>
          </table:table-cell>
          <table:table-cell office:value-type="float" office:value="154" calcext:value-type="float">
            <text:p>154</text:p>
          </table:table-cell>
          <table:table-cell table:formula="of:=90*[.E1692]" office:value-type="float" office:value="13860" calcext:value-type="float">
            <text:p>13860</text:p>
          </table:table-cell>
          <table:table-cell table:formula="of:=[.C1692]/294" office:value-type="float" office:value="5.60714285714286" calcext:value-type="float">
            <text:p>5,60714285714286</text:p>
          </table:table-cell>
          <table:table-cell table:formula="of:=[.D1692]/294" office:value-type="float" office:value="8.66156462585034" calcext:value-type="float">
            <text:p>8,66156462585034</text:p>
          </table:table-cell>
          <table:table-cell/>
        </table:table-row>
        <table:table-row table:style-name="ro1">
          <table:table-cell/>
          <table:table-cell office:value-type="float" office:value="1692" calcext:value-type="float">
            <text:p>1692</text:p>
          </table:table-cell>
          <table:table-cell office:value-type="float" office:value="1704.5" calcext:value-type="float">
            <text:p>1 704,50</text:p>
          </table:table-cell>
          <table:table-cell office:value-type="float" office:value="2544.5" calcext:value-type="float">
            <text:p>2 544,50</text:p>
          </table:table-cell>
          <table:table-cell office:value-type="float" office:value="154" calcext:value-type="float">
            <text:p>154</text:p>
          </table:table-cell>
          <table:table-cell table:formula="of:=90*[.E1693]" office:value-type="float" office:value="13860" calcext:value-type="float">
            <text:p>13860</text:p>
          </table:table-cell>
          <table:table-cell table:formula="of:=[.C1693]/294" office:value-type="float" office:value="5.79761904761905" calcext:value-type="float">
            <text:p>5,79761904761905</text:p>
          </table:table-cell>
          <table:table-cell table:formula="of:=[.D1693]/294" office:value-type="float" office:value="8.65476190476191" calcext:value-type="float">
            <text:p>8,65476190476191</text:p>
          </table:table-cell>
          <table:table-cell/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office:value-type="float" office:value="1700.5" calcext:value-type="float">
            <text:p>1 700,50</text:p>
          </table:table-cell>
          <table:table-cell office:value-type="float" office:value="2652.5" calcext:value-type="float">
            <text:p>2 652,50</text:p>
          </table:table-cell>
          <table:table-cell office:value-type="float" office:value="154" calcext:value-type="float">
            <text:p>154</text:p>
          </table:table-cell>
          <table:table-cell table:formula="of:=90*[.E1694]" office:value-type="float" office:value="13860" calcext:value-type="float">
            <text:p>13860</text:p>
          </table:table-cell>
          <table:table-cell table:formula="of:=[.C1694]/294" office:value-type="float" office:value="5.78401360544218" calcext:value-type="float">
            <text:p>5,78401360544218</text:p>
          </table:table-cell>
          <table:table-cell table:formula="of:=[.D1694]/294" office:value-type="float" office:value="9.02210884353742" calcext:value-type="float">
            <text:p>9,02210884353742</text:p>
          </table:table-cell>
          <table:table-cell/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office:value-type="float" office:value="1780.5" calcext:value-type="float">
            <text:p>1 780,50</text:p>
          </table:table-cell>
          <table:table-cell office:value-type="float" office:value="2644.5" calcext:value-type="float">
            <text:p>2 644,50</text:p>
          </table:table-cell>
          <table:table-cell office:value-type="float" office:value="154" calcext:value-type="float">
            <text:p>154</text:p>
          </table:table-cell>
          <table:table-cell table:formula="of:=90*[.E1695]" office:value-type="float" office:value="13860" calcext:value-type="float">
            <text:p>13860</text:p>
          </table:table-cell>
          <table:table-cell table:formula="of:=[.C1695]/294" office:value-type="float" office:value="6.05612244897959" calcext:value-type="float">
            <text:p>6,05612244897959</text:p>
          </table:table-cell>
          <table:table-cell table:formula="of:=[.D1695]/294" office:value-type="float" office:value="8.99489795918367" calcext:value-type="float">
            <text:p>8,99489795918367</text:p>
          </table:table-cell>
          <table:table-cell/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office:value-type="float" office:value="1846.5" calcext:value-type="float">
            <text:p>1 846,50</text:p>
          </table:table-cell>
          <table:table-cell office:value-type="float" office:value="2696.5" calcext:value-type="float">
            <text:p>2 696,50</text:p>
          </table:table-cell>
          <table:table-cell office:value-type="float" office:value="154" calcext:value-type="float">
            <text:p>154</text:p>
          </table:table-cell>
          <table:table-cell table:formula="of:=90*[.E1696]" office:value-type="float" office:value="13860" calcext:value-type="float">
            <text:p>13860</text:p>
          </table:table-cell>
          <table:table-cell table:formula="of:=[.C1696]/294" office:value-type="float" office:value="6.28061224489796" calcext:value-type="float">
            <text:p>6,28061224489796</text:p>
          </table:table-cell>
          <table:table-cell table:formula="of:=[.D1696]/294" office:value-type="float" office:value="9.17176870748299" calcext:value-type="float">
            <text:p>9,17176870748299</text:p>
          </table:table-cell>
          <table:table-cell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1866.5" calcext:value-type="float">
            <text:p>1 866,50</text:p>
          </table:table-cell>
          <table:table-cell office:value-type="float" office:value="2800.5" calcext:value-type="float">
            <text:p>2 800,50</text:p>
          </table:table-cell>
          <table:table-cell office:value-type="float" office:value="154" calcext:value-type="float">
            <text:p>154</text:p>
          </table:table-cell>
          <table:table-cell table:formula="of:=90*[.E1697]" office:value-type="float" office:value="13860" calcext:value-type="float">
            <text:p>13860</text:p>
          </table:table-cell>
          <table:table-cell table:formula="of:=[.C1697]/294" office:value-type="float" office:value="6.34863945578231" calcext:value-type="float">
            <text:p>6,34863945578231</text:p>
          </table:table-cell>
          <table:table-cell table:formula="of:=[.D1697]/294" office:value-type="float" office:value="9.52551020408163" calcext:value-type="float">
            <text:p>9,52551020408163</text:p>
          </table:table-cell>
          <table:table-cell/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office:value-type="float" office:value="1760.5" calcext:value-type="float">
            <text:p>1 760,50</text:p>
          </table:table-cell>
          <table:table-cell office:value-type="float" office:value="2896.5" calcext:value-type="float">
            <text:p>2 896,50</text:p>
          </table:table-cell>
          <table:table-cell office:value-type="float" office:value="154" calcext:value-type="float">
            <text:p>154</text:p>
          </table:table-cell>
          <table:table-cell table:formula="of:=90*[.E1698]" office:value-type="float" office:value="13860" calcext:value-type="float">
            <text:p>13860</text:p>
          </table:table-cell>
          <table:table-cell table:formula="of:=[.C1698]/294" office:value-type="float" office:value="5.98809523809524" calcext:value-type="float">
            <text:p>5,98809523809524</text:p>
          </table:table-cell>
          <table:table-cell table:formula="of:=[.D1698]/294" office:value-type="float" office:value="9.85204081632653" calcext:value-type="float">
            <text:p>9,85204081632653</text:p>
          </table:table-cell>
          <table:table-cell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office:value-type="float" office:value="1752.5" calcext:value-type="float">
            <text:p>1 752,50</text:p>
          </table:table-cell>
          <table:table-cell office:value-type="float" office:value="2992.5" calcext:value-type="float">
            <text:p>2 992,50</text:p>
          </table:table-cell>
          <table:table-cell office:value-type="float" office:value="154" calcext:value-type="float">
            <text:p>154</text:p>
          </table:table-cell>
          <table:table-cell table:formula="of:=90*[.E1699]" office:value-type="float" office:value="13860" calcext:value-type="float">
            <text:p>13860</text:p>
          </table:table-cell>
          <table:table-cell table:formula="of:=[.C1699]/294" office:value-type="float" office:value="5.9608843537415" calcext:value-type="float">
            <text:p>5,9608843537415</text:p>
          </table:table-cell>
          <table:table-cell table:formula="of:=[.D1699]/294" office:value-type="float" office:value="10.1785714285714" calcext:value-type="float">
            <text:p>10,1785714285714</text:p>
          </table:table-cell>
          <table:table-cell/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office:value-type="float" office:value="1746.5" calcext:value-type="float">
            <text:p>1 746,50</text:p>
          </table:table-cell>
          <table:table-cell office:value-type="float" office:value="3066.5" calcext:value-type="float">
            <text:p>3 066,50</text:p>
          </table:table-cell>
          <table:table-cell office:value-type="float" office:value="154" calcext:value-type="float">
            <text:p>154</text:p>
          </table:table-cell>
          <table:table-cell table:formula="of:=90*[.E1700]" office:value-type="float" office:value="13860" calcext:value-type="float">
            <text:p>13860</text:p>
          </table:table-cell>
          <table:table-cell table:formula="of:=[.C1700]/294" office:value-type="float" office:value="5.94047619047619" calcext:value-type="float">
            <text:p>5,94047619047619</text:p>
          </table:table-cell>
          <table:table-cell table:formula="of:=[.D1700]/294" office:value-type="float" office:value="10.4302721088435" calcext:value-type="float">
            <text:p>10,4302721088435</text:p>
          </table:table-cell>
          <table:table-cell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754.5" calcext:value-type="float">
            <text:p>1 754,50</text:p>
          </table:table-cell>
          <table:table-cell office:value-type="float" office:value="3128.5" calcext:value-type="float">
            <text:p>3 128,50</text:p>
          </table:table-cell>
          <table:table-cell office:value-type="float" office:value="154" calcext:value-type="float">
            <text:p>154</text:p>
          </table:table-cell>
          <table:table-cell table:formula="of:=90*[.E1701]" office:value-type="float" office:value="13860" calcext:value-type="float">
            <text:p>13860</text:p>
          </table:table-cell>
          <table:table-cell table:formula="of:=[.C1701]/294" office:value-type="float" office:value="5.96768707482993" calcext:value-type="float">
            <text:p>5,96768707482993</text:p>
          </table:table-cell>
          <table:table-cell table:formula="of:=[.D1701]/294" office:value-type="float" office:value="10.641156462585" calcext:value-type="float">
            <text:p>10,641156462585</text:p>
          </table:table-cell>
          <table:table-cell/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office:value-type="float" office:value="1750.5" calcext:value-type="float">
            <text:p>1 750,50</text:p>
          </table:table-cell>
          <table:table-cell office:value-type="float" office:value="3206.5" calcext:value-type="float">
            <text:p>3 206,50</text:p>
          </table:table-cell>
          <table:table-cell office:value-type="float" office:value="154" calcext:value-type="float">
            <text:p>154</text:p>
          </table:table-cell>
          <table:table-cell table:formula="of:=90*[.E1702]" office:value-type="float" office:value="13860" calcext:value-type="float">
            <text:p>13860</text:p>
          </table:table-cell>
          <table:table-cell table:formula="of:=[.C1702]/294" office:value-type="float" office:value="5.95408163265306" calcext:value-type="float">
            <text:p>5,95408163265306</text:p>
          </table:table-cell>
          <table:table-cell table:formula="of:=[.D1702]/294" office:value-type="float" office:value="10.906462585034" calcext:value-type="float">
            <text:p>10,906462585034</text:p>
          </table:table-cell>
          <table:table-cell/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office:value-type="float" office:value="1750.5" calcext:value-type="float">
            <text:p>1 750,50</text:p>
          </table:table-cell>
          <table:table-cell office:value-type="float" office:value="3262.5" calcext:value-type="float">
            <text:p>3 262,50</text:p>
          </table:table-cell>
          <table:table-cell office:value-type="float" office:value="154" calcext:value-type="float">
            <text:p>154</text:p>
          </table:table-cell>
          <table:table-cell table:formula="of:=90*[.E1703]" office:value-type="float" office:value="13860" calcext:value-type="float">
            <text:p>13860</text:p>
          </table:table-cell>
          <table:table-cell table:formula="of:=[.C1703]/294" office:value-type="float" office:value="5.95408163265306" calcext:value-type="float">
            <text:p>5,95408163265306</text:p>
          </table:table-cell>
          <table:table-cell table:formula="of:=[.D1703]/294" office:value-type="float" office:value="11.0969387755102" calcext:value-type="float">
            <text:p>11,0969387755102</text:p>
          </table:table-cell>
          <table:table-cell/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office:value-type="float" office:value="1648.5" calcext:value-type="float">
            <text:p>1 648,50</text:p>
          </table:table-cell>
          <table:table-cell office:value-type="float" office:value="2516.5" calcext:value-type="float">
            <text:p>2 516,50</text:p>
          </table:table-cell>
          <table:table-cell office:value-type="float" office:value="157" calcext:value-type="float">
            <text:p>157</text:p>
          </table:table-cell>
          <table:table-cell table:formula="of:=90*[.E1704]" office:value-type="float" office:value="14130" calcext:value-type="float">
            <text:p>14130</text:p>
          </table:table-cell>
          <table:table-cell table:formula="of:=[.C1704]/294" office:value-type="float" office:value="5.60714285714286" calcext:value-type="float">
            <text:p>5,60714285714286</text:p>
          </table:table-cell>
          <table:table-cell table:formula="of:=[.D1704]/294" office:value-type="float" office:value="8.55952380952381" calcext:value-type="float">
            <text:p>8,55952380952381</text:p>
          </table:table-cell>
          <table:table-cell/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office:value-type="float" office:value="1712.5" calcext:value-type="float">
            <text:p>1 712,50</text:p>
          </table:table-cell>
          <table:table-cell office:value-type="float" office:value="2522.5" calcext:value-type="float">
            <text:p>2 522,50</text:p>
          </table:table-cell>
          <table:table-cell office:value-type="float" office:value="157" calcext:value-type="float">
            <text:p>157</text:p>
          </table:table-cell>
          <table:table-cell table:formula="of:=90*[.E1705]" office:value-type="float" office:value="14130" calcext:value-type="float">
            <text:p>14130</text:p>
          </table:table-cell>
          <table:table-cell table:formula="of:=[.C1705]/294" office:value-type="float" office:value="5.82482993197279" calcext:value-type="float">
            <text:p>5,82482993197279</text:p>
          </table:table-cell>
          <table:table-cell table:formula="of:=[.D1705]/294" office:value-type="float" office:value="8.57993197278912" calcext:value-type="float">
            <text:p>8,57993197278912</text:p>
          </table:table-cell>
          <table:table-cell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office:value-type="float" office:value="1712.5" calcext:value-type="float">
            <text:p>1 712,50</text:p>
          </table:table-cell>
          <table:table-cell office:value-type="float" office:value="2626.5" calcext:value-type="float">
            <text:p>2 626,50</text:p>
          </table:table-cell>
          <table:table-cell office:value-type="float" office:value="157" calcext:value-type="float">
            <text:p>157</text:p>
          </table:table-cell>
          <table:table-cell table:formula="of:=90*[.E1706]" office:value-type="float" office:value="14130" calcext:value-type="float">
            <text:p>14130</text:p>
          </table:table-cell>
          <table:table-cell table:formula="of:=[.C1706]/294" office:value-type="float" office:value="5.82482993197279" calcext:value-type="float">
            <text:p>5,82482993197279</text:p>
          </table:table-cell>
          <table:table-cell table:formula="of:=[.D1706]/294" office:value-type="float" office:value="8.93367346938776" calcext:value-type="float">
            <text:p>8,93367346938776</text:p>
          </table:table-cell>
          <table:table-cell/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office:value-type="float" office:value="1764.5" calcext:value-type="float">
            <text:p>1 764,50</text:p>
          </table:table-cell>
          <table:table-cell office:value-type="float" office:value="2600.5" calcext:value-type="float">
            <text:p>2 600,50</text:p>
          </table:table-cell>
          <table:table-cell office:value-type="float" office:value="157" calcext:value-type="float">
            <text:p>157</text:p>
          </table:table-cell>
          <table:table-cell table:formula="of:=90*[.E1707]" office:value-type="float" office:value="14130" calcext:value-type="float">
            <text:p>14130</text:p>
          </table:table-cell>
          <table:table-cell table:formula="of:=[.C1707]/294" office:value-type="float" office:value="6.00170068027211" calcext:value-type="float">
            <text:p>6,00170068027211</text:p>
          </table:table-cell>
          <table:table-cell table:formula="of:=[.D1707]/294" office:value-type="float" office:value="8.8452380952381" calcext:value-type="float">
            <text:p>8,8452380952381</text:p>
          </table:table-cell>
          <table:table-cell/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 office:value-type="float" office:value="1830.5" calcext:value-type="float">
            <text:p>1 830,50</text:p>
          </table:table-cell>
          <table:table-cell office:value-type="float" office:value="2654.5" calcext:value-type="float">
            <text:p>2 654,50</text:p>
          </table:table-cell>
          <table:table-cell office:value-type="float" office:value="157" calcext:value-type="float">
            <text:p>157</text:p>
          </table:table-cell>
          <table:table-cell table:formula="of:=90*[.E1708]" office:value-type="float" office:value="14130" calcext:value-type="float">
            <text:p>14130</text:p>
          </table:table-cell>
          <table:table-cell table:formula="of:=[.C1708]/294" office:value-type="float" office:value="6.22619047619048" calcext:value-type="float">
            <text:p>6,22619047619048</text:p>
          </table:table-cell>
          <table:table-cell table:formula="of:=[.D1708]/294" office:value-type="float" office:value="9.02891156462585" calcext:value-type="float">
            <text:p>9,02891156462585</text:p>
          </table:table-cell>
          <table:table-cell/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office:value-type="float" office:value="1858.5" calcext:value-type="float">
            <text:p>1 858,50</text:p>
          </table:table-cell>
          <table:table-cell office:value-type="float" office:value="2730.5" calcext:value-type="float">
            <text:p>2 730,50</text:p>
          </table:table-cell>
          <table:table-cell office:value-type="float" office:value="157" calcext:value-type="float">
            <text:p>157</text:p>
          </table:table-cell>
          <table:table-cell table:formula="of:=90*[.E1709]" office:value-type="float" office:value="14130" calcext:value-type="float">
            <text:p>14130</text:p>
          </table:table-cell>
          <table:table-cell table:formula="of:=[.C1709]/294" office:value-type="float" office:value="6.32142857142857" calcext:value-type="float">
            <text:p>6,32142857142857</text:p>
          </table:table-cell>
          <table:table-cell table:formula="of:=[.D1709]/294" office:value-type="float" office:value="9.2874149659864" calcext:value-type="float">
            <text:p>9,2874149659864</text:p>
          </table:table-cell>
          <table:table-cell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866.5" calcext:value-type="float">
            <text:p>1 866,50</text:p>
          </table:table-cell>
          <table:table-cell office:value-type="float" office:value="2812.5" calcext:value-type="float">
            <text:p>2 812,50</text:p>
          </table:table-cell>
          <table:table-cell office:value-type="float" office:value="157" calcext:value-type="float">
            <text:p>157</text:p>
          </table:table-cell>
          <table:table-cell table:formula="of:=90*[.E1710]" office:value-type="float" office:value="14130" calcext:value-type="float">
            <text:p>14130</text:p>
          </table:table-cell>
          <table:table-cell table:formula="of:=[.C1710]/294" office:value-type="float" office:value="6.34863945578231" calcext:value-type="float">
            <text:p>6,34863945578231</text:p>
          </table:table-cell>
          <table:table-cell table:formula="of:=[.D1710]/294" office:value-type="float" office:value="9.56632653061224" calcext:value-type="float">
            <text:p>9,56632653061224</text:p>
          </table:table-cell>
          <table:table-cell/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float" office:value="1778.5" calcext:value-type="float">
            <text:p>1 778,50</text:p>
          </table:table-cell>
          <table:table-cell office:value-type="float" office:value="2834.5" calcext:value-type="float">
            <text:p>2 834,50</text:p>
          </table:table-cell>
          <table:table-cell office:value-type="float" office:value="157" calcext:value-type="float">
            <text:p>157</text:p>
          </table:table-cell>
          <table:table-cell table:formula="of:=90*[.E1711]" office:value-type="float" office:value="14130" calcext:value-type="float">
            <text:p>14130</text:p>
          </table:table-cell>
          <table:table-cell table:formula="of:=[.C1711]/294" office:value-type="float" office:value="6.04931972789116" calcext:value-type="float">
            <text:p>6,04931972789116</text:p>
          </table:table-cell>
          <table:table-cell table:formula="of:=[.D1711]/294" office:value-type="float" office:value="9.64115646258503" calcext:value-type="float">
            <text:p>9,64115646258503</text:p>
          </table:table-cell>
          <table:table-cell/>
        </table:table-row>
        <table:table-row table:style-name="ro1">
          <table:table-cell/>
          <table:table-cell office:value-type="float" office:value="1711" calcext:value-type="float">
            <text:p>1711</text:p>
          </table:table-cell>
          <table:table-cell office:value-type="float" office:value="1758.5" calcext:value-type="float">
            <text:p>1 758,50</text:p>
          </table:table-cell>
          <table:table-cell office:value-type="float" office:value="2942.5" calcext:value-type="float">
            <text:p>2 942,50</text:p>
          </table:table-cell>
          <table:table-cell office:value-type="float" office:value="157" calcext:value-type="float">
            <text:p>157</text:p>
          </table:table-cell>
          <table:table-cell table:formula="of:=90*[.E1712]" office:value-type="float" office:value="14130" calcext:value-type="float">
            <text:p>14130</text:p>
          </table:table-cell>
          <table:table-cell table:formula="of:=[.C1712]/294" office:value-type="float" office:value="5.9812925170068" calcext:value-type="float">
            <text:p>5,9812925170068</text:p>
          </table:table-cell>
          <table:table-cell table:formula="of:=[.D1712]/294" office:value-type="float" office:value="10.0085034013605" calcext:value-type="float">
            <text:p>10,0085034013605</text:p>
          </table:table-cell>
          <table:table-cell/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office:value-type="float" office:value="1760.5" calcext:value-type="float">
            <text:p>1 760,50</text:p>
          </table:table-cell>
          <table:table-cell office:value-type="float" office:value="3030.5" calcext:value-type="float">
            <text:p>3 030,50</text:p>
          </table:table-cell>
          <table:table-cell office:value-type="float" office:value="157" calcext:value-type="float">
            <text:p>157</text:p>
          </table:table-cell>
          <table:table-cell table:formula="of:=90*[.E1713]" office:value-type="float" office:value="14130" calcext:value-type="float">
            <text:p>14130</text:p>
          </table:table-cell>
          <table:table-cell table:formula="of:=[.C1713]/294" office:value-type="float" office:value="5.98809523809524" calcext:value-type="float">
            <text:p>5,98809523809524</text:p>
          </table:table-cell>
          <table:table-cell table:formula="of:=[.D1713]/294" office:value-type="float" office:value="10.3078231292517" calcext:value-type="float">
            <text:p>10,3078231292517</text:p>
          </table:table-cell>
          <table:table-cell/>
        </table:table-row>
        <table:table-row table:style-name="ro1">
          <table:table-cell/>
          <table:table-cell office:value-type="float" office:value="1713" calcext:value-type="float">
            <text:p>1713</text:p>
          </table:table-cell>
          <table:table-cell office:value-type="float" office:value="1762.5" calcext:value-type="float">
            <text:p>1 762,50</text:p>
          </table:table-cell>
          <table:table-cell office:value-type="float" office:value="3106.5" calcext:value-type="float">
            <text:p>3 106,50</text:p>
          </table:table-cell>
          <table:table-cell office:value-type="float" office:value="157" calcext:value-type="float">
            <text:p>157</text:p>
          </table:table-cell>
          <table:table-cell table:formula="of:=90*[.E1714]" office:value-type="float" office:value="14130" calcext:value-type="float">
            <text:p>14130</text:p>
          </table:table-cell>
          <table:table-cell table:formula="of:=[.C1714]/294" office:value-type="float" office:value="5.99489795918367" calcext:value-type="float">
            <text:p>5,99489795918367</text:p>
          </table:table-cell>
          <table:table-cell table:formula="of:=[.D1714]/294" office:value-type="float" office:value="10.5663265306122" calcext:value-type="float">
            <text:p>10,5663265306122</text:p>
          </table:table-cell>
          <table:table-cell/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office:value-type="float" office:value="1762.5" calcext:value-type="float">
            <text:p>1 762,50</text:p>
          </table:table-cell>
          <table:table-cell office:value-type="float" office:value="3204.5" calcext:value-type="float">
            <text:p>3 204,50</text:p>
          </table:table-cell>
          <table:table-cell office:value-type="float" office:value="157" calcext:value-type="float">
            <text:p>157</text:p>
          </table:table-cell>
          <table:table-cell table:formula="of:=90*[.E1715]" office:value-type="float" office:value="14130" calcext:value-type="float">
            <text:p>14130</text:p>
          </table:table-cell>
          <table:table-cell table:formula="of:=[.C1715]/294" office:value-type="float" office:value="5.99489795918367" calcext:value-type="float">
            <text:p>5,99489795918367</text:p>
          </table:table-cell>
          <table:table-cell table:formula="of:=[.D1715]/294" office:value-type="float" office:value="10.8996598639456" calcext:value-type="float">
            <text:p>10,8996598639456</text:p>
          </table:table-cell>
          <table:table-cell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office:value-type="float" office:value="1762.5" calcext:value-type="float">
            <text:p>1 762,50</text:p>
          </table:table-cell>
          <table:table-cell office:value-type="float" office:value="3276.5" calcext:value-type="float">
            <text:p>3 276,50</text:p>
          </table:table-cell>
          <table:table-cell office:value-type="float" office:value="157" calcext:value-type="float">
            <text:p>157</text:p>
          </table:table-cell>
          <table:table-cell table:formula="of:=90*[.E1716]" office:value-type="float" office:value="14130" calcext:value-type="float">
            <text:p>14130</text:p>
          </table:table-cell>
          <table:table-cell table:formula="of:=[.C1716]/294" office:value-type="float" office:value="5.99489795918367" calcext:value-type="float">
            <text:p>5,99489795918367</text:p>
          </table:table-cell>
          <table:table-cell table:formula="of:=[.D1716]/294" office:value-type="float" office:value="11.1445578231293" calcext:value-type="float">
            <text:p>11,1445578231293</text:p>
          </table:table-cell>
          <table:table-cell/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office:value-type="float" office:value="1316.5" calcext:value-type="float">
            <text:p>1 316,50</text:p>
          </table:table-cell>
          <table:table-cell office:value-type="float" office:value="2574.5" calcext:value-type="float">
            <text:p>2 574,50</text:p>
          </table:table-cell>
          <table:table-cell office:value-type="float" office:value="157" calcext:value-type="float">
            <text:p>157</text:p>
          </table:table-cell>
          <table:table-cell table:formula="of:=90*[.E1717]" office:value-type="float" office:value="14130" calcext:value-type="float">
            <text:p>14130</text:p>
          </table:table-cell>
          <table:table-cell table:formula="of:=[.C1717]/294" office:value-type="float" office:value="4.47789115646259" calcext:value-type="float">
            <text:p>4,47789115646259</text:p>
          </table:table-cell>
          <table:table-cell table:formula="of:=[.D1717]/294" office:value-type="float" office:value="8.75680272108844" calcext:value-type="float">
            <text:p>8,75680272108844</text:p>
          </table:table-cell>
          <table:table-cell/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office:value-type="float" office:value="1288.5" calcext:value-type="float">
            <text:p>1 288,50</text:p>
          </table:table-cell>
          <table:table-cell office:value-type="float" office:value="2666.5" calcext:value-type="float">
            <text:p>2 666,50</text:p>
          </table:table-cell>
          <table:table-cell office:value-type="float" office:value="157" calcext:value-type="float">
            <text:p>157</text:p>
          </table:table-cell>
          <table:table-cell table:formula="of:=90*[.E1718]" office:value-type="float" office:value="14130" calcext:value-type="float">
            <text:p>14130</text:p>
          </table:table-cell>
          <table:table-cell table:formula="of:=[.C1718]/294" office:value-type="float" office:value="4.38265306122449" calcext:value-type="float">
            <text:p>4,38265306122449</text:p>
          </table:table-cell>
          <table:table-cell table:formula="of:=[.D1718]/294" office:value-type="float" office:value="9.06972789115646" calcext:value-type="float">
            <text:p>9,06972789115646</text:p>
          </table:table-cell>
          <table:table-cell/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float" office:value="1232.5" calcext:value-type="float">
            <text:p>1 232,50</text:p>
          </table:table-cell>
          <table:table-cell office:value-type="float" office:value="2736.5" calcext:value-type="float">
            <text:p>2 736,50</text:p>
          </table:table-cell>
          <table:table-cell office:value-type="float" office:value="157" calcext:value-type="float">
            <text:p>157</text:p>
          </table:table-cell>
          <table:table-cell table:formula="of:=90*[.E1719]" office:value-type="float" office:value="14130" calcext:value-type="float">
            <text:p>14130</text:p>
          </table:table-cell>
          <table:table-cell table:formula="of:=[.C1719]/294" office:value-type="float" office:value="4.1921768707483" calcext:value-type="float">
            <text:p>4,1921768707483</text:p>
          </table:table-cell>
          <table:table-cell table:formula="of:=[.D1719]/294" office:value-type="float" office:value="9.3078231292517" calcext:value-type="float">
            <text:p>9,3078231292517</text:p>
          </table:table-cell>
          <table:table-cell/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float" office:value="1242.5" calcext:value-type="float">
            <text:p>1 242,50</text:p>
          </table:table-cell>
          <table:table-cell office:value-type="float" office:value="2840.5" calcext:value-type="float">
            <text:p>2 840,50</text:p>
          </table:table-cell>
          <table:table-cell office:value-type="float" office:value="157" calcext:value-type="float">
            <text:p>157</text:p>
          </table:table-cell>
          <table:table-cell table:formula="of:=90*[.E1720]" office:value-type="float" office:value="14130" calcext:value-type="float">
            <text:p>14130</text:p>
          </table:table-cell>
          <table:table-cell table:formula="of:=[.C1720]/294" office:value-type="float" office:value="4.22619047619048" calcext:value-type="float">
            <text:p>4,22619047619048</text:p>
          </table:table-cell>
          <table:table-cell table:formula="of:=[.D1720]/294" office:value-type="float" office:value="9.66156462585034" calcext:value-type="float">
            <text:p>9,66156462585034</text:p>
          </table:table-cell>
          <table:table-cell/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float" office:value="1242.5" calcext:value-type="float">
            <text:p>1 242,50</text:p>
          </table:table-cell>
          <table:table-cell office:value-type="float" office:value="2908.5" calcext:value-type="float">
            <text:p>2 908,50</text:p>
          </table:table-cell>
          <table:table-cell office:value-type="float" office:value="157" calcext:value-type="float">
            <text:p>157</text:p>
          </table:table-cell>
          <table:table-cell table:formula="of:=90*[.E1721]" office:value-type="float" office:value="14130" calcext:value-type="float">
            <text:p>14130</text:p>
          </table:table-cell>
          <table:table-cell table:formula="of:=[.C1721]/294" office:value-type="float" office:value="4.22619047619048" calcext:value-type="float">
            <text:p>4,22619047619048</text:p>
          </table:table-cell>
          <table:table-cell table:formula="of:=[.D1721]/294" office:value-type="float" office:value="9.89285714285714" calcext:value-type="float">
            <text:p>9,89285714285714</text:p>
          </table:table-cell>
          <table:table-cell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192.5" calcext:value-type="float">
            <text:p>1 192,50</text:p>
          </table:table-cell>
          <table:table-cell office:value-type="float" office:value="2986.5" calcext:value-type="float">
            <text:p>2 986,50</text:p>
          </table:table-cell>
          <table:table-cell office:value-type="float" office:value="157" calcext:value-type="float">
            <text:p>157</text:p>
          </table:table-cell>
          <table:table-cell table:formula="of:=90*[.E1722]" office:value-type="float" office:value="14130" calcext:value-type="float">
            <text:p>14130</text:p>
          </table:table-cell>
          <table:table-cell table:formula="of:=[.C1722]/294" office:value-type="float" office:value="4.05612244897959" calcext:value-type="float">
            <text:p>4,05612244897959</text:p>
          </table:table-cell>
          <table:table-cell table:formula="of:=[.D1722]/294" office:value-type="float" office:value="10.1581632653061" calcext:value-type="float">
            <text:p>10,1581632653061</text:p>
          </table:table-cell>
          <table:table-cell/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 office:value-type="float" office:value="1212.5" calcext:value-type="float">
            <text:p>1 212,50</text:p>
          </table:table-cell>
          <table:table-cell office:value-type="float" office:value="3090.5" calcext:value-type="float">
            <text:p>3 090,50</text:p>
          </table:table-cell>
          <table:table-cell office:value-type="float" office:value="157" calcext:value-type="float">
            <text:p>157</text:p>
          </table:table-cell>
          <table:table-cell table:formula="of:=90*[.E1723]" office:value-type="float" office:value="14130" calcext:value-type="float">
            <text:p>14130</text:p>
          </table:table-cell>
          <table:table-cell table:formula="of:=[.C1723]/294" office:value-type="float" office:value="4.12414965986395" calcext:value-type="float">
            <text:p>4,12414965986395</text:p>
          </table:table-cell>
          <table:table-cell table:formula="of:=[.D1723]/294" office:value-type="float" office:value="10.5119047619048" calcext:value-type="float">
            <text:p>10,5119047619048</text:p>
          </table:table-cell>
          <table:table-cell/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office:value-type="float" office:value="1140.5" calcext:value-type="float">
            <text:p>1 140,50</text:p>
          </table:table-cell>
          <table:table-cell office:value-type="float" office:value="3162.5" calcext:value-type="float">
            <text:p>3 162,50</text:p>
          </table:table-cell>
          <table:table-cell office:value-type="float" office:value="157" calcext:value-type="float">
            <text:p>157</text:p>
          </table:table-cell>
          <table:table-cell table:formula="of:=90*[.E1724]" office:value-type="float" office:value="14130" calcext:value-type="float">
            <text:p>14130</text:p>
          </table:table-cell>
          <table:table-cell table:formula="of:=[.C1724]/294" office:value-type="float" office:value="3.87925170068027" calcext:value-type="float">
            <text:p>3,87925170068027</text:p>
          </table:table-cell>
          <table:table-cell table:formula="of:=[.D1724]/294" office:value-type="float" office:value="10.7568027210884" calcext:value-type="float">
            <text:p>10,7568027210884</text:p>
          </table:table-cell>
          <table:table-cell/>
        </table:table-row>
        <table:table-row table:style-name="ro1">
          <table:table-cell/>
          <table:table-cell office:value-type="float" office:value="1724" calcext:value-type="float">
            <text:p>1724</text:p>
          </table:table-cell>
          <table:table-cell office:value-type="float" office:value="1114.5" calcext:value-type="float">
            <text:p>1 114,50</text:p>
          </table:table-cell>
          <table:table-cell office:value-type="float" office:value="3216.5" calcext:value-type="float">
            <text:p>3 216,50</text:p>
          </table:table-cell>
          <table:table-cell office:value-type="float" office:value="157" calcext:value-type="float">
            <text:p>157</text:p>
          </table:table-cell>
          <table:table-cell table:formula="of:=90*[.E1725]" office:value-type="float" office:value="14130" calcext:value-type="float">
            <text:p>14130</text:p>
          </table:table-cell>
          <table:table-cell table:formula="of:=[.C1725]/294" office:value-type="float" office:value="3.79081632653061" calcext:value-type="float">
            <text:p>3,79081632653061</text:p>
          </table:table-cell>
          <table:table-cell table:formula="of:=[.D1725]/294" office:value-type="float" office:value="10.9404761904762" calcext:value-type="float">
            <text:p>10,9404761904762</text:p>
          </table:table-cell>
          <table:table-cell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office:value-type="float" office:value="1650.5" calcext:value-type="float">
            <text:p>1 650,50</text:p>
          </table:table-cell>
          <table:table-cell office:value-type="float" office:value="2510.5" calcext:value-type="float">
            <text:p>2 510,50</text:p>
          </table:table-cell>
          <table:table-cell office:value-type="float" office:value="161" calcext:value-type="float">
            <text:p>161</text:p>
          </table:table-cell>
          <table:table-cell table:formula="of:=90*[.E1726]" office:value-type="float" office:value="14490" calcext:value-type="float">
            <text:p>14490</text:p>
          </table:table-cell>
          <table:table-cell table:formula="of:=[.C1726]/294" office:value-type="float" office:value="5.61394557823129" calcext:value-type="float">
            <text:p>5,61394557823129</text:p>
          </table:table-cell>
          <table:table-cell table:formula="of:=[.D1726]/294" office:value-type="float" office:value="8.5391156462585" calcext:value-type="float">
            <text:p>8,5391156462585</text:p>
          </table:table-cell>
          <table:table-cell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1716.5" calcext:value-type="float">
            <text:p>1 716,50</text:p>
          </table:table-cell>
          <table:table-cell office:value-type="float" office:value="2516.5" calcext:value-type="float">
            <text:p>2 516,50</text:p>
          </table:table-cell>
          <table:table-cell office:value-type="float" office:value="161" calcext:value-type="float">
            <text:p>161</text:p>
          </table:table-cell>
          <table:table-cell table:formula="of:=90*[.E1727]" office:value-type="float" office:value="14490" calcext:value-type="float">
            <text:p>14490</text:p>
          </table:table-cell>
          <table:table-cell table:formula="of:=[.C1727]/294" office:value-type="float" office:value="5.83843537414966" calcext:value-type="float">
            <text:p>5,83843537414966</text:p>
          </table:table-cell>
          <table:table-cell table:formula="of:=[.D1727]/294" office:value-type="float" office:value="8.55952380952381" calcext:value-type="float">
            <text:p>8,55952380952381</text:p>
          </table:table-cell>
          <table:table-cell/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office:value-type="float" office:value="1706.5" calcext:value-type="float">
            <text:p>1 706,50</text:p>
          </table:table-cell>
          <table:table-cell office:value-type="float" office:value="2596.5" calcext:value-type="float">
            <text:p>2 596,50</text:p>
          </table:table-cell>
          <table:table-cell office:value-type="float" office:value="161" calcext:value-type="float">
            <text:p>161</text:p>
          </table:table-cell>
          <table:table-cell table:formula="of:=90*[.E1728]" office:value-type="float" office:value="14490" calcext:value-type="float">
            <text:p>14490</text:p>
          </table:table-cell>
          <table:table-cell table:formula="of:=[.C1728]/294" office:value-type="float" office:value="5.80442176870748" calcext:value-type="float">
            <text:p>5,80442176870748</text:p>
          </table:table-cell>
          <table:table-cell table:formula="of:=[.D1728]/294" office:value-type="float" office:value="8.83163265306122" calcext:value-type="float">
            <text:p>8,83163265306122</text:p>
          </table:table-cell>
          <table:table-cell/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office:value-type="float" office:value="1716.5" calcext:value-type="float">
            <text:p>1 716,50</text:p>
          </table:table-cell>
          <table:table-cell office:value-type="float" office:value="2634.5" calcext:value-type="float">
            <text:p>2 634,50</text:p>
          </table:table-cell>
          <table:table-cell office:value-type="float" office:value="161" calcext:value-type="float">
            <text:p>161</text:p>
          </table:table-cell>
          <table:table-cell table:formula="of:=90*[.E1729]" office:value-type="float" office:value="14490" calcext:value-type="float">
            <text:p>14490</text:p>
          </table:table-cell>
          <table:table-cell table:formula="of:=[.C1729]/294" office:value-type="float" office:value="5.83843537414966" calcext:value-type="float">
            <text:p>5,83843537414966</text:p>
          </table:table-cell>
          <table:table-cell table:formula="of:=[.D1729]/294" office:value-type="float" office:value="8.9608843537415" calcext:value-type="float">
            <text:p>8,9608843537415</text:p>
          </table:table-cell>
          <table:table-cell/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office:value-type="float" office:value="1772.5" calcext:value-type="float">
            <text:p>1 772,50</text:p>
          </table:table-cell>
          <table:table-cell office:value-type="float" office:value="2580.5" calcext:value-type="float">
            <text:p>2 580,50</text:p>
          </table:table-cell>
          <table:table-cell office:value-type="float" office:value="161" calcext:value-type="float">
            <text:p>161</text:p>
          </table:table-cell>
          <table:table-cell table:formula="of:=90*[.E1730]" office:value-type="float" office:value="14490" calcext:value-type="float">
            <text:p>14490</text:p>
          </table:table-cell>
          <table:table-cell table:formula="of:=[.C1730]/294" office:value-type="float" office:value="6.02891156462585" calcext:value-type="float">
            <text:p>6,02891156462585</text:p>
          </table:table-cell>
          <table:table-cell table:formula="of:=[.D1730]/294" office:value-type="float" office:value="8.77721088435374" calcext:value-type="float">
            <text:p>8,77721088435374</text:p>
          </table:table-cell>
          <table:table-cell/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1810.5" calcext:value-type="float">
            <text:p>1 810,50</text:p>
          </table:table-cell>
          <table:table-cell office:value-type="float" office:value="2630.5" calcext:value-type="float">
            <text:p>2 630,50</text:p>
          </table:table-cell>
          <table:table-cell office:value-type="float" office:value="161" calcext:value-type="float">
            <text:p>161</text:p>
          </table:table-cell>
          <table:table-cell table:formula="of:=90*[.E1731]" office:value-type="float" office:value="14490" calcext:value-type="float">
            <text:p>14490</text:p>
          </table:table-cell>
          <table:table-cell table:formula="of:=[.C1731]/294" office:value-type="float" office:value="6.15816326530612" calcext:value-type="float">
            <text:p>6,15816326530612</text:p>
          </table:table-cell>
          <table:table-cell table:formula="of:=[.D1731]/294" office:value-type="float" office:value="8.94727891156463" calcext:value-type="float">
            <text:p>8,94727891156463</text:p>
          </table:table-cell>
          <table:table-cell/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office:value-type="float" office:value="1878.5" calcext:value-type="float">
            <text:p>1 878,50</text:p>
          </table:table-cell>
          <table:table-cell office:value-type="float" office:value="2668.5" calcext:value-type="float">
            <text:p>2 668,50</text:p>
          </table:table-cell>
          <table:table-cell office:value-type="float" office:value="161" calcext:value-type="float">
            <text:p>161</text:p>
          </table:table-cell>
          <table:table-cell table:formula="of:=90*[.E1732]" office:value-type="float" office:value="14490" calcext:value-type="float">
            <text:p>14490</text:p>
          </table:table-cell>
          <table:table-cell table:formula="of:=[.C1732]/294" office:value-type="float" office:value="6.38945578231293" calcext:value-type="float">
            <text:p>6,38945578231293</text:p>
          </table:table-cell>
          <table:table-cell table:formula="of:=[.D1732]/294" office:value-type="float" office:value="9.0765306122449" calcext:value-type="float">
            <text:p>9,0765306122449</text:p>
          </table:table-cell>
          <table:table-cell/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office:value-type="float" office:value="1856.5" calcext:value-type="float">
            <text:p>1 856,50</text:p>
          </table:table-cell>
          <table:table-cell office:value-type="float" office:value="2722.5" calcext:value-type="float">
            <text:p>2 722,50</text:p>
          </table:table-cell>
          <table:table-cell office:value-type="float" office:value="161" calcext:value-type="float">
            <text:p>161</text:p>
          </table:table-cell>
          <table:table-cell table:formula="of:=90*[.E1733]" office:value-type="float" office:value="14490" calcext:value-type="float">
            <text:p>14490</text:p>
          </table:table-cell>
          <table:table-cell table:formula="of:=[.C1733]/294" office:value-type="float" office:value="6.31462585034014" calcext:value-type="float">
            <text:p>6,31462585034014</text:p>
          </table:table-cell>
          <table:table-cell table:formula="of:=[.D1733]/294" office:value-type="float" office:value="9.26020408163265" calcext:value-type="float">
            <text:p>9,26020408163265</text:p>
          </table:table-cell>
          <table:table-cell/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office:value-type="float" office:value="1876.5" calcext:value-type="float">
            <text:p>1 876,50</text:p>
          </table:table-cell>
          <table:table-cell office:value-type="float" office:value="2828.5" calcext:value-type="float">
            <text:p>2 828,50</text:p>
          </table:table-cell>
          <table:table-cell office:value-type="float" office:value="161" calcext:value-type="float">
            <text:p>161</text:p>
          </table:table-cell>
          <table:table-cell table:formula="of:=90*[.E1734]" office:value-type="float" office:value="14490" calcext:value-type="float">
            <text:p>14490</text:p>
          </table:table-cell>
          <table:table-cell table:formula="of:=[.C1734]/294" office:value-type="float" office:value="6.38265306122449" calcext:value-type="float">
            <text:p>6,38265306122449</text:p>
          </table:table-cell>
          <table:table-cell table:formula="of:=[.D1734]/294" office:value-type="float" office:value="9.62074829931973" calcext:value-type="float">
            <text:p>9,62074829931973</text:p>
          </table:table-cell>
          <table:table-cell/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office:value-type="float" office:value="1772.5" calcext:value-type="float">
            <text:p>1 772,50</text:p>
          </table:table-cell>
          <table:table-cell office:value-type="float" office:value="2848.5" calcext:value-type="float">
            <text:p>2 848,50</text:p>
          </table:table-cell>
          <table:table-cell office:value-type="float" office:value="161" calcext:value-type="float">
            <text:p>161</text:p>
          </table:table-cell>
          <table:table-cell table:formula="of:=90*[.E1735]" office:value-type="float" office:value="14490" calcext:value-type="float">
            <text:p>14490</text:p>
          </table:table-cell>
          <table:table-cell table:formula="of:=[.C1735]/294" office:value-type="float" office:value="6.02891156462585" calcext:value-type="float">
            <text:p>6,02891156462585</text:p>
          </table:table-cell>
          <table:table-cell table:formula="of:=[.D1735]/294" office:value-type="float" office:value="9.68877551020408" calcext:value-type="float">
            <text:p>9,68877551020408</text:p>
          </table:table-cell>
          <table:table-cell/>
        </table:table-row>
        <table:table-row table:style-name="ro1">
          <table:table-cell/>
          <table:table-cell office:value-type="float" office:value="1735" calcext:value-type="float">
            <text:p>1735</text:p>
          </table:table-cell>
          <table:table-cell office:value-type="float" office:value="1746.5" calcext:value-type="float">
            <text:p>1 746,50</text:p>
          </table:table-cell>
          <table:table-cell office:value-type="float" office:value="2950.5" calcext:value-type="float">
            <text:p>2 950,50</text:p>
          </table:table-cell>
          <table:table-cell office:value-type="float" office:value="161" calcext:value-type="float">
            <text:p>161</text:p>
          </table:table-cell>
          <table:table-cell table:formula="of:=90*[.E1736]" office:value-type="float" office:value="14490" calcext:value-type="float">
            <text:p>14490</text:p>
          </table:table-cell>
          <table:table-cell table:formula="of:=[.C1736]/294" office:value-type="float" office:value="5.94047619047619" calcext:value-type="float">
            <text:p>5,94047619047619</text:p>
          </table:table-cell>
          <table:table-cell table:formula="of:=[.D1736]/294" office:value-type="float" office:value="10.0357142857143" calcext:value-type="float">
            <text:p>10,0357142857143</text:p>
          </table:table-cell>
          <table:table-cell/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office:value-type="float" office:value="1750.5" calcext:value-type="float">
            <text:p>1 750,50</text:p>
          </table:table-cell>
          <table:table-cell office:value-type="float" office:value="3072.5" calcext:value-type="float">
            <text:p>3 072,50</text:p>
          </table:table-cell>
          <table:table-cell office:value-type="float" office:value="161" calcext:value-type="float">
            <text:p>161</text:p>
          </table:table-cell>
          <table:table-cell table:formula="of:=90*[.E1737]" office:value-type="float" office:value="14490" calcext:value-type="float">
            <text:p>14490</text:p>
          </table:table-cell>
          <table:table-cell table:formula="of:=[.C1737]/294" office:value-type="float" office:value="5.95408163265306" calcext:value-type="float">
            <text:p>5,95408163265306</text:p>
          </table:table-cell>
          <table:table-cell table:formula="of:=[.D1737]/294" office:value-type="float" office:value="10.4506802721088" calcext:value-type="float">
            <text:p>10,4506802721088</text:p>
          </table:table-cell>
          <table:table-cell/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office:value-type="float" office:value="1774.5" calcext:value-type="float">
            <text:p>1 774,50</text:p>
          </table:table-cell>
          <table:table-cell office:value-type="float" office:value="3186.5" calcext:value-type="float">
            <text:p>3 186,50</text:p>
          </table:table-cell>
          <table:table-cell office:value-type="float" office:value="161" calcext:value-type="float">
            <text:p>161</text:p>
          </table:table-cell>
          <table:table-cell table:formula="of:=90*[.E1738]" office:value-type="float" office:value="14490" calcext:value-type="float">
            <text:p>14490</text:p>
          </table:table-cell>
          <table:table-cell table:formula="of:=[.C1738]/294" office:value-type="float" office:value="6.03571428571429" calcext:value-type="float">
            <text:p>6,03571428571429</text:p>
          </table:table-cell>
          <table:table-cell table:formula="of:=[.D1738]/294" office:value-type="float" office:value="10.8384353741497" calcext:value-type="float">
            <text:p>10,8384353741497</text:p>
          </table:table-cell>
          <table:table-cell/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office:value-type="float" office:value="1766.5" calcext:value-type="float">
            <text:p>1 766,50</text:p>
          </table:table-cell>
          <table:table-cell office:value-type="float" office:value="3256.5" calcext:value-type="float">
            <text:p>3 256,50</text:p>
          </table:table-cell>
          <table:table-cell office:value-type="float" office:value="161" calcext:value-type="float">
            <text:p>161</text:p>
          </table:table-cell>
          <table:table-cell table:formula="of:=90*[.E1739]" office:value-type="float" office:value="14490" calcext:value-type="float">
            <text:p>14490</text:p>
          </table:table-cell>
          <table:table-cell table:formula="of:=[.C1739]/294" office:value-type="float" office:value="6.00850340136054" calcext:value-type="float">
            <text:p>6,00850340136054</text:p>
          </table:table-cell>
          <table:table-cell table:formula="of:=[.D1739]/294" office:value-type="float" office:value="11.0765306122449" calcext:value-type="float">
            <text:p>11,0765306122449</text:p>
          </table:table-cell>
          <table:table-cell/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office:value-type="float" office:value="1334.5" calcext:value-type="float">
            <text:p>1 334,50</text:p>
          </table:table-cell>
          <table:table-cell office:value-type="float" office:value="2556.5" calcext:value-type="float">
            <text:p>2 556,50</text:p>
          </table:table-cell>
          <table:table-cell office:value-type="float" office:value="161" calcext:value-type="float">
            <text:p>161</text:p>
          </table:table-cell>
          <table:table-cell table:formula="of:=90*[.E1740]" office:value-type="float" office:value="14490" calcext:value-type="float">
            <text:p>14490</text:p>
          </table:table-cell>
          <table:table-cell table:formula="of:=[.C1740]/294" office:value-type="float" office:value="4.5391156462585" calcext:value-type="float">
            <text:p>4,5391156462585</text:p>
          </table:table-cell>
          <table:table-cell table:formula="of:=[.D1740]/294" office:value-type="float" office:value="8.69557823129252" calcext:value-type="float">
            <text:p>8,69557823129252</text:p>
          </table:table-cell>
          <table:table-cell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1300.5" calcext:value-type="float">
            <text:p>1 300,50</text:p>
          </table:table-cell>
          <table:table-cell office:value-type="float" office:value="2612.5" calcext:value-type="float">
            <text:p>2 612,50</text:p>
          </table:table-cell>
          <table:table-cell office:value-type="float" office:value="161" calcext:value-type="float">
            <text:p>161</text:p>
          </table:table-cell>
          <table:table-cell table:formula="of:=90*[.E1741]" office:value-type="float" office:value="14490" calcext:value-type="float">
            <text:p>14490</text:p>
          </table:table-cell>
          <table:table-cell table:formula="of:=[.C1741]/294" office:value-type="float" office:value="4.4234693877551" calcext:value-type="float">
            <text:p>4,4234693877551</text:p>
          </table:table-cell>
          <table:table-cell table:formula="of:=[.D1741]/294" office:value-type="float" office:value="8.88605442176871" calcext:value-type="float">
            <text:p>8,88605442176871</text:p>
          </table:table-cell>
          <table:table-cell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260.5" calcext:value-type="float">
            <text:p>1 260,50</text:p>
          </table:table-cell>
          <table:table-cell office:value-type="float" office:value="2698.5" calcext:value-type="float">
            <text:p>2 698,50</text:p>
          </table:table-cell>
          <table:table-cell office:value-type="float" office:value="161" calcext:value-type="float">
            <text:p>161</text:p>
          </table:table-cell>
          <table:table-cell table:formula="of:=90*[.E1742]" office:value-type="float" office:value="14490" calcext:value-type="float">
            <text:p>14490</text:p>
          </table:table-cell>
          <table:table-cell table:formula="of:=[.C1742]/294" office:value-type="float" office:value="4.2874149659864" calcext:value-type="float">
            <text:p>4,2874149659864</text:p>
          </table:table-cell>
          <table:table-cell table:formula="of:=[.D1742]/294" office:value-type="float" office:value="9.17857142857143" calcext:value-type="float">
            <text:p>9,17857142857143</text:p>
          </table:table-cell>
          <table:table-cell/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office:value-type="float" office:value="1234.5" calcext:value-type="float">
            <text:p>1 234,50</text:p>
          </table:table-cell>
          <table:table-cell office:value-type="float" office:value="2782.5" calcext:value-type="float">
            <text:p>2 782,50</text:p>
          </table:table-cell>
          <table:table-cell office:value-type="float" office:value="161" calcext:value-type="float">
            <text:p>161</text:p>
          </table:table-cell>
          <table:table-cell table:formula="of:=90*[.E1743]" office:value-type="float" office:value="14490" calcext:value-type="float">
            <text:p>14490</text:p>
          </table:table-cell>
          <table:table-cell table:formula="of:=[.C1743]/294" office:value-type="float" office:value="4.19897959183674" calcext:value-type="float">
            <text:p>4,19897959183674</text:p>
          </table:table-cell>
          <table:table-cell table:formula="of:=[.D1743]/294" office:value-type="float" office:value="9.46428571428571" calcext:value-type="float">
            <text:p>9,46428571428571</text:p>
          </table:table-cell>
          <table:table-cell/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 office:value-type="float" office:value="1226.5" calcext:value-type="float">
            <text:p>1 226,50</text:p>
          </table:table-cell>
          <table:table-cell office:value-type="float" office:value="2860.5" calcext:value-type="float">
            <text:p>2 860,50</text:p>
          </table:table-cell>
          <table:table-cell office:value-type="float" office:value="161" calcext:value-type="float">
            <text:p>161</text:p>
          </table:table-cell>
          <table:table-cell table:formula="of:=90*[.E1744]" office:value-type="float" office:value="14490" calcext:value-type="float">
            <text:p>14490</text:p>
          </table:table-cell>
          <table:table-cell table:formula="of:=[.C1744]/294" office:value-type="float" office:value="4.17176870748299" calcext:value-type="float">
            <text:p>4,17176870748299</text:p>
          </table:table-cell>
          <table:table-cell table:formula="of:=[.D1744]/294" office:value-type="float" office:value="9.72959183673469" calcext:value-type="float">
            <text:p>9,72959183673469</text:p>
          </table:table-cell>
          <table:table-cell/>
        </table:table-row>
        <table:table-row table:style-name="ro1">
          <table:table-cell/>
          <table:table-cell office:value-type="float" office:value="1744" calcext:value-type="float">
            <text:p>1744</text:p>
          </table:table-cell>
          <table:table-cell office:value-type="float" office:value="1290.5" calcext:value-type="float">
            <text:p>1 290,50</text:p>
          </table:table-cell>
          <table:table-cell office:value-type="float" office:value="2910.5" calcext:value-type="float">
            <text:p>2 910,50</text:p>
          </table:table-cell>
          <table:table-cell office:value-type="float" office:value="161" calcext:value-type="float">
            <text:p>161</text:p>
          </table:table-cell>
          <table:table-cell table:formula="of:=90*[.E1745]" office:value-type="float" office:value="14490" calcext:value-type="float">
            <text:p>14490</text:p>
          </table:table-cell>
          <table:table-cell table:formula="of:=[.C1745]/294" office:value-type="float" office:value="4.38945578231293" calcext:value-type="float">
            <text:p>4,38945578231293</text:p>
          </table:table-cell>
          <table:table-cell table:formula="of:=[.D1745]/294" office:value-type="float" office:value="9.89965986394558" calcext:value-type="float">
            <text:p>9,89965986394558</text:p>
          </table:table-cell>
          <table:table-cell/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office:value-type="float" office:value="1192.5" calcext:value-type="float">
            <text:p>1 192,50</text:p>
          </table:table-cell>
          <table:table-cell office:value-type="float" office:value="2948.5" calcext:value-type="float">
            <text:p>2 948,50</text:p>
          </table:table-cell>
          <table:table-cell office:value-type="float" office:value="161" calcext:value-type="float">
            <text:p>161</text:p>
          </table:table-cell>
          <table:table-cell table:formula="of:=90*[.E1746]" office:value-type="float" office:value="14490" calcext:value-type="float">
            <text:p>14490</text:p>
          </table:table-cell>
          <table:table-cell table:formula="of:=[.C1746]/294" office:value-type="float" office:value="4.05612244897959" calcext:value-type="float">
            <text:p>4,05612244897959</text:p>
          </table:table-cell>
          <table:table-cell table:formula="of:=[.D1746]/294" office:value-type="float" office:value="10.0289115646259" calcext:value-type="float">
            <text:p>10,0289115646259</text:p>
          </table:table-cell>
          <table:table-cell/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office:value-type="float" office:value="1174.5" calcext:value-type="float">
            <text:p>1 174,50</text:p>
          </table:table-cell>
          <table:table-cell office:value-type="float" office:value="3068.5" calcext:value-type="float">
            <text:p>3 068,50</text:p>
          </table:table-cell>
          <table:table-cell office:value-type="float" office:value="161" calcext:value-type="float">
            <text:p>161</text:p>
          </table:table-cell>
          <table:table-cell table:formula="of:=90*[.E1747]" office:value-type="float" office:value="14490" calcext:value-type="float">
            <text:p>14490</text:p>
          </table:table-cell>
          <table:table-cell table:formula="of:=[.C1747]/294" office:value-type="float" office:value="3.99489795918367" calcext:value-type="float">
            <text:p>3,99489795918367</text:p>
          </table:table-cell>
          <table:table-cell table:formula="of:=[.D1747]/294" office:value-type="float" office:value="10.437074829932" calcext:value-type="float">
            <text:p>10,437074829932</text:p>
          </table:table-cell>
          <table:table-cell/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office:value-type="float" office:value="1224.5" calcext:value-type="float">
            <text:p>1 224,50</text:p>
          </table:table-cell>
          <table:table-cell office:value-type="float" office:value="3120.5" calcext:value-type="float">
            <text:p>3 120,50</text:p>
          </table:table-cell>
          <table:table-cell office:value-type="float" office:value="161" calcext:value-type="float">
            <text:p>161</text:p>
          </table:table-cell>
          <table:table-cell table:formula="of:=90*[.E1748]" office:value-type="float" office:value="14490" calcext:value-type="float">
            <text:p>14490</text:p>
          </table:table-cell>
          <table:table-cell table:formula="of:=[.C1748]/294" office:value-type="float" office:value="4.16496598639456" calcext:value-type="float">
            <text:p>4,16496598639456</text:p>
          </table:table-cell>
          <table:table-cell table:formula="of:=[.D1748]/294" office:value-type="float" office:value="10.6139455782313" calcext:value-type="float">
            <text:p>10,6139455782313</text:p>
          </table:table-cell>
          <table:table-cell/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office:value-type="float" office:value="1172.5" calcext:value-type="float">
            <text:p>1 172,50</text:p>
          </table:table-cell>
          <table:table-cell office:value-type="float" office:value="3176.5" calcext:value-type="float">
            <text:p>3 176,50</text:p>
          </table:table-cell>
          <table:table-cell office:value-type="float" office:value="161" calcext:value-type="float">
            <text:p>161</text:p>
          </table:table-cell>
          <table:table-cell table:formula="of:=90*[.E1749]" office:value-type="float" office:value="14490" calcext:value-type="float">
            <text:p>14490</text:p>
          </table:table-cell>
          <table:table-cell table:formula="of:=[.C1749]/294" office:value-type="float" office:value="3.98809523809524" calcext:value-type="float">
            <text:p>3,98809523809524</text:p>
          </table:table-cell>
          <table:table-cell table:formula="of:=[.D1749]/294" office:value-type="float" office:value="10.8044217687075" calcext:value-type="float">
            <text:p>10,8044217687075</text:p>
          </table:table-cell>
          <table:table-cell/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float" office:value="1252.5" calcext:value-type="float">
            <text:p>1 252,50</text:p>
          </table:table-cell>
          <table:table-cell office:value-type="float" office:value="3230.5" calcext:value-type="float">
            <text:p>3 230,50</text:p>
          </table:table-cell>
          <table:table-cell office:value-type="float" office:value="161" calcext:value-type="float">
            <text:p>161</text:p>
          </table:table-cell>
          <table:table-cell table:formula="of:=90*[.E1750]" office:value-type="float" office:value="14490" calcext:value-type="float">
            <text:p>14490</text:p>
          </table:table-cell>
          <table:table-cell table:formula="of:=[.C1750]/294" office:value-type="float" office:value="4.26020408163265" calcext:value-type="float">
            <text:p>4,26020408163265</text:p>
          </table:table-cell>
          <table:table-cell table:formula="of:=[.D1750]/294" office:value-type="float" office:value="10.9880952380952" calcext:value-type="float">
            <text:p>10,9880952380952</text:p>
          </table:table-cell>
          <table:table-cell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3036.5" calcext:value-type="float">
            <text:p>3 036,50</text:p>
          </table:table-cell>
          <table:table-cell office:value-type="float" office:value="161" calcext:value-type="float">
            <text:p>161</text:p>
          </table:table-cell>
          <table:table-cell table:formula="of:=90*[.E1751]" office:value-type="float" office:value="14490" calcext:value-type="float">
            <text:p>14490</text:p>
          </table:table-cell>
          <table:table-cell table:formula="of:=[.C1751]/294" office:value-type="float" office:value="4.51190476190476" calcext:value-type="float">
            <text:p>4,51190476190476</text:p>
          </table:table-cell>
          <table:table-cell table:formula="of:=[.D1751]/294" office:value-type="float" office:value="10.328231292517" calcext:value-type="float">
            <text:p>10,328231292517</text:p>
          </table:table-cell>
          <table:table-cell/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office:value-type="float" office:value="1426.5" calcext:value-type="float">
            <text:p>1 426,50</text:p>
          </table:table-cell>
          <table:table-cell office:value-type="float" office:value="2980.5" calcext:value-type="float">
            <text:p>2 980,50</text:p>
          </table:table-cell>
          <table:table-cell office:value-type="float" office:value="161" calcext:value-type="float">
            <text:p>161</text:p>
          </table:table-cell>
          <table:table-cell table:formula="of:=90*[.E1752]" office:value-type="float" office:value="14490" calcext:value-type="float">
            <text:p>14490</text:p>
          </table:table-cell>
          <table:table-cell table:formula="of:=[.C1752]/294" office:value-type="float" office:value="4.85204081632653" calcext:value-type="float">
            <text:p>4,85204081632653</text:p>
          </table:table-cell>
          <table:table-cell table:formula="of:=[.D1752]/294" office:value-type="float" office:value="10.1377551020408" calcext:value-type="float">
            <text:p>10,1377551020408</text:p>
          </table:table-cell>
          <table:table-cell/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office:value-type="float" office:value="1446.5" calcext:value-type="float">
            <text:p>1 446,50</text:p>
          </table:table-cell>
          <table:table-cell office:value-type="float" office:value="2878.5" calcext:value-type="float">
            <text:p>2 878,50</text:p>
          </table:table-cell>
          <table:table-cell office:value-type="float" office:value="161" calcext:value-type="float">
            <text:p>161</text:p>
          </table:table-cell>
          <table:table-cell table:formula="of:=90*[.E1753]" office:value-type="float" office:value="14490" calcext:value-type="float">
            <text:p>14490</text:p>
          </table:table-cell>
          <table:table-cell table:formula="of:=[.C1753]/294" office:value-type="float" office:value="4.92006802721089" calcext:value-type="float">
            <text:p>4,92006802721089</text:p>
          </table:table-cell>
          <table:table-cell table:formula="of:=[.D1753]/294" office:value-type="float" office:value="9.79081632653061" calcext:value-type="float">
            <text:p>9,79081632653061</text:p>
          </table:table-cell>
          <table:table-cell/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office:value-type="float" office:value="1542.5" calcext:value-type="float">
            <text:p>1 542,50</text:p>
          </table:table-cell>
          <table:table-cell office:value-type="float" office:value="2842.5" calcext:value-type="float">
            <text:p>2 842,50</text:p>
          </table:table-cell>
          <table:table-cell office:value-type="float" office:value="161" calcext:value-type="float">
            <text:p>161</text:p>
          </table:table-cell>
          <table:table-cell table:formula="of:=90*[.E1754]" office:value-type="float" office:value="14490" calcext:value-type="float">
            <text:p>14490</text:p>
          </table:table-cell>
          <table:table-cell table:formula="of:=[.C1754]/294" office:value-type="float" office:value="5.24659863945578" calcext:value-type="float">
            <text:p>5,24659863945578</text:p>
          </table:table-cell>
          <table:table-cell table:formula="of:=[.D1754]/294" office:value-type="float" office:value="9.66836734693878" calcext:value-type="float">
            <text:p>9,66836734693878</text:p>
          </table:table-cell>
          <table:table-cell/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office:value-type="float" office:value="1600.5" calcext:value-type="float">
            <text:p>1 600,50</text:p>
          </table:table-cell>
          <table:table-cell office:value-type="float" office:value="2778.5" calcext:value-type="float">
            <text:p>2 778,50</text:p>
          </table:table-cell>
          <table:table-cell office:value-type="float" office:value="161" calcext:value-type="float">
            <text:p>161</text:p>
          </table:table-cell>
          <table:table-cell table:formula="of:=90*[.E1755]" office:value-type="float" office:value="14490" calcext:value-type="float">
            <text:p>14490</text:p>
          </table:table-cell>
          <table:table-cell table:formula="of:=[.C1755]/294" office:value-type="float" office:value="5.44387755102041" calcext:value-type="float">
            <text:p>5,44387755102041</text:p>
          </table:table-cell>
          <table:table-cell table:formula="of:=[.D1755]/294" office:value-type="float" office:value="9.45068027210884" calcext:value-type="float">
            <text:p>9,45068027210884</text:p>
          </table:table-cell>
          <table:table-cell/>
        </table:table-row>
        <table:table-row table:style-name="ro1">
          <table:table-cell/>
          <table:table-cell office:value-type="float" office:value="1755" calcext:value-type="float">
            <text:p>1755</text:p>
          </table:table-cell>
          <table:table-cell office:value-type="float" office:value="1646.5" calcext:value-type="float">
            <text:p>1 646,50</text:p>
          </table:table-cell>
          <table:table-cell office:value-type="float" office:value="2726.5" calcext:value-type="float">
            <text:p>2 726,50</text:p>
          </table:table-cell>
          <table:table-cell office:value-type="float" office:value="161" calcext:value-type="float">
            <text:p>161</text:p>
          </table:table-cell>
          <table:table-cell table:formula="of:=90*[.E1756]" office:value-type="float" office:value="14490" calcext:value-type="float">
            <text:p>14490</text:p>
          </table:table-cell>
          <table:table-cell table:formula="of:=[.C1756]/294" office:value-type="float" office:value="5.60034013605442" calcext:value-type="float">
            <text:p>5,60034013605442</text:p>
          </table:table-cell>
          <table:table-cell table:formula="of:=[.D1756]/294" office:value-type="float" office:value="9.27380952380952" calcext:value-type="float">
            <text:p>9,27380952380952</text:p>
          </table:table-cell>
          <table:table-cell/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office:value-type="float" office:value="1646.5" calcext:value-type="float">
            <text:p>1 646,50</text:p>
          </table:table-cell>
          <table:table-cell office:value-type="float" office:value="2726.5" calcext:value-type="float">
            <text:p>2 726,50</text:p>
          </table:table-cell>
          <table:table-cell office:value-type="float" office:value="161" calcext:value-type="float">
            <text:p>161</text:p>
          </table:table-cell>
          <table:table-cell table:formula="of:=90*[.E1757]" office:value-type="float" office:value="14490" calcext:value-type="float">
            <text:p>14490</text:p>
          </table:table-cell>
          <table:table-cell table:formula="of:=[.C1757]/294" office:value-type="float" office:value="5.60034013605442" calcext:value-type="float">
            <text:p>5,60034013605442</text:p>
          </table:table-cell>
          <table:table-cell table:formula="of:=[.D1757]/294" office:value-type="float" office:value="9.27380952380952" calcext:value-type="float">
            <text:p>9,27380952380952</text:p>
          </table:table-cell>
          <table:table-cell/>
        </table:table-row>
        <table:table-row table:style-name="ro1">
          <table:table-cell/>
          <table:table-cell office:value-type="float" office:value="1757" calcext:value-type="float">
            <text:p>1757</text:p>
          </table:table-cell>
          <table:table-cell office:value-type="float" office:value="1642.5" calcext:value-type="float">
            <text:p>1 642,50</text:p>
          </table:table-cell>
          <table:table-cell office:value-type="float" office:value="2506.5" calcext:value-type="float">
            <text:p>2 506,50</text:p>
          </table:table-cell>
          <table:table-cell office:value-type="float" office:value="164" calcext:value-type="float">
            <text:p>164</text:p>
          </table:table-cell>
          <table:table-cell table:formula="of:=90*[.E1758]" office:value-type="float" office:value="14760" calcext:value-type="float">
            <text:p>14760</text:p>
          </table:table-cell>
          <table:table-cell table:formula="of:=[.C1758]/294" office:value-type="float" office:value="5.58673469387755" calcext:value-type="float">
            <text:p>5,58673469387755</text:p>
          </table:table-cell>
          <table:table-cell table:formula="of:=[.D1758]/294" office:value-type="float" office:value="8.52551020408163" calcext:value-type="float">
            <text:p>8,52551020408163</text:p>
          </table:table-cell>
          <table:table-cell/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office:value-type="float" office:value="1668.5" calcext:value-type="float">
            <text:p>1 668,50</text:p>
          </table:table-cell>
          <table:table-cell office:value-type="float" office:value="2530.5" calcext:value-type="float">
            <text:p>2 530,50</text:p>
          </table:table-cell>
          <table:table-cell office:value-type="float" office:value="164" calcext:value-type="float">
            <text:p>164</text:p>
          </table:table-cell>
          <table:table-cell table:formula="of:=90*[.E1759]" office:value-type="float" office:value="14760" calcext:value-type="float">
            <text:p>14760</text:p>
          </table:table-cell>
          <table:table-cell table:formula="of:=[.C1759]/294" office:value-type="float" office:value="5.67517006802721" calcext:value-type="float">
            <text:p>5,67517006802721</text:p>
          </table:table-cell>
          <table:table-cell table:formula="of:=[.D1759]/294" office:value-type="float" office:value="8.60714285714286" calcext:value-type="float">
            <text:p>8,60714285714286</text:p>
          </table:table-cell>
          <table:table-cell/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office:value-type="float" office:value="1720.5" calcext:value-type="float">
            <text:p>1 720,50</text:p>
          </table:table-cell>
          <table:table-cell office:value-type="float" office:value="2494.5" calcext:value-type="float">
            <text:p>2 494,50</text:p>
          </table:table-cell>
          <table:table-cell office:value-type="float" office:value="164" calcext:value-type="float">
            <text:p>164</text:p>
          </table:table-cell>
          <table:table-cell table:formula="of:=90*[.E1760]" office:value-type="float" office:value="14760" calcext:value-type="float">
            <text:p>14760</text:p>
          </table:table-cell>
          <table:table-cell table:formula="of:=[.C1760]/294" office:value-type="float" office:value="5.85204081632653" calcext:value-type="float">
            <text:p>5,85204081632653</text:p>
          </table:table-cell>
          <table:table-cell table:formula="of:=[.D1760]/294" office:value-type="float" office:value="8.48469387755102" calcext:value-type="float">
            <text:p>8,48469387755102</text:p>
          </table:table-cell>
          <table:table-cell/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1708.5" calcext:value-type="float">
            <text:p>1 708,50</text:p>
          </table:table-cell>
          <table:table-cell office:value-type="float" office:value="2662.5" calcext:value-type="float">
            <text:p>2 662,50</text:p>
          </table:table-cell>
          <table:table-cell office:value-type="float" office:value="164" calcext:value-type="float">
            <text:p>164</text:p>
          </table:table-cell>
          <table:table-cell table:formula="of:=90*[.E1761]" office:value-type="float" office:value="14760" calcext:value-type="float">
            <text:p>14760</text:p>
          </table:table-cell>
          <table:table-cell table:formula="of:=[.C1761]/294" office:value-type="float" office:value="5.81122448979592" calcext:value-type="float">
            <text:p>5,81122448979592</text:p>
          </table:table-cell>
          <table:table-cell table:formula="of:=[.D1761]/294" office:value-type="float" office:value="9.05612244897959" calcext:value-type="float">
            <text:p>9,05612244897959</text:p>
          </table:table-cell>
          <table:table-cell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float" office:value="1750.5" calcext:value-type="float">
            <text:p>1 750,50</text:p>
          </table:table-cell>
          <table:table-cell office:value-type="float" office:value="2578.5" calcext:value-type="float">
            <text:p>2 578,50</text:p>
          </table:table-cell>
          <table:table-cell office:value-type="float" office:value="164" calcext:value-type="float">
            <text:p>164</text:p>
          </table:table-cell>
          <table:table-cell table:formula="of:=90*[.E1762]" office:value-type="float" office:value="14760" calcext:value-type="float">
            <text:p>14760</text:p>
          </table:table-cell>
          <table:table-cell table:formula="of:=[.C1762]/294" office:value-type="float" office:value="5.95408163265306" calcext:value-type="float">
            <text:p>5,95408163265306</text:p>
          </table:table-cell>
          <table:table-cell table:formula="of:=[.D1762]/294" office:value-type="float" office:value="8.77040816326531" calcext:value-type="float">
            <text:p>8,77040816326531</text:p>
          </table:table-cell>
          <table:table-cell/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office:value-type="float" office:value="1816.5" calcext:value-type="float">
            <text:p>1 816,50</text:p>
          </table:table-cell>
          <table:table-cell office:value-type="float" office:value="2600.5" calcext:value-type="float">
            <text:p>2 600,50</text:p>
          </table:table-cell>
          <table:table-cell office:value-type="float" office:value="164" calcext:value-type="float">
            <text:p>164</text:p>
          </table:table-cell>
          <table:table-cell table:formula="of:=90*[.E1763]" office:value-type="float" office:value="14760" calcext:value-type="float">
            <text:p>14760</text:p>
          </table:table-cell>
          <table:table-cell table:formula="of:=[.C1763]/294" office:value-type="float" office:value="6.17857142857143" calcext:value-type="float">
            <text:p>6,17857142857143</text:p>
          </table:table-cell>
          <table:table-cell table:formula="of:=[.D1763]/294" office:value-type="float" office:value="8.8452380952381" calcext:value-type="float">
            <text:p>8,8452380952381</text:p>
          </table:table-cell>
          <table:table-cell/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office:value-type="float" office:value="1880.5" calcext:value-type="float">
            <text:p>1 880,50</text:p>
          </table:table-cell>
          <table:table-cell office:value-type="float" office:value="2652.5" calcext:value-type="float">
            <text:p>2 652,50</text:p>
          </table:table-cell>
          <table:table-cell office:value-type="float" office:value="164" calcext:value-type="float">
            <text:p>164</text:p>
          </table:table-cell>
          <table:table-cell table:formula="of:=90*[.E1764]" office:value-type="float" office:value="14760" calcext:value-type="float">
            <text:p>14760</text:p>
          </table:table-cell>
          <table:table-cell table:formula="of:=[.C1764]/294" office:value-type="float" office:value="6.39625850340136" calcext:value-type="float">
            <text:p>6,39625850340136</text:p>
          </table:table-cell>
          <table:table-cell table:formula="of:=[.D1764]/294" office:value-type="float" office:value="9.02210884353742" calcext:value-type="float">
            <text:p>9,02210884353742</text:p>
          </table:table-cell>
          <table:table-cell/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office:value-type="float" office:value="1852.5" calcext:value-type="float">
            <text:p>1 852,50</text:p>
          </table:table-cell>
          <table:table-cell office:value-type="float" office:value="2722.5" calcext:value-type="float">
            <text:p>2 722,50</text:p>
          </table:table-cell>
          <table:table-cell office:value-type="float" office:value="164" calcext:value-type="float">
            <text:p>164</text:p>
          </table:table-cell>
          <table:table-cell table:formula="of:=90*[.E1765]" office:value-type="float" office:value="14760" calcext:value-type="float">
            <text:p>14760</text:p>
          </table:table-cell>
          <table:table-cell table:formula="of:=[.C1765]/294" office:value-type="float" office:value="6.30102040816327" calcext:value-type="float">
            <text:p>6,30102040816327</text:p>
          </table:table-cell>
          <table:table-cell table:formula="of:=[.D1765]/294" office:value-type="float" office:value="9.26020408163265" calcext:value-type="float">
            <text:p>9,26020408163265</text:p>
          </table:table-cell>
          <table:table-cell/>
        </table:table-row>
        <table:table-row table:style-name="ro1">
          <table:table-cell/>
          <table:table-cell office:value-type="float" office:value="1765" calcext:value-type="float">
            <text:p>1765</text:p>
          </table:table-cell>
          <table:table-cell office:value-type="float" office:value="1862.5" calcext:value-type="float">
            <text:p>1 862,50</text:p>
          </table:table-cell>
          <table:table-cell office:value-type="float" office:value="2820.5" calcext:value-type="float">
            <text:p>2 820,50</text:p>
          </table:table-cell>
          <table:table-cell office:value-type="float" office:value="164" calcext:value-type="float">
            <text:p>164</text:p>
          </table:table-cell>
          <table:table-cell table:formula="of:=90*[.E1766]" office:value-type="float" office:value="14760" calcext:value-type="float">
            <text:p>14760</text:p>
          </table:table-cell>
          <table:table-cell table:formula="of:=[.C1766]/294" office:value-type="float" office:value="6.33503401360544" calcext:value-type="float">
            <text:p>6,33503401360544</text:p>
          </table:table-cell>
          <table:table-cell table:formula="of:=[.D1766]/294" office:value-type="float" office:value="9.59353741496599" calcext:value-type="float">
            <text:p>9,59353741496599</text:p>
          </table:table-cell>
          <table:table-cell/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 office:value-type="float" office:value="1778.5" calcext:value-type="float">
            <text:p>1 778,50</text:p>
          </table:table-cell>
          <table:table-cell office:value-type="float" office:value="2854.5" calcext:value-type="float">
            <text:p>2 854,50</text:p>
          </table:table-cell>
          <table:table-cell office:value-type="float" office:value="164" calcext:value-type="float">
            <text:p>164</text:p>
          </table:table-cell>
          <table:table-cell table:formula="of:=90*[.E1767]" office:value-type="float" office:value="14760" calcext:value-type="float">
            <text:p>14760</text:p>
          </table:table-cell>
          <table:table-cell table:formula="of:=[.C1767]/294" office:value-type="float" office:value="6.04931972789116" calcext:value-type="float">
            <text:p>6,04931972789116</text:p>
          </table:table-cell>
          <table:table-cell table:formula="of:=[.D1767]/294" office:value-type="float" office:value="9.70918367346939" calcext:value-type="float">
            <text:p>9,70918367346939</text:p>
          </table:table-cell>
          <table:table-cell/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office:value-type="float" office:value="1770.5" calcext:value-type="float">
            <text:p>1 770,50</text:p>
          </table:table-cell>
          <table:table-cell office:value-type="float" office:value="2936.5" calcext:value-type="float">
            <text:p>2 936,50</text:p>
          </table:table-cell>
          <table:table-cell office:value-type="float" office:value="164" calcext:value-type="float">
            <text:p>164</text:p>
          </table:table-cell>
          <table:table-cell table:formula="of:=90*[.E1768]" office:value-type="float" office:value="14760" calcext:value-type="float">
            <text:p>14760</text:p>
          </table:table-cell>
          <table:table-cell table:formula="of:=[.C1768]/294" office:value-type="float" office:value="6.02210884353742" calcext:value-type="float">
            <text:p>6,02210884353742</text:p>
          </table:table-cell>
          <table:table-cell table:formula="of:=[.D1768]/294" office:value-type="float" office:value="9.98809523809524" calcext:value-type="float">
            <text:p>9,98809523809524</text:p>
          </table:table-cell>
          <table:table-cell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float" office:value="1754.5" calcext:value-type="float">
            <text:p>1 754,50</text:p>
          </table:table-cell>
          <table:table-cell office:value-type="float" office:value="3058.5" calcext:value-type="float">
            <text:p>3 058,50</text:p>
          </table:table-cell>
          <table:table-cell office:value-type="float" office:value="164" calcext:value-type="float">
            <text:p>164</text:p>
          </table:table-cell>
          <table:table-cell table:formula="of:=90*[.E1769]" office:value-type="float" office:value="14760" calcext:value-type="float">
            <text:p>14760</text:p>
          </table:table-cell>
          <table:table-cell table:formula="of:=[.C1769]/294" office:value-type="float" office:value="5.96768707482993" calcext:value-type="float">
            <text:p>5,96768707482993</text:p>
          </table:table-cell>
          <table:table-cell table:formula="of:=[.D1769]/294" office:value-type="float" office:value="10.4030612244898" calcext:value-type="float">
            <text:p>10,4030612244898</text:p>
          </table:table-cell>
          <table:table-cell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float" office:value="1776.5" calcext:value-type="float">
            <text:p>1 776,50</text:p>
          </table:table-cell>
          <table:table-cell office:value-type="float" office:value="3168.5" calcext:value-type="float">
            <text:p>3 168,50</text:p>
          </table:table-cell>
          <table:table-cell office:value-type="float" office:value="164" calcext:value-type="float">
            <text:p>164</text:p>
          </table:table-cell>
          <table:table-cell table:formula="of:=90*[.E1770]" office:value-type="float" office:value="14760" calcext:value-type="float">
            <text:p>14760</text:p>
          </table:table-cell>
          <table:table-cell table:formula="of:=[.C1770]/294" office:value-type="float" office:value="6.04251700680272" calcext:value-type="float">
            <text:p>6,04251700680272</text:p>
          </table:table-cell>
          <table:table-cell table:formula="of:=[.D1770]/294" office:value-type="float" office:value="10.7772108843537" calcext:value-type="float">
            <text:p>10,7772108843537</text:p>
          </table:table-cell>
          <table:table-cell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1768.5" calcext:value-type="float">
            <text:p>1 768,50</text:p>
          </table:table-cell>
          <table:table-cell office:value-type="float" office:value="3248.5" calcext:value-type="float">
            <text:p>3 248,50</text:p>
          </table:table-cell>
          <table:table-cell office:value-type="float" office:value="164" calcext:value-type="float">
            <text:p>164</text:p>
          </table:table-cell>
          <table:table-cell table:formula="of:=90*[.E1771]" office:value-type="float" office:value="14760" calcext:value-type="float">
            <text:p>14760</text:p>
          </table:table-cell>
          <table:table-cell table:formula="of:=[.C1771]/294" office:value-type="float" office:value="6.01530612244898" calcext:value-type="float">
            <text:p>6,01530612244898</text:p>
          </table:table-cell>
          <table:table-cell table:formula="of:=[.D1771]/294" office:value-type="float" office:value="11.0493197278912" calcext:value-type="float">
            <text:p>11,0493197278912</text:p>
          </table:table-cell>
          <table:table-cell/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office:value-type="float" office:value="1620.5" calcext:value-type="float">
            <text:p>1 620,50</text:p>
          </table:table-cell>
          <table:table-cell office:value-type="float" office:value="2742.5" calcext:value-type="float">
            <text:p>2 742,50</text:p>
          </table:table-cell>
          <table:table-cell office:value-type="float" office:value="164" calcext:value-type="float">
            <text:p>164</text:p>
          </table:table-cell>
          <table:table-cell table:formula="of:=90*[.E1772]" office:value-type="float" office:value="14760" calcext:value-type="float">
            <text:p>14760</text:p>
          </table:table-cell>
          <table:table-cell table:formula="of:=[.C1772]/294" office:value-type="float" office:value="5.51190476190476" calcext:value-type="float">
            <text:p>5,51190476190476</text:p>
          </table:table-cell>
          <table:table-cell table:formula="of:=[.D1772]/294" office:value-type="float" office:value="9.32823129251701" calcext:value-type="float">
            <text:p>9,32823129251701</text:p>
          </table:table-cell>
          <table:table-cell/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office:value-type="float" office:value="1558.5" calcext:value-type="float">
            <text:p>1 558,50</text:p>
          </table:table-cell>
          <table:table-cell office:value-type="float" office:value="2848.5" calcext:value-type="float">
            <text:p>2 848,50</text:p>
          </table:table-cell>
          <table:table-cell office:value-type="float" office:value="164" calcext:value-type="float">
            <text:p>164</text:p>
          </table:table-cell>
          <table:table-cell table:formula="of:=90*[.E1773]" office:value-type="float" office:value="14760" calcext:value-type="float">
            <text:p>14760</text:p>
          </table:table-cell>
          <table:table-cell table:formula="of:=[.C1773]/294" office:value-type="float" office:value="5.30102040816327" calcext:value-type="float">
            <text:p>5,30102040816327</text:p>
          </table:table-cell>
          <table:table-cell table:formula="of:=[.D1773]/294" office:value-type="float" office:value="9.68877551020408" calcext:value-type="float">
            <text:p>9,68877551020408</text:p>
          </table:table-cell>
          <table:table-cell/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office:value-type="float" office:value="1428.5" calcext:value-type="float">
            <text:p>1 428,50</text:p>
          </table:table-cell>
          <table:table-cell office:value-type="float" office:value="2912.5" calcext:value-type="float">
            <text:p>2 912,50</text:p>
          </table:table-cell>
          <table:table-cell office:value-type="float" office:value="164" calcext:value-type="float">
            <text:p>164</text:p>
          </table:table-cell>
          <table:table-cell table:formula="of:=90*[.E1774]" office:value-type="float" office:value="14760" calcext:value-type="float">
            <text:p>14760</text:p>
          </table:table-cell>
          <table:table-cell table:formula="of:=[.C1774]/294" office:value-type="float" office:value="4.85884353741497" calcext:value-type="float">
            <text:p>4,85884353741497</text:p>
          </table:table-cell>
          <table:table-cell table:formula="of:=[.D1774]/294" office:value-type="float" office:value="9.90646258503401" calcext:value-type="float">
            <text:p>9,90646258503401</text:p>
          </table:table-cell>
          <table:table-cell/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office:value-type="float" office:value="1392.5" calcext:value-type="float">
            <text:p>1 392,50</text:p>
          </table:table-cell>
          <table:table-cell office:value-type="float" office:value="3030.5" calcext:value-type="float">
            <text:p>3 030,50</text:p>
          </table:table-cell>
          <table:table-cell office:value-type="float" office:value="164" calcext:value-type="float">
            <text:p>164</text:p>
          </table:table-cell>
          <table:table-cell table:formula="of:=90*[.E1775]" office:value-type="float" office:value="14760" calcext:value-type="float">
            <text:p>14760</text:p>
          </table:table-cell>
          <table:table-cell table:formula="of:=[.C1775]/294" office:value-type="float" office:value="4.73639455782313" calcext:value-type="float">
            <text:p>4,73639455782313</text:p>
          </table:table-cell>
          <table:table-cell table:formula="of:=[.D1775]/294" office:value-type="float" office:value="10.3078231292517" calcext:value-type="float">
            <text:p>10,3078231292517</text:p>
          </table:table-cell>
          <table:table-cell/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float" office:value="1318.5" calcext:value-type="float">
            <text:p>1 318,50</text:p>
          </table:table-cell>
          <table:table-cell office:value-type="float" office:value="3032.5" calcext:value-type="float">
            <text:p>3 032,50</text:p>
          </table:table-cell>
          <table:table-cell office:value-type="float" office:value="164" calcext:value-type="float">
            <text:p>164</text:p>
          </table:table-cell>
          <table:table-cell table:formula="of:=90*[.E1776]" office:value-type="float" office:value="14760" calcext:value-type="float">
            <text:p>14760</text:p>
          </table:table-cell>
          <table:table-cell table:formula="of:=[.C1776]/294" office:value-type="float" office:value="4.48469387755102" calcext:value-type="float">
            <text:p>4,48469387755102</text:p>
          </table:table-cell>
          <table:table-cell table:formula="of:=[.D1776]/294" office:value-type="float" office:value="10.3146258503401" calcext:value-type="float">
            <text:p>10,3146258503401</text:p>
          </table:table-cell>
          <table:table-cell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334.5" calcext:value-type="float">
            <text:p>1 334,50</text:p>
          </table:table-cell>
          <table:table-cell office:value-type="float" office:value="2556.5" calcext:value-type="float">
            <text:p>2 556,50</text:p>
          </table:table-cell>
          <table:table-cell office:value-type="float" office:value="164" calcext:value-type="float">
            <text:p>164</text:p>
          </table:table-cell>
          <table:table-cell table:formula="of:=90*[.E1777]" office:value-type="float" office:value="14760" calcext:value-type="float">
            <text:p>14760</text:p>
          </table:table-cell>
          <table:table-cell table:formula="of:=[.C1777]/294" office:value-type="float" office:value="4.5391156462585" calcext:value-type="float">
            <text:p>4,5391156462585</text:p>
          </table:table-cell>
          <table:table-cell table:formula="of:=[.D1777]/294" office:value-type="float" office:value="8.69557823129252" calcext:value-type="float">
            <text:p>8,69557823129252</text:p>
          </table:table-cell>
          <table:table-cell/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office:value-type="float" office:value="1306.5" calcext:value-type="float">
            <text:p>1 306,50</text:p>
          </table:table-cell>
          <table:table-cell office:value-type="float" office:value="2614.5" calcext:value-type="float">
            <text:p>2 614,50</text:p>
          </table:table-cell>
          <table:table-cell office:value-type="float" office:value="164" calcext:value-type="float">
            <text:p>164</text:p>
          </table:table-cell>
          <table:table-cell table:formula="of:=90*[.E1778]" office:value-type="float" office:value="14760" calcext:value-type="float">
            <text:p>14760</text:p>
          </table:table-cell>
          <table:table-cell table:formula="of:=[.C1778]/294" office:value-type="float" office:value="4.44387755102041" calcext:value-type="float">
            <text:p>4,44387755102041</text:p>
          </table:table-cell>
          <table:table-cell table:formula="of:=[.D1778]/294" office:value-type="float" office:value="8.89285714285714" calcext:value-type="float">
            <text:p>8,89285714285714</text:p>
          </table:table-cell>
          <table:table-cell/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office:value-type="float" office:value="1254.5" calcext:value-type="float">
            <text:p>1 254,50</text:p>
          </table:table-cell>
          <table:table-cell office:value-type="float" office:value="2698.5" calcext:value-type="float">
            <text:p>2 698,50</text:p>
          </table:table-cell>
          <table:table-cell office:value-type="float" office:value="164" calcext:value-type="float">
            <text:p>164</text:p>
          </table:table-cell>
          <table:table-cell table:formula="of:=90*[.E1779]" office:value-type="float" office:value="14760" calcext:value-type="float">
            <text:p>14760</text:p>
          </table:table-cell>
          <table:table-cell table:formula="of:=[.C1779]/294" office:value-type="float" office:value="4.26700680272109" calcext:value-type="float">
            <text:p>4,26700680272109</text:p>
          </table:table-cell>
          <table:table-cell table:formula="of:=[.D1779]/294" office:value-type="float" office:value="9.17857142857143" calcext:value-type="float">
            <text:p>9,17857142857143</text:p>
          </table:table-cell>
          <table:table-cell/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1230.5" calcext:value-type="float">
            <text:p>1 230,50</text:p>
          </table:table-cell>
          <table:table-cell office:value-type="float" office:value="2764.5" calcext:value-type="float">
            <text:p>2 764,50</text:p>
          </table:table-cell>
          <table:table-cell office:value-type="float" office:value="164" calcext:value-type="float">
            <text:p>164</text:p>
          </table:table-cell>
          <table:table-cell table:formula="of:=90*[.E1780]" office:value-type="float" office:value="14760" calcext:value-type="float">
            <text:p>14760</text:p>
          </table:table-cell>
          <table:table-cell table:formula="of:=[.C1780]/294" office:value-type="float" office:value="4.18537414965986" calcext:value-type="float">
            <text:p>4,18537414965986</text:p>
          </table:table-cell>
          <table:table-cell table:formula="of:=[.D1780]/294" office:value-type="float" office:value="9.4030612244898" calcext:value-type="float">
            <text:p>9,4030612244898</text:p>
          </table:table-cell>
          <table:table-cell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1230.5" calcext:value-type="float">
            <text:p>1 230,50</text:p>
          </table:table-cell>
          <table:table-cell office:value-type="float" office:value="2874.5" calcext:value-type="float">
            <text:p>2 874,50</text:p>
          </table:table-cell>
          <table:table-cell office:value-type="float" office:value="164" calcext:value-type="float">
            <text:p>164</text:p>
          </table:table-cell>
          <table:table-cell table:formula="of:=90*[.E1781]" office:value-type="float" office:value="14760" calcext:value-type="float">
            <text:p>14760</text:p>
          </table:table-cell>
          <table:table-cell table:formula="of:=[.C1781]/294" office:value-type="float" office:value="4.18537414965986" calcext:value-type="float">
            <text:p>4,18537414965986</text:p>
          </table:table-cell>
          <table:table-cell table:formula="of:=[.D1781]/294" office:value-type="float" office:value="9.77721088435374" calcext:value-type="float">
            <text:p>9,77721088435374</text:p>
          </table:table-cell>
          <table:table-cell/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office:value-type="float" office:value="1204.5" calcext:value-type="float">
            <text:p>1 204,50</text:p>
          </table:table-cell>
          <table:table-cell office:value-type="float" office:value="2950.5" calcext:value-type="float">
            <text:p>2 950,50</text:p>
          </table:table-cell>
          <table:table-cell office:value-type="float" office:value="164" calcext:value-type="float">
            <text:p>164</text:p>
          </table:table-cell>
          <table:table-cell table:formula="of:=90*[.E1782]" office:value-type="float" office:value="14760" calcext:value-type="float">
            <text:p>14760</text:p>
          </table:table-cell>
          <table:table-cell table:formula="of:=[.C1782]/294" office:value-type="float" office:value="4.0969387755102" calcext:value-type="float">
            <text:p>4,0969387755102</text:p>
          </table:table-cell>
          <table:table-cell table:formula="of:=[.D1782]/294" office:value-type="float" office:value="10.0357142857143" calcext:value-type="float">
            <text:p>10,0357142857143</text:p>
          </table:table-cell>
          <table:table-cell/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office:value-type="float" office:value="1172.5" calcext:value-type="float">
            <text:p>1 172,50</text:p>
          </table:table-cell>
          <table:table-cell office:value-type="float" office:value="3056.5" calcext:value-type="float">
            <text:p>3 056,50</text:p>
          </table:table-cell>
          <table:table-cell office:value-type="float" office:value="164" calcext:value-type="float">
            <text:p>164</text:p>
          </table:table-cell>
          <table:table-cell table:formula="of:=90*[.E1783]" office:value-type="float" office:value="14760" calcext:value-type="float">
            <text:p>14760</text:p>
          </table:table-cell>
          <table:table-cell table:formula="of:=[.C1783]/294" office:value-type="float" office:value="3.98809523809524" calcext:value-type="float">
            <text:p>3,98809523809524</text:p>
          </table:table-cell>
          <table:table-cell table:formula="of:=[.D1783]/294" office:value-type="float" office:value="10.3962585034014" calcext:value-type="float">
            <text:p>10,3962585034014</text:p>
          </table:table-cell>
          <table:table-cell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float" office:value="1212.5" calcext:value-type="float">
            <text:p>1 212,50</text:p>
          </table:table-cell>
          <table:table-cell office:value-type="float" office:value="3090.5" calcext:value-type="float">
            <text:p>3 090,50</text:p>
          </table:table-cell>
          <table:table-cell office:value-type="float" office:value="164" calcext:value-type="float">
            <text:p>164</text:p>
          </table:table-cell>
          <table:table-cell table:formula="of:=90*[.E1784]" office:value-type="float" office:value="14760" calcext:value-type="float">
            <text:p>14760</text:p>
          </table:table-cell>
          <table:table-cell table:formula="of:=[.C1784]/294" office:value-type="float" office:value="4.12414965986395" calcext:value-type="float">
            <text:p>4,12414965986395</text:p>
          </table:table-cell>
          <table:table-cell table:formula="of:=[.D1784]/294" office:value-type="float" office:value="10.5119047619048" calcext:value-type="float">
            <text:p>10,5119047619048</text:p>
          </table:table-cell>
          <table:table-cell/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office:value-type="float" office:value="1186.5" calcext:value-type="float">
            <text:p>1 186,50</text:p>
          </table:table-cell>
          <table:table-cell office:value-type="float" office:value="3138.5" calcext:value-type="float">
            <text:p>3 138,50</text:p>
          </table:table-cell>
          <table:table-cell office:value-type="float" office:value="164" calcext:value-type="float">
            <text:p>164</text:p>
          </table:table-cell>
          <table:table-cell table:formula="of:=90*[.E1785]" office:value-type="float" office:value="14760" calcext:value-type="float">
            <text:p>14760</text:p>
          </table:table-cell>
          <table:table-cell table:formula="of:=[.C1785]/294" office:value-type="float" office:value="4.03571428571429" calcext:value-type="float">
            <text:p>4,03571428571429</text:p>
          </table:table-cell>
          <table:table-cell table:formula="of:=[.D1785]/294" office:value-type="float" office:value="10.6751700680272" calcext:value-type="float">
            <text:p>10,6751700680272</text:p>
          </table:table-cell>
          <table:table-cell/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office:value-type="float" office:value="1250.5" calcext:value-type="float">
            <text:p>1 250,50</text:p>
          </table:table-cell>
          <table:table-cell office:value-type="float" office:value="3196.5" calcext:value-type="float">
            <text:p>3 196,50</text:p>
          </table:table-cell>
          <table:table-cell office:value-type="float" office:value="164" calcext:value-type="float">
            <text:p>164</text:p>
          </table:table-cell>
          <table:table-cell table:formula="of:=90*[.E1786]" office:value-type="float" office:value="14760" calcext:value-type="float">
            <text:p>14760</text:p>
          </table:table-cell>
          <table:table-cell table:formula="of:=[.C1786]/294" office:value-type="float" office:value="4.25340136054422" calcext:value-type="float">
            <text:p>4,25340136054422</text:p>
          </table:table-cell>
          <table:table-cell table:formula="of:=[.D1786]/294" office:value-type="float" office:value="10.8724489795918" calcext:value-type="float">
            <text:p>10,8724489795918</text:p>
          </table:table-cell>
          <table:table-cell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float" office:value="1496.5" calcext:value-type="float">
            <text:p>1 496,50</text:p>
          </table:table-cell>
          <table:table-cell office:value-type="float" office:value="2882.5" calcext:value-type="float">
            <text:p>2 882,50</text:p>
          </table:table-cell>
          <table:table-cell office:value-type="float" office:value="164" calcext:value-type="float">
            <text:p>164</text:p>
          </table:table-cell>
          <table:table-cell table:formula="of:=90*[.E1787]" office:value-type="float" office:value="14760" calcext:value-type="float">
            <text:p>14760</text:p>
          </table:table-cell>
          <table:table-cell table:formula="of:=[.C1787]/294" office:value-type="float" office:value="5.09013605442177" calcext:value-type="float">
            <text:p>5,09013605442177</text:p>
          </table:table-cell>
          <table:table-cell table:formula="of:=[.D1787]/294" office:value-type="float" office:value="9.80442176870748" calcext:value-type="float">
            <text:p>9,80442176870748</text:p>
          </table:table-cell>
          <table:table-cell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float" office:value="1650.5" calcext:value-type="float">
            <text:p>1 650,50</text:p>
          </table:table-cell>
          <table:table-cell office:value-type="float" office:value="2492.5" calcext:value-type="float">
            <text:p>2 492,50</text:p>
          </table:table-cell>
          <table:table-cell office:value-type="float" office:value="167" calcext:value-type="float">
            <text:p>167</text:p>
          </table:table-cell>
          <table:table-cell table:formula="of:=90*[.E1788]" office:value-type="float" office:value="15030" calcext:value-type="float">
            <text:p>15030</text:p>
          </table:table-cell>
          <table:table-cell table:formula="of:=[.C1788]/294" office:value-type="float" office:value="5.61394557823129" calcext:value-type="float">
            <text:p>5,61394557823129</text:p>
          </table:table-cell>
          <table:table-cell table:formula="of:=[.D1788]/294" office:value-type="float" office:value="8.47789115646259" calcext:value-type="float">
            <text:p>8,47789115646259</text:p>
          </table:table-cell>
          <table:table-cell/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office:value-type="float" office:value="1672.5" calcext:value-type="float">
            <text:p>1 672,50</text:p>
          </table:table-cell>
          <table:table-cell office:value-type="float" office:value="2528.5" calcext:value-type="float">
            <text:p>2 528,50</text:p>
          </table:table-cell>
          <table:table-cell office:value-type="float" office:value="167" calcext:value-type="float">
            <text:p>167</text:p>
          </table:table-cell>
          <table:table-cell table:formula="of:=90*[.E1789]" office:value-type="float" office:value="15030" calcext:value-type="float">
            <text:p>15030</text:p>
          </table:table-cell>
          <table:table-cell table:formula="of:=[.C1789]/294" office:value-type="float" office:value="5.68877551020408" calcext:value-type="float">
            <text:p>5,68877551020408</text:p>
          </table:table-cell>
          <table:table-cell table:formula="of:=[.D1789]/294" office:value-type="float" office:value="8.60034013605442" calcext:value-type="float">
            <text:p>8,60034013605442</text:p>
          </table:table-cell>
          <table:table-cell/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18.5" calcext:value-type="float">
            <text:p>1 718,50</text:p>
          </table:table-cell>
          <table:table-cell office:value-type="float" office:value="2482.5" calcext:value-type="float">
            <text:p>2 482,50</text:p>
          </table:table-cell>
          <table:table-cell office:value-type="float" office:value="167" calcext:value-type="float">
            <text:p>167</text:p>
          </table:table-cell>
          <table:table-cell table:formula="of:=90*[.E1790]" office:value-type="float" office:value="15030" calcext:value-type="float">
            <text:p>15030</text:p>
          </table:table-cell>
          <table:table-cell table:formula="of:=[.C1790]/294" office:value-type="float" office:value="5.8452380952381" calcext:value-type="float">
            <text:p>5,8452380952381</text:p>
          </table:table-cell>
          <table:table-cell table:formula="of:=[.D1790]/294" office:value-type="float" office:value="8.44387755102041" calcext:value-type="float">
            <text:p>8,44387755102041</text:p>
          </table:table-cell>
          <table:table-cell/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float" office:value="1730.5" calcext:value-type="float">
            <text:p>1 730,50</text:p>
          </table:table-cell>
          <table:table-cell office:value-type="float" office:value="2544.5" calcext:value-type="float">
            <text:p>2 544,50</text:p>
          </table:table-cell>
          <table:table-cell office:value-type="float" office:value="167" calcext:value-type="float">
            <text:p>167</text:p>
          </table:table-cell>
          <table:table-cell table:formula="of:=90*[.E1791]" office:value-type="float" office:value="15030" calcext:value-type="float">
            <text:p>15030</text:p>
          </table:table-cell>
          <table:table-cell table:formula="of:=[.C1791]/294" office:value-type="float" office:value="5.88605442176871" calcext:value-type="float">
            <text:p>5,88605442176871</text:p>
          </table:table-cell>
          <table:table-cell table:formula="of:=[.D1791]/294" office:value-type="float" office:value="8.65476190476191" calcext:value-type="float">
            <text:p>8,65476190476191</text:p>
          </table:table-cell>
          <table:table-cell/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office:value-type="float" office:value="1722.5" calcext:value-type="float">
            <text:p>1 722,50</text:p>
          </table:table-cell>
          <table:table-cell office:value-type="float" office:value="2612.5" calcext:value-type="float">
            <text:p>2 612,50</text:p>
          </table:table-cell>
          <table:table-cell office:value-type="float" office:value="167" calcext:value-type="float">
            <text:p>167</text:p>
          </table:table-cell>
          <table:table-cell table:formula="of:=90*[.E1792]" office:value-type="float" office:value="15030" calcext:value-type="float">
            <text:p>15030</text:p>
          </table:table-cell>
          <table:table-cell table:formula="of:=[.C1792]/294" office:value-type="float" office:value="5.85884353741497" calcext:value-type="float">
            <text:p>5,85884353741497</text:p>
          </table:table-cell>
          <table:table-cell table:formula="of:=[.D1792]/294" office:value-type="float" office:value="8.88605442176871" calcext:value-type="float">
            <text:p>8,88605442176871</text:p>
          </table:table-cell>
          <table:table-cell/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office:value-type="float" office:value="1790.5" calcext:value-type="float">
            <text:p>1 790,50</text:p>
          </table:table-cell>
          <table:table-cell office:value-type="float" office:value="2572.5" calcext:value-type="float">
            <text:p>2 572,50</text:p>
          </table:table-cell>
          <table:table-cell office:value-type="float" office:value="167" calcext:value-type="float">
            <text:p>167</text:p>
          </table:table-cell>
          <table:table-cell table:formula="of:=90*[.E1793]" office:value-type="float" office:value="15030" calcext:value-type="float">
            <text:p>15030</text:p>
          </table:table-cell>
          <table:table-cell table:formula="of:=[.C1793]/294" office:value-type="float" office:value="6.09013605442177" calcext:value-type="float">
            <text:p>6,09013605442177</text:p>
          </table:table-cell>
          <table:table-cell table:formula="of:=[.D1793]/294" office:value-type="float" office:value="8.75" calcext:value-type="float">
            <text:p>8,75</text:p>
          </table:table-cell>
          <table:table-cell/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office:value-type="float" office:value="1840.5" calcext:value-type="float">
            <text:p>1 840,50</text:p>
          </table:table-cell>
          <table:table-cell office:value-type="float" office:value="2626.5" calcext:value-type="float">
            <text:p>2 626,50</text:p>
          </table:table-cell>
          <table:table-cell office:value-type="float" office:value="167" calcext:value-type="float">
            <text:p>167</text:p>
          </table:table-cell>
          <table:table-cell table:formula="of:=90*[.E1794]" office:value-type="float" office:value="15030" calcext:value-type="float">
            <text:p>15030</text:p>
          </table:table-cell>
          <table:table-cell table:formula="of:=[.C1794]/294" office:value-type="float" office:value="6.26020408163265" calcext:value-type="float">
            <text:p>6,26020408163265</text:p>
          </table:table-cell>
          <table:table-cell table:formula="of:=[.D1794]/294" office:value-type="float" office:value="8.93367346938776" calcext:value-type="float">
            <text:p>8,93367346938776</text:p>
          </table:table-cell>
          <table:table-cell/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office:value-type="float" office:value="1898.5" calcext:value-type="float">
            <text:p>1 898,50</text:p>
          </table:table-cell>
          <table:table-cell office:value-type="float" office:value="2648.5" calcext:value-type="float">
            <text:p>2 648,50</text:p>
          </table:table-cell>
          <table:table-cell office:value-type="float" office:value="167" calcext:value-type="float">
            <text:p>167</text:p>
          </table:table-cell>
          <table:table-cell table:formula="of:=90*[.E1795]" office:value-type="float" office:value="15030" calcext:value-type="float">
            <text:p>15030</text:p>
          </table:table-cell>
          <table:table-cell table:formula="of:=[.C1795]/294" office:value-type="float" office:value="6.45748299319728" calcext:value-type="float">
            <text:p>6,45748299319728</text:p>
          </table:table-cell>
          <table:table-cell table:formula="of:=[.D1795]/294" office:value-type="float" office:value="9.00850340136054" calcext:value-type="float">
            <text:p>9,00850340136054</text:p>
          </table:table-cell>
          <table:table-cell/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office:value-type="float" office:value="1848.5" calcext:value-type="float">
            <text:p>1 848,50</text:p>
          </table:table-cell>
          <table:table-cell office:value-type="float" office:value="2716.5" calcext:value-type="float">
            <text:p>2 716,50</text:p>
          </table:table-cell>
          <table:table-cell office:value-type="float" office:value="167" calcext:value-type="float">
            <text:p>167</text:p>
          </table:table-cell>
          <table:table-cell table:formula="of:=90*[.E1796]" office:value-type="float" office:value="15030" calcext:value-type="float">
            <text:p>15030</text:p>
          </table:table-cell>
          <table:table-cell table:formula="of:=[.C1796]/294" office:value-type="float" office:value="6.2874149659864" calcext:value-type="float">
            <text:p>6,2874149659864</text:p>
          </table:table-cell>
          <table:table-cell table:formula="of:=[.D1796]/294" office:value-type="float" office:value="9.23979591836735" calcext:value-type="float">
            <text:p>9,23979591836735</text:p>
          </table:table-cell>
          <table:table-cell/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float" office:value="1876.5" calcext:value-type="float">
            <text:p>1 876,50</text:p>
          </table:table-cell>
          <table:table-cell office:value-type="float" office:value="2812.5" calcext:value-type="float">
            <text:p>2 812,50</text:p>
          </table:table-cell>
          <table:table-cell office:value-type="float" office:value="167" calcext:value-type="float">
            <text:p>167</text:p>
          </table:table-cell>
          <table:table-cell table:formula="of:=90*[.E1797]" office:value-type="float" office:value="15030" calcext:value-type="float">
            <text:p>15030</text:p>
          </table:table-cell>
          <table:table-cell table:formula="of:=[.C1797]/294" office:value-type="float" office:value="6.38265306122449" calcext:value-type="float">
            <text:p>6,38265306122449</text:p>
          </table:table-cell>
          <table:table-cell table:formula="of:=[.D1797]/294" office:value-type="float" office:value="9.56632653061224" calcext:value-type="float">
            <text:p>9,56632653061224</text:p>
          </table:table-cell>
          <table:table-cell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office:value-type="float" office:value="1804.5" calcext:value-type="float">
            <text:p>1 804,50</text:p>
          </table:table-cell>
          <table:table-cell office:value-type="float" office:value="2844.5" calcext:value-type="float">
            <text:p>2 844,50</text:p>
          </table:table-cell>
          <table:table-cell office:value-type="float" office:value="167" calcext:value-type="float">
            <text:p>167</text:p>
          </table:table-cell>
          <table:table-cell table:formula="of:=90*[.E1798]" office:value-type="float" office:value="15030" calcext:value-type="float">
            <text:p>15030</text:p>
          </table:table-cell>
          <table:table-cell table:formula="of:=[.C1798]/294" office:value-type="float" office:value="6.13775510204082" calcext:value-type="float">
            <text:p>6,13775510204082</text:p>
          </table:table-cell>
          <table:table-cell table:formula="of:=[.D1798]/294" office:value-type="float" office:value="9.67517006802721" calcext:value-type="float">
            <text:p>9,67517006802721</text:p>
          </table:table-cell>
          <table:table-cell/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office:value-type="float" office:value="1770.5" calcext:value-type="float">
            <text:p>1 770,50</text:p>
          </table:table-cell>
          <table:table-cell office:value-type="float" office:value="2894.5" calcext:value-type="float">
            <text:p>2 894,50</text:p>
          </table:table-cell>
          <table:table-cell office:value-type="float" office:value="167" calcext:value-type="float">
            <text:p>167</text:p>
          </table:table-cell>
          <table:table-cell table:formula="of:=90*[.E1799]" office:value-type="float" office:value="15030" calcext:value-type="float">
            <text:p>15030</text:p>
          </table:table-cell>
          <table:table-cell table:formula="of:=[.C1799]/294" office:value-type="float" office:value="6.02210884353742" calcext:value-type="float">
            <text:p>6,02210884353742</text:p>
          </table:table-cell>
          <table:table-cell table:formula="of:=[.D1799]/294" office:value-type="float" office:value="9.8452380952381" calcext:value-type="float">
            <text:p>9,8452380952381</text:p>
          </table:table-cell>
          <table:table-cell/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float" office:value="1766.5" calcext:value-type="float">
            <text:p>1 766,50</text:p>
          </table:table-cell>
          <table:table-cell office:value-type="float" office:value="2970.5" calcext:value-type="float">
            <text:p>2 970,50</text:p>
          </table:table-cell>
          <table:table-cell office:value-type="float" office:value="167" calcext:value-type="float">
            <text:p>167</text:p>
          </table:table-cell>
          <table:table-cell table:formula="of:=90*[.E1800]" office:value-type="float" office:value="15030" calcext:value-type="float">
            <text:p>15030</text:p>
          </table:table-cell>
          <table:table-cell table:formula="of:=[.C1800]/294" office:value-type="float" office:value="6.00850340136054" calcext:value-type="float">
            <text:p>6,00850340136054</text:p>
          </table:table-cell>
          <table:table-cell table:formula="of:=[.D1800]/294" office:value-type="float" office:value="10.1037414965986" calcext:value-type="float">
            <text:p>10,1037414965986</text:p>
          </table:table-cell>
          <table:table-cell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766.5" calcext:value-type="float">
            <text:p>1 766,50</text:p>
          </table:table-cell>
          <table:table-cell office:value-type="float" office:value="3062.5" calcext:value-type="float">
            <text:p>3 062,50</text:p>
          </table:table-cell>
          <table:table-cell office:value-type="float" office:value="167" calcext:value-type="float">
            <text:p>167</text:p>
          </table:table-cell>
          <table:table-cell table:formula="of:=90*[.E1801]" office:value-type="float" office:value="15030" calcext:value-type="float">
            <text:p>15030</text:p>
          </table:table-cell>
          <table:table-cell table:formula="of:=[.C1801]/294" office:value-type="float" office:value="6.00850340136054" calcext:value-type="float">
            <text:p>6,00850340136054</text:p>
          </table:table-cell>
          <table:table-cell table:formula="of:=[.D1801]/294" office:value-type="float" office:value="10.4166666666667" calcext:value-type="float">
            <text:p>10,4166666666667</text:p>
          </table:table-cell>
          <table:table-cell/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office:value-type="float" office:value="1780.5" calcext:value-type="float">
            <text:p>1 780,50</text:p>
          </table:table-cell>
          <table:table-cell office:value-type="float" office:value="3176.5" calcext:value-type="float">
            <text:p>3 176,50</text:p>
          </table:table-cell>
          <table:table-cell office:value-type="float" office:value="167" calcext:value-type="float">
            <text:p>167</text:p>
          </table:table-cell>
          <table:table-cell table:formula="of:=90*[.E1802]" office:value-type="float" office:value="15030" calcext:value-type="float">
            <text:p>15030</text:p>
          </table:table-cell>
          <table:table-cell table:formula="of:=[.C1802]/294" office:value-type="float" office:value="6.05612244897959" calcext:value-type="float">
            <text:p>6,05612244897959</text:p>
          </table:table-cell>
          <table:table-cell table:formula="of:=[.D1802]/294" office:value-type="float" office:value="10.8044217687075" calcext:value-type="float">
            <text:p>10,8044217687075</text:p>
          </table:table-cell>
          <table:table-cell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float" office:value="1770.5" calcext:value-type="float">
            <text:p>1 770,50</text:p>
          </table:table-cell>
          <table:table-cell office:value-type="float" office:value="3258.5" calcext:value-type="float">
            <text:p>3 258,50</text:p>
          </table:table-cell>
          <table:table-cell office:value-type="float" office:value="167" calcext:value-type="float">
            <text:p>167</text:p>
          </table:table-cell>
          <table:table-cell table:formula="of:=90*[.E1803]" office:value-type="float" office:value="15030" calcext:value-type="float">
            <text:p>15030</text:p>
          </table:table-cell>
          <table:table-cell table:formula="of:=[.C1803]/294" office:value-type="float" office:value="6.02210884353742" calcext:value-type="float">
            <text:p>6,02210884353742</text:p>
          </table:table-cell>
          <table:table-cell table:formula="of:=[.D1803]/294" office:value-type="float" office:value="11.0833333333333" calcext:value-type="float">
            <text:p>11,0833333333333</text:p>
          </table:table-cell>
          <table:table-cell/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office:value-type="float" office:value="1618.5" calcext:value-type="float">
            <text:p>1 618,50</text:p>
          </table:table-cell>
          <table:table-cell office:value-type="float" office:value="2756.5" calcext:value-type="float">
            <text:p>2 756,50</text:p>
          </table:table-cell>
          <table:table-cell office:value-type="float" office:value="167" calcext:value-type="float">
            <text:p>167</text:p>
          </table:table-cell>
          <table:table-cell table:formula="of:=90*[.E1804]" office:value-type="float" office:value="15030" calcext:value-type="float">
            <text:p>15030</text:p>
          </table:table-cell>
          <table:table-cell table:formula="of:=[.C1804]/294" office:value-type="float" office:value="5.50510204081633" calcext:value-type="float">
            <text:p>5,50510204081633</text:p>
          </table:table-cell>
          <table:table-cell table:formula="of:=[.D1804]/294" office:value-type="float" office:value="9.37585034013605" calcext:value-type="float">
            <text:p>9,37585034013605</text:p>
          </table:table-cell>
          <table:table-cell/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office:value-type="float" office:value="1516.5" calcext:value-type="float">
            <text:p>1 516,50</text:p>
          </table:table-cell>
          <table:table-cell office:value-type="float" office:value="2850.5" calcext:value-type="float">
            <text:p>2 850,50</text:p>
          </table:table-cell>
          <table:table-cell office:value-type="float" office:value="167" calcext:value-type="float">
            <text:p>167</text:p>
          </table:table-cell>
          <table:table-cell table:formula="of:=90*[.E1805]" office:value-type="float" office:value="15030" calcext:value-type="float">
            <text:p>15030</text:p>
          </table:table-cell>
          <table:table-cell table:formula="of:=[.C1805]/294" office:value-type="float" office:value="5.15816326530612" calcext:value-type="float">
            <text:p>5,15816326530612</text:p>
          </table:table-cell>
          <table:table-cell table:formula="of:=[.D1805]/294" office:value-type="float" office:value="9.69557823129252" calcext:value-type="float">
            <text:p>9,69557823129252</text:p>
          </table:table-cell>
          <table:table-cell/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 office:value-type="float" office:value="1414.5" calcext:value-type="float">
            <text:p>1 414,50</text:p>
          </table:table-cell>
          <table:table-cell office:value-type="float" office:value="2916.5" calcext:value-type="float">
            <text:p>2 916,50</text:p>
          </table:table-cell>
          <table:table-cell office:value-type="float" office:value="167" calcext:value-type="float">
            <text:p>167</text:p>
          </table:table-cell>
          <table:table-cell table:formula="of:=90*[.E1806]" office:value-type="float" office:value="15030" calcext:value-type="float">
            <text:p>15030</text:p>
          </table:table-cell>
          <table:table-cell table:formula="of:=[.C1806]/294" office:value-type="float" office:value="4.81122448979592" calcext:value-type="float">
            <text:p>4,81122448979592</text:p>
          </table:table-cell>
          <table:table-cell table:formula="of:=[.D1806]/294" office:value-type="float" office:value="9.92006802721089" calcext:value-type="float">
            <text:p>9,92006802721089</text:p>
          </table:table-cell>
          <table:table-cell/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office:value-type="float" office:value="1398.5" calcext:value-type="float">
            <text:p>1 398,50</text:p>
          </table:table-cell>
          <table:table-cell office:value-type="float" office:value="3014.5" calcext:value-type="float">
            <text:p>3 014,50</text:p>
          </table:table-cell>
          <table:table-cell office:value-type="float" office:value="167" calcext:value-type="float">
            <text:p>167</text:p>
          </table:table-cell>
          <table:table-cell table:formula="of:=90*[.E1807]" office:value-type="float" office:value="15030" calcext:value-type="float">
            <text:p>15030</text:p>
          </table:table-cell>
          <table:table-cell table:formula="of:=[.C1807]/294" office:value-type="float" office:value="4.75680272108844" calcext:value-type="float">
            <text:p>4,75680272108844</text:p>
          </table:table-cell>
          <table:table-cell table:formula="of:=[.D1807]/294" office:value-type="float" office:value="10.2534013605442" calcext:value-type="float">
            <text:p>10,2534013605442</text:p>
          </table:table-cell>
          <table:table-cell/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office:value-type="float" office:value="1336.5" calcext:value-type="float">
            <text:p>1 336,50</text:p>
          </table:table-cell>
          <table:table-cell office:value-type="float" office:value="3038.5" calcext:value-type="float">
            <text:p>3 038,50</text:p>
          </table:table-cell>
          <table:table-cell office:value-type="float" office:value="167" calcext:value-type="float">
            <text:p>167</text:p>
          </table:table-cell>
          <table:table-cell table:formula="of:=90*[.E1808]" office:value-type="float" office:value="15030" calcext:value-type="float">
            <text:p>15030</text:p>
          </table:table-cell>
          <table:table-cell table:formula="of:=[.C1808]/294" office:value-type="float" office:value="4.54591836734694" calcext:value-type="float">
            <text:p>4,54591836734694</text:p>
          </table:table-cell>
          <table:table-cell table:formula="of:=[.D1808]/294" office:value-type="float" office:value="10.3350340136054" calcext:value-type="float">
            <text:p>10,3350340136054</text:p>
          </table:table-cell>
          <table:table-cell/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office:value-type="float" office:value="1320.5" calcext:value-type="float">
            <text:p>1 320,50</text:p>
          </table:table-cell>
          <table:table-cell office:value-type="float" office:value="2556.5" calcext:value-type="float">
            <text:p>2 556,50</text:p>
          </table:table-cell>
          <table:table-cell office:value-type="float" office:value="167" calcext:value-type="float">
            <text:p>167</text:p>
          </table:table-cell>
          <table:table-cell table:formula="of:=90*[.E1809]" office:value-type="float" office:value="15030" calcext:value-type="float">
            <text:p>15030</text:p>
          </table:table-cell>
          <table:table-cell table:formula="of:=[.C1809]/294" office:value-type="float" office:value="4.49149659863946" calcext:value-type="float">
            <text:p>4,49149659863946</text:p>
          </table:table-cell>
          <table:table-cell table:formula="of:=[.D1809]/294" office:value-type="float" office:value="8.69557823129252" calcext:value-type="float">
            <text:p>8,69557823129252</text:p>
          </table:table-cell>
          <table:table-cell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1280.5" calcext:value-type="float">
            <text:p>1 280,50</text:p>
          </table:table-cell>
          <table:table-cell office:value-type="float" office:value="2640.5" calcext:value-type="float">
            <text:p>2 640,50</text:p>
          </table:table-cell>
          <table:table-cell office:value-type="float" office:value="167" calcext:value-type="float">
            <text:p>167</text:p>
          </table:table-cell>
          <table:table-cell table:formula="of:=90*[.E1810]" office:value-type="float" office:value="15030" calcext:value-type="float">
            <text:p>15030</text:p>
          </table:table-cell>
          <table:table-cell table:formula="of:=[.C1810]/294" office:value-type="float" office:value="4.35544217687075" calcext:value-type="float">
            <text:p>4,35544217687075</text:p>
          </table:table-cell>
          <table:table-cell table:formula="of:=[.D1810]/294" office:value-type="float" office:value="8.9812925170068" calcext:value-type="float">
            <text:p>8,9812925170068</text:p>
          </table:table-cell>
          <table:table-cell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float" office:value="1238.5" calcext:value-type="float">
            <text:p>1 238,50</text:p>
          </table:table-cell>
          <table:table-cell office:value-type="float" office:value="2714.5" calcext:value-type="float">
            <text:p>2 714,50</text:p>
          </table:table-cell>
          <table:table-cell office:value-type="float" office:value="167" calcext:value-type="float">
            <text:p>167</text:p>
          </table:table-cell>
          <table:table-cell table:formula="of:=90*[.E1811]" office:value-type="float" office:value="15030" calcext:value-type="float">
            <text:p>15030</text:p>
          </table:table-cell>
          <table:table-cell table:formula="of:=[.C1811]/294" office:value-type="float" office:value="4.21258503401361" calcext:value-type="float">
            <text:p>4,21258503401361</text:p>
          </table:table-cell>
          <table:table-cell table:formula="of:=[.D1811]/294" office:value-type="float" office:value="9.23299319727891" calcext:value-type="float">
            <text:p>9,23299319727891</text:p>
          </table:table-cell>
          <table:table-cell/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office:value-type="float" office:value="1230.5" calcext:value-type="float">
            <text:p>1 230,50</text:p>
          </table:table-cell>
          <table:table-cell office:value-type="float" office:value="2802.5" calcext:value-type="float">
            <text:p>2 802,50</text:p>
          </table:table-cell>
          <table:table-cell office:value-type="float" office:value="167" calcext:value-type="float">
            <text:p>167</text:p>
          </table:table-cell>
          <table:table-cell table:formula="of:=90*[.E1812]" office:value-type="float" office:value="15030" calcext:value-type="float">
            <text:p>15030</text:p>
          </table:table-cell>
          <table:table-cell table:formula="of:=[.C1812]/294" office:value-type="float" office:value="4.18537414965986" calcext:value-type="float">
            <text:p>4,18537414965986</text:p>
          </table:table-cell>
          <table:table-cell table:formula="of:=[.D1812]/294" office:value-type="float" office:value="9.53231292517007" calcext:value-type="float">
            <text:p>9,53231292517007</text:p>
          </table:table-cell>
          <table:table-cell/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office:value-type="float" office:value="1216.5" calcext:value-type="float">
            <text:p>1 216,50</text:p>
          </table:table-cell>
          <table:table-cell office:value-type="float" office:value="2882.5" calcext:value-type="float">
            <text:p>2 882,50</text:p>
          </table:table-cell>
          <table:table-cell office:value-type="float" office:value="167" calcext:value-type="float">
            <text:p>167</text:p>
          </table:table-cell>
          <table:table-cell table:formula="of:=90*[.E1813]" office:value-type="float" office:value="15030" calcext:value-type="float">
            <text:p>15030</text:p>
          </table:table-cell>
          <table:table-cell table:formula="of:=[.C1813]/294" office:value-type="float" office:value="4.13775510204082" calcext:value-type="float">
            <text:p>4,13775510204082</text:p>
          </table:table-cell>
          <table:table-cell table:formula="of:=[.D1813]/294" office:value-type="float" office:value="9.80442176870748" calcext:value-type="float">
            <text:p>9,80442176870748</text:p>
          </table:table-cell>
          <table:table-cell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1188.5" calcext:value-type="float">
            <text:p>1 188,50</text:p>
          </table:table-cell>
          <table:table-cell office:value-type="float" office:value="2968.5" calcext:value-type="float">
            <text:p>2 968,50</text:p>
          </table:table-cell>
          <table:table-cell office:value-type="float" office:value="167" calcext:value-type="float">
            <text:p>167</text:p>
          </table:table-cell>
          <table:table-cell table:formula="of:=90*[.E1814]" office:value-type="float" office:value="15030" calcext:value-type="float">
            <text:p>15030</text:p>
          </table:table-cell>
          <table:table-cell table:formula="of:=[.C1814]/294" office:value-type="float" office:value="4.04251700680272" calcext:value-type="float">
            <text:p>4,04251700680272</text:p>
          </table:table-cell>
          <table:table-cell table:formula="of:=[.D1814]/294" office:value-type="float" office:value="10.0969387755102" calcext:value-type="float">
            <text:p>10,0969387755102</text:p>
          </table:table-cell>
          <table:table-cell/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float" office:value="1164.5" calcext:value-type="float">
            <text:p>1 164,50</text:p>
          </table:table-cell>
          <table:table-cell office:value-type="float" office:value="3054.5" calcext:value-type="float">
            <text:p>3 054,50</text:p>
          </table:table-cell>
          <table:table-cell office:value-type="float" office:value="167" calcext:value-type="float">
            <text:p>167</text:p>
          </table:table-cell>
          <table:table-cell table:formula="of:=90*[.E1815]" office:value-type="float" office:value="15030" calcext:value-type="float">
            <text:p>15030</text:p>
          </table:table-cell>
          <table:table-cell table:formula="of:=[.C1815]/294" office:value-type="float" office:value="3.9608843537415" calcext:value-type="float">
            <text:p>3,9608843537415</text:p>
          </table:table-cell>
          <table:table-cell table:formula="of:=[.D1815]/294" office:value-type="float" office:value="10.3894557823129" calcext:value-type="float">
            <text:p>10,3894557823129</text:p>
          </table:table-cell>
          <table:table-cell/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office:value-type="float" office:value="1214.5" calcext:value-type="float">
            <text:p>1 214,50</text:p>
          </table:table-cell>
          <table:table-cell office:value-type="float" office:value="3108.5" calcext:value-type="float">
            <text:p>3 108,50</text:p>
          </table:table-cell>
          <table:table-cell office:value-type="float" office:value="167" calcext:value-type="float">
            <text:p>167</text:p>
          </table:table-cell>
          <table:table-cell table:formula="of:=90*[.E1816]" office:value-type="float" office:value="15030" calcext:value-type="float">
            <text:p>15030</text:p>
          </table:table-cell>
          <table:table-cell table:formula="of:=[.C1816]/294" office:value-type="float" office:value="4.13095238095238" calcext:value-type="float">
            <text:p>4,13095238095238</text:p>
          </table:table-cell>
          <table:table-cell table:formula="of:=[.D1816]/294" office:value-type="float" office:value="10.5731292517007" calcext:value-type="float">
            <text:p>10,5731292517007</text:p>
          </table:table-cell>
          <table:table-cell/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office:value-type="float" office:value="1162.5" calcext:value-type="float">
            <text:p>1 162,50</text:p>
          </table:table-cell>
          <table:table-cell office:value-type="float" office:value="3150.5" calcext:value-type="float">
            <text:p>3 150,50</text:p>
          </table:table-cell>
          <table:table-cell office:value-type="float" office:value="167" calcext:value-type="float">
            <text:p>167</text:p>
          </table:table-cell>
          <table:table-cell table:formula="of:=90*[.E1817]" office:value-type="float" office:value="15030" calcext:value-type="float">
            <text:p>15030</text:p>
          </table:table-cell>
          <table:table-cell table:formula="of:=[.C1817]/294" office:value-type="float" office:value="3.95408163265306" calcext:value-type="float">
            <text:p>3,95408163265306</text:p>
          </table:table-cell>
          <table:table-cell table:formula="of:=[.D1817]/294" office:value-type="float" office:value="10.7159863945578" calcext:value-type="float">
            <text:p>10,7159863945578</text:p>
          </table:table-cell>
          <table:table-cell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float" office:value="1210.5" calcext:value-type="float">
            <text:p>1 210,50</text:p>
          </table:table-cell>
          <table:table-cell office:value-type="float" office:value="3232.5" calcext:value-type="float">
            <text:p>3 232,50</text:p>
          </table:table-cell>
          <table:table-cell office:value-type="float" office:value="167" calcext:value-type="float">
            <text:p>167</text:p>
          </table:table-cell>
          <table:table-cell table:formula="of:=90*[.E1818]" office:value-type="float" office:value="15030" calcext:value-type="float">
            <text:p>15030</text:p>
          </table:table-cell>
          <table:table-cell table:formula="of:=[.C1818]/294" office:value-type="float" office:value="4.11734693877551" calcext:value-type="float">
            <text:p>4,11734693877551</text:p>
          </table:table-cell>
          <table:table-cell table:formula="of:=[.D1818]/294" office:value-type="float" office:value="10.9948979591837" calcext:value-type="float">
            <text:p>10,9948979591837</text:p>
          </table:table-cell>
          <table:table-cell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650.5" calcext:value-type="float">
            <text:p>1 650,50</text:p>
          </table:table-cell>
          <table:table-cell office:value-type="float" office:value="2486.5" calcext:value-type="float">
            <text:p>2 486,50</text:p>
          </table:table-cell>
          <table:table-cell office:value-type="float" office:value="170" calcext:value-type="float">
            <text:p>170</text:p>
          </table:table-cell>
          <table:table-cell table:formula="of:=90*[.E1819]" office:value-type="float" office:value="15300" calcext:value-type="float">
            <text:p>15300</text:p>
          </table:table-cell>
          <table:table-cell table:formula="of:=[.C1819]/294" office:value-type="float" office:value="5.61394557823129" calcext:value-type="float">
            <text:p>5,61394557823129</text:p>
          </table:table-cell>
          <table:table-cell table:formula="of:=[.D1819]/294" office:value-type="float" office:value="8.45748299319728" calcext:value-type="float">
            <text:p>8,45748299319728</text:p>
          </table:table-cell>
          <table:table-cell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office:value-type="float" office:value="1684.5" calcext:value-type="float">
            <text:p>1 684,50</text:p>
          </table:table-cell>
          <table:table-cell office:value-type="float" office:value="2502.5" calcext:value-type="float">
            <text:p>2 502,50</text:p>
          </table:table-cell>
          <table:table-cell office:value-type="float" office:value="170" calcext:value-type="float">
            <text:p>170</text:p>
          </table:table-cell>
          <table:table-cell table:formula="of:=90*[.E1820]" office:value-type="float" office:value="15300" calcext:value-type="float">
            <text:p>15300</text:p>
          </table:table-cell>
          <table:table-cell table:formula="of:=[.C1820]/294" office:value-type="float" office:value="5.72959183673469" calcext:value-type="float">
            <text:p>5,72959183673469</text:p>
          </table:table-cell>
          <table:table-cell table:formula="of:=[.D1820]/294" office:value-type="float" office:value="8.51190476190476" calcext:value-type="float">
            <text:p>8,51190476190476</text:p>
          </table:table-cell>
          <table:table-cell/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float" office:value="1724.5" calcext:value-type="float">
            <text:p>1 724,50</text:p>
          </table:table-cell>
          <table:table-cell office:value-type="float" office:value="2476.5" calcext:value-type="float">
            <text:p>2 476,50</text:p>
          </table:table-cell>
          <table:table-cell office:value-type="float" office:value="170" calcext:value-type="float">
            <text:p>170</text:p>
          </table:table-cell>
          <table:table-cell table:formula="of:=90*[.E1821]" office:value-type="float" office:value="15300" calcext:value-type="float">
            <text:p>15300</text:p>
          </table:table-cell>
          <table:table-cell table:formula="of:=[.C1821]/294" office:value-type="float" office:value="5.8656462585034" calcext:value-type="float">
            <text:p>5,8656462585034</text:p>
          </table:table-cell>
          <table:table-cell table:formula="of:=[.D1821]/294" office:value-type="float" office:value="8.4234693877551" calcext:value-type="float">
            <text:p>8,4234693877551</text:p>
          </table:table-cell>
          <table:table-cell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office:value-type="float" office:value="1732.5" calcext:value-type="float">
            <text:p>1 732,50</text:p>
          </table:table-cell>
          <table:table-cell office:value-type="float" office:value="2528.5" calcext:value-type="float">
            <text:p>2 528,50</text:p>
          </table:table-cell>
          <table:table-cell office:value-type="float" office:value="170" calcext:value-type="float">
            <text:p>170</text:p>
          </table:table-cell>
          <table:table-cell table:formula="of:=90*[.E1822]" office:value-type="float" office:value="15300" calcext:value-type="float">
            <text:p>15300</text:p>
          </table:table-cell>
          <table:table-cell table:formula="of:=[.C1822]/294" office:value-type="float" office:value="5.89285714285714" calcext:value-type="float">
            <text:p>5,89285714285714</text:p>
          </table:table-cell>
          <table:table-cell table:formula="of:=[.D1822]/294" office:value-type="float" office:value="8.60034013605442" calcext:value-type="float">
            <text:p>8,60034013605442</text:p>
          </table:table-cell>
          <table:table-cell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714.5" calcext:value-type="float">
            <text:p>1 714,50</text:p>
          </table:table-cell>
          <table:table-cell office:value-type="float" office:value="2622.5" calcext:value-type="float">
            <text:p>2 622,50</text:p>
          </table:table-cell>
          <table:table-cell office:value-type="float" office:value="170" calcext:value-type="float">
            <text:p>170</text:p>
          </table:table-cell>
          <table:table-cell table:formula="of:=90*[.E1823]" office:value-type="float" office:value="15300" calcext:value-type="float">
            <text:p>15300</text:p>
          </table:table-cell>
          <table:table-cell table:formula="of:=[.C1823]/294" office:value-type="float" office:value="5.83163265306123" calcext:value-type="float">
            <text:p>5,83163265306123</text:p>
          </table:table-cell>
          <table:table-cell table:formula="of:=[.D1823]/294" office:value-type="float" office:value="8.92006802721089" calcext:value-type="float">
            <text:p>8,92006802721089</text:p>
          </table:table-cell>
          <table:table-cell/>
        </table:table-row>
        <table:table-row table:style-name="ro1">
          <table:table-cell/>
          <table:table-cell office:value-type="float" office:value="1823" calcext:value-type="float">
            <text:p>1823</text:p>
          </table:table-cell>
          <table:table-cell office:value-type="float" office:value="1804.5" calcext:value-type="float">
            <text:p>1 804,50</text:p>
          </table:table-cell>
          <table:table-cell office:value-type="float" office:value="2566.5" calcext:value-type="float">
            <text:p>2 566,50</text:p>
          </table:table-cell>
          <table:table-cell office:value-type="float" office:value="170" calcext:value-type="float">
            <text:p>170</text:p>
          </table:table-cell>
          <table:table-cell table:formula="of:=90*[.E1824]" office:value-type="float" office:value="15300" calcext:value-type="float">
            <text:p>15300</text:p>
          </table:table-cell>
          <table:table-cell table:formula="of:=[.C1824]/294" office:value-type="float" office:value="6.13775510204082" calcext:value-type="float">
            <text:p>6,13775510204082</text:p>
          </table:table-cell>
          <table:table-cell table:formula="of:=[.D1824]/294" office:value-type="float" office:value="8.72959183673469" calcext:value-type="float">
            <text:p>8,72959183673469</text:p>
          </table:table-cell>
          <table:table-cell/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float" office:value="1888.5" calcext:value-type="float">
            <text:p>1 888,50</text:p>
          </table:table-cell>
          <table:table-cell office:value-type="float" office:value="2622.5" calcext:value-type="float">
            <text:p>2 622,50</text:p>
          </table:table-cell>
          <table:table-cell office:value-type="float" office:value="170" calcext:value-type="float">
            <text:p>170</text:p>
          </table:table-cell>
          <table:table-cell table:formula="of:=90*[.E1825]" office:value-type="float" office:value="15300" calcext:value-type="float">
            <text:p>15300</text:p>
          </table:table-cell>
          <table:table-cell table:formula="of:=[.C1825]/294" office:value-type="float" office:value="6.4234693877551" calcext:value-type="float">
            <text:p>6,4234693877551</text:p>
          </table:table-cell>
          <table:table-cell table:formula="of:=[.D1825]/294" office:value-type="float" office:value="8.92006802721089" calcext:value-type="float">
            <text:p>8,92006802721089</text:p>
          </table:table-cell>
          <table:table-cell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1864.5" calcext:value-type="float">
            <text:p>1 864,50</text:p>
          </table:table-cell>
          <table:table-cell office:value-type="float" office:value="2702.5" calcext:value-type="float">
            <text:p>2 702,50</text:p>
          </table:table-cell>
          <table:table-cell office:value-type="float" office:value="170" calcext:value-type="float">
            <text:p>170</text:p>
          </table:table-cell>
          <table:table-cell table:formula="of:=90*[.E1826]" office:value-type="float" office:value="15300" calcext:value-type="float">
            <text:p>15300</text:p>
          </table:table-cell>
          <table:table-cell table:formula="of:=[.C1826]/294" office:value-type="float" office:value="6.34183673469388" calcext:value-type="float">
            <text:p>6,34183673469388</text:p>
          </table:table-cell>
          <table:table-cell table:formula="of:=[.D1826]/294" office:value-type="float" office:value="9.1921768707483" calcext:value-type="float">
            <text:p>9,1921768707483</text:p>
          </table:table-cell>
          <table:table-cell/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float" office:value="1868.5" calcext:value-type="float">
            <text:p>1 868,50</text:p>
          </table:table-cell>
          <table:table-cell office:value-type="float" office:value="2758.5" calcext:value-type="float">
            <text:p>2 758,50</text:p>
          </table:table-cell>
          <table:table-cell office:value-type="float" office:value="170" calcext:value-type="float">
            <text:p>170</text:p>
          </table:table-cell>
          <table:table-cell table:formula="of:=90*[.E1827]" office:value-type="float" office:value="15300" calcext:value-type="float">
            <text:p>15300</text:p>
          </table:table-cell>
          <table:table-cell table:formula="of:=[.C1827]/294" office:value-type="float" office:value="6.35544217687075" calcext:value-type="float">
            <text:p>6,35544217687075</text:p>
          </table:table-cell>
          <table:table-cell table:formula="of:=[.D1827]/294" office:value-type="float" office:value="9.38265306122449" calcext:value-type="float">
            <text:p>9,38265306122449</text:p>
          </table:table-cell>
          <table:table-cell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float" office:value="1864.5" calcext:value-type="float">
            <text:p>1 864,50</text:p>
          </table:table-cell>
          <table:table-cell office:value-type="float" office:value="2834.5" calcext:value-type="float">
            <text:p>2 834,50</text:p>
          </table:table-cell>
          <table:table-cell office:value-type="float" office:value="170" calcext:value-type="float">
            <text:p>170</text:p>
          </table:table-cell>
          <table:table-cell table:formula="of:=90*[.E1828]" office:value-type="float" office:value="15300" calcext:value-type="float">
            <text:p>15300</text:p>
          </table:table-cell>
          <table:table-cell table:formula="of:=[.C1828]/294" office:value-type="float" office:value="6.34183673469388" calcext:value-type="float">
            <text:p>6,34183673469388</text:p>
          </table:table-cell>
          <table:table-cell table:formula="of:=[.D1828]/294" office:value-type="float" office:value="9.64115646258503" calcext:value-type="float">
            <text:p>9,64115646258503</text:p>
          </table:table-cell>
          <table:table-cell/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office:value-type="float" office:value="1774.5" calcext:value-type="float">
            <text:p>1 774,50</text:p>
          </table:table-cell>
          <table:table-cell office:value-type="float" office:value="2834.5" calcext:value-type="float">
            <text:p>2 834,50</text:p>
          </table:table-cell>
          <table:table-cell office:value-type="float" office:value="170" calcext:value-type="float">
            <text:p>170</text:p>
          </table:table-cell>
          <table:table-cell table:formula="of:=90*[.E1829]" office:value-type="float" office:value="15300" calcext:value-type="float">
            <text:p>15300</text:p>
          </table:table-cell>
          <table:table-cell table:formula="of:=[.C1829]/294" office:value-type="float" office:value="6.03571428571429" calcext:value-type="float">
            <text:p>6,03571428571429</text:p>
          </table:table-cell>
          <table:table-cell table:formula="of:=[.D1829]/294" office:value-type="float" office:value="9.64115646258503" calcext:value-type="float">
            <text:p>9,64115646258503</text:p>
          </table:table-cell>
          <table:table-cell/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office:value-type="float" office:value="1776.5" calcext:value-type="float">
            <text:p>1 776,50</text:p>
          </table:table-cell>
          <table:table-cell office:value-type="float" office:value="2940.5" calcext:value-type="float">
            <text:p>2 940,50</text:p>
          </table:table-cell>
          <table:table-cell office:value-type="float" office:value="170" calcext:value-type="float">
            <text:p>170</text:p>
          </table:table-cell>
          <table:table-cell table:formula="of:=90*[.E1830]" office:value-type="float" office:value="15300" calcext:value-type="float">
            <text:p>15300</text:p>
          </table:table-cell>
          <table:table-cell table:formula="of:=[.C1830]/294" office:value-type="float" office:value="6.04251700680272" calcext:value-type="float">
            <text:p>6,04251700680272</text:p>
          </table:table-cell>
          <table:table-cell table:formula="of:=[.D1830]/294" office:value-type="float" office:value="10.0017006802721" calcext:value-type="float">
            <text:p>10,0017006802721</text:p>
          </table:table-cell>
          <table:table-cell/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office:value-type="float" office:value="1776.5" calcext:value-type="float">
            <text:p>1 776,50</text:p>
          </table:table-cell>
          <table:table-cell office:value-type="float" office:value="3058.5" calcext:value-type="float">
            <text:p>3 058,50</text:p>
          </table:table-cell>
          <table:table-cell office:value-type="float" office:value="170" calcext:value-type="float">
            <text:p>170</text:p>
          </table:table-cell>
          <table:table-cell table:formula="of:=90*[.E1831]" office:value-type="float" office:value="15300" calcext:value-type="float">
            <text:p>15300</text:p>
          </table:table-cell>
          <table:table-cell table:formula="of:=[.C1831]/294" office:value-type="float" office:value="6.04251700680272" calcext:value-type="float">
            <text:p>6,04251700680272</text:p>
          </table:table-cell>
          <table:table-cell table:formula="of:=[.D1831]/294" office:value-type="float" office:value="10.4030612244898" calcext:value-type="float">
            <text:p>10,4030612244898</text:p>
          </table:table-cell>
          <table:table-cell/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office:value-type="float" office:value="1784.5" calcext:value-type="float">
            <text:p>1 784,50</text:p>
          </table:table-cell>
          <table:table-cell office:value-type="float" office:value="3162.5" calcext:value-type="float">
            <text:p>3 162,50</text:p>
          </table:table-cell>
          <table:table-cell office:value-type="float" office:value="170" calcext:value-type="float">
            <text:p>170</text:p>
          </table:table-cell>
          <table:table-cell table:formula="of:=90*[.E1832]" office:value-type="float" office:value="15300" calcext:value-type="float">
            <text:p>15300</text:p>
          </table:table-cell>
          <table:table-cell table:formula="of:=[.C1832]/294" office:value-type="float" office:value="6.06972789115646" calcext:value-type="float">
            <text:p>6,06972789115646</text:p>
          </table:table-cell>
          <table:table-cell table:formula="of:=[.D1832]/294" office:value-type="float" office:value="10.7568027210884" calcext:value-type="float">
            <text:p>10,7568027210884</text:p>
          </table:table-cell>
          <table:table-cell/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float" office:value="1760.5" calcext:value-type="float">
            <text:p>1 760,50</text:p>
          </table:table-cell>
          <table:table-cell office:value-type="float" office:value="3232.5" calcext:value-type="float">
            <text:p>3 232,50</text:p>
          </table:table-cell>
          <table:table-cell office:value-type="float" office:value="170" calcext:value-type="float">
            <text:p>170</text:p>
          </table:table-cell>
          <table:table-cell table:formula="of:=90*[.E1833]" office:value-type="float" office:value="15300" calcext:value-type="float">
            <text:p>15300</text:p>
          </table:table-cell>
          <table:table-cell table:formula="of:=[.C1833]/294" office:value-type="float" office:value="5.98809523809524" calcext:value-type="float">
            <text:p>5,98809523809524</text:p>
          </table:table-cell>
          <table:table-cell table:formula="of:=[.D1833]/294" office:value-type="float" office:value="10.9948979591837" calcext:value-type="float">
            <text:p>10,9948979591837</text:p>
          </table:table-cell>
          <table:table-cell/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float" office:value="1768.5" calcext:value-type="float">
            <text:p>1 768,50</text:p>
          </table:table-cell>
          <table:table-cell office:value-type="float" office:value="3282.5" calcext:value-type="float">
            <text:p>3 282,50</text:p>
          </table:table-cell>
          <table:table-cell office:value-type="float" office:value="170" calcext:value-type="float">
            <text:p>170</text:p>
          </table:table-cell>
          <table:table-cell table:formula="of:=90*[.E1834]" office:value-type="float" office:value="15300" calcext:value-type="float">
            <text:p>15300</text:p>
          </table:table-cell>
          <table:table-cell table:formula="of:=[.C1834]/294" office:value-type="float" office:value="6.01530612244898" calcext:value-type="float">
            <text:p>6,01530612244898</text:p>
          </table:table-cell>
          <table:table-cell table:formula="of:=[.D1834]/294" office:value-type="float" office:value="11.1649659863946" calcext:value-type="float">
            <text:p>11,1649659863946</text:p>
          </table:table-cell>
          <table:table-cell/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office:value-type="float" office:value="1634.5" calcext:value-type="float">
            <text:p>1 634,50</text:p>
          </table:table-cell>
          <table:table-cell office:value-type="float" office:value="2730.5" calcext:value-type="float">
            <text:p>2 730,50</text:p>
          </table:table-cell>
          <table:table-cell office:value-type="float" office:value="170" calcext:value-type="float">
            <text:p>170</text:p>
          </table:table-cell>
          <table:table-cell table:formula="of:=90*[.E1835]" office:value-type="float" office:value="15300" calcext:value-type="float">
            <text:p>15300</text:p>
          </table:table-cell>
          <table:table-cell table:formula="of:=[.C1835]/294" office:value-type="float" office:value="5.55952380952381" calcext:value-type="float">
            <text:p>5,55952380952381</text:p>
          </table:table-cell>
          <table:table-cell table:formula="of:=[.D1835]/294" office:value-type="float" office:value="9.2874149659864" calcext:value-type="float">
            <text:p>9,2874149659864</text:p>
          </table:table-cell>
          <table:table-cell/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float" office:value="1540.5" calcext:value-type="float">
            <text:p>1 540,50</text:p>
          </table:table-cell>
          <table:table-cell office:value-type="float" office:value="2832.5" calcext:value-type="float">
            <text:p>2 832,50</text:p>
          </table:table-cell>
          <table:table-cell office:value-type="float" office:value="170" calcext:value-type="float">
            <text:p>170</text:p>
          </table:table-cell>
          <table:table-cell table:formula="of:=90*[.E1836]" office:value-type="float" office:value="15300" calcext:value-type="float">
            <text:p>15300</text:p>
          </table:table-cell>
          <table:table-cell table:formula="of:=[.C1836]/294" office:value-type="float" office:value="5.23979591836735" calcext:value-type="float">
            <text:p>5,23979591836735</text:p>
          </table:table-cell>
          <table:table-cell table:formula="of:=[.D1836]/294" office:value-type="float" office:value="9.6343537414966" calcext:value-type="float">
            <text:p>9,6343537414966</text:p>
          </table:table-cell>
          <table:table-cell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float" office:value="1420.5" calcext:value-type="float">
            <text:p>1 420,50</text:p>
          </table:table-cell>
          <table:table-cell office:value-type="float" office:value="2908.5" calcext:value-type="float">
            <text:p>2 908,50</text:p>
          </table:table-cell>
          <table:table-cell office:value-type="float" office:value="170" calcext:value-type="float">
            <text:p>170</text:p>
          </table:table-cell>
          <table:table-cell table:formula="of:=90*[.E1837]" office:value-type="float" office:value="15300" calcext:value-type="float">
            <text:p>15300</text:p>
          </table:table-cell>
          <table:table-cell table:formula="of:=[.C1837]/294" office:value-type="float" office:value="4.83163265306123" calcext:value-type="float">
            <text:p>4,83163265306123</text:p>
          </table:table-cell>
          <table:table-cell table:formula="of:=[.D1837]/294" office:value-type="float" office:value="9.89285714285714" calcext:value-type="float">
            <text:p>9,89285714285714</text:p>
          </table:table-cell>
          <table:table-cell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1414.5" calcext:value-type="float">
            <text:p>1 414,50</text:p>
          </table:table-cell>
          <table:table-cell office:value-type="float" office:value="2996.5" calcext:value-type="float">
            <text:p>2 996,50</text:p>
          </table:table-cell>
          <table:table-cell office:value-type="float" office:value="170" calcext:value-type="float">
            <text:p>170</text:p>
          </table:table-cell>
          <table:table-cell table:formula="of:=90*[.E1838]" office:value-type="float" office:value="15300" calcext:value-type="float">
            <text:p>15300</text:p>
          </table:table-cell>
          <table:table-cell table:formula="of:=[.C1838]/294" office:value-type="float" office:value="4.81122448979592" calcext:value-type="float">
            <text:p>4,81122448979592</text:p>
          </table:table-cell>
          <table:table-cell table:formula="of:=[.D1838]/294" office:value-type="float" office:value="10.1921768707483" calcext:value-type="float">
            <text:p>10,1921768707483</text:p>
          </table:table-cell>
          <table:table-cell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float" office:value="1356.5" calcext:value-type="float">
            <text:p>1 356,50</text:p>
          </table:table-cell>
          <table:table-cell office:value-type="float" office:value="3056.5" calcext:value-type="float">
            <text:p>3 056,50</text:p>
          </table:table-cell>
          <table:table-cell office:value-type="float" office:value="170" calcext:value-type="float">
            <text:p>170</text:p>
          </table:table-cell>
          <table:table-cell table:formula="of:=90*[.E1839]" office:value-type="float" office:value="15300" calcext:value-type="float">
            <text:p>15300</text:p>
          </table:table-cell>
          <table:table-cell table:formula="of:=[.C1839]/294" office:value-type="float" office:value="4.61394557823129" calcext:value-type="float">
            <text:p>4,61394557823129</text:p>
          </table:table-cell>
          <table:table-cell table:formula="of:=[.D1839]/294" office:value-type="float" office:value="10.3962585034014" calcext:value-type="float">
            <text:p>10,3962585034014</text:p>
          </table:table-cell>
          <table:table-cell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float" office:value="1332.5" calcext:value-type="float">
            <text:p>1 332,50</text:p>
          </table:table-cell>
          <table:table-cell office:value-type="float" office:value="2564.5" calcext:value-type="float">
            <text:p>2 564,50</text:p>
          </table:table-cell>
          <table:table-cell office:value-type="float" office:value="170" calcext:value-type="float">
            <text:p>170</text:p>
          </table:table-cell>
          <table:table-cell table:formula="of:=90*[.E1840]" office:value-type="float" office:value="15300" calcext:value-type="float">
            <text:p>15300</text:p>
          </table:table-cell>
          <table:table-cell table:formula="of:=[.C1840]/294" office:value-type="float" office:value="4.53231292517007" calcext:value-type="float">
            <text:p>4,53231292517007</text:p>
          </table:table-cell>
          <table:table-cell table:formula="of:=[.D1840]/294" office:value-type="float" office:value="8.72278911564626" calcext:value-type="float">
            <text:p>8,72278911564626</text:p>
          </table:table-cell>
          <table:table-cell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1274.5" calcext:value-type="float">
            <text:p>1 274,50</text:p>
          </table:table-cell>
          <table:table-cell office:value-type="float" office:value="2658.5" calcext:value-type="float">
            <text:p>2 658,50</text:p>
          </table:table-cell>
          <table:table-cell office:value-type="float" office:value="170" calcext:value-type="float">
            <text:p>170</text:p>
          </table:table-cell>
          <table:table-cell table:formula="of:=90*[.E1841]" office:value-type="float" office:value="15300" calcext:value-type="float">
            <text:p>15300</text:p>
          </table:table-cell>
          <table:table-cell table:formula="of:=[.C1841]/294" office:value-type="float" office:value="4.33503401360544" calcext:value-type="float">
            <text:p>4,33503401360544</text:p>
          </table:table-cell>
          <table:table-cell table:formula="of:=[.D1841]/294" office:value-type="float" office:value="9.04251700680272" calcext:value-type="float">
            <text:p>9,04251700680272</text:p>
          </table:table-cell>
          <table:table-cell/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office:value-type="float" office:value="1220.5" calcext:value-type="float">
            <text:p>1 220,50</text:p>
          </table:table-cell>
          <table:table-cell office:value-type="float" office:value="2742.5" calcext:value-type="float">
            <text:p>2 742,50</text:p>
          </table:table-cell>
          <table:table-cell office:value-type="float" office:value="170" calcext:value-type="float">
            <text:p>170</text:p>
          </table:table-cell>
          <table:table-cell table:formula="of:=90*[.E1842]" office:value-type="float" office:value="15300" calcext:value-type="float">
            <text:p>15300</text:p>
          </table:table-cell>
          <table:table-cell table:formula="of:=[.C1842]/294" office:value-type="float" office:value="4.15136054421769" calcext:value-type="float">
            <text:p>4,15136054421769</text:p>
          </table:table-cell>
          <table:table-cell table:formula="of:=[.D1842]/294" office:value-type="float" office:value="9.32823129251701" calcext:value-type="float">
            <text:p>9,32823129251701</text:p>
          </table:table-cell>
          <table:table-cell/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float" office:value="1228.5" calcext:value-type="float">
            <text:p>1 228,50</text:p>
          </table:table-cell>
          <table:table-cell office:value-type="float" office:value="2866.5" calcext:value-type="float">
            <text:p>2 866,50</text:p>
          </table:table-cell>
          <table:table-cell office:value-type="float" office:value="170" calcext:value-type="float">
            <text:p>170</text:p>
          </table:table-cell>
          <table:table-cell table:formula="of:=90*[.E1843]" office:value-type="float" office:value="15300" calcext:value-type="float">
            <text:p>15300</text:p>
          </table:table-cell>
          <table:table-cell table:formula="of:=[.C1843]/294" office:value-type="float" office:value="4.17857142857143" calcext:value-type="float">
            <text:p>4,17857142857143</text:p>
          </table:table-cell>
          <table:table-cell table:formula="of:=[.D1843]/294" office:value-type="float" office:value="9.75" calcext:value-type="float">
            <text:p>9,75</text:p>
          </table:table-cell>
          <table:table-cell/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office:value-type="float" office:value="1188.5" calcext:value-type="float">
            <text:p>1 188,50</text:p>
          </table:table-cell>
          <table:table-cell office:value-type="float" office:value="2946.5" calcext:value-type="float">
            <text:p>2 946,50</text:p>
          </table:table-cell>
          <table:table-cell office:value-type="float" office:value="170" calcext:value-type="float">
            <text:p>170</text:p>
          </table:table-cell>
          <table:table-cell table:formula="of:=90*[.E1844]" office:value-type="float" office:value="15300" calcext:value-type="float">
            <text:p>15300</text:p>
          </table:table-cell>
          <table:table-cell table:formula="of:=[.C1844]/294" office:value-type="float" office:value="4.04251700680272" calcext:value-type="float">
            <text:p>4,04251700680272</text:p>
          </table:table-cell>
          <table:table-cell table:formula="of:=[.D1844]/294" office:value-type="float" office:value="10.0221088435374" calcext:value-type="float">
            <text:p>10,0221088435374</text:p>
          </table:table-cell>
          <table:table-cell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float" office:value="1158.5" calcext:value-type="float">
            <text:p>1 158,50</text:p>
          </table:table-cell>
          <table:table-cell office:value-type="float" office:value="3060.5" calcext:value-type="float">
            <text:p>3 060,50</text:p>
          </table:table-cell>
          <table:table-cell office:value-type="float" office:value="170" calcext:value-type="float">
            <text:p>170</text:p>
          </table:table-cell>
          <table:table-cell table:formula="of:=90*[.E1845]" office:value-type="float" office:value="15300" calcext:value-type="float">
            <text:p>15300</text:p>
          </table:table-cell>
          <table:table-cell table:formula="of:=[.C1845]/294" office:value-type="float" office:value="3.94047619047619" calcext:value-type="float">
            <text:p>3,94047619047619</text:p>
          </table:table-cell>
          <table:table-cell table:formula="of:=[.D1845]/294" office:value-type="float" office:value="10.4098639455782" calcext:value-type="float">
            <text:p>10,4098639455782</text:p>
          </table:table-cell>
          <table:table-cell/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office:value-type="float" office:value="1150.5" calcext:value-type="float">
            <text:p>1 150,50</text:p>
          </table:table-cell>
          <table:table-cell office:value-type="float" office:value="3164.5" calcext:value-type="float">
            <text:p>3 164,50</text:p>
          </table:table-cell>
          <table:table-cell office:value-type="float" office:value="170" calcext:value-type="float">
            <text:p>170</text:p>
          </table:table-cell>
          <table:table-cell table:formula="of:=90*[.E1846]" office:value-type="float" office:value="15300" calcext:value-type="float">
            <text:p>15300</text:p>
          </table:table-cell>
          <table:table-cell table:formula="of:=[.C1846]/294" office:value-type="float" office:value="3.91326530612245" calcext:value-type="float">
            <text:p>3,91326530612245</text:p>
          </table:table-cell>
          <table:table-cell table:formula="of:=[.D1846]/294" office:value-type="float" office:value="10.7636054421769" calcext:value-type="float">
            <text:p>10,7636054421769</text:p>
          </table:table-cell>
          <table:table-cell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float" office:value="1320.5" calcext:value-type="float">
            <text:p>1 320,50</text:p>
          </table:table-cell>
          <table:table-cell office:value-type="float" office:value="3018.5" calcext:value-type="float">
            <text:p>3 018,50</text:p>
          </table:table-cell>
          <table:table-cell office:value-type="float" office:value="170" calcext:value-type="float">
            <text:p>170</text:p>
          </table:table-cell>
          <table:table-cell table:formula="of:=90*[.E1847]" office:value-type="float" office:value="15300" calcext:value-type="float">
            <text:p>15300</text:p>
          </table:table-cell>
          <table:table-cell table:formula="of:=[.C1847]/294" office:value-type="float" office:value="4.49149659863946" calcext:value-type="float">
            <text:p>4,49149659863946</text:p>
          </table:table-cell>
          <table:table-cell table:formula="of:=[.D1847]/294" office:value-type="float" office:value="10.2670068027211" calcext:value-type="float">
            <text:p>10,2670068027211</text:p>
          </table:table-cell>
          <table:table-cell/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office:value-type="float" office:value="1652.5" calcext:value-type="float">
            <text:p>1 652,50</text:p>
          </table:table-cell>
          <table:table-cell office:value-type="float" office:value="2481.5" calcext:value-type="float">
            <text:p>2 481,50</text:p>
          </table:table-cell>
          <table:table-cell office:value-type="float" office:value="173" calcext:value-type="float">
            <text:p>173</text:p>
          </table:table-cell>
          <table:table-cell table:formula="of:=90*[.E1848]" office:value-type="float" office:value="15570" calcext:value-type="float">
            <text:p>15570</text:p>
          </table:table-cell>
          <table:table-cell table:formula="of:=[.C1848]/294" office:value-type="float" office:value="5.62074829931973" calcext:value-type="float">
            <text:p>5,62074829931973</text:p>
          </table:table-cell>
          <table:table-cell table:formula="of:=[.D1848]/294" office:value-type="float" office:value="8.44047619047619" calcext:value-type="float">
            <text:p>8,44047619047619</text:p>
          </table:table-cell>
          <table:table-cell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office:value-type="float" office:value="1710.5" calcext:value-type="float">
            <text:p>1 710,50</text:p>
          </table:table-cell>
          <table:table-cell office:value-type="float" office:value="2473.5" calcext:value-type="float">
            <text:p>2 473,50</text:p>
          </table:table-cell>
          <table:table-cell office:value-type="float" office:value="173" calcext:value-type="float">
            <text:p>173</text:p>
          </table:table-cell>
          <table:table-cell table:formula="of:=90*[.E1849]" office:value-type="float" office:value="15570" calcext:value-type="float">
            <text:p>15570</text:p>
          </table:table-cell>
          <table:table-cell table:formula="of:=[.C1849]/294" office:value-type="float" office:value="5.81802721088435" calcext:value-type="float">
            <text:p>5,81802721088435</text:p>
          </table:table-cell>
          <table:table-cell table:formula="of:=[.D1849]/294" office:value-type="float" office:value="8.41326530612245" calcext:value-type="float">
            <text:p>8,41326530612245</text:p>
          </table:table-cell>
          <table:table-cell/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office:value-type="float" office:value="1746.5" calcext:value-type="float">
            <text:p>1 746,50</text:p>
          </table:table-cell>
          <table:table-cell office:value-type="float" office:value="2525.5" calcext:value-type="float">
            <text:p>2 525,50</text:p>
          </table:table-cell>
          <table:table-cell office:value-type="float" office:value="173" calcext:value-type="float">
            <text:p>173</text:p>
          </table:table-cell>
          <table:table-cell table:formula="of:=90*[.E1850]" office:value-type="float" office:value="15570" calcext:value-type="float">
            <text:p>15570</text:p>
          </table:table-cell>
          <table:table-cell table:formula="of:=[.C1850]/294" office:value-type="float" office:value="5.94047619047619" calcext:value-type="float">
            <text:p>5,94047619047619</text:p>
          </table:table-cell>
          <table:table-cell table:formula="of:=[.D1850]/294" office:value-type="float" office:value="8.59013605442177" calcext:value-type="float">
            <text:p>8,59013605442177</text:p>
          </table:table-cell>
          <table:table-cell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1800.5" calcext:value-type="float">
            <text:p>1 800,50</text:p>
          </table:table-cell>
          <table:table-cell office:value-type="float" office:value="2567.5" calcext:value-type="float">
            <text:p>2 567,50</text:p>
          </table:table-cell>
          <table:table-cell office:value-type="float" office:value="173" calcext:value-type="float">
            <text:p>173</text:p>
          </table:table-cell>
          <table:table-cell table:formula="of:=90*[.E1851]" office:value-type="float" office:value="15570" calcext:value-type="float">
            <text:p>15570</text:p>
          </table:table-cell>
          <table:table-cell table:formula="of:=[.C1851]/294" office:value-type="float" office:value="6.12414965986395" calcext:value-type="float">
            <text:p>6,12414965986395</text:p>
          </table:table-cell>
          <table:table-cell table:formula="of:=[.D1851]/294" office:value-type="float" office:value="8.73299319727891" calcext:value-type="float">
            <text:p>8,73299319727891</text:p>
          </table:table-cell>
          <table:table-cell/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office:value-type="float" office:value="1854.5" calcext:value-type="float">
            <text:p>1 854,50</text:p>
          </table:table-cell>
          <table:table-cell office:value-type="float" office:value="2615.5" calcext:value-type="float">
            <text:p>2 615,50</text:p>
          </table:table-cell>
          <table:table-cell office:value-type="float" office:value="173" calcext:value-type="float">
            <text:p>173</text:p>
          </table:table-cell>
          <table:table-cell table:formula="of:=90*[.E1852]" office:value-type="float" office:value="15570" calcext:value-type="float">
            <text:p>15570</text:p>
          </table:table-cell>
          <table:table-cell table:formula="of:=[.C1852]/294" office:value-type="float" office:value="6.3078231292517" calcext:value-type="float">
            <text:p>6,3078231292517</text:p>
          </table:table-cell>
          <table:table-cell table:formula="of:=[.D1852]/294" office:value-type="float" office:value="8.89625850340136" calcext:value-type="float">
            <text:p>8,89625850340136</text:p>
          </table:table-cell>
          <table:table-cell/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float" office:value="1922.5" calcext:value-type="float">
            <text:p>1 922,50</text:p>
          </table:table-cell>
          <table:table-cell office:value-type="float" office:value="2629.5" calcext:value-type="float">
            <text:p>2 629,50</text:p>
          </table:table-cell>
          <table:table-cell office:value-type="float" office:value="173" calcext:value-type="float">
            <text:p>173</text:p>
          </table:table-cell>
          <table:table-cell table:formula="of:=90*[.E1853]" office:value-type="float" office:value="15570" calcext:value-type="float">
            <text:p>15570</text:p>
          </table:table-cell>
          <table:table-cell table:formula="of:=[.C1853]/294" office:value-type="float" office:value="6.5391156462585" calcext:value-type="float">
            <text:p>6,5391156462585</text:p>
          </table:table-cell>
          <table:table-cell table:formula="of:=[.D1853]/294" office:value-type="float" office:value="8.94387755102041" calcext:value-type="float">
            <text:p>8,94387755102041</text:p>
          </table:table-cell>
          <table:table-cell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float" office:value="1858.5" calcext:value-type="float">
            <text:p>1 858,50</text:p>
          </table:table-cell>
          <table:table-cell office:value-type="float" office:value="2717.5" calcext:value-type="float">
            <text:p>2 717,50</text:p>
          </table:table-cell>
          <table:table-cell office:value-type="float" office:value="173" calcext:value-type="float">
            <text:p>173</text:p>
          </table:table-cell>
          <table:table-cell table:formula="of:=90*[.E1854]" office:value-type="float" office:value="15570" calcext:value-type="float">
            <text:p>15570</text:p>
          </table:table-cell>
          <table:table-cell table:formula="of:=[.C1854]/294" office:value-type="float" office:value="6.32142857142857" calcext:value-type="float">
            <text:p>6,32142857142857</text:p>
          </table:table-cell>
          <table:table-cell table:formula="of:=[.D1854]/294" office:value-type="float" office:value="9.24319727891156" calcext:value-type="float">
            <text:p>9,24319727891156</text:p>
          </table:table-cell>
          <table:table-cell/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float" office:value="1862.5" calcext:value-type="float">
            <text:p>1 862,50</text:p>
          </table:table-cell>
          <table:table-cell office:value-type="float" office:value="2811.5" calcext:value-type="float">
            <text:p>2 811,50</text:p>
          </table:table-cell>
          <table:table-cell office:value-type="float" office:value="173" calcext:value-type="float">
            <text:p>173</text:p>
          </table:table-cell>
          <table:table-cell table:formula="of:=90*[.E1855]" office:value-type="float" office:value="15570" calcext:value-type="float">
            <text:p>15570</text:p>
          </table:table-cell>
          <table:table-cell table:formula="of:=[.C1855]/294" office:value-type="float" office:value="6.33503401360544" calcext:value-type="float">
            <text:p>6,33503401360544</text:p>
          </table:table-cell>
          <table:table-cell table:formula="of:=[.D1855]/294" office:value-type="float" office:value="9.56292517006803" calcext:value-type="float">
            <text:p>9,56292517006803</text:p>
          </table:table-cell>
          <table:table-cell/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office:value-type="float" office:value="1792.5" calcext:value-type="float">
            <text:p>1 792,50</text:p>
          </table:table-cell>
          <table:table-cell office:value-type="float" office:value="2855.5" calcext:value-type="float">
            <text:p>2 855,50</text:p>
          </table:table-cell>
          <table:table-cell office:value-type="float" office:value="173" calcext:value-type="float">
            <text:p>173</text:p>
          </table:table-cell>
          <table:table-cell table:formula="of:=90*[.E1856]" office:value-type="float" office:value="15570" calcext:value-type="float">
            <text:p>15570</text:p>
          </table:table-cell>
          <table:table-cell table:formula="of:=[.C1856]/294" office:value-type="float" office:value="6.0969387755102" calcext:value-type="float">
            <text:p>6,0969387755102</text:p>
          </table:table-cell>
          <table:table-cell table:formula="of:=[.D1856]/294" office:value-type="float" office:value="9.71258503401361" calcext:value-type="float">
            <text:p>9,71258503401361</text:p>
          </table:table-cell>
          <table:table-cell/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office:value-type="float" office:value="1778.5" calcext:value-type="float">
            <text:p>1 778,50</text:p>
          </table:table-cell>
          <table:table-cell office:value-type="float" office:value="2969.5" calcext:value-type="float">
            <text:p>2 969,50</text:p>
          </table:table-cell>
          <table:table-cell office:value-type="float" office:value="173" calcext:value-type="float">
            <text:p>173</text:p>
          </table:table-cell>
          <table:table-cell table:formula="of:=90*[.E1857]" office:value-type="float" office:value="15570" calcext:value-type="float">
            <text:p>15570</text:p>
          </table:table-cell>
          <table:table-cell table:formula="of:=[.C1857]/294" office:value-type="float" office:value="6.04931972789116" calcext:value-type="float">
            <text:p>6,04931972789116</text:p>
          </table:table-cell>
          <table:table-cell table:formula="of:=[.D1857]/294" office:value-type="float" office:value="10.1003401360544" calcext:value-type="float">
            <text:p>10,1003401360544</text:p>
          </table:table-cell>
          <table:table-cell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774.5" calcext:value-type="float">
            <text:p>1 774,50</text:p>
          </table:table-cell>
          <table:table-cell office:value-type="float" office:value="3071.5" calcext:value-type="float">
            <text:p>3 071,50</text:p>
          </table:table-cell>
          <table:table-cell office:value-type="float" office:value="173" calcext:value-type="float">
            <text:p>173</text:p>
          </table:table-cell>
          <table:table-cell table:formula="of:=90*[.E1858]" office:value-type="float" office:value="15570" calcext:value-type="float">
            <text:p>15570</text:p>
          </table:table-cell>
          <table:table-cell table:formula="of:=[.C1858]/294" office:value-type="float" office:value="6.03571428571429" calcext:value-type="float">
            <text:p>6,03571428571429</text:p>
          </table:table-cell>
          <table:table-cell table:formula="of:=[.D1858]/294" office:value-type="float" office:value="10.4472789115646" calcext:value-type="float">
            <text:p>10,4472789115646</text:p>
          </table:table-cell>
          <table:table-cell/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office:value-type="float" office:value="1786.5" calcext:value-type="float">
            <text:p>1 786,50</text:p>
          </table:table-cell>
          <table:table-cell office:value-type="float" office:value="3227.5" calcext:value-type="float">
            <text:p>3 227,50</text:p>
          </table:table-cell>
          <table:table-cell office:value-type="float" office:value="173" calcext:value-type="float">
            <text:p>173</text:p>
          </table:table-cell>
          <table:table-cell table:formula="of:=90*[.E1859]" office:value-type="float" office:value="15570" calcext:value-type="float">
            <text:p>15570</text:p>
          </table:table-cell>
          <table:table-cell table:formula="of:=[.C1859]/294" office:value-type="float" office:value="6.0765306122449" calcext:value-type="float">
            <text:p>6,0765306122449</text:p>
          </table:table-cell>
          <table:table-cell table:formula="of:=[.D1859]/294" office:value-type="float" office:value="10.9778911564626" calcext:value-type="float">
            <text:p>10,9778911564626</text:p>
          </table:table-cell>
          <table:table-cell/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office:value-type="float" office:value="1614.5" calcext:value-type="float">
            <text:p>1 614,50</text:p>
          </table:table-cell>
          <table:table-cell office:value-type="float" office:value="2723.5" calcext:value-type="float">
            <text:p>2 723,50</text:p>
          </table:table-cell>
          <table:table-cell office:value-type="float" office:value="173" calcext:value-type="float">
            <text:p>173</text:p>
          </table:table-cell>
          <table:table-cell table:formula="of:=90*[.E1860]" office:value-type="float" office:value="15570" calcext:value-type="float">
            <text:p>15570</text:p>
          </table:table-cell>
          <table:table-cell table:formula="of:=[.C1860]/294" office:value-type="float" office:value="5.49149659863946" calcext:value-type="float">
            <text:p>5,49149659863946</text:p>
          </table:table-cell>
          <table:table-cell table:formula="of:=[.D1860]/294" office:value-type="float" office:value="9.26360544217687" calcext:value-type="float">
            <text:p>9,26360544217687</text:p>
          </table:table-cell>
          <table:table-cell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1516.5" calcext:value-type="float">
            <text:p>1 516,50</text:p>
          </table:table-cell>
          <table:table-cell office:value-type="float" office:value="2843.5" calcext:value-type="float">
            <text:p>2 843,50</text:p>
          </table:table-cell>
          <table:table-cell office:value-type="float" office:value="173" calcext:value-type="float">
            <text:p>173</text:p>
          </table:table-cell>
          <table:table-cell table:formula="of:=90*[.E1861]" office:value-type="float" office:value="15570" calcext:value-type="float">
            <text:p>15570</text:p>
          </table:table-cell>
          <table:table-cell table:formula="of:=[.C1861]/294" office:value-type="float" office:value="5.15816326530612" calcext:value-type="float">
            <text:p>5,15816326530612</text:p>
          </table:table-cell>
          <table:table-cell table:formula="of:=[.D1861]/294" office:value-type="float" office:value="9.67176870748299" calcext:value-type="float">
            <text:p>9,67176870748299</text:p>
          </table:table-cell>
          <table:table-cell/>
        </table:table-row>
        <table:table-row table:style-name="ro1">
          <table:table-cell/>
          <table:table-cell office:value-type="float" office:value="1861" calcext:value-type="float">
            <text:p>1861</text:p>
          </table:table-cell>
          <table:table-cell office:value-type="float" office:value="1394.5" calcext:value-type="float">
            <text:p>1 394,50</text:p>
          </table:table-cell>
          <table:table-cell office:value-type="float" office:value="2905.5" calcext:value-type="float">
            <text:p>2 905,50</text:p>
          </table:table-cell>
          <table:table-cell office:value-type="float" office:value="173" calcext:value-type="float">
            <text:p>173</text:p>
          </table:table-cell>
          <table:table-cell table:formula="of:=90*[.E1862]" office:value-type="float" office:value="15570" calcext:value-type="float">
            <text:p>15570</text:p>
          </table:table-cell>
          <table:table-cell table:formula="of:=[.C1862]/294" office:value-type="float" office:value="4.74319727891156" calcext:value-type="float">
            <text:p>4,74319727891156</text:p>
          </table:table-cell>
          <table:table-cell table:formula="of:=[.D1862]/294" office:value-type="float" office:value="9.88265306122449" calcext:value-type="float">
            <text:p>9,88265306122449</text:p>
          </table:table-cell>
          <table:table-cell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float" office:value="1378.5" calcext:value-type="float">
            <text:p>1 378,50</text:p>
          </table:table-cell>
          <table:table-cell office:value-type="float" office:value="3035.5" calcext:value-type="float">
            <text:p>3 035,50</text:p>
          </table:table-cell>
          <table:table-cell office:value-type="float" office:value="173" calcext:value-type="float">
            <text:p>173</text:p>
          </table:table-cell>
          <table:table-cell table:formula="of:=90*[.E1863]" office:value-type="float" office:value="15570" calcext:value-type="float">
            <text:p>15570</text:p>
          </table:table-cell>
          <table:table-cell table:formula="of:=[.C1863]/294" office:value-type="float" office:value="4.68877551020408" calcext:value-type="float">
            <text:p>4,68877551020408</text:p>
          </table:table-cell>
          <table:table-cell table:formula="of:=[.D1863]/294" office:value-type="float" office:value="10.3248299319728" calcext:value-type="float">
            <text:p>10,3248299319728</text:p>
          </table:table-cell>
          <table:table-cell/>
        </table:table-row>
        <table:table-row table:style-name="ro1">
          <table:table-cell/>
          <table:table-cell office:value-type="float" office:value="1863" calcext:value-type="float">
            <text:p>1863</text:p>
          </table:table-cell>
          <table:table-cell office:value-type="float" office:value="1316.5" calcext:value-type="float">
            <text:p>1 316,50</text:p>
          </table:table-cell>
          <table:table-cell office:value-type="float" office:value="2921.5" calcext:value-type="float">
            <text:p>2 921,50</text:p>
          </table:table-cell>
          <table:table-cell office:value-type="float" office:value="173" calcext:value-type="float">
            <text:p>173</text:p>
          </table:table-cell>
          <table:table-cell table:formula="of:=90*[.E1864]" office:value-type="float" office:value="15570" calcext:value-type="float">
            <text:p>15570</text:p>
          </table:table-cell>
          <table:table-cell table:formula="of:=[.C1864]/294" office:value-type="float" office:value="4.47789115646259" calcext:value-type="float">
            <text:p>4,47789115646259</text:p>
          </table:table-cell>
          <table:table-cell table:formula="of:=[.D1864]/294" office:value-type="float" office:value="9.93707482993197" calcext:value-type="float">
            <text:p>9,93707482993197</text:p>
          </table:table-cell>
          <table:table-cell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1336.5" calcext:value-type="float">
            <text:p>1 336,50</text:p>
          </table:table-cell>
          <table:table-cell office:value-type="float" office:value="2557.5" calcext:value-type="float">
            <text:p>2 557,50</text:p>
          </table:table-cell>
          <table:table-cell office:value-type="float" office:value="173" calcext:value-type="float">
            <text:p>173</text:p>
          </table:table-cell>
          <table:table-cell table:formula="of:=90*[.E1865]" office:value-type="float" office:value="15570" calcext:value-type="float">
            <text:p>15570</text:p>
          </table:table-cell>
          <table:table-cell table:formula="of:=[.C1865]/294" office:value-type="float" office:value="4.54591836734694" calcext:value-type="float">
            <text:p>4,54591836734694</text:p>
          </table:table-cell>
          <table:table-cell table:formula="of:=[.D1865]/294" office:value-type="float" office:value="8.69897959183673" calcext:value-type="float">
            <text:p>8,69897959183673</text:p>
          </table:table-cell>
          <table:table-cell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284.5" calcext:value-type="float">
            <text:p>1 284,50</text:p>
          </table:table-cell>
          <table:table-cell office:value-type="float" office:value="2651.5" calcext:value-type="float">
            <text:p>2 651,50</text:p>
          </table:table-cell>
          <table:table-cell office:value-type="float" office:value="173" calcext:value-type="float">
            <text:p>173</text:p>
          </table:table-cell>
          <table:table-cell table:formula="of:=90*[.E1866]" office:value-type="float" office:value="15570" calcext:value-type="float">
            <text:p>15570</text:p>
          </table:table-cell>
          <table:table-cell table:formula="of:=[.C1866]/294" office:value-type="float" office:value="4.36904761904762" calcext:value-type="float">
            <text:p>4,36904761904762</text:p>
          </table:table-cell>
          <table:table-cell table:formula="of:=[.D1866]/294" office:value-type="float" office:value="9.0187074829932" calcext:value-type="float">
            <text:p>9,0187074829932</text:p>
          </table:table-cell>
          <table:table-cell/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office:value-type="float" office:value="1220.5" calcext:value-type="float">
            <text:p>1 220,50</text:p>
          </table:table-cell>
          <table:table-cell office:value-type="float" office:value="2729.5" calcext:value-type="float">
            <text:p>2 729,50</text:p>
          </table:table-cell>
          <table:table-cell office:value-type="float" office:value="173" calcext:value-type="float">
            <text:p>173</text:p>
          </table:table-cell>
          <table:table-cell table:formula="of:=90*[.E1867]" office:value-type="float" office:value="15570" calcext:value-type="float">
            <text:p>15570</text:p>
          </table:table-cell>
          <table:table-cell table:formula="of:=[.C1867]/294" office:value-type="float" office:value="4.15136054421769" calcext:value-type="float">
            <text:p>4,15136054421769</text:p>
          </table:table-cell>
          <table:table-cell table:formula="of:=[.D1867]/294" office:value-type="float" office:value="9.28401360544218" calcext:value-type="float">
            <text:p>9,28401360544218</text:p>
          </table:table-cell>
          <table:table-cell/>
        </table:table-row>
        <table:table-row table:style-name="ro1">
          <table:table-cell/>
          <table:table-cell office:value-type="float" office:value="1867" calcext:value-type="float">
            <text:p>1867</text:p>
          </table:table-cell>
          <table:table-cell office:value-type="float" office:value="1208.5" calcext:value-type="float">
            <text:p>1 208,50</text:p>
          </table:table-cell>
          <table:table-cell office:value-type="float" office:value="2831.5" calcext:value-type="float">
            <text:p>2 831,50</text:p>
          </table:table-cell>
          <table:table-cell office:value-type="float" office:value="173" calcext:value-type="float">
            <text:p>173</text:p>
          </table:table-cell>
          <table:table-cell table:formula="of:=90*[.E1868]" office:value-type="float" office:value="15570" calcext:value-type="float">
            <text:p>15570</text:p>
          </table:table-cell>
          <table:table-cell table:formula="of:=[.C1868]/294" office:value-type="float" office:value="4.11054421768708" calcext:value-type="float">
            <text:p>4,11054421768708</text:p>
          </table:table-cell>
          <table:table-cell table:formula="of:=[.D1868]/294" office:value-type="float" office:value="9.63095238095238" calcext:value-type="float">
            <text:p>9,63095238095238</text:p>
          </table:table-cell>
          <table:table-cell/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 office:value-type="float" office:value="1242.5" calcext:value-type="float">
            <text:p>1 242,50</text:p>
          </table:table-cell>
          <table:table-cell office:value-type="float" office:value="2915.5" calcext:value-type="float">
            <text:p>2 915,50</text:p>
          </table:table-cell>
          <table:table-cell office:value-type="float" office:value="173" calcext:value-type="float">
            <text:p>173</text:p>
          </table:table-cell>
          <table:table-cell table:formula="of:=90*[.E1869]" office:value-type="float" office:value="15570" calcext:value-type="float">
            <text:p>15570</text:p>
          </table:table-cell>
          <table:table-cell table:formula="of:=[.C1869]/294" office:value-type="float" office:value="4.22619047619048" calcext:value-type="float">
            <text:p>4,22619047619048</text:p>
          </table:table-cell>
          <table:table-cell table:formula="of:=[.D1869]/294" office:value-type="float" office:value="9.91666666666667" calcext:value-type="float">
            <text:p>9,91666666666667</text:p>
          </table:table-cell>
          <table:table-cell/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office:value-type="float" office:value="1280.5" calcext:value-type="float">
            <text:p>1 280,50</text:p>
          </table:table-cell>
          <table:table-cell office:value-type="float" office:value="3023.5" calcext:value-type="float">
            <text:p>3 023,50</text:p>
          </table:table-cell>
          <table:table-cell office:value-type="float" office:value="173" calcext:value-type="float">
            <text:p>173</text:p>
          </table:table-cell>
          <table:table-cell table:formula="of:=90*[.E1870]" office:value-type="float" office:value="15570" calcext:value-type="float">
            <text:p>15570</text:p>
          </table:table-cell>
          <table:table-cell table:formula="of:=[.C1870]/294" office:value-type="float" office:value="4.35544217687075" calcext:value-type="float">
            <text:p>4,35544217687075</text:p>
          </table:table-cell>
          <table:table-cell table:formula="of:=[.D1870]/294" office:value-type="float" office:value="10.2840136054422" calcext:value-type="float">
            <text:p>10,2840136054422</text:p>
          </table:table-cell>
          <table:table-cell/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1184.5" calcext:value-type="float">
            <text:p>1 184,50</text:p>
          </table:table-cell>
          <table:table-cell office:value-type="float" office:value="3043.5" calcext:value-type="float">
            <text:p>3 043,50</text:p>
          </table:table-cell>
          <table:table-cell office:value-type="float" office:value="173" calcext:value-type="float">
            <text:p>173</text:p>
          </table:table-cell>
          <table:table-cell table:formula="of:=90*[.E1871]" office:value-type="float" office:value="15570" calcext:value-type="float">
            <text:p>15570</text:p>
          </table:table-cell>
          <table:table-cell table:formula="of:=[.C1871]/294" office:value-type="float" office:value="4.02891156462585" calcext:value-type="float">
            <text:p>4,02891156462585</text:p>
          </table:table-cell>
          <table:table-cell table:formula="of:=[.D1871]/294" office:value-type="float" office:value="10.3520408163265" calcext:value-type="float">
            <text:p>10,3520408163265</text:p>
          </table:table-cell>
          <table:table-cell/>
        </table:table-row>
        <table:table-row table:style-name="ro1">
          <table:table-cell/>
          <table:table-cell office:value-type="float" office:value="1871" calcext:value-type="float">
            <text:p>1871</text:p>
          </table:table-cell>
          <table:table-cell office:value-type="float" office:value="1226.5" calcext:value-type="float">
            <text:p>1 226,50</text:p>
          </table:table-cell>
          <table:table-cell office:value-type="float" office:value="3121.5" calcext:value-type="float">
            <text:p>3 121,50</text:p>
          </table:table-cell>
          <table:table-cell office:value-type="float" office:value="173" calcext:value-type="float">
            <text:p>173</text:p>
          </table:table-cell>
          <table:table-cell table:formula="of:=90*[.E1872]" office:value-type="float" office:value="15570" calcext:value-type="float">
            <text:p>15570</text:p>
          </table:table-cell>
          <table:table-cell table:formula="of:=[.C1872]/294" office:value-type="float" office:value="4.17176870748299" calcext:value-type="float">
            <text:p>4,17176870748299</text:p>
          </table:table-cell>
          <table:table-cell table:formula="of:=[.D1872]/294" office:value-type="float" office:value="10.6173469387755" calcext:value-type="float">
            <text:p>10,6173469387755</text:p>
          </table:table-cell>
          <table:table-cell/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office:value-type="float" office:value="1136.5" calcext:value-type="float">
            <text:p>1 136,50</text:p>
          </table:table-cell>
          <table:table-cell office:value-type="float" office:value="3191.5" calcext:value-type="float">
            <text:p>3 191,50</text:p>
          </table:table-cell>
          <table:table-cell office:value-type="float" office:value="173" calcext:value-type="float">
            <text:p>173</text:p>
          </table:table-cell>
          <table:table-cell table:formula="of:=90*[.E1873]" office:value-type="float" office:value="15570" calcext:value-type="float">
            <text:p>15570</text:p>
          </table:table-cell>
          <table:table-cell table:formula="of:=[.C1873]/294" office:value-type="float" office:value="3.8656462585034" calcext:value-type="float">
            <text:p>3,8656462585034</text:p>
          </table:table-cell>
          <table:table-cell table:formula="of:=[.D1873]/294" office:value-type="float" office:value="10.8554421768707" calcext:value-type="float">
            <text:p>10,8554421768707</text:p>
          </table:table-cell>
          <table:table-cell/>
        </table:table-row>
        <table:table-row table:style-name="ro1">
          <table:table-cell/>
          <table:table-cell office:value-type="float" office:value="1873" calcext:value-type="float">
            <text:p>1873</text:p>
          </table:table-cell>
          <table:table-cell office:value-type="float" office:value="1646.5" calcext:value-type="float">
            <text:p>1 646,50</text:p>
          </table:table-cell>
          <table:table-cell office:value-type="float" office:value="2469.5" calcext:value-type="float">
            <text:p>2 469,50</text:p>
          </table:table-cell>
          <table:table-cell office:value-type="float" office:value="178" calcext:value-type="float">
            <text:p>178</text:p>
          </table:table-cell>
          <table:table-cell table:formula="of:=90*[.E1874]" office:value-type="float" office:value="16020" calcext:value-type="float">
            <text:p>16020</text:p>
          </table:table-cell>
          <table:table-cell table:formula="of:=[.C1874]/294" office:value-type="float" office:value="5.60034013605442" calcext:value-type="float">
            <text:p>5,60034013605442</text:p>
          </table:table-cell>
          <table:table-cell table:formula="of:=[.D1874]/294" office:value-type="float" office:value="8.39965986394558" calcext:value-type="float">
            <text:p>8,39965986394558</text:p>
          </table:table-cell>
          <table:table-cell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722.5" calcext:value-type="float">
            <text:p>1 722,50</text:p>
          </table:table-cell>
          <table:table-cell office:value-type="float" office:value="2457.5" calcext:value-type="float">
            <text:p>2 457,50</text:p>
          </table:table-cell>
          <table:table-cell office:value-type="float" office:value="178" calcext:value-type="float">
            <text:p>178</text:p>
          </table:table-cell>
          <table:table-cell table:formula="of:=90*[.E1875]" office:value-type="float" office:value="16020" calcext:value-type="float">
            <text:p>16020</text:p>
          </table:table-cell>
          <table:table-cell table:formula="of:=[.C1875]/294" office:value-type="float" office:value="5.85884353741497" calcext:value-type="float">
            <text:p>5,85884353741497</text:p>
          </table:table-cell>
          <table:table-cell table:formula="of:=[.D1875]/294" office:value-type="float" office:value="8.35884353741497" calcext:value-type="float">
            <text:p>8,35884353741497</text:p>
          </table:table-cell>
          <table:table-cell/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office:value-type="float" office:value="1780.5" calcext:value-type="float">
            <text:p>1 780,50</text:p>
          </table:table-cell>
          <table:table-cell office:value-type="float" office:value="2515.5" calcext:value-type="float">
            <text:p>2 515,50</text:p>
          </table:table-cell>
          <table:table-cell office:value-type="float" office:value="178" calcext:value-type="float">
            <text:p>178</text:p>
          </table:table-cell>
          <table:table-cell table:formula="of:=90*[.E1876]" office:value-type="float" office:value="16020" calcext:value-type="float">
            <text:p>16020</text:p>
          </table:table-cell>
          <table:table-cell table:formula="of:=[.C1876]/294" office:value-type="float" office:value="6.05612244897959" calcext:value-type="float">
            <text:p>6,05612244897959</text:p>
          </table:table-cell>
          <table:table-cell table:formula="of:=[.D1876]/294" office:value-type="float" office:value="8.55612244897959" calcext:value-type="float">
            <text:p>8,55612244897959</text:p>
          </table:table-cell>
          <table:table-cell/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 office:value-type="float" office:value="1850.5" calcext:value-type="float">
            <text:p>1 850,50</text:p>
          </table:table-cell>
          <table:table-cell office:value-type="float" office:value="2561.5" calcext:value-type="float">
            <text:p>2 561,50</text:p>
          </table:table-cell>
          <table:table-cell office:value-type="float" office:value="178" calcext:value-type="float">
            <text:p>178</text:p>
          </table:table-cell>
          <table:table-cell table:formula="of:=90*[.E1877]" office:value-type="float" office:value="16020" calcext:value-type="float">
            <text:p>16020</text:p>
          </table:table-cell>
          <table:table-cell table:formula="of:=[.C1877]/294" office:value-type="float" office:value="6.29421768707483" calcext:value-type="float">
            <text:p>6,29421768707483</text:p>
          </table:table-cell>
          <table:table-cell table:formula="of:=[.D1877]/294" office:value-type="float" office:value="8.71258503401361" calcext:value-type="float">
            <text:p>8,71258503401361</text:p>
          </table:table-cell>
          <table:table-cell/>
        </table:table-row>
        <table:table-row table:style-name="ro1">
          <table:table-cell/>
          <table:table-cell office:value-type="float" office:value="1877" calcext:value-type="float">
            <text:p>1877</text:p>
          </table:table-cell>
          <table:table-cell office:value-type="float" office:value="1944.5" calcext:value-type="float">
            <text:p>1 944,50</text:p>
          </table:table-cell>
          <table:table-cell office:value-type="float" office:value="2601.5" calcext:value-type="float">
            <text:p>2 601,50</text:p>
          </table:table-cell>
          <table:table-cell office:value-type="float" office:value="178" calcext:value-type="float">
            <text:p>178</text:p>
          </table:table-cell>
          <table:table-cell table:formula="of:=90*[.E1878]" office:value-type="float" office:value="16020" calcext:value-type="float">
            <text:p>16020</text:p>
          </table:table-cell>
          <table:table-cell table:formula="of:=[.C1878]/294" office:value-type="float" office:value="6.61394557823129" calcext:value-type="float">
            <text:p>6,61394557823129</text:p>
          </table:table-cell>
          <table:table-cell table:formula="of:=[.D1878]/294" office:value-type="float" office:value="8.84863945578231" calcext:value-type="float">
            <text:p>8,84863945578231</text:p>
          </table:table-cell>
          <table:table-cell/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office:value-type="float" office:value="1906.5" calcext:value-type="float">
            <text:p>1 906,50</text:p>
          </table:table-cell>
          <table:table-cell office:value-type="float" office:value="2675.5" calcext:value-type="float">
            <text:p>2 675,50</text:p>
          </table:table-cell>
          <table:table-cell office:value-type="float" office:value="178" calcext:value-type="float">
            <text:p>178</text:p>
          </table:table-cell>
          <table:table-cell table:formula="of:=90*[.E1879]" office:value-type="float" office:value="16020" calcext:value-type="float">
            <text:p>16020</text:p>
          </table:table-cell>
          <table:table-cell table:formula="of:=[.C1879]/294" office:value-type="float" office:value="6.48469387755102" calcext:value-type="float">
            <text:p>6,48469387755102</text:p>
          </table:table-cell>
          <table:table-cell table:formula="of:=[.D1879]/294" office:value-type="float" office:value="9.10034013605442" calcext:value-type="float">
            <text:p>9,10034013605442</text:p>
          </table:table-cell>
          <table:table-cell/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office:value-type="float" office:value="1858.5" calcext:value-type="float">
            <text:p>1 858,50</text:p>
          </table:table-cell>
          <table:table-cell office:value-type="float" office:value="2723.5" calcext:value-type="float">
            <text:p>2 723,50</text:p>
          </table:table-cell>
          <table:table-cell office:value-type="float" office:value="178" calcext:value-type="float">
            <text:p>178</text:p>
          </table:table-cell>
          <table:table-cell table:formula="of:=90*[.E1880]" office:value-type="float" office:value="16020" calcext:value-type="float">
            <text:p>16020</text:p>
          </table:table-cell>
          <table:table-cell table:formula="of:=[.C1880]/294" office:value-type="float" office:value="6.32142857142857" calcext:value-type="float">
            <text:p>6,32142857142857</text:p>
          </table:table-cell>
          <table:table-cell table:formula="of:=[.D1880]/294" office:value-type="float" office:value="9.26360544217687" calcext:value-type="float">
            <text:p>9,26360544217687</text:p>
          </table:table-cell>
          <table:table-cell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1870.5" calcext:value-type="float">
            <text:p>1 870,50</text:p>
          </table:table-cell>
          <table:table-cell office:value-type="float" office:value="2823.5" calcext:value-type="float">
            <text:p>2 823,50</text:p>
          </table:table-cell>
          <table:table-cell office:value-type="float" office:value="178" calcext:value-type="float">
            <text:p>178</text:p>
          </table:table-cell>
          <table:table-cell table:formula="of:=90*[.E1881]" office:value-type="float" office:value="16020" calcext:value-type="float">
            <text:p>16020</text:p>
          </table:table-cell>
          <table:table-cell table:formula="of:=[.C1881]/294" office:value-type="float" office:value="6.36224489795918" calcext:value-type="float">
            <text:p>6,36224489795918</text:p>
          </table:table-cell>
          <table:table-cell table:formula="of:=[.D1881]/294" office:value-type="float" office:value="9.60374149659864" calcext:value-type="float">
            <text:p>9,60374149659864</text:p>
          </table:table-cell>
          <table:table-cell/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float" office:value="1798.5" calcext:value-type="float">
            <text:p>1 798,50</text:p>
          </table:table-cell>
          <table:table-cell office:value-type="float" office:value="2877.5" calcext:value-type="float">
            <text:p>2 877,50</text:p>
          </table:table-cell>
          <table:table-cell office:value-type="float" office:value="178" calcext:value-type="float">
            <text:p>178</text:p>
          </table:table-cell>
          <table:table-cell table:formula="of:=90*[.E1882]" office:value-type="float" office:value="16020" calcext:value-type="float">
            <text:p>16020</text:p>
          </table:table-cell>
          <table:table-cell table:formula="of:=[.C1882]/294" office:value-type="float" office:value="6.11734693877551" calcext:value-type="float">
            <text:p>6,11734693877551</text:p>
          </table:table-cell>
          <table:table-cell table:formula="of:=[.D1882]/294" office:value-type="float" office:value="9.7874149659864" calcext:value-type="float">
            <text:p>9,7874149659864</text:p>
          </table:table-cell>
          <table:table-cell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float" office:value="1788.5" calcext:value-type="float">
            <text:p>1 788,50</text:p>
          </table:table-cell>
          <table:table-cell office:value-type="float" office:value="2951.5" calcext:value-type="float">
            <text:p>2 951,50</text:p>
          </table:table-cell>
          <table:table-cell office:value-type="float" office:value="178" calcext:value-type="float">
            <text:p>178</text:p>
          </table:table-cell>
          <table:table-cell table:formula="of:=90*[.E1883]" office:value-type="float" office:value="16020" calcext:value-type="float">
            <text:p>16020</text:p>
          </table:table-cell>
          <table:table-cell table:formula="of:=[.C1883]/294" office:value-type="float" office:value="6.08333333333333" calcext:value-type="float">
            <text:p>6,08333333333333</text:p>
          </table:table-cell>
          <table:table-cell table:formula="of:=[.D1883]/294" office:value-type="float" office:value="10.0391156462585" calcext:value-type="float">
            <text:p>10,0391156462585</text:p>
          </table:table-cell>
          <table:table-cell/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office:value-type="float" office:value="1798.5" calcext:value-type="float">
            <text:p>1 798,50</text:p>
          </table:table-cell>
          <table:table-cell office:value-type="float" office:value="3059.5" calcext:value-type="float">
            <text:p>3 059,50</text:p>
          </table:table-cell>
          <table:table-cell office:value-type="float" office:value="178" calcext:value-type="float">
            <text:p>178</text:p>
          </table:table-cell>
          <table:table-cell table:formula="of:=90*[.E1884]" office:value-type="float" office:value="16020" calcext:value-type="float">
            <text:p>16020</text:p>
          </table:table-cell>
          <table:table-cell table:formula="of:=[.C1884]/294" office:value-type="float" office:value="6.11734693877551" calcext:value-type="float">
            <text:p>6,11734693877551</text:p>
          </table:table-cell>
          <table:table-cell table:formula="of:=[.D1884]/294" office:value-type="float" office:value="10.406462585034" calcext:value-type="float">
            <text:p>10,406462585034</text:p>
          </table:table-cell>
          <table:table-cell/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office:value-type="float" office:value="1798.5" calcext:value-type="float">
            <text:p>1 798,50</text:p>
          </table:table-cell>
          <table:table-cell office:value-type="float" office:value="3173.5" calcext:value-type="float">
            <text:p>3 173,50</text:p>
          </table:table-cell>
          <table:table-cell office:value-type="float" office:value="178" calcext:value-type="float">
            <text:p>178</text:p>
          </table:table-cell>
          <table:table-cell table:formula="of:=90*[.E1885]" office:value-type="float" office:value="16020" calcext:value-type="float">
            <text:p>16020</text:p>
          </table:table-cell>
          <table:table-cell table:formula="of:=[.C1885]/294" office:value-type="float" office:value="6.11734693877551" calcext:value-type="float">
            <text:p>6,11734693877551</text:p>
          </table:table-cell>
          <table:table-cell table:formula="of:=[.D1885]/294" office:value-type="float" office:value="10.7942176870748" calcext:value-type="float">
            <text:p>10,7942176870748</text:p>
          </table:table-cell>
          <table:table-cell/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office:value-type="float" office:value="1778.5" calcext:value-type="float">
            <text:p>1 778,50</text:p>
          </table:table-cell>
          <table:table-cell office:value-type="float" office:value="3233.5" calcext:value-type="float">
            <text:p>3 233,50</text:p>
          </table:table-cell>
          <table:table-cell office:value-type="float" office:value="178" calcext:value-type="float">
            <text:p>178</text:p>
          </table:table-cell>
          <table:table-cell table:formula="of:=90*[.E1886]" office:value-type="float" office:value="16020" calcext:value-type="float">
            <text:p>16020</text:p>
          </table:table-cell>
          <table:table-cell table:formula="of:=[.C1886]/294" office:value-type="float" office:value="6.04931972789116" calcext:value-type="float">
            <text:p>6,04931972789116</text:p>
          </table:table-cell>
          <table:table-cell table:formula="of:=[.D1886]/294" office:value-type="float" office:value="10.9982993197279" calcext:value-type="float">
            <text:p>10,9982993197279</text:p>
          </table:table-cell>
          <table:table-cell/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float" office:value="1784.5" calcext:value-type="float">
            <text:p>1 784,50</text:p>
          </table:table-cell>
          <table:table-cell office:value-type="float" office:value="3271.5" calcext:value-type="float">
            <text:p>3 271,50</text:p>
          </table:table-cell>
          <table:table-cell office:value-type="float" office:value="178" calcext:value-type="float">
            <text:p>178</text:p>
          </table:table-cell>
          <table:table-cell table:formula="of:=90*[.E1887]" office:value-type="float" office:value="16020" calcext:value-type="float">
            <text:p>16020</text:p>
          </table:table-cell>
          <table:table-cell table:formula="of:=[.C1887]/294" office:value-type="float" office:value="6.06972789115646" calcext:value-type="float">
            <text:p>6,06972789115646</text:p>
          </table:table-cell>
          <table:table-cell table:formula="of:=[.D1887]/294" office:value-type="float" office:value="11.1275510204082" calcext:value-type="float">
            <text:p>11,1275510204082</text:p>
          </table:table-cell>
          <table:table-cell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1318.5" calcext:value-type="float">
            <text:p>1 318,50</text:p>
          </table:table-cell>
          <table:table-cell office:value-type="float" office:value="2571.5" calcext:value-type="float">
            <text:p>2 571,50</text:p>
          </table:table-cell>
          <table:table-cell office:value-type="float" office:value="178" calcext:value-type="float">
            <text:p>178</text:p>
          </table:table-cell>
          <table:table-cell table:formula="of:=90*[.E1888]" office:value-type="float" office:value="16020" calcext:value-type="float">
            <text:p>16020</text:p>
          </table:table-cell>
          <table:table-cell table:formula="of:=[.C1888]/294" office:value-type="float" office:value="4.48469387755102" calcext:value-type="float">
            <text:p>4,48469387755102</text:p>
          </table:table-cell>
          <table:table-cell table:formula="of:=[.D1888]/294" office:value-type="float" office:value="8.74659863945578" calcext:value-type="float">
            <text:p>8,74659863945578</text:p>
          </table:table-cell>
          <table:table-cell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float" office:value="1240.5" calcext:value-type="float">
            <text:p>1 240,50</text:p>
          </table:table-cell>
          <table:table-cell office:value-type="float" office:value="2683.5" calcext:value-type="float">
            <text:p>2 683,50</text:p>
          </table:table-cell>
          <table:table-cell office:value-type="float" office:value="178" calcext:value-type="float">
            <text:p>178</text:p>
          </table:table-cell>
          <table:table-cell table:formula="of:=90*[.E1889]" office:value-type="float" office:value="16020" calcext:value-type="float">
            <text:p>16020</text:p>
          </table:table-cell>
          <table:table-cell table:formula="of:=[.C1889]/294" office:value-type="float" office:value="4.21938775510204" calcext:value-type="float">
            <text:p>4,21938775510204</text:p>
          </table:table-cell>
          <table:table-cell table:formula="of:=[.D1889]/294" office:value-type="float" office:value="9.12755102040816" calcext:value-type="float">
            <text:p>9,12755102040816</text:p>
          </table:table-cell>
          <table:table-cell/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office:value-type="float" office:value="1210.5" calcext:value-type="float">
            <text:p>1 210,50</text:p>
          </table:table-cell>
          <table:table-cell office:value-type="float" office:value="2757.5" calcext:value-type="float">
            <text:p>2 757,50</text:p>
          </table:table-cell>
          <table:table-cell office:value-type="float" office:value="178" calcext:value-type="float">
            <text:p>178</text:p>
          </table:table-cell>
          <table:table-cell table:formula="of:=90*[.E1890]" office:value-type="float" office:value="16020" calcext:value-type="float">
            <text:p>16020</text:p>
          </table:table-cell>
          <table:table-cell table:formula="of:=[.C1890]/294" office:value-type="float" office:value="4.11734693877551" calcext:value-type="float">
            <text:p>4,11734693877551</text:p>
          </table:table-cell>
          <table:table-cell table:formula="of:=[.D1890]/294" office:value-type="float" office:value="9.37925170068027" calcext:value-type="float">
            <text:p>9,37925170068027</text:p>
          </table:table-cell>
          <table:table-cell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float" office:value="1334.5" calcext:value-type="float">
            <text:p>1 334,50</text:p>
          </table:table-cell>
          <table:table-cell office:value-type="float" office:value="2553.5" calcext:value-type="float">
            <text:p>2 553,50</text:p>
          </table:table-cell>
          <table:table-cell office:value-type="float" office:value="178" calcext:value-type="float">
            <text:p>178</text:p>
          </table:table-cell>
          <table:table-cell table:formula="of:=90*[.E1891]" office:value-type="float" office:value="16020" calcext:value-type="float">
            <text:p>16020</text:p>
          </table:table-cell>
          <table:table-cell table:formula="of:=[.C1891]/294" office:value-type="float" office:value="4.5391156462585" calcext:value-type="float">
            <text:p>4,5391156462585</text:p>
          </table:table-cell>
          <table:table-cell table:formula="of:=[.D1891]/294" office:value-type="float" office:value="8.68537414965986" calcext:value-type="float">
            <text:p>8,68537414965986</text:p>
          </table:table-cell>
          <table:table-cell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1200.5" calcext:value-type="float">
            <text:p>1 200,50</text:p>
          </table:table-cell>
          <table:table-cell office:value-type="float" office:value="2875.5" calcext:value-type="float">
            <text:p>2 875,50</text:p>
          </table:table-cell>
          <table:table-cell office:value-type="float" office:value="178" calcext:value-type="float">
            <text:p>178</text:p>
          </table:table-cell>
          <table:table-cell table:formula="of:=90*[.E1892]" office:value-type="float" office:value="16020" calcext:value-type="float">
            <text:p>16020</text:p>
          </table:table-cell>
          <table:table-cell table:formula="of:=[.C1892]/294" office:value-type="float" office:value="4.08333333333333" calcext:value-type="float">
            <text:p>4,08333333333333</text:p>
          </table:table-cell>
          <table:table-cell table:formula="of:=[.D1892]/294" office:value-type="float" office:value="9.78061224489796" calcext:value-type="float">
            <text:p>9,78061224489796</text:p>
          </table:table-cell>
          <table:table-cell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float" office:value="1242.5" calcext:value-type="float">
            <text:p>1 242,50</text:p>
          </table:table-cell>
          <table:table-cell office:value-type="float" office:value="2953.5" calcext:value-type="float">
            <text:p>2 953,50</text:p>
          </table:table-cell>
          <table:table-cell office:value-type="float" office:value="178" calcext:value-type="float">
            <text:p>178</text:p>
          </table:table-cell>
          <table:table-cell table:formula="of:=90*[.E1893]" office:value-type="float" office:value="16020" calcext:value-type="float">
            <text:p>16020</text:p>
          </table:table-cell>
          <table:table-cell table:formula="of:=[.C1893]/294" office:value-type="float" office:value="4.22619047619048" calcext:value-type="float">
            <text:p>4,22619047619048</text:p>
          </table:table-cell>
          <table:table-cell table:formula="of:=[.D1893]/294" office:value-type="float" office:value="10.0459183673469" calcext:value-type="float">
            <text:p>10,0459183673469</text:p>
          </table:table-cell>
          <table:table-cell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1280.5" calcext:value-type="float">
            <text:p>1 280,50</text:p>
          </table:table-cell>
          <table:table-cell office:value-type="float" office:value="3039.5" calcext:value-type="float">
            <text:p>3 039,50</text:p>
          </table:table-cell>
          <table:table-cell office:value-type="float" office:value="178" calcext:value-type="float">
            <text:p>178</text:p>
          </table:table-cell>
          <table:table-cell table:formula="of:=90*[.E1894]" office:value-type="float" office:value="16020" calcext:value-type="float">
            <text:p>16020</text:p>
          </table:table-cell>
          <table:table-cell table:formula="of:=[.C1894]/294" office:value-type="float" office:value="4.35544217687075" calcext:value-type="float">
            <text:p>4,35544217687075</text:p>
          </table:table-cell>
          <table:table-cell table:formula="of:=[.D1894]/294" office:value-type="float" office:value="10.3384353741497" calcext:value-type="float">
            <text:p>10,3384353741497</text:p>
          </table:table-cell>
          <table:table-cell/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office:value-type="float" office:value="1294.5" calcext:value-type="float">
            <text:p>1 294,50</text:p>
          </table:table-cell>
          <table:table-cell office:value-type="float" office:value="3101.5" calcext:value-type="float">
            <text:p>3 101,50</text:p>
          </table:table-cell>
          <table:table-cell office:value-type="float" office:value="178" calcext:value-type="float">
            <text:p>178</text:p>
          </table:table-cell>
          <table:table-cell table:formula="of:=90*[.E1895]" office:value-type="float" office:value="16020" calcext:value-type="float">
            <text:p>16020</text:p>
          </table:table-cell>
          <table:table-cell table:formula="of:=[.C1895]/294" office:value-type="float" office:value="4.4030612244898" calcext:value-type="float">
            <text:p>4,4030612244898</text:p>
          </table:table-cell>
          <table:table-cell table:formula="of:=[.D1895]/294" office:value-type="float" office:value="10.5493197278912" calcext:value-type="float">
            <text:p>10,5493197278912</text:p>
          </table:table-cell>
          <table:table-cell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1262.5" calcext:value-type="float">
            <text:p>1 262,50</text:p>
          </table:table-cell>
          <table:table-cell office:value-type="float" office:value="3147.5" calcext:value-type="float">
            <text:p>3 147,50</text:p>
          </table:table-cell>
          <table:table-cell office:value-type="float" office:value="178" calcext:value-type="float">
            <text:p>178</text:p>
          </table:table-cell>
          <table:table-cell table:formula="of:=90*[.E1896]" office:value-type="float" office:value="16020" calcext:value-type="float">
            <text:p>16020</text:p>
          </table:table-cell>
          <table:table-cell table:formula="of:=[.C1896]/294" office:value-type="float" office:value="4.29421768707483" calcext:value-type="float">
            <text:p>4,29421768707483</text:p>
          </table:table-cell>
          <table:table-cell table:formula="of:=[.D1896]/294" office:value-type="float" office:value="10.7057823129252" calcext:value-type="float">
            <text:p>10,7057823129252</text:p>
          </table:table-cell>
          <table:table-cell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float" office:value="1304.5" calcext:value-type="float">
            <text:p>1 304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178" calcext:value-type="float">
            <text:p>178</text:p>
          </table:table-cell>
          <table:table-cell table:formula="of:=90*[.E1897]" office:value-type="float" office:value="16020" calcext:value-type="float">
            <text:p>16020</text:p>
          </table:table-cell>
          <table:table-cell table:formula="of:=[.C1897]/294" office:value-type="float" office:value="4.43707482993197" calcext:value-type="float">
            <text:p>4,43707482993197</text:p>
          </table:table-cell>
          <table:table-cell table:formula="of:=[.D1897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office:value-type="float" office:value="1650.5" calcext:value-type="float">
            <text:p>1 650,50</text:p>
          </table:table-cell>
          <table:table-cell office:value-type="float" office:value="2447.5" calcext:value-type="float">
            <text:p>2 447,50</text:p>
          </table:table-cell>
          <table:table-cell office:value-type="float" office:value="183" calcext:value-type="float">
            <text:p>183</text:p>
          </table:table-cell>
          <table:table-cell table:formula="of:=90*[.E1898]" office:value-type="float" office:value="16470" calcext:value-type="float">
            <text:p>16470</text:p>
          </table:table-cell>
          <table:table-cell table:formula="of:=[.C1898]/294" office:value-type="float" office:value="5.61394557823129" calcext:value-type="float">
            <text:p>5,61394557823129</text:p>
          </table:table-cell>
          <table:table-cell table:formula="of:=[.D1898]/294" office:value-type="float" office:value="8.32482993197279" calcext:value-type="float">
            <text:p>8,32482993197279</text:p>
          </table:table-cell>
          <table:table-cell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office:value-type="float" office:value="1716.5" calcext:value-type="float">
            <text:p>1 716,50</text:p>
          </table:table-cell>
          <table:table-cell office:value-type="float" office:value="2447.5" calcext:value-type="float">
            <text:p>2 447,50</text:p>
          </table:table-cell>
          <table:table-cell office:value-type="float" office:value="183" calcext:value-type="float">
            <text:p>183</text:p>
          </table:table-cell>
          <table:table-cell table:formula="of:=90*[.E1899]" office:value-type="float" office:value="16470" calcext:value-type="float">
            <text:p>16470</text:p>
          </table:table-cell>
          <table:table-cell table:formula="of:=[.C1899]/294" office:value-type="float" office:value="5.83843537414966" calcext:value-type="float">
            <text:p>5,83843537414966</text:p>
          </table:table-cell>
          <table:table-cell table:formula="of:=[.D1899]/294" office:value-type="float" office:value="8.32482993197279" calcext:value-type="float">
            <text:p>8,32482993197279</text:p>
          </table:table-cell>
          <table:table-cell/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office:value-type="float" office:value="1766.5" calcext:value-type="float">
            <text:p>1 766,50</text:p>
          </table:table-cell>
          <table:table-cell office:value-type="float" office:value="2507.5" calcext:value-type="float">
            <text:p>2 507,50</text:p>
          </table:table-cell>
          <table:table-cell office:value-type="float" office:value="183" calcext:value-type="float">
            <text:p>183</text:p>
          </table:table-cell>
          <table:table-cell table:formula="of:=90*[.E1900]" office:value-type="float" office:value="16470" calcext:value-type="float">
            <text:p>16470</text:p>
          </table:table-cell>
          <table:table-cell table:formula="of:=[.C1900]/294" office:value-type="float" office:value="6.00850340136054" calcext:value-type="float">
            <text:p>6,00850340136054</text:p>
          </table:table-cell>
          <table:table-cell table:formula="of:=[.D1900]/294" office:value-type="float" office:value="8.52891156462585" calcext:value-type="float">
            <text:p>8,52891156462585</text:p>
          </table:table-cell>
          <table:table-cell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1746.5" calcext:value-type="float">
            <text:p>1 746,50</text:p>
          </table:table-cell>
          <table:table-cell office:value-type="float" office:value="2441.5" calcext:value-type="float">
            <text:p>2 441,50</text:p>
          </table:table-cell>
          <table:table-cell office:value-type="float" office:value="183" calcext:value-type="float">
            <text:p>183</text:p>
          </table:table-cell>
          <table:table-cell table:formula="of:=90*[.E1901]" office:value-type="float" office:value="16470" calcext:value-type="float">
            <text:p>16470</text:p>
          </table:table-cell>
          <table:table-cell table:formula="of:=[.C1901]/294" office:value-type="float" office:value="5.94047619047619" calcext:value-type="float">
            <text:p>5,94047619047619</text:p>
          </table:table-cell>
          <table:table-cell table:formula="of:=[.D1901]/294" office:value-type="float" office:value="8.30442176870748" calcext:value-type="float">
            <text:p>8,30442176870748</text:p>
          </table:table-cell>
          <table:table-cell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1836.5" calcext:value-type="float">
            <text:p>1 836,50</text:p>
          </table:table-cell>
          <table:table-cell office:value-type="float" office:value="2531.5" calcext:value-type="float">
            <text:p>2 531,50</text:p>
          </table:table-cell>
          <table:table-cell office:value-type="float" office:value="183" calcext:value-type="float">
            <text:p>183</text:p>
          </table:table-cell>
          <table:table-cell table:formula="of:=90*[.E1902]" office:value-type="float" office:value="16470" calcext:value-type="float">
            <text:p>16470</text:p>
          </table:table-cell>
          <table:table-cell table:formula="of:=[.C1902]/294" office:value-type="float" office:value="6.24659863945578" calcext:value-type="float">
            <text:p>6,24659863945578</text:p>
          </table:table-cell>
          <table:table-cell table:formula="of:=[.D1902]/294" office:value-type="float" office:value="8.61054421768708" calcext:value-type="float">
            <text:p>8,61054421768708</text:p>
          </table:table-cell>
          <table:table-cell/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office:value-type="float" office:value="1906.5" calcext:value-type="float">
            <text:p>1 906,50</text:p>
          </table:table-cell>
          <table:table-cell office:value-type="float" office:value="2575.5" calcext:value-type="float">
            <text:p>2 575,50</text:p>
          </table:table-cell>
          <table:table-cell office:value-type="float" office:value="183" calcext:value-type="float">
            <text:p>183</text:p>
          </table:table-cell>
          <table:table-cell table:formula="of:=90*[.E1903]" office:value-type="float" office:value="16470" calcext:value-type="float">
            <text:p>16470</text:p>
          </table:table-cell>
          <table:table-cell table:formula="of:=[.C1903]/294" office:value-type="float" office:value="6.48469387755102" calcext:value-type="float">
            <text:p>6,48469387755102</text:p>
          </table:table-cell>
          <table:table-cell table:formula="of:=[.D1903]/294" office:value-type="float" office:value="8.76020408163265" calcext:value-type="float">
            <text:p>8,76020408163265</text:p>
          </table:table-cell>
          <table:table-cell/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float" office:value="1962.5" calcext:value-type="float">
            <text:p>1 962,50</text:p>
          </table:table-cell>
          <table:table-cell office:value-type="float" office:value="2597.5" calcext:value-type="float">
            <text:p>2 597,50</text:p>
          </table:table-cell>
          <table:table-cell office:value-type="float" office:value="183" calcext:value-type="float">
            <text:p>183</text:p>
          </table:table-cell>
          <table:table-cell table:formula="of:=90*[.E1904]" office:value-type="float" office:value="16470" calcext:value-type="float">
            <text:p>16470</text:p>
          </table:table-cell>
          <table:table-cell table:formula="of:=[.C1904]/294" office:value-type="float" office:value="6.67517006802721" calcext:value-type="float">
            <text:p>6,67517006802721</text:p>
          </table:table-cell>
          <table:table-cell table:formula="of:=[.D1904]/294" office:value-type="float" office:value="8.83503401360544" calcext:value-type="float">
            <text:p>8,83503401360544</text:p>
          </table:table-cell>
          <table:table-cell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1914.5" calcext:value-type="float">
            <text:p>1 914,50</text:p>
          </table:table-cell>
          <table:table-cell office:value-type="float" office:value="2679.5" calcext:value-type="float">
            <text:p>2 679,50</text:p>
          </table:table-cell>
          <table:table-cell office:value-type="float" office:value="183" calcext:value-type="float">
            <text:p>183</text:p>
          </table:table-cell>
          <table:table-cell table:formula="of:=90*[.E1905]" office:value-type="float" office:value="16470" calcext:value-type="float">
            <text:p>16470</text:p>
          </table:table-cell>
          <table:table-cell table:formula="of:=[.C1905]/294" office:value-type="float" office:value="6.51190476190476" calcext:value-type="float">
            <text:p>6,51190476190476</text:p>
          </table:table-cell>
          <table:table-cell table:formula="of:=[.D1905]/294" office:value-type="float" office:value="9.11394557823129" calcext:value-type="float">
            <text:p>9,11394557823129</text:p>
          </table:table-cell>
          <table:table-cell/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office:value-type="float" office:value="1850.5" calcext:value-type="float">
            <text:p>1 850,50</text:p>
          </table:table-cell>
          <table:table-cell office:value-type="float" office:value="2713.5" calcext:value-type="float">
            <text:p>2 713,50</text:p>
          </table:table-cell>
          <table:table-cell office:value-type="float" office:value="183" calcext:value-type="float">
            <text:p>183</text:p>
          </table:table-cell>
          <table:table-cell table:formula="of:=90*[.E1906]" office:value-type="float" office:value="16470" calcext:value-type="float">
            <text:p>16470</text:p>
          </table:table-cell>
          <table:table-cell table:formula="of:=[.C1906]/294" office:value-type="float" office:value="6.29421768707483" calcext:value-type="float">
            <text:p>6,29421768707483</text:p>
          </table:table-cell>
          <table:table-cell table:formula="of:=[.D1906]/294" office:value-type="float" office:value="9.22959183673469" calcext:value-type="float">
            <text:p>9,22959183673469</text:p>
          </table:table-cell>
          <table:table-cell/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office:value-type="float" office:value="1860.5" calcext:value-type="float">
            <text:p>1 860,50</text:p>
          </table:table-cell>
          <table:table-cell office:value-type="float" office:value="2831.5" calcext:value-type="float">
            <text:p>2 831,50</text:p>
          </table:table-cell>
          <table:table-cell office:value-type="float" office:value="183" calcext:value-type="float">
            <text:p>183</text:p>
          </table:table-cell>
          <table:table-cell table:formula="of:=90*[.E1907]" office:value-type="float" office:value="16470" calcext:value-type="float">
            <text:p>16470</text:p>
          </table:table-cell>
          <table:table-cell table:formula="of:=[.C1907]/294" office:value-type="float" office:value="6.32823129251701" calcext:value-type="float">
            <text:p>6,32823129251701</text:p>
          </table:table-cell>
          <table:table-cell table:formula="of:=[.D1907]/294" office:value-type="float" office:value="9.63095238095238" calcext:value-type="float">
            <text:p>9,63095238095238</text:p>
          </table:table-cell>
          <table:table-cell/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float" office:value="1784.5" calcext:value-type="float">
            <text:p>1 784,50</text:p>
          </table:table-cell>
          <table:table-cell office:value-type="float" office:value="2843.5" calcext:value-type="float">
            <text:p>2 843,50</text:p>
          </table:table-cell>
          <table:table-cell office:value-type="float" office:value="183" calcext:value-type="float">
            <text:p>183</text:p>
          </table:table-cell>
          <table:table-cell table:formula="of:=90*[.E1908]" office:value-type="float" office:value="16470" calcext:value-type="float">
            <text:p>16470</text:p>
          </table:table-cell>
          <table:table-cell table:formula="of:=[.C1908]/294" office:value-type="float" office:value="6.06972789115646" calcext:value-type="float">
            <text:p>6,06972789115646</text:p>
          </table:table-cell>
          <table:table-cell table:formula="of:=[.D1908]/294" office:value-type="float" office:value="9.67176870748299" calcext:value-type="float">
            <text:p>9,67176870748299</text:p>
          </table:table-cell>
          <table:table-cell/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float" office:value="1786.5" calcext:value-type="float">
            <text:p>1 786,50</text:p>
          </table:table-cell>
          <table:table-cell office:value-type="float" office:value="2927.5" calcext:value-type="float">
            <text:p>2 927,50</text:p>
          </table:table-cell>
          <table:table-cell office:value-type="float" office:value="183" calcext:value-type="float">
            <text:p>183</text:p>
          </table:table-cell>
          <table:table-cell table:formula="of:=90*[.E1909]" office:value-type="float" office:value="16470" calcext:value-type="float">
            <text:p>16470</text:p>
          </table:table-cell>
          <table:table-cell table:formula="of:=[.C1909]/294" office:value-type="float" office:value="6.0765306122449" calcext:value-type="float">
            <text:p>6,0765306122449</text:p>
          </table:table-cell>
          <table:table-cell table:formula="of:=[.D1909]/294" office:value-type="float" office:value="9.95748299319728" calcext:value-type="float">
            <text:p>9,95748299319728</text:p>
          </table:table-cell>
          <table:table-cell/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office:value-type="float" office:value="1800.5" calcext:value-type="float">
            <text:p>1 800,50</text:p>
          </table:table-cell>
          <table:table-cell office:value-type="float" office:value="3029.5" calcext:value-type="float">
            <text:p>3 029,50</text:p>
          </table:table-cell>
          <table:table-cell office:value-type="float" office:value="183" calcext:value-type="float">
            <text:p>183</text:p>
          </table:table-cell>
          <table:table-cell table:formula="of:=90*[.E1910]" office:value-type="float" office:value="16470" calcext:value-type="float">
            <text:p>16470</text:p>
          </table:table-cell>
          <table:table-cell table:formula="of:=[.C1910]/294" office:value-type="float" office:value="6.12414965986395" calcext:value-type="float">
            <text:p>6,12414965986395</text:p>
          </table:table-cell>
          <table:table-cell table:formula="of:=[.D1910]/294" office:value-type="float" office:value="10.3044217687075" calcext:value-type="float">
            <text:p>10,3044217687075</text:p>
          </table:table-cell>
          <table:table-cell/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float" office:value="1784.5" calcext:value-type="float">
            <text:p>1 784,50</text:p>
          </table:table-cell>
          <table:table-cell office:value-type="float" office:value="3115.5" calcext:value-type="float">
            <text:p>3 115,50</text:p>
          </table:table-cell>
          <table:table-cell office:value-type="float" office:value="183" calcext:value-type="float">
            <text:p>183</text:p>
          </table:table-cell>
          <table:table-cell table:formula="of:=90*[.E1911]" office:value-type="float" office:value="16470" calcext:value-type="float">
            <text:p>16470</text:p>
          </table:table-cell>
          <table:table-cell table:formula="of:=[.C1911]/294" office:value-type="float" office:value="6.06972789115646" calcext:value-type="float">
            <text:p>6,06972789115646</text:p>
          </table:table-cell>
          <table:table-cell table:formula="of:=[.D1911]/294" office:value-type="float" office:value="10.5969387755102" calcext:value-type="float">
            <text:p>10,5969387755102</text:p>
          </table:table-cell>
          <table:table-cell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float" office:value="1772.5" calcext:value-type="float">
            <text:p>1 772,50</text:p>
          </table:table-cell>
          <table:table-cell office:value-type="float" office:value="3187.5" calcext:value-type="float">
            <text:p>3 187,50</text:p>
          </table:table-cell>
          <table:table-cell office:value-type="float" office:value="183" calcext:value-type="float">
            <text:p>183</text:p>
          </table:table-cell>
          <table:table-cell table:formula="of:=90*[.E1912]" office:value-type="float" office:value="16470" calcext:value-type="float">
            <text:p>16470</text:p>
          </table:table-cell>
          <table:table-cell table:formula="of:=[.C1912]/294" office:value-type="float" office:value="6.02891156462585" calcext:value-type="float">
            <text:p>6,02891156462585</text:p>
          </table:table-cell>
          <table:table-cell table:formula="of:=[.D1912]/294" office:value-type="float" office:value="10.8418367346939" calcext:value-type="float">
            <text:p>10,8418367346939</text:p>
          </table:table-cell>
          <table:table-cell/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office:value-type="float" office:value="1814.5" calcext:value-type="float">
            <text:p>1 814,50</text:p>
          </table:table-cell>
          <table:table-cell office:value-type="float" office:value="3291.5" calcext:value-type="float">
            <text:p>3 291,50</text:p>
          </table:table-cell>
          <table:table-cell office:value-type="float" office:value="183" calcext:value-type="float">
            <text:p>183</text:p>
          </table:table-cell>
          <table:table-cell table:formula="of:=90*[.E1913]" office:value-type="float" office:value="16470" calcext:value-type="float">
            <text:p>16470</text:p>
          </table:table-cell>
          <table:table-cell table:formula="of:=[.C1913]/294" office:value-type="float" office:value="6.17176870748299" calcext:value-type="float">
            <text:p>6,17176870748299</text:p>
          </table:table-cell>
          <table:table-cell table:formula="of:=[.D1913]/294" office:value-type="float" office:value="11.1955782312925" calcext:value-type="float">
            <text:p>11,1955782312925</text:p>
          </table:table-cell>
          <table:table-cell/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float" office:value="1338.5" calcext:value-type="float">
            <text:p>1 338,50</text:p>
          </table:table-cell>
          <table:table-cell office:value-type="float" office:value="2545.5" calcext:value-type="float">
            <text:p>2 545,50</text:p>
          </table:table-cell>
          <table:table-cell office:value-type="float" office:value="183" calcext:value-type="float">
            <text:p>183</text:p>
          </table:table-cell>
          <table:table-cell table:formula="of:=90*[.E1914]" office:value-type="float" office:value="16470" calcext:value-type="float">
            <text:p>16470</text:p>
          </table:table-cell>
          <table:table-cell table:formula="of:=[.C1914]/294" office:value-type="float" office:value="4.55272108843537" calcext:value-type="float">
            <text:p>4,55272108843537</text:p>
          </table:table-cell>
          <table:table-cell table:formula="of:=[.D1914]/294" office:value-type="float" office:value="8.65816326530612" calcext:value-type="float">
            <text:p>8,65816326530612</text:p>
          </table:table-cell>
          <table:table-cell/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office:value-type="float" office:value="1266.5" calcext:value-type="float">
            <text:p>1 266,50</text:p>
          </table:table-cell>
          <table:table-cell office:value-type="float" office:value="2623.5" calcext:value-type="float">
            <text:p>2 623,50</text:p>
          </table:table-cell>
          <table:table-cell office:value-type="float" office:value="183" calcext:value-type="float">
            <text:p>183</text:p>
          </table:table-cell>
          <table:table-cell table:formula="of:=90*[.E1915]" office:value-type="float" office:value="16470" calcext:value-type="float">
            <text:p>16470</text:p>
          </table:table-cell>
          <table:table-cell table:formula="of:=[.C1915]/294" office:value-type="float" office:value="4.3078231292517" calcext:value-type="float">
            <text:p>4,3078231292517</text:p>
          </table:table-cell>
          <table:table-cell table:formula="of:=[.D1915]/294" office:value-type="float" office:value="8.9234693877551" calcext:value-type="float">
            <text:p>8,9234693877551</text:p>
          </table:table-cell>
          <table:table-cell/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office:value-type="float" office:value="1206.5" calcext:value-type="float">
            <text:p>1 206,50</text:p>
          </table:table-cell>
          <table:table-cell office:value-type="float" office:value="2755.5" calcext:value-type="float">
            <text:p>2 755,50</text:p>
          </table:table-cell>
          <table:table-cell office:value-type="float" office:value="183" calcext:value-type="float">
            <text:p>183</text:p>
          </table:table-cell>
          <table:table-cell table:formula="of:=90*[.E1916]" office:value-type="float" office:value="16470" calcext:value-type="float">
            <text:p>16470</text:p>
          </table:table-cell>
          <table:table-cell table:formula="of:=[.C1916]/294" office:value-type="float" office:value="4.10374149659864" calcext:value-type="float">
            <text:p>4,10374149659864</text:p>
          </table:table-cell>
          <table:table-cell table:formula="of:=[.D1916]/294" office:value-type="float" office:value="9.37244897959184" calcext:value-type="float">
            <text:p>9,37244897959184</text:p>
          </table:table-cell>
          <table:table-cell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float" office:value="1198.5" calcext:value-type="float">
            <text:p>1 198,50</text:p>
          </table:table-cell>
          <table:table-cell office:value-type="float" office:value="2897.5" calcext:value-type="float">
            <text:p>2 897,50</text:p>
          </table:table-cell>
          <table:table-cell office:value-type="float" office:value="183" calcext:value-type="float">
            <text:p>183</text:p>
          </table:table-cell>
          <table:table-cell table:formula="of:=90*[.E1917]" office:value-type="float" office:value="16470" calcext:value-type="float">
            <text:p>16470</text:p>
          </table:table-cell>
          <table:table-cell table:formula="of:=[.C1917]/294" office:value-type="float" office:value="4.0765306122449" calcext:value-type="float">
            <text:p>4,0765306122449</text:p>
          </table:table-cell>
          <table:table-cell table:formula="of:=[.D1917]/294" office:value-type="float" office:value="9.85544217687075" calcext:value-type="float">
            <text:p>9,85544217687075</text:p>
          </table:table-cell>
          <table:table-cell/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office:value-type="float" office:value="1274.5" calcext:value-type="float">
            <text:p>1 274,50</text:p>
          </table:table-cell>
          <table:table-cell office:value-type="float" office:value="3007.5" calcext:value-type="float">
            <text:p>3 007,50</text:p>
          </table:table-cell>
          <table:table-cell office:value-type="float" office:value="183" calcext:value-type="float">
            <text:p>183</text:p>
          </table:table-cell>
          <table:table-cell table:formula="of:=90*[.E1918]" office:value-type="float" office:value="16470" calcext:value-type="float">
            <text:p>16470</text:p>
          </table:table-cell>
          <table:table-cell table:formula="of:=[.C1918]/294" office:value-type="float" office:value="4.33503401360544" calcext:value-type="float">
            <text:p>4,33503401360544</text:p>
          </table:table-cell>
          <table:table-cell table:formula="of:=[.D1918]/294" office:value-type="float" office:value="10.2295918367347" calcext:value-type="float">
            <text:p>10,2295918367347</text:p>
          </table:table-cell>
          <table:table-cell/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1168.5" calcext:value-type="float">
            <text:p>1 168,50</text:p>
          </table:table-cell>
          <table:table-cell office:value-type="float" office:value="3035.5" calcext:value-type="float">
            <text:p>3 035,50</text:p>
          </table:table-cell>
          <table:table-cell office:value-type="float" office:value="183" calcext:value-type="float">
            <text:p>183</text:p>
          </table:table-cell>
          <table:table-cell table:formula="of:=90*[.E1919]" office:value-type="float" office:value="16470" calcext:value-type="float">
            <text:p>16470</text:p>
          </table:table-cell>
          <table:table-cell table:formula="of:=[.C1919]/294" office:value-type="float" office:value="3.97448979591837" calcext:value-type="float">
            <text:p>3,97448979591837</text:p>
          </table:table-cell>
          <table:table-cell table:formula="of:=[.D1919]/294" office:value-type="float" office:value="10.3248299319728" calcext:value-type="float">
            <text:p>10,3248299319728</text:p>
          </table:table-cell>
          <table:table-cell/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office:value-type="float" office:value="1132.5" calcext:value-type="float">
            <text:p>1 132,50</text:p>
          </table:table-cell>
          <table:table-cell office:value-type="float" office:value="3145.5" calcext:value-type="float">
            <text:p>3 145,50</text:p>
          </table:table-cell>
          <table:table-cell office:value-type="float" office:value="183" calcext:value-type="float">
            <text:p>183</text:p>
          </table:table-cell>
          <table:table-cell table:formula="of:=90*[.E1920]" office:value-type="float" office:value="16470" calcext:value-type="float">
            <text:p>16470</text:p>
          </table:table-cell>
          <table:table-cell table:formula="of:=[.C1920]/294" office:value-type="float" office:value="3.85204081632653" calcext:value-type="float">
            <text:p>3,85204081632653</text:p>
          </table:table-cell>
          <table:table-cell table:formula="of:=[.D1920]/294" office:value-type="float" office:value="10.6989795918367" calcext:value-type="float">
            <text:p>10,6989795918367</text:p>
          </table:table-cell>
          <table:table-cell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1124.5" calcext:value-type="float">
            <text:p>1 124,50</text:p>
          </table:table-cell>
          <table:table-cell office:value-type="float" office:value="3217.5" calcext:value-type="float">
            <text:p>3 217,50</text:p>
          </table:table-cell>
          <table:table-cell office:value-type="float" office:value="183" calcext:value-type="float">
            <text:p>183</text:p>
          </table:table-cell>
          <table:table-cell table:formula="of:=90*[.E1921]" office:value-type="float" office:value="16470" calcext:value-type="float">
            <text:p>16470</text:p>
          </table:table-cell>
          <table:table-cell table:formula="of:=[.C1921]/294" office:value-type="float" office:value="3.82482993197279" calcext:value-type="float">
            <text:p>3,82482993197279</text:p>
          </table:table-cell>
          <table:table-cell table:formula="of:=[.D1921]/294" office:value-type="float" office:value="10.9438775510204" calcext:value-type="float">
            <text:p>10,9438775510204</text:p>
          </table:table-cell>
          <table:table-cell/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office:value-type="float" office:value="1654.5" calcext:value-type="float">
            <text:p>1 654,50</text:p>
          </table:table-cell>
          <table:table-cell office:value-type="float" office:value="2423.5" calcext:value-type="float">
            <text:p>2 423,50</text:p>
          </table:table-cell>
          <table:table-cell office:value-type="float" office:value="189" calcext:value-type="float">
            <text:p>189</text:p>
          </table:table-cell>
          <table:table-cell table:formula="of:=90*[.E1922]" office:value-type="float" office:value="17010" calcext:value-type="float">
            <text:p>17010</text:p>
          </table:table-cell>
          <table:table-cell table:formula="of:=[.C1922]/294" office:value-type="float" office:value="5.62755102040816" calcext:value-type="float">
            <text:p>5,62755102040816</text:p>
          </table:table-cell>
          <table:table-cell table:formula="of:=[.D1922]/294" office:value-type="float" office:value="8.24319727891156" calcext:value-type="float">
            <text:p>8,24319727891156</text:p>
          </table:table-cell>
          <table:table-cell/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float" office:value="1708.5" calcext:value-type="float">
            <text:p>1 708,50</text:p>
          </table:table-cell>
          <table:table-cell office:value-type="float" office:value="2423.5" calcext:value-type="float">
            <text:p>2 423,50</text:p>
          </table:table-cell>
          <table:table-cell office:value-type="float" office:value="189" calcext:value-type="float">
            <text:p>189</text:p>
          </table:table-cell>
          <table:table-cell table:formula="of:=90*[.E1923]" office:value-type="float" office:value="17010" calcext:value-type="float">
            <text:p>17010</text:p>
          </table:table-cell>
          <table:table-cell table:formula="of:=[.C1923]/294" office:value-type="float" office:value="5.81122448979592" calcext:value-type="float">
            <text:p>5,81122448979592</text:p>
          </table:table-cell>
          <table:table-cell table:formula="of:=[.D1923]/294" office:value-type="float" office:value="8.24319727891156" calcext:value-type="float">
            <text:p>8,24319727891156</text:p>
          </table:table-cell>
          <table:table-cell/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office:value-type="float" office:value="1758.5" calcext:value-type="float">
            <text:p>1 758,50</text:p>
          </table:table-cell>
          <table:table-cell office:value-type="float" office:value="2467.5" calcext:value-type="float">
            <text:p>2 467,50</text:p>
          </table:table-cell>
          <table:table-cell office:value-type="float" office:value="189" calcext:value-type="float">
            <text:p>189</text:p>
          </table:table-cell>
          <table:table-cell table:formula="of:=90*[.E1924]" office:value-type="float" office:value="17010" calcext:value-type="float">
            <text:p>17010</text:p>
          </table:table-cell>
          <table:table-cell table:formula="of:=[.C1924]/294" office:value-type="float" office:value="5.9812925170068" calcext:value-type="float">
            <text:p>5,9812925170068</text:p>
          </table:table-cell>
          <table:table-cell table:formula="of:=[.D1924]/294" office:value-type="float" office:value="8.39285714285714" calcext:value-type="float">
            <text:p>8,39285714285714</text:p>
          </table:table-cell>
          <table:table-cell/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float" office:value="1804.5" calcext:value-type="float">
            <text:p>1 804,50</text:p>
          </table:table-cell>
          <table:table-cell office:value-type="float" office:value="2529.5" calcext:value-type="float">
            <text:p>2 529,50</text:p>
          </table:table-cell>
          <table:table-cell office:value-type="float" office:value="189" calcext:value-type="float">
            <text:p>189</text:p>
          </table:table-cell>
          <table:table-cell table:formula="of:=90*[.E1925]" office:value-type="float" office:value="17010" calcext:value-type="float">
            <text:p>17010</text:p>
          </table:table-cell>
          <table:table-cell table:formula="of:=[.C1925]/294" office:value-type="float" office:value="6.13775510204082" calcext:value-type="float">
            <text:p>6,13775510204082</text:p>
          </table:table-cell>
          <table:table-cell table:formula="of:=[.D1925]/294" office:value-type="float" office:value="8.60374149659864" calcext:value-type="float">
            <text:p>8,60374149659864</text:p>
          </table:table-cell>
          <table:table-cell/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float" office:value="1850.5" calcext:value-type="float">
            <text:p>1 850,50</text:p>
          </table:table-cell>
          <table:table-cell office:value-type="float" office:value="2519.5" calcext:value-type="float">
            <text:p>2 519,50</text:p>
          </table:table-cell>
          <table:table-cell office:value-type="float" office:value="189" calcext:value-type="float">
            <text:p>189</text:p>
          </table:table-cell>
          <table:table-cell table:formula="of:=90*[.E1926]" office:value-type="float" office:value="17010" calcext:value-type="float">
            <text:p>17010</text:p>
          </table:table-cell>
          <table:table-cell table:formula="of:=[.C1926]/294" office:value-type="float" office:value="6.29421768707483" calcext:value-type="float">
            <text:p>6,29421768707483</text:p>
          </table:table-cell>
          <table:table-cell table:formula="of:=[.D1926]/294" office:value-type="float" office:value="8.56972789115646" calcext:value-type="float">
            <text:p>8,56972789115646</text:p>
          </table:table-cell>
          <table:table-cell/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office:value-type="float" office:value="1926.5" calcext:value-type="float">
            <text:p>1 926,50</text:p>
          </table:table-cell>
          <table:table-cell office:value-type="float" office:value="2573.5" calcext:value-type="float">
            <text:p>2 573,50</text:p>
          </table:table-cell>
          <table:table-cell office:value-type="float" office:value="189" calcext:value-type="float">
            <text:p>189</text:p>
          </table:table-cell>
          <table:table-cell table:formula="of:=90*[.E1927]" office:value-type="float" office:value="17010" calcext:value-type="float">
            <text:p>17010</text:p>
          </table:table-cell>
          <table:table-cell table:formula="of:=[.C1927]/294" office:value-type="float" office:value="6.55272108843537" calcext:value-type="float">
            <text:p>6,55272108843537</text:p>
          </table:table-cell>
          <table:table-cell table:formula="of:=[.D1927]/294" office:value-type="float" office:value="8.75340136054422" calcext:value-type="float">
            <text:p>8,75340136054422</text:p>
          </table:table-cell>
          <table:table-cell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72.5" calcext:value-type="float">
            <text:p>1 972,50</text:p>
          </table:table-cell>
          <table:table-cell office:value-type="float" office:value="2605.5" calcext:value-type="float">
            <text:p>2 605,50</text:p>
          </table:table-cell>
          <table:table-cell office:value-type="float" office:value="189" calcext:value-type="float">
            <text:p>189</text:p>
          </table:table-cell>
          <table:table-cell table:formula="of:=90*[.E1928]" office:value-type="float" office:value="17010" calcext:value-type="float">
            <text:p>17010</text:p>
          </table:table-cell>
          <table:table-cell table:formula="of:=[.C1928]/294" office:value-type="float" office:value="6.70918367346939" calcext:value-type="float">
            <text:p>6,70918367346939</text:p>
          </table:table-cell>
          <table:table-cell table:formula="of:=[.D1928]/294" office:value-type="float" office:value="8.86224489795918" calcext:value-type="float">
            <text:p>8,86224489795918</text:p>
          </table:table-cell>
          <table:table-cell/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float" office:value="1926.5" calcext:value-type="float">
            <text:p>1 926,50</text:p>
          </table:table-cell>
          <table:table-cell office:value-type="float" office:value="2669.5" calcext:value-type="float">
            <text:p>2 669,50</text:p>
          </table:table-cell>
          <table:table-cell office:value-type="float" office:value="189" calcext:value-type="float">
            <text:p>189</text:p>
          </table:table-cell>
          <table:table-cell table:formula="of:=90*[.E1929]" office:value-type="float" office:value="17010" calcext:value-type="float">
            <text:p>17010</text:p>
          </table:table-cell>
          <table:table-cell table:formula="of:=[.C1929]/294" office:value-type="float" office:value="6.55272108843537" calcext:value-type="float">
            <text:p>6,55272108843537</text:p>
          </table:table-cell>
          <table:table-cell table:formula="of:=[.D1929]/294" office:value-type="float" office:value="9.07993197278912" calcext:value-type="float">
            <text:p>9,07993197278912</text:p>
          </table:table-cell>
          <table:table-cell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860.5" calcext:value-type="float">
            <text:p>1 860,50</text:p>
          </table:table-cell>
          <table:table-cell office:value-type="float" office:value="2713.5" calcext:value-type="float">
            <text:p>2 713,50</text:p>
          </table:table-cell>
          <table:table-cell office:value-type="float" office:value="189" calcext:value-type="float">
            <text:p>189</text:p>
          </table:table-cell>
          <table:table-cell table:formula="of:=90*[.E1930]" office:value-type="float" office:value="17010" calcext:value-type="float">
            <text:p>17010</text:p>
          </table:table-cell>
          <table:table-cell table:formula="of:=[.C1930]/294" office:value-type="float" office:value="6.32823129251701" calcext:value-type="float">
            <text:p>6,32823129251701</text:p>
          </table:table-cell>
          <table:table-cell table:formula="of:=[.D1930]/294" office:value-type="float" office:value="9.22959183673469" calcext:value-type="float">
            <text:p>9,22959183673469</text:p>
          </table:table-cell>
          <table:table-cell/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1858.5" calcext:value-type="float">
            <text:p>1 858,50</text:p>
          </table:table-cell>
          <table:table-cell office:value-type="float" office:value="2835.5" calcext:value-type="float">
            <text:p>2 835,50</text:p>
          </table:table-cell>
          <table:table-cell office:value-type="float" office:value="189" calcext:value-type="float">
            <text:p>189</text:p>
          </table:table-cell>
          <table:table-cell table:formula="of:=90*[.E1931]" office:value-type="float" office:value="17010" calcext:value-type="float">
            <text:p>17010</text:p>
          </table:table-cell>
          <table:table-cell table:formula="of:=[.C1931]/294" office:value-type="float" office:value="6.32142857142857" calcext:value-type="float">
            <text:p>6,32142857142857</text:p>
          </table:table-cell>
          <table:table-cell table:formula="of:=[.D1931]/294" office:value-type="float" office:value="9.64455782312925" calcext:value-type="float">
            <text:p>9,64455782312925</text:p>
          </table:table-cell>
          <table:table-cell/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office:value-type="float" office:value="1808.5" calcext:value-type="float">
            <text:p>1 808,50</text:p>
          </table:table-cell>
          <table:table-cell office:value-type="float" office:value="2903.5" calcext:value-type="float">
            <text:p>2 903,50</text:p>
          </table:table-cell>
          <table:table-cell office:value-type="float" office:value="189" calcext:value-type="float">
            <text:p>189</text:p>
          </table:table-cell>
          <table:table-cell table:formula="of:=90*[.E1932]" office:value-type="float" office:value="17010" calcext:value-type="float">
            <text:p>17010</text:p>
          </table:table-cell>
          <table:table-cell table:formula="of:=[.C1932]/294" office:value-type="float" office:value="6.15136054421769" calcext:value-type="float">
            <text:p>6,15136054421769</text:p>
          </table:table-cell>
          <table:table-cell table:formula="of:=[.D1932]/294" office:value-type="float" office:value="9.87585034013605" calcext:value-type="float">
            <text:p>9,87585034013605</text:p>
          </table:table-cell>
          <table:table-cell/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float" office:value="1802.5" calcext:value-type="float">
            <text:p>1 802,50</text:p>
          </table:table-cell>
          <table:table-cell office:value-type="float" office:value="3001.5" calcext:value-type="float">
            <text:p>3 001,50</text:p>
          </table:table-cell>
          <table:table-cell office:value-type="float" office:value="189" calcext:value-type="float">
            <text:p>189</text:p>
          </table:table-cell>
          <table:table-cell table:formula="of:=90*[.E1933]" office:value-type="float" office:value="17010" calcext:value-type="float">
            <text:p>17010</text:p>
          </table:table-cell>
          <table:table-cell table:formula="of:=[.C1933]/294" office:value-type="float" office:value="6.13095238095238" calcext:value-type="float">
            <text:p>6,13095238095238</text:p>
          </table:table-cell>
          <table:table-cell table:formula="of:=[.D1933]/294" office:value-type="float" office:value="10.2091836734694" calcext:value-type="float">
            <text:p>10,2091836734694</text:p>
          </table:table-cell>
          <table:table-cell/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office:value-type="float" office:value="1792.5" calcext:value-type="float">
            <text:p>1 792,50</text:p>
          </table:table-cell>
          <table:table-cell office:value-type="float" office:value="3127.5" calcext:value-type="float">
            <text:p>3 127,50</text:p>
          </table:table-cell>
          <table:table-cell office:value-type="float" office:value="189" calcext:value-type="float">
            <text:p>189</text:p>
          </table:table-cell>
          <table:table-cell table:formula="of:=90*[.E1934]" office:value-type="float" office:value="17010" calcext:value-type="float">
            <text:p>17010</text:p>
          </table:table-cell>
          <table:table-cell table:formula="of:=[.C1934]/294" office:value-type="float" office:value="6.0969387755102" calcext:value-type="float">
            <text:p>6,0969387755102</text:p>
          </table:table-cell>
          <table:table-cell table:formula="of:=[.D1934]/294" office:value-type="float" office:value="10.6377551020408" calcext:value-type="float">
            <text:p>10,6377551020408</text:p>
          </table:table-cell>
          <table:table-cell/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office:value-type="float" office:value="1824.5" calcext:value-type="float">
            <text:p>1 824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189" calcext:value-type="float">
            <text:p>189</text:p>
          </table:table-cell>
          <table:table-cell table:formula="of:=90*[.E1935]" office:value-type="float" office:value="17010" calcext:value-type="float">
            <text:p>17010</text:p>
          </table:table-cell>
          <table:table-cell table:formula="of:=[.C1935]/294" office:value-type="float" office:value="6.20578231292517" calcext:value-type="float">
            <text:p>6,20578231292517</text:p>
          </table:table-cell>
          <table:table-cell table:formula="of:=[.D1935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float" office:value="1654.5" calcext:value-type="float">
            <text:p>1 654,50</text:p>
          </table:table-cell>
          <table:table-cell office:value-type="float" office:value="2691.5" calcext:value-type="float">
            <text:p>2 691,50</text:p>
          </table:table-cell>
          <table:table-cell office:value-type="float" office:value="189" calcext:value-type="float">
            <text:p>189</text:p>
          </table:table-cell>
          <table:table-cell table:formula="of:=90*[.E1936]" office:value-type="float" office:value="17010" calcext:value-type="float">
            <text:p>17010</text:p>
          </table:table-cell>
          <table:table-cell table:formula="of:=[.C1936]/294" office:value-type="float" office:value="5.62755102040816" calcext:value-type="float">
            <text:p>5,62755102040816</text:p>
          </table:table-cell>
          <table:table-cell table:formula="of:=[.D1936]/294" office:value-type="float" office:value="9.15476190476191" calcext:value-type="float">
            <text:p>9,15476190476191</text:p>
          </table:table-cell>
          <table:table-cell/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float" office:value="1526.5" calcext:value-type="float">
            <text:p>1 526,50</text:p>
          </table:table-cell>
          <table:table-cell office:value-type="float" office:value="2835.5" calcext:value-type="float">
            <text:p>2 835,50</text:p>
          </table:table-cell>
          <table:table-cell office:value-type="float" office:value="189" calcext:value-type="float">
            <text:p>189</text:p>
          </table:table-cell>
          <table:table-cell table:formula="of:=90*[.E1937]" office:value-type="float" office:value="17010" calcext:value-type="float">
            <text:p>17010</text:p>
          </table:table-cell>
          <table:table-cell table:formula="of:=[.C1937]/294" office:value-type="float" office:value="5.1921768707483" calcext:value-type="float">
            <text:p>5,1921768707483</text:p>
          </table:table-cell>
          <table:table-cell table:formula="of:=[.D1937]/294" office:value-type="float" office:value="9.64455782312925" calcext:value-type="float">
            <text:p>9,64455782312925</text:p>
          </table:table-cell>
          <table:table-cell/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office:value-type="float" office:value="1404.5" calcext:value-type="float">
            <text:p>1 404,50</text:p>
          </table:table-cell>
          <table:table-cell office:value-type="float" office:value="2915.5" calcext:value-type="float">
            <text:p>2 915,50</text:p>
          </table:table-cell>
          <table:table-cell office:value-type="float" office:value="189" calcext:value-type="float">
            <text:p>189</text:p>
          </table:table-cell>
          <table:table-cell table:formula="of:=90*[.E1938]" office:value-type="float" office:value="17010" calcext:value-type="float">
            <text:p>17010</text:p>
          </table:table-cell>
          <table:table-cell table:formula="of:=[.C1938]/294" office:value-type="float" office:value="4.77721088435374" calcext:value-type="float">
            <text:p>4,77721088435374</text:p>
          </table:table-cell>
          <table:table-cell table:formula="of:=[.D1938]/294" office:value-type="float" office:value="9.91666666666667" calcext:value-type="float">
            <text:p>9,91666666666667</text:p>
          </table:table-cell>
          <table:table-cell/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office:value-type="float" office:value="1382.5" calcext:value-type="float">
            <text:p>1 382,50</text:p>
          </table:table-cell>
          <table:table-cell office:value-type="float" office:value="3011.5" calcext:value-type="float">
            <text:p>3 011,50</text:p>
          </table:table-cell>
          <table:table-cell office:value-type="float" office:value="189" calcext:value-type="float">
            <text:p>189</text:p>
          </table:table-cell>
          <table:table-cell table:formula="of:=90*[.E1939]" office:value-type="float" office:value="17010" calcext:value-type="float">
            <text:p>17010</text:p>
          </table:table-cell>
          <table:table-cell table:formula="of:=[.C1939]/294" office:value-type="float" office:value="4.70238095238095" calcext:value-type="float">
            <text:p>4,70238095238095</text:p>
          </table:table-cell>
          <table:table-cell table:formula="of:=[.D1939]/294" office:value-type="float" office:value="10.2431972789116" calcext:value-type="float">
            <text:p>10,2431972789116</text:p>
          </table:table-cell>
          <table:table-cell/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1318.5" calcext:value-type="float">
            <text:p>1 318,50</text:p>
          </table:table-cell>
          <table:table-cell office:value-type="float" office:value="3021.5" calcext:value-type="float">
            <text:p>3 021,50</text:p>
          </table:table-cell>
          <table:table-cell office:value-type="float" office:value="189" calcext:value-type="float">
            <text:p>189</text:p>
          </table:table-cell>
          <table:table-cell table:formula="of:=90*[.E1940]" office:value-type="float" office:value="17010" calcext:value-type="float">
            <text:p>17010</text:p>
          </table:table-cell>
          <table:table-cell table:formula="of:=[.C1940]/294" office:value-type="float" office:value="4.48469387755102" calcext:value-type="float">
            <text:p>4,48469387755102</text:p>
          </table:table-cell>
          <table:table-cell table:formula="of:=[.D1940]/294" office:value-type="float" office:value="10.2772108843537" calcext:value-type="float">
            <text:p>10,2772108843537</text:p>
          </table:table-cell>
          <table:table-cell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float" office:value="1336.5" calcext:value-type="float">
            <text:p>1 336,50</text:p>
          </table:table-cell>
          <table:table-cell office:value-type="float" office:value="2549.5" calcext:value-type="float">
            <text:p>2 549,50</text:p>
          </table:table-cell>
          <table:table-cell office:value-type="float" office:value="189" calcext:value-type="float">
            <text:p>189</text:p>
          </table:table-cell>
          <table:table-cell table:formula="of:=90*[.E1941]" office:value-type="float" office:value="17010" calcext:value-type="float">
            <text:p>17010</text:p>
          </table:table-cell>
          <table:table-cell table:formula="of:=[.C1941]/294" office:value-type="float" office:value="4.54591836734694" calcext:value-type="float">
            <text:p>4,54591836734694</text:p>
          </table:table-cell>
          <table:table-cell table:formula="of:=[.D1941]/294" office:value-type="float" office:value="8.67176870748299" calcext:value-type="float">
            <text:p>8,67176870748299</text:p>
          </table:table-cell>
          <table:table-cell/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office:value-type="float" office:value="1246.5" calcext:value-type="float">
            <text:p>1 246,50</text:p>
          </table:table-cell>
          <table:table-cell office:value-type="float" office:value="2639.5" calcext:value-type="float">
            <text:p>2 639,50</text:p>
          </table:table-cell>
          <table:table-cell office:value-type="float" office:value="189" calcext:value-type="float">
            <text:p>189</text:p>
          </table:table-cell>
          <table:table-cell table:formula="of:=90*[.E1942]" office:value-type="float" office:value="17010" calcext:value-type="float">
            <text:p>17010</text:p>
          </table:table-cell>
          <table:table-cell table:formula="of:=[.C1942]/294" office:value-type="float" office:value="4.23979591836735" calcext:value-type="float">
            <text:p>4,23979591836735</text:p>
          </table:table-cell>
          <table:table-cell table:formula="of:=[.D1942]/294" office:value-type="float" office:value="8.97789115646259" calcext:value-type="float">
            <text:p>8,97789115646259</text:p>
          </table:table-cell>
          <table:table-cell/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float" office:value="1196.5" calcext:value-type="float">
            <text:p>1 196,50</text:p>
          </table:table-cell>
          <table:table-cell office:value-type="float" office:value="2759.5" calcext:value-type="float">
            <text:p>2 759,50</text:p>
          </table:table-cell>
          <table:table-cell office:value-type="float" office:value="189" calcext:value-type="float">
            <text:p>189</text:p>
          </table:table-cell>
          <table:table-cell table:formula="of:=90*[.E1943]" office:value-type="float" office:value="17010" calcext:value-type="float">
            <text:p>17010</text:p>
          </table:table-cell>
          <table:table-cell table:formula="of:=[.C1943]/294" office:value-type="float" office:value="4.06972789115646" calcext:value-type="float">
            <text:p>4,06972789115646</text:p>
          </table:table-cell>
          <table:table-cell table:formula="of:=[.D1943]/294" office:value-type="float" office:value="9.38605442176871" calcext:value-type="float">
            <text:p>9,38605442176871</text:p>
          </table:table-cell>
          <table:table-cell/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office:value-type="float" office:value="1198.5" calcext:value-type="float">
            <text:p>1 198,50</text:p>
          </table:table-cell>
          <table:table-cell office:value-type="float" office:value="2881.5" calcext:value-type="float">
            <text:p>2 881,50</text:p>
          </table:table-cell>
          <table:table-cell office:value-type="float" office:value="189" calcext:value-type="float">
            <text:p>189</text:p>
          </table:table-cell>
          <table:table-cell table:formula="of:=90*[.E1944]" office:value-type="float" office:value="17010" calcext:value-type="float">
            <text:p>17010</text:p>
          </table:table-cell>
          <table:table-cell table:formula="of:=[.C1944]/294" office:value-type="float" office:value="4.0765306122449" calcext:value-type="float">
            <text:p>4,0765306122449</text:p>
          </table:table-cell>
          <table:table-cell table:formula="of:=[.D1944]/294" office:value-type="float" office:value="9.80102040816327" calcext:value-type="float">
            <text:p>9,80102040816327</text:p>
          </table:table-cell>
          <table:table-cell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float" office:value="1216.5" calcext:value-type="float">
            <text:p>1 216,50</text:p>
          </table:table-cell>
          <table:table-cell office:value-type="float" office:value="2989.5" calcext:value-type="float">
            <text:p>2 989,50</text:p>
          </table:table-cell>
          <table:table-cell office:value-type="float" office:value="189" calcext:value-type="float">
            <text:p>189</text:p>
          </table:table-cell>
          <table:table-cell table:formula="of:=90*[.E1945]" office:value-type="float" office:value="17010" calcext:value-type="float">
            <text:p>17010</text:p>
          </table:table-cell>
          <table:table-cell table:formula="of:=[.C1945]/294" office:value-type="float" office:value="4.13775510204082" calcext:value-type="float">
            <text:p>4,13775510204082</text:p>
          </table:table-cell>
          <table:table-cell table:formula="of:=[.D1945]/294" office:value-type="float" office:value="10.1683673469388" calcext:value-type="float">
            <text:p>10,1683673469388</text:p>
          </table:table-cell>
          <table:table-cell/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office:value-type="float" office:value="1262.5" calcext:value-type="float">
            <text:p>1 262,50</text:p>
          </table:table-cell>
          <table:table-cell office:value-type="float" office:value="3061.5" calcext:value-type="float">
            <text:p>3 061,50</text:p>
          </table:table-cell>
          <table:table-cell office:value-type="float" office:value="189" calcext:value-type="float">
            <text:p>189</text:p>
          </table:table-cell>
          <table:table-cell table:formula="of:=90*[.E1946]" office:value-type="float" office:value="17010" calcext:value-type="float">
            <text:p>17010</text:p>
          </table:table-cell>
          <table:table-cell table:formula="of:=[.C1946]/294" office:value-type="float" office:value="4.29421768707483" calcext:value-type="float">
            <text:p>4,29421768707483</text:p>
          </table:table-cell>
          <table:table-cell table:formula="of:=[.D1946]/294" office:value-type="float" office:value="10.4132653061225" calcext:value-type="float">
            <text:p>10,4132653061225</text:p>
          </table:table-cell>
          <table:table-cell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1182.5" calcext:value-type="float">
            <text:p>1 182,50</text:p>
          </table:table-cell>
          <table:table-cell office:value-type="float" office:value="3049.5" calcext:value-type="float">
            <text:p>3 049,50</text:p>
          </table:table-cell>
          <table:table-cell office:value-type="float" office:value="189" calcext:value-type="float">
            <text:p>189</text:p>
          </table:table-cell>
          <table:table-cell table:formula="of:=90*[.E1947]" office:value-type="float" office:value="17010" calcext:value-type="float">
            <text:p>17010</text:p>
          </table:table-cell>
          <table:table-cell table:formula="of:=[.C1947]/294" office:value-type="float" office:value="4.02210884353742" calcext:value-type="float">
            <text:p>4,02210884353742</text:p>
          </table:table-cell>
          <table:table-cell table:formula="of:=[.D1947]/294" office:value-type="float" office:value="10.3724489795918" calcext:value-type="float">
            <text:p>10,3724489795918</text:p>
          </table:table-cell>
          <table:table-cell/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office:value-type="float" office:value="1142.5" calcext:value-type="float">
            <text:p>1 142,50</text:p>
          </table:table-cell>
          <table:table-cell office:value-type="float" office:value="3125.5" calcext:value-type="float">
            <text:p>3 125,50</text:p>
          </table:table-cell>
          <table:table-cell office:value-type="float" office:value="189" calcext:value-type="float">
            <text:p>189</text:p>
          </table:table-cell>
          <table:table-cell table:formula="of:=90*[.E1948]" office:value-type="float" office:value="17010" calcext:value-type="float">
            <text:p>17010</text:p>
          </table:table-cell>
          <table:table-cell table:formula="of:=[.C1948]/294" office:value-type="float" office:value="3.88605442176871" calcext:value-type="float">
            <text:p>3,88605442176871</text:p>
          </table:table-cell>
          <table:table-cell table:formula="of:=[.D1948]/294" office:value-type="float" office:value="10.6309523809524" calcext:value-type="float">
            <text:p>10,6309523809524</text:p>
          </table:table-cell>
          <table:table-cell/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office:value-type="float" office:value="1142.5" calcext:value-type="float">
            <text:p>1 142,50</text:p>
          </table:table-cell>
          <table:table-cell office:value-type="float" office:value="3211.5" calcext:value-type="float">
            <text:p>3 211,50</text:p>
          </table:table-cell>
          <table:table-cell office:value-type="float" office:value="189" calcext:value-type="float">
            <text:p>189</text:p>
          </table:table-cell>
          <table:table-cell table:formula="of:=90*[.E1949]" office:value-type="float" office:value="17010" calcext:value-type="float">
            <text:p>17010</text:p>
          </table:table-cell>
          <table:table-cell table:formula="of:=[.C1949]/294" office:value-type="float" office:value="3.88605442176871" calcext:value-type="float">
            <text:p>3,88605442176871</text:p>
          </table:table-cell>
          <table:table-cell table:formula="of:=[.D1949]/294" office:value-type="float" office:value="10.9234693877551" calcext:value-type="float">
            <text:p>10,9234693877551</text:p>
          </table:table-cell>
          <table:table-cell/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office:value-type="float" office:value="1662.5" calcext:value-type="float">
            <text:p>1 662,50</text:p>
          </table:table-cell>
          <table:table-cell office:value-type="float" office:value="2407.5" calcext:value-type="float">
            <text:p>2 407,50</text:p>
          </table:table-cell>
          <table:table-cell office:value-type="float" office:value="195" calcext:value-type="float">
            <text:p>195</text:p>
          </table:table-cell>
          <table:table-cell table:formula="of:=90*[.E1950]" office:value-type="float" office:value="17550" calcext:value-type="float">
            <text:p>17550</text:p>
          </table:table-cell>
          <table:table-cell table:formula="of:=[.C1950]/294" office:value-type="float" office:value="5.65476190476191" calcext:value-type="float">
            <text:p>5,65476190476191</text:p>
          </table:table-cell>
          <table:table-cell table:formula="of:=[.D1950]/294" office:value-type="float" office:value="8.18877551020408" calcext:value-type="float">
            <text:p>8,18877551020408</text:p>
          </table:table-cell>
          <table:table-cell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1726.5" calcext:value-type="float">
            <text:p>1 726,50</text:p>
          </table:table-cell>
          <table:table-cell office:value-type="float" office:value="2405.5" calcext:value-type="float">
            <text:p>2 405,50</text:p>
          </table:table-cell>
          <table:table-cell office:value-type="float" office:value="195" calcext:value-type="float">
            <text:p>195</text:p>
          </table:table-cell>
          <table:table-cell table:formula="of:=90*[.E1951]" office:value-type="float" office:value="17550" calcext:value-type="float">
            <text:p>17550</text:p>
          </table:table-cell>
          <table:table-cell table:formula="of:=[.C1951]/294" office:value-type="float" office:value="5.87244897959184" calcext:value-type="float">
            <text:p>5,87244897959184</text:p>
          </table:table-cell>
          <table:table-cell table:formula="of:=[.D1951]/294" office:value-type="float" office:value="8.18197278911565" calcext:value-type="float">
            <text:p>8,18197278911565</text:p>
          </table:table-cell>
          <table:table-cell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764.5" calcext:value-type="float">
            <text:p>1 764,50</text:p>
          </table:table-cell>
          <table:table-cell office:value-type="float" office:value="2411.5" calcext:value-type="float">
            <text:p>2 411,50</text:p>
          </table:table-cell>
          <table:table-cell office:value-type="float" office:value="195" calcext:value-type="float">
            <text:p>195</text:p>
          </table:table-cell>
          <table:table-cell table:formula="of:=90*[.E1952]" office:value-type="float" office:value="17550" calcext:value-type="float">
            <text:p>17550</text:p>
          </table:table-cell>
          <table:table-cell table:formula="of:=[.C1952]/294" office:value-type="float" office:value="6.00170068027211" calcext:value-type="float">
            <text:p>6,00170068027211</text:p>
          </table:table-cell>
          <table:table-cell table:formula="of:=[.D1952]/294" office:value-type="float" office:value="8.20238095238095" calcext:value-type="float">
            <text:p>8,20238095238095</text:p>
          </table:table-cell>
          <table:table-cell/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office:value-type="float" office:value="1764.5" calcext:value-type="float">
            <text:p>1 764,50</text:p>
          </table:table-cell>
          <table:table-cell office:value-type="float" office:value="2461.5" calcext:value-type="float">
            <text:p>2 461,50</text:p>
          </table:table-cell>
          <table:table-cell office:value-type="float" office:value="195" calcext:value-type="float">
            <text:p>195</text:p>
          </table:table-cell>
          <table:table-cell table:formula="of:=90*[.E1953]" office:value-type="float" office:value="17550" calcext:value-type="float">
            <text:p>17550</text:p>
          </table:table-cell>
          <table:table-cell table:formula="of:=[.C1953]/294" office:value-type="float" office:value="6.00170068027211" calcext:value-type="float">
            <text:p>6,00170068027211</text:p>
          </table:table-cell>
          <table:table-cell table:formula="of:=[.D1953]/294" office:value-type="float" office:value="8.37244897959184" calcext:value-type="float">
            <text:p>8,37244897959184</text:p>
          </table:table-cell>
          <table:table-cell/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office:value-type="float" office:value="1816.5" calcext:value-type="float">
            <text:p>1 816,50</text:p>
          </table:table-cell>
          <table:table-cell office:value-type="float" office:value="2493.5" calcext:value-type="float">
            <text:p>2 493,50</text:p>
          </table:table-cell>
          <table:table-cell office:value-type="float" office:value="195" calcext:value-type="float">
            <text:p>195</text:p>
          </table:table-cell>
          <table:table-cell table:formula="of:=90*[.E1954]" office:value-type="float" office:value="17550" calcext:value-type="float">
            <text:p>17550</text:p>
          </table:table-cell>
          <table:table-cell table:formula="of:=[.C1954]/294" office:value-type="float" office:value="6.17857142857143" calcext:value-type="float">
            <text:p>6,17857142857143</text:p>
          </table:table-cell>
          <table:table-cell table:formula="of:=[.D1954]/294" office:value-type="float" office:value="8.4812925170068" calcext:value-type="float">
            <text:p>8,4812925170068</text:p>
          </table:table-cell>
          <table:table-cell/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float" office:value="1908.5" calcext:value-type="float">
            <text:p>1 908,50</text:p>
          </table:table-cell>
          <table:table-cell office:value-type="float" office:value="2551.5" calcext:value-type="float">
            <text:p>2 551,50</text:p>
          </table:table-cell>
          <table:table-cell office:value-type="float" office:value="195" calcext:value-type="float">
            <text:p>195</text:p>
          </table:table-cell>
          <table:table-cell table:formula="of:=90*[.E1955]" office:value-type="float" office:value="17550" calcext:value-type="float">
            <text:p>17550</text:p>
          </table:table-cell>
          <table:table-cell table:formula="of:=[.C1955]/294" office:value-type="float" office:value="6.49149659863946" calcext:value-type="float">
            <text:p>6,49149659863946</text:p>
          </table:table-cell>
          <table:table-cell table:formula="of:=[.D1955]/294" office:value-type="float" office:value="8.67857142857143" calcext:value-type="float">
            <text:p>8,67857142857143</text:p>
          </table:table-cell>
          <table:table-cell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1978.5" calcext:value-type="float">
            <text:p>1 978,50</text:p>
          </table:table-cell>
          <table:table-cell office:value-type="float" office:value="2607.5" calcext:value-type="float">
            <text:p>2 607,50</text:p>
          </table:table-cell>
          <table:table-cell office:value-type="float" office:value="195" calcext:value-type="float">
            <text:p>195</text:p>
          </table:table-cell>
          <table:table-cell table:formula="of:=90*[.E1956]" office:value-type="float" office:value="17550" calcext:value-type="float">
            <text:p>17550</text:p>
          </table:table-cell>
          <table:table-cell table:formula="of:=[.C1956]/294" office:value-type="float" office:value="6.72959183673469" calcext:value-type="float">
            <text:p>6,72959183673469</text:p>
          </table:table-cell>
          <table:table-cell table:formula="of:=[.D1956]/294" office:value-type="float" office:value="8.86904761904762" calcext:value-type="float">
            <text:p>8,86904761904762</text:p>
          </table:table-cell>
          <table:table-cell/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float" office:value="1878.5" calcext:value-type="float">
            <text:p>1 878,50</text:p>
          </table:table-cell>
          <table:table-cell office:value-type="float" office:value="2725.5" calcext:value-type="float">
            <text:p>2 725,50</text:p>
          </table:table-cell>
          <table:table-cell office:value-type="float" office:value="195" calcext:value-type="float">
            <text:p>195</text:p>
          </table:table-cell>
          <table:table-cell table:formula="of:=90*[.E1957]" office:value-type="float" office:value="17550" calcext:value-type="float">
            <text:p>17550</text:p>
          </table:table-cell>
          <table:table-cell table:formula="of:=[.C1957]/294" office:value-type="float" office:value="6.38945578231293" calcext:value-type="float">
            <text:p>6,38945578231293</text:p>
          </table:table-cell>
          <table:table-cell table:formula="of:=[.D1957]/294" office:value-type="float" office:value="9.27040816326531" calcext:value-type="float">
            <text:p>9,27040816326531</text:p>
          </table:table-cell>
          <table:table-cell/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office:value-type="float" office:value="1824.5" calcext:value-type="float">
            <text:p>1 824,50</text:p>
          </table:table-cell>
          <table:table-cell office:value-type="float" office:value="2873.5" calcext:value-type="float">
            <text:p>2 873,50</text:p>
          </table:table-cell>
          <table:table-cell office:value-type="float" office:value="195" calcext:value-type="float">
            <text:p>195</text:p>
          </table:table-cell>
          <table:table-cell table:formula="of:=90*[.E1958]" office:value-type="float" office:value="17550" calcext:value-type="float">
            <text:p>17550</text:p>
          </table:table-cell>
          <table:table-cell table:formula="of:=[.C1958]/294" office:value-type="float" office:value="6.20578231292517" calcext:value-type="float">
            <text:p>6,20578231292517</text:p>
          </table:table-cell>
          <table:table-cell table:formula="of:=[.D1958]/294" office:value-type="float" office:value="9.77380952380952" calcext:value-type="float">
            <text:p>9,77380952380952</text:p>
          </table:table-cell>
          <table:table-cell/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office:value-type="float" office:value="1806.5" calcext:value-type="float">
            <text:p>1 806,50</text:p>
          </table:table-cell>
          <table:table-cell office:value-type="float" office:value="2963.5" calcext:value-type="float">
            <text:p>2 963,50</text:p>
          </table:table-cell>
          <table:table-cell office:value-type="float" office:value="195" calcext:value-type="float">
            <text:p>195</text:p>
          </table:table-cell>
          <table:table-cell table:formula="of:=90*[.E1959]" office:value-type="float" office:value="17550" calcext:value-type="float">
            <text:p>17550</text:p>
          </table:table-cell>
          <table:table-cell table:formula="of:=[.C1959]/294" office:value-type="float" office:value="6.14455782312925" calcext:value-type="float">
            <text:p>6,14455782312925</text:p>
          </table:table-cell>
          <table:table-cell table:formula="of:=[.D1959]/294" office:value-type="float" office:value="10.0799319727891" calcext:value-type="float">
            <text:p>10,0799319727891</text:p>
          </table:table-cell>
          <table:table-cell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1800.5" calcext:value-type="float">
            <text:p>1 800,50</text:p>
          </table:table-cell>
          <table:table-cell office:value-type="float" office:value="3063.5" calcext:value-type="float">
            <text:p>3 063,50</text:p>
          </table:table-cell>
          <table:table-cell office:value-type="float" office:value="195" calcext:value-type="float">
            <text:p>195</text:p>
          </table:table-cell>
          <table:table-cell table:formula="of:=90*[.E1960]" office:value-type="float" office:value="17550" calcext:value-type="float">
            <text:p>17550</text:p>
          </table:table-cell>
          <table:table-cell table:formula="of:=[.C1960]/294" office:value-type="float" office:value="6.12414965986395" calcext:value-type="float">
            <text:p>6,12414965986395</text:p>
          </table:table-cell>
          <table:table-cell table:formula="of:=[.D1960]/294" office:value-type="float" office:value="10.4200680272109" calcext:value-type="float">
            <text:p>10,4200680272109</text:p>
          </table:table-cell>
          <table:table-cell/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810.5" calcext:value-type="float">
            <text:p>1 810,50</text:p>
          </table:table-cell>
          <table:table-cell office:value-type="float" office:value="3157.5" calcext:value-type="float">
            <text:p>3 157,50</text:p>
          </table:table-cell>
          <table:table-cell office:value-type="float" office:value="195" calcext:value-type="float">
            <text:p>195</text:p>
          </table:table-cell>
          <table:table-cell table:formula="of:=90*[.E1961]" office:value-type="float" office:value="17550" calcext:value-type="float">
            <text:p>17550</text:p>
          </table:table-cell>
          <table:table-cell table:formula="of:=[.C1961]/294" office:value-type="float" office:value="6.15816326530612" calcext:value-type="float">
            <text:p>6,15816326530612</text:p>
          </table:table-cell>
          <table:table-cell table:formula="of:=[.D1961]/294" office:value-type="float" office:value="10.7397959183673" calcext:value-type="float">
            <text:p>10,7397959183673</text:p>
          </table:table-cell>
          <table:table-cell/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float" office:value="1838.5" calcext:value-type="float">
            <text:p>1 838,50</text:p>
          </table:table-cell>
          <table:table-cell office:value-type="float" office:value="3239.5" calcext:value-type="float">
            <text:p>3 239,50</text:p>
          </table:table-cell>
          <table:table-cell office:value-type="float" office:value="195" calcext:value-type="float">
            <text:p>195</text:p>
          </table:table-cell>
          <table:table-cell table:formula="of:=90*[.E1962]" office:value-type="float" office:value="17550" calcext:value-type="float">
            <text:p>17550</text:p>
          </table:table-cell>
          <table:table-cell table:formula="of:=[.C1962]/294" office:value-type="float" office:value="6.25340136054422" calcext:value-type="float">
            <text:p>6,25340136054422</text:p>
          </table:table-cell>
          <table:table-cell table:formula="of:=[.D1962]/294" office:value-type="float" office:value="11.0187074829932" calcext:value-type="float">
            <text:p>11,0187074829932</text:p>
          </table:table-cell>
          <table:table-cell/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float" office:value="1630.5" calcext:value-type="float">
            <text:p>1 630,50</text:p>
          </table:table-cell>
          <table:table-cell office:value-type="float" office:value="2699.5" calcext:value-type="float">
            <text:p>2 699,50</text:p>
          </table:table-cell>
          <table:table-cell office:value-type="float" office:value="195" calcext:value-type="float">
            <text:p>195</text:p>
          </table:table-cell>
          <table:table-cell table:formula="of:=90*[.E1963]" office:value-type="float" office:value="17550" calcext:value-type="float">
            <text:p>17550</text:p>
          </table:table-cell>
          <table:table-cell table:formula="of:=[.C1963]/294" office:value-type="float" office:value="5.54591836734694" calcext:value-type="float">
            <text:p>5,54591836734694</text:p>
          </table:table-cell>
          <table:table-cell table:formula="of:=[.D1963]/294" office:value-type="float" office:value="9.18197278911565" calcext:value-type="float">
            <text:p>9,18197278911565</text:p>
          </table:table-cell>
          <table:table-cell/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float" office:value="1342.5" calcext:value-type="float">
            <text:p>1 342,50</text:p>
          </table:table-cell>
          <table:table-cell office:value-type="float" office:value="2533.5" calcext:value-type="float">
            <text:p>2 533,50</text:p>
          </table:table-cell>
          <table:table-cell office:value-type="float" office:value="195" calcext:value-type="float">
            <text:p>195</text:p>
          </table:table-cell>
          <table:table-cell table:formula="of:=90*[.E1964]" office:value-type="float" office:value="17550" calcext:value-type="float">
            <text:p>17550</text:p>
          </table:table-cell>
          <table:table-cell table:formula="of:=[.C1964]/294" office:value-type="float" office:value="4.56632653061225" calcext:value-type="float">
            <text:p>4,56632653061225</text:p>
          </table:table-cell>
          <table:table-cell table:formula="of:=[.D1964]/294" office:value-type="float" office:value="8.61734693877551" calcext:value-type="float">
            <text:p>8,61734693877551</text:p>
          </table:table-cell>
          <table:table-cell/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office:value-type="float" office:value="1258.5" calcext:value-type="float">
            <text:p>1 258,50</text:p>
          </table:table-cell>
          <table:table-cell office:value-type="float" office:value="2613.5" calcext:value-type="float">
            <text:p>2 613,50</text:p>
          </table:table-cell>
          <table:table-cell office:value-type="float" office:value="195" calcext:value-type="float">
            <text:p>195</text:p>
          </table:table-cell>
          <table:table-cell table:formula="of:=90*[.E1965]" office:value-type="float" office:value="17550" calcext:value-type="float">
            <text:p>17550</text:p>
          </table:table-cell>
          <table:table-cell table:formula="of:=[.C1965]/294" office:value-type="float" office:value="4.28061224489796" calcext:value-type="float">
            <text:p>4,28061224489796</text:p>
          </table:table-cell>
          <table:table-cell table:formula="of:=[.D1965]/294" office:value-type="float" office:value="8.88945578231293" calcext:value-type="float">
            <text:p>8,88945578231293</text:p>
          </table:table-cell>
          <table:table-cell/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office:value-type="float" office:value="1194.5" calcext:value-type="float">
            <text:p>1 194,50</text:p>
          </table:table-cell>
          <table:table-cell office:value-type="float" office:value="2739.5" calcext:value-type="float">
            <text:p>2 739,50</text:p>
          </table:table-cell>
          <table:table-cell office:value-type="float" office:value="195" calcext:value-type="float">
            <text:p>195</text:p>
          </table:table-cell>
          <table:table-cell table:formula="of:=90*[.E1966]" office:value-type="float" office:value="17550" calcext:value-type="float">
            <text:p>17550</text:p>
          </table:table-cell>
          <table:table-cell table:formula="of:=[.C1966]/294" office:value-type="float" office:value="4.06292517006803" calcext:value-type="float">
            <text:p>4,06292517006803</text:p>
          </table:table-cell>
          <table:table-cell table:formula="of:=[.D1966]/294" office:value-type="float" office:value="9.31802721088435" calcext:value-type="float">
            <text:p>9,31802721088435</text:p>
          </table:table-cell>
          <table:table-cell/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float" office:value="1188.5" calcext:value-type="float">
            <text:p>1 188,50</text:p>
          </table:table-cell>
          <table:table-cell office:value-type="float" office:value="2891.5" calcext:value-type="float">
            <text:p>2 891,50</text:p>
          </table:table-cell>
          <table:table-cell office:value-type="float" office:value="195" calcext:value-type="float">
            <text:p>195</text:p>
          </table:table-cell>
          <table:table-cell table:formula="of:=90*[.E1967]" office:value-type="float" office:value="17550" calcext:value-type="float">
            <text:p>17550</text:p>
          </table:table-cell>
          <table:table-cell table:formula="of:=[.C1967]/294" office:value-type="float" office:value="4.04251700680272" calcext:value-type="float">
            <text:p>4,04251700680272</text:p>
          </table:table-cell>
          <table:table-cell table:formula="of:=[.D1967]/294" office:value-type="float" office:value="9.83503401360544" calcext:value-type="float">
            <text:p>9,83503401360544</text:p>
          </table:table-cell>
          <table:table-cell/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float" office:value="1208.5" calcext:value-type="float">
            <text:p>1 208,50</text:p>
          </table:table-cell>
          <table:table-cell office:value-type="float" office:value="2991.5" calcext:value-type="float">
            <text:p>2 991,50</text:p>
          </table:table-cell>
          <table:table-cell office:value-type="float" office:value="195" calcext:value-type="float">
            <text:p>195</text:p>
          </table:table-cell>
          <table:table-cell table:formula="of:=90*[.E1968]" office:value-type="float" office:value="17550" calcext:value-type="float">
            <text:p>17550</text:p>
          </table:table-cell>
          <table:table-cell table:formula="of:=[.C1968]/294" office:value-type="float" office:value="4.11054421768708" calcext:value-type="float">
            <text:p>4,11054421768708</text:p>
          </table:table-cell>
          <table:table-cell table:formula="of:=[.D1968]/294" office:value-type="float" office:value="10.1751700680272" calcext:value-type="float">
            <text:p>10,1751700680272</text:p>
          </table:table-cell>
          <table:table-cell/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float" office:value="1266.5" calcext:value-type="float">
            <text:p>1 266,50</text:p>
          </table:table-cell>
          <table:table-cell office:value-type="float" office:value="3065.5" calcext:value-type="float">
            <text:p>3 065,50</text:p>
          </table:table-cell>
          <table:table-cell office:value-type="float" office:value="195" calcext:value-type="float">
            <text:p>195</text:p>
          </table:table-cell>
          <table:table-cell table:formula="of:=90*[.E1969]" office:value-type="float" office:value="17550" calcext:value-type="float">
            <text:p>17550</text:p>
          </table:table-cell>
          <table:table-cell table:formula="of:=[.C1969]/294" office:value-type="float" office:value="4.3078231292517" calcext:value-type="float">
            <text:p>4,3078231292517</text:p>
          </table:table-cell>
          <table:table-cell table:formula="of:=[.D1969]/294" office:value-type="float" office:value="10.4268707482993" calcext:value-type="float">
            <text:p>10,4268707482993</text:p>
          </table:table-cell>
          <table:table-cell/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office:value-type="float" office:value="1180.5" calcext:value-type="float">
            <text:p>1 180,50</text:p>
          </table:table-cell>
          <table:table-cell office:value-type="float" office:value="3115.5" calcext:value-type="float">
            <text:p>3 115,50</text:p>
          </table:table-cell>
          <table:table-cell office:value-type="float" office:value="195" calcext:value-type="float">
            <text:p>195</text:p>
          </table:table-cell>
          <table:table-cell table:formula="of:=90*[.E1970]" office:value-type="float" office:value="17550" calcext:value-type="float">
            <text:p>17550</text:p>
          </table:table-cell>
          <table:table-cell table:formula="of:=[.C1970]/294" office:value-type="float" office:value="4.01530612244898" calcext:value-type="float">
            <text:p>4,01530612244898</text:p>
          </table:table-cell>
          <table:table-cell table:formula="of:=[.D1970]/294" office:value-type="float" office:value="10.5969387755102" calcext:value-type="float">
            <text:p>10,5969387755102</text:p>
          </table:table-cell>
          <table:table-cell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1256.5" calcext:value-type="float">
            <text:p>1 256,50</text:p>
          </table:table-cell>
          <table:table-cell office:value-type="float" office:value="3181.5" calcext:value-type="float">
            <text:p>3 181,50</text:p>
          </table:table-cell>
          <table:table-cell office:value-type="float" office:value="195" calcext:value-type="float">
            <text:p>195</text:p>
          </table:table-cell>
          <table:table-cell table:formula="of:=90*[.E1971]" office:value-type="float" office:value="17550" calcext:value-type="float">
            <text:p>17550</text:p>
          </table:table-cell>
          <table:table-cell table:formula="of:=[.C1971]/294" office:value-type="float" office:value="4.27380952380952" calcext:value-type="float">
            <text:p>4,27380952380952</text:p>
          </table:table-cell>
          <table:table-cell table:formula="of:=[.D1971]/294" office:value-type="float" office:value="10.8214285714286" calcext:value-type="float">
            <text:p>10,8214285714286</text:p>
          </table:table-cell>
          <table:table-cell/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float" office:value="1290.5" calcext:value-type="float">
            <text:p>1 290,50</text:p>
          </table:table-cell>
          <table:table-cell office:value-type="float" office:value="3215.5" calcext:value-type="float">
            <text:p>3 215,50</text:p>
          </table:table-cell>
          <table:table-cell office:value-type="float" office:value="195" calcext:value-type="float">
            <text:p>195</text:p>
          </table:table-cell>
          <table:table-cell table:formula="of:=90*[.E1972]" office:value-type="float" office:value="17550" calcext:value-type="float">
            <text:p>17550</text:p>
          </table:table-cell>
          <table:table-cell table:formula="of:=[.C1972]/294" office:value-type="float" office:value="4.38945578231293" calcext:value-type="float">
            <text:p>4,38945578231293</text:p>
          </table:table-cell>
          <table:table-cell table:formula="of:=[.D1972]/294" office:value-type="float" office:value="10.937074829932" calcext:value-type="float">
            <text:p>10,937074829932</text:p>
          </table:table-cell>
          <table:table-cell/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float" office:value="1650.5" calcext:value-type="float">
            <text:p>1 650,50</text:p>
          </table:table-cell>
          <table:table-cell office:value-type="float" office:value="2409.5" calcext:value-type="float">
            <text:p>2 409,50</text:p>
          </table:table-cell>
          <table:table-cell office:value-type="float" office:value="200" calcext:value-type="float">
            <text:p>200</text:p>
          </table:table-cell>
          <table:table-cell table:formula="of:=90*[.E1973]" office:value-type="float" office:value="18000" calcext:value-type="float">
            <text:p>18000</text:p>
          </table:table-cell>
          <table:table-cell table:formula="of:=[.C1973]/294" office:value-type="float" office:value="5.61394557823129" calcext:value-type="float">
            <text:p>5,61394557823129</text:p>
          </table:table-cell>
          <table:table-cell table:formula="of:=[.D1973]/294" office:value-type="float" office:value="8.19557823129252" calcext:value-type="float">
            <text:p>8,19557823129252</text:p>
          </table:table-cell>
          <table:table-cell/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float" office:value="1708.5" calcext:value-type="float">
            <text:p>1 708,50</text:p>
          </table:table-cell>
          <table:table-cell office:value-type="float" office:value="2397.5" calcext:value-type="float">
            <text:p>2 397,50</text:p>
          </table:table-cell>
          <table:table-cell office:value-type="float" office:value="200" calcext:value-type="float">
            <text:p>200</text:p>
          </table:table-cell>
          <table:table-cell table:formula="of:=90*[.E1974]" office:value-type="float" office:value="18000" calcext:value-type="float">
            <text:p>18000</text:p>
          </table:table-cell>
          <table:table-cell table:formula="of:=[.C1974]/294" office:value-type="float" office:value="5.81122448979592" calcext:value-type="float">
            <text:p>5,81122448979592</text:p>
          </table:table-cell>
          <table:table-cell table:formula="of:=[.D1974]/294" office:value-type="float" office:value="8.15476190476191" calcext:value-type="float">
            <text:p>8,15476190476191</text:p>
          </table:table-cell>
          <table:table-cell/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1750.5" calcext:value-type="float">
            <text:p>1 750,50</text:p>
          </table:table-cell>
          <table:table-cell office:value-type="float" office:value="2395.5" calcext:value-type="float">
            <text:p>2 395,50</text:p>
          </table:table-cell>
          <table:table-cell office:value-type="float" office:value="200" calcext:value-type="float">
            <text:p>200</text:p>
          </table:table-cell>
          <table:table-cell table:formula="of:=90*[.E1975]" office:value-type="float" office:value="18000" calcext:value-type="float">
            <text:p>18000</text:p>
          </table:table-cell>
          <table:table-cell table:formula="of:=[.C1975]/294" office:value-type="float" office:value="5.95408163265306" calcext:value-type="float">
            <text:p>5,95408163265306</text:p>
          </table:table-cell>
          <table:table-cell table:formula="of:=[.D1975]/294" office:value-type="float" office:value="8.14795918367347" calcext:value-type="float">
            <text:p>8,14795918367347</text:p>
          </table:table-cell>
          <table:table-cell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1766.5" calcext:value-type="float">
            <text:p>1 766,50</text:p>
          </table:table-cell>
          <table:table-cell office:value-type="float" office:value="2457.5" calcext:value-type="float">
            <text:p>2 457,50</text:p>
          </table:table-cell>
          <table:table-cell office:value-type="float" office:value="200" calcext:value-type="float">
            <text:p>200</text:p>
          </table:table-cell>
          <table:table-cell table:formula="of:=90*[.E1976]" office:value-type="float" office:value="18000" calcext:value-type="float">
            <text:p>18000</text:p>
          </table:table-cell>
          <table:table-cell table:formula="of:=[.C1976]/294" office:value-type="float" office:value="6.00850340136054" calcext:value-type="float">
            <text:p>6,00850340136054</text:p>
          </table:table-cell>
          <table:table-cell table:formula="of:=[.D1976]/294" office:value-type="float" office:value="8.35884353741497" calcext:value-type="float">
            <text:p>8,35884353741497</text:p>
          </table:table-cell>
          <table:table-cell/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1818.5" calcext:value-type="float">
            <text:p>1 818,50</text:p>
          </table:table-cell>
          <table:table-cell office:value-type="float" office:value="2495.5" calcext:value-type="float">
            <text:p>2 495,50</text:p>
          </table:table-cell>
          <table:table-cell office:value-type="float" office:value="200" calcext:value-type="float">
            <text:p>200</text:p>
          </table:table-cell>
          <table:table-cell table:formula="of:=90*[.E1977]" office:value-type="float" office:value="18000" calcext:value-type="float">
            <text:p>18000</text:p>
          </table:table-cell>
          <table:table-cell table:formula="of:=[.C1977]/294" office:value-type="float" office:value="6.18537414965986" calcext:value-type="float">
            <text:p>6,18537414965986</text:p>
          </table:table-cell>
          <table:table-cell table:formula="of:=[.D1977]/294" office:value-type="float" office:value="8.48809523809524" calcext:value-type="float">
            <text:p>8,48809523809524</text:p>
          </table:table-cell>
          <table:table-cell/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1882.5" calcext:value-type="float">
            <text:p>1 882,50</text:p>
          </table:table-cell>
          <table:table-cell office:value-type="float" office:value="2505.5" calcext:value-type="float">
            <text:p>2 505,50</text:p>
          </table:table-cell>
          <table:table-cell office:value-type="float" office:value="200" calcext:value-type="float">
            <text:p>200</text:p>
          </table:table-cell>
          <table:table-cell table:formula="of:=90*[.E1978]" office:value-type="float" office:value="18000" calcext:value-type="float">
            <text:p>18000</text:p>
          </table:table-cell>
          <table:table-cell table:formula="of:=[.C1978]/294" office:value-type="float" office:value="6.4030612244898" calcext:value-type="float">
            <text:p>6,4030612244898</text:p>
          </table:table-cell>
          <table:table-cell table:formula="of:=[.D1978]/294" office:value-type="float" office:value="8.52210884353742" calcext:value-type="float">
            <text:p>8,52210884353742</text:p>
          </table:table-cell>
          <table:table-cell/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float" office:value="1982.5" calcext:value-type="float">
            <text:p>1 982,50</text:p>
          </table:table-cell>
          <table:table-cell office:value-type="float" office:value="2597.5" calcext:value-type="float">
            <text:p>2 597,50</text:p>
          </table:table-cell>
          <table:table-cell office:value-type="float" office:value="200" calcext:value-type="float">
            <text:p>200</text:p>
          </table:table-cell>
          <table:table-cell table:formula="of:=90*[.E1979]" office:value-type="float" office:value="18000" calcext:value-type="float">
            <text:p>18000</text:p>
          </table:table-cell>
          <table:table-cell table:formula="of:=[.C1979]/294" office:value-type="float" office:value="6.74319727891156" calcext:value-type="float">
            <text:p>6,74319727891156</text:p>
          </table:table-cell>
          <table:table-cell table:formula="of:=[.D1979]/294" office:value-type="float" office:value="8.83503401360544" calcext:value-type="float">
            <text:p>8,83503401360544</text:p>
          </table:table-cell>
          <table:table-cell/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1924.5" calcext:value-type="float">
            <text:p>1 924,50</text:p>
          </table:table-cell>
          <table:table-cell office:value-type="float" office:value="2685.5" calcext:value-type="float">
            <text:p>2 685,50</text:p>
          </table:table-cell>
          <table:table-cell office:value-type="float" office:value="200" calcext:value-type="float">
            <text:p>200</text:p>
          </table:table-cell>
          <table:table-cell table:formula="of:=90*[.E1980]" office:value-type="float" office:value="18000" calcext:value-type="float">
            <text:p>18000</text:p>
          </table:table-cell>
          <table:table-cell table:formula="of:=[.C1980]/294" office:value-type="float" office:value="6.54591836734694" calcext:value-type="float">
            <text:p>6,54591836734694</text:p>
          </table:table-cell>
          <table:table-cell table:formula="of:=[.D1980]/294" office:value-type="float" office:value="9.1343537414966" calcext:value-type="float">
            <text:p>9,1343537414966</text:p>
          </table:table-cell>
          <table:table-cell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1876.5" calcext:value-type="float">
            <text:p>1 876,50</text:p>
          </table:table-cell>
          <table:table-cell office:value-type="float" office:value="2753.5" calcext:value-type="float">
            <text:p>2 753,50</text:p>
          </table:table-cell>
          <table:table-cell office:value-type="float" office:value="200" calcext:value-type="float">
            <text:p>200</text:p>
          </table:table-cell>
          <table:table-cell table:formula="of:=90*[.E1981]" office:value-type="float" office:value="18000" calcext:value-type="float">
            <text:p>18000</text:p>
          </table:table-cell>
          <table:table-cell table:formula="of:=[.C1981]/294" office:value-type="float" office:value="6.38265306122449" calcext:value-type="float">
            <text:p>6,38265306122449</text:p>
          </table:table-cell>
          <table:table-cell table:formula="of:=[.D1981]/294" office:value-type="float" office:value="9.3656462585034" calcext:value-type="float">
            <text:p>9,3656462585034</text:p>
          </table:table-cell>
          <table:table-cell/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float" office:value="1860.5" calcext:value-type="float">
            <text:p>1 860,50</text:p>
          </table:table-cell>
          <table:table-cell office:value-type="float" office:value="2835.5" calcext:value-type="float">
            <text:p>2 835,50</text:p>
          </table:table-cell>
          <table:table-cell office:value-type="float" office:value="200" calcext:value-type="float">
            <text:p>200</text:p>
          </table:table-cell>
          <table:table-cell table:formula="of:=90*[.E1982]" office:value-type="float" office:value="18000" calcext:value-type="float">
            <text:p>18000</text:p>
          </table:table-cell>
          <table:table-cell table:formula="of:=[.C1982]/294" office:value-type="float" office:value="6.32823129251701" calcext:value-type="float">
            <text:p>6,32823129251701</text:p>
          </table:table-cell>
          <table:table-cell table:formula="of:=[.D1982]/294" office:value-type="float" office:value="9.64455782312925" calcext:value-type="float">
            <text:p>9,64455782312925</text:p>
          </table:table-cell>
          <table:table-cell/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float" office:value="1820.5" calcext:value-type="float">
            <text:p>1 820,50</text:p>
          </table:table-cell>
          <table:table-cell office:value-type="float" office:value="2881.5" calcext:value-type="float">
            <text:p>2 881,50</text:p>
          </table:table-cell>
          <table:table-cell office:value-type="float" office:value="200" calcext:value-type="float">
            <text:p>200</text:p>
          </table:table-cell>
          <table:table-cell table:formula="of:=90*[.E1983]" office:value-type="float" office:value="18000" calcext:value-type="float">
            <text:p>18000</text:p>
          </table:table-cell>
          <table:table-cell table:formula="of:=[.C1983]/294" office:value-type="float" office:value="6.1921768707483" calcext:value-type="float">
            <text:p>6,1921768707483</text:p>
          </table:table-cell>
          <table:table-cell table:formula="of:=[.D1983]/294" office:value-type="float" office:value="9.80102040816327" calcext:value-type="float">
            <text:p>9,80102040816327</text:p>
          </table:table-cell>
          <table:table-cell/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float" office:value="1812.5" calcext:value-type="float">
            <text:p>1 812,50</text:p>
          </table:table-cell>
          <table:table-cell office:value-type="float" office:value="2943.5" calcext:value-type="float">
            <text:p>2 943,50</text:p>
          </table:table-cell>
          <table:table-cell office:value-type="float" office:value="200" calcext:value-type="float">
            <text:p>200</text:p>
          </table:table-cell>
          <table:table-cell table:formula="of:=90*[.E1984]" office:value-type="float" office:value="18000" calcext:value-type="float">
            <text:p>18000</text:p>
          </table:table-cell>
          <table:table-cell table:formula="of:=[.C1984]/294" office:value-type="float" office:value="6.16496598639456" calcext:value-type="float">
            <text:p>6,16496598639456</text:p>
          </table:table-cell>
          <table:table-cell table:formula="of:=[.D1984]/294" office:value-type="float" office:value="10.0119047619048" calcext:value-type="float">
            <text:p>10,0119047619048</text:p>
          </table:table-cell>
          <table:table-cell/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1814.5" calcext:value-type="float">
            <text:p>1 814,50</text:p>
          </table:table-cell>
          <table:table-cell office:value-type="float" office:value="3033.5" calcext:value-type="float">
            <text:p>3 033,50</text:p>
          </table:table-cell>
          <table:table-cell office:value-type="float" office:value="200" calcext:value-type="float">
            <text:p>200</text:p>
          </table:table-cell>
          <table:table-cell table:formula="of:=90*[.E1985]" office:value-type="float" office:value="18000" calcext:value-type="float">
            <text:p>18000</text:p>
          </table:table-cell>
          <table:table-cell table:formula="of:=[.C1985]/294" office:value-type="float" office:value="6.17176870748299" calcext:value-type="float">
            <text:p>6,17176870748299</text:p>
          </table:table-cell>
          <table:table-cell table:formula="of:=[.D1985]/294" office:value-type="float" office:value="10.3180272108844" calcext:value-type="float">
            <text:p>10,3180272108844</text:p>
          </table:table-cell>
          <table:table-cell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804.5" calcext:value-type="float">
            <text:p>1 804,50</text:p>
          </table:table-cell>
          <table:table-cell office:value-type="float" office:value="3083.5" calcext:value-type="float">
            <text:p>3 083,50</text:p>
          </table:table-cell>
          <table:table-cell office:value-type="float" office:value="200" calcext:value-type="float">
            <text:p>200</text:p>
          </table:table-cell>
          <table:table-cell table:formula="of:=90*[.E1986]" office:value-type="float" office:value="18000" calcext:value-type="float">
            <text:p>18000</text:p>
          </table:table-cell>
          <table:table-cell table:formula="of:=[.C1986]/294" office:value-type="float" office:value="6.13775510204082" calcext:value-type="float">
            <text:p>6,13775510204082</text:p>
          </table:table-cell>
          <table:table-cell table:formula="of:=[.D1986]/294" office:value-type="float" office:value="10.4880952380952" calcext:value-type="float">
            <text:p>10,4880952380952</text:p>
          </table:table-cell>
          <table:table-cell/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1812.5" calcext:value-type="float">
            <text:p>1 812,50</text:p>
          </table:table-cell>
          <table:table-cell office:value-type="float" office:value="3185.5" calcext:value-type="float">
            <text:p>3 185,50</text:p>
          </table:table-cell>
          <table:table-cell office:value-type="float" office:value="200" calcext:value-type="float">
            <text:p>200</text:p>
          </table:table-cell>
          <table:table-cell table:formula="of:=90*[.E1987]" office:value-type="float" office:value="18000" calcext:value-type="float">
            <text:p>18000</text:p>
          </table:table-cell>
          <table:table-cell table:formula="of:=[.C1987]/294" office:value-type="float" office:value="6.16496598639456" calcext:value-type="float">
            <text:p>6,16496598639456</text:p>
          </table:table-cell>
          <table:table-cell table:formula="of:=[.D1987]/294" office:value-type="float" office:value="10.8350340136054" calcext:value-type="float">
            <text:p>10,8350340136054</text:p>
          </table:table-cell>
          <table:table-cell/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1848.5" calcext:value-type="float">
            <text:p>1 848,50</text:p>
          </table:table-cell>
          <table:table-cell office:value-type="float" office:value="3245.5" calcext:value-type="float">
            <text:p>3 245,50</text:p>
          </table:table-cell>
          <table:table-cell office:value-type="float" office:value="200" calcext:value-type="float">
            <text:p>200</text:p>
          </table:table-cell>
          <table:table-cell table:formula="of:=90*[.E1988]" office:value-type="float" office:value="18000" calcext:value-type="float">
            <text:p>18000</text:p>
          </table:table-cell>
          <table:table-cell table:formula="of:=[.C1988]/294" office:value-type="float" office:value="6.2874149659864" calcext:value-type="float">
            <text:p>6,2874149659864</text:p>
          </table:table-cell>
          <table:table-cell table:formula="of:=[.D1988]/294" office:value-type="float" office:value="11.0391156462585" calcext:value-type="float">
            <text:p>11,0391156462585</text:p>
          </table:table-cell>
          <table:table-cell/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1328.5" calcext:value-type="float">
            <text:p>1 328,50</text:p>
          </table:table-cell>
          <table:table-cell office:value-type="float" office:value="2549.5" calcext:value-type="float">
            <text:p>2 549,50</text:p>
          </table:table-cell>
          <table:table-cell office:value-type="float" office:value="200" calcext:value-type="float">
            <text:p>200</text:p>
          </table:table-cell>
          <table:table-cell table:formula="of:=90*[.E1989]" office:value-type="float" office:value="18000" calcext:value-type="float">
            <text:p>18000</text:p>
          </table:table-cell>
          <table:table-cell table:formula="of:=[.C1989]/294" office:value-type="float" office:value="4.5187074829932" calcext:value-type="float">
            <text:p>4,5187074829932</text:p>
          </table:table-cell>
          <table:table-cell table:formula="of:=[.D1989]/294" office:value-type="float" office:value="8.67176870748299" calcext:value-type="float">
            <text:p>8,67176870748299</text:p>
          </table:table-cell>
          <table:table-cell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1262.5" calcext:value-type="float">
            <text:p>1 262,50</text:p>
          </table:table-cell>
          <table:table-cell office:value-type="float" office:value="2585.5" calcext:value-type="float">
            <text:p>2 585,50</text:p>
          </table:table-cell>
          <table:table-cell office:value-type="float" office:value="200" calcext:value-type="float">
            <text:p>200</text:p>
          </table:table-cell>
          <table:table-cell table:formula="of:=90*[.E1990]" office:value-type="float" office:value="18000" calcext:value-type="float">
            <text:p>18000</text:p>
          </table:table-cell>
          <table:table-cell table:formula="of:=[.C1990]/294" office:value-type="float" office:value="4.29421768707483" calcext:value-type="float">
            <text:p>4,29421768707483</text:p>
          </table:table-cell>
          <table:table-cell table:formula="of:=[.D1990]/294" office:value-type="float" office:value="8.79421768707483" calcext:value-type="float">
            <text:p>8,79421768707483</text:p>
          </table:table-cell>
          <table:table-cell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212.5" calcext:value-type="float">
            <text:p>1 212,50</text:p>
          </table:table-cell>
          <table:table-cell office:value-type="float" office:value="2667.5" calcext:value-type="float">
            <text:p>2 667,50</text:p>
          </table:table-cell>
          <table:table-cell office:value-type="float" office:value="200" calcext:value-type="float">
            <text:p>200</text:p>
          </table:table-cell>
          <table:table-cell table:formula="of:=90*[.E1991]" office:value-type="float" office:value="18000" calcext:value-type="float">
            <text:p>18000</text:p>
          </table:table-cell>
          <table:table-cell table:formula="of:=[.C1991]/294" office:value-type="float" office:value="4.12414965986395" calcext:value-type="float">
            <text:p>4,12414965986395</text:p>
          </table:table-cell>
          <table:table-cell table:formula="of:=[.D1991]/294" office:value-type="float" office:value="9.07312925170068" calcext:value-type="float">
            <text:p>9,07312925170068</text:p>
          </table:table-cell>
          <table:table-cell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1200.5" calcext:value-type="float">
            <text:p>1 200,50</text:p>
          </table:table-cell>
          <table:table-cell office:value-type="float" office:value="2757.5" calcext:value-type="float">
            <text:p>2 757,50</text:p>
          </table:table-cell>
          <table:table-cell office:value-type="float" office:value="200" calcext:value-type="float">
            <text:p>200</text:p>
          </table:table-cell>
          <table:table-cell table:formula="of:=90*[.E1992]" office:value-type="float" office:value="18000" calcext:value-type="float">
            <text:p>18000</text:p>
          </table:table-cell>
          <table:table-cell table:formula="of:=[.C1992]/294" office:value-type="float" office:value="4.08333333333333" calcext:value-type="float">
            <text:p>4,08333333333333</text:p>
          </table:table-cell>
          <table:table-cell table:formula="of:=[.D1992]/294" office:value-type="float" office:value="9.37925170068027" calcext:value-type="float">
            <text:p>9,37925170068027</text:p>
          </table:table-cell>
          <table:table-cell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1190.5" calcext:value-type="float">
            <text:p>1 190,50</text:p>
          </table:table-cell>
          <table:table-cell office:value-type="float" office:value="2875.5" calcext:value-type="float">
            <text:p>2 875,50</text:p>
          </table:table-cell>
          <table:table-cell office:value-type="float" office:value="200" calcext:value-type="float">
            <text:p>200</text:p>
          </table:table-cell>
          <table:table-cell table:formula="of:=90*[.E1993]" office:value-type="float" office:value="18000" calcext:value-type="float">
            <text:p>18000</text:p>
          </table:table-cell>
          <table:table-cell table:formula="of:=[.C1993]/294" office:value-type="float" office:value="4.04931972789116" calcext:value-type="float">
            <text:p>4,04931972789116</text:p>
          </table:table-cell>
          <table:table-cell table:formula="of:=[.D1993]/294" office:value-type="float" office:value="9.78061224489796" calcext:value-type="float">
            <text:p>9,78061224489796</text:p>
          </table:table-cell>
          <table:table-cell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1198.5" calcext:value-type="float">
            <text:p>1 198,50</text:p>
          </table:table-cell>
          <table:table-cell office:value-type="float" office:value="2975.5" calcext:value-type="float">
            <text:p>2 975,50</text:p>
          </table:table-cell>
          <table:table-cell office:value-type="float" office:value="200" calcext:value-type="float">
            <text:p>200</text:p>
          </table:table-cell>
          <table:table-cell table:formula="of:=90*[.E1994]" office:value-type="float" office:value="18000" calcext:value-type="float">
            <text:p>18000</text:p>
          </table:table-cell>
          <table:table-cell table:formula="of:=[.C1994]/294" office:value-type="float" office:value="4.0765306122449" calcext:value-type="float">
            <text:p>4,0765306122449</text:p>
          </table:table-cell>
          <table:table-cell table:formula="of:=[.D1994]/294" office:value-type="float" office:value="10.1207482993197" calcext:value-type="float">
            <text:p>10,1207482993197</text:p>
          </table:table-cell>
          <table:table-cell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1162.5" calcext:value-type="float">
            <text:p>1 162,50</text:p>
          </table:table-cell>
          <table:table-cell office:value-type="float" office:value="3047.5" calcext:value-type="float">
            <text:p>3 047,50</text:p>
          </table:table-cell>
          <table:table-cell office:value-type="float" office:value="200" calcext:value-type="float">
            <text:p>200</text:p>
          </table:table-cell>
          <table:table-cell table:formula="of:=90*[.E1995]" office:value-type="float" office:value="18000" calcext:value-type="float">
            <text:p>18000</text:p>
          </table:table-cell>
          <table:table-cell table:formula="of:=[.C1995]/294" office:value-type="float" office:value="3.95408163265306" calcext:value-type="float">
            <text:p>3,95408163265306</text:p>
          </table:table-cell>
          <table:table-cell table:formula="of:=[.D1995]/294" office:value-type="float" office:value="10.3656462585034" calcext:value-type="float">
            <text:p>10,3656462585034</text:p>
          </table:table-cell>
          <table:table-cell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1214.5" calcext:value-type="float">
            <text:p>1 214,50</text:p>
          </table:table-cell>
          <table:table-cell office:value-type="float" office:value="3137.5" calcext:value-type="float">
            <text:p>3 137,50</text:p>
          </table:table-cell>
          <table:table-cell office:value-type="float" office:value="200" calcext:value-type="float">
            <text:p>200</text:p>
          </table:table-cell>
          <table:table-cell table:formula="of:=90*[.E1996]" office:value-type="float" office:value="18000" calcext:value-type="float">
            <text:p>18000</text:p>
          </table:table-cell>
          <table:table-cell table:formula="of:=[.C1996]/294" office:value-type="float" office:value="4.13095238095238" calcext:value-type="float">
            <text:p>4,13095238095238</text:p>
          </table:table-cell>
          <table:table-cell table:formula="of:=[.D1996]/294" office:value-type="float" office:value="10.671768707483" calcext:value-type="float">
            <text:p>10,671768707483</text:p>
          </table:table-cell>
          <table:table-cell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288.5" calcext:value-type="float">
            <text:p>1 288,50</text:p>
          </table:table-cell>
          <table:table-cell office:value-type="float" office:value="3195.5" calcext:value-type="float">
            <text:p>3 195,50</text:p>
          </table:table-cell>
          <table:table-cell office:value-type="float" office:value="200" calcext:value-type="float">
            <text:p>200</text:p>
          </table:table-cell>
          <table:table-cell table:formula="of:=90*[.E1997]" office:value-type="float" office:value="18000" calcext:value-type="float">
            <text:p>18000</text:p>
          </table:table-cell>
          <table:table-cell table:formula="of:=[.C1997]/294" office:value-type="float" office:value="4.38265306122449" calcext:value-type="float">
            <text:p>4,38265306122449</text:p>
          </table:table-cell>
          <table:table-cell table:formula="of:=[.D1997]/294" office:value-type="float" office:value="10.8690476190476" calcext:value-type="float">
            <text:p>10,8690476190476</text:p>
          </table:table-cell>
          <table:table-cell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2018.5" calcext:value-type="float">
            <text:p>2 018,50</text:p>
          </table:table-cell>
          <table:table-cell office:value-type="float" office:value="2659.5" calcext:value-type="float">
            <text:p>2 659,50</text:p>
          </table:table-cell>
          <table:table-cell office:value-type="float" office:value="201" calcext:value-type="float">
            <text:p>201</text:p>
          </table:table-cell>
          <table:table-cell table:formula="of:=90*[.E1998]" office:value-type="float" office:value="18090" calcext:value-type="float">
            <text:p>18090</text:p>
          </table:table-cell>
          <table:table-cell table:formula="of:=[.C1998]/294" office:value-type="float" office:value="6.8656462585034" calcext:value-type="float">
            <text:p>6,8656462585034</text:p>
          </table:table-cell>
          <table:table-cell table:formula="of:=[.D1998]/294" office:value-type="float" office:value="9.04591836734694" calcext:value-type="float">
            <text:p>9,04591836734694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1922.5" calcext:value-type="float">
            <text:p>1 922,50</text:p>
          </table:table-cell>
          <table:table-cell office:value-type="float" office:value="2525.5" calcext:value-type="float">
            <text:p>2 525,50</text:p>
          </table:table-cell>
          <table:table-cell office:value-type="float" office:value="201" calcext:value-type="float">
            <text:p>201</text:p>
          </table:table-cell>
          <table:table-cell table:formula="of:=90*[.E1999]" office:value-type="float" office:value="18090" calcext:value-type="float">
            <text:p>18090</text:p>
          </table:table-cell>
          <table:table-cell table:formula="of:=[.C1999]/294" office:value-type="float" office:value="6.5391156462585" calcext:value-type="float">
            <text:p>6,5391156462585</text:p>
          </table:table-cell>
          <table:table-cell table:formula="of:=[.D1999]/294" office:value-type="float" office:value="8.59013605442177" calcext:value-type="float">
            <text:p>8,59013605442177</text:p>
          </table:table-cell>
          <table:table-cell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1836.5" calcext:value-type="float">
            <text:p>1 836,50</text:p>
          </table:table-cell>
          <table:table-cell office:value-type="float" office:value="2499.5" calcext:value-type="float">
            <text:p>2 499,50</text:p>
          </table:table-cell>
          <table:table-cell office:value-type="float" office:value="201" calcext:value-type="float">
            <text:p>201</text:p>
          </table:table-cell>
          <table:table-cell table:formula="of:=90*[.E2000]" office:value-type="float" office:value="18090" calcext:value-type="float">
            <text:p>18090</text:p>
          </table:table-cell>
          <table:table-cell table:formula="of:=[.C2000]/294" office:value-type="float" office:value="6.24659863945578" calcext:value-type="float">
            <text:p>6,24659863945578</text:p>
          </table:table-cell>
          <table:table-cell table:formula="of:=[.D2000]/294" office:value-type="float" office:value="8.50170068027211" calcext:value-type="float">
            <text:p>8,50170068027211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958.5" calcext:value-type="float">
            <text:p>1 958,50</text:p>
          </table:table-cell>
          <table:table-cell office:value-type="float" office:value="2607.5" calcext:value-type="float">
            <text:p>2 607,50</text:p>
          </table:table-cell>
          <table:table-cell office:value-type="float" office:value="201" calcext:value-type="float">
            <text:p>201</text:p>
          </table:table-cell>
          <table:table-cell table:formula="of:=90*[.E2001]" office:value-type="float" office:value="18090" calcext:value-type="float">
            <text:p>18090</text:p>
          </table:table-cell>
          <table:table-cell table:formula="of:=[.C2001]/294" office:value-type="float" office:value="6.66156462585034" calcext:value-type="float">
            <text:p>6,66156462585034</text:p>
          </table:table-cell>
          <table:table-cell table:formula="of:=[.D2001]/294" office:value-type="float" office:value="8.86904761904762" calcext:value-type="float">
            <text:p>8,86904761904762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752.5" calcext:value-type="float">
            <text:p>1 752,50</text:p>
          </table:table-cell>
          <table:table-cell office:value-type="float" office:value="2631.5" calcext:value-type="float">
            <text:p>2 631,50</text:p>
          </table:table-cell>
          <table:table-cell office:value-type="float" office:value="201" calcext:value-type="float">
            <text:p>201</text:p>
          </table:table-cell>
          <table:table-cell table:formula="of:=90*[.E2002]" office:value-type="float" office:value="18090" calcext:value-type="float">
            <text:p>18090</text:p>
          </table:table-cell>
          <table:table-cell table:formula="of:=[.C2002]/294" office:value-type="float" office:value="5.9608843537415" calcext:value-type="float">
            <text:p>5,9608843537415</text:p>
          </table:table-cell>
          <table:table-cell table:formula="of:=[.D2002]/294" office:value-type="float" office:value="8.95068027210884" calcext:value-type="float">
            <text:p>8,95068027210884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736.5" calcext:value-type="float">
            <text:p>1 736,50</text:p>
          </table:table-cell>
          <table:table-cell office:value-type="float" office:value="2657.5" calcext:value-type="float">
            <text:p>2 657,50</text:p>
          </table:table-cell>
          <table:table-cell office:value-type="float" office:value="201" calcext:value-type="float">
            <text:p>201</text:p>
          </table:table-cell>
          <table:table-cell table:formula="of:=90*[.E2003]" office:value-type="float" office:value="18090" calcext:value-type="float">
            <text:p>18090</text:p>
          </table:table-cell>
          <table:table-cell table:formula="of:=[.C2003]/294" office:value-type="float" office:value="5.90646258503401" calcext:value-type="float">
            <text:p>5,90646258503401</text:p>
          </table:table-cell>
          <table:table-cell table:formula="of:=[.D2003]/294" office:value-type="float" office:value="9.0391156462585" calcext:value-type="float">
            <text:p>9,0391156462585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740.5" calcext:value-type="float">
            <text:p>1 740,50</text:p>
          </table:table-cell>
          <table:table-cell office:value-type="float" office:value="2375.5" calcext:value-type="float">
            <text:p>2 375,50</text:p>
          </table:table-cell>
          <table:table-cell office:value-type="float" office:value="201" calcext:value-type="float">
            <text:p>201</text:p>
          </table:table-cell>
          <table:table-cell table:formula="of:=90*[.E2004]" office:value-type="float" office:value="18090" calcext:value-type="float">
            <text:p>18090</text:p>
          </table:table-cell>
          <table:table-cell table:formula="of:=[.C2004]/294" office:value-type="float" office:value="5.92006802721089" calcext:value-type="float">
            <text:p>5,92006802721089</text:p>
          </table:table-cell>
          <table:table-cell table:formula="of:=[.D2004]/294" office:value-type="float" office:value="8.07993197278912" calcext:value-type="float">
            <text:p>8,07993197278912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776.5" calcext:value-type="float">
            <text:p>1 776,50</text:p>
          </table:table-cell>
          <table:table-cell office:value-type="float" office:value="2469.5" calcext:value-type="float">
            <text:p>2 469,50</text:p>
          </table:table-cell>
          <table:table-cell office:value-type="float" office:value="201" calcext:value-type="float">
            <text:p>201</text:p>
          </table:table-cell>
          <table:table-cell table:formula="of:=90*[.E2005]" office:value-type="float" office:value="18090" calcext:value-type="float">
            <text:p>18090</text:p>
          </table:table-cell>
          <table:table-cell table:formula="of:=[.C2005]/294" office:value-type="float" office:value="6.04251700680272" calcext:value-type="float">
            <text:p>6,04251700680272</text:p>
          </table:table-cell>
          <table:table-cell table:formula="of:=[.D2005]/294" office:value-type="float" office:value="8.39965986394558" calcext:value-type="float">
            <text:p>8,39965986394558</text:p>
          </table:table-cell>
          <table:table-cell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734.5" calcext:value-type="float">
            <text:p>1 734,50</text:p>
          </table:table-cell>
          <table:table-cell office:value-type="float" office:value="2569.5" calcext:value-type="float">
            <text:p>2 569,50</text:p>
          </table:table-cell>
          <table:table-cell office:value-type="float" office:value="201" calcext:value-type="float">
            <text:p>201</text:p>
          </table:table-cell>
          <table:table-cell table:formula="of:=90*[.E2006]" office:value-type="float" office:value="18090" calcext:value-type="float">
            <text:p>18090</text:p>
          </table:table-cell>
          <table:table-cell table:formula="of:=[.C2006]/294" office:value-type="float" office:value="5.89965986394558" calcext:value-type="float">
            <text:p>5,89965986394558</text:p>
          </table:table-cell>
          <table:table-cell table:formula="of:=[.D2006]/294" office:value-type="float" office:value="8.73979591836735" calcext:value-type="float">
            <text:p>8,73979591836735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700.5" calcext:value-type="float">
            <text:p>1 700,50</text:p>
          </table:table-cell>
          <table:table-cell office:value-type="float" office:value="2397.5" calcext:value-type="float">
            <text:p>2 397,50</text:p>
          </table:table-cell>
          <table:table-cell office:value-type="float" office:value="201" calcext:value-type="float">
            <text:p>201</text:p>
          </table:table-cell>
          <table:table-cell table:formula="of:=90*[.E2007]" office:value-type="float" office:value="18090" calcext:value-type="float">
            <text:p>18090</text:p>
          </table:table-cell>
          <table:table-cell table:formula="of:=[.C2007]/294" office:value-type="float" office:value="5.78401360544218" calcext:value-type="float">
            <text:p>5,78401360544218</text:p>
          </table:table-cell>
          <table:table-cell table:formula="of:=[.D2007]/294" office:value-type="float" office:value="8.15476190476191" calcext:value-type="float">
            <text:p>8,15476190476191</text:p>
          </table:table-cell>
          <table:table-cell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654.5" calcext:value-type="float">
            <text:p>1 654,50</text:p>
          </table:table-cell>
          <table:table-cell office:value-type="float" office:value="2401.5" calcext:value-type="float">
            <text:p>2 401,50</text:p>
          </table:table-cell>
          <table:table-cell office:value-type="float" office:value="201" calcext:value-type="float">
            <text:p>201</text:p>
          </table:table-cell>
          <table:table-cell table:formula="of:=90*[.E2008]" office:value-type="float" office:value="18090" calcext:value-type="float">
            <text:p>18090</text:p>
          </table:table-cell>
          <table:table-cell table:formula="of:=[.C2008]/294" office:value-type="float" office:value="5.62755102040816" calcext:value-type="float">
            <text:p>5,62755102040816</text:p>
          </table:table-cell>
          <table:table-cell table:formula="of:=[.D2008]/294" office:value-type="float" office:value="8.16836734693878" calcext:value-type="float">
            <text:p>8,16836734693878</text:p>
          </table:table-cell>
          <table:table-cell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874.5" calcext:value-type="float">
            <text:p>1 874,50</text:p>
          </table:table-cell>
          <table:table-cell office:value-type="float" office:value="2795.5" calcext:value-type="float">
            <text:p>2 795,50</text:p>
          </table:table-cell>
          <table:table-cell office:value-type="float" office:value="201" calcext:value-type="float">
            <text:p>201</text:p>
          </table:table-cell>
          <table:table-cell table:formula="of:=90*[.E2009]" office:value-type="float" office:value="18090" calcext:value-type="float">
            <text:p>18090</text:p>
          </table:table-cell>
          <table:table-cell table:formula="of:=[.C2009]/294" office:value-type="float" office:value="6.37585034013605" calcext:value-type="float">
            <text:p>6,37585034013605</text:p>
          </table:table-cell>
          <table:table-cell table:formula="of:=[.D2009]/294" office:value-type="float" office:value="9.50850340136054" calcext:value-type="float">
            <text:p>9,50850340136054</text:p>
          </table:table-cell>
          <table:table-cell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818.5" calcext:value-type="float">
            <text:p>1 818,50</text:p>
          </table:table-cell>
          <table:table-cell office:value-type="float" office:value="2869.5" calcext:value-type="float">
            <text:p>2 869,50</text:p>
          </table:table-cell>
          <table:table-cell office:value-type="float" office:value="201" calcext:value-type="float">
            <text:p>201</text:p>
          </table:table-cell>
          <table:table-cell table:formula="of:=90*[.E2010]" office:value-type="float" office:value="18090" calcext:value-type="float">
            <text:p>18090</text:p>
          </table:table-cell>
          <table:table-cell table:formula="of:=[.C2010]/294" office:value-type="float" office:value="6.18537414965986" calcext:value-type="float">
            <text:p>6,18537414965986</text:p>
          </table:table-cell>
          <table:table-cell table:formula="of:=[.D2010]/294" office:value-type="float" office:value="9.76020408163265" calcext:value-type="float">
            <text:p>9,76020408163265</text:p>
          </table:table-cell>
          <table:table-cell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804.5" calcext:value-type="float">
            <text:p>1 804,50</text:p>
          </table:table-cell>
          <table:table-cell office:value-type="float" office:value="2947.5" calcext:value-type="float">
            <text:p>2 947,50</text:p>
          </table:table-cell>
          <table:table-cell office:value-type="float" office:value="201" calcext:value-type="float">
            <text:p>201</text:p>
          </table:table-cell>
          <table:table-cell table:formula="of:=90*[.E2011]" office:value-type="float" office:value="18090" calcext:value-type="float">
            <text:p>18090</text:p>
          </table:table-cell>
          <table:table-cell table:formula="of:=[.C2011]/294" office:value-type="float" office:value="6.13775510204082" calcext:value-type="float">
            <text:p>6,13775510204082</text:p>
          </table:table-cell>
          <table:table-cell table:formula="of:=[.D2011]/294" office:value-type="float" office:value="10.0255102040816" calcext:value-type="float">
            <text:p>10,0255102040816</text:p>
          </table:table-cell>
          <table:table-cell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800.5" calcext:value-type="float">
            <text:p>1 800,50</text:p>
          </table:table-cell>
          <table:table-cell office:value-type="float" office:value="3047.5" calcext:value-type="float">
            <text:p>3 047,50</text:p>
          </table:table-cell>
          <table:table-cell office:value-type="float" office:value="201" calcext:value-type="float">
            <text:p>201</text:p>
          </table:table-cell>
          <table:table-cell table:formula="of:=90*[.E2012]" office:value-type="float" office:value="18090" calcext:value-type="float">
            <text:p>18090</text:p>
          </table:table-cell>
          <table:table-cell table:formula="of:=[.C2012]/294" office:value-type="float" office:value="6.12414965986395" calcext:value-type="float">
            <text:p>6,12414965986395</text:p>
          </table:table-cell>
          <table:table-cell table:formula="of:=[.D2012]/294" office:value-type="float" office:value="10.3656462585034" calcext:value-type="float">
            <text:p>10,3656462585034</text:p>
          </table:table-cell>
          <table:table-cell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812.5" calcext:value-type="float">
            <text:p>1 812,50</text:p>
          </table:table-cell>
          <table:table-cell office:value-type="float" office:value="3149.5" calcext:value-type="float">
            <text:p>3 149,50</text:p>
          </table:table-cell>
          <table:table-cell office:value-type="float" office:value="201" calcext:value-type="float">
            <text:p>201</text:p>
          </table:table-cell>
          <table:table-cell table:formula="of:=90*[.E2013]" office:value-type="float" office:value="18090" calcext:value-type="float">
            <text:p>18090</text:p>
          </table:table-cell>
          <table:table-cell table:formula="of:=[.C2013]/294" office:value-type="float" office:value="6.16496598639456" calcext:value-type="float">
            <text:p>6,16496598639456</text:p>
          </table:table-cell>
          <table:table-cell table:formula="of:=[.D2013]/294" office:value-type="float" office:value="10.7125850340136" calcext:value-type="float">
            <text:p>10,7125850340136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846.5" calcext:value-type="float">
            <text:p>1 846,50</text:p>
          </table:table-cell>
          <table:table-cell office:value-type="float" office:value="3249.5" calcext:value-type="float">
            <text:p>3 249,50</text:p>
          </table:table-cell>
          <table:table-cell office:value-type="float" office:value="201" calcext:value-type="float">
            <text:p>201</text:p>
          </table:table-cell>
          <table:table-cell table:formula="of:=90*[.E2014]" office:value-type="float" office:value="18090" calcext:value-type="float">
            <text:p>18090</text:p>
          </table:table-cell>
          <table:table-cell table:formula="of:=[.C2014]/294" office:value-type="float" office:value="6.28061224489796" calcext:value-type="float">
            <text:p>6,28061224489796</text:p>
          </table:table-cell>
          <table:table-cell table:formula="of:=[.D2014]/294" office:value-type="float" office:value="11.0527210884354" calcext:value-type="float">
            <text:p>11,0527210884354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340.5" calcext:value-type="float">
            <text:p>1 340,50</text:p>
          </table:table-cell>
          <table:table-cell office:value-type="float" office:value="2541.5" calcext:value-type="float">
            <text:p>2 541,50</text:p>
          </table:table-cell>
          <table:table-cell office:value-type="float" office:value="201" calcext:value-type="float">
            <text:p>201</text:p>
          </table:table-cell>
          <table:table-cell table:formula="of:=90*[.E2015]" office:value-type="float" office:value="18090" calcext:value-type="float">
            <text:p>18090</text:p>
          </table:table-cell>
          <table:table-cell table:formula="of:=[.C2015]/294" office:value-type="float" office:value="4.55952380952381" calcext:value-type="float">
            <text:p>4,55952380952381</text:p>
          </table:table-cell>
          <table:table-cell table:formula="of:=[.D2015]/294" office:value-type="float" office:value="8.64455782312925" calcext:value-type="float">
            <text:p>8,64455782312925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236.5" calcext:value-type="float">
            <text:p>1 236,50</text:p>
          </table:table-cell>
          <table:table-cell office:value-type="float" office:value="2635.5" calcext:value-type="float">
            <text:p>2 635,50</text:p>
          </table:table-cell>
          <table:table-cell office:value-type="float" office:value="201" calcext:value-type="float">
            <text:p>201</text:p>
          </table:table-cell>
          <table:table-cell table:formula="of:=90*[.E2016]" office:value-type="float" office:value="18090" calcext:value-type="float">
            <text:p>18090</text:p>
          </table:table-cell>
          <table:table-cell table:formula="of:=[.C2016]/294" office:value-type="float" office:value="4.20578231292517" calcext:value-type="float">
            <text:p>4,20578231292517</text:p>
          </table:table-cell>
          <table:table-cell table:formula="of:=[.D2016]/294" office:value-type="float" office:value="8.96428571428571" calcext:value-type="float">
            <text:p>8,96428571428571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192.5" calcext:value-type="float">
            <text:p>1 192,50</text:p>
          </table:table-cell>
          <table:table-cell office:value-type="float" office:value="2767.5" calcext:value-type="float">
            <text:p>2 767,50</text:p>
          </table:table-cell>
          <table:table-cell office:value-type="float" office:value="201" calcext:value-type="float">
            <text:p>201</text:p>
          </table:table-cell>
          <table:table-cell table:formula="of:=90*[.E2017]" office:value-type="float" office:value="18090" calcext:value-type="float">
            <text:p>18090</text:p>
          </table:table-cell>
          <table:table-cell table:formula="of:=[.C2017]/294" office:value-type="float" office:value="4.05612244897959" calcext:value-type="float">
            <text:p>4,05612244897959</text:p>
          </table:table-cell>
          <table:table-cell table:formula="of:=[.D2017]/294" office:value-type="float" office:value="9.41326530612245" calcext:value-type="float">
            <text:p>9,41326530612245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198.5" calcext:value-type="float">
            <text:p>1 198,50</text:p>
          </table:table-cell>
          <table:table-cell office:value-type="float" office:value="2909.5" calcext:value-type="float">
            <text:p>2 909,50</text:p>
          </table:table-cell>
          <table:table-cell office:value-type="float" office:value="201" calcext:value-type="float">
            <text:p>201</text:p>
          </table:table-cell>
          <table:table-cell table:formula="of:=90*[.E2018]" office:value-type="float" office:value="18090" calcext:value-type="float">
            <text:p>18090</text:p>
          </table:table-cell>
          <table:table-cell table:formula="of:=[.C2018]/294" office:value-type="float" office:value="4.0765306122449" calcext:value-type="float">
            <text:p>4,0765306122449</text:p>
          </table:table-cell>
          <table:table-cell table:formula="of:=[.D2018]/294" office:value-type="float" office:value="9.89625850340136" calcext:value-type="float">
            <text:p>9,89625850340136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1252.5" calcext:value-type="float">
            <text:p>1 252,50</text:p>
          </table:table-cell>
          <table:table-cell office:value-type="float" office:value="3013.5" calcext:value-type="float">
            <text:p>3 013,50</text:p>
          </table:table-cell>
          <table:table-cell office:value-type="float" office:value="201" calcext:value-type="float">
            <text:p>201</text:p>
          </table:table-cell>
          <table:table-cell table:formula="of:=90*[.E2019]" office:value-type="float" office:value="18090" calcext:value-type="float">
            <text:p>18090</text:p>
          </table:table-cell>
          <table:table-cell table:formula="of:=[.C2019]/294" office:value-type="float" office:value="4.26020408163265" calcext:value-type="float">
            <text:p>4,26020408163265</text:p>
          </table:table-cell>
          <table:table-cell table:formula="of:=[.D2019]/294" office:value-type="float" office:value="10.25" calcext:value-type="float">
            <text:p>10,25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160.5" calcext:value-type="float">
            <text:p>1 160,50</text:p>
          </table:table-cell>
          <table:table-cell office:value-type="float" office:value="3085.5" calcext:value-type="float">
            <text:p>3 085,50</text:p>
          </table:table-cell>
          <table:table-cell office:value-type="float" office:value="201" calcext:value-type="float">
            <text:p>201</text:p>
          </table:table-cell>
          <table:table-cell table:formula="of:=90*[.E2020]" office:value-type="float" office:value="18090" calcext:value-type="float">
            <text:p>18090</text:p>
          </table:table-cell>
          <table:table-cell table:formula="of:=[.C2020]/294" office:value-type="float" office:value="3.94727891156463" calcext:value-type="float">
            <text:p>3,94727891156463</text:p>
          </table:table-cell>
          <table:table-cell table:formula="of:=[.D2020]/294" office:value-type="float" office:value="10.4948979591837" calcext:value-type="float">
            <text:p>10,4948979591837</text:p>
          </table:table-cell>
          <table:table-cell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2010.5" calcext:value-type="float">
            <text:p>2 010,50</text:p>
          </table:table-cell>
          <table:table-cell office:value-type="float" office:value="2663.5" calcext:value-type="float">
            <text:p>2 663,50</text:p>
          </table:table-cell>
          <table:table-cell office:value-type="float" office:value="208" calcext:value-type="float">
            <text:p>208</text:p>
          </table:table-cell>
          <table:table-cell table:formula="of:=90*[.E2021]" office:value-type="float" office:value="18720" calcext:value-type="float">
            <text:p>18720</text:p>
          </table:table-cell>
          <table:table-cell table:formula="of:=[.C2021]/294" office:value-type="float" office:value="6.83843537414966" calcext:value-type="float">
            <text:p>6,83843537414966</text:p>
          </table:table-cell>
          <table:table-cell table:formula="of:=[.D2021]/294" office:value-type="float" office:value="9.05952380952381" calcext:value-type="float">
            <text:p>9,05952380952381</text:p>
          </table:table-cell>
          <table:table-cell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952.5" calcext:value-type="float">
            <text:p>1 952,50</text:p>
          </table:table-cell>
          <table:table-cell office:value-type="float" office:value="2589.5" calcext:value-type="float">
            <text:p>2 589,50</text:p>
          </table:table-cell>
          <table:table-cell office:value-type="float" office:value="208" calcext:value-type="float">
            <text:p>208</text:p>
          </table:table-cell>
          <table:table-cell table:formula="of:=90*[.E2022]" office:value-type="float" office:value="18720" calcext:value-type="float">
            <text:p>18720</text:p>
          </table:table-cell>
          <table:table-cell table:formula="of:=[.C2022]/294" office:value-type="float" office:value="6.64115646258503" calcext:value-type="float">
            <text:p>6,64115646258503</text:p>
          </table:table-cell>
          <table:table-cell table:formula="of:=[.D2022]/294" office:value-type="float" office:value="8.8078231292517" calcext:value-type="float">
            <text:p>8,8078231292517</text:p>
          </table:table-cell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1936.5" calcext:value-type="float">
            <text:p>1 936,50</text:p>
          </table:table-cell>
          <table:table-cell office:value-type="float" office:value="2527.5" calcext:value-type="float">
            <text:p>2 527,50</text:p>
          </table:table-cell>
          <table:table-cell office:value-type="float" office:value="208" calcext:value-type="float">
            <text:p>208</text:p>
          </table:table-cell>
          <table:table-cell table:formula="of:=90*[.E2023]" office:value-type="float" office:value="18720" calcext:value-type="float">
            <text:p>18720</text:p>
          </table:table-cell>
          <table:table-cell table:formula="of:=[.C2023]/294" office:value-type="float" office:value="6.58673469387755" calcext:value-type="float">
            <text:p>6,58673469387755</text:p>
          </table:table-cell>
          <table:table-cell table:formula="of:=[.D2023]/294" office:value-type="float" office:value="8.5969387755102" calcext:value-type="float">
            <text:p>8,5969387755102</text:p>
          </table:table-cell>
          <table:table-cell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1876.5" calcext:value-type="float">
            <text:p>1 876,50</text:p>
          </table:table-cell>
          <table:table-cell office:value-type="float" office:value="2491.5" calcext:value-type="float">
            <text:p>2 491,50</text:p>
          </table:table-cell>
          <table:table-cell office:value-type="float" office:value="208" calcext:value-type="float">
            <text:p>208</text:p>
          </table:table-cell>
          <table:table-cell table:formula="of:=90*[.E2024]" office:value-type="float" office:value="18720" calcext:value-type="float">
            <text:p>18720</text:p>
          </table:table-cell>
          <table:table-cell table:formula="of:=[.C2024]/294" office:value-type="float" office:value="6.38265306122449" calcext:value-type="float">
            <text:p>6,38265306122449</text:p>
          </table:table-cell>
          <table:table-cell table:formula="of:=[.D2024]/294" office:value-type="float" office:value="8.47448979591837" calcext:value-type="float">
            <text:p>8,47448979591837</text:p>
          </table:table-cell>
          <table:table-cell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1844.5" calcext:value-type="float">
            <text:p>1 844,50</text:p>
          </table:table-cell>
          <table:table-cell office:value-type="float" office:value="2465.5" calcext:value-type="float">
            <text:p>2 465,50</text:p>
          </table:table-cell>
          <table:table-cell office:value-type="float" office:value="208" calcext:value-type="float">
            <text:p>208</text:p>
          </table:table-cell>
          <table:table-cell table:formula="of:=90*[.E2025]" office:value-type="float" office:value="18720" calcext:value-type="float">
            <text:p>18720</text:p>
          </table:table-cell>
          <table:table-cell table:formula="of:=[.C2025]/294" office:value-type="float" office:value="6.27380952380952" calcext:value-type="float">
            <text:p>6,27380952380952</text:p>
          </table:table-cell>
          <table:table-cell table:formula="of:=[.D2025]/294" office:value-type="float" office:value="8.38605442176871" calcext:value-type="float">
            <text:p>8,38605442176871</text:p>
          </table:table-cell>
          <table:table-cell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1796.5" calcext:value-type="float">
            <text:p>1 796,50</text:p>
          </table:table-cell>
          <table:table-cell office:value-type="float" office:value="2525.5" calcext:value-type="float">
            <text:p>2 525,50</text:p>
          </table:table-cell>
          <table:table-cell office:value-type="float" office:value="208" calcext:value-type="float">
            <text:p>208</text:p>
          </table:table-cell>
          <table:table-cell table:formula="of:=90*[.E2026]" office:value-type="float" office:value="18720" calcext:value-type="float">
            <text:p>18720</text:p>
          </table:table-cell>
          <table:table-cell table:formula="of:=[.C2026]/294" office:value-type="float" office:value="6.11054421768708" calcext:value-type="float">
            <text:p>6,11054421768708</text:p>
          </table:table-cell>
          <table:table-cell table:formula="of:=[.D2026]/294" office:value-type="float" office:value="8.59013605442177" calcext:value-type="float">
            <text:p>8,59013605442177</text:p>
          </table:table-cell>
          <table:table-cell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1744.5" calcext:value-type="float">
            <text:p>1 744,50</text:p>
          </table:table-cell>
          <table:table-cell office:value-type="float" office:value="2639.5" calcext:value-type="float">
            <text:p>2 639,50</text:p>
          </table:table-cell>
          <table:table-cell office:value-type="float" office:value="208" calcext:value-type="float">
            <text:p>208</text:p>
          </table:table-cell>
          <table:table-cell table:formula="of:=90*[.E2027]" office:value-type="float" office:value="18720" calcext:value-type="float">
            <text:p>18720</text:p>
          </table:table-cell>
          <table:table-cell table:formula="of:=[.C2027]/294" office:value-type="float" office:value="5.93367346938776" calcext:value-type="float">
            <text:p>5,93367346938776</text:p>
          </table:table-cell>
          <table:table-cell table:formula="of:=[.D2027]/294" office:value-type="float" office:value="8.97789115646259" calcext:value-type="float">
            <text:p>8,97789115646259</text:p>
          </table:table-cell>
          <table:table-cell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float" office:value="1714.5" calcext:value-type="float">
            <text:p>1 714,50</text:p>
          </table:table-cell>
          <table:table-cell office:value-type="float" office:value="2691.5" calcext:value-type="float">
            <text:p>2 691,50</text:p>
          </table:table-cell>
          <table:table-cell office:value-type="float" office:value="208" calcext:value-type="float">
            <text:p>208</text:p>
          </table:table-cell>
          <table:table-cell table:formula="of:=90*[.E2028]" office:value-type="float" office:value="18720" calcext:value-type="float">
            <text:p>18720</text:p>
          </table:table-cell>
          <table:table-cell table:formula="of:=[.C2028]/294" office:value-type="float" office:value="5.83163265306123" calcext:value-type="float">
            <text:p>5,83163265306123</text:p>
          </table:table-cell>
          <table:table-cell table:formula="of:=[.D2028]/294" office:value-type="float" office:value="9.15476190476191" calcext:value-type="float">
            <text:p>9,15476190476191</text:p>
          </table:table-cell>
          <table:table-cell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1732.5" calcext:value-type="float">
            <text:p>1 732,50</text:p>
          </table:table-cell>
          <table:table-cell office:value-type="float" office:value="2561.5" calcext:value-type="float">
            <text:p>2 561,50</text:p>
          </table:table-cell>
          <table:table-cell office:value-type="float" office:value="208" calcext:value-type="float">
            <text:p>208</text:p>
          </table:table-cell>
          <table:table-cell table:formula="of:=90*[.E2029]" office:value-type="float" office:value="18720" calcext:value-type="float">
            <text:p>18720</text:p>
          </table:table-cell>
          <table:table-cell table:formula="of:=[.C2029]/294" office:value-type="float" office:value="5.89285714285714" calcext:value-type="float">
            <text:p>5,89285714285714</text:p>
          </table:table-cell>
          <table:table-cell table:formula="of:=[.D2029]/294" office:value-type="float" office:value="8.71258503401361" calcext:value-type="float">
            <text:p>8,71258503401361</text:p>
          </table:table-cell>
          <table:table-cell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float" office:value="1774.5" calcext:value-type="float">
            <text:p>1 774,50</text:p>
          </table:table-cell>
          <table:table-cell office:value-type="float" office:value="2473.5" calcext:value-type="float">
            <text:p>2 473,50</text:p>
          </table:table-cell>
          <table:table-cell office:value-type="float" office:value="208" calcext:value-type="float">
            <text:p>208</text:p>
          </table:table-cell>
          <table:table-cell table:formula="of:=90*[.E2030]" office:value-type="float" office:value="18720" calcext:value-type="float">
            <text:p>18720</text:p>
          </table:table-cell>
          <table:table-cell table:formula="of:=[.C2030]/294" office:value-type="float" office:value="6.03571428571429" calcext:value-type="float">
            <text:p>6,03571428571429</text:p>
          </table:table-cell>
          <table:table-cell table:formula="of:=[.D2030]/294" office:value-type="float" office:value="8.41326530612245" calcext:value-type="float">
            <text:p>8,41326530612245</text:p>
          </table:table-cell>
          <table:table-cell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1764.5" calcext:value-type="float">
            <text:p>1 764,50</text:p>
          </table:table-cell>
          <table:table-cell office:value-type="float" office:value="2379.5" calcext:value-type="float">
            <text:p>2 379,50</text:p>
          </table:table-cell>
          <table:table-cell office:value-type="float" office:value="208" calcext:value-type="float">
            <text:p>208</text:p>
          </table:table-cell>
          <table:table-cell table:formula="of:=90*[.E2031]" office:value-type="float" office:value="18720" calcext:value-type="float">
            <text:p>18720</text:p>
          </table:table-cell>
          <table:table-cell table:formula="of:=[.C2031]/294" office:value-type="float" office:value="6.00170068027211" calcext:value-type="float">
            <text:p>6,00170068027211</text:p>
          </table:table-cell>
          <table:table-cell table:formula="of:=[.D2031]/294" office:value-type="float" office:value="8.09353741496599" calcext:value-type="float">
            <text:p>8,09353741496599</text:p>
          </table:table-cell>
          <table:table-cell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float" office:value="1696.5" calcext:value-type="float">
            <text:p>1 696,50</text:p>
          </table:table-cell>
          <table:table-cell office:value-type="float" office:value="2383.5" calcext:value-type="float">
            <text:p>2 383,50</text:p>
          </table:table-cell>
          <table:table-cell office:value-type="float" office:value="208" calcext:value-type="float">
            <text:p>208</text:p>
          </table:table-cell>
          <table:table-cell table:formula="of:=90*[.E2032]" office:value-type="float" office:value="18720" calcext:value-type="float">
            <text:p>18720</text:p>
          </table:table-cell>
          <table:table-cell table:formula="of:=[.C2032]/294" office:value-type="float" office:value="5.77040816326531" calcext:value-type="float">
            <text:p>5,77040816326531</text:p>
          </table:table-cell>
          <table:table-cell table:formula="of:=[.D2032]/294" office:value-type="float" office:value="8.10714285714286" calcext:value-type="float">
            <text:p>8,10714285714286</text:p>
          </table:table-cell>
          <table:table-cell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1658.5" calcext:value-type="float">
            <text:p>1 658,50</text:p>
          </table:table-cell>
          <table:table-cell office:value-type="float" office:value="2389.5" calcext:value-type="float">
            <text:p>2 389,50</text:p>
          </table:table-cell>
          <table:table-cell office:value-type="float" office:value="208" calcext:value-type="float">
            <text:p>208</text:p>
          </table:table-cell>
          <table:table-cell table:formula="of:=90*[.E2033]" office:value-type="float" office:value="18720" calcext:value-type="float">
            <text:p>18720</text:p>
          </table:table-cell>
          <table:table-cell table:formula="of:=[.C2033]/294" office:value-type="float" office:value="5.64115646258503" calcext:value-type="float">
            <text:p>5,64115646258503</text:p>
          </table:table-cell>
          <table:table-cell table:formula="of:=[.D2033]/294" office:value-type="float" office:value="8.12755102040816" calcext:value-type="float">
            <text:p>8,12755102040816</text:p>
          </table:table-cell>
          <table:table-cell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1326.5" calcext:value-type="float">
            <text:p>1 326,50</text:p>
          </table:table-cell>
          <table:table-cell office:value-type="float" office:value="2525.5" calcext:value-type="float">
            <text:p>2 525,50</text:p>
          </table:table-cell>
          <table:table-cell office:value-type="float" office:value="208" calcext:value-type="float">
            <text:p>208</text:p>
          </table:table-cell>
          <table:table-cell table:formula="of:=90*[.E2034]" office:value-type="float" office:value="18720" calcext:value-type="float">
            <text:p>18720</text:p>
          </table:table-cell>
          <table:table-cell table:formula="of:=[.C2034]/294" office:value-type="float" office:value="4.51190476190476" calcext:value-type="float">
            <text:p>4,51190476190476</text:p>
          </table:table-cell>
          <table:table-cell table:formula="of:=[.D2034]/294" office:value-type="float" office:value="8.59013605442177" calcext:value-type="float">
            <text:p>8,59013605442177</text:p>
          </table:table-cell>
          <table:table-cell/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float" office:value="1256.5" calcext:value-type="float">
            <text:p>1 256,50</text:p>
          </table:table-cell>
          <table:table-cell office:value-type="float" office:value="2587.5" calcext:value-type="float">
            <text:p>2 587,50</text:p>
          </table:table-cell>
          <table:table-cell office:value-type="float" office:value="208" calcext:value-type="float">
            <text:p>208</text:p>
          </table:table-cell>
          <table:table-cell table:formula="of:=90*[.E2035]" office:value-type="float" office:value="18720" calcext:value-type="float">
            <text:p>18720</text:p>
          </table:table-cell>
          <table:table-cell table:formula="of:=[.C2035]/294" office:value-type="float" office:value="4.27380952380952" calcext:value-type="float">
            <text:p>4,27380952380952</text:p>
          </table:table-cell>
          <table:table-cell table:formula="of:=[.D2035]/294" office:value-type="float" office:value="8.80102040816327" calcext:value-type="float">
            <text:p>8,80102040816327</text:p>
          </table:table-cell>
          <table:table-cell/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1190.5" calcext:value-type="float">
            <text:p>1 190,50</text:p>
          </table:table-cell>
          <table:table-cell office:value-type="float" office:value="2709.5" calcext:value-type="float">
            <text:p>2 709,50</text:p>
          </table:table-cell>
          <table:table-cell office:value-type="float" office:value="208" calcext:value-type="float">
            <text:p>208</text:p>
          </table:table-cell>
          <table:table-cell table:formula="of:=90*[.E2036]" office:value-type="float" office:value="18720" calcext:value-type="float">
            <text:p>18720</text:p>
          </table:table-cell>
          <table:table-cell table:formula="of:=[.C2036]/294" office:value-type="float" office:value="4.04931972789116" calcext:value-type="float">
            <text:p>4,04931972789116</text:p>
          </table:table-cell>
          <table:table-cell table:formula="of:=[.D2036]/294" office:value-type="float" office:value="9.21598639455782" calcext:value-type="float">
            <text:p>9,21598639455782</text:p>
          </table:table-cell>
          <table:table-cell/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float" office:value="1188.5" calcext:value-type="float">
            <text:p>1 188,50</text:p>
          </table:table-cell>
          <table:table-cell office:value-type="float" office:value="2809.5" calcext:value-type="float">
            <text:p>2 809,50</text:p>
          </table:table-cell>
          <table:table-cell office:value-type="float" office:value="208" calcext:value-type="float">
            <text:p>208</text:p>
          </table:table-cell>
          <table:table-cell table:formula="of:=90*[.E2037]" office:value-type="float" office:value="18720" calcext:value-type="float">
            <text:p>18720</text:p>
          </table:table-cell>
          <table:table-cell table:formula="of:=[.C2037]/294" office:value-type="float" office:value="4.04251700680272" calcext:value-type="float">
            <text:p>4,04251700680272</text:p>
          </table:table-cell>
          <table:table-cell table:formula="of:=[.D2037]/294" office:value-type="float" office:value="9.55612244897959" calcext:value-type="float">
            <text:p>9,55612244897959</text:p>
          </table:table-cell>
          <table:table-cell/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float" office:value="1182.5" calcext:value-type="float">
            <text:p>1 182,50</text:p>
          </table:table-cell>
          <table:table-cell office:value-type="float" office:value="2907.5" calcext:value-type="float">
            <text:p>2 907,50</text:p>
          </table:table-cell>
          <table:table-cell office:value-type="float" office:value="208" calcext:value-type="float">
            <text:p>208</text:p>
          </table:table-cell>
          <table:table-cell table:formula="of:=90*[.E2038]" office:value-type="float" office:value="18720" calcext:value-type="float">
            <text:p>18720</text:p>
          </table:table-cell>
          <table:table-cell table:formula="of:=[.C2038]/294" office:value-type="float" office:value="4.02210884353742" calcext:value-type="float">
            <text:p>4,02210884353742</text:p>
          </table:table-cell>
          <table:table-cell table:formula="of:=[.D2038]/294" office:value-type="float" office:value="9.88945578231293" calcext:value-type="float">
            <text:p>9,88945578231293</text:p>
          </table:table-cell>
          <table:table-cell/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float" office:value="1178.5" calcext:value-type="float">
            <text:p>1 178,50</text:p>
          </table:table-cell>
          <table:table-cell office:value-type="float" office:value="2991.5" calcext:value-type="float">
            <text:p>2 991,50</text:p>
          </table:table-cell>
          <table:table-cell office:value-type="float" office:value="208" calcext:value-type="float">
            <text:p>208</text:p>
          </table:table-cell>
          <table:table-cell table:formula="of:=90*[.E2039]" office:value-type="float" office:value="18720" calcext:value-type="float">
            <text:p>18720</text:p>
          </table:table-cell>
          <table:table-cell table:formula="of:=[.C2039]/294" office:value-type="float" office:value="4.00850340136054" calcext:value-type="float">
            <text:p>4,00850340136054</text:p>
          </table:table-cell>
          <table:table-cell table:formula="of:=[.D2039]/294" office:value-type="float" office:value="10.1751700680272" calcext:value-type="float">
            <text:p>10,1751700680272</text:p>
          </table:table-cell>
          <table:table-cell/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float" office:value="1246.5" calcext:value-type="float">
            <text:p>1 246,50</text:p>
          </table:table-cell>
          <table:table-cell office:value-type="float" office:value="3025.5" calcext:value-type="float">
            <text:p>3 025,50</text:p>
          </table:table-cell>
          <table:table-cell office:value-type="float" office:value="208" calcext:value-type="float">
            <text:p>208</text:p>
          </table:table-cell>
          <table:table-cell table:formula="of:=90*[.E2040]" office:value-type="float" office:value="18720" calcext:value-type="float">
            <text:p>18720</text:p>
          </table:table-cell>
          <table:table-cell table:formula="of:=[.C2040]/294" office:value-type="float" office:value="4.23979591836735" calcext:value-type="float">
            <text:p>4,23979591836735</text:p>
          </table:table-cell>
          <table:table-cell table:formula="of:=[.D2040]/294" office:value-type="float" office:value="10.2908163265306" calcext:value-type="float">
            <text:p>10,2908163265306</text:p>
          </table:table-cell>
          <table:table-cell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1242.5" calcext:value-type="float">
            <text:p>1 242,50</text:p>
          </table:table-cell>
          <table:table-cell office:value-type="float" office:value="3063.5" calcext:value-type="float">
            <text:p>3 063,50</text:p>
          </table:table-cell>
          <table:table-cell office:value-type="float" office:value="208" calcext:value-type="float">
            <text:p>208</text:p>
          </table:table-cell>
          <table:table-cell table:formula="of:=90*[.E2041]" office:value-type="float" office:value="18720" calcext:value-type="float">
            <text:p>18720</text:p>
          </table:table-cell>
          <table:table-cell table:formula="of:=[.C2041]/294" office:value-type="float" office:value="4.22619047619048" calcext:value-type="float">
            <text:p>4,22619047619048</text:p>
          </table:table-cell>
          <table:table-cell table:formula="of:=[.D2041]/294" office:value-type="float" office:value="10.4200680272109" calcext:value-type="float">
            <text:p>10,4200680272109</text:p>
          </table:table-cell>
          <table:table-cell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232.5" calcext:value-type="float">
            <text:p>1 232,50</text:p>
          </table:table-cell>
          <table:table-cell office:value-type="float" office:value="3153.5" calcext:value-type="float">
            <text:p>3 153,50</text:p>
          </table:table-cell>
          <table:table-cell office:value-type="float" office:value="208" calcext:value-type="float">
            <text:p>208</text:p>
          </table:table-cell>
          <table:table-cell table:formula="of:=90*[.E2042]" office:value-type="float" office:value="18720" calcext:value-type="float">
            <text:p>18720</text:p>
          </table:table-cell>
          <table:table-cell table:formula="of:=[.C2042]/294" office:value-type="float" office:value="4.1921768707483" calcext:value-type="float">
            <text:p>4,1921768707483</text:p>
          </table:table-cell>
          <table:table-cell table:formula="of:=[.D2042]/294" office:value-type="float" office:value="10.7261904761905" calcext:value-type="float">
            <text:p>10,7261904761905</text:p>
          </table:table-cell>
          <table:table-cell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float" office:value="1874.5" calcext:value-type="float">
            <text:p>1 874,50</text:p>
          </table:table-cell>
          <table:table-cell office:value-type="float" office:value="2827.5" calcext:value-type="float">
            <text:p>2 827,50</text:p>
          </table:table-cell>
          <table:table-cell office:value-type="float" office:value="208" calcext:value-type="float">
            <text:p>208</text:p>
          </table:table-cell>
          <table:table-cell table:formula="of:=90*[.E2043]" office:value-type="float" office:value="18720" calcext:value-type="float">
            <text:p>18720</text:p>
          </table:table-cell>
          <table:table-cell table:formula="of:=[.C2043]/294" office:value-type="float" office:value="6.37585034013605" calcext:value-type="float">
            <text:p>6,37585034013605</text:p>
          </table:table-cell>
          <table:table-cell table:formula="of:=[.D2043]/294" office:value-type="float" office:value="9.61734693877551" calcext:value-type="float">
            <text:p>9,61734693877551</text:p>
          </table:table-cell>
          <table:table-cell/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office:value-type="float" office:value="1840.5" calcext:value-type="float">
            <text:p>1 840,50</text:p>
          </table:table-cell>
          <table:table-cell office:value-type="float" office:value="2887.5" calcext:value-type="float">
            <text:p>2 887,50</text:p>
          </table:table-cell>
          <table:table-cell office:value-type="float" office:value="208" calcext:value-type="float">
            <text:p>208</text:p>
          </table:table-cell>
          <table:table-cell table:formula="of:=90*[.E2044]" office:value-type="float" office:value="18720" calcext:value-type="float">
            <text:p>18720</text:p>
          </table:table-cell>
          <table:table-cell table:formula="of:=[.C2044]/294" office:value-type="float" office:value="6.26020408163265" calcext:value-type="float">
            <text:p>6,26020408163265</text:p>
          </table:table-cell>
          <table:table-cell table:formula="of:=[.D2044]/294" office:value-type="float" office:value="9.82142857142857" calcext:value-type="float">
            <text:p>9,82142857142857</text:p>
          </table:table-cell>
          <table:table-cell/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1820.5" calcext:value-type="float">
            <text:p>1 820,50</text:p>
          </table:table-cell>
          <table:table-cell office:value-type="float" office:value="2971.5" calcext:value-type="float">
            <text:p>2 971,50</text:p>
          </table:table-cell>
          <table:table-cell office:value-type="float" office:value="208" calcext:value-type="float">
            <text:p>208</text:p>
          </table:table-cell>
          <table:table-cell table:formula="of:=90*[.E2045]" office:value-type="float" office:value="18720" calcext:value-type="float">
            <text:p>18720</text:p>
          </table:table-cell>
          <table:table-cell table:formula="of:=[.C2045]/294" office:value-type="float" office:value="6.1921768707483" calcext:value-type="float">
            <text:p>6,1921768707483</text:p>
          </table:table-cell>
          <table:table-cell table:formula="of:=[.D2045]/294" office:value-type="float" office:value="10.1071428571429" calcext:value-type="float">
            <text:p>10,1071428571429</text:p>
          </table:table-cell>
          <table:table-cell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1808.5" calcext:value-type="float">
            <text:p>1 808,50</text:p>
          </table:table-cell>
          <table:table-cell office:value-type="float" office:value="3067.5" calcext:value-type="float">
            <text:p>3 067,50</text:p>
          </table:table-cell>
          <table:table-cell office:value-type="float" office:value="208" calcext:value-type="float">
            <text:p>208</text:p>
          </table:table-cell>
          <table:table-cell table:formula="of:=90*[.E2046]" office:value-type="float" office:value="18720" calcext:value-type="float">
            <text:p>18720</text:p>
          </table:table-cell>
          <table:table-cell table:formula="of:=[.C2046]/294" office:value-type="float" office:value="6.15136054421769" calcext:value-type="float">
            <text:p>6,15136054421769</text:p>
          </table:table-cell>
          <table:table-cell table:formula="of:=[.D2046]/294" office:value-type="float" office:value="10.4336734693878" calcext:value-type="float">
            <text:p>10,4336734693878</text:p>
          </table:table-cell>
          <table:table-cell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1784.5" calcext:value-type="float">
            <text:p>1 784,50</text:p>
          </table:table-cell>
          <table:table-cell office:value-type="float" office:value="3207.5" calcext:value-type="float">
            <text:p>3 207,50</text:p>
          </table:table-cell>
          <table:table-cell office:value-type="float" office:value="208" calcext:value-type="float">
            <text:p>208</text:p>
          </table:table-cell>
          <table:table-cell table:formula="of:=90*[.E2047]" office:value-type="float" office:value="18720" calcext:value-type="float">
            <text:p>18720</text:p>
          </table:table-cell>
          <table:table-cell table:formula="of:=[.C2047]/294" office:value-type="float" office:value="6.06972789115646" calcext:value-type="float">
            <text:p>6,06972789115646</text:p>
          </table:table-cell>
          <table:table-cell table:formula="of:=[.D2047]/294" office:value-type="float" office:value="10.9098639455782" calcext:value-type="float">
            <text:p>10,9098639455782</text:p>
          </table:table-cell>
          <table:table-cell/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float" office:value="1700.5" calcext:value-type="float">
            <text:p>1 700,50</text:p>
          </table:table-cell>
          <table:table-cell office:value-type="float" office:value="3239.5" calcext:value-type="float">
            <text:p>3 239,50</text:p>
          </table:table-cell>
          <table:table-cell office:value-type="float" office:value="208" calcext:value-type="float">
            <text:p>208</text:p>
          </table:table-cell>
          <table:table-cell table:formula="of:=90*[.E2048]" office:value-type="float" office:value="18720" calcext:value-type="float">
            <text:p>18720</text:p>
          </table:table-cell>
          <table:table-cell table:formula="of:=[.C2048]/294" office:value-type="float" office:value="5.78401360544218" calcext:value-type="float">
            <text:p>5,78401360544218</text:p>
          </table:table-cell>
          <table:table-cell table:formula="of:=[.D2048]/294" office:value-type="float" office:value="11.0187074829932" calcext:value-type="float">
            <text:p>11,018707482993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660.5" calcext:value-type="float">
            <text:p>1 660,50</text:p>
          </table:table-cell>
          <table:table-cell office:value-type="float" office:value="2415.5" calcext:value-type="float">
            <text:p>2 415,50</text:p>
          </table:table-cell>
          <table:table-cell office:value-type="float" office:value="214" calcext:value-type="float">
            <text:p>214</text:p>
          </table:table-cell>
          <table:table-cell table:formula="of:=90*[.E2049]" office:value-type="float" office:value="19260" calcext:value-type="float">
            <text:p>19260</text:p>
          </table:table-cell>
          <table:table-cell table:formula="of:=[.C2049]/294" office:value-type="float" office:value="5.64795918367347" calcext:value-type="float">
            <text:p>5,64795918367347</text:p>
          </table:table-cell>
          <table:table-cell table:formula="of:=[.D2049]/294" office:value-type="float" office:value="8.21598639455782" calcext:value-type="float">
            <text:p>8,21598639455782</text:p>
          </table:table-cell>
          <table:table-cell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1692.5" calcext:value-type="float">
            <text:p>1 692,50</text:p>
          </table:table-cell>
          <table:table-cell office:value-type="float" office:value="2371.5" calcext:value-type="float">
            <text:p>2 371,50</text:p>
          </table:table-cell>
          <table:table-cell office:value-type="float" office:value="214" calcext:value-type="float">
            <text:p>214</text:p>
          </table:table-cell>
          <table:table-cell table:formula="of:=90*[.E2050]" office:value-type="float" office:value="19260" calcext:value-type="float">
            <text:p>19260</text:p>
          </table:table-cell>
          <table:table-cell table:formula="of:=[.C2050]/294" office:value-type="float" office:value="5.75680272108844" calcext:value-type="float">
            <text:p>5,75680272108844</text:p>
          </table:table-cell>
          <table:table-cell table:formula="of:=[.D2050]/294" office:value-type="float" office:value="8.06632653061224" calcext:value-type="float">
            <text:p>8,06632653061224</text:p>
          </table:table-cell>
          <table:table-cell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1766.5" calcext:value-type="float">
            <text:p>1 766,50</text:p>
          </table:table-cell>
          <table:table-cell office:value-type="float" office:value="2367.5" calcext:value-type="float">
            <text:p>2 367,50</text:p>
          </table:table-cell>
          <table:table-cell office:value-type="float" office:value="214" calcext:value-type="float">
            <text:p>214</text:p>
          </table:table-cell>
          <table:table-cell table:formula="of:=90*[.E2051]" office:value-type="float" office:value="19260" calcext:value-type="float">
            <text:p>19260</text:p>
          </table:table-cell>
          <table:table-cell table:formula="of:=[.C2051]/294" office:value-type="float" office:value="6.00850340136054" calcext:value-type="float">
            <text:p>6,00850340136054</text:p>
          </table:table-cell>
          <table:table-cell table:formula="of:=[.D2051]/294" office:value-type="float" office:value="8.05272108843538" calcext:value-type="float">
            <text:p>8,05272108843538</text:p>
          </table:table-cell>
          <table:table-cell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float" office:value="1790.5" calcext:value-type="float">
            <text:p>1 790,50</text:p>
          </table:table-cell>
          <table:table-cell office:value-type="float" office:value="2453.5" calcext:value-type="float">
            <text:p>2 453,50</text:p>
          </table:table-cell>
          <table:table-cell office:value-type="float" office:value="214" calcext:value-type="float">
            <text:p>214</text:p>
          </table:table-cell>
          <table:table-cell table:formula="of:=90*[.E2052]" office:value-type="float" office:value="19260" calcext:value-type="float">
            <text:p>19260</text:p>
          </table:table-cell>
          <table:table-cell table:formula="of:=[.C2052]/294" office:value-type="float" office:value="6.09013605442177" calcext:value-type="float">
            <text:p>6,09013605442177</text:p>
          </table:table-cell>
          <table:table-cell table:formula="of:=[.D2052]/294" office:value-type="float" office:value="8.3452380952381" calcext:value-type="float">
            <text:p>8,3452380952381</text:p>
          </table:table-cell>
          <table:table-cell/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float" office:value="1784.5" calcext:value-type="float">
            <text:p>1 784,50</text:p>
          </table:table-cell>
          <table:table-cell office:value-type="float" office:value="2537.5" calcext:value-type="float">
            <text:p>2 537,50</text:p>
          </table:table-cell>
          <table:table-cell office:value-type="float" office:value="214" calcext:value-type="float">
            <text:p>214</text:p>
          </table:table-cell>
          <table:table-cell table:formula="of:=90*[.E2053]" office:value-type="float" office:value="19260" calcext:value-type="float">
            <text:p>19260</text:p>
          </table:table-cell>
          <table:table-cell table:formula="of:=[.C2053]/294" office:value-type="float" office:value="6.06972789115646" calcext:value-type="float">
            <text:p>6,06972789115646</text:p>
          </table:table-cell>
          <table:table-cell table:formula="of:=[.D2053]/294" office:value-type="float" office:value="8.63095238095238" calcext:value-type="float">
            <text:p>8,63095238095238</text:p>
          </table:table-cell>
          <table:table-cell/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float" office:value="1744.5" calcext:value-type="float">
            <text:p>1 744,50</text:p>
          </table:table-cell>
          <table:table-cell office:value-type="float" office:value="2617.5" calcext:value-type="float">
            <text:p>2 617,50</text:p>
          </table:table-cell>
          <table:table-cell office:value-type="float" office:value="214" calcext:value-type="float">
            <text:p>214</text:p>
          </table:table-cell>
          <table:table-cell table:formula="of:=90*[.E2054]" office:value-type="float" office:value="19260" calcext:value-type="float">
            <text:p>19260</text:p>
          </table:table-cell>
          <table:table-cell table:formula="of:=[.C2054]/294" office:value-type="float" office:value="5.93367346938776" calcext:value-type="float">
            <text:p>5,93367346938776</text:p>
          </table:table-cell>
          <table:table-cell table:formula="of:=[.D2054]/294" office:value-type="float" office:value="8.9030612244898" calcext:value-type="float">
            <text:p>8,9030612244898</text:p>
          </table:table-cell>
          <table:table-cell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1870.5" calcext:value-type="float">
            <text:p>1 870,50</text:p>
          </table:table-cell>
          <table:table-cell office:value-type="float" office:value="2479.5" calcext:value-type="float">
            <text:p>2 479,50</text:p>
          </table:table-cell>
          <table:table-cell office:value-type="float" office:value="214" calcext:value-type="float">
            <text:p>214</text:p>
          </table:table-cell>
          <table:table-cell table:formula="of:=90*[.E2055]" office:value-type="float" office:value="19260" calcext:value-type="float">
            <text:p>19260</text:p>
          </table:table-cell>
          <table:table-cell table:formula="of:=[.C2055]/294" office:value-type="float" office:value="6.36224489795918" calcext:value-type="float">
            <text:p>6,36224489795918</text:p>
          </table:table-cell>
          <table:table-cell table:formula="of:=[.D2055]/294" office:value-type="float" office:value="8.43367346938776" calcext:value-type="float">
            <text:p>8,43367346938776</text:p>
          </table:table-cell>
          <table:table-cell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1938.5" calcext:value-type="float">
            <text:p>1 938,50</text:p>
          </table:table-cell>
          <table:table-cell office:value-type="float" office:value="2537.5" calcext:value-type="float">
            <text:p>2 537,50</text:p>
          </table:table-cell>
          <table:table-cell office:value-type="float" office:value="214" calcext:value-type="float">
            <text:p>214</text:p>
          </table:table-cell>
          <table:table-cell table:formula="of:=90*[.E2056]" office:value-type="float" office:value="19260" calcext:value-type="float">
            <text:p>19260</text:p>
          </table:table-cell>
          <table:table-cell table:formula="of:=[.C2056]/294" office:value-type="float" office:value="6.59353741496599" calcext:value-type="float">
            <text:p>6,59353741496599</text:p>
          </table:table-cell>
          <table:table-cell table:formula="of:=[.D2056]/294" office:value-type="float" office:value="8.63095238095238" calcext:value-type="float">
            <text:p>8,63095238095238</text:p>
          </table:table-cell>
          <table:table-cell/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float" office:value="1966.5" calcext:value-type="float">
            <text:p>1 966,50</text:p>
          </table:table-cell>
          <table:table-cell office:value-type="float" office:value="2619.5" calcext:value-type="float">
            <text:p>2 619,50</text:p>
          </table:table-cell>
          <table:table-cell office:value-type="float" office:value="214" calcext:value-type="float">
            <text:p>214</text:p>
          </table:table-cell>
          <table:table-cell table:formula="of:=90*[.E2057]" office:value-type="float" office:value="19260" calcext:value-type="float">
            <text:p>19260</text:p>
          </table:table-cell>
          <table:table-cell table:formula="of:=[.C2057]/294" office:value-type="float" office:value="6.68877551020408" calcext:value-type="float">
            <text:p>6,68877551020408</text:p>
          </table:table-cell>
          <table:table-cell table:formula="of:=[.D2057]/294" office:value-type="float" office:value="8.90986394557823" calcext:value-type="float">
            <text:p>8,90986394557823</text:p>
          </table:table-cell>
          <table:table-cell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float" office:value="2014.5" calcext:value-type="float">
            <text:p>2 014,50</text:p>
          </table:table-cell>
          <table:table-cell office:value-type="float" office:value="2693.5" calcext:value-type="float">
            <text:p>2 693,50</text:p>
          </table:table-cell>
          <table:table-cell office:value-type="float" office:value="214" calcext:value-type="float">
            <text:p>214</text:p>
          </table:table-cell>
          <table:table-cell table:formula="of:=90*[.E2058]" office:value-type="float" office:value="19260" calcext:value-type="float">
            <text:p>19260</text:p>
          </table:table-cell>
          <table:table-cell table:formula="of:=[.C2058]/294" office:value-type="float" office:value="6.85204081632653" calcext:value-type="float">
            <text:p>6,85204081632653</text:p>
          </table:table-cell>
          <table:table-cell table:formula="of:=[.D2058]/294" office:value-type="float" office:value="9.16156462585034" calcext:value-type="float">
            <text:p>9,16156462585034</text:p>
          </table:table-cell>
          <table:table-cell/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1898.5" calcext:value-type="float">
            <text:p>1 898,50</text:p>
          </table:table-cell>
          <table:table-cell office:value-type="float" office:value="2789.5" calcext:value-type="float">
            <text:p>2 789,50</text:p>
          </table:table-cell>
          <table:table-cell office:value-type="float" office:value="214" calcext:value-type="float">
            <text:p>214</text:p>
          </table:table-cell>
          <table:table-cell table:formula="of:=90*[.E2059]" office:value-type="float" office:value="19260" calcext:value-type="float">
            <text:p>19260</text:p>
          </table:table-cell>
          <table:table-cell table:formula="of:=[.C2059]/294" office:value-type="float" office:value="6.45748299319728" calcext:value-type="float">
            <text:p>6,45748299319728</text:p>
          </table:table-cell>
          <table:table-cell table:formula="of:=[.D2059]/294" office:value-type="float" office:value="9.48809523809524" calcext:value-type="float">
            <text:p>9,48809523809524</text:p>
          </table:table-cell>
          <table:table-cell/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float" office:value="1836.5" calcext:value-type="float">
            <text:p>1 836,50</text:p>
          </table:table-cell>
          <table:table-cell office:value-type="float" office:value="2901.5" calcext:value-type="float">
            <text:p>2 901,50</text:p>
          </table:table-cell>
          <table:table-cell office:value-type="float" office:value="214" calcext:value-type="float">
            <text:p>214</text:p>
          </table:table-cell>
          <table:table-cell table:formula="of:=90*[.E2060]" office:value-type="float" office:value="19260" calcext:value-type="float">
            <text:p>19260</text:p>
          </table:table-cell>
          <table:table-cell table:formula="of:=[.C2060]/294" office:value-type="float" office:value="6.24659863945578" calcext:value-type="float">
            <text:p>6,24659863945578</text:p>
          </table:table-cell>
          <table:table-cell table:formula="of:=[.D2060]/294" office:value-type="float" office:value="9.86904761904762" calcext:value-type="float">
            <text:p>9,86904761904762</text:p>
          </table:table-cell>
          <table:table-cell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1836.5" calcext:value-type="float">
            <text:p>1 836,50</text:p>
          </table:table-cell>
          <table:table-cell office:value-type="float" office:value="2971.5" calcext:value-type="float">
            <text:p>2 971,50</text:p>
          </table:table-cell>
          <table:table-cell office:value-type="float" office:value="214" calcext:value-type="float">
            <text:p>214</text:p>
          </table:table-cell>
          <table:table-cell table:formula="of:=90*[.E2061]" office:value-type="float" office:value="19260" calcext:value-type="float">
            <text:p>19260</text:p>
          </table:table-cell>
          <table:table-cell table:formula="of:=[.C2061]/294" office:value-type="float" office:value="6.24659863945578" calcext:value-type="float">
            <text:p>6,24659863945578</text:p>
          </table:table-cell>
          <table:table-cell table:formula="of:=[.D2061]/294" office:value-type="float" office:value="10.1071428571429" calcext:value-type="float">
            <text:p>10,1071428571429</text:p>
          </table:table-cell>
          <table:table-cell/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float" office:value="1838.5" calcext:value-type="float">
            <text:p>1 838,50</text:p>
          </table:table-cell>
          <table:table-cell office:value-type="float" office:value="3077.5" calcext:value-type="float">
            <text:p>3 077,50</text:p>
          </table:table-cell>
          <table:table-cell office:value-type="float" office:value="214" calcext:value-type="float">
            <text:p>214</text:p>
          </table:table-cell>
          <table:table-cell table:formula="of:=90*[.E2062]" office:value-type="float" office:value="19260" calcext:value-type="float">
            <text:p>19260</text:p>
          </table:table-cell>
          <table:table-cell table:formula="of:=[.C2062]/294" office:value-type="float" office:value="6.25340136054422" calcext:value-type="float">
            <text:p>6,25340136054422</text:p>
          </table:table-cell>
          <table:table-cell table:formula="of:=[.D2062]/294" office:value-type="float" office:value="10.4676870748299" calcext:value-type="float">
            <text:p>10,4676870748299</text:p>
          </table:table-cell>
          <table:table-cell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1798.5" calcext:value-type="float">
            <text:p>1 798,50</text:p>
          </table:table-cell>
          <table:table-cell office:value-type="float" office:value="3227.5" calcext:value-type="float">
            <text:p>3 227,50</text:p>
          </table:table-cell>
          <table:table-cell office:value-type="float" office:value="214" calcext:value-type="float">
            <text:p>214</text:p>
          </table:table-cell>
          <table:table-cell table:formula="of:=90*[.E2063]" office:value-type="float" office:value="19260" calcext:value-type="float">
            <text:p>19260</text:p>
          </table:table-cell>
          <table:table-cell table:formula="of:=[.C2063]/294" office:value-type="float" office:value="6.11734693877551" calcext:value-type="float">
            <text:p>6,11734693877551</text:p>
          </table:table-cell>
          <table:table-cell table:formula="of:=[.D2063]/294" office:value-type="float" office:value="10.9778911564626" calcext:value-type="float">
            <text:p>10,9778911564626</text:p>
          </table:table-cell>
          <table:table-cell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float" office:value="1714.5" calcext:value-type="float">
            <text:p>1 714,50</text:p>
          </table:table-cell>
          <table:table-cell office:value-type="float" office:value="3233.5" calcext:value-type="float">
            <text:p>3 233,50</text:p>
          </table:table-cell>
          <table:table-cell office:value-type="float" office:value="214" calcext:value-type="float">
            <text:p>214</text:p>
          </table:table-cell>
          <table:table-cell table:formula="of:=90*[.E2064]" office:value-type="float" office:value="19260" calcext:value-type="float">
            <text:p>19260</text:p>
          </table:table-cell>
          <table:table-cell table:formula="of:=[.C2064]/294" office:value-type="float" office:value="5.83163265306123" calcext:value-type="float">
            <text:p>5,83163265306123</text:p>
          </table:table-cell>
          <table:table-cell table:formula="of:=[.D2064]/294" office:value-type="float" office:value="10.9982993197279" calcext:value-type="float">
            <text:p>10,9982993197279</text:p>
          </table:table-cell>
          <table:table-cell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124.5" calcext:value-type="float">
            <text:p>1 124,50</text:p>
          </table:table-cell>
          <table:table-cell office:value-type="float" office:value="3197.5" calcext:value-type="float">
            <text:p>3 197,50</text:p>
          </table:table-cell>
          <table:table-cell office:value-type="float" office:value="214" calcext:value-type="float">
            <text:p>214</text:p>
          </table:table-cell>
          <table:table-cell table:formula="of:=90*[.E2065]" office:value-type="float" office:value="19260" calcext:value-type="float">
            <text:p>19260</text:p>
          </table:table-cell>
          <table:table-cell table:formula="of:=[.C2065]/294" office:value-type="float" office:value="3.82482993197279" calcext:value-type="float">
            <text:p>3,82482993197279</text:p>
          </table:table-cell>
          <table:table-cell table:formula="of:=[.D2065]/294" office:value-type="float" office:value="10.8758503401361" calcext:value-type="float">
            <text:p>10,8758503401361</text:p>
          </table:table-cell>
          <table:table-cell/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1124.5" calcext:value-type="float">
            <text:p>1 124,50</text:p>
          </table:table-cell>
          <table:table-cell office:value-type="float" office:value="3067.5" calcext:value-type="float">
            <text:p>3 067,50</text:p>
          </table:table-cell>
          <table:table-cell office:value-type="float" office:value="214" calcext:value-type="float">
            <text:p>214</text:p>
          </table:table-cell>
          <table:table-cell table:formula="of:=90*[.E2066]" office:value-type="float" office:value="19260" calcext:value-type="float">
            <text:p>19260</text:p>
          </table:table-cell>
          <table:table-cell table:formula="of:=[.C2066]/294" office:value-type="float" office:value="3.82482993197279" calcext:value-type="float">
            <text:p>3,82482993197279</text:p>
          </table:table-cell>
          <table:table-cell table:formula="of:=[.D2066]/294" office:value-type="float" office:value="10.4336734693878" calcext:value-type="float">
            <text:p>10,4336734693878</text:p>
          </table:table-cell>
          <table:table-cell/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float" office:value="1228.5" calcext:value-type="float">
            <text:p>1 228,50</text:p>
          </table:table-cell>
          <table:table-cell office:value-type="float" office:value="3025.5" calcext:value-type="float">
            <text:p>3 025,50</text:p>
          </table:table-cell>
          <table:table-cell office:value-type="float" office:value="214" calcext:value-type="float">
            <text:p>214</text:p>
          </table:table-cell>
          <table:table-cell table:formula="of:=90*[.E2067]" office:value-type="float" office:value="19260" calcext:value-type="float">
            <text:p>19260</text:p>
          </table:table-cell>
          <table:table-cell table:formula="of:=[.C2067]/294" office:value-type="float" office:value="4.17857142857143" calcext:value-type="float">
            <text:p>4,17857142857143</text:p>
          </table:table-cell>
          <table:table-cell table:formula="of:=[.D2067]/294" office:value-type="float" office:value="10.2908163265306" calcext:value-type="float">
            <text:p>10,2908163265306</text:p>
          </table:table-cell>
          <table:table-cell/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1180.5" calcext:value-type="float">
            <text:p>1 180,50</text:p>
          </table:table-cell>
          <table:table-cell office:value-type="float" office:value="2951.5" calcext:value-type="float">
            <text:p>2 951,50</text:p>
          </table:table-cell>
          <table:table-cell office:value-type="float" office:value="214" calcext:value-type="float">
            <text:p>214</text:p>
          </table:table-cell>
          <table:table-cell table:formula="of:=90*[.E2068]" office:value-type="float" office:value="19260" calcext:value-type="float">
            <text:p>19260</text:p>
          </table:table-cell>
          <table:table-cell table:formula="of:=[.C2068]/294" office:value-type="float" office:value="4.01530612244898" calcext:value-type="float">
            <text:p>4,01530612244898</text:p>
          </table:table-cell>
          <table:table-cell table:formula="of:=[.D2068]/294" office:value-type="float" office:value="10.0391156462585" calcext:value-type="float">
            <text:p>10,0391156462585</text:p>
          </table:table-cell>
          <table:table-cell/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float" office:value="1168.5" calcext:value-type="float">
            <text:p>1 168,50</text:p>
          </table:table-cell>
          <table:table-cell office:value-type="float" office:value="2821.5" calcext:value-type="float">
            <text:p>2 821,50</text:p>
          </table:table-cell>
          <table:table-cell office:value-type="float" office:value="214" calcext:value-type="float">
            <text:p>214</text:p>
          </table:table-cell>
          <table:table-cell table:formula="of:=90*[.E2069]" office:value-type="float" office:value="19260" calcext:value-type="float">
            <text:p>19260</text:p>
          </table:table-cell>
          <table:table-cell table:formula="of:=[.C2069]/294" office:value-type="float" office:value="3.97448979591837" calcext:value-type="float">
            <text:p>3,97448979591837</text:p>
          </table:table-cell>
          <table:table-cell table:formula="of:=[.D2069]/294" office:value-type="float" office:value="9.5969387755102" calcext:value-type="float">
            <text:p>9,5969387755102</text:p>
          </table:table-cell>
          <table:table-cell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1180.5" calcext:value-type="float">
            <text:p>1 180,50</text:p>
          </table:table-cell>
          <table:table-cell office:value-type="float" office:value="2675.5" calcext:value-type="float">
            <text:p>2 675,50</text:p>
          </table:table-cell>
          <table:table-cell office:value-type="float" office:value="214" calcext:value-type="float">
            <text:p>214</text:p>
          </table:table-cell>
          <table:table-cell table:formula="of:=90*[.E2070]" office:value-type="float" office:value="19260" calcext:value-type="float">
            <text:p>19260</text:p>
          </table:table-cell>
          <table:table-cell table:formula="of:=[.C2070]/294" office:value-type="float" office:value="4.01530612244898" calcext:value-type="float">
            <text:p>4,01530612244898</text:p>
          </table:table-cell>
          <table:table-cell table:formula="of:=[.D2070]/294" office:value-type="float" office:value="9.10034013605442" calcext:value-type="float">
            <text:p>9,10034013605442</text:p>
          </table:table-cell>
          <table:table-cell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1230.5" calcext:value-type="float">
            <text:p>1 230,50</text:p>
          </table:table-cell>
          <table:table-cell office:value-type="float" office:value="2609.5" calcext:value-type="float">
            <text:p>2 609,50</text:p>
          </table:table-cell>
          <table:table-cell office:value-type="float" office:value="214" calcext:value-type="float">
            <text:p>214</text:p>
          </table:table-cell>
          <table:table-cell table:formula="of:=90*[.E2071]" office:value-type="float" office:value="19260" calcext:value-type="float">
            <text:p>19260</text:p>
          </table:table-cell>
          <table:table-cell table:formula="of:=[.C2071]/294" office:value-type="float" office:value="4.18537414965986" calcext:value-type="float">
            <text:p>4,18537414965986</text:p>
          </table:table-cell>
          <table:table-cell table:formula="of:=[.D2071]/294" office:value-type="float" office:value="8.87585034013605" calcext:value-type="float">
            <text:p>8,87585034013605</text:p>
          </table:table-cell>
          <table:table-cell/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float" office:value="1330.5" calcext:value-type="float">
            <text:p>1 330,50</text:p>
          </table:table-cell>
          <table:table-cell office:value-type="float" office:value="2527.5" calcext:value-type="float">
            <text:p>2 527,50</text:p>
          </table:table-cell>
          <table:table-cell office:value-type="float" office:value="214" calcext:value-type="float">
            <text:p>214</text:p>
          </table:table-cell>
          <table:table-cell table:formula="of:=90*[.E2072]" office:value-type="float" office:value="19260" calcext:value-type="float">
            <text:p>19260</text:p>
          </table:table-cell>
          <table:table-cell table:formula="of:=[.C2072]/294" office:value-type="float" office:value="4.52551020408163" calcext:value-type="float">
            <text:p>4,52551020408163</text:p>
          </table:table-cell>
          <table:table-cell table:formula="of:=[.D2072]/294" office:value-type="float" office:value="8.5969387755102" calcext:value-type="float">
            <text:p>8,5969387755102</text:p>
          </table:table-cell>
          <table:table-cell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1652.5" calcext:value-type="float">
            <text:p>1 652,50</text:p>
          </table:table-cell>
          <table:table-cell office:value-type="float" office:value="2423.5" calcext:value-type="float">
            <text:p>2 423,50</text:p>
          </table:table-cell>
          <table:table-cell office:value-type="float" office:value="216" calcext:value-type="float">
            <text:p>216</text:p>
          </table:table-cell>
          <table:table-cell table:formula="of:=90*[.E2073]" office:value-type="float" office:value="19440" calcext:value-type="float">
            <text:p>19440</text:p>
          </table:table-cell>
          <table:table-cell table:formula="of:=[.C2073]/294" office:value-type="float" office:value="5.62074829931973" calcext:value-type="float">
            <text:p>5,62074829931973</text:p>
          </table:table-cell>
          <table:table-cell table:formula="of:=[.D2073]/294" office:value-type="float" office:value="8.24319727891156" calcext:value-type="float">
            <text:p>8,24319727891156</text:p>
          </table:table-cell>
          <table:table-cell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1728.5" calcext:value-type="float">
            <text:p>1 728,50</text:p>
          </table:table-cell>
          <table:table-cell office:value-type="float" office:value="2407.5" calcext:value-type="float">
            <text:p>2 407,50</text:p>
          </table:table-cell>
          <table:table-cell office:value-type="float" office:value="216" calcext:value-type="float">
            <text:p>216</text:p>
          </table:table-cell>
          <table:table-cell table:formula="of:=90*[.E2074]" office:value-type="float" office:value="19440" calcext:value-type="float">
            <text:p>19440</text:p>
          </table:table-cell>
          <table:table-cell table:formula="of:=[.C2074]/294" office:value-type="float" office:value="5.87925170068027" calcext:value-type="float">
            <text:p>5,87925170068027</text:p>
          </table:table-cell>
          <table:table-cell table:formula="of:=[.D2074]/294" office:value-type="float" office:value="8.18877551020408" calcext:value-type="float">
            <text:p>8,18877551020408</text:p>
          </table:table-cell>
          <table:table-cell/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1726.5" calcext:value-type="float">
            <text:p>1 726,50</text:p>
          </table:table-cell>
          <table:table-cell office:value-type="float" office:value="2357.5" calcext:value-type="float">
            <text:p>2 357,50</text:p>
          </table:table-cell>
          <table:table-cell office:value-type="float" office:value="216" calcext:value-type="float">
            <text:p>216</text:p>
          </table:table-cell>
          <table:table-cell table:formula="of:=90*[.E2075]" office:value-type="float" office:value="19440" calcext:value-type="float">
            <text:p>19440</text:p>
          </table:table-cell>
          <table:table-cell table:formula="of:=[.C2075]/294" office:value-type="float" office:value="5.87244897959184" calcext:value-type="float">
            <text:p>5,87244897959184</text:p>
          </table:table-cell>
          <table:table-cell table:formula="of:=[.D2075]/294" office:value-type="float" office:value="8.0187074829932" calcext:value-type="float">
            <text:p>8,0187074829932</text:p>
          </table:table-cell>
          <table:table-cell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1814.5" calcext:value-type="float">
            <text:p>1 814,50</text:p>
          </table:table-cell>
          <table:table-cell office:value-type="float" office:value="2387.5" calcext:value-type="float">
            <text:p>2 387,50</text:p>
          </table:table-cell>
          <table:table-cell office:value-type="float" office:value="216" calcext:value-type="float">
            <text:p>216</text:p>
          </table:table-cell>
          <table:table-cell table:formula="of:=90*[.E2076]" office:value-type="float" office:value="19440" calcext:value-type="float">
            <text:p>19440</text:p>
          </table:table-cell>
          <table:table-cell table:formula="of:=[.C2076]/294" office:value-type="float" office:value="6.17176870748299" calcext:value-type="float">
            <text:p>6,17176870748299</text:p>
          </table:table-cell>
          <table:table-cell table:formula="of:=[.D2076]/294" office:value-type="float" office:value="8.12074829931973" calcext:value-type="float">
            <text:p>8,12074829931973</text:p>
          </table:table-cell>
          <table:table-cell/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float" office:value="1808.5" calcext:value-type="float">
            <text:p>1 808,50</text:p>
          </table:table-cell>
          <table:table-cell office:value-type="float" office:value="2427.5" calcext:value-type="float">
            <text:p>2 427,50</text:p>
          </table:table-cell>
          <table:table-cell office:value-type="float" office:value="216" calcext:value-type="float">
            <text:p>216</text:p>
          </table:table-cell>
          <table:table-cell table:formula="of:=90*[.E2077]" office:value-type="float" office:value="19440" calcext:value-type="float">
            <text:p>19440</text:p>
          </table:table-cell>
          <table:table-cell table:formula="of:=[.C2077]/294" office:value-type="float" office:value="6.15136054421769" calcext:value-type="float">
            <text:p>6,15136054421769</text:p>
          </table:table-cell>
          <table:table-cell table:formula="of:=[.D2077]/294" office:value-type="float" office:value="8.25680272108844" calcext:value-type="float">
            <text:p>8,25680272108844</text:p>
          </table:table-cell>
          <table:table-cell/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office:value-type="float" office:value="1866.5" calcext:value-type="float">
            <text:p>1 866,50</text:p>
          </table:table-cell>
          <table:table-cell office:value-type="float" office:value="2481.5" calcext:value-type="float">
            <text:p>2 481,50</text:p>
          </table:table-cell>
          <table:table-cell office:value-type="float" office:value="216" calcext:value-type="float">
            <text:p>216</text:p>
          </table:table-cell>
          <table:table-cell table:formula="of:=90*[.E2078]" office:value-type="float" office:value="19440" calcext:value-type="float">
            <text:p>19440</text:p>
          </table:table-cell>
          <table:table-cell table:formula="of:=[.C2078]/294" office:value-type="float" office:value="6.34863945578231" calcext:value-type="float">
            <text:p>6,34863945578231</text:p>
          </table:table-cell>
          <table:table-cell table:formula="of:=[.D2078]/294" office:value-type="float" office:value="8.44047619047619" calcext:value-type="float">
            <text:p>8,44047619047619</text:p>
          </table:table-cell>
          <table:table-cell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1936.5" calcext:value-type="float">
            <text:p>1 936,50</text:p>
          </table:table-cell>
          <table:table-cell office:value-type="float" office:value="2527.5" calcext:value-type="float">
            <text:p>2 527,50</text:p>
          </table:table-cell>
          <table:table-cell office:value-type="float" office:value="216" calcext:value-type="float">
            <text:p>216</text:p>
          </table:table-cell>
          <table:table-cell table:formula="of:=90*[.E2079]" office:value-type="float" office:value="19440" calcext:value-type="float">
            <text:p>19440</text:p>
          </table:table-cell>
          <table:table-cell table:formula="of:=[.C2079]/294" office:value-type="float" office:value="6.58673469387755" calcext:value-type="float">
            <text:p>6,58673469387755</text:p>
          </table:table-cell>
          <table:table-cell table:formula="of:=[.D2079]/294" office:value-type="float" office:value="8.5969387755102" calcext:value-type="float">
            <text:p>8,5969387755102</text:p>
          </table:table-cell>
          <table:table-cell/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float" office:value="1980.5" calcext:value-type="float">
            <text:p>1 980,50</text:p>
          </table:table-cell>
          <table:table-cell office:value-type="float" office:value="2625.5" calcext:value-type="float">
            <text:p>2 625,50</text:p>
          </table:table-cell>
          <table:table-cell office:value-type="float" office:value="216" calcext:value-type="float">
            <text:p>216</text:p>
          </table:table-cell>
          <table:table-cell table:formula="of:=90*[.E2080]" office:value-type="float" office:value="19440" calcext:value-type="float">
            <text:p>19440</text:p>
          </table:table-cell>
          <table:table-cell table:formula="of:=[.C2080]/294" office:value-type="float" office:value="6.73639455782313" calcext:value-type="float">
            <text:p>6,73639455782313</text:p>
          </table:table-cell>
          <table:table-cell table:formula="of:=[.D2080]/294" office:value-type="float" office:value="8.93027210884354" calcext:value-type="float">
            <text:p>8,93027210884354</text:p>
          </table:table-cell>
          <table:table-cell/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2002.5" calcext:value-type="float">
            <text:p>2 002,50</text:p>
          </table:table-cell>
          <table:table-cell office:value-type="float" office:value="2695.5" calcext:value-type="float">
            <text:p>2 695,50</text:p>
          </table:table-cell>
          <table:table-cell office:value-type="float" office:value="216" calcext:value-type="float">
            <text:p>216</text:p>
          </table:table-cell>
          <table:table-cell table:formula="of:=90*[.E2081]" office:value-type="float" office:value="19440" calcext:value-type="float">
            <text:p>19440</text:p>
          </table:table-cell>
          <table:table-cell table:formula="of:=[.C2081]/294" office:value-type="float" office:value="6.81122448979592" calcext:value-type="float">
            <text:p>6,81122448979592</text:p>
          </table:table-cell>
          <table:table-cell table:formula="of:=[.D2081]/294" office:value-type="float" office:value="9.16836734693878" calcext:value-type="float">
            <text:p>9,16836734693878</text:p>
          </table:table-cell>
          <table:table-cell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1914.5" calcext:value-type="float">
            <text:p>1 914,50</text:p>
          </table:table-cell>
          <table:table-cell office:value-type="float" office:value="2787.5" calcext:value-type="float">
            <text:p>2 787,50</text:p>
          </table:table-cell>
          <table:table-cell office:value-type="float" office:value="216" calcext:value-type="float">
            <text:p>216</text:p>
          </table:table-cell>
          <table:table-cell table:formula="of:=90*[.E2082]" office:value-type="float" office:value="19440" calcext:value-type="float">
            <text:p>19440</text:p>
          </table:table-cell>
          <table:table-cell table:formula="of:=[.C2082]/294" office:value-type="float" office:value="6.51190476190476" calcext:value-type="float">
            <text:p>6,51190476190476</text:p>
          </table:table-cell>
          <table:table-cell table:formula="of:=[.D2082]/294" office:value-type="float" office:value="9.4812925170068" calcext:value-type="float">
            <text:p>9,4812925170068</text:p>
          </table:table-cell>
          <table:table-cell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1886.5" calcext:value-type="float">
            <text:p>1 886,50</text:p>
          </table:table-cell>
          <table:table-cell office:value-type="float" office:value="2859.5" calcext:value-type="float">
            <text:p>2 859,50</text:p>
          </table:table-cell>
          <table:table-cell office:value-type="float" office:value="216" calcext:value-type="float">
            <text:p>216</text:p>
          </table:table-cell>
          <table:table-cell table:formula="of:=90*[.E2083]" office:value-type="float" office:value="19440" calcext:value-type="float">
            <text:p>19440</text:p>
          </table:table-cell>
          <table:table-cell table:formula="of:=[.C2083]/294" office:value-type="float" office:value="6.41666666666667" calcext:value-type="float">
            <text:p>6,41666666666667</text:p>
          </table:table-cell>
          <table:table-cell table:formula="of:=[.D2083]/294" office:value-type="float" office:value="9.72619047619048" calcext:value-type="float">
            <text:p>9,72619047619048</text:p>
          </table:table-cell>
          <table:table-cell/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float" office:value="1840.5" calcext:value-type="float">
            <text:p>1 840,50</text:p>
          </table:table-cell>
          <table:table-cell office:value-type="float" office:value="2913.5" calcext:value-type="float">
            <text:p>2 913,50</text:p>
          </table:table-cell>
          <table:table-cell office:value-type="float" office:value="216" calcext:value-type="float">
            <text:p>216</text:p>
          </table:table-cell>
          <table:table-cell table:formula="of:=90*[.E2084]" office:value-type="float" office:value="19440" calcext:value-type="float">
            <text:p>19440</text:p>
          </table:table-cell>
          <table:table-cell table:formula="of:=[.C2084]/294" office:value-type="float" office:value="6.26020408163265" calcext:value-type="float">
            <text:p>6,26020408163265</text:p>
          </table:table-cell>
          <table:table-cell table:formula="of:=[.D2084]/294" office:value-type="float" office:value="9.90986394557823" calcext:value-type="float">
            <text:p>9,90986394557823</text:p>
          </table:table-cell>
          <table:table-cell/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1834.5" calcext:value-type="float">
            <text:p>1 834,50</text:p>
          </table:table-cell>
          <table:table-cell office:value-type="float" office:value="2985.5" calcext:value-type="float">
            <text:p>2 985,50</text:p>
          </table:table-cell>
          <table:table-cell office:value-type="float" office:value="216" calcext:value-type="float">
            <text:p>216</text:p>
          </table:table-cell>
          <table:table-cell table:formula="of:=90*[.E2085]" office:value-type="float" office:value="19440" calcext:value-type="float">
            <text:p>19440</text:p>
          </table:table-cell>
          <table:table-cell table:formula="of:=[.C2085]/294" office:value-type="float" office:value="6.23979591836735" calcext:value-type="float">
            <text:p>6,23979591836735</text:p>
          </table:table-cell>
          <table:table-cell table:formula="of:=[.D2085]/294" office:value-type="float" office:value="10.1547619047619" calcext:value-type="float">
            <text:p>10,1547619047619</text:p>
          </table:table-cell>
          <table:table-cell/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1840.5" calcext:value-type="float">
            <text:p>1 840,50</text:p>
          </table:table-cell>
          <table:table-cell office:value-type="float" office:value="3075.5" calcext:value-type="float">
            <text:p>3 075,50</text:p>
          </table:table-cell>
          <table:table-cell office:value-type="float" office:value="216" calcext:value-type="float">
            <text:p>216</text:p>
          </table:table-cell>
          <table:table-cell table:formula="of:=90*[.E2086]" office:value-type="float" office:value="19440" calcext:value-type="float">
            <text:p>19440</text:p>
          </table:table-cell>
          <table:table-cell table:formula="of:=[.C2086]/294" office:value-type="float" office:value="6.26020408163265" calcext:value-type="float">
            <text:p>6,26020408163265</text:p>
          </table:table-cell>
          <table:table-cell table:formula="of:=[.D2086]/294" office:value-type="float" office:value="10.4608843537415" calcext:value-type="float">
            <text:p>10,4608843537415</text:p>
          </table:table-cell>
          <table:table-cell/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float" office:value="1814.5" calcext:value-type="float">
            <text:p>1 814,50</text:p>
          </table:table-cell>
          <table:table-cell office:value-type="float" office:value="3175.5" calcext:value-type="float">
            <text:p>3 175,50</text:p>
          </table:table-cell>
          <table:table-cell office:value-type="float" office:value="216" calcext:value-type="float">
            <text:p>216</text:p>
          </table:table-cell>
          <table:table-cell table:formula="of:=90*[.E2087]" office:value-type="float" office:value="19440" calcext:value-type="float">
            <text:p>19440</text:p>
          </table:table-cell>
          <table:table-cell table:formula="of:=[.C2087]/294" office:value-type="float" office:value="6.17176870748299" calcext:value-type="float">
            <text:p>6,17176870748299</text:p>
          </table:table-cell>
          <table:table-cell table:formula="of:=[.D2087]/294" office:value-type="float" office:value="10.8010204081633" calcext:value-type="float">
            <text:p>10,8010204081633</text:p>
          </table:table-cell>
          <table:table-cell/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float" office:value="1830.5" calcext:value-type="float">
            <text:p>1 830,50</text:p>
          </table:table-cell>
          <table:table-cell office:value-type="float" office:value="3247.5" calcext:value-type="float">
            <text:p>3 247,50</text:p>
          </table:table-cell>
          <table:table-cell office:value-type="float" office:value="216" calcext:value-type="float">
            <text:p>216</text:p>
          </table:table-cell>
          <table:table-cell table:formula="of:=90*[.E2088]" office:value-type="float" office:value="19440" calcext:value-type="float">
            <text:p>19440</text:p>
          </table:table-cell>
          <table:table-cell table:formula="of:=[.C2088]/294" office:value-type="float" office:value="6.22619047619048" calcext:value-type="float">
            <text:p>6,22619047619048</text:p>
          </table:table-cell>
          <table:table-cell table:formula="of:=[.D2088]/294" office:value-type="float" office:value="11.0459183673469" calcext:value-type="float">
            <text:p>11,0459183673469</text:p>
          </table:table-cell>
          <table:table-cell/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1322.5" calcext:value-type="float">
            <text:p>1 322,50</text:p>
          </table:table-cell>
          <table:table-cell office:value-type="float" office:value="2531.5" calcext:value-type="float">
            <text:p>2 531,50</text:p>
          </table:table-cell>
          <table:table-cell office:value-type="float" office:value="216" calcext:value-type="float">
            <text:p>216</text:p>
          </table:table-cell>
          <table:table-cell table:formula="of:=90*[.E2089]" office:value-type="float" office:value="19440" calcext:value-type="float">
            <text:p>19440</text:p>
          </table:table-cell>
          <table:table-cell table:formula="of:=[.C2089]/294" office:value-type="float" office:value="4.49829931972789" calcext:value-type="float">
            <text:p>4,49829931972789</text:p>
          </table:table-cell>
          <table:table-cell table:formula="of:=[.D2089]/294" office:value-type="float" office:value="8.61054421768708" calcext:value-type="float">
            <text:p>8,61054421768708</text:p>
          </table:table-cell>
          <table:table-cell/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office:value-type="float" office:value="1230.5" calcext:value-type="float">
            <text:p>1 230,50</text:p>
          </table:table-cell>
          <table:table-cell office:value-type="float" office:value="2613.5" calcext:value-type="float">
            <text:p>2 613,50</text:p>
          </table:table-cell>
          <table:table-cell office:value-type="float" office:value="216" calcext:value-type="float">
            <text:p>216</text:p>
          </table:table-cell>
          <table:table-cell table:formula="of:=90*[.E2090]" office:value-type="float" office:value="19440" calcext:value-type="float">
            <text:p>19440</text:p>
          </table:table-cell>
          <table:table-cell table:formula="of:=[.C2090]/294" office:value-type="float" office:value="4.18537414965986" calcext:value-type="float">
            <text:p>4,18537414965986</text:p>
          </table:table-cell>
          <table:table-cell table:formula="of:=[.D2090]/294" office:value-type="float" office:value="8.88945578231293" calcext:value-type="float">
            <text:p>8,88945578231293</text:p>
          </table:table-cell>
          <table:table-cell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1176.5" calcext:value-type="float">
            <text:p>1 176,50</text:p>
          </table:table-cell>
          <table:table-cell office:value-type="float" office:value="2737.5" calcext:value-type="float">
            <text:p>2 737,50</text:p>
          </table:table-cell>
          <table:table-cell office:value-type="float" office:value="216" calcext:value-type="float">
            <text:p>216</text:p>
          </table:table-cell>
          <table:table-cell table:formula="of:=90*[.E2091]" office:value-type="float" office:value="19440" calcext:value-type="float">
            <text:p>19440</text:p>
          </table:table-cell>
          <table:table-cell table:formula="of:=[.C2091]/294" office:value-type="float" office:value="4.00170068027211" calcext:value-type="float">
            <text:p>4,00170068027211</text:p>
          </table:table-cell>
          <table:table-cell table:formula="of:=[.D2091]/294" office:value-type="float" office:value="9.31122448979592" calcext:value-type="float">
            <text:p>9,31122448979592</text:p>
          </table:table-cell>
          <table:table-cell/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1176.5" calcext:value-type="float">
            <text:p>1 176,50</text:p>
          </table:table-cell>
          <table:table-cell office:value-type="float" office:value="2843.5" calcext:value-type="float">
            <text:p>2 843,50</text:p>
          </table:table-cell>
          <table:table-cell office:value-type="float" office:value="216" calcext:value-type="float">
            <text:p>216</text:p>
          </table:table-cell>
          <table:table-cell table:formula="of:=90*[.E2092]" office:value-type="float" office:value="19440" calcext:value-type="float">
            <text:p>19440</text:p>
          </table:table-cell>
          <table:table-cell table:formula="of:=[.C2092]/294" office:value-type="float" office:value="4.00170068027211" calcext:value-type="float">
            <text:p>4,00170068027211</text:p>
          </table:table-cell>
          <table:table-cell table:formula="of:=[.D2092]/294" office:value-type="float" office:value="9.67176870748299" calcext:value-type="float">
            <text:p>9,67176870748299</text:p>
          </table:table-cell>
          <table:table-cell/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1230.5" calcext:value-type="float">
            <text:p>1 230,50</text:p>
          </table:table-cell>
          <table:table-cell office:value-type="float" office:value="2925.5" calcext:value-type="float">
            <text:p>2 925,50</text:p>
          </table:table-cell>
          <table:table-cell office:value-type="float" office:value="216" calcext:value-type="float">
            <text:p>216</text:p>
          </table:table-cell>
          <table:table-cell table:formula="of:=90*[.E2093]" office:value-type="float" office:value="19440" calcext:value-type="float">
            <text:p>19440</text:p>
          </table:table-cell>
          <table:table-cell table:formula="of:=[.C2093]/294" office:value-type="float" office:value="4.18537414965986" calcext:value-type="float">
            <text:p>4,18537414965986</text:p>
          </table:table-cell>
          <table:table-cell table:formula="of:=[.D2093]/294" office:value-type="float" office:value="9.95068027210884" calcext:value-type="float">
            <text:p>9,95068027210884</text:p>
          </table:table-cell>
          <table:table-cell/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1184.5" calcext:value-type="float">
            <text:p>1 184,50</text:p>
          </table:table-cell>
          <table:table-cell office:value-type="float" office:value="3013.5" calcext:value-type="float">
            <text:p>3 013,50</text:p>
          </table:table-cell>
          <table:table-cell office:value-type="float" office:value="216" calcext:value-type="float">
            <text:p>216</text:p>
          </table:table-cell>
          <table:table-cell table:formula="of:=90*[.E2094]" office:value-type="float" office:value="19440" calcext:value-type="float">
            <text:p>19440</text:p>
          </table:table-cell>
          <table:table-cell table:formula="of:=[.C2094]/294" office:value-type="float" office:value="4.02891156462585" calcext:value-type="float">
            <text:p>4,02891156462585</text:p>
          </table:table-cell>
          <table:table-cell table:formula="of:=[.D2094]/294" office:value-type="float" office:value="10.25" calcext:value-type="float">
            <text:p>10,25</text:p>
          </table:table-cell>
          <table:table-cell/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1118.5" calcext:value-type="float">
            <text:p>1 118,50</text:p>
          </table:table-cell>
          <table:table-cell office:value-type="float" office:value="3075.5" calcext:value-type="float">
            <text:p>3 075,50</text:p>
          </table:table-cell>
          <table:table-cell office:value-type="float" office:value="216" calcext:value-type="float">
            <text:p>216</text:p>
          </table:table-cell>
          <table:table-cell table:formula="of:=90*[.E2095]" office:value-type="float" office:value="19440" calcext:value-type="float">
            <text:p>19440</text:p>
          </table:table-cell>
          <table:table-cell table:formula="of:=[.C2095]/294" office:value-type="float" office:value="3.80442176870748" calcext:value-type="float">
            <text:p>3,80442176870748</text:p>
          </table:table-cell>
          <table:table-cell table:formula="of:=[.D2095]/294" office:value-type="float" office:value="10.4608843537415" calcext:value-type="float">
            <text:p>10,4608843537415</text:p>
          </table:table-cell>
          <table:table-cell/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1096.5" calcext:value-type="float">
            <text:p>1 096,50</text:p>
          </table:table-cell>
          <table:table-cell office:value-type="float" office:value="3189.5" calcext:value-type="float">
            <text:p>3 189,50</text:p>
          </table:table-cell>
          <table:table-cell office:value-type="float" office:value="216" calcext:value-type="float">
            <text:p>216</text:p>
          </table:table-cell>
          <table:table-cell table:formula="of:=90*[.E2096]" office:value-type="float" office:value="19440" calcext:value-type="float">
            <text:p>19440</text:p>
          </table:table-cell>
          <table:table-cell table:formula="of:=[.C2096]/294" office:value-type="float" office:value="3.72959183673469" calcext:value-type="float">
            <text:p>3,72959183673469</text:p>
          </table:table-cell>
          <table:table-cell table:formula="of:=[.D2096]/294" office:value-type="float" office:value="10.8486394557823" calcext:value-type="float">
            <text:p>10,8486394557823</text:p>
          </table:table-cell>
          <table:table-cell/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float" office:value="1650.5" calcext:value-type="float">
            <text:p>1 650,50</text:p>
          </table:table-cell>
          <table:table-cell office:value-type="float" office:value="2413.5" calcext:value-type="float">
            <text:p>2 413,50</text:p>
          </table:table-cell>
          <table:table-cell office:value-type="float" office:value="225" calcext:value-type="float">
            <text:p>225</text:p>
          </table:table-cell>
          <table:table-cell table:formula="of:=90*[.E2097]" office:value-type="float" office:value="20250" calcext:value-type="float">
            <text:p>20250</text:p>
          </table:table-cell>
          <table:table-cell table:formula="of:=[.C2097]/294" office:value-type="float" office:value="5.61394557823129" calcext:value-type="float">
            <text:p>5,61394557823129</text:p>
          </table:table-cell>
          <table:table-cell table:formula="of:=[.D2097]/294" office:value-type="float" office:value="8.20918367346939" calcext:value-type="float">
            <text:p>8,20918367346939</text:p>
          </table:table-cell>
          <table:table-cell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float" office:value="1694.5" calcext:value-type="float">
            <text:p>1 694,50</text:p>
          </table:table-cell>
          <table:table-cell office:value-type="float" office:value="2405.5" calcext:value-type="float">
            <text:p>2 405,50</text:p>
          </table:table-cell>
          <table:table-cell office:value-type="float" office:value="225" calcext:value-type="float">
            <text:p>225</text:p>
          </table:table-cell>
          <table:table-cell table:formula="of:=90*[.E2098]" office:value-type="float" office:value="20250" calcext:value-type="float">
            <text:p>20250</text:p>
          </table:table-cell>
          <table:table-cell table:formula="of:=[.C2098]/294" office:value-type="float" office:value="5.76360544217687" calcext:value-type="float">
            <text:p>5,76360544217687</text:p>
          </table:table-cell>
          <table:table-cell table:formula="of:=[.D2098]/294" office:value-type="float" office:value="8.18197278911565" calcext:value-type="float">
            <text:p>8,18197278911565</text:p>
          </table:table-cell>
          <table:table-cell/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float" office:value="1738.5" calcext:value-type="float">
            <text:p>1 738,50</text:p>
          </table:table-cell>
          <table:table-cell office:value-type="float" office:value="2341.5" calcext:value-type="float">
            <text:p>2 341,50</text:p>
          </table:table-cell>
          <table:table-cell office:value-type="float" office:value="225" calcext:value-type="float">
            <text:p>225</text:p>
          </table:table-cell>
          <table:table-cell table:formula="of:=90*[.E2099]" office:value-type="float" office:value="20250" calcext:value-type="float">
            <text:p>20250</text:p>
          </table:table-cell>
          <table:table-cell table:formula="of:=[.C2099]/294" office:value-type="float" office:value="5.91326530612245" calcext:value-type="float">
            <text:p>5,91326530612245</text:p>
          </table:table-cell>
          <table:table-cell table:formula="of:=[.D2099]/294" office:value-type="float" office:value="7.96428571428571" calcext:value-type="float">
            <text:p>7,96428571428571</text:p>
          </table:table-cell>
          <table:table-cell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1826.5" calcext:value-type="float">
            <text:p>1 826,50</text:p>
          </table:table-cell>
          <table:table-cell office:value-type="float" office:value="2391.5" calcext:value-type="float">
            <text:p>2 391,50</text:p>
          </table:table-cell>
          <table:table-cell office:value-type="float" office:value="225" calcext:value-type="float">
            <text:p>225</text:p>
          </table:table-cell>
          <table:table-cell table:formula="of:=90*[.E2100]" office:value-type="float" office:value="20250" calcext:value-type="float">
            <text:p>20250</text:p>
          </table:table-cell>
          <table:table-cell table:formula="of:=[.C2100]/294" office:value-type="float" office:value="6.21258503401361" calcext:value-type="float">
            <text:p>6,21258503401361</text:p>
          </table:table-cell>
          <table:table-cell table:formula="of:=[.D2100]/294" office:value-type="float" office:value="8.1343537414966" calcext:value-type="float">
            <text:p>8,1343537414966</text:p>
          </table:table-cell>
          <table:table-cell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820.5" calcext:value-type="float">
            <text:p>1 820,50</text:p>
          </table:table-cell>
          <table:table-cell office:value-type="float" office:value="2471.5" calcext:value-type="float">
            <text:p>2 471,50</text:p>
          </table:table-cell>
          <table:table-cell office:value-type="float" office:value="225" calcext:value-type="float">
            <text:p>225</text:p>
          </table:table-cell>
          <table:table-cell table:formula="of:=90*[.E2101]" office:value-type="float" office:value="20250" calcext:value-type="float">
            <text:p>20250</text:p>
          </table:table-cell>
          <table:table-cell table:formula="of:=[.C2101]/294" office:value-type="float" office:value="6.1921768707483" calcext:value-type="float">
            <text:p>6,1921768707483</text:p>
          </table:table-cell>
          <table:table-cell table:formula="of:=[.D2101]/294" office:value-type="float" office:value="8.40646258503401" calcext:value-type="float">
            <text:p>8,40646258503401</text:p>
          </table:table-cell>
          <table:table-cell/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office:value-type="float" office:value="1870.5" calcext:value-type="float">
            <text:p>1 870,50</text:p>
          </table:table-cell>
          <table:table-cell office:value-type="float" office:value="2481.5" calcext:value-type="float">
            <text:p>2 481,50</text:p>
          </table:table-cell>
          <table:table-cell office:value-type="float" office:value="225" calcext:value-type="float">
            <text:p>225</text:p>
          </table:table-cell>
          <table:table-cell table:formula="of:=90*[.E2102]" office:value-type="float" office:value="20250" calcext:value-type="float">
            <text:p>20250</text:p>
          </table:table-cell>
          <table:table-cell table:formula="of:=[.C2102]/294" office:value-type="float" office:value="6.36224489795918" calcext:value-type="float">
            <text:p>6,36224489795918</text:p>
          </table:table-cell>
          <table:table-cell table:formula="of:=[.D2102]/294" office:value-type="float" office:value="8.44047619047619" calcext:value-type="float">
            <text:p>8,44047619047619</text:p>
          </table:table-cell>
          <table:table-cell/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1934.5" calcext:value-type="float">
            <text:p>1 934,50</text:p>
          </table:table-cell>
          <table:table-cell office:value-type="float" office:value="2537.5" calcext:value-type="float">
            <text:p>2 537,50</text:p>
          </table:table-cell>
          <table:table-cell office:value-type="float" office:value="225" calcext:value-type="float">
            <text:p>225</text:p>
          </table:table-cell>
          <table:table-cell table:formula="of:=90*[.E2103]" office:value-type="float" office:value="20250" calcext:value-type="float">
            <text:p>20250</text:p>
          </table:table-cell>
          <table:table-cell table:formula="of:=[.C2103]/294" office:value-type="float" office:value="6.57993197278912" calcext:value-type="float">
            <text:p>6,57993197278912</text:p>
          </table:table-cell>
          <table:table-cell table:formula="of:=[.D2103]/294" office:value-type="float" office:value="8.63095238095238" calcext:value-type="float">
            <text:p>8,63095238095238</text:p>
          </table:table-cell>
          <table:table-cell/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float" office:value="1980.5" calcext:value-type="float">
            <text:p>1 980,50</text:p>
          </table:table-cell>
          <table:table-cell office:value-type="float" office:value="2625.5" calcext:value-type="float">
            <text:p>2 625,50</text:p>
          </table:table-cell>
          <table:table-cell office:value-type="float" office:value="225" calcext:value-type="float">
            <text:p>225</text:p>
          </table:table-cell>
          <table:table-cell table:formula="of:=90*[.E2104]" office:value-type="float" office:value="20250" calcext:value-type="float">
            <text:p>20250</text:p>
          </table:table-cell>
          <table:table-cell table:formula="of:=[.C2104]/294" office:value-type="float" office:value="6.73639455782313" calcext:value-type="float">
            <text:p>6,73639455782313</text:p>
          </table:table-cell>
          <table:table-cell table:formula="of:=[.D2104]/294" office:value-type="float" office:value="8.93027210884354" calcext:value-type="float">
            <text:p>8,93027210884354</text:p>
          </table:table-cell>
          <table:table-cell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float" office:value="2022.5" calcext:value-type="float">
            <text:p>2 022,50</text:p>
          </table:table-cell>
          <table:table-cell office:value-type="float" office:value="2693.5" calcext:value-type="float">
            <text:p>2 693,50</text:p>
          </table:table-cell>
          <table:table-cell office:value-type="float" office:value="225" calcext:value-type="float">
            <text:p>225</text:p>
          </table:table-cell>
          <table:table-cell table:formula="of:=90*[.E2105]" office:value-type="float" office:value="20250" calcext:value-type="float">
            <text:p>20250</text:p>
          </table:table-cell>
          <table:table-cell table:formula="of:=[.C2105]/294" office:value-type="float" office:value="6.87925170068027" calcext:value-type="float">
            <text:p>6,87925170068027</text:p>
          </table:table-cell>
          <table:table-cell table:formula="of:=[.D2105]/294" office:value-type="float" office:value="9.16156462585034" calcext:value-type="float">
            <text:p>9,16156462585034</text:p>
          </table:table-cell>
          <table:table-cell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float" office:value="1928.5" calcext:value-type="float">
            <text:p>1 928,50</text:p>
          </table:table-cell>
          <table:table-cell office:value-type="float" office:value="2773.5" calcext:value-type="float">
            <text:p>2 773,50</text:p>
          </table:table-cell>
          <table:table-cell office:value-type="float" office:value="225" calcext:value-type="float">
            <text:p>225</text:p>
          </table:table-cell>
          <table:table-cell table:formula="of:=90*[.E2106]" office:value-type="float" office:value="20250" calcext:value-type="float">
            <text:p>20250</text:p>
          </table:table-cell>
          <table:table-cell table:formula="of:=[.C2106]/294" office:value-type="float" office:value="6.55952380952381" calcext:value-type="float">
            <text:p>6,55952380952381</text:p>
          </table:table-cell>
          <table:table-cell table:formula="of:=[.D2106]/294" office:value-type="float" office:value="9.43367346938776" calcext:value-type="float">
            <text:p>9,43367346938776</text:p>
          </table:table-cell>
          <table:table-cell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1900.5" calcext:value-type="float">
            <text:p>1 900,50</text:p>
          </table:table-cell>
          <table:table-cell office:value-type="float" office:value="2857.5" calcext:value-type="float">
            <text:p>2 857,50</text:p>
          </table:table-cell>
          <table:table-cell office:value-type="float" office:value="225" calcext:value-type="float">
            <text:p>225</text:p>
          </table:table-cell>
          <table:table-cell table:formula="of:=90*[.E2107]" office:value-type="float" office:value="20250" calcext:value-type="float">
            <text:p>20250</text:p>
          </table:table-cell>
          <table:table-cell table:formula="of:=[.C2107]/294" office:value-type="float" office:value="6.46428571428571" calcext:value-type="float">
            <text:p>6,46428571428571</text:p>
          </table:table-cell>
          <table:table-cell table:formula="of:=[.D2107]/294" office:value-type="float" office:value="9.71938775510204" calcext:value-type="float">
            <text:p>9,71938775510204</text:p>
          </table:table-cell>
          <table:table-cell/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float" office:value="1840.5" calcext:value-type="float">
            <text:p>1 840,50</text:p>
          </table:table-cell>
          <table:table-cell office:value-type="float" office:value="2915.5" calcext:value-type="float">
            <text:p>2 915,50</text:p>
          </table:table-cell>
          <table:table-cell office:value-type="float" office:value="225" calcext:value-type="float">
            <text:p>225</text:p>
          </table:table-cell>
          <table:table-cell table:formula="of:=90*[.E2108]" office:value-type="float" office:value="20250" calcext:value-type="float">
            <text:p>20250</text:p>
          </table:table-cell>
          <table:table-cell table:formula="of:=[.C2108]/294" office:value-type="float" office:value="6.26020408163265" calcext:value-type="float">
            <text:p>6,26020408163265</text:p>
          </table:table-cell>
          <table:table-cell table:formula="of:=[.D2108]/294" office:value-type="float" office:value="9.91666666666667" calcext:value-type="float">
            <text:p>9,91666666666667</text:p>
          </table:table-cell>
          <table:table-cell/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float" office:value="1838.5" calcext:value-type="float">
            <text:p>1 838,50</text:p>
          </table:table-cell>
          <table:table-cell office:value-type="float" office:value="2991.5" calcext:value-type="float">
            <text:p>2 991,50</text:p>
          </table:table-cell>
          <table:table-cell office:value-type="float" office:value="225" calcext:value-type="float">
            <text:p>225</text:p>
          </table:table-cell>
          <table:table-cell table:formula="of:=90*[.E2109]" office:value-type="float" office:value="20250" calcext:value-type="float">
            <text:p>20250</text:p>
          </table:table-cell>
          <table:table-cell table:formula="of:=[.C2109]/294" office:value-type="float" office:value="6.25340136054422" calcext:value-type="float">
            <text:p>6,25340136054422</text:p>
          </table:table-cell>
          <table:table-cell table:formula="of:=[.D2109]/294" office:value-type="float" office:value="10.1751700680272" calcext:value-type="float">
            <text:p>10,1751700680272</text:p>
          </table:table-cell>
          <table:table-cell/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float" office:value="1870.5" calcext:value-type="float">
            <text:p>1 870,50</text:p>
          </table:table-cell>
          <table:table-cell office:value-type="float" office:value="3071.5" calcext:value-type="float">
            <text:p>3 071,50</text:p>
          </table:table-cell>
          <table:table-cell office:value-type="float" office:value="225" calcext:value-type="float">
            <text:p>225</text:p>
          </table:table-cell>
          <table:table-cell table:formula="of:=90*[.E2110]" office:value-type="float" office:value="20250" calcext:value-type="float">
            <text:p>20250</text:p>
          </table:table-cell>
          <table:table-cell table:formula="of:=[.C2110]/294" office:value-type="float" office:value="6.36224489795918" calcext:value-type="float">
            <text:p>6,36224489795918</text:p>
          </table:table-cell>
          <table:table-cell table:formula="of:=[.D2110]/294" office:value-type="float" office:value="10.4472789115646" calcext:value-type="float">
            <text:p>10,4472789115646</text:p>
          </table:table-cell>
          <table:table-cell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1848.5" calcext:value-type="float">
            <text:p>1 848,50</text:p>
          </table:table-cell>
          <table:table-cell office:value-type="float" office:value="3169.5" calcext:value-type="float">
            <text:p>3 169,50</text:p>
          </table:table-cell>
          <table:table-cell office:value-type="float" office:value="225" calcext:value-type="float">
            <text:p>225</text:p>
          </table:table-cell>
          <table:table-cell table:formula="of:=90*[.E2111]" office:value-type="float" office:value="20250" calcext:value-type="float">
            <text:p>20250</text:p>
          </table:table-cell>
          <table:table-cell table:formula="of:=[.C2111]/294" office:value-type="float" office:value="6.2874149659864" calcext:value-type="float">
            <text:p>6,2874149659864</text:p>
          </table:table-cell>
          <table:table-cell table:formula="of:=[.D2111]/294" office:value-type="float" office:value="10.780612244898" calcext:value-type="float">
            <text:p>10,780612244898</text:p>
          </table:table-cell>
          <table:table-cell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float" office:value="1766.5" calcext:value-type="float">
            <text:p>1 766,50</text:p>
          </table:table-cell>
          <table:table-cell office:value-type="float" office:value="3209.5" calcext:value-type="float">
            <text:p>3 209,50</text:p>
          </table:table-cell>
          <table:table-cell office:value-type="float" office:value="225" calcext:value-type="float">
            <text:p>225</text:p>
          </table:table-cell>
          <table:table-cell table:formula="of:=90*[.E2112]" office:value-type="float" office:value="20250" calcext:value-type="float">
            <text:p>20250</text:p>
          </table:table-cell>
          <table:table-cell table:formula="of:=[.C2112]/294" office:value-type="float" office:value="6.00850340136054" calcext:value-type="float">
            <text:p>6,00850340136054</text:p>
          </table:table-cell>
          <table:table-cell table:formula="of:=[.D2112]/294" office:value-type="float" office:value="10.9166666666667" calcext:value-type="float">
            <text:p>10,9166666666667</text:p>
          </table:table-cell>
          <table:table-cell/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office:value-type="float" office:value="1332.5" calcext:value-type="float">
            <text:p>1 332,50</text:p>
          </table:table-cell>
          <table:table-cell office:value-type="float" office:value="2511.5" calcext:value-type="float">
            <text:p>2 511,50</text:p>
          </table:table-cell>
          <table:table-cell office:value-type="float" office:value="225" calcext:value-type="float">
            <text:p>225</text:p>
          </table:table-cell>
          <table:table-cell table:formula="of:=90*[.E2113]" office:value-type="float" office:value="20250" calcext:value-type="float">
            <text:p>20250</text:p>
          </table:table-cell>
          <table:table-cell table:formula="of:=[.C2113]/294" office:value-type="float" office:value="4.53231292517007" calcext:value-type="float">
            <text:p>4,53231292517007</text:p>
          </table:table-cell>
          <table:table-cell table:formula="of:=[.D2113]/294" office:value-type="float" office:value="8.54251700680272" calcext:value-type="float">
            <text:p>8,54251700680272</text:p>
          </table:table-cell>
          <table:table-cell/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float" office:value="1230.5" calcext:value-type="float">
            <text:p>1 230,50</text:p>
          </table:table-cell>
          <table:table-cell office:value-type="float" office:value="2591.5" calcext:value-type="float">
            <text:p>2 591,50</text:p>
          </table:table-cell>
          <table:table-cell office:value-type="float" office:value="225" calcext:value-type="float">
            <text:p>225</text:p>
          </table:table-cell>
          <table:table-cell table:formula="of:=90*[.E2114]" office:value-type="float" office:value="20250" calcext:value-type="float">
            <text:p>20250</text:p>
          </table:table-cell>
          <table:table-cell table:formula="of:=[.C2114]/294" office:value-type="float" office:value="4.18537414965986" calcext:value-type="float">
            <text:p>4,18537414965986</text:p>
          </table:table-cell>
          <table:table-cell table:formula="of:=[.D2114]/294" office:value-type="float" office:value="8.81462585034014" calcext:value-type="float">
            <text:p>8,81462585034014</text:p>
          </table:table-cell>
          <table:table-cell/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float" office:value="1174.5" calcext:value-type="float">
            <text:p>1 174,50</text:p>
          </table:table-cell>
          <table:table-cell office:value-type="float" office:value="2707.5" calcext:value-type="float">
            <text:p>2 707,50</text:p>
          </table:table-cell>
          <table:table-cell office:value-type="float" office:value="225" calcext:value-type="float">
            <text:p>225</text:p>
          </table:table-cell>
          <table:table-cell table:formula="of:=90*[.E2115]" office:value-type="float" office:value="20250" calcext:value-type="float">
            <text:p>20250</text:p>
          </table:table-cell>
          <table:table-cell table:formula="of:=[.C2115]/294" office:value-type="float" office:value="3.99489795918367" calcext:value-type="float">
            <text:p>3,99489795918367</text:p>
          </table:table-cell>
          <table:table-cell table:formula="of:=[.D2115]/294" office:value-type="float" office:value="9.20918367346939" calcext:value-type="float">
            <text:p>9,20918367346939</text:p>
          </table:table-cell>
          <table:table-cell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1158.5" calcext:value-type="float">
            <text:p>1 158,50</text:p>
          </table:table-cell>
          <table:table-cell office:value-type="float" office:value="2837.5" calcext:value-type="float">
            <text:p>2 837,50</text:p>
          </table:table-cell>
          <table:table-cell office:value-type="float" office:value="225" calcext:value-type="float">
            <text:p>225</text:p>
          </table:table-cell>
          <table:table-cell table:formula="of:=90*[.E2116]" office:value-type="float" office:value="20250" calcext:value-type="float">
            <text:p>20250</text:p>
          </table:table-cell>
          <table:table-cell table:formula="of:=[.C2116]/294" office:value-type="float" office:value="3.94047619047619" calcext:value-type="float">
            <text:p>3,94047619047619</text:p>
          </table:table-cell>
          <table:table-cell table:formula="of:=[.D2116]/294" office:value-type="float" office:value="9.65136054421769" calcext:value-type="float">
            <text:p>9,65136054421769</text:p>
          </table:table-cell>
          <table:table-cell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float" office:value="1204.5" calcext:value-type="float">
            <text:p>1 204,50</text:p>
          </table:table-cell>
          <table:table-cell office:value-type="float" office:value="2929.5" calcext:value-type="float">
            <text:p>2 929,50</text:p>
          </table:table-cell>
          <table:table-cell office:value-type="float" office:value="225" calcext:value-type="float">
            <text:p>225</text:p>
          </table:table-cell>
          <table:table-cell table:formula="of:=90*[.E2117]" office:value-type="float" office:value="20250" calcext:value-type="float">
            <text:p>20250</text:p>
          </table:table-cell>
          <table:table-cell table:formula="of:=[.C2117]/294" office:value-type="float" office:value="4.0969387755102" calcext:value-type="float">
            <text:p>4,0969387755102</text:p>
          </table:table-cell>
          <table:table-cell table:formula="of:=[.D2117]/294" office:value-type="float" office:value="9.96428571428571" calcext:value-type="float">
            <text:p>9,96428571428571</text:p>
          </table:table-cell>
          <table:table-cell/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float" office:value="1182.5" calcext:value-type="float">
            <text:p>1 182,50</text:p>
          </table:table-cell>
          <table:table-cell office:value-type="float" office:value="3017.5" calcext:value-type="float">
            <text:p>3 017,50</text:p>
          </table:table-cell>
          <table:table-cell office:value-type="float" office:value="225" calcext:value-type="float">
            <text:p>225</text:p>
          </table:table-cell>
          <table:table-cell table:formula="of:=90*[.E2118]" office:value-type="float" office:value="20250" calcext:value-type="float">
            <text:p>20250</text:p>
          </table:table-cell>
          <table:table-cell table:formula="of:=[.C2118]/294" office:value-type="float" office:value="4.02210884353742" calcext:value-type="float">
            <text:p>4,02210884353742</text:p>
          </table:table-cell>
          <table:table-cell table:formula="of:=[.D2118]/294" office:value-type="float" office:value="10.2636054421769" calcext:value-type="float">
            <text:p>10,2636054421769</text:p>
          </table:table-cell>
          <table:table-cell/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office:value-type="float" office:value="1202.5" calcext:value-type="float">
            <text:p>1 202,50</text:p>
          </table:table-cell>
          <table:table-cell office:value-type="float" office:value="3051.5" calcext:value-type="float">
            <text:p>3 051,50</text:p>
          </table:table-cell>
          <table:table-cell office:value-type="float" office:value="225" calcext:value-type="float">
            <text:p>225</text:p>
          </table:table-cell>
          <table:table-cell table:formula="of:=90*[.E2119]" office:value-type="float" office:value="20250" calcext:value-type="float">
            <text:p>20250</text:p>
          </table:table-cell>
          <table:table-cell table:formula="of:=[.C2119]/294" office:value-type="float" office:value="4.09013605442177" calcext:value-type="float">
            <text:p>4,09013605442177</text:p>
          </table:table-cell>
          <table:table-cell table:formula="of:=[.D2119]/294" office:value-type="float" office:value="10.3792517006803" calcext:value-type="float">
            <text:p>10,3792517006803</text:p>
          </table:table-cell>
          <table:table-cell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float" office:value="1070.5" calcext:value-type="float">
            <text:p>1 070,50</text:p>
          </table:table-cell>
          <table:table-cell office:value-type="float" office:value="3145.5" calcext:value-type="float">
            <text:p>3 145,50</text:p>
          </table:table-cell>
          <table:table-cell office:value-type="float" office:value="225" calcext:value-type="float">
            <text:p>225</text:p>
          </table:table-cell>
          <table:table-cell table:formula="of:=90*[.E2120]" office:value-type="float" office:value="20250" calcext:value-type="float">
            <text:p>20250</text:p>
          </table:table-cell>
          <table:table-cell table:formula="of:=[.C2120]/294" office:value-type="float" office:value="3.64115646258503" calcext:value-type="float">
            <text:p>3,64115646258503</text:p>
          </table:table-cell>
          <table:table-cell table:formula="of:=[.D2120]/294" office:value-type="float" office:value="10.6989795918367" calcext:value-type="float">
            <text:p>10,6989795918367</text:p>
          </table:table-cell>
          <table:table-cell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1666.5" calcext:value-type="float">
            <text:p>1 666,50</text:p>
          </table:table-cell>
          <table:table-cell office:value-type="float" office:value="2413.5" calcext:value-type="float">
            <text:p>2 413,50</text:p>
          </table:table-cell>
          <table:table-cell office:value-type="float" office:value="227" calcext:value-type="float">
            <text:p>227</text:p>
          </table:table-cell>
          <table:table-cell table:formula="of:=90*[.E2121]" office:value-type="float" office:value="20430" calcext:value-type="float">
            <text:p>20430</text:p>
          </table:table-cell>
          <table:table-cell table:formula="of:=[.C2121]/294" office:value-type="float" office:value="5.66836734693878" calcext:value-type="float">
            <text:p>5,66836734693878</text:p>
          </table:table-cell>
          <table:table-cell table:formula="of:=[.D2121]/294" office:value-type="float" office:value="8.20918367346939" calcext:value-type="float">
            <text:p>8,20918367346939</text:p>
          </table:table-cell>
          <table:table-cell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float" office:value="1694.5" calcext:value-type="float">
            <text:p>1 694,50</text:p>
          </table:table-cell>
          <table:table-cell office:value-type="float" office:value="2373.5" calcext:value-type="float">
            <text:p>2 373,50</text:p>
          </table:table-cell>
          <table:table-cell office:value-type="float" office:value="227" calcext:value-type="float">
            <text:p>227</text:p>
          </table:table-cell>
          <table:table-cell table:formula="of:=90*[.E2122]" office:value-type="float" office:value="20430" calcext:value-type="float">
            <text:p>20430</text:p>
          </table:table-cell>
          <table:table-cell table:formula="of:=[.C2122]/294" office:value-type="float" office:value="5.76360544217687" calcext:value-type="float">
            <text:p>5,76360544217687</text:p>
          </table:table-cell>
          <table:table-cell table:formula="of:=[.D2122]/294" office:value-type="float" office:value="8.07312925170068" calcext:value-type="float">
            <text:p>8,07312925170068</text:p>
          </table:table-cell>
          <table:table-cell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1776.5" calcext:value-type="float">
            <text:p>1 776,50</text:p>
          </table:table-cell>
          <table:table-cell office:value-type="float" office:value="2345.5" calcext:value-type="float">
            <text:p>2 345,50</text:p>
          </table:table-cell>
          <table:table-cell office:value-type="float" office:value="227" calcext:value-type="float">
            <text:p>227</text:p>
          </table:table-cell>
          <table:table-cell table:formula="of:=90*[.E2123]" office:value-type="float" office:value="20430" calcext:value-type="float">
            <text:p>20430</text:p>
          </table:table-cell>
          <table:table-cell table:formula="of:=[.C2123]/294" office:value-type="float" office:value="6.04251700680272" calcext:value-type="float">
            <text:p>6,04251700680272</text:p>
          </table:table-cell>
          <table:table-cell table:formula="of:=[.D2123]/294" office:value-type="float" office:value="7.97789115646259" calcext:value-type="float">
            <text:p>7,97789115646259</text:p>
          </table:table-cell>
          <table:table-cell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824.5" calcext:value-type="float">
            <text:p>1 824,50</text:p>
          </table:table-cell>
          <table:table-cell office:value-type="float" office:value="2415.5" calcext:value-type="float">
            <text:p>2 415,50</text:p>
          </table:table-cell>
          <table:table-cell office:value-type="float" office:value="227" calcext:value-type="float">
            <text:p>227</text:p>
          </table:table-cell>
          <table:table-cell table:formula="of:=90*[.E2124]" office:value-type="float" office:value="20430" calcext:value-type="float">
            <text:p>20430</text:p>
          </table:table-cell>
          <table:table-cell table:formula="of:=[.C2124]/294" office:value-type="float" office:value="6.20578231292517" calcext:value-type="float">
            <text:p>6,20578231292517</text:p>
          </table:table-cell>
          <table:table-cell table:formula="of:=[.D2124]/294" office:value-type="float" office:value="8.21598639455782" calcext:value-type="float">
            <text:p>8,21598639455782</text:p>
          </table:table-cell>
          <table:table-cell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1832.5" calcext:value-type="float">
            <text:p>1 832,50</text:p>
          </table:table-cell>
          <table:table-cell office:value-type="float" office:value="2457.5" calcext:value-type="float">
            <text:p>2 457,50</text:p>
          </table:table-cell>
          <table:table-cell office:value-type="float" office:value="227" calcext:value-type="float">
            <text:p>227</text:p>
          </table:table-cell>
          <table:table-cell table:formula="of:=90*[.E2125]" office:value-type="float" office:value="20430" calcext:value-type="float">
            <text:p>20430</text:p>
          </table:table-cell>
          <table:table-cell table:formula="of:=[.C2125]/294" office:value-type="float" office:value="6.23299319727891" calcext:value-type="float">
            <text:p>6,23299319727891</text:p>
          </table:table-cell>
          <table:table-cell table:formula="of:=[.D2125]/294" office:value-type="float" office:value="8.35884353741497" calcext:value-type="float">
            <text:p>8,35884353741497</text:p>
          </table:table-cell>
          <table:table-cell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1914.5" calcext:value-type="float">
            <text:p>1 914,50</text:p>
          </table:table-cell>
          <table:table-cell office:value-type="float" office:value="2503.5" calcext:value-type="float">
            <text:p>2 503,50</text:p>
          </table:table-cell>
          <table:table-cell office:value-type="float" office:value="227" calcext:value-type="float">
            <text:p>227</text:p>
          </table:table-cell>
          <table:table-cell table:formula="of:=90*[.E2126]" office:value-type="float" office:value="20430" calcext:value-type="float">
            <text:p>20430</text:p>
          </table:table-cell>
          <table:table-cell table:formula="of:=[.C2126]/294" office:value-type="float" office:value="6.51190476190476" calcext:value-type="float">
            <text:p>6,51190476190476</text:p>
          </table:table-cell>
          <table:table-cell table:formula="of:=[.D2126]/294" office:value-type="float" office:value="8.51530612244898" calcext:value-type="float">
            <text:p>8,51530612244898</text:p>
          </table:table-cell>
          <table:table-cell/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float" office:value="1968.5" calcext:value-type="float">
            <text:p>1 968,50</text:p>
          </table:table-cell>
          <table:table-cell office:value-type="float" office:value="2595.5" calcext:value-type="float">
            <text:p>2 595,50</text:p>
          </table:table-cell>
          <table:table-cell office:value-type="float" office:value="227" calcext:value-type="float">
            <text:p>227</text:p>
          </table:table-cell>
          <table:table-cell table:formula="of:=90*[.E2127]" office:value-type="float" office:value="20430" calcext:value-type="float">
            <text:p>20430</text:p>
          </table:table-cell>
          <table:table-cell table:formula="of:=[.C2127]/294" office:value-type="float" office:value="6.69557823129252" calcext:value-type="float">
            <text:p>6,69557823129252</text:p>
          </table:table-cell>
          <table:table-cell table:formula="of:=[.D2127]/294" office:value-type="float" office:value="8.82823129251701" calcext:value-type="float">
            <text:p>8,82823129251701</text:p>
          </table:table-cell>
          <table:table-cell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office:value-type="float" office:value="2014.5" calcext:value-type="float">
            <text:p>2 014,50</text:p>
          </table:table-cell>
          <table:table-cell office:value-type="float" office:value="2673.5" calcext:value-type="float">
            <text:p>2 673,50</text:p>
          </table:table-cell>
          <table:table-cell office:value-type="float" office:value="227" calcext:value-type="float">
            <text:p>227</text:p>
          </table:table-cell>
          <table:table-cell table:formula="of:=90*[.E2128]" office:value-type="float" office:value="20430" calcext:value-type="float">
            <text:p>20430</text:p>
          </table:table-cell>
          <table:table-cell table:formula="of:=[.C2128]/294" office:value-type="float" office:value="6.85204081632653" calcext:value-type="float">
            <text:p>6,85204081632653</text:p>
          </table:table-cell>
          <table:table-cell table:formula="of:=[.D2128]/294" office:value-type="float" office:value="9.09353741496599" calcext:value-type="float">
            <text:p>9,09353741496599</text:p>
          </table:table-cell>
          <table:table-cell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float" office:value="1946.5" calcext:value-type="float">
            <text:p>1 946,50</text:p>
          </table:table-cell>
          <table:table-cell office:value-type="float" office:value="2767.5" calcext:value-type="float">
            <text:p>2 767,50</text:p>
          </table:table-cell>
          <table:table-cell office:value-type="float" office:value="227" calcext:value-type="float">
            <text:p>227</text:p>
          </table:table-cell>
          <table:table-cell table:formula="of:=90*[.E2129]" office:value-type="float" office:value="20430" calcext:value-type="float">
            <text:p>20430</text:p>
          </table:table-cell>
          <table:table-cell table:formula="of:=[.C2129]/294" office:value-type="float" office:value="6.62074829931973" calcext:value-type="float">
            <text:p>6,62074829931973</text:p>
          </table:table-cell>
          <table:table-cell table:formula="of:=[.D2129]/294" office:value-type="float" office:value="9.41326530612245" calcext:value-type="float">
            <text:p>9,41326530612245</text:p>
          </table:table-cell>
          <table:table-cell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1910.5" calcext:value-type="float">
            <text:p>1 910,50</text:p>
          </table:table-cell>
          <table:table-cell office:value-type="float" office:value="2863.5" calcext:value-type="float">
            <text:p>2 863,50</text:p>
          </table:table-cell>
          <table:table-cell office:value-type="float" office:value="227" calcext:value-type="float">
            <text:p>227</text:p>
          </table:table-cell>
          <table:table-cell table:formula="of:=90*[.E2130]" office:value-type="float" office:value="20430" calcext:value-type="float">
            <text:p>20430</text:p>
          </table:table-cell>
          <table:table-cell table:formula="of:=[.C2130]/294" office:value-type="float" office:value="6.49829931972789" calcext:value-type="float">
            <text:p>6,49829931972789</text:p>
          </table:table-cell>
          <table:table-cell table:formula="of:=[.D2130]/294" office:value-type="float" office:value="9.73979591836735" calcext:value-type="float">
            <text:p>9,73979591836735</text:p>
          </table:table-cell>
          <table:table-cell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1842.5" calcext:value-type="float">
            <text:p>1 842,50</text:p>
          </table:table-cell>
          <table:table-cell office:value-type="float" office:value="2937.5" calcext:value-type="float">
            <text:p>2 937,50</text:p>
          </table:table-cell>
          <table:table-cell office:value-type="float" office:value="227" calcext:value-type="float">
            <text:p>227</text:p>
          </table:table-cell>
          <table:table-cell table:formula="of:=90*[.E2131]" office:value-type="float" office:value="20430" calcext:value-type="float">
            <text:p>20430</text:p>
          </table:table-cell>
          <table:table-cell table:formula="of:=[.C2131]/294" office:value-type="float" office:value="6.26700680272109" calcext:value-type="float">
            <text:p>6,26700680272109</text:p>
          </table:table-cell>
          <table:table-cell table:formula="of:=[.D2131]/294" office:value-type="float" office:value="9.99149659863946" calcext:value-type="float">
            <text:p>9,99149659863946</text:p>
          </table:table-cell>
          <table:table-cell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float" office:value="1830.5" calcext:value-type="float">
            <text:p>1 830,50</text:p>
          </table:table-cell>
          <table:table-cell office:value-type="float" office:value="3013.5" calcext:value-type="float">
            <text:p>3 013,50</text:p>
          </table:table-cell>
          <table:table-cell office:value-type="float" office:value="227" calcext:value-type="float">
            <text:p>227</text:p>
          </table:table-cell>
          <table:table-cell table:formula="of:=90*[.E2132]" office:value-type="float" office:value="20430" calcext:value-type="float">
            <text:p>20430</text:p>
          </table:table-cell>
          <table:table-cell table:formula="of:=[.C2132]/294" office:value-type="float" office:value="6.22619047619048" calcext:value-type="float">
            <text:p>6,22619047619048</text:p>
          </table:table-cell>
          <table:table-cell table:formula="of:=[.D2132]/294" office:value-type="float" office:value="10.25" calcext:value-type="float">
            <text:p>10,25</text:p>
          </table:table-cell>
          <table:table-cell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float" office:value="1874.5" calcext:value-type="float">
            <text:p>1 874,50</text:p>
          </table:table-cell>
          <table:table-cell office:value-type="float" office:value="3107.5" calcext:value-type="float">
            <text:p>3 107,50</text:p>
          </table:table-cell>
          <table:table-cell office:value-type="float" office:value="227" calcext:value-type="float">
            <text:p>227</text:p>
          </table:table-cell>
          <table:table-cell table:formula="of:=90*[.E2133]" office:value-type="float" office:value="20430" calcext:value-type="float">
            <text:p>20430</text:p>
          </table:table-cell>
          <table:table-cell table:formula="of:=[.C2133]/294" office:value-type="float" office:value="6.37585034013605" calcext:value-type="float">
            <text:p>6,37585034013605</text:p>
          </table:table-cell>
          <table:table-cell table:formula="of:=[.D2133]/294" office:value-type="float" office:value="10.5697278911565" calcext:value-type="float">
            <text:p>10,5697278911565</text:p>
          </table:table-cell>
          <table:table-cell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office:value-type="float" office:value="1848.5" calcext:value-type="float">
            <text:p>1 848,50</text:p>
          </table:table-cell>
          <table:table-cell office:value-type="float" office:value="3197.5" calcext:value-type="float">
            <text:p>3 197,50</text:p>
          </table:table-cell>
          <table:table-cell office:value-type="float" office:value="227" calcext:value-type="float">
            <text:p>227</text:p>
          </table:table-cell>
          <table:table-cell table:formula="of:=90*[.E2134]" office:value-type="float" office:value="20430" calcext:value-type="float">
            <text:p>20430</text:p>
          </table:table-cell>
          <table:table-cell table:formula="of:=[.C2134]/294" office:value-type="float" office:value="6.2874149659864" calcext:value-type="float">
            <text:p>6,2874149659864</text:p>
          </table:table-cell>
          <table:table-cell table:formula="of:=[.D2134]/294" office:value-type="float" office:value="10.8758503401361" calcext:value-type="float">
            <text:p>10,8758503401361</text:p>
          </table:table-cell>
          <table:table-cell/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office:value-type="float" office:value="1816.5" calcext:value-type="float">
            <text:p>1 816,50</text:p>
          </table:table-cell>
          <table:table-cell office:value-type="float" office:value="3231.5" calcext:value-type="float">
            <text:p>3 231,50</text:p>
          </table:table-cell>
          <table:table-cell office:value-type="float" office:value="227" calcext:value-type="float">
            <text:p>227</text:p>
          </table:table-cell>
          <table:table-cell table:formula="of:=90*[.E2135]" office:value-type="float" office:value="20430" calcext:value-type="float">
            <text:p>20430</text:p>
          </table:table-cell>
          <table:table-cell table:formula="of:=[.C2135]/294" office:value-type="float" office:value="6.17857142857143" calcext:value-type="float">
            <text:p>6,17857142857143</text:p>
          </table:table-cell>
          <table:table-cell table:formula="of:=[.D2135]/294" office:value-type="float" office:value="10.9914965986395" calcext:value-type="float">
            <text:p>10,9914965986395</text:p>
          </table:table-cell>
          <table:table-cell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float" office:value="1656.5" calcext:value-type="float">
            <text:p>1 656,50</text:p>
          </table:table-cell>
          <table:table-cell office:value-type="float" office:value="2653.5" calcext:value-type="float">
            <text:p>2 653,50</text:p>
          </table:table-cell>
          <table:table-cell office:value-type="float" office:value="227" calcext:value-type="float">
            <text:p>227</text:p>
          </table:table-cell>
          <table:table-cell table:formula="of:=90*[.E2136]" office:value-type="float" office:value="20430" calcext:value-type="float">
            <text:p>20430</text:p>
          </table:table-cell>
          <table:table-cell table:formula="of:=[.C2136]/294" office:value-type="float" office:value="5.6343537414966" calcext:value-type="float">
            <text:p>5,6343537414966</text:p>
          </table:table-cell>
          <table:table-cell table:formula="of:=[.D2136]/294" office:value-type="float" office:value="9.02551020408163" calcext:value-type="float">
            <text:p>9,02551020408163</text:p>
          </table:table-cell>
          <table:table-cell/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float" office:value="1316.5" calcext:value-type="float">
            <text:p>1 316,50</text:p>
          </table:table-cell>
          <table:table-cell office:value-type="float" office:value="2505.5" calcext:value-type="float">
            <text:p>2 505,50</text:p>
          </table:table-cell>
          <table:table-cell office:value-type="float" office:value="227" calcext:value-type="float">
            <text:p>227</text:p>
          </table:table-cell>
          <table:table-cell table:formula="of:=90*[.E2137]" office:value-type="float" office:value="20430" calcext:value-type="float">
            <text:p>20430</text:p>
          </table:table-cell>
          <table:table-cell table:formula="of:=[.C2137]/294" office:value-type="float" office:value="4.47789115646259" calcext:value-type="float">
            <text:p>4,47789115646259</text:p>
          </table:table-cell>
          <table:table-cell table:formula="of:=[.D2137]/294" office:value-type="float" office:value="8.52210884353742" calcext:value-type="float">
            <text:p>8,52210884353742</text:p>
          </table:table-cell>
          <table:table-cell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1214.5" calcext:value-type="float">
            <text:p>1 214,50</text:p>
          </table:table-cell>
          <table:table-cell office:value-type="float" office:value="2595.5" calcext:value-type="float">
            <text:p>2 595,50</text:p>
          </table:table-cell>
          <table:table-cell office:value-type="float" office:value="227" calcext:value-type="float">
            <text:p>227</text:p>
          </table:table-cell>
          <table:table-cell table:formula="of:=90*[.E2138]" office:value-type="float" office:value="20430" calcext:value-type="float">
            <text:p>20430</text:p>
          </table:table-cell>
          <table:table-cell table:formula="of:=[.C2138]/294" office:value-type="float" office:value="4.13095238095238" calcext:value-type="float">
            <text:p>4,13095238095238</text:p>
          </table:table-cell>
          <table:table-cell table:formula="of:=[.D2138]/294" office:value-type="float" office:value="8.82823129251701" calcext:value-type="float">
            <text:p>8,82823129251701</text:p>
          </table:table-cell>
          <table:table-cell/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float" office:value="1164.5" calcext:value-type="float">
            <text:p>1 164,50</text:p>
          </table:table-cell>
          <table:table-cell office:value-type="float" office:value="2731.5" calcext:value-type="float">
            <text:p>2 731,50</text:p>
          </table:table-cell>
          <table:table-cell office:value-type="float" office:value="227" calcext:value-type="float">
            <text:p>227</text:p>
          </table:table-cell>
          <table:table-cell table:formula="of:=90*[.E2139]" office:value-type="float" office:value="20430" calcext:value-type="float">
            <text:p>20430</text:p>
          </table:table-cell>
          <table:table-cell table:formula="of:=[.C2139]/294" office:value-type="float" office:value="3.9608843537415" calcext:value-type="float">
            <text:p>3,9608843537415</text:p>
          </table:table-cell>
          <table:table-cell table:formula="of:=[.D2139]/294" office:value-type="float" office:value="9.29081632653061" calcext:value-type="float">
            <text:p>9,29081632653061</text:p>
          </table:table-cell>
          <table:table-cell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1146.5" calcext:value-type="float">
            <text:p>1 146,50</text:p>
          </table:table-cell>
          <table:table-cell office:value-type="float" office:value="2863.5" calcext:value-type="float">
            <text:p>2 863,50</text:p>
          </table:table-cell>
          <table:table-cell office:value-type="float" office:value="227" calcext:value-type="float">
            <text:p>227</text:p>
          </table:table-cell>
          <table:table-cell table:formula="of:=90*[.E2140]" office:value-type="float" office:value="20430" calcext:value-type="float">
            <text:p>20430</text:p>
          </table:table-cell>
          <table:table-cell table:formula="of:=[.C2140]/294" office:value-type="float" office:value="3.89965986394558" calcext:value-type="float">
            <text:p>3,89965986394558</text:p>
          </table:table-cell>
          <table:table-cell table:formula="of:=[.D2140]/294" office:value-type="float" office:value="9.73979591836735" calcext:value-type="float">
            <text:p>9,73979591836735</text:p>
          </table:table-cell>
          <table:table-cell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float" office:value="1170.5" calcext:value-type="float">
            <text:p>1 170,50</text:p>
          </table:table-cell>
          <table:table-cell office:value-type="float" office:value="2959.5" calcext:value-type="float">
            <text:p>2 959,50</text:p>
          </table:table-cell>
          <table:table-cell office:value-type="float" office:value="227" calcext:value-type="float">
            <text:p>227</text:p>
          </table:table-cell>
          <table:table-cell table:formula="of:=90*[.E2141]" office:value-type="float" office:value="20430" calcext:value-type="float">
            <text:p>20430</text:p>
          </table:table-cell>
          <table:table-cell table:formula="of:=[.C2141]/294" office:value-type="float" office:value="3.9812925170068" calcext:value-type="float">
            <text:p>3,9812925170068</text:p>
          </table:table-cell>
          <table:table-cell table:formula="of:=[.D2141]/294" office:value-type="float" office:value="10.0663265306122" calcext:value-type="float">
            <text:p>10,0663265306122</text:p>
          </table:table-cell>
          <table:table-cell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1200.5" calcext:value-type="float">
            <text:p>1 200,50</text:p>
          </table:table-cell>
          <table:table-cell office:value-type="float" office:value="3051.5" calcext:value-type="float">
            <text:p>3 051,50</text:p>
          </table:table-cell>
          <table:table-cell office:value-type="float" office:value="227" calcext:value-type="float">
            <text:p>227</text:p>
          </table:table-cell>
          <table:table-cell table:formula="of:=90*[.E2142]" office:value-type="float" office:value="20430" calcext:value-type="float">
            <text:p>20430</text:p>
          </table:table-cell>
          <table:table-cell table:formula="of:=[.C2142]/294" office:value-type="float" office:value="4.08333333333333" calcext:value-type="float">
            <text:p>4,08333333333333</text:p>
          </table:table-cell>
          <table:table-cell table:formula="of:=[.D2142]/294" office:value-type="float" office:value="10.3792517006803" calcext:value-type="float">
            <text:p>10,3792517006803</text:p>
          </table:table-cell>
          <table:table-cell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float" office:value="1104.5" calcext:value-type="float">
            <text:p>1 104,50</text:p>
          </table:table-cell>
          <table:table-cell office:value-type="float" office:value="3103.5" calcext:value-type="float">
            <text:p>3 103,50</text:p>
          </table:table-cell>
          <table:table-cell office:value-type="float" office:value="227" calcext:value-type="float">
            <text:p>227</text:p>
          </table:table-cell>
          <table:table-cell table:formula="of:=90*[.E2143]" office:value-type="float" office:value="20430" calcext:value-type="float">
            <text:p>20430</text:p>
          </table:table-cell>
          <table:table-cell table:formula="of:=[.C2143]/294" office:value-type="float" office:value="3.75680272108844" calcext:value-type="float">
            <text:p>3,75680272108844</text:p>
          </table:table-cell>
          <table:table-cell table:formula="of:=[.D2143]/294" office:value-type="float" office:value="10.5561224489796" calcext:value-type="float">
            <text:p>10,5561224489796</text:p>
          </table:table-cell>
          <table:table-cell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1082.5" calcext:value-type="float">
            <text:p>1 082,50</text:p>
          </table:table-cell>
          <table:table-cell office:value-type="float" office:value="3171.5" calcext:value-type="float">
            <text:p>3 171,50</text:p>
          </table:table-cell>
          <table:table-cell office:value-type="float" office:value="227" calcext:value-type="float">
            <text:p>227</text:p>
          </table:table-cell>
          <table:table-cell table:formula="of:=90*[.E2144]" office:value-type="float" office:value="20430" calcext:value-type="float">
            <text:p>20430</text:p>
          </table:table-cell>
          <table:table-cell table:formula="of:=[.C2144]/294" office:value-type="float" office:value="3.68197278911565" calcext:value-type="float">
            <text:p>3,68197278911565</text:p>
          </table:table-cell>
          <table:table-cell table:formula="of:=[.D2144]/294" office:value-type="float" office:value="10.7874149659864" calcext:value-type="float">
            <text:p>10,7874149659864</text:p>
          </table:table-cell>
          <table:table-cell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float" office:value="1736.5" calcext:value-type="float">
            <text:p>1 736,50</text:p>
          </table:table-cell>
          <table:table-cell office:value-type="float" office:value="3221.5" calcext:value-type="float">
            <text:p>3 221,50</text:p>
          </table:table-cell>
          <table:table-cell office:value-type="float" office:value="228" calcext:value-type="float">
            <text:p>228</text:p>
          </table:table-cell>
          <table:table-cell table:formula="of:=90*[.E2145]" office:value-type="float" office:value="20520" calcext:value-type="float">
            <text:p>20520</text:p>
          </table:table-cell>
          <table:table-cell table:formula="of:=[.C2145]/294" office:value-type="float" office:value="5.90646258503401" calcext:value-type="float">
            <text:p>5,90646258503401</text:p>
          </table:table-cell>
          <table:table-cell table:formula="of:=[.D2145]/294" office:value-type="float" office:value="10.9574829931973" calcext:value-type="float">
            <text:p>10,9574829931973</text:p>
          </table:table-cell>
          <table:table-cell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office:value-type="float" office:value="1732.5" calcext:value-type="float">
            <text:p>1 732,50</text:p>
          </table:table-cell>
          <table:table-cell office:value-type="float" office:value="3097.5" calcext:value-type="float">
            <text:p>3 097,50</text:p>
          </table:table-cell>
          <table:table-cell office:value-type="float" office:value="228" calcext:value-type="float">
            <text:p>228</text:p>
          </table:table-cell>
          <table:table-cell table:formula="of:=90*[.E2146]" office:value-type="float" office:value="20520" calcext:value-type="float">
            <text:p>20520</text:p>
          </table:table-cell>
          <table:table-cell table:formula="of:=[.C2146]/294" office:value-type="float" office:value="5.89285714285714" calcext:value-type="float">
            <text:p>5,89285714285714</text:p>
          </table:table-cell>
          <table:table-cell table:formula="of:=[.D2146]/294" office:value-type="float" office:value="10.5357142857143" calcext:value-type="float">
            <text:p>10,5357142857143</text:p>
          </table:table-cell>
          <table:table-cell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1840.5" calcext:value-type="float">
            <text:p>1 840,50</text:p>
          </table:table-cell>
          <table:table-cell office:value-type="float" office:value="2983.5" calcext:value-type="float">
            <text:p>2 983,50</text:p>
          </table:table-cell>
          <table:table-cell office:value-type="float" office:value="228" calcext:value-type="float">
            <text:p>228</text:p>
          </table:table-cell>
          <table:table-cell table:formula="of:=90*[.E2147]" office:value-type="float" office:value="20520" calcext:value-type="float">
            <text:p>20520</text:p>
          </table:table-cell>
          <table:table-cell table:formula="of:=[.C2147]/294" office:value-type="float" office:value="6.26020408163265" calcext:value-type="float">
            <text:p>6,26020408163265</text:p>
          </table:table-cell>
          <table:table-cell table:formula="of:=[.D2147]/294" office:value-type="float" office:value="10.1479591836735" calcext:value-type="float">
            <text:p>10,1479591836735</text:p>
          </table:table-cell>
          <table:table-cell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float" office:value="1864.5" calcext:value-type="float">
            <text:p>1 864,50</text:p>
          </table:table-cell>
          <table:table-cell office:value-type="float" office:value="2905.5" calcext:value-type="float">
            <text:p>2 905,50</text:p>
          </table:table-cell>
          <table:table-cell office:value-type="float" office:value="228" calcext:value-type="float">
            <text:p>228</text:p>
          </table:table-cell>
          <table:table-cell table:formula="of:=90*[.E2148]" office:value-type="float" office:value="20520" calcext:value-type="float">
            <text:p>20520</text:p>
          </table:table-cell>
          <table:table-cell table:formula="of:=[.C2148]/294" office:value-type="float" office:value="6.34183673469388" calcext:value-type="float">
            <text:p>6,34183673469388</text:p>
          </table:table-cell>
          <table:table-cell table:formula="of:=[.D2148]/294" office:value-type="float" office:value="9.88265306122449" calcext:value-type="float">
            <text:p>9,88265306122449</text:p>
          </table:table-cell>
          <table:table-cell/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float" office:value="1970.5" calcext:value-type="float">
            <text:p>1 970,50</text:p>
          </table:table-cell>
          <table:table-cell office:value-type="float" office:value="2761.5" calcext:value-type="float">
            <text:p>2 761,50</text:p>
          </table:table-cell>
          <table:table-cell office:value-type="float" office:value="228" calcext:value-type="float">
            <text:p>228</text:p>
          </table:table-cell>
          <table:table-cell table:formula="of:=90*[.E2149]" office:value-type="float" office:value="20520" calcext:value-type="float">
            <text:p>20520</text:p>
          </table:table-cell>
          <table:table-cell table:formula="of:=[.C2149]/294" office:value-type="float" office:value="6.70238095238095" calcext:value-type="float">
            <text:p>6,70238095238095</text:p>
          </table:table-cell>
          <table:table-cell table:formula="of:=[.D2149]/294" office:value-type="float" office:value="9.39285714285714" calcext:value-type="float">
            <text:p>9,39285714285714</text:p>
          </table:table-cell>
          <table:table-cell/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office:value-type="float" office:value="2020.5" calcext:value-type="float">
            <text:p>2 020,50</text:p>
          </table:table-cell>
          <table:table-cell office:value-type="float" office:value="2649.5" calcext:value-type="float">
            <text:p>2 649,50</text:p>
          </table:table-cell>
          <table:table-cell office:value-type="float" office:value="228" calcext:value-type="float">
            <text:p>228</text:p>
          </table:table-cell>
          <table:table-cell table:formula="of:=90*[.E2150]" office:value-type="float" office:value="20520" calcext:value-type="float">
            <text:p>20520</text:p>
          </table:table-cell>
          <table:table-cell table:formula="of:=[.C2150]/294" office:value-type="float" office:value="6.87244897959184" calcext:value-type="float">
            <text:p>6,87244897959184</text:p>
          </table:table-cell>
          <table:table-cell table:formula="of:=[.D2150]/294" office:value-type="float" office:value="9.01190476190476" calcext:value-type="float">
            <text:p>9,01190476190476</text:p>
          </table:table-cell>
          <table:table-cell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1938.5" calcext:value-type="float">
            <text:p>1 938,50</text:p>
          </table:table-cell>
          <table:table-cell office:value-type="float" office:value="2519.5" calcext:value-type="float">
            <text:p>2 519,50</text:p>
          </table:table-cell>
          <table:table-cell office:value-type="float" office:value="228" calcext:value-type="float">
            <text:p>228</text:p>
          </table:table-cell>
          <table:table-cell table:formula="of:=90*[.E2151]" office:value-type="float" office:value="20520" calcext:value-type="float">
            <text:p>20520</text:p>
          </table:table-cell>
          <table:table-cell table:formula="of:=[.C2151]/294" office:value-type="float" office:value="6.59353741496599" calcext:value-type="float">
            <text:p>6,59353741496599</text:p>
          </table:table-cell>
          <table:table-cell table:formula="of:=[.D2151]/294" office:value-type="float" office:value="8.56972789115646" calcext:value-type="float">
            <text:p>8,56972789115646</text:p>
          </table:table-cell>
          <table:table-cell/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float" office:value="1850.5" calcext:value-type="float">
            <text:p>1 850,50</text:p>
          </table:table-cell>
          <table:table-cell office:value-type="float" office:value="2459.5" calcext:value-type="float">
            <text:p>2 459,50</text:p>
          </table:table-cell>
          <table:table-cell office:value-type="float" office:value="228" calcext:value-type="float">
            <text:p>228</text:p>
          </table:table-cell>
          <table:table-cell table:formula="of:=90*[.E2152]" office:value-type="float" office:value="20520" calcext:value-type="float">
            <text:p>20520</text:p>
          </table:table-cell>
          <table:table-cell table:formula="of:=[.C2152]/294" office:value-type="float" office:value="6.29421768707483" calcext:value-type="float">
            <text:p>6,29421768707483</text:p>
          </table:table-cell>
          <table:table-cell table:formula="of:=[.D2152]/294" office:value-type="float" office:value="8.3656462585034" calcext:value-type="float">
            <text:p>8,3656462585034</text:p>
          </table:table-cell>
          <table:table-cell/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office:value-type="float" office:value="1774.5" calcext:value-type="float">
            <text:p>1 774,50</text:p>
          </table:table-cell>
          <table:table-cell office:value-type="float" office:value="2339.5" calcext:value-type="float">
            <text:p>2 339,50</text:p>
          </table:table-cell>
          <table:table-cell office:value-type="float" office:value="228" calcext:value-type="float">
            <text:p>228</text:p>
          </table:table-cell>
          <table:table-cell table:formula="of:=90*[.E2153]" office:value-type="float" office:value="20520" calcext:value-type="float">
            <text:p>20520</text:p>
          </table:table-cell>
          <table:table-cell table:formula="of:=[.C2153]/294" office:value-type="float" office:value="6.03571428571429" calcext:value-type="float">
            <text:p>6,03571428571429</text:p>
          </table:table-cell>
          <table:table-cell table:formula="of:=[.D2153]/294" office:value-type="float" office:value="7.95748299319728" calcext:value-type="float">
            <text:p>7,95748299319728</text:p>
          </table:table-cell>
          <table:table-cell/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office:value-type="float" office:value="1710.5" calcext:value-type="float">
            <text:p>1 710,50</text:p>
          </table:table-cell>
          <table:table-cell office:value-type="float" office:value="2345.5" calcext:value-type="float">
            <text:p>2 345,50</text:p>
          </table:table-cell>
          <table:table-cell office:value-type="float" office:value="228" calcext:value-type="float">
            <text:p>228</text:p>
          </table:table-cell>
          <table:table-cell table:formula="of:=90*[.E2154]" office:value-type="float" office:value="20520" calcext:value-type="float">
            <text:p>20520</text:p>
          </table:table-cell>
          <table:table-cell table:formula="of:=[.C2154]/294" office:value-type="float" office:value="5.81802721088435" calcext:value-type="float">
            <text:p>5,81802721088435</text:p>
          </table:table-cell>
          <table:table-cell table:formula="of:=[.D2154]/294" office:value-type="float" office:value="7.97789115646259" calcext:value-type="float">
            <text:p>7,97789115646259</text:p>
          </table:table-cell>
          <table:table-cell/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office:value-type="float" office:value="1692.5" calcext:value-type="float">
            <text:p>1 692,50</text:p>
          </table:table-cell>
          <table:table-cell office:value-type="float" office:value="2395.5" calcext:value-type="float">
            <text:p>2 395,50</text:p>
          </table:table-cell>
          <table:table-cell office:value-type="float" office:value="228" calcext:value-type="float">
            <text:p>228</text:p>
          </table:table-cell>
          <table:table-cell table:formula="of:=90*[.E2155]" office:value-type="float" office:value="20520" calcext:value-type="float">
            <text:p>20520</text:p>
          </table:table-cell>
          <table:table-cell table:formula="of:=[.C2155]/294" office:value-type="float" office:value="5.75680272108844" calcext:value-type="float">
            <text:p>5,75680272108844</text:p>
          </table:table-cell>
          <table:table-cell table:formula="of:=[.D2155]/294" office:value-type="float" office:value="8.14795918367347" calcext:value-type="float">
            <text:p>8,14795918367347</text:p>
          </table:table-cell>
          <table:table-cell/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1658.5" calcext:value-type="float">
            <text:p>1 658,50</text:p>
          </table:table-cell>
          <table:table-cell office:value-type="float" office:value="2313.5" calcext:value-type="float">
            <text:p>2 313,50</text:p>
          </table:table-cell>
          <table:table-cell office:value-type="float" office:value="228" calcext:value-type="float">
            <text:p>228</text:p>
          </table:table-cell>
          <table:table-cell table:formula="of:=90*[.E2156]" office:value-type="float" office:value="20520" calcext:value-type="float">
            <text:p>20520</text:p>
          </table:table-cell>
          <table:table-cell table:formula="of:=[.C2156]/294" office:value-type="float" office:value="5.64115646258503" calcext:value-type="float">
            <text:p>5,64115646258503</text:p>
          </table:table-cell>
          <table:table-cell table:formula="of:=[.D2156]/294" office:value-type="float" office:value="7.86904761904762" calcext:value-type="float">
            <text:p>7,86904761904762</text:p>
          </table:table-cell>
          <table:table-cell/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office:value-type="float" office:value="1322.5" calcext:value-type="float">
            <text:p>1 322,50</text:p>
          </table:table-cell>
          <table:table-cell office:value-type="float" office:value="2509.5" calcext:value-type="float">
            <text:p>2 509,50</text:p>
          </table:table-cell>
          <table:table-cell office:value-type="float" office:value="228" calcext:value-type="float">
            <text:p>228</text:p>
          </table:table-cell>
          <table:table-cell table:formula="of:=90*[.E2157]" office:value-type="float" office:value="20520" calcext:value-type="float">
            <text:p>20520</text:p>
          </table:table-cell>
          <table:table-cell table:formula="of:=[.C2157]/294" office:value-type="float" office:value="4.49829931972789" calcext:value-type="float">
            <text:p>4,49829931972789</text:p>
          </table:table-cell>
          <table:table-cell table:formula="of:=[.D2157]/294" office:value-type="float" office:value="8.53571428571429" calcext:value-type="float">
            <text:p>8,53571428571429</text:p>
          </table:table-cell>
          <table:table-cell/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office:value-type="float" office:value="1230.5" calcext:value-type="float">
            <text:p>1 230,50</text:p>
          </table:table-cell>
          <table:table-cell office:value-type="float" office:value="2589.5" calcext:value-type="float">
            <text:p>2 589,50</text:p>
          </table:table-cell>
          <table:table-cell office:value-type="float" office:value="228" calcext:value-type="float">
            <text:p>228</text:p>
          </table:table-cell>
          <table:table-cell table:formula="of:=90*[.E2158]" office:value-type="float" office:value="20520" calcext:value-type="float">
            <text:p>20520</text:p>
          </table:table-cell>
          <table:table-cell table:formula="of:=[.C2158]/294" office:value-type="float" office:value="4.18537414965986" calcext:value-type="float">
            <text:p>4,18537414965986</text:p>
          </table:table-cell>
          <table:table-cell table:formula="of:=[.D2158]/294" office:value-type="float" office:value="8.8078231292517" calcext:value-type="float">
            <text:p>8,8078231292517</text:p>
          </table:table-cell>
          <table:table-cell/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float" office:value="1178.5" calcext:value-type="float">
            <text:p>1 178,50</text:p>
          </table:table-cell>
          <table:table-cell office:value-type="float" office:value="2691.5" calcext:value-type="float">
            <text:p>2 691,50</text:p>
          </table:table-cell>
          <table:table-cell office:value-type="float" office:value="228" calcext:value-type="float">
            <text:p>228</text:p>
          </table:table-cell>
          <table:table-cell table:formula="of:=90*[.E2159]" office:value-type="float" office:value="20520" calcext:value-type="float">
            <text:p>20520</text:p>
          </table:table-cell>
          <table:table-cell table:formula="of:=[.C2159]/294" office:value-type="float" office:value="4.00850340136054" calcext:value-type="float">
            <text:p>4,00850340136054</text:p>
          </table:table-cell>
          <table:table-cell table:formula="of:=[.D2159]/294" office:value-type="float" office:value="9.15476190476191" calcext:value-type="float">
            <text:p>9,15476190476191</text:p>
          </table:table-cell>
          <table:table-cell/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float" office:value="1168.5" calcext:value-type="float">
            <text:p>1 168,50</text:p>
          </table:table-cell>
          <table:table-cell office:value-type="float" office:value="2819.5" calcext:value-type="float">
            <text:p>2 819,50</text:p>
          </table:table-cell>
          <table:table-cell office:value-type="float" office:value="228" calcext:value-type="float">
            <text:p>228</text:p>
          </table:table-cell>
          <table:table-cell table:formula="of:=90*[.E2160]" office:value-type="float" office:value="20520" calcext:value-type="float">
            <text:p>20520</text:p>
          </table:table-cell>
          <table:table-cell table:formula="of:=[.C2160]/294" office:value-type="float" office:value="3.97448979591837" calcext:value-type="float">
            <text:p>3,97448979591837</text:p>
          </table:table-cell>
          <table:table-cell table:formula="of:=[.D2160]/294" office:value-type="float" office:value="9.59013605442177" calcext:value-type="float">
            <text:p>9,59013605442177</text:p>
          </table:table-cell>
          <table:table-cell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1178.5" calcext:value-type="float">
            <text:p>1 178,50</text:p>
          </table:table-cell>
          <table:table-cell office:value-type="float" office:value="2939.5" calcext:value-type="float">
            <text:p>2 939,50</text:p>
          </table:table-cell>
          <table:table-cell office:value-type="float" office:value="228" calcext:value-type="float">
            <text:p>228</text:p>
          </table:table-cell>
          <table:table-cell table:formula="of:=90*[.E2161]" office:value-type="float" office:value="20520" calcext:value-type="float">
            <text:p>20520</text:p>
          </table:table-cell>
          <table:table-cell table:formula="of:=[.C2161]/294" office:value-type="float" office:value="4.00850340136054" calcext:value-type="float">
            <text:p>4,00850340136054</text:p>
          </table:table-cell>
          <table:table-cell table:formula="of:=[.D2161]/294" office:value-type="float" office:value="9.99829931972789" calcext:value-type="float">
            <text:p>9,99829931972789</text:p>
          </table:table-cell>
          <table:table-cell/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1176.5" calcext:value-type="float">
            <text:p>1 176,50</text:p>
          </table:table-cell>
          <table:table-cell office:value-type="float" office:value="3045.5" calcext:value-type="float">
            <text:p>3 045,50</text:p>
          </table:table-cell>
          <table:table-cell office:value-type="float" office:value="228" calcext:value-type="float">
            <text:p>228</text:p>
          </table:table-cell>
          <table:table-cell table:formula="of:=90*[.E2162]" office:value-type="float" office:value="20520" calcext:value-type="float">
            <text:p>20520</text:p>
          </table:table-cell>
          <table:table-cell table:formula="of:=[.C2162]/294" office:value-type="float" office:value="4.00170068027211" calcext:value-type="float">
            <text:p>4,00170068027211</text:p>
          </table:table-cell>
          <table:table-cell table:formula="of:=[.D2162]/294" office:value-type="float" office:value="10.358843537415" calcext:value-type="float">
            <text:p>10,358843537415</text:p>
          </table:table-cell>
          <table:table-cell/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float" office:value="1070.5" calcext:value-type="float">
            <text:p>1 070,50</text:p>
          </table:table-cell>
          <table:table-cell office:value-type="float" office:value="3115.5" calcext:value-type="float">
            <text:p>3 115,50</text:p>
          </table:table-cell>
          <table:table-cell office:value-type="float" office:value="228" calcext:value-type="float">
            <text:p>228</text:p>
          </table:table-cell>
          <table:table-cell table:formula="of:=90*[.E2163]" office:value-type="float" office:value="20520" calcext:value-type="float">
            <text:p>20520</text:p>
          </table:table-cell>
          <table:table-cell table:formula="of:=[.C2163]/294" office:value-type="float" office:value="3.64115646258503" calcext:value-type="float">
            <text:p>3,64115646258503</text:p>
          </table:table-cell>
          <table:table-cell table:formula="of:=[.D2163]/294" office:value-type="float" office:value="10.5969387755102" calcext:value-type="float">
            <text:p>10,5969387755102</text:p>
          </table:table-cell>
          <table:table-cell/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 office:value-type="float" office:value="1648.5" calcext:value-type="float">
            <text:p>1 648,50</text:p>
          </table:table-cell>
          <table:table-cell office:value-type="float" office:value="2241.5" calcext:value-type="float">
            <text:p>2 241,50</text:p>
          </table:table-cell>
          <table:table-cell office:value-type="float" office:value="237" calcext:value-type="float">
            <text:p>237</text:p>
          </table:table-cell>
          <table:table-cell table:formula="of:=90*[.E2164]" office:value-type="float" office:value="21330" calcext:value-type="float">
            <text:p>21330</text:p>
          </table:table-cell>
          <table:table-cell table:formula="of:=[.C2164]/294" office:value-type="float" office:value="5.60714285714286" calcext:value-type="float">
            <text:p>5,60714285714286</text:p>
          </table:table-cell>
          <table:table-cell table:formula="of:=[.D2164]/294" office:value-type="float" office:value="7.62414965986395" calcext:value-type="float">
            <text:p>7,62414965986395</text:p>
          </table:table-cell>
          <table:table-cell/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office:value-type="float" office:value="1674.5" calcext:value-type="float">
            <text:p>1 674,50</text:p>
          </table:table-cell>
          <table:table-cell office:value-type="float" office:value="2385.5" calcext:value-type="float">
            <text:p>2 385,50</text:p>
          </table:table-cell>
          <table:table-cell office:value-type="float" office:value="237" calcext:value-type="float">
            <text:p>237</text:p>
          </table:table-cell>
          <table:table-cell table:formula="of:=90*[.E2165]" office:value-type="float" office:value="21330" calcext:value-type="float">
            <text:p>21330</text:p>
          </table:table-cell>
          <table:table-cell table:formula="of:=[.C2165]/294" office:value-type="float" office:value="5.69557823129252" calcext:value-type="float">
            <text:p>5,69557823129252</text:p>
          </table:table-cell>
          <table:table-cell table:formula="of:=[.D2165]/294" office:value-type="float" office:value="8.11394557823129" calcext:value-type="float">
            <text:p>8,11394557823129</text:p>
          </table:table-cell>
          <table:table-cell/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office:value-type="float" office:value="1712.5" calcext:value-type="float">
            <text:p>1 712,50</text:p>
          </table:table-cell>
          <table:table-cell office:value-type="float" office:value="2339.5" calcext:value-type="float">
            <text:p>2 339,50</text:p>
          </table:table-cell>
          <table:table-cell office:value-type="float" office:value="237" calcext:value-type="float">
            <text:p>237</text:p>
          </table:table-cell>
          <table:table-cell table:formula="of:=90*[.E2166]" office:value-type="float" office:value="21330" calcext:value-type="float">
            <text:p>21330</text:p>
          </table:table-cell>
          <table:table-cell table:formula="of:=[.C2166]/294" office:value-type="float" office:value="5.82482993197279" calcext:value-type="float">
            <text:p>5,82482993197279</text:p>
          </table:table-cell>
          <table:table-cell table:formula="of:=[.D2166]/294" office:value-type="float" office:value="7.95748299319728" calcext:value-type="float">
            <text:p>7,95748299319728</text:p>
          </table:table-cell>
          <table:table-cell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1792.5" calcext:value-type="float">
            <text:p>1 792,50</text:p>
          </table:table-cell>
          <table:table-cell office:value-type="float" office:value="2319.5" calcext:value-type="float">
            <text:p>2 319,50</text:p>
          </table:table-cell>
          <table:table-cell office:value-type="float" office:value="237" calcext:value-type="float">
            <text:p>237</text:p>
          </table:table-cell>
          <table:table-cell table:formula="of:=90*[.E2167]" office:value-type="float" office:value="21330" calcext:value-type="float">
            <text:p>21330</text:p>
          </table:table-cell>
          <table:table-cell table:formula="of:=[.C2167]/294" office:value-type="float" office:value="6.0969387755102" calcext:value-type="float">
            <text:p>6,0969387755102</text:p>
          </table:table-cell>
          <table:table-cell table:formula="of:=[.D2167]/294" office:value-type="float" office:value="7.88945578231293" calcext:value-type="float">
            <text:p>7,88945578231293</text:p>
          </table:table-cell>
          <table:table-cell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float" office:value="1840.5" calcext:value-type="float">
            <text:p>1 840,50</text:p>
          </table:table-cell>
          <table:table-cell office:value-type="float" office:value="2409.5" calcext:value-type="float">
            <text:p>2 409,50</text:p>
          </table:table-cell>
          <table:table-cell office:value-type="float" office:value="237" calcext:value-type="float">
            <text:p>237</text:p>
          </table:table-cell>
          <table:table-cell table:formula="of:=90*[.E2168]" office:value-type="float" office:value="21330" calcext:value-type="float">
            <text:p>21330</text:p>
          </table:table-cell>
          <table:table-cell table:formula="of:=[.C2168]/294" office:value-type="float" office:value="6.26020408163265" calcext:value-type="float">
            <text:p>6,26020408163265</text:p>
          </table:table-cell>
          <table:table-cell table:formula="of:=[.D2168]/294" office:value-type="float" office:value="8.19557823129252" calcext:value-type="float">
            <text:p>8,19557823129252</text:p>
          </table:table-cell>
          <table:table-cell/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office:value-type="float" office:value="1886.5" calcext:value-type="float">
            <text:p>1 886,50</text:p>
          </table:table-cell>
          <table:table-cell office:value-type="float" office:value="2479.5" calcext:value-type="float">
            <text:p>2 479,50</text:p>
          </table:table-cell>
          <table:table-cell office:value-type="float" office:value="237" calcext:value-type="float">
            <text:p>237</text:p>
          </table:table-cell>
          <table:table-cell table:formula="of:=90*[.E2169]" office:value-type="float" office:value="21330" calcext:value-type="float">
            <text:p>21330</text:p>
          </table:table-cell>
          <table:table-cell table:formula="of:=[.C2169]/294" office:value-type="float" office:value="6.41666666666667" calcext:value-type="float">
            <text:p>6,41666666666667</text:p>
          </table:table-cell>
          <table:table-cell table:formula="of:=[.D2169]/294" office:value-type="float" office:value="8.43367346938776" calcext:value-type="float">
            <text:p>8,43367346938776</text:p>
          </table:table-cell>
          <table:table-cell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1954.5" calcext:value-type="float">
            <text:p>1 954,50</text:p>
          </table:table-cell>
          <table:table-cell office:value-type="float" office:value="2543.5" calcext:value-type="float">
            <text:p>2 543,50</text:p>
          </table:table-cell>
          <table:table-cell office:value-type="float" office:value="237" calcext:value-type="float">
            <text:p>237</text:p>
          </table:table-cell>
          <table:table-cell table:formula="of:=90*[.E2170]" office:value-type="float" office:value="21330" calcext:value-type="float">
            <text:p>21330</text:p>
          </table:table-cell>
          <table:table-cell table:formula="of:=[.C2170]/294" office:value-type="float" office:value="6.64795918367347" calcext:value-type="float">
            <text:p>6,64795918367347</text:p>
          </table:table-cell>
          <table:table-cell table:formula="of:=[.D2170]/294" office:value-type="float" office:value="8.65136054421769" calcext:value-type="float">
            <text:p>8,65136054421769</text:p>
          </table:table-cell>
          <table:table-cell/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office:value-type="float" office:value="2000.5" calcext:value-type="float">
            <text:p>2 000,50</text:p>
          </table:table-cell>
          <table:table-cell office:value-type="float" office:value="2633.5" calcext:value-type="float">
            <text:p>2 633,50</text:p>
          </table:table-cell>
          <table:table-cell office:value-type="float" office:value="237" calcext:value-type="float">
            <text:p>237</text:p>
          </table:table-cell>
          <table:table-cell table:formula="of:=90*[.E2171]" office:value-type="float" office:value="21330" calcext:value-type="float">
            <text:p>21330</text:p>
          </table:table-cell>
          <table:table-cell table:formula="of:=[.C2171]/294" office:value-type="float" office:value="6.80442176870748" calcext:value-type="float">
            <text:p>6,80442176870748</text:p>
          </table:table-cell>
          <table:table-cell table:formula="of:=[.D2171]/294" office:value-type="float" office:value="8.95748299319728" calcext:value-type="float">
            <text:p>8,95748299319728</text:p>
          </table:table-cell>
          <table:table-cell/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office:value-type="float" office:value="2014.5" calcext:value-type="float">
            <text:p>2 014,50</text:p>
          </table:table-cell>
          <table:table-cell office:value-type="float" office:value="2711.5" calcext:value-type="float">
            <text:p>2 711,50</text:p>
          </table:table-cell>
          <table:table-cell office:value-type="float" office:value="237" calcext:value-type="float">
            <text:p>237</text:p>
          </table:table-cell>
          <table:table-cell table:formula="of:=90*[.E2172]" office:value-type="float" office:value="21330" calcext:value-type="float">
            <text:p>21330</text:p>
          </table:table-cell>
          <table:table-cell table:formula="of:=[.C2172]/294" office:value-type="float" office:value="6.85204081632653" calcext:value-type="float">
            <text:p>6,85204081632653</text:p>
          </table:table-cell>
          <table:table-cell table:formula="of:=[.D2172]/294" office:value-type="float" office:value="9.22278911564626" calcext:value-type="float">
            <text:p>9,22278911564626</text:p>
          </table:table-cell>
          <table:table-cell/>
        </table:table-row>
        <table:table-row table:style-name="ro1">
          <table:table-cell/>
          <table:table-cell office:value-type="float" office:value="2172" calcext:value-type="float">
            <text:p>2172</text:p>
          </table:table-cell>
          <table:table-cell office:value-type="float" office:value="1950.5" calcext:value-type="float">
            <text:p>1 950,50</text:p>
          </table:table-cell>
          <table:table-cell office:value-type="float" office:value="2781.5" calcext:value-type="float">
            <text:p>2 781,50</text:p>
          </table:table-cell>
          <table:table-cell office:value-type="float" office:value="237" calcext:value-type="float">
            <text:p>237</text:p>
          </table:table-cell>
          <table:table-cell table:formula="of:=90*[.E2173]" office:value-type="float" office:value="21330" calcext:value-type="float">
            <text:p>21330</text:p>
          </table:table-cell>
          <table:table-cell table:formula="of:=[.C2173]/294" office:value-type="float" office:value="6.6343537414966" calcext:value-type="float">
            <text:p>6,6343537414966</text:p>
          </table:table-cell>
          <table:table-cell table:formula="of:=[.D2173]/294" office:value-type="float" office:value="9.4608843537415" calcext:value-type="float">
            <text:p>9,4608843537415</text:p>
          </table:table-cell>
          <table:table-cell/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office:value-type="float" office:value="1908.5" calcext:value-type="float">
            <text:p>1 908,50</text:p>
          </table:table-cell>
          <table:table-cell office:value-type="float" office:value="2873.5" calcext:value-type="float">
            <text:p>2 873,50</text:p>
          </table:table-cell>
          <table:table-cell office:value-type="float" office:value="237" calcext:value-type="float">
            <text:p>237</text:p>
          </table:table-cell>
          <table:table-cell table:formula="of:=90*[.E2174]" office:value-type="float" office:value="21330" calcext:value-type="float">
            <text:p>21330</text:p>
          </table:table-cell>
          <table:table-cell table:formula="of:=[.C2174]/294" office:value-type="float" office:value="6.49149659863946" calcext:value-type="float">
            <text:p>6,49149659863946</text:p>
          </table:table-cell>
          <table:table-cell table:formula="of:=[.D2174]/294" office:value-type="float" office:value="9.77380952380952" calcext:value-type="float">
            <text:p>9,77380952380952</text:p>
          </table:table-cell>
          <table:table-cell/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 office:value-type="float" office:value="1834.5" calcext:value-type="float">
            <text:p>1 834,50</text:p>
          </table:table-cell>
          <table:table-cell office:value-type="float" office:value="2963.5" calcext:value-type="float">
            <text:p>2 963,50</text:p>
          </table:table-cell>
          <table:table-cell office:value-type="float" office:value="237" calcext:value-type="float">
            <text:p>237</text:p>
          </table:table-cell>
          <table:table-cell table:formula="of:=90*[.E2175]" office:value-type="float" office:value="21330" calcext:value-type="float">
            <text:p>21330</text:p>
          </table:table-cell>
          <table:table-cell table:formula="of:=[.C2175]/294" office:value-type="float" office:value="6.23979591836735" calcext:value-type="float">
            <text:p>6,23979591836735</text:p>
          </table:table-cell>
          <table:table-cell table:formula="of:=[.D2175]/294" office:value-type="float" office:value="10.0799319727891" calcext:value-type="float">
            <text:p>10,0799319727891</text:p>
          </table:table-cell>
          <table:table-cell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1768.5" calcext:value-type="float">
            <text:p>1 768,50</text:p>
          </table:table-cell>
          <table:table-cell office:value-type="float" office:value="3101.5" calcext:value-type="float">
            <text:p>3 101,50</text:p>
          </table:table-cell>
          <table:table-cell office:value-type="float" office:value="237" calcext:value-type="float">
            <text:p>237</text:p>
          </table:table-cell>
          <table:table-cell table:formula="of:=90*[.E2176]" office:value-type="float" office:value="21330" calcext:value-type="float">
            <text:p>21330</text:p>
          </table:table-cell>
          <table:table-cell table:formula="of:=[.C2176]/294" office:value-type="float" office:value="6.01530612244898" calcext:value-type="float">
            <text:p>6,01530612244898</text:p>
          </table:table-cell>
          <table:table-cell table:formula="of:=[.D2176]/294" office:value-type="float" office:value="10.5493197278912" calcext:value-type="float">
            <text:p>10,5493197278912</text:p>
          </table:table-cell>
          <table:table-cell/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office:value-type="float" office:value="1740.5" calcext:value-type="float">
            <text:p>1 740,50</text:p>
          </table:table-cell>
          <table:table-cell office:value-type="float" office:value="3177.5" calcext:value-type="float">
            <text:p>3 177,50</text:p>
          </table:table-cell>
          <table:table-cell office:value-type="float" office:value="237" calcext:value-type="float">
            <text:p>237</text:p>
          </table:table-cell>
          <table:table-cell table:formula="of:=90*[.E2177]" office:value-type="float" office:value="21330" calcext:value-type="float">
            <text:p>21330</text:p>
          </table:table-cell>
          <table:table-cell table:formula="of:=[.C2177]/294" office:value-type="float" office:value="5.92006802721089" calcext:value-type="float">
            <text:p>5,92006802721089</text:p>
          </table:table-cell>
          <table:table-cell table:formula="of:=[.D2177]/294" office:value-type="float" office:value="10.8078231292517" calcext:value-type="float">
            <text:p>10,8078231292517</text:p>
          </table:table-cell>
          <table:table-cell/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office:value-type="float" office:value="1740.5" calcext:value-type="float">
            <text:p>1 740,50</text:p>
          </table:table-cell>
          <table:table-cell office:value-type="float" office:value="3235.5" calcext:value-type="float">
            <text:p>3 235,50</text:p>
          </table:table-cell>
          <table:table-cell office:value-type="float" office:value="237" calcext:value-type="float">
            <text:p>237</text:p>
          </table:table-cell>
          <table:table-cell table:formula="of:=90*[.E2178]" office:value-type="float" office:value="21330" calcext:value-type="float">
            <text:p>21330</text:p>
          </table:table-cell>
          <table:table-cell table:formula="of:=[.C2178]/294" office:value-type="float" office:value="5.92006802721089" calcext:value-type="float">
            <text:p>5,92006802721089</text:p>
          </table:table-cell>
          <table:table-cell table:formula="of:=[.D2178]/294" office:value-type="float" office:value="11.0051020408163" calcext:value-type="float">
            <text:p>11,0051020408163</text:p>
          </table:table-cell>
          <table:table-cell/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office:value-type="float" office:value="1314.5" calcext:value-type="float">
            <text:p>1 314,50</text:p>
          </table:table-cell>
          <table:table-cell office:value-type="float" office:value="2495.5" calcext:value-type="float">
            <text:p>2 495,50</text:p>
          </table:table-cell>
          <table:table-cell office:value-type="float" office:value="237" calcext:value-type="float">
            <text:p>237</text:p>
          </table:table-cell>
          <table:table-cell table:formula="of:=90*[.E2179]" office:value-type="float" office:value="21330" calcext:value-type="float">
            <text:p>21330</text:p>
          </table:table-cell>
          <table:table-cell table:formula="of:=[.C2179]/294" office:value-type="float" office:value="4.47108843537415" calcext:value-type="float">
            <text:p>4,47108843537415</text:p>
          </table:table-cell>
          <table:table-cell table:formula="of:=[.D2179]/294" office:value-type="float" office:value="8.48809523809524" calcext:value-type="float">
            <text:p>8,48809523809524</text:p>
          </table:table-cell>
          <table:table-cell/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office:value-type="float" office:value="1212.5" calcext:value-type="float">
            <text:p>1 212,50</text:p>
          </table:table-cell>
          <table:table-cell office:value-type="float" office:value="2575.5" calcext:value-type="float">
            <text:p>2 575,50</text:p>
          </table:table-cell>
          <table:table-cell office:value-type="float" office:value="237" calcext:value-type="float">
            <text:p>237</text:p>
          </table:table-cell>
          <table:table-cell table:formula="of:=90*[.E2180]" office:value-type="float" office:value="21330" calcext:value-type="float">
            <text:p>21330</text:p>
          </table:table-cell>
          <table:table-cell table:formula="of:=[.C2180]/294" office:value-type="float" office:value="4.12414965986395" calcext:value-type="float">
            <text:p>4,12414965986395</text:p>
          </table:table-cell>
          <table:table-cell table:formula="of:=[.D2180]/294" office:value-type="float" office:value="8.76020408163265" calcext:value-type="float">
            <text:p>8,76020408163265</text:p>
          </table:table-cell>
          <table:table-cell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1168.5" calcext:value-type="float">
            <text:p>1 168,50</text:p>
          </table:table-cell>
          <table:table-cell office:value-type="float" office:value="2687.5" calcext:value-type="float">
            <text:p>2 687,50</text:p>
          </table:table-cell>
          <table:table-cell office:value-type="float" office:value="237" calcext:value-type="float">
            <text:p>237</text:p>
          </table:table-cell>
          <table:table-cell table:formula="of:=90*[.E2181]" office:value-type="float" office:value="21330" calcext:value-type="float">
            <text:p>21330</text:p>
          </table:table-cell>
          <table:table-cell table:formula="of:=[.C2181]/294" office:value-type="float" office:value="3.97448979591837" calcext:value-type="float">
            <text:p>3,97448979591837</text:p>
          </table:table-cell>
          <table:table-cell table:formula="of:=[.D2181]/294" office:value-type="float" office:value="9.14115646258503" calcext:value-type="float">
            <text:p>9,14115646258503</text:p>
          </table:table-cell>
          <table:table-cell/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float" office:value="1160.5" calcext:value-type="float">
            <text:p>1 160,50</text:p>
          </table:table-cell>
          <table:table-cell office:value-type="float" office:value="2797.5" calcext:value-type="float">
            <text:p>2 797,50</text:p>
          </table:table-cell>
          <table:table-cell office:value-type="float" office:value="237" calcext:value-type="float">
            <text:p>237</text:p>
          </table:table-cell>
          <table:table-cell table:formula="of:=90*[.E2182]" office:value-type="float" office:value="21330" calcext:value-type="float">
            <text:p>21330</text:p>
          </table:table-cell>
          <table:table-cell table:formula="of:=[.C2182]/294" office:value-type="float" office:value="3.94727891156463" calcext:value-type="float">
            <text:p>3,94727891156463</text:p>
          </table:table-cell>
          <table:table-cell table:formula="of:=[.D2182]/294" office:value-type="float" office:value="9.51530612244898" calcext:value-type="float">
            <text:p>9,51530612244898</text:p>
          </table:table-cell>
          <table:table-cell/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office:value-type="float" office:value="1150.5" calcext:value-type="float">
            <text:p>1 150,50</text:p>
          </table:table-cell>
          <table:table-cell office:value-type="float" office:value="2881.5" calcext:value-type="float">
            <text:p>2 881,50</text:p>
          </table:table-cell>
          <table:table-cell office:value-type="float" office:value="237" calcext:value-type="float">
            <text:p>237</text:p>
          </table:table-cell>
          <table:table-cell table:formula="of:=90*[.E2183]" office:value-type="float" office:value="21330" calcext:value-type="float">
            <text:p>21330</text:p>
          </table:table-cell>
          <table:table-cell table:formula="of:=[.C2183]/294" office:value-type="float" office:value="3.91326530612245" calcext:value-type="float">
            <text:p>3,91326530612245</text:p>
          </table:table-cell>
          <table:table-cell table:formula="of:=[.D2183]/294" office:value-type="float" office:value="9.80102040816327" calcext:value-type="float">
            <text:p>9,80102040816327</text:p>
          </table:table-cell>
          <table:table-cell/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float" office:value="1152.5" calcext:value-type="float">
            <text:p>1 152,50</text:p>
          </table:table-cell>
          <table:table-cell office:value-type="float" office:value="2985.5" calcext:value-type="float">
            <text:p>2 985,50</text:p>
          </table:table-cell>
          <table:table-cell office:value-type="float" office:value="237" calcext:value-type="float">
            <text:p>237</text:p>
          </table:table-cell>
          <table:table-cell table:formula="of:=90*[.E2184]" office:value-type="float" office:value="21330" calcext:value-type="float">
            <text:p>21330</text:p>
          </table:table-cell>
          <table:table-cell table:formula="of:=[.C2184]/294" office:value-type="float" office:value="3.92006802721088" calcext:value-type="float">
            <text:p>3,92006802721088</text:p>
          </table:table-cell>
          <table:table-cell table:formula="of:=[.D2184]/294" office:value-type="float" office:value="10.1547619047619" calcext:value-type="float">
            <text:p>10,1547619047619</text:p>
          </table:table-cell>
          <table:table-cell/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office:value-type="float" office:value="1130.5" calcext:value-type="float">
            <text:p>1 130,50</text:p>
          </table:table-cell>
          <table:table-cell office:value-type="float" office:value="3075.5" calcext:value-type="float">
            <text:p>3 075,50</text:p>
          </table:table-cell>
          <table:table-cell office:value-type="float" office:value="237" calcext:value-type="float">
            <text:p>237</text:p>
          </table:table-cell>
          <table:table-cell table:formula="of:=90*[.E2185]" office:value-type="float" office:value="21330" calcext:value-type="float">
            <text:p>21330</text:p>
          </table:table-cell>
          <table:table-cell table:formula="of:=[.C2185]/294" office:value-type="float" office:value="3.8452380952381" calcext:value-type="float">
            <text:p>3,8452380952381</text:p>
          </table:table-cell>
          <table:table-cell table:formula="of:=[.D2185]/294" office:value-type="float" office:value="10.4608843537415" calcext:value-type="float">
            <text:p>10,4608843537415</text:p>
          </table:table-cell>
          <table:table-cell/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float" office:value="1064.5" calcext:value-type="float">
            <text:p>1 064,50</text:p>
          </table:table-cell>
          <table:table-cell office:value-type="float" office:value="3147.5" calcext:value-type="float">
            <text:p>3 147,50</text:p>
          </table:table-cell>
          <table:table-cell office:value-type="float" office:value="237" calcext:value-type="float">
            <text:p>237</text:p>
          </table:table-cell>
          <table:table-cell table:formula="of:=90*[.E2186]" office:value-type="float" office:value="21330" calcext:value-type="float">
            <text:p>21330</text:p>
          </table:table-cell>
          <table:table-cell table:formula="of:=[.C2186]/294" office:value-type="float" office:value="3.62074829931973" calcext:value-type="float">
            <text:p>3,62074829931973</text:p>
          </table:table-cell>
          <table:table-cell table:formula="of:=[.D2186]/294" office:value-type="float" office:value="10.7057823129252" calcext:value-type="float">
            <text:p>10,7057823129252</text:p>
          </table:table-cell>
          <table:table-cell/>
        </table:table-row>
        <table:table-row table:style-name="ro1">
          <table:table-cell/>
          <table:table-cell office:value-type="float" office:value="2186" calcext:value-type="float">
            <text:p>2186</text:p>
          </table:table-cell>
          <table:table-cell office:value-type="float" office:value="1068.5" calcext:value-type="float">
            <text:p>1 068,50</text:p>
          </table:table-cell>
          <table:table-cell office:value-type="float" office:value="3203.5" calcext:value-type="float">
            <text:p>3 203,50</text:p>
          </table:table-cell>
          <table:table-cell office:value-type="float" office:value="237" calcext:value-type="float">
            <text:p>237</text:p>
          </table:table-cell>
          <table:table-cell table:formula="of:=90*[.E2187]" office:value-type="float" office:value="21330" calcext:value-type="float">
            <text:p>21330</text:p>
          </table:table-cell>
          <table:table-cell table:formula="of:=[.C2187]/294" office:value-type="float" office:value="3.6343537414966" calcext:value-type="float">
            <text:p>3,6343537414966</text:p>
          </table:table-cell>
          <table:table-cell table:formula="of:=[.D2187]/294" office:value-type="float" office:value="10.8962585034014" calcext:value-type="float">
            <text:p>10,8962585034014</text:p>
          </table:table-cell>
          <table:table-cell/>
        </table:table-row>
        <table:table-row table:style-name="ro1" table:number-rows-repeated="104638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20:31:34.2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7T10:10:31.615000000</meta:creation-date>
    <dc:date>2025-06-14T20:32:10.847000000</dc:date>
    <meta:editing-duration>PT2H8M8S</meta:editing-duration>
    <meta:editing-cycles>6</meta:editing-cycles>
    <meta:generator>LibreOffice/24.8.6.2$Windows_X86_64 LibreOffice_project/6d98ba145e9a8a39fc57bcc76981d1fb1316c60c</meta:generator>
    <meta:document-statistic meta:table-count="1" meta:cell-count="15320" meta:object-count="0"/>
  </office:meta>
</office:document-meta>
</file>